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wiss" style:font-pitch="variable"/>
    <style:font-face style:name="F1" svg:font-family="" style:font-family-generic="roman" style:font-pitch="variable"/>
    <style:font-face style:name="Fira Sans Condensed" svg:font-family="'Fira Sans Condensed'"/>
    <style:font-face style:name="IBM Plex Mono SemiBold" svg:font-family="'IBM Plex Mono SemiBold'"/>
    <style:font-face style:name="IBM Plex Sans Condensed" svg:font-family="'IBM Plex Sans Condensed'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Medium2" svg:font-family="'IBM Plex Sans Condensed Medium'"/>
    <style:font-face style:name="IBM Plex Sans Condensed1" svg:font-family="'IBM Plex Sans Condensed'" style:font-family-generic="swiss"/>
    <style:font-face style:name="IBM Plex Sans Condensed2" svg:font-family="'IBM Plex Sans Condensed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2.041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2.068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8854in" fo:break-before="auto" style:use-optimal-row-height="false"/>
    </style:style>
    <style:style style:name="ro5" style:family="table-row">
      <style:table-row-properties style:row-height="0.7126in" fo:break-before="auto" style:use-optimal-row-height="false"/>
    </style:style>
    <style:style style:name="ro6" style:family="table-row">
      <style:table-row-properties style:row-height="0.348in" fo:break-before="auto" style:use-optimal-row-height="false"/>
    </style:style>
    <style:style style:name="ro7" style:family="table-row">
      <style:table-row-properties style:row-height="0.1839in" fo:break-before="auto" style:use-optimal-row-height="false"/>
    </style:style>
    <style:style style:name="ro8" style:family="table-row">
      <style:table-row-properties style:row-height="0.3299in" fo:break-before="auto" style:use-optimal-row-height="false"/>
    </style:style>
    <style:style style:name="ro9" style:family="table-row">
      <style:table-row-properties style:row-height="0.6083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ro12" style:family="table-row">
      <style:table-row-properties style:row-height="0.3126in" fo:break-before="auto" style:use-optimal-row-height="false"/>
    </style:style>
    <style:style style:name="ro13" style:family="table-row">
      <style:table-row-properties style:row-height="0.2165in" fo:break-before="auto" style:use-optimal-row-height="false"/>
    </style:style>
    <style:style style:name="ro14" style:family="table-row">
      <style:table-row-properties style:row-height="0.2957in" fo:break-before="auto" style:use-optimal-row-height="false"/>
    </style:style>
    <style:style style:name="ro15" style:family="table-row">
      <style:table-row-properties style:row-height="0.278in" fo:break-before="auto" style:use-optimal-row-height="false"/>
    </style:style>
    <style:style style:name="ro16" style:family="table-row">
      <style:table-row-properties style:row-height="0.4772in" fo:break-before="auto" style:use-optimal-row-height="false"/>
    </style:style>
    <style:style style:name="ro17" style:family="table-row">
      <style:table-row-properties style:row-height="0.2244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4339in" fo:break-before="auto" style:use-optimal-row-height="false"/>
    </style:style>
    <style:style style:name="ro20" style:family="table-row">
      <style:table-row-properties style:row-height="0.4075in" fo:break-before="auto" style:use-optimal-row-height="false"/>
    </style:style>
    <style:style style:name="ro21" style:family="table-row">
      <style:table-row-properties style:row-height="0.2256in" fo:break-before="auto" style:use-optimal-row-height="false"/>
    </style:style>
    <style:style style:name="ro22" style:family="table-row">
      <style:table-row-properties style:row-height="0.5902in" fo:break-before="auto" style:use-optimal-row-height="false"/>
    </style:style>
    <style:style style:name="ro23" style:family="table-row">
      <style:table-row-properties style:row-height="0.3035in" fo:break-before="auto" style:use-optimal-row-height="false"/>
    </style:style>
    <style:style style:name="ro24" style:family="table-row">
      <style:table-row-properties style:row-height="2.9772in" fo:break-before="auto" style:use-optimal-row-height="false"/>
    </style:style>
    <style:style style:name="ro25" style:family="table-row">
      <style:table-row-properties style:row-height="0.4in" fo:break-before="auto" style:use-optimal-row-height="false"/>
    </style:style>
    <style:style style:name="ro26" style:family="table-row">
      <style:table-row-properties style:row-height="1.2583in" fo:break-before="auto" style:use-optimal-row-height="false"/>
    </style:style>
    <style:style style:name="ro27" style:family="table-row">
      <style:table-row-properties style:row-height="1.5457in" fo:break-before="auto" style:use-optimal-row-height="false"/>
    </style:style>
    <style:style style:name="ro28" style:family="table-row">
      <style:table-row-properties style:row-height="3.4118in" fo:break-before="auto" style:use-optimal-row-height="false"/>
    </style:style>
    <style:style style:name="ro29" style:family="table-row">
      <style:table-row-properties style:row-height="2.8209in" fo:break-before="auto" style:use-optimal-row-height="false"/>
    </style:style>
    <style:style style:name="ro30" style:family="table-row">
      <style:table-row-properties style:row-height="0.6945in" fo:break-before="auto" style:use-optimal-row-height="false"/>
    </style:style>
    <style:style style:name="ro31" style:family="table-row">
      <style:table-row-properties style:row-height="0.2075in" fo:break-before="auto" style:use-optimal-row-height="fals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0.3126in" fo:break-before="auto" style:use-optimal-row-height="true"/>
    </style:style>
    <style:style style:name="ro34" style:family="table-row">
      <style:table-row-properties style:row-height="0.5264in" fo:break-before="auto" style:use-optimal-row-height="false"/>
    </style:style>
    <style:style style:name="ro35" style:family="table-row">
      <style:table-row-properties style:row-height="0.4772in" fo:break-before="auto" style:use-optimal-row-height="true"/>
    </style:style>
    <style:style style:name="ro36" style:family="table-row">
      <style:table-row-properties style:row-height="0.2138in" fo:break-before="auto" style:use-optimal-row-height="false"/>
    </style:style>
    <style:style style:name="ro37" style:family="table-row">
      <style:table-row-properties style:row-height="0.1827in" fo:break-before="auto" style:use-optimal-row-height="false"/>
    </style:style>
    <style:style style:name="ro38" style:family="table-row">
      <style:table-row-properties style:row-height="0.6075in" fo:break-before="auto" style:use-optimal-row-height="true"/>
    </style:style>
    <style:style style:name="ro39" style:family="table-row">
      <style:table-row-properties style:row-height="0.3839in" fo:break-before="auto" style:use-optimal-row-height="true"/>
    </style:style>
    <style:style style:name="ro40" style:family="table-row">
      <style:table-row-properties style:row-height="0.4689in" fo:break-before="auto" style:use-optimal-row-height="true"/>
    </style:style>
    <style:style style:name="ro41" style:family="table-row">
      <style:table-row-properties style:row-height="0.7547in" fo:break-before="auto" style:use-optimal-row-height="true"/>
    </style:style>
    <style:style style:name="ro42" style:family="table-row">
      <style:table-row-properties style:row-height="0.4598in" fo:break-before="auto" style:use-optimal-row-height="true"/>
    </style:style>
    <style:style style:name="ro43" style:family="table-row">
      <style:table-row-properties style:row-height="0.78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fo:font-size="6pt" style:font-size-asian="6pt" style:font-size-complex="6pt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fo:font-size="6pt" style:font-size-asian="6pt" style:font-size-complex="6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fo:font-size="6pt" style:font-size-asian="6pt" style:font-size-complex="6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6pt" style:font-size-asian="6pt" style:font-size-complex="6pt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4165in"/>
      <style:text-properties fo:font-size="6pt" style:font-size-asian="6pt" style:font-size-complex="6pt"/>
    </style:style>
    <style:style style:name="ce29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5563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ce28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ce23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8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7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7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8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7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27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28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ce26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1.8071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5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2.0846in"/>
      <style:text-properties style:font-name="Times New Roman1" fo:font-size="11p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2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4165in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9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80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1.8071in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9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8339in"/>
      <style:text-properties style:font-name="Times New Roman1" fo:font-size="11p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8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8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1118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8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8339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9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9728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37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91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73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9728in"/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75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9728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6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3898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404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middle"/>
      <style:paragraph-properties fo:text-align="end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405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top"/>
      <style:paragraph-properties fo:text-align="end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7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1.2508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6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9728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6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2508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41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4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ce42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ce252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middle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41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middle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43" style:family="table-cell" style:parent-style-name="Default" style:data-style-name="N123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top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ce229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top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26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top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3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38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middle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35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automatic"/>
      <style:paragraph-properties fo:text-align="end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23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top"/>
      <style:paragraph-properties fo:text-align="end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21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278in" fo:padding-top="0.0138in" style:shrink-to-fit="true" style:vertical-align="middle"/>
      <style:paragraph-properties fo:text-align="end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81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5563in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97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45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6953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8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92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90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74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76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5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6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5563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6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6953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6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5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6953in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ce253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4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5563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46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5563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3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3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50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3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4165in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ce22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</style:style>
    <style:style style:name="ce43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color="#313131" style:font-name="Times New Roman1" fo:font-size="10pt" style:font-name-asian="Times New Roman1" style:font-size-asian="10pt" style:font-name-complex="Times New Roman1" style:font-size-complex="10pt"/>
    </style:style>
    <style:style style:name="ce4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fo:color="#313131" style:font-name="Times New Roman1" fo:font-weight="bold" style:font-name-asian="Times New Roman1" style:font-weight-asian="bold" style:font-name-complex="Times New Roman1" style:font-weight-complex="bold"/>
    </style:style>
    <style:style style:name="ce51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5283in"/>
      <style:text-properties fo:color="#313131" style:font-name="Times New Roman" style:font-name-asian="Times New Roman1" style:font-name-complex="Times New Roman1"/>
    </style:style>
    <style:style style:name="ce52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color="#313131" style:font-name="Times New Roman1" style:font-name-asian="Times New Roman1" style:font-name-complex="Times New Roman1"/>
    </style:style>
    <style:style style:name="ce4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fo:color="#313131" style:font-name="Times New Roman1" fo:font-weight="bold" style:font-name-asian="Times New Roman1" style:font-weight-asian="bold" style:font-name-complex="Times New Roman1" style:font-weight-complex="bold"/>
    </style:style>
    <style:style style:name="ce5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8071in"/>
      <style:text-properties fo:color="#313131" style:font-name="Times New Roman" style:font-name-asian="Times New Roman1" style:font-name-complex="Times New Roman1"/>
    </style:style>
    <style:style style:name="ce41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fo:color="#313131" style:font-name="Times New Roman" style:font-name-asian="Times New Roman1" style:font-name-complex="Times New Roman1"/>
    </style:style>
    <style:style style:name="ce41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2508in"/>
      <style:text-properties fo:color="#313131" style:font-name="Times New Roman1" fo:font-weight="bold" style:font-name-asian="Times New Roman1" style:font-weight-asian="bold" style:font-name-complex="Times New Roman1" style:font-weight-complex="bold"/>
    </style:style>
    <style:style style:name="ce39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color="#313131" style:font-name="Times New Roman1" fo:font-weight="bold" style:font-name-asian="Times New Roman1" style:font-weight-asian="bold" style:font-name-complex="Times New Roman1" style:font-weight-complex="bold"/>
    </style:style>
    <style:style style:name="ce38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color="#313131" style:font-name="Times New Roman" style:font-name-asian="Times New Roman1" style:font-name-complex="Times New Roman1"/>
    </style:style>
    <style:style style:name="ce39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fo:color="#313131" style:font-name="Times New Roman" style:font-name-asian="Times New Roman1" style:font-name-complex="Times New Roman1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9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8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color="#343434" style:font-name="Times New Roman1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5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2508in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57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5563in" fo:padding-top="0.0138in" style:vertical-align="top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2508in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5283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5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5563in" fo:padding-top="0.0138in" style:vertical-align="middle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250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3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383838" style:font-name="Times New Roman1" fo:font-size="12pt" style:font-name-asian="Times New Roman1" style:font-size-asian="12pt" style:font-name-complex="Times New Roman1" style:font-size-complex="12pt"/>
    </style:style>
    <style:style style:name="ce33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2.0846in"/>
      <style:text-properties fo:color="#383838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9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fo:color="#383838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9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59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528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color="#383838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0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42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color="#313131" style:font-name="Times New Roman1" fo:font-size="9pt" style:font-name-asian="Times New Roman1" style:font-size-asian="9pt" style:font-name-complex="Times New Roman1" style:font-size-complex="9pt"/>
    </style:style>
    <style:style style:name="ce605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0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1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1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15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313131" style:font-name="Times New Roman1" style:font-name-asian="Times New Roman1" style:font-name-complex="Times New Roman1"/>
    </style:style>
    <style:style style:name="ce389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color="#313131" fo:font-size="8pt" style:font-size-asian="8pt" style:font-size-complex="8pt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fo:color="#343434" fo:font-size="7pt" style:font-size-asian="7pt" style:font-size-complex="7pt"/>
    </style:style>
    <style:style style:name="ce37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111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972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892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972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972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5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fo:color="#343434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35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972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fo:color="#343434" style:font-name="Times New Roman1" fo:font-weight="bold" style:font-name-asian="Times New Roman1" style:font-weight-asian="bold" style:font-name-complex="Times New Roman1" style:font-weight-complex="bold"/>
    </style:style>
    <style:style style:name="ce34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fo:color="#343434" fo:font-size="8pt" style:font-size-asian="8pt" style:font-size-complex="8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</style:style>
    <style:style style:name="ce43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color="#313131" fo:font-size="9pt" style:font-size-asian="9pt" style:font-size-complex="9pt"/>
    </style:style>
    <style:style style:name="ce644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4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.139in" fo:padding-top="0.0138in" fo:border-right="none" style:shrink-to-fit="true" fo:border-top="non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5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.139in" fo:padding-top="0.0138in" fo:border-right="none" style:shrink-to-fit="true" fo:border-top="0.06pt solid #000000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655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41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color="#313131" fo:font-size="8pt" style:font-size-asian="8pt" style:font-size-complex="8pt"/>
    </style:style>
    <style:style style:name="ce368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1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60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6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46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37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68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2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0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29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83838" fo:font-size="8pt" style:font-size-asian="8pt" style:font-size-complex="8pt"/>
    </style:style>
    <style:style style:name="ce33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15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70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70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7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in"/>
    </style:style>
    <style:style style:name="ce320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139in"/>
      <style:text-properties fo:color="#383838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30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713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11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139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in"/>
      <style:text-properties fo:color="#383838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31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4b4b4b" style:font-name="Times New Roman1" fo:font-size="9pt" style:font-name-asian="Times New Roman1" style:font-size-asian="9pt" style:font-name-complex="Times New Roman1" style:font-size-complex="9pt"/>
    </style:style>
    <style:style style:name="ce42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color="#313131" style:font-name="Times New Roman1" fo:font-size="9pt" style:font-name-asian="Times New Roman1" style:font-size-asian="9pt" style:font-name-complex="Times New Roman1" style:font-size-complex="9pt"/>
    </style:style>
    <style:style style:name="ce43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.139in" fo:padding-top="0.0138in" fo:border-right="none" fo:border-top="0.06pt solid #000000" style:vertical-align="top"/>
      <style:paragraph-properties fo:text-align="end"/>
      <style:text-properties fo:color="#313131" style:font-name="Times New Roman1" style:text-underline-style="solid" style:text-underline-width="auto" style:text-underline-color="font-color" style:font-name-asian="Times New Roman1" style:font-name-complex="Times New Roman1"/>
    </style:style>
    <style:style style:name="ce419" style:family="table-cell" style:parent-style-name="Default" style:data-style-name="N126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313131" style:font-name="Times New Roman1" style:text-underline-style="solid" style:text-underline-width="auto" style:text-underline-color="font-color" style:font-name-asian="Times New Roman1" style:font-name-complex="Times New Roman1"/>
    </style:style>
    <style:style style:name="ce39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13131" style:font-name="Times New Roman1" style:text-underline-style="solid" style:text-underline-width="auto" style:text-underline-color="font-color" style:font-name-asian="Times New Roman1" style:font-name-complex="Times New Roman1"/>
    </style:style>
    <style:style style:name="ce72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8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8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6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73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6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278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73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4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color="#343434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fo:color="#343434" fo:font-size="8pt" style:font-size-asian="8pt" style:font-size-complex="8pt"/>
    </style:style>
    <style:style style:name="ce34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3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383838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74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31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556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75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1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4165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2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139in"/>
      <style:text-properties fo:color="#383838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3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27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8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43434" fo:font-size="8pt" style:font-size-asian="8pt" style:font-size-complex="8pt"/>
    </style:style>
    <style:style style:name="ce373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7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5563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5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fo:color="#343434" style:font-name="Times New Roman1" fo:font-size="12pt" style:font-name-asian="Times New Roman1" style:font-size-asian="12pt" style:font-name-complex="Times New Roman1" style:font-size-complex="12pt"/>
    </style:style>
    <style:style style:name="ce34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fo:color="#343434" fo:font-size="8pt" style:font-size-asian="8pt" style:font-size-complex="8pt"/>
    </style:style>
    <style:style style:name="ce42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13131" style:font-name="Times New Roman1" fo:font-size="9pt" style:font-name-asian="Times New Roman1" style:font-size-asian="9pt" style:font-name-complex="Times New Roman1" style:font-size-complex="9pt"/>
    </style:style>
    <style:style style:name="ce434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43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</style:style>
    <style:style style:name="ce4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13131" style:font-name="Times New Roman1" fo:font-size="9pt" style:font-name-asian="Times New Roman1" style:font-size-asian="9pt" style:font-name-complex="Times New Roman1" style:font-size-complex="9pt"/>
    </style:style>
    <style:style style:name="ce41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6681in"/>
      <style:text-properties fo:color="#313131" style:font-name="Times New Roman1" style:font-name-asian="Times New Roman1" style:font-name-complex="Times New Roman1"/>
    </style:style>
    <style:style style:name="ce41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8071in"/>
      <style:text-properties fo:color="#313131" style:font-name="Times New Roman1" style:font-name-asian="Times New Roman1" style:font-name-complex="Times New Roman1"/>
    </style:style>
    <style:style style:name="ce89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1.6681in"/>
      <style:text-properties fo:color="#313131" style:font-name="Times New Roman1" style:font-name-asian="Times New Roman1" style:font-name-complex="Times New Roman1"/>
    </style:style>
    <style:style style:name="ce41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9728in"/>
      <style:text-properties fo:color="#313131" fo:font-size="13pt" style:font-size-asian="13pt" style:font-size-complex="13pt"/>
    </style:style>
    <style:style style:name="ce413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407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3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color="#313131" style:font-name="Times New Roman1" fo:font-size="12pt" style:font-name-asian="Times New Roman1" style:font-size-asian="12pt" style:font-name-complex="Times New Roman1" style:font-size-complex="12pt"/>
    </style:style>
    <style:style style:name="ce39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color="#313131" fo:font-size="8pt" style:font-size-asian="8pt" style:font-size-complex="8pt"/>
    </style:style>
    <style:style style:name="ce894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343434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34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color="#343434" style:font-name="Times New Roman1" fo:font-size="12pt" style:font-name-asian="Times New Roman1" style:font-size-asian="12pt" style:font-name-complex="Times New Roman1" style:font-size-complex="12pt"/>
    </style:style>
    <style:style style:name="ce3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fo:color="#383838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3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83838" style:font-name="Times New Roman" style:font-name-asian="Times New Roman1" style:font-name-complex="Times New Roman1"/>
    </style:style>
    <style:style style:name="ce32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528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29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1.528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1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4165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2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color="#383838" style:font-name="Times New Roman1" fo:font-size="12pt" style:font-name-asian="Times New Roman1" style:font-size-asian="12pt" style:font-name-complex="Times New Roman1" style:font-size-complex="12pt"/>
    </style:style>
    <style:style style:name="ce33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color="#383838" fo:font-size="13pt" style:font-size-asian="13pt" style:font-size-complex="13pt"/>
    </style:style>
    <style:style style:name="ce42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13131" fo:font-size="8pt" style:font-size-asian="8pt" style:font-size-complex="8pt"/>
    </style:style>
    <style:style style:name="ce43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313131" style:font-name="Times New Roman1" style:font-name-asian="Times New Roman1" style:font-name-complex="Times New Roman1"/>
    </style:style>
    <style:style style:name="ce43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4165in"/>
      <style:text-properties fo:color="#313131" style:font-name="Times New Roman1" style:font-name-asian="Times New Roman1" style:font-name-complex="Times New Roman1"/>
    </style:style>
    <style:style style:name="ce43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278in"/>
      <style:text-properties fo:color="#313131" style:font-name="Times New Roman1" style:font-name-asian="Times New Roman1" style:font-name-complex="Times New Roman1"/>
    </style:style>
    <style:style style:name="ce4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278in"/>
      <style:text-properties fo:color="#313131" style:font-name="Times New Roman1" style:font-name-asian="Times New Roman1" style:font-name-complex="Times New Roman1"/>
    </style:style>
    <style:style style:name="ce43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139in"/>
      <style:text-properties fo:color="#313131" style:font-name="Times New Roman1" style:font-name-asian="Times New Roman1" style:font-name-complex="Times New Roman1"/>
    </style:style>
    <style:style style:name="ce406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2.0846in" fo:padding-top="0.0138in" style:shrink-to-fit="tru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399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2.0846in" fo:padding-top="0.0138in" style:shrink-to-fit="true" style:vertical-align="middle"/>
      <style:paragraph-properties fo:text-align="end"/>
      <style:text-properties fo:color="#313131" style:font-name="Times New Roman1" style:font-name-asian="Times New Roman1" style:font-name-complex="Times New Roman1"/>
    </style:style>
    <style:style style:name="ce40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2.0846in" fo:padding-top="0.0138in" fo:border-right="none" style:shrink-to-fit="true" fo:border-top="none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3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2.0846in" fo:padding-top="0.0138in" fo:border-right="none" fo:border-top="0.06pt solid #000000" style:vertical-align="top"/>
      <style:paragraph-properties fo:text-align="end"/>
      <style:text-properties fo:color="#313131" style:font-name="Times New Roman1" style:font-name-asian="Times New Roman1" style:font-name-complex="Times New Roman1"/>
    </style:style>
    <style:style style:name="ce38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color="#343434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color="#343434" fo:font-size="9pt" style:font-size-asian="9pt" style:font-size-complex="9pt"/>
    </style:style>
    <style:style style:name="ce36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5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66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89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5563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4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color="#343434" style:font-name="Times New Roman1" fo:font-size="9pt" style:font-name-asian="Times New Roman1" style:font-size-asian="9pt" style:font-name-complex="Times New Roman1" style:font-size-complex="9pt"/>
    </style:style>
    <style:style style:name="ce3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fo:color="#343434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313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6953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30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139in"/>
      <style:text-properties fo:color="#383838" style:font-name="Times New Roman1" fo:font-size="12pt" style:font-name-asian="Times New Roman1" style:font-size-asian="12pt" style:font-name-complex="Times New Roman1" style:font-size-complex="12pt"/>
    </style:style>
    <style:style style:name="ce332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383838" style:font-name="Times New Roman1" fo:font-size="9pt" style:font-name-asian="Times New Roman1" style:font-size-asian="9pt" style:font-name-complex="Times New Roman1" style:font-size-complex="9pt"/>
    </style:style>
    <style:style style:name="ce91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9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6953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1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1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91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250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8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6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8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5563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7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2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9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6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6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6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6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5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95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9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8339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9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9728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3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9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6953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8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482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37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3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7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278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40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6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46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94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97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4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465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5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94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49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5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5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5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95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7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automatic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95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47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middle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95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Times New Roman1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96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57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90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963" style:family="table-cell" style:parent-style-name="Default" style:data-style-name="N128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6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7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47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96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68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9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97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7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5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7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1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97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5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style:font-name="Times New Roman1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0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51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0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54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9457in"/>
      <style:text-properties style:font-name="Times New Roman1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3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139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31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985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52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6953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50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501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5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93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5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9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54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4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4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10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.139in"/>
      <style:text-properties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7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2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</style:style>
    <style:style style:name="ce4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538" style:family="table-cell" style:parent-style-name="Default" style:data-style-name="N128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456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53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ce537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ce51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style:font-name="Times New Roman1" fo:font-size="9pt" style:font-name-asian="Times New Roman1" style:font-size-asian="9pt" style:font-name-complex="Times New Roman1" style:font-size-complex="9pt"/>
    </style:style>
    <style:style style:name="ce62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0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59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58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58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57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7pt" style:text-underline-style="solid" style:text-underline-width="auto" style:text-underline-color="font-color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101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01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6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6953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5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2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style:font-name="Times New Roman1" fo:font-size="8pt" style:text-underline-style="solid" style:text-underline-width="auto" style:text-underline-color="font-color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022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2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2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2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2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028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2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103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3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3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61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3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103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3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103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56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8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278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2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61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60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9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583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599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4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04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4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7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105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51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139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05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056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5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1058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1059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1060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62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62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571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64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610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53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66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069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5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07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607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9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107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middle"/>
      <style:paragraph-properties fo:text-align="end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616" style:family="table-cell" style:parent-style-name="Default" style:data-style-name="N128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80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49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67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middle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72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automatic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47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17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94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602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middle"/>
      <style:paragraph-properties fo:text-align="end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586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style:font-name="Times New Roman1" fo:font-size="8pt" style:text-underline-style="solid" style:text-underline-width="auto" style:text-underline-color="font-color" style:font-name-asian="Times New Roman1" style:font-size-asian="8pt" style:font-name-complex="Times New Roman1" style:font-size-complex="8pt"/>
    </style:style>
    <style:style style:name="ce56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7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59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5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48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0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61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ce61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6953in"/>
      <style:text-properties style:font-name="Times New Roman1" fo:font-size="8pt" style:font-name-asian="Times New Roman1" style:font-size-asian="8pt" style:font-name-complex="Times New Roman1" style:font-size-complex="8pt"/>
    </style:style>
    <style:style style:name="ce67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109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109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09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09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5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4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style:font-name="Times New Roman1" fo:font-size="7pt" style:text-underline-style="solid" style:text-underline-width="auto" style:text-underline-color="font-color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3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3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4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7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style:font-name="Times New Roman1" fo:font-size="7pt" style:text-underline-style="solid" style:text-underline-width="auto" style:text-underline-color="font-color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Times New Roman1" fo:font-size="7pt" style:text-underline-style="solid" style:text-underline-width="auto" style:text-underline-color="font-color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6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7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50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1112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11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11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middle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8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117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8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71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6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automatic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112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6953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46" style:family="table-cell" style:parent-style-name="Default" style:data-style-name="N12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123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style:font-name="Times New Roman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6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Times New Roman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72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66" style:family="table-cell" style:parent-style-name="Default" style:data-style-name="N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6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5563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45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8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1131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132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1133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8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139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5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139in"/>
      <style:text-properties style:font-name="Times New Roman1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2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76" style:family="table-cell" style:parent-style-name="Default" style:data-style-name="N128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7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6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56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5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6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9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56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9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3898in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9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1149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1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115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1152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8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6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8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558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7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middle"/>
      <style:paragraph-properties fo:text-align="end"/>
      <style:text-properties style:font-name="Times New Roman1" fo:font-size="7pt" style:font-name-asian="Times New Roman1" style:font-size-asian="7pt" style:font-name-complex="Times New Roman1" style:font-size-complex="7pt"/>
    </style:style>
    <style:style style:name="ce68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middle"/>
      <style:paragraph-properties fo:text-align="end"/>
      <style:text-properties style:font-name="Times New Roman1" fo:font-size="7pt" style:text-underline-style="solid" style:text-underline-width="auto" style:text-underline-color="font-color" style:font-name-asian="Times New Roman1" style:font-size-asian="7pt" style:font-name-complex="Times New Roman1" style:font-size-complex="7pt"/>
    </style:style>
    <style:style style:name="ce677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689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in"/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</style:style>
    <style:style style:name="ce76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6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fo:font-size="6pt" fo:font-weight="bold" style:font-size-asian="6pt" style:font-weight-asian="bold" style:font-size-complex="6pt" style:font-weight-complex="bold"/>
    </style:style>
    <style:style style:name="ce116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fo:font-size="6pt" style:font-size-asian="6pt" style:font-size-complex="6pt"/>
    </style:style>
    <style:style style:name="ce11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5283in"/>
      <style:text-properties fo:font-size="6pt" style:font-size-asian="6pt" style:font-size-complex="6pt"/>
    </style:style>
    <style:style style:name="ce116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78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2508in"/>
      <style:text-properties fo:font-size="6pt" fo:font-weight="bold" style:font-size-asian="6pt" style:font-weight-asian="bold" style:font-size-complex="6pt" style:font-weight-complex="bold"/>
    </style:style>
    <style:style style:name="ce11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8339in"/>
      <style:text-properties fo:font-size="6pt" fo:font-weight="bold" style:font-size-asian="6pt" style:font-weight-asian="bold" style:font-size-complex="6pt" style:font-weight-complex="bold"/>
    </style:style>
    <style:style style:name="ce11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font-size="6pt" style:font-size-asian="6pt" style:font-size-complex="6pt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1118in"/>
      <style:text-properties fo:font-size="6pt" style:font-size-asian="6pt" style:font-size-complex="6pt"/>
    </style:style>
    <style:style style:name="ce117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1118in"/>
      <style:text-properties fo:font-size="6pt" style:font-size-asian="6pt" style:font-size-complex="6pt"/>
    </style:style>
    <style:style style:name="ce117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9728in"/>
      <style:text-properties fo:font-size="6pt" fo:font-weight="bold" style:font-size-asian="6pt" style:font-weight-asian="bold" style:font-size-complex="6pt" style:font-weight-complex="bold"/>
    </style:style>
    <style:style style:name="ce74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fo:font-size="6pt" style:font-size-asian="6pt" style:font-size-complex="6pt"/>
    </style:style>
    <style:style style:name="ce74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1.2508in"/>
      <style:text-properties fo:font-size="6pt" style:font-size-asian="6pt" style:font-size-complex="6pt"/>
    </style:style>
    <style:style style:name="ce72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fo:font-size="6pt" fo:font-weight="bold" style:font-size-asian="6pt" style:font-weight-asian="bold" style:font-size-complex="6pt" style:font-weight-complex="bold"/>
    </style:style>
    <style:style style:name="ce117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9728in"/>
      <style:text-properties fo:font-size="6pt" fo:font-weight="bold" style:font-size-asian="6pt" style:font-weight-asian="bold" style:font-size-complex="6pt" style:font-weight-complex="bold"/>
    </style:style>
    <style:style style:name="ce7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9728in"/>
      <style:text-properties fo:font-size="6pt" fo:font-weight="bold" style:font-size-asian="6pt" style:font-weight-asian="bold" style:font-size-complex="6pt" style:font-weight-complex="bold"/>
    </style:style>
    <style:style style:name="ce69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9728in"/>
      <style:text-properties fo:font-size="6pt" style:font-size-asian="6pt" style:font-size-complex="6pt"/>
    </style:style>
    <style:style style:name="ce865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85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font-size="6pt" style:font-size-asian="6pt" style:font-size-complex="6pt"/>
    </style:style>
    <style:style style:name="ce857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118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fo:font-size="6pt" style:font-size-asian="6pt" style:font-size-complex="6pt"/>
    </style:style>
    <style:style style:name="ce118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1185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1186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11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</style:style>
    <style:style style:name="ce1188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font-size="6pt" style:font-size-asian="6pt" style:font-size-complex="6pt"/>
    </style:style>
    <style:style style:name="ce773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fo:font-size="6pt" style:font-size-asian="6pt" style:font-size-complex="6pt"/>
    </style:style>
    <style:style style:name="ce74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start" fo:margin-left="0.139in"/>
      <style:text-properties fo:font-size="6pt" style:font-size-asian="6pt" style:font-size-complex="6pt"/>
    </style:style>
    <style:style style:name="ce119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</style:style>
    <style:style style:name="ce1192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fo:font-size="6pt" style:font-size-asian="6pt" style:font-size-complex="6pt"/>
    </style:style>
    <style:style style:name="ce1193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fo:font-size="6pt" style:font-size-asian="6pt" style:font-size-complex="6pt"/>
    </style:style>
    <style:style style:name="ce119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119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font-size="6pt" style:font-size-asian="6pt" style:font-size-complex="6pt"/>
    </style:style>
    <style:style style:name="ce1196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1197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fo:font-size="6pt" style:font-size-asian="6pt" style:font-size-complex="6pt"/>
    </style:style>
    <style:style style:name="ce1198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1199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787" style:family="table-cell" style:parent-style-name="Default" style:data-style-name="N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12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6pt" style:font-size-asian="6pt" style:font-size-complex="6pt"/>
    </style:style>
    <style:style style:name="ce1202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fo:font-size="6pt" style:font-size-asian="6pt" style:font-size-complex="6pt"/>
    </style:style>
    <style:style style:name="ce120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font-size="6pt" style:font-size-asian="6pt" style:font-size-complex="6pt"/>
    </style:style>
    <style:style style:name="ce120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fo:font-size="6pt" style:font-size-asian="6pt" style:font-size-complex="6pt"/>
    </style:style>
    <style:style style:name="ce1205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fo:font-size="6pt" style:font-size-asian="6pt" style:font-size-complex="6pt"/>
    </style:style>
    <style:style style:name="ce120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fo:font-size="6pt" style:font-size-asian="6pt" style:font-size-complex="6pt"/>
    </style:style>
    <style:style style:name="ce1207" style:family="table-cell" style:parent-style-name="Default" style:data-style-name="N128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739" style:family="table-cell" style:parent-style-name="Default" style:data-style-name="N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fo:font-size="6pt" style:font-size-asian="6pt" style:font-size-complex="6pt"/>
    </style:style>
    <style:style style:name="ce6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fo:font-size="6pt" style:font-size-asian="6pt" style:font-size-complex="6pt"/>
    </style:style>
    <style:style style:name="ce1210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fo:font-size="6pt" style:font-size-asian="6pt" style:font-size-complex="6pt"/>
    </style:style>
    <style:style style:name="ce1211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1212" style:family="table-cell" style:parent-style-name="Default" style:data-style-name="N128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fo:font-size="6pt" style:font-size-asian="6pt" style:font-size-complex="6pt"/>
    </style:style>
    <style:style style:name="ce121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fo:font-size="6pt" style:font-size-asian="6pt" style:font-size-complex="6pt"/>
    </style:style>
    <style:style style:name="ce76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.139in"/>
      <style:text-properties fo:font-size="6pt" style:font-size-asian="6pt" style:font-size-complex="6pt"/>
    </style:style>
    <style:style style:name="ce76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fo:font-size="6pt" style:font-size-asian="6pt" style:font-size-complex="6pt"/>
    </style:style>
    <style:style style:name="ce764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7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fo:font-size="6pt" style:font-size-asian="6pt" style:font-size-complex="6pt"/>
    </style:style>
    <style:style style:name="ce759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121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fo:font-size="6pt" style:font-size-asian="6pt" style:font-size-complex="6pt"/>
    </style:style>
    <style:style style:name="ce31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in"/>
    </style:style>
    <style:style style:name="ce776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786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770" style:family="table-cell" style:parent-style-name="Default" style:data-style-name="N128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in"/>
      <style:text-properties fo:color="#000000" fo:font-size="6pt" style:font-size-asian="6pt" style:font-size-complex="6pt"/>
    </style:style>
    <style:style style:name="ce782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fo:font-size="6pt" style:font-size-asian="6pt" style:font-size-complex="6pt"/>
    </style:style>
    <style:style style:name="ce778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4165in"/>
      <style:text-properties fo:color="#000000" fo:font-size="6pt" style:font-size-asian="6pt" style:font-size-complex="6pt"/>
    </style:style>
    <style:style style:name="ce78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4165in"/>
      <style:text-properties fo:color="#000000" fo:font-size="6pt" style:font-size-asian="6pt" style:font-size-complex="6pt"/>
    </style:style>
    <style:style style:name="ce771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74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.278in" fo:padding-top="0.0138in" fo:border-right="none" fo:border-top="none" style:vertical-align="middle"/>
      <style:paragraph-properties fo:text-align="end"/>
      <style:text-properties fo:font-size="6pt" style:font-size-asian="6pt" style:font-size-complex="6pt"/>
    </style:style>
    <style:style style:name="ce70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  <style:text-properties fo:font-size="6pt" style:font-size-asian="6pt" style:font-size-complex="6pt"/>
    </style:style>
    <style:style style:name="ce788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123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87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fo:font-size="6pt" style:font-size-asian="6pt" style:font-size-complex="6pt"/>
    </style:style>
    <style:style style:name="ce700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fo:font-size="6pt" style:font-size-asian="6pt" style:font-size-complex="6pt"/>
    </style:style>
    <style:style style:name="ce70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278in"/>
      <style:text-properties fo:color="#000000" fo:font-size="6pt" style:font-size-asian="6pt" style:font-size-complex="6pt"/>
    </style:style>
    <style:style style:name="ce12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6pt" style:font-size-asian="6pt" style:font-size-complex="6pt"/>
    </style:style>
    <style:style style:name="ce7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fo:font-size="6pt" style:font-size-asian="6pt" style:font-size-complex="6pt"/>
    </style:style>
    <style:style style:name="ce751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in"/>
      <style:text-properties fo:color="#000000" fo:font-size="6pt" style:font-size-asian="6pt" style:font-size-complex="6pt"/>
    </style:style>
    <style:style style:name="ce748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76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139in"/>
      <style:text-properties fo:color="#000000" fo:font-size="6pt" style:font-size-asian="6pt" style:font-size-complex="6pt"/>
    </style:style>
    <style:style style:name="ce76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fo:font-size="6pt" style:font-size-asian="6pt" style:font-size-complex="6pt"/>
    </style:style>
    <style:style style:name="ce75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fo:font-size="6pt" style:font-size-asian="6pt" style:font-size-complex="6pt"/>
    </style:style>
    <style:style style:name="ce75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278in"/>
      <style:text-properties fo:color="#000000" fo:font-size="6pt" style:font-size-asian="6pt" style:font-size-complex="6pt"/>
    </style:style>
    <style:style style:name="ce723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2.0846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724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2.0846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718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2.0846in" fo:padding-top="0.0138in" fo:border-right="none" style:shrink-to-fit="true" fo:border-top="none" style:vertical-align="top"/>
      <style:paragraph-properties fo:text-align="end"/>
      <style:text-properties fo:color="#000000" fo:font-size="6pt" style:font-size-asian="6pt" style:font-size-complex="6pt"/>
    </style:style>
    <style:style style:name="ce715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2.0846in" fo:padding-top="0.0138in" fo:border-right="none" style:shrink-to-fit="true" fo:border-top="0.06pt solid #000000" style:vertical-align="top"/>
      <style:paragraph-properties fo:text-align="end"/>
      <style:text-properties fo:color="#000000" fo:font-size="6pt" style:font-size-asian="6pt" style:font-size-complex="6pt"/>
    </style:style>
    <style:style style:name="ce70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2.0846in" fo:padding-top="0.0138in" fo:border-right="none" style:shrink-to-fit="true" fo:border-top="none" style:vertical-align="top"/>
      <style:paragraph-properties fo:text-align="end"/>
      <style:text-properties fo:color="#000000" fo:font-size="6pt" style:font-size-asian="6pt" style:font-size-complex="6pt"/>
    </style:style>
    <style:style style:name="ce701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2.0846in" fo:padding-top="0.0138in" fo:border-right="none" style:shrink-to-fit="true" fo:border-top="0.06pt solid #000000" style:vertical-align="middle"/>
      <style:paragraph-properties fo:text-align="end"/>
      <style:text-properties fo:color="#000000" fo:font-size="6pt" style:font-size-asian="6pt" style:font-size-complex="6pt"/>
    </style:style>
    <style:style style:name="ce705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2.0846in" fo:padding-top="0.0138in" fo:border-right="none" style:shrink-to-fit="true" fo:border-top="0.06pt solid #000000" style:vertical-align="automatic"/>
      <style:paragraph-properties fo:text-align="end"/>
      <style:text-properties fo:color="#000000" fo:font-size="6pt" style:font-size-asian="6pt" style:font-size-complex="6pt"/>
    </style:style>
    <style:style style:name="ce785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fo:font-size="6pt" style:font-size-asian="6pt" style:font-size-complex="6pt"/>
    </style:style>
    <style:style style:name="ce77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fo:font-size="6pt" style:font-size-asian="6pt" style:font-size-complex="6pt"/>
    </style:style>
    <style:style style:name="ce79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77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78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6953in"/>
      <style:text-properties fo:font-size="6pt" style:font-size-asian="6pt" style:font-size-complex="6pt"/>
    </style:style>
    <style:style style:name="ce895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77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77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fo:font-size="6pt" style:font-size-asian="6pt" style:font-size-complex="6pt"/>
    </style:style>
    <style:style style:name="ce896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middle"/>
      <style:paragraph-properties fo:text-align="start" fo:margin-left="0in"/>
      <style:text-properties fo:color="#000000" fo:font-size="6pt" style:font-size-asian="6pt" style:font-size-complex="6pt"/>
    </style:style>
    <style:style style:name="ce89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in"/>
    </style:style>
    <style:style style:name="ce87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fo:font-size="6pt" style:font-size-asian="6pt" style:font-size-complex="6pt"/>
    </style:style>
    <style:style style:name="ce87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fo:font-size="6pt" style:font-size-asian="6pt" style:font-size-complex="6pt"/>
    </style:style>
    <style:style style:name="ce87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6pt" style:text-underline-style="solid" style:text-underline-width="auto" style:text-underline-color="font-color" style:font-size-asian="6pt" style:font-size-complex="6pt"/>
    </style:style>
    <style:style style:name="ce84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6pt" style:font-size-asian="6pt" style:font-size-complex="6pt"/>
    </style:style>
    <style:style style:name="ce86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5563in" fo:padding-top="0.0138in" style:vertical-align="top"/>
      <style:paragraph-properties fo:text-align="end"/>
      <style:text-properties fo:font-size="6pt" style:font-size-asian="6pt" style:font-size-complex="6pt"/>
    </style:style>
    <style:style style:name="ce84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6pt" fo:font-weight="bold" style:font-size-asian="6pt" style:font-weight-asian="bold" style:font-size-complex="6pt" style:font-weight-complex="bold"/>
    </style:style>
    <style:style style:name="ce8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6953in"/>
      <style:text-properties fo:font-size="6pt" style:font-size-asian="6pt" style:font-size-complex="6pt"/>
    </style:style>
    <style:style style:name="ce8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fo:font-size="6pt" fo:font-weight="bold" style:font-size-asian="6pt" style:font-weight-asian="bold" style:font-size-complex="6pt" style:font-weight-complex="bold"/>
    </style:style>
    <style:style style:name="ce85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fo:font-size="6pt" style:font-size-asian="6pt" style:font-size-complex="6pt"/>
    </style:style>
    <style:style style:name="ce83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fo:font-size="6pt" fo:font-weight="bold" style:font-size-asian="6pt" style:font-weight-asian="bold" style:font-size-complex="6pt" style:font-weight-complex="bold"/>
    </style:style>
    <style:style style:name="ce83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fo:font-size="6pt" style:font-size-asian="6pt" style:font-size-complex="6pt"/>
    </style:style>
    <style:style style:name="ce127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7pt" style:font-size-asian="7pt" style:font-size-complex="7pt"/>
    </style:style>
    <style:style style:name="ce81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font-size="7pt" style:font-size-asian="7pt" style:font-size-complex="7pt"/>
    </style:style>
    <style:style style:name="ce80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0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6pt" fo:font-weight="bold" style:font-size-asian="6pt" style:font-weight-asian="bold" style:font-size-complex="6pt" style:font-weight-complex="bold"/>
    </style:style>
    <style:style style:name="ce80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fo:font-size="6pt" style:font-size-asian="6pt" style:font-size-complex="6pt"/>
    </style:style>
    <style:style style:name="ce127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4165in"/>
      <style:text-properties fo:font-size="6pt" fo:font-weight="bold" style:font-size-asian="6pt" style:font-weight-asian="bold" style:font-size-complex="6pt" style:font-weight-complex="bold"/>
    </style:style>
    <style:style style:name="ce79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4165in"/>
      <style:text-properties fo:font-size="6pt" fo:font-weight="bold" style:font-size-asian="6pt" style:font-weight-asian="bold" style:font-size-complex="6pt" style:font-weight-complex="bold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.4165in"/>
      <style:text-properties fo:font-size="6pt" style:font-size-asian="6pt" style:font-size-complex="6pt"/>
    </style:style>
    <style:style style:name="ce86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3898in"/>
      <style:text-properties fo:font-size="6pt" style:font-size-asian="6pt" style:font-size-complex="6pt"/>
    </style:style>
    <style:style style:name="ce82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139in"/>
      <style:text-properties fo:font-size="7pt" style:font-size-asian="7pt" style:font-size-complex="7pt"/>
    </style:style>
    <style:style style:name="ce128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font-size="7pt" style:text-underline-style="solid" style:text-underline-width="auto" style:text-underline-color="font-color" style:font-size-asian="7pt" style:font-size-complex="7pt"/>
    </style:style>
    <style:style style:name="ce82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fo:font-size="7pt" style:font-size-asian="7pt" style:font-size-complex="7pt"/>
    </style:style>
    <style:style style:name="ce1283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fo:font-size="7pt" style:font-size-asian="7pt" style:font-size-complex="7pt"/>
    </style:style>
    <style:style style:name="ce128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font-size="7pt" style:font-size-asian="7pt" style:font-size-complex="7pt"/>
    </style:style>
    <style:style style:name="ce128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fo:font-size="7pt" style:font-size-asian="7pt" style:font-size-complex="7pt"/>
    </style:style>
    <style:style style:name="ce1286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fo:font-size="7pt" style:font-size-asian="7pt" style:font-size-complex="7pt"/>
    </style:style>
    <style:style style:name="ce1287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7pt" style:font-size-asian="7pt" style:font-size-complex="7pt"/>
    </style:style>
    <style:style style:name="ce816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fo:font-size="7pt" style:font-size-asian="7pt" style:font-size-complex="7pt"/>
    </style:style>
    <style:style style:name="ce805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fo:font-size="7pt" style:font-size-asian="7pt" style:font-size-complex="7pt"/>
    </style:style>
    <style:style style:name="ce1290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7pt" style:text-underline-style="solid" style:text-underline-width="auto" style:text-underline-color="font-color" style:font-size-asian="7pt" style:font-size-complex="7pt"/>
    </style:style>
    <style:style style:name="ce1291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1292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139in" fo:padding-top="0.0138in" style:vertical-align="top"/>
      <style:paragraph-properties fo:text-align="end"/>
      <style:text-properties fo:font-size="6pt" style:font-size-asian="6pt" style:font-size-complex="6pt"/>
    </style:style>
    <style:style style:name="ce1293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.139in" fo:padding-top="0.0138in" style:shrink-to-fit="true" style:vertical-align="top"/>
      <style:paragraph-properties fo:text-align="end"/>
      <style:text-properties fo:color="#000000" fo:font-size="6pt" style:font-size-asian="6pt" style:font-size-complex="6pt"/>
    </style:style>
    <style:style style:name="ce12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139in"/>
      <style:text-properties fo:font-size="6pt" style:font-size-asian="6pt" style:font-size-complex="6pt"/>
    </style:style>
    <style:style style:name="ce82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139in"/>
      <style:text-properties fo:font-size="7pt" style:font-size-asian="7pt" style:font-size-complex="7pt"/>
    </style:style>
    <style:style style:name="ce829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top"/>
      <style:paragraph-properties fo:text-align="start" fo:margin-left="0.278in"/>
      <style:text-properties fo:font-size="7pt" style:font-size-asian="7pt" style:font-size-complex="7pt"/>
    </style:style>
    <style:style style:name="ce806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fo:font-size="7pt" style:font-size-asian="7pt" style:font-size-complex="7pt"/>
    </style:style>
    <style:style style:name="ce1298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middle"/>
      <style:paragraph-properties fo:text-align="end"/>
      <style:text-properties fo:color="#000000" fo:font-size="6pt" style:font-size-asian="6pt" style:font-size-complex="6pt"/>
    </style:style>
    <style:style style:name="ce1299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automatic"/>
      <style:paragraph-properties fo:text-align="end"/>
      <style:text-properties fo:color="#000000" fo:font-size="6pt" style:font-size-asian="6pt" style:font-size-complex="6pt"/>
    </style:style>
    <style:style style:name="ce87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fo:font-size="6pt" style:font-size-asian="6pt" style:font-size-complex="6pt"/>
    </style:style>
    <style:style style:name="ce87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6953in"/>
      <style:text-properties fo:color="#000000" fo:font-size="6pt" style:font-size-asian="6pt" style:font-size-complex="6pt"/>
    </style:style>
    <style:style style:name="ce844" style:family="table-cell" style:parent-style-name="Default" style:data-style-name="N129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fo:font-size="6pt" style:font-size-asian="6pt" style:font-size-complex="6pt"/>
    </style:style>
    <style:style style:name="ce1303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fo:font-size="7pt" style:font-size-asian="7pt" style:font-size-complex="7pt"/>
    </style:style>
    <style:style style:name="ce82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font-size="7pt" style:font-size-asian="7pt" style:font-size-complex="7pt"/>
    </style:style>
    <style:style style:name="ce807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fo:font-size="7pt" style:font-size-asian="7pt" style:font-size-complex="7pt"/>
    </style:style>
    <style:style style:name="ce845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fo:font-size="6pt" style:font-size-asian="6pt" style:font-size-complex="6pt"/>
    </style:style>
    <style:style style:name="ce130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fo:font-size="7pt" style:font-size-asian="7pt" style:font-size-complex="7pt"/>
    </style:style>
    <style:style style:name="ce80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fo:font-size="7pt" style:font-size-asian="7pt" style:font-size-complex="7pt"/>
    </style:style>
    <style:style style:name="ce1309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fo:font-size="6pt" style:font-size-asian="6pt" style:font-size-complex="6pt"/>
    </style:style>
    <style:style style:name="ce13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middle"/>
      <style:paragraph-properties fo:text-align="end"/>
      <style:text-properties fo:font-size="6pt" style:font-size-asian="6pt" style:font-size-complex="6pt"/>
    </style:style>
    <style:style style:name="ce131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automatic"/>
      <style:paragraph-properties fo:text-align="end"/>
      <style:text-properties fo:font-size="6pt" style:font-size-asian="6pt" style:font-size-complex="6pt"/>
    </style:style>
    <style:style style:name="ce847" style:family="table-cell" style:parent-style-name="Default" style:data-style-name="N128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139in"/>
      <style:text-properties fo:color="#000000" fo:font-size="6pt" style:font-size-asian="6pt" style:font-size-complex="6pt"/>
    </style:style>
    <style:style style:name="ce852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754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fo:font-size="6pt" style:font-size-asian="6pt" style:font-size-complex="6pt"/>
    </style:style>
    <style:style style:name="ce79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.5563in"/>
      <style:text-properties fo:font-size="6pt" style:font-size-asian="6pt" style:font-size-complex="6pt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fo:font-size="6pt" style:font-size-asian="6pt" style:font-size-complex="6pt"/>
    </style:style>
    <style:style style:name="ce84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.139in" fo:padding-top="0.0138in" fo:border-right="none" fo:border-top="none" style:vertical-align="automatic"/>
      <style:paragraph-properties fo:text-align="end"/>
      <style:text-properties fo:font-size="6pt" style:font-size-asian="6pt" style:font-size-complex="6pt"/>
    </style:style>
    <style:style style:name="ce72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fo:font-size="6pt" style:font-size-asian="6pt" style:font-size-complex="6pt"/>
    </style:style>
    <style:style style:name="ce793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automatic"/>
      <style:paragraph-properties fo:text-align="end"/>
      <style:text-properties fo:color="#000000" fo:font-size="6pt" style:font-size-asian="6pt" style:font-size-complex="6pt"/>
    </style:style>
    <style:style style:name="ce132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fo:font-size="7pt" style:font-size-asian="7pt" style:font-size-complex="7pt"/>
    </style:style>
    <style:style style:name="ce866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fo:font-size="6pt" style:font-size-asian="6pt" style:font-size-complex="6pt"/>
    </style:style>
    <style:style style:name="ce85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fo:font-size="6pt" style:font-size-asian="6pt" style:font-size-complex="6pt"/>
    </style:style>
    <style:style style:name="ce8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5563in"/>
      <style:text-properties fo:font-size="6pt" style:font-size-asian="6pt" style:font-size-complex="6pt"/>
    </style:style>
    <style:style style:name="ce89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900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139in"/>
      <style:text-properties fo:color="#000000" fo:font-size="6pt" style:font-size-asian="6pt" style:font-size-complex="6pt"/>
    </style:style>
    <style:style style:name="ce83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278in"/>
      <style:text-properties fo:color="#000000" fo:font-size="6pt" style:font-size-asian="6pt" style:font-size-complex="6pt"/>
    </style:style>
    <style:style style:name="ce83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fo:font-size="6pt" style:font-size-asian="6pt" style:font-size-complex="6pt"/>
    </style:style>
    <style:style style:name="ce903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in"/>
      <style:text-properties fo:color="#000000" fo:font-size="6pt" style:font-size-asian="6pt" style:font-size-complex="6pt"/>
    </style:style>
    <style:style style:name="ce81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font-size="7pt" style:text-underline-style="solid" style:text-underline-width="auto" style:text-underline-color="font-color" style:font-size-asian="7pt" style:font-size-complex="7pt"/>
    </style:style>
    <style:style style:name="ce82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fo:font-size="7pt" style:font-size-asian="7pt" style:font-size-complex="7pt"/>
    </style:style>
    <style:style style:name="ce81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fo:font-size="7pt" style:font-size-asian="7pt" style:font-size-complex="7pt"/>
    </style:style>
    <style:style style:name="ce814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fo:font-size="7pt" style:text-underline-style="solid" style:text-underline-width="auto" style:text-underline-color="font-color" style:font-size-asian="7pt" style:font-size-complex="7pt"/>
    </style:style>
    <style:style style:name="ce794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2.0846in" fo:padding-top="0.0138in" style:shrink-to-fit="true" style:vertical-align="automatic"/>
      <style:paragraph-properties fo:text-align="end"/>
      <style:text-properties fo:color="#000000" fo:font-size="6pt" style:font-size-asian="6pt" style:font-size-complex="6pt"/>
    </style:style>
    <style:style style:name="ce790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2.0846in" fo:padding-top="0.0138in" style:shrink-to-fit="true" style:vertical-align="middle"/>
      <style:paragraph-properties fo:text-align="end"/>
      <style:text-properties fo:color="#000000" fo:font-size="6pt" style:font-size-asian="6pt" style:font-size-complex="6pt"/>
    </style:style>
    <style:style style:name="ce872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5563in" fo:padding-top="0.0138in" style:vertical-align="top"/>
      <style:paragraph-properties fo:text-align="end"/>
    </style:style>
    <style:style style:name="ce85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</style:style>
    <style:style style:name="ce79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.278in" fo:padding-top="0.0138in" style:vertical-align="top"/>
      <style:paragraph-properties fo:text-align="end"/>
      <style:text-properties fo:font-size="6pt" style:font-size-asian="6pt" style:font-size-complex="6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2.0846in"/>
      <style:text-properties fo:font-size="6pt" style:font-size-asian="6pt" style:font-size-complex="6pt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8339in"/>
      <style:text-properties fo:font-size="6pt" style:font-size-asian="6pt" style:font-size-complex="6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4165in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.4165in"/>
    </style:style>
    <style:style style:name="ce1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4165in"/>
    </style:style>
    <style:style style:name="ce3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.4165in"/>
      <style:text-properties fo:font-size="6pt" style:font-size-asian="6pt" style:font-size-complex="6pt"/>
    </style:style>
    <style:style style:name="ce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</style:style>
    <style:style style:name="ce789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.4165in"/>
      <style:text-properties fo:font-size="6pt" style:font-size-asian="6pt" style:font-size-complex="6pt"/>
    </style:style>
    <style:style style:name="ce133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 Medium2" fo:font-size="8pt" fo:font-weight="bold" style:font-name-asian="IBM Plex Sans Condensed Medium2" style:font-size-asian="8pt" style:font-weight-asian="bold" style:font-name-complex="IBM Plex Sans Condensed Medium2" style:font-size-complex="8pt" style:font-weight-complex="bold"/>
    </style:style>
    <style:style style:name="ce134" style:family="table-cell" style:parent-style-name="Default" style:data-style-name="N10122">
      <style:table-cell-properties fo:background-color="#c5cae9"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 Medium2" fo:font-size="8pt" fo:font-weight="bold" style:font-name-asian="IBM Plex Sans Condensed Medium2" style:font-size-asian="8pt" style:font-weight-asian="bold" style:font-name-complex="IBM Plex Sans Condensed Medium2" style:font-size-complex="8pt" style:font-weight-complex="bold"/>
    </style:style>
    <style:style style:name="ce135" style:family="table-cell" style:parent-style-name="Default" style:data-style-name="N10122">
      <style:table-cell-properties style:cell-protect="protected" style:print-content="true" fo:wrap-option="wrap" style:vertical-align="middle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36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IBM Plex Sans Condensed Medium2" fo:font-size="8pt" fo:font-weight="bold" style:font-name-asian="IBM Plex Sans Condensed Medium2" style:font-size-asian="8pt" style:font-weight-asian="bold" style:font-name-complex="IBM Plex Sans Condensed Medium2" style:font-size-complex="8pt" style:font-weight-complex="bold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6953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 Medium2" fo:font-size="8pt" fo:font-weight="bold" style:font-name-asian="IBM Plex Sans Condensed Medium2" style:font-size-asian="8pt" style:font-weight-asian="bold" style:font-name-complex="IBM Plex Sans Condensed Medium2" style:font-size-complex="8pt" style:font-weight-complex="bold"/>
    </style:style>
    <style:style style:name="ce146" style:family="table-cell" style:parent-style-name="Default" style:data-style-name="N0"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IBM Plex Sans Condensed Medium2" fo:font-size="8pt" fo:font-weight="bold" style:font-name-asian="IBM Plex Sans Condensed Medium2" style:font-size-asian="8pt" style:font-weight-asian="bold" style:font-name-complex="IBM Plex Sans Condensed Medium2" style:font-size-complex="8pt" style:font-weight-complex="bold"/>
    </style:style>
    <style:style style:name="ce136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BM Plex Sans Condense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IBM Plex Sans Condensed Medium2" fo:font-size="8pt" fo:font-style="italic" style:font-name-asian="IBM Plex Sans Condensed Medium2" style:font-size-asian="8pt" style:font-style-asian="italic" style:font-name-complex="IBM Plex Sans Condensed Medium2" style:font-size-complex="8pt" style:font-style-complex="italic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IBM Plex Sans Condensed Medium2" fo:font-size="8pt" fo:font-weight="bold" style:font-name-asian="IBM Plex Sans Condensed Medium2" style:font-size-asian="8pt" style:font-weight-asian="bold" style:font-name-complex="IBM Plex Sans Condensed Medium2" style:font-size-complex="8pt" style:font-weight-complex="bold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IBM Plex Sans Condensed Medium2" fo:font-size="8pt" style:font-name-asian="IBM Plex Sans Condensed Medium2" style:font-size-asian="8pt" style:font-name-complex="IBM Plex Sans Condensed Medium2" style:font-size-complex="8pt"/>
    </style:style>
    <style:style style:name="ce101" style:family="table-cell" style:parent-style-name="Default" style:data-style-name="N0">
      <style:text-properties style:font-name="Fira Sans Condensed" fo:font-size="8pt" style:font-name-asian="Fira Sans Condensed" style:font-size-asian="8pt" style:font-name-complex="Fira Sans Condensed" style:font-size-complex="8pt"/>
    </style:style>
    <style:style style:name="ce97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00" style:family="table-cell" style:parent-style-name="Default" style:data-style-name="N10122">
      <style:table-cell-properties fo:background-color="#c5cae9"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02" style:family="table-cell" style:parent-style-name="Default" style:data-style-name="N10122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05" style:family="table-cell" style:parent-style-name="Default" style:data-style-name="N10122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07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09" style:family="table-cell" style:parent-style-name="Default" style:data-style-name="N10122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11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06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12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04" style:family="table-cell" style:parent-style-name="Default" style:data-style-name="N10122">
      <style:table-cell-properties style:vertical-align="middle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08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51" style:family="table-cell" style:parent-style-name="Default" style:data-style-name="N0"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25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28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3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3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62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6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6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0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73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4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39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IBM Plex Sans Condense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9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21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139in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407" style:family="table-cell" style:parent-style-name="Default" style:data-style-name="N0">
      <style:text-properties style:font-name="Fira Sans Condensed" style:font-name-asian="Fira Sans Condensed" style:font-name-complex="Fira Sans Condensed"/>
    </style:style>
    <style:style style:name="ce110" style:family="table-cell" style:parent-style-name="Default" style:data-style-name="N10122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886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885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88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87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87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880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881" style:family="table-cell" style:parent-style-name="Default" style:data-style-name="N128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13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278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15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23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4165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8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3" style:family="table-cell" style:parent-style-name="Default" style:data-style-name="N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7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9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91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88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43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03" style:family="table-cell" style:parent-style-name="Default" style:data-style-name="N10122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2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75" style:family="table-cell" style:parent-style-name="Default" style:data-style-name="N128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8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4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BM Plex Sans Condense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8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16" style:family="table-cell" style:parent-style-name="Default" style:data-style-name="N10122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53" style:family="table-cell" style:parent-style-name="Default" style:data-style-name="N10122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54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18" style:family="table-cell" style:parent-style-name="Default" style:data-style-name="N10122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19" style:family="table-cell" style:parent-style-name="Default" style:data-style-name="N10122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21" style:family="table-cell" style:parent-style-name="Default" style:data-style-name="N10122"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22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139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202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1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215" style:family="table-cell" style:parent-style-name="Default" style:data-style-name="N121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16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14" style:family="table-cell" style:parent-style-name="Default" style:data-style-name="N10122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52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4165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890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IBM Plex Mono SemiBold" fo:font-size="8pt" style:font-name-asian="IBM Plex Mono SemiBold" style:font-size-asian="8pt" style:font-name-complex="IBM Plex Mono SemiBold" style:font-size-complex="8pt"/>
    </style:style>
    <style:style style:name="ce117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20" style:family="table-cell" style:parent-style-name="Default" style:data-style-name="N10122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24" style:family="table-cell" style:parent-style-name="Default" style:data-style-name="N10122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9" style:family="table-cell" style:parent-style-name="Default" style:data-style-name="N121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04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Fira Sans Condensed" fo:font-size="8pt" fo:font-weight="bold" style:font-name-asian="Fira Sans Condensed" style:font-size-asian="8pt" style:font-weight-asian="bold" style:font-name-complex="Fira Sans Condensed" style:font-size-complex="8pt" style:font-weight-complex="bold"/>
    </style:style>
    <style:style style:name="ce99" style:family="table-cell" style:parent-style-name="Default" style:data-style-name="N0">
      <style:text-properties style:font-name="Fira Sans Condensed" fo:font-size="8pt" fo:font-weight="bold" style:font-name-asian="Fira Sans Condensed" style:font-size-asian="8pt" style:font-weight-asian="bold" style:font-name-complex="Fira Sans Condensed" style:font-size-complex="8pt" style:font-weight-complex="bold"/>
    </style:style>
    <style:style style:name="ce158" style:family="table-cell" style:parent-style-name="Default" style:data-style-name="N0">
      <style:text-properties style:font-name="IBM Plex Sans Condensed" fo:font-size="8pt" fo:font-weight="bold" style:font-name-asian="IBM Plex Sans Condensed" style:font-size-asian="8pt" style:font-weight-asian="bold" style:font-name-complex="IBM Plex Sans Condensed" style:font-size-complex="8pt" style:font-weight-complex="bold"/>
    </style:style>
    <style:style style:name="ce146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IBM Plex Sans Condensed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8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8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88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47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IBM Plex Sans Condense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199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0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210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5563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1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5563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148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IBM Plex Sans Condensed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03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278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06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278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07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139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08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139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2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in"/>
      <style:text-properties style:font-name="IBM Plex Sans Condensed" fo:font-size="8pt" style:font-name-asian="IBM Plex Sans Condensed" style:font-size-asian="8pt" style:font-name-complex="IBM Plex Sans Condensed" style:font-size-complex="8pt"/>
    </style:style>
    <style:style style:name="ce219" style:family="table-cell" style:parent-style-name="Default" style:data-style-name="N121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in"/>
      <style:text-properties fo:color="#000000" style:font-name="IBM Plex Sans Condensed" fo:font-size="8pt" style:font-name-asian="IBM Plex Sans Condensed" style:font-size-asian="8pt" style:font-name-complex="IBM Plex Sans Condensed" style:font-size-complex="8pt"/>
    </style:style>
    <style:style style:name="ce34" style:family="table-cell" style:parent-style-name="Default" style:data-style-name="N0">
      <style:text-properties style:font-name="Fira Sans Condensed" fo:font-weight="bold" style:font-name-asian="Fira Sans Condensed" style:font-weight-asian="bold" style:font-name-complex="Fira Sans Condense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font-size="8pt" style:font-size-asian="8pt" style:font-size-complex="8pt"/>
    </style:style>
    <style:style style:name="ce42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Fira Sans Condensed" fo:font-size="8pt" style:font-name-asian="Fira Sans Condensed" style:font-size-asian="8pt" style:font-name-complex="Fira Sans Condensed" style:font-size-complex="8pt"/>
    </style:style>
    <style:style style:name="ce44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Fira Sans Condensed" fo:font-size="8pt" style:font-name-asian="Fira Sans Condensed" style:font-size-asian="8pt" style:font-name-complex="Fira Sans Condensed" style:font-size-complex="8pt"/>
    </style:style>
    <style:style style:name="ce46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Fira Sans Condensed" fo:font-size="8pt" style:font-name-asian="Fira Sans Condensed" style:font-size-asian="8pt" style:font-name-complex="Fira Sans Condensed" style:font-size-complex="8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Fira Sans Condensed" style:font-name-asian="Fira Sans Condensed" style:font-name-complex="Fira Sans Condense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Fira Sans Condensed" style:font-name-asian="Fira Sans Condensed" style:font-name-complex="Fira Sans Condense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Fira Sans Condensed" style:font-name-asian="Fira Sans Condensed" style:font-name-complex="Fira Sans Condense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style:font-name="Fira Sans Condensed" style:font-name-asian="Fira Sans Condensed" style:font-name-complex="Fira Sans Condense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in"/>
      <style:text-properties fo:font-size="5pt" style:font-size-asian="5pt" style:font-size-complex="5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5563in"/>
      <style:text-properties fo:font-size="5pt" style:font-size-asian="5pt" style:font-size-complex="5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5563in"/>
      <style:text-properties fo:font-size="5pt" style:font-size-asian="5pt" style:font-size-complex="5pt"/>
    </style:style>
    <style:style style:name="ce68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6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1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4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7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0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border-right="none" style:shrink-to-fit="true" fo:border-top="none" style:vertical-align="top"/>
      <style:paragraph-properties fo:text-align="start" fo:margin-left="0.139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1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139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Fira Sans Condensed" style:font-name-asian="Fira Sans Condensed" style:font-name-complex="Fira Sans Condensed"/>
    </style:style>
    <style:style style:name="ce8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5563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4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5563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automatic"/>
      <style:paragraph-properties fo:text-align="start" fo:margin-left="0.5563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in"/>
      <style:text-properties fo:font-size="5pt" style:font-size-asian="5pt" style:font-size-complex="5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139in"/>
      <style:text-properties style:font-name="Fira Sans Condensed" fo:font-size="5pt" fo:font-weight="bold" style:font-name-asian="Fira Sans Condensed" style:font-size-asian="5pt" style:font-weight-asian="bold" style:font-name-complex="Fira Sans Condensed" style:font-size-complex="5pt" style:font-weight-complex="bold"/>
    </style:style>
    <style:style style:name="ce91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start" fo:margin-left="0in"/>
      <style:text-properties style:font-name="Fira Sans Condensed" style:font-name-asian="Fira Sans Condensed" style:font-name-complex="Fira Sans Condensed"/>
    </style:style>
    <style:style style:name="ce93" style:family="table-cell" style:parent-style-name="Default" style:data-style-name="N121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top"/>
      <style:paragraph-properties fo:text-align="start" fo:margin-left="0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9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fo:font-size="6pt" style:font-size-asian="6pt" style:font-size-complex="6pt"/>
    </style:style>
    <style:style style:name="ce52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139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none" style:vertical-align="top"/>
      <style:paragraph-properties fo:text-align="start" fo:margin-left="0.139in"/>
      <style:text-properties fo:font-size="5pt" style:font-size-asian="5pt" style:font-size-complex="5pt"/>
    </style:style>
    <style:style style:name="ce5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  <style:text-properties style:font-name="Fira Sans Condensed" style:font-name-asian="Fira Sans Condensed" style:font-name-complex="Fira Sans Condensed"/>
    </style:style>
    <style:style style:name="ce60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middle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63" style:family="table-cell" style:parent-style-name="Default" style:data-style-name="N3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67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  <style:text-properties fo:font-size="5pt" style:font-size-asian="5pt" style:font-size-complex="5pt"/>
    </style:style>
    <style:style style:name="ce37" style:family="table-cell" style:parent-style-name="Default" style:data-style-name="N12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in"/>
      <style:text-properties fo:color="#000000" fo:font-size="8pt" style:font-size-asian="8pt" style:font-size-complex="8pt"/>
    </style:style>
    <style:style style:name="ce39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fo:font-size="8pt" style:font-size-asian="8pt" style:font-size-complex="8pt"/>
    </style:style>
    <style:style style:name="ce43" style:family="table-cell" style:parent-style-name="Default" style:data-style-name="N125">
      <style:table-cell-properties style:cell-protect="protected" style:print-content="true" style:text-align-source="fix" style:repeat-content="false" fo:padding-bottom="0.0138in" fo:padding-left="0.0138in" fo:padding-right="0in" fo:padding-top="0.0138in" style:shrink-to-fit="true" style:vertical-align="top"/>
      <style:paragraph-properties fo:text-align="end"/>
      <style:text-properties fo:color="#000000" style:font-name="Fira Sans Condensed" fo:font-size="8pt" style:font-name-asian="Fira Sans Condensed" style:font-size-asian="8pt" style:font-name-complex="Fira Sans Condensed" style:font-size-complex="8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style:font-name="Fira Sans Condensed" fo:font-size="8pt" style:font-name-asian="Fira Sans Condensed" style:font-size-asian="8pt" style:font-name-complex="Fira Sans Condensed" style:font-size-complex="8pt"/>
    </style:style>
    <style:style style:name="ce4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style:font-name="Fira Sans Condensed" style:font-name-asian="Fira Sans Condensed" style:font-name-complex="Fira Sans Condensed"/>
    </style:style>
    <style:style style:name="ce53" style:family="table-cell" style:parent-style-name="Default" style:data-style-name="N1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fo:font-size="5pt" style:font-size-asian="5pt" style:font-size-complex="5pt"/>
    </style:style>
    <style:style style:name="ce62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4165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65" style:family="table-cell" style:parent-style-name="Default" style:data-style-name="N3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4165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66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top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0" style:family="table-cell" style:parent-style-name="Default" style:data-style-name="N125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8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start" fo:margin-left="0.278in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2" style:family="table-cell" style:parent-style-name="Default" style:data-style-name="N125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6" style:family="table-cell" style:parent-style-name="Default" style:data-style-name="N125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7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6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none" style:vertical-align="top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automatic"/>
      <style:paragraph-properties fo:text-align="start" fo:margin-left="0in"/>
      <style:text-properties style:font-name="Fira Sans Condensed" style:font-name-asian="Fira Sans Condensed" style:font-name-complex="Fira Sans Condensed"/>
    </style:style>
    <style:style style:name="ce88" style:family="table-cell" style:parent-style-name="Default" style:data-style-name="N121">
      <style:table-cell-properties fo:border-bottom="none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middle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90" style:family="table-cell" style:parent-style-name="Default" style:data-style-name="N121">
      <style:table-cell-properties fo:border-bottom="0.06pt solid #000000" style:cell-protect="protected" style:print-content="true" style:text-align-source="fix" style:repeat-content="false" fo:border-left="none" fo:padding-bottom="0.0138in" fo:padding-left="0.0138in" fo:padding-right="0in" fo:padding-top="0.0138in" fo:border-right="none" style:shrink-to-fit="true" fo:border-top="0.06pt solid #000000" style:vertical-align="top"/>
      <style:paragraph-properties fo:text-align="end"/>
      <style:text-properties fo:color="#000000" style:font-name="Fira Sans Condensed" fo:font-size="5pt" style:font-name-asian="Fira Sans Condensed" style:font-size-asian="5pt" style:font-name-complex="Fira Sans Condensed" style:font-size-complex="5pt"/>
    </style:style>
    <style:style style:name="ce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5pt" style:font-size-asian="5pt" style:font-size-complex="5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.278in"/>
      <style:text-properties style:font-name="Fira Sans Condensed" style:font-name-asian="Fira Sans Condensed" style:font-name-complex="Fira Sans Condensed"/>
    </style:style>
    <style:style style:name="gr1" style:family="graphic">
      <style:graphic-properties draw:stroke="none" draw:fill="solid" draw:fill-color="#000000" draw:opacity="100%" fo:min-height="0in" fo:min-width="0in"/>
    </style:style>
    <style:style style:name="gr2" style:family="graphic">
      <style:graphic-properties draw:stroke="solid" svg:stroke-width="0.0035in" svg:stroke-color="#000000" svg:stroke-opacity="100%" draw:stroke-linejoin="round" draw:fill="none" fo:min-height="0in" fo:min-width="0in" fo:padding-top="-0.0051in" fo:padding-bottom="-0.0051in" fo:padding-left="-0.0051in" fo:padding-right="-0.0051in"/>
    </style:style>
    <style:style style:name="gr3" style:family="graphic">
      <style:graphic-properties draw:stroke="solid" svg:stroke-width="0.0098in" svg:stroke-color="#000000" svg:stroke-opacity="100%" draw:stroke-linejoin="round" draw:fill="none" fo:min-height="0in" fo:min-width="0in" fo:padding-top="-0.002in" fo:padding-bottom="-0.002in" fo:padding-left="-0.002in" fo:padding-right="-0.002in"/>
    </style:style>
    <style:style style:name="gr4" style:family="graphic">
      <style:graphic-properties draw:stroke="solid" svg:stroke-width="0.0051in" svg:stroke-color="#333333" svg:stroke-opacity="100%" draw:stroke-linejoin="round" draw:fill="none" fo:min-height="0in" fo:min-width="0in" fo:padding-top="-0.0043in" fo:padding-bottom="-0.0043in" fo:padding-left="-0.0043in" fo:padding-right="-0.0043in"/>
    </style:style>
    <style:style style:name="P1" style:family="paragraph">
      <loext:graphic-properties draw:fill="solid" draw:fill-color="#000000" draw:opacity="100%"/>
    </style:style>
    <style:style style:name="P2" style:family="paragraph">
      <loext:graphic-properties draw:fill="none"/>
    </style:style>
    <style:style style:name="T1" style:family="text">
      <style:text-properties fo:color="#000000" style:font-name="F1" fo:font-size="11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F1" fo:font-size="11pt" fo:font-weight="normal" style:text-line-through-type="none" fo:font-style="normal" style:text-outline="false" fo:text-shadow="none" style:font-name-asian="Times New Roman1" style:font-name-complex="Times New Roman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color="#000000" style:font-name="F1" fo:font-size="11pt" fo:font-weight="normal" style:text-line-through-type="none" fo:font-style="normal" style:text-outline="false" fo:text-shadow="none" style:font-name-asian="Times New Roman1" style:font-name-complex="Times New Roman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F1" fo:font-size="10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F1" fo:font-size="11pt" fo:font-weight="bold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313131" style:font-name="F1" fo:font-size="10pt" fo:font-weight="bold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313131" style:font-name="F1" fo:font-size="10pt" fo:font-weight="bold" style:text-underline-style="none" style:text-underline-color="font-color" style:text-line-through-type="none" fo:font-style="normal" style:text-outline="false" fo:text-shadow="none" style:text-position="33% 58%" style:font-name-asian="Times New Roman1" style:font-name-complex="Times New Roman1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fo:color="#313131" style:font-name="F1" fo:font-size="10pt" fo:font-weight="bold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fo:color="#313131" style:font-name="F1" fo:font-size="10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color="#313131" style:font-name="F1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weight-asian="normal" style:font-weight-complex="normal" style:font-style-asian="normal" style:font-style-complex="normal" fo:font-size="9pt" style:font-size-asian="9pt" style:font-size-complex="9pt"/>
    </style:style>
    <style:style style:name="T11" style:family="text">
      <style:text-properties fo:color="#313131" style:font-name="F1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weight-asian="normal" style:font-weight-complex="normal" style:font-style-asian="normal" style:font-style-complex="normal" fo:font-size="10pt" style:font-size-asian="10pt" style:font-size-complex="10pt"/>
    </style:style>
    <style:style style:name="T12" style:family="text">
      <style:text-properties fo:color="#383838" style:font-name="F1" fo:font-size="9pt" fo:font-weight="bold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bold" style:font-weight-complex="bold" style:font-style-asian="normal" style:font-style-complex="normal"/>
    </style:style>
    <style:style style:name="T13" style:family="text">
      <style:text-properties fo:color="#343434" style:font-name="F1" fo:font-size="9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14" style:family="text">
      <style:text-properties fo:color="#343434" style:font-name="F1" fo:font-size="9pt" fo:font-weight="normal" style:text-underline-style="solid" style:text-underline-width="auto" style:text-underline-color="font-color" style:text-line-through-type="none" fo:font-style="normal" style:text-outline="false" fo:text-shadow="none" style:text-position="33% 58%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15" style:family="text">
      <style:text-properties fo:color="#383838" style:font-name="F" fo:font-size="13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13pt" style:font-weight-asian="normal" style:font-weight-complex="normal" style:font-style-asian="normal" style:font-style-complex="normal"/>
    </style:style>
    <style:style style:name="T16" style:family="text">
      <style:text-properties fo:color="#383838" style:font-name="F1" fo:font-size="9pt" fo:font-weight="normal" style:text-underline-style="solid" style:text-underline-width="auto" style:text-underline-color="font-color" style:text-line-through-type="none" fo:font-style="normal" style:text-outline="false" fo:text-shadow="none" style:text-position="33% 58%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17" style:family="text">
      <style:text-properties fo:color="#383838" fo:font-weight="normal" style:text-underline-style="solid" style:text-underline-width="auto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F" fo:font-size="13pt" style:font-name-asian="Arial" style:font-name-complex="Arial" style:font-size-asian="13pt" style:font-size-complex="13pt"/>
    </style:style>
    <style:style style:name="T18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" fo:font-size="13pt" style:font-name-asian="Arial" style:font-name-complex="Arial" style:font-size-asian="13pt" style:font-size-complex="13pt" style:text-underline-style="none" style:text-underline-color="font-color"/>
    </style:style>
    <style:style style:name="T19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1" fo:font-size="9pt" style:text-underline-style="solid" style:text-underline-width="auto" style:text-underline-color="font-color" style:text-position="33% 58%" style:font-name-asian="Times New Roman1" style:font-name-complex="Times New Roman1" style:font-size-asian="9pt" style:font-size-complex="9pt"/>
    </style:style>
    <style:style style:name="T20" style:family="text">
      <style:text-properties fo:color="#383838" style:font-name="F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21" style:family="text">
      <style:text-properties fo:color="#383838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F1" fo:font-size="9pt" style:font-name-asian="Times New Roman1" style:font-name-complex="Times New Roman1" style:font-size-asian="9pt" style:font-size-complex="9pt"/>
    </style:style>
    <style:style style:name="T22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1" fo:font-size="9pt" style:font-name-asian="Times New Roman1" style:font-name-complex="Times New Roman1" style:font-size-asian="9pt" style:font-size-complex="9pt" style:text-underline-style="solid" style:text-underline-width="auto" style:text-underline-color="font-color" style:text-position="33% 58%"/>
    </style:style>
    <style:style style:name="T23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1" fo:font-size="9pt" style:font-name-asian="Times New Roman1" style:font-name-complex="Times New Roman1" style:font-size-asian="9pt" style:font-size-complex="9pt" style:text-position="33% 58%" style:text-underline-style="none" style:text-underline-color="font-color"/>
    </style:style>
    <style:style style:name="T24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text-position="33% 58%" style:text-underline-style="none" style:text-underline-color="font-color" style:font-name="F" fo:font-size="8pt" style:font-name-asian="Arial" style:font-name-complex="Arial" style:font-size-asian="8pt" style:font-size-complex="8pt"/>
    </style:style>
    <style:style style:name="T25" style:family="text">
      <style:text-properties fo:color="#383838" style:font-name="F1" fo:font-size="9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26" style:family="text">
      <style:text-properties fo:color="#383838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F" fo:font-size="8pt" style:font-name-asian="Arial" style:font-name-complex="Arial" style:font-size-asian="8pt" style:font-size-complex="8pt"/>
    </style:style>
    <style:style style:name="T27" style:family="text">
      <style:text-properties fo:color="#383838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F1" style:font-name-asian="Times New Roman1" style:font-name-complex="Times New Roman1" fo:font-size="10pt" style:font-size-asian="10pt" style:font-size-complex="10pt"/>
    </style:style>
    <style:style style:name="T28" style:family="text">
      <style:text-properties fo:color="#383838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F" fo:font-size="13pt" style:text-position="-33% 58%" style:font-name-asian="Arial" style:font-name-complex="Arial" style:font-size-asian="13pt" style:font-size-complex="13pt"/>
    </style:style>
    <style:style style:name="T29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" style:font-name-asian="Arial" style:font-name-complex="Arial" fo:font-size="8pt" style:text-underline-style="solid" style:text-underline-width="auto" style:text-underline-color="font-color" style:font-size-asian="8pt" style:font-size-complex="8pt"/>
    </style:style>
    <style:style style:name="T30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" style:font-name-asian="Arial" style:font-name-complex="Arial" fo:font-size="8pt" style:font-size-asian="8pt" style:font-size-complex="8pt" style:text-underline-style="none" style:text-underline-color="font-color"/>
    </style:style>
    <style:style style:name="T31" style:family="text">
      <style:text-properties fo:color="#383838" fo:font-weight="normal" style:text-line-through-type="none" fo:font-style="normal" style:text-outline="false" fo:text-shadow="none" style:font-weight-asian="normal" style:font-weight-complex="normal" style:font-style-asian="normal" style:font-style-complex="normal" style:font-name="F1" fo:font-size="9pt" style:text-underline-style="solid" style:text-underline-width="auto" style:text-underline-color="font-color" style:text-position="-33% 58%" style:font-name-asian="Times New Roman1" style:font-name-complex="Times New Roman1" style:font-size-asian="9pt" style:font-size-complex="9pt"/>
    </style:style>
    <style:style style:name="T32" style:family="text">
      <style:text-properties fo:color="#383838" style:font-name="F1" fo:font-size="9pt" fo:font-weight="normal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33" style:family="text">
      <style:text-properties fo:color="#383838" style:font-name="F1" fo:font-size="9pt" fo:font-weight="normal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 style:text-underline-style="none" style:text-underline-color="font-color"/>
    </style:style>
    <style:style style:name="T34" style:family="text">
      <style:text-properties fo:color="#383838" style:font-name="F1" fo:font-size="9pt" fo:font-weight="normal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5" style:family="text">
      <style:text-properties fo:color="#343434" style:font-name="F" fo:font-size="7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7pt" style:font-size-complex="7pt" style:font-weight-asian="normal" style:font-weight-complex="normal" style:font-style-asian="normal" style:font-style-complex="normal"/>
    </style:style>
    <style:style style:name="T36" style:family="text">
      <style:text-properties style:font-name="F" fo:font-size="7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7pt" style:font-size-complex="7pt" style:font-weight-asian="normal" style:font-weight-complex="normal" style:font-style-asian="normal" style:font-style-complex="normal" fo:color="#8e8e8e"/>
    </style:style>
    <style:style style:name="T37" style:family="text">
      <style:text-properties fo:color="#343434" style:font-name="F" fo:font-size="13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3pt" style:font-size-complex="13pt" style:font-weight-asian="normal" style:font-weight-complex="normal" style:font-style-asian="normal" style:font-style-complex="normal"/>
    </style:style>
    <style:style style:name="T38" style:family="text">
      <style:text-properties fo:color="#383838" style:font-name="F1" fo:font-size="9pt" fo:font-weight="bold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bold" style:font-weight-complex="bold" style:font-style-asian="normal" style:font-style-complex="normal"/>
    </style:style>
    <style:style style:name="T39" style:family="text">
      <style:text-properties fo:color="#343434" style:font-name="F1" fo:font-size="12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40" style:family="text">
      <style:text-properties fo:color="#313131" style:font-name="F" fo:font-size="15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5pt" style:font-size-complex="15pt" style:font-weight-asian="normal" style:font-weight-complex="normal" style:font-style-asian="normal" style:font-style-complex="normal"/>
    </style:style>
    <style:style style:name="T41" style:family="text">
      <style:text-properties fo:color="#313131" style:font-name="F1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fo:color="#313131" style:font-name="F" fo:font-size="13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3pt" style:font-size-complex="13pt" style:font-weight-asian="normal" style:font-weight-complex="normal" style:font-style-asian="normal" style:font-style-complex="normal"/>
    </style:style>
    <style:style style:name="T43" style:family="text">
      <style:text-properties fo:color="#313131" style:font-name="F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weight-asian="normal" style:font-weight-complex="normal" style:font-style-asian="normal" style:font-style-complex="normal" fo:font-size="9pt" style:text-position="33% 58%" style:font-size-asian="9pt" style:font-size-complex="9pt"/>
    </style:style>
    <style:style style:name="T44" style:family="text">
      <style:text-properties fo:color="#313131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position="33% 58%" style:font-name="F1" fo:font-size="10pt" style:font-name-asian="Times New Roman1" style:font-name-complex="Times New Roman1" style:font-size-asian="10pt" style:font-size-complex="10pt"/>
    </style:style>
    <style:style style:name="T45" style:family="text">
      <style:text-properties fo:color="#313131" style:font-name="F1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Times New Roman1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343434" style:font-name="F1" fo:font-size="9pt" fo:font-weight="normal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47" style:family="text">
      <style:text-properties fo:color="#383838" style:font-name="F1" fo:font-size="9pt" fo:font-weight="normal" style:text-underline-style="none" style:text-underline-color="font-color" style:text-line-through-type="none" fo:font-style="normal" style:text-outline="false" fo:text-shadow="none" style:text-position="33% 58%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48" style:family="text">
      <style:text-properties fo:color="#000000" style:font-name="F1" fo:font-size="9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normal" style:font-weight-complex="normal" style:font-style-asian="normal" style:font-style-complex="normal"/>
    </style:style>
    <style:style style:name="T49" style:family="text">
      <style:text-properties fo:color="#000000" style:font-name="F1" fo:font-size="9pt" fo:font-weight="bold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bold" style:font-weight-complex="bold" style:font-style-asian="normal" style:font-style-complex="normal"/>
    </style:style>
    <style:style style:name="T50" style:family="text">
      <style:text-properties fo:color="#000000" style:font-name="F1" fo:font-size="9pt" fo:font-weight="bold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9pt" style:font-size-complex="9pt" style:font-weight-asian="bold" style:font-weight-complex="bold" style:font-style-asian="normal" style:font-style-complex="normal"/>
    </style:style>
    <style:style style:name="T51" style:family="text">
      <style:text-properties fo:color="#000000" style:font-name="F1" fo:font-size="8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8pt" style:font-size-complex="8pt" style:font-weight-asian="normal" style:font-weight-complex="normal" style:font-style-asian="normal" style:font-style-complex="normal"/>
    </style:style>
    <style:style style:name="T52" style:family="text">
      <style:text-properties fo:color="#000000" style:font-name="F1" fo:font-size="7pt" fo:font-weight="bold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7pt" style:font-size-complex="7pt" style:font-weight-asian="bold" style:font-weight-complex="bold" style:font-style-asian="normal" style:font-style-complex="normal"/>
    </style:style>
    <style:style style:name="T53" style:family="text">
      <style:text-properties fo:color="#000000" style:font-name="F1" fo:font-size="7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7pt" style:font-size-complex="7pt" style:font-weight-asian="normal" style:font-weight-complex="normal" style:font-style-asian="normal" style:font-style-complex="normal"/>
    </style:style>
    <style:style style:name="T54" style:family="text">
      <style:text-properties fo:color="#000000" style:font-name="F1" fo:font-size="7pt" fo:font-weight="normal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7pt" style:font-size-complex="7pt" style:font-weight-asian="normal" style:font-weight-complex="normal" style:font-style-asian="normal" style:font-style-complex="normal"/>
    </style:style>
    <style:style style:name="T55" style:family="text">
      <style:text-properties fo:color="#000000" style:font-name="F1" fo:font-size="7pt" fo:font-weight="bold" style:text-underline-style="solid" style:text-underline-width="auto" style:text-underline-color="font-color" style:text-line-through-type="none" fo:font-style="normal" style:text-outline="false" fo:text-shadow="none" style:font-name-asian="Times New Roman1" style:font-name-complex="Times New Roman1" style:font-size-asian="7pt" style:font-size-complex="7pt" style:font-weight-asian="bold" style:font-weight-complex="bold" style:font-style-asian="normal" style:font-style-complex="normal"/>
    </style:style>
    <style:style style:name="T56" style:family="text">
      <style:text-properties fo:color="#000000" style:font-name="F" fo:font-size="9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9pt" style:font-size-complex="9pt" style:font-weight-asian="bold" style:font-weight-complex="bold" style:font-style-asian="normal" style:font-style-complex="normal"/>
    </style:style>
    <style:style style:name="T57" style:family="text">
      <style:text-properties fo:color="#000000" style:font-name="F1" fo:font-size="6pt" fo:font-weight="normal" style:text-underline-style="none" style:text-underline-color="font-color" style:text-line-through-type="none" fo:font-style="normal" style:text-outline="false" fo:text-shadow="none" style:font-name-asian="Times New Roman1" style:font-name-complex="Times New Roman1" style:font-size-asian="6pt" style:font-size-complex="6pt" style:font-weight-asian="normal" style:font-weight-complex="normal" style:font-style-asian="normal" style:font-style-complex="normal"/>
    </style:style>
    <style:style style:name="T58" style:family="text">
      <style:text-properties fo:color="#000000" style:font-name="F" fo:font-size="6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6pt" style:font-size-complex="6pt" style:font-weight-asian="bold" style:font-weight-complex="bold" style:font-style-asian="normal" style:font-style-complex="normal"/>
    </style:style>
    <style:style style:name="T59" style:family="text">
      <style:text-properties fo:color="#000000" style:font-name="F" fo:font-size="6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6pt" style:font-size-complex="6pt" style:font-weight-asian="normal" style:font-weight-complex="normal" style:font-style-asian="normal" style:font-style-complex="normal"/>
    </style:style>
    <style:style style:name="T60" style:family="text">
      <style:text-properties fo:color="#000000" style:font-name="F" fo:font-size="6pt" fo:font-weight="normal" style:text-underline-style="solid" style:text-underline-width="auto" style:text-underline-color="font-color" style:text-line-through-type="none" fo:font-style="normal" style:text-outline="false" fo:text-shadow="none" style:font-name-asian="Arial" style:font-name-complex="Arial" style:font-size-asian="6pt" style:font-size-complex="6pt" style:font-weight-asian="normal" style:font-weight-complex="normal" style:font-style-asian="normal" style:font-style-complex="normal"/>
    </style:style>
    <style:style style:name="T61" style:family="text">
      <style:text-properties fo:color="#000000" style:font-name="F" fo:font-size="6pt" fo:font-weight="normal" style:text-line-through-type="none" fo:font-style="normal" style:text-outline="false" fo:text-shadow="none" style:font-name-asian="Arial" style:font-name-complex="Arial" style:font-size-asian="6pt" style:font-size-complex="6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62" style:family="text">
      <style:text-properties fo:color="#000000" style:font-name="F" fo:font-size="6pt" fo:font-weight="normal" style:text-line-through-type="none" fo:font-style="normal" style:text-outline="false" fo:text-shadow="none" style:font-name-asian="Arial" style:font-name-complex="Arial" style:font-size-asian="6pt" style:font-size-complex="6pt" style:font-weight-asian="normal" style:font-weight-complex="normal" style:font-style-asian="normal" style:font-style-complex="normal" style:text-underline-style="none" style:text-underline-color="font-color"/>
    </style:style>
    <style:style style:name="T63" style:family="text">
      <style:text-properties fo:color="#000000" style:font-name="F" fo:font-size="8pt" fo:font-weight="normal" style:text-underline-style="none" style:text-underline-color="font-color" style:text-line-through-type="none" fo:font-style="normal" style:text-outline="false" fo:text-shadow="none" style:font-name-asian="IBM Plex Sans Condensed Medium2" style:font-name-complex="IBM Plex Sans Condensed Medium2" style:font-size-asian="8pt" style:font-size-complex="8pt" style:font-weight-asian="normal" style:font-weight-complex="normal" style:font-style-asian="normal" style:font-style-complex="normal"/>
    </style:style>
    <style:style style:name="T64" style:family="text">
      <style:text-properties style:use-window-font-color="true" style:font-name="IBM Plex Sans Condensed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5" style:family="text">
      <style:text-properties style:use-window-font-color="true" style:font-name="IBM Plex Sans Condensed1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6" style:family="text">
      <style:text-properties fo:color="#000000" style:font-name="F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IBM Plex Sans Condensed" style:font-name-complex="IBM Plex Sans Condensed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08-202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SSETS</text:p>
          </table:table-cell>
          <table:table-cell table:style-name="ce2" table:number-columns-repeated="11"/>
          <table:table-cell table:number-columns-repeated="16372"/>
        </table:table-row>
        <table:table-row table:style-name="ro1">
          <table:table-cell table:style-name="ce4" office:value-type="string" calcext:value-type="string">
            <text:p>Cash and Cash Equivalents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Restricted Cash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Grants Receiv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Prepaid Expenses and Deposits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5" table:number-columns-repeated="6"/>
          <table:table-cell table:number-columns-repeated="16377"/>
        </table:table-row>
        <table:table-row table:style-name="ro1">
          <table:table-cell table:style-name="ce6" office:value-type="string" calcext:value-type="string">
            <text:p>LONG-TERM ASSETS</text:p>
          </table:table-cell>
          <table:table-cell table:style-name="ce6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Intracompany Receiv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Property, Plant, and Equipment, Net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5" office:value-type="string" calcext:value-type="string">
            <text:p>Total Long-Term Assets</text:p>
          </table:table-cell>
          <table:table-cell table:style-name="ce5" table:number-columns-repeated="6"/>
          <table:table-cell table:number-columns-repeated="16377"/>
        </table:table-row>
        <table:table-row table:style-name="ro1">
          <table:table-cell table:style-name="ce7" office:value-type="string" calcext:value-type="string">
            <text:p>Total Assets</text:p>
          </table:table-cell>
          <table:table-cell table:style-name="ce7" table:number-columns-repeated="6"/>
          <table:table-cell table:number-columns-repeated="16377"/>
        </table:table-row>
        <table:table-row table:style-name="ro1">
          <table:table-cell table:style-name="ce8" table:number-columns-repeated="7"/>
          <table:table-cell table:number-columns-repeated="16377"/>
        </table:table-row>
        <table:table-row table:style-name="ro1">
          <table:table-cell table:style-name="ce9" office:value-type="string" calcext:value-type="string">
            <text:p>LIABILITIES AND NET ASSETS</text:p>
          </table:table-cell>
          <table:table-cell table:style-name="ce9" table:number-columns-repeated="6"/>
          <table:table-cell table:number-columns-repeated="16377"/>
        </table:table-row>
        <table:table-row table:style-name="ro1">
          <table:table-cell table:style-name="ce6" office:value-type="string" calcext:value-type="string">
            <text:p>CURRENT LIABILITIES</text:p>
          </table:table-cell>
          <table:table-cell table:style-name="ce6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Accounts Payable and Accrued Liabilities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ferred Revenues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Current Portion of Loans Pay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5" office:value-type="string" calcext:value-type="string">
            <text:p>Total Current Liabilities</text:p>
          </table:table-cell>
          <table:table-cell table:style-name="ce5" table:number-columns-repeated="6"/>
          <table:table-cell table:number-columns-repeated="16377"/>
        </table:table-row>
        <table:table-row table:style-name="ro1">
          <table:table-cell table:style-name="ce6" office:value-type="string" calcext:value-type="string">
            <text:p>LONG-TERM LIABILITIES</text:p>
          </table:table-cell>
          <table:table-cell table:style-name="ce6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Intracompany Pay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Loans Payable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5" office:value-type="string" calcext:value-type="string">
            <text:p>Total Long-Term Liabilities</text:p>
          </table:table-cell>
          <table:table-cell table:style-name="ce5" table:number-columns-repeated="6"/>
          <table:table-cell table:number-columns-repeated="16377"/>
        </table:table-row>
        <table:table-row table:style-name="ro1">
          <table:table-cell table:style-name="ce6" office:value-type="string" calcext:value-type="string">
            <text:p>NET ASSETS (DEFICIT)</text:p>
          </table:table-cell>
          <table:table-cell table:style-name="ce6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Without Donor Restriction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>
            <text:p>With Donor Restriction</text:p>
          </table:table-cell>
          <table:table-cell table:style-name="ce4" table:number-columns-repeated="6"/>
          <table:table-cell table:number-columns-repeated="16377"/>
        </table:table-row>
        <table:table-row table:style-name="ro1">
          <table:table-cell table:style-name="ce10" office:value-type="string" calcext:value-type="string">
            <text:p>Total Net Assets (Deficit)</text:p>
          </table:table-cell>
          <table:table-cell table:style-name="ce10" table:number-columns-repeated="6"/>
          <table:table-cell table:number-columns-repeated="16377"/>
        </table:table-row>
        <table:table-row table:style-name="ro1">
          <table:table-cell table:style-name="ce11" office:value-type="string" calcext:value-type="string">
            <text:p>Total Liabilities And Net Assets</text:p>
          </table:table-cell>
          <table:table-cell table:style-name="ce11" table:number-columns-repeated="6"/>
          <table:table-cell table:number-columns-repeated="16377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08_&amp;_2009" table:style-name="ta2">
        <table:table-column table:style-name="co2" table:number-columns-repeated="9" table:default-cell-style-name="ce1"/>
        <table:table-column table:style-name="co2" table:visibility="collapse" table:number-columns-repeated="2" table:default-cell-style-name="ce1"/>
        <table:table-column table:style-name="co2" table:number-columns-repeated="16373" table:default-cell-style-name="ce1"/>
        <table:table-row table:style-name="ro2">
          <table:table-cell table:style-name="ce294" office:value-type="string" calcext:value-type="string" table:number-columns-spanned="2" table:number-rows-spanned="1">
            <text:p>CURRENT ASSETS</text:p>
          </table:table-cell>
          <table:covered-table-cell>
            <draw:custom-shape draw:z-index="0" draw:name="Shape 5" draw:style-name="gr1" draw:text-style-name="P1" svg:width="16.9335in" svg:height="0.0075in" svg:x="0.4524in" svg:y="0.2102in">
              <text:p/>
              <draw:enhanced-geometry svg:viewBox="0 0 5931535 12700" draw:text-areas="?f8 ?f10 ?f9 ?f11" draw:type="non-primitive" draw:enhanced-path="M 5931395 12204 L 0 12204 0 0 5931395 0 5931395 12204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931535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table-cell table:style-name="ce295" office:value-type="string" calcext:value-type="string" table:number-columns-spanned="9" table:number-rows-spanned="1">
            <text:p>ASSETS</text:p>
          </table:table-cell>
          <table:covered-table-cell table:number-columns-repeated="8"/>
          <table:table-cell table:style-name="ce296" office:value-type="string" calcext:value-type="string" table:number-columns-spanned="18" table:number-rows-spanned="1">
            <text:p>        2009        <text:span text:style-name="T5">         </text:span>        2008        </text:p>
          </table:table-cell>
          <table:covered-table-cell table:number-columns-repeated="17"/>
          <table:table-cell table:style-name="ce250" table:number-columns-spanned="4" table:number-rows-spanned="1"/>
          <table:covered-table-cell table:number-columns-repeated="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Cash and equivalents</text:p>
          </table:table-cell>
          <table:covered-table-cell table:number-columns-repeated="11"/>
          <table:table-cell table:style-name="ce289" office:value-type="float" office:value="4525789" calcext:value-type="float" table:number-columns-spanned="7" table:number-rows-spanned="1">
            <text:p>$ 4,525,789</text:p>
          </table:table-cell>
          <table:covered-table-cell table:number-columns-repeated="6"/>
          <table:table-cell table:style-name="ce297" office:value-type="float" office:value="1320" calcext:value-type="float" table:number-columns-spanned="14" table:number-rows-spanned="1">
            <text:p>$ 1,320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Cash and equivalents - restricted</text:p>
          </table:table-cell>
          <table:covered-table-cell table:number-columns-repeated="11"/>
          <table:table-cell table:style-name="ce283" office:value-type="float" office:value="90000" calcext:value-type="float" table:number-columns-spanned="7" table:number-rows-spanned="1">
            <text:p>90,000</text:p>
          </table:table-cell>
          <table:covered-table-cell table:number-columns-repeated="6"/>
          <table:table-cell table:style-name="ce8" table:number-columns-spanned="14" table:number-rows-spanned="1"/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Investments</text:p>
          </table:table-cell>
          <table:covered-table-cell table:number-columns-repeated="11"/>
          <table:table-cell table:style-name="ce286" office:value-type="float" office:value="1000123" calcext:value-type="float" table:number-columns-spanned="7" table:number-rows-spanned="1">
            <text:p>1,000,123</text:p>
          </table:table-cell>
          <table:covered-table-cell table:number-columns-repeated="6"/>
          <table:table-cell table:style-name="ce8" table:number-columns-spanned="14" table:number-rows-spanned="1"/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Accounts receivable</text:p>
          </table:table-cell>
          <table:covered-table-cell table:number-columns-repeated="11"/>
          <table:table-cell table:style-name="ce293" office:value-type="float" office:value="689432" calcext:value-type="float" table:number-columns-spanned="7" table:number-rows-spanned="1">
            <text:p>689,432</text:p>
          </table:table-cell>
          <table:covered-table-cell table:number-columns-repeated="6"/>
          <table:table-cell table:style-name="ce455" office:value-type="float" office:value="132089" calcext:value-type="float" table:number-columns-spanned="14" table:number-rows-spanned="1">
            <text:p>132,089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Prepaid expenses and deposits</text:p>
          </table:table-cell>
          <table:covered-table-cell table:number-columns-repeated="11"/>
          <table:table-cell table:style-name="ce378" office:value-type="float" office:value="127932" calcext:value-type="float" table:number-columns-spanned="7" table:number-rows-spanned="1">
            <text:p>127,932</text:p>
          </table:table-cell>
          <table:covered-table-cell table:number-columns-repeated="6"/>
          <table:table-cell table:style-name="ce284" office:value-type="float" office:value="53930" calcext:value-type="float" table:number-columns-spanned="14" table:number-rows-spanned="1">
            <text:p>53,930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285" office:value-type="string" calcext:value-type="string" table:number-columns-spanned="12" table:number-rows-spanned="1">
            <text:p>Total current assets</text:p>
          </table:table-cell>
          <table:covered-table-cell table:number-columns-repeated="11"/>
          <table:table-cell table:style-name="ce286" office:value-type="float" office:value="6433276" calcext:value-type="float" table:number-columns-spanned="7" table:number-rows-spanned="1">
            <text:p>6,433,276</text:p>
          </table:table-cell>
          <table:covered-table-cell table:number-columns-repeated="6"/>
          <table:table-cell table:style-name="ce455" office:value-type="float" office:value="187339" calcext:value-type="float" table:number-columns-spanned="14" table:number-rows-spanned="1">
            <text:p>187,339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237" office:value-type="string" calcext:value-type="string" table:number-columns-spanned="12" table:number-rows-spanned="1">
            <text:p>PROPERTY AND EQUIPMENT - Net</text:p>
          </table:table-cell>
          <table:covered-table-cell table:number-columns-repeated="11"/>
          <table:table-cell table:style-name="ce378" office:value-type="float" office:value="11093436" calcext:value-type="float" table:number-columns-spanned="7" table:number-rows-spanned="1">
            <text:p>11,093,436</text:p>
          </table:table-cell>
          <table:covered-table-cell table:number-columns-repeated="6"/>
          <table:table-cell table:style-name="ce284" office:value-type="float" office:value="4227191" calcext:value-type="float" table:number-columns-spanned="14" table:number-rows-spanned="1">
            <text:p>4,227,191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237" office:value-type="string" calcext:value-type="string" table:number-columns-spanned="12" table:number-rows-spanned="1">
            <text:p>TOTAL ASSETS</text:p>
          </table:table-cell>
          <table:covered-table-cell table:number-columns-repeated="11"/>
          <table:table-cell table:style-name="ce291" office:value-type="float" office:value="17526712" calcext:value-type="float" table:number-columns-spanned="7" table:number-rows-spanned="1">
            <text:p>$ 17,526,712</text:p>
          </table:table-cell>
          <table:covered-table-cell table:number-columns-repeated="6"/>
          <table:table-cell table:style-name="ce292" office:value-type="float" office:value="4414530" calcext:value-type="float" table:number-columns-spanned="14" table:number-rows-spanned="1">
            <text:p>$ 4,414,530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287" office:value-type="string" calcext:value-type="string" table:number-columns-spanned="29" table:number-rows-spanned="1">
            <text:p>LIABILITIES AND NET ASSETS</text:p>
          </table:table-cell>
          <table:covered-table-cell table:number-columns-repeated="28"/>
          <table:table-cell table:style-name="ce509" table:number-columns-spanned="4" table:number-rows-spanned="1"/>
          <table:covered-table-cell table:number-columns-repeated="3"/>
          <table:table-cell table:number-columns-repeated="16351"/>
        </table:table-row>
        <table:table-row table:style-name="ro3">
          <table:table-cell table:style-name="ce237" office:value-type="string" calcext:value-type="string" table:number-columns-spanned="29" table:number-rows-spanned="1">
            <text:p>CURRENT LIABILITIES</text:p>
          </table:table-cell>
          <table:covered-table-cell table:number-columns-repeated="28"/>
          <table:table-cell table:style-name="ce8" table:number-columns-spanned="4" table:number-rows-spanned="1"/>
          <table:covered-table-cell table:number-columns-repeated="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Accounts payable</text:p>
          </table:table-cell>
          <table:covered-table-cell table:number-columns-repeated="11"/>
          <table:table-cell table:style-name="ce289" office:value-type="float" office:value="1578162" calcext:value-type="float" table:number-columns-spanned="7" table:number-rows-spanned="1">
            <text:p>$ 1,578,162</text:p>
          </table:table-cell>
          <table:covered-table-cell table:number-columns-repeated="6"/>
          <table:table-cell table:style-name="ce290" office:value-type="float" office:value="131797" calcext:value-type="float" table:number-columns-spanned="14" table:number-rows-spanned="1">
            <text:p>$ 131,797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Accrued expenses</text:p>
          </table:table-cell>
          <table:covered-table-cell table:number-columns-repeated="11"/>
          <table:table-cell table:style-name="ce283" office:value-type="float" office:value="92726" calcext:value-type="float" table:number-columns-spanned="7" table:number-rows-spanned="1">
            <text:p>92,726</text:p>
          </table:table-cell>
          <table:covered-table-cell table:number-columns-repeated="6"/>
          <table:table-cell table:style-name="ce455" office:value-type="float" office:value="36771" calcext:value-type="float" table:number-columns-spanned="14" table:number-rows-spanned="1">
            <text:p>36,771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Accrued interest</text:p>
          </table:table-cell>
          <table:covered-table-cell table:number-columns-repeated="11"/>
          <table:table-cell table:style-name="ce283" office:value-type="float" office:value="22360" calcext:value-type="float" table:number-columns-spanned="7" table:number-rows-spanned="1">
            <text:p>22,360</text:p>
          </table:table-cell>
          <table:covered-table-cell table:number-columns-repeated="6"/>
          <table:table-cell table:style-name="ce8" table:number-columns-spanned="14" table:number-rows-spanned="1"/>
          <table:covered-table-cell table:number-columns-repeated="13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2" table:number-rows-spanned="1">
            <text:p>Notes payable, current portion</text:p>
          </table:table-cell>
          <table:covered-table-cell table:number-columns-repeated="11"/>
          <table:table-cell table:style-name="ce378" office:value-type="float" office:value="436245" calcext:value-type="float" table:number-columns-spanned="7" table:number-rows-spanned="1">
            <text:p>436,245</text:p>
          </table:table-cell>
          <table:covered-table-cell table:number-columns-repeated="6"/>
          <table:table-cell table:style-name="ce284" office:value-type="float" office:value="100207" calcext:value-type="float" table:number-columns-spanned="14" table:number-rows-spanned="1">
            <text:p>100,207</text:p>
          </table:table-cell>
          <table:covered-table-cell table:number-columns-repeated="13"/>
          <table:table-cell table:number-columns-repeated="16351"/>
        </table:table-row>
        <table:table-row table:style-name="ro3">
          <table:table-cell table:style-name="ce285" office:value-type="string" calcext:value-type="string" table:number-columns-spanned="12" table:number-rows-spanned="1">
            <text:p>Total current liabilities</text:p>
          </table:table-cell>
          <table:covered-table-cell table:number-columns-repeated="11"/>
          <table:table-cell table:style-name="ce286" office:value-type="float" office:value="2129493" calcext:value-type="float" table:number-columns-spanned="7" table:number-rows-spanned="1">
            <text:p>2,129,493</text:p>
          </table:table-cell>
          <table:covered-table-cell table:number-columns-repeated="6"/>
          <table:table-cell table:style-name="ce455" office:value-type="float" office:value="268775" calcext:value-type="float" table:number-columns-spanned="14" table:number-rows-spanned="1">
            <text:p>268,775</text:p>
          </table:table-cell>
          <table:covered-table-cell table:number-columns-repeated="13"/>
          <table:table-cell table:number-columns-repeated="16351"/>
        </table:table-row>
        <table:table-row table:style-name="ro4">
          <table:table-cell table:style-name="ce277" office:value-type="string" calcext:value-type="string" table:number-columns-spanned="29" table:number-rows-spanned="1">
            <text:p>LONG-TERM LIABILITIES</text:p>
            <text:p><text:span text:style-name="T1">Accrued long-term liabililties                                                                                                 2,515,663</text:span></text:p>
            <text:p><text:span text:style-name="T1">Accrued interest                                                                                           23,321</text:span></text:p>
            <text:p><text:span text:style-name="T1">Notes payable                                                                                    </text:span><text:span text:style-name="T2">   14,360,313</text:span><text:span text:style-name="T3">            </text:span><text:span text:style-name="T2">     1,233,742</text:span></text:p>
            <text:p><text:span text:style-name="T1">Total liabilities                                                                            </text:span><text:span text:style-name="T2">   16,513,127</text:span><text:span text:style-name="T3">            </text:span><text:span text:style-name="T2">     4,018,180</text:span></text:p>
          </table:table-cell>
          <table:covered-table-cell table:number-columns-repeated="28"/>
          <table:table-cell table:style-name="ce250" table:number-columns-spanned="4" table:number-rows-spanned="1"/>
          <table:covered-table-cell table:number-columns-repeated="3"/>
          <table:table-cell table:number-columns-repeated="16351"/>
        </table:table-row>
        <table:table-row table:style-name="ro5">
          <table:table-cell table:style-name="ce278" office:value-type="string" calcext:value-type="string" table:number-columns-spanned="29" table:number-rows-spanned="1">
            <text:p>NET ASSETS</text:p>
            <text:p><text:span text:style-name="T1">Unrestricted                                                                                            1,013,585                    393,886</text:span></text:p>
            <text:p><text:span text:style-name="T1">Temporarily restricted                                                                       </text:span><text:span text:style-name="T2">                      </text:span><text:span text:style-name="T3">           </text:span><text:span text:style-name="T2">            2,464</text:span></text:p>
            <text:p><text:span text:style-name="T1">Total net assets                                                                            </text:span><text:span text:style-name="T2">     1,013,585</text:span><text:span text:style-name="T3">            </text:span><text:span text:style-name="T2">        396,350</text:span></text:p>
          </table:table-cell>
          <table:covered-table-cell table:number-columns-repeated="28"/>
          <table:table-cell table:style-name="ce250" table:number-columns-spanned="4" table:number-rows-spanned="1"/>
          <table:covered-table-cell table:number-columns-repeated="3"/>
          <table:table-cell table:number-columns-repeated="16351"/>
        </table:table-row>
        <table:table-row table:style-name="ro3">
          <table:table-cell table:style-name="ce279" office:value-type="string" calcext:value-type="string" table:number-columns-spanned="8" table:number-rows-spanned="1">
            <text:p>TOTAL LIABILITIES AND NET ASSETS</text:p>
          </table:table-cell>
          <table:covered-table-cell table:number-columns-repeated="7"/>
          <table:table-cell table:style-name="ce280" office:value-type="float" office:value="17526712" calcext:value-type="float" table:number-columns-spanned="10" table:number-rows-spanned="1">
            <text:p>$ 17,526,712</text:p>
          </table:table-cell>
          <table:covered-table-cell table:number-columns-repeated="9"/>
          <table:table-cell table:style-name="ce281" office:value-type="float" office:value="4414530" calcext:value-type="float" table:number-columns-spanned="11" table:number-rows-spanned="1">
            <text:p>$ 4,414,530</text:p>
          </table:table-cell>
          <table:covered-table-cell table:number-columns-repeated="10"/>
          <table:table-cell table:style-name="ce509" table:number-columns-spanned="4" table:number-rows-spanned="1"/>
          <table:covered-table-cell table:number-columns-repeated="3"/>
          <table:table-cell table:number-columns-repeated="16351"/>
        </table:table-row>
        <table:table-row table:style-name="ro6">
          <table:table-cell table:style-name="ce282" office:value-type="string" calcext:value-type="string" table:number-columns-spanned="29" table:number-rows-spanned="1">
            <text:p>CONSOLIDATED STATEMENTS OF ACTIVITIES AND CHANGES IN NET ASSETS YEAR ENDED JUNE 30, 2009 AND PERIOD FROM INCEPTION</text:p>
            <text:p>(OCTOBER 16, 2006) THROUGH JUNE 30, 2008</text:p>
          </table:table-cell>
          <table:covered-table-cell table:number-columns-repeated="28"/>
          <table:table-cell table:style-name="ce250" table:number-columns-spanned="4" table:number-rows-spanned="1"/>
          <table:covered-table-cell table:number-columns-repeated="3"/>
          <table:table-cell table:number-columns-repeated="16351"/>
        </table:table-row>
        <table:table-row table:style-name="ro7">
          <table:table-cell table:style-name="ce272" office:value-type="string" calcext:value-type="string" table:number-columns-spanned="12" table:number-rows-spanned="1">
            <text:p>CHANGES IN UNRESTRICTED NET ASSETS:</text:p>
          </table:table-cell>
          <table:covered-table-cell table:number-columns-repeated="11"/>
          <table:table-cell table:style-name="ce273" office:value-type="float" office:value="2009" calcext:value-type="float" table:number-columns-spanned="8" table:number-rows-spanned="1">
            <text:p>2009</text:p>
          </table:table-cell>
          <table:covered-table-cell table:number-columns-repeated="7"/>
          <table:table-cell table:style-name="ce274" office:value-type="float" office:value="2008" calcext:value-type="float" table:number-columns-spanned="13" table:number-rows-spanned="1">
            <text:p>2008</text:p>
          </table:table-cell>
          <table:covered-table-cell table:number-columns-repeated="12"/>
          <table:table-cell table:number-columns-repeated="16351"/>
        </table:table-row>
        <table:table-row table:style-name="ro6">
          <table:table-cell table:style-name="ce258" office:value-type="string" calcext:value-type="string" table:number-columns-spanned="12" table:number-rows-spanned="1">
            <text:p>SUPPORT AND REVENUE</text:p>
            <text:p><text:span text:style-name="T4">Private grants and contributions</text:span></text:p>
          </table:table-cell>
          <table:covered-table-cell table:number-columns-repeated="11"/>
          <table:table-cell table:style-name="ce275" office:value-type="float" office:value="791887" calcext:value-type="float" table:number-columns-spanned="8" table:number-rows-spanned="1">
            <text:p>$ 791,887</text:p>
          </table:table-cell>
          <table:covered-table-cell table:number-columns-repeated="7"/>
          <table:table-cell table:style-name="ce276" office:value-type="float" office:value="405402" calcext:value-type="float" table:number-columns-spanned="13" table:number-rows-spanned="1">
            <text:p>$ 405,402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0" office:value-type="string" calcext:value-type="string" table:number-columns-spanned="12" table:number-rows-spanned="1">
            <text:p>In-kind contributions</text:p>
          </table:table-cell>
          <table:covered-table-cell table:number-columns-repeated="11"/>
          <table:table-cell table:style-name="ce269" office:value-type="float" office:value="156000" calcext:value-type="float" table:number-columns-spanned="8" table:number-rows-spanned="1">
            <text:p>156,000</text:p>
          </table:table-cell>
          <table:covered-table-cell table:number-columns-repeated="7"/>
          <table:table-cell table:style-name="ce257" office:value-type="float" office:value="126118" calcext:value-type="float" table:number-columns-spanned="13" table:number-rows-spanned="1">
            <text:p>126,118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0" office:value-type="string" calcext:value-type="string" table:number-columns-spanned="12" table:number-rows-spanned="1">
            <text:p>Federal revenue</text:p>
            <draw:custom-shape draw:z-index="1" draw:name="Shape 6" draw:style-name="gr1" draw:text-style-name="P1" svg:width="18.1236in" svg:height="0.0055in" svg:x="0.6787in" svg:y="0.074in">
              <text:p/>
              <draw:enhanced-geometry svg:viewBox="0 0 6349365 9525" draw:text-areas="?f8 ?f10 ?f9 ?f11" draw:type="non-primitive" draw:enhanced-path="M 6349009 9131 L 0 9131 0 0 6349009 0 6349009 913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349365"/>
                <draw:equation draw:name="f7" draw:formula="?f4 / 952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covered-table-cell table:number-columns-repeated="11"/>
          <table:table-cell table:style-name="ce269" office:value-type="float" office:value="367023" calcext:value-type="float" table:number-columns-spanned="8" table:number-rows-spanned="1">
            <text:p>367,023</text:p>
          </table:table-cell>
          <table:covered-table-cell table:number-columns-repeated="7"/>
          <table:table-cell table:style-name="ce257" office:value-type="float" office:value="582481" calcext:value-type="float" table:number-columns-spanned="13" table:number-rows-spanned="1">
            <text:p>582,481</text:p>
          </table:table-cell>
          <table:covered-table-cell table:number-columns-repeated="12"/>
          <table:table-cell table:number-columns-repeated="16351"/>
        </table:table-row>
        <table:table-row table:style-name="ro6">
          <table:table-cell table:style-name="ce271" office:value-type="string" calcext:value-type="string" table:number-columns-spanned="12" table:number-rows-spanned="1">
            <text:p>State revenue:</text:p>
            <text:p>State aid portion of general purpose block grant</text:p>
          </table:table-cell>
          <table:covered-table-cell table:number-columns-repeated="11"/>
          <table:table-cell table:style-name="ce404" office:value-type="float" office:value="30690" calcext:value-type="float" table:number-columns-spanned="8" table:number-rows-spanned="1">
            <text:p>30,690</text:p>
          </table:table-cell>
          <table:covered-table-cell table:number-columns-repeated="7"/>
          <table:table-cell table:style-name="ce263" office:value-type="float" office:value="63249" calcext:value-type="float" table:number-columns-spanned="13" table:number-rows-spanned="1">
            <text:p>63,249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2" table:number-rows-spanned="1">
            <text:p>Categorical block grant</text:p>
          </table:table-cell>
          <table:covered-table-cell table:number-columns-repeated="11"/>
          <table:table-cell table:style-name="ce269" office:value-type="float" office:value="216738" calcext:value-type="float" table:number-columns-spanned="8" table:number-rows-spanned="1">
            <text:p>216,738</text:p>
          </table:table-cell>
          <table:covered-table-cell table:number-columns-repeated="7"/>
          <table:table-cell table:style-name="ce257" office:value-type="float" office:value="142653" calcext:value-type="float" table:number-columns-spanned="13" table:number-rows-spanned="1">
            <text:p>142,653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2" table:number-rows-spanned="1">
            <text:p>Lottery revenue</text:p>
          </table:table-cell>
          <table:covered-table-cell table:number-columns-repeated="11"/>
          <table:table-cell table:style-name="ce405" office:value-type="float" office:value="35301" calcext:value-type="float" table:number-columns-spanned="8" table:number-rows-spanned="1">
            <text:p>35,301</text:p>
          </table:table-cell>
          <table:covered-table-cell table:number-columns-repeated="7"/>
          <table:table-cell table:style-name="ce257" office:value-type="float" office:value="17710" calcext:value-type="float" table:number-columns-spanned="13" table:number-rows-spanned="1">
            <text:p>17,710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2" table:number-rows-spanned="1">
            <text:p>All other state revenue</text:p>
          </table:table-cell>
          <table:covered-table-cell table:number-columns-repeated="11"/>
          <table:table-cell table:style-name="ce269" office:value-type="float" office:value="549345" calcext:value-type="float" table:number-columns-spanned="8" table:number-rows-spanned="1">
            <text:p>549,345</text:p>
          </table:table-cell>
          <table:covered-table-cell table:number-columns-repeated="7"/>
          <table:table-cell table:style-name="ce257" office:value-type="float" office:value="178704" calcext:value-type="float" table:number-columns-spanned="13" table:number-rows-spanned="1">
            <text:p>178,704</text:p>
          </table:table-cell>
          <table:covered-table-cell table:number-columns-repeated="12"/>
          <table:table-cell table:number-columns-repeated="16351"/>
        </table:table-row>
        <table:table-row table:style-name="ro6">
          <table:table-cell table:style-name="ce260" office:value-type="string" calcext:value-type="string" table:number-columns-spanned="12" table:number-rows-spanned="1">
            <text:p>Local revenue:</text:p>
            <text:p>Cash in-lieu of property taxes</text:p>
          </table:table-cell>
          <table:covered-table-cell table:number-columns-repeated="11"/>
          <table:table-cell table:style-name="ce270" office:value-type="float" office:value="1672359" calcext:value-type="float" table:number-columns-spanned="8" table:number-rows-spanned="1">
            <text:p>1,672,359</text:p>
          </table:table-cell>
          <table:covered-table-cell table:number-columns-repeated="7"/>
          <table:table-cell table:style-name="ce263" office:value-type="float" office:value="799978" calcext:value-type="float" table:number-columns-spanned="13" table:number-rows-spanned="1">
            <text:p>799,978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2" table:number-rows-spanned="1">
            <text:p>Interest income</text:p>
          </table:table-cell>
          <table:covered-table-cell table:number-columns-repeated="11"/>
          <table:table-cell table:style-name="ce405" office:value-type="float" office:value="4542" calcext:value-type="float" table:number-columns-spanned="8" table:number-rows-spanned="1">
            <text:p>4,542</text:p>
          </table:table-cell>
          <table:covered-table-cell table:number-columns-repeated="7"/>
          <table:table-cell table:style-name="ce266" office:value-type="float" office:value="454" calcext:value-type="float" table:number-columns-spanned="13" table:number-rows-spanned="1">
            <text:p>454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2" table:number-rows-spanned="1">
            <text:p>All other local revenue</text:p>
          </table:table-cell>
          <table:covered-table-cell table:number-columns-repeated="11"/>
          <table:table-cell table:style-name="ce265" office:value-type="float" office:value="12981" calcext:value-type="float" table:number-columns-spanned="8" table:number-rows-spanned="1">
            <text:p>12,981</text:p>
          </table:table-cell>
          <table:covered-table-cell table:number-columns-repeated="7"/>
          <table:table-cell table:style-name="ce417" office:value-type="float" office:value="22918" calcext:value-type="float" table:number-columns-spanned="13" table:number-rows-spanned="1">
            <text:p>22,918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88" office:value-type="string" calcext:value-type="string" table:number-columns-spanned="12" table:number-rows-spanned="1">
            <text:p>Subtotal</text:p>
          </table:table-cell>
          <table:covered-table-cell table:number-columns-repeated="11"/>
          <table:table-cell table:style-name="ce267" office:value-type="float" office:value="3836866" calcext:value-type="float" table:number-columns-spanned="8" table:number-rows-spanned="1">
            <text:p>3,836,866</text:p>
          </table:table-cell>
          <table:covered-table-cell table:number-columns-repeated="7"/>
          <table:table-cell table:style-name="ce268" office:value-type="float" office:value="2339667" calcext:value-type="float" table:number-columns-spanned="13" table:number-rows-spanned="1">
            <text:p>2,339,667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0" office:value-type="string" calcext:value-type="string" table:number-columns-spanned="12" table:number-rows-spanned="1">
            <text:p>Net assets released from restrictions</text:p>
          </table:table-cell>
          <table:covered-table-cell table:number-columns-repeated="11"/>
          <table:table-cell table:style-name="ce265" office:value-type="float" office:value="275480" calcext:value-type="float" table:number-columns-spanned="8" table:number-rows-spanned="1">
            <text:p>275,480</text:p>
          </table:table-cell>
          <table:covered-table-cell table:number-columns-repeated="7"/>
          <table:table-cell table:style-name="ce427" office:value-type="string" calcext:value-type="string" table:number-columns-spanned="13" table:number-rows-spanned="1">
            <text:p>                      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88" office:value-type="string" calcext:value-type="string" table:number-columns-spanned="12" table:number-rows-spanned="1">
            <text:p>Total support and revenue</text:p>
          </table:table-cell>
          <table:covered-table-cell table:number-columns-repeated="11"/>
          <table:table-cell table:style-name="ce265" office:value-type="float" office:value="4112346" calcext:value-type="float" table:number-columns-spanned="8" table:number-rows-spanned="1">
            <text:p>4,112,346</text:p>
          </table:table-cell>
          <table:covered-table-cell table:number-columns-repeated="7"/>
          <table:table-cell table:style-name="ce417" office:value-type="float" office:value="2339667" calcext:value-type="float" table:number-columns-spanned="13" table:number-rows-spanned="1">
            <text:p>2,339,667</text:p>
          </table:table-cell>
          <table:covered-table-cell table:number-columns-repeated="12"/>
          <table:table-cell table:number-columns-repeated="16351"/>
        </table:table-row>
        <table:table-row table:style-name="ro6">
          <table:table-cell table:style-name="ce258" office:value-type="string" calcext:value-type="string" table:number-columns-spanned="29" table:number-rows-spanned="1">
            <text:p>EXPENSES</text:p>
            <text:p>PROGRAM EXPENSES</text:p>
          </table:table-cell>
          <table:covered-table-cell table:number-columns-repeated="28"/>
          <table:table-cell table:style-name="ce509" table:number-columns-spanned="4" table:number-rows-spanned="1"/>
          <table:covered-table-cell table:number-columns-repeated="3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5" table:number-rows-spanned="1">
            <text:p>Educational programs</text:p>
          </table:table-cell>
          <table:covered-table-cell table:number-columns-repeated="14"/>
          <table:table-cell table:style-name="ce417" office:value-type="float" office:value="2839800" calcext:value-type="float" table:number-columns-spanned="5" table:number-rows-spanned="1">
            <text:p>2,839,800</text:p>
          </table:table-cell>
          <table:covered-table-cell table:number-columns-repeated="4"/>
          <table:table-cell table:style-name="ce417" office:value-type="float" office:value="1800994" calcext:value-type="float" table:number-columns-spanned="13" table:number-rows-spanned="1">
            <text:p>1,800,994</text:p>
          </table:table-cell>
          <table:covered-table-cell table:number-columns-repeated="12"/>
          <table:table-cell table:number-columns-repeated="16351"/>
        </table:table-row>
        <table:table-row table:style-name="ro6">
          <table:table-cell table:style-name="ce262" office:value-type="string" calcext:value-type="string" table:number-columns-spanned="15" table:number-rows-spanned="1">
            <text:p>SUPPORTING SERVICES</text:p>
            <text:p><text:span text:style-name="T4">Site support</text:span></text:p>
          </table:table-cell>
          <table:covered-table-cell table:number-columns-repeated="14"/>
          <table:table-cell table:style-name="ce404" office:value-type="float" office:value="198060" calcext:value-type="float" table:number-columns-spanned="5" table:number-rows-spanned="1">
            <text:p>198,060</text:p>
          </table:table-cell>
          <table:covered-table-cell table:number-columns-repeated="4"/>
          <table:table-cell table:style-name="ce263" office:value-type="float" office:value="144787" calcext:value-type="float" table:number-columns-spanned="13" table:number-rows-spanned="1">
            <text:p>144,787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5" table:number-rows-spanned="1">
            <text:p>Development and expansion</text:p>
          </table:table-cell>
          <table:covered-table-cell table:number-columns-repeated="14"/>
          <table:table-cell table:style-name="ce405" office:value-type="float" office:value="300165" calcext:value-type="float" table:number-columns-spanned="5" table:number-rows-spanned="1">
            <text:p>300,165</text:p>
          </table:table-cell>
          <table:covered-table-cell table:number-columns-repeated="4"/>
          <table:table-cell table:style-name="ce8" table:number-columns-spanned="13" table:number-rows-spanned="1"/>
          <table:covered-table-cell table:number-columns-repeated="12"/>
          <table:table-cell table:number-columns-repeated="16351"/>
        </table:table-row>
        <table:table-row table:style-name="ro7">
          <table:table-cell table:style-name="ce264" office:value-type="string" calcext:value-type="string" table:number-columns-spanned="15" table:number-rows-spanned="1">
            <text:p>Management and general</text:p>
          </table:table-cell>
          <table:covered-table-cell table:number-columns-repeated="14"/>
          <table:table-cell table:style-name="ce417" office:value-type="float" office:value="154622" calcext:value-type="float" table:number-columns-spanned="5" table:number-rows-spanned="1">
            <text:p>154,622</text:p>
          </table:table-cell>
          <table:covered-table-cell table:number-columns-repeated="4"/>
          <table:table-cell table:style-name="ce427" office:value-type="string" calcext:value-type="string" table:number-columns-spanned="13" table:number-rows-spanned="1">
            <text:p>                      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88" office:value-type="string" calcext:value-type="string" table:number-columns-spanned="15" table:number-rows-spanned="1">
            <text:p>Total supporting services</text:p>
          </table:table-cell>
          <table:covered-table-cell table:number-columns-repeated="14"/>
          <table:table-cell table:style-name="ce417" office:value-type="float" office:value="652847" calcext:value-type="float" table:number-columns-spanned="5" table:number-rows-spanned="1">
            <text:p>652,847</text:p>
          </table:table-cell>
          <table:covered-table-cell table:number-columns-repeated="4"/>
          <table:table-cell table:style-name="ce417" office:value-type="float" office:value="144787" calcext:value-type="float" table:number-columns-spanned="13" table:number-rows-spanned="1">
            <text:p>144,787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88" office:value-type="string" calcext:value-type="string" table:number-columns-spanned="15" table:number-rows-spanned="1">
            <text:p>Total expenses</text:p>
          </table:table-cell>
          <table:covered-table-cell table:number-columns-repeated="14"/>
          <table:table-cell table:style-name="ce417" office:value-type="float" office:value="3492647" calcext:value-type="float" table:number-columns-spanned="5" table:number-rows-spanned="1">
            <text:p>3,492,647</text:p>
          </table:table-cell>
          <table:covered-table-cell table:number-columns-repeated="4"/>
          <table:table-cell table:style-name="ce417" office:value-type="float" office:value="1945781" calcext:value-type="float" table:number-columns-spanned="13" table:number-rows-spanned="1">
            <text:p>1,945,781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58" office:value-type="string" calcext:value-type="string" table:number-columns-spanned="15" table:number-rows-spanned="1">
            <text:p>Increase in Unrestricted Net Assets</text:p>
          </table:table-cell>
          <table:covered-table-cell table:number-columns-repeated="14"/>
          <table:table-cell table:style-name="ce417" office:value-type="float" office:value="619699" calcext:value-type="float" table:number-columns-spanned="5" table:number-rows-spanned="1">
            <text:p>619,699</text:p>
          </table:table-cell>
          <table:covered-table-cell table:number-columns-repeated="4"/>
          <table:table-cell table:style-name="ce417" office:value-type="float" office:value="393886" calcext:value-type="float" table:number-columns-spanned="13" table:number-rows-spanned="1">
            <text:p>393,886</text:p>
          </table:table-cell>
          <table:covered-table-cell table:number-columns-repeated="12"/>
          <table:table-cell table:number-columns-repeated="16351"/>
        </table:table-row>
        <table:table-row table:style-name="ro6">
          <table:table-cell table:style-name="ce258" office:value-type="string" calcext:value-type="string" table:number-columns-spanned="15" table:number-rows-spanned="1">
            <text:p>CHANGES IN TEMPORARILY RESTRICTED NET ASSETS:</text:p>
            <text:p><text:span text:style-name="T4">State revenue</text:span></text:p>
          </table:table-cell>
          <table:covered-table-cell table:number-columns-repeated="14"/>
          <table:table-cell table:style-name="ce404" office:value-type="float" office:value="159975" calcext:value-type="float" table:number-columns-spanned="5" table:number-rows-spanned="1">
            <text:p>159,975</text:p>
          </table:table-cell>
          <table:covered-table-cell table:number-columns-repeated="4"/>
          <table:table-cell table:style-name="ce259" office:value-type="float" office:value="2464" calcext:value-type="float" table:number-columns-spanned="13" table:number-rows-spanned="1">
            <text:p>2,464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60" office:value-type="string" calcext:value-type="string" table:number-columns-spanned="15" table:number-rows-spanned="1">
            <text:p>Federal revenue</text:p>
          </table:table-cell>
          <table:covered-table-cell table:number-columns-repeated="14"/>
          <table:table-cell table:style-name="ce405" office:value-type="float" office:value="113041" calcext:value-type="float" table:number-columns-spanned="5" table:number-rows-spanned="1">
            <text:p>113,041</text:p>
          </table:table-cell>
          <table:covered-table-cell table:number-columns-repeated="4"/>
          <table:table-cell table:style-name="ce8" table:number-columns-spanned="13" table:number-rows-spanned="1"/>
          <table:covered-table-cell table:number-columns-repeated="12"/>
          <table:table-cell table:number-columns-repeated="16351"/>
        </table:table-row>
        <table:table-row table:style-name="ro7">
          <table:table-cell table:style-name="ce260" office:value-type="string" calcext:value-type="string" table:number-columns-spanned="15" table:number-rows-spanned="1">
            <text:p>Net assets released from restrictions</text:p>
          </table:table-cell>
          <table:covered-table-cell table:number-columns-repeated="14"/>
          <table:table-cell table:style-name="ce427" office:value-type="string" calcext:value-type="string" table:number-columns-spanned="5" table:number-rows-spanned="1">
            <text:p>       (275,480<text:span text:style-name="T4">)</text:span></text:p>
          </table:table-cell>
          <table:covered-table-cell table:number-columns-repeated="4"/>
          <table:table-cell table:style-name="ce427" office:value-type="string" calcext:value-type="string" table:number-columns-spanned="13" table:number-rows-spanned="1">
            <text:p>                      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58" office:value-type="string" calcext:value-type="string" table:number-columns-spanned="15" table:number-rows-spanned="1">
            <text:p>Increase (Decrease) in Temporarily Restricted Net Assets</text:p>
          </table:table-cell>
          <table:covered-table-cell table:number-columns-repeated="14"/>
          <table:table-cell table:style-name="ce427" office:value-type="string" calcext:value-type="string" table:number-columns-spanned="5" table:number-rows-spanned="1">
            <text:p>           (2,464<text:span text:style-name="T4">)</text:span></text:p>
          </table:table-cell>
          <table:covered-table-cell table:number-columns-repeated="4"/>
          <table:table-cell table:style-name="ce417" office:value-type="float" office:value="2464" calcext:value-type="float" table:number-columns-spanned="13" table:number-rows-spanned="1">
            <text:p>2,464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58" office:value-type="string" calcext:value-type="string" table:number-columns-spanned="15" table:number-rows-spanned="1">
            <text:p>INCREASE IN NET ASSETS</text:p>
          </table:table-cell>
          <table:covered-table-cell table:number-columns-repeated="14"/>
          <table:table-cell table:style-name="ce405" office:value-type="float" office:value="617235" calcext:value-type="float" table:number-columns-spanned="5" table:number-rows-spanned="1">
            <text:p>617,235</text:p>
          </table:table-cell>
          <table:covered-table-cell table:number-columns-repeated="4"/>
          <table:table-cell table:style-name="ce257" office:value-type="float" office:value="396350" calcext:value-type="float" table:number-columns-spanned="13" table:number-rows-spanned="1">
            <text:p>396,350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58" office:value-type="string" calcext:value-type="string" table:number-columns-spanned="15" table:number-rows-spanned="1">
            <text:p>NET ASSETS - Beginning of Year</text:p>
          </table:table-cell>
          <table:covered-table-cell table:number-columns-repeated="14"/>
          <table:table-cell table:style-name="ce417" office:value-type="float" office:value="396350" calcext:value-type="float" table:number-columns-spanned="5" table:number-rows-spanned="1">
            <text:p>396,350</text:p>
          </table:table-cell>
          <table:covered-table-cell table:number-columns-repeated="4"/>
          <table:table-cell table:style-name="ce427" office:value-type="string" calcext:value-type="string" table:number-columns-spanned="13" table:number-rows-spanned="1">
            <text:p>                      </text:p>
          </table:table-cell>
          <table:covered-table-cell table:number-columns-repeated="12"/>
          <table:table-cell table:number-columns-repeated="16351"/>
        </table:table-row>
        <table:table-row table:style-name="ro7">
          <table:table-cell table:style-name="ce258" office:value-type="string" calcext:value-type="string" table:number-columns-spanned="15" table:number-rows-spanned="1">
            <text:p>NET ASSETS - End of Yea</text:p>
          </table:table-cell>
          <table:covered-table-cell table:number-columns-repeated="14"/>
          <table:table-cell table:style-name="ce429" office:value-type="float" office:value="1013585" calcext:value-type="float" table:number-columns-spanned="5" table:number-rows-spanned="1">
            <text:p>$ 1,013,585</text:p>
          </table:table-cell>
          <table:covered-table-cell table:number-columns-repeated="4"/>
          <table:table-cell table:style-name="ce429" office:value-type="float" office:value="396350" calcext:value-type="float" table:number-columns-spanned="13" table:number-rows-spanned="1">
            <text:p>$ 396,350</text:p>
          </table:table-cell>
          <table:covered-table-cell table:number-columns-repeated="12"/>
          <table:table-cell table:number-columns-repeated="16351"/>
        </table:table-row>
        <table:table-row table:style-name="ro2">
          <table:table-cell table:style-name="ce249" office:value-type="string" calcext:value-type="string" table:number-columns-spanned="29" table:number-rows-spanned="1">
            <text:p>CONSOLIDATED STATEMENTS OF CASH FLOWS YEAR ENDED JUNE 30, 2009 AND PERIOD FROM INCEPTION</text:p>
            <text:p>(OCTOBER 16, 2006) THROUGH JUNE 30, 2008</text:p>
          </table:table-cell>
          <table:covered-table-cell table:number-columns-repeated="28"/>
          <table:table-cell table:style-name="ce250" table:number-columns-spanned="4" table:number-rows-spanned="1"/>
          <table:covered-table-cell table:number-columns-repeated="3"/>
          <table:table-cell table:number-columns-repeated="16351"/>
        </table:table-row>
        <table:table-row table:style-name="ro3">
          <table:table-cell table:style-name="ce251" office:value-type="string" calcext:value-type="string" table:number-columns-spanned="29" table:number-rows-spanned="1">
            <text:p>         2009         <text:span text:style-name="T5">       </text:span>        2008        </text:p>
          </table:table-cell>
          <table:covered-table-cell table:number-columns-repeated="28"/>
          <table:table-cell table:style-name="ce250" table:number-columns-spanned="4" table:number-rows-spanned="1"/>
          <table:covered-table-cell table:number-columns-repeated="3"/>
          <table:table-cell table:number-columns-repeated="16351"/>
        </table:table-row>
        <table:table-row table:style-name="ro2">
          <table:table-cell table:style-name="ce220" office:value-type="string" calcext:value-type="string" table:number-columns-spanned="15" table:number-rows-spanned="1">
            <text:p>CASH FLOWS FROM OPERATING ACTIVITIES:</text:p>
            <text:p><text:span text:style-name="T1">Increase in net assets</text:span></text:p>
            <draw:custom-shape draw:z-index="2" draw:name="Shape 7" draw:style-name="gr1" draw:text-style-name="P1" svg:width="18.2201in" svg:height="0.0075in" svg:x="0.6961in" svg:y="0.3331in">
              <text:p/>
              <draw:enhanced-geometry svg:viewBox="0 0 6379845 12700" draw:text-areas="?f8 ?f10 ?f9 ?f11" draw:type="non-primitive" draw:enhanced-path="M 6379463 12204 L 0 12204 0 0 6379463 0 6379463 12204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379845"/>
                <draw:equation draw:name="f7" draw:formula="?f4 / 1270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covered-table-cell table:number-columns-repeated="14"/>
          <table:table-cell table:style-name="ce252" office:value-type="float" office:value="617235" calcext:value-type="float" table:number-columns-spanned="5" table:number-rows-spanned="1">
            <text:p>$ 617,235</text:p>
          </table:table-cell>
          <table:covered-table-cell table:number-columns-repeated="4"/>
          <table:table-cell table:style-name="ce253" office:value-type="float" office:value="396350" calcext:value-type="float" table:number-columns-spanned="13" table:number-rows-spanned="1">
            <text:p>$ 396,350</text:p>
          </table:table-cell>
          <table:covered-table-cell table:number-columns-repeated="12"/>
          <table:table-cell table:number-columns-repeated="16351"/>
        </table:table-row>
        <table:table-row table:style-name="ro2">
          <table:table-cell table:style-name="ce225" office:value-type="string" calcext:value-type="string" table:number-columns-spanned="15" table:number-rows-spanned="1">
            <text:p>Adjustments to reconcile to net cash provided by operating activities:</text:p>
            <text:p>Depreciation</text:p>
          </table:table-cell>
          <table:covered-table-cell table:number-columns-repeated="14"/>
          <table:table-cell table:style-name="ce241" office:value-type="float" office:value="285270" calcext:value-type="float" table:number-columns-spanned="5" table:number-rows-spanned="1">
            <text:p>285,270</text:p>
          </table:table-cell>
          <table:covered-table-cell table:number-columns-repeated="4"/>
          <table:table-cell table:style-name="ce242" office:value-type="float" office:value="15898" calcext:value-type="float" table:number-columns-spanned="13" table:number-rows-spanned="1">
            <text:p>15,898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32" office:value-type="string" calcext:value-type="string" table:number-columns-spanned="15" table:number-rows-spanned="1">
            <text:p>Unrealized gain on investments</text:p>
          </table:table-cell>
          <table:covered-table-cell table:number-columns-repeated="14"/>
          <table:table-cell table:style-name="ce243" office:value-type="float" office:value="-122" calcext:value-type="float" table:number-columns-spanned="5" table:number-rows-spanned="1">
            <text:p>(122)</text:p>
          </table:table-cell>
          <table:covered-table-cell table:number-columns-repeated="4"/>
          <table:table-cell table:style-name="ce8" table:number-columns-spanned="13" table:number-rows-spanned="1"/>
          <table:covered-table-cell table:number-columns-repeated="12"/>
          <table:table-cell table:number-columns-repeated="16351"/>
        </table:table-row>
        <table:table-row table:style-name="ro2">
          <table:table-cell table:style-name="ce232" office:value-type="string" calcext:value-type="string" table:number-columns-spanned="15" table:number-rows-spanned="1">
            <text:p>Debt forgiven through grant agreement Changes in assets:</text:p>
            <text:p>Accounts receivable</text:p>
          </table:table-cell>
          <table:covered-table-cell table:number-columns-repeated="14"/>
          <table:table-cell table:style-name="ce245" office:value-type="string" calcext:value-type="string" table:number-columns-spanned="5" table:number-rows-spanned="1">
            <text:p>(400,000)</text:p>
            <text:p>(557,343)</text:p>
          </table:table-cell>
          <table:covered-table-cell table:number-columns-repeated="4"/>
          <table:table-cell table:style-name="ce246" office:value-type="float" office:value="-132089" calcext:value-type="float" table:number-columns-spanned="13" table:number-rows-spanned="1">
            <text:p>(132,089)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5" table:number-rows-spanned="1">
            <text:p>Prepaid expenses and deposits</text:p>
          </table:table-cell>
          <table:covered-table-cell table:number-columns-repeated="14"/>
          <table:table-cell table:style-name="ce229" office:value-type="float" office:value="-74002" calcext:value-type="float" table:number-columns-spanned="5" table:number-rows-spanned="1">
            <text:p>(74,002)</text:p>
          </table:table-cell>
          <table:covered-table-cell table:number-columns-repeated="4"/>
          <table:table-cell table:style-name="ce230" office:value-type="float" office:value="-53930" calcext:value-type="float" table:number-columns-spanned="13" table:number-rows-spanned="1">
            <text:p>(53,930)</text:p>
          </table:table-cell>
          <table:covered-table-cell table:number-columns-repeated="12"/>
          <table:table-cell table:number-columns-repeated="16351"/>
        </table:table-row>
        <table:table-row table:style-name="ro2">
          <table:table-cell table:style-name="ce240" office:value-type="string" calcext:value-type="string" table:number-columns-spanned="15" table:number-rows-spanned="1">
            <text:p>Changes in liabilities:</text:p>
            <text:p>Accounts payable</text:p>
          </table:table-cell>
          <table:covered-table-cell table:number-columns-repeated="14"/>
          <table:table-cell table:style-name="ce241" office:value-type="float" office:value="24329" calcext:value-type="float" table:number-columns-spanned="5" table:number-rows-spanned="1">
            <text:p>24,329</text:p>
          </table:table-cell>
          <table:covered-table-cell table:number-columns-repeated="4"/>
          <table:table-cell table:style-name="ce242" office:value-type="float" office:value="131797" calcext:value-type="float" table:number-columns-spanned="13" table:number-rows-spanned="1">
            <text:p>131,797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169" office:value-type="string" calcext:value-type="string" table:number-columns-spanned="15" table:number-rows-spanned="1">
            <text:p>Accrued expenses</text:p>
          </table:table-cell>
          <table:covered-table-cell table:number-columns-repeated="14"/>
          <table:table-cell table:style-name="ce226" office:value-type="float" office:value="101636" calcext:value-type="float" table:number-columns-spanned="5" table:number-rows-spanned="1">
            <text:p>101,636</text:p>
          </table:table-cell>
          <table:covered-table-cell table:number-columns-repeated="4"/>
          <table:table-cell table:style-name="ce233" office:value-type="float" office:value="36771" calcext:value-type="float" table:number-columns-spanned="13" table:number-rows-spanned="1">
            <text:p>36,771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32" office:value-type="string" calcext:value-type="string" table:number-columns-spanned="15" table:number-rows-spanned="1">
            <text:p>Net cash provided by (used in) operating activities</text:p>
          </table:table-cell>
          <table:covered-table-cell table:number-columns-repeated="14"/>
          <table:table-cell table:style-name="ce231" office:value-type="string" calcext:value-type="string" table:number-columns-spanned="5" table:number-rows-spanned="1">
            <text:p>             (2,997<text:span text:style-name="T1">)</text:span></text:p>
          </table:table-cell>
          <table:covered-table-cell table:number-columns-repeated="4"/>
          <table:table-cell table:style-name="ce233" office:value-type="float" office:value="394797" calcext:value-type="float" table:number-columns-spanned="13" table:number-rows-spanned="1">
            <text:p>394,797</text:p>
          </table:table-cell>
          <table:covered-table-cell table:number-columns-repeated="12"/>
          <table:table-cell table:number-columns-repeated="16351"/>
        </table:table-row>
        <table:table-row table:style-name="ro2">
          <table:table-cell table:style-name="ce220" office:value-type="string" calcext:value-type="string" table:number-columns-spanned="15" table:number-rows-spanned="1">
            <text:p>CASH FLOWS FROM INVESTING ACTIVITIES:</text:p>
            <text:p><text:span text:style-name="T1">Purchases of investment</text:span></text:p>
          </table:table-cell>
          <table:covered-table-cell table:number-columns-repeated="14"/>
          <table:table-cell table:style-name="ce238" office:value-type="float" office:value="-1000001" calcext:value-type="float" table:number-columns-spanned="5" table:number-rows-spanned="1">
            <text:p>(1,000,001)</text:p>
          </table:table-cell>
          <table:covered-table-cell table:number-columns-repeated="4"/>
          <table:table-cell table:style-name="ce509" table:number-columns-spanned="13" table:number-rows-spanned="1"/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Purchases of property and equipment</text:p>
          </table:table-cell>
          <table:covered-table-cell table:number-columns-repeated="14"/>
          <table:table-cell table:style-name="ce231" office:value-type="string" calcext:value-type="string" table:number-columns-spanned="5" table:number-rows-spanned="1">
            <text:p>      (5,729,479<text:span text:style-name="T1">)</text:span></text:p>
          </table:table-cell>
          <table:covered-table-cell table:number-columns-repeated="4"/>
          <table:table-cell table:style-name="ce228" office:value-type="string" calcext:value-type="string" table:number-columns-spanned="13" table:number-rows-spanned="1">
            <text:p>    (4,243,089<text:span text:style-name="T1">)</text:span>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32" office:value-type="string" calcext:value-type="string" table:number-columns-spanned="15" table:number-rows-spanned="1">
            <text:p>Net cash used in investing activities</text:p>
          </table:table-cell>
          <table:covered-table-cell table:number-columns-repeated="14"/>
          <table:table-cell table:style-name="ce231" office:value-type="string" calcext:value-type="string" table:number-columns-spanned="5" table:number-rows-spanned="1">
            <text:p>      (6,729,480<text:span text:style-name="T1">)</text:span></text:p>
          </table:table-cell>
          <table:covered-table-cell table:number-columns-repeated="4"/>
          <table:table-cell table:style-name="ce228" office:value-type="string" calcext:value-type="string" table:number-columns-spanned="13" table:number-rows-spanned="1">
            <text:p>    (4,243,089<text:span text:style-name="T1">)</text:span></text:p>
          </table:table-cell>
          <table:covered-table-cell table:number-columns-repeated="12"/>
          <table:table-cell table:number-columns-repeated="16351"/>
        </table:table-row>
        <table:table-row table:style-name="ro2">
          <table:table-cell table:style-name="ce234" office:value-type="string" calcext:value-type="string" table:number-columns-spanned="15" table:number-rows-spanned="1">
            <text:p>CASH FLOWS FROM FINANCING ACTIVITIES:</text:p>
            <text:p><text:span text:style-name="T1">Borrowings on notes payable</text:span></text:p>
          </table:table-cell>
          <table:covered-table-cell table:number-columns-repeated="14"/>
          <table:table-cell table:style-name="ce235" office:value-type="float" office:value="14254483" calcext:value-type="float" table:number-columns-spanned="5" table:number-rows-spanned="1">
            <text:p>14,254,483</text:p>
          </table:table-cell>
          <table:covered-table-cell table:number-columns-repeated="4"/>
          <table:table-cell table:style-name="ce236" office:value-type="float" office:value="3849612" calcext:value-type="float" table:number-columns-spanned="13" table:number-rows-spanned="1">
            <text:p>3,849,612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Borrowings on line of credit</text:p>
          </table:table-cell>
          <table:covered-table-cell table:number-columns-repeated="14"/>
          <table:table-cell table:style-name="ce226" office:value-type="float" office:value="435000" calcext:value-type="float" table:number-columns-spanned="5" table:number-rows-spanned="1">
            <text:p>435,000</text:p>
          </table:table-cell>
          <table:covered-table-cell table:number-columns-repeated="4"/>
          <table:table-cell table:style-name="ce378" office:value-type="float" office:value="752042" calcext:value-type="float" table:number-columns-spanned="13" table:number-rows-spanned="1">
            <text:p>752,042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Payments on lines of credit</text:p>
          </table:table-cell>
          <table:covered-table-cell table:number-columns-repeated="14"/>
          <table:table-cell table:style-name="ce229" office:value-type="float" office:value="-435000" calcext:value-type="float" table:number-columns-spanned="5" table:number-rows-spanned="1">
            <text:p>(435,000)</text:p>
          </table:table-cell>
          <table:covered-table-cell table:number-columns-repeated="4"/>
          <table:table-cell table:style-name="ce230" office:value-type="float" office:value="-752042" calcext:value-type="float" table:number-columns-spanned="13" table:number-rows-spanned="1">
            <text:p>(752,042)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Principal payments on notes payable</text:p>
          </table:table-cell>
          <table:covered-table-cell table:number-columns-repeated="14"/>
          <table:table-cell table:style-name="ce231" office:value-type="string" calcext:value-type="string" table:number-columns-spanned="5" table:number-rows-spanned="1">
            <text:p>      (2,907,537<text:span text:style-name="T1">)</text:span></text:p>
          </table:table-cell>
          <table:covered-table-cell table:number-columns-repeated="4"/>
          <table:table-cell table:style-name="ce228" office:value-type="string" calcext:value-type="string" table:number-columns-spanned="13" table:number-rows-spanned="1">
            <text:p>                      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32" office:value-type="string" calcext:value-type="string" table:number-columns-spanned="15" table:number-rows-spanned="1">
            <text:p>Net cash provided by financing activities</text:p>
          </table:table-cell>
          <table:covered-table-cell table:number-columns-repeated="14"/>
          <table:table-cell table:style-name="ce226" office:value-type="float" office:value="11346946" calcext:value-type="float" table:number-columns-spanned="5" table:number-rows-spanned="1">
            <text:p>11,346,946</text:p>
          </table:table-cell>
          <table:covered-table-cell table:number-columns-repeated="4"/>
          <table:table-cell table:style-name="ce233" office:value-type="float" office:value="3849612" calcext:value-type="float" table:number-columns-spanned="13" table:number-rows-spanned="1">
            <text:p>3,849,612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Net increase in cash</text:p>
          </table:table-cell>
          <table:covered-table-cell table:number-columns-repeated="14"/>
          <table:table-cell table:style-name="ce226" office:value-type="float" office:value="4614469" calcext:value-type="float" table:number-columns-spanned="5" table:number-rows-spanned="1">
            <text:p>4,614,469</text:p>
          </table:table-cell>
          <table:covered-table-cell table:number-columns-repeated="4"/>
          <table:table-cell table:style-name="ce455" office:value-type="float" office:value="1320" calcext:value-type="float" table:number-columns-spanned="13" table:number-rows-spanned="1">
            <text:p>1,320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Cash and cash equivalents, beginning of year</text:p>
          </table:table-cell>
          <table:covered-table-cell table:number-columns-repeated="14"/>
          <table:table-cell table:style-name="ce226" office:value-type="float" office:value="1320" calcext:value-type="float" table:number-columns-spanned="5" table:number-rows-spanned="1">
            <text:p>1,320</text:p>
          </table:table-cell>
          <table:covered-table-cell table:number-columns-repeated="4"/>
          <table:table-cell table:style-name="ce228" office:value-type="string" calcext:value-type="string" table:number-columns-spanned="13" table:number-rows-spanned="1">
            <text:p>                      </text:p>
          </table:table-cell>
          <table:covered-table-cell table:number-columns-repeated="12"/>
          <table:table-cell table:number-columns-repeated="16351"/>
        </table:table-row>
        <table:table-row table:style-name="ro3">
          <table:table-cell table:style-name="ce225" office:value-type="string" calcext:value-type="string" table:number-columns-spanned="15" table:number-rows-spanned="1">
            <text:p>Cash and cash equivalents, end of year</text:p>
          </table:table-cell>
          <table:covered-table-cell table:number-columns-repeated="14"/>
          <table:table-cell table:style-name="ce223" office:value-type="float" office:value="4615789" calcext:value-type="float" table:number-columns-spanned="5" table:number-rows-spanned="1">
            <text:p>$ 4,615,789</text:p>
          </table:table-cell>
          <table:covered-table-cell table:number-columns-repeated="4"/>
          <table:table-cell table:style-name="ce224" office:value-type="float" office:value="1320" calcext:value-type="float" table:number-columns-spanned="13" table:number-rows-spanned="1">
            <text:p>$ 1,320</text:p>
          </table:table-cell>
          <table:covered-table-cell table:number-columns-repeated="12"/>
          <table:table-cell table:number-columns-repeated="16351"/>
        </table:table-row>
        <table:table-row table:style-name="ro2">
          <table:table-cell table:style-name="ce220" office:value-type="string" calcext:value-type="string" table:number-columns-spanned="15" table:number-rows-spanned="1">
            <text:p>NON-CASH INVESTING ACTIVITIES:</text:p>
            <text:p><text:span text:style-name="T1">Property and equipment financed through accounts payable</text:span></text:p>
          </table:table-cell>
          <table:covered-table-cell table:number-columns-repeated="14"/>
          <table:table-cell table:style-name="ce221" office:value-type="float" office:value="1422036" calcext:value-type="float" table:number-columns-spanned="5" table:number-rows-spanned="1">
            <text:p>$ 1,422,036</text:p>
          </table:table-cell>
          <table:covered-table-cell table:number-columns-repeated="4"/>
          <table:table-cell table:style-name="ce509" table:number-columns-spanned="13" table:number-rows-spanned="1"/>
          <table:covered-table-cell table:number-columns-repeated="12"/>
          <table:table-cell table:number-columns-repeated="16351"/>
        </table:table-row>
        <table:table-row table:style-name="ro3">
          <table:table-cell table:style-name="ce220" office:value-type="string" calcext:value-type="string" table:number-columns-spanned="15" table:number-rows-spanned="1">
            <text:p>CASH PAID FOR INTEREST (net of capitalized amount)</text:p>
          </table:table-cell>
          <table:covered-table-cell table:number-columns-repeated="14"/>
          <table:table-cell table:style-name="ce223" office:value-type="float" office:value="290260" calcext:value-type="float" table:number-columns-spanned="5" table:number-rows-spanned="1">
            <text:p>$ 290,260</text:p>
          </table:table-cell>
          <table:covered-table-cell table:number-columns-repeated="4"/>
          <table:table-cell table:style-name="ce224" office:value-type="float" office:value="21384" calcext:value-type="float" table:number-columns-spanned="13" table:number-rows-spanned="1">
            <text:p>$ 21,384</text:p>
          </table:table-cell>
          <table:covered-table-cell table:number-columns-repeated="12"/>
          <table:table-cell table:number-columns-repeated="16351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0" table:style-name="ta2">
        <table:shapes>
          <draw:custom-shape draw:z-index="3" draw:name="Shape 8" draw:style-name="gr2" draw:text-style-name="P2" svg:width="3.5516in" svg:height="0.0004in" svg:x="14.5094in" svg:y="8.2657in">
            <text:p/>
            <draw:enhanced-geometry svg:viewBox="0 0 3247569 360" draw:text-areas="?f8 ?f10 ?f9 ?f11" draw:type="non-primitive" draw:enhanced-path="M 0 0 L 324581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7569"/>
              <draw:equation draw:name="f7" draw:formula="?f4 / 360"/>
              <draw:equation draw:name="f8" draw:formula="0 / ?f6"/>
              <draw:equation draw:name="f9" draw:formula="3247569 / ?f6"/>
              <draw:equation draw:name="f10" draw:formula="0 / ?f7"/>
              <draw:equation draw:name="f11" draw:formula="360 / ?f7"/>
            </draw:enhanced-geometry>
          </draw:custom-shape>
          <draw:custom-shape draw:z-index="4" draw:name="Shape 9" draw:style-name="gr3" draw:text-style-name="P2" svg:width="4.5457in" svg:height="0.0004in" svg:x="18.061in" svg:y="8.2657in">
            <text:p/>
            <draw:enhanced-geometry svg:viewBox="0 0 4156481 360" draw:text-areas="?f8 ?f10 ?f9 ?f11" draw:type="non-primitive" draw:enhanced-path="M 0 0 L 415583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56481"/>
              <draw:equation draw:name="f7" draw:formula="?f4 / 360"/>
              <draw:equation draw:name="f8" draw:formula="0 / ?f6"/>
              <draw:equation draw:name="f9" draw:formula="4156481 / ?f6"/>
              <draw:equation draw:name="f10" draw:formula="0 / ?f7"/>
              <draw:equation draw:name="f11" draw:formula="360 / ?f7"/>
            </draw:enhanced-geometry>
          </draw:custom-shape>
          <draw:custom-shape draw:z-index="5" draw:name="Shape 10" draw:style-name="gr2" draw:text-style-name="P2" svg:width="1.2874in" svg:height="0.0004in" svg:x="22.6067in" svg:y="8.2657in">
            <text:p/>
            <draw:enhanced-geometry svg:viewBox="0 0 1177112 360" draw:text-areas="?f8 ?f10 ?f9 ?f11" draw:type="non-primitive" draw:enhanced-path="M 0 0 L 117665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7112"/>
              <draw:equation draw:name="f7" draw:formula="?f4 / 360"/>
              <draw:equation draw:name="f8" draw:formula="0 / ?f6"/>
              <draw:equation draw:name="f9" draw:formula="1177112 / ?f6"/>
              <draw:equation draw:name="f10" draw:formula="0 / ?f7"/>
              <draw:equation draw:name="f11" draw:formula="360 / ?f7"/>
            </draw:enhanced-geometry>
          </draw:custom-shape>
          <draw:custom-shape draw:z-index="6" draw:name="Shape 11" draw:style-name="gr3" draw:text-style-name="P2" svg:width="3.6815in" svg:height="0.0004in" svg:x="23.8961in" svg:y="8.2657in">
            <text:p/>
            <draw:enhanced-geometry svg:viewBox="0 0 3366368 360" draw:text-areas="?f8 ?f10 ?f9 ?f11" draw:type="non-primitive" draw:enhanced-path="M 0 0 L 336602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66368"/>
              <draw:equation draw:name="f7" draw:formula="?f4 / 360"/>
              <draw:equation draw:name="f8" draw:formula="0 / ?f6"/>
              <draw:equation draw:name="f9" draw:formula="3366368 / ?f6"/>
              <draw:equation draw:name="f10" draw:formula="0 / ?f7"/>
              <draw:equation draw:name="f11" draw:formula="360 / ?f7"/>
            </draw:enhanced-geometry>
          </draw:custom-shape>
          <draw:custom-shape draw:z-index="7" draw:name="Shape 12" draw:style-name="gr2" draw:text-style-name="P2" svg:width="4.3346in" svg:height="0.0004in" svg:x="27.5795in" svg:y="8.2657in">
            <text:p/>
            <draw:enhanced-geometry svg:viewBox="0 0 3963521 360" draw:text-areas="?f8 ?f10 ?f9 ?f11" draw:type="non-primitive" draw:enhanced-path="M 0 0 L 396136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3521"/>
              <draw:equation draw:name="f7" draw:formula="?f4 / 360"/>
              <draw:equation draw:name="f8" draw:formula="0 / ?f6"/>
              <draw:equation draw:name="f9" draw:formula="3963521 / ?f6"/>
              <draw:equation draw:name="f10" draw:formula="0 / ?f7"/>
              <draw:equation draw:name="f11" draw:formula="360 / ?f7"/>
            </draw:enhanced-geometry>
          </draw:custom-shape>
          <draw:custom-shape draw:z-index="15" draw:name="Shape 8" draw:style-name="gr2" draw:text-style-name="P2" svg:width="3.552in" svg:height="0.0004in" svg:x="50.8197in" svg:y="6.1929in">
            <text:p/>
            <draw:enhanced-geometry svg:viewBox="0 0 3247929 360" draw:text-areas="?f8 ?f10 ?f9 ?f11" draw:type="non-primitive" draw:enhanced-path="M 0 0 L 324617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47929"/>
              <draw:equation draw:name="f7" draw:formula="?f4 / 360"/>
              <draw:equation draw:name="f8" draw:formula="0 / ?f6"/>
              <draw:equation draw:name="f9" draw:formula="3247929 / ?f6"/>
              <draw:equation draw:name="f10" draw:formula="0 / ?f7"/>
              <draw:equation draw:name="f11" draw:formula="360 / ?f7"/>
            </draw:enhanced-geometry>
          </draw:custom-shape>
          <draw:custom-shape draw:z-index="16" draw:name="Shape 9" draw:style-name="gr3" draw:text-style-name="P2" svg:width="4.5453in" svg:height="0.0004in" svg:x="54.3717in" svg:y="6.1929in">
            <text:p/>
            <draw:enhanced-geometry svg:viewBox="0 0 4156120 360" draw:text-areas="?f8 ?f10 ?f9 ?f11" draw:type="non-primitive" draw:enhanced-path="M 0 0 L 415547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56120"/>
              <draw:equation draw:name="f7" draw:formula="?f4 / 360"/>
              <draw:equation draw:name="f8" draw:formula="0 / ?f6"/>
              <draw:equation draw:name="f9" draw:formula="4156120 / ?f6"/>
              <draw:equation draw:name="f10" draw:formula="0 / ?f7"/>
              <draw:equation draw:name="f11" draw:formula="360 / ?f7"/>
            </draw:enhanced-geometry>
          </draw:custom-shape>
          <draw:custom-shape draw:z-index="17" draw:name="Shape 10" draw:style-name="gr2" draw:text-style-name="P2" svg:width="1.2878in" svg:height="0.0004in" svg:x="58.9169in" svg:y="6.1929in">
            <text:p/>
            <draw:enhanced-geometry svg:viewBox="0 0 1177472 360" draw:text-areas="?f8 ?f10 ?f9 ?f11" draw:type="non-primitive" draw:enhanced-path="M 0 0 L 117701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7472"/>
              <draw:equation draw:name="f7" draw:formula="?f4 / 360"/>
              <draw:equation draw:name="f8" draw:formula="0 / ?f6"/>
              <draw:equation draw:name="f9" draw:formula="1177472 / ?f6"/>
              <draw:equation draw:name="f10" draw:formula="0 / ?f7"/>
              <draw:equation draw:name="f11" draw:formula="360 / ?f7"/>
            </draw:enhanced-geometry>
          </draw:custom-shape>
          <draw:custom-shape draw:z-index="18" draw:name="Shape 11" draw:style-name="gr3" draw:text-style-name="P2" svg:width="3.6815in" svg:height="0.0004in" svg:x="60.2067in" svg:y="6.1929in">
            <text:p/>
            <draw:enhanced-geometry svg:viewBox="0 0 3366369 360" draw:text-areas="?f8 ?f10 ?f9 ?f11" draw:type="non-primitive" draw:enhanced-path="M 0 0 L 336602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66369"/>
              <draw:equation draw:name="f7" draw:formula="?f4 / 360"/>
              <draw:equation draw:name="f8" draw:formula="0 / ?f6"/>
              <draw:equation draw:name="f9" draw:formula="3366369 / ?f6"/>
              <draw:equation draw:name="f10" draw:formula="0 / ?f7"/>
              <draw:equation draw:name="f11" draw:formula="360 / ?f7"/>
            </draw:enhanced-geometry>
          </draw:custom-shape>
          <draw:custom-shape draw:z-index="19" draw:name="Shape 12" draw:style-name="gr2" draw:text-style-name="P2" svg:width="4.3346in" svg:height="0.0004in" svg:x="63.8902in" svg:y="6.1929in">
            <text:p/>
            <draw:enhanced-geometry svg:viewBox="0 0 3963521 360" draw:text-areas="?f8 ?f10 ?f9 ?f11" draw:type="non-primitive" draw:enhanced-path="M 0 0 L 396136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3521"/>
              <draw:equation draw:name="f7" draw:formula="?f4 / 360"/>
              <draw:equation draw:name="f8" draw:formula="0 / ?f6"/>
              <draw:equation draw:name="f9" draw:formula="3963521 / ?f6"/>
              <draw:equation draw:name="f10" draw:formula="0 / ?f7"/>
              <draw:equation draw:name="f11" draw:formula="360 / ?f7"/>
            </draw:enhanced-geometry>
          </draw:custom-shape>
        </table:shapes>
        <table:table-column table:style-name="co2" table:number-columns-repeated="16384" table:default-cell-style-name="ce1"/>
        <table:table-row table:style-name="ro8">
          <table:table-cell table:style-name="ce439" office:value-type="string" calcext:value-type="string" table:number-columns-spanned="49" table:number-rows-spanned="1">
            <text:p>CONSOLIDATED  STATEMENT OF <text:span text:style-name="T6">FINANCIAL </text:span>POSITION</text:p>
            <text:p><text:span text:style-name="T6">June 30, 2010</text:span></text:p>
          </table:table-cell>
          <table:covered-table-cell table:number-columns-repeated="48"/>
          <table:table-cell table:number-columns-repeated="16335"/>
        </table:table-row>
        <table:table-row table:style-name="ro9">
          <table:table-cell table:style-name="ce422" office:value-type="string" calcext:value-type="string" table:number-columns-spanned="49" table:number-rows-spanned="1">
            <text:p>Rocketship         <text:span text:style-name="T7">Launch                                     </text:span>Consolidated</text:p>
            <text:p><text:span text:style-name="T8"> Schools               Pad             Eliminations    </text:span>       Total</text:p>
            <text:p>ASSETS</text:p>
            <text:p>CURRENT ASSETS:</text:p>
          </table:table-cell>
          <table:covered-table-cell table:number-columns-repeated="48"/>
          <table:table-cell table:number-columns-repeated="16335"/>
        </table:table-row>
        <table:table-row table:style-name="ro10">
          <table:table-cell table:style-name="ce519" office:value-type="string" calcext:value-type="string" table:number-columns-spanned="14" table:number-rows-spanned="1">
            <text:p>Cash and cash equivalents</text:p>
          </table:table-cell>
          <table:covered-table-cell table:number-columns-repeated="13"/>
          <table:table-cell table:style-name="ce436" office:value-type="string" calcext:value-type="string" table:number-columns-spanned="10" table:number-rows-spanned="1">
            <text:p>$  <text:span text:style-name="T9">3,260,784</text:span></text:p>
          </table:table-cell>
          <table:covered-table-cell table:number-columns-repeated="9"/>
          <table:table-cell table:style-name="ce424" office:value-type="string" calcext:value-type="string" table:number-columns-spanned="7" table:number-rows-spanned="1">
            <text:p>$    <text:span text:style-name="T9">3,780,332</text:span></text:p>
          </table:table-cell>
          <table:covered-table-cell table:number-columns-repeated="6"/>
          <table:table-cell table:style-name="ce420" office:value-type="string" calcext:value-type="string" table:number-columns-spanned="9" table:number-rows-spanned="1">
            <text:p>$                       <text:span text:style-name="T40">-</text:span></text:p>
          </table:table-cell>
          <table:covered-table-cell table:number-columns-repeated="8"/>
          <table:table-cell table:style-name="ce421" office:value-type="string" calcext:value-type="string" table:number-columns-spanned="27" table:number-rows-spanned="1">
            <text:p>$     <text:span text:style-name="T9">7,041,116</text:span></text:p>
          </table:table-cell>
          <table:covered-table-cell table:number-columns-repeated="26"/>
          <table:table-cell table:number-columns-repeated="16317"/>
        </table:table-row>
        <table:table-row table:style-name="ro8">
          <table:table-cell table:style-name="ce439" office:value-type="string" calcext:value-type="string" table:number-columns-spanned="49" table:number-rows-spanned="1">
            <text:p>CONSOLIDATED  STATEMENT OF <text:span text:style-name="T6">FINANCIAL </text:span>POSITION</text:p>
            <text:p><text:span text:style-name="T6">June 30, 2010</text:span></text:p>
          </table:table-cell>
          <table:covered-table-cell table:number-columns-repeated="48"/>
          <table:table-cell table:number-columns-repeated="16335"/>
        </table:table-row>
        <table:table-row table:style-name="ro9">
          <table:table-cell table:style-name="ce422" office:value-type="string" calcext:value-type="string" table:number-columns-spanned="49" table:number-rows-spanned="1">
            <text:p>Rocketship         <text:span text:style-name="T7">Launch                                     </text:span>Consolidated</text:p>
            <text:p><text:span text:style-name="T8"> Schools               Pad             Eliminations    </text:span>       Total</text:p>
            <text:p>ASSETS</text:p>
            <text:p>CURRENT ASSETS:</text:p>
          </table:table-cell>
          <table:covered-table-cell table:number-columns-repeated="48"/>
          <table:table-cell table:number-columns-repeated="16335"/>
        </table:table-row>
        <table:table-row table:style-name="ro10">
          <table:table-cell table:style-name="ce519" office:value-type="string" calcext:value-type="string" table:number-columns-spanned="14" table:number-rows-spanned="1">
            <text:p>Cash and cash equivalents</text:p>
          </table:table-cell>
          <table:covered-table-cell table:number-columns-repeated="13"/>
          <table:table-cell table:style-name="ce436" office:value-type="string" calcext:value-type="string" table:number-columns-spanned="10" table:number-rows-spanned="1">
            <text:p>$  <text:span text:style-name="T9">3,260,784</text:span></text:p>
          </table:table-cell>
          <table:covered-table-cell table:number-columns-repeated="9"/>
          <table:table-cell table:style-name="ce424" office:value-type="string" calcext:value-type="string" table:number-columns-spanned="7" table:number-rows-spanned="1">
            <text:p>$    <text:span text:style-name="T9">3,780,332</text:span></text:p>
          </table:table-cell>
          <table:covered-table-cell table:number-columns-repeated="6"/>
          <table:table-cell table:style-name="ce420" office:value-type="string" calcext:value-type="string" table:number-columns-spanned="9" table:number-rows-spanned="1">
            <text:p>$                       <text:span text:style-name="T40">-</text:span></text:p>
          </table:table-cell>
          <table:covered-table-cell table:number-columns-repeated="8"/>
          <table:table-cell table:style-name="ce421" office:value-type="string" calcext:value-type="string" table:number-columns-spanned="27" table:number-rows-spanned="1">
            <text:p>$     <text:span text:style-name="T9">7,041,116</text:span>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19" office:value-type="string" calcext:value-type="string" table:number-columns-spanned="14" table:number-rows-spanned="1">
            <text:p>Accounts receivable</text:p>
          </table:table-cell>
          <table:covered-table-cell table:number-columns-repeated="13"/>
          <table:table-cell table:style-name="ce644" office:value-type="float" office:value="1725366" calcext:value-type="float" table:number-columns-spanned="10" table:number-rows-spanned="1">
            <text:p>1,725,366</text:p>
          </table:table-cell>
          <table:covered-table-cell table:number-columns-repeated="9"/>
          <table:table-cell table:style-name="ce644" office:value-type="float" office:value="7500" calcext:value-type="float" table:number-columns-spanned="7" table:number-rows-spanned="1">
            <text:p>7,500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38" office:value-type="float" office:value="1732866" calcext:value-type="float" table:number-columns-spanned="27" table:number-rows-spanned="1">
            <text:p>1,732,866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19" office:value-type="string" calcext:value-type="string" table:number-columns-spanned="14" table:number-rows-spanned="1">
            <text:p>Prepaid expenses and deposits</text:p>
          </table:table-cell>
          <table:covered-table-cell table:number-columns-repeated="13"/>
          <table:table-cell table:style-name="ce647" office:value-type="float" office:value="329822" calcext:value-type="float" table:number-columns-spanned="10" table:number-rows-spanned="1">
            <text:p>329,822</text:p>
          </table:table-cell>
          <table:covered-table-cell table:number-columns-repeated="9"/>
          <table:table-cell table:style-name="ce647" office:value-type="float" office:value="139036" calcext:value-type="float" table:number-columns-spanned="7" table:number-rows-spanned="1">
            <text:p>139,036</text:p>
          </table:table-cell>
          <table:covered-table-cell table:number-columns-repeated="3"/>
          <table:covered-table-cell>
            <draw:custom-shape draw:z-index="12" draw:name="Shape 4" draw:style-name="gr2" draw:text-style-name="P2" svg:width="13.0705in" svg:height="0.0004in" svg:x="0.3193in" svg:y="0.1276in">
              <text:p/>
              <draw:enhanced-geometry svg:viewBox="0 0 11951490 360" draw:text-areas="?f8 ?f10 ?f9 ?f11" draw:type="non-primitive" draw:enhanced-path="M 0 0 L 11951440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951490"/>
                <draw:equation draw:name="f7" draw:formula="?f4 / 360"/>
                <draw:equation draw:name="f8" draw:formula="0 / ?f6"/>
                <draw:equation draw:name="f9" draw:formula="11951490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2"/>
          <table:table-cell table:style-name="ce655" office:value-type="float" office:value="-250000" calcext:value-type="float" table:number-columns-spanned="9" table:number-rows-spanned="1">
            <text:p>(250,000)</text:p>
          </table:table-cell>
          <table:covered-table-cell table:number-columns-repeated="8"/>
          <table:table-cell table:style-name="ce433" office:value-type="float" office:value="218858" calcext:value-type="float" table:number-columns-spanned="27" table:number-rows-spanned="1">
            <text:p>218,858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21" office:value-type="string" calcext:value-type="string" table:number-columns-spanned="14" table:number-rows-spanned="1">
            <text:p>Total current assets</text:p>
          </table:table-cell>
          <table:covered-table-cell table:number-columns-repeated="13"/>
          <table:table-cell table:style-name="ce652" office:value-type="float" office:value="5315972" calcext:value-type="float" table:number-columns-spanned="10" table:number-rows-spanned="1">
            <text:p>5,315,972</text:p>
          </table:table-cell>
          <table:covered-table-cell table:number-columns-repeated="9"/>
          <table:table-cell table:style-name="ce652" office:value-type="float" office:value="3926868" calcext:value-type="float" table:number-columns-spanned="7" table:number-rows-spanned="1">
            <text:p>3,926,868</text:p>
          </table:table-cell>
          <table:covered-table-cell table:number-columns-repeated="6"/>
          <table:table-cell table:style-name="ce434" office:value-type="float" office:value="-250000" calcext:value-type="float" table:number-columns-spanned="9" table:number-rows-spanned="1">
            <text:p>(250,000)</text:p>
          </table:table-cell>
          <table:covered-table-cell table:number-columns-repeated="8"/>
          <table:table-cell table:style-name="ce435" office:value-type="float" office:value="8992840" calcext:value-type="float" table:number-columns-spanned="27" table:number-rows-spanned="1">
            <text:p>8,992,840</text:p>
          </table:table-cell>
          <table:covered-table-cell table:number-columns-repeated="26"/>
          <table:table-cell table:number-columns-repeated="16317"/>
        </table:table-row>
        <table:table-row table:style-name="ro12">
          <table:table-cell table:style-name="ce426" office:value-type="string" calcext:value-type="string" table:number-columns-spanned="67" table:number-rows-spanned="1">
            <text:p>ROPERTY, PLANT AND EQUIPMENT:</text:p>
            <text:p><text:span text:style-name="T9">Property, plant </text:span><text:span text:style-name="T10">&amp; </text:span><text:span text:style-name="T11">equipment                                           79,837        17,999,911                                     18,079,748</text:span></text:p>
          </table:table-cell>
          <table:covered-table-cell table:number-columns-repeated="66"/>
          <table:table-cell table:number-columns-repeated="16317"/>
        </table:table-row>
        <table:table-row table:style-name="ro11">
          <table:table-cell table:style-name="ce519" office:value-type="string" calcext:value-type="string" table:number-columns-spanned="14" table:number-rows-spanned="1">
            <text:p>Less: Accumulated depreciation</text:p>
          </table:table-cell>
          <table:covered-table-cell table:number-columns-repeated="13"/>
          <table:table-cell table:style-name="ce655" office:value-type="float" office:value="-63709" calcext:value-type="float" table:number-columns-spanned="10" table:number-rows-spanned="1">
            <text:p>(63,709)</text:p>
          </table:table-cell>
          <table:covered-table-cell table:number-columns-repeated="9"/>
          <table:table-cell table:style-name="ce655" office:value-type="float" office:value="-668283" calcext:value-type="float" table:number-columns-spanned="7" table:number-rows-spanned="1">
            <text:p>(668,283)</text:p>
          </table:table-cell>
          <table:covered-table-cell table:number-columns-repeated="3"/>
          <table:covered-table-cell>
            <draw:custom-shape draw:z-index="13" draw:name="Shape 5" draw:style-name="gr2" draw:text-style-name="P2" svg:width="3.5524in" svg:height="0.0004in" svg:x="0.3193in" svg:y="0.0264in">
              <text:p/>
              <draw:enhanced-geometry svg:viewBox="0 0 3248289 360" draw:text-areas="?f8 ?f10 ?f9 ?f11" draw:type="non-primitive" draw:enhanced-path="M 0 0 L 3246534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248289"/>
                <draw:equation draw:name="f7" draw:formula="?f4 / 360"/>
                <draw:equation draw:name="f8" draw:formula="0 / ?f6"/>
                <draw:equation draw:name="f9" draw:formula="3248289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2"/>
          <table:table-cell table:style-name="ce708" table:number-columns-spanned="9" table:number-rows-spanned="1"/>
          <table:covered-table-cell table:number-columns-repeated="8"/>
          <table:table-cell table:style-name="ce428" office:value-type="string" calcext:value-type="string" table:number-columns-spanned="27" table:number-rows-spanned="1">
            <text:p>{731,992)</text:p>
            <draw:custom-shape draw:z-index="14" draw:name="Shape 6" draw:style-name="gr2" draw:text-style-name="P2" svg:width="3.6815in" svg:height="0.0004in" svg:x="0.1665in" svg:y="0.0264in">
              <text:p/>
              <draw:enhanced-geometry svg:viewBox="0 0 3366368 360" draw:text-areas="?f8 ?f10 ?f9 ?f11" draw:type="non-primitive" draw:enhanced-path="M 0 0 L 3366025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66368"/>
                <draw:equation draw:name="f7" draw:formula="?f4 / 360"/>
                <draw:equation draw:name="f8" draw:formula="0 / ?f6"/>
                <draw:equation draw:name="f9" draw:formula="3366368 / ?f6"/>
                <draw:equation draw:name="f10" draw:formula="0 / ?f7"/>
                <draw:equation draw:name="f11" draw:formula="360 / ?f7"/>
              </draw:enhanced-geometry>
            </draw:custom-shape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28" office:value-type="string" calcext:value-type="string" table:number-columns-spanned="14" table:number-rows-spanned="1">
            <text:p>Total property, plant and equipment, <text:s/>net</text:p>
          </table:table-cell>
          <table:covered-table-cell table:number-columns-repeated="13"/>
          <table:table-cell table:style-name="ce652" office:value-type="float" office:value="16128" calcext:value-type="float" table:number-columns-spanned="10" table:number-rows-spanned="1">
            <text:p>16,128</text:p>
          </table:table-cell>
          <table:covered-table-cell table:number-columns-repeated="9"/>
          <table:table-cell table:style-name="ce430" office:value-type="string" calcext:value-type="string" table:number-columns-spanned="7" table:number-rows-spanned="1">
            <text:p>_17,331,628</text:p>
          </table:table-cell>
          <table:covered-table-cell table:number-columns-repeated="6"/>
          <table:table-cell table:style-name="ce431" table:number-columns-spanned="9" table:number-rows-spanned="1"/>
          <table:covered-table-cell table:number-columns-repeated="8"/>
          <table:table-cell table:style-name="ce432" office:value-type="float" office:value="17347756" calcext:value-type="float" table:number-columns-spanned="27" table:number-rows-spanned="1">
            <text:p>17,347,756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21" office:value-type="string" calcext:value-type="string" table:number-columns-spanned="14" table:number-rows-spanned="1">
            <text:p>Total assets</text:p>
          </table:table-cell>
          <table:covered-table-cell table:number-columns-repeated="13"/>
          <table:table-cell table:style-name="ce418" office:value-type="string" calcext:value-type="string" table:number-columns-spanned="10" table:number-rows-spanned="1">
            <text:p>$  <text:span text:style-name="T9">5,332,100</text:span></text:p>
          </table:table-cell>
          <table:covered-table-cell table:number-columns-repeated="9"/>
          <table:table-cell table:style-name="ce419" office:value-type="float" office:value="21258496" calcext:value-type="float" table:number-columns-spanned="7" table:number-rows-spanned="1">
            <text:p>$21,258,496</text:p>
          </table:table-cell>
          <table:covered-table-cell table:number-columns-repeated="6"/>
          <table:table-cell table:style-name="ce420" office:value-type="string" calcext:value-type="string" table:number-columns-spanned="9" table:number-rows-spanned="1">
            <text:p>$        <text:span text:style-name="T41">(250,000)</text:span></text:p>
          </table:table-cell>
          <table:covered-table-cell table:number-columns-repeated="8"/>
          <table:table-cell table:style-name="ce421" office:value-type="string" calcext:value-type="string" table:number-columns-spanned="27" table:number-rows-spanned="1">
            <text:p>$  <text:span text:style-name="T9">26,340,596</text:span>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422" office:value-type="string" calcext:value-type="string" table:number-columns-spanned="49" table:number-rows-spanned="1">
            <text:p>P</text:p>
          </table:table-cell>
          <table:covered-table-cell table:number-columns-repeated="48"/>
          <table:table-cell table:number-columns-repeated="16335"/>
        </table:table-row>
        <table:table-row table:style-name="ro12">
          <table:table-cell table:style-name="ce422" office:value-type="string" calcext:value-type="string" table:number-columns-spanned="49" table:number-rows-spanned="1">
            <text:p>LIABILITIES  AND NET ASSETS</text:p>
            <text:p>CURRENT  LIABILITIES:</text:p>
          </table:table-cell>
          <table:covered-table-cell table:number-columns-repeated="15"/>
          <table:covered-table-cell>
            <draw:custom-shape draw:z-index="0" draw:name="Shape 4" draw:style-name="gr2" draw:text-style-name="P2" svg:width="13.0705in" svg:height="0.0004in" svg:x="0.0961in" svg:y="0.0004in">
              <text:p/>
              <draw:enhanced-geometry svg:viewBox="0 0 11951490 360" draw:text-areas="?f8 ?f10 ?f9 ?f11" draw:type="non-primitive" draw:enhanced-path="M 0 0 L 11951440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951490"/>
                <draw:equation draw:name="f7" draw:formula="?f4 / 360"/>
                <draw:equation draw:name="f8" draw:formula="0 / ?f6"/>
                <draw:equation draw:name="f9" draw:formula="11951490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32"/>
          <table:table-cell table:number-columns-repeated="16335"/>
        </table:table-row>
        <table:table-row table:style-name="ro13">
          <table:table-cell table:style-name="ce519" office:value-type="string" calcext:value-type="string" table:number-columns-spanned="10" table:number-rows-spanned="1">
            <text:p>Accounts payable</text:p>
          </table:table-cell>
          <table:covered-table-cell table:number-columns-repeated="9"/>
          <table:table-cell table:style-name="ce423" office:value-type="string" calcext:value-type="string" table:number-columns-spanned="14" table:number-rows-spanned="1">
            <text:p>$      <text:span text:style-name="T9">211,299</text:span></text:p>
          </table:table-cell>
          <table:covered-table-cell table:number-columns-repeated="13"/>
          <table:table-cell table:style-name="ce424" office:value-type="string" calcext:value-type="string" table:number-columns-spanned="7" table:number-rows-spanned="1">
            <text:p>$    <text:span text:style-name="T9">1,364,646</text:span></text:p>
          </table:table-cell>
          <table:covered-table-cell table:number-columns-repeated="6"/>
          <table:table-cell table:style-name="ce425" office:value-type="string" calcext:value-type="string" table:number-columns-spanned="36" table:number-rows-spanned="1">
            <text:p>$                        <text:span text:style-name="T42">-   </text:span><text:span text:style-name="T43">$    </text:span><text:span text:style-name="T44">1,575,945</text:span></text:p>
          </table:table-cell>
          <table:covered-table-cell table:number-columns-repeated="35"/>
          <table:table-cell table:number-columns-repeated="16317"/>
        </table:table-row>
        <table:table-row table:style-name="ro11">
          <table:table-cell table:style-name="ce519" office:value-type="string" calcext:value-type="string" table:number-columns-spanned="10" table:number-rows-spanned="1">
            <text:p>Accrued <text:s/>liabilities</text:p>
          </table:table-cell>
          <table:covered-table-cell table:number-columns-repeated="9"/>
          <table:table-cell table:style-name="ce605" office:value-type="float" office:value="261316" calcext:value-type="float" table:number-columns-spanned="14" table:number-rows-spanned="1">
            <text:p>261,316</text:p>
          </table:table-cell>
          <table:covered-table-cell table:number-columns-repeated="13"/>
          <table:table-cell table:style-name="ce8" table:number-columns-spanned="7" table:number-rows-spanned="1"/>
          <table:covered-table-cell table:number-columns-repeated="6"/>
          <table:table-cell table:style-name="ce414" office:value-type="float" office:value="261316" calcext:value-type="float" table:number-columns-spanned="36" table:number-rows-spanned="1">
            <text:p>261,316</text:p>
          </table:table-cell>
          <table:covered-table-cell table:number-columns-repeated="35"/>
          <table:table-cell table:number-columns-repeated="16317"/>
        </table:table-row>
        <table:table-row table:style-name="ro11">
          <table:table-cell table:style-name="ce521" office:value-type="string" calcext:value-type="string" table:number-columns-spanned="10" table:number-rows-spanned="1">
            <text:p>Accrued <text:s/>interest</text:p>
          </table:table-cell>
          <table:covered-table-cell table:number-columns-repeated="9"/>
          <table:table-cell table:style-name="ce605" office:value-type="float" office:value="2750" calcext:value-type="float" table:number-columns-spanned="14" table:number-rows-spanned="1">
            <text:p>2,750</text:p>
          </table:table-cell>
          <table:covered-table-cell table:number-columns-repeated="5"/>
          <table:covered-table-cell>
            <draw:custom-shape draw:z-index="1" draw:name="Shape 5" draw:style-name="gr2" draw:text-style-name="P2" svg:width="3.552in" svg:height="0.0004in" svg:x="0.0961in" svg:y="0in">
              <text:p/>
              <draw:enhanced-geometry svg:viewBox="0 0 3247929 360" draw:text-areas="?f8 ?f10 ?f9 ?f11" draw:type="non-primitive" draw:enhanced-path="M 0 0 L 3246174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247929"/>
                <draw:equation draw:name="f7" draw:formula="?f4 / 360"/>
                <draw:equation draw:name="f8" draw:formula="0 / ?f6"/>
                <draw:equation draw:name="f9" draw:formula="3247929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7"/>
          <table:table-cell table:style-name="ce605" office:value-type="float" office:value="89159" calcext:value-type="float" table:number-columns-spanned="7" table:number-rows-spanned="1">
            <text:p>89,159</text:p>
          </table:table-cell>
          <table:covered-table-cell table:number-columns-repeated="6"/>
          <table:table-cell table:style-name="ce415" office:value-type="float" office:value="91909" calcext:value-type="float" table:number-columns-spanned="36" table:number-rows-spanned="1">
            <text:p>91,909</text:p>
          </table:table-cell>
          <table:covered-table-cell>
            <draw:custom-shape draw:z-index="2" draw:name="Shape 6" draw:style-name="gr2" draw:text-style-name="P2" svg:width="3.6815in" svg:height="0.0004in" svg:x="0.0677in" svg:y="0in">
              <text:p/>
              <draw:enhanced-geometry svg:viewBox="0 0 3366368 360" draw:text-areas="?f8 ?f10 ?f9 ?f11" draw:type="non-primitive" draw:enhanced-path="M 0 0 L 3366025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66368"/>
                <draw:equation draw:name="f7" draw:formula="?f4 / 360"/>
                <draw:equation draw:name="f8" draw:formula="0 / ?f6"/>
                <draw:equation draw:name="f9" draw:formula="3366368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34"/>
          <table:table-cell table:number-columns-repeated="16317"/>
        </table:table-row>
        <table:table-row table:style-name="ro11">
          <table:table-cell table:style-name="ce416" office:value-type="string" calcext:value-type="string" table:number-columns-spanned="10" table:number-rows-spanned="1">
            <text:p>Current portion of loans payable</text:p>
          </table:table-cell>
          <table:covered-table-cell table:number-columns-repeated="9"/>
          <table:table-cell table:style-name="ce609" office:value-type="float" office:value="158333" calcext:value-type="float" table:number-columns-spanned="14" table:number-rows-spanned="1">
            <text:p>158,333</text:p>
          </table:table-cell>
          <table:covered-table-cell table:number-columns-repeated="13"/>
          <table:table-cell table:style-name="ce647" office:value-type="float" office:value="103791" calcext:value-type="float" table:number-columns-spanned="7" table:number-rows-spanned="1">
            <text:p>103,791</text:p>
          </table:table-cell>
          <table:covered-table-cell table:number-columns-repeated="6"/>
          <table:table-cell table:style-name="ce891" office:value-type="float" office:value="262124" calcext:value-type="float" table:number-columns-spanned="36" table:number-rows-spanned="1">
            <text:p>262,124</text:p>
          </table:table-cell>
          <table:covered-table-cell table:number-columns-repeated="35"/>
          <table:table-cell table:number-columns-repeated="16317"/>
        </table:table-row>
        <table:table-row table:style-name="ro13">
          <table:table-cell table:style-name="ce528" office:value-type="string" calcext:value-type="string" table:number-columns-spanned="10" table:number-rows-spanned="1">
            <text:p>Total current liabilities</text:p>
          </table:table-cell>
          <table:covered-table-cell table:number-columns-repeated="9"/>
          <table:table-cell table:style-name="ce612" office:value-type="float" office:value="633698" calcext:value-type="float" table:number-columns-spanned="14" table:number-rows-spanned="1">
            <text:p>633,698</text:p>
          </table:table-cell>
          <table:covered-table-cell table:number-columns-repeated="13"/>
          <table:table-cell table:style-name="ce612" office:value-type="float" office:value="1557596" calcext:value-type="float" table:number-columns-spanned="7" table:number-rows-spanned="1">
            <text:p>1,557,596</text:p>
          </table:table-cell>
          <table:covered-table-cell table:number-columns-repeated="6"/>
          <table:table-cell table:style-name="ce411" office:value-type="string" calcext:value-type="string" table:number-columns-spanned="36" table:number-rows-spanned="1">
            <text:p>-       <text:span text:style-name="T45">2,191,294</text:span></text:p>
          </table:table-cell>
          <table:covered-table-cell table:number-columns-repeated="35"/>
          <table:table-cell table:number-columns-repeated="16317"/>
        </table:table-row>
        <table:table-row table:style-name="ro11">
          <table:table-cell table:style-name="ce412" office:value-type="string" calcext:value-type="string" table:number-columns-spanned="10" table:number-rows-spanned="1">
            <text:p>LONG-TERM <text:s/>LIABILITIES:</text:p>
          </table:table-cell>
          <table:covered-table-cell table:number-columns-repeated="9"/>
          <table:table-cell table:style-name="ce8" table:number-columns-spanned="14" table:number-rows-spanned="1"/>
          <table:covered-table-cell table:number-columns-repeated="13"/>
          <table:table-cell table:style-name="ce8" table:number-columns-spanned="7" table:number-rows-spanned="1"/>
          <table:covered-table-cell table:number-columns-repeated="6"/>
          <table:table-cell table:style-name="ce8" table:number-columns-spanned="36" table:number-rows-spanned="1"/>
          <table:covered-table-cell table:number-columns-repeated="35"/>
          <table:table-cell table:number-columns-repeated="16317"/>
        </table:table-row>
        <table:table-row table:style-name="ro11">
          <table:table-cell table:style-name="ce521" office:value-type="string" calcext:value-type="string" table:number-columns-spanned="10" table:number-rows-spanned="1">
            <text:p>Deposits</text:p>
          </table:table-cell>
          <table:covered-table-cell table:number-columns-repeated="9"/>
          <table:table-cell table:style-name="ce8" table:number-columns-spanned="14" table:number-rows-spanned="1"/>
          <table:covered-table-cell table:number-columns-repeated="13"/>
          <table:table-cell table:style-name="ce605" office:value-type="float" office:value="250000" calcext:value-type="float" table:number-columns-spanned="7" table:number-rows-spanned="1">
            <text:p>250,000</text:p>
          </table:table-cell>
          <table:covered-table-cell table:number-columns-repeated="6"/>
          <table:table-cell table:style-name="ce413" office:value-type="float" office:value="-250000" calcext:value-type="float" table:number-columns-spanned="9" table:number-rows-spanned="1">
            <text:p>(250,000)</text:p>
          </table:table-cell>
          <table:covered-table-cell table:number-columns-repeated="8"/>
          <table:table-cell table:style-name="ce8" table:number-columns-spanned="27" table:number-rows-spanned="1"/>
          <table:covered-table-cell table:number-columns-repeated="26"/>
          <table:table-cell table:number-columns-repeated="16317"/>
        </table:table-row>
        <table:table-row table:style-name="ro11">
          <table:table-cell table:style-name="ce521" office:value-type="string" calcext:value-type="string" table:number-columns-spanned="10" table:number-rows-spanned="1">
            <text:p>Accrued <text:s/>interest</text:p>
          </table:table-cell>
          <table:covered-table-cell table:number-columns-repeated="9"/>
          <table:table-cell table:style-name="ce605" office:value-type="float" office:value="126494" calcext:value-type="float" table:number-columns-spanned="14" table:number-rows-spanned="1">
            <text:p>126,494</text:p>
          </table:table-cell>
          <table:covered-table-cell table:number-columns-repeated="13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06" office:value-type="float" office:value="126494" calcext:value-type="float" table:number-columns-spanned="27" table:number-rows-spanned="1">
            <text:p>126,494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19" office:value-type="string" calcext:value-type="string" table:number-columns-spanned="10" table:number-rows-spanned="1">
            <text:p>Convertible debt</text:p>
          </table:table-cell>
          <table:covered-table-cell table:number-columns-repeated="9"/>
          <table:table-cell table:style-name="ce605" office:value-type="float" office:value="2450000" calcext:value-type="float" table:number-columns-spanned="14" table:number-rows-spanned="1">
            <text:p>2,450,000</text:p>
          </table:table-cell>
          <table:covered-table-cell table:number-columns-repeated="13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06" office:value-type="float" office:value="2450000" calcext:value-type="float" table:number-columns-spanned="27" table:number-rows-spanned="1">
            <text:p>2,450,000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21" office:value-type="string" calcext:value-type="string" table:number-columns-spanned="10" table:number-rows-spanned="1">
            <text:p>Notes payable</text:p>
          </table:table-cell>
          <table:covered-table-cell table:number-columns-repeated="9"/>
          <table:table-cell table:style-name="ce609" office:value-type="float" office:value="600000" calcext:value-type="float" table:number-columns-spanned="14" table:number-rows-spanned="1">
            <text:p>600,000</text:p>
          </table:table-cell>
          <table:covered-table-cell table:number-columns-repeated="13"/>
          <table:table-cell table:style-name="ce609" office:value-type="float" office:value="18753844" calcext:value-type="float" table:number-columns-spanned="7" table:number-rows-spanned="1">
            <text:p>18,753,844</text:p>
          </table:table-cell>
          <table:covered-table-cell table:number-columns-repeated="6"/>
          <table:table-cell table:style-name="ce708" table:number-columns-spanned="9" table:number-rows-spanned="1"/>
          <table:covered-table-cell table:number-columns-repeated="8"/>
          <table:table-cell table:style-name="ce406" office:value-type="float" office:value="19353844" calcext:value-type="float" table:number-columns-spanned="27" table:number-rows-spanned="1">
            <text:p>19,353,844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28" office:value-type="string" calcext:value-type="string" table:number-columns-spanned="10" table:number-rows-spanned="1">
            <text:p>Total long-term <text:s/>liabilities</text:p>
          </table:table-cell>
          <table:covered-table-cell table:number-columns-repeated="9"/>
          <table:table-cell table:style-name="ce613" office:value-type="float" office:value="3176494" calcext:value-type="float" table:number-columns-spanned="14" table:number-rows-spanned="1">
            <text:p>3,176,494</text:p>
          </table:table-cell>
          <table:covered-table-cell table:number-columns-repeated="13"/>
          <table:table-cell table:style-name="ce613" office:value-type="float" office:value="19003844" calcext:value-type="float" table:number-columns-spanned="7" table:number-rows-spanned="1">
            <text:p>19,003,844</text:p>
          </table:table-cell>
          <table:covered-table-cell table:number-columns-repeated="6"/>
          <table:table-cell table:style-name="ce407" office:value-type="float" office:value="-250000" calcext:value-type="float" table:number-columns-spanned="9" table:number-rows-spanned="1">
            <text:p>(250,000)</text:p>
          </table:table-cell>
          <table:covered-table-cell table:number-columns-repeated="8"/>
          <table:table-cell table:style-name="ce406" office:value-type="float" office:value="21930338" calcext:value-type="float" table:number-columns-spanned="27" table:number-rows-spanned="1">
            <text:p>21,930,338</text:p>
          </table:table-cell>
          <table:covered-table-cell table:number-columns-repeated="26"/>
          <table:table-cell table:number-columns-repeated="16317"/>
        </table:table-row>
        <table:table-row table:style-name="ro12">
          <table:table-cell table:style-name="ce396" office:value-type="string" calcext:value-type="string" table:number-columns-spanned="10" table:number-rows-spanned="1">
            <text:p>NET ASSETS:</text:p>
            <text:p><text:span text:style-name="T9">Unrestricted</text:span></text:p>
          </table:table-cell>
          <table:covered-table-cell table:number-columns-repeated="9"/>
          <table:table-cell table:style-name="ce615" office:value-type="float" office:value="1521908" calcext:value-type="float" table:number-columns-spanned="14" table:number-rows-spanned="1">
            <text:p>1,521,908</text:p>
          </table:table-cell>
          <table:covered-table-cell table:number-columns-repeated="13"/>
          <table:table-cell table:style-name="ce615" office:value-type="float" office:value="697056" calcext:value-type="float" table:number-columns-spanned="7" table:number-rows-spanned="1">
            <text:p>697,056</text:p>
          </table:table-cell>
          <table:covered-table-cell table:number-columns-repeated="6"/>
          <table:table-cell table:style-name="ce398" table:number-columns-spanned="9" table:number-rows-spanned="1"/>
          <table:covered-table-cell table:number-columns-repeated="8"/>
          <table:table-cell table:style-name="ce399" office:value-type="float" office:value="2218964" calcext:value-type="float" table:number-columns-spanned="27" table:number-rows-spanned="1">
            <text:p>2,218,964</text:p>
          </table:table-cell>
          <table:covered-table-cell table:number-columns-repeated="26"/>
          <table:table-cell table:number-columns-repeated="16317"/>
        </table:table-row>
        <table:table-row table:style-name="ro13">
          <table:table-cell table:style-name="ce528" office:value-type="string" calcext:value-type="string" table:number-columns-spanned="10" table:number-rows-spanned="1">
            <text:p>Total net assets</text:p>
          </table:table-cell>
          <table:covered-table-cell table:number-columns-repeated="9"/>
          <table:table-cell table:style-name="ce613" office:value-type="float" office:value="1521908" calcext:value-type="float" table:number-columns-spanned="14" table:number-rows-spanned="1">
            <text:p>1,521,908</text:p>
          </table:table-cell>
          <table:covered-table-cell table:number-columns-repeated="13"/>
          <table:table-cell table:style-name="ce613" office:value-type="float" office:value="697056" calcext:value-type="float" table:number-columns-spanned="7" table:number-rows-spanned="1">
            <text:p>697,056</text:p>
          </table:table-cell>
          <table:covered-table-cell table:number-columns-repeated="6"/>
          <table:table-cell table:style-name="ce402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403" office:value-type="float" office:value="2218964" calcext:value-type="float" table:number-columns-spanned="27" table:number-rows-spanned="1">
            <text:p>2,218,964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88" office:value-type="string" calcext:value-type="string" table:number-columns-spanned="10" table:number-rows-spanned="1">
            <text:p>Total liabilities and net assets</text:p>
          </table:table-cell>
          <table:covered-table-cell table:number-columns-repeated="9"/>
          <table:table-cell table:style-name="ce389" office:value-type="string" calcext:value-type="string" table:number-columns-spanned="14" table:number-rows-spanned="1">
            <text:p>$  <text:span text:style-name="T9">5J32,)00</text:span></text:p>
          </table:table-cell>
          <table:covered-table-cell table:number-columns-repeated="13"/>
          <table:table-cell table:style-name="ce390" office:value-type="float" office:value="21258496" calcext:value-type="float" table:number-columns-spanned="7" table:number-rows-spanned="1">
            <text:p>21,258,496</text:p>
          </table:table-cell>
          <table:covered-table-cell table:number-columns-repeated="6"/>
          <table:table-cell table:style-name="ce391" office:value-type="string" calcext:value-type="string" table:number-columns-spanned="9" table:number-rows-spanned="1">
            <text:p>$        <text:span text:style-name="T41">(250,000)</text:span></text:p>
          </table:table-cell>
          <table:covered-table-cell table:number-columns-repeated="8"/>
          <table:table-cell table:style-name="ce392" office:value-type="string" calcext:value-type="string" table:number-columns-spanned="27" table:number-rows-spanned="1">
            <text:p>li6,340,596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93" office:value-type="string" calcext:value-type="string" table:number-columns-spanned="49" table:number-rows-spanned="1">
            <text:p>The accompanying <text:s/>notes are an integral part of these financial statements.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4">
          <table:table-cell table:style-name="ce394" office:value-type="string" calcext:value-type="string" table:number-columns-spanned="56" table:number-rows-spanned="1">
            <text:p>CONSOLIDATED  STATEMENT OF ACTIVITIES</text:p>
            <text:p>For the Year Ended June 30, 2010</text:p>
          </table:table-cell>
          <table:covered-table-cell table:number-columns-repeated="55"/>
          <table:table-cell table:number-columns-repeated="16328"/>
        </table:table-row>
        <table:table-row table:style-name="ro11">
          <table:table-cell table:style-name="ce395" office:value-type="string" calcext:value-type="string" table:number-columns-spanned="24" table:number-rows-spanned="1">
            <text:p>Rocketship</text:p>
          </table:table-cell>
          <table:covered-table-cell table:number-columns-repeated="23"/>
          <table:table-cell table:style-name="ce729" office:value-type="string" calcext:value-type="string" table:number-columns-spanned="6" table:number-rows-spanned="1">
            <text:p>Launch</text:p>
          </table:table-cell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729" office:value-type="string" calcext:value-type="string" table:number-columns-spanned="27" table:number-rows-spanned="1">
            <text:p>Consolidated</text:p>
          </table:table-cell>
          <table:covered-table-cell table:number-columns-repeated="26"/>
          <table:table-cell table:number-columns-repeated="16317"/>
        </table:table-row>
        <table:table-row table:style-name="ro15">
          <table:table-cell table:style-name="ce380" office:value-type="string" calcext:value-type="string" table:number-columns-spanned="24" table:number-rows-spanned="1">
            <text:p>    Schools         </text:p>
          </table:table-cell>
          <table:covered-table-cell table:number-columns-repeated="23"/>
          <table:table-cell table:style-name="ce381" office:value-type="string" calcext:value-type="string" table:number-columns-spanned="6" table:number-rows-spanned="1">
            <text:p>Pad</text:p>
            <text:p><text:span text:style-name="T35">-</text:span><text:span text:style-name="T36">-</text:span></text:p>
          </table:table-cell>
          <table:covered-table-cell table:number-columns-repeated="5"/>
          <table:table-cell table:style-name="ce729" office:value-type="string" calcext:value-type="string" table:number-columns-spanned="10" table:number-rows-spanned="1">
            <text:p>Eliminations</text:p>
          </table:table-cell>
          <table:covered-table-cell table:number-columns-repeated="9"/>
          <table:table-cell table:style-name="ce383" office:value-type="string" calcext:value-type="string" table:number-columns-spanned="27" table:number-rows-spanned="1">
            <text:p>Total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52" office:value-type="string" calcext:value-type="string" table:number-columns-spanned="24" table:number-rows-spanned="1">
            <text:p>REVENUES:</text:p>
          </table:table-cell>
          <table:covered-table-cell table:number-columns-repeated="23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8" table:number-columns-spanned="27" table:number-rows-spanned="1"/>
          <table:covered-table-cell table:number-columns-repeated="26"/>
          <table:table-cell table:number-columns-repeated="16317"/>
        </table:table-row>
        <table:table-row table:style-name="ro13">
          <table:table-cell table:style-name="ce565" office:value-type="string" calcext:value-type="string" table:number-columns-spanned="10" table:number-rows-spanned="1">
            <text:p>Apportionment revenue</text:p>
          </table:table-cell>
          <table:covered-table-cell table:number-columns-repeated="9"/>
          <table:table-cell table:style-name="ce384" office:value-type="string" calcext:value-type="string" table:number-columns-spanned="14" table:number-rows-spanned="1">
            <text:p>$         <text:span text:style-name="T13">1,307,654</text:span></text:p>
          </table:table-cell>
          <table:covered-table-cell table:number-columns-repeated="13"/>
          <table:table-cell table:style-name="ce385" office:value-type="string" calcext:value-type="string" table:number-columns-spanned="6" table:number-rows-spanned="1">
            <text:p>$                   <text:span text:style-name="T37">-</text:span></text:p>
          </table:table-cell>
          <table:covered-table-cell table:number-columns-repeated="5"/>
          <table:table-cell table:style-name="ce386" office:value-type="string" calcext:value-type="string" table:number-columns-spanned="10" table:number-rows-spanned="1">
            <text:p>$                          <text:span text:style-name="T39">-</text:span></text:p>
          </table:table-cell>
          <table:covered-table-cell table:number-columns-repeated="9"/>
          <table:table-cell table:style-name="ce387" office:value-type="string" calcext:value-type="string" table:number-columns-spanned="27" table:number-rows-spanned="1">
            <text:p>$       <text:span text:style-name="T13">1,307,654</text:span>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65" office:value-type="string" calcext:value-type="string" table:number-columns-spanned="10" table:number-rows-spanned="1">
            <text:p>Categorical grant revenue</text:p>
          </table:table-cell>
          <table:covered-table-cell table:number-columns-repeated="9"/>
          <table:table-cell table:style-name="ce379" office:value-type="float" office:value="802227" calcext:value-type="float" table:number-columns-spanned="14" table:number-rows-spanned="1">
            <text:p>802,227</text:p>
          </table:table-cell>
          <table:covered-table-cell table:number-columns-repeated="13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362" office:value-type="float" office:value="802227" calcext:value-type="float" table:number-columns-spanned="27" table:number-rows-spanned="1">
            <text:p>802,227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74" office:value-type="string" calcext:value-type="string" table:number-columns-spanned="10" table:number-rows-spanned="1">
            <text:p>Property taxes</text:p>
          </table:table-cell>
          <table:covered-table-cell table:number-columns-repeated="9"/>
          <table:table-cell table:style-name="ce372" office:value-type="float" office:value="2905691" calcext:value-type="float" table:number-columns-spanned="14" table:number-rows-spanned="1">
            <text:p>2,905,691</text:p>
          </table:table-cell>
          <table:covered-table-cell table:number-columns-repeated="13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354" office:value-type="float" office:value="2905691" calcext:value-type="float" table:number-columns-spanned="27" table:number-rows-spanned="1">
            <text:p>2,905,691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65" office:value-type="string" calcext:value-type="string" table:number-columns-spanned="10" table:number-rows-spanned="1">
            <text:p>Other State revenue</text:p>
          </table:table-cell>
          <table:covered-table-cell table:number-columns-repeated="9"/>
          <table:table-cell table:style-name="ce372" office:value-type="float" office:value="1307189" calcext:value-type="float" table:number-columns-spanned="14" table:number-rows-spanned="1">
            <text:p>1,307,189</text:p>
          </table:table-cell>
          <table:covered-table-cell table:number-columns-repeated="13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354" office:value-type="float" office:value="1307189" calcext:value-type="float" table:number-columns-spanned="27" table:number-rows-spanned="1">
            <text:p>1,307,189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74" office:value-type="string" calcext:value-type="string" table:number-columns-spanned="10" table:number-rows-spanned="1">
            <text:p>Federal revenue</text:p>
          </table:table-cell>
          <table:covered-table-cell table:number-columns-repeated="9"/>
          <table:table-cell table:style-name="ce372" office:value-type="float" office:value="1438772" calcext:value-type="float" table:number-columns-spanned="14" table:number-rows-spanned="1">
            <text:p>1,438,772</text:p>
          </table:table-cell>
          <table:covered-table-cell table:number-columns-repeated="13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354" office:value-type="float" office:value="1438772" calcext:value-type="float" table:number-columns-spanned="27" table:number-rows-spanned="1">
            <text:p>1,438,772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65" office:value-type="string" calcext:value-type="string" table:number-columns-spanned="10" table:number-rows-spanned="1">
            <text:p>Other local revenue</text:p>
          </table:table-cell>
          <table:covered-table-cell table:number-columns-repeated="9"/>
          <table:table-cell table:style-name="ce379" office:value-type="float" office:value="110430" calcext:value-type="float" table:number-columns-spanned="14" table:number-rows-spanned="1">
            <text:p>110,430</text:p>
          </table:table-cell>
          <table:covered-table-cell table:number-columns-repeated="13"/>
          <table:table-cell table:style-name="ce369" office:value-type="float" office:value="1616447" calcext:value-type="float" table:number-columns-spanned="6" table:number-rows-spanned="1">
            <text:p>1,616,447</text:p>
          </table:table-cell>
          <table:covered-table-cell table:number-columns-repeated="5"/>
          <table:table-cell table:style-name="ce373" office:value-type="float" office:value="-1603768" calcext:value-type="float" table:number-columns-spanned="10" table:number-rows-spanned="1">
            <text:p>(1,603,768)</text:p>
          </table:table-cell>
          <table:covered-table-cell table:number-columns-repeated="9"/>
          <table:table-cell table:style-name="ce362" office:value-type="float" office:value="123109" calcext:value-type="float" table:number-columns-spanned="27" table:number-rows-spanned="1">
            <text:p>123,109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74" office:value-type="string" calcext:value-type="string" table:number-columns-spanned="10" table:number-rows-spanned="1">
            <text:p>Contributions</text:p>
          </table:table-cell>
          <table:covered-table-cell table:number-columns-repeated="9"/>
          <table:table-cell table:style-name="ce892" office:value-type="float" office:value="1047856" calcext:value-type="float" table:number-columns-spanned="14" table:number-rows-spanned="1">
            <text:p>1,047,856</text:p>
          </table:table-cell>
          <table:covered-table-cell table:number-columns-repeated="13"/>
          <table:table-cell table:style-name="ce708" table:number-columns-spanned="6" table:number-rows-spanned="1"/>
          <table:covered-table-cell table:number-columns-repeated="5"/>
          <table:table-cell table:style-name="ce708" table:number-columns-spanned="10" table:number-rows-spanned="1"/>
          <table:covered-table-cell table:number-columns-repeated="7"/>
          <table:covered-table-cell>
            <draw:custom-shape draw:z-index="20" draw:name="Shape 13" draw:style-name="gr2" draw:text-style-name="P2" svg:width="4.5634in" svg:height="0.0004in" svg:x="0.776in" svg:y="-0.0004in">
              <text:p/>
              <draw:enhanced-geometry svg:viewBox="0 0 4172681 360" draw:text-areas="?f8 ?f10 ?f9 ?f11" draw:type="non-primitive" draw:enhanced-path="M 0 0 L 4171418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172681"/>
                <draw:equation draw:name="f7" draw:formula="?f4 / 360"/>
                <draw:equation draw:name="f8" draw:formula="0 / ?f6"/>
                <draw:equation draw:name="f9" draw:formula="4172681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/>
          <table:table-cell table:style-name="ce734" office:value-type="float" office:value="1047856" calcext:value-type="float" table:number-columns-spanned="27" table:number-rows-spanned="1">
            <text:p>1,047,856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40" office:value-type="string" calcext:value-type="string" table:number-columns-spanned="10" table:number-rows-spanned="1">
            <text:p>Total unrestricted revenues</text:p>
          </table:table-cell>
          <table:covered-table-cell table:number-columns-repeated="9"/>
          <table:table-cell table:style-name="ce375" office:value-type="float" office:value="8919819" calcext:value-type="float" table:number-columns-spanned="14" table:number-rows-spanned="1">
            <text:p>8,919,819</text:p>
          </table:table-cell>
          <table:covered-table-cell table:number-columns-repeated="13"/>
          <table:table-cell table:style-name="ce376" office:value-type="string" calcext:value-type="string" table:number-columns-spanned="6" table:number-rows-spanned="1">
            <text:p>_I,616,447</text:p>
          </table:table-cell>
          <table:covered-table-cell table:number-columns-repeated="5"/>
          <table:table-cell table:style-name="ce377" office:value-type="string" calcext:value-type="string" table:number-columns-spanned="10" table:number-rows-spanned="1">
            <text:p>{1,603,768)</text:p>
          </table:table-cell>
          <table:covered-table-cell table:number-columns-repeated="9"/>
          <table:table-cell table:style-name="ce366" office:value-type="float" office:value="8932498" calcext:value-type="float" table:number-columns-spanned="27" table:number-rows-spanned="1">
            <text:p>8,932,498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52" office:value-type="string" calcext:value-type="string" table:number-columns-spanned="10" table:number-rows-spanned="1">
            <text:p>PROGRAM <text:s/>EXPENSES</text:p>
          </table:table-cell>
          <table:covered-table-cell table:number-columns-repeated="9"/>
          <table:table-cell table:style-name="ce8" table:number-columns-spanned="14" table:number-rows-spanned="1"/>
          <table:covered-table-cell table:number-columns-repeated="13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8" table:number-columns-spanned="27" table:number-rows-spanned="1"/>
          <table:covered-table-cell table:number-columns-repeated="26"/>
          <table:table-cell table:number-columns-repeated="16317"/>
        </table:table-row>
        <table:table-row table:style-name="ro11">
          <table:table-cell table:style-name="ce565" office:value-type="string" calcext:value-type="string" table:number-columns-spanned="10" table:number-rows-spanned="1">
            <text:p>Educational <text:s/>programs</text:p>
          </table:table-cell>
          <table:covered-table-cell table:number-columns-repeated="9"/>
          <table:table-cell table:style-name="ce372" office:value-type="float" office:value="6278468" calcext:value-type="float" table:number-columns-spanned="14" table:number-rows-spanned="1">
            <text:p>6,278,468</text:p>
          </table:table-cell>
          <table:covered-table-cell table:number-columns-repeated="13"/>
          <table:table-cell table:style-name="ce8" table:number-columns-spanned="6" table:number-rows-spanned="1"/>
          <table:covered-table-cell table:number-columns-repeated="5"/>
          <table:table-cell table:style-name="ce373" office:value-type="float" office:value="-1558768" calcext:value-type="float" table:number-columns-spanned="10" table:number-rows-spanned="1">
            <text:p>(1,558,768)</text:p>
          </table:table-cell>
          <table:covered-table-cell table:number-columns-repeated="9"/>
          <table:table-cell table:style-name="ce354" office:value-type="float" office:value="4719700" calcext:value-type="float" table:number-columns-spanned="27" table:number-rows-spanned="1">
            <text:p>4,719,700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74" office:value-type="string" calcext:value-type="string" table:number-columns-spanned="15" table:number-rows-spanned="1">
            <text:p>SUPPORTING <text:s/>SERVICES</text:p>
          </table:table-cell>
          <table:covered-table-cell table:number-columns-repeated="14"/>
          <table:table-cell table:style-name="ce509" table:number-columns-spanned="9" table:number-rows-spanned="1"/>
          <table:covered-table-cell table:number-columns-repeated="8"/>
          <table:table-cell table:style-name="ce509" table:number-columns-spanned="6" table:number-rows-spanned="1"/>
          <table:covered-table-cell table:number-columns-repeated="5"/>
          <table:table-cell table:style-name="ce509" table:number-columns-spanned="10" table:number-rows-spanned="1"/>
          <table:covered-table-cell table:number-columns-repeated="9"/>
          <table:table-cell table:style-name="ce509" table:number-columns-spanned="27" table:number-rows-spanned="1"/>
          <table:covered-table-cell table:number-columns-repeated="26"/>
          <table:table-cell table:number-columns-repeated="16317"/>
        </table:table-row>
        <table:table-row table:style-name="ro11">
          <table:table-cell table:style-name="ce565" office:value-type="string" calcext:value-type="string" table:number-columns-spanned="15" table:number-rows-spanned="1">
            <text:p>Site supports</text:p>
          </table:table-cell>
          <table:covered-table-cell table:number-columns-repeated="14"/>
          <table:table-cell table:style-name="ce368" office:value-type="float" office:value="173089" calcext:value-type="float" table:number-columns-spanned="9" table:number-rows-spanned="1">
            <text:p>173,089</text:p>
          </table:table-cell>
          <table:covered-table-cell table:number-columns-repeated="8"/>
          <table:table-cell table:style-name="ce369" office:value-type="float" office:value="1290919" calcext:value-type="float" table:number-columns-spanned="6" table:number-rows-spanned="1">
            <text:p>1,290,919</text:p>
          </table:table-cell>
          <table:covered-table-cell table:number-columns-repeated="5"/>
          <table:table-cell table:style-name="ce370" office:value-type="float" office:value="-45000" calcext:value-type="float" table:number-columns-spanned="10" table:number-rows-spanned="1">
            <text:p>(45,000)</text:p>
          </table:table-cell>
          <table:covered-table-cell table:number-columns-repeated="9"/>
          <table:table-cell table:style-name="ce354" office:value-type="float" office:value="1419008" calcext:value-type="float" table:number-columns-spanned="27" table:number-rows-spanned="1">
            <text:p>1,419,008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59" office:value-type="string" calcext:value-type="string" table:number-columns-spanned="15" table:number-rows-spanned="1">
            <text:p>Program <text:s/>development <text:s/>and expansion</text:p>
          </table:table-cell>
          <table:covered-table-cell table:number-columns-repeated="14"/>
          <table:table-cell table:style-name="ce371" office:value-type="float" office:value="655990" calcext:value-type="float" table:number-columns-spanned="9" table:number-rows-spanned="1">
            <text:p>655,990</text:p>
          </table:table-cell>
          <table:covered-table-cell table:number-columns-repeated="8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362" office:value-type="float" office:value="655990" calcext:value-type="float" table:number-columns-spanned="27" table:number-rows-spanned="1">
            <text:p>655,990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59" office:value-type="string" calcext:value-type="string" table:number-columns-spanned="15" table:number-rows-spanned="1">
            <text:p>Administration and general</text:p>
          </table:table-cell>
          <table:covered-table-cell table:number-columns-repeated="14"/>
          <table:table-cell table:style-name="ce360" office:value-type="float" office:value="772126" calcext:value-type="float" table:number-columns-spanned="9" table:number-rows-spanned="1">
            <text:p>772,126</text:p>
          </table:table-cell>
          <table:covered-table-cell table:number-columns-repeated="8"/>
          <table:table-cell table:style-name="ce734" office:value-type="float" office:value="160295" calcext:value-type="float" table:number-columns-spanned="6" table:number-rows-spanned="1">
            <text:p>160,295</text:p>
          </table:table-cell>
          <table:covered-table-cell table:number-columns-repeated="5"/>
          <table:table-cell table:style-name="ce708" table:number-columns-spanned="10" table:number-rows-spanned="1"/>
          <table:covered-table-cell>
            <draw:custom-shape draw:z-index="8" draw:name="Shape 13" draw:style-name="gr2" draw:text-style-name="P2" svg:width="4.563in" svg:height="0.0004in" svg:x="0.0634in" svg:y="0.0024in">
              <text:p/>
              <draw:enhanced-geometry svg:viewBox="0 0 4172321 360" draw:text-areas="?f8 ?f10 ?f9 ?f11" draw:type="non-primitive" draw:enhanced-path="M 0 0 L 4171059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172321"/>
                <draw:equation draw:name="f7" draw:formula="?f4 / 360"/>
                <draw:equation draw:name="f8" draw:formula="0 / ?f6"/>
                <draw:equation draw:name="f9" draw:formula="4172321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8"/>
          <table:table-cell table:style-name="ce893" office:value-type="float" office:value="932421" calcext:value-type="float" table:number-columns-spanned="27" table:number-rows-spanned="1">
            <text:p>932,421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74" office:value-type="string" calcext:value-type="string" table:number-columns-spanned="15" table:number-rows-spanned="1">
            <text:p>Total supporting services</text:p>
          </table:table-cell>
          <table:covered-table-cell table:number-columns-repeated="14"/>
          <table:table-cell table:style-name="ce363" office:value-type="float" office:value="1601205" calcext:value-type="float" table:number-columns-spanned="9" table:number-rows-spanned="1">
            <text:p>1,601,205</text:p>
          </table:table-cell>
          <table:covered-table-cell table:number-columns-repeated="8"/>
          <table:table-cell table:style-name="ce364" office:value-type="float" office:value="1451214" calcext:value-type="float" table:number-columns-spanned="6" table:number-rows-spanned="1">
            <text:p>1,451,214</text:p>
          </table:table-cell>
          <table:covered-table-cell table:number-columns-repeated="5"/>
          <table:table-cell table:style-name="ce365" office:value-type="string" calcext:value-type="string" table:number-columns-spanned="10" table:number-rows-spanned="1">
            <text:p>{45,000)</text:p>
          </table:table-cell>
          <table:covered-table-cell table:number-columns-repeated="9"/>
          <table:table-cell table:style-name="ce366" office:value-type="float" office:value="3007419" calcext:value-type="float" table:number-columns-spanned="27" table:number-rows-spanned="1">
            <text:p>3,007,419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574" office:value-type="string" calcext:value-type="string" table:number-columns-spanned="10" table:number-rows-spanned="1">
            <text:p>Total expenses</text:p>
          </table:table-cell>
          <table:covered-table-cell table:number-columns-repeated="9"/>
          <table:table-cell table:style-name="ce352" office:value-type="string" calcext:value-type="string" table:number-columns-spanned="22" table:number-rows-spanned="1">
            <text:p>        7,879,673          <text:span text:style-name="T14">1,451,214      </text:span></text:p>
          </table:table-cell>
          <table:covered-table-cell table:number-columns-repeated="21"/>
          <table:table-cell table:style-name="ce894" office:value-type="float" office:value="-1603768" calcext:value-type="float" table:number-columns-spanned="8" table:number-rows-spanned="1">
            <text:p>(1,603,768)</text:p>
          </table:table-cell>
          <table:covered-table-cell table:number-columns-repeated="7"/>
          <table:table-cell table:style-name="ce354" office:value-type="float" office:value="7727119" calcext:value-type="float" table:number-columns-spanned="27" table:number-rows-spanned="1">
            <text:p>7,727,119</text:p>
          </table:table-cell>
          <table:covered-table-cell table:number-columns-repeated="6"/>
          <table:covered-table-cell>
            <draw:custom-shape draw:z-index="21" draw:name="Shape 14" draw:style-name="gr4" draw:text-style-name="P2" svg:width="0.5201in" svg:height="0.0004in" svg:x="0.1638in" svg:y="0.1677in">
              <text:p/>
              <draw:enhanced-geometry svg:viewBox="0 0 475560 360" draw:text-areas="?f8 ?f10 ?f9 ?f11" draw:type="non-primitive" draw:enhanced-path="M 0 0 L 473020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75560"/>
                <draw:equation draw:name="f7" draw:formula="?f4 / 360"/>
                <draw:equation draw:name="f8" draw:formula="0 / ?f6"/>
                <draw:equation draw:name="f9" draw:formula="475560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19"/>
          <table:table-cell table:number-columns-repeated="16317"/>
        </table:table-row>
        <table:table-row table:style-name="ro13">
          <table:table-cell table:style-name="ce355" office:value-type="string" calcext:value-type="string" table:number-columns-spanned="10" table:number-rows-spanned="1">
            <text:p>Increase in unrestricted <text:s/>net assets</text:p>
          </table:table-cell>
          <table:covered-table-cell table:number-columns-repeated="9"/>
          <table:table-cell table:style-name="ce356" office:value-type="float" office:value="1040146" calcext:value-type="float" table:number-columns-spanned="14" table:number-rows-spanned="1">
            <text:p>1,040,146</text:p>
          </table:table-cell>
          <table:covered-table-cell table:number-columns-repeated="13"/>
          <table:table-cell table:style-name="ce736" office:value-type="float" office:value="165233" calcext:value-type="float" table:number-columns-spanned="6" table:number-rows-spanned="1">
            <text:p>165,233</text:p>
          </table:table-cell>
          <table:covered-table-cell table:number-columns-repeated="5"/>
          <table:table-cell table:style-name="ce35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736" office:value-type="float" office:value="1205379" calcext:value-type="float" table:number-columns-spanned="27" table:number-rows-spanned="1">
            <text:p>1,205,379</text:p>
          </table:table-cell>
          <table:covered-table-cell table:number-columns-repeated="26"/>
          <table:table-cell table:number-columns-repeated="16317"/>
        </table:table-row>
        <table:table-row table:style-name="ro11">
          <table:table-cell table:style-name="ce340" office:value-type="string" calcext:value-type="string" table:number-columns-spanned="10" table:number-rows-spanned="1">
            <text:p>Beginning unrestricted <text:s/>net assets</text:p>
          </table:table-cell>
          <table:covered-table-cell table:number-columns-repeated="9"/>
          <table:table-cell table:style-name="ce341" office:value-type="string" calcext:value-type="string" table:number-columns-spanned="14" table:number-rows-spanned="1">
            <text:p>_48 <text:span text:style-name="T13">I ,762</text:span></text:p>
          </table:table-cell>
          <table:covered-table-cell table:number-columns-repeated="13"/>
          <table:table-cell table:style-name="ce342" office:value-type="string" calcext:value-type="string" table:number-columns-spanned="16" table:number-rows-spanned="1">
            <text:p>531,823<text:span text:style-name="T13">      </text:span>                             </text:p>
          </table:table-cell>
          <table:covered-table-cell table:number-columns-repeated="15"/>
          <table:table-cell table:style-name="ce343" office:value-type="string" calcext:value-type="string" table:number-columns-spanned="27" table:number-rows-spanned="1">
            <text:p>1 <text:s text:c="2"/>&amp;13,585</text:p>
          </table:table-cell>
          <table:covered-table-cell table:number-columns-repeated="26"/>
          <table:table-cell table:number-columns-repeated="16317"/>
        </table:table-row>
        <table:table-row table:style-name="ro13">
          <table:table-cell table:style-name="ce344" office:value-type="string" calcext:value-type="string" table:number-columns-spanned="10" table:number-rows-spanned="1">
            <text:p>Ending unrestricted <text:s/>net assets</text:p>
          </table:table-cell>
          <table:covered-table-cell table:number-columns-repeated="9"/>
          <table:table-cell table:style-name="ce345" office:value-type="string" calcext:value-type="string" table:number-columns-spanned="5" table:number-rows-spanned="1">
            <text:p>$</text:p>
          </table:table-cell>
          <table:covered-table-cell table:number-columns-repeated="4"/>
          <table:table-cell table:style-name="ce346" office:value-type="float" office:value="1521908" calcext:value-type="float" table:number-columns-spanned="9" table:number-rows-spanned="1">
            <text:p>1,521,908</text:p>
          </table:table-cell>
          <table:covered-table-cell table:number-columns-repeated="8"/>
          <table:table-cell table:style-name="ce15" office:value-type="string" calcext:value-type="string">
            <text:p>$</text:p>
          </table:table-cell>
          <table:table-cell table:style-name="ce347" office:value-type="float" office:value="697056" calcext:value-type="float" table:number-columns-spanned="5" table:number-rows-spanned="1">
            <text:p>697,056</text:p>
          </table:table-cell>
          <table:covered-table-cell table:number-columns-repeated="4"/>
          <table:table-cell table:style-name="ce348" office:value-type="string" calcext:value-type="string" table:number-columns-spanned="2" table:number-rows-spanned="1">
            <text:p>$</text:p>
          </table:table-cell>
          <table:covered-table-cell/>
          <table:table-cell table:style-name="ce349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350" office:value-type="string" calcext:value-type="string" table:number-columns-spanned="27" table:number-rows-spanned="1">
            <text:p>$       <text:span text:style-name="T46">2,218,964</text:span></text:p>
          </table:table-cell>
          <table:covered-table-cell table:number-columns-repeated="26"/>
          <table:table-cell table:number-columns-repeated="16317"/>
        </table:table-row>
        <table:table-row table:style-name="ro16">
          <table:table-cell table:style-name="ce333" office:value-type="string" calcext:value-type="string" table:number-columns-spanned="56" table:number-rows-spanned="1">
            <text:p>ROCKETSHIP EDUCATION AND ITS AFFILIATES</text:p>
            <text:p><text:span text:style-name="T12">CONSOLIDATED STATEMENT OF CASH FLOWS</text:span></text:p>
            <text:p><text:span text:style-name="T12">For the Year Ended June 30, 2010</text:span></text:p>
          </table:table-cell>
          <table:covered-table-cell table:number-columns-repeated="55"/>
          <table:table-cell table:number-columns-repeated="16328"/>
        </table:table-row>
        <table:table-row table:style-name="ro14">
          <table:table-cell table:style-name="ce334" office:value-type="string" calcext:value-type="string" table:number-columns-spanned="26" table:number-rows-spanned="1">
            <text:p>Rockets hip Schools</text:p>
          </table:table-cell>
          <table:covered-table-cell table:number-columns-repeated="25"/>
          <table:table-cell table:style-name="ce335" office:value-type="string" calcext:value-type="string" table:number-columns-spanned="7" table:number-rows-spanned="1">
            <text:p>Launch</text:p>
            <text:p><text:span text:style-name="T38">         Pad          </text:span></text:p>
          </table:table-cell>
          <table:covered-table-cell table:number-columns-repeated="6"/>
          <table:table-cell table:style-name="ce336" office:value-type="string" calcext:value-type="string" table:number-columns-spanned="23" table:number-rows-spanned="1">
            <text:p>Consolidated</text:p>
            <text:p>Eliminations           Total</text:p>
          </table:table-cell>
          <table:covered-table-cell table:number-columns-repeated="22"/>
          <table:table-cell table:number-columns-repeated="16328"/>
        </table:table-row>
        <table:table-row table:style-name="ro11">
          <table:table-cell table:style-name="ce596" office:value-type="string" calcext:value-type="string" table:number-columns-spanned="18" table:number-rows-spanned="1">
            <text:p>CASH FLOWS from OPERATING <text:s/>ACTIVITIES:</text:p>
          </table:table-cell>
          <table:covered-table-cell table:number-columns-repeated="17"/>
          <table:table-cell table:style-name="ce509" table:number-columns-spanned="49" table:number-rows-spanned="1"/>
          <table:covered-table-cell table:number-columns-repeated="48"/>
          <table:table-cell table:number-columns-repeated="16317"/>
        </table:table-row>
        <table:table-row table:style-name="ro17">
          <table:table-cell table:style-name="ce597" office:value-type="string" calcext:value-type="string" table:number-columns-spanned="18" table:number-rows-spanned="1">
            <text:p>Change in Net Assets</text:p>
          </table:table-cell>
          <table:covered-table-cell table:number-columns-repeated="17"/>
          <table:table-cell table:style-name="ce337" office:value-type="float" office:value="1040146" calcext:value-type="float" table:number-columns-spanned="9" table:number-rows-spanned="1">
            <text:p>$ 1,040,146</text:p>
          </table:table-cell>
          <table:covered-table-cell table:number-columns-repeated="8"/>
          <table:table-cell table:style-name="ce16" office:value-type="string" calcext:value-type="string">
            <text:p>$</text:p>
          </table:table-cell>
          <table:table-cell table:style-name="ce706" office:value-type="float" office:value="165233" calcext:value-type="float" table:number-columns-spanned="5" table:number-rows-spanned="1">
            <text:p>165,233</text:p>
          </table:table-cell>
          <table:covered-table-cell table:number-columns-repeated="4"/>
          <table:table-cell table:style-name="ce338" office:value-type="string" calcext:value-type="string" table:number-columns-spanned="3" table:number-rows-spanned="1">
            <text:p>$</text:p>
          </table:table-cell>
          <table:covered-table-cell table:number-columns-repeated="2"/>
          <table:table-cell table:style-name="ce339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6" office:value-type="string" calcext:value-type="string">
            <text:p>$</text:p>
          </table:table-cell>
          <table:table-cell table:style-name="ce707" office:value-type="float" office:value="1205379" calcext:value-type="float" table:number-columns-spanned="23" table:number-rows-spanned="1">
            <text:p>1,205,379</text:p>
          </table:table-cell>
          <table:covered-table-cell table:number-columns-repeated="22"/>
          <table:table-cell table:number-columns-repeated="16317"/>
        </table:table-row>
        <table:table-row table:style-name="ro11">
          <table:table-cell table:style-name="ce597" office:value-type="string" calcext:value-type="string" table:number-columns-spanned="18" table:number-rows-spanned="1">
            <text:p>Adjustments to reconcile change in net assets to</text:p>
          </table:table-cell>
          <table:covered-table-cell table:number-columns-repeated="17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 table:number-columns-spanned="3" table:number-rows-spanned="1"/>
          <table:covered-table-cell table:number-columns-repeated="2"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23" table:number-rows-spanned="1">
            <draw:custom-shape draw:z-index="9" draw:name="Shape 14" draw:style-name="gr4" draw:text-style-name="P2" svg:width="0.5201in" svg:height="0.0004in" svg:x="0.0079in" svg:y="0in">
              <text:p/>
              <draw:enhanced-geometry svg:viewBox="0 0 475560 360" draw:text-areas="?f8 ?f10 ?f9 ?f11" draw:type="non-primitive" draw:enhanced-path="M 0 0 L 473020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75560"/>
                <draw:equation draw:name="f7" draw:formula="?f4 / 360"/>
                <draw:equation draw:name="f8" draw:formula="0 / ?f6"/>
                <draw:equation draw:name="f9" draw:formula="475560 / ?f6"/>
                <draw:equation draw:name="f10" draw:formula="0 / ?f7"/>
                <draw:equation draw:name="f11" draw:formula="360 / ?f7"/>
              </draw:enhanced-geometry>
            </draw:custom-shape>
          </table:table-cell>
          <table:covered-table-cell table:number-columns-repeated="22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18" table:number-rows-spanned="1">
            <text:p>net cash provided (used) by operating activities:</text:p>
          </table:table-cell>
          <table:covered-table-cell table:number-columns-repeated="17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 table:number-columns-spanned="3" table:number-rows-spanned="1"/>
          <table:covered-table-cell table:number-columns-repeated="2"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23" table:number-rows-spanned="1"/>
          <table:covered-table-cell table:number-columns-repeated="22"/>
          <table:table-cell table:number-columns-repeated="16317"/>
        </table:table-row>
        <table:table-row table:style-name="ro11">
          <table:table-cell table:style-name="ce326" office:value-type="string" calcext:value-type="string" table:number-columns-spanned="18" table:number-rows-spanned="1">
            <text:p>Depreciation</text:p>
          </table:table-cell>
          <table:covered-table-cell table:number-columns-repeated="17"/>
          <table:table-cell table:style-name="ce685" office:value-type="float" office:value="3844" calcext:value-type="float" table:number-columns-spanned="9" table:number-rows-spanned="1">
            <text:p>3,844</text:p>
          </table:table-cell>
          <table:covered-table-cell table:number-columns-repeated="8"/>
          <table:table-cell table:style-name="ce745" office:value-type="float" office:value="427057" calcext:value-type="float" table:number-columns-spanned="6" table:number-rows-spanned="1">
            <text:p>427,057</text:p>
          </table:table-cell>
          <table:covered-table-cell table:number-columns-repeated="5"/>
          <table:table-cell table:style-name="ce327" office:value-type="float" office:value="430901" calcext:value-type="float" table:number-columns-spanned="34" table:number-rows-spanned="1">
            <text:p>430,901</text:p>
          </table:table-cell>
          <table:covered-table-cell table:number-columns-repeated="33"/>
          <table:table-cell table:number-columns-repeated="16317"/>
        </table:table-row>
        <table:table-row table:style-name="ro11">
          <table:table-cell table:style-name="ce326" office:value-type="string" calcext:value-type="string" table:number-columns-spanned="18" table:number-rows-spanned="1">
            <text:p>Debt forgiven through grant agreement</text:p>
          </table:table-cell>
          <table:covered-table-cell table:number-columns-repeated="17"/>
          <table:table-cell table:style-name="ce328" office:value-type="float" office:value="-650000" calcext:value-type="float" table:number-columns-spanned="9" table:number-rows-spanned="1">
            <text:p>(650,000)</text:p>
          </table:table-cell>
          <table:covered-table-cell table:number-columns-repeated="8"/>
          <table:table-cell table:style-name="ce8" table:number-columns-spanned="6" table:number-rows-spanned="1"/>
          <table:covered-table-cell table:number-columns-repeated="5"/>
          <table:table-cell table:style-name="ce329" office:value-type="float" office:value="-650000" calcext:value-type="float" table:number-columns-spanned="34" table:number-rows-spanned="1">
            <text:p>(650,000)</text:p>
          </table:table-cell>
          <table:covered-table-cell table:number-columns-repeated="33"/>
          <table:table-cell table:number-columns-repeated="16317"/>
        </table:table-row>
        <table:table-row table:style-name="ro11">
          <table:table-cell table:style-name="ce597" office:value-type="string" calcext:value-type="string" table:number-columns-spanned="21" table:number-rows-spanned="1">
            <text:p>(Increase) or decrease in operating assets: Accounts receivable</text:p>
          </table:table-cell>
          <table:covered-table-cell table:number-columns-repeated="20"/>
          <table:table-cell table:style-name="ce330" office:value-type="float" office:value="-1035934" calcext:value-type="float" table:number-columns-spanned="6" table:number-rows-spanned="1">
            <text:p>(1,035,934)</text:p>
          </table:table-cell>
          <table:covered-table-cell table:number-columns-repeated="5"/>
          <table:table-cell table:style-name="ce331" office:value-type="float" office:value="-7500" calcext:value-type="float" table:number-columns-spanned="6" table:number-rows-spanned="1">
            <text:p>(7,500)</text:p>
          </table:table-cell>
          <table:covered-table-cell table:number-columns-repeated="5"/>
          <table:table-cell table:style-name="ce509" table:number-columns-spanned="10" table:number-rows-spanned="1"/>
          <table:covered-table-cell table:number-columns-repeated="9"/>
          <table:table-cell table:style-name="ce332" office:value-type="float" office:value="-1043434" calcext:value-type="float" table:number-columns-spanned="24" table:number-rows-spanned="1">
            <text:p>(1,043,434)</text:p>
          </table:table-cell>
          <table:covered-table-cell table:number-columns-repeated="23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21" table:number-rows-spanned="1">
            <text:p>Prepaid expenses and other current assets</text:p>
          </table:table-cell>
          <table:covered-table-cell table:number-columns-repeated="20"/>
          <table:table-cell table:style-name="ce315" office:value-type="float" office:value="-222690" calcext:value-type="float" table:number-columns-spanned="6" table:number-rows-spanned="1">
            <text:p>(222,690)</text:p>
          </table:table-cell>
          <table:covered-table-cell table:number-columns-repeated="5"/>
          <table:table-cell table:style-name="ce713" office:value-type="float" office:value="-118236" calcext:value-type="float" table:number-columns-spanned="6" table:number-rows-spanned="1">
            <text:p>(118,236)</text:p>
          </table:table-cell>
          <table:covered-table-cell table:number-columns-repeated="5"/>
          <table:table-cell table:style-name="ce685" office:value-type="float" office:value="250000" calcext:value-type="float" table:number-columns-spanned="10" table:number-rows-spanned="1">
            <text:p>250,000</text:p>
          </table:table-cell>
          <table:covered-table-cell table:number-columns-repeated="9"/>
          <table:table-cell table:style-name="ce750" office:value-type="float" office:value="-90926" calcext:value-type="float" table:number-columns-spanned="24" table:number-rows-spanned="1">
            <text:p>(90,926)</text:p>
          </table:table-cell>
          <table:covered-table-cell table:number-columns-repeated="23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21" table:number-rows-spanned="1">
            <text:p>Intercompany receivable (payable)</text:p>
          </table:table-cell>
          <table:covered-table-cell table:number-columns-repeated="20"/>
          <table:table-cell table:style-name="ce706" office:value-type="float" office:value="50000" calcext:value-type="float" table:number-columns-spanned="6" table:number-rows-spanned="1">
            <text:p>50,000</text:p>
          </table:table-cell>
          <table:covered-table-cell table:number-columns-repeated="5"/>
          <table:table-cell table:style-name="ce750" office:value-type="float" office:value="-50000" calcext:value-type="float" table:number-columns-spanned="6" table:number-rows-spanned="1">
            <text:p>(50,000)</text:p>
          </table:table-cell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8" table:number-columns-spanned="24" table:number-rows-spanned="1"/>
          <table:covered-table-cell table:number-columns-repeated="23"/>
          <table:table-cell table:number-columns-repeated="16317"/>
        </table:table-row>
        <table:table-row table:style-name="ro11">
          <table:table-cell table:style-name="ce597" office:value-type="string" calcext:value-type="string" table:number-columns-spanned="21" table:number-rows-spanned="1">
            <text:p>Increase or (decrease) in operating liabilities:</text:p>
          </table:table-cell>
          <table:covered-table-cell table:number-columns-repeated="20"/>
          <table:table-cell table:style-name="ce8" table:number-columns-spanned="6" table:number-rows-spanned="1"/>
          <table:covered-table-cell table:number-columns-repeated="5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8" table:number-columns-spanned="24" table:number-rows-spanned="1"/>
          <table:covered-table-cell table:number-columns-repeated="23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21" table:number-rows-spanned="1">
            <text:p>Accounts payable and accrued <text:s/>liabilities</text:p>
          </table:table-cell>
          <table:covered-table-cell table:number-columns-repeated="20"/>
          <table:table-cell table:style-name="ce707" office:value-type="float" office:value="326675" calcext:value-type="float" table:number-columns-spanned="6" table:number-rows-spanned="1">
            <text:p>326,675</text:p>
          </table:table-cell>
          <table:covered-table-cell table:number-columns-repeated="5"/>
          <table:table-cell table:style-name="ce745" office:value-type="float" office:value="12420" calcext:value-type="float" table:number-columns-spanned="6" table:number-rows-spanned="1">
            <text:p>12,420</text:p>
          </table:table-cell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745" office:value-type="float" office:value="339095" calcext:value-type="float" table:number-columns-spanned="24" table:number-rows-spanned="1">
            <text:p>339,095</text:p>
          </table:table-cell>
          <table:covered-table-cell table:number-columns-repeated="23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21" table:number-rows-spanned="1">
            <text:p>Deposits</text:p>
          </table:table-cell>
          <table:covered-table-cell table:number-columns-repeated="20"/>
          <table:table-cell table:style-name="ce708" table:number-columns-spanned="6" table:number-rows-spanned="1"/>
          <table:covered-table-cell table:number-columns-repeated="5"/>
          <table:table-cell table:style-name="ce318" office:value-type="float" office:value="250000" calcext:value-type="float" table:number-columns-spanned="6" table:number-rows-spanned="1">
            <text:p>250,000</text:p>
          </table:table-cell>
          <table:covered-table-cell table:number-columns-repeated="5"/>
          <table:table-cell table:style-name="ce319" office:value-type="string" calcext:value-type="string" table:number-columns-spanned="10" table:number-rows-spanned="1">
            <text:p>{250,000)</text:p>
          </table:table-cell>
          <table:covered-table-cell table:number-columns-repeated="9"/>
          <table:table-cell table:style-name="ce8" table:number-columns-spanned="24" table:number-rows-spanned="1"/>
          <table:covered-table-cell table:number-columns-repeated="23"/>
          <table:table-cell table:number-columns-repeated="16317"/>
        </table:table-row>
        <table:table-row table:style-name="ro13">
          <table:table-cell table:style-name="ce597" office:value-type="string" calcext:value-type="string" table:number-columns-spanned="21" table:number-rows-spanned="1">
            <text:p>Net cash provided (used) by operating activities</text:p>
          </table:table-cell>
          <table:covered-table-cell table:number-columns-repeated="20"/>
          <table:table-cell table:style-name="ce320" office:value-type="float" office:value="-487959" calcext:value-type="float" table:number-columns-spanned="6" table:number-rows-spanned="1">
            <text:p>(487,959)</text:p>
          </table:table-cell>
          <table:covered-table-cell table:number-columns-repeated="5"/>
          <table:table-cell table:style-name="ce321" office:value-type="string" calcext:value-type="string" table:number-columns-spanned="6" table:number-rows-spanned="1">
            <text:p>     678,97   </text:p>
          </table:table-cell>
          <table:covered-table-cell table:number-columns-repeated="5"/>
          <table:table-cell table:style-name="ce32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745" office:value-type="float" office:value="191015" calcext:value-type="float" table:number-columns-spanned="24" table:number-rows-spanned="1">
            <text:p>191,015</text:p>
          </table:table-cell>
          <table:covered-table-cell table:number-columns-repeated="23"/>
          <table:table-cell table:number-columns-repeated="16317"/>
        </table:table-row>
        <table:table-row table:style-name="ro11">
          <table:table-cell table:style-name="ce317" office:value-type="string" calcext:value-type="string" table:number-columns-spanned="21" table:number-rows-spanned="1">
            <text:p>CASH FLOWS from <text:s/>INVESTING <text:s/>ACTIVITIES:</text:p>
          </table:table-cell>
          <table:covered-table-cell table:number-columns-repeated="20"/>
          <table:table-cell table:style-name="ce8" table:number-columns-spanned="6" table:number-rows-spanned="1"/>
          <table:covered-table-cell table:number-columns-repeated="5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8" table:number-columns-spanned="24" table:number-rows-spanned="1"/>
          <table:covered-table-cell table:number-columns-repeated="23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21" table:number-rows-spanned="1">
            <text:p>Net sale of investments</text:p>
          </table:table-cell>
          <table:covered-table-cell table:number-columns-repeated="20"/>
          <table:table-cell table:style-name="ce308" office:value-type="float" office:value="1000123" calcext:value-type="float" table:number-columns-spanned="6" table:number-rows-spanned="1">
            <text:p>1,000,123</text:p>
          </table:table-cell>
          <table:covered-table-cell table:number-columns-repeated="5"/>
          <table:table-cell table:style-name="ce8" table:number-columns-spanned="6" table:number-rows-spanned="1"/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706" office:value-type="float" office:value="1000123" calcext:value-type="float" table:number-columns-spanned="24" table:number-rows-spanned="1">
            <text:p>1,000,123</text:p>
          </table:table-cell>
          <table:covered-table-cell table:number-columns-repeated="23"/>
          <table:table-cell table:number-columns-repeated="16317"/>
        </table:table-row>
        <table:table-row table:style-name="ro11">
          <table:table-cell table:style-name="ce598" office:value-type="string" calcext:value-type="string" table:number-columns-spanned="21" table:number-rows-spanned="1">
            <text:p>Purchases of property, plant and equipment</text:p>
          </table:table-cell>
          <table:covered-table-cell table:number-columns-repeated="20"/>
          <table:table-cell table:style-name="ce713" office:value-type="float" office:value="-19972" calcext:value-type="float" table:number-columns-spanned="6" table:number-rows-spanned="1">
            <text:p>(19,972)</text:p>
          </table:table-cell>
          <table:covered-table-cell table:number-columns-repeated="5"/>
          <table:table-cell table:style-name="ce315" office:value-type="float" office:value="-6665249" calcext:value-type="float" table:number-columns-spanned="6" table:number-rows-spanned="1">
            <text:p>(6,665,249)</text:p>
          </table:table-cell>
          <table:covered-table-cell table:number-columns-repeated="5"/>
          <table:table-cell table:style-name="ce8" table:number-columns-spanned="10" table:number-rows-spanned="1"/>
          <table:covered-table-cell table:number-columns-repeated="9"/>
          <table:table-cell table:style-name="ce713" office:value-type="float" office:value="-6685221" calcext:value-type="float" table:number-columns-spanned="24" table:number-rows-spanned="1">
            <text:p>(6,685,221)</text:p>
          </table:table-cell>
          <table:covered-table-cell table:number-columns-repeated="23"/>
          <table:table-cell table:number-columns-repeated="16317"/>
        </table:table-row>
        <table:table-row table:style-name="ro11">
          <table:table-cell table:style-name="ce8" table:number-columns-spanned="13" table:number-rows-spanned="1"/>
          <table:covered-table-cell table:number-columns-repeated="12"/>
          <table:table-cell table:style-name="ce8"/>
          <table:table-cell table:style-name="ce8" table:number-columns-spanned="4" table:number-rows-spanned="1"/>
          <table:covered-table-cell table:number-columns-repeated="3"/>
          <table:table-cell table:style-name="ce8" table:number-columns-spanned="2" table:number-rows-spanned="1"/>
          <table:covered-table-cell/>
          <table:table-cell table:style-name="ce8"/>
          <table:table-cell table:style-name="ce8" table:number-columns-spanned="2" table:number-rows-spanned="1"/>
          <table:covered-table-cell/>
          <table:table-cell table:style-name="ce316" office:value-type="string" calcext:value-type="string" table:number-columns-spanned="33" table:number-rows-spanned="2">
            <text:p>980,151         <text:span text:style-name="T32">(6,665,249)</text:span><text:span text:style-name="T33"> </text:span><text:span text:style-name="T34">                                  </text:span><text:span text:style-name="T33"> </text:span><text:span text:style-name="T34">(5,685,098)</text:span></text:p>
          </table:table-cell>
          <table:covered-table-cell table:number-columns-repeated="32"/>
          <table:table-cell table:number-columns-repeated="16328"/>
        </table:table-row>
        <table:table-row table:style-name="ro11">
          <table:table-cell table:style-name="ce597" office:value-type="string" calcext:value-type="string" table:number-columns-spanned="13" table:number-rows-spanned="1">
            <text:p>Net cash provided (used) by investing activities</text:p>
          </table:table-cell>
          <table:covered-table-cell table:number-columns-repeated="12"/>
          <table:table-cell table:style-name="ce13"/>
          <table:table-cell table:style-name="ce509" table:number-columns-spanned="4" table:number-rows-spanned="1"/>
          <table:covered-table-cell table:number-columns-repeated="3"/>
          <table:table-cell table:style-name="ce509" table:number-columns-spanned="2" table:number-rows-spanned="1"/>
          <table:covered-table-cell/>
          <table:table-cell table:style-name="ce13"/>
          <table:table-cell table:style-name="ce509" table:number-columns-spanned="2" table:number-rows-spanned="1"/>
          <table:covered-table-cell table:number-columns-repeated="34"/>
          <table:table-cell table:number-columns-repeated="16328"/>
        </table:table-row>
        <table:table-row table:style-name="ro11">
          <table:table-cell table:style-name="ce596" office:value-type="string" calcext:value-type="string" table:number-columns-spanned="56" table:number-rows-spanned="1">
            <text:p>CASH FLOWS from FINANCING <text:s/>ACTIVITIES:</text:p>
          </table:table-cell>
          <table:covered-table-cell table:number-columns-repeated="29"/>
          <table:covered-table-cell>
            <draw:custom-shape draw:z-index="22" draw:name="Shape 15" draw:style-name="gr2" draw:text-style-name="P2" svg:width="16.7165in" svg:height="0.0004in" svg:x="0.7878in" svg:y="0.0201in">
              <text:p/>
              <draw:enhanced-geometry svg:viewBox="0 0 15285731 360" draw:text-areas="?f8 ?f10 ?f9 ?f11" draw:type="non-primitive" draw:enhanced-path="M 0 0 L 15284020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285731"/>
                <draw:equation draw:name="f7" draw:formula="?f4 / 360"/>
                <draw:equation draw:name="f8" draw:formula="0 / ?f6"/>
                <draw:equation draw:name="f9" draw:formula="15285731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25"/>
          <table:table-cell table:number-columns-repeated="16328"/>
        </table:table-row>
        <table:table-row table:style-name="ro11">
          <table:table-cell table:style-name="ce598" office:value-type="string" calcext:value-type="string" table:number-columns-spanned="21" table:number-rows-spanned="1">
            <text:p>Proceeds from debt</text:p>
          </table:table-cell>
          <table:covered-table-cell table:number-columns-repeated="20"/>
          <table:table-cell table:style-name="ce308" office:value-type="float" office:value="1600000" calcext:value-type="float" table:number-columns-spanned="6" table:number-rows-spanned="1">
            <text:p>1,600,000</text:p>
          </table:table-cell>
          <table:covered-table-cell table:number-columns-repeated="5"/>
          <table:table-cell table:style-name="ce706" office:value-type="float" office:value="6686077" calcext:value-type="float" table:number-columns-spanned="13" table:number-rows-spanned="1">
            <text:p>6,686,077</text:p>
          </table:table-cell>
          <table:covered-table-cell table:number-columns-repeated="12"/>
          <table:table-cell table:style-name="ce685" office:value-type="float" office:value="8286077" calcext:value-type="float" table:number-columns-spanned="10" table:number-rows-spanned="1">
            <text:p>8,286,077</text:p>
          </table:table-cell>
          <table:covered-table-cell table:number-columns-repeated="9"/>
          <table:table-cell table:number-columns-repeated="16334"/>
        </table:table-row>
        <table:table-row table:style-name="ro11">
          <table:table-cell table:style-name="ce598" office:value-type="string" calcext:value-type="string" table:number-columns-spanned="21" table:number-rows-spanned="1">
            <text:p>Repayment of debt</text:p>
          </table:table-cell>
          <table:covered-table-cell table:number-columns-repeated="20"/>
          <table:table-cell table:style-name="ce311" office:value-type="float" office:value="-366667" calcext:value-type="float" table:number-columns-spanned="6" table:number-rows-spanned="1">
            <text:p>(366,667)</text:p>
          </table:table-cell>
          <table:covered-table-cell table:number-columns-repeated="5"/>
          <table:table-cell table:style-name="ce708" table:number-columns-spanned="13" table:number-rows-spanned="1"/>
          <table:covered-table-cell table:number-columns-repeated="12"/>
          <table:table-cell table:style-name="ce313" office:value-type="float" office:value="-366667" calcext:value-type="float" table:number-columns-spanned="10" table:number-rows-spanned="1">
            <text:p>(366,667)</text:p>
          </table:table-cell>
          <table:covered-table-cell table:number-columns-repeated="9"/>
          <table:table-cell table:number-columns-repeated="16334"/>
        </table:table-row>
        <table:table-row table:style-name="ro18">
          <table:table-cell table:style-name="ce597" office:value-type="string" calcext:value-type="string" table:number-columns-spanned="21" table:number-rows-spanned="1">
            <text:p>Net cash provided by financing activities</text:p>
          </table:table-cell>
          <table:covered-table-cell table:number-columns-repeated="20"/>
          <table:table-cell table:style-name="ce302" office:value-type="float" office:value="1233333" calcext:value-type="float" table:number-columns-spanned="6" table:number-rows-spanned="1">
            <text:p>1,233,333</text:p>
            <draw:custom-shape draw:z-index="10" draw:name="Shape 15" draw:style-name="gr2" draw:text-style-name="P2" svg:width="16.7055in" svg:height="0.0004in" svg:x="0.0091in" svg:y="0.0063in">
              <text:p/>
              <draw:enhanced-geometry svg:viewBox="0 0 15275379 360" draw:text-areas="?f8 ?f10 ?f9 ?f11" draw:type="non-primitive" draw:enhanced-path="M 0 0 L 15273669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275379"/>
                <draw:equation draw:name="f7" draw:formula="?f4 / 360"/>
                <draw:equation draw:name="f8" draw:formula="0 / ?f6"/>
                <draw:equation draw:name="f9" draw:formula="15275379 / ?f6"/>
                <draw:equation draw:name="f10" draw:formula="0 / ?f7"/>
                <draw:equation draw:name="f11" draw:formula="360 / ?f7"/>
              </draw:enhanced-geometry>
            </draw:custom-shape>
          </table:table-cell>
          <table:covered-table-cell table:number-columns-repeated="5"/>
          <table:table-cell table:style-name="ce303" office:value-type="float" office:value="6686077" calcext:value-type="float" table:number-columns-spanned="13" table:number-rows-spanned="1">
            <text:p>6,686,077</text:p>
          </table:table-cell>
          <table:covered-table-cell table:number-columns-repeated="12"/>
          <table:table-cell table:style-name="ce304" office:value-type="string" calcext:value-type="string" table:number-columns-spanned="10" table:number-rows-spanned="1">
            <text:p>-        <text:span text:style-name="T47">7,919,410</text:span></text:p>
          </table:table-cell>
          <table:covered-table-cell table:number-columns-repeated="9"/>
          <table:table-cell table:number-columns-repeated="16334"/>
        </table:table-row>
        <table:table-row table:style-name="ro11">
          <table:table-cell table:style-name="ce8" table:number-columns-spanned="13" table:number-rows-spanned="1"/>
          <table:covered-table-cell table:number-columns-repeated="12"/>
          <table:table-cell table:style-name="ce8"/>
          <table:table-cell table:style-name="ce8" table:number-columns-spanned="4" table:number-rows-spanned="1"/>
          <table:covered-table-cell table:number-columns-repeated="3"/>
          <table:table-cell table:style-name="ce8" table:number-columns-spanned="2" table:number-rows-spanned="1"/>
          <table:covered-table-cell/>
          <table:table-cell table:style-name="ce305" office:value-type="string" calcext:value-type="string" table:number-columns-spanned="36" table:number-rows-spanned="2">
            <text:p>1,725,525             699,802                          <text:span text:style-name="T15">-       </text:span>2,425,327</text:p>
            <text:p><text:span text:style-name="T16">  1,535,259          3,080,530                          </text:span><text:span text:style-name="T17">-      </text:span><text:span text:style-name="T18"> </text:span><text:span text:style-name="T19">4,615,789  </text:span></text:p>
            <text:p><text:span text:style-name="T20">$   </text:span><text:span text:style-name="T21">3,260J!1  </text:span><text:span text:style-name="T22"> $   3,780,332     $    </text:span><text:span text:style-name="T23">                  </text:span><text:span text:style-name="T24">-    $    </text:span>7,041,116</text:p>
          </table:table-cell>
          <table:covered-table-cell table:number-columns-repeated="15"/>
          <table:covered-table-cell>
            <draw:custom-shape draw:z-index="23" draw:name="Shape 16" draw:style-name="gr2" draw:text-style-name="P2" svg:width="12.3976in" svg:height="0.0004in" svg:x="0.2634in" svg:y="0.0677in">
              <text:p/>
              <draw:enhanced-geometry svg:viewBox="0 0 11336250 360" draw:text-areas="?f8 ?f10 ?f9 ?f11" draw:type="non-primitive" draw:enhanced-path="M 0 0 L 11336076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336250"/>
                <draw:equation draw:name="f7" draw:formula="?f4 / 360"/>
                <draw:equation draw:name="f8" draw:formula="0 / ?f6"/>
                <draw:equation draw:name="f9" draw:formula="11336250 / ?f6"/>
                <draw:equation draw:name="f10" draw:formula="0 / ?f7"/>
                <draw:equation draw:name="f11" draw:formula="360 / ?f7"/>
              </draw:enhanced-geometry>
            </draw:custom-shape>
          </table:covered-table-cell>
          <table:covered-table-cell table:number-columns-repeated="19"/>
          <table:table-cell table:number-columns-repeated="16328"/>
        </table:table-row>
        <table:table-row table:style-name="ro14">
          <table:table-cell table:style-name="ce306" office:value-type="string" calcext:value-type="string" table:number-columns-spanned="14" table:number-rows-spanned="1">
            <text:p>Net increase in cash and cash equivalents</text:p>
            <text:p>Cash and cash equivalents at the beginning of the year Cash and cash equivalents at the end of the year</text:p>
          </table:table-cell>
          <table:covered-table-cell table:number-columns-repeated="13"/>
          <table:table-cell table:style-name="ce250" table:number-columns-spanned="4" table:number-rows-spanned="1"/>
          <table:covered-table-cell table:number-columns-repeated="3"/>
          <table:table-cell table:style-name="ce250" table:number-columns-spanned="2" table:number-rows-spanned="1"/>
          <table:covered-table-cell table:number-columns-repeated="37"/>
          <table:table-cell table:number-columns-repeated="16328"/>
        </table:table-row>
        <table:table-row table:style-name="ro11">
          <table:table-cell table:style-name="ce8" table:number-columns-spanned="13" table:number-rows-spanned="1"/>
          <table:covered-table-cell table:number-columns-repeated="12"/>
          <table:table-cell table:style-name="ce8"/>
          <table:table-cell table:style-name="ce8" table:number-columns-spanned="4" table:number-rows-spanned="1"/>
          <table:covered-table-cell table:number-columns-repeated="3"/>
          <table:table-cell table:style-name="ce8" table:number-columns-spanned="2" table:number-rows-spanned="1"/>
          <table:covered-table-cell/>
          <table:table-cell table:style-name="ce298" office:value-type="string" calcext:value-type="string" table:number-columns-spanned="36" table:number-rows-spanned="3">
            <text:p>$        <text:span text:style-name="T25">30,339    </text:span><text:span text:style-name="T26">$       </text:span><text:span text:style-name="T21">565,264    </text:span><text:span text:style-name="T27">$                   </text:span><text:span text:style-name="T28">-   </text:span><text:span text:style-name="T29">$      </text:span><text:span text:style-name="T30">  </text:span><text:span text:style-name="T31">595,603</text:span></text:p>
          </table:table-cell>
          <table:covered-table-cell table:number-columns-repeated="35"/>
          <table:table-cell table:number-columns-repeated="16328"/>
        </table:table-row>
        <table:table-row table:style-name="ro11">
          <table:table-cell table:style-name="ce596" office:value-type="string" calcext:value-type="string" table:number-columns-spanned="18" table:number-rows-spanned="1">
            <text:p>CASH PAID FOR JNTEREST (Net of capitalized <text:s/>amount)</text:p>
          </table:table-cell>
          <table:covered-table-cell table:number-columns-repeated="17"/>
          <table:table-cell table:style-name="ce509" table:number-columns-spanned="2" table:number-rows-spanned="1"/>
          <table:covered-table-cell table:number-columns-repeated="37"/>
          <table:table-cell table:number-columns-repeated="16328"/>
        </table:table-row>
        <table:table-row table:style-name="ro1">
          <table:table-cell table:number-columns-repeated="20"/>
          <table:covered-table-cell table:number-columns-repeated="36"/>
          <table:table-cell table:number-columns-repeated="16328"/>
        </table:table-row>
        <table:table-row table:style-name="ro1">
          <table:table-cell table:number-columns-repeated="27"/>
          <table:table-cell>
            <draw:custom-shape draw:z-index="11" draw:name="Shape 16" draw:style-name="gr2" draw:text-style-name="P2" svg:width="12.3862in" svg:height="0.0004in" svg:x="0.1366in" svg:y="0in">
              <text:p/>
              <draw:enhanced-geometry svg:viewBox="0 0 11325898 360" draw:text-areas="?f8 ?f10 ?f9 ?f11" draw:type="non-primitive" draw:enhanced-path="M 0 0 L 11325724 0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1325898"/>
                <draw:equation draw:name="f7" draw:formula="?f4 / 360"/>
                <draw:equation draw:name="f8" draw:formula="0 / ?f6"/>
                <draw:equation draw:name="f9" draw:formula="11325898 / ?f6"/>
                <draw:equation draw:name="f10" draw:formula="0 / ?f7"/>
                <draw:equation draw:name="f11" draw:formula="360 / ?f7"/>
              </draw:enhanced-geometry>
            </draw:custom-shape>
          </table:table-cell>
          <table:table-cell table:number-columns-repeated="16356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1" table:style-name="ta2">
        <table:table-column table:style-name="co2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2" table:style-name="ta2">
        <table:table-column table:style-name="co2" table:number-columns-repeated="16384" table:default-cell-style-name="ce1"/>
        <table:table-row table:style-name="ro14">
          <table:table-cell table:style-name="ce912" office:value-type="string" calcext:value-type="string" table:number-columns-spanned="57" table:number-rows-spanned="1">
            <text:p>CONSOLIDATED STATEMENT OF FINANCIAL POSITION June 30, 2012</text:p>
            <text:p>with comparative totals for June 30, 2011</text:p>
          </table:table-cell>
          <table:covered-table-cell table:number-columns-repeated="56"/>
          <table:table-cell table:number-columns-repeated="16327"/>
        </table:table-row>
        <table:table-row table:style-name="ro14">
          <table:table-cell table:style-name="ce498" office:value-type="string" calcext:value-type="string" table:number-columns-spanned="15" table:number-rows-spanned="1">
            <text:p>ASSETS</text:p>
          </table:table-cell>
          <table:covered-table-cell table:number-columns-repeated="14"/>
          <table:table-cell table:style-name="ce943" office:value-type="string" calcext:value-type="string" table:number-columns-spanned="7" table:number-rows-spanned="1">
            <text:p>Rocketship</text:p>
            <text:p><text:span text:style-name="T49">    Schools    </text:span></text:p>
          </table:table-cell>
          <table:covered-table-cell table:number-columns-repeated="6"/>
          <table:table-cell table:style-name="ce959" office:value-type="string" calcext:value-type="string" table:number-columns-spanned="7" table:number-rows-spanned="1">
            <text:p> Launchpad</text:p>
          </table:table-cell>
          <table:covered-table-cell table:number-columns-repeated="6"/>
          <table:table-cell table:style-name="ce959" office:value-type="string" calcext:value-type="string" table:number-columns-spanned="9" table:number-rows-spanned="1">
            <text:p> Eliminations </text:p>
          </table:table-cell>
          <table:covered-table-cell table:number-columns-repeated="8"/>
          <table:table-cell table:style-name="ce912" office:value-type="string" calcext:value-type="string" table:number-columns-spanned="7" table:number-rows-spanned="1">
            <text:p>2012</text:p>
            <text:p><text:span text:style-name="T49">      Total       </text:span></text:p>
          </table:table-cell>
          <table:covered-table-cell table:number-columns-repeated="6"/>
          <table:table-cell table:style-name="ce912" office:value-type="string" calcext:value-type="string" table:number-columns-spanned="27" table:number-rows-spanned="1">
            <text:p>2011</text:p>
            <text:p><text:span text:style-name="T49">      Total       </text:span>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4" office:value-type="string" calcext:value-type="string" table:number-columns-spanned="15" table:number-rows-spanned="1">
            <text:p>CURRENT ASSETS:</text:p>
          </table:table-cell>
          <table:covered-table-cell table:number-columns-repeated="14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7" table:number-rows-spanned="1"/>
          <table:covered-table-cell table:number-columns-repeated="6"/>
          <table:table-cell table:style-name="ce8" table:number-columns-spanned="27" table:number-rows-spanned="1"/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Cash and cash equivalents (notes 1,2)</text:p>
          </table:table-cell>
          <table:covered-table-cell table:number-columns-repeated="14"/>
          <table:table-cell table:style-name="ce497" office:value-type="float" office:value="6418611" calcext:value-type="float" table:number-columns-spanned="7" table:number-rows-spanned="1">
            <text:p>$ 6,418,611</text:p>
          </table:table-cell>
          <table:covered-table-cell table:number-columns-repeated="6"/>
          <table:table-cell table:style-name="ce496" office:value-type="float" office:value="2754271" calcext:value-type="float" table:number-columns-spanned="7" table:number-rows-spanned="1">
            <text:p>$ 2,754,271</text:p>
          </table:table-cell>
          <table:covered-table-cell table:number-columns-repeated="6"/>
          <table:table-cell table:style-name="ce926" office:value-type="string" calcext:value-type="string" table:number-columns-spanned="9" table:number-rows-spanned="1">
            <text:p>$ <text:s text:c="19"/>-</text:p>
          </table:table-cell>
          <table:covered-table-cell table:number-columns-repeated="8"/>
          <table:table-cell table:style-name="ce968" office:value-type="float" office:value="9172882" calcext:value-type="float" table:number-columns-spanned="7" table:number-rows-spanned="1">
            <text:p>$ 9,172,882</text:p>
          </table:table-cell>
          <table:covered-table-cell table:number-columns-repeated="6"/>
          <table:table-cell table:style-name="ce968" office:value-type="float" office:value="9369115" calcext:value-type="float" table:number-columns-spanned="27" table:number-rows-spanned="1">
            <text:p>$ 9,369,115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Restricted cash (note 1)</text:p>
          </table:table-cell>
          <table:covered-table-cell table:number-columns-repeated="14"/>
          <table:table-cell table:style-name="ce8" table:number-columns-spanned="7" table:number-rows-spanned="1"/>
          <table:covered-table-cell table:number-columns-repeated="6"/>
          <table:table-cell table:style-name="ce457" office:value-type="float" office:value="1927649" calcext:value-type="float" table:number-columns-spanned="7" table:number-rows-spanned="1">
            <text:p>1,927,649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38" office:value-type="float" office:value="1927649" calcext:value-type="float" table:number-columns-spanned="7" table:number-rows-spanned="1">
            <text:p>1,927,649</text:p>
          </table:table-cell>
          <table:covered-table-cell table:number-columns-repeated="6"/>
          <table:table-cell table:style-name="ce938" office:value-type="float" office:value="909959" calcext:value-type="float" table:number-columns-spanned="27" table:number-rows-spanned="1">
            <text:p>909,959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Accounts receivable (note 3)</text:p>
          </table:table-cell>
          <table:covered-table-cell table:number-columns-repeated="14"/>
          <table:table-cell table:style-name="ce937" office:value-type="float" office:value="9653828" calcext:value-type="float" table:number-columns-spanned="7" table:number-rows-spanned="1">
            <text:p>9,653,828</text:p>
          </table:table-cell>
          <table:covered-table-cell table:number-columns-repeated="6"/>
          <table:table-cell table:style-name="ce457" office:value-type="float" office:value="630278" calcext:value-type="float" table:number-columns-spanned="7" table:number-rows-spanned="1">
            <text:p>630,278</text:p>
          </table:table-cell>
          <table:covered-table-cell table:number-columns-repeated="6"/>
          <table:table-cell table:style-name="ce940" office:value-type="float" office:value="-2356725" calcext:value-type="float" table:number-columns-spanned="9" table:number-rows-spanned="1">
            <text:p>(2,356,725)</text:p>
          </table:table-cell>
          <table:covered-table-cell table:number-columns-repeated="8"/>
          <table:table-cell table:style-name="ce938" office:value-type="float" office:value="7927381" calcext:value-type="float" table:number-columns-spanned="7" table:number-rows-spanned="1">
            <text:p>7,927,381</text:p>
          </table:table-cell>
          <table:covered-table-cell table:number-columns-repeated="6"/>
          <table:table-cell table:style-name="ce964" office:value-type="float" office:value="4154307" calcext:value-type="float" table:number-columns-spanned="27" table:number-rows-spanned="1">
            <text:p>4,154,307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Grants receivable (note 4)</text:p>
          </table:table-cell>
          <table:covered-table-cell table:number-columns-repeated="14"/>
          <table:table-cell table:style-name="ce937" office:value-type="float" office:value="333598" calcext:value-type="float" table:number-columns-spanned="7" table:number-rows-spanned="1">
            <text:p>333,598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51" office:value-type="float" office:value="333598" calcext:value-type="float" table:number-columns-spanned="7" table:number-rows-spanned="1">
            <text:p>333,598</text:p>
          </table:table-cell>
          <table:covered-table-cell table:number-columns-repeated="6"/>
          <table:table-cell table:style-name="ce964" office:value-type="float" office:value="1083000" calcext:value-type="float" table:number-columns-spanned="27" table:number-rows-spanned="1">
            <text:p>1,083,00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Prepaid expenses and deposits</text:p>
          </table:table-cell>
          <table:covered-table-cell table:number-columns-repeated="14"/>
          <table:table-cell table:style-name="ce937" office:value-type="float" office:value="261631" calcext:value-type="float" table:number-columns-spanned="7" table:number-rows-spanned="1">
            <text:p>261,631</text:p>
          </table:table-cell>
          <table:covered-table-cell table:number-columns-repeated="6"/>
          <table:table-cell table:style-name="ce457" office:value-type="float" office:value="157884" calcext:value-type="float" table:number-columns-spanned="7" table:number-rows-spanned="1">
            <text:p>157,884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     (12,470<text:span text:style-name="T48">)</text:span></text:p>
          </table:table-cell>
          <table:covered-table-cell table:number-columns-repeated="8"/>
          <table:table-cell table:style-name="ce952" office:value-type="float" office:value="407045" calcext:value-type="float" table:number-columns-spanned="7" table:number-rows-spanned="1">
            <text:p>407,045</text:p>
          </table:table-cell>
          <table:covered-table-cell table:number-columns-repeated="6"/>
          <table:table-cell table:style-name="ce952" office:value-type="float" office:value="145658" calcext:value-type="float" table:number-columns-spanned="27" table:number-rows-spanned="1">
            <text:p>145,658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5" table:number-rows-spanned="1">
            <text:p>Total current assets</text:p>
          </table:table-cell>
          <table:covered-table-cell table:number-columns-repeated="14"/>
          <table:table-cell table:style-name="ce937" office:value-type="float" office:value="16667668" calcext:value-type="float" table:number-columns-spanned="7" table:number-rows-spanned="1">
            <text:p>16,667,668</text:p>
          </table:table-cell>
          <table:covered-table-cell table:number-columns-repeated="6"/>
          <table:table-cell table:style-name="ce457" office:value-type="float" office:value="5470082" calcext:value-type="float" table:number-columns-spanned="7" table:number-rows-spanned="1">
            <text:p>5,470,082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(2,369,195<text:span text:style-name="T48">)</text:span></text:p>
          </table:table-cell>
          <table:covered-table-cell table:number-columns-repeated="8"/>
          <table:table-cell table:style-name="ce952" office:value-type="float" office:value="19768555" calcext:value-type="float" table:number-columns-spanned="7" table:number-rows-spanned="1">
            <text:p>19,768,555</text:p>
          </table:table-cell>
          <table:covered-table-cell table:number-columns-repeated="6"/>
          <table:table-cell table:style-name="ce952" office:value-type="float" office:value="15662039" calcext:value-type="float" table:number-columns-spanned="27" table:number-rows-spanned="1">
            <text:p>15,662,039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4" office:value-type="string" calcext:value-type="string" table:number-columns-spanned="15" table:number-rows-spanned="1">
            <text:p>LONG-TERM ASSETS:</text:p>
          </table:table-cell>
          <table:covered-table-cell table:number-columns-repeated="14"/>
          <table:table-cell table:style-name="ce8" table:number-columns-spanned="7" table:number-rows-spanned="1"/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7" table:number-rows-spanned="1"/>
          <table:covered-table-cell table:number-columns-repeated="6"/>
          <table:table-cell table:style-name="ce8" table:number-columns-spanned="27" table:number-rows-spanned="1"/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Grants receivable (note 4)</text:p>
          </table:table-cell>
          <table:covered-table-cell table:number-columns-repeated="14"/>
          <table:table-cell table:style-name="ce937" office:value-type="float" office:value="582367" calcext:value-type="float" table:number-columns-spanned="7" table:number-rows-spanned="1">
            <text:p>582,367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51" office:value-type="float" office:value="582367" calcext:value-type="float" table:number-columns-spanned="7" table:number-rows-spanned="1">
            <text:p>582,367</text:p>
          </table:table-cell>
          <table:covered-table-cell table:number-columns-repeated="6"/>
          <table:table-cell table:style-name="ce921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Security deposits</text:p>
          </table:table-cell>
          <table:covered-table-cell table:number-columns-repeated="14"/>
          <table:table-cell table:style-name="ce937" office:value-type="float" office:value="1725000" calcext:value-type="float" table:number-columns-spanned="7" table:number-rows-spanned="1">
            <text:p>1,725,000</text:p>
          </table:table-cell>
          <table:covered-table-cell table:number-columns-repeated="6"/>
          <table:table-cell table:style-name="ce8" table:number-columns-spanned="7" table:number-rows-spanned="1"/>
          <table:covered-table-cell table:number-columns-repeated="6"/>
          <table:table-cell table:style-name="ce940" office:value-type="float" office:value="-1725000" calcext:value-type="float" table:number-columns-spanned="9" table:number-rows-spanned="1">
            <text:p>(1,725,000)</text:p>
          </table:table-cell>
          <table:covered-table-cell table:number-columns-repeated="8"/>
          <table:table-cell table:style-name="ce926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921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Deferred rent asset</text:p>
          </table:table-cell>
          <table:covered-table-cell table:number-columns-repeated="14"/>
          <table:table-cell table:style-name="ce8" table:number-columns-spanned="7" table:number-rows-spanned="1"/>
          <table:covered-table-cell table:number-columns-repeated="6"/>
          <table:table-cell table:style-name="ce457" office:value-type="float" office:value="601008" calcext:value-type="float" table:number-columns-spanned="7" table:number-rows-spanned="1">
            <text:p>601,008</text:p>
          </table:table-cell>
          <table:covered-table-cell table:number-columns-repeated="6"/>
          <table:table-cell table:style-name="ce940" office:value-type="float" office:value="-601008" calcext:value-type="float" table:number-columns-spanned="9" table:number-rows-spanned="1">
            <text:p>(601,008)</text:p>
          </table:table-cell>
          <table:covered-table-cell table:number-columns-repeated="8"/>
          <table:table-cell table:style-name="ce926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921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Property, plant &amp; equipment</text:p>
          </table:table-cell>
          <table:covered-table-cell table:number-columns-repeated="14"/>
          <table:table-cell table:style-name="ce937" office:value-type="float" office:value="113957" calcext:value-type="float" table:number-columns-spanned="7" table:number-rows-spanned="1">
            <text:p>113,957</text:p>
          </table:table-cell>
          <table:covered-table-cell table:number-columns-repeated="6"/>
          <table:table-cell table:style-name="ce457" office:value-type="float" office:value="44884973" calcext:value-type="float" table:number-columns-spanned="7" table:number-rows-spanned="1">
            <text:p>44,884,973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64" office:value-type="float" office:value="44998930" calcext:value-type="float" table:number-columns-spanned="7" table:number-rows-spanned="1">
            <text:p>44,998,930</text:p>
          </table:table-cell>
          <table:covered-table-cell table:number-columns-repeated="6"/>
          <table:table-cell table:style-name="ce964" office:value-type="float" office:value="33809829" calcext:value-type="float" table:number-columns-spanned="27" table:number-rows-spanned="1">
            <text:p>33,809,829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5" table:number-rows-spanned="1">
            <text:p>Less: Accumulated depreciation</text:p>
          </table:table-cell>
          <table:covered-table-cell table:number-columns-repeated="14"/>
          <table:table-cell table:style-name="ce945" office:value-type="string" calcext:value-type="string" table:number-columns-spanned="7" table:number-rows-spanned="1">
            <text:p>         (71,893<text:span text:style-name="T48">)</text:span></text:p>
          </table:table-cell>
          <table:covered-table-cell table:number-columns-repeated="6"/>
          <table:table-cell table:style-name="ce945" office:value-type="string" calcext:value-type="string" table:number-columns-spanned="7" table:number-rows-spanned="1">
            <text:p>    (2,330,216<text:span text:style-name="T48">)</text:span>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                  </text:p>
          </table:table-cell>
          <table:covered-table-cell table:number-columns-repeated="8"/>
          <table:table-cell table:style-name="ce953" office:value-type="string" calcext:value-type="string" table:number-columns-spanned="7" table:number-rows-spanned="1">
            <text:p>    (2,402,109<text:span text:style-name="T48">)</text:span></text:p>
          </table:table-cell>
          <table:covered-table-cell table:number-columns-repeated="6"/>
          <table:table-cell table:style-name="ce953" office:value-type="string" calcext:value-type="string" table:number-columns-spanned="27" table:number-rows-spanned="1">
            <text:p>    (1,339,161<text:span text:style-name="T48">)</text:span>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Total property, plant and equipment, net (note 5)</text:p>
          </table:table-cell>
          <table:covered-table-cell table:number-columns-repeated="14"/>
          <table:table-cell table:style-name="ce937" office:value-type="float" office:value="42064" calcext:value-type="float" table:number-columns-spanned="7" table:number-rows-spanned="1">
            <text:p>42,064</text:p>
          </table:table-cell>
          <table:covered-table-cell table:number-columns-repeated="6"/>
          <table:table-cell table:style-name="ce457" office:value-type="float" office:value="42554757" calcext:value-type="float" table:number-columns-spanned="7" table:number-rows-spanned="1">
            <text:p>42,554,757</text:p>
          </table:table-cell>
          <table:covered-table-cell table:number-columns-repeated="6"/>
          <table:table-cell table:style-name="ce9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952" office:value-type="float" office:value="42596821" calcext:value-type="float" table:number-columns-spanned="7" table:number-rows-spanned="1">
            <text:p>42,596,821</text:p>
          </table:table-cell>
          <table:covered-table-cell table:number-columns-repeated="6"/>
          <table:table-cell table:style-name="ce952" office:value-type="float" office:value="32470668" calcext:value-type="float" table:number-columns-spanned="27" table:number-rows-spanned="1">
            <text:p>32,470,668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5" table:number-rows-spanned="1">
            <text:p>Total long-term assets</text:p>
          </table:table-cell>
          <table:covered-table-cell table:number-columns-repeated="14"/>
          <table:table-cell table:style-name="ce937" office:value-type="float" office:value="2349431" calcext:value-type="float" table:number-columns-spanned="7" table:number-rows-spanned="1">
            <text:p>2,349,431</text:p>
          </table:table-cell>
          <table:covered-table-cell table:number-columns-repeated="6"/>
          <table:table-cell table:style-name="ce457" office:value-type="float" office:value="43155765" calcext:value-type="float" table:number-columns-spanned="7" table:number-rows-spanned="1">
            <text:p>43,155,765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(2,326,008<text:span text:style-name="T48">)</text:span></text:p>
          </table:table-cell>
          <table:covered-table-cell table:number-columns-repeated="8"/>
          <table:table-cell table:style-name="ce952" office:value-type="float" office:value="43179188" calcext:value-type="float" table:number-columns-spanned="7" table:number-rows-spanned="1">
            <text:p>43,179,188</text:p>
          </table:table-cell>
          <table:covered-table-cell table:number-columns-repeated="6"/>
          <table:table-cell table:style-name="ce952" office:value-type="float" office:value="32470668" calcext:value-type="float" table:number-columns-spanned="27" table:number-rows-spanned="1">
            <text:p>32,470,668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5" table:number-rows-spanned="1">
            <text:p>Total assets</text:p>
          </table:table-cell>
          <table:covered-table-cell table:number-columns-repeated="14"/>
          <table:table-cell table:style-name="ce465" office:value-type="float" office:value="19017099" calcext:value-type="float" table:number-columns-spanned="7" table:number-rows-spanned="1">
            <text:p>$ 19,017,099</text:p>
          </table:table-cell>
          <table:covered-table-cell table:number-columns-repeated="6"/>
          <table:table-cell table:style-name="ce490" office:value-type="float" office:value="48625847" calcext:value-type="float" table:number-columns-spanned="7" table:number-rows-spanned="1">
            <text:p>$ 48,625,847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$    (4,695,203<text:span text:style-name="T48">)</text:span></text:p>
          </table:table-cell>
          <table:covered-table-cell table:number-columns-repeated="8"/>
          <table:table-cell table:style-name="ce954" office:value-type="float" office:value="62947743" calcext:value-type="float" table:number-columns-spanned="7" table:number-rows-spanned="1">
            <text:p>$ 62,947,743</text:p>
          </table:table-cell>
          <table:covered-table-cell table:number-columns-repeated="6"/>
          <table:table-cell table:style-name="ce954" office:value-type="float" office:value="48132707" calcext:value-type="float" table:number-columns-spanned="27" table:number-rows-spanned="1">
            <text:p>$ 48,132,707</text:p>
          </table:table-cell>
          <table:covered-table-cell table:number-columns-repeated="26"/>
          <table:table-cell table:number-columns-repeated="16312"/>
        </table:table-row>
        <table:table-row table:style-name="ro14">
          <table:table-cell table:style-name="ce914" office:value-type="string" calcext:value-type="string" table:number-columns-spanned="57" table:number-rows-spanned="1">
            <text:p>LIABILITIES AND NET ASSETS</text:p>
            <text:p>CURRENT LIABILITIES:</text:p>
          </table:table-cell>
          <table:covered-table-cell table:number-columns-repeated="56"/>
          <table:table-cell table:number-columns-repeated="16327"/>
        </table:table-row>
        <table:table-row table:style-name="ro11">
          <table:table-cell table:style-name="ce915" office:value-type="string" calcext:value-type="string" table:number-columns-spanned="11" table:number-rows-spanned="1">
            <text:p>Accounts payable</text:p>
          </table:table-cell>
          <table:covered-table-cell table:number-columns-repeated="10"/>
          <table:table-cell table:style-name="ce495" office:value-type="float" office:value="552023" calcext:value-type="float" table:number-columns-spanned="11" table:number-rows-spanned="1">
            <text:p>$ 552,023</text:p>
          </table:table-cell>
          <table:covered-table-cell table:number-columns-repeated="10"/>
          <table:table-cell table:style-name="ce496" office:value-type="float" office:value="2961520" calcext:value-type="float" table:number-columns-spanned="7" table:number-rows-spanned="1">
            <text:p>$ 2,961,520</text:p>
          </table:table-cell>
          <table:covered-table-cell table:number-columns-repeated="6"/>
          <table:table-cell table:style-name="ce963" office:value-type="float" office:value="-364516" calcext:value-type="float" table:number-columns-spanned="9" table:number-rows-spanned="1">
            <text:p>($ 364,516)</text:p>
          </table:table-cell>
          <table:covered-table-cell table:number-columns-repeated="8"/>
          <table:table-cell table:style-name="ce496" office:value-type="float" office:value="3149027" calcext:value-type="float" table:number-columns-spanned="7" table:number-rows-spanned="1">
            <text:p>$ 3,149,027</text:p>
          </table:table-cell>
          <table:covered-table-cell table:number-columns-repeated="6"/>
          <table:table-cell table:style-name="ce968" office:value-type="float" office:value="2860799" calcext:value-type="float" table:number-columns-spanned="27" table:number-rows-spanned="1">
            <text:p>$ 2,860,799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Accrued liabilities</text:p>
          </table:table-cell>
          <table:covered-table-cell table:number-columns-repeated="10"/>
          <table:table-cell table:style-name="ce492" office:value-type="float" office:value="1362393" calcext:value-type="float" table:number-columns-spanned="11" table:number-rows-spanned="1">
            <text:p>1,362,393</text:p>
          </table:table-cell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57" office:value-type="float" office:value="1362393" calcext:value-type="float" table:number-columns-spanned="7" table:number-rows-spanned="1">
            <text:p>1,362,393</text:p>
          </table:table-cell>
          <table:covered-table-cell table:number-columns-repeated="6"/>
          <table:table-cell table:style-name="ce951" office:value-type="float" office:value="977248" calcext:value-type="float" table:number-columns-spanned="27" table:number-rows-spanned="1">
            <text:p>977,248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Deferred revenues</text:p>
          </table:table-cell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457" office:value-type="float" office:value="12470" calcext:value-type="float" table:number-columns-spanned="7" table:number-rows-spanned="1">
            <text:p>12,470</text:p>
          </table:table-cell>
          <table:covered-table-cell table:number-columns-repeated="6"/>
          <table:table-cell table:style-name="ce940" office:value-type="float" office:value="-12470" calcext:value-type="float" table:number-columns-spanned="9" table:number-rows-spanned="1">
            <text:p>(12,470)</text:p>
          </table:table-cell>
          <table:covered-table-cell table:number-columns-repeated="8"/>
          <table:table-cell table:style-name="ce49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933" office:value-type="float" office:value="62500" calcext:value-type="float" table:number-columns-spanned="27" table:number-rows-spanned="1">
            <text:p>62,50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Accrued interest</text:p>
          </table:table-cell>
          <table:covered-table-cell table:number-columns-repeated="10"/>
          <table:table-cell table:style-name="ce493" office:value-type="float" office:value="12521" calcext:value-type="float" table:number-columns-spanned="11" table:number-rows-spanned="1">
            <text:p>12,521</text:p>
          </table:table-cell>
          <table:covered-table-cell table:number-columns-repeated="10"/>
          <table:table-cell table:style-name="ce457" office:value-type="float" office:value="233310" calcext:value-type="float" table:number-columns-spanned="7" table:number-rows-spanned="1">
            <text:p>233,310</text:p>
          </table:table-cell>
          <table:covered-table-cell table:number-columns-repeated="6"/>
          <table:table-cell table:style-name="ce940" office:value-type="float" office:value="-20929" calcext:value-type="float" table:number-columns-spanned="9" table:number-rows-spanned="1">
            <text:p>(20,929)</text:p>
          </table:table-cell>
          <table:covered-table-cell table:number-columns-repeated="8"/>
          <table:table-cell table:style-name="ce457" office:value-type="float" office:value="224902" calcext:value-type="float" table:number-columns-spanned="7" table:number-rows-spanned="1">
            <text:p>224,902</text:p>
          </table:table-cell>
          <table:covered-table-cell table:number-columns-repeated="6"/>
          <table:table-cell table:style-name="ce933" office:value-type="float" office:value="89014" calcext:value-type="float" table:number-columns-spanned="27" table:number-rows-spanned="1">
            <text:p>89,014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Lines of credit (note 12)</text:p>
          </table:table-cell>
          <table:covered-table-cell table:number-columns-repeated="10"/>
          <table:table-cell table:style-name="ce492" office:value-type="float" office:value="1000000" calcext:value-type="float" table:number-columns-spanned="11" table:number-rows-spanned="1">
            <text:p>1,000,000</text:p>
          </table:table-cell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57" office:value-type="float" office:value="1000000" calcext:value-type="float" table:number-columns-spanned="7" table:number-rows-spanned="1">
            <text:p>1,000,000</text:p>
          </table:table-cell>
          <table:covered-table-cell table:number-columns-repeated="6"/>
          <table:table-cell table:style-name="ce970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Current portion of loans payable (note 6)</text:p>
          </table:table-cell>
          <table:covered-table-cell table:number-columns-repeated="10"/>
          <table:table-cell table:style-name="ce933" office:value-type="float" office:value="1210000" calcext:value-type="float" table:number-columns-spanned="11" table:number-rows-spanned="1">
            <text:p>1,210,000</text:p>
          </table:table-cell>
          <table:covered-table-cell table:number-columns-repeated="10"/>
          <table:table-cell table:style-name="ce457" office:value-type="float" office:value="2836712" calcext:value-type="float" table:number-columns-spanned="7" table:number-rows-spanned="1">
            <text:p>2,836,712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(1,971,280<text:span text:style-name="T48">)</text:span></text:p>
          </table:table-cell>
          <table:covered-table-cell table:number-columns-repeated="8"/>
          <table:table-cell table:style-name="ce457" office:value-type="float" office:value="2075432" calcext:value-type="float" table:number-columns-spanned="7" table:number-rows-spanned="1">
            <text:p>2,075,432</text:p>
          </table:table-cell>
          <table:covered-table-cell table:number-columns-repeated="6"/>
          <table:table-cell table:style-name="ce952" office:value-type="float" office:value="256660" calcext:value-type="float" table:number-columns-spanned="27" table:number-rows-spanned="1">
            <text:p>256,66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1" table:number-rows-spanned="1">
            <text:p>Total current liabilities</text:p>
          </table:table-cell>
          <table:covered-table-cell table:number-columns-repeated="10"/>
          <table:table-cell table:style-name="ce933" office:value-type="float" office:value="4136937" calcext:value-type="float" table:number-columns-spanned="11" table:number-rows-spanned="1">
            <text:p>4,136,937</text:p>
          </table:table-cell>
          <table:covered-table-cell table:number-columns-repeated="10"/>
          <table:table-cell table:style-name="ce457" office:value-type="float" office:value="6044012" calcext:value-type="float" table:number-columns-spanned="7" table:number-rows-spanned="1">
            <text:p>6,044,012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(2,369,195<text:span text:style-name="T48">)</text:span></text:p>
          </table:table-cell>
          <table:covered-table-cell table:number-columns-repeated="8"/>
          <table:table-cell table:style-name="ce457" office:value-type="float" office:value="7811754" calcext:value-type="float" table:number-columns-spanned="7" table:number-rows-spanned="1">
            <text:p>7,811,754</text:p>
          </table:table-cell>
          <table:covered-table-cell table:number-columns-repeated="6"/>
          <table:table-cell table:style-name="ce952" office:value-type="float" office:value="4246221" calcext:value-type="float" table:number-columns-spanned="27" table:number-rows-spanned="1">
            <text:p>4,246,221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4" office:value-type="string" calcext:value-type="string" table:number-columns-spanned="11" table:number-rows-spanned="1">
            <text:p>LONG-TERM LIABILITIES:</text:p>
          </table:table-cell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7" table:number-rows-spanned="1"/>
          <table:covered-table-cell table:number-columns-repeated="6"/>
          <table:table-cell table:style-name="ce8" table:number-columns-spanned="27" table:number-rows-spanned="1"/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Security deposits</text:p>
          </table:table-cell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457" office:value-type="float" office:value="1725000" calcext:value-type="float" table:number-columns-spanned="7" table:number-rows-spanned="1">
            <text:p>1,725,000</text:p>
          </table:table-cell>
          <table:covered-table-cell table:number-columns-repeated="6"/>
          <table:table-cell table:style-name="ce940" office:value-type="float" office:value="-1725000" calcext:value-type="float" table:number-columns-spanned="9" table:number-rows-spanned="1">
            <text:p>(1,725,000)</text:p>
          </table:table-cell>
          <table:covered-table-cell table:number-columns-repeated="8"/>
          <table:table-cell table:style-name="ce49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970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Accrued interest</text:p>
          </table:table-cell>
          <table:covered-table-cell table:number-columns-repeated="10"/>
          <table:table-cell table:style-name="ce493" office:value-type="float" office:value="203554" calcext:value-type="float" table:number-columns-spanned="11" table:number-rows-spanned="1">
            <text:p>203,554</text:p>
          </table:table-cell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57" office:value-type="float" office:value="203554" calcext:value-type="float" table:number-columns-spanned="7" table:number-rows-spanned="1">
            <text:p>203,554</text:p>
          </table:table-cell>
          <table:covered-table-cell table:number-columns-repeated="6"/>
          <table:table-cell table:style-name="ce951" office:value-type="float" office:value="190407" calcext:value-type="float" table:number-columns-spanned="27" table:number-rows-spanned="1">
            <text:p>190,407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Deferrred rent liability</text:p>
          </table:table-cell>
          <table:covered-table-cell table:number-columns-repeated="10"/>
          <table:table-cell table:style-name="ce493" office:value-type="float" office:value="601008" calcext:value-type="float" table:number-columns-spanned="11" table:number-rows-spanned="1">
            <text:p>601,008</text:p>
          </table:table-cell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940" office:value-type="float" office:value="-601008" calcext:value-type="float" table:number-columns-spanned="9" table:number-rows-spanned="1">
            <text:p>(601,008)</text:p>
          </table:table-cell>
          <table:covered-table-cell table:number-columns-repeated="8"/>
          <table:table-cell table:style-name="ce49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970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Convertible loans (note 6)</text:p>
          </table:table-cell>
          <table:covered-table-cell table:number-columns-repeated="10"/>
          <table:table-cell table:style-name="ce492" office:value-type="float" office:value="1800000" calcext:value-type="float" table:number-columns-spanned="11" table:number-rows-spanned="1">
            <text:p>1,800,000</text:p>
          </table:table-cell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57" office:value-type="float" office:value="1800000" calcext:value-type="float" table:number-columns-spanned="7" table:number-rows-spanned="1">
            <text:p>1,800,000</text:p>
          </table:table-cell>
          <table:covered-table-cell table:number-columns-repeated="6"/>
          <table:table-cell table:style-name="ce938" office:value-type="float" office:value="1800000" calcext:value-type="float" table:number-columns-spanned="27" table:number-rows-spanned="1">
            <text:p>1,800,00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Loans payable (note 6)</text:p>
          </table:table-cell>
          <table:covered-table-cell table:number-columns-repeated="10"/>
          <table:table-cell table:style-name="ce933" office:value-type="float" office:value="600000" calcext:value-type="float" table:number-columns-spanned="11" table:number-rows-spanned="1">
            <text:p>600,000</text:p>
          </table:table-cell>
          <table:covered-table-cell table:number-columns-repeated="10"/>
          <table:table-cell table:style-name="ce457" office:value-type="float" office:value="40599336" calcext:value-type="float" table:number-columns-spanned="7" table:number-rows-spanned="1">
            <text:p>40,599,336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                  </text:p>
          </table:table-cell>
          <table:covered-table-cell table:number-columns-repeated="8"/>
          <table:table-cell table:style-name="ce457" office:value-type="float" office:value="41199336" calcext:value-type="float" table:number-columns-spanned="7" table:number-rows-spanned="1">
            <text:p>41,199,336</text:p>
          </table:table-cell>
          <table:covered-table-cell table:number-columns-repeated="6"/>
          <table:table-cell table:style-name="ce952" office:value-type="float" office:value="32683939" calcext:value-type="float" table:number-columns-spanned="27" table:number-rows-spanned="1">
            <text:p>32,683,939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1" table:number-rows-spanned="1">
            <text:p>Total long-term liabilities</text:p>
          </table:table-cell>
          <table:covered-table-cell table:number-columns-repeated="10"/>
          <table:table-cell table:style-name="ce933" office:value-type="float" office:value="3204562" calcext:value-type="float" table:number-columns-spanned="11" table:number-rows-spanned="1">
            <text:p>3,204,562</text:p>
          </table:table-cell>
          <table:covered-table-cell table:number-columns-repeated="10"/>
          <table:table-cell table:style-name="ce457" office:value-type="float" office:value="42324336" calcext:value-type="float" table:number-columns-spanned="7" table:number-rows-spanned="1">
            <text:p>42,324,336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(2,326,008<text:span text:style-name="T48">)</text:span></text:p>
          </table:table-cell>
          <table:covered-table-cell table:number-columns-repeated="8"/>
          <table:table-cell table:style-name="ce457" office:value-type="float" office:value="43202890" calcext:value-type="float" table:number-columns-spanned="7" table:number-rows-spanned="1">
            <text:p>43,202,890</text:p>
          </table:table-cell>
          <table:covered-table-cell table:number-columns-repeated="6"/>
          <table:table-cell table:style-name="ce952" office:value-type="float" office:value="34674346" calcext:value-type="float" table:number-columns-spanned="27" table:number-rows-spanned="1">
            <text:p>34,674,346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4" office:value-type="string" calcext:value-type="string" table:number-columns-spanned="11" table:number-rows-spanned="1">
            <text:p>NET ASSETS:</text:p>
          </table:table-cell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7" table:number-rows-spanned="1"/>
          <table:covered-table-cell table:number-columns-repeated="6"/>
          <table:table-cell table:style-name="ce8" table:number-columns-spanned="27" table:number-rows-spanned="1"/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Unrestricted</text:p>
          </table:table-cell>
          <table:covered-table-cell table:number-columns-repeated="10"/>
          <table:table-cell table:style-name="ce491" office:value-type="float" office:value="10105767" calcext:value-type="float" table:number-columns-spanned="11" table:number-rows-spanned="1">
            <text:p>10,105,767</text:p>
          </table:table-cell>
          <table:covered-table-cell table:number-columns-repeated="10"/>
          <table:table-cell table:style-name="ce457" office:value-type="float" office:value="257499" calcext:value-type="float" table:number-columns-spanned="7" table:number-rows-spanned="1">
            <text:p>257,499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457" office:value-type="float" office:value="10363266" calcext:value-type="float" table:number-columns-spanned="7" table:number-rows-spanned="1">
            <text:p>10,363,266</text:p>
          </table:table-cell>
          <table:covered-table-cell table:number-columns-repeated="6"/>
          <table:table-cell table:style-name="ce938" office:value-type="float" office:value="7629140" calcext:value-type="float" table:number-columns-spanned="27" table:number-rows-spanned="1">
            <text:p>7,629,14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Temporarily restricted (note 7)</text:p>
          </table:table-cell>
          <table:covered-table-cell table:number-columns-repeated="10"/>
          <table:table-cell table:style-name="ce933" office:value-type="float" office:value="1569833" calcext:value-type="float" table:number-columns-spanned="11" table:number-rows-spanned="1">
            <text:p>1,569,833</text:p>
          </table:table-cell>
          <table:covered-table-cell table:number-columns-repeated="10"/>
          <table:table-cell table:style-name="ce945" office:value-type="string" calcext:value-type="string" table:number-columns-spanned="7" table:number-rows-spanned="1">
            <text:p>                      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                        </text:p>
          </table:table-cell>
          <table:covered-table-cell table:number-columns-repeated="8"/>
          <table:table-cell table:style-name="ce457" office:value-type="float" office:value="1569833" calcext:value-type="float" table:number-columns-spanned="7" table:number-rows-spanned="1">
            <text:p>1,569,833</text:p>
          </table:table-cell>
          <table:covered-table-cell table:number-columns-repeated="6"/>
          <table:table-cell table:style-name="ce952" office:value-type="float" office:value="1583000" calcext:value-type="float" table:number-columns-spanned="27" table:number-rows-spanned="1">
            <text:p>1,583,00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487" office:value-type="string" calcext:value-type="string" table:number-columns-spanned="11" table:number-rows-spanned="1">
            <text:p>Total net assets</text:p>
          </table:table-cell>
          <table:covered-table-cell table:number-columns-repeated="10"/>
          <table:table-cell table:style-name="ce933" office:value-type="float" office:value="11675600" calcext:value-type="float" table:number-columns-spanned="11" table:number-rows-spanned="1">
            <text:p>11,675,600</text:p>
          </table:table-cell>
          <table:covered-table-cell table:number-columns-repeated="10"/>
          <table:table-cell table:style-name="ce457" office:value-type="float" office:value="257499" calcext:value-type="float" table:number-columns-spanned="7" table:number-rows-spanned="1">
            <text:p>257,499</text:p>
          </table:table-cell>
          <table:covered-table-cell table:number-columns-repeated="6"/>
          <table:table-cell table:style-name="ce9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457" office:value-type="float" office:value="11933099" calcext:value-type="float" table:number-columns-spanned="7" table:number-rows-spanned="1">
            <text:p>11,933,099</text:p>
          </table:table-cell>
          <table:covered-table-cell table:number-columns-repeated="6"/>
          <table:table-cell table:style-name="ce952" office:value-type="float" office:value="9212140" calcext:value-type="float" table:number-columns-spanned="27" table:number-rows-spanned="1">
            <text:p>9,212,14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6" office:value-type="string" calcext:value-type="string" table:number-columns-spanned="11" table:number-rows-spanned="1">
            <text:p>Total liabilities and net assets</text:p>
          </table:table-cell>
          <table:covered-table-cell table:number-columns-repeated="10"/>
          <table:table-cell table:style-name="ce489" office:value-type="float" office:value="19017099" calcext:value-type="float" table:number-columns-spanned="11" table:number-rows-spanned="1">
            <text:p>$ 19,017,099</text:p>
          </table:table-cell>
          <table:covered-table-cell table:number-columns-repeated="10"/>
          <table:table-cell table:style-name="ce490" office:value-type="float" office:value="48625847" calcext:value-type="float" table:number-columns-spanned="7" table:number-rows-spanned="1">
            <text:p>$ 48,625,847</text:p>
          </table:table-cell>
          <table:covered-table-cell table:number-columns-repeated="6"/>
          <table:table-cell table:style-name="ce945" office:value-type="string" calcext:value-type="string" table:number-columns-spanned="9" table:number-rows-spanned="1">
            <text:p>$    (4,695,203<text:span text:style-name="T48">)</text:span></text:p>
          </table:table-cell>
          <table:covered-table-cell table:number-columns-repeated="8"/>
          <table:table-cell table:style-name="ce490" office:value-type="float" office:value="62947743" calcext:value-type="float" table:number-columns-spanned="7" table:number-rows-spanned="1">
            <text:p>$ 62,947,743</text:p>
          </table:table-cell>
          <table:covered-table-cell table:number-columns-repeated="6"/>
          <table:table-cell table:style-name="ce954" office:value-type="float" office:value="48132707" calcext:value-type="float" table:number-columns-spanned="27" table:number-rows-spanned="1">
            <text:p>$ 48,132,707</text:p>
          </table:table-cell>
          <table:covered-table-cell table:number-columns-repeated="26"/>
          <table:table-cell table:number-columns-repeated="16312"/>
        </table:table-row>
        <table:table-row table:style-name="ro19">
          <table:table-cell table:style-name="ce466" office:value-type="string" calcext:value-type="string" table:number-columns-spanned="57" table:number-rows-spanned="1">
            <text:p>CONSOLIDATED STATEMENT OF ACTIVITIES</text:p>
            <text:p>For the Year Ended June 30, 2012</text:p>
            <text:p>with comparative totals for the Year Ended June 30, 2011</text:p>
          </table:table-cell>
          <table:covered-table-cell table:number-columns-repeated="56"/>
          <table:table-cell table:number-columns-repeated="16327"/>
        </table:table-row>
        <table:table-row table:style-name="ro14">
          <table:table-cell table:style-name="ce484" office:value-type="string" calcext:value-type="string" table:number-columns-spanned="11" table:number-rows-spanned="1">
            <text:p>UNRESTRICTED NET ASSETS:</text:p>
          </table:table-cell>
          <table:covered-table-cell table:number-columns-repeated="10"/>
          <table:table-cell table:style-name="ce912" office:value-type="string" calcext:value-type="string" table:number-columns-spanned="10" table:number-rows-spanned="1">
            <text:p>Rocketship</text:p>
            <text:p><text:span text:style-name="T49">       Schools       </text:span></text:p>
          </table:table-cell>
          <table:covered-table-cell table:number-columns-repeated="9"/>
          <table:table-cell table:style-name="ce943" office:value-type="string" calcext:value-type="string" table:number-columns-spanned="24" table:number-rows-spanned="1">
            <text:p>2012</text:p>
            <text:p><text:span text:style-name="T49"> Launchpad</text:span>    <text:span text:style-name="T49">  Eliminations  </text:span>    <text:span text:style-name="T49">        Total        </text:span></text:p>
          </table:table-cell>
          <table:covered-table-cell table:number-columns-repeated="23"/>
          <table:table-cell table:style-name="ce912" office:value-type="string" calcext:value-type="string" table:number-columns-spanned="27" table:number-rows-spanned="1">
            <text:p>2011</text:p>
            <text:p><text:span text:style-name="T49">       Total       </text:span>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476" office:value-type="string" calcext:value-type="string" table:number-columns-spanned="11" table:number-rows-spanned="1">
            <text:p>Revenues</text:p>
          </table:table-cell>
          <table:covered-table-cell table:number-columns-repeated="10"/>
          <table:table-cell table:style-name="ce8" table:number-columns-spanned="10" table:number-rows-spanned="1"/>
          <table:covered-table-cell table:number-columns-repeated="9"/>
          <table:table-cell table:style-name="ce8" table:number-columns-spanned="24" table:number-rows-spanned="1"/>
          <table:covered-table-cell table:number-columns-repeated="23"/>
          <table:table-cell table:style-name="ce8" table:number-columns-spanned="27" table:number-rows-spanned="1"/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Apportionment revenue</text:p>
          </table:table-cell>
          <table:covered-table-cell table:number-columns-repeated="10"/>
          <table:table-cell table:style-name="ce482" office:value-type="float" office:value="7750396" calcext:value-type="float" table:number-columns-spanned="10" table:number-rows-spanned="1">
            <text:p>$ 7,750,396</text:p>
          </table:table-cell>
          <table:covered-table-cell table:number-columns-repeated="9"/>
          <table:table-cell table:style-name="ce522" office:value-type="string" calcext:value-type="string" table:number-columns-spanned="24" table:number-rows-spanned="1">
            <text:p>$ <text:s text:c="17"/>- <text:s text:c="3"/>$ <text:s text:c="22"/>- <text:s text:c="3"/>$ <text:s text:c="6"/>7,750,396</text:p>
          </table:table-cell>
          <table:covered-table-cell table:number-columns-repeated="23"/>
          <table:table-cell table:style-name="ce968" office:value-type="float" office:value="3808147" calcext:value-type="float" table:number-columns-spanned="27" table:number-rows-spanned="1">
            <text:p>$ 3,808,147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Categorical grant revenue</text:p>
          </table:table-cell>
          <table:covered-table-cell table:number-columns-repeated="10"/>
          <table:table-cell table:style-name="ce937" office:value-type="float" office:value="2234521" calcext:value-type="float" table:number-columns-spanned="10" table:number-rows-spanned="1">
            <text:p>2,234,521</text:p>
          </table:table-cell>
          <table:covered-table-cell table:number-columns-repeated="9"/>
          <table:table-cell table:style-name="ce937" office:value-type="float" office:value="2234521" calcext:value-type="float" table:number-columns-spanned="24" table:number-rows-spanned="1">
            <text:p>2,234,521</text:p>
          </table:table-cell>
          <table:covered-table-cell table:number-columns-repeated="23"/>
          <table:table-cell table:style-name="ce938" office:value-type="float" office:value="1286595" calcext:value-type="float" table:number-columns-spanned="27" table:number-rows-spanned="1">
            <text:p>1,286,595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Property taxes</text:p>
          </table:table-cell>
          <table:covered-table-cell table:number-columns-repeated="10"/>
          <table:table-cell table:style-name="ce937" office:value-type="float" office:value="4178669" calcext:value-type="float" table:number-columns-spanned="10" table:number-rows-spanned="1">
            <text:p>4,178,669</text:p>
          </table:table-cell>
          <table:covered-table-cell table:number-columns-repeated="9"/>
          <table:table-cell table:style-name="ce937" office:value-type="float" office:value="4178669" calcext:value-type="float" table:number-columns-spanned="24" table:number-rows-spanned="1">
            <text:p>4,178,669</text:p>
          </table:table-cell>
          <table:covered-table-cell table:number-columns-repeated="23"/>
          <table:table-cell table:style-name="ce938" office:value-type="float" office:value="2757142" calcext:value-type="float" table:number-columns-spanned="27" table:number-rows-spanned="1">
            <text:p>2,757,142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Other State revenue</text:p>
          </table:table-cell>
          <table:covered-table-cell table:number-columns-repeated="10"/>
          <table:table-cell table:style-name="ce937" office:value-type="float" office:value="3612096" calcext:value-type="float" table:number-columns-spanned="10" table:number-rows-spanned="1">
            <text:p>3,612,096</text:p>
          </table:table-cell>
          <table:covered-table-cell table:number-columns-repeated="9"/>
          <table:table-cell table:style-name="ce937" office:value-type="float" office:value="3612096" calcext:value-type="float" table:number-columns-spanned="24" table:number-rows-spanned="1">
            <text:p>3,612,096</text:p>
          </table:table-cell>
          <table:covered-table-cell table:number-columns-repeated="23"/>
          <table:table-cell table:style-name="ce938" office:value-type="float" office:value="2158917" calcext:value-type="float" table:number-columns-spanned="27" table:number-rows-spanned="1">
            <text:p>2,158,917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Federal revenue</text:p>
          </table:table-cell>
          <table:covered-table-cell table:number-columns-repeated="10"/>
          <table:table-cell table:style-name="ce937" office:value-type="float" office:value="2791168" calcext:value-type="float" table:number-columns-spanned="10" table:number-rows-spanned="1">
            <text:p>2,791,168</text:p>
          </table:table-cell>
          <table:covered-table-cell table:number-columns-repeated="9"/>
          <table:table-cell table:style-name="ce937" office:value-type="float" office:value="2791168" calcext:value-type="float" table:number-columns-spanned="24" table:number-rows-spanned="1">
            <text:p>2,791,168</text:p>
          </table:table-cell>
          <table:covered-table-cell table:number-columns-repeated="23"/>
          <table:table-cell table:style-name="ce938" office:value-type="float" office:value="1846344" calcext:value-type="float" table:number-columns-spanned="27" table:number-rows-spanned="1">
            <text:p>1,846,344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Other local revenue</text:p>
          </table:table-cell>
          <table:covered-table-cell table:number-columns-repeated="10"/>
          <table:table-cell table:style-name="ce937" office:value-type="float" office:value="213005" calcext:value-type="float" table:number-columns-spanned="10" table:number-rows-spanned="1">
            <text:p>213,005</text:p>
          </table:table-cell>
          <table:covered-table-cell table:number-columns-repeated="9"/>
          <table:table-cell table:style-name="ce481" office:value-type="string" calcext:value-type="string" table:number-columns-spanned="24" table:number-rows-spanned="1">
            <text:p>3,161,065 <text:s text:c="12"/>(3,214,812) <text:s text:c="14"/>159,258</text:p>
          </table:table-cell>
          <table:covered-table-cell table:number-columns-repeated="23"/>
          <table:table-cell table:style-name="ce938" office:value-type="float" office:value="1284251" calcext:value-type="float" table:number-columns-spanned="27" table:number-rows-spanned="1">
            <text:p>1,284,251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Contributions</text:p>
          </table:table-cell>
          <table:covered-table-cell table:number-columns-repeated="10"/>
          <table:table-cell table:style-name="ce937" office:value-type="float" office:value="3855090" calcext:value-type="float" table:number-columns-spanned="10" table:number-rows-spanned="1">
            <text:p>3,855,090</text:p>
          </table:table-cell>
          <table:covered-table-cell table:number-columns-repeated="9"/>
          <table:table-cell table:style-name="ce481" office:value-type="string" calcext:value-type="string" table:number-columns-spanned="24" table:number-rows-spanned="1">
            <text:p>187,546 <text:s text:c="15"/>(194,233) <text:s text:c="11"/>3,848,403</text:p>
          </table:table-cell>
          <table:covered-table-cell table:number-columns-repeated="23"/>
          <table:table-cell table:style-name="ce938" office:value-type="float" office:value="5833925" calcext:value-type="float" table:number-columns-spanned="27" table:number-rows-spanned="1">
            <text:p>5,833,925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Amounts released from restriction</text:p>
          </table:table-cell>
          <table:covered-table-cell table:number-columns-repeated="10"/>
          <table:table-cell table:style-name="ce938" office:value-type="float" office:value="1583000" calcext:value-type="float" table:number-columns-spanned="10" table:number-rows-spanned="1">
            <text:p>1,583,000</text:p>
          </table:table-cell>
          <table:covered-table-cell table:number-columns-repeated="9"/>
          <table:table-cell table:style-name="ce953" office:value-type="string" calcext:value-type="string" table:number-columns-spanned="24" table:number-rows-spanned="1">
            <text:p>                      <text:span text:style-name="T48">    </text:span>                           <text:span text:style-name="T48">    </text:span>         1,583,000</text:p>
          </table:table-cell>
          <table:covered-table-cell table:number-columns-repeated="23"/>
          <table:table-cell table:style-name="ce953" office:value-type="string" calcext:value-type="string" table:number-columns-spanned="27" table:number-rows-spanned="1">
            <text:p>                      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Total unrestricted revenues</text:p>
          </table:table-cell>
          <table:covered-table-cell table:number-columns-repeated="10"/>
          <table:table-cell table:style-name="ce938" office:value-type="float" office:value="26217945" calcext:value-type="float" table:number-columns-spanned="10" table:number-rows-spanned="1">
            <text:p>26,217,945</text:p>
          </table:table-cell>
          <table:covered-table-cell table:number-columns-repeated="9"/>
          <table:table-cell table:style-name="ce937" office:value-type="float" office:value="3348611" calcext:value-type="float" table:number-columns-spanned="7" table:number-rows-spanned="1">
            <text:p>3,348,611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(3,409,045<text:span text:style-name="T48">)</text:span></text:p>
          </table:table-cell>
          <table:covered-table-cell table:number-columns-repeated="8"/>
          <table:table-cell table:style-name="ce952" office:value-type="float" office:value="26157511" calcext:value-type="float" table:number-columns-spanned="8" table:number-rows-spanned="1">
            <text:p>26,157,511</text:p>
          </table:table-cell>
          <table:covered-table-cell table:number-columns-repeated="7"/>
          <table:table-cell table:style-name="ce952" office:value-type="float" office:value="18975321" calcext:value-type="float" table:number-columns-spanned="27" table:number-rows-spanned="1">
            <text:p>18,975,321</text:p>
          </table:table-cell>
          <table:covered-table-cell table:number-columns-repeated="26"/>
          <table:table-cell table:number-columns-repeated="16312"/>
        </table:table-row>
        <table:table-row table:style-name="ro14">
          <table:table-cell table:style-name="ce476" office:value-type="string" calcext:value-type="string" table:number-columns-spanned="11" table:number-rows-spanned="1">
            <text:p>Program Expenses</text:p>
            <text:p><text:span text:style-name="T48">Educational programs</text:span></text:p>
          </table:table-cell>
          <table:covered-table-cell table:number-columns-repeated="10"/>
          <table:table-cell table:style-name="ce477" office:value-type="float" office:value="16278559" calcext:value-type="float" table:number-columns-spanned="10" table:number-rows-spanned="1">
            <text:p>16,278,559</text:p>
          </table:table-cell>
          <table:covered-table-cell table:number-columns-repeated="9"/>
          <table:table-cell table:style-name="ce478" office:value-type="string" calcext:value-type="string" table:number-columns-spanned="7" table:number-rows-spanned="1">
            <text:p>                    -</text:p>
          </table:table-cell>
          <table:covered-table-cell table:number-columns-repeated="6"/>
          <table:table-cell table:style-name="ce479" office:value-type="string" calcext:value-type="string" table:number-columns-spanned="9" table:number-rows-spanned="1">
            <text:p>        (3,148,297<text:span text:style-name="T48">)</text:span></text:p>
          </table:table-cell>
          <table:covered-table-cell table:number-columns-repeated="8"/>
          <table:table-cell table:style-name="ce967" office:value-type="float" office:value="13130262" calcext:value-type="float" table:number-columns-spanned="8" table:number-rows-spanned="1">
            <text:p>13,130,262</text:p>
          </table:table-cell>
          <table:covered-table-cell table:number-columns-repeated="7"/>
          <table:table-cell table:style-name="ce967" office:value-type="float" office:value="7620063" calcext:value-type="float" table:number-columns-spanned="27" table:number-rows-spanned="1">
            <text:p>7,620,063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2" office:value-type="string" calcext:value-type="string" table:number-columns-spanned="11" table:number-rows-spanned="1">
            <text:p>Supporting Services</text:p>
          </table:table-cell>
          <table:covered-table-cell table:number-columns-repeated="10"/>
          <table:table-cell table:style-name="ce509" table:number-columns-spanned="10" table:number-rows-spanned="1"/>
          <table:covered-table-cell table:number-columns-repeated="9"/>
          <table:table-cell table:style-name="ce509" table:number-columns-spanned="7" table:number-rows-spanned="1"/>
          <table:covered-table-cell table:number-columns-repeated="6"/>
          <table:table-cell table:style-name="ce509" table:number-columns-spanned="9" table:number-rows-spanned="1"/>
          <table:covered-table-cell table:number-columns-repeated="8"/>
          <table:table-cell table:style-name="ce509" table:number-columns-spanned="8" table:number-rows-spanned="1"/>
          <table:covered-table-cell table:number-columns-repeated="7"/>
          <table:table-cell table:style-name="ce509" table:number-columns-spanned="27" table:number-rows-spanned="1"/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Site supports</text:p>
          </table:table-cell>
          <table:covered-table-cell table:number-columns-repeated="10"/>
          <table:table-cell table:style-name="ce937" office:value-type="float" office:value="1950305" calcext:value-type="float" table:number-columns-spanned="10" table:number-rows-spanned="1">
            <text:p>1,950,305</text:p>
          </table:table-cell>
          <table:covered-table-cell table:number-columns-repeated="9"/>
          <table:table-cell table:style-name="ce937" office:value-type="float" office:value="3783288" calcext:value-type="float" table:number-columns-spanned="7" table:number-rows-spanned="1">
            <text:p>3,783,288</text:p>
          </table:table-cell>
          <table:covered-table-cell table:number-columns-repeated="6"/>
          <table:table-cell table:style-name="ce940" office:value-type="float" office:value="-59823" calcext:value-type="float" table:number-columns-spanned="9" table:number-rows-spanned="1">
            <text:p>(59,823)</text:p>
          </table:table-cell>
          <table:covered-table-cell table:number-columns-repeated="8"/>
          <table:table-cell table:style-name="ce937" office:value-type="float" office:value="5673770" calcext:value-type="float" table:number-columns-spanned="8" table:number-rows-spanned="1">
            <text:p>5,673,770</text:p>
          </table:table-cell>
          <table:covered-table-cell table:number-columns-repeated="7"/>
          <table:table-cell table:style-name="ce938" office:value-type="float" office:value="2719223" calcext:value-type="float" table:number-columns-spanned="27" table:number-rows-spanned="1">
            <text:p>2,719,223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Program development and expansion</text:p>
          </table:table-cell>
          <table:covered-table-cell table:number-columns-repeated="10"/>
          <table:table-cell table:style-name="ce937" office:value-type="float" office:value="1247345" calcext:value-type="float" table:number-columns-spanned="10" table:number-rows-spanned="1">
            <text:p>1,247,345</text:p>
          </table:table-cell>
          <table:covered-table-cell table:number-columns-repeated="9"/>
          <table:table-cell table:style-name="ce8" table:number-columns-spanned="7" table:number-rows-spanned="1"/>
          <table:covered-table-cell table:number-columns-repeated="6"/>
          <table:table-cell table:style-name="ce940" office:value-type="float" office:value="-100000" calcext:value-type="float" table:number-columns-spanned="9" table:number-rows-spanned="1">
            <text:p>(100,000)</text:p>
          </table:table-cell>
          <table:covered-table-cell table:number-columns-repeated="8"/>
          <table:table-cell table:style-name="ce937" office:value-type="float" office:value="1147345" calcext:value-type="float" table:number-columns-spanned="8" table:number-rows-spanned="1">
            <text:p>1,147,345</text:p>
          </table:table-cell>
          <table:covered-table-cell table:number-columns-repeated="7"/>
          <table:table-cell table:style-name="ce951" office:value-type="float" office:value="735481" calcext:value-type="float" table:number-columns-spanned="27" table:number-rows-spanned="1">
            <text:p>735,481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Administration and general</text:p>
          </table:table-cell>
          <table:covered-table-cell table:number-columns-repeated="10"/>
          <table:table-cell table:style-name="ce938" office:value-type="float" office:value="2902390" calcext:value-type="float" table:number-columns-spanned="10" table:number-rows-spanned="1">
            <text:p>2,902,390</text:p>
          </table:table-cell>
          <table:covered-table-cell table:number-columns-repeated="9"/>
          <table:table-cell table:style-name="ce937" office:value-type="float" office:value="670543" calcext:value-type="float" table:number-columns-spanned="7" table:number-rows-spanned="1">
            <text:p>670,543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(100,925<text:span text:style-name="T48">)</text:span></text:p>
          </table:table-cell>
          <table:covered-table-cell table:number-columns-repeated="8"/>
          <table:table-cell table:style-name="ce952" office:value-type="float" office:value="3472008" calcext:value-type="float" table:number-columns-spanned="8" table:number-rows-spanned="1">
            <text:p>3,472,008</text:p>
          </table:table-cell>
          <table:covered-table-cell table:number-columns-repeated="7"/>
          <table:table-cell table:style-name="ce952" office:value-type="float" office:value="2490378" calcext:value-type="float" table:number-columns-spanned="27" table:number-rows-spanned="1">
            <text:p>2,490,378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Total supporting services</text:p>
          </table:table-cell>
          <table:covered-table-cell table:number-columns-repeated="10"/>
          <table:table-cell table:style-name="ce938" office:value-type="float" office:value="6100040" calcext:value-type="float" table:number-columns-spanned="10" table:number-rows-spanned="1">
            <text:p>6,100,040</text:p>
          </table:table-cell>
          <table:covered-table-cell table:number-columns-repeated="9"/>
          <table:table-cell table:style-name="ce937" office:value-type="float" office:value="4453831" calcext:value-type="float" table:number-columns-spanned="7" table:number-rows-spanned="1">
            <text:p>4,453,831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(260,748<text:span text:style-name="T48">)</text:span></text:p>
          </table:table-cell>
          <table:covered-table-cell table:number-columns-repeated="8"/>
          <table:table-cell table:style-name="ce952" office:value-type="float" office:value="10293123" calcext:value-type="float" table:number-columns-spanned="8" table:number-rows-spanned="1">
            <text:p>10,293,123</text:p>
          </table:table-cell>
          <table:covered-table-cell table:number-columns-repeated="7"/>
          <table:table-cell table:style-name="ce952" office:value-type="float" office:value="5945082" calcext:value-type="float" table:number-columns-spanned="27" table:number-rows-spanned="1">
            <text:p>5,945,082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1" table:number-rows-spanned="1">
            <text:p>Total expenses</text:p>
          </table:table-cell>
          <table:covered-table-cell table:number-columns-repeated="10"/>
          <table:table-cell table:style-name="ce938" office:value-type="float" office:value="22378599" calcext:value-type="float" table:number-columns-spanned="10" table:number-rows-spanned="1">
            <text:p>22,378,599</text:p>
          </table:table-cell>
          <table:covered-table-cell table:number-columns-repeated="9"/>
          <table:table-cell table:style-name="ce937" office:value-type="float" office:value="4453831" calcext:value-type="float" table:number-columns-spanned="7" table:number-rows-spanned="1">
            <text:p>4,453,831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(3,409,045<text:span text:style-name="T48">)</text:span></text:p>
          </table:table-cell>
          <table:covered-table-cell table:number-columns-repeated="8"/>
          <table:table-cell table:style-name="ce952" office:value-type="float" office:value="23423385" calcext:value-type="float" table:number-columns-spanned="8" table:number-rows-spanned="1">
            <text:p>23,423,385</text:p>
          </table:table-cell>
          <table:covered-table-cell table:number-columns-repeated="7"/>
          <table:table-cell table:style-name="ce952" office:value-type="float" office:value="13565145" calcext:value-type="float" table:number-columns-spanned="27" table:number-rows-spanned="1">
            <text:p>13,565,145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463" office:value-type="string" calcext:value-type="string" table:number-columns-spanned="11" table:number-rows-spanned="1">
            <text:p>Increase (decrease) in unrestricted net assets</text:p>
          </table:table-cell>
          <table:covered-table-cell table:number-columns-repeated="10"/>
          <table:table-cell table:style-name="ce938" office:value-type="float" office:value="3839346" calcext:value-type="float" table:number-columns-spanned="10" table:number-rows-spanned="1">
            <text:p>3,839,346</text:p>
          </table:table-cell>
          <table:covered-table-cell table:number-columns-repeated="9"/>
          <table:table-cell table:style-name="ce945" office:value-type="string" calcext:value-type="string" table:number-columns-spanned="7" table:number-rows-spanned="1">
            <text:p>   (1,105,220<text:span text:style-name="T48">)</text:span>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952" office:value-type="float" office:value="2734126" calcext:value-type="float" table:number-columns-spanned="8" table:number-rows-spanned="1">
            <text:p>2,734,126</text:p>
          </table:table-cell>
          <table:covered-table-cell table:number-columns-repeated="7"/>
          <table:table-cell table:style-name="ce952" office:value-type="float" office:value="5410176" calcext:value-type="float" table:number-columns-spanned="27" table:number-rows-spanned="1">
            <text:p>5,410,176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2" office:value-type="string" calcext:value-type="string" table:number-columns-spanned="72" table:number-rows-spanned="1">
            <text:p>TEMPORARILY RESTRICTED NET ASSETS:</text:p>
          </table:table-cell>
          <table:covered-table-cell table:number-columns-repeated="71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Amounts released from restriction</text:p>
          </table:table-cell>
          <table:covered-table-cell table:number-columns-repeated="10"/>
          <table:table-cell table:style-name="ce940" office:value-type="float" office:value="-1583000" calcext:value-type="float" table:number-columns-spanned="10" table:number-rows-spanned="1">
            <text:p>(1,583,000)</text:p>
          </table:table-cell>
          <table:covered-table-cell table:number-columns-repeated="9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40" office:value-type="float" office:value="-1583000" calcext:value-type="float" table:number-columns-spanned="8" table:number-rows-spanned="1">
            <text:p>(1,583,000)</text:p>
          </table:table-cell>
          <table:covered-table-cell table:number-columns-repeated="7"/>
          <table:table-cell table:style-name="ce970" office:value-type="string" calcext:value-type="string" table:number-columns-spanned="27" table:number-rows-spanned="1">
            <text:p>-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1" table:number-rows-spanned="1">
            <text:p>Contributions</text:p>
          </table:table-cell>
          <table:covered-table-cell table:number-columns-repeated="10"/>
          <table:table-cell table:style-name="ce938" office:value-type="float" office:value="1569833" calcext:value-type="float" table:number-columns-spanned="10" table:number-rows-spanned="1">
            <text:p>1,569,833</text:p>
          </table:table-cell>
          <table:covered-table-cell table:number-columns-repeated="9"/>
          <table:table-cell table:style-name="ce957" office:value-type="string" calcext:value-type="string" table:number-columns-spanned="7" table:number-rows-spanned="1">
            <text:p>                    -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952" office:value-type="float" office:value="1569833" calcext:value-type="float" table:number-columns-spanned="8" table:number-rows-spanned="1">
            <text:p>1,569,833</text:p>
          </table:table-cell>
          <table:covered-table-cell table:number-columns-repeated="7"/>
          <table:table-cell table:style-name="ce952" office:value-type="float" office:value="1583000" calcext:value-type="float" table:number-columns-spanned="27" table:number-rows-spanned="1">
            <text:p>1,583,00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463" office:value-type="string" calcext:value-type="string" table:number-columns-spanned="11" table:number-rows-spanned="1">
            <text:p>Increase (decrease) in temporarily restricted net assets</text:p>
          </table:table-cell>
          <table:covered-table-cell table:number-columns-repeated="10"/>
          <table:table-cell table:style-name="ce469" office:value-type="string" calcext:value-type="string" table:number-columns-spanned="10" table:number-rows-spanned="1">
            <text:p>              (13,167<text:span text:style-name="T48">)</text:span></text:p>
          </table:table-cell>
          <table:covered-table-cell table:number-columns-repeated="9"/>
          <table:table-cell table:style-name="ce470" office:value-type="string" calcext:value-type="string" table:number-columns-spanned="7" table:number-rows-spanned="1">
            <text:p>                    -</text:p>
          </table:table-cell>
          <table:covered-table-cell table:number-columns-repeated="6"/>
          <table:table-cell table:style-name="ce471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471" office:value-type="string" calcext:value-type="string" table:number-columns-spanned="8" table:number-rows-spanned="1">
            <text:p>             (13,167<text:span text:style-name="T48">)</text:span></text:p>
          </table:table-cell>
          <table:covered-table-cell table:number-columns-repeated="7"/>
          <table:table-cell table:style-name="ce472" office:value-type="float" office:value="1583000" calcext:value-type="float" table:number-columns-spanned="27" table:number-rows-spanned="1">
            <text:p>1,583,000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463" office:value-type="string" calcext:value-type="string" table:number-columns-spanned="11" table:number-rows-spanned="1">
            <text:p>Beginning net assets</text:p>
          </table:table-cell>
          <table:covered-table-cell table:number-columns-repeated="10"/>
          <table:table-cell table:style-name="ce938" office:value-type="float" office:value="7849421" calcext:value-type="float" table:number-columns-spanned="10" table:number-rows-spanned="1">
            <text:p>7,849,421</text:p>
          </table:table-cell>
          <table:covered-table-cell table:number-columns-repeated="9"/>
          <table:table-cell table:style-name="ce937" office:value-type="float" office:value="1362719" calcext:value-type="float" table:number-columns-spanned="7" table:number-rows-spanned="1">
            <text:p>1,362,719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952" office:value-type="float" office:value="9212140" calcext:value-type="float" table:number-columns-spanned="8" table:number-rows-spanned="1">
            <text:p>9,212,140</text:p>
          </table:table-cell>
          <table:covered-table-cell table:number-columns-repeated="7"/>
          <table:table-cell table:style-name="ce952" office:value-type="float" office:value="2218964" calcext:value-type="float" table:number-columns-spanned="27" table:number-rows-spanned="1">
            <text:p>2,218,964</text:p>
          </table:table-cell>
          <table:covered-table-cell table:number-columns-repeated="26"/>
          <table:table-cell table:number-columns-repeated="16312"/>
        </table:table-row>
        <table:table-row table:style-name="ro11">
          <table:table-cell table:style-name="ce463" office:value-type="string" calcext:value-type="string" table:number-columns-spanned="11" table:number-rows-spanned="1">
            <text:p>Ending net assets</text:p>
          </table:table-cell>
          <table:covered-table-cell table:number-columns-repeated="10"/>
          <table:table-cell table:style-name="ce464" office:value-type="float" office:value="11675600" calcext:value-type="float" table:number-columns-spanned="10" table:number-rows-spanned="1">
            <text:p>$ 11,675,600</text:p>
          </table:table-cell>
          <table:covered-table-cell table:number-columns-repeated="9"/>
          <table:table-cell table:style-name="ce465" office:value-type="float" office:value="257499" calcext:value-type="float" table:number-columns-spanned="7" table:number-rows-spanned="1">
            <text:p>$ 257,499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$                       -</text:p>
          </table:table-cell>
          <table:covered-table-cell table:number-columns-repeated="8"/>
          <table:table-cell table:style-name="ce954" office:value-type="float" office:value="11933099" calcext:value-type="float" table:number-columns-spanned="8" table:number-rows-spanned="1">
            <text:p>$ 11,933,099</text:p>
          </table:table-cell>
          <table:covered-table-cell table:number-columns-repeated="7"/>
          <table:table-cell table:style-name="ce954" office:value-type="float" office:value="9212140" calcext:value-type="float" table:number-columns-spanned="27" table:number-rows-spanned="1">
            <text:p>$ 9,212,140</text:p>
          </table:table-cell>
          <table:covered-table-cell table:number-columns-repeated="26"/>
          <table:table-cell table:number-columns-repeated="16312"/>
        </table:table-row>
        <table:table-row table:style-name="ro19">
          <table:table-cell table:style-name="ce466" office:value-type="string" calcext:value-type="string" table:number-columns-spanned="57" table:number-rows-spanned="1">
            <text:p>CONSOLIDATED STATEMENT OF CASH FLOWS</text:p>
            <text:p>For the Year Ended June 30, 2012</text:p>
            <text:p>with comparative totals for the Year Ended June 30, 2011</text:p>
          </table:table-cell>
          <table:covered-table-cell table:number-columns-repeated="56"/>
          <table:table-cell table:number-columns-repeated="16327"/>
        </table:table-row>
        <table:table-row table:style-name="ro14">
          <table:table-cell table:style-name="ce467" office:value-type="string" calcext:value-type="string" table:number-columns-spanned="57" table:number-rows-spanned="1">
            <text:p>Rocketship                                                                  2012                    2011</text:p>
            <text:p><text:span text:style-name="T49">      Schools      </text:span>  <text:span text:style-name="T49">  Launchpad     Eliminations            Total                   Total        </text:span></text:p>
          </table:table-cell>
          <table:covered-table-cell table:number-columns-repeated="56"/>
          <table:table-cell table:number-columns-repeated="16327"/>
        </table:table-row>
        <table:table-row table:style-name="ro11">
          <table:table-cell table:style-name="ce468" office:value-type="string" calcext:value-type="string" table:number-columns-spanned="15" table:number-rows-spanned="1">
            <text:p>CASH FLOWS from OPERATING ACTIVITIES:</text:p>
          </table:table-cell>
          <table:covered-table-cell table:number-columns-repeated="14"/>
          <table:table-cell table:style-name="ce8" table:number-columns-spanned="57" table:number-rows-spanned="1"/>
          <table:covered-table-cell table:number-columns-repeated="56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Change in Net Assets</text:p>
          </table:table-cell>
          <table:covered-table-cell table:number-columns-repeated="14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38" office:value-type="float" office:value="3826179" calcext:value-type="float" table:number-columns-spanned="6" table:number-rows-spanned="1">
            <text:p>3,826,179</text:p>
          </table:table-cell>
          <table:covered-table-cell table:number-columns-repeated="5"/>
          <table:table-cell table:style-name="ce963" office:value-type="float" office:value="-1105220" calcext:value-type="float" table:number-columns-spanned="7" table:number-rows-spanned="1">
            <text:p>($ 1,105,220)</text:p>
          </table:table-cell>
          <table:covered-table-cell table:number-columns-repeated="6"/>
          <table:table-cell table:style-name="ce522" office:value-type="string" calcext:value-type="string" table:number-columns-spanned="4" table:number-rows-spanned="1">
            <text:p>$</text:p>
          </table:table-cell>
          <table:covered-table-cell table:number-columns-repeated="3"/>
          <table:table-cell table:style-name="ce926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52" office:value-type="float" office:value="2720959" calcext:value-type="float" table:number-columns-spanned="6" table:number-rows-spanned="1">
            <text:p>2,720,959</text:p>
          </table:table-cell>
          <table:covered-table-cell table:number-columns-repeated="5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52" office:value-type="float" office:value="6993176" calcext:value-type="float" table:number-columns-spanned="23" table:number-rows-spanned="1">
            <text:p>6,993,176</text:p>
          </table:table-cell>
          <table:covered-table-cell table:number-columns-repeated="22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Adjustments to reconcile change in net assets to</text:p>
          </table:table-cell>
          <table:covered-table-cell table:number-columns-repeated="1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 table:number-columns-spanned="7" table:number-rows-spanned="1"/>
          <table:covered-table-cell table:number-columns-repeated="6"/>
          <table:table-cell table:style-name="ce8" table:number-columns-spanned="4" table:number-rows-spanned="1"/>
          <table:covered-table-cell table:number-columns-repeated="3"/>
          <table:table-cell table:style-name="ce8" table:number-columns-spanned="5" table:number-rows-spanned="1"/>
          <table:covered-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 table:number-columns-spanned="2" table:number-rows-spanned="1"/>
          <table:covered-table-cell/>
          <table:table-cell table:style-name="ce8" table:number-columns-spanned="23" table:number-rows-spanned="1"/>
          <table:covered-table-cell table:number-columns-repeated="22"/>
          <table:table-cell table:number-columns-repeated="16312"/>
        </table:table-row>
        <table:table-row table:style-name="ro11">
          <table:table-cell table:style-name="ce926" office:value-type="string" calcext:value-type="string" table:number-columns-spanned="15" table:number-rows-spanned="1">
            <text:p>net cash provided (used) by operating activities:</text:p>
          </table:table-cell>
          <table:covered-table-cell table:number-columns-repeated="1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 table:number-columns-spanned="7" table:number-rows-spanned="1"/>
          <table:covered-table-cell table:number-columns-repeated="6"/>
          <table:table-cell table:style-name="ce8" table:number-columns-spanned="4" table:number-rows-spanned="1"/>
          <table:covered-table-cell table:number-columns-repeated="3"/>
          <table:table-cell table:style-name="ce8" table:number-columns-spanned="5" table:number-rows-spanned="1"/>
          <table:covered-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 table:number-columns-spanned="2" table:number-rows-spanned="1"/>
          <table:covered-table-cell/>
          <table:table-cell table:style-name="ce8" table:number-columns-spanned="23" table:number-rows-spanned="1"/>
          <table:covered-table-cell table:number-columns-repeated="22"/>
          <table:table-cell table:number-columns-repeated="16312"/>
        </table:table-row>
        <table:table-row table:style-name="ro11">
          <table:table-cell table:style-name="ce460" office:value-type="string" calcext:value-type="string" table:number-columns-spanned="15" table:number-rows-spanned="1">
            <text:p>Depreciation and amortization</text:p>
          </table:table-cell>
          <table:covered-table-cell table:number-columns-repeated="14"/>
          <table:table-cell table:style-name="ce933" office:value-type="float" office:value="4189" calcext:value-type="float" table:number-columns-spanned="8" table:number-rows-spanned="1">
            <text:p>4,189</text:p>
          </table:table-cell>
          <table:covered-table-cell table:number-columns-repeated="7"/>
          <table:table-cell table:style-name="ce938" office:value-type="float" office:value="1060954" calcext:value-type="float" table:number-columns-spanned="7" table:number-rows-spanned="1">
            <text:p>1,060,954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51" office:value-type="float" office:value="1065143" calcext:value-type="float" table:number-columns-spanned="8" table:number-rows-spanned="1">
            <text:p>1,065,143</text:p>
          </table:table-cell>
          <table:covered-table-cell table:number-columns-repeated="7"/>
          <table:table-cell table:style-name="ce951" office:value-type="float" office:value="607170" calcext:value-type="float" table:number-columns-spanned="25" table:number-rows-spanned="1">
            <text:p>607,170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60" office:value-type="string" calcext:value-type="string" table:number-columns-spanned="15" table:number-rows-spanned="1">
            <text:p>Debt forgiven through grant agreement</text:p>
          </table:table-cell>
          <table:covered-table-cell table:number-columns-repeated="14"/>
          <table:table-cell table:style-name="ce948" office:value-type="float" office:value="-539232" calcext:value-type="float" table:number-columns-spanned="8" table:number-rows-spanned="1">
            <text:p>(539,232)</text:p>
          </table:table-cell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48" office:value-type="float" office:value="-539232" calcext:value-type="float" table:number-columns-spanned="8" table:number-rows-spanned="1">
            <text:p>(539,232)</text:p>
          </table:table-cell>
          <table:covered-table-cell table:number-columns-repeated="7"/>
          <table:table-cell table:style-name="ce948" office:value-type="float" office:value="-650000" calcext:value-type="float" table:number-columns-spanned="25" table:number-rows-spanned="1">
            <text:p>(650,000)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60" office:value-type="string" calcext:value-type="string" table:number-columns-spanned="15" table:number-rows-spanned="1">
            <text:p>Donation of in-kind property</text:p>
          </table:table-cell>
          <table:covered-table-cell table:number-columns-repeated="14"/>
          <table:table-cell table:style-name="ce949" office:value-type="float" office:value="-6687" calcext:value-type="float" table:number-columns-spanned="8" table:number-rows-spanned="1">
            <text:p>(6,687)</text:p>
          </table:table-cell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49" office:value-type="float" office:value="-6687" calcext:value-type="float" table:number-columns-spanned="8" table:number-rows-spanned="1">
            <text:p>(6,687)</text:p>
          </table:table-cell>
          <table:covered-table-cell table:number-columns-repeated="7"/>
          <table:table-cell table:style-name="ce970" office:value-type="string" calcext:value-type="string" table:number-columns-spanned="25" table:number-rows-spanned="1">
            <text:p>-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(Increase) or decrease in operating assets: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8" table:number-rows-spanned="1"/>
          <table:covered-table-cell table:number-columns-repeated="7"/>
          <table:table-cell table:style-name="ce8" table:number-columns-spanned="25" table:number-rows-spanned="1"/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Accounts receivable</text:p>
          </table:table-cell>
          <table:covered-table-cell table:number-columns-repeated="14"/>
          <table:table-cell table:style-name="ce950" office:value-type="float" office:value="-6816740" calcext:value-type="float" table:number-columns-spanned="8" table:number-rows-spanned="1">
            <text:p>(6,816,740)</text:p>
          </table:table-cell>
          <table:covered-table-cell table:number-columns-repeated="7"/>
          <table:table-cell table:style-name="ce457" office:value-type="float" office:value="276352" calcext:value-type="float" table:number-columns-spanned="7" table:number-rows-spanned="1">
            <text:p>276,352</text:p>
          </table:table-cell>
          <table:covered-table-cell table:number-columns-repeated="6"/>
          <table:table-cell table:style-name="ce938" office:value-type="float" office:value="1637130" calcext:value-type="float" table:number-columns-spanned="9" table:number-rows-spanned="1">
            <text:p>1,637,130</text:p>
          </table:table-cell>
          <table:covered-table-cell table:number-columns-repeated="8"/>
          <table:table-cell table:style-name="ce950" office:value-type="float" office:value="-4903258" calcext:value-type="float" table:number-columns-spanned="8" table:number-rows-spanned="1">
            <text:p>(4,903,258)</text:p>
          </table:table-cell>
          <table:covered-table-cell table:number-columns-repeated="7"/>
          <table:table-cell table:style-name="ce950" office:value-type="float" office:value="-3141035" calcext:value-type="float" table:number-columns-spanned="25" table:number-rows-spanned="1">
            <text:p>(3,141,035)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Grants receivable</text:p>
          </table:table-cell>
          <table:covered-table-cell table:number-columns-repeated="14"/>
          <table:table-cell table:style-name="ce933" office:value-type="float" office:value="167035" calcext:value-type="float" table:number-columns-spanned="8" table:number-rows-spanned="1">
            <text:p>167,035</text:p>
          </table:table-cell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33" office:value-type="float" office:value="167035" calcext:value-type="float" table:number-columns-spanned="8" table:number-rows-spanned="1">
            <text:p>167,035</text:p>
          </table:table-cell>
          <table:covered-table-cell table:number-columns-repeated="7"/>
          <table:table-cell table:style-name="ce950" office:value-type="float" office:value="-1083000" calcext:value-type="float" table:number-columns-spanned="25" table:number-rows-spanned="1">
            <text:p>(1,083,000)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Prepaid expenses and other current assets</text:p>
          </table:table-cell>
          <table:covered-table-cell table:number-columns-repeated="14"/>
          <table:table-cell table:style-name="ce950" office:value-type="float" office:value="-1089404" calcext:value-type="float" table:number-columns-spanned="8" table:number-rows-spanned="1">
            <text:p>(1,089,404)</text:p>
          </table:table-cell>
          <table:covered-table-cell table:number-columns-repeated="7"/>
          <table:table-cell table:style-name="ce940" office:value-type="float" office:value="-84453" calcext:value-type="float" table:number-columns-spanned="7" table:number-rows-spanned="1">
            <text:p>(84,453)</text:p>
          </table:table-cell>
          <table:covered-table-cell table:number-columns-repeated="6"/>
          <table:table-cell table:style-name="ce951" office:value-type="float" office:value="912470" calcext:value-type="float" table:number-columns-spanned="9" table:number-rows-spanned="1">
            <text:p>912,470</text:p>
          </table:table-cell>
          <table:covered-table-cell table:number-columns-repeated="8"/>
          <table:table-cell table:style-name="ce948" office:value-type="float" office:value="-261387" calcext:value-type="float" table:number-columns-spanned="8" table:number-rows-spanned="1">
            <text:p>(261,387)</text:p>
          </table:table-cell>
          <table:covered-table-cell table:number-columns-repeated="7"/>
          <table:table-cell table:style-name="ce933" office:value-type="float" office:value="73200" calcext:value-type="float" table:number-columns-spanned="25" table:number-rows-spanned="1">
            <text:p>73,200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Deferred rent asset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940" office:value-type="float" office:value="-601008" calcext:value-type="float" table:number-columns-spanned="7" table:number-rows-spanned="1">
            <text:p>(601,008)</text:p>
          </table:table-cell>
          <table:covered-table-cell table:number-columns-repeated="6"/>
          <table:table-cell table:style-name="ce951" office:value-type="float" office:value="601008" calcext:value-type="float" table:number-columns-spanned="9" table:number-rows-spanned="1">
            <text:p>601,008</text:p>
          </table:table-cell>
          <table:covered-table-cell table:number-columns-repeated="8"/>
          <table:table-cell table:style-name="ce926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70" office:value-type="string" calcext:value-type="string" table:number-columns-spanned="25" table:number-rows-spanned="1">
            <text:p>-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Increase or (decrease) in operating liabilities: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8" table:number-rows-spanned="1"/>
          <table:covered-table-cell table:number-columns-repeated="7"/>
          <table:table-cell table:style-name="ce8" table:number-columns-spanned="25" table:number-rows-spanned="1"/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Accounts payable and accrued liabilities</text:p>
          </table:table-cell>
          <table:covered-table-cell table:number-columns-repeated="14"/>
          <table:table-cell table:style-name="ce951" office:value-type="float" office:value="1990829" calcext:value-type="float" table:number-columns-spanned="8" table:number-rows-spanned="1">
            <text:p>1,990,829</text:p>
          </table:table-cell>
          <table:covered-table-cell table:number-columns-repeated="7"/>
          <table:table-cell table:style-name="ce940" office:value-type="float" office:value="-381889" calcext:value-type="float" table:number-columns-spanned="7" table:number-rows-spanned="1">
            <text:p>(381,889)</text:p>
          </table:table-cell>
          <table:covered-table-cell table:number-columns-repeated="6"/>
          <table:table-cell table:style-name="ce951" office:value-type="float" office:value="334150" calcext:value-type="float" table:number-columns-spanned="9" table:number-rows-spanned="1">
            <text:p>334,150</text:p>
          </table:table-cell>
          <table:covered-table-cell table:number-columns-repeated="8"/>
          <table:table-cell table:style-name="ce951" office:value-type="float" office:value="1943090" calcext:value-type="float" table:number-columns-spanned="8" table:number-rows-spanned="1">
            <text:p>1,943,090</text:p>
          </table:table-cell>
          <table:covered-table-cell table:number-columns-repeated="7"/>
          <table:table-cell table:style-name="ce938" office:value-type="float" office:value="1339028" calcext:value-type="float" table:number-columns-spanned="25" table:number-rows-spanned="1">
            <text:p>1,339,028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Deferred revenues</text:p>
          </table:table-cell>
          <table:covered-table-cell table:number-columns-repeated="14"/>
          <table:table-cell table:style-name="ce949" office:value-type="float" office:value="-62500" calcext:value-type="float" table:number-columns-spanned="8" table:number-rows-spanned="1">
            <text:p>(62,500)</text:p>
          </table:table-cell>
          <table:covered-table-cell table:number-columns-repeated="7"/>
          <table:table-cell table:style-name="ce457" office:value-type="float" office:value="12470" calcext:value-type="float" table:number-columns-spanned="7" table:number-rows-spanned="1">
            <text:p>12,470</text:p>
          </table:table-cell>
          <table:covered-table-cell table:number-columns-repeated="6"/>
          <table:table-cell table:style-name="ce949" office:value-type="float" office:value="-12470" calcext:value-type="float" table:number-columns-spanned="9" table:number-rows-spanned="1">
            <text:p>(12,470)</text:p>
          </table:table-cell>
          <table:covered-table-cell table:number-columns-repeated="8"/>
          <table:table-cell table:style-name="ce949" office:value-type="float" office:value="-62500" calcext:value-type="float" table:number-columns-spanned="8" table:number-rows-spanned="1">
            <text:p>(62,500)</text:p>
          </table:table-cell>
          <table:covered-table-cell table:number-columns-repeated="7"/>
          <table:table-cell table:style-name="ce933" office:value-type="float" office:value="62500" calcext:value-type="float" table:number-columns-spanned="25" table:number-rows-spanned="1">
            <text:p>62,500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Deferred rent liability</text:p>
          </table:table-cell>
          <table:covered-table-cell table:number-columns-repeated="14"/>
          <table:table-cell table:style-name="ce952" office:value-type="float" office:value="601008" calcext:value-type="float" table:number-columns-spanned="8" table:number-rows-spanned="1">
            <text:p>601,008</text:p>
          </table:table-cell>
          <table:covered-table-cell table:number-columns-repeated="7"/>
          <table:table-cell table:style-name="ce945" office:value-type="string" calcext:value-type="string" table:number-columns-spanned="7" table:number-rows-spanned="1">
            <text:p>                     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(601,008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8" table:number-rows-spanned="1">
            <text:p>                       -</text:p>
          </table:table-cell>
          <table:covered-table-cell table:number-columns-repeated="7"/>
          <table:table-cell table:style-name="ce953" office:value-type="string" calcext:value-type="string" table:number-columns-spanned="25" table:number-rows-spanned="1">
            <text:p>                      -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Net cash provided (used) by operating activities</text:p>
          </table:table-cell>
          <table:covered-table-cell table:number-columns-repeated="14"/>
          <table:table-cell table:style-name="ce953" office:value-type="string" calcext:value-type="string" table:number-columns-spanned="8" table:number-rows-spanned="1">
            <text:p>       (1,925,323<text:span text:style-name="T48">)</text:span></text:p>
          </table:table-cell>
          <table:covered-table-cell table:number-columns-repeated="7"/>
          <table:table-cell table:style-name="ce945" office:value-type="string" calcext:value-type="string" table:number-columns-spanned="7" table:number-rows-spanned="1">
            <text:p>       (822,794<text:span text:style-name="T48">)</text:span></text:p>
          </table:table-cell>
          <table:covered-table-cell table:number-columns-repeated="6"/>
          <table:table-cell table:style-name="ce952" office:value-type="float" office:value="2871280" calcext:value-type="float" table:number-columns-spanned="9" table:number-rows-spanned="1">
            <text:p>2,871,280</text:p>
          </table:table-cell>
          <table:covered-table-cell table:number-columns-repeated="8"/>
          <table:table-cell table:style-name="ce952" office:value-type="float" office:value="123163" calcext:value-type="float" table:number-columns-spanned="8" table:number-rows-spanned="1">
            <text:p>123,163</text:p>
          </table:table-cell>
          <table:covered-table-cell table:number-columns-repeated="7"/>
          <table:table-cell table:style-name="ce952" office:value-type="float" office:value="4201039" calcext:value-type="float" table:number-columns-spanned="25" table:number-rows-spanned="1">
            <text:p>4,201,039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8" office:value-type="string" calcext:value-type="string" table:number-columns-spanned="15" table:number-rows-spanned="1">
            <text:p>CASH FLOWS from INVESTING ACTIVITIES: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8" table:number-rows-spanned="1"/>
          <table:covered-table-cell table:number-columns-repeated="7"/>
          <table:table-cell table:style-name="ce8" table:number-columns-spanned="25" table:number-rows-spanned="1"/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Payment on notes receivable</text:p>
          </table:table-cell>
          <table:covered-table-cell table:number-columns-repeated="14"/>
          <table:table-cell table:style-name="ce951" office:value-type="float" office:value="3513614" calcext:value-type="float" table:number-columns-spanned="8" table:number-rows-spanned="1">
            <text:p>3,513,614</text:p>
          </table:table-cell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950" office:value-type="float" office:value="-3513614" calcext:value-type="float" table:number-columns-spanned="9" table:number-rows-spanned="1">
            <text:p>(3,513,614)</text:p>
          </table:table-cell>
          <table:covered-table-cell table:number-columns-repeated="8"/>
          <table:table-cell table:style-name="ce926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70" office:value-type="string" calcext:value-type="string" table:number-columns-spanned="25" table:number-rows-spanned="1">
            <text:p>-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Purchases of property, plant and equipment</text:p>
          </table:table-cell>
          <table:covered-table-cell table:number-columns-repeated="14"/>
          <table:table-cell table:style-name="ce953" office:value-type="string" calcext:value-type="string" table:number-columns-spanned="8" table:number-rows-spanned="1">
            <text:p>            (27,433<text:span text:style-name="T48">)</text:span></text:p>
          </table:table-cell>
          <table:covered-table-cell table:number-columns-repeated="7"/>
          <table:table-cell table:style-name="ce945" office:value-type="string" calcext:value-type="string" table:number-columns-spanned="7" table:number-rows-spanned="1">
            <text:p>  (11,106,248<text:span text:style-name="T48">)</text:span>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           </text:p>
          </table:table-cell>
          <table:covered-table-cell table:number-columns-repeated="8"/>
          <table:table-cell table:style-name="ce953" office:value-type="string" calcext:value-type="string" table:number-columns-spanned="8" table:number-rows-spanned="1">
            <text:p>     (11,133,681<text:span text:style-name="T48">)</text:span></text:p>
          </table:table-cell>
          <table:covered-table-cell table:number-columns-repeated="7"/>
          <table:table-cell table:style-name="ce953" office:value-type="string" calcext:value-type="string" table:number-columns-spanned="25" table:number-rows-spanned="1">
            <text:p>    (14,287,712<text:span text:style-name="T48">)</text:span>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Net cash provided (used) by investing activities</text:p>
          </table:table-cell>
          <table:covered-table-cell table:number-columns-repeated="14"/>
          <table:table-cell table:style-name="ce952" office:value-type="float" office:value="3486181" calcext:value-type="float" table:number-columns-spanned="8" table:number-rows-spanned="1">
            <text:p>3,486,181</text:p>
          </table:table-cell>
          <table:covered-table-cell table:number-columns-repeated="7"/>
          <table:table-cell table:style-name="ce945" office:value-type="string" calcext:value-type="string" table:number-columns-spanned="7" table:number-rows-spanned="1">
            <text:p>  (11,106,248<text:span text:style-name="T48">)</text:span>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(3,513,614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8" table:number-rows-spanned="1">
            <text:p>     (11,133,681<text:span text:style-name="T48">)</text:span></text:p>
          </table:table-cell>
          <table:covered-table-cell table:number-columns-repeated="7"/>
          <table:table-cell table:style-name="ce953" office:value-type="string" calcext:value-type="string" table:number-columns-spanned="25" table:number-rows-spanned="1">
            <text:p>    (14,287,712<text:span text:style-name="T48">)</text:span>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8" office:value-type="string" calcext:value-type="string" table:number-columns-spanned="15" table:number-rows-spanned="1">
            <text:p>CASH FLOWS from FINANCING ACTIVITIES: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8" table:number-rows-spanned="1"/>
          <table:covered-table-cell table:number-columns-repeated="7"/>
          <table:table-cell table:style-name="ce8" table:number-columns-spanned="25" table:number-rows-spanned="1"/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Change in restricted cash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940" office:value-type="float" office:value="-1017690" calcext:value-type="float" table:number-columns-spanned="7" table:number-rows-spanned="1">
            <text:p>(1,017,690)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50" office:value-type="float" office:value="-1017690" calcext:value-type="float" table:number-columns-spanned="8" table:number-rows-spanned="1">
            <text:p>(1,017,690)</text:p>
          </table:table-cell>
          <table:covered-table-cell table:number-columns-repeated="7"/>
          <table:table-cell table:style-name="ce948" office:value-type="float" office:value="-869940" calcext:value-type="float" table:number-columns-spanned="25" table:number-rows-spanned="1">
            <text:p>(869,940)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Receipt of long-term security deposits</text:p>
          </table:table-cell>
          <table:covered-table-cell table:number-columns-repeated="14"/>
          <table:table-cell table:style-name="ce8" table:number-columns-spanned="8" table:number-rows-spanned="1"/>
          <table:covered-table-cell table:number-columns-repeated="7"/>
          <table:table-cell table:style-name="ce457" office:value-type="float" office:value="900000" calcext:value-type="float" table:number-columns-spanned="7" table:number-rows-spanned="1">
            <text:p>900,000</text:p>
          </table:table-cell>
          <table:covered-table-cell table:number-columns-repeated="6"/>
          <table:table-cell table:style-name="ce948" office:value-type="float" office:value="-900000" calcext:value-type="float" table:number-columns-spanned="9" table:number-rows-spanned="1">
            <text:p>(900,000)</text:p>
          </table:table-cell>
          <table:covered-table-cell table:number-columns-repeated="8"/>
          <table:table-cell table:style-name="ce926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70" office:value-type="string" calcext:value-type="string" table:number-columns-spanned="25" table:number-rows-spanned="1">
            <text:p>-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Change in lines of credit</text:p>
          </table:table-cell>
          <table:covered-table-cell table:number-columns-repeated="14"/>
          <table:table-cell table:style-name="ce951" office:value-type="float" office:value="1000000" calcext:value-type="float" table:number-columns-spanned="8" table:number-rows-spanned="1">
            <text:p>1,000,000</text:p>
          </table:table-cell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951" office:value-type="float" office:value="1000000" calcext:value-type="float" table:number-columns-spanned="8" table:number-rows-spanned="1">
            <text:p>1,000,000</text:p>
          </table:table-cell>
          <table:covered-table-cell table:number-columns-repeated="7"/>
          <table:table-cell table:style-name="ce970" office:value-type="string" calcext:value-type="string" table:number-columns-spanned="25" table:number-rows-spanned="1">
            <text:p>-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Proceeds from debt</text:p>
          </table:table-cell>
          <table:covered-table-cell table:number-columns-repeated="14"/>
          <table:table-cell table:style-name="ce951" office:value-type="float" office:value="1850000" calcext:value-type="float" table:number-columns-spanned="8" table:number-rows-spanned="1">
            <text:p>1,850,000</text:p>
          </table:table-cell>
          <table:covered-table-cell table:number-columns-repeated="7"/>
          <table:table-cell table:style-name="ce964" office:value-type="float" office:value="16447646" calcext:value-type="float" table:number-columns-spanned="7" table:number-rows-spanned="1">
            <text:p>16,447,646</text:p>
          </table:table-cell>
          <table:covered-table-cell table:number-columns-repeated="6"/>
          <table:table-cell table:style-name="ce950" office:value-type="float" office:value="-1971280" calcext:value-type="float" table:number-columns-spanned="9" table:number-rows-spanned="1">
            <text:p>(1,971,280)</text:p>
          </table:table-cell>
          <table:covered-table-cell table:number-columns-repeated="8"/>
          <table:table-cell table:style-name="ce938" office:value-type="float" office:value="16326366" calcext:value-type="float" table:number-columns-spanned="8" table:number-rows-spanned="1">
            <text:p>16,326,366</text:p>
          </table:table-cell>
          <table:covered-table-cell table:number-columns-repeated="7"/>
          <table:table-cell table:style-name="ce948" office:value-type="float" office:value="-236428" calcext:value-type="float" table:number-columns-spanned="25" table:number-rows-spanned="1">
            <text:p>(236,428)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450" office:value-type="string" calcext:value-type="string" table:number-columns-spanned="15" table:number-rows-spanned="1">
            <text:p>Repayment of debt</text:p>
          </table:table-cell>
          <table:covered-table-cell table:number-columns-repeated="14"/>
          <table:table-cell table:style-name="ce953" office:value-type="string" calcext:value-type="string" table:number-columns-spanned="8" table:number-rows-spanned="1">
            <text:p>       (3,660,000<text:span text:style-name="T48">)</text:span></text:p>
          </table:table-cell>
          <table:covered-table-cell table:number-columns-repeated="7"/>
          <table:table-cell table:style-name="ce945" office:value-type="string" calcext:value-type="string" table:number-columns-spanned="7" table:number-rows-spanned="1">
            <text:p>    (5,348,005<text:span text:style-name="T48">)</text:span></text:p>
          </table:table-cell>
          <table:covered-table-cell table:number-columns-repeated="6"/>
          <table:table-cell table:style-name="ce952" office:value-type="float" office:value="3513614" calcext:value-type="float" table:number-columns-spanned="9" table:number-rows-spanned="1">
            <text:p>3,513,614</text:p>
          </table:table-cell>
          <table:covered-table-cell table:number-columns-repeated="8"/>
          <table:table-cell table:style-name="ce953" office:value-type="string" calcext:value-type="string" table:number-columns-spanned="8" table:number-rows-spanned="1">
            <text:p>       (5,494,391<text:span text:style-name="T48">)</text:span></text:p>
          </table:table-cell>
          <table:covered-table-cell table:number-columns-repeated="7"/>
          <table:table-cell table:style-name="ce952" office:value-type="float" office:value="13561059" calcext:value-type="float" table:number-columns-spanned="25" table:number-rows-spanned="1">
            <text:p>13,561,059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5" office:value-type="string" calcext:value-type="string" table:number-columns-spanned="15" table:number-rows-spanned="1">
            <text:p>Net cash provided (used) by financing activities</text:p>
          </table:table-cell>
          <table:covered-table-cell table:number-columns-repeated="14"/>
          <table:table-cell table:style-name="ce953" office:value-type="string" calcext:value-type="string" table:number-columns-spanned="8" table:number-rows-spanned="1">
            <text:p>          (810,000<text:span text:style-name="T48">)</text:span></text:p>
          </table:table-cell>
          <table:covered-table-cell table:number-columns-repeated="7"/>
          <table:table-cell table:style-name="ce952" office:value-type="float" office:value="10981951" calcext:value-type="float" table:number-columns-spanned="7" table:number-rows-spanned="1">
            <text:p>10,981,951</text:p>
          </table:table-cell>
          <table:covered-table-cell table:number-columns-repeated="6"/>
          <table:table-cell table:style-name="ce952" office:value-type="float" office:value="642334" calcext:value-type="float" table:number-columns-spanned="9" table:number-rows-spanned="1">
            <text:p>642,334</text:p>
          </table:table-cell>
          <table:covered-table-cell table:number-columns-repeated="8"/>
          <table:table-cell table:style-name="ce952" office:value-type="float" office:value="10814285" calcext:value-type="float" table:number-columns-spanned="8" table:number-rows-spanned="1">
            <text:p>10,814,285</text:p>
          </table:table-cell>
          <table:covered-table-cell table:number-columns-repeated="7"/>
          <table:table-cell table:style-name="ce952" office:value-type="float" office:value="12454691" calcext:value-type="float" table:number-columns-spanned="25" table:number-rows-spanned="1">
            <text:p>12,454,691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5" table:number-rows-spanned="1">
            <text:p>Net increase (decrease) in cash and cash equivalents</text:p>
          </table:table-cell>
          <table:covered-table-cell table:number-columns-repeated="14"/>
          <table:table-cell table:style-name="ce933" office:value-type="float" office:value="750858" calcext:value-type="float" table:number-columns-spanned="8" table:number-rows-spanned="1">
            <text:p>750,858</text:p>
          </table:table-cell>
          <table:covered-table-cell table:number-columns-repeated="7"/>
          <table:table-cell table:style-name="ce940" office:value-type="float" office:value="-947091" calcext:value-type="float" table:number-columns-spanned="7" table:number-rows-spanned="1">
            <text:p>(947,091)</text:p>
          </table:table-cell>
          <table:covered-table-cell table:number-columns-repeated="6"/>
          <table:table-cell table:style-name="ce92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48" office:value-type="float" office:value="-196233" calcext:value-type="float" table:number-columns-spanned="8" table:number-rows-spanned="1">
            <text:p>(196,233)</text:p>
          </table:table-cell>
          <table:covered-table-cell table:number-columns-repeated="7"/>
          <table:table-cell table:style-name="ce938" office:value-type="float" office:value="2368018" calcext:value-type="float" table:number-columns-spanned="25" table:number-rows-spanned="1">
            <text:p>2,368,018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26" office:value-type="string" calcext:value-type="string" table:number-columns-spanned="15" table:number-rows-spanned="1">
            <text:p>Cash and cash equivalents at the beginning of the year</text:p>
          </table:table-cell>
          <table:covered-table-cell table:number-columns-repeated="14"/>
          <table:table-cell table:style-name="ce952" office:value-type="float" office:value="5667753" calcext:value-type="float" table:number-columns-spanned="8" table:number-rows-spanned="1">
            <text:p>5,667,753</text:p>
          </table:table-cell>
          <table:covered-table-cell table:number-columns-repeated="7"/>
          <table:table-cell table:style-name="ce952" office:value-type="float" office:value="3701362" calcext:value-type="float" table:number-columns-spanned="7" table:number-rows-spanned="1">
            <text:p>3,701,362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                     -</text:p>
          </table:table-cell>
          <table:covered-table-cell table:number-columns-repeated="8"/>
          <table:table-cell table:style-name="ce952" office:value-type="float" office:value="9369115" calcext:value-type="float" table:number-columns-spanned="8" table:number-rows-spanned="1">
            <text:p>9,369,115</text:p>
          </table:table-cell>
          <table:covered-table-cell table:number-columns-repeated="7"/>
          <table:table-cell table:style-name="ce952" office:value-type="float" office:value="7001097" calcext:value-type="float" table:number-columns-spanned="25" table:number-rows-spanned="1">
            <text:p>7,001,097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21" office:value-type="string" calcext:value-type="string" table:number-columns-spanned="15" table:number-rows-spanned="1">
            <text:p>Cash and cash equivalents at the end of the year</text:p>
          </table:table-cell>
          <table:covered-table-cell table:number-columns-repeated="14"/>
          <table:table-cell table:style-name="ce954" office:value-type="float" office:value="6418611" calcext:value-type="float" table:number-columns-spanned="8" table:number-rows-spanned="1">
            <text:p>$ 6,418,611</text:p>
          </table:table-cell>
          <table:covered-table-cell table:number-columns-repeated="7"/>
          <table:table-cell table:style-name="ce954" office:value-type="float" office:value="2754271" calcext:value-type="float" table:number-columns-spanned="7" table:number-rows-spanned="1">
            <text:p>$ 2,754,271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$                   -</text:p>
          </table:table-cell>
          <table:covered-table-cell table:number-columns-repeated="8"/>
          <table:table-cell table:style-name="ce954" office:value-type="float" office:value="9172882" calcext:value-type="float" table:number-columns-spanned="8" table:number-rows-spanned="1">
            <text:p>$ 9,172,882</text:p>
          </table:table-cell>
          <table:covered-table-cell table:number-columns-repeated="7"/>
          <table:table-cell table:style-name="ce954" office:value-type="float" office:value="9369115" calcext:value-type="float" table:number-columns-spanned="25" table:number-rows-spanned="1">
            <text:p>$ 9,369,115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4" office:value-type="string" calcext:value-type="string" table:number-columns-spanned="15" table:number-rows-spanned="1">
            <text:p>CASH PAID FOR INTEREST (Net)</text:p>
          </table:table-cell>
          <table:covered-table-cell table:number-columns-repeated="14"/>
          <table:table-cell table:style-name="ce954" office:value-type="float" office:value="39575" calcext:value-type="float" table:number-columns-spanned="8" table:number-rows-spanned="1">
            <text:p>$ 39,575</text:p>
          </table:table-cell>
          <table:covered-table-cell table:number-columns-repeated="7"/>
          <table:table-cell table:style-name="ce954" office:value-type="float" office:value="2261005" calcext:value-type="float" table:number-columns-spanned="7" table:number-rows-spanned="1">
            <text:p>$ 2,261,005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$                   -</text:p>
          </table:table-cell>
          <table:covered-table-cell table:number-columns-repeated="8"/>
          <table:table-cell table:style-name="ce954" office:value-type="float" office:value="2300580" calcext:value-type="float" table:number-columns-spanned="8" table:number-rows-spanned="1">
            <text:p>$ 2,300,580</text:p>
          </table:table-cell>
          <table:covered-table-cell table:number-columns-repeated="7"/>
          <table:table-cell table:style-name="ce954" office:value-type="float" office:value="1145472" calcext:value-type="float" table:number-columns-spanned="25" table:number-rows-spanned="1">
            <text:p>$ 1,145,472</text:p>
          </table:table-cell>
          <table:covered-table-cell table:number-columns-repeated="24"/>
          <table:table-cell table:number-columns-repeated="16312"/>
        </table:table-row>
        <table:table-row table:style-name="ro11">
          <table:table-cell table:style-name="ce914" office:value-type="string" calcext:value-type="string" table:number-columns-spanned="15" table:number-rows-spanned="1">
            <text:p>CAPITALIZED INTEREST</text:p>
          </table:table-cell>
          <table:covered-table-cell table:number-columns-repeated="14"/>
          <table:table-cell table:style-name="ce953" office:value-type="string" calcext:value-type="string" table:number-columns-spanned="8" table:number-rows-spanned="1">
            <text:p>$                     -</text:p>
          </table:table-cell>
          <table:covered-table-cell table:number-columns-repeated="7"/>
          <table:table-cell table:style-name="ce954" office:value-type="float" office:value="120316" calcext:value-type="float" table:number-columns-spanned="7" table:number-rows-spanned="1">
            <text:p>$ 120,316</text:p>
          </table:table-cell>
          <table:covered-table-cell table:number-columns-repeated="6"/>
          <table:table-cell table:style-name="ce953" office:value-type="string" calcext:value-type="string" table:number-columns-spanned="9" table:number-rows-spanned="1">
            <text:p>$                   -</text:p>
          </table:table-cell>
          <table:covered-table-cell table:number-columns-repeated="8"/>
          <table:table-cell table:style-name="ce954" office:value-type="float" office:value="120316" calcext:value-type="float" table:number-columns-spanned="8" table:number-rows-spanned="1">
            <text:p>$ 120,316</text:p>
          </table:table-cell>
          <table:covered-table-cell table:number-columns-repeated="7"/>
          <table:table-cell table:style-name="ce954" office:value-type="float" office:value="152186" calcext:value-type="float" table:number-columns-spanned="25" table:number-rows-spanned="1">
            <text:p>$ 152,186</text:p>
          </table:table-cell>
          <table:covered-table-cell table:number-columns-repeated="24"/>
          <table:table-cell table:number-columns-repeated="16312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3" table:style-name="ta2">
        <table:table-column table:style-name="co2" table:number-columns-repeated="16384" table:default-cell-style-name="ce1"/>
        <table:table-row table:style-name="ro14">
          <table:table-cell table:style-name="ce540" office:value-type="string" calcext:value-type="string" table:number-columns-spanned="71" table:number-rows-spanned="1">
            <text:p>CONSOLIDATED STATEMENT OF FINANCIAL POSITION June 30, 2014</text:p>
            <text:p>with comparative totals for June 30, 2013</text:p>
          </table:table-cell>
          <table:covered-table-cell table:number-columns-repeated="70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250" table:number-columns-spanned="5" table:number-rows-spanned="1"/>
          <table:covered-table-cell table:number-columns-repeated="4"/>
          <table:table-cell table:style-name="ce250" table:number-columns-spanned="15" table:number-rows-spanned="1"/>
          <table:covered-table-cell table:number-columns-repeated="14"/>
          <table:table-cell table:style-name="ce12"/>
          <table:table-cell table:style-name="ce541" office:value-type="string" calcext:value-type="string" table:number-columns-spanned="6" table:number-rows-spanned="1">
            <text:p>Rocketship</text:p>
          </table:table-cell>
          <table:covered-table-cell table:number-columns-repeated="5"/>
          <table:table-cell table:style-name="ce542" office:value-type="string" calcext:value-type="string" table:number-columns-spanned="44" table:number-rows-spanned="1">
            <text:p>Launchpad Development</text:p>
          </table:table-cell>
          <table:covered-table-cell table:number-columns-repeated="43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4">
          <table:table-cell table:style-name="ce973" office:value-type="string" calcext:value-type="string" table:number-columns-spanned="5" table:number-rows-spanned="1">
            <text:p>ASSETS</text:p>
            <text:p>CURRENT ASSETS:</text:p>
          </table:table-cell>
          <table:covered-table-cell table:number-columns-repeated="4"/>
          <table:table-cell table:style-name="ce543" office:value-type="string" calcext:value-type="string" table:number-columns-spanned="66" table:number-rows-spanned="1">
            <text:p>   Education        Company        Eliminations        2014 Total        2013 Total   </text:p>
          </table:table-cell>
          <table:covered-table-cell table:number-columns-repeated="65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Cash and cash equivalents (notes 1,2)</text:p>
          </table:table-cell>
          <table:covered-table-cell table:number-columns-repeated="19"/>
          <table:table-cell table:style-name="ce968" office:value-type="float" office:value="15665929" calcext:value-type="float" table:number-columns-spanned="8" table:number-rows-spanned="1">
            <text:p>$ 15,665,929</text:p>
          </table:table-cell>
          <table:covered-table-cell table:number-columns-repeated="7"/>
          <table:table-cell table:style-name="ce968" office:value-type="float" office:value="17392976" calcext:value-type="float" table:number-columns-spanned="12" table:number-rows-spanned="1">
            <text:p>$ 17,392,976</text:p>
          </table:table-cell>
          <table:covered-table-cell table:number-columns-repeated="11"/>
          <table:table-cell table:style-name="ce461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496" office:value-type="float" office:value="33058905" calcext:value-type="float" table:number-columns-spanned="9" table:number-rows-spanned="1">
            <text:p>$ 33,058,905</text:p>
          </table:table-cell>
          <table:covered-table-cell table:number-columns-repeated="8"/>
          <table:table-cell table:style-name="ce539" office:value-type="float" office:value="14317955" calcext:value-type="float" table:number-columns-spanned="21" table:number-rows-spanned="1">
            <text:p>$ 14,317,95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Restricted cash (note 1)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8" office:value-type="float" office:value="5149879" calcext:value-type="float" table:number-columns-spanned="12" table:number-rows-spanned="1">
            <text:p>5,149,879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5149879" calcext:value-type="float" table:number-columns-spanned="9" table:number-rows-spanned="1">
            <text:p>5,149,879</text:p>
          </table:table-cell>
          <table:covered-table-cell table:number-columns-repeated="8"/>
          <table:table-cell table:style-name="ce938" office:value-type="float" office:value="5014729" calcext:value-type="float" table:number-columns-spanned="21" table:number-rows-spanned="1">
            <text:p>5,014,729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ccounts receivable (note 3)</text:p>
          </table:table-cell>
          <table:covered-table-cell table:number-columns-repeated="19"/>
          <table:table-cell table:style-name="ce964" office:value-type="float" office:value="12845326" calcext:value-type="float" table:number-columns-spanned="8" table:number-rows-spanned="1">
            <text:p>12,845,326</text:p>
          </table:table-cell>
          <table:covered-table-cell table:number-columns-repeated="7"/>
          <table:table-cell table:style-name="ce937" office:value-type="float" office:value="368766" calcext:value-type="float" table:number-columns-spanned="12" table:number-rows-spanned="1">
            <text:p>368,766</text:p>
          </table:table-cell>
          <table:covered-table-cell table:number-columns-repeated="11"/>
          <table:table-cell table:style-name="ce940" office:value-type="float" office:value="-3700774" calcext:value-type="float" table:number-columns-spanned="10" table:number-rows-spanned="1">
            <text:p>(3,700,774)</text:p>
          </table:table-cell>
          <table:covered-table-cell table:number-columns-repeated="9"/>
          <table:table-cell table:style-name="ce457" office:value-type="float" office:value="9513318" calcext:value-type="float" table:number-columns-spanned="9" table:number-rows-spanned="1">
            <text:p>9,513,318</text:p>
          </table:table-cell>
          <table:covered-table-cell table:number-columns-repeated="8"/>
          <table:table-cell table:style-name="ce938" office:value-type="float" office:value="9880618" calcext:value-type="float" table:number-columns-spanned="21" table:number-rows-spanned="1">
            <text:p>9,880,618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Grants receivable (note 4)</text:p>
          </table:table-cell>
          <table:covered-table-cell table:number-columns-repeated="19"/>
          <table:table-cell table:style-name="ce951" office:value-type="float" office:value="873694" calcext:value-type="float" table:number-columns-spanned="8" table:number-rows-spanned="1">
            <text:p>873,694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873694" calcext:value-type="float" table:number-columns-spanned="9" table:number-rows-spanned="1">
            <text:p>873,694</text:p>
          </table:table-cell>
          <table:covered-table-cell table:number-columns-repeated="8"/>
          <table:table-cell table:style-name="ce951" office:value-type="float" office:value="593008" calcext:value-type="float" table:number-columns-spanned="21" table:number-rows-spanned="1">
            <text:p>593,008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repaid expenses and deposits</text:p>
          </table:table-cell>
          <table:covered-table-cell table:number-columns-repeated="19"/>
          <table:table-cell table:style-name="ce952" office:value-type="float" office:value="1418660" calcext:value-type="float" table:number-columns-spanned="8" table:number-rows-spanned="1">
            <text:p>1,418,660</text:p>
          </table:table-cell>
          <table:covered-table-cell table:number-columns-repeated="7"/>
          <table:table-cell table:style-name="ce952" office:value-type="float" office:value="317355" calcext:value-type="float" table:number-columns-spanned="12" table:number-rows-spanned="1">
            <text:p>317,355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1736015" calcext:value-type="float" table:number-columns-spanned="9" table:number-rows-spanned="1">
            <text:p>1,736,015</text:p>
          </table:table-cell>
          <table:covered-table-cell table:number-columns-repeated="8"/>
          <table:table-cell table:style-name="ce964" office:value-type="float" office:value="1583894" calcext:value-type="float" table:number-columns-spanned="21" table:number-rows-spanned="1">
            <text:p>1,583,89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current assets</text:p>
          </table:table-cell>
          <table:covered-table-cell table:number-columns-repeated="19"/>
          <table:table-cell table:style-name="ce952" office:value-type="float" office:value="30803609" calcext:value-type="float" table:number-columns-spanned="8" table:number-rows-spanned="1">
            <text:p>30,803,609</text:p>
          </table:table-cell>
          <table:covered-table-cell table:number-columns-repeated="7"/>
          <table:table-cell table:style-name="ce952" office:value-type="float" office:value="23228976" calcext:value-type="float" table:number-columns-spanned="12" table:number-rows-spanned="1">
            <text:p>23,228,976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3,700,774<text:span text:style-name="T48">)</text:span></text:p>
          </table:table-cell>
          <table:covered-table-cell table:number-columns-repeated="9"/>
          <table:table-cell table:style-name="ce457" office:value-type="float" office:value="50331811" calcext:value-type="float" table:number-columns-spanned="9" table:number-rows-spanned="1">
            <text:p>50,331,811</text:p>
          </table:table-cell>
          <table:covered-table-cell table:number-columns-repeated="8"/>
          <table:table-cell table:style-name="ce964" office:value-type="float" office:value="31390204" calcext:value-type="float" table:number-columns-spanned="21" table:number-rows-spanned="1">
            <text:p>31,390,20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LONG-TERM ASSETS:</text:p>
          </table:table-cell>
          <table:covered-table-cell table:number-columns-repeated="19"/>
          <table:table-cell table:style-name="ce8" table:number-columns-spanned="8" table:number-rows-spanned="1"/>
          <table:covered-table-cell table:number-columns-repeated="7"/>
          <table:table-cell table:style-name="ce8" table:number-columns-spanned="12" table:number-rows-spanned="1"/>
          <table:covered-table-cell table:number-columns-repeated="11"/>
          <table:table-cell table:style-name="ce8" table:number-columns-spanned="10" table:number-rows-spanned="1"/>
          <table:covered-table-cell table:number-columns-repeated="9"/>
          <table:table-cell table:style-name="ce8" table:number-columns-spanned="9" table:number-rows-spanned="1"/>
          <table:covered-table-cell table:number-columns-repeated="8"/>
          <table:table-cell table:style-name="ce8" table:number-columns-spanned="21" table:number-rows-spanned="1"/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Grants receivable (note 4)</text:p>
          </table:table-cell>
          <table:covered-table-cell table:number-columns-repeated="19"/>
          <table:table-cell table:style-name="ce951" office:value-type="float" office:value="420022" calcext:value-type="float" table:number-columns-spanned="8" table:number-rows-spanned="1">
            <text:p>420,022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420022" calcext:value-type="float" table:number-columns-spanned="9" table:number-rows-spanned="1">
            <text:p>420,022</text:p>
          </table:table-cell>
          <table:covered-table-cell table:number-columns-repeated="8"/>
          <table:table-cell table:style-name="ce951" office:value-type="float" office:value="703443" calcext:value-type="float" table:number-columns-spanned="21" table:number-rows-spanned="1">
            <text:p>703,443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Security deposits</text:p>
          </table:table-cell>
          <table:covered-table-cell table:number-columns-repeated="19"/>
          <table:table-cell table:style-name="ce951" office:value-type="float" office:value="850000" calcext:value-type="float" table:number-columns-spanned="8" table:number-rows-spanned="1">
            <text:p>850,000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40" office:value-type="float" office:value="-850000" calcext:value-type="float" table:number-columns-spanned="10" table:number-rows-spanned="1">
            <text:p>(850,000)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21" table:number-rows-spanned="1">
            <text:p>-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repaid expenses and deposits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33" office:value-type="float" office:value="64034" calcext:value-type="float" table:number-columns-spanned="21" table:number-rows-spanned="1">
            <text:p>64,03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Note receivable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7" office:value-type="float" office:value="560000" calcext:value-type="float" table:number-columns-spanned="12" table:number-rows-spanned="1">
            <text:p>560,000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560000" calcext:value-type="float" table:number-columns-spanned="9" table:number-rows-spanned="1">
            <text:p>560,000</text:p>
          </table:table-cell>
          <table:covered-table-cell table:number-columns-repeated="8"/>
          <table:table-cell table:style-name="ce951" office:value-type="float" office:value="560000" calcext:value-type="float" table:number-columns-spanned="21" table:number-rows-spanned="1">
            <text:p>560,000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ferred rent asset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8" office:value-type="float" office:value="1733439" calcext:value-type="float" table:number-columns-spanned="12" table:number-rows-spanned="1">
            <text:p>1,733,439</text:p>
          </table:table-cell>
          <table:covered-table-cell table:number-columns-repeated="11"/>
          <table:table-cell table:style-name="ce940" office:value-type="float" office:value="-1733439" calcext:value-type="float" table:number-columns-spanned="10" table:number-rows-spanned="1">
            <text:p>(1,733,439)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21" table:number-rows-spanned="1">
            <text:p>-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roperty, plant and equipment, net (note 5)</text:p>
          </table:table-cell>
          <table:covered-table-cell table:number-columns-repeated="19"/>
          <table:table-cell table:style-name="ce952" office:value-type="float" office:value="2296993" calcext:value-type="float" table:number-columns-spanned="8" table:number-rows-spanned="1">
            <text:p>2,296,993</text:p>
          </table:table-cell>
          <table:covered-table-cell table:number-columns-repeated="7"/>
          <table:table-cell table:style-name="ce952" office:value-type="float" office:value="56689778" calcext:value-type="float" table:number-columns-spanned="12" table:number-rows-spanned="1">
            <text:p>56,689,778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58986771" calcext:value-type="float" table:number-columns-spanned="9" table:number-rows-spanned="1">
            <text:p>58,986,771</text:p>
          </table:table-cell>
          <table:covered-table-cell table:number-columns-repeated="8"/>
          <table:table-cell table:style-name="ce964" office:value-type="float" office:value="45821468" calcext:value-type="float" table:number-columns-spanned="21" table:number-rows-spanned="1">
            <text:p>45,821,468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long-term assets</text:p>
          </table:table-cell>
          <table:covered-table-cell table:number-columns-repeated="19"/>
          <table:table-cell table:style-name="ce952" office:value-type="float" office:value="3567015" calcext:value-type="float" table:number-columns-spanned="8" table:number-rows-spanned="1">
            <text:p>3,567,015</text:p>
          </table:table-cell>
          <table:covered-table-cell table:number-columns-repeated="7"/>
          <table:table-cell table:style-name="ce952" office:value-type="float" office:value="58983217" calcext:value-type="float" table:number-columns-spanned="12" table:number-rows-spanned="1">
            <text:p>58,983,217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2,583,439<text:span text:style-name="T48">)</text:span></text:p>
          </table:table-cell>
          <table:covered-table-cell table:number-columns-repeated="9"/>
          <table:table-cell table:style-name="ce457" office:value-type="float" office:value="59966793" calcext:value-type="float" table:number-columns-spanned="9" table:number-rows-spanned="1">
            <text:p>59,966,793</text:p>
          </table:table-cell>
          <table:covered-table-cell table:number-columns-repeated="8"/>
          <table:table-cell table:style-name="ce964" office:value-type="float" office:value="47148945" calcext:value-type="float" table:number-columns-spanned="21" table:number-rows-spanned="1">
            <text:p>47,148,94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assets</text:p>
          </table:table-cell>
          <table:covered-table-cell table:number-columns-repeated="19"/>
          <table:table-cell table:style-name="ce954" office:value-type="float" office:value="34370624" calcext:value-type="float" table:number-columns-spanned="8" table:number-rows-spanned="1">
            <text:p>$ 34,370,624</text:p>
          </table:table-cell>
          <table:covered-table-cell table:number-columns-repeated="7"/>
          <table:table-cell table:style-name="ce954" office:value-type="float" office:value="82212193" calcext:value-type="float" table:number-columns-spanned="12" table:number-rows-spanned="1">
            <text:p>$ 82,212,193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$    (6,284,213<text:span text:style-name="T48">)</text:span></text:p>
          </table:table-cell>
          <table:covered-table-cell table:number-columns-repeated="9"/>
          <table:table-cell table:style-name="ce490" office:value-type="float" office:value="110298604" calcext:value-type="float" table:number-columns-spanned="9" table:number-rows-spanned="1">
            <text:p>$ 110,298,604</text:p>
          </table:table-cell>
          <table:covered-table-cell table:number-columns-repeated="8"/>
          <table:table-cell table:style-name="ce537" office:value-type="float" office:value="78539149" calcext:value-type="float" table:number-columns-spanned="21" table:number-rows-spanned="1">
            <text:p>$ 78,539,149</text:p>
          </table:table-cell>
          <table:covered-table-cell table:number-columns-repeated="20"/>
          <table:table-cell table:number-columns-repeated="16304"/>
        </table:table-row>
        <table:table-row table:style-name="ro14">
          <table:table-cell table:style-name="ce973" office:value-type="string" calcext:value-type="string" table:number-columns-spanned="71" table:number-rows-spanned="1">
            <text:p>LIABILITIES AND NET ASSETS</text:p>
            <text:p>CURRENT LIABILITIES:</text:p>
          </table:table-cell>
          <table:covered-table-cell table:number-columns-repeated="70"/>
          <table:table-cell table:style-name="ce509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ccounts payable and accrued liabilities</text:p>
          </table:table-cell>
          <table:covered-table-cell table:number-columns-repeated="19"/>
          <table:table-cell table:style-name="ce968" office:value-type="float" office:value="3866724" calcext:value-type="float" table:number-columns-spanned="8" table:number-rows-spanned="1">
            <text:p>$ 3,866,724</text:p>
          </table:table-cell>
          <table:covered-table-cell table:number-columns-repeated="7"/>
          <table:table-cell table:style-name="ce968" office:value-type="float" office:value="3168139" calcext:value-type="float" table:number-columns-spanned="12" table:number-rows-spanned="1">
            <text:p>$ 3,168,139</text:p>
          </table:table-cell>
          <table:covered-table-cell table:number-columns-repeated="11"/>
          <table:table-cell table:style-name="ce538" office:value-type="float" office:value="-256008" calcext:value-type="float" table:number-columns-spanned="10" table:number-rows-spanned="1">
            <text:p>($ 256,008)</text:p>
          </table:table-cell>
          <table:covered-table-cell table:number-columns-repeated="9"/>
          <table:table-cell table:style-name="ce496" office:value-type="float" office:value="6778855" calcext:value-type="float" table:number-columns-spanned="9" table:number-rows-spanned="1">
            <text:p>$ 6,778,855</text:p>
          </table:table-cell>
          <table:covered-table-cell table:number-columns-repeated="8"/>
          <table:table-cell table:style-name="ce539" office:value-type="float" office:value="3343879" calcext:value-type="float" table:number-columns-spanned="21" table:number-rows-spanned="1">
            <text:p>$ 3,343,879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ccrued interest</text:p>
          </table:table-cell>
          <table:covered-table-cell table:number-columns-repeated="19"/>
          <table:table-cell table:style-name="ce933" office:value-type="float" office:value="29604" calcext:value-type="float" table:number-columns-spanned="8" table:number-rows-spanned="1">
            <text:p>29,604</text:p>
          </table:table-cell>
          <table:covered-table-cell table:number-columns-repeated="7"/>
          <table:table-cell table:style-name="ce937" office:value-type="float" office:value="422716" calcext:value-type="float" table:number-columns-spanned="12" table:number-rows-spanned="1">
            <text:p>422,716</text:p>
          </table:table-cell>
          <table:covered-table-cell table:number-columns-repeated="11"/>
          <table:table-cell table:style-name="ce940" office:value-type="float" office:value="-3929" calcext:value-type="float" table:number-columns-spanned="10" table:number-rows-spanned="1">
            <text:p>(3,929)</text:p>
          </table:table-cell>
          <table:covered-table-cell table:number-columns-repeated="9"/>
          <table:table-cell table:style-name="ce457" office:value-type="float" office:value="448391" calcext:value-type="float" table:number-columns-spanned="9" table:number-rows-spanned="1">
            <text:p>448,391</text:p>
          </table:table-cell>
          <table:covered-table-cell table:number-columns-repeated="8"/>
          <table:table-cell table:style-name="ce951" office:value-type="float" office:value="318293" calcext:value-type="float" table:number-columns-spanned="21" table:number-rows-spanned="1">
            <text:p>318,293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ferred revenues</text:p>
          </table:table-cell>
          <table:covered-table-cell table:number-columns-repeated="19"/>
          <table:table-cell table:style-name="ce951" office:value-type="float" office:value="622884" calcext:value-type="float" table:number-columns-spanned="8" table:number-rows-spanned="1">
            <text:p>622,884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622884" calcext:value-type="float" table:number-columns-spanned="9" table:number-rows-spanned="1">
            <text:p>622,884</text:p>
          </table:table-cell>
          <table:covered-table-cell table:number-columns-repeated="8"/>
          <table:table-cell table:style-name="ce938" office:value-type="float" office:value="1635767" calcext:value-type="float" table:number-columns-spanned="21" table:number-rows-spanned="1">
            <text:p>1,635,767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Current portion of loans payable (note 6)</text:p>
          </table:table-cell>
          <table:covered-table-cell table:number-columns-repeated="19"/>
          <table:table-cell table:style-name="ce952" office:value-type="float" office:value="11977795" calcext:value-type="float" table:number-columns-spanned="8" table:number-rows-spanned="1">
            <text:p>11,977,795</text:p>
          </table:table-cell>
          <table:covered-table-cell table:number-columns-repeated="7"/>
          <table:table-cell table:style-name="ce952" office:value-type="float" office:value="9421859" calcext:value-type="float" table:number-columns-spanned="12" table:number-rows-spanned="1">
            <text:p>9,421,859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3,402,988<text:span text:style-name="T48">)</text:span></text:p>
          </table:table-cell>
          <table:covered-table-cell table:number-columns-repeated="9"/>
          <table:table-cell table:style-name="ce457" office:value-type="float" office:value="17996666" calcext:value-type="float" table:number-columns-spanned="9" table:number-rows-spanned="1">
            <text:p>17,996,666</text:p>
          </table:table-cell>
          <table:covered-table-cell table:number-columns-repeated="8"/>
          <table:table-cell table:style-name="ce964" office:value-type="float" office:value="7453675" calcext:value-type="float" table:number-columns-spanned="21" table:number-rows-spanned="1">
            <text:p>7,453,67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current liabilities</text:p>
          </table:table-cell>
          <table:covered-table-cell table:number-columns-repeated="19"/>
          <table:table-cell table:style-name="ce952" office:value-type="float" office:value="16497007" calcext:value-type="float" table:number-columns-spanned="8" table:number-rows-spanned="1">
            <text:p>16,497,007</text:p>
          </table:table-cell>
          <table:covered-table-cell table:number-columns-repeated="7"/>
          <table:table-cell table:style-name="ce952" office:value-type="float" office:value="13012714" calcext:value-type="float" table:number-columns-spanned="12" table:number-rows-spanned="1">
            <text:p>13,012,714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3,662,925<text:span text:style-name="T48">)</text:span></text:p>
          </table:table-cell>
          <table:covered-table-cell table:number-columns-repeated="9"/>
          <table:table-cell table:style-name="ce457" office:value-type="float" office:value="25846796" calcext:value-type="float" table:number-columns-spanned="9" table:number-rows-spanned="1">
            <text:p>25,846,796</text:p>
          </table:table-cell>
          <table:covered-table-cell table:number-columns-repeated="8"/>
          <table:table-cell table:style-name="ce964" office:value-type="float" office:value="12751614" calcext:value-type="float" table:number-columns-spanned="21" table:number-rows-spanned="1">
            <text:p>12,751,61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LONG-TERM LIABILITIES:</text:p>
          </table:table-cell>
          <table:covered-table-cell table:number-columns-repeated="19"/>
          <table:table-cell table:style-name="ce8" table:number-columns-spanned="8" table:number-rows-spanned="1"/>
          <table:covered-table-cell table:number-columns-repeated="7"/>
          <table:table-cell table:style-name="ce8" table:number-columns-spanned="12" table:number-rows-spanned="1"/>
          <table:covered-table-cell table:number-columns-repeated="11"/>
          <table:table-cell table:style-name="ce8" table:number-columns-spanned="10" table:number-rows-spanned="1"/>
          <table:covered-table-cell table:number-columns-repeated="9"/>
          <table:table-cell table:style-name="ce8" table:number-columns-spanned="9" table:number-rows-spanned="1"/>
          <table:covered-table-cell table:number-columns-repeated="8"/>
          <table:table-cell table:style-name="ce8" table:number-columns-spanned="21" table:number-rows-spanned="1"/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Security deposits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7" office:value-type="float" office:value="850000" calcext:value-type="float" table:number-columns-spanned="12" table:number-rows-spanned="1">
            <text:p>850,000</text:p>
          </table:table-cell>
          <table:covered-table-cell table:number-columns-repeated="11"/>
          <table:table-cell table:style-name="ce940" office:value-type="float" office:value="-850000" calcext:value-type="float" table:number-columns-spanned="10" table:number-rows-spanned="1">
            <text:p>(850,000)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21" table:number-rows-spanned="1">
            <text:p>-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ccrued interest</text:p>
          </table:table-cell>
          <table:covered-table-cell table:number-columns-repeated="19"/>
          <table:table-cell table:style-name="ce933" office:value-type="float" office:value="77459" calcext:value-type="float" table:number-columns-spanned="8" table:number-rows-spanned="1">
            <text:p>77,459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77459" calcext:value-type="float" table:number-columns-spanned="9" table:number-rows-spanned="1">
            <text:p>77,459</text:p>
          </table:table-cell>
          <table:covered-table-cell table:number-columns-repeated="8"/>
          <table:table-cell table:style-name="ce951" office:value-type="float" office:value="116862" calcext:value-type="float" table:number-columns-spanned="21" table:number-rows-spanned="1">
            <text:p>116,862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ferrred rent liability</text:p>
          </table:table-cell>
          <table:covered-table-cell table:number-columns-repeated="19"/>
          <table:table-cell table:style-name="ce938" office:value-type="float" office:value="1895363" calcext:value-type="float" table:number-columns-spanned="8" table:number-rows-spanned="1">
            <text:p>1,895,363</text:p>
          </table:table-cell>
          <table:covered-table-cell table:number-columns-repeated="7"/>
          <table:table-cell table:style-name="ce937" office:value-type="float" office:value="507330" calcext:value-type="float" table:number-columns-spanned="12" table:number-rows-spanned="1">
            <text:p>507,330</text:p>
          </table:table-cell>
          <table:covered-table-cell table:number-columns-repeated="11"/>
          <table:table-cell table:style-name="ce940" office:value-type="float" office:value="-1771288" calcext:value-type="float" table:number-columns-spanned="10" table:number-rows-spanned="1">
            <text:p>(1,771,288)</text:p>
          </table:table-cell>
          <table:covered-table-cell table:number-columns-repeated="9"/>
          <table:table-cell table:style-name="ce457" office:value-type="float" office:value="631405" calcext:value-type="float" table:number-columns-spanned="9" table:number-rows-spanned="1">
            <text:p>631,405</text:p>
          </table:table-cell>
          <table:covered-table-cell table:number-columns-repeated="8"/>
          <table:table-cell table:style-name="ce951" office:value-type="float" office:value="164972" calcext:value-type="float" table:number-columns-spanned="21" table:number-rows-spanned="1">
            <text:p>164,972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Convertible loans (note 6)</text:p>
          </table:table-cell>
          <table:covered-table-cell table:number-columns-repeated="19"/>
          <table:table-cell table:style-name="ce951" office:value-type="float" office:value="550000" calcext:value-type="float" table:number-columns-spanned="8" table:number-rows-spanned="1">
            <text:p>550,000</text:p>
          </table:table-cell>
          <table:covered-table-cell table:number-columns-repeated="7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550000" calcext:value-type="float" table:number-columns-spanned="9" table:number-rows-spanned="1">
            <text:p>550,000</text:p>
          </table:table-cell>
          <table:covered-table-cell table:number-columns-repeated="8"/>
          <table:table-cell table:style-name="ce951" office:value-type="float" office:value="550000" calcext:value-type="float" table:number-columns-spanned="21" table:number-rows-spanned="1">
            <text:p>550,000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Loans payable (note 6)</text:p>
          </table:table-cell>
          <table:covered-table-cell table:number-columns-repeated="19"/>
          <table:table-cell table:style-name="ce952" office:value-type="float" office:value="1932500" calcext:value-type="float" table:number-columns-spanned="8" table:number-rows-spanned="1">
            <text:p>1,932,500</text:p>
          </table:table-cell>
          <table:covered-table-cell table:number-columns-repeated="7"/>
          <table:table-cell table:style-name="ce952" office:value-type="float" office:value="67903916" calcext:value-type="float" table:number-columns-spanned="12" table:number-rows-spanned="1">
            <text:p>67,903,916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69836416" calcext:value-type="float" table:number-columns-spanned="9" table:number-rows-spanned="1">
            <text:p>69,836,416</text:p>
          </table:table-cell>
          <table:covered-table-cell table:number-columns-repeated="8"/>
          <table:table-cell table:style-name="ce964" office:value-type="float" office:value="49074491" calcext:value-type="float" table:number-columns-spanned="21" table:number-rows-spanned="1">
            <text:p>49,074,491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long-term liabilities</text:p>
          </table:table-cell>
          <table:covered-table-cell table:number-columns-repeated="19"/>
          <table:table-cell table:style-name="ce952" office:value-type="float" office:value="4455322" calcext:value-type="float" table:number-columns-spanned="8" table:number-rows-spanned="1">
            <text:p>4,455,322</text:p>
          </table:table-cell>
          <table:covered-table-cell table:number-columns-repeated="7"/>
          <table:table-cell table:style-name="ce952" office:value-type="float" office:value="69261246" calcext:value-type="float" table:number-columns-spanned="12" table:number-rows-spanned="1">
            <text:p>69,261,246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2,621,288<text:span text:style-name="T48">)</text:span></text:p>
          </table:table-cell>
          <table:covered-table-cell table:number-columns-repeated="9"/>
          <table:table-cell table:style-name="ce457" office:value-type="float" office:value="71095280" calcext:value-type="float" table:number-columns-spanned="9" table:number-rows-spanned="1">
            <text:p>71,095,280</text:p>
          </table:table-cell>
          <table:covered-table-cell table:number-columns-repeated="8"/>
          <table:table-cell table:style-name="ce964" office:value-type="float" office:value="49906325" calcext:value-type="float" table:number-columns-spanned="21" table:number-rows-spanned="1">
            <text:p>49,906,32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NET ASSETS:</text:p>
          </table:table-cell>
          <table:covered-table-cell table:number-columns-repeated="19"/>
          <table:table-cell table:style-name="ce8" table:number-columns-spanned="8" table:number-rows-spanned="1"/>
          <table:covered-table-cell table:number-columns-repeated="7"/>
          <table:table-cell table:style-name="ce8" table:number-columns-spanned="12" table:number-rows-spanned="1"/>
          <table:covered-table-cell table:number-columns-repeated="11"/>
          <table:table-cell table:style-name="ce8" table:number-columns-spanned="10" table:number-rows-spanned="1"/>
          <table:covered-table-cell table:number-columns-repeated="9"/>
          <table:table-cell table:style-name="ce8" table:number-columns-spanned="9" table:number-rows-spanned="1"/>
          <table:covered-table-cell table:number-columns-repeated="8"/>
          <table:table-cell table:style-name="ce8" table:number-columns-spanned="21" table:number-rows-spanned="1"/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Unrestricted</text:p>
          </table:table-cell>
          <table:covered-table-cell table:number-columns-repeated="19"/>
          <table:table-cell table:style-name="ce964" office:value-type="float" office:value="12151199" calcext:value-type="float" table:number-columns-spanned="8" table:number-rows-spanned="1">
            <text:p>12,151,199</text:p>
          </table:table-cell>
          <table:covered-table-cell table:number-columns-repeated="7"/>
          <table:table-cell table:style-name="ce940" office:value-type="float" office:value="-61767" calcext:value-type="float" table:number-columns-spanned="12" table:number-rows-spanned="1">
            <text:p>(61,767)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12089432" calcext:value-type="float" table:number-columns-spanned="9" table:number-rows-spanned="1">
            <text:p>12,089,432</text:p>
          </table:table-cell>
          <table:covered-table-cell table:number-columns-repeated="8"/>
          <table:table-cell table:style-name="ce938" office:value-type="float" office:value="13486489" calcext:value-type="float" table:number-columns-spanned="21" table:number-rows-spanned="1">
            <text:p>13,486,489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Temporarily restricted (note 7)</text:p>
          </table:table-cell>
          <table:covered-table-cell table:number-columns-repeated="19"/>
          <table:table-cell table:style-name="ce952" office:value-type="float" office:value="1267096" calcext:value-type="float" table:number-columns-spanned="8" table:number-rows-spanned="1">
            <text:p>1,267,096</text:p>
          </table:table-cell>
          <table:covered-table-cell table:number-columns-repeated="7"/>
          <table:table-cell table:style-name="ce441" office:value-type="string" calcext:value-type="string" table:number-columns-spanned="12" table:number-rows-spanned="1">
            <text:p>                    -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1267096" calcext:value-type="float" table:number-columns-spanned="9" table:number-rows-spanned="1">
            <text:p>1,267,096</text:p>
          </table:table-cell>
          <table:covered-table-cell table:number-columns-repeated="8"/>
          <table:table-cell table:style-name="ce964" office:value-type="float" office:value="2394721" calcext:value-type="float" table:number-columns-spanned="21" table:number-rows-spanned="1">
            <text:p>2,394,721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net assets</text:p>
          </table:table-cell>
          <table:covered-table-cell table:number-columns-repeated="19"/>
          <table:table-cell table:style-name="ce952" office:value-type="float" office:value="13418295" calcext:value-type="float" table:number-columns-spanned="8" table:number-rows-spanned="1">
            <text:p>13,418,295</text:p>
          </table:table-cell>
          <table:covered-table-cell table:number-columns-repeated="7"/>
          <table:table-cell table:style-name="ce441" office:value-type="string" calcext:value-type="string" table:number-columns-spanned="12" table:number-rows-spanned="1">
            <text:p>         (61,767<text:span text:style-name="T48">)</text:span>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13356528" calcext:value-type="float" table:number-columns-spanned="9" table:number-rows-spanned="1">
            <text:p>13,356,528</text:p>
          </table:table-cell>
          <table:covered-table-cell table:number-columns-repeated="8"/>
          <table:table-cell table:style-name="ce964" office:value-type="float" office:value="15881210" calcext:value-type="float" table:number-columns-spanned="21" table:number-rows-spanned="1">
            <text:p>15,881,210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liabilities and net assets</text:p>
          </table:table-cell>
          <table:covered-table-cell table:number-columns-repeated="19"/>
          <table:table-cell table:style-name="ce954" office:value-type="float" office:value="34370624" calcext:value-type="float" table:number-columns-spanned="8" table:number-rows-spanned="1">
            <text:p>$ 34,370,624</text:p>
          </table:table-cell>
          <table:covered-table-cell table:number-columns-repeated="7"/>
          <table:table-cell table:style-name="ce954" office:value-type="float" office:value="82212193" calcext:value-type="float" table:number-columns-spanned="12" table:number-rows-spanned="1">
            <text:p>$ 82,212,193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$    (6,284,213<text:span text:style-name="T48">)</text:span></text:p>
          </table:table-cell>
          <table:covered-table-cell table:number-columns-repeated="9"/>
          <table:table-cell table:style-name="ce490" office:value-type="float" office:value="110298604" calcext:value-type="float" table:number-columns-spanned="9" table:number-rows-spanned="1">
            <text:p>$ 110,298,604</text:p>
          </table:table-cell>
          <table:covered-table-cell table:number-columns-repeated="8"/>
          <table:table-cell table:style-name="ce537" office:value-type="float" office:value="78539149" calcext:value-type="float" table:number-columns-spanned="21" table:number-rows-spanned="1">
            <text:p>$ 78,539,149</text:p>
          </table:table-cell>
          <table:covered-table-cell table:number-columns-repeated="20"/>
          <table:table-cell table:number-columns-repeated="16304"/>
        </table:table-row>
        <table:table-row table:style-name="ro19">
          <table:table-cell table:style-name="ce466" office:value-type="string" calcext:value-type="string" table:number-columns-spanned="71" table:number-rows-spanned="1">
            <text:p>CONSOLIDATED STATEMENT OF ACTIVITIES</text:p>
            <text:p>For the Year Ended June 30, 2014</text:p>
            <text:p>with comparative totals for the Year Ended June 30, 2013</text:p>
          </table:table-cell>
          <table:covered-table-cell table:number-columns-repeated="70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4">
          <table:table-cell table:style-name="ce250" table:number-columns-spanned="16" table:number-rows-spanned="1"/>
          <table:covered-table-cell table:number-columns-repeated="15"/>
          <table:table-cell table:style-name="ce533" office:value-type="string" calcext:value-type="string" table:number-columns-spanned="10" table:number-rows-spanned="1">
            <text:p>Rocketship Education</text:p>
          </table:table-cell>
          <table:covered-table-cell table:number-columns-repeated="9"/>
          <table:table-cell table:style-name="ce534" office:value-type="string" calcext:value-type="string" table:number-columns-spanned="11" table:number-rows-spanned="1">
            <text:p>Launchpad</text:p>
            <text:p>Development Company</text:p>
          </table:table-cell>
          <table:covered-table-cell table:number-columns-repeated="10"/>
          <table:table-cell table:style-name="ce1000" office:value-type="string" calcext:value-type="string" table:number-columns-spanned="12" table:number-rows-spanned="1">
            <text:p>Eliminations</text:p>
          </table:table-cell>
          <table:covered-table-cell table:number-columns-repeated="11"/>
          <table:table-cell table:style-name="ce1000" office:value-type="string" calcext:value-type="string" table:number-columns-spanned="9" table:number-rows-spanned="1">
            <text:p>2014 Total</text:p>
          </table:table-cell>
          <table:covered-table-cell table:number-columns-repeated="8"/>
          <table:table-cell table:style-name="ce1000" office:value-type="string" calcext:value-type="string" table:number-columns-spanned="22" table:number-rows-spanned="1">
            <text:p>2013 Total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16" table:number-rows-spanned="1">
            <text:p>UNRESTRICTED NET ASSETS:</text:p>
          </table:table-cell>
          <table:covered-table-cell table:number-columns-repeated="15"/>
          <table:table-cell table:style-name="ce431" table:number-columns-spanned="10" table:number-rows-spanned="1"/>
          <table:covered-table-cell table:number-columns-repeated="9"/>
          <table:table-cell table:style-name="ce431" table:number-columns-spanned="11" table:number-rows-spanned="1"/>
          <table:covered-table-cell table:number-columns-repeated="10"/>
          <table:table-cell table:style-name="ce431" table:number-columns-spanned="12" table:number-rows-spanned="1"/>
          <table:covered-table-cell table:number-columns-repeated="11"/>
          <table:table-cell table:style-name="ce431" table:number-columns-spanned="9" table:number-rows-spanned="1"/>
          <table:covered-table-cell table:number-columns-repeated="8"/>
          <table:table-cell table:style-name="ce431" table:number-columns-spanned="22" table:number-rows-spanned="1"/>
          <table:covered-table-cell table:number-columns-repeated="21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16" table:number-rows-spanned="1">
            <text:p>Revenues</text:p>
          </table:table-cell>
          <table:covered-table-cell table:number-columns-repeated="15"/>
          <table:table-cell table:style-name="ce8" table:number-columns-spanned="10" table:number-rows-spanned="1"/>
          <table:covered-table-cell table:number-columns-repeated="9"/>
          <table:table-cell table:style-name="ce8" table:number-columns-spanned="11" table:number-rows-spanned="1"/>
          <table:covered-table-cell table:number-columns-repeated="10"/>
          <table:table-cell table:style-name="ce8" table:number-columns-spanned="12" table:number-rows-spanned="1"/>
          <table:covered-table-cell table:number-columns-repeated="11"/>
          <table:table-cell table:style-name="ce8" table:number-columns-spanned="9" table:number-rows-spanned="1"/>
          <table:covered-table-cell table:number-columns-repeated="8"/>
          <table:table-cell table:style-name="ce8" table:number-columns-spanned="22" table:number-rows-spanned="1"/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LCFF State Aid</text:p>
          </table:table-cell>
          <table:covered-table-cell table:number-columns-repeated="15"/>
          <table:table-cell table:style-name="ce496" office:value-type="float" office:value="23505887" calcext:value-type="float" table:number-columns-spanned="10" table:number-rows-spanned="1">
            <text:p>$ 23,505,887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$ <text:s text:c="18"/>-</text:p>
          </table:table-cell>
          <table:covered-table-cell table:number-columns-repeated="10"/>
          <table:table-cell table:style-name="ce446" office:value-type="string" calcext:value-type="string" table:number-columns-spanned="12" table:number-rows-spanned="1">
            <text:p>$ <text:s text:c="21"/>-</text:p>
          </table:table-cell>
          <table:covered-table-cell table:number-columns-repeated="11"/>
          <table:table-cell table:style-name="ce968" office:value-type="float" office:value="23505887" calcext:value-type="float" table:number-columns-spanned="9" table:number-rows-spanned="1">
            <text:p>$ 23,505,887</text:p>
          </table:table-cell>
          <table:covered-table-cell table:number-columns-repeated="8"/>
          <table:table-cell table:style-name="ce968" office:value-type="float" office:value="16670573" calcext:value-type="float" table:number-columns-spanned="22" table:number-rows-spanned="1">
            <text:p>$ 16,670,573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pportionment revenue</text:p>
          </table:table-cell>
          <table:covered-table-cell table:number-columns-repeated="15"/>
          <table:table-cell table:style-name="ce457" office:value-type="float" office:value="2005025" calcext:value-type="float" table:number-columns-spanned="10" table:number-rows-spanned="1">
            <text:p>2,005,02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2005025" calcext:value-type="float" table:number-columns-spanned="9" table:number-rows-spanned="1">
            <text:p>2,005,025</text:p>
          </table:table-cell>
          <table:covered-table-cell table:number-columns-repeated="8"/>
          <table:table-cell table:style-name="ce970" office:value-type="string" calcext:value-type="string" table:number-columns-spanned="22" table:number-rows-spanned="1">
            <text:p>-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Property taxes</text:p>
          </table:table-cell>
          <table:covered-table-cell table:number-columns-repeated="15"/>
          <table:table-cell table:style-name="ce457" office:value-type="float" office:value="6328495" calcext:value-type="float" table:number-columns-spanned="10" table:number-rows-spanned="1">
            <text:p>6,328,49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6328495" calcext:value-type="float" table:number-columns-spanned="9" table:number-rows-spanned="1">
            <text:p>6,328,495</text:p>
          </table:table-cell>
          <table:covered-table-cell table:number-columns-repeated="8"/>
          <table:table-cell table:style-name="ce951" office:value-type="float" office:value="5422165" calcext:value-type="float" table:number-columns-spanned="22" table:number-rows-spanned="1">
            <text:p>5,422,165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Other State revenue</text:p>
          </table:table-cell>
          <table:covered-table-cell table:number-columns-repeated="15"/>
          <table:table-cell table:style-name="ce457" office:value-type="float" office:value="8107055" calcext:value-type="float" table:number-columns-spanned="10" table:number-rows-spanned="1">
            <text:p>8,107,05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8107055" calcext:value-type="float" table:number-columns-spanned="9" table:number-rows-spanned="1">
            <text:p>8,107,055</text:p>
          </table:table-cell>
          <table:covered-table-cell table:number-columns-repeated="8"/>
          <table:table-cell table:style-name="ce951" office:value-type="float" office:value="6279357" calcext:value-type="float" table:number-columns-spanned="22" table:number-rows-spanned="1">
            <text:p>6,279,35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Federal revenue</text:p>
          </table:table-cell>
          <table:covered-table-cell table:number-columns-repeated="15"/>
          <table:table-cell table:style-name="ce457" office:value-type="float" office:value="6257194" calcext:value-type="float" table:number-columns-spanned="10" table:number-rows-spanned="1">
            <text:p>6,257,194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44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6257194" calcext:value-type="float" table:number-columns-spanned="9" table:number-rows-spanned="1">
            <text:p>6,257,194</text:p>
          </table:table-cell>
          <table:covered-table-cell table:number-columns-repeated="8"/>
          <table:table-cell table:style-name="ce951" office:value-type="float" office:value="3794964" calcext:value-type="float" table:number-columns-spanned="22" table:number-rows-spanned="1">
            <text:p>3,794,964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Other local revenue</text:p>
          </table:table-cell>
          <table:covered-table-cell table:number-columns-repeated="15"/>
          <table:table-cell table:style-name="ce457" office:value-type="float" office:value="499326" calcext:value-type="float" table:number-columns-spanned="10" table:number-rows-spanned="1">
            <text:p>499,326</text:p>
          </table:table-cell>
          <table:covered-table-cell table:number-columns-repeated="9"/>
          <table:table-cell table:style-name="ce457" office:value-type="float" office:value="7438137" calcext:value-type="float" table:number-columns-spanned="11" table:number-rows-spanned="1">
            <text:p>7,438,137</text:p>
          </table:table-cell>
          <table:covered-table-cell table:number-columns-repeated="10"/>
          <table:table-cell table:style-name="ce940" office:value-type="float" office:value="-7607257" calcext:value-type="float" table:number-columns-spanned="12" table:number-rows-spanned="1">
            <text:p>(7,607,257)</text:p>
          </table:table-cell>
          <table:covered-table-cell table:number-columns-repeated="11"/>
          <table:table-cell table:style-name="ce937" office:value-type="float" office:value="330206" calcext:value-type="float" table:number-columns-spanned="9" table:number-rows-spanned="1">
            <text:p>330,206</text:p>
          </table:table-cell>
          <table:covered-table-cell table:number-columns-repeated="8"/>
          <table:table-cell table:style-name="ce933" office:value-type="float" office:value="246867" calcext:value-type="float" table:number-columns-spanned="22" table:number-rows-spanned="1">
            <text:p>246,86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Contributions</text:p>
          </table:table-cell>
          <table:covered-table-cell table:number-columns-repeated="15"/>
          <table:table-cell table:style-name="ce457" office:value-type="float" office:value="7140065" calcext:value-type="float" table:number-columns-spanned="10" table:number-rows-spanned="1">
            <text:p>7,140,065</text:p>
          </table:table-cell>
          <table:covered-table-cell table:number-columns-repeated="9"/>
          <table:table-cell table:style-name="ce457" office:value-type="float" office:value="25000" calcext:value-type="float" table:number-columns-spanned="11" table:number-rows-spanned="1">
            <text:p>25,000</text:p>
          </table:table-cell>
          <table:covered-table-cell table:number-columns-repeated="10"/>
          <table:table-cell table:style-name="ce940" office:value-type="float" office:value="-25000" calcext:value-type="float" table:number-columns-spanned="12" table:number-rows-spanned="1">
            <text:p>(25,000)</text:p>
          </table:table-cell>
          <table:covered-table-cell table:number-columns-repeated="11"/>
          <table:table-cell table:style-name="ce937" office:value-type="float" office:value="7140065" calcext:value-type="float" table:number-columns-spanned="9" table:number-rows-spanned="1">
            <text:p>7,140,065</text:p>
          </table:table-cell>
          <table:covered-table-cell table:number-columns-repeated="8"/>
          <table:table-cell table:style-name="ce951" office:value-type="float" office:value="6261881" calcext:value-type="float" table:number-columns-spanned="22" table:number-rows-spanned="1">
            <text:p>6,261,881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mounts released from restriction</text:p>
          </table:table-cell>
          <table:covered-table-cell table:number-columns-repeated="15"/>
          <table:table-cell table:style-name="ce457" office:value-type="float" office:value="2780203" calcext:value-type="float" table:number-columns-spanned="10" table:number-rows-spanned="1">
            <text:p>2,780,203</text:p>
          </table:table-cell>
          <table:covered-table-cell table:number-columns-repeated="9"/>
          <table:table-cell table:style-name="ce945" office:value-type="string" calcext:value-type="string" table:number-columns-spanned="11" table:number-rows-spanned="1">
            <text:p>                     -</text:p>
          </table:table-cell>
          <table:covered-table-cell table:number-columns-repeated="10"/>
          <table:table-cell table:style-name="ce475" office:value-type="string" calcext:value-type="string" table:number-columns-spanned="12" table:number-rows-spanned="1">
            <text:p>                          </text:p>
          </table:table-cell>
          <table:covered-table-cell table:number-columns-repeated="11"/>
          <table:table-cell table:style-name="ce952" office:value-type="float" office:value="2780203" calcext:value-type="float" table:number-columns-spanned="9" table:number-rows-spanned="1">
            <text:p>2,780,203</text:p>
          </table:table-cell>
          <table:covered-table-cell table:number-columns-repeated="8"/>
          <table:table-cell table:style-name="ce952" office:value-type="float" office:value="1422347" calcext:value-type="float" table:number-columns-spanned="22" table:number-rows-spanned="1">
            <text:p>1,422,34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16" table:number-rows-spanned="1">
            <text:p>Total unrestricted revenues</text:p>
          </table:table-cell>
          <table:covered-table-cell table:number-columns-repeated="15"/>
          <table:table-cell table:style-name="ce457" office:value-type="float" office:value="56623250" calcext:value-type="float" table:number-columns-spanned="10" table:number-rows-spanned="1">
            <text:p>56,623,250</text:p>
          </table:table-cell>
          <table:covered-table-cell table:number-columns-repeated="9"/>
          <table:table-cell table:style-name="ce457" office:value-type="float" office:value="7463137" calcext:value-type="float" table:number-columns-spanned="11" table:number-rows-spanned="1">
            <text:p>7,463,137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(7,632,257<text:span text:style-name="T48">)</text:span></text:p>
          </table:table-cell>
          <table:covered-table-cell table:number-columns-repeated="11"/>
          <table:table-cell table:style-name="ce952" office:value-type="float" office:value="56454130" calcext:value-type="float" table:number-columns-spanned="9" table:number-rows-spanned="1">
            <text:p>56,454,130</text:p>
          </table:table-cell>
          <table:covered-table-cell table:number-columns-repeated="8"/>
          <table:table-cell table:style-name="ce952" office:value-type="float" office:value="40098154" calcext:value-type="float" table:number-columns-spanned="22" table:number-rows-spanned="1">
            <text:p>40,098,154</text:p>
          </table:table-cell>
          <table:covered-table-cell table:number-columns-repeated="21"/>
          <table:table-cell table:number-columns-repeated="16304"/>
        </table:table-row>
        <table:table-row table:style-name="ro14">
          <table:table-cell table:style-name="ce973" office:value-type="string" calcext:value-type="string" table:number-columns-spanned="16" table:number-rows-spanned="1">
            <text:p>Program Expenses</text:p>
            <text:p><text:span text:style-name="T48">Educational programs</text:span></text:p>
          </table:table-cell>
          <table:covered-table-cell table:number-columns-repeated="15"/>
          <table:table-cell table:style-name="ce531" office:value-type="float" office:value="44311207" calcext:value-type="float" table:number-columns-spanned="10" table:number-rows-spanned="1">
            <text:p>44,311,207</text:p>
          </table:table-cell>
          <table:covered-table-cell table:number-columns-repeated="9"/>
          <table:table-cell table:style-name="ce995" office:value-type="string" calcext:value-type="string" table:number-columns-spanned="11" table:number-rows-spanned="1">
            <text:p>                     -</text:p>
          </table:table-cell>
          <table:covered-table-cell table:number-columns-repeated="10"/>
          <table:table-cell table:style-name="ce995" office:value-type="string" calcext:value-type="string" table:number-columns-spanned="12" table:number-rows-spanned="1">
            <text:p>        (7,325,748<text:span text:style-name="T48">)</text:span></text:p>
          </table:table-cell>
          <table:covered-table-cell table:number-columns-repeated="11"/>
          <table:table-cell table:style-name="ce967" office:value-type="float" office:value="36985459" calcext:value-type="float" table:number-columns-spanned="9" table:number-rows-spanned="1">
            <text:p>36,985,459</text:p>
          </table:table-cell>
          <table:covered-table-cell table:number-columns-repeated="8"/>
          <table:table-cell table:style-name="ce967" office:value-type="float" office:value="22280859" calcext:value-type="float" table:number-columns-spanned="22" table:number-rows-spanned="1">
            <text:p>22,280,859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75" office:value-type="string" calcext:value-type="string" table:number-columns-spanned="16" table:number-rows-spanned="1">
            <text:p>Supporting Services</text:p>
          </table:table-cell>
          <table:covered-table-cell table:number-columns-repeated="15"/>
          <table:table-cell table:style-name="ce509" table:number-columns-spanned="10" table:number-rows-spanned="1"/>
          <table:covered-table-cell table:number-columns-repeated="9"/>
          <table:table-cell table:style-name="ce509" table:number-columns-spanned="11" table:number-rows-spanned="1"/>
          <table:covered-table-cell table:number-columns-repeated="10"/>
          <table:table-cell table:style-name="ce222" table:number-columns-spanned="12" table:number-rows-spanned="1"/>
          <table:covered-table-cell table:number-columns-repeated="11"/>
          <table:table-cell table:style-name="ce509" table:number-columns-spanned="9" table:number-rows-spanned="1"/>
          <table:covered-table-cell table:number-columns-repeated="8"/>
          <table:table-cell table:style-name="ce509" table:number-columns-spanned="22" table:number-rows-spanned="1"/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Site supports and program development</text:p>
          </table:table-cell>
          <table:covered-table-cell table:number-columns-repeated="15"/>
          <table:table-cell table:style-name="ce457" office:value-type="float" office:value="9269009" calcext:value-type="float" table:number-columns-spanned="10" table:number-rows-spanned="1">
            <text:p>9,269,009</text:p>
          </table:table-cell>
          <table:covered-table-cell table:number-columns-repeated="9"/>
          <table:table-cell table:style-name="ce457" office:value-type="float" office:value="7902053" calcext:value-type="float" table:number-columns-spanned="11" table:number-rows-spanned="1">
            <text:p>7,902,053</text:p>
          </table:table-cell>
          <table:covered-table-cell table:number-columns-repeated="10"/>
          <table:table-cell table:style-name="ce940" office:value-type="float" office:value="-265066" calcext:value-type="float" table:number-columns-spanned="12" table:number-rows-spanned="1">
            <text:p>(265,066)</text:p>
          </table:table-cell>
          <table:covered-table-cell table:number-columns-repeated="11"/>
          <table:table-cell table:style-name="ce938" office:value-type="float" office:value="16905996" calcext:value-type="float" table:number-columns-spanned="9" table:number-rows-spanned="1">
            <text:p>16,905,996</text:p>
          </table:table-cell>
          <table:covered-table-cell table:number-columns-repeated="8"/>
          <table:table-cell table:style-name="ce938" office:value-type="float" office:value="10775327" calcext:value-type="float" table:number-columns-spanned="22" table:number-rows-spanned="1">
            <text:p>10,775,32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dministration and general</text:p>
          </table:table-cell>
          <table:covered-table-cell table:number-columns-repeated="15"/>
          <table:table-cell table:style-name="ce457" office:value-type="float" office:value="3877785" calcext:value-type="float" table:number-columns-spanned="10" table:number-rows-spanned="1">
            <text:p>3,877,785</text:p>
          </table:table-cell>
          <table:covered-table-cell table:number-columns-repeated="9"/>
          <table:table-cell table:style-name="ce457" office:value-type="float" office:value="123390" calcext:value-type="float" table:number-columns-spanned="11" table:number-rows-spanned="1">
            <text:p>123,390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     (41,443<text:span text:style-name="T48">)</text:span></text:p>
          </table:table-cell>
          <table:covered-table-cell table:number-columns-repeated="11"/>
          <table:table-cell table:style-name="ce952" office:value-type="float" office:value="3959732" calcext:value-type="float" table:number-columns-spanned="9" table:number-rows-spanned="1">
            <text:p>3,959,732</text:p>
          </table:table-cell>
          <table:covered-table-cell table:number-columns-repeated="8"/>
          <table:table-cell table:style-name="ce952" office:value-type="float" office:value="3918745" calcext:value-type="float" table:number-columns-spanned="22" table:number-rows-spanned="1">
            <text:p>3,918,745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16" table:number-rows-spanned="1">
            <text:p>Total supporting services</text:p>
          </table:table-cell>
          <table:covered-table-cell table:number-columns-repeated="15"/>
          <table:table-cell table:style-name="ce457" office:value-type="float" office:value="13146794" calcext:value-type="float" table:number-columns-spanned="10" table:number-rows-spanned="1">
            <text:p>13,146,794</text:p>
          </table:table-cell>
          <table:covered-table-cell table:number-columns-repeated="9"/>
          <table:table-cell table:style-name="ce457" office:value-type="float" office:value="8025443" calcext:value-type="float" table:number-columns-spanned="11" table:number-rows-spanned="1">
            <text:p>8,025,443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   (306,509<text:span text:style-name="T48">)</text:span></text:p>
          </table:table-cell>
          <table:covered-table-cell table:number-columns-repeated="11"/>
          <table:table-cell table:style-name="ce952" office:value-type="float" office:value="20865728" calcext:value-type="float" table:number-columns-spanned="9" table:number-rows-spanned="1">
            <text:p>20,865,728</text:p>
          </table:table-cell>
          <table:covered-table-cell table:number-columns-repeated="8"/>
          <table:table-cell table:style-name="ce952" office:value-type="float" office:value="14694072" calcext:value-type="float" table:number-columns-spanned="22" table:number-rows-spanned="1">
            <text:p>14,694,072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16" table:number-rows-spanned="1">
            <text:p>Total expenses</text:p>
          </table:table-cell>
          <table:covered-table-cell table:number-columns-repeated="15"/>
          <table:table-cell table:style-name="ce457" office:value-type="float" office:value="57458001" calcext:value-type="float" table:number-columns-spanned="10" table:number-rows-spanned="1">
            <text:p>57,458,001</text:p>
          </table:table-cell>
          <table:covered-table-cell table:number-columns-repeated="9"/>
          <table:table-cell table:style-name="ce457" office:value-type="float" office:value="8025443" calcext:value-type="float" table:number-columns-spanned="11" table:number-rows-spanned="1">
            <text:p>8,025,443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(7,632,257<text:span text:style-name="T48">)</text:span></text:p>
          </table:table-cell>
          <table:covered-table-cell table:number-columns-repeated="11"/>
          <table:table-cell table:style-name="ce952" office:value-type="float" office:value="57851187" calcext:value-type="float" table:number-columns-spanned="9" table:number-rows-spanned="1">
            <text:p>57,851,187</text:p>
          </table:table-cell>
          <table:covered-table-cell table:number-columns-repeated="8"/>
          <table:table-cell table:style-name="ce952" office:value-type="float" office:value="36974931" calcext:value-type="float" table:number-columns-spanned="22" table:number-rows-spanned="1">
            <text:p>36,974,931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16" table:number-rows-spanned="1">
            <text:p>Increase (decrease) in unrestricted net assets</text:p>
          </table:table-cell>
          <table:covered-table-cell table:number-columns-repeated="15"/>
          <table:table-cell table:style-name="ce945" office:value-type="string" calcext:value-type="string" table:number-columns-spanned="10" table:number-rows-spanned="1">
            <text:p>           (834,751<text:span text:style-name="T48">)</text:span></text:p>
          </table:table-cell>
          <table:covered-table-cell table:number-columns-repeated="9"/>
          <table:table-cell table:style-name="ce945" office:value-type="string" calcext:value-type="string" table:number-columns-spanned="11" table:number-rows-spanned="1">
            <text:p>        (562,306<text:span text:style-name="T48">)</text:span></text:p>
          </table:table-cell>
          <table:covered-table-cell table:number-columns-repeated="10"/>
          <table:table-cell table:style-name="ce475" office:value-type="string" calcext:value-type="string" table:number-columns-spanned="12" table:number-rows-spanned="1">
            <text:p>                        -</text:p>
          </table:table-cell>
          <table:covered-table-cell table:number-columns-repeated="11"/>
          <table:table-cell table:style-name="ce953" office:value-type="string" calcext:value-type="string" table:number-columns-spanned="9" table:number-rows-spanned="1">
            <text:p>       (1,397,057<text:span text:style-name="T48">)</text:span></text:p>
          </table:table-cell>
          <table:covered-table-cell table:number-columns-repeated="8"/>
          <table:table-cell table:style-name="ce952" office:value-type="float" office:value="3123223" calcext:value-type="float" table:number-columns-spanned="22" table:number-rows-spanned="1">
            <text:p>3,123,223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75" office:value-type="string" calcext:value-type="string" table:number-columns-spanned="80" table:number-rows-spanned="1">
            <text:p>TEMPORARILY RESTRICTED NET ASSETS:</text:p>
          </table:table-cell>
          <table:covered-table-cell table:number-columns-repeated="79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mounts released from restriction</text:p>
          </table:table-cell>
          <table:covered-table-cell table:number-columns-repeated="15"/>
          <table:table-cell table:style-name="ce940" office:value-type="float" office:value="-2780203" calcext:value-type="float" table:number-columns-spanned="10" table:number-rows-spanned="1">
            <text:p>(2,780,203)</text:p>
          </table:table-cell>
          <table:covered-table-cell table:number-columns-repeated="9"/>
          <table:table-cell table:style-name="ce970" office:value-type="string" calcext:value-type="string" table:number-columns-spanned="23" table:number-rows-spanned="1">
            <text:p>- <text:s text:c="27"/>-</text:p>
          </table:table-cell>
          <table:covered-table-cell table:number-columns-repeated="22"/>
          <table:table-cell table:style-name="ce940" office:value-type="float" office:value="-2780203" calcext:value-type="float" table:number-columns-spanned="9" table:number-rows-spanned="1">
            <text:p>(2,780,203)</text:p>
          </table:table-cell>
          <table:covered-table-cell table:number-columns-repeated="8"/>
          <table:table-cell table:style-name="ce456" office:value-type="float" office:value="-1422347" calcext:value-type="float" table:number-columns-spanned="22" table:number-rows-spanned="1">
            <text:p>(1,422,347)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Contributions</text:p>
          </table:table-cell>
          <table:covered-table-cell table:number-columns-repeated="15"/>
          <table:table-cell table:style-name="ce457" office:value-type="float" office:value="1652578" calcext:value-type="float" table:number-columns-spanned="10" table:number-rows-spanned="1">
            <text:p>1,652,578</text:p>
          </table:table-cell>
          <table:covered-table-cell table:number-columns-repeated="9"/>
          <table:table-cell table:style-name="ce953" office:value-type="string" calcext:value-type="string" table:number-columns-spanned="23" table:number-rows-spanned="1">
            <text:p>                     -<text:span text:style-name="T48">    </text:span>                        -</text:p>
          </table:table-cell>
          <table:covered-table-cell table:number-columns-repeated="22"/>
          <table:table-cell table:style-name="ce952" office:value-type="float" office:value="1652578" calcext:value-type="float" table:number-columns-spanned="9" table:number-rows-spanned="1">
            <text:p>1,652,578</text:p>
          </table:table-cell>
          <table:covered-table-cell table:number-columns-repeated="8"/>
          <table:table-cell table:style-name="ce952" office:value-type="float" office:value="2247235" calcext:value-type="float" table:number-columns-spanned="22" table:number-rows-spanned="1">
            <text:p>2,247,235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16" table:number-rows-spanned="1">
            <text:p>Increase (decrease) in temporarily restricted net assets</text:p>
          </table:table-cell>
          <table:covered-table-cell table:number-columns-repeated="15"/>
          <table:table-cell table:style-name="ce469" office:value-type="string" calcext:value-type="string" table:number-columns-spanned="10" table:number-rows-spanned="1">
            <text:p>        (1,127,625<text:span text:style-name="T48">)</text:span></text:p>
          </table:table-cell>
          <table:covered-table-cell table:number-columns-repeated="9"/>
          <table:table-cell table:style-name="ce469" office:value-type="string" calcext:value-type="string" table:number-columns-spanned="11" table:number-rows-spanned="1">
            <text:p>                     -</text:p>
          </table:table-cell>
          <table:covered-table-cell table:number-columns-repeated="10"/>
          <table:table-cell table:style-name="ce470" office:value-type="string" calcext:value-type="string" table:number-columns-spanned="12" table:number-rows-spanned="1">
            <text:p>                        -</text:p>
          </table:table-cell>
          <table:covered-table-cell table:number-columns-repeated="11"/>
          <table:table-cell table:style-name="ce471" office:value-type="string" calcext:value-type="string" table:number-columns-spanned="9" table:number-rows-spanned="1">
            <text:p>       (1,127,625<text:span text:style-name="T48">)</text:span></text:p>
          </table:table-cell>
          <table:covered-table-cell table:number-columns-repeated="8"/>
          <table:table-cell table:style-name="ce472" office:value-type="float" office:value="824888" calcext:value-type="float" table:number-columns-spanned="22" table:number-rows-spanned="1">
            <text:p>824,888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527" office:value-type="string" calcext:value-type="string" table:number-columns-spanned="16" table:number-rows-spanned="1">
            <text:p>Beginning net assets</text:p>
          </table:table-cell>
          <table:covered-table-cell table:number-columns-repeated="15"/>
          <table:table-cell table:style-name="ce985" office:value-type="float" office:value="15380671" calcext:value-type="float" table:number-columns-spanned="10" table:number-rows-spanned="1">
            <text:p>15,380,671</text:p>
          </table:table-cell>
          <table:covered-table-cell table:number-columns-repeated="9"/>
          <table:table-cell table:style-name="ce985" office:value-type="float" office:value="500539" calcext:value-type="float" table:number-columns-spanned="11" table:number-rows-spanned="1">
            <text:p>500,539</text:p>
          </table:table-cell>
          <table:covered-table-cell table:number-columns-repeated="10"/>
          <table:table-cell table:style-name="ce470" office:value-type="string" calcext:value-type="string" table:number-columns-spanned="12" table:number-rows-spanned="1">
            <text:p>                        -</text:p>
          </table:table-cell>
          <table:covered-table-cell table:number-columns-repeated="11"/>
          <table:table-cell table:style-name="ce472" office:value-type="float" office:value="15881210" calcext:value-type="float" table:number-columns-spanned="9" table:number-rows-spanned="1">
            <text:p>15,881,210</text:p>
          </table:table-cell>
          <table:covered-table-cell table:number-columns-repeated="8"/>
          <table:table-cell table:style-name="ce472" office:value-type="float" office:value="11933099" calcext:value-type="float" table:number-columns-spanned="22" table:number-rows-spanned="1">
            <text:p>11,933,099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16" table:number-rows-spanned="1">
            <text:p>Ending net assets</text:p>
          </table:table-cell>
          <table:covered-table-cell table:number-columns-repeated="15"/>
          <table:table-cell table:style-name="ce490" office:value-type="float" office:value="13418295" calcext:value-type="float" table:number-columns-spanned="10" table:number-rows-spanned="1">
            <text:p>$ 13,418,295</text:p>
          </table:table-cell>
          <table:covered-table-cell table:number-columns-repeated="9"/>
          <table:table-cell table:style-name="ce945" office:value-type="string" calcext:value-type="string" table:number-columns-spanned="11" table:number-rows-spanned="1">
            <text:p>$        (61,767<text:span text:style-name="T48">)</text:span></text:p>
          </table:table-cell>
          <table:covered-table-cell table:number-columns-repeated="10"/>
          <table:table-cell table:style-name="ce475" office:value-type="string" calcext:value-type="string" table:number-columns-spanned="12" table:number-rows-spanned="1">
            <text:p>$                      -</text:p>
          </table:table-cell>
          <table:covered-table-cell table:number-columns-repeated="11"/>
          <table:table-cell table:style-name="ce954" office:value-type="float" office:value="13356528" calcext:value-type="float" table:number-columns-spanned="9" table:number-rows-spanned="1">
            <text:p>$ 13,356,528</text:p>
          </table:table-cell>
          <table:covered-table-cell table:number-columns-repeated="8"/>
          <table:table-cell table:style-name="ce954" office:value-type="float" office:value="15881210" calcext:value-type="float" table:number-columns-spanned="22" table:number-rows-spanned="1">
            <text:p>$ 15,881,210</text:p>
          </table:table-cell>
          <table:covered-table-cell table:number-columns-repeated="21"/>
          <table:table-cell table:number-columns-repeated="16304"/>
        </table:table-row>
        <table:table-row table:style-name="ro20">
          <table:table-cell table:style-name="ce466" office:value-type="string" calcext:value-type="string" table:number-columns-spanned="71" table:number-rows-spanned="1">
            <text:p>CONSOLIDATED STATEMENT OF CASH FLOWS</text:p>
            <text:p>For the Year Ended June 30, 2014</text:p>
            <text:p>with comparative totals for the Year Ended June 30, 2013</text:p>
          </table:table-cell>
          <table:covered-table-cell table:number-columns-repeated="70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250" table:number-columns-spanned="20" table:number-rows-spanned="1"/>
          <table:covered-table-cell table:number-columns-repeated="19"/>
          <table:table-cell table:style-name="ce12"/>
          <table:table-cell table:style-name="ce524" office:value-type="string" calcext:value-type="string" table:number-columns-spanned="7" table:number-rows-spanned="1">
            <text:p>Rocketship</text:p>
          </table:table-cell>
          <table:covered-table-cell table:number-columns-repeated="6"/>
          <table:table-cell table:style-name="ce973" office:value-type="string" calcext:value-type="string" table:number-columns-spanned="43" table:number-rows-spanned="1">
            <text:p>Launchpad Development</text:p>
          </table:table-cell>
          <table:covered-table-cell table:number-columns-repeated="42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525" office:value-type="string" calcext:value-type="string" table:number-columns-spanned="71" table:number-rows-spanned="1">
            <text:p>     Education           Company     <text:span text:style-name="T50">  </text:span>  Eliminations  <text:span text:style-name="T50">  </text:span>     2014 Total          2013 Total    </text:p>
          </table:table-cell>
          <table:covered-table-cell table:number-columns-repeated="70"/>
          <table:table-cell table:style-name="ce509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526" office:value-type="string" calcext:value-type="string" table:number-columns-spanned="20" table:number-rows-spanned="1">
            <text:p>CASH FLOWS from OPERATING ACTIVITIES:</text:p>
          </table:table-cell>
          <table:covered-table-cell table:number-columns-repeated="19"/>
          <table:table-cell table:style-name="ce8" table:number-columns-spanned="60" table:number-rows-spanned="1"/>
          <table:covered-table-cell table:number-columns-repeated="59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Change in Net Assets</text:p>
          </table:table-cell>
          <table:covered-table-cell table:number-columns-repeated="19"/>
          <table:table-cell table:style-name="ce18" office:value-type="string" calcext:value-type="string">
            <text:p>$</text:p>
          </table:table-cell>
          <table:table-cell table:style-name="ce993" office:value-type="float" office:value="-1962376" calcext:value-type="float" table:number-columns-spanned="9" table:number-rows-spanned="1">
            <text:p>(1,962,376)</text:p>
          </table:table-cell>
          <table:covered-table-cell table:number-columns-repeated="8"/>
          <table:table-cell table:style-name="ce19" office:value-type="string" calcext:value-type="string">
            <text:p>$</text:p>
          </table:table-cell>
          <table:table-cell table:style-name="ce950" office:value-type="float" office:value="-562306" calcext:value-type="float" table:number-columns-spanned="10" table:number-rows-spanned="1">
            <text:p>(562,306)</text:p>
          </table:table-cell>
          <table:covered-table-cell table:number-columns-repeated="9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2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93" office:value-type="float" office:value="-2524682" calcext:value-type="float" table:number-columns-spanned="7" table:number-rows-spanned="1">
            <text:p>(2,524,682)</text:p>
          </table:table-cell>
          <table:covered-table-cell table:number-columns-repeated="6"/>
          <table:table-cell table:style-name="ce19" office:value-type="string" calcext:value-type="string">
            <text:p>$</text:p>
          </table:table-cell>
          <table:table-cell table:style-name="ce964" office:value-type="float" office:value="3948111" calcext:value-type="float" table:number-columns-spanned="18" table:number-rows-spanned="1">
            <text:p>3,948,111</text:p>
          </table:table-cell>
          <table:covered-table-cell table:number-columns-repeated="17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Adjustments to reconcile change in net assets to</text:p>
          </table:table-cell>
          <table:covered-table-cell table:number-columns-repeated="1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10" table:number-rows-spanned="1"/>
          <table:covered-table-cell table:number-columns-repeated="9"/>
          <table:table-cell table:style-name="ce8" table:number-columns-spanned="2" table:number-rows-spanned="1"/>
          <table:covered-table-cell/>
          <table:table-cell table:style-name="ce8" table:number-columns-spanned="9" table:number-rows-spanned="1"/>
          <table:covered-table-cell table:number-columns-repeated="8"/>
          <table:table-cell table:style-name="ce8" table:number-columns-spanned="2" table:number-rows-spanned="1"/>
          <table:covered-table-cell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net cash provided (used) by operating activities:</text:p>
          </table:table-cell>
          <table:covered-table-cell table:number-columns-repeated="1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10" table:number-rows-spanned="1"/>
          <table:covered-table-cell table:number-columns-repeated="9"/>
          <table:table-cell table:style-name="ce8" table:number-columns-spanned="2" table:number-rows-spanned="1"/>
          <table:covered-table-cell/>
          <table:table-cell table:style-name="ce8" table:number-columns-spanned="9" table:number-rows-spanned="1"/>
          <table:covered-table-cell table:number-columns-repeated="8"/>
          <table:table-cell table:style-name="ce8" table:number-columns-spanned="2" table:number-rows-spanned="1"/>
          <table:covered-table-cell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preciation and amortization</text:p>
          </table:table-cell>
          <table:covered-table-cell table:number-columns-repeated="19"/>
          <table:table-cell table:style-name="ce933" office:value-type="float" office:value="168755" calcext:value-type="float" table:number-columns-spanned="10" table:number-rows-spanned="1">
            <text:p>168,755</text:p>
          </table:table-cell>
          <table:covered-table-cell table:number-columns-repeated="9"/>
          <table:table-cell table:style-name="ce938" office:value-type="float" office:value="1285063" calcext:value-type="float" table:number-columns-spanned="11" table:number-rows-spanned="1">
            <text:p>1,285,063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38" office:value-type="float" office:value="1453818" calcext:value-type="float" table:number-columns-spanned="9" table:number-rows-spanned="1">
            <text:p>1,453,818</text:p>
          </table:table-cell>
          <table:covered-table-cell table:number-columns-repeated="8"/>
          <table:table-cell table:style-name="ce951" office:value-type="float" office:value="1473483" calcext:value-type="float" table:number-columns-spanned="19" table:number-rows-spanned="1">
            <text:p>1,473,483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llowance for non-recoverable project costs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51" office:value-type="float" office:value="670656" calcext:value-type="float" table:number-columns-spanned="11" table:number-rows-spanned="1">
            <text:p>670,656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51" office:value-type="float" office:value="670656" calcext:value-type="float" table:number-columns-spanned="9" table:number-rows-spanned="1">
            <text:p>670,656</text:p>
          </table:table-cell>
          <table:covered-table-cell table:number-columns-repeated="8"/>
          <table:table-cell table:style-name="ce933" office:value-type="float" office:value="321492" calcext:value-type="float" table:number-columns-spanned="19" table:number-rows-spanned="1">
            <text:p>321,492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bt forgiven through grant agreement</text:p>
          </table:table-cell>
          <table:covered-table-cell table:number-columns-repeated="19"/>
          <table:table-cell table:style-name="ce949" office:value-type="float" office:value="-566782" calcext:value-type="float" table:number-columns-spanned="10" table:number-rows-spanned="1">
            <text:p>(566,782)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48" office:value-type="float" office:value="-566782" calcext:value-type="float" table:number-columns-spanned="9" table:number-rows-spanned="1">
            <text:p>(566,782)</text:p>
          </table:table-cell>
          <table:covered-table-cell table:number-columns-repeated="8"/>
          <table:table-cell table:style-name="ce950" office:value-type="float" office:value="-1376033" calcext:value-type="float" table:number-columns-spanned="19" table:number-rows-spanned="1">
            <text:p>(1,376,033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(Increase) or decrease in operating assets:</text:p>
          </table:table-cell>
          <table:covered-table-cell table:number-columns-repeated="1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10" table:number-rows-spanned="1"/>
          <table:covered-table-cell table:number-columns-repeated="9"/>
          <table:table-cell table:style-name="ce8" table:number-columns-spanned="2" table:number-rows-spanned="1"/>
          <table:covered-table-cell/>
          <table:table-cell table:style-name="ce8" table:number-columns-spanned="9" table:number-rows-spanned="1"/>
          <table:covered-table-cell table:number-columns-repeated="8"/>
          <table:table-cell table:style-name="ce8" table:number-columns-spanned="2" table:number-rows-spanned="1"/>
          <table:covered-table-cell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ccounts receivable</text:p>
          </table:table-cell>
          <table:covered-table-cell table:number-columns-repeated="19"/>
          <table:table-cell table:style-name="ce948" office:value-type="float" office:value="-1895442" calcext:value-type="float" table:number-columns-spanned="10" table:number-rows-spanned="1">
            <text:p>(1,895,442)</text:p>
          </table:table-cell>
          <table:covered-table-cell table:number-columns-repeated="9"/>
          <table:table-cell table:style-name="ce933" office:value-type="float" office:value="66395" calcext:value-type="float" table:number-columns-spanned="11" table:number-rows-spanned="1">
            <text:p>66,395</text:p>
          </table:table-cell>
          <table:covered-table-cell table:number-columns-repeated="10"/>
          <table:table-cell table:style-name="ce951" office:value-type="float" office:value="3296938" calcext:value-type="float" table:number-columns-spanned="11" table:number-rows-spanned="1">
            <text:p>3,296,938</text:p>
          </table:table-cell>
          <table:covered-table-cell table:number-columns-repeated="10"/>
          <table:table-cell table:style-name="ce938" office:value-type="float" office:value="1467891" calcext:value-type="float" table:number-columns-spanned="9" table:number-rows-spanned="1">
            <text:p>1,467,891</text:p>
          </table:table-cell>
          <table:covered-table-cell table:number-columns-repeated="8"/>
          <table:table-cell table:style-name="ce950" office:value-type="float" office:value="-2196302" calcext:value-type="float" table:number-columns-spanned="19" table:number-rows-spanned="1">
            <text:p>(2,196,302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Grants receivable</text:p>
          </table:table-cell>
          <table:covered-table-cell table:number-columns-repeated="19"/>
          <table:table-cell table:style-name="ce520" office:value-type="float" office:value="2735" calcext:value-type="float" table:number-columns-spanned="10" table:number-rows-spanned="1">
            <text:p>2,73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933" office:value-type="float" office:value="2735" calcext:value-type="float" table:number-columns-spanned="9" table:number-rows-spanned="1">
            <text:p>2,735</text:p>
          </table:table-cell>
          <table:covered-table-cell table:number-columns-repeated="8"/>
          <table:table-cell table:style-name="ce948" office:value-type="float" office:value="-380486" calcext:value-type="float" table:number-columns-spanned="19" table:number-rows-spanned="1">
            <text:p>(380,486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repaid expenses and other current assets</text:p>
          </table:table-cell>
          <table:covered-table-cell table:number-columns-repeated="19"/>
          <table:table-cell table:style-name="ce933" office:value-type="float" office:value="227737" calcext:value-type="float" table:number-columns-spanned="10" table:number-rows-spanned="1">
            <text:p>227,737</text:p>
          </table:table-cell>
          <table:covered-table-cell table:number-columns-repeated="9"/>
          <table:table-cell table:style-name="ce951" office:value-type="float" office:value="184176" calcext:value-type="float" table:number-columns-spanned="11" table:number-rows-spanned="1">
            <text:p>184,176</text:p>
          </table:table-cell>
          <table:covered-table-cell table:number-columns-repeated="10"/>
          <table:table-cell table:style-name="ce948" office:value-type="float" office:value="-500000" calcext:value-type="float" table:number-columns-spanned="11" table:number-rows-spanned="1">
            <text:p>(500,000)</text:p>
          </table:table-cell>
          <table:covered-table-cell table:number-columns-repeated="10"/>
          <table:table-cell table:style-name="ce949" office:value-type="float" office:value="-88087" calcext:value-type="float" table:number-columns-spanned="9" table:number-rows-spanned="1">
            <text:p>(88,087)</text:p>
          </table:table-cell>
          <table:covered-table-cell table:number-columns-repeated="8"/>
          <table:table-cell table:style-name="ce950" office:value-type="float" office:value="-1240883" calcext:value-type="float" table:number-columns-spanned="19" table:number-rows-spanned="1">
            <text:p>(1,240,883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ferred rent asset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50" office:value-type="float" office:value="-1122531" calcext:value-type="float" table:number-columns-spanned="11" table:number-rows-spanned="1">
            <text:p>(1,122,531)</text:p>
          </table:table-cell>
          <table:covered-table-cell table:number-columns-repeated="10"/>
          <table:table-cell table:style-name="ce951" office:value-type="float" office:value="1122531" calcext:value-type="float" table:number-columns-spanned="11" table:number-rows-spanned="1">
            <text:p>1,122,531</text:p>
          </table:table-cell>
          <table:covered-table-cell table:number-columns-repeated="10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17" office:value-type="string" calcext:value-type="string" table:number-columns-spanned="19" table:number-rows-spanned="1">
            <text:p>-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Increase or (decrease) in operating liabilities:</text:p>
          </table:table-cell>
          <table:covered-table-cell table:number-columns-repeated="19"/>
          <table:table-cell table:style-name="ce8" table:number-columns-spanned="10" table:number-rows-spanned="1"/>
          <table:covered-table-cell table:number-columns-repeated="9"/>
          <table:table-cell table:style-name="ce8" table:number-columns-spanned="11" table:number-rows-spanned="1"/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8" table:number-columns-spanned="9" table:number-rows-spanned="1"/>
          <table:covered-table-cell table:number-columns-repeated="8"/>
          <table:table-cell table:style-name="ce8" table:number-columns-spanned="19" table:number-rows-spanned="1"/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Accounts payable and accrued liabilities</text:p>
          </table:table-cell>
          <table:covered-table-cell table:number-columns-repeated="19"/>
          <table:table-cell table:style-name="ce949" office:value-type="float" office:value="-721569" calcext:value-type="float" table:number-columns-spanned="10" table:number-rows-spanned="1">
            <text:p>(721,569)</text:p>
          </table:table-cell>
          <table:covered-table-cell table:number-columns-repeated="9"/>
          <table:table-cell table:style-name="ce951" office:value-type="float" office:value="230639" calcext:value-type="float" table:number-columns-spanned="11" table:number-rows-spanned="1">
            <text:p>230,639</text:p>
          </table:table-cell>
          <table:covered-table-cell table:number-columns-repeated="10"/>
          <table:table-cell table:style-name="ce933" office:value-type="float" office:value="106050" calcext:value-type="float" table:number-columns-spanned="11" table:number-rows-spanned="1">
            <text:p>106,050</text:p>
          </table:table-cell>
          <table:covered-table-cell table:number-columns-repeated="10"/>
          <table:table-cell table:style-name="ce948" office:value-type="float" office:value="-384880" calcext:value-type="float" table:number-columns-spanned="9" table:number-rows-spanned="1">
            <text:p>(384,880)</text:p>
          </table:table-cell>
          <table:covered-table-cell table:number-columns-repeated="8"/>
          <table:table-cell table:style-name="ce951" office:value-type="float" office:value="1096710" calcext:value-type="float" table:number-columns-spanned="19" table:number-rows-spanned="1">
            <text:p>1,096,710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ferred revenues</text:p>
          </table:table-cell>
          <table:covered-table-cell table:number-columns-repeated="19"/>
          <table:table-cell table:style-name="ce948" office:value-type="float" office:value="-1012883" calcext:value-type="float" table:number-columns-spanned="10" table:number-rows-spanned="1">
            <text:p>(1,012,883)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50" office:value-type="float" office:value="-1012883" calcext:value-type="float" table:number-columns-spanned="9" table:number-rows-spanned="1">
            <text:p>(1,012,883)</text:p>
          </table:table-cell>
          <table:covered-table-cell table:number-columns-repeated="8"/>
          <table:table-cell table:style-name="ce951" office:value-type="float" office:value="1635767" calcext:value-type="float" table:number-columns-spanned="19" table:number-rows-spanned="1">
            <text:p>1,635,767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Deferred rent liability</text:p>
          </table:table-cell>
          <table:covered-table-cell table:number-columns-repeated="19"/>
          <table:table-cell table:style-name="ce964" office:value-type="float" office:value="1272632" calcext:value-type="float" table:number-columns-spanned="10" table:number-rows-spanned="1">
            <text:p>1,272,632</text:p>
          </table:table-cell>
          <table:covered-table-cell table:number-columns-repeated="9"/>
          <table:table-cell table:style-name="ce952" office:value-type="float" office:value="342358" calcext:value-type="float" table:number-columns-spanned="11" table:number-rows-spanned="1">
            <text:p>342,358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(1,122,531<text:span text:style-name="T48">)</text:span></text:p>
          </table:table-cell>
          <table:covered-table-cell table:number-columns-repeated="10"/>
          <table:table-cell table:style-name="ce952" office:value-type="float" office:value="492459" calcext:value-type="float" table:number-columns-spanned="9" table:number-rows-spanned="1">
            <text:p>492,459</text:p>
          </table:table-cell>
          <table:covered-table-cell table:number-columns-repeated="8"/>
          <table:table-cell table:style-name="ce952" office:value-type="float" office:value="164972" calcext:value-type="float" table:number-columns-spanned="19" table:number-rows-spanned="1">
            <text:p>164,972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Net cash provided (used) by operating activities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4,487,193<text:span text:style-name="T48">)</text:span></text:p>
          </table:table-cell>
          <table:covered-table-cell table:number-columns-repeated="9"/>
          <table:table-cell table:style-name="ce952" office:value-type="float" office:value="1094450" calcext:value-type="float" table:number-columns-spanned="11" table:number-rows-spanned="1">
            <text:p>1,094,450</text:p>
          </table:table-cell>
          <table:covered-table-cell table:number-columns-repeated="10"/>
          <table:table-cell table:style-name="ce952" office:value-type="float" office:value="2902988" calcext:value-type="float" table:number-columns-spanned="11" table:number-rows-spanned="1">
            <text:p>2,902,988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     (489,755<text:span text:style-name="T48">)</text:span></text:p>
          </table:table-cell>
          <table:covered-table-cell table:number-columns-repeated="8"/>
          <table:table-cell table:style-name="ce952" office:value-type="float" office:value="3446831" calcext:value-type="float" table:number-columns-spanned="19" table:number-rows-spanned="1">
            <text:p>3,446,831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CASH FLOWS from INVESTING ACTIVITIES:</text:p>
          </table:table-cell>
          <table:covered-table-cell table:number-columns-repeated="19"/>
          <table:table-cell table:style-name="ce8" table:number-columns-spanned="10" table:number-rows-spanned="1"/>
          <table:covered-table-cell table:number-columns-repeated="9"/>
          <table:table-cell table:style-name="ce8" table:number-columns-spanned="11" table:number-rows-spanned="1"/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8" table:number-columns-spanned="9" table:number-rows-spanned="1"/>
          <table:covered-table-cell table:number-columns-repeated="8"/>
          <table:table-cell table:style-name="ce8" table:number-columns-spanned="19" table:number-rows-spanned="1"/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roceeds from sale of property, plant and equipment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51" office:value-type="float" office:value="770000" calcext:value-type="float" table:number-columns-spanned="11" table:number-rows-spanned="1">
            <text:p>770,000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51" office:value-type="float" office:value="770000" calcext:value-type="float" table:number-columns-spanned="9" table:number-rows-spanned="1">
            <text:p>770,000</text:p>
          </table:table-cell>
          <table:covered-table-cell table:number-columns-repeated="8"/>
          <table:table-cell table:style-name="ce951" office:value-type="float" office:value="1650071" calcext:value-type="float" table:number-columns-spanned="19" table:number-rows-spanned="1">
            <text:p>1,650,071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urchases of property, plant and equipment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1,403,751<text:span text:style-name="T48">)</text:span></text:p>
          </table:table-cell>
          <table:covered-table-cell table:number-columns-repeated="9"/>
          <table:table-cell table:style-name="ce953" office:value-type="string" calcext:value-type="string" table:number-columns-spanned="11" table:number-rows-spanned="1">
            <text:p>    (11,802,555<text:span text:style-name="T48">)</text:span>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(13,206,306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19" table:number-rows-spanned="1">
            <text:p>       (9,115,145<text:span text:style-name="T48">)</text:span>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Net cash used by investing activities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1,403,751<text:span text:style-name="T48">)</text:span></text:p>
          </table:table-cell>
          <table:covered-table-cell table:number-columns-repeated="9"/>
          <table:table-cell table:style-name="ce953" office:value-type="string" calcext:value-type="string" table:number-columns-spanned="11" table:number-rows-spanned="1">
            <text:p>    (11,032,555<text:span text:style-name="T48">)</text:span>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(12,436,306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19" table:number-rows-spanned="1">
            <text:p>       (7,465,074<text:span text:style-name="T48">)</text:span>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8" office:value-type="string" calcext:value-type="string" table:number-columns-spanned="20" table:number-rows-spanned="1">
            <text:p>CASH FLOWS from FINANCING ACTIVITIES:</text:p>
          </table:table-cell>
          <table:covered-table-cell table:number-columns-repeated="19"/>
          <table:table-cell table:style-name="ce509"/>
          <table:table-cell table:style-name="ce509" table:number-columns-spanned="9" table:number-rows-spanned="1"/>
          <table:covered-table-cell table:number-columns-repeated="8"/>
          <table:table-cell table:style-name="ce509"/>
          <table:table-cell table:style-name="ce509" table:number-columns-spanned="10" table:number-rows-spanned="1"/>
          <table:covered-table-cell table:number-columns-repeated="9"/>
          <table:table-cell table:style-name="ce509" table:number-columns-spanned="2" table:number-rows-spanned="1"/>
          <table:covered-table-cell/>
          <table:table-cell table:style-name="ce509" table:number-columns-spanned="9" table:number-rows-spanned="1"/>
          <table:covered-table-cell table:number-columns-repeated="8"/>
          <table:table-cell table:style-name="ce509" table:number-columns-spanned="2" table:number-rows-spanned="1"/>
          <table:covered-table-cell/>
          <table:table-cell table:style-name="ce509" table:number-columns-spanned="7" table:number-rows-spanned="1"/>
          <table:covered-table-cell table:number-columns-repeated="6"/>
          <table:table-cell table:style-name="ce509"/>
          <table:table-cell table:style-name="ce509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Change in restricted cash</text:p>
          </table:table-cell>
          <table:covered-table-cell table:number-columns-repeated="19"/>
          <table:table-cell table:style-name="ce951" office:value-type="float" office:value="2290231" calcext:value-type="float" table:number-columns-spanned="10" table:number-rows-spanned="1">
            <text:p>2,290,231</text:p>
          </table:table-cell>
          <table:covered-table-cell table:number-columns-repeated="9"/>
          <table:table-cell table:style-name="ce950" office:value-type="float" office:value="-2425381" calcext:value-type="float" table:number-columns-spanned="11" table:number-rows-spanned="1">
            <text:p>(2,425,381)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48" office:value-type="float" office:value="-135150" calcext:value-type="float" table:number-columns-spanned="9" table:number-rows-spanned="1">
            <text:p>(135,150)</text:p>
          </table:table-cell>
          <table:covered-table-cell table:number-columns-repeated="8"/>
          <table:table-cell table:style-name="ce950" office:value-type="float" office:value="-3087080" calcext:value-type="float" table:number-columns-spanned="19" table:number-rows-spanned="1">
            <text:p>(3,087,080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Receipt (return) of long-term security deposits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48" office:value-type="float" office:value="-500000" calcext:value-type="float" table:number-columns-spanned="11" table:number-rows-spanned="1">
            <text:p>(500,000)</text:p>
          </table:table-cell>
          <table:covered-table-cell table:number-columns-repeated="10"/>
          <table:table-cell table:style-name="ce933" office:value-type="float" office:value="500000" calcext:value-type="float" table:number-columns-spanned="11" table:number-rows-spanned="1">
            <text:p>500,000</text:p>
          </table:table-cell>
          <table:covered-table-cell table:number-columns-repeated="10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17" office:value-type="string" calcext:value-type="string" table:number-columns-spanned="19" table:number-rows-spanned="1">
            <text:p>-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Change in lines of credit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50" office:value-type="float" office:value="-1000000" calcext:value-type="float" table:number-columns-spanned="19" table:number-rows-spanned="1">
            <text:p>(1,000,000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Proceeds from debt</text:p>
          </table:table-cell>
          <table:covered-table-cell table:number-columns-repeated="19"/>
          <table:table-cell table:style-name="ce951" office:value-type="float" office:value="13095295" calcext:value-type="float" table:number-columns-spanned="10" table:number-rows-spanned="1">
            <text:p>13,095,295</text:p>
          </table:table-cell>
          <table:covered-table-cell table:number-columns-repeated="9"/>
          <table:table-cell table:style-name="ce938" office:value-type="float" office:value="38224317" calcext:value-type="float" table:number-columns-spanned="11" table:number-rows-spanned="1">
            <text:p>38,224,317</text:p>
          </table:table-cell>
          <table:covered-table-cell table:number-columns-repeated="10"/>
          <table:table-cell table:style-name="ce950" office:value-type="float" office:value="-3402988" calcext:value-type="float" table:number-columns-spanned="11" table:number-rows-spanned="1">
            <text:p>(3,402,988)</text:p>
          </table:table-cell>
          <table:covered-table-cell table:number-columns-repeated="10"/>
          <table:table-cell table:style-name="ce938" office:value-type="float" office:value="47916624" calcext:value-type="float" table:number-columns-spanned="9" table:number-rows-spanned="1">
            <text:p>47,916,624</text:p>
          </table:table-cell>
          <table:covered-table-cell table:number-columns-repeated="8"/>
          <table:table-cell table:style-name="ce938" office:value-type="float" office:value="19025730" calcext:value-type="float" table:number-columns-spanned="19" table:number-rows-spanned="1">
            <text:p>19,025,730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12" office:value-type="string" calcext:value-type="string" table:number-columns-spanned="20" table:number-rows-spanned="1">
            <text:p>Repayment of debt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6,385,378<text:span text:style-name="T48">)</text:span></text:p>
          </table:table-cell>
          <table:covered-table-cell table:number-columns-repeated="9"/>
          <table:table-cell table:style-name="ce953" office:value-type="string" calcext:value-type="string" table:number-columns-spanned="11" table:number-rows-spanned="1">
            <text:p>      (9,729,085<text:span text:style-name="T48">)</text:span>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(16,114,463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19" table:number-rows-spanned="1">
            <text:p>       (5,775,334<text:span text:style-name="T48">)</text:span>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Net cash provided (used) by financing activities</text:p>
          </table:table-cell>
          <table:covered-table-cell table:number-columns-repeated="19"/>
          <table:table-cell table:style-name="ce964" office:value-type="float" office:value="9000148" calcext:value-type="float" table:number-columns-spanned="10" table:number-rows-spanned="1">
            <text:p>9,000,148</text:p>
          </table:table-cell>
          <table:covered-table-cell table:number-columns-repeated="9"/>
          <table:table-cell table:style-name="ce952" office:value-type="float" office:value="25569851" calcext:value-type="float" table:number-columns-spanned="11" table:number-rows-spanned="1">
            <text:p>25,569,851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(2,902,988<text:span text:style-name="T48">)</text:span></text:p>
          </table:table-cell>
          <table:covered-table-cell table:number-columns-repeated="10"/>
          <table:table-cell table:style-name="ce952" office:value-type="float" office:value="31667011" calcext:value-type="float" table:number-columns-spanned="9" table:number-rows-spanned="1">
            <text:p>31,667,011</text:p>
          </table:table-cell>
          <table:covered-table-cell table:number-columns-repeated="8"/>
          <table:table-cell table:style-name="ce952" office:value-type="float" office:value="9163316" calcext:value-type="float" table:number-columns-spanned="19" table:number-rows-spanned="1">
            <text:p>9,163,316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5" office:value-type="string" calcext:value-type="string" table:number-columns-spanned="20" table:number-rows-spanned="1">
            <text:p>Net increase in cash and cash equivalents</text:p>
          </table:table-cell>
          <table:covered-table-cell table:number-columns-repeated="19"/>
          <table:table-cell table:style-name="ce951" office:value-type="float" office:value="3109204" calcext:value-type="float" table:number-columns-spanned="10" table:number-rows-spanned="1">
            <text:p>3,109,204</text:p>
          </table:table-cell>
          <table:covered-table-cell table:number-columns-repeated="9"/>
          <table:table-cell table:style-name="ce938" office:value-type="float" office:value="15631746" calcext:value-type="float" table:number-columns-spanned="11" table:number-rows-spanned="1">
            <text:p>15,631,746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38" office:value-type="float" office:value="18740950" calcext:value-type="float" table:number-columns-spanned="9" table:number-rows-spanned="1">
            <text:p>18,740,950</text:p>
          </table:table-cell>
          <table:covered-table-cell table:number-columns-repeated="8"/>
          <table:table-cell table:style-name="ce951" office:value-type="float" office:value="5145073" calcext:value-type="float" table:number-columns-spanned="19" table:number-rows-spanned="1">
            <text:p>5,145,073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5" office:value-type="string" calcext:value-type="string" table:number-columns-spanned="20" table:number-rows-spanned="1">
            <text:p>Cash and cash equivalents at the beginning of the year</text:p>
          </table:table-cell>
          <table:covered-table-cell table:number-columns-repeated="19"/>
          <table:table-cell table:style-name="ce964" office:value-type="float" office:value="12556725" calcext:value-type="float" table:number-columns-spanned="10" table:number-rows-spanned="1">
            <text:p>12,556,725</text:p>
          </table:table-cell>
          <table:covered-table-cell table:number-columns-repeated="9"/>
          <table:table-cell table:style-name="ce952" office:value-type="float" office:value="1761230" calcext:value-type="float" table:number-columns-spanned="11" table:number-rows-spanned="1">
            <text:p>1,761,230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2" office:value-type="float" office:value="14317955" calcext:value-type="float" table:number-columns-spanned="9" table:number-rows-spanned="1">
            <text:p>14,317,955</text:p>
          </table:table-cell>
          <table:covered-table-cell table:number-columns-repeated="8"/>
          <table:table-cell table:style-name="ce952" office:value-type="float" office:value="9172882" calcext:value-type="float" table:number-columns-spanned="19" table:number-rows-spanned="1">
            <text:p>9,172,882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5" office:value-type="string" calcext:value-type="string" table:number-columns-spanned="20" table:number-rows-spanned="1">
            <text:p>Cash and cash equivalents at the end of the year</text:p>
          </table:table-cell>
          <table:covered-table-cell table:number-columns-repeated="19"/>
          <table:table-cell table:style-name="ce501" office:value-type="float" office:value="15665929" calcext:value-type="float" table:number-columns-spanned="10" table:number-rows-spanned="1">
            <text:p>$ 15,665,929</text:p>
          </table:table-cell>
          <table:covered-table-cell table:number-columns-repeated="9"/>
          <table:table-cell table:style-name="ce954" office:value-type="float" office:value="17392976" calcext:value-type="float" table:number-columns-spanned="11" table:number-rows-spanned="1">
            <text:p>$ 17,392,976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$                      -</text:p>
          </table:table-cell>
          <table:covered-table-cell table:number-columns-repeated="10"/>
          <table:table-cell table:style-name="ce954" office:value-type="float" office:value="33058905" calcext:value-type="float" table:number-columns-spanned="9" table:number-rows-spanned="1">
            <text:p>$ 33,058,905</text:p>
          </table:table-cell>
          <table:covered-table-cell table:number-columns-repeated="8"/>
          <table:table-cell table:style-name="ce954" office:value-type="float" office:value="14317955" calcext:value-type="float" table:number-columns-spanned="19" table:number-rows-spanned="1">
            <text:p>$ 14,317,955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CASH PAID FOR INTEREST (Net)</text:p>
          </table:table-cell>
          <table:covered-table-cell table:number-columns-repeated="19"/>
          <table:table-cell table:style-name="ce501" office:value-type="float" office:value="99651" calcext:value-type="float" table:number-columns-spanned="10" table:number-rows-spanned="1">
            <text:p>$ 99,651</text:p>
          </table:table-cell>
          <table:covered-table-cell table:number-columns-repeated="9"/>
          <table:table-cell table:style-name="ce954" office:value-type="float" office:value="3615989" calcext:value-type="float" table:number-columns-spanned="11" table:number-rows-spanned="1">
            <text:p>$ 3,615,989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$                      -</text:p>
          </table:table-cell>
          <table:covered-table-cell table:number-columns-repeated="10"/>
          <table:table-cell table:style-name="ce954" office:value-type="float" office:value="3715640" calcext:value-type="float" table:number-columns-spanned="9" table:number-rows-spanned="1">
            <text:p>$ 3,715,640</text:p>
          </table:table-cell>
          <table:covered-table-cell table:number-columns-repeated="8"/>
          <table:table-cell table:style-name="ce954" office:value-type="float" office:value="3066545" calcext:value-type="float" table:number-columns-spanned="19" table:number-rows-spanned="1">
            <text:p>$ 3,066,545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CAPITALIZED INTEREST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$                     -</text:p>
          </table:table-cell>
          <table:covered-table-cell table:number-columns-repeated="9"/>
          <table:table-cell table:style-name="ce954" office:value-type="float" office:value="162839" calcext:value-type="float" table:number-columns-spanned="11" table:number-rows-spanned="1">
            <text:p>$ 162,839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$                      -</text:p>
          </table:table-cell>
          <table:covered-table-cell table:number-columns-repeated="10"/>
          <table:table-cell table:style-name="ce954" office:value-type="float" office:value="162839" calcext:value-type="float" table:number-columns-spanned="9" table:number-rows-spanned="1">
            <text:p>$ 162,839</text:p>
          </table:table-cell>
          <table:covered-table-cell table:number-columns-repeated="8"/>
          <table:table-cell table:style-name="ce954" office:value-type="float" office:value="18764" calcext:value-type="float" table:number-columns-spanned="19" table:number-rows-spanned="1">
            <text:p>$ 18,764</text:p>
          </table:table-cell>
          <table:covered-table-cell table:number-columns-repeated="18"/>
          <table:table-cell table:number-columns-repeated="16304"/>
        </table:table-row>
        <table:table-row table:style-name="ro1" table:number-rows-repeated="104847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4" table:style-name="ta2">
        <table:table-column table:style-name="co2" table:number-columns-repeated="16384" table:default-cell-style-name="ce1"/>
        <table:table-row table:style-name="ro14">
          <table:table-cell table:style-name="ce540" office:value-type="string" calcext:value-type="string" table:number-columns-spanned="71" table:number-rows-spanned="1">
            <text:p>CONSOLIDATED STATEMENT OF FINANCIAL POSITION June 30, 2014</text:p>
            <text:p>with comparative totals for June 30, 2013</text:p>
          </table:table-cell>
          <table:covered-table-cell table:number-columns-repeated="70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250" table:number-columns-spanned="5" table:number-rows-spanned="1"/>
          <table:covered-table-cell table:number-columns-repeated="4"/>
          <table:table-cell table:style-name="ce250" table:number-columns-spanned="15" table:number-rows-spanned="1"/>
          <table:covered-table-cell table:number-columns-repeated="14"/>
          <table:table-cell table:style-name="ce250"/>
          <table:table-cell table:style-name="ce541" office:value-type="string" calcext:value-type="string" table:number-columns-spanned="6" table:number-rows-spanned="1">
            <text:p>Rocketship</text:p>
          </table:table-cell>
          <table:covered-table-cell table:number-columns-repeated="5"/>
          <table:table-cell table:style-name="ce542" office:value-type="string" calcext:value-type="string" table:number-columns-spanned="44" table:number-rows-spanned="1">
            <text:p>Launchpad Development</text:p>
          </table:table-cell>
          <table:covered-table-cell table:number-columns-repeated="43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4">
          <table:table-cell table:style-name="ce973" office:value-type="string" calcext:value-type="string" table:number-columns-spanned="5" table:number-rows-spanned="1">
            <text:p>ASSETS</text:p>
            <text:p>CURRENT ASSETS:</text:p>
          </table:table-cell>
          <table:covered-table-cell table:number-columns-repeated="4"/>
          <table:table-cell table:style-name="ce543" office:value-type="string" calcext:value-type="string" table:number-columns-spanned="66" table:number-rows-spanned="1">
            <text:p>   Education        Company        Eliminations        2014 Total        2013 Total   </text:p>
          </table:table-cell>
          <table:covered-table-cell table:number-columns-repeated="65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Cash and cash equivalents (notes 1,2)</text:p>
          </table:table-cell>
          <table:covered-table-cell table:number-columns-repeated="19"/>
          <table:table-cell table:style-name="ce968" office:value-type="float" office:value="15665929" calcext:value-type="float" table:number-columns-spanned="8" table:number-rows-spanned="1">
            <text:p>$ 15,665,929</text:p>
          </table:table-cell>
          <table:covered-table-cell table:number-columns-repeated="7"/>
          <table:table-cell table:style-name="ce968" office:value-type="float" office:value="17392976" calcext:value-type="float" table:number-columns-spanned="12" table:number-rows-spanned="1">
            <text:p>$ 17,392,976</text:p>
          </table:table-cell>
          <table:covered-table-cell table:number-columns-repeated="11"/>
          <table:table-cell table:style-name="ce522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496" office:value-type="float" office:value="33058905" calcext:value-type="float" table:number-columns-spanned="9" table:number-rows-spanned="1">
            <text:p>$ 33,058,905</text:p>
          </table:table-cell>
          <table:covered-table-cell table:number-columns-repeated="8"/>
          <table:table-cell table:style-name="ce539" office:value-type="float" office:value="14317955" calcext:value-type="float" table:number-columns-spanned="21" table:number-rows-spanned="1">
            <text:p>$ 14,317,95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Restricted cash (note 1)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8" office:value-type="float" office:value="5149879" calcext:value-type="float" table:number-columns-spanned="12" table:number-rows-spanned="1">
            <text:p>5,149,879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5149879" calcext:value-type="float" table:number-columns-spanned="9" table:number-rows-spanned="1">
            <text:p>5,149,879</text:p>
          </table:table-cell>
          <table:covered-table-cell table:number-columns-repeated="8"/>
          <table:table-cell table:style-name="ce938" office:value-type="float" office:value="5014729" calcext:value-type="float" table:number-columns-spanned="21" table:number-rows-spanned="1">
            <text:p>5,014,729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ccounts receivable (note 3)</text:p>
          </table:table-cell>
          <table:covered-table-cell table:number-columns-repeated="19"/>
          <table:table-cell table:style-name="ce964" office:value-type="float" office:value="12845326" calcext:value-type="float" table:number-columns-spanned="8" table:number-rows-spanned="1">
            <text:p>12,845,326</text:p>
          </table:table-cell>
          <table:covered-table-cell table:number-columns-repeated="7"/>
          <table:table-cell table:style-name="ce937" office:value-type="float" office:value="368766" calcext:value-type="float" table:number-columns-spanned="12" table:number-rows-spanned="1">
            <text:p>368,766</text:p>
          </table:table-cell>
          <table:covered-table-cell table:number-columns-repeated="11"/>
          <table:table-cell table:style-name="ce940" office:value-type="float" office:value="-3700774" calcext:value-type="float" table:number-columns-spanned="10" table:number-rows-spanned="1">
            <text:p>(3,700,774)</text:p>
          </table:table-cell>
          <table:covered-table-cell table:number-columns-repeated="9"/>
          <table:table-cell table:style-name="ce457" office:value-type="float" office:value="9513318" calcext:value-type="float" table:number-columns-spanned="9" table:number-rows-spanned="1">
            <text:p>9,513,318</text:p>
          </table:table-cell>
          <table:covered-table-cell table:number-columns-repeated="8"/>
          <table:table-cell table:style-name="ce938" office:value-type="float" office:value="9880618" calcext:value-type="float" table:number-columns-spanned="21" table:number-rows-spanned="1">
            <text:p>9,880,618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Grants receivable (note 4)</text:p>
          </table:table-cell>
          <table:covered-table-cell table:number-columns-repeated="19"/>
          <table:table-cell table:style-name="ce951" office:value-type="float" office:value="873694" calcext:value-type="float" table:number-columns-spanned="8" table:number-rows-spanned="1">
            <text:p>873,694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873694" calcext:value-type="float" table:number-columns-spanned="9" table:number-rows-spanned="1">
            <text:p>873,694</text:p>
          </table:table-cell>
          <table:covered-table-cell table:number-columns-repeated="8"/>
          <table:table-cell table:style-name="ce951" office:value-type="float" office:value="593008" calcext:value-type="float" table:number-columns-spanned="21" table:number-rows-spanned="1">
            <text:p>593,008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repaid expenses and deposits</text:p>
          </table:table-cell>
          <table:covered-table-cell table:number-columns-repeated="19"/>
          <table:table-cell table:style-name="ce952" office:value-type="float" office:value="1418660" calcext:value-type="float" table:number-columns-spanned="8" table:number-rows-spanned="1">
            <text:p>1,418,660</text:p>
          </table:table-cell>
          <table:covered-table-cell table:number-columns-repeated="7"/>
          <table:table-cell table:style-name="ce952" office:value-type="float" office:value="317355" calcext:value-type="float" table:number-columns-spanned="12" table:number-rows-spanned="1">
            <text:p>317,355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1736015" calcext:value-type="float" table:number-columns-spanned="9" table:number-rows-spanned="1">
            <text:p>1,736,015</text:p>
          </table:table-cell>
          <table:covered-table-cell table:number-columns-repeated="8"/>
          <table:table-cell table:style-name="ce964" office:value-type="float" office:value="1583894" calcext:value-type="float" table:number-columns-spanned="21" table:number-rows-spanned="1">
            <text:p>1,583,89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current assets</text:p>
          </table:table-cell>
          <table:covered-table-cell table:number-columns-repeated="19"/>
          <table:table-cell table:style-name="ce952" office:value-type="float" office:value="30803609" calcext:value-type="float" table:number-columns-spanned="8" table:number-rows-spanned="1">
            <text:p>30,803,609</text:p>
          </table:table-cell>
          <table:covered-table-cell table:number-columns-repeated="7"/>
          <table:table-cell table:style-name="ce952" office:value-type="float" office:value="23228976" calcext:value-type="float" table:number-columns-spanned="12" table:number-rows-spanned="1">
            <text:p>23,228,976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3,700,774<text:span text:style-name="T48">)</text:span></text:p>
          </table:table-cell>
          <table:covered-table-cell table:number-columns-repeated="9"/>
          <table:table-cell table:style-name="ce457" office:value-type="float" office:value="50331811" calcext:value-type="float" table:number-columns-spanned="9" table:number-rows-spanned="1">
            <text:p>50,331,811</text:p>
          </table:table-cell>
          <table:covered-table-cell table:number-columns-repeated="8"/>
          <table:table-cell table:style-name="ce964" office:value-type="float" office:value="31390204" calcext:value-type="float" table:number-columns-spanned="21" table:number-rows-spanned="1">
            <text:p>31,390,20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LONG-TERM ASSETS:</text:p>
          </table:table-cell>
          <table:covered-table-cell table:number-columns-repeated="19"/>
          <table:table-cell table:style-name="ce8" table:number-columns-spanned="8" table:number-rows-spanned="1"/>
          <table:covered-table-cell table:number-columns-repeated="7"/>
          <table:table-cell table:style-name="ce8" table:number-columns-spanned="12" table:number-rows-spanned="1"/>
          <table:covered-table-cell table:number-columns-repeated="11"/>
          <table:table-cell table:style-name="ce8" table:number-columns-spanned="10" table:number-rows-spanned="1"/>
          <table:covered-table-cell table:number-columns-repeated="9"/>
          <table:table-cell table:style-name="ce8" table:number-columns-spanned="9" table:number-rows-spanned="1"/>
          <table:covered-table-cell table:number-columns-repeated="8"/>
          <table:table-cell table:style-name="ce8" table:number-columns-spanned="21" table:number-rows-spanned="1"/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Grants receivable (note 4)</text:p>
          </table:table-cell>
          <table:covered-table-cell table:number-columns-repeated="19"/>
          <table:table-cell table:style-name="ce951" office:value-type="float" office:value="420022" calcext:value-type="float" table:number-columns-spanned="8" table:number-rows-spanned="1">
            <text:p>420,022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420022" calcext:value-type="float" table:number-columns-spanned="9" table:number-rows-spanned="1">
            <text:p>420,022</text:p>
          </table:table-cell>
          <table:covered-table-cell table:number-columns-repeated="8"/>
          <table:table-cell table:style-name="ce951" office:value-type="float" office:value="703443" calcext:value-type="float" table:number-columns-spanned="21" table:number-rows-spanned="1">
            <text:p>703,443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Security deposits</text:p>
          </table:table-cell>
          <table:covered-table-cell table:number-columns-repeated="19"/>
          <table:table-cell table:style-name="ce951" office:value-type="float" office:value="850000" calcext:value-type="float" table:number-columns-spanned="8" table:number-rows-spanned="1">
            <text:p>850,000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40" office:value-type="float" office:value="-850000" calcext:value-type="float" table:number-columns-spanned="10" table:number-rows-spanned="1">
            <text:p>(850,000)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21" table:number-rows-spanned="1">
            <text:p>-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repaid expenses and deposits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33" office:value-type="float" office:value="64034" calcext:value-type="float" table:number-columns-spanned="21" table:number-rows-spanned="1">
            <text:p>64,03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Note receivable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7" office:value-type="float" office:value="560000" calcext:value-type="float" table:number-columns-spanned="12" table:number-rows-spanned="1">
            <text:p>560,000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560000" calcext:value-type="float" table:number-columns-spanned="9" table:number-rows-spanned="1">
            <text:p>560,000</text:p>
          </table:table-cell>
          <table:covered-table-cell table:number-columns-repeated="8"/>
          <table:table-cell table:style-name="ce951" office:value-type="float" office:value="560000" calcext:value-type="float" table:number-columns-spanned="21" table:number-rows-spanned="1">
            <text:p>560,000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ferred rent asset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8" office:value-type="float" office:value="1733439" calcext:value-type="float" table:number-columns-spanned="12" table:number-rows-spanned="1">
            <text:p>1,733,439</text:p>
          </table:table-cell>
          <table:covered-table-cell table:number-columns-repeated="11"/>
          <table:table-cell table:style-name="ce940" office:value-type="float" office:value="-1733439" calcext:value-type="float" table:number-columns-spanned="10" table:number-rows-spanned="1">
            <text:p>(1,733,439)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21" table:number-rows-spanned="1">
            <text:p>-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roperty, plant and equipment, net (note 5)</text:p>
          </table:table-cell>
          <table:covered-table-cell table:number-columns-repeated="19"/>
          <table:table-cell table:style-name="ce952" office:value-type="float" office:value="2296993" calcext:value-type="float" table:number-columns-spanned="8" table:number-rows-spanned="1">
            <text:p>2,296,993</text:p>
          </table:table-cell>
          <table:covered-table-cell table:number-columns-repeated="7"/>
          <table:table-cell table:style-name="ce952" office:value-type="float" office:value="56689778" calcext:value-type="float" table:number-columns-spanned="12" table:number-rows-spanned="1">
            <text:p>56,689,778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58986771" calcext:value-type="float" table:number-columns-spanned="9" table:number-rows-spanned="1">
            <text:p>58,986,771</text:p>
          </table:table-cell>
          <table:covered-table-cell table:number-columns-repeated="8"/>
          <table:table-cell table:style-name="ce964" office:value-type="float" office:value="45821468" calcext:value-type="float" table:number-columns-spanned="21" table:number-rows-spanned="1">
            <text:p>45,821,468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long-term assets</text:p>
          </table:table-cell>
          <table:covered-table-cell table:number-columns-repeated="19"/>
          <table:table-cell table:style-name="ce952" office:value-type="float" office:value="3567015" calcext:value-type="float" table:number-columns-spanned="8" table:number-rows-spanned="1">
            <text:p>3,567,015</text:p>
          </table:table-cell>
          <table:covered-table-cell table:number-columns-repeated="7"/>
          <table:table-cell table:style-name="ce952" office:value-type="float" office:value="58983217" calcext:value-type="float" table:number-columns-spanned="12" table:number-rows-spanned="1">
            <text:p>58,983,217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2,583,439<text:span text:style-name="T48">)</text:span></text:p>
          </table:table-cell>
          <table:covered-table-cell table:number-columns-repeated="9"/>
          <table:table-cell table:style-name="ce457" office:value-type="float" office:value="59966793" calcext:value-type="float" table:number-columns-spanned="9" table:number-rows-spanned="1">
            <text:p>59,966,793</text:p>
          </table:table-cell>
          <table:covered-table-cell table:number-columns-repeated="8"/>
          <table:table-cell table:style-name="ce964" office:value-type="float" office:value="47148945" calcext:value-type="float" table:number-columns-spanned="21" table:number-rows-spanned="1">
            <text:p>47,148,94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assets</text:p>
          </table:table-cell>
          <table:covered-table-cell table:number-columns-repeated="19"/>
          <table:table-cell table:style-name="ce954" office:value-type="float" office:value="34370624" calcext:value-type="float" table:number-columns-spanned="8" table:number-rows-spanned="1">
            <text:p>$ 34,370,624</text:p>
          </table:table-cell>
          <table:covered-table-cell table:number-columns-repeated="7"/>
          <table:table-cell table:style-name="ce954" office:value-type="float" office:value="82212193" calcext:value-type="float" table:number-columns-spanned="12" table:number-rows-spanned="1">
            <text:p>$ 82,212,193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$    (6,284,213<text:span text:style-name="T48">)</text:span></text:p>
          </table:table-cell>
          <table:covered-table-cell table:number-columns-repeated="9"/>
          <table:table-cell table:style-name="ce490" office:value-type="float" office:value="110298604" calcext:value-type="float" table:number-columns-spanned="9" table:number-rows-spanned="1">
            <text:p>$ 110,298,604</text:p>
          </table:table-cell>
          <table:covered-table-cell table:number-columns-repeated="8"/>
          <table:table-cell table:style-name="ce501" office:value-type="float" office:value="78539149" calcext:value-type="float" table:number-columns-spanned="21" table:number-rows-spanned="1">
            <text:p>$ 78,539,149</text:p>
          </table:table-cell>
          <table:covered-table-cell table:number-columns-repeated="20"/>
          <table:table-cell table:number-columns-repeated="16304"/>
        </table:table-row>
        <table:table-row table:style-name="ro14">
          <table:table-cell table:style-name="ce973" office:value-type="string" calcext:value-type="string" table:number-columns-spanned="71" table:number-rows-spanned="1">
            <text:p>LIABILITIES AND NET ASSETS</text:p>
            <text:p>CURRENT LIABILITIES:</text:p>
          </table:table-cell>
          <table:covered-table-cell table:number-columns-repeated="70"/>
          <table:table-cell table:style-name="ce509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ccounts payable and accrued liabilities</text:p>
          </table:table-cell>
          <table:covered-table-cell table:number-columns-repeated="19"/>
          <table:table-cell table:style-name="ce968" office:value-type="float" office:value="3866724" calcext:value-type="float" table:number-columns-spanned="8" table:number-rows-spanned="1">
            <text:p>$ 3,866,724</text:p>
          </table:table-cell>
          <table:covered-table-cell table:number-columns-repeated="7"/>
          <table:table-cell table:style-name="ce968" office:value-type="float" office:value="3168139" calcext:value-type="float" table:number-columns-spanned="12" table:number-rows-spanned="1">
            <text:p>$ 3,168,139</text:p>
          </table:table-cell>
          <table:covered-table-cell table:number-columns-repeated="11"/>
          <table:table-cell table:style-name="ce538" office:value-type="float" office:value="-256008" calcext:value-type="float" table:number-columns-spanned="10" table:number-rows-spanned="1">
            <text:p>($ 256,008)</text:p>
          </table:table-cell>
          <table:covered-table-cell table:number-columns-repeated="9"/>
          <table:table-cell table:style-name="ce496" office:value-type="float" office:value="6778855" calcext:value-type="float" table:number-columns-spanned="9" table:number-rows-spanned="1">
            <text:p>$ 6,778,855</text:p>
          </table:table-cell>
          <table:covered-table-cell table:number-columns-repeated="8"/>
          <table:table-cell table:style-name="ce539" office:value-type="float" office:value="3343879" calcext:value-type="float" table:number-columns-spanned="21" table:number-rows-spanned="1">
            <text:p>$ 3,343,879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ccrued interest</text:p>
          </table:table-cell>
          <table:covered-table-cell table:number-columns-repeated="19"/>
          <table:table-cell table:style-name="ce933" office:value-type="float" office:value="29604" calcext:value-type="float" table:number-columns-spanned="8" table:number-rows-spanned="1">
            <text:p>29,604</text:p>
          </table:table-cell>
          <table:covered-table-cell table:number-columns-repeated="7"/>
          <table:table-cell table:style-name="ce937" office:value-type="float" office:value="422716" calcext:value-type="float" table:number-columns-spanned="12" table:number-rows-spanned="1">
            <text:p>422,716</text:p>
          </table:table-cell>
          <table:covered-table-cell table:number-columns-repeated="11"/>
          <table:table-cell table:style-name="ce940" office:value-type="float" office:value="-3929" calcext:value-type="float" table:number-columns-spanned="10" table:number-rows-spanned="1">
            <text:p>(3,929)</text:p>
          </table:table-cell>
          <table:covered-table-cell table:number-columns-repeated="9"/>
          <table:table-cell table:style-name="ce457" office:value-type="float" office:value="448391" calcext:value-type="float" table:number-columns-spanned="9" table:number-rows-spanned="1">
            <text:p>448,391</text:p>
          </table:table-cell>
          <table:covered-table-cell table:number-columns-repeated="8"/>
          <table:table-cell table:style-name="ce951" office:value-type="float" office:value="318293" calcext:value-type="float" table:number-columns-spanned="21" table:number-rows-spanned="1">
            <text:p>318,293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ferred revenues</text:p>
          </table:table-cell>
          <table:covered-table-cell table:number-columns-repeated="19"/>
          <table:table-cell table:style-name="ce951" office:value-type="float" office:value="622884" calcext:value-type="float" table:number-columns-spanned="8" table:number-rows-spanned="1">
            <text:p>622,884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622884" calcext:value-type="float" table:number-columns-spanned="9" table:number-rows-spanned="1">
            <text:p>622,884</text:p>
          </table:table-cell>
          <table:covered-table-cell table:number-columns-repeated="8"/>
          <table:table-cell table:style-name="ce938" office:value-type="float" office:value="1635767" calcext:value-type="float" table:number-columns-spanned="21" table:number-rows-spanned="1">
            <text:p>1,635,767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Current portion of loans payable (note 6)</text:p>
          </table:table-cell>
          <table:covered-table-cell table:number-columns-repeated="19"/>
          <table:table-cell table:style-name="ce952" office:value-type="float" office:value="11977795" calcext:value-type="float" table:number-columns-spanned="8" table:number-rows-spanned="1">
            <text:p>11,977,795</text:p>
          </table:table-cell>
          <table:covered-table-cell table:number-columns-repeated="7"/>
          <table:table-cell table:style-name="ce952" office:value-type="float" office:value="9421859" calcext:value-type="float" table:number-columns-spanned="12" table:number-rows-spanned="1">
            <text:p>9,421,859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3,402,988<text:span text:style-name="T48">)</text:span></text:p>
          </table:table-cell>
          <table:covered-table-cell table:number-columns-repeated="9"/>
          <table:table-cell table:style-name="ce457" office:value-type="float" office:value="17996666" calcext:value-type="float" table:number-columns-spanned="9" table:number-rows-spanned="1">
            <text:p>17,996,666</text:p>
          </table:table-cell>
          <table:covered-table-cell table:number-columns-repeated="8"/>
          <table:table-cell table:style-name="ce964" office:value-type="float" office:value="7453675" calcext:value-type="float" table:number-columns-spanned="21" table:number-rows-spanned="1">
            <text:p>7,453,67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current liabilities</text:p>
          </table:table-cell>
          <table:covered-table-cell table:number-columns-repeated="19"/>
          <table:table-cell table:style-name="ce952" office:value-type="float" office:value="16497007" calcext:value-type="float" table:number-columns-spanned="8" table:number-rows-spanned="1">
            <text:p>16,497,007</text:p>
          </table:table-cell>
          <table:covered-table-cell table:number-columns-repeated="7"/>
          <table:table-cell table:style-name="ce952" office:value-type="float" office:value="13012714" calcext:value-type="float" table:number-columns-spanned="12" table:number-rows-spanned="1">
            <text:p>13,012,714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3,662,925<text:span text:style-name="T48">)</text:span></text:p>
          </table:table-cell>
          <table:covered-table-cell table:number-columns-repeated="9"/>
          <table:table-cell table:style-name="ce457" office:value-type="float" office:value="25846796" calcext:value-type="float" table:number-columns-spanned="9" table:number-rows-spanned="1">
            <text:p>25,846,796</text:p>
          </table:table-cell>
          <table:covered-table-cell table:number-columns-repeated="8"/>
          <table:table-cell table:style-name="ce964" office:value-type="float" office:value="12751614" calcext:value-type="float" table:number-columns-spanned="21" table:number-rows-spanned="1">
            <text:p>12,751,614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LONG-TERM LIABILITIES:</text:p>
          </table:table-cell>
          <table:covered-table-cell table:number-columns-repeated="19"/>
          <table:table-cell table:style-name="ce8" table:number-columns-spanned="8" table:number-rows-spanned="1"/>
          <table:covered-table-cell table:number-columns-repeated="7"/>
          <table:table-cell table:style-name="ce8" table:number-columns-spanned="12" table:number-rows-spanned="1"/>
          <table:covered-table-cell table:number-columns-repeated="11"/>
          <table:table-cell table:style-name="ce8" table:number-columns-spanned="10" table:number-rows-spanned="1"/>
          <table:covered-table-cell table:number-columns-repeated="9"/>
          <table:table-cell table:style-name="ce8" table:number-columns-spanned="9" table:number-rows-spanned="1"/>
          <table:covered-table-cell table:number-columns-repeated="8"/>
          <table:table-cell table:style-name="ce8" table:number-columns-spanned="21" table:number-rows-spanned="1"/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Security deposits</text:p>
          </table:table-cell>
          <table:covered-table-cell table:number-columns-repeated="19"/>
          <table:table-cell table:style-name="ce49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937" office:value-type="float" office:value="850000" calcext:value-type="float" table:number-columns-spanned="12" table:number-rows-spanned="1">
            <text:p>850,000</text:p>
          </table:table-cell>
          <table:covered-table-cell table:number-columns-repeated="11"/>
          <table:table-cell table:style-name="ce940" office:value-type="float" office:value="-850000" calcext:value-type="float" table:number-columns-spanned="10" table:number-rows-spanned="1">
            <text:p>(850,000)</text:p>
          </table:table-cell>
          <table:covered-table-cell table:number-columns-repeated="9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21" table:number-rows-spanned="1">
            <text:p>-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ccrued interest</text:p>
          </table:table-cell>
          <table:covered-table-cell table:number-columns-repeated="19"/>
          <table:table-cell table:style-name="ce933" office:value-type="float" office:value="77459" calcext:value-type="float" table:number-columns-spanned="8" table:number-rows-spanned="1">
            <text:p>77,459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77459" calcext:value-type="float" table:number-columns-spanned="9" table:number-rows-spanned="1">
            <text:p>77,459</text:p>
          </table:table-cell>
          <table:covered-table-cell table:number-columns-repeated="8"/>
          <table:table-cell table:style-name="ce951" office:value-type="float" office:value="116862" calcext:value-type="float" table:number-columns-spanned="21" table:number-rows-spanned="1">
            <text:p>116,862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ferrred rent liability</text:p>
          </table:table-cell>
          <table:covered-table-cell table:number-columns-repeated="19"/>
          <table:table-cell table:style-name="ce938" office:value-type="float" office:value="1895363" calcext:value-type="float" table:number-columns-spanned="8" table:number-rows-spanned="1">
            <text:p>1,895,363</text:p>
          </table:table-cell>
          <table:covered-table-cell table:number-columns-repeated="7"/>
          <table:table-cell table:style-name="ce937" office:value-type="float" office:value="507330" calcext:value-type="float" table:number-columns-spanned="12" table:number-rows-spanned="1">
            <text:p>507,330</text:p>
          </table:table-cell>
          <table:covered-table-cell table:number-columns-repeated="11"/>
          <table:table-cell table:style-name="ce940" office:value-type="float" office:value="-1771288" calcext:value-type="float" table:number-columns-spanned="10" table:number-rows-spanned="1">
            <text:p>(1,771,288)</text:p>
          </table:table-cell>
          <table:covered-table-cell table:number-columns-repeated="9"/>
          <table:table-cell table:style-name="ce457" office:value-type="float" office:value="631405" calcext:value-type="float" table:number-columns-spanned="9" table:number-rows-spanned="1">
            <text:p>631,405</text:p>
          </table:table-cell>
          <table:covered-table-cell table:number-columns-repeated="8"/>
          <table:table-cell table:style-name="ce951" office:value-type="float" office:value="164972" calcext:value-type="float" table:number-columns-spanned="21" table:number-rows-spanned="1">
            <text:p>164,972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Convertible loans (note 6)</text:p>
          </table:table-cell>
          <table:covered-table-cell table:number-columns-repeated="19"/>
          <table:table-cell table:style-name="ce951" office:value-type="float" office:value="550000" calcext:value-type="float" table:number-columns-spanned="8" table:number-rows-spanned="1">
            <text:p>550,000</text:p>
          </table:table-cell>
          <table:covered-table-cell table:number-columns-repeated="7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550000" calcext:value-type="float" table:number-columns-spanned="9" table:number-rows-spanned="1">
            <text:p>550,000</text:p>
          </table:table-cell>
          <table:covered-table-cell table:number-columns-repeated="8"/>
          <table:table-cell table:style-name="ce951" office:value-type="float" office:value="550000" calcext:value-type="float" table:number-columns-spanned="21" table:number-rows-spanned="1">
            <text:p>550,000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Loans payable (note 6)</text:p>
          </table:table-cell>
          <table:covered-table-cell table:number-columns-repeated="19"/>
          <table:table-cell table:style-name="ce952" office:value-type="float" office:value="1932500" calcext:value-type="float" table:number-columns-spanned="8" table:number-rows-spanned="1">
            <text:p>1,932,500</text:p>
          </table:table-cell>
          <table:covered-table-cell table:number-columns-repeated="7"/>
          <table:table-cell table:style-name="ce952" office:value-type="float" office:value="67903916" calcext:value-type="float" table:number-columns-spanned="12" table:number-rows-spanned="1">
            <text:p>67,903,916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69836416" calcext:value-type="float" table:number-columns-spanned="9" table:number-rows-spanned="1">
            <text:p>69,836,416</text:p>
          </table:table-cell>
          <table:covered-table-cell table:number-columns-repeated="8"/>
          <table:table-cell table:style-name="ce964" office:value-type="float" office:value="49074491" calcext:value-type="float" table:number-columns-spanned="21" table:number-rows-spanned="1">
            <text:p>49,074,491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long-term liabilities</text:p>
          </table:table-cell>
          <table:covered-table-cell table:number-columns-repeated="19"/>
          <table:table-cell table:style-name="ce952" office:value-type="float" office:value="4455322" calcext:value-type="float" table:number-columns-spanned="8" table:number-rows-spanned="1">
            <text:p>4,455,322</text:p>
          </table:table-cell>
          <table:covered-table-cell table:number-columns-repeated="7"/>
          <table:table-cell table:style-name="ce952" office:value-type="float" office:value="69261246" calcext:value-type="float" table:number-columns-spanned="12" table:number-rows-spanned="1">
            <text:p>69,261,246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(2,621,288<text:span text:style-name="T48">)</text:span></text:p>
          </table:table-cell>
          <table:covered-table-cell table:number-columns-repeated="9"/>
          <table:table-cell table:style-name="ce457" office:value-type="float" office:value="71095280" calcext:value-type="float" table:number-columns-spanned="9" table:number-rows-spanned="1">
            <text:p>71,095,280</text:p>
          </table:table-cell>
          <table:covered-table-cell table:number-columns-repeated="8"/>
          <table:table-cell table:style-name="ce964" office:value-type="float" office:value="49906325" calcext:value-type="float" table:number-columns-spanned="21" table:number-rows-spanned="1">
            <text:p>49,906,325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NET ASSETS:</text:p>
          </table:table-cell>
          <table:covered-table-cell table:number-columns-repeated="19"/>
          <table:table-cell table:style-name="ce8" table:number-columns-spanned="8" table:number-rows-spanned="1"/>
          <table:covered-table-cell table:number-columns-repeated="7"/>
          <table:table-cell table:style-name="ce8" table:number-columns-spanned="12" table:number-rows-spanned="1"/>
          <table:covered-table-cell table:number-columns-repeated="11"/>
          <table:table-cell table:style-name="ce8" table:number-columns-spanned="10" table:number-rows-spanned="1"/>
          <table:covered-table-cell table:number-columns-repeated="9"/>
          <table:table-cell table:style-name="ce8" table:number-columns-spanned="9" table:number-rows-spanned="1"/>
          <table:covered-table-cell table:number-columns-repeated="8"/>
          <table:table-cell table:style-name="ce8" table:number-columns-spanned="21" table:number-rows-spanned="1"/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Unrestricted</text:p>
          </table:table-cell>
          <table:covered-table-cell table:number-columns-repeated="19"/>
          <table:table-cell table:style-name="ce964" office:value-type="float" office:value="12151199" calcext:value-type="float" table:number-columns-spanned="8" table:number-rows-spanned="1">
            <text:p>12,151,199</text:p>
          </table:table-cell>
          <table:covered-table-cell table:number-columns-repeated="7"/>
          <table:table-cell table:style-name="ce940" office:value-type="float" office:value="-61767" calcext:value-type="float" table:number-columns-spanned="12" table:number-rows-spanned="1">
            <text:p>(61,767)</text:p>
          </table:table-cell>
          <table:covered-table-cell table:number-columns-repeated="11"/>
          <table:table-cell table:style-name="ce49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57" office:value-type="float" office:value="12089432" calcext:value-type="float" table:number-columns-spanned="9" table:number-rows-spanned="1">
            <text:p>12,089,432</text:p>
          </table:table-cell>
          <table:covered-table-cell table:number-columns-repeated="8"/>
          <table:table-cell table:style-name="ce938" office:value-type="float" office:value="13486489" calcext:value-type="float" table:number-columns-spanned="21" table:number-rows-spanned="1">
            <text:p>13,486,489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Temporarily restricted (note 7)</text:p>
          </table:table-cell>
          <table:covered-table-cell table:number-columns-repeated="19"/>
          <table:table-cell table:style-name="ce952" office:value-type="float" office:value="1267096" calcext:value-type="float" table:number-columns-spanned="8" table:number-rows-spanned="1">
            <text:p>1,267,096</text:p>
          </table:table-cell>
          <table:covered-table-cell table:number-columns-repeated="7"/>
          <table:table-cell table:style-name="ce953" office:value-type="string" calcext:value-type="string" table:number-columns-spanned="12" table:number-rows-spanned="1">
            <text:p>                    -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1267096" calcext:value-type="float" table:number-columns-spanned="9" table:number-rows-spanned="1">
            <text:p>1,267,096</text:p>
          </table:table-cell>
          <table:covered-table-cell table:number-columns-repeated="8"/>
          <table:table-cell table:style-name="ce964" office:value-type="float" office:value="2394721" calcext:value-type="float" table:number-columns-spanned="21" table:number-rows-spanned="1">
            <text:p>2,394,721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net assets</text:p>
          </table:table-cell>
          <table:covered-table-cell table:number-columns-repeated="19"/>
          <table:table-cell table:style-name="ce952" office:value-type="float" office:value="13418295" calcext:value-type="float" table:number-columns-spanned="8" table:number-rows-spanned="1">
            <text:p>13,418,295</text:p>
          </table:table-cell>
          <table:covered-table-cell table:number-columns-repeated="7"/>
          <table:table-cell table:style-name="ce953" office:value-type="string" calcext:value-type="string" table:number-columns-spanned="12" table:number-rows-spanned="1">
            <text:p>         (61,767<text:span text:style-name="T48">)</text:span>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                       -</text:p>
          </table:table-cell>
          <table:covered-table-cell table:number-columns-repeated="9"/>
          <table:table-cell table:style-name="ce457" office:value-type="float" office:value="13356528" calcext:value-type="float" table:number-columns-spanned="9" table:number-rows-spanned="1">
            <text:p>13,356,528</text:p>
          </table:table-cell>
          <table:covered-table-cell table:number-columns-repeated="8"/>
          <table:table-cell table:style-name="ce964" office:value-type="float" office:value="15881210" calcext:value-type="float" table:number-columns-spanned="21" table:number-rows-spanned="1">
            <text:p>15,881,210</text:p>
          </table:table-cell>
          <table:covered-table-cell table:number-columns-repeated="20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20" table:number-rows-spanned="1">
            <text:p>Total liabilities and net assets</text:p>
          </table:table-cell>
          <table:covered-table-cell table:number-columns-repeated="19"/>
          <table:table-cell table:style-name="ce954" office:value-type="float" office:value="34370624" calcext:value-type="float" table:number-columns-spanned="8" table:number-rows-spanned="1">
            <text:p>$ 34,370,624</text:p>
          </table:table-cell>
          <table:covered-table-cell table:number-columns-repeated="7"/>
          <table:table-cell table:style-name="ce954" office:value-type="float" office:value="82212193" calcext:value-type="float" table:number-columns-spanned="12" table:number-rows-spanned="1">
            <text:p>$ 82,212,193</text:p>
          </table:table-cell>
          <table:covered-table-cell table:number-columns-repeated="11"/>
          <table:table-cell table:style-name="ce953" office:value-type="string" calcext:value-type="string" table:number-columns-spanned="10" table:number-rows-spanned="1">
            <text:p>$    (6,284,213<text:span text:style-name="T48">)</text:span></text:p>
          </table:table-cell>
          <table:covered-table-cell table:number-columns-repeated="9"/>
          <table:table-cell table:style-name="ce490" office:value-type="float" office:value="110298604" calcext:value-type="float" table:number-columns-spanned="9" table:number-rows-spanned="1">
            <text:p>$ 110,298,604</text:p>
          </table:table-cell>
          <table:covered-table-cell table:number-columns-repeated="8"/>
          <table:table-cell table:style-name="ce501" office:value-type="float" office:value="78539149" calcext:value-type="float" table:number-columns-spanned="21" table:number-rows-spanned="1">
            <text:p>$ 78,539,149</text:p>
          </table:table-cell>
          <table:covered-table-cell table:number-columns-repeated="20"/>
          <table:table-cell table:number-columns-repeated="16304"/>
        </table:table-row>
        <table:table-row table:style-name="ro19">
          <table:table-cell table:style-name="ce466" office:value-type="string" calcext:value-type="string" table:number-columns-spanned="71" table:number-rows-spanned="1">
            <text:p>CONSOLIDATED STATEMENT OF ACTIVITIES</text:p>
            <text:p>For the Year Ended June 30, 2014</text:p>
            <text:p>with comparative totals for the Year Ended June 30, 2013</text:p>
          </table:table-cell>
          <table:covered-table-cell table:number-columns-repeated="70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4">
          <table:table-cell table:style-name="ce250" table:number-columns-spanned="16" table:number-rows-spanned="1"/>
          <table:covered-table-cell table:number-columns-repeated="15"/>
          <table:table-cell table:style-name="ce533" office:value-type="string" calcext:value-type="string" table:number-columns-spanned="10" table:number-rows-spanned="1">
            <text:p>Rocketship Education</text:p>
          </table:table-cell>
          <table:covered-table-cell table:number-columns-repeated="9"/>
          <table:table-cell table:style-name="ce534" office:value-type="string" calcext:value-type="string" table:number-columns-spanned="11" table:number-rows-spanned="1">
            <text:p>Launchpad</text:p>
            <text:p>Development Company</text:p>
          </table:table-cell>
          <table:covered-table-cell table:number-columns-repeated="10"/>
          <table:table-cell table:style-name="ce1000" office:value-type="string" calcext:value-type="string" table:number-columns-spanned="12" table:number-rows-spanned="1">
            <text:p>Eliminations</text:p>
          </table:table-cell>
          <table:covered-table-cell table:number-columns-repeated="11"/>
          <table:table-cell table:style-name="ce1000" office:value-type="string" calcext:value-type="string" table:number-columns-spanned="9" table:number-rows-spanned="1">
            <text:p>2014 Total</text:p>
          </table:table-cell>
          <table:covered-table-cell table:number-columns-repeated="8"/>
          <table:table-cell table:style-name="ce1000" office:value-type="string" calcext:value-type="string" table:number-columns-spanned="22" table:number-rows-spanned="1">
            <text:p>2013 Total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16" table:number-rows-spanned="1">
            <text:p>UNRESTRICTED NET ASSETS:</text:p>
          </table:table-cell>
          <table:covered-table-cell table:number-columns-repeated="15"/>
          <table:table-cell table:style-name="ce431" table:number-columns-spanned="10" table:number-rows-spanned="1"/>
          <table:covered-table-cell table:number-columns-repeated="9"/>
          <table:table-cell table:style-name="ce431" table:number-columns-spanned="11" table:number-rows-spanned="1"/>
          <table:covered-table-cell table:number-columns-repeated="10"/>
          <table:table-cell table:style-name="ce431" table:number-columns-spanned="12" table:number-rows-spanned="1"/>
          <table:covered-table-cell table:number-columns-repeated="11"/>
          <table:table-cell table:style-name="ce431" table:number-columns-spanned="9" table:number-rows-spanned="1"/>
          <table:covered-table-cell table:number-columns-repeated="8"/>
          <table:table-cell table:style-name="ce431" table:number-columns-spanned="22" table:number-rows-spanned="1"/>
          <table:covered-table-cell table:number-columns-repeated="21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16" table:number-rows-spanned="1">
            <text:p>Revenues</text:p>
          </table:table-cell>
          <table:covered-table-cell table:number-columns-repeated="15"/>
          <table:table-cell table:style-name="ce8" table:number-columns-spanned="10" table:number-rows-spanned="1"/>
          <table:covered-table-cell table:number-columns-repeated="9"/>
          <table:table-cell table:style-name="ce8" table:number-columns-spanned="11" table:number-rows-spanned="1"/>
          <table:covered-table-cell table:number-columns-repeated="10"/>
          <table:table-cell table:style-name="ce8" table:number-columns-spanned="12" table:number-rows-spanned="1"/>
          <table:covered-table-cell table:number-columns-repeated="11"/>
          <table:table-cell table:style-name="ce8" table:number-columns-spanned="9" table:number-rows-spanned="1"/>
          <table:covered-table-cell table:number-columns-repeated="8"/>
          <table:table-cell table:style-name="ce8" table:number-columns-spanned="22" table:number-rows-spanned="1"/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LCFF State Aid</text:p>
          </table:table-cell>
          <table:covered-table-cell table:number-columns-repeated="15"/>
          <table:table-cell table:style-name="ce496" office:value-type="float" office:value="23505887" calcext:value-type="float" table:number-columns-spanned="10" table:number-rows-spanned="1">
            <text:p>$ 23,505,887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$ <text:s text:c="18"/>-</text:p>
          </table:table-cell>
          <table:covered-table-cell table:number-columns-repeated="10"/>
          <table:table-cell table:style-name="ce926" office:value-type="string" calcext:value-type="string" table:number-columns-spanned="12" table:number-rows-spanned="1">
            <text:p>$ <text:s text:c="21"/>-</text:p>
          </table:table-cell>
          <table:covered-table-cell table:number-columns-repeated="11"/>
          <table:table-cell table:style-name="ce968" office:value-type="float" office:value="23505887" calcext:value-type="float" table:number-columns-spanned="9" table:number-rows-spanned="1">
            <text:p>$ 23,505,887</text:p>
          </table:table-cell>
          <table:covered-table-cell table:number-columns-repeated="8"/>
          <table:table-cell table:style-name="ce968" office:value-type="float" office:value="16670573" calcext:value-type="float" table:number-columns-spanned="22" table:number-rows-spanned="1">
            <text:p>$ 16,670,573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pportionment revenue</text:p>
          </table:table-cell>
          <table:covered-table-cell table:number-columns-repeated="15"/>
          <table:table-cell table:style-name="ce457" office:value-type="float" office:value="2005025" calcext:value-type="float" table:number-columns-spanned="10" table:number-rows-spanned="1">
            <text:p>2,005,02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2005025" calcext:value-type="float" table:number-columns-spanned="9" table:number-rows-spanned="1">
            <text:p>2,005,025</text:p>
          </table:table-cell>
          <table:covered-table-cell table:number-columns-repeated="8"/>
          <table:table-cell table:style-name="ce970" office:value-type="string" calcext:value-type="string" table:number-columns-spanned="22" table:number-rows-spanned="1">
            <text:p>-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Property taxes</text:p>
          </table:table-cell>
          <table:covered-table-cell table:number-columns-repeated="15"/>
          <table:table-cell table:style-name="ce457" office:value-type="float" office:value="6328495" calcext:value-type="float" table:number-columns-spanned="10" table:number-rows-spanned="1">
            <text:p>6,328,49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6328495" calcext:value-type="float" table:number-columns-spanned="9" table:number-rows-spanned="1">
            <text:p>6,328,495</text:p>
          </table:table-cell>
          <table:covered-table-cell table:number-columns-repeated="8"/>
          <table:table-cell table:style-name="ce951" office:value-type="float" office:value="5422165" calcext:value-type="float" table:number-columns-spanned="22" table:number-rows-spanned="1">
            <text:p>5,422,165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Other State revenue</text:p>
          </table:table-cell>
          <table:covered-table-cell table:number-columns-repeated="15"/>
          <table:table-cell table:style-name="ce457" office:value-type="float" office:value="8107055" calcext:value-type="float" table:number-columns-spanned="10" table:number-rows-spanned="1">
            <text:p>8,107,05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8107055" calcext:value-type="float" table:number-columns-spanned="9" table:number-rows-spanned="1">
            <text:p>8,107,055</text:p>
          </table:table-cell>
          <table:covered-table-cell table:number-columns-repeated="8"/>
          <table:table-cell table:style-name="ce951" office:value-type="float" office:value="6279357" calcext:value-type="float" table:number-columns-spanned="22" table:number-rows-spanned="1">
            <text:p>6,279,35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Federal revenue</text:p>
          </table:table-cell>
          <table:covered-table-cell table:number-columns-repeated="15"/>
          <table:table-cell table:style-name="ce457" office:value-type="float" office:value="6257194" calcext:value-type="float" table:number-columns-spanned="10" table:number-rows-spanned="1">
            <text:p>6,257,194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2" table:number-rows-spanned="1">
            <text:p>-</text:p>
          </table:table-cell>
          <table:covered-table-cell table:number-columns-repeated="11"/>
          <table:table-cell table:style-name="ce937" office:value-type="float" office:value="6257194" calcext:value-type="float" table:number-columns-spanned="9" table:number-rows-spanned="1">
            <text:p>6,257,194</text:p>
          </table:table-cell>
          <table:covered-table-cell table:number-columns-repeated="8"/>
          <table:table-cell table:style-name="ce951" office:value-type="float" office:value="3794964" calcext:value-type="float" table:number-columns-spanned="22" table:number-rows-spanned="1">
            <text:p>3,794,964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Other local revenue</text:p>
          </table:table-cell>
          <table:covered-table-cell table:number-columns-repeated="15"/>
          <table:table-cell table:style-name="ce457" office:value-type="float" office:value="499326" calcext:value-type="float" table:number-columns-spanned="10" table:number-rows-spanned="1">
            <text:p>499,326</text:p>
          </table:table-cell>
          <table:covered-table-cell table:number-columns-repeated="9"/>
          <table:table-cell table:style-name="ce457" office:value-type="float" office:value="7438137" calcext:value-type="float" table:number-columns-spanned="11" table:number-rows-spanned="1">
            <text:p>7,438,137</text:p>
          </table:table-cell>
          <table:covered-table-cell table:number-columns-repeated="10"/>
          <table:table-cell table:style-name="ce940" office:value-type="float" office:value="-7607257" calcext:value-type="float" table:number-columns-spanned="12" table:number-rows-spanned="1">
            <text:p>(7,607,257)</text:p>
          </table:table-cell>
          <table:covered-table-cell table:number-columns-repeated="11"/>
          <table:table-cell table:style-name="ce937" office:value-type="float" office:value="330206" calcext:value-type="float" table:number-columns-spanned="9" table:number-rows-spanned="1">
            <text:p>330,206</text:p>
          </table:table-cell>
          <table:covered-table-cell table:number-columns-repeated="8"/>
          <table:table-cell table:style-name="ce933" office:value-type="float" office:value="246867" calcext:value-type="float" table:number-columns-spanned="22" table:number-rows-spanned="1">
            <text:p>246,86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Contributions</text:p>
          </table:table-cell>
          <table:covered-table-cell table:number-columns-repeated="15"/>
          <table:table-cell table:style-name="ce457" office:value-type="float" office:value="7140065" calcext:value-type="float" table:number-columns-spanned="10" table:number-rows-spanned="1">
            <text:p>7,140,065</text:p>
          </table:table-cell>
          <table:covered-table-cell table:number-columns-repeated="9"/>
          <table:table-cell table:style-name="ce457" office:value-type="float" office:value="25000" calcext:value-type="float" table:number-columns-spanned="11" table:number-rows-spanned="1">
            <text:p>25,000</text:p>
          </table:table-cell>
          <table:covered-table-cell table:number-columns-repeated="10"/>
          <table:table-cell table:style-name="ce940" office:value-type="float" office:value="-25000" calcext:value-type="float" table:number-columns-spanned="12" table:number-rows-spanned="1">
            <text:p>(25,000)</text:p>
          </table:table-cell>
          <table:covered-table-cell table:number-columns-repeated="11"/>
          <table:table-cell table:style-name="ce937" office:value-type="float" office:value="7140065" calcext:value-type="float" table:number-columns-spanned="9" table:number-rows-spanned="1">
            <text:p>7,140,065</text:p>
          </table:table-cell>
          <table:covered-table-cell table:number-columns-repeated="8"/>
          <table:table-cell table:style-name="ce951" office:value-type="float" office:value="6261881" calcext:value-type="float" table:number-columns-spanned="22" table:number-rows-spanned="1">
            <text:p>6,261,881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mounts released from restriction</text:p>
          </table:table-cell>
          <table:covered-table-cell table:number-columns-repeated="15"/>
          <table:table-cell table:style-name="ce457" office:value-type="float" office:value="2780203" calcext:value-type="float" table:number-columns-spanned="10" table:number-rows-spanned="1">
            <text:p>2,780,203</text:p>
          </table:table-cell>
          <table:covered-table-cell table:number-columns-repeated="9"/>
          <table:table-cell table:style-name="ce945" office:value-type="string" calcext:value-type="string" table:number-columns-spanned="11" table:number-rows-spanned="1">
            <text:p>                     -</text:p>
          </table:table-cell>
          <table:covered-table-cell table:number-columns-repeated="10"/>
          <table:table-cell table:style-name="ce957" office:value-type="string" calcext:value-type="string" table:number-columns-spanned="12" table:number-rows-spanned="1">
            <text:p>                          </text:p>
          </table:table-cell>
          <table:covered-table-cell table:number-columns-repeated="11"/>
          <table:table-cell table:style-name="ce952" office:value-type="float" office:value="2780203" calcext:value-type="float" table:number-columns-spanned="9" table:number-rows-spanned="1">
            <text:p>2,780,203</text:p>
          </table:table-cell>
          <table:covered-table-cell table:number-columns-repeated="8"/>
          <table:table-cell table:style-name="ce952" office:value-type="float" office:value="1422347" calcext:value-type="float" table:number-columns-spanned="22" table:number-rows-spanned="1">
            <text:p>1,422,34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16" table:number-rows-spanned="1">
            <text:p>Total unrestricted revenues</text:p>
          </table:table-cell>
          <table:covered-table-cell table:number-columns-repeated="15"/>
          <table:table-cell table:style-name="ce457" office:value-type="float" office:value="56623250" calcext:value-type="float" table:number-columns-spanned="10" table:number-rows-spanned="1">
            <text:p>56,623,250</text:p>
          </table:table-cell>
          <table:covered-table-cell table:number-columns-repeated="9"/>
          <table:table-cell table:style-name="ce457" office:value-type="float" office:value="7463137" calcext:value-type="float" table:number-columns-spanned="11" table:number-rows-spanned="1">
            <text:p>7,463,137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(7,632,257<text:span text:style-name="T48">)</text:span></text:p>
          </table:table-cell>
          <table:covered-table-cell table:number-columns-repeated="11"/>
          <table:table-cell table:style-name="ce952" office:value-type="float" office:value="56454130" calcext:value-type="float" table:number-columns-spanned="9" table:number-rows-spanned="1">
            <text:p>56,454,130</text:p>
          </table:table-cell>
          <table:covered-table-cell table:number-columns-repeated="8"/>
          <table:table-cell table:style-name="ce952" office:value-type="float" office:value="40098154" calcext:value-type="float" table:number-columns-spanned="22" table:number-rows-spanned="1">
            <text:p>40,098,154</text:p>
          </table:table-cell>
          <table:covered-table-cell table:number-columns-repeated="21"/>
          <table:table-cell table:number-columns-repeated="16304"/>
        </table:table-row>
        <table:table-row table:style-name="ro14">
          <table:table-cell table:style-name="ce973" office:value-type="string" calcext:value-type="string" table:number-columns-spanned="16" table:number-rows-spanned="1">
            <text:p>Program Expenses</text:p>
            <text:p><text:span text:style-name="T48">Educational programs</text:span></text:p>
          </table:table-cell>
          <table:covered-table-cell table:number-columns-repeated="15"/>
          <table:table-cell table:style-name="ce531" office:value-type="float" office:value="44311207" calcext:value-type="float" table:number-columns-spanned="10" table:number-rows-spanned="1">
            <text:p>44,311,207</text:p>
          </table:table-cell>
          <table:covered-table-cell table:number-columns-repeated="9"/>
          <table:table-cell table:style-name="ce995" office:value-type="string" calcext:value-type="string" table:number-columns-spanned="11" table:number-rows-spanned="1">
            <text:p>                     -</text:p>
          </table:table-cell>
          <table:covered-table-cell table:number-columns-repeated="10"/>
          <table:table-cell table:style-name="ce995" office:value-type="string" calcext:value-type="string" table:number-columns-spanned="12" table:number-rows-spanned="1">
            <text:p>        (7,325,748<text:span text:style-name="T48">)</text:span></text:p>
          </table:table-cell>
          <table:covered-table-cell table:number-columns-repeated="11"/>
          <table:table-cell table:style-name="ce967" office:value-type="float" office:value="36985459" calcext:value-type="float" table:number-columns-spanned="9" table:number-rows-spanned="1">
            <text:p>36,985,459</text:p>
          </table:table-cell>
          <table:covered-table-cell table:number-columns-repeated="8"/>
          <table:table-cell table:style-name="ce967" office:value-type="float" office:value="22280859" calcext:value-type="float" table:number-columns-spanned="22" table:number-rows-spanned="1">
            <text:p>22,280,859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75" office:value-type="string" calcext:value-type="string" table:number-columns-spanned="16" table:number-rows-spanned="1">
            <text:p>Supporting Services</text:p>
          </table:table-cell>
          <table:covered-table-cell table:number-columns-repeated="15"/>
          <table:table-cell table:style-name="ce509" table:number-columns-spanned="10" table:number-rows-spanned="1"/>
          <table:covered-table-cell table:number-columns-repeated="9"/>
          <table:table-cell table:style-name="ce509" table:number-columns-spanned="11" table:number-rows-spanned="1"/>
          <table:covered-table-cell table:number-columns-repeated="10"/>
          <table:table-cell table:style-name="ce509" table:number-columns-spanned="12" table:number-rows-spanned="1"/>
          <table:covered-table-cell table:number-columns-repeated="11"/>
          <table:table-cell table:style-name="ce509" table:number-columns-spanned="9" table:number-rows-spanned="1"/>
          <table:covered-table-cell table:number-columns-repeated="8"/>
          <table:table-cell table:style-name="ce509" table:number-columns-spanned="22" table:number-rows-spanned="1"/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Site supports and program development</text:p>
          </table:table-cell>
          <table:covered-table-cell table:number-columns-repeated="15"/>
          <table:table-cell table:style-name="ce457" office:value-type="float" office:value="9269009" calcext:value-type="float" table:number-columns-spanned="10" table:number-rows-spanned="1">
            <text:p>9,269,009</text:p>
          </table:table-cell>
          <table:covered-table-cell table:number-columns-repeated="9"/>
          <table:table-cell table:style-name="ce457" office:value-type="float" office:value="7902053" calcext:value-type="float" table:number-columns-spanned="11" table:number-rows-spanned="1">
            <text:p>7,902,053</text:p>
          </table:table-cell>
          <table:covered-table-cell table:number-columns-repeated="10"/>
          <table:table-cell table:style-name="ce940" office:value-type="float" office:value="-265066" calcext:value-type="float" table:number-columns-spanned="12" table:number-rows-spanned="1">
            <text:p>(265,066)</text:p>
          </table:table-cell>
          <table:covered-table-cell table:number-columns-repeated="11"/>
          <table:table-cell table:style-name="ce938" office:value-type="float" office:value="16905996" calcext:value-type="float" table:number-columns-spanned="9" table:number-rows-spanned="1">
            <text:p>16,905,996</text:p>
          </table:table-cell>
          <table:covered-table-cell table:number-columns-repeated="8"/>
          <table:table-cell table:style-name="ce938" office:value-type="float" office:value="10775327" calcext:value-type="float" table:number-columns-spanned="22" table:number-rows-spanned="1">
            <text:p>10,775,327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dministration and general</text:p>
          </table:table-cell>
          <table:covered-table-cell table:number-columns-repeated="15"/>
          <table:table-cell table:style-name="ce457" office:value-type="float" office:value="3877785" calcext:value-type="float" table:number-columns-spanned="10" table:number-rows-spanned="1">
            <text:p>3,877,785</text:p>
          </table:table-cell>
          <table:covered-table-cell table:number-columns-repeated="9"/>
          <table:table-cell table:style-name="ce457" office:value-type="float" office:value="123390" calcext:value-type="float" table:number-columns-spanned="11" table:number-rows-spanned="1">
            <text:p>123,390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     (41,443<text:span text:style-name="T48">)</text:span></text:p>
          </table:table-cell>
          <table:covered-table-cell table:number-columns-repeated="11"/>
          <table:table-cell table:style-name="ce952" office:value-type="float" office:value="3959732" calcext:value-type="float" table:number-columns-spanned="9" table:number-rows-spanned="1">
            <text:p>3,959,732</text:p>
          </table:table-cell>
          <table:covered-table-cell table:number-columns-repeated="8"/>
          <table:table-cell table:style-name="ce952" office:value-type="float" office:value="3918745" calcext:value-type="float" table:number-columns-spanned="22" table:number-rows-spanned="1">
            <text:p>3,918,745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16" table:number-rows-spanned="1">
            <text:p>Total supporting services</text:p>
          </table:table-cell>
          <table:covered-table-cell table:number-columns-repeated="15"/>
          <table:table-cell table:style-name="ce457" office:value-type="float" office:value="13146794" calcext:value-type="float" table:number-columns-spanned="10" table:number-rows-spanned="1">
            <text:p>13,146,794</text:p>
          </table:table-cell>
          <table:covered-table-cell table:number-columns-repeated="9"/>
          <table:table-cell table:style-name="ce457" office:value-type="float" office:value="8025443" calcext:value-type="float" table:number-columns-spanned="11" table:number-rows-spanned="1">
            <text:p>8,025,443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   (306,509<text:span text:style-name="T48">)</text:span></text:p>
          </table:table-cell>
          <table:covered-table-cell table:number-columns-repeated="11"/>
          <table:table-cell table:style-name="ce952" office:value-type="float" office:value="20865728" calcext:value-type="float" table:number-columns-spanned="9" table:number-rows-spanned="1">
            <text:p>20,865,728</text:p>
          </table:table-cell>
          <table:covered-table-cell table:number-columns-repeated="8"/>
          <table:table-cell table:style-name="ce952" office:value-type="float" office:value="14694072" calcext:value-type="float" table:number-columns-spanned="22" table:number-rows-spanned="1">
            <text:p>14,694,072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21" office:value-type="string" calcext:value-type="string" table:number-columns-spanned="16" table:number-rows-spanned="1">
            <text:p>Total expenses</text:p>
          </table:table-cell>
          <table:covered-table-cell table:number-columns-repeated="15"/>
          <table:table-cell table:style-name="ce457" office:value-type="float" office:value="57458001" calcext:value-type="float" table:number-columns-spanned="10" table:number-rows-spanned="1">
            <text:p>57,458,001</text:p>
          </table:table-cell>
          <table:covered-table-cell table:number-columns-repeated="9"/>
          <table:table-cell table:style-name="ce457" office:value-type="float" office:value="8025443" calcext:value-type="float" table:number-columns-spanned="11" table:number-rows-spanned="1">
            <text:p>8,025,443</text:p>
          </table:table-cell>
          <table:covered-table-cell table:number-columns-repeated="10"/>
          <table:table-cell table:style-name="ce945" office:value-type="string" calcext:value-type="string" table:number-columns-spanned="12" table:number-rows-spanned="1">
            <text:p>        (7,632,257<text:span text:style-name="T48">)</text:span></text:p>
          </table:table-cell>
          <table:covered-table-cell table:number-columns-repeated="11"/>
          <table:table-cell table:style-name="ce952" office:value-type="float" office:value="57851187" calcext:value-type="float" table:number-columns-spanned="9" table:number-rows-spanned="1">
            <text:p>57,851,187</text:p>
          </table:table-cell>
          <table:covered-table-cell table:number-columns-repeated="8"/>
          <table:table-cell table:style-name="ce952" office:value-type="float" office:value="36974931" calcext:value-type="float" table:number-columns-spanned="22" table:number-rows-spanned="1">
            <text:p>36,974,931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16" table:number-rows-spanned="1">
            <text:p>Increase (decrease) in unrestricted net assets</text:p>
          </table:table-cell>
          <table:covered-table-cell table:number-columns-repeated="15"/>
          <table:table-cell table:style-name="ce945" office:value-type="string" calcext:value-type="string" table:number-columns-spanned="10" table:number-rows-spanned="1">
            <text:p>           (834,751<text:span text:style-name="T48">)</text:span></text:p>
          </table:table-cell>
          <table:covered-table-cell table:number-columns-repeated="9"/>
          <table:table-cell table:style-name="ce945" office:value-type="string" calcext:value-type="string" table:number-columns-spanned="11" table:number-rows-spanned="1">
            <text:p>        (562,306<text:span text:style-name="T48">)</text:span></text:p>
          </table:table-cell>
          <table:covered-table-cell table:number-columns-repeated="10"/>
          <table:table-cell table:style-name="ce957" office:value-type="string" calcext:value-type="string" table:number-columns-spanned="12" table:number-rows-spanned="1">
            <text:p>                        -</text:p>
          </table:table-cell>
          <table:covered-table-cell table:number-columns-repeated="11"/>
          <table:table-cell table:style-name="ce953" office:value-type="string" calcext:value-type="string" table:number-columns-spanned="9" table:number-rows-spanned="1">
            <text:p>       (1,397,057<text:span text:style-name="T48">)</text:span></text:p>
          </table:table-cell>
          <table:covered-table-cell table:number-columns-repeated="8"/>
          <table:table-cell table:style-name="ce952" office:value-type="float" office:value="3123223" calcext:value-type="float" table:number-columns-spanned="22" table:number-rows-spanned="1">
            <text:p>3,123,223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975" office:value-type="string" calcext:value-type="string" table:number-columns-spanned="80" table:number-rows-spanned="1">
            <text:p>TEMPORARILY RESTRICTED NET ASSETS:</text:p>
          </table:table-cell>
          <table:covered-table-cell table:number-columns-repeated="79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Amounts released from restriction</text:p>
          </table:table-cell>
          <table:covered-table-cell table:number-columns-repeated="15"/>
          <table:table-cell table:style-name="ce940" office:value-type="float" office:value="-2780203" calcext:value-type="float" table:number-columns-spanned="10" table:number-rows-spanned="1">
            <text:p>(2,780,203)</text:p>
          </table:table-cell>
          <table:covered-table-cell table:number-columns-repeated="9"/>
          <table:table-cell table:style-name="ce970" office:value-type="string" calcext:value-type="string" table:number-columns-spanned="23" table:number-rows-spanned="1">
            <text:p>- <text:s text:c="27"/>-</text:p>
          </table:table-cell>
          <table:covered-table-cell table:number-columns-repeated="22"/>
          <table:table-cell table:style-name="ce940" office:value-type="float" office:value="-2780203" calcext:value-type="float" table:number-columns-spanned="9" table:number-rows-spanned="1">
            <text:p>(2,780,203)</text:p>
          </table:table-cell>
          <table:covered-table-cell table:number-columns-repeated="8"/>
          <table:table-cell table:style-name="ce950" office:value-type="float" office:value="-1422347" calcext:value-type="float" table:number-columns-spanned="22" table:number-rows-spanned="1">
            <text:p>(1,422,347)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16" table:number-rows-spanned="1">
            <text:p>Contributions</text:p>
          </table:table-cell>
          <table:covered-table-cell table:number-columns-repeated="15"/>
          <table:table-cell table:style-name="ce457" office:value-type="float" office:value="1652578" calcext:value-type="float" table:number-columns-spanned="10" table:number-rows-spanned="1">
            <text:p>1,652,578</text:p>
          </table:table-cell>
          <table:covered-table-cell table:number-columns-repeated="9"/>
          <table:table-cell table:style-name="ce953" office:value-type="string" calcext:value-type="string" table:number-columns-spanned="23" table:number-rows-spanned="1">
            <text:p>                     -<text:span text:style-name="T48">    </text:span>                        -</text:p>
          </table:table-cell>
          <table:covered-table-cell table:number-columns-repeated="22"/>
          <table:table-cell table:style-name="ce952" office:value-type="float" office:value="1652578" calcext:value-type="float" table:number-columns-spanned="9" table:number-rows-spanned="1">
            <text:p>1,652,578</text:p>
          </table:table-cell>
          <table:covered-table-cell table:number-columns-repeated="8"/>
          <table:table-cell table:style-name="ce952" office:value-type="float" office:value="2247235" calcext:value-type="float" table:number-columns-spanned="22" table:number-rows-spanned="1">
            <text:p>2,247,235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16" table:number-rows-spanned="1">
            <text:p>Increase (decrease) in temporarily restricted net assets</text:p>
          </table:table-cell>
          <table:covered-table-cell table:number-columns-repeated="15"/>
          <table:table-cell table:style-name="ce469" office:value-type="string" calcext:value-type="string" table:number-columns-spanned="10" table:number-rows-spanned="1">
            <text:p>        (1,127,625<text:span text:style-name="T48">)</text:span></text:p>
          </table:table-cell>
          <table:covered-table-cell table:number-columns-repeated="9"/>
          <table:table-cell table:style-name="ce469" office:value-type="string" calcext:value-type="string" table:number-columns-spanned="11" table:number-rows-spanned="1">
            <text:p>                     -</text:p>
          </table:table-cell>
          <table:covered-table-cell table:number-columns-repeated="10"/>
          <table:table-cell table:style-name="ce470" office:value-type="string" calcext:value-type="string" table:number-columns-spanned="12" table:number-rows-spanned="1">
            <text:p>                        -</text:p>
          </table:table-cell>
          <table:covered-table-cell table:number-columns-repeated="11"/>
          <table:table-cell table:style-name="ce471" office:value-type="string" calcext:value-type="string" table:number-columns-spanned="9" table:number-rows-spanned="1">
            <text:p>       (1,127,625<text:span text:style-name="T48">)</text:span></text:p>
          </table:table-cell>
          <table:covered-table-cell table:number-columns-repeated="8"/>
          <table:table-cell table:style-name="ce472" office:value-type="float" office:value="824888" calcext:value-type="float" table:number-columns-spanned="22" table:number-rows-spanned="1">
            <text:p>824,888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527" office:value-type="string" calcext:value-type="string" table:number-columns-spanned="16" table:number-rows-spanned="1">
            <text:p>Beginning net assets</text:p>
          </table:table-cell>
          <table:covered-table-cell table:number-columns-repeated="15"/>
          <table:table-cell table:style-name="ce985" office:value-type="float" office:value="15380671" calcext:value-type="float" table:number-columns-spanned="10" table:number-rows-spanned="1">
            <text:p>15,380,671</text:p>
          </table:table-cell>
          <table:covered-table-cell table:number-columns-repeated="9"/>
          <table:table-cell table:style-name="ce985" office:value-type="float" office:value="500539" calcext:value-type="float" table:number-columns-spanned="11" table:number-rows-spanned="1">
            <text:p>500,539</text:p>
          </table:table-cell>
          <table:covered-table-cell table:number-columns-repeated="10"/>
          <table:table-cell table:style-name="ce470" office:value-type="string" calcext:value-type="string" table:number-columns-spanned="12" table:number-rows-spanned="1">
            <text:p>                        -</text:p>
          </table:table-cell>
          <table:covered-table-cell table:number-columns-repeated="11"/>
          <table:table-cell table:style-name="ce472" office:value-type="float" office:value="15881210" calcext:value-type="float" table:number-columns-spanned="9" table:number-rows-spanned="1">
            <text:p>15,881,210</text:p>
          </table:table-cell>
          <table:covered-table-cell table:number-columns-repeated="8"/>
          <table:table-cell table:style-name="ce472" office:value-type="float" office:value="11933099" calcext:value-type="float" table:number-columns-spanned="22" table:number-rows-spanned="1">
            <text:p>11,933,099</text:p>
          </table:table-cell>
          <table:covered-table-cell table:number-columns-repeated="21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16" table:number-rows-spanned="1">
            <text:p>Ending net assets</text:p>
          </table:table-cell>
          <table:covered-table-cell table:number-columns-repeated="15"/>
          <table:table-cell table:style-name="ce490" office:value-type="float" office:value="13418295" calcext:value-type="float" table:number-columns-spanned="10" table:number-rows-spanned="1">
            <text:p>$ 13,418,295</text:p>
          </table:table-cell>
          <table:covered-table-cell table:number-columns-repeated="9"/>
          <table:table-cell table:style-name="ce945" office:value-type="string" calcext:value-type="string" table:number-columns-spanned="11" table:number-rows-spanned="1">
            <text:p>$        (61,767<text:span text:style-name="T48">)</text:span></text:p>
          </table:table-cell>
          <table:covered-table-cell table:number-columns-repeated="10"/>
          <table:table-cell table:style-name="ce957" office:value-type="string" calcext:value-type="string" table:number-columns-spanned="12" table:number-rows-spanned="1">
            <text:p>$                      -</text:p>
          </table:table-cell>
          <table:covered-table-cell table:number-columns-repeated="11"/>
          <table:table-cell table:style-name="ce954" office:value-type="float" office:value="13356528" calcext:value-type="float" table:number-columns-spanned="9" table:number-rows-spanned="1">
            <text:p>$ 13,356,528</text:p>
          </table:table-cell>
          <table:covered-table-cell table:number-columns-repeated="8"/>
          <table:table-cell table:style-name="ce954" office:value-type="float" office:value="15881210" calcext:value-type="float" table:number-columns-spanned="22" table:number-rows-spanned="1">
            <text:p>$ 15,881,210</text:p>
          </table:table-cell>
          <table:covered-table-cell table:number-columns-repeated="21"/>
          <table:table-cell table:number-columns-repeated="16304"/>
        </table:table-row>
        <table:table-row table:style-name="ro20">
          <table:table-cell table:style-name="ce466" office:value-type="string" calcext:value-type="string" table:number-columns-spanned="71" table:number-rows-spanned="1">
            <text:p>CONSOLIDATED STATEMENT OF CASH FLOWS</text:p>
            <text:p>For the Year Ended June 30, 2014</text:p>
            <text:p>with comparative totals for the Year Ended June 30, 2013</text:p>
          </table:table-cell>
          <table:covered-table-cell table:number-columns-repeated="70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250" table:number-columns-spanned="20" table:number-rows-spanned="1"/>
          <table:covered-table-cell table:number-columns-repeated="19"/>
          <table:table-cell table:style-name="ce250"/>
          <table:table-cell table:style-name="ce541" office:value-type="string" calcext:value-type="string" table:number-columns-spanned="7" table:number-rows-spanned="1">
            <text:p>Rocketship</text:p>
          </table:table-cell>
          <table:covered-table-cell table:number-columns-repeated="6"/>
          <table:table-cell table:style-name="ce973" office:value-type="string" calcext:value-type="string" table:number-columns-spanned="43" table:number-rows-spanned="1">
            <text:p>Launchpad Development</text:p>
          </table:table-cell>
          <table:covered-table-cell table:number-columns-repeated="42"/>
          <table:table-cell table:style-name="ce420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525" office:value-type="string" calcext:value-type="string" table:number-columns-spanned="71" table:number-rows-spanned="1">
            <text:p>     Education           Company     <text:span text:style-name="T50">  </text:span>  Eliminations  <text:span text:style-name="T50">  </text:span>     2014 Total          2013 Total    </text:p>
          </table:table-cell>
          <table:covered-table-cell table:number-columns-repeated="70"/>
          <table:table-cell table:style-name="ce509" table:number-columns-spanned="9" table:number-rows-spanned="1"/>
          <table:covered-table-cell table:number-columns-repeated="8"/>
          <table:table-cell table:number-columns-repeated="16304"/>
        </table:table-row>
        <table:table-row table:style-name="ro11">
          <table:table-cell table:style-name="ce526" office:value-type="string" calcext:value-type="string" table:number-columns-spanned="20" table:number-rows-spanned="1">
            <text:p>CASH FLOWS from OPERATING ACTIVITIES:</text:p>
          </table:table-cell>
          <table:covered-table-cell table:number-columns-repeated="19"/>
          <table:table-cell table:style-name="ce8" table:number-columns-spanned="60" table:number-rows-spanned="1"/>
          <table:covered-table-cell table:number-columns-repeated="59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Change in Net Assets</text:p>
          </table:table-cell>
          <table:covered-table-cell table:number-columns-repeated="19"/>
          <table:table-cell table:style-name="ce494" office:value-type="string" calcext:value-type="string">
            <text:p>$</text:p>
          </table:table-cell>
          <table:table-cell table:style-name="ce993" office:value-type="float" office:value="-1962376" calcext:value-type="float" table:number-columns-spanned="9" table:number-rows-spanned="1">
            <text:p>(1,962,376)</text:p>
          </table:table-cell>
          <table:covered-table-cell table:number-columns-repeated="8"/>
          <table:table-cell table:style-name="ce522" office:value-type="string" calcext:value-type="string">
            <text:p>$</text:p>
          </table:table-cell>
          <table:table-cell table:style-name="ce950" office:value-type="float" office:value="-562306" calcext:value-type="float" table:number-columns-spanned="10" table:number-rows-spanned="1">
            <text:p>(562,306)</text:p>
          </table:table-cell>
          <table:covered-table-cell table:number-columns-repeated="9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2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22" office:value-type="string" calcext:value-type="string" table:number-columns-spanned="2" table:number-rows-spanned="1">
            <text:p>$</text:p>
          </table:table-cell>
          <table:covered-table-cell/>
          <table:table-cell table:style-name="ce993" office:value-type="float" office:value="-2524682" calcext:value-type="float" table:number-columns-spanned="7" table:number-rows-spanned="1">
            <text:p>(2,524,682)</text:p>
          </table:table-cell>
          <table:covered-table-cell table:number-columns-repeated="6"/>
          <table:table-cell table:style-name="ce522" office:value-type="string" calcext:value-type="string">
            <text:p>$</text:p>
          </table:table-cell>
          <table:table-cell table:style-name="ce964" office:value-type="float" office:value="3948111" calcext:value-type="float" table:number-columns-spanned="18" table:number-rows-spanned="1">
            <text:p>3,948,111</text:p>
          </table:table-cell>
          <table:covered-table-cell table:number-columns-repeated="17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Adjustments to reconcile change in net assets to</text:p>
          </table:table-cell>
          <table:covered-table-cell table:number-columns-repeated="1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10" table:number-rows-spanned="1"/>
          <table:covered-table-cell table:number-columns-repeated="9"/>
          <table:table-cell table:style-name="ce8" table:number-columns-spanned="2" table:number-rows-spanned="1"/>
          <table:covered-table-cell/>
          <table:table-cell table:style-name="ce8" table:number-columns-spanned="9" table:number-rows-spanned="1"/>
          <table:covered-table-cell table:number-columns-repeated="8"/>
          <table:table-cell table:style-name="ce8" table:number-columns-spanned="2" table:number-rows-spanned="1"/>
          <table:covered-table-cell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net cash provided (used) by operating activities:</text:p>
          </table:table-cell>
          <table:covered-table-cell table:number-columns-repeated="1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10" table:number-rows-spanned="1"/>
          <table:covered-table-cell table:number-columns-repeated="9"/>
          <table:table-cell table:style-name="ce8" table:number-columns-spanned="2" table:number-rows-spanned="1"/>
          <table:covered-table-cell/>
          <table:table-cell table:style-name="ce8" table:number-columns-spanned="9" table:number-rows-spanned="1"/>
          <table:covered-table-cell table:number-columns-repeated="8"/>
          <table:table-cell table:style-name="ce8" table:number-columns-spanned="2" table:number-rows-spanned="1"/>
          <table:covered-table-cell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preciation and amortization</text:p>
          </table:table-cell>
          <table:covered-table-cell table:number-columns-repeated="19"/>
          <table:table-cell table:style-name="ce933" office:value-type="float" office:value="168755" calcext:value-type="float" table:number-columns-spanned="10" table:number-rows-spanned="1">
            <text:p>168,755</text:p>
          </table:table-cell>
          <table:covered-table-cell table:number-columns-repeated="9"/>
          <table:table-cell table:style-name="ce938" office:value-type="float" office:value="1285063" calcext:value-type="float" table:number-columns-spanned="11" table:number-rows-spanned="1">
            <text:p>1,285,063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38" office:value-type="float" office:value="1453818" calcext:value-type="float" table:number-columns-spanned="9" table:number-rows-spanned="1">
            <text:p>1,453,818</text:p>
          </table:table-cell>
          <table:covered-table-cell table:number-columns-repeated="8"/>
          <table:table-cell table:style-name="ce951" office:value-type="float" office:value="1473483" calcext:value-type="float" table:number-columns-spanned="19" table:number-rows-spanned="1">
            <text:p>1,473,483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llowance for non-recoverable project costs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51" office:value-type="float" office:value="670656" calcext:value-type="float" table:number-columns-spanned="11" table:number-rows-spanned="1">
            <text:p>670,656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51" office:value-type="float" office:value="670656" calcext:value-type="float" table:number-columns-spanned="9" table:number-rows-spanned="1">
            <text:p>670,656</text:p>
          </table:table-cell>
          <table:covered-table-cell table:number-columns-repeated="8"/>
          <table:table-cell table:style-name="ce933" office:value-type="float" office:value="321492" calcext:value-type="float" table:number-columns-spanned="19" table:number-rows-spanned="1">
            <text:p>321,492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bt forgiven through grant agreement</text:p>
          </table:table-cell>
          <table:covered-table-cell table:number-columns-repeated="19"/>
          <table:table-cell table:style-name="ce949" office:value-type="float" office:value="-566782" calcext:value-type="float" table:number-columns-spanned="10" table:number-rows-spanned="1">
            <text:p>(566,782)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48" office:value-type="float" office:value="-566782" calcext:value-type="float" table:number-columns-spanned="9" table:number-rows-spanned="1">
            <text:p>(566,782)</text:p>
          </table:table-cell>
          <table:covered-table-cell table:number-columns-repeated="8"/>
          <table:table-cell table:style-name="ce950" office:value-type="float" office:value="-1376033" calcext:value-type="float" table:number-columns-spanned="19" table:number-rows-spanned="1">
            <text:p>(1,376,033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(Increase) or decrease in operating assets:</text:p>
          </table:table-cell>
          <table:covered-table-cell table:number-columns-repeated="1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"/>
          <table:table-cell table:style-name="ce8" table:number-columns-spanned="10" table:number-rows-spanned="1"/>
          <table:covered-table-cell table:number-columns-repeated="9"/>
          <table:table-cell table:style-name="ce8" table:number-columns-spanned="2" table:number-rows-spanned="1"/>
          <table:covered-table-cell/>
          <table:table-cell table:style-name="ce8" table:number-columns-spanned="9" table:number-rows-spanned="1"/>
          <table:covered-table-cell table:number-columns-repeated="8"/>
          <table:table-cell table:style-name="ce8" table:number-columns-spanned="2" table:number-rows-spanned="1"/>
          <table:covered-table-cell/>
          <table:table-cell table:style-name="ce8" table:number-columns-spanned="7" table:number-rows-spanned="1"/>
          <table:covered-table-cell table:number-columns-repeated="6"/>
          <table:table-cell table:style-name="ce8"/>
          <table:table-cell table:style-name="ce8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ccounts receivable</text:p>
          </table:table-cell>
          <table:covered-table-cell table:number-columns-repeated="19"/>
          <table:table-cell table:style-name="ce948" office:value-type="float" office:value="-1895442" calcext:value-type="float" table:number-columns-spanned="10" table:number-rows-spanned="1">
            <text:p>(1,895,442)</text:p>
          </table:table-cell>
          <table:covered-table-cell table:number-columns-repeated="9"/>
          <table:table-cell table:style-name="ce933" office:value-type="float" office:value="66395" calcext:value-type="float" table:number-columns-spanned="11" table:number-rows-spanned="1">
            <text:p>66,395</text:p>
          </table:table-cell>
          <table:covered-table-cell table:number-columns-repeated="10"/>
          <table:table-cell table:style-name="ce951" office:value-type="float" office:value="3296938" calcext:value-type="float" table:number-columns-spanned="11" table:number-rows-spanned="1">
            <text:p>3,296,938</text:p>
          </table:table-cell>
          <table:covered-table-cell table:number-columns-repeated="10"/>
          <table:table-cell table:style-name="ce938" office:value-type="float" office:value="1467891" calcext:value-type="float" table:number-columns-spanned="9" table:number-rows-spanned="1">
            <text:p>1,467,891</text:p>
          </table:table-cell>
          <table:covered-table-cell table:number-columns-repeated="8"/>
          <table:table-cell table:style-name="ce950" office:value-type="float" office:value="-2196302" calcext:value-type="float" table:number-columns-spanned="19" table:number-rows-spanned="1">
            <text:p>(2,196,302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Grants receivable</text:p>
          </table:table-cell>
          <table:covered-table-cell table:number-columns-repeated="19"/>
          <table:table-cell table:style-name="ce491" office:value-type="float" office:value="2735" calcext:value-type="float" table:number-columns-spanned="10" table:number-rows-spanned="1">
            <text:p>2,735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933" office:value-type="float" office:value="2735" calcext:value-type="float" table:number-columns-spanned="9" table:number-rows-spanned="1">
            <text:p>2,735</text:p>
          </table:table-cell>
          <table:covered-table-cell table:number-columns-repeated="8"/>
          <table:table-cell table:style-name="ce948" office:value-type="float" office:value="-380486" calcext:value-type="float" table:number-columns-spanned="19" table:number-rows-spanned="1">
            <text:p>(380,486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repaid expenses and other current assets</text:p>
          </table:table-cell>
          <table:covered-table-cell table:number-columns-repeated="19"/>
          <table:table-cell table:style-name="ce933" office:value-type="float" office:value="227737" calcext:value-type="float" table:number-columns-spanned="10" table:number-rows-spanned="1">
            <text:p>227,737</text:p>
          </table:table-cell>
          <table:covered-table-cell table:number-columns-repeated="9"/>
          <table:table-cell table:style-name="ce951" office:value-type="float" office:value="184176" calcext:value-type="float" table:number-columns-spanned="11" table:number-rows-spanned="1">
            <text:p>184,176</text:p>
          </table:table-cell>
          <table:covered-table-cell table:number-columns-repeated="10"/>
          <table:table-cell table:style-name="ce948" office:value-type="float" office:value="-500000" calcext:value-type="float" table:number-columns-spanned="11" table:number-rows-spanned="1">
            <text:p>(500,000)</text:p>
          </table:table-cell>
          <table:covered-table-cell table:number-columns-repeated="10"/>
          <table:table-cell table:style-name="ce949" office:value-type="float" office:value="-88087" calcext:value-type="float" table:number-columns-spanned="9" table:number-rows-spanned="1">
            <text:p>(88,087)</text:p>
          </table:table-cell>
          <table:covered-table-cell table:number-columns-repeated="8"/>
          <table:table-cell table:style-name="ce950" office:value-type="float" office:value="-1240883" calcext:value-type="float" table:number-columns-spanned="19" table:number-rows-spanned="1">
            <text:p>(1,240,883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ferred rent asset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50" office:value-type="float" office:value="-1122531" calcext:value-type="float" table:number-columns-spanned="11" table:number-rows-spanned="1">
            <text:p>(1,122,531)</text:p>
          </table:table-cell>
          <table:covered-table-cell table:number-columns-repeated="10"/>
          <table:table-cell table:style-name="ce951" office:value-type="float" office:value="1122531" calcext:value-type="float" table:number-columns-spanned="11" table:number-rows-spanned="1">
            <text:p>1,122,531</text:p>
          </table:table-cell>
          <table:covered-table-cell table:number-columns-repeated="10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19" table:number-rows-spanned="1">
            <text:p>-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Increase or (decrease) in operating liabilities:</text:p>
          </table:table-cell>
          <table:covered-table-cell table:number-columns-repeated="19"/>
          <table:table-cell table:style-name="ce8" table:number-columns-spanned="10" table:number-rows-spanned="1"/>
          <table:covered-table-cell table:number-columns-repeated="9"/>
          <table:table-cell table:style-name="ce8" table:number-columns-spanned="11" table:number-rows-spanned="1"/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8" table:number-columns-spanned="9" table:number-rows-spanned="1"/>
          <table:covered-table-cell table:number-columns-repeated="8"/>
          <table:table-cell table:style-name="ce8" table:number-columns-spanned="19" table:number-rows-spanned="1"/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Accounts payable and accrued liabilities</text:p>
          </table:table-cell>
          <table:covered-table-cell table:number-columns-repeated="19"/>
          <table:table-cell table:style-name="ce949" office:value-type="float" office:value="-721569" calcext:value-type="float" table:number-columns-spanned="10" table:number-rows-spanned="1">
            <text:p>(721,569)</text:p>
          </table:table-cell>
          <table:covered-table-cell table:number-columns-repeated="9"/>
          <table:table-cell table:style-name="ce951" office:value-type="float" office:value="230639" calcext:value-type="float" table:number-columns-spanned="11" table:number-rows-spanned="1">
            <text:p>230,639</text:p>
          </table:table-cell>
          <table:covered-table-cell table:number-columns-repeated="10"/>
          <table:table-cell table:style-name="ce933" office:value-type="float" office:value="106050" calcext:value-type="float" table:number-columns-spanned="11" table:number-rows-spanned="1">
            <text:p>106,050</text:p>
          </table:table-cell>
          <table:covered-table-cell table:number-columns-repeated="10"/>
          <table:table-cell table:style-name="ce948" office:value-type="float" office:value="-384880" calcext:value-type="float" table:number-columns-spanned="9" table:number-rows-spanned="1">
            <text:p>(384,880)</text:p>
          </table:table-cell>
          <table:covered-table-cell table:number-columns-repeated="8"/>
          <table:table-cell table:style-name="ce951" office:value-type="float" office:value="1096710" calcext:value-type="float" table:number-columns-spanned="19" table:number-rows-spanned="1">
            <text:p>1,096,710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ferred revenues</text:p>
          </table:table-cell>
          <table:covered-table-cell table:number-columns-repeated="19"/>
          <table:table-cell table:style-name="ce948" office:value-type="float" office:value="-1012883" calcext:value-type="float" table:number-columns-spanned="10" table:number-rows-spanned="1">
            <text:p>(1,012,883)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50" office:value-type="float" office:value="-1012883" calcext:value-type="float" table:number-columns-spanned="9" table:number-rows-spanned="1">
            <text:p>(1,012,883)</text:p>
          </table:table-cell>
          <table:covered-table-cell table:number-columns-repeated="8"/>
          <table:table-cell table:style-name="ce951" office:value-type="float" office:value="1635767" calcext:value-type="float" table:number-columns-spanned="19" table:number-rows-spanned="1">
            <text:p>1,635,767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Deferred rent liability</text:p>
          </table:table-cell>
          <table:covered-table-cell table:number-columns-repeated="19"/>
          <table:table-cell table:style-name="ce964" office:value-type="float" office:value="1272632" calcext:value-type="float" table:number-columns-spanned="10" table:number-rows-spanned="1">
            <text:p>1,272,632</text:p>
          </table:table-cell>
          <table:covered-table-cell table:number-columns-repeated="9"/>
          <table:table-cell table:style-name="ce952" office:value-type="float" office:value="342358" calcext:value-type="float" table:number-columns-spanned="11" table:number-rows-spanned="1">
            <text:p>342,358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(1,122,531<text:span text:style-name="T48">)</text:span></text:p>
          </table:table-cell>
          <table:covered-table-cell table:number-columns-repeated="10"/>
          <table:table-cell table:style-name="ce952" office:value-type="float" office:value="492459" calcext:value-type="float" table:number-columns-spanned="9" table:number-rows-spanned="1">
            <text:p>492,459</text:p>
          </table:table-cell>
          <table:covered-table-cell table:number-columns-repeated="8"/>
          <table:table-cell table:style-name="ce952" office:value-type="float" office:value="164972" calcext:value-type="float" table:number-columns-spanned="19" table:number-rows-spanned="1">
            <text:p>164,972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Net cash provided (used) by operating activities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4,487,193<text:span text:style-name="T48">)</text:span></text:p>
          </table:table-cell>
          <table:covered-table-cell table:number-columns-repeated="9"/>
          <table:table-cell table:style-name="ce952" office:value-type="float" office:value="1094450" calcext:value-type="float" table:number-columns-spanned="11" table:number-rows-spanned="1">
            <text:p>1,094,450</text:p>
          </table:table-cell>
          <table:covered-table-cell table:number-columns-repeated="10"/>
          <table:table-cell table:style-name="ce952" office:value-type="float" office:value="2902988" calcext:value-type="float" table:number-columns-spanned="11" table:number-rows-spanned="1">
            <text:p>2,902,988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     (489,755<text:span text:style-name="T48">)</text:span></text:p>
          </table:table-cell>
          <table:covered-table-cell table:number-columns-repeated="8"/>
          <table:table-cell table:style-name="ce952" office:value-type="float" office:value="3446831" calcext:value-type="float" table:number-columns-spanned="19" table:number-rows-spanned="1">
            <text:p>3,446,831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CASH FLOWS from INVESTING ACTIVITIES:</text:p>
          </table:table-cell>
          <table:covered-table-cell table:number-columns-repeated="19"/>
          <table:table-cell table:style-name="ce8" table:number-columns-spanned="10" table:number-rows-spanned="1"/>
          <table:covered-table-cell table:number-columns-repeated="9"/>
          <table:table-cell table:style-name="ce8" table:number-columns-spanned="11" table:number-rows-spanned="1"/>
          <table:covered-table-cell table:number-columns-repeated="10"/>
          <table:table-cell table:style-name="ce8" table:number-columns-spanned="11" table:number-rows-spanned="1"/>
          <table:covered-table-cell table:number-columns-repeated="10"/>
          <table:table-cell table:style-name="ce8" table:number-columns-spanned="9" table:number-rows-spanned="1"/>
          <table:covered-table-cell table:number-columns-repeated="8"/>
          <table:table-cell table:style-name="ce8" table:number-columns-spanned="19" table:number-rows-spanned="1"/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roceeds from sale of property, plant and equipment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51" office:value-type="float" office:value="770000" calcext:value-type="float" table:number-columns-spanned="11" table:number-rows-spanned="1">
            <text:p>770,000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51" office:value-type="float" office:value="770000" calcext:value-type="float" table:number-columns-spanned="9" table:number-rows-spanned="1">
            <text:p>770,000</text:p>
          </table:table-cell>
          <table:covered-table-cell table:number-columns-repeated="8"/>
          <table:table-cell table:style-name="ce951" office:value-type="float" office:value="1650071" calcext:value-type="float" table:number-columns-spanned="19" table:number-rows-spanned="1">
            <text:p>1,650,071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urchases of property, plant and equipment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1,403,751<text:span text:style-name="T48">)</text:span></text:p>
          </table:table-cell>
          <table:covered-table-cell table:number-columns-repeated="9"/>
          <table:table-cell table:style-name="ce953" office:value-type="string" calcext:value-type="string" table:number-columns-spanned="11" table:number-rows-spanned="1">
            <text:p>    (11,802,555<text:span text:style-name="T48">)</text:span>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(13,206,306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19" table:number-rows-spanned="1">
            <text:p>       (9,115,145<text:span text:style-name="T48">)</text:span>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Net cash used by investing activities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1,403,751<text:span text:style-name="T48">)</text:span></text:p>
          </table:table-cell>
          <table:covered-table-cell table:number-columns-repeated="9"/>
          <table:table-cell table:style-name="ce953" office:value-type="string" calcext:value-type="string" table:number-columns-spanned="11" table:number-rows-spanned="1">
            <text:p>    (11,032,555<text:span text:style-name="T48">)</text:span>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(12,436,306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19" table:number-rows-spanned="1">
            <text:p>       (7,465,074<text:span text:style-name="T48">)</text:span>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5" office:value-type="string" calcext:value-type="string" table:number-columns-spanned="20" table:number-rows-spanned="1">
            <text:p>CASH FLOWS from FINANCING ACTIVITIES:</text:p>
          </table:table-cell>
          <table:covered-table-cell table:number-columns-repeated="19"/>
          <table:table-cell table:style-name="ce509"/>
          <table:table-cell table:style-name="ce509" table:number-columns-spanned="9" table:number-rows-spanned="1"/>
          <table:covered-table-cell table:number-columns-repeated="8"/>
          <table:table-cell table:style-name="ce509"/>
          <table:table-cell table:style-name="ce509" table:number-columns-spanned="10" table:number-rows-spanned="1"/>
          <table:covered-table-cell table:number-columns-repeated="9"/>
          <table:table-cell table:style-name="ce509" table:number-columns-spanned="2" table:number-rows-spanned="1"/>
          <table:covered-table-cell/>
          <table:table-cell table:style-name="ce509" table:number-columns-spanned="9" table:number-rows-spanned="1"/>
          <table:covered-table-cell table:number-columns-repeated="8"/>
          <table:table-cell table:style-name="ce509" table:number-columns-spanned="2" table:number-rows-spanned="1"/>
          <table:covered-table-cell/>
          <table:table-cell table:style-name="ce509" table:number-columns-spanned="7" table:number-rows-spanned="1"/>
          <table:covered-table-cell table:number-columns-repeated="6"/>
          <table:table-cell table:style-name="ce509"/>
          <table:table-cell table:style-name="ce509" table:number-columns-spanned="18" table:number-rows-spanned="1"/>
          <table:covered-table-cell table:number-columns-repeated="17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Change in restricted cash</text:p>
          </table:table-cell>
          <table:covered-table-cell table:number-columns-repeated="19"/>
          <table:table-cell table:style-name="ce951" office:value-type="float" office:value="2290231" calcext:value-type="float" table:number-columns-spanned="10" table:number-rows-spanned="1">
            <text:p>2,290,231</text:p>
          </table:table-cell>
          <table:covered-table-cell table:number-columns-repeated="9"/>
          <table:table-cell table:style-name="ce950" office:value-type="float" office:value="-2425381" calcext:value-type="float" table:number-columns-spanned="11" table:number-rows-spanned="1">
            <text:p>(2,425,381)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48" office:value-type="float" office:value="-135150" calcext:value-type="float" table:number-columns-spanned="9" table:number-rows-spanned="1">
            <text:p>(135,150)</text:p>
          </table:table-cell>
          <table:covered-table-cell table:number-columns-repeated="8"/>
          <table:table-cell table:style-name="ce950" office:value-type="float" office:value="-3087080" calcext:value-type="float" table:number-columns-spanned="19" table:number-rows-spanned="1">
            <text:p>(3,087,080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Receipt (return) of long-term security deposits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948" office:value-type="float" office:value="-500000" calcext:value-type="float" table:number-columns-spanned="11" table:number-rows-spanned="1">
            <text:p>(500,000)</text:p>
          </table:table-cell>
          <table:covered-table-cell table:number-columns-repeated="10"/>
          <table:table-cell table:style-name="ce933" office:value-type="float" office:value="500000" calcext:value-type="float" table:number-columns-spanned="11" table:number-rows-spanned="1">
            <text:p>500,000</text:p>
          </table:table-cell>
          <table:covered-table-cell table:number-columns-repeated="10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70" office:value-type="string" calcext:value-type="string" table:number-columns-spanned="19" table:number-rows-spanned="1">
            <text:p>-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Change in lines of credit</text:p>
          </table:table-cell>
          <table:covered-table-cell table:number-columns-repeated="19"/>
          <table:table-cell table:style-name="ce926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49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494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950" office:value-type="float" office:value="-1000000" calcext:value-type="float" table:number-columns-spanned="19" table:number-rows-spanned="1">
            <text:p>(1,000,000)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Proceeds from debt</text:p>
          </table:table-cell>
          <table:covered-table-cell table:number-columns-repeated="19"/>
          <table:table-cell table:style-name="ce951" office:value-type="float" office:value="13095295" calcext:value-type="float" table:number-columns-spanned="10" table:number-rows-spanned="1">
            <text:p>13,095,295</text:p>
          </table:table-cell>
          <table:covered-table-cell table:number-columns-repeated="9"/>
          <table:table-cell table:style-name="ce938" office:value-type="float" office:value="38224317" calcext:value-type="float" table:number-columns-spanned="11" table:number-rows-spanned="1">
            <text:p>38,224,317</text:p>
          </table:table-cell>
          <table:covered-table-cell table:number-columns-repeated="10"/>
          <table:table-cell table:style-name="ce950" office:value-type="float" office:value="-3402988" calcext:value-type="float" table:number-columns-spanned="11" table:number-rows-spanned="1">
            <text:p>(3,402,988)</text:p>
          </table:table-cell>
          <table:covered-table-cell table:number-columns-repeated="10"/>
          <table:table-cell table:style-name="ce938" office:value-type="float" office:value="47916624" calcext:value-type="float" table:number-columns-spanned="9" table:number-rows-spanned="1">
            <text:p>47,916,624</text:p>
          </table:table-cell>
          <table:covered-table-cell table:number-columns-repeated="8"/>
          <table:table-cell table:style-name="ce938" office:value-type="float" office:value="19025730" calcext:value-type="float" table:number-columns-spanned="19" table:number-rows-spanned="1">
            <text:p>19,025,730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63" office:value-type="string" calcext:value-type="string" table:number-columns-spanned="20" table:number-rows-spanned="1">
            <text:p>Repayment of debt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       (6,385,378<text:span text:style-name="T48">)</text:span></text:p>
          </table:table-cell>
          <table:covered-table-cell table:number-columns-repeated="9"/>
          <table:table-cell table:style-name="ce953" office:value-type="string" calcext:value-type="string" table:number-columns-spanned="11" table:number-rows-spanned="1">
            <text:p>      (9,729,085<text:span text:style-name="T48">)</text:span>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3" office:value-type="string" calcext:value-type="string" table:number-columns-spanned="9" table:number-rows-spanned="1">
            <text:p>     (16,114,463<text:span text:style-name="T48">)</text:span></text:p>
          </table:table-cell>
          <table:covered-table-cell table:number-columns-repeated="8"/>
          <table:table-cell table:style-name="ce953" office:value-type="string" calcext:value-type="string" table:number-columns-spanned="19" table:number-rows-spanned="1">
            <text:p>       (5,775,334<text:span text:style-name="T48">)</text:span>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508" office:value-type="string" calcext:value-type="string" table:number-columns-spanned="20" table:number-rows-spanned="1">
            <text:p>Net cash provided (used) by financing activities</text:p>
          </table:table-cell>
          <table:covered-table-cell table:number-columns-repeated="19"/>
          <table:table-cell table:style-name="ce964" office:value-type="float" office:value="9000148" calcext:value-type="float" table:number-columns-spanned="10" table:number-rows-spanned="1">
            <text:p>9,000,148</text:p>
          </table:table-cell>
          <table:covered-table-cell table:number-columns-repeated="9"/>
          <table:table-cell table:style-name="ce952" office:value-type="float" office:value="25569851" calcext:value-type="float" table:number-columns-spanned="11" table:number-rows-spanned="1">
            <text:p>25,569,851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(2,902,988<text:span text:style-name="T48">)</text:span></text:p>
          </table:table-cell>
          <table:covered-table-cell table:number-columns-repeated="10"/>
          <table:table-cell table:style-name="ce952" office:value-type="float" office:value="31667011" calcext:value-type="float" table:number-columns-spanned="9" table:number-rows-spanned="1">
            <text:p>31,667,011</text:p>
          </table:table-cell>
          <table:covered-table-cell table:number-columns-repeated="8"/>
          <table:table-cell table:style-name="ce952" office:value-type="float" office:value="9163316" calcext:value-type="float" table:number-columns-spanned="19" table:number-rows-spanned="1">
            <text:p>9,163,316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20" table:number-rows-spanned="1">
            <text:p>Net increase in cash and cash equivalents</text:p>
          </table:table-cell>
          <table:covered-table-cell table:number-columns-repeated="19"/>
          <table:table-cell table:style-name="ce951" office:value-type="float" office:value="3109204" calcext:value-type="float" table:number-columns-spanned="10" table:number-rows-spanned="1">
            <text:p>3,109,204</text:p>
          </table:table-cell>
          <table:covered-table-cell table:number-columns-repeated="9"/>
          <table:table-cell table:style-name="ce938" office:value-type="float" office:value="15631746" calcext:value-type="float" table:number-columns-spanned="11" table:number-rows-spanned="1">
            <text:p>15,631,746</text:p>
          </table:table-cell>
          <table:covered-table-cell table:number-columns-repeated="10"/>
          <table:table-cell table:style-name="ce926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938" office:value-type="float" office:value="18740950" calcext:value-type="float" table:number-columns-spanned="9" table:number-rows-spanned="1">
            <text:p>18,740,950</text:p>
          </table:table-cell>
          <table:covered-table-cell table:number-columns-repeated="8"/>
          <table:table-cell table:style-name="ce951" office:value-type="float" office:value="5145073" calcext:value-type="float" table:number-columns-spanned="19" table:number-rows-spanned="1">
            <text:p>5,145,073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20" table:number-rows-spanned="1">
            <text:p>Cash and cash equivalents at the beginning of the year</text:p>
          </table:table-cell>
          <table:covered-table-cell table:number-columns-repeated="19"/>
          <table:table-cell table:style-name="ce964" office:value-type="float" office:value="12556725" calcext:value-type="float" table:number-columns-spanned="10" table:number-rows-spanned="1">
            <text:p>12,556,725</text:p>
          </table:table-cell>
          <table:covered-table-cell table:number-columns-repeated="9"/>
          <table:table-cell table:style-name="ce952" office:value-type="float" office:value="1761230" calcext:value-type="float" table:number-columns-spanned="11" table:number-rows-spanned="1">
            <text:p>1,761,230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                        -</text:p>
          </table:table-cell>
          <table:covered-table-cell table:number-columns-repeated="10"/>
          <table:table-cell table:style-name="ce952" office:value-type="float" office:value="14317955" calcext:value-type="float" table:number-columns-spanned="9" table:number-rows-spanned="1">
            <text:p>14,317,955</text:p>
          </table:table-cell>
          <table:covered-table-cell table:number-columns-repeated="8"/>
          <table:table-cell table:style-name="ce952" office:value-type="float" office:value="9172882" calcext:value-type="float" table:number-columns-spanned="19" table:number-rows-spanned="1">
            <text:p>9,172,882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481" office:value-type="string" calcext:value-type="string" table:number-columns-spanned="20" table:number-rows-spanned="1">
            <text:p>Cash and cash equivalents at the end of the year</text:p>
          </table:table-cell>
          <table:covered-table-cell table:number-columns-repeated="19"/>
          <table:table-cell table:style-name="ce501" office:value-type="float" office:value="15665929" calcext:value-type="float" table:number-columns-spanned="10" table:number-rows-spanned="1">
            <text:p>$ 15,665,929</text:p>
          </table:table-cell>
          <table:covered-table-cell table:number-columns-repeated="9"/>
          <table:table-cell table:style-name="ce954" office:value-type="float" office:value="17392976" calcext:value-type="float" table:number-columns-spanned="11" table:number-rows-spanned="1">
            <text:p>$ 17,392,976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$                      -</text:p>
          </table:table-cell>
          <table:covered-table-cell table:number-columns-repeated="10"/>
          <table:table-cell table:style-name="ce954" office:value-type="float" office:value="33058905" calcext:value-type="float" table:number-columns-spanned="9" table:number-rows-spanned="1">
            <text:p>$ 33,058,905</text:p>
          </table:table-cell>
          <table:covered-table-cell table:number-columns-repeated="8"/>
          <table:table-cell table:style-name="ce954" office:value-type="float" office:value="14317955" calcext:value-type="float" table:number-columns-spanned="19" table:number-rows-spanned="1">
            <text:p>$ 14,317,955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CASH PAID FOR INTEREST (Net)</text:p>
          </table:table-cell>
          <table:covered-table-cell table:number-columns-repeated="19"/>
          <table:table-cell table:style-name="ce501" office:value-type="float" office:value="99651" calcext:value-type="float" table:number-columns-spanned="10" table:number-rows-spanned="1">
            <text:p>$ 99,651</text:p>
          </table:table-cell>
          <table:covered-table-cell table:number-columns-repeated="9"/>
          <table:table-cell table:style-name="ce954" office:value-type="float" office:value="3615989" calcext:value-type="float" table:number-columns-spanned="11" table:number-rows-spanned="1">
            <text:p>$ 3,615,989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$                      -</text:p>
          </table:table-cell>
          <table:covered-table-cell table:number-columns-repeated="10"/>
          <table:table-cell table:style-name="ce954" office:value-type="float" office:value="3715640" calcext:value-type="float" table:number-columns-spanned="9" table:number-rows-spanned="1">
            <text:p>$ 3,715,640</text:p>
          </table:table-cell>
          <table:covered-table-cell table:number-columns-repeated="8"/>
          <table:table-cell table:style-name="ce954" office:value-type="float" office:value="3066545" calcext:value-type="float" table:number-columns-spanned="19" table:number-rows-spanned="1">
            <text:p>$ 3,066,545</text:p>
          </table:table-cell>
          <table:covered-table-cell table:number-columns-repeated="18"/>
          <table:table-cell table:number-columns-repeated="16304"/>
        </table:table-row>
        <table:table-row table:style-name="ro11">
          <table:table-cell table:style-name="ce973" office:value-type="string" calcext:value-type="string" table:number-columns-spanned="20" table:number-rows-spanned="1">
            <text:p>CAPITALIZED INTEREST</text:p>
          </table:table-cell>
          <table:covered-table-cell table:number-columns-repeated="19"/>
          <table:table-cell table:style-name="ce504" office:value-type="string" calcext:value-type="string" table:number-columns-spanned="10" table:number-rows-spanned="1">
            <text:p>$                     -</text:p>
          </table:table-cell>
          <table:covered-table-cell table:number-columns-repeated="9"/>
          <table:table-cell table:style-name="ce954" office:value-type="float" office:value="162839" calcext:value-type="float" table:number-columns-spanned="11" table:number-rows-spanned="1">
            <text:p>$ 162,839</text:p>
          </table:table-cell>
          <table:covered-table-cell table:number-columns-repeated="10"/>
          <table:table-cell table:style-name="ce953" office:value-type="string" calcext:value-type="string" table:number-columns-spanned="11" table:number-rows-spanned="1">
            <text:p>$                      -</text:p>
          </table:table-cell>
          <table:covered-table-cell table:number-columns-repeated="10"/>
          <table:table-cell table:style-name="ce954" office:value-type="float" office:value="162839" calcext:value-type="float" table:number-columns-spanned="9" table:number-rows-spanned="1">
            <text:p>$ 162,839</text:p>
          </table:table-cell>
          <table:covered-table-cell table:number-columns-repeated="8"/>
          <table:table-cell table:style-name="ce954" office:value-type="float" office:value="18764" calcext:value-type="float" table:number-columns-spanned="19" table:number-rows-spanned="1">
            <text:p>$ 18,764</text:p>
          </table:table-cell>
          <table:covered-table-cell table:number-columns-repeated="18"/>
          <table:table-cell table:number-columns-repeated="16304"/>
        </table:table-row>
        <table:table-row table:style-name="ro1" table:number-rows-repeated="104847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5" table:style-name="ta2">
        <table:table-column table:style-name="co2" table:number-columns-repeated="16384" table:default-cell-style-name="ce1"/>
        <table:table-row table:style-name="ro15">
          <table:table-cell table:style-name="ce621" office:value-type="string" calcext:value-type="string" table:number-columns-spanned="65" table:number-rows-spanned="1">
            <text:p>CONSOLIDATED STATEMENT OF FINANCIAL POSITION June 30, 2015</text:p>
            <text:p>with comparative totals for June 30, 2014</text:p>
          </table:table-cell>
          <table:covered-table-cell table:number-columns-repeated="64"/>
          <table:table-cell table:style-name="ce953" table:number-columns-spanned="12" table:number-rows-spanned="1"/>
          <table:covered-table-cell table:number-columns-repeated="11"/>
          <table:table-cell table:number-columns-repeated="16307"/>
        </table:table-row>
        <table:table-row table:style-name="ro11">
          <table:table-cell table:style-name="ce250" table:number-columns-spanned="5" table:number-rows-spanned="1"/>
          <table:covered-table-cell table:number-columns-repeated="4"/>
          <table:table-cell table:style-name="ce250" table:number-columns-spanned="5" table:number-rows-spanned="1"/>
          <table:covered-table-cell table:number-columns-repeated="4"/>
          <table:table-cell table:style-name="ce622" office:value-type="string" calcext:value-type="string" table:number-columns-spanned="6" table:number-rows-spanned="1">
            <text:p>Rocketship</text:p>
          </table:table-cell>
          <table:covered-table-cell table:number-columns-repeated="5"/>
          <table:table-cell table:style-name="ce623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624" office:value-type="string" calcext:value-type="string" table:number-columns-spanned="11" table:number-rows-spanned="1">
            <text:p>Rocketship Education D.C Public Charter</text:p>
          </table:table-cell>
          <table:covered-table-cell table:number-columns-repeated="10"/>
          <table:table-cell table:style-name="ce625" office:value-type="string" calcext:value-type="string" table:number-columns-spanned="31" table:number-rows-spanned="1">
            <text:p>Launchpad Development</text:p>
          </table:table-cell>
          <table:covered-table-cell table:number-columns-repeated="30"/>
          <table:table-cell table:style-name="ce953" table:number-columns-spanned="12" table:number-rows-spanned="1"/>
          <table:covered-table-cell table:number-columns-repeated="11"/>
          <table:table-cell table:number-columns-repeated="16307"/>
        </table:table-row>
        <table:table-row table:style-name="ro15">
          <table:table-cell table:style-name="ce1010" office:value-type="string" calcext:value-type="string" table:number-columns-spanned="5" table:number-rows-spanned="1">
            <text:p>ASSETS</text:p>
            <text:p>CURRENT ASSETS:</text:p>
          </table:table-cell>
          <table:covered-table-cell table:number-columns-repeated="4"/>
          <table:table-cell table:style-name="ce620" office:value-type="string" calcext:value-type="string" table:number-columns-spanned="60" table:number-rows-spanned="1">
            <text:p>   Education     Wisconsin Inc.     School, Inc.        Company        Eliminations        2015 Total         2014 Total    </text:p>
          </table:table-cell>
          <table:covered-table-cell table:number-columns-repeated="59"/>
          <table:table-cell table:style-name="ce953" table:number-columns-spanned="12" table:number-rows-spanned="1"/>
          <table:covered-table-cell table:number-columns-repeated="11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Cash and cash equivalents (notes 1,2)</text:p>
          </table:table-cell>
          <table:covered-table-cell table:number-columns-repeated="9"/>
          <table:table-cell table:style-name="ce1028" office:value-type="float" office:value="10402100" calcext:value-type="float" table:number-columns-spanned="6" table:number-rows-spanned="1">
            <text:p>$ 10,402,100</text:p>
          </table:table-cell>
          <table:covered-table-cell table:number-columns-repeated="5"/>
          <table:table-cell table:style-name="ce614" office:value-type="float" office:value="669192" calcext:value-type="float" table:number-columns-spanned="9" table:number-rows-spanned="1">
            <text:p>$ 669,192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$ <text:s text:c="19"/>-</text:p>
          </table:table-cell>
          <table:covered-table-cell table:number-columns-repeated="8"/>
          <table:table-cell table:style-name="ce1059" office:value-type="float" office:value="5001339" calcext:value-type="float" table:number-columns-spanned="6" table:number-rows-spanned="1">
            <text:p>$ 5,001,339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617" office:value-type="float" office:value="16072631" calcext:value-type="float" table:number-columns-spanned="6" table:number-rows-spanned="1">
            <text:p>$ 16,072,631</text:p>
          </table:table-cell>
          <table:covered-table-cell table:number-columns-repeated="5"/>
          <table:table-cell table:style-name="ce1028" office:value-type="float" office:value="33058905" calcext:value-type="float" table:number-columns-spanned="23" table:number-rows-spanned="1">
            <text:p>$ 33,058,905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Restricted cash (note 1)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5136357" calcext:value-type="float" table:number-columns-spanned="6" table:number-rows-spanned="1">
            <text:p>5,136,357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5136357" calcext:value-type="float" table:number-columns-spanned="6" table:number-rows-spanned="1">
            <text:p>5,136,357</text:p>
          </table:table-cell>
          <table:covered-table-cell table:number-columns-repeated="5"/>
          <table:table-cell table:style-name="ce1030" office:value-type="float" office:value="5149879" calcext:value-type="float" table:number-columns-spanned="23" table:number-rows-spanned="1">
            <text:p>5,149,879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Investments</text:p>
          </table:table-cell>
          <table:covered-table-cell table:number-columns-repeated="9"/>
          <table:table-cell table:style-name="ce1030" office:value-type="float" office:value="249350" calcext:value-type="float" table:number-columns-spanned="6" table:number-rows-spanned="1">
            <text:p>249,350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249350" calcext:value-type="float" table:number-columns-spanned="6" table:number-rows-spanned="1">
            <text:p>249,350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Accounts receivable (note 3)</text:p>
          </table:table-cell>
          <table:covered-table-cell table:number-columns-repeated="9"/>
          <table:table-cell table:style-name="ce1031" office:value-type="float" office:value="6858242" calcext:value-type="float" table:number-columns-spanned="6" table:number-rows-spanned="1">
            <text:p>6,858,242</text:p>
          </table:table-cell>
          <table:covered-table-cell table:number-columns-repeated="5"/>
          <table:table-cell table:style-name="ce606" office:value-type="float" office:value="80121" calcext:value-type="float" table:number-columns-spanned="9" table:number-rows-spanned="1">
            <text:p>80,121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23164" calcext:value-type="float" table:number-columns-spanned="6" table:number-rows-spanned="1">
            <text:p>23,164</text:p>
          </table:table-cell>
          <table:covered-table-cell table:number-columns-repeated="5"/>
          <table:table-cell table:style-name="ce607" office:value-type="float" office:value="-1122646" calcext:value-type="float" table:number-columns-spanned="8" table:number-rows-spanned="1">
            <text:p>(1,122,646)</text:p>
          </table:table-cell>
          <table:covered-table-cell table:number-columns-repeated="7"/>
          <table:table-cell table:style-name="ce594" office:value-type="float" office:value="5838881" calcext:value-type="float" table:number-columns-spanned="6" table:number-rows-spanned="1">
            <text:p>5,838,881</text:p>
          </table:table-cell>
          <table:covered-table-cell table:number-columns-repeated="5"/>
          <table:table-cell table:style-name="ce1030" office:value-type="float" office:value="9513318" calcext:value-type="float" table:number-columns-spanned="23" table:number-rows-spanned="1">
            <text:p>9,513,318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Deferred rent asset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70814" calcext:value-type="float" table:number-columns-spanned="6" table:number-rows-spanned="1">
            <text:p>70,814</text:p>
          </table:table-cell>
          <table:covered-table-cell table:number-columns-repeated="5"/>
          <table:table-cell table:style-name="ce607" office:value-type="float" office:value="-70814" calcext:value-type="float" table:number-columns-spanned="8" table:number-rows-spanned="1">
            <text:p>(70,814)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Grants receivable (note 4)</text:p>
          </table:table-cell>
          <table:covered-table-cell table:number-columns-repeated="9"/>
          <table:table-cell table:style-name="ce1030" office:value-type="float" office:value="338050" calcext:value-type="float" table:number-columns-spanned="6" table:number-rows-spanned="1">
            <text:p>338,050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250000" calcext:value-type="float" table:number-columns-spanned="9" table:number-rows-spanned="1">
            <text:p>250,000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588050" calcext:value-type="float" table:number-columns-spanned="6" table:number-rows-spanned="1">
            <text:p>588,050</text:p>
          </table:table-cell>
          <table:covered-table-cell table:number-columns-repeated="5"/>
          <table:table-cell table:style-name="ce1035" office:value-type="float" office:value="873694" calcext:value-type="float" table:number-columns-spanned="23" table:number-rows-spanned="1">
            <text:p>873,694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Prepaid expenses and deposits</text:p>
          </table:table-cell>
          <table:covered-table-cell table:number-columns-repeated="9"/>
          <table:table-cell table:style-name="ce1032" office:value-type="float" office:value="784821" calcext:value-type="float" table:number-columns-spanned="6" table:number-rows-spanned="1">
            <text:p>784,821</text:p>
          </table:table-cell>
          <table:covered-table-cell table:number-columns-repeated="5"/>
          <table:table-cell table:style-name="ce1031" office:value-type="float" office:value="17518" calcext:value-type="float" table:number-columns-spanned="9" table:number-rows-spanned="1">
            <text:p>17,518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6" office:value-type="float" office:value="463346" calcext:value-type="float" table:number-columns-spanned="6" table:number-rows-spanned="1">
            <text:p>463,346</text:p>
          </table:table-cell>
          <table:covered-table-cell table:number-columns-repeated="5"/>
          <table:table-cell table:style-name="ce593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94" office:value-type="float" office:value="1265685" calcext:value-type="float" table:number-columns-spanned="6" table:number-rows-spanned="1">
            <text:p>1,265,685</text:p>
          </table:table-cell>
          <table:covered-table-cell table:number-columns-repeated="5"/>
          <table:table-cell table:style-name="ce1032" office:value-type="float" office:value="1736015" calcext:value-type="float" table:number-columns-spanned="23" table:number-rows-spanned="1">
            <text:p>1,736,015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current assets</text:p>
          </table:table-cell>
          <table:covered-table-cell table:number-columns-repeated="9"/>
          <table:table-cell table:style-name="ce1032" office:value-type="float" office:value="18632563" calcext:value-type="float" table:number-columns-spanned="6" table:number-rows-spanned="1">
            <text:p>18,632,563</text:p>
          </table:table-cell>
          <table:covered-table-cell table:number-columns-repeated="5"/>
          <table:table-cell table:style-name="ce1031" office:value-type="float" office:value="766831" calcext:value-type="float" table:number-columns-spanned="9" table:number-rows-spanned="1">
            <text:p>766,831</text:p>
          </table:table-cell>
          <table:covered-table-cell table:number-columns-repeated="8"/>
          <table:table-cell table:style-name="ce1056" office:value-type="float" office:value="250000" calcext:value-type="float" table:number-columns-spanned="9" table:number-rows-spanned="1">
            <text:p>250,000</text:p>
          </table:table-cell>
          <table:covered-table-cell table:number-columns-repeated="8"/>
          <table:table-cell table:style-name="ce1056" office:value-type="float" office:value="10695020" calcext:value-type="float" table:number-columns-spanned="6" table:number-rows-spanned="1">
            <text:p>10,695,020</text:p>
          </table:table-cell>
          <table:covered-table-cell table:number-columns-repeated="5"/>
          <table:table-cell table:style-name="ce1057" office:value-type="string" calcext:value-type="string" table:number-columns-spanned="8" table:number-rows-spanned="1">
            <text:p>      (1,193,460<text:span text:style-name="T51">)</text:span></text:p>
          </table:table-cell>
          <table:covered-table-cell table:number-columns-repeated="7"/>
          <table:table-cell table:style-name="ce594" office:value-type="float" office:value="29150954" calcext:value-type="float" table:number-columns-spanned="6" table:number-rows-spanned="1">
            <text:p>29,150,954</text:p>
          </table:table-cell>
          <table:covered-table-cell table:number-columns-repeated="5"/>
          <table:table-cell table:style-name="ce1032" office:value-type="float" office:value="50331811" calcext:value-type="float" table:number-columns-spanned="23" table:number-rows-spanned="1">
            <text:p>50,331,811</text:p>
          </table:table-cell>
          <table:covered-table-cell table:number-columns-repeated="22"/>
          <table:table-cell table:number-columns-repeated="16307"/>
        </table:table-row>
        <table:table-row table:style-name="ro15">
          <table:table-cell table:style-name="ce1010" office:value-type="string" calcext:value-type="string" table:number-columns-spanned="10" table:number-rows-spanned="1">
            <text:p>LONG-TERM ASSETS:</text:p>
            <text:p><text:span text:style-name="T51">Grants receivable (note 4)</text:span></text:p>
          </table:table-cell>
          <table:covered-table-cell table:number-columns-repeated="9"/>
          <table:table-cell table:style-name="ce618" office:value-type="float" office:value="163714" calcext:value-type="float" table:number-columns-spanned="6" table:number-rows-spanned="1">
            <text:p>163,714</text:p>
          </table:table-cell>
          <table:covered-table-cell table:number-columns-repeated="5"/>
          <table:table-cell table:style-name="ce103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3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36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7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602" office:value-type="float" office:value="163714" calcext:value-type="float" table:number-columns-spanned="6" table:number-rows-spanned="1">
            <text:p>163,714</text:p>
          </table:table-cell>
          <table:covered-table-cell table:number-columns-repeated="5"/>
          <table:table-cell table:style-name="ce619" office:value-type="float" office:value="420022" calcext:value-type="float" table:number-columns-spanned="23" table:number-rows-spanned="1">
            <text:p>420,022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Intracompany receivable</text:p>
          </table:table-cell>
          <table:covered-table-cell table:number-columns-repeated="9"/>
          <table:table-cell table:style-name="ce1031" office:value-type="float" office:value="1500000" calcext:value-type="float" table:number-columns-spanned="6" table:number-rows-spanned="1">
            <text:p>1,500,000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7" office:value-type="float" office:value="-1500000" calcext:value-type="float" table:number-columns-spanned="8" table:number-rows-spanned="1">
            <text:p>(1,500,000)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Security deposits</text:p>
          </table:table-cell>
          <table:covered-table-cell table:number-columns-repeated="9"/>
          <table:table-cell table:style-name="ce1030" office:value-type="float" office:value="400000" calcext:value-type="float" table:number-columns-spanned="6" table:number-rows-spanned="1">
            <text:p>400,000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7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Note receivable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560000" calcext:value-type="float" table:number-columns-spanned="6" table:number-rows-spanned="1">
            <text:p>560,000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560000" calcext:value-type="float" table:number-columns-spanned="6" table:number-rows-spanned="1">
            <text:p>560,000</text:p>
          </table:table-cell>
          <table:covered-table-cell table:number-columns-repeated="5"/>
          <table:table-cell table:style-name="ce1035" office:value-type="float" office:value="560000" calcext:value-type="float" table:number-columns-spanned="23" table:number-rows-spanned="1">
            <text:p>560,000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Deferred rent asset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2843921" calcext:value-type="float" table:number-columns-spanned="6" table:number-rows-spanned="1">
            <text:p>2,843,921</text:p>
          </table:table-cell>
          <table:covered-table-cell table:number-columns-repeated="5"/>
          <table:table-cell table:style-name="ce607" office:value-type="float" office:value="-2843921" calcext:value-type="float" table:number-columns-spanned="8" table:number-rows-spanned="1">
            <text:p>(2,843,921)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Property, plant and equipment, net (note 5)</text:p>
          </table:table-cell>
          <table:covered-table-cell table:number-columns-repeated="9"/>
          <table:table-cell table:style-name="ce1032" office:value-type="float" office:value="3590083" calcext:value-type="float" table:number-columns-spanned="6" table:number-rows-spanned="1">
            <text:p>3,590,083</text:p>
          </table:table-cell>
          <table:covered-table-cell table:number-columns-repeated="5"/>
          <table:table-cell table:style-name="ce592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6" office:value-type="float" office:value="60054568" calcext:value-type="float" table:number-columns-spanned="6" table:number-rows-spanned="1">
            <text:p>60,054,568</text:p>
          </table:table-cell>
          <table:covered-table-cell table:number-columns-repeated="5"/>
          <table:table-cell table:style-name="ce593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94" office:value-type="float" office:value="63644651" calcext:value-type="float" table:number-columns-spanned="6" table:number-rows-spanned="1">
            <text:p>63,644,651</text:p>
          </table:table-cell>
          <table:covered-table-cell table:number-columns-repeated="5"/>
          <table:table-cell table:style-name="ce1032" office:value-type="float" office:value="58986771" calcext:value-type="float" table:number-columns-spanned="23" table:number-rows-spanned="1">
            <text:p>58,986,771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long-term assets</text:p>
          </table:table-cell>
          <table:covered-table-cell table:number-columns-repeated="9"/>
          <table:table-cell table:style-name="ce1032" office:value-type="float" office:value="5653797" calcext:value-type="float" table:number-columns-spanned="6" table:number-rows-spanned="1">
            <text:p>5,653,797</text:p>
          </table:table-cell>
          <table:covered-table-cell table:number-columns-repeated="5"/>
          <table:table-cell table:style-name="ce592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6" office:value-type="float" office:value="63458489" calcext:value-type="float" table:number-columns-spanned="6" table:number-rows-spanned="1">
            <text:p>63,458,489</text:p>
          </table:table-cell>
          <table:covered-table-cell table:number-columns-repeated="5"/>
          <table:table-cell table:style-name="ce1057" office:value-type="string" calcext:value-type="string" table:number-columns-spanned="8" table:number-rows-spanned="1">
            <text:p>      (4,743,921<text:span text:style-name="T51">)</text:span></text:p>
          </table:table-cell>
          <table:covered-table-cell table:number-columns-repeated="7"/>
          <table:table-cell table:style-name="ce594" office:value-type="float" office:value="64368365" calcext:value-type="float" table:number-columns-spanned="6" table:number-rows-spanned="1">
            <text:p>64,368,365</text:p>
          </table:table-cell>
          <table:covered-table-cell table:number-columns-repeated="5"/>
          <table:table-cell table:style-name="ce1032" office:value-type="float" office:value="59966793" calcext:value-type="float" table:number-columns-spanned="23" table:number-rows-spanned="1">
            <text:p>59,966,793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assets</text:p>
          </table:table-cell>
          <table:covered-table-cell table:number-columns-repeated="9"/>
          <table:table-cell table:style-name="ce1034" office:value-type="float" office:value="24286360" calcext:value-type="float" table:number-columns-spanned="6" table:number-rows-spanned="1">
            <text:p>$ 24,286,360</text:p>
          </table:table-cell>
          <table:covered-table-cell table:number-columns-repeated="5"/>
          <table:table-cell table:style-name="ce583" office:value-type="float" office:value="766831" calcext:value-type="float" table:number-columns-spanned="9" table:number-rows-spanned="1">
            <text:p>$ 766,831</text:p>
          </table:table-cell>
          <table:covered-table-cell table:number-columns-repeated="8"/>
          <table:table-cell table:style-name="ce1058" office:value-type="float" office:value="250000" calcext:value-type="float" table:number-columns-spanned="9" table:number-rows-spanned="1">
            <text:p>$ 250,000</text:p>
          </table:table-cell>
          <table:covered-table-cell table:number-columns-repeated="8"/>
          <table:table-cell table:style-name="ce1058" office:value-type="float" office:value="74153509" calcext:value-type="float" table:number-columns-spanned="6" table:number-rows-spanned="1">
            <text:p>$ 74,153,509</text:p>
          </table:table-cell>
          <table:covered-table-cell table:number-columns-repeated="5"/>
          <table:table-cell table:style-name="ce1057" office:value-type="string" calcext:value-type="string" table:number-columns-spanned="8" table:number-rows-spanned="1">
            <text:p>$    (5,937,381<text:span text:style-name="T51">)</text:span></text:p>
          </table:table-cell>
          <table:covered-table-cell table:number-columns-repeated="7"/>
          <table:table-cell table:style-name="ce586" office:value-type="float" office:value="93519319" calcext:value-type="float" table:number-columns-spanned="6" table:number-rows-spanned="1">
            <text:p>$ 93,519,319</text:p>
          </table:table-cell>
          <table:covered-table-cell table:number-columns-repeated="5"/>
          <table:table-cell table:style-name="ce1034" office:value-type="float" office:value="110298604" calcext:value-type="float" table:number-columns-spanned="23" table:number-rows-spanned="1">
            <text:p>$ 110,298,604</text:p>
          </table:table-cell>
          <table:covered-table-cell table:number-columns-repeated="22"/>
          <table:table-cell table:number-columns-repeated="16307"/>
        </table:table-row>
        <table:table-row table:style-name="ro15">
          <table:table-cell table:style-name="ce1010" office:value-type="string" calcext:value-type="string" table:number-columns-spanned="65" table:number-rows-spanned="1">
            <text:p>LIABILITIES AND NET ASSETS</text:p>
            <text:p>CURRENT LIABILITIES:</text:p>
          </table:table-cell>
          <table:covered-table-cell table:number-columns-repeated="64"/>
          <table:table-cell table:style-name="ce509" table:number-columns-spanned="12" table:number-rows-spanned="1"/>
          <table:covered-table-cell table:number-columns-repeated="11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Accounts payable and accrued liabilities</text:p>
          </table:table-cell>
          <table:covered-table-cell table:number-columns-repeated="9"/>
          <table:table-cell table:style-name="ce1028" office:value-type="float" office:value="4117047" calcext:value-type="float" table:number-columns-spanned="6" table:number-rows-spanned="1">
            <text:p>$ 4,117,047</text:p>
          </table:table-cell>
          <table:covered-table-cell table:number-columns-repeated="5"/>
          <table:table-cell table:style-name="ce614" office:value-type="float" office:value="582417" calcext:value-type="float" table:number-columns-spanned="9" table:number-rows-spanned="1">
            <text:p>$ 582,417</text:p>
          </table:table-cell>
          <table:covered-table-cell table:number-columns-repeated="8"/>
          <table:table-cell table:style-name="ce1059" office:value-type="float" office:value="750000" calcext:value-type="float" table:number-columns-spanned="9" table:number-rows-spanned="1">
            <text:p>$ 750,000</text:p>
          </table:table-cell>
          <table:covered-table-cell table:number-columns-repeated="8"/>
          <table:table-cell table:style-name="ce1059" office:value-type="float" office:value="644809" calcext:value-type="float" table:number-columns-spanned="6" table:number-rows-spanned="1">
            <text:p>$ 644,809</text:p>
          </table:table-cell>
          <table:covered-table-cell table:number-columns-repeated="5"/>
          <table:table-cell table:style-name="ce616" office:value-type="float" office:value="-1122646" calcext:value-type="float" table:number-columns-spanned="8" table:number-rows-spanned="1">
            <text:p>($ 1,122,646)</text:p>
          </table:table-cell>
          <table:covered-table-cell table:number-columns-repeated="7"/>
          <table:table-cell table:style-name="ce617" office:value-type="float" office:value="4971627" calcext:value-type="float" table:number-columns-spanned="6" table:number-rows-spanned="1">
            <text:p>$ 4,971,627</text:p>
          </table:table-cell>
          <table:covered-table-cell table:number-columns-repeated="5"/>
          <table:table-cell table:style-name="ce1028" office:value-type="float" office:value="6778855" calcext:value-type="float" table:number-columns-spanned="23" table:number-rows-spanned="1">
            <text:p>$ 6,778,855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Accrued interest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417127" calcext:value-type="float" table:number-columns-spanned="6" table:number-rows-spanned="1">
            <text:p>417,127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417127" calcext:value-type="float" table:number-columns-spanned="6" table:number-rows-spanned="1">
            <text:p>417,127</text:p>
          </table:table-cell>
          <table:covered-table-cell table:number-columns-repeated="5"/>
          <table:table-cell table:style-name="ce1035" office:value-type="float" office:value="448391" calcext:value-type="float" table:number-columns-spanned="23" table:number-rows-spanned="1">
            <text:p>448,391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Deferrred rent liability</text:p>
          </table:table-cell>
          <table:covered-table-cell table:number-columns-repeated="9"/>
          <table:table-cell table:style-name="ce1035" office:value-type="float" office:value="70814" calcext:value-type="float" table:number-columns-spanned="6" table:number-rows-spanned="1">
            <text:p>70,814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7" office:value-type="float" office:value="-70814" calcext:value-type="float" table:number-columns-spanned="8" table:number-rows-spanned="1">
            <text:p>(70,814)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Deferred revenues</text:p>
          </table:table-cell>
          <table:covered-table-cell table:number-columns-repeated="9"/>
          <table:table-cell table:style-name="ce1030" office:value-type="float" office:value="370372" calcext:value-type="float" table:number-columns-spanned="6" table:number-rows-spanned="1">
            <text:p>370,372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370372" calcext:value-type="float" table:number-columns-spanned="6" table:number-rows-spanned="1">
            <text:p>370,372</text:p>
          </table:table-cell>
          <table:covered-table-cell table:number-columns-repeated="5"/>
          <table:table-cell table:style-name="ce1035" office:value-type="float" office:value="622884" calcext:value-type="float" table:number-columns-spanned="23" table:number-rows-spanned="1">
            <text:p>622,884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Current portion of loans payable (note 6)</text:p>
          </table:table-cell>
          <table:covered-table-cell table:number-columns-repeated="9"/>
          <table:table-cell table:style-name="ce1032" office:value-type="float" office:value="402795" calcext:value-type="float" table:number-columns-spanned="6" table:number-rows-spanned="1">
            <text:p>402,795</text:p>
          </table:table-cell>
          <table:covered-table-cell table:number-columns-repeated="5"/>
          <table:table-cell table:style-name="ce592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6" office:value-type="float" office:value="6439457" calcext:value-type="float" table:number-columns-spanned="6" table:number-rows-spanned="1">
            <text:p>6,439,457</text:p>
          </table:table-cell>
          <table:covered-table-cell table:number-columns-repeated="5"/>
          <table:table-cell table:style-name="ce593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94" office:value-type="float" office:value="6842252" calcext:value-type="float" table:number-columns-spanned="6" table:number-rows-spanned="1">
            <text:p>6,842,252</text:p>
          </table:table-cell>
          <table:covered-table-cell table:number-columns-repeated="5"/>
          <table:table-cell table:style-name="ce1032" office:value-type="float" office:value="17996666" calcext:value-type="float" table:number-columns-spanned="23" table:number-rows-spanned="1">
            <text:p>17,996,666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current liabilities</text:p>
          </table:table-cell>
          <table:covered-table-cell table:number-columns-repeated="9"/>
          <table:table-cell table:style-name="ce1032" office:value-type="float" office:value="4961028" calcext:value-type="float" table:number-columns-spanned="6" table:number-rows-spanned="1">
            <text:p>4,961,028</text:p>
          </table:table-cell>
          <table:covered-table-cell table:number-columns-repeated="5"/>
          <table:table-cell table:style-name="ce1031" office:value-type="float" office:value="582417" calcext:value-type="float" table:number-columns-spanned="9" table:number-rows-spanned="1">
            <text:p>582,417</text:p>
          </table:table-cell>
          <table:covered-table-cell table:number-columns-repeated="8"/>
          <table:table-cell table:style-name="ce1056" office:value-type="float" office:value="750000" calcext:value-type="float" table:number-columns-spanned="9" table:number-rows-spanned="1">
            <text:p>750,000</text:p>
          </table:table-cell>
          <table:covered-table-cell table:number-columns-repeated="8"/>
          <table:table-cell table:style-name="ce1056" office:value-type="float" office:value="7501393" calcext:value-type="float" table:number-columns-spanned="6" table:number-rows-spanned="1">
            <text:p>7,501,393</text:p>
          </table:table-cell>
          <table:covered-table-cell table:number-columns-repeated="5"/>
          <table:table-cell table:style-name="ce1057" office:value-type="string" calcext:value-type="string" table:number-columns-spanned="8" table:number-rows-spanned="1">
            <text:p>      (1,193,460<text:span text:style-name="T51">)</text:span></text:p>
          </table:table-cell>
          <table:covered-table-cell table:number-columns-repeated="7"/>
          <table:table-cell table:style-name="ce594" office:value-type="float" office:value="12601378" calcext:value-type="float" table:number-columns-spanned="6" table:number-rows-spanned="1">
            <text:p>12,601,378</text:p>
          </table:table-cell>
          <table:covered-table-cell table:number-columns-repeated="5"/>
          <table:table-cell table:style-name="ce1032" office:value-type="float" office:value="25846796" calcext:value-type="float" table:number-columns-spanned="23" table:number-rows-spanned="1">
            <text:p>25,846,796</text:p>
          </table:table-cell>
          <table:covered-table-cell table:number-columns-repeated="22"/>
          <table:table-cell table:number-columns-repeated="16307"/>
        </table:table-row>
        <table:table-row table:style-name="ro15">
          <table:table-cell table:style-name="ce1010" office:value-type="string" calcext:value-type="string" table:number-columns-spanned="10" table:number-rows-spanned="1">
            <text:p>LONG-TERM LIABILITIES:</text:p>
            <text:p><text:span text:style-name="T51">Security deposits</text:span></text:p>
          </table:table-cell>
          <table:covered-table-cell table:number-columns-repeated="9"/>
          <table:table-cell table:style-name="ce1036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3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3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610" office:value-type="float" office:value="400000" calcext:value-type="float" table:number-columns-spanned="6" table:number-rows-spanned="1">
            <text:p>400,000</text:p>
          </table:table-cell>
          <table:covered-table-cell table:number-columns-repeated="5"/>
          <table:table-cell table:style-name="ce1060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1074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11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Accrued interest</text:p>
          </table:table-cell>
          <table:covered-table-cell table:number-columns-repeated="9"/>
          <table:table-cell table:style-name="ce1030" office:value-type="float" office:value="108256" calcext:value-type="float" table:number-columns-spanned="6" table:number-rows-spanned="1">
            <text:p>108,256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94" office:value-type="float" office:value="108256" calcext:value-type="float" table:number-columns-spanned="6" table:number-rows-spanned="1">
            <text:p>108,256</text:p>
          </table:table-cell>
          <table:covered-table-cell table:number-columns-repeated="5"/>
          <table:table-cell table:style-name="ce1035" office:value-type="float" office:value="77459" calcext:value-type="float" table:number-columns-spanned="23" table:number-rows-spanned="1">
            <text:p>77,459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Deferrred rent liability</text:p>
          </table:table-cell>
          <table:covered-table-cell table:number-columns-repeated="9"/>
          <table:table-cell table:style-name="ce1031" office:value-type="float" office:value="3298182" calcext:value-type="float" table:number-columns-spanned="6" table:number-rows-spanned="1">
            <text:p>3,298,182</text:p>
          </table:table-cell>
          <table:covered-table-cell table:number-columns-repeated="5"/>
          <table:table-cell table:style-name="ce606" office:value-type="float" office:value="78486" calcext:value-type="float" table:number-columns-spanned="9" table:number-rows-spanned="1">
            <text:p>78,486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6" office:value-type="float" office:value="652345" calcext:value-type="float" table:number-columns-spanned="6" table:number-rows-spanned="1">
            <text:p>652,345</text:p>
          </table:table-cell>
          <table:covered-table-cell table:number-columns-repeated="5"/>
          <table:table-cell table:style-name="ce607" office:value-type="float" office:value="-2843921" calcext:value-type="float" table:number-columns-spanned="8" table:number-rows-spanned="1">
            <text:p>(2,843,921)</text:p>
          </table:table-cell>
          <table:covered-table-cell table:number-columns-repeated="7"/>
          <table:table-cell table:style-name="ce594" office:value-type="float" office:value="1185092" calcext:value-type="float" table:number-columns-spanned="6" table:number-rows-spanned="1">
            <text:p>1,185,092</text:p>
          </table:table-cell>
          <table:covered-table-cell table:number-columns-repeated="5"/>
          <table:table-cell table:style-name="ce1035" office:value-type="float" office:value="631405" calcext:value-type="float" table:number-columns-spanned="23" table:number-rows-spanned="1">
            <text:p>631,405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Intracompany payable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35" office:value-type="float" office:value="1500000" calcext:value-type="float" table:number-columns-spanned="9" table:number-rows-spanned="1">
            <text:p>1,500,000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 table:number-columns-spanned="6" table:number-rows-spanned="1"/>
          <table:covered-table-cell table:number-columns-repeated="5"/>
          <table:table-cell table:style-name="ce607" office:value-type="float" office:value="-1500000" calcext:value-type="float" table:number-columns-spanned="8" table:number-rows-spanned="1">
            <text:p>(1,500,000)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60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Convertible loans (note 6)</text:p>
          </table:table-cell>
          <table:covered-table-cell table:number-columns-repeated="9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9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7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7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35" office:value-type="float" office:value="550000" calcext:value-type="float" table:number-columns-spanned="23" table:number-rows-spanned="1">
            <text:p>550,000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Loans payable (note 6)</text:p>
          </table:table-cell>
          <table:covered-table-cell table:number-columns-repeated="9"/>
          <table:table-cell table:style-name="ce1032" office:value-type="float" office:value="1950012" calcext:value-type="float" table:number-columns-spanned="6" table:number-rows-spanned="1">
            <text:p>1,950,012</text:p>
          </table:table-cell>
          <table:covered-table-cell table:number-columns-repeated="5"/>
          <table:table-cell table:style-name="ce592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6" office:value-type="float" office:value="67111834" calcext:value-type="float" table:number-columns-spanned="6" table:number-rows-spanned="1">
            <text:p>67,111,834</text:p>
          </table:table-cell>
          <table:covered-table-cell table:number-columns-repeated="5"/>
          <table:table-cell table:style-name="ce593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94" office:value-type="float" office:value="69061846" calcext:value-type="float" table:number-columns-spanned="6" table:number-rows-spanned="1">
            <text:p>69,061,846</text:p>
          </table:table-cell>
          <table:covered-table-cell table:number-columns-repeated="5"/>
          <table:table-cell table:style-name="ce1032" office:value-type="float" office:value="69836416" calcext:value-type="float" table:number-columns-spanned="23" table:number-rows-spanned="1">
            <text:p>69,836,416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long-term liabilities</text:p>
          </table:table-cell>
          <table:covered-table-cell table:number-columns-repeated="9"/>
          <table:table-cell table:style-name="ce1032" office:value-type="float" office:value="5356450" calcext:value-type="float" table:number-columns-spanned="6" table:number-rows-spanned="1">
            <text:p>5,356,450</text:p>
          </table:table-cell>
          <table:covered-table-cell table:number-columns-repeated="5"/>
          <table:table-cell table:style-name="ce1031" office:value-type="float" office:value="1578486" calcext:value-type="float" table:number-columns-spanned="9" table:number-rows-spanned="1">
            <text:p>1,578,486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6" office:value-type="float" office:value="68164179" calcext:value-type="float" table:number-columns-spanned="6" table:number-rows-spanned="1">
            <text:p>68,164,179</text:p>
          </table:table-cell>
          <table:covered-table-cell table:number-columns-repeated="5"/>
          <table:table-cell table:style-name="ce1057" office:value-type="string" calcext:value-type="string" table:number-columns-spanned="8" table:number-rows-spanned="1">
            <text:p>      (4,743,921<text:span text:style-name="T51">)</text:span></text:p>
          </table:table-cell>
          <table:covered-table-cell table:number-columns-repeated="7"/>
          <table:table-cell table:style-name="ce594" office:value-type="float" office:value="70355194" calcext:value-type="float" table:number-columns-spanned="6" table:number-rows-spanned="1">
            <text:p>70,355,194</text:p>
          </table:table-cell>
          <table:covered-table-cell table:number-columns-repeated="5"/>
          <table:table-cell table:style-name="ce1032" office:value-type="float" office:value="71095280" calcext:value-type="float" table:number-columns-spanned="23" table:number-rows-spanned="1">
            <text:p>71,095,280</text:p>
          </table:table-cell>
          <table:covered-table-cell table:number-columns-repeated="22"/>
          <table:table-cell table:number-columns-repeated="16307"/>
        </table:table-row>
        <table:table-row table:style-name="ro15">
          <table:table-cell table:style-name="ce1010" office:value-type="string" calcext:value-type="string" table:number-columns-spanned="10" table:number-rows-spanned="1">
            <text:p>NET ASSETS:</text:p>
            <text:p><text:span text:style-name="T51">Unrestricted</text:span></text:p>
          </table:table-cell>
          <table:covered-table-cell table:number-columns-repeated="9"/>
          <table:table-cell table:style-name="ce1037" office:value-type="float" office:value="13480415" calcext:value-type="float" table:number-columns-spanned="6" table:number-rows-spanned="1">
            <text:p>13,480,415</text:p>
          </table:table-cell>
          <table:covered-table-cell table:number-columns-repeated="5"/>
          <table:table-cell table:style-name="ce599" office:value-type="float" office:value="-1394072" calcext:value-type="float" table:number-columns-spanned="9" table:number-rows-spanned="1">
            <text:p>(1,394,072)</text:p>
          </table:table-cell>
          <table:covered-table-cell table:number-columns-repeated="8"/>
          <table:table-cell table:style-name="ce1060" office:value-type="float" office:value="-500000" calcext:value-type="float" table:number-columns-spanned="9" table:number-rows-spanned="1">
            <text:p>(500,000)</text:p>
          </table:table-cell>
          <table:covered-table-cell table:number-columns-repeated="8"/>
          <table:table-cell table:style-name="ce1060" office:value-type="float" office:value="-1512063" calcext:value-type="float" table:number-columns-spanned="6" table:number-rows-spanned="1">
            <text:p>(1,512,063)</text:p>
          </table:table-cell>
          <table:covered-table-cell table:number-columns-repeated="5"/>
          <table:table-cell table:style-name="ce107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602" office:value-type="float" office:value="10074280" calcext:value-type="float" table:number-columns-spanned="6" table:number-rows-spanned="1">
            <text:p>10,074,280</text:p>
          </table:table-cell>
          <table:covered-table-cell table:number-columns-repeated="5"/>
          <table:table-cell table:style-name="ce1037" office:value-type="float" office:value="12089432" calcext:value-type="float" table:number-columns-spanned="23" table:number-rows-spanned="1">
            <text:p>12,089,432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90" office:value-type="string" calcext:value-type="string" table:number-columns-spanned="10" table:number-rows-spanned="1">
            <text:p>Temporarily restricted (note 7)</text:p>
          </table:table-cell>
          <table:covered-table-cell table:number-columns-repeated="9"/>
          <table:table-cell table:style-name="ce1032" office:value-type="float" office:value="488467" calcext:value-type="float" table:number-columns-spanned="6" table:number-rows-spanned="1">
            <text:p>488,467</text:p>
          </table:table-cell>
          <table:covered-table-cell table:number-columns-repeated="5"/>
          <table:table-cell table:style-name="ce592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             -</text:p>
          </table:table-cell>
          <table:covered-table-cell table:number-columns-repeated="8"/>
          <table:table-cell table:style-name="ce1057" office:value-type="string" calcext:value-type="string" table:number-columns-spanned="6" table:number-rows-spanned="1">
            <text:p>                    -</text:p>
          </table:table-cell>
          <table:covered-table-cell table:number-columns-repeated="5"/>
          <table:table-cell table:style-name="ce593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94" office:value-type="float" office:value="488467" calcext:value-type="float" table:number-columns-spanned="6" table:number-rows-spanned="1">
            <text:p>488,467</text:p>
          </table:table-cell>
          <table:covered-table-cell table:number-columns-repeated="5"/>
          <table:table-cell table:style-name="ce1032" office:value-type="float" office:value="1267096" calcext:value-type="float" table:number-columns-spanned="23" table:number-rows-spanned="1">
            <text:p>1,267,096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net assets</text:p>
          </table:table-cell>
          <table:covered-table-cell table:number-columns-repeated="9"/>
          <table:table-cell table:style-name="ce1032" office:value-type="float" office:value="13968882" calcext:value-type="float" table:number-columns-spanned="6" table:number-rows-spanned="1">
            <text:p>13,968,882</text:p>
          </table:table-cell>
          <table:covered-table-cell table:number-columns-repeated="5"/>
          <table:table-cell table:style-name="ce592" office:value-type="string" calcext:value-type="string" table:number-columns-spanned="9" table:number-rows-spanned="1">
            <text:p>      (1,394,072<text:span text:style-name="T51">)</text:span></text:p>
          </table:table-cell>
          <table:covered-table-cell table:number-columns-repeated="8"/>
          <table:table-cell table:style-name="ce1057" office:value-type="string" calcext:value-type="string" table:number-columns-spanned="9" table:number-rows-spanned="1">
            <text:p>         (500,000<text:span text:style-name="T51">)</text:span></text:p>
          </table:table-cell>
          <table:covered-table-cell table:number-columns-repeated="8"/>
          <table:table-cell table:style-name="ce1057" office:value-type="string" calcext:value-type="string" table:number-columns-spanned="6" table:number-rows-spanned="1">
            <text:p>    (1,512,063<text:span text:style-name="T51">)</text:span></text:p>
          </table:table-cell>
          <table:covered-table-cell table:number-columns-repeated="5"/>
          <table:table-cell table:style-name="ce593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94" office:value-type="float" office:value="10562747" calcext:value-type="float" table:number-columns-spanned="6" table:number-rows-spanned="1">
            <text:p>10,562,747</text:p>
          </table:table-cell>
          <table:covered-table-cell table:number-columns-repeated="5"/>
          <table:table-cell table:style-name="ce1032" office:value-type="float" office:value="13356528" calcext:value-type="float" table:number-columns-spanned="23" table:number-rows-spanned="1">
            <text:p>13,356,528</text:p>
          </table:table-cell>
          <table:covered-table-cell table:number-columns-repeated="22"/>
          <table:table-cell table:number-columns-repeated="16307"/>
        </table:table-row>
        <table:table-row table:style-name="ro11">
          <table:table-cell table:style-name="ce581" office:value-type="string" calcext:value-type="string" table:number-columns-spanned="10" table:number-rows-spanned="1">
            <text:p>Total liabilities and net assets</text:p>
          </table:table-cell>
          <table:covered-table-cell table:number-columns-repeated="9"/>
          <table:table-cell table:style-name="ce1034" office:value-type="float" office:value="24286360" calcext:value-type="float" table:number-columns-spanned="6" table:number-rows-spanned="1">
            <text:p>$ 24,286,360</text:p>
          </table:table-cell>
          <table:covered-table-cell table:number-columns-repeated="5"/>
          <table:table-cell table:style-name="ce583" office:value-type="float" office:value="766831" calcext:value-type="float" table:number-columns-spanned="9" table:number-rows-spanned="1">
            <text:p>$ 766,831</text:p>
          </table:table-cell>
          <table:covered-table-cell table:number-columns-repeated="8"/>
          <table:table-cell table:style-name="ce1058" office:value-type="float" office:value="250000" calcext:value-type="float" table:number-columns-spanned="9" table:number-rows-spanned="1">
            <text:p>$ 250,000</text:p>
          </table:table-cell>
          <table:covered-table-cell table:number-columns-repeated="8"/>
          <table:table-cell table:style-name="ce1058" office:value-type="float" office:value="74153509" calcext:value-type="float" table:number-columns-spanned="6" table:number-rows-spanned="1">
            <text:p>$ 74,153,509</text:p>
          </table:table-cell>
          <table:covered-table-cell table:number-columns-repeated="5"/>
          <table:table-cell table:style-name="ce1057" office:value-type="string" calcext:value-type="string" table:number-columns-spanned="8" table:number-rows-spanned="1">
            <text:p>$    (5,937,381<text:span text:style-name="T51">)</text:span></text:p>
          </table:table-cell>
          <table:covered-table-cell table:number-columns-repeated="7"/>
          <table:table-cell table:style-name="ce586" office:value-type="float" office:value="93519319" calcext:value-type="float" table:number-columns-spanned="6" table:number-rows-spanned="1">
            <text:p>$ 93,519,319</text:p>
          </table:table-cell>
          <table:covered-table-cell table:number-columns-repeated="5"/>
          <table:table-cell table:style-name="ce1034" office:value-type="float" office:value="110298604" calcext:value-type="float" table:number-columns-spanned="23" table:number-rows-spanned="1">
            <text:p>$ 110,298,604</text:p>
          </table:table-cell>
          <table:covered-table-cell table:number-columns-repeated="22"/>
          <table:table-cell table:number-columns-repeated="16307"/>
        </table:table-row>
        <table:table-row table:style-name="ro10">
          <table:table-cell table:style-name="ce587" office:value-type="string" calcext:value-type="string" table:number-columns-spanned="14" table:number-rows-spanned="1">
            <text:p>Rocketship</text:p>
          </table:table-cell>
          <table:covered-table-cell table:number-columns-repeated="13"/>
          <table:table-cell table:style-name="ce588" office:value-type="string" calcext:value-type="string" table:number-columns-spanned="8" table:number-rows-spanned="1">
            <text:p>Rocketship Education</text:p>
          </table:table-cell>
          <table:covered-table-cell table:number-columns-repeated="7"/>
          <table:table-cell table:style-name="ce1053" office:value-type="string" calcext:value-type="string" table:number-columns-spanned="10" table:number-rows-spanned="1">
            <text:p>Rocketship</text:p>
            <text:p>Education D.C Public Charter</text:p>
          </table:table-cell>
          <table:covered-table-cell table:number-columns-repeated="9"/>
          <table:table-cell table:style-name="ce1053" office:value-type="string" calcext:value-type="string" table:number-columns-spanned="33" table:number-rows-spanned="1">
            <text:p>Launchpad Development</text:p>
          </table:table-cell>
          <table:covered-table-cell table:number-columns-repeated="32"/>
          <table:table-cell table:style-name="ce953" table:number-columns-spanned="12" table:number-rows-spanned="1"/>
          <table:covered-table-cell table:number-columns-repeated="11"/>
          <table:table-cell table:number-columns-repeated="16307"/>
        </table:table-row>
        <table:table-row table:style-name="ro10">
          <table:table-cell table:style-name="ce577" office:value-type="string" calcext:value-type="string" table:number-columns-spanned="65" table:number-rows-spanned="1">
            <text:p>     Education        Wisconsin Inc.       School, Inc.          Company         Eliminations          2015 Total          2014 Total   </text:p>
            <text:p><text:span text:style-name="T52">UNRESTRICTED NET ASSETS:</text:span></text:p>
          </table:table-cell>
          <table:covered-table-cell table:number-columns-repeated="64"/>
          <table:table-cell table:style-name="ce509" table:number-columns-spanned="12" table:number-rows-spanned="1"/>
          <table:covered-table-cell table:number-columns-repeated="11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8" table:number-rows-spanned="1">
            <text:p>Revenues</text:p>
          </table:table-cell>
          <table:covered-table-cell table:number-columns-repeated="7"/>
          <table:table-cell table:style-name="ce8" table:number-columns-spanned="69" table:number-rows-spanned="1"/>
          <table:covered-table-cell table:number-columns-repeated="68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LCFF State Aid</text:p>
          </table:table-cell>
          <table:covered-table-cell table:number-columns-repeated="7"/>
          <table:table-cell table:style-name="ce1022" office:value-type="float" office:value="29395472" calcext:value-type="float" table:number-columns-spanned="8" table:number-rows-spanned="1">
            <text:p>$ 29,395,472</text:p>
          </table:table-cell>
          <table:covered-table-cell table:number-columns-repeated="7"/>
          <table:table-cell table:style-name="ce1046" office:value-type="string" calcext:value-type="string" table:number-columns-spanned="7" table:number-rows-spanned="1">
            <text:p>$ <text:s text:c="21"/>-</text:p>
          </table:table-cell>
          <table:covered-table-cell table:number-columns-repeated="6"/>
          <table:table-cell table:style-name="ce1046" office:value-type="string" calcext:value-type="string" table:number-columns-spanned="10" table:number-rows-spanned="1">
            <text:p>$ <text:s text:c="21"/>-</text:p>
          </table:table-cell>
          <table:covered-table-cell table:number-columns-repeated="9"/>
          <table:table-cell table:style-name="ce1048" office:value-type="string" calcext:value-type="string" table:number-columns-spanned="6" table:number-rows-spanned="1">
            <text:p>$ <text:s text:c="18"/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$ <text:s text:c="21"/>-</text:p>
          </table:table-cell>
          <table:covered-table-cell table:number-columns-repeated="7"/>
          <table:table-cell table:style-name="ce580" office:value-type="float" office:value="29395472" calcext:value-type="float" table:number-columns-spanned="6" table:number-rows-spanned="1">
            <text:p>$ 29,395,472</text:p>
          </table:table-cell>
          <table:covered-table-cell table:number-columns-repeated="5"/>
          <table:table-cell table:style-name="ce1022" office:value-type="float" office:value="23505887" calcext:value-type="float" table:number-columns-spanned="24" table:number-rows-spanned="1">
            <text:p>$ 23,505,887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Apportionment revenue</text:p>
          </table:table-cell>
          <table:covered-table-cell table:number-columns-repeated="7"/>
          <table:table-cell table:style-name="ce1023" office:value-type="float" office:value="4035160" calcext:value-type="float" table:number-columns-spanned="8" table:number-rows-spanned="1">
            <text:p>4,035,160</text:p>
          </table:table-cell>
          <table:covered-table-cell table:number-columns-repeated="7"/>
          <table:table-cell table:style-name="ce1047" office:value-type="float" office:value="3003900" calcext:value-type="float" table:number-columns-spanned="7" table:number-rows-spanned="1">
            <text:p>3,003,900</text:p>
          </table:table-cell>
          <table:covered-table-cell table:number-columns-repeated="6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49" office:value-type="float" office:value="7039060" calcext:value-type="float" table:number-columns-spanned="6" table:number-rows-spanned="1">
            <text:p>7,039,060</text:p>
          </table:table-cell>
          <table:covered-table-cell table:number-columns-repeated="5"/>
          <table:table-cell table:style-name="ce1047" office:value-type="float" office:value="2005025" calcext:value-type="float" table:number-columns-spanned="24" table:number-rows-spanned="1">
            <text:p>2,005,025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Property taxes</text:p>
          </table:table-cell>
          <table:covered-table-cell table:number-columns-repeated="7"/>
          <table:table-cell table:style-name="ce1023" office:value-type="float" office:value="7536074" calcext:value-type="float" table:number-columns-spanned="8" table:number-rows-spanned="1">
            <text:p>7,536,074</text:p>
          </table:table-cell>
          <table:covered-table-cell table:number-columns-repeated="7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49" office:value-type="float" office:value="7536074" calcext:value-type="float" table:number-columns-spanned="6" table:number-rows-spanned="1">
            <text:p>7,536,074</text:p>
          </table:table-cell>
          <table:covered-table-cell table:number-columns-repeated="5"/>
          <table:table-cell table:style-name="ce1047" office:value-type="float" office:value="6328495" calcext:value-type="float" table:number-columns-spanned="24" table:number-rows-spanned="1">
            <text:p>6,328,495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Other State revenue</text:p>
          </table:table-cell>
          <table:covered-table-cell table:number-columns-repeated="7"/>
          <table:table-cell table:style-name="ce1023" office:value-type="float" office:value="9102843" calcext:value-type="float" table:number-columns-spanned="8" table:number-rows-spanned="1">
            <text:p>9,102,843</text:p>
          </table:table-cell>
          <table:covered-table-cell table:number-columns-repeated="7"/>
          <table:table-cell table:style-name="ce575" office:value-type="float" office:value="97373" calcext:value-type="float" table:number-columns-spanned="7" table:number-rows-spanned="1">
            <text:p>97,373</text:p>
          </table:table-cell>
          <table:covered-table-cell table:number-columns-repeated="6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49" office:value-type="float" office:value="9200216" calcext:value-type="float" table:number-columns-spanned="6" table:number-rows-spanned="1">
            <text:p>9,200,216</text:p>
          </table:table-cell>
          <table:covered-table-cell table:number-columns-repeated="5"/>
          <table:table-cell table:style-name="ce1047" office:value-type="float" office:value="8107055" calcext:value-type="float" table:number-columns-spanned="24" table:number-rows-spanned="1">
            <text:p>8,107,055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Federal revenue</text:p>
          </table:table-cell>
          <table:covered-table-cell table:number-columns-repeated="7"/>
          <table:table-cell table:style-name="ce1023" office:value-type="float" office:value="7490904" calcext:value-type="float" table:number-columns-spanned="8" table:number-rows-spanned="1">
            <text:p>7,490,904</text:p>
          </table:table-cell>
          <table:covered-table-cell table:number-columns-repeated="7"/>
          <table:table-cell table:style-name="ce1023" office:value-type="float" office:value="645999" calcext:value-type="float" table:number-columns-spanned="7" table:number-rows-spanned="1">
            <text:p>645,999</text:p>
          </table:table-cell>
          <table:covered-table-cell table:number-columns-repeated="6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49" office:value-type="float" office:value="8136903" calcext:value-type="float" table:number-columns-spanned="6" table:number-rows-spanned="1">
            <text:p>8,136,903</text:p>
          </table:table-cell>
          <table:covered-table-cell table:number-columns-repeated="5"/>
          <table:table-cell table:style-name="ce1047" office:value-type="float" office:value="6257194" calcext:value-type="float" table:number-columns-spanned="24" table:number-rows-spanned="1">
            <text:p>6,257,194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Other local revenue</text:p>
          </table:table-cell>
          <table:covered-table-cell table:number-columns-repeated="7"/>
          <table:table-cell table:style-name="ce1023" office:value-type="float" office:value="1605142" calcext:value-type="float" table:number-columns-spanned="8" table:number-rows-spanned="1">
            <text:p>1,605,142</text:p>
          </table:table-cell>
          <table:covered-table-cell table:number-columns-repeated="7"/>
          <table:table-cell table:style-name="ce575" office:value-type="float" office:value="7399" calcext:value-type="float" table:number-columns-spanned="7" table:number-rows-spanned="1">
            <text:p>7,399</text:p>
          </table:table-cell>
          <table:covered-table-cell table:number-columns-repeated="6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62" office:value-type="float" office:value="8921054" calcext:value-type="float" table:number-columns-spanned="6" table:number-rows-spanned="1">
            <text:p>8,921,054</text:p>
          </table:table-cell>
          <table:covered-table-cell table:number-columns-repeated="5"/>
          <table:table-cell table:style-name="ce553" office:value-type="float" office:value="-10035542" calcext:value-type="float" table:number-columns-spanned="8" table:number-rows-spanned="1">
            <text:p>(10,035,542)</text:p>
          </table:table-cell>
          <table:covered-table-cell table:number-columns-repeated="7"/>
          <table:table-cell table:style-name="ce549" office:value-type="float" office:value="498053" calcext:value-type="float" table:number-columns-spanned="6" table:number-rows-spanned="1">
            <text:p>498,053</text:p>
          </table:table-cell>
          <table:covered-table-cell table:number-columns-repeated="5"/>
          <table:table-cell table:style-name="ce1023" office:value-type="float" office:value="330206" calcext:value-type="float" table:number-columns-spanned="24" table:number-rows-spanned="1">
            <text:p>330,206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Contributions</text:p>
          </table:table-cell>
          <table:covered-table-cell table:number-columns-repeated="7"/>
          <table:table-cell table:style-name="ce1023" office:value-type="float" office:value="4995435" calcext:value-type="float" table:number-columns-spanned="8" table:number-rows-spanned="1">
            <text:p>4,995,435</text:p>
          </table:table-cell>
          <table:covered-table-cell table:number-columns-repeated="7"/>
          <table:table-cell table:style-name="ce575" office:value-type="float" office:value="6227" calcext:value-type="float" table:number-columns-spanned="7" table:number-rows-spanned="1">
            <text:p>6,227</text:p>
          </table:table-cell>
          <table:covered-table-cell table:number-columns-repeated="6"/>
          <table:table-cell table:style-name="ce1023" office:value-type="float" office:value="250000" calcext:value-type="float" table:number-columns-spanned="10" table:number-rows-spanned="1">
            <text:p>250,000</text:p>
          </table:table-cell>
          <table:covered-table-cell table:number-columns-repeated="9"/>
          <table:table-cell table:style-name="ce562" office:value-type="float" office:value="25000" calcext:value-type="float" table:number-columns-spanned="6" table:number-rows-spanned="1">
            <text:p>25,000</text:p>
          </table:table-cell>
          <table:covered-table-cell table:number-columns-repeated="5"/>
          <table:table-cell table:style-name="ce553" office:value-type="float" office:value="-25000" calcext:value-type="float" table:number-columns-spanned="8" table:number-rows-spanned="1">
            <text:p>(25,000)</text:p>
          </table:table-cell>
          <table:covered-table-cell table:number-columns-repeated="7"/>
          <table:table-cell table:style-name="ce549" office:value-type="float" office:value="5251662" calcext:value-type="float" table:number-columns-spanned="6" table:number-rows-spanned="1">
            <text:p>5,251,662</text:p>
          </table:table-cell>
          <table:covered-table-cell table:number-columns-repeated="5"/>
          <table:table-cell table:style-name="ce1047" office:value-type="float" office:value="7140065" calcext:value-type="float" table:number-columns-spanned="24" table:number-rows-spanned="1">
            <text:p>7,140,065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Amounts released from restriction</text:p>
          </table:table-cell>
          <table:covered-table-cell table:number-columns-repeated="7"/>
          <table:table-cell table:style-name="ce1024" office:value-type="float" office:value="851995" calcext:value-type="float" table:number-columns-spanned="8" table:number-rows-spanned="1">
            <text:p>851,995</text:p>
          </table:table-cell>
          <table:covered-table-cell table:number-columns-repeated="7"/>
          <table:table-cell table:style-name="ce1050" office:value-type="string" calcext:value-type="string" table:number-columns-spanned="7" table:number-rows-spanned="1">
            <text:p> 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             -</text:p>
          </table:table-cell>
          <table:covered-table-cell table:number-columns-repeated="9"/>
          <table:table-cell table:style-name="ce1062" office:value-type="string" calcext:value-type="string" table:number-columns-spanned="6" table:number-rows-spanned="1">
            <text:p>                     -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               </text:p>
          </table:table-cell>
          <table:covered-table-cell table:number-columns-repeated="7"/>
          <table:table-cell table:style-name="ce549" office:value-type="float" office:value="851995" calcext:value-type="float" table:number-columns-spanned="6" table:number-rows-spanned="1">
            <text:p>851,995</text:p>
          </table:table-cell>
          <table:covered-table-cell table:number-columns-repeated="5"/>
          <table:table-cell table:style-name="ce1024" office:value-type="float" office:value="2780203" calcext:value-type="float" table:number-columns-spanned="24" table:number-rows-spanned="1">
            <text:p>2,780,203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563" office:value-type="string" calcext:value-type="string" table:number-columns-spanned="8" table:number-rows-spanned="1">
            <text:p>Total unrestricted revenues</text:p>
          </table:table-cell>
          <table:covered-table-cell table:number-columns-repeated="7"/>
          <table:table-cell table:style-name="ce1024" office:value-type="float" office:value="65013025" calcext:value-type="float" table:number-columns-spanned="8" table:number-rows-spanned="1">
            <text:p>65,013,025</text:p>
          </table:table-cell>
          <table:covered-table-cell table:number-columns-repeated="7"/>
          <table:table-cell table:style-name="ce1024" office:value-type="float" office:value="3760898" calcext:value-type="float" table:number-columns-spanned="7" table:number-rows-spanned="1">
            <text:p>3,760,898</text:p>
          </table:table-cell>
          <table:covered-table-cell table:number-columns-repeated="6"/>
          <table:table-cell table:style-name="ce1024" office:value-type="float" office:value="250000" calcext:value-type="float" table:number-columns-spanned="10" table:number-rows-spanned="1">
            <text:p>250,000</text:p>
          </table:table-cell>
          <table:covered-table-cell table:number-columns-repeated="9"/>
          <table:table-cell table:style-name="ce562" office:value-type="float" office:value="8946054" calcext:value-type="float" table:number-columns-spanned="6" table:number-rows-spanned="1">
            <text:p>8,946,054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(10,060,542<text:span text:style-name="T53">)</text:span></text:p>
          </table:table-cell>
          <table:covered-table-cell table:number-columns-repeated="7"/>
          <table:table-cell table:style-name="ce549" office:value-type="float" office:value="67909435" calcext:value-type="float" table:number-columns-spanned="6" table:number-rows-spanned="1">
            <text:p>67,909,435</text:p>
          </table:table-cell>
          <table:covered-table-cell table:number-columns-repeated="5"/>
          <table:table-cell table:style-name="ce1024" office:value-type="float" office:value="56454130" calcext:value-type="float" table:number-columns-spanned="24" table:number-rows-spanned="1">
            <text:p>56,454,130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8" table:number-rows-spanned="1">
            <text:p>Program Expenses Educational programs</text:p>
          </table:table-cell>
          <table:covered-table-cell table:number-columns-repeated="7"/>
          <table:table-cell table:style-name="ce1025" office:value-type="float" office:value="51103643" calcext:value-type="float" table:number-columns-spanned="8" table:number-rows-spanned="1">
            <text:p>51,103,643</text:p>
          </table:table-cell>
          <table:covered-table-cell table:number-columns-repeated="7"/>
          <table:table-cell table:style-name="ce1025" office:value-type="float" office:value="3916780" calcext:value-type="float" table:number-columns-spanned="7" table:number-rows-spanned="1">
            <text:p>3,916,780</text:p>
          </table:table-cell>
          <table:covered-table-cell table:number-columns-repeated="6"/>
          <table:table-cell table:style-name="ce1055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55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566" office:value-type="float" office:value="-8800861" calcext:value-type="float" table:number-columns-spanned="8" table:number-rows-spanned="1">
            <text:p>(8,800,861)</text:p>
          </table:table-cell>
          <table:covered-table-cell table:number-columns-repeated="7"/>
          <table:table-cell table:style-name="ce567" office:value-type="float" office:value="46219562" calcext:value-type="float" table:number-columns-spanned="6" table:number-rows-spanned="1">
            <text:p>46,219,562</text:p>
          </table:table-cell>
          <table:covered-table-cell table:number-columns-repeated="5"/>
          <table:table-cell table:style-name="ce568" office:value-type="float" office:value="36985459" calcext:value-type="float" table:number-columns-spanned="24" table:number-rows-spanned="1">
            <text:p>36,985,459</text:p>
          </table:table-cell>
          <table:covered-table-cell table:number-columns-repeated="23"/>
          <table:table-cell table:number-columns-repeated="16307"/>
        </table:table-row>
        <table:table-row table:style-name="ro10">
          <table:table-cell table:style-name="ce569" office:value-type="string" calcext:value-type="string" table:number-columns-spanned="8" table:number-rows-spanned="1">
            <text:p>Supporting Services</text:p>
            <text:p>Site supports and program development</text:p>
          </table:table-cell>
          <table:covered-table-cell table:number-columns-repeated="7"/>
          <table:table-cell table:style-name="ce1026" office:value-type="float" office:value="8483838" calcext:value-type="float" table:number-columns-spanned="8" table:number-rows-spanned="1">
            <text:p>8,483,838</text:p>
          </table:table-cell>
          <table:covered-table-cell table:number-columns-repeated="7"/>
          <table:table-cell table:style-name="ce105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26" office:value-type="float" office:value="750000" calcext:value-type="float" table:number-columns-spanned="10" table:number-rows-spanned="1">
            <text:p>750,000</text:p>
          </table:table-cell>
          <table:covered-table-cell table:number-columns-repeated="9"/>
          <table:table-cell table:style-name="ce571" office:value-type="float" office:value="8471595" calcext:value-type="float" table:number-columns-spanned="6" table:number-rows-spanned="1">
            <text:p>8,471,595</text:p>
          </table:table-cell>
          <table:covered-table-cell table:number-columns-repeated="5"/>
          <table:table-cell table:style-name="ce1069" office:value-type="float" office:value="-750000" calcext:value-type="float" table:number-columns-spanned="8" table:number-rows-spanned="1">
            <text:p>(750,000)</text:p>
          </table:table-cell>
          <table:covered-table-cell table:number-columns-repeated="7"/>
          <table:table-cell table:style-name="ce572" office:value-type="float" office:value="16955433" calcext:value-type="float" table:number-columns-spanned="6" table:number-rows-spanned="1">
            <text:p>16,955,433</text:p>
          </table:table-cell>
          <table:covered-table-cell table:number-columns-repeated="5"/>
          <table:table-cell table:style-name="ce573" office:value-type="float" office:value="16905996" calcext:value-type="float" table:number-columns-spanned="24" table:number-rows-spanned="1">
            <text:p>16,905,996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8" table:number-rows-spanned="1">
            <text:p>Administration and general</text:p>
          </table:table-cell>
          <table:covered-table-cell table:number-columns-repeated="7"/>
          <table:table-cell table:style-name="ce1024" office:value-type="float" office:value="4824593" calcext:value-type="float" table:number-columns-spanned="8" table:number-rows-spanned="1">
            <text:p>4,824,593</text:p>
          </table:table-cell>
          <table:covered-table-cell table:number-columns-repeated="7"/>
          <table:table-cell table:style-name="ce1024" office:value-type="float" office:value="509925" calcext:value-type="float" table:number-columns-spanned="7" table:number-rows-spanned="1">
            <text:p>509,925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             -</text:p>
          </table:table-cell>
          <table:covered-table-cell table:number-columns-repeated="9"/>
          <table:table-cell table:style-name="ce562" office:value-type="float" office:value="109037" calcext:value-type="float" table:number-columns-spanned="6" table:number-rows-spanned="1">
            <text:p>109,037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(509,681<text:span text:style-name="T53">)</text:span></text:p>
          </table:table-cell>
          <table:covered-table-cell table:number-columns-repeated="7"/>
          <table:table-cell table:style-name="ce549" office:value-type="float" office:value="4933874" calcext:value-type="float" table:number-columns-spanned="6" table:number-rows-spanned="1">
            <text:p>4,933,874</text:p>
          </table:table-cell>
          <table:covered-table-cell table:number-columns-repeated="5"/>
          <table:table-cell table:style-name="ce1024" office:value-type="float" office:value="3959732" calcext:value-type="float" table:number-columns-spanned="24" table:number-rows-spanned="1">
            <text:p>3,959,732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563" office:value-type="string" calcext:value-type="string" table:number-columns-spanned="8" table:number-rows-spanned="1">
            <text:p>Total supporting services</text:p>
          </table:table-cell>
          <table:covered-table-cell table:number-columns-repeated="7"/>
          <table:table-cell table:style-name="ce1024" office:value-type="float" office:value="13308431" calcext:value-type="float" table:number-columns-spanned="8" table:number-rows-spanned="1">
            <text:p>13,308,431</text:p>
          </table:table-cell>
          <table:covered-table-cell table:number-columns-repeated="7"/>
          <table:table-cell table:style-name="ce1024" office:value-type="float" office:value="509925" calcext:value-type="float" table:number-columns-spanned="7" table:number-rows-spanned="1">
            <text:p>509,925</text:p>
          </table:table-cell>
          <table:covered-table-cell table:number-columns-repeated="6"/>
          <table:table-cell table:style-name="ce1024" office:value-type="float" office:value="750000" calcext:value-type="float" table:number-columns-spanned="10" table:number-rows-spanned="1">
            <text:p>750,000</text:p>
          </table:table-cell>
          <table:covered-table-cell table:number-columns-repeated="9"/>
          <table:table-cell table:style-name="ce562" office:value-type="float" office:value="8580632" calcext:value-type="float" table:number-columns-spanned="6" table:number-rows-spanned="1">
            <text:p>8,580,632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(1,259,681<text:span text:style-name="T53">)</text:span></text:p>
          </table:table-cell>
          <table:covered-table-cell table:number-columns-repeated="7"/>
          <table:table-cell table:style-name="ce549" office:value-type="float" office:value="21889307" calcext:value-type="float" table:number-columns-spanned="6" table:number-rows-spanned="1">
            <text:p>21,889,307</text:p>
          </table:table-cell>
          <table:covered-table-cell table:number-columns-repeated="5"/>
          <table:table-cell table:style-name="ce1024" office:value-type="float" office:value="20865728" calcext:value-type="float" table:number-columns-spanned="24" table:number-rows-spanned="1">
            <text:p>20,865,728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561" office:value-type="string" calcext:value-type="string" table:number-columns-spanned="8" table:number-rows-spanned="1">
            <text:p>Total expenses</text:p>
          </table:table-cell>
          <table:covered-table-cell table:number-columns-repeated="7"/>
          <table:table-cell table:style-name="ce1024" office:value-type="float" office:value="64412074" calcext:value-type="float" table:number-columns-spanned="8" table:number-rows-spanned="1">
            <text:p>64,412,074</text:p>
          </table:table-cell>
          <table:covered-table-cell table:number-columns-repeated="7"/>
          <table:table-cell table:style-name="ce1024" office:value-type="float" office:value="4426705" calcext:value-type="float" table:number-columns-spanned="7" table:number-rows-spanned="1">
            <text:p>4,426,705</text:p>
          </table:table-cell>
          <table:covered-table-cell table:number-columns-repeated="6"/>
          <table:table-cell table:style-name="ce1024" office:value-type="float" office:value="750000" calcext:value-type="float" table:number-columns-spanned="10" table:number-rows-spanned="1">
            <text:p>750,000</text:p>
          </table:table-cell>
          <table:covered-table-cell table:number-columns-repeated="9"/>
          <table:table-cell table:style-name="ce562" office:value-type="float" office:value="8580632" calcext:value-type="float" table:number-columns-spanned="6" table:number-rows-spanned="1">
            <text:p>8,580,632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(10,060,542<text:span text:style-name="T53">)</text:span></text:p>
          </table:table-cell>
          <table:covered-table-cell table:number-columns-repeated="7"/>
          <table:table-cell table:style-name="ce549" office:value-type="float" office:value="68108869" calcext:value-type="float" table:number-columns-spanned="6" table:number-rows-spanned="1">
            <text:p>68,108,869</text:p>
          </table:table-cell>
          <table:covered-table-cell table:number-columns-repeated="5"/>
          <table:table-cell table:style-name="ce1024" office:value-type="float" office:value="57851187" calcext:value-type="float" table:number-columns-spanned="24" table:number-rows-spanned="1">
            <text:p>57,851,187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8" table:number-rows-spanned="1">
            <text:p>Increase (decrease) in unrestricted net assets</text:p>
          </table:table-cell>
          <table:covered-table-cell table:number-columns-repeated="7"/>
          <table:table-cell table:style-name="ce1024" office:value-type="float" office:value="600951" calcext:value-type="float" table:number-columns-spanned="8" table:number-rows-spanned="1">
            <text:p>600,951</text:p>
          </table:table-cell>
          <table:covered-table-cell table:number-columns-repeated="7"/>
          <table:table-cell table:style-name="ce1050" office:value-type="string" calcext:value-type="string" table:number-columns-spanned="7" table:number-rows-spanned="1">
            <text:p>           (665,807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(500,000<text:span text:style-name="T53">)</text:span></text:p>
          </table:table-cell>
          <table:covered-table-cell table:number-columns-repeated="9"/>
          <table:table-cell table:style-name="ce562" office:value-type="float" office:value="365422" calcext:value-type="float" table:number-columns-spanned="6" table:number-rows-spanned="1">
            <text:p>365,422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6" table:number-rows-spanned="1">
            <text:p>          (199,434<text:span text:style-name="T53">)</text:span></text:p>
          </table:table-cell>
          <table:covered-table-cell table:number-columns-repeated="5"/>
          <table:table-cell table:style-name="ce1050" office:value-type="string" calcext:value-type="string" table:number-columns-spanned="24" table:number-rows-spanned="1">
            <text:p>      (1,397,057<text:span text:style-name="T53">)</text:span></text:p>
          </table:table-cell>
          <table:covered-table-cell table:number-columns-repeated="23"/>
          <table:table-cell table:number-columns-repeated="16307"/>
        </table:table-row>
        <table:table-row table:style-name="ro10">
          <table:table-cell table:style-name="ce555" office:value-type="string" calcext:value-type="string" table:number-columns-spanned="10" table:number-rows-spanned="1">
            <text:p>TEMPORARILY RESTRICTED NET ASSETS:</text:p>
            <text:p><text:span text:style-name="T53">Amounts released from restriction</text:span></text:p>
          </table:table-cell>
          <table:covered-table-cell table:number-columns-repeated="9"/>
          <table:table-cell table:style-name="ce556" office:value-type="float" office:value="-851995" calcext:value-type="float" table:number-columns-spanned="6" table:number-rows-spanned="1">
            <text:p>(851,995)</text:p>
          </table:table-cell>
          <table:covered-table-cell table:number-columns-repeated="5"/>
          <table:table-cell table:style-name="ce105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51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5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557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9" office:value-type="float" office:value="-851995" calcext:value-type="float" table:number-columns-spanned="6" table:number-rows-spanned="1">
            <text:p>(851,995)</text:p>
          </table:table-cell>
          <table:covered-table-cell table:number-columns-repeated="5"/>
          <table:table-cell table:style-name="ce559" office:value-type="float" office:value="-2780203" calcext:value-type="float" table:number-columns-spanned="24" table:number-rows-spanned="1">
            <text:p>(2,780,203)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6" office:value-type="string" calcext:value-type="string" table:number-columns-spanned="16" table:number-rows-spanned="1">
            <text:p>Contributions                                                     <text:span text:style-name="T54">               73,366</text:span></text:p>
          </table:table-cell>
          <table:covered-table-cell table:number-columns-repeated="15"/>
          <table:table-cell table:style-name="ce1050" office:value-type="string" calcext:value-type="string" table:number-columns-spanned="7" table:number-rows-spanned="1">
            <text:p> 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             -</text:p>
          </table:table-cell>
          <table:covered-table-cell table:number-columns-repeated="9"/>
          <table:table-cell table:style-name="ce1062" office:value-type="string" calcext:value-type="string" table:number-columns-spanned="6" table:number-rows-spanned="1">
            <text:p>                     -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             -</text:p>
          </table:table-cell>
          <table:covered-table-cell table:number-columns-repeated="7"/>
          <table:table-cell table:style-name="ce549" office:value-type="float" office:value="73366" calcext:value-type="float" table:number-columns-spanned="6" table:number-rows-spanned="1">
            <text:p>73,366</text:p>
          </table:table-cell>
          <table:covered-table-cell table:number-columns-repeated="5"/>
          <table:table-cell table:style-name="ce1024" office:value-type="float" office:value="1652578" calcext:value-type="float" table:number-columns-spanned="24" table:number-rows-spanned="1">
            <text:p>1,652,578</text:p>
          </table:table-cell>
          <table:covered-table-cell table:number-columns-repeated="23"/>
          <table:table-cell table:number-columns-repeated="16307"/>
        </table:table-row>
        <table:table-row table:style-name="ro10">
          <table:table-cell table:style-name="ce1015" office:value-type="string" calcext:value-type="string" table:number-columns-spanned="16" table:number-rows-spanned="1">
            <text:p>Decrease in temporarily</text:p>
            <text:p>restricted net assets                                            <text:span text:style-name="T54">           (778,629</text:span>)</text:p>
          </table:table-cell>
          <table:covered-table-cell table:number-columns-repeated="15"/>
          <table:table-cell table:style-name="ce1050" office:value-type="string" calcext:value-type="string" table:number-columns-spanned="7" table:number-rows-spanned="1">
            <text:p> 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             -</text:p>
          </table:table-cell>
          <table:covered-table-cell table:number-columns-repeated="9"/>
          <table:table-cell table:style-name="ce1062" office:value-type="string" calcext:value-type="string" table:number-columns-spanned="6" table:number-rows-spanned="1">
            <text:p>                     -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6" table:number-rows-spanned="1">
            <text:p>          (778,629<text:span text:style-name="T53">)</text:span></text:p>
          </table:table-cell>
          <table:covered-table-cell table:number-columns-repeated="5"/>
          <table:table-cell table:style-name="ce1050" office:value-type="string" calcext:value-type="string" table:number-columns-spanned="24" table:number-rows-spanned="1">
            <text:p>      (1,127,625<text:span text:style-name="T53">)</text:span>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16" table:number-rows-spanned="1">
            <text:p>Beginning net assets <text:s text:c="54"/>14,146,560</text:p>
          </table:table-cell>
          <table:covered-table-cell table:number-columns-repeated="15"/>
          <table:table-cell table:style-name="ce551" office:value-type="float" office:value="-728265" calcext:value-type="float" table:number-columns-spanned="7" table:number-rows-spanned="1">
            <text:p>(728,265)</text:p>
          </table:table-cell>
          <table:covered-table-cell table:number-columns-repeated="6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64" office:value-type="float" office:value="-61767" calcext:value-type="float" table:number-columns-spanned="6" table:number-rows-spanned="1">
            <text:p>(61,767)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49" office:value-type="float" office:value="13356528" calcext:value-type="float" table:number-columns-spanned="6" table:number-rows-spanned="1">
            <text:p>13,356,528</text:p>
          </table:table-cell>
          <table:covered-table-cell table:number-columns-repeated="5"/>
          <table:table-cell table:style-name="ce554" office:value-type="float" office:value="15881210" calcext:value-type="float" table:number-columns-spanned="24" table:number-rows-spanned="1">
            <text:p>15,881,210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16" table:number-rows-spanned="1">
            <text:p>Adjustment for restatement (note 11)                     <text:span text:style-name="T54">                        -</text:span></text:p>
          </table:table-cell>
          <table:covered-table-cell table:number-columns-repeated="15"/>
          <table:table-cell table:style-name="ce1050" office:value-type="string" calcext:value-type="string" table:number-columns-spanned="7" table:number-rows-spanned="1">
            <text:p> 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             -</text:p>
          </table:table-cell>
          <table:covered-table-cell table:number-columns-repeated="9"/>
          <table:table-cell table:style-name="ce1062" office:value-type="string" calcext:value-type="string" table:number-columns-spanned="6" table:number-rows-spanned="1">
            <text:p>     (1,815,718<text:span text:style-name="T53">)</text:span>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6" table:number-rows-spanned="1">
            <text:p>       (1,815,718<text:span text:style-name="T53">)</text:span></text:p>
          </table:table-cell>
          <table:covered-table-cell table:number-columns-repeated="5"/>
          <table:table-cell table:style-name="ce1050" office:value-type="string" calcext:value-type="string" table:number-columns-spanned="24" table:number-rows-spanned="1">
            <text:p>                       -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16" table:number-rows-spanned="1">
            <text:p>Beginning net assets, restated                                 <text:span text:style-name="T54">        14,146,560</text:span></text:p>
          </table:table-cell>
          <table:covered-table-cell table:number-columns-repeated="15"/>
          <table:table-cell table:style-name="ce1050" office:value-type="string" calcext:value-type="string" table:number-columns-spanned="7" table:number-rows-spanned="1">
            <text:p>           (728,265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                        -</text:p>
          </table:table-cell>
          <table:covered-table-cell table:number-columns-repeated="9"/>
          <table:table-cell table:style-name="ce1062" office:value-type="string" calcext:value-type="string" table:number-columns-spanned="6" table:number-rows-spanned="1">
            <text:p>     (1,877,485<text:span text:style-name="T53">)</text:span>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                        -</text:p>
          </table:table-cell>
          <table:covered-table-cell table:number-columns-repeated="7"/>
          <table:table-cell table:style-name="ce549" office:value-type="float" office:value="11540810" calcext:value-type="float" table:number-columns-spanned="6" table:number-rows-spanned="1">
            <text:p>11,540,810</text:p>
          </table:table-cell>
          <table:covered-table-cell table:number-columns-repeated="5"/>
          <table:table-cell table:style-name="ce1024" office:value-type="float" office:value="15881210" calcext:value-type="float" table:number-columns-spanned="24" table:number-rows-spanned="1">
            <text:p>15,881,210</text:p>
          </table:table-cell>
          <table:covered-table-cell table:number-columns-repeated="23"/>
          <table:table-cell table:number-columns-repeated="16307"/>
        </table:table-row>
        <table:table-row table:style-name="ro11">
          <table:table-cell table:style-name="ce1015" office:value-type="string" calcext:value-type="string" table:number-columns-spanned="16" table:number-rows-spanned="1">
            <text:p>Ending net assets                                                     <text:span text:style-name="T54">$      13,968,882</text:span></text:p>
          </table:table-cell>
          <table:covered-table-cell table:number-columns-repeated="15"/>
          <table:table-cell table:style-name="ce1050" office:value-type="string" calcext:value-type="string" table:number-columns-spanned="7" table:number-rows-spanned="1">
            <text:p>$      (1,394,072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10" table:number-rows-spanned="1">
            <text:p>$         (500,000<text:span text:style-name="T53">)</text:span></text:p>
          </table:table-cell>
          <table:covered-table-cell table:number-columns-repeated="9"/>
          <table:table-cell table:style-name="ce1062" office:value-type="string" calcext:value-type="string" table:number-columns-spanned="6" table:number-rows-spanned="1">
            <text:p>$   (1,512,063<text:span text:style-name="T53">)</text:span></text:p>
          </table:table-cell>
          <table:covered-table-cell table:number-columns-repeated="5"/>
          <table:table-cell table:style-name="ce1062" office:value-type="string" calcext:value-type="string" table:number-columns-spanned="8" table:number-rows-spanned="1">
            <text:p>$                      -</text:p>
          </table:table-cell>
          <table:covered-table-cell table:number-columns-repeated="7"/>
          <table:table-cell table:style-name="ce547" office:value-type="float" office:value="10562747" calcext:value-type="float" table:number-columns-spanned="6" table:number-rows-spanned="1">
            <text:p>$ 10,562,747</text:p>
          </table:table-cell>
          <table:covered-table-cell table:number-columns-repeated="5"/>
          <table:table-cell table:style-name="ce548" office:value-type="float" office:value="13356528" calcext:value-type="float" table:number-columns-spanned="24" table:number-rows-spanned="1">
            <text:p>$ 13,356,528</text:p>
          </table:table-cell>
          <table:covered-table-cell table:number-columns-repeated="23"/>
          <table:table-cell table:number-columns-repeated="16307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6" table:style-name="ta2">
        <table:table-column table:style-name="co2" table:number-columns-repeated="16384" table:default-cell-style-name="ce1"/>
        <table:table-row table:style-name="ro10">
          <table:table-cell table:style-name="ce679" office:value-type="string" calcext:value-type="string" table:number-columns-spanned="69" table:number-rows-spanned="1">
            <text:p>CONSOLIDATED STATEMENT OF FINANCIAL POSITION June 30, 2016</text:p>
            <text:p>with comparative totals for June 30, 2015</text:p>
          </table:table-cell>
          <table:covered-table-cell table:number-columns-repeated="68"/>
          <table:table-cell table:style-name="ce250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0">
          <table:table-cell table:style-name="ce250" table:number-columns-spanned="3" table:number-rows-spanned="1"/>
          <table:covered-table-cell table:number-columns-repeated="2"/>
          <table:table-cell table:style-name="ce381" table:number-columns-spanned="6" table:number-rows-spanned="1"/>
          <table:covered-table-cell table:number-columns-repeated="5"/>
          <table:table-cell table:style-name="ce250"/>
          <table:table-cell table:style-name="ce680" office:value-type="string" calcext:value-type="string" table:number-columns-spanned="5" table:number-rows-spanned="1">
            <text:p>Rocketship</text:p>
          </table:table-cell>
          <table:covered-table-cell table:number-columns-repeated="4"/>
          <table:table-cell table:style-name="ce681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682" office:value-type="string" calcext:value-type="string" table:number-columns-spanned="8" table:number-rows-spanned="1">
            <text:p>Rocketship Education D.C Public</text:p>
            <text:p>Charter</text:p>
          </table:table-cell>
          <table:covered-table-cell table:number-columns-repeated="7"/>
          <table:table-cell table:style-name="ce683" office:value-type="string" calcext:value-type="string" table:number-columns-spanned="39" table:number-rows-spanned="1">
            <text:p>Launchpad Development</text:p>
          </table:table-cell>
          <table:covered-table-cell table:number-columns-repeated="38"/>
          <table:table-cell table:style-name="ce250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3" table:number-rows-spanned="1">
            <text:p>ASSETS</text:p>
            <text:p>CURRENT ASSETS:</text:p>
          </table:table-cell>
          <table:covered-table-cell table:number-columns-repeated="2"/>
          <table:table-cell table:style-name="ce678" office:value-type="string" calcext:value-type="string" table:number-columns-spanned="66" table:number-rows-spanned="1">
            <text:p>   Education     Wisconsin Inc.     School, Inc.          Company          Eliminations        2016 Total          2015 Total    </text:p>
          </table:table-cell>
          <table:covered-table-cell table:number-columns-repeated="65"/>
          <table:table-cell table:style-name="ce250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Cash and cash equivalents (notes 1,2)</text:p>
          </table:table-cell>
          <table:covered-table-cell table:number-columns-repeated="8"/>
          <table:table-cell table:style-name="ce1022" office:value-type="float" office:value="13561320" calcext:value-type="float" table:number-columns-spanned="7" table:number-rows-spanned="1">
            <text:p>$ 13,561,320</text:p>
          </table:table-cell>
          <table:covered-table-cell table:number-columns-repeated="6"/>
          <table:table-cell table:style-name="ce1022" office:value-type="float" office:value="386046" calcext:value-type="float" table:number-columns-spanned="7" table:number-rows-spanned="1">
            <text:p>$ 386,046</text:p>
          </table:table-cell>
          <table:covered-table-cell table:number-columns-repeated="6"/>
          <table:table-cell table:style-name="ce1022" office:value-type="float" office:value="810445" calcext:value-type="float" table:number-columns-spanned="8" table:number-rows-spanned="1">
            <text:p>$ 810,445</text:p>
          </table:table-cell>
          <table:covered-table-cell table:number-columns-repeated="7"/>
          <table:table-cell table:style-name="ce1131" office:value-type="float" office:value="9815821" calcext:value-type="float" table:number-columns-spanned="8" table:number-rows-spanned="1">
            <text:p>$ 9,815,821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$ <text:s text:c="20"/>-</text:p>
          </table:table-cell>
          <table:covered-table-cell table:number-columns-repeated="7"/>
          <table:table-cell table:style-name="ce1131" office:value-type="float" office:value="24573632" calcext:value-type="float" table:number-columns-spanned="9" table:number-rows-spanned="1">
            <text:p>$ 24,573,632</text:p>
          </table:table-cell>
          <table:covered-table-cell table:number-columns-repeated="8"/>
          <table:table-cell table:style-name="ce1022" office:value-type="float" office:value="16072631" calcext:value-type="float" table:number-columns-spanned="31" table:number-rows-spanned="1">
            <text:p>$ 16,072,631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Restricted cash (note 1)</text:p>
          </table:table-cell>
          <table:covered-table-cell table:number-columns-repeated="8"/>
          <table:table-cell table:style-name="ce111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7624930" calcext:value-type="float" table:number-columns-spanned="8" table:number-rows-spanned="1">
            <text:p>7,624,930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7624930" calcext:value-type="float" table:number-columns-spanned="9" table:number-rows-spanned="1">
            <text:p>7,624,930</text:p>
          </table:table-cell>
          <table:covered-table-cell table:number-columns-repeated="8"/>
          <table:table-cell table:style-name="ce1047" office:value-type="float" office:value="5136357" calcext:value-type="float" table:number-columns-spanned="31" table:number-rows-spanned="1">
            <text:p>5,136,357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Investments</text:p>
          </table:table-cell>
          <table:covered-table-cell table:number-columns-repeated="8"/>
          <table:table-cell table:style-name="ce111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3" office:value-type="float" office:value="249350" calcext:value-type="float" table:number-columns-spanned="31" table:number-rows-spanned="1">
            <text:p>249,350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Accounts receivable (note 3)</text:p>
          </table:table-cell>
          <table:covered-table-cell table:number-columns-repeated="8"/>
          <table:table-cell table:style-name="ce1047" office:value-type="float" office:value="7791464" calcext:value-type="float" table:number-columns-spanned="7" table:number-rows-spanned="1">
            <text:p>7,791,464</text:p>
          </table:table-cell>
          <table:covered-table-cell table:number-columns-repeated="6"/>
          <table:table-cell table:style-name="ce1023" office:value-type="float" office:value="80824" calcext:value-type="float" table:number-columns-spanned="7" table:number-rows-spanned="1">
            <text:p>80,824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54296" calcext:value-type="float" table:number-columns-spanned="8" table:number-rows-spanned="1">
            <text:p>54,296</text:p>
          </table:table-cell>
          <table:covered-table-cell table:number-columns-repeated="7"/>
          <table:table-cell table:style-name="ce1064" office:value-type="float" office:value="-37069" calcext:value-type="float" table:number-columns-spanned="8" table:number-rows-spanned="1">
            <text:p>(37,069)</text:p>
          </table:table-cell>
          <table:covered-table-cell table:number-columns-repeated="7"/>
          <table:table-cell table:style-name="ce562" office:value-type="float" office:value="7889515" calcext:value-type="float" table:number-columns-spanned="9" table:number-rows-spanned="1">
            <text:p>7,889,515</text:p>
          </table:table-cell>
          <table:covered-table-cell table:number-columns-repeated="8"/>
          <table:table-cell table:style-name="ce1047" office:value-type="float" office:value="5838881" calcext:value-type="float" table:number-columns-spanned="31" table:number-rows-spanned="1">
            <text:p>5,838,881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Deferred rent asset</text:p>
          </table:table-cell>
          <table:covered-table-cell table:number-columns-repeated="8"/>
          <table:table-cell table:style-name="ce111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65636" calcext:value-type="float" table:number-columns-spanned="8" table:number-rows-spanned="1">
            <text:p>65,636</text:p>
          </table:table-cell>
          <table:covered-table-cell table:number-columns-repeated="7"/>
          <table:table-cell table:style-name="ce1064" office:value-type="float" office:value="-65636" calcext:value-type="float" table:number-columns-spanned="8" table:number-rows-spanned="1">
            <text:p>(65,636)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44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Grants receivable (note 4)</text:p>
          </table:table-cell>
          <table:covered-table-cell table:number-columns-repeated="8"/>
          <table:table-cell table:style-name="ce1023" office:value-type="float" office:value="257160" calcext:value-type="float" table:number-columns-spanned="7" table:number-rows-spanned="1">
            <text:p>257,160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23" office:value-type="float" office:value="246000" calcext:value-type="float" table:number-columns-spanned="8" table:number-rows-spanned="1">
            <text:p>246,000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503160" calcext:value-type="float" table:number-columns-spanned="9" table:number-rows-spanned="1">
            <text:p>503,160</text:p>
          </table:table-cell>
          <table:covered-table-cell table:number-columns-repeated="8"/>
          <table:table-cell table:style-name="ce1023" office:value-type="float" office:value="588050" calcext:value-type="float" table:number-columns-spanned="31" table:number-rows-spanned="1">
            <text:p>588,050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Prepaid expenses and deposits</text:p>
          </table:table-cell>
          <table:covered-table-cell table:number-columns-repeated="8"/>
          <table:table-cell table:style-name="ce1024" office:value-type="float" office:value="2129394" calcext:value-type="float" table:number-columns-spanned="7" table:number-rows-spanned="1">
            <text:p>2,129,394</text:p>
          </table:table-cell>
          <table:covered-table-cell table:number-columns-repeated="6"/>
          <table:table-cell table:style-name="ce1024" office:value-type="float" office:value="62546" calcext:value-type="float" table:number-columns-spanned="7" table:number-rows-spanned="1">
            <text:p>62,546</text:p>
          </table:table-cell>
          <table:covered-table-cell table:number-columns-repeated="6"/>
          <table:table-cell table:style-name="ce1024" office:value-type="float" office:value="53849" calcext:value-type="float" table:number-columns-spanned="8" table:number-rows-spanned="1">
            <text:p>53,849</text:p>
          </table:table-cell>
          <table:covered-table-cell table:number-columns-repeated="7"/>
          <table:table-cell table:style-name="ce562" office:value-type="float" office:value="578689" calcext:value-type="float" table:number-columns-spanned="8" table:number-rows-spanned="1">
            <text:p>578,689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(326,964<text:span text:style-name="T53">)</text:span></text:p>
          </table:table-cell>
          <table:covered-table-cell table:number-columns-repeated="7"/>
          <table:table-cell table:style-name="ce562" office:value-type="float" office:value="2497514" calcext:value-type="float" table:number-columns-spanned="9" table:number-rows-spanned="1">
            <text:p>2,497,514</text:p>
          </table:table-cell>
          <table:covered-table-cell table:number-columns-repeated="8"/>
          <table:table-cell table:style-name="ce1024" office:value-type="float" office:value="1265685" calcext:value-type="float" table:number-columns-spanned="31" table:number-rows-spanned="1">
            <text:p>1,265,685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current assets</text:p>
          </table:table-cell>
          <table:covered-table-cell table:number-columns-repeated="8"/>
          <table:table-cell table:style-name="ce1024" office:value-type="float" office:value="23739338" calcext:value-type="float" table:number-columns-spanned="7" table:number-rows-spanned="1">
            <text:p>23,739,338</text:p>
          </table:table-cell>
          <table:covered-table-cell table:number-columns-repeated="6"/>
          <table:table-cell table:style-name="ce1024" office:value-type="float" office:value="529416" calcext:value-type="float" table:number-columns-spanned="7" table:number-rows-spanned="1">
            <text:p>529,416</text:p>
          </table:table-cell>
          <table:covered-table-cell table:number-columns-repeated="6"/>
          <table:table-cell table:style-name="ce1024" office:value-type="float" office:value="1110294" calcext:value-type="float" table:number-columns-spanned="8" table:number-rows-spanned="1">
            <text:p>1,110,294</text:p>
          </table:table-cell>
          <table:covered-table-cell table:number-columns-repeated="7"/>
          <table:table-cell table:style-name="ce562" office:value-type="float" office:value="18139372" calcext:value-type="float" table:number-columns-spanned="8" table:number-rows-spanned="1">
            <text:p>18,139,372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(429,669<text:span text:style-name="T53">)</text:span></text:p>
          </table:table-cell>
          <table:covered-table-cell table:number-columns-repeated="7"/>
          <table:table-cell table:style-name="ce562" office:value-type="float" office:value="43088751" calcext:value-type="float" table:number-columns-spanned="9" table:number-rows-spanned="1">
            <text:p>43,088,751</text:p>
          </table:table-cell>
          <table:covered-table-cell table:number-columns-repeated="8"/>
          <table:table-cell table:style-name="ce1024" office:value-type="float" office:value="29150954" calcext:value-type="float" table:number-columns-spanned="31" table:number-rows-spanned="1">
            <text:p>29,150,954</text:p>
          </table:table-cell>
          <table:covered-table-cell table:number-columns-repeated="30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9" table:number-rows-spanned="1">
            <text:p>LONG-TERM ASSETS:</text:p>
            <text:p><text:span text:style-name="T53">Grants receivable (note 4)</text:span></text:p>
          </table:table-cell>
          <table:covered-table-cell table:number-columns-repeated="8"/>
          <table:table-cell table:style-name="ce1113" office:value-type="float" office:value="40434" calcext:value-type="float" table:number-columns-spanned="7" table:number-rows-spanned="1">
            <text:p>40,434</text:p>
          </table:table-cell>
          <table:covered-table-cell table:number-columns-repeated="6"/>
          <table:table-cell table:style-name="ce1055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3" office:value-type="float" office:value="195040" calcext:value-type="float" table:number-columns-spanned="8" table:number-rows-spanned="1">
            <text:p>195,040</text:p>
          </table:table-cell>
          <table:covered-table-cell table:number-columns-repeated="7"/>
          <table:table-cell table:style-name="ce1055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55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33" office:value-type="float" office:value="235474" calcext:value-type="float" table:number-columns-spanned="9" table:number-rows-spanned="1">
            <text:p>235,474</text:p>
          </table:table-cell>
          <table:covered-table-cell table:number-columns-repeated="8"/>
          <table:table-cell table:style-name="ce1113" office:value-type="float" office:value="163714" calcext:value-type="float" table:number-columns-spanned="31" table:number-rows-spanned="1">
            <text:p>163,714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Intracompany receivable</text:p>
          </table:table-cell>
          <table:covered-table-cell table:number-columns-repeated="8"/>
          <table:table-cell table:style-name="ce1047" office:value-type="float" office:value="4546491" calcext:value-type="float" table:number-columns-spanned="7" table:number-rows-spanned="1">
            <text:p>4,546,491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23" office:value-type="float" office:value="600000" calcext:value-type="float" table:number-columns-spanned="8" table:number-rows-spanned="1">
            <text:p>600,000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4" office:value-type="float" office:value="-5146491" calcext:value-type="float" table:number-columns-spanned="8" table:number-rows-spanned="1">
            <text:p>(5,146,491)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44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Security deposits</text:p>
          </table:table-cell>
          <table:covered-table-cell table:number-columns-repeated="8"/>
          <table:table-cell table:style-name="ce1023" office:value-type="float" office:value="400000" calcext:value-type="float" table:number-columns-spanned="7" table:number-rows-spanned="1">
            <text:p>400,000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4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44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Note receivable</text:p>
          </table:table-cell>
          <table:covered-table-cell table:number-columns-repeated="8"/>
          <table:table-cell table:style-name="ce111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560000" calcext:value-type="float" table:number-columns-spanned="8" table:number-rows-spanned="1">
            <text:p>560,000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560000" calcext:value-type="float" table:number-columns-spanned="9" table:number-rows-spanned="1">
            <text:p>560,000</text:p>
          </table:table-cell>
          <table:covered-table-cell table:number-columns-repeated="8"/>
          <table:table-cell table:style-name="ce1023" office:value-type="float" office:value="560000" calcext:value-type="float" table:number-columns-spanned="31" table:number-rows-spanned="1">
            <text:p>560,000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Deferred rent asset</text:p>
          </table:table-cell>
          <table:covered-table-cell table:number-columns-repeated="8"/>
          <table:table-cell table:style-name="ce111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3080643" calcext:value-type="float" table:number-columns-spanned="8" table:number-rows-spanned="1">
            <text:p>3,080,643</text:p>
          </table:table-cell>
          <table:covered-table-cell table:number-columns-repeated="7"/>
          <table:table-cell table:style-name="ce1064" office:value-type="float" office:value="-3080643" calcext:value-type="float" table:number-columns-spanned="8" table:number-rows-spanned="1">
            <text:p>(3,080,643)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44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Property, plant and equipment, net (note 5)</text:p>
          </table:table-cell>
          <table:covered-table-cell table:number-columns-repeated="8"/>
          <table:table-cell table:style-name="ce1024" office:value-type="float" office:value="5363093" calcext:value-type="float" table:number-columns-spanned="7" table:number-rows-spanned="1">
            <text:p>5,363,093</text:p>
          </table:table-cell>
          <table:covered-table-cell table:number-columns-repeated="6"/>
          <table:table-cell table:style-name="ce1050" office:value-type="string" calcext:value-type="string" table:number-columns-spanned="7" table:number-rows-spanned="1">
            <text:p>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62" office:value-type="float" office:value="83880130" calcext:value-type="float" table:number-columns-spanned="8" table:number-rows-spanned="1">
            <text:p>83,880,130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-</text:p>
          </table:table-cell>
          <table:covered-table-cell table:number-columns-repeated="7"/>
          <table:table-cell table:style-name="ce562" office:value-type="float" office:value="89243223" calcext:value-type="float" table:number-columns-spanned="9" table:number-rows-spanned="1">
            <text:p>89,243,223</text:p>
          </table:table-cell>
          <table:covered-table-cell table:number-columns-repeated="8"/>
          <table:table-cell table:style-name="ce1024" office:value-type="float" office:value="63644651" calcext:value-type="float" table:number-columns-spanned="31" table:number-rows-spanned="1">
            <text:p>63,644,651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long-term assets</text:p>
          </table:table-cell>
          <table:covered-table-cell table:number-columns-repeated="8"/>
          <table:table-cell table:style-name="ce1024" office:value-type="float" office:value="10350018" calcext:value-type="float" table:number-columns-spanned="7" table:number-rows-spanned="1">
            <text:p>10,350,018</text:p>
          </table:table-cell>
          <table:covered-table-cell table:number-columns-repeated="6"/>
          <table:table-cell table:style-name="ce1050" office:value-type="string" calcext:value-type="string" table:number-columns-spanned="7" table:number-rows-spanned="1">
            <text:p>                       -</text:p>
          </table:table-cell>
          <table:covered-table-cell table:number-columns-repeated="6"/>
          <table:table-cell table:style-name="ce1024" office:value-type="float" office:value="795040" calcext:value-type="float" table:number-columns-spanned="8" table:number-rows-spanned="1">
            <text:p>795,040</text:p>
          </table:table-cell>
          <table:covered-table-cell table:number-columns-repeated="7"/>
          <table:table-cell table:style-name="ce562" office:value-type="float" office:value="87520773" calcext:value-type="float" table:number-columns-spanned="8" table:number-rows-spanned="1">
            <text:p>87,520,773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(8,627,134<text:span text:style-name="T53">)</text:span></text:p>
          </table:table-cell>
          <table:covered-table-cell table:number-columns-repeated="7"/>
          <table:table-cell table:style-name="ce562" office:value-type="float" office:value="90038697" calcext:value-type="float" table:number-columns-spanned="9" table:number-rows-spanned="1">
            <text:p>90,038,697</text:p>
          </table:table-cell>
          <table:covered-table-cell table:number-columns-repeated="8"/>
          <table:table-cell table:style-name="ce1024" office:value-type="float" office:value="64368365" calcext:value-type="float" table:number-columns-spanned="31" table:number-rows-spanned="1">
            <text:p>64,368,365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assets</text:p>
          </table:table-cell>
          <table:covered-table-cell table:number-columns-repeated="8"/>
          <table:table-cell table:style-name="ce548" office:value-type="float" office:value="34089356" calcext:value-type="float" table:number-columns-spanned="7" table:number-rows-spanned="1">
            <text:p>$ 34,089,356</text:p>
          </table:table-cell>
          <table:covered-table-cell table:number-columns-repeated="6"/>
          <table:table-cell table:style-name="ce548" office:value-type="float" office:value="529416" calcext:value-type="float" table:number-columns-spanned="7" table:number-rows-spanned="1">
            <text:p>$ 529,416</text:p>
          </table:table-cell>
          <table:covered-table-cell table:number-columns-repeated="6"/>
          <table:table-cell table:style-name="ce548" office:value-type="float" office:value="1905334" calcext:value-type="float" table:number-columns-spanned="8" table:number-rows-spanned="1">
            <text:p>$ 1,905,334</text:p>
          </table:table-cell>
          <table:covered-table-cell table:number-columns-repeated="7"/>
          <table:table-cell table:style-name="ce1132" office:value-type="float" office:value="105660145" calcext:value-type="float" table:number-columns-spanned="8" table:number-rows-spanned="1">
            <text:p>$ 105,660,145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$    (9,056,803<text:span text:style-name="T53">)</text:span></text:p>
          </table:table-cell>
          <table:covered-table-cell table:number-columns-repeated="7"/>
          <table:table-cell table:style-name="ce1132" office:value-type="float" office:value="133127448" calcext:value-type="float" table:number-columns-spanned="9" table:number-rows-spanned="1">
            <text:p>$ 133,127,448</text:p>
          </table:table-cell>
          <table:covered-table-cell table:number-columns-repeated="8"/>
          <table:table-cell table:style-name="ce548" office:value-type="float" office:value="93519319" calcext:value-type="float" table:number-columns-spanned="31" table:number-rows-spanned="1">
            <text:p>$ 93,519,319</text:p>
          </table:table-cell>
          <table:covered-table-cell table:number-columns-repeated="30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69" table:number-rows-spanned="1">
            <text:p>LIABILITIES AND NET ASSETS</text:p>
            <text:p>CURRENT LIABILITIES:</text:p>
          </table:table-cell>
          <table:covered-table-cell table:number-columns-repeated="68"/>
          <table:table-cell table:style-name="ce509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Accounts payable and accrued liabilities</text:p>
          </table:table-cell>
          <table:covered-table-cell table:number-columns-repeated="8"/>
          <table:table-cell table:style-name="ce1022" office:value-type="float" office:value="5497500" calcext:value-type="float" table:number-columns-spanned="7" table:number-rows-spanned="1">
            <text:p>$ 5,497,500</text:p>
          </table:table-cell>
          <table:covered-table-cell table:number-columns-repeated="6"/>
          <table:table-cell table:style-name="ce1022" office:value-type="float" office:value="125257" calcext:value-type="float" table:number-columns-spanned="7" table:number-rows-spanned="1">
            <text:p>$ 125,257</text:p>
          </table:table-cell>
          <table:covered-table-cell table:number-columns-repeated="6"/>
          <table:table-cell table:style-name="ce1022" office:value-type="float" office:value="49417" calcext:value-type="float" table:number-columns-spanned="8" table:number-rows-spanned="1">
            <text:p>$ 49,417</text:p>
          </table:table-cell>
          <table:covered-table-cell table:number-columns-repeated="7"/>
          <table:table-cell table:style-name="ce1131" office:value-type="float" office:value="2344231" calcext:value-type="float" table:number-columns-spanned="8" table:number-rows-spanned="1">
            <text:p>$ 2,344,231</text:p>
          </table:table-cell>
          <table:covered-table-cell table:number-columns-repeated="7"/>
          <table:table-cell table:style-name="ce676" office:value-type="float" office:value="-37069" calcext:value-type="float" table:number-columns-spanned="8" table:number-rows-spanned="1">
            <text:p>($ 37,069)</text:p>
          </table:table-cell>
          <table:covered-table-cell table:number-columns-repeated="7"/>
          <table:table-cell table:style-name="ce1131" office:value-type="float" office:value="7979336" calcext:value-type="float" table:number-columns-spanned="9" table:number-rows-spanned="1">
            <text:p>$ 7,979,336</text:p>
          </table:table-cell>
          <table:covered-table-cell table:number-columns-repeated="8"/>
          <table:table-cell table:style-name="ce1022" office:value-type="float" office:value="4971627" calcext:value-type="float" table:number-columns-spanned="31" table:number-rows-spanned="1">
            <text:p>$ 4,971,627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Accrued interest</text:p>
          </table:table-cell>
          <table:covered-table-cell table:number-columns-repeated="8"/>
          <table:table-cell table:style-name="ce111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516835" calcext:value-type="float" table:number-columns-spanned="8" table:number-rows-spanned="1">
            <text:p>516,835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516835" calcext:value-type="float" table:number-columns-spanned="9" table:number-rows-spanned="1">
            <text:p>516,835</text:p>
          </table:table-cell>
          <table:covered-table-cell table:number-columns-repeated="8"/>
          <table:table-cell table:style-name="ce1023" office:value-type="float" office:value="417127" calcext:value-type="float" table:number-columns-spanned="31" table:number-rows-spanned="1">
            <text:p>417,127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Deferred rent liability</text:p>
          </table:table-cell>
          <table:covered-table-cell table:number-columns-repeated="8"/>
          <table:table-cell table:style-name="ce1023" office:value-type="float" office:value="65636" calcext:value-type="float" table:number-columns-spanned="7" table:number-rows-spanned="1">
            <text:p>65,636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4" office:value-type="float" office:value="-65636" calcext:value-type="float" table:number-columns-spanned="8" table:number-rows-spanned="1">
            <text:p>(65,636)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44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Deferred revenues</text:p>
          </table:table-cell>
          <table:covered-table-cell table:number-columns-repeated="8"/>
          <table:table-cell table:style-name="ce1047" office:value-type="float" office:value="1341972" calcext:value-type="float" table:number-columns-spanned="7" table:number-rows-spanned="1">
            <text:p>1,341,972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326964" calcext:value-type="float" table:number-columns-spanned="8" table:number-rows-spanned="1">
            <text:p>326,964</text:p>
          </table:table-cell>
          <table:covered-table-cell table:number-columns-repeated="7"/>
          <table:table-cell table:style-name="ce1064" office:value-type="float" office:value="-326964" calcext:value-type="float" table:number-columns-spanned="8" table:number-rows-spanned="1">
            <text:p>(326,964)</text:p>
          </table:table-cell>
          <table:covered-table-cell table:number-columns-repeated="7"/>
          <table:table-cell table:style-name="ce562" office:value-type="float" office:value="1341972" calcext:value-type="float" table:number-columns-spanned="9" table:number-rows-spanned="1">
            <text:p>1,341,972</text:p>
          </table:table-cell>
          <table:covered-table-cell table:number-columns-repeated="8"/>
          <table:table-cell table:style-name="ce1023" office:value-type="float" office:value="370372" calcext:value-type="float" table:number-columns-spanned="31" table:number-rows-spanned="1">
            <text:p>370,372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Current portion of loans payable (note 6)</text:p>
          </table:table-cell>
          <table:covered-table-cell table:number-columns-repeated="8"/>
          <table:table-cell table:style-name="ce1024" office:value-type="float" office:value="312508" calcext:value-type="float" table:number-columns-spanned="7" table:number-rows-spanned="1">
            <text:p>312,508</text:p>
          </table:table-cell>
          <table:covered-table-cell table:number-columns-repeated="6"/>
          <table:table-cell table:style-name="ce1050" office:value-type="string" calcext:value-type="string" table:number-columns-spanned="7" table:number-rows-spanned="1">
            <text:p>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62" office:value-type="float" office:value="7305128" calcext:value-type="float" table:number-columns-spanned="8" table:number-rows-spanned="1">
            <text:p>7,305,128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-</text:p>
          </table:table-cell>
          <table:covered-table-cell table:number-columns-repeated="7"/>
          <table:table-cell table:style-name="ce562" office:value-type="float" office:value="7617636" calcext:value-type="float" table:number-columns-spanned="9" table:number-rows-spanned="1">
            <text:p>7,617,636</text:p>
          </table:table-cell>
          <table:covered-table-cell table:number-columns-repeated="8"/>
          <table:table-cell table:style-name="ce1024" office:value-type="float" office:value="6842252" calcext:value-type="float" table:number-columns-spanned="31" table:number-rows-spanned="1">
            <text:p>6,842,252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current liabilities</text:p>
          </table:table-cell>
          <table:covered-table-cell table:number-columns-repeated="8"/>
          <table:table-cell table:style-name="ce1024" office:value-type="float" office:value="7217616" calcext:value-type="float" table:number-columns-spanned="7" table:number-rows-spanned="1">
            <text:p>7,217,616</text:p>
          </table:table-cell>
          <table:covered-table-cell table:number-columns-repeated="6"/>
          <table:table-cell table:style-name="ce1024" office:value-type="float" office:value="125257" calcext:value-type="float" table:number-columns-spanned="7" table:number-rows-spanned="1">
            <text:p>125,257</text:p>
          </table:table-cell>
          <table:covered-table-cell table:number-columns-repeated="6"/>
          <table:table-cell table:style-name="ce1024" office:value-type="float" office:value="49417" calcext:value-type="float" table:number-columns-spanned="8" table:number-rows-spanned="1">
            <text:p>49,417</text:p>
          </table:table-cell>
          <table:covered-table-cell table:number-columns-repeated="7"/>
          <table:table-cell table:style-name="ce562" office:value-type="float" office:value="10493158" calcext:value-type="float" table:number-columns-spanned="8" table:number-rows-spanned="1">
            <text:p>10,493,158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(429,669<text:span text:style-name="T53">)</text:span></text:p>
          </table:table-cell>
          <table:covered-table-cell table:number-columns-repeated="7"/>
          <table:table-cell table:style-name="ce562" office:value-type="float" office:value="17455779" calcext:value-type="float" table:number-columns-spanned="9" table:number-rows-spanned="1">
            <text:p>17,455,779</text:p>
          </table:table-cell>
          <table:covered-table-cell table:number-columns-repeated="8"/>
          <table:table-cell table:style-name="ce1024" office:value-type="float" office:value="12601378" calcext:value-type="float" table:number-columns-spanned="31" table:number-rows-spanned="1">
            <text:p>12,601,378</text:p>
          </table:table-cell>
          <table:covered-table-cell table:number-columns-repeated="30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9" table:number-rows-spanned="1">
            <text:p>LONG-TERM LIABILITIES:</text:p>
            <text:p><text:span text:style-name="T53">Security deposits</text:span></text:p>
          </table:table-cell>
          <table:covered-table-cell table:number-columns-repeated="8"/>
          <table:table-cell table:style-name="ce111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55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33" office:value-type="float" office:value="400000" calcext:value-type="float" table:number-columns-spanned="8" table:number-rows-spanned="1">
            <text:p>400,000</text:p>
          </table:table-cell>
          <table:covered-table-cell table:number-columns-repeated="7"/>
          <table:table-cell table:style-name="ce566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105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69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Accrued interest</text:p>
          </table:table-cell>
          <table:covered-table-cell table:number-columns-repeated="8"/>
          <table:table-cell table:style-name="ce1023" office:value-type="float" office:value="149196" calcext:value-type="float" table:number-columns-spanned="7" table:number-rows-spanned="1">
            <text:p>149,196</text:p>
          </table:table-cell>
          <table:covered-table-cell table:number-columns-repeated="6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149196" calcext:value-type="float" table:number-columns-spanned="9" table:number-rows-spanned="1">
            <text:p>149,196</text:p>
          </table:table-cell>
          <table:covered-table-cell table:number-columns-repeated="8"/>
          <table:table-cell table:style-name="ce1023" office:value-type="float" office:value="108256" calcext:value-type="float" table:number-columns-spanned="31" table:number-rows-spanned="1">
            <text:p>108,256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Deferred rent liability</text:p>
          </table:table-cell>
          <table:covered-table-cell table:number-columns-repeated="8"/>
          <table:table-cell table:style-name="ce1047" office:value-type="float" office:value="3329536" calcext:value-type="float" table:number-columns-spanned="7" table:number-rows-spanned="1">
            <text:p>3,329,536</text:p>
          </table:table-cell>
          <table:covered-table-cell table:number-columns-repeated="6"/>
          <table:table-cell table:style-name="ce1047" office:value-type="float" office:value="112241" calcext:value-type="float" table:number-columns-spanned="7" table:number-rows-spanned="1">
            <text:p>112,241</text:p>
          </table:table-cell>
          <table:covered-table-cell table:number-columns-repeated="6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62" office:value-type="float" office:value="989815" calcext:value-type="float" table:number-columns-spanned="8" table:number-rows-spanned="1">
            <text:p>989,815</text:p>
          </table:table-cell>
          <table:covered-table-cell table:number-columns-repeated="7"/>
          <table:table-cell table:style-name="ce1064" office:value-type="float" office:value="-3080643" calcext:value-type="float" table:number-columns-spanned="8" table:number-rows-spanned="1">
            <text:p>(3,080,643)</text:p>
          </table:table-cell>
          <table:covered-table-cell table:number-columns-repeated="7"/>
          <table:table-cell table:style-name="ce562" office:value-type="float" office:value="1350949" calcext:value-type="float" table:number-columns-spanned="9" table:number-rows-spanned="1">
            <text:p>1,350,949</text:p>
          </table:table-cell>
          <table:covered-table-cell table:number-columns-repeated="8"/>
          <table:table-cell table:style-name="ce1047" office:value-type="float" office:value="1185092" calcext:value-type="float" table:number-columns-spanned="31" table:number-rows-spanned="1">
            <text:p>1,185,092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Intracompany payable</text:p>
          </table:table-cell>
          <table:covered-table-cell table:number-columns-repeated="8"/>
          <table:table-cell table:style-name="ce1023" office:value-type="float" office:value="600000" calcext:value-type="float" table:number-columns-spanned="7" table:number-rows-spanned="1">
            <text:p>600,000</text:p>
          </table:table-cell>
          <table:covered-table-cell table:number-columns-repeated="6"/>
          <table:table-cell table:style-name="ce1047" office:value-type="float" office:value="2161472" calcext:value-type="float" table:number-columns-spanned="7" table:number-rows-spanned="1">
            <text:p>2,161,472</text:p>
          </table:table-cell>
          <table:covered-table-cell table:number-columns-repeated="6"/>
          <table:table-cell table:style-name="ce1047" office:value-type="float" office:value="2385019" calcext:value-type="float" table:number-columns-spanned="8" table:number-rows-spanned="1">
            <text:p>2,385,019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4" office:value-type="float" office:value="-5146491" calcext:value-type="float" table:number-columns-spanned="8" table:number-rows-spanned="1">
            <text:p>(5,146,491)</text:p>
          </table:table-cell>
          <table:covered-table-cell table:number-columns-repeated="7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44" office:value-type="string" calcext:value-type="string" table:number-columns-spanned="31" table:number-rows-spanned="1">
            <text:p>-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Loans payable (note 6)</text:p>
          </table:table-cell>
          <table:covered-table-cell table:number-columns-repeated="8"/>
          <table:table-cell table:style-name="ce1024" office:value-type="float" office:value="2187520" calcext:value-type="float" table:number-columns-spanned="7" table:number-rows-spanned="1">
            <text:p>2,187,520</text:p>
          </table:table-cell>
          <table:covered-table-cell table:number-columns-repeated="6"/>
          <table:table-cell table:style-name="ce1050" office:value-type="string" calcext:value-type="string" table:number-columns-spanned="7" table:number-rows-spanned="1">
            <text:p>  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8" table:number-rows-spanned="1">
            <text:p>                      -</text:p>
          </table:table-cell>
          <table:covered-table-cell table:number-columns-repeated="7"/>
          <table:table-cell table:style-name="ce562" office:value-type="float" office:value="95052540" calcext:value-type="float" table:number-columns-spanned="8" table:number-rows-spanned="1">
            <text:p>95,052,540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-</text:p>
          </table:table-cell>
          <table:covered-table-cell table:number-columns-repeated="7"/>
          <table:table-cell table:style-name="ce562" office:value-type="float" office:value="97240060" calcext:value-type="float" table:number-columns-spanned="9" table:number-rows-spanned="1">
            <text:p>97,240,060</text:p>
          </table:table-cell>
          <table:covered-table-cell table:number-columns-repeated="8"/>
          <table:table-cell table:style-name="ce1024" office:value-type="float" office:value="69061846" calcext:value-type="float" table:number-columns-spanned="31" table:number-rows-spanned="1">
            <text:p>69,061,846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long-term liabilities</text:p>
          </table:table-cell>
          <table:covered-table-cell table:number-columns-repeated="8"/>
          <table:table-cell table:style-name="ce1024" office:value-type="float" office:value="6266252" calcext:value-type="float" table:number-columns-spanned="7" table:number-rows-spanned="1">
            <text:p>6,266,252</text:p>
          </table:table-cell>
          <table:covered-table-cell table:number-columns-repeated="6"/>
          <table:table-cell table:style-name="ce1024" office:value-type="float" office:value="2273713" calcext:value-type="float" table:number-columns-spanned="7" table:number-rows-spanned="1">
            <text:p>2,273,713</text:p>
          </table:table-cell>
          <table:covered-table-cell table:number-columns-repeated="6"/>
          <table:table-cell table:style-name="ce1024" office:value-type="float" office:value="2385019" calcext:value-type="float" table:number-columns-spanned="8" table:number-rows-spanned="1">
            <text:p>2,385,019</text:p>
          </table:table-cell>
          <table:covered-table-cell table:number-columns-repeated="7"/>
          <table:table-cell table:style-name="ce562" office:value-type="float" office:value="96442355" calcext:value-type="float" table:number-columns-spanned="8" table:number-rows-spanned="1">
            <text:p>96,442,355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(8,627,134<text:span text:style-name="T53">)</text:span></text:p>
          </table:table-cell>
          <table:covered-table-cell table:number-columns-repeated="7"/>
          <table:table-cell table:style-name="ce562" office:value-type="float" office:value="98740205" calcext:value-type="float" table:number-columns-spanned="9" table:number-rows-spanned="1">
            <text:p>98,740,205</text:p>
          </table:table-cell>
          <table:covered-table-cell table:number-columns-repeated="8"/>
          <table:table-cell table:style-name="ce1024" office:value-type="float" office:value="70355194" calcext:value-type="float" table:number-columns-spanned="31" table:number-rows-spanned="1">
            <text:p>70,355,194</text:p>
          </table:table-cell>
          <table:covered-table-cell table:number-columns-repeated="30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9" table:number-rows-spanned="1">
            <text:p>NET ASSETS:</text:p>
            <text:p><text:span text:style-name="T53">Unrestricted</text:span></text:p>
          </table:table-cell>
          <table:covered-table-cell table:number-columns-repeated="8"/>
          <table:table-cell table:style-name="ce568" office:value-type="float" office:value="20311191" calcext:value-type="float" table:number-columns-spanned="7" table:number-rows-spanned="1">
            <text:p>20,311,191</text:p>
          </table:table-cell>
          <table:covered-table-cell table:number-columns-repeated="6"/>
          <table:table-cell table:style-name="ce671" office:value-type="float" office:value="-1869554" calcext:value-type="float" table:number-columns-spanned="7" table:number-rows-spanned="1">
            <text:p>(1,869,554)</text:p>
          </table:table-cell>
          <table:covered-table-cell table:number-columns-repeated="6"/>
          <table:table-cell table:style-name="ce672" office:value-type="float" office:value="-724142" calcext:value-type="float" table:number-columns-spanned="8" table:number-rows-spanned="1">
            <text:p>(724,142)</text:p>
          </table:table-cell>
          <table:covered-table-cell table:number-columns-repeated="7"/>
          <table:table-cell table:style-name="ce566" office:value-type="float" office:value="-1275368" calcext:value-type="float" table:number-columns-spanned="8" table:number-rows-spanned="1">
            <text:p>(1,275,368)</text:p>
          </table:table-cell>
          <table:covered-table-cell table:number-columns-repeated="7"/>
          <table:table-cell table:style-name="ce1055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33" office:value-type="float" office:value="16442127" calcext:value-type="float" table:number-columns-spanned="9" table:number-rows-spanned="1">
            <text:p>16,442,127</text:p>
          </table:table-cell>
          <table:covered-table-cell table:number-columns-repeated="8"/>
          <table:table-cell table:style-name="ce564" office:value-type="float" office:value="10074280" calcext:value-type="float" table:number-columns-spanned="31" table:number-rows-spanned="1">
            <text:p>10,074,280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9" table:number-rows-spanned="1">
            <text:p>Temporarily restricted (note 7)</text:p>
          </table:table-cell>
          <table:covered-table-cell table:number-columns-repeated="8"/>
          <table:table-cell table:style-name="ce1024" office:value-type="float" office:value="294297" calcext:value-type="float" table:number-columns-spanned="7" table:number-rows-spanned="1">
            <text:p>294,297</text:p>
          </table:table-cell>
          <table:covered-table-cell table:number-columns-repeated="6"/>
          <table:table-cell table:style-name="ce1050" office:value-type="string" calcext:value-type="string" table:number-columns-spanned="7" table:number-rows-spanned="1">
            <text:p>                       -</text:p>
          </table:table-cell>
          <table:covered-table-cell table:number-columns-repeated="6"/>
          <table:table-cell table:style-name="ce1024" office:value-type="float" office:value="195040" calcext:value-type="float" table:number-columns-spanned="8" table:number-rows-spanned="1">
            <text:p>195,040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-</text:p>
          </table:table-cell>
          <table:covered-table-cell table:number-columns-repeated="7"/>
          <table:table-cell table:style-name="ce562" office:value-type="float" office:value="489337" calcext:value-type="float" table:number-columns-spanned="9" table:number-rows-spanned="1">
            <text:p>489,337</text:p>
          </table:table-cell>
          <table:covered-table-cell table:number-columns-repeated="8"/>
          <table:table-cell table:style-name="ce1024" office:value-type="float" office:value="488467" calcext:value-type="float" table:number-columns-spanned="31" table:number-rows-spanned="1">
            <text:p>488,467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net assets</text:p>
          </table:table-cell>
          <table:covered-table-cell table:number-columns-repeated="8"/>
          <table:table-cell table:style-name="ce1024" office:value-type="float" office:value="20605488" calcext:value-type="float" table:number-columns-spanned="7" table:number-rows-spanned="1">
            <text:p>20,605,488</text:p>
          </table:table-cell>
          <table:covered-table-cell table:number-columns-repeated="6"/>
          <table:table-cell table:style-name="ce1050" office:value-type="string" calcext:value-type="string" table:number-columns-spanned="7" table:number-rows-spanned="1">
            <text:p>      (1,869,554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8" table:number-rows-spanned="1">
            <text:p>         (529,102<text:span text:style-name="T53">)</text:span>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(1,275,368<text:span text:style-name="T53">)</text:span>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-</text:p>
          </table:table-cell>
          <table:covered-table-cell table:number-columns-repeated="7"/>
          <table:table-cell table:style-name="ce562" office:value-type="float" office:value="16931464" calcext:value-type="float" table:number-columns-spanned="9" table:number-rows-spanned="1">
            <text:p>16,931,464</text:p>
          </table:table-cell>
          <table:covered-table-cell table:number-columns-repeated="8"/>
          <table:table-cell table:style-name="ce1024" office:value-type="float" office:value="10562747" calcext:value-type="float" table:number-columns-spanned="31" table:number-rows-spanned="1">
            <text:p>10,562,747</text:p>
          </table:table-cell>
          <table:covered-table-cell table:number-columns-repeated="30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9" table:number-rows-spanned="1">
            <text:p>Total liabilities and net assets</text:p>
          </table:table-cell>
          <table:covered-table-cell table:number-columns-repeated="8"/>
          <table:table-cell table:style-name="ce548" office:value-type="float" office:value="34089356" calcext:value-type="float" table:number-columns-spanned="7" table:number-rows-spanned="1">
            <text:p>$ 34,089,356</text:p>
          </table:table-cell>
          <table:covered-table-cell table:number-columns-repeated="6"/>
          <table:table-cell table:style-name="ce548" office:value-type="float" office:value="529416" calcext:value-type="float" table:number-columns-spanned="7" table:number-rows-spanned="1">
            <text:p>$ 529,416</text:p>
          </table:table-cell>
          <table:covered-table-cell table:number-columns-repeated="6"/>
          <table:table-cell table:style-name="ce548" office:value-type="float" office:value="1905334" calcext:value-type="float" table:number-columns-spanned="8" table:number-rows-spanned="1">
            <text:p>$ 1,905,334</text:p>
          </table:table-cell>
          <table:covered-table-cell table:number-columns-repeated="7"/>
          <table:table-cell table:style-name="ce1132" office:value-type="float" office:value="105660145" calcext:value-type="float" table:number-columns-spanned="8" table:number-rows-spanned="1">
            <text:p>$ 105,660,145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$    (9,056,803<text:span text:style-name="T53">)</text:span></text:p>
          </table:table-cell>
          <table:covered-table-cell table:number-columns-repeated="7"/>
          <table:table-cell table:style-name="ce1132" office:value-type="float" office:value="133127448" calcext:value-type="float" table:number-columns-spanned="9" table:number-rows-spanned="1">
            <text:p>$ 133,127,448</text:p>
          </table:table-cell>
          <table:covered-table-cell table:number-columns-repeated="8"/>
          <table:table-cell table:style-name="ce548" office:value-type="float" office:value="93519319" calcext:value-type="float" table:number-columns-spanned="31" table:number-rows-spanned="1">
            <text:p>$ 93,519,319</text:p>
          </table:table-cell>
          <table:covered-table-cell table:number-columns-repeated="30"/>
          <table:table-cell table:number-columns-repeated="16297"/>
        </table:table-row>
        <table:table-row table:style-name="ro10">
          <table:table-cell table:style-name="ce587" office:value-type="string" calcext:value-type="string" table:number-columns-spanned="14" table:number-rows-spanned="1">
            <text:p>Rocketship</text:p>
          </table:table-cell>
          <table:covered-table-cell table:number-columns-repeated="13"/>
          <table:table-cell table:style-name="ce588" office:value-type="string" calcext:value-type="string" table:number-columns-spanned="8" table:number-rows-spanned="1">
            <text:p>Rocketship Education</text:p>
          </table:table-cell>
          <table:covered-table-cell table:number-columns-repeated="7"/>
          <table:table-cell table:style-name="ce667" office:value-type="string" calcext:value-type="string" table:number-columns-spanned="9" table:number-rows-spanned="1">
            <text:p>Rocketship Education D.C</text:p>
            <text:p>Public Charter</text:p>
          </table:table-cell>
          <table:covered-table-cell table:number-columns-repeated="8"/>
          <table:table-cell table:style-name="ce589" office:value-type="string" calcext:value-type="string" table:number-columns-spanned="38" table:number-rows-spanned="1">
            <text:p>Launchpad Development</text:p>
          </table:table-cell>
          <table:covered-table-cell table:number-columns-repeated="37"/>
          <table:table-cell table:style-name="ce250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5" table:number-rows-spanned="1">
            <text:p>UNRESTRICTED NET ASSETS:</text:p>
            <text:p><text:span text:style-name="T53">Revenues</text:span></text:p>
          </table:table-cell>
          <table:covered-table-cell table:number-columns-repeated="4"/>
          <table:table-cell table:style-name="ce668" office:value-type="string" calcext:value-type="string" table:number-columns-spanned="64" table:number-rows-spanned="1">
            <text:p>     Education        Wisconsin Inc.       School, Inc.          Company         Eliminations          2016 Total          2015 Total   </text:p>
          </table:table-cell>
          <table:covered-table-cell table:number-columns-repeated="63"/>
          <table:table-cell table:style-name="ce250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LCFF State Aid</text:p>
          </table:table-cell>
          <table:covered-table-cell table:number-columns-repeated="5"/>
          <table:table-cell table:style-name="ce669" office:value-type="float" office:value="36874280" calcext:value-type="float" table:number-columns-spanned="10" table:number-rows-spanned="1">
            <text:p>$ 36,874,280</text:p>
          </table:table-cell>
          <table:covered-table-cell table:number-columns-repeated="9"/>
          <table:table-cell table:style-name="ce1046" office:value-type="string" calcext:value-type="string" table:number-columns-spanned="7" table:number-rows-spanned="1">
            <text:p>$ <text:s text:c="22"/>-</text:p>
          </table:table-cell>
          <table:covered-table-cell table:number-columns-repeated="6"/>
          <table:table-cell table:style-name="ce1097" office:value-type="string" calcext:value-type="string" table:number-columns-spanned="9" table:number-rows-spanned="1">
            <text:p>$ <text:s text:c="22"/>-</text:p>
          </table:table-cell>
          <table:covered-table-cell table:number-columns-repeated="8"/>
          <table:table-cell table:style-name="ce1048" office:value-type="string" calcext:value-type="string" table:number-columns-spanned="7" table:number-rows-spanned="1">
            <text:p>$ <text:s text:c="18"/>-</text:p>
          </table:table-cell>
          <table:covered-table-cell table:number-columns-repeated="6"/>
          <table:table-cell table:style-name="ce579" office:value-type="string" calcext:value-type="string" table:number-columns-spanned="9" table:number-rows-spanned="1">
            <text:p>$ <text:s text:c="22"/>-</text:p>
          </table:table-cell>
          <table:covered-table-cell table:number-columns-repeated="8"/>
          <table:table-cell table:style-name="ce1022" office:value-type="float" office:value="36874280" calcext:value-type="float" table:number-columns-spanned="9" table:number-rows-spanned="1">
            <text:p>$ 36,874,280</text:p>
          </table:table-cell>
          <table:covered-table-cell table:number-columns-repeated="8"/>
          <table:table-cell table:style-name="ce1022" office:value-type="float" office:value="29395472" calcext:value-type="float" table:number-columns-spanned="30" table:number-rows-spanned="1">
            <text:p>$ 29,395,472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Apportionment revenue</text:p>
          </table:table-cell>
          <table:covered-table-cell table:number-columns-repeated="5"/>
          <table:table-cell table:style-name="ce575" office:value-type="float" office:value="8105215" calcext:value-type="float" table:number-columns-spanned="10" table:number-rows-spanned="1">
            <text:p>8,105,215</text:p>
          </table:table-cell>
          <table:covered-table-cell table:number-columns-repeated="9"/>
          <table:table-cell table:style-name="ce1047" office:value-type="float" office:value="3199284" calcext:value-type="float" table:number-columns-spanned="7" table:number-rows-spanned="1">
            <text:p>3,199,284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11304499" calcext:value-type="float" table:number-columns-spanned="9" table:number-rows-spanned="1">
            <text:p>11,304,499</text:p>
          </table:table-cell>
          <table:covered-table-cell table:number-columns-repeated="8"/>
          <table:table-cell table:style-name="ce1047" office:value-type="float" office:value="7039060" calcext:value-type="float" table:number-columns-spanned="30" table:number-rows-spanned="1">
            <text:p>7,039,060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Property taxes</text:p>
          </table:table-cell>
          <table:covered-table-cell table:number-columns-repeated="5"/>
          <table:table-cell table:style-name="ce575" office:value-type="float" office:value="9388704" calcext:value-type="float" table:number-columns-spanned="10" table:number-rows-spanned="1">
            <text:p>9,388,704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9388704" calcext:value-type="float" table:number-columns-spanned="9" table:number-rows-spanned="1">
            <text:p>9,388,704</text:p>
          </table:table-cell>
          <table:covered-table-cell table:number-columns-repeated="8"/>
          <table:table-cell table:style-name="ce1047" office:value-type="float" office:value="7536074" calcext:value-type="float" table:number-columns-spanned="30" table:number-rows-spanned="1">
            <text:p>7,536,074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Other State revenue</text:p>
          </table:table-cell>
          <table:covered-table-cell table:number-columns-repeated="5"/>
          <table:table-cell table:style-name="ce575" office:value-type="float" office:value="11742143" calcext:value-type="float" table:number-columns-spanned="10" table:number-rows-spanned="1">
            <text:p>11,742,143</text:p>
          </table:table-cell>
          <table:covered-table-cell table:number-columns-repeated="9"/>
          <table:table-cell table:style-name="ce575" office:value-type="float" office:value="76361" calcext:value-type="float" table:number-columns-spanned="7" table:number-rows-spanned="1">
            <text:p>76,361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11818504" calcext:value-type="float" table:number-columns-spanned="9" table:number-rows-spanned="1">
            <text:p>11,818,504</text:p>
          </table:table-cell>
          <table:covered-table-cell table:number-columns-repeated="8"/>
          <table:table-cell table:style-name="ce1047" office:value-type="float" office:value="9200216" calcext:value-type="float" table:number-columns-spanned="30" table:number-rows-spanned="1">
            <text:p>9,200,216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Federal revenue</text:p>
          </table:table-cell>
          <table:covered-table-cell table:number-columns-repeated="5"/>
          <table:table-cell table:style-name="ce575" office:value-type="float" office:value="8843327" calcext:value-type="float" table:number-columns-spanned="10" table:number-rows-spanned="1">
            <text:p>8,843,327</text:p>
          </table:table-cell>
          <table:covered-table-cell table:number-columns-repeated="9"/>
          <table:table-cell table:style-name="ce1023" office:value-type="float" office:value="873360" calcext:value-type="float" table:number-columns-spanned="7" table:number-rows-spanned="1">
            <text:p>873,360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62" office:value-type="float" office:value="133549" calcext:value-type="float" table:number-columns-spanned="7" table:number-rows-spanned="1">
            <text:p>133,549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9850236" calcext:value-type="float" table:number-columns-spanned="9" table:number-rows-spanned="1">
            <text:p>9,850,236</text:p>
          </table:table-cell>
          <table:covered-table-cell table:number-columns-repeated="8"/>
          <table:table-cell table:style-name="ce1047" office:value-type="float" office:value="8136903" calcext:value-type="float" table:number-columns-spanned="30" table:number-rows-spanned="1">
            <text:p>8,136,903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Other local revenue</text:p>
          </table:table-cell>
          <table:covered-table-cell table:number-columns-repeated="5"/>
          <table:table-cell table:style-name="ce575" office:value-type="float" office:value="2630736" calcext:value-type="float" table:number-columns-spanned="10" table:number-rows-spanned="1">
            <text:p>2,630,736</text:p>
          </table:table-cell>
          <table:covered-table-cell table:number-columns-repeated="9"/>
          <table:table-cell table:style-name="ce575" office:value-type="float" office:value="12696" calcext:value-type="float" table:number-columns-spanned="7" table:number-rows-spanned="1">
            <text:p>12,696</text:p>
          </table:table-cell>
          <table:covered-table-cell table:number-columns-repeated="6"/>
          <table:table-cell table:style-name="ce666" office:value-type="float" office:value="160" calcext:value-type="float" table:number-columns-spanned="9" table:number-rows-spanned="1">
            <text:p>160</text:p>
          </table:table-cell>
          <table:covered-table-cell table:number-columns-repeated="8"/>
          <table:table-cell table:style-name="ce562" office:value-type="float" office:value="10325970" calcext:value-type="float" table:number-columns-spanned="7" table:number-rows-spanned="1">
            <text:p>10,325,970</text:p>
          </table:table-cell>
          <table:covered-table-cell table:number-columns-repeated="6"/>
          <table:table-cell table:style-name="ce1117" office:value-type="float" office:value="-12584203" calcext:value-type="float" table:number-columns-spanned="9" table:number-rows-spanned="1">
            <text:p>(12,584,203)</text:p>
          </table:table-cell>
          <table:covered-table-cell table:number-columns-repeated="8"/>
          <table:table-cell table:style-name="ce549" office:value-type="float" office:value="385359" calcext:value-type="float" table:number-columns-spanned="9" table:number-rows-spanned="1">
            <text:p>385,359</text:p>
          </table:table-cell>
          <table:covered-table-cell table:number-columns-repeated="8"/>
          <table:table-cell table:style-name="ce1023" office:value-type="float" office:value="498053" calcext:value-type="float" table:number-columns-spanned="30" table:number-rows-spanned="1">
            <text:p>498,053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Contributions</text:p>
          </table:table-cell>
          <table:covered-table-cell table:number-columns-repeated="5"/>
          <table:table-cell table:style-name="ce575" office:value-type="float" office:value="6226687" calcext:value-type="float" table:number-columns-spanned="10" table:number-rows-spanned="1">
            <text:p>6,226,687</text:p>
          </table:table-cell>
          <table:covered-table-cell table:number-columns-repeated="9"/>
          <table:table-cell table:style-name="ce575" office:value-type="float" office:value="3500" calcext:value-type="float" table:number-columns-spanned="7" table:number-rows-spanned="1">
            <text:p>3,500</text:p>
          </table:table-cell>
          <table:covered-table-cell table:number-columns-repeated="6"/>
          <table:table-cell table:style-name="ce1023" office:value-type="float" office:value="1780900" calcext:value-type="float" table:number-columns-spanned="9" table:number-rows-spanned="1">
            <text:p>1,780,900</text:p>
          </table:table-cell>
          <table:covered-table-cell table:number-columns-repeated="8"/>
          <table:table-cell table:style-name="ce562" office:value-type="float" office:value="130540" calcext:value-type="float" table:number-columns-spanned="7" table:number-rows-spanned="1">
            <text:p>130,540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8141627" calcext:value-type="float" table:number-columns-spanned="9" table:number-rows-spanned="1">
            <text:p>8,141,627</text:p>
          </table:table-cell>
          <table:covered-table-cell table:number-columns-repeated="8"/>
          <table:table-cell table:style-name="ce1047" office:value-type="float" office:value="5251662" calcext:value-type="float" table:number-columns-spanned="30" table:number-rows-spanned="1">
            <text:p>5,251,662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6" table:number-rows-spanned="1">
            <text:p>Amounts released from restriction</text:p>
          </table:table-cell>
          <table:covered-table-cell table:number-columns-repeated="5"/>
          <table:table-cell table:style-name="ce1047" office:value-type="float" office:value="299290" calcext:value-type="float" table:number-columns-spanned="10" table:number-rows-spanned="1">
            <text:p>299,290</text:p>
          </table:table-cell>
          <table:covered-table-cell table:number-columns-repeated="9"/>
          <table:table-cell table:style-name="ce1050" office:value-type="string" calcext:value-type="string" table:number-columns-spanned="7" table:number-rows-spanned="1">
            <text:p>                         -</text:p>
          </table:table-cell>
          <table:covered-table-cell table:number-columns-repeated="6"/>
          <table:table-cell table:style-name="ce654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1062" office:value-type="string" calcext:value-type="string" table:number-columns-spanned="7" table:number-rows-spanned="1">
            <text:p>                     -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  </text:p>
          </table:table-cell>
          <table:covered-table-cell table:number-columns-repeated="8"/>
          <table:table-cell table:style-name="ce1024" office:value-type="float" office:value="299290" calcext:value-type="float" table:number-columns-spanned="9" table:number-rows-spanned="1">
            <text:p>299,290</text:p>
          </table:table-cell>
          <table:covered-table-cell table:number-columns-repeated="8"/>
          <table:table-cell table:style-name="ce1024" office:value-type="float" office:value="851995" calcext:value-type="float" table:number-columns-spanned="30" table:number-rows-spanned="1">
            <text:p>851,995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6" table:number-rows-spanned="1">
            <text:p>Total unrestricted revenues</text:p>
          </table:table-cell>
          <table:covered-table-cell table:number-columns-repeated="5"/>
          <table:table-cell table:style-name="ce1047" office:value-type="float" office:value="84110382" calcext:value-type="float" table:number-columns-spanned="10" table:number-rows-spanned="1">
            <text:p>84,110,382</text:p>
          </table:table-cell>
          <table:covered-table-cell table:number-columns-repeated="9"/>
          <table:table-cell table:style-name="ce1024" office:value-type="float" office:value="4165201" calcext:value-type="float" table:number-columns-spanned="7" table:number-rows-spanned="1">
            <text:p>4,165,201</text:p>
          </table:table-cell>
          <table:covered-table-cell table:number-columns-repeated="6"/>
          <table:table-cell table:style-name="ce554" office:value-type="float" office:value="1781060" calcext:value-type="float" table:number-columns-spanned="9" table:number-rows-spanned="1">
            <text:p>1,781,060</text:p>
          </table:table-cell>
          <table:covered-table-cell table:number-columns-repeated="8"/>
          <table:table-cell table:style-name="ce562" office:value-type="float" office:value="10590059" calcext:value-type="float" table:number-columns-spanned="7" table:number-rows-spanned="1">
            <text:p>10,590,059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(12,584,203<text:span text:style-name="T53">)</text:span></text:p>
          </table:table-cell>
          <table:covered-table-cell table:number-columns-repeated="8"/>
          <table:table-cell table:style-name="ce1024" office:value-type="float" office:value="88062499" calcext:value-type="float" table:number-columns-spanned="9" table:number-rows-spanned="1">
            <text:p>88,062,499</text:p>
          </table:table-cell>
          <table:covered-table-cell table:number-columns-repeated="8"/>
          <table:table-cell table:style-name="ce1024" office:value-type="float" office:value="67909435" calcext:value-type="float" table:number-columns-spanned="30" table:number-rows-spanned="1">
            <text:p>67,909,435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7" office:value-type="string" calcext:value-type="string" table:number-columns-spanned="69" table:number-rows-spanned="1">
            <text:p>Program Expenses</text:p>
          </table:table-cell>
          <table:covered-table-cell table:number-columns-repeated="68"/>
          <table:table-cell table:style-name="ce8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7" table:number-rows-spanned="1">
            <text:p>Educational programs</text:p>
          </table:table-cell>
          <table:covered-table-cell table:number-columns-repeated="6"/>
          <table:table-cell table:style-name="ce1023" office:value-type="float" office:value="61813865" calcext:value-type="float" table:number-columns-spanned="9" table:number-rows-spanned="1">
            <text:p>61,813,865</text:p>
          </table:table-cell>
          <table:covered-table-cell table:number-columns-repeated="8"/>
          <table:table-cell table:style-name="ce1047" office:value-type="float" office:value="4034032" calcext:value-type="float" table:number-columns-spanned="8" table:number-rows-spanned="1">
            <text:p>4,034,032</text:p>
          </table:table-cell>
          <table:covered-table-cell table:number-columns-repeated="7"/>
          <table:table-cell table:style-name="ce1047" office:value-type="float" office:value="1583763" calcext:value-type="float" table:number-columns-spanned="8" table:number-rows-spanned="1">
            <text:p>1,583,763</text:p>
          </table:table-cell>
          <table:covered-table-cell table:number-columns-repeated="7"/>
          <table:table-cell table:style-name="ce111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4" office:value-type="float" office:value="-11561999" calcext:value-type="float" table:number-columns-spanned="8" table:number-rows-spanned="1">
            <text:p>(11,561,999)</text:p>
          </table:table-cell>
          <table:covered-table-cell table:number-columns-repeated="7"/>
          <table:table-cell table:style-name="ce1047" office:value-type="float" office:value="55869661" calcext:value-type="float" table:number-columns-spanned="9" table:number-rows-spanned="1">
            <text:p>55,869,661</text:p>
          </table:table-cell>
          <table:covered-table-cell table:number-columns-repeated="8"/>
          <table:table-cell table:style-name="ce554" office:value-type="float" office:value="46219562" calcext:value-type="float" table:number-columns-spanned="30" table:number-rows-spanned="1">
            <text:p>46,219,562</text:p>
          </table:table-cell>
          <table:covered-table-cell table:number-columns-repeated="29"/>
          <table:table-cell table:number-columns-repeated="16297"/>
        </table:table-row>
        <table:table-row table:style-name="ro10">
          <table:table-cell table:style-name="ce662" office:value-type="string" calcext:value-type="string" table:number-columns-spanned="7" table:number-rows-spanned="1">
            <text:p>Supporting Services</text:p>
            <text:p>Site supports and program development</text:p>
          </table:table-cell>
          <table:covered-table-cell table:number-columns-repeated="6"/>
          <table:table-cell table:style-name="ce570" office:value-type="float" office:value="10102673" calcext:value-type="float" table:number-columns-spanned="9" table:number-rows-spanned="1">
            <text:p>10,102,673</text:p>
          </table:table-cell>
          <table:covered-table-cell table:number-columns-repeated="8"/>
          <table:table-cell table:style-name="ce660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663" office:value-type="float" office:value="14058" calcext:value-type="float" table:number-columns-spanned="8" table:number-rows-spanned="1">
            <text:p>14,058</text:p>
          </table:table-cell>
          <table:covered-table-cell table:number-columns-repeated="7"/>
          <table:table-cell table:style-name="ce573" office:value-type="float" office:value="10010488" calcext:value-type="float" table:number-columns-spanned="8" table:number-rows-spanned="1">
            <text:p>10,010,488</text:p>
          </table:table-cell>
          <table:covered-table-cell table:number-columns-repeated="7"/>
          <table:table-cell table:style-name="ce1069" office:value-type="float" office:value="-50620" calcext:value-type="float" table:number-columns-spanned="8" table:number-rows-spanned="1">
            <text:p>(50,620)</text:p>
          </table:table-cell>
          <table:covered-table-cell table:number-columns-repeated="7"/>
          <table:table-cell table:style-name="ce664" office:value-type="float" office:value="20076599" calcext:value-type="float" table:number-columns-spanned="9" table:number-rows-spanned="1">
            <text:p>20,076,599</text:p>
          </table:table-cell>
          <table:covered-table-cell table:number-columns-repeated="8"/>
          <table:table-cell table:style-name="ce573" office:value-type="float" office:value="16955433" calcext:value-type="float" table:number-columns-spanned="30" table:number-rows-spanned="1">
            <text:p>16,955,433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7" table:number-rows-spanned="1">
            <text:p>Administration and general</text:p>
          </table:table-cell>
          <table:covered-table-cell table:number-columns-repeated="6"/>
          <table:table-cell table:style-name="ce554" office:value-type="float" office:value="5363068" calcext:value-type="float" table:number-columns-spanned="9" table:number-rows-spanned="1">
            <text:p>5,363,068</text:p>
          </table:table-cell>
          <table:covered-table-cell table:number-columns-repeated="8"/>
          <table:table-cell table:style-name="ce1024" office:value-type="float" office:value="606651" calcext:value-type="float" table:number-columns-spanned="8" table:number-rows-spanned="1">
            <text:p>606,651</text:p>
          </table:table-cell>
          <table:covered-table-cell table:number-columns-repeated="7"/>
          <table:table-cell table:style-name="ce1024" office:value-type="float" office:value="407381" calcext:value-type="float" table:number-columns-spanned="8" table:number-rows-spanned="1">
            <text:p>407,381</text:p>
          </table:table-cell>
          <table:covered-table-cell table:number-columns-repeated="7"/>
          <table:table-cell table:style-name="ce1024" office:value-type="float" office:value="342876" calcext:value-type="float" table:number-columns-spanned="8" table:number-rows-spanned="1">
            <text:p>342,876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(971,584<text:span text:style-name="T53">)</text:span></text:p>
          </table:table-cell>
          <table:covered-table-cell table:number-columns-repeated="7"/>
          <table:table-cell table:style-name="ce1024" office:value-type="float" office:value="5748392" calcext:value-type="float" table:number-columns-spanned="9" table:number-rows-spanned="1">
            <text:p>5,748,392</text:p>
          </table:table-cell>
          <table:covered-table-cell table:number-columns-repeated="8"/>
          <table:table-cell table:style-name="ce1024" office:value-type="float" office:value="4933874" calcext:value-type="float" table:number-columns-spanned="30" table:number-rows-spanned="1">
            <text:p>4,933,874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7" table:number-rows-spanned="1">
            <text:p>Total supporting services</text:p>
          </table:table-cell>
          <table:covered-table-cell table:number-columns-repeated="6"/>
          <table:table-cell table:style-name="ce554" office:value-type="float" office:value="15465741" calcext:value-type="float" table:number-columns-spanned="9" table:number-rows-spanned="1">
            <text:p>15,465,741</text:p>
          </table:table-cell>
          <table:covered-table-cell table:number-columns-repeated="8"/>
          <table:table-cell table:style-name="ce1024" office:value-type="float" office:value="606651" calcext:value-type="float" table:number-columns-spanned="8" table:number-rows-spanned="1">
            <text:p>606,651</text:p>
          </table:table-cell>
          <table:covered-table-cell table:number-columns-repeated="7"/>
          <table:table-cell table:style-name="ce1024" office:value-type="float" office:value="421439" calcext:value-type="float" table:number-columns-spanned="8" table:number-rows-spanned="1">
            <text:p>421,439</text:p>
          </table:table-cell>
          <table:covered-table-cell table:number-columns-repeated="7"/>
          <table:table-cell table:style-name="ce1024" office:value-type="float" office:value="10353364" calcext:value-type="float" table:number-columns-spanned="8" table:number-rows-spanned="1">
            <text:p>10,353,364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(1,022,204<text:span text:style-name="T53">)</text:span></text:p>
          </table:table-cell>
          <table:covered-table-cell table:number-columns-repeated="7"/>
          <table:table-cell table:style-name="ce1024" office:value-type="float" office:value="25824991" calcext:value-type="float" table:number-columns-spanned="9" table:number-rows-spanned="1">
            <text:p>25,824,991</text:p>
          </table:table-cell>
          <table:covered-table-cell table:number-columns-repeated="8"/>
          <table:table-cell table:style-name="ce1024" office:value-type="float" office:value="21889307" calcext:value-type="float" table:number-columns-spanned="30" table:number-rows-spanned="1">
            <text:p>21,889,307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6" office:value-type="string" calcext:value-type="string" table:number-columns-spanned="7" table:number-rows-spanned="1">
            <text:p>Total expenses</text:p>
          </table:table-cell>
          <table:covered-table-cell table:number-columns-repeated="6"/>
          <table:table-cell table:style-name="ce554" office:value-type="float" office:value="77279606" calcext:value-type="float" table:number-columns-spanned="9" table:number-rows-spanned="1">
            <text:p>77,279,606</text:p>
          </table:table-cell>
          <table:covered-table-cell table:number-columns-repeated="8"/>
          <table:table-cell table:style-name="ce1024" office:value-type="float" office:value="4640683" calcext:value-type="float" table:number-columns-spanned="8" table:number-rows-spanned="1">
            <text:p>4,640,683</text:p>
          </table:table-cell>
          <table:covered-table-cell table:number-columns-repeated="7"/>
          <table:table-cell table:style-name="ce1024" office:value-type="float" office:value="2005202" calcext:value-type="float" table:number-columns-spanned="8" table:number-rows-spanned="1">
            <text:p>2,005,202</text:p>
          </table:table-cell>
          <table:covered-table-cell table:number-columns-repeated="7"/>
          <table:table-cell table:style-name="ce1024" office:value-type="float" office:value="10353364" calcext:value-type="float" table:number-columns-spanned="8" table:number-rows-spanned="1">
            <text:p>10,353,364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(12,584,203<text:span text:style-name="T53">)</text:span></text:p>
          </table:table-cell>
          <table:covered-table-cell table:number-columns-repeated="7"/>
          <table:table-cell table:style-name="ce1024" office:value-type="float" office:value="81694652" calcext:value-type="float" table:number-columns-spanned="9" table:number-rows-spanned="1">
            <text:p>81,694,652</text:p>
          </table:table-cell>
          <table:covered-table-cell table:number-columns-repeated="8"/>
          <table:table-cell table:style-name="ce1024" office:value-type="float" office:value="68108869" calcext:value-type="float" table:number-columns-spanned="30" table:number-rows-spanned="1">
            <text:p>68,108,869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49" office:value-type="string" calcext:value-type="string" table:number-columns-spanned="7" table:number-rows-spanned="1">
            <text:p>Increase (decrease) in unrestricted net assets</text:p>
          </table:table-cell>
          <table:covered-table-cell table:number-columns-repeated="6"/>
          <table:table-cell table:style-name="ce554" office:value-type="float" office:value="6830776" calcext:value-type="float" table:number-columns-spanned="9" table:number-rows-spanned="1">
            <text:p>6,830,776</text:p>
          </table:table-cell>
          <table:covered-table-cell table:number-columns-repeated="8"/>
          <table:table-cell table:style-name="ce1050" office:value-type="string" calcext:value-type="string" table:number-columns-spanned="8" table:number-rows-spanned="1">
            <text:p>           (475,482<text:span text:style-name="T53">)</text:span>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(224,142<text:span text:style-name="T53">)</text:span></text:p>
          </table:table-cell>
          <table:covered-table-cell table:number-columns-repeated="7"/>
          <table:table-cell table:style-name="ce1024" office:value-type="float" office:value="236695" calcext:value-type="float" table:number-columns-spanned="8" table:number-rows-spanned="1">
            <text:p>236,695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24" office:value-type="float" office:value="6367847" calcext:value-type="float" table:number-columns-spanned="9" table:number-rows-spanned="1">
            <text:p>6,367,847</text:p>
          </table:table-cell>
          <table:covered-table-cell table:number-columns-repeated="8"/>
          <table:table-cell table:style-name="ce1050" office:value-type="string" calcext:value-type="string" table:number-columns-spanned="30" table:number-rows-spanned="1">
            <text:p>          (199,434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0">
          <table:table-cell table:style-name="ce1094" office:value-type="string" calcext:value-type="string" table:number-columns-spanned="16" table:number-rows-spanned="1">
            <text:p>TEMPORARILY RESTRICTED NET ASSETS:</text:p>
            <text:p><text:span text:style-name="T53">Amounts released from restriction                                (299,290)</text:span></text:p>
          </table:table-cell>
          <table:covered-table-cell table:number-columns-repeated="15"/>
          <table:table-cell table:style-name="ce660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5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660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5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69" office:value-type="float" office:value="-299290" calcext:value-type="float" table:number-columns-spanned="9" table:number-rows-spanned="1">
            <text:p>(299,290)</text:p>
          </table:table-cell>
          <table:covered-table-cell table:number-columns-repeated="8"/>
          <table:table-cell table:style-name="ce559" office:value-type="float" office:value="-851995" calcext:value-type="float" table:number-columns-spanned="30" table:number-rows-spanned="1">
            <text:p>(851,995)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16" table:number-rows-spanned="1">
            <text:p>Contributions                                                      <text:span text:style-name="T54">             105,120</text:span></text:p>
          </table:table-cell>
          <table:covered-table-cell table:number-columns-repeated="15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24" office:value-type="float" office:value="195040" calcext:value-type="float" table:number-columns-spanned="8" table:number-rows-spanned="1">
            <text:p>195,040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24" office:value-type="float" office:value="300160" calcext:value-type="float" table:number-columns-spanned="9" table:number-rows-spanned="1">
            <text:p>300,160</text:p>
          </table:table-cell>
          <table:covered-table-cell table:number-columns-repeated="8"/>
          <table:table-cell table:style-name="ce1024" office:value-type="float" office:value="73366" calcext:value-type="float" table:number-columns-spanned="30" table:number-rows-spanned="1">
            <text:p>73,366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97" office:value-type="string" calcext:value-type="string" table:number-columns-spanned="16" table:number-rows-spanned="1">
            <text:p>Increase (decrease) in temporarily</text:p>
          </table:table-cell>
          <table:covered-table-cell table:number-columns-repeated="15"/>
          <table:table-cell table:style-name="ce8" table:number-columns-spanned="8" table:number-rows-spanned="1"/>
          <table:covered-table-cell table:number-columns-repeated="7"/>
          <table:table-cell table:style-name="ce8" table:number-columns-spanned="8" table:number-rows-spanned="1"/>
          <table:covered-table-cell table:number-columns-repeated="7"/>
          <table:table-cell table:style-name="ce8" table:number-columns-spanned="8" table:number-rows-spanned="1"/>
          <table:covered-table-cell table:number-columns-repeated="7"/>
          <table:table-cell table:style-name="ce8" table:number-columns-spanned="8" table:number-rows-spanned="1"/>
          <table:covered-table-cell table:number-columns-repeated="7"/>
          <table:table-cell table:style-name="ce8" table:number-columns-spanned="9" table:number-rows-spanned="1"/>
          <table:covered-table-cell table:number-columns-repeated="8"/>
          <table:table-cell table:style-name="ce8" table:number-columns-spanned="30" table:number-rows-spanned="1"/>
          <table:covered-table-cell table:number-columns-repeated="29"/>
          <table:table-cell table:number-columns-repeated="16297"/>
        </table:table-row>
        <table:table-row table:style-name="ro11">
          <table:table-cell table:style-name="ce1095" office:value-type="string" calcext:value-type="string" table:number-columns-spanned="7" table:number-rows-spanned="1">
            <text:p>restricted net assets</text:p>
          </table:table-cell>
          <table:covered-table-cell table:number-columns-repeated="6"/>
          <table:table-cell table:style-name="ce654" office:value-type="string" calcext:value-type="string" table:number-columns-spanned="9" table:number-rows-spanned="1">
            <text:p>           (194,170<text:span text:style-name="T53">)</text:span></text:p>
          </table:table-cell>
          <table:covered-table-cell table:number-columns-repeated="8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24" office:value-type="float" office:value="195040" calcext:value-type="float" table:number-columns-spanned="8" table:number-rows-spanned="1">
            <text:p>195,040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656" office:value-type="float" office:value="870" calcext:value-type="float" table:number-columns-spanned="9" table:number-rows-spanned="1">
            <text:p>870</text:p>
          </table:table-cell>
          <table:covered-table-cell table:number-columns-repeated="8"/>
          <table:table-cell table:style-name="ce1050" office:value-type="string" calcext:value-type="string" table:number-columns-spanned="30" table:number-rows-spanned="1">
            <text:p>          (778,629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49" office:value-type="string" calcext:value-type="string" table:number-columns-spanned="7" table:number-rows-spanned="1">
            <text:p>Beginning net assets</text:p>
          </table:table-cell>
          <table:covered-table-cell table:number-columns-repeated="6"/>
          <table:table-cell table:style-name="ce1023" office:value-type="float" office:value="13968882" calcext:value-type="float" table:number-columns-spanned="9" table:number-rows-spanned="1">
            <text:p>13,968,882</text:p>
          </table:table-cell>
          <table:covered-table-cell table:number-columns-repeated="8"/>
          <table:table-cell table:style-name="ce1117" office:value-type="float" office:value="-1394072" calcext:value-type="float" table:number-columns-spanned="8" table:number-rows-spanned="1">
            <text:p>(1,394,072)</text:p>
          </table:table-cell>
          <table:covered-table-cell table:number-columns-repeated="7"/>
          <table:table-cell table:style-name="ce551" office:value-type="float" office:value="-500000" calcext:value-type="float" table:number-columns-spanned="8" table:number-rows-spanned="1">
            <text:p>(500,000)</text:p>
          </table:table-cell>
          <table:covered-table-cell table:number-columns-repeated="7"/>
          <table:table-cell table:style-name="ce658" office:value-type="float" office:value="-1512063" calcext:value-type="float" table:number-columns-spanned="8" table:number-rows-spanned="1">
            <text:p>(1,512,063)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7" office:value-type="float" office:value="10562747" calcext:value-type="float" table:number-columns-spanned="9" table:number-rows-spanned="1">
            <text:p>10,562,747</text:p>
          </table:table-cell>
          <table:covered-table-cell table:number-columns-repeated="8"/>
          <table:table-cell table:style-name="ce554" office:value-type="float" office:value="13356528" calcext:value-type="float" table:number-columns-spanned="30" table:number-rows-spanned="1">
            <text:p>13,356,528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49" office:value-type="string" calcext:value-type="string" table:number-columns-spanned="7" table:number-rows-spanned="1">
            <text:p>Adjustment for restatement</text:p>
          </table:table-cell>
          <table:covered-table-cell table:number-columns-repeated="6"/>
          <table:table-cell table:style-name="ce654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-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50" office:value-type="string" calcext:value-type="string" table:number-columns-spanned="30" table:number-rows-spanned="1">
            <text:p>       (1,815,718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49" office:value-type="string" calcext:value-type="string" table:number-columns-spanned="7" table:number-rows-spanned="1">
            <text:p>Beginning net assets, restated</text:p>
          </table:table-cell>
          <table:covered-table-cell table:number-columns-repeated="6"/>
          <table:table-cell table:style-name="ce554" office:value-type="float" office:value="13968882" calcext:value-type="float" table:number-columns-spanned="9" table:number-rows-spanned="1">
            <text:p>13,968,882</text:p>
          </table:table-cell>
          <table:covered-table-cell table:number-columns-repeated="8"/>
          <table:table-cell table:style-name="ce1050" office:value-type="string" calcext:value-type="string" table:number-columns-spanned="8" table:number-rows-spanned="1">
            <text:p>        (1,394,072<text:span text:style-name="T53">)</text:span>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(500,000<text:span text:style-name="T53">)</text:span>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(1,512,063<text:span text:style-name="T53">)</text:span>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24" office:value-type="float" office:value="10562747" calcext:value-type="float" table:number-columns-spanned="9" table:number-rows-spanned="1">
            <text:p>10,562,747</text:p>
          </table:table-cell>
          <table:covered-table-cell table:number-columns-repeated="8"/>
          <table:table-cell table:style-name="ce1024" office:value-type="float" office:value="11540810" calcext:value-type="float" table:number-columns-spanned="30" table:number-rows-spanned="1">
            <text:p>11,540,810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49" office:value-type="string" calcext:value-type="string" table:number-columns-spanned="7" table:number-rows-spanned="1">
            <text:p>Ending net assets</text:p>
          </table:table-cell>
          <table:covered-table-cell table:number-columns-repeated="6"/>
          <table:table-cell table:style-name="ce650" office:value-type="float" office:value="20605488" calcext:value-type="float" table:number-columns-spanned="9" table:number-rows-spanned="1">
            <text:p>$ 20,605,488</text:p>
          </table:table-cell>
          <table:covered-table-cell table:number-columns-repeated="8"/>
          <table:table-cell table:style-name="ce1050" office:value-type="string" calcext:value-type="string" table:number-columns-spanned="8" table:number-rows-spanned="1">
            <text:p>$      (1,869,554<text:span text:style-name="T53">)</text:span>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$         (529,102<text:span text:style-name="T53">)</text:span>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$   (1,275,368<text:span text:style-name="T53">)</text:span></text:p>
          </table:table-cell>
          <table:covered-table-cell table:number-columns-repeated="7"/>
          <table:table-cell table:style-name="ce1062" office:value-type="string" calcext:value-type="string" table:number-columns-spanned="8" table:number-rows-spanned="1">
            <text:p>$                       -</text:p>
          </table:table-cell>
          <table:covered-table-cell table:number-columns-repeated="7"/>
          <table:table-cell table:style-name="ce548" office:value-type="float" office:value="16931464" calcext:value-type="float" table:number-columns-spanned="9" table:number-rows-spanned="1">
            <text:p>$ 16,931,464</text:p>
          </table:table-cell>
          <table:covered-table-cell table:number-columns-repeated="8"/>
          <table:table-cell table:style-name="ce548" office:value-type="float" office:value="10562747" calcext:value-type="float" table:number-columns-spanned="30" table:number-rows-spanned="1">
            <text:p>$ 10,562,747</text:p>
          </table:table-cell>
          <table:covered-table-cell table:number-columns-repeated="29"/>
          <table:table-cell table:number-columns-repeated="16297"/>
        </table:table-row>
        <table:table-row table:style-name="ro21">
          <table:table-cell table:style-name="ce651" office:value-type="string" calcext:value-type="string" table:number-columns-spanned="17" table:number-rows-spanned="1">
            <text:p>Rocketship</text:p>
          </table:table-cell>
          <table:covered-table-cell table:number-columns-repeated="16"/>
          <table:table-cell table:style-name="ce588" office:value-type="string" calcext:value-type="string" table:number-columns-spanned="8" table:number-rows-spanned="1">
            <text:p>Rocketship Education</text:p>
          </table:table-cell>
          <table:covered-table-cell table:number-columns-repeated="7"/>
          <table:table-cell table:style-name="ce588" office:value-type="string" calcext:value-type="string" table:number-columns-spanned="9" table:number-rows-spanned="1">
            <text:p>Rocketship</text:p>
            <text:p>Education D.C Public Charter</text:p>
          </table:table-cell>
          <table:covered-table-cell table:number-columns-repeated="8"/>
          <table:table-cell table:style-name="ce653" office:value-type="string" calcext:value-type="string" table:number-columns-spanned="35" table:number-rows-spanned="1">
            <text:p>Launchpad Development</text:p>
          </table:table-cell>
          <table:covered-table-cell table:number-columns-repeated="34"/>
          <table:table-cell table:style-name="ce250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1">
          <table:table-cell table:style-name="ce648" office:value-type="string" calcext:value-type="string" table:number-columns-spanned="69" table:number-rows-spanned="1">
            <text:p>     Education        Wisconsin Inc.        School, Inc.           Company         Eliminations         2016 Total          2015 Total    </text:p>
          </table:table-cell>
          <table:covered-table-cell table:number-columns-repeated="68"/>
          <table:table-cell table:style-name="ce509" table:number-columns-spanned="18" table:number-rows-spanned="1"/>
          <table:covered-table-cell table:number-columns-repeated="17"/>
          <table:table-cell table:number-columns-repeated="16297"/>
        </table:table-row>
        <table:table-row table:style-name="ro11">
          <table:table-cell table:style-name="ce626" office:value-type="string" calcext:value-type="string" table:number-columns-spanned="12" table:number-rows-spanned="1">
            <text:p>CASH FLOWS from OPERATING ACTIVITIES:</text:p>
          </table:table-cell>
          <table:covered-table-cell table:number-columns-repeated="11"/>
          <table:table-cell table:style-name="ce8" table:number-columns-spanned="75" table:number-rows-spanned="1"/>
          <table:covered-table-cell table:number-columns-repeated="74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Change in Net Assets</text:p>
          </table:table-cell>
          <table:covered-table-cell table:number-columns-repeated="11"/>
          <table:table-cell table:style-name="ce20" office:value-type="string" calcext:value-type="string">
            <text:p>$</text:p>
          </table:table-cell>
          <table:table-cell table:style-name="ce554" office:value-type="float" office:value="6636606" calcext:value-type="float" table:number-columns-spanned="5" table:number-rows-spanned="1">
            <text:p>6,636,606</text:p>
          </table:table-cell>
          <table:covered-table-cell table:number-columns-repeated="4"/>
          <table:table-cell table:style-name="ce1046" office:value-type="string" calcext:value-type="string" table:number-columns-spanned="2" table:number-rows-spanned="1">
            <text:p>$</text:p>
          </table:table-cell>
          <table:covered-table-cell/>
          <table:table-cell table:style-name="ce1123" office:value-type="float" office:value="-475482" calcext:value-type="float" table:number-columns-spanned="6" table:number-rows-spanned="1">
            <text:p>(475,482)</text:p>
          </table:table-cell>
          <table:covered-table-cell table:number-columns-repeated="5"/>
          <table:table-cell table:style-name="ce20" office:value-type="string" calcext:value-type="string">
            <text:p>$</text:p>
          </table:table-cell>
          <table:table-cell table:style-name="ce1117" office:value-type="float" office:value="-29102" calcext:value-type="float" table:number-columns-spanned="7" table:number-rows-spanned="1">
            <text:p>(29,102)</text:p>
          </table:table-cell>
          <table:covered-table-cell table:number-columns-repeated="6"/>
          <table:table-cell table:style-name="ce1048" office:value-type="string" calcext:value-type="string" table:number-columns-spanned="2" table:number-rows-spanned="1">
            <text:p>$</text:p>
          </table:table-cell>
          <table:covered-table-cell/>
          <table:table-cell table:style-name="ce1047" office:value-type="float" office:value="236695" calcext:value-type="float" table:number-columns-spanned="5" table:number-rows-spanned="1">
            <text:p>236,695</text:p>
          </table:table-cell>
          <table:covered-table-cell table:number-columns-repeated="4"/>
          <table:table-cell table:style-name="ce1046" office:value-type="string" calcext:value-type="string" table:number-columns-spanned="4" table:number-rows-spanned="1">
            <text:p>$</text:p>
          </table:table-cell>
          <table:covered-table-cell table:number-columns-repeated="3"/>
          <table:table-cell table:style-name="ce1048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style-name="ce20" office:value-type="string" calcext:value-type="string">
            <text:p>$</text:p>
          </table:table-cell>
          <table:table-cell table:style-name="ce554" office:value-type="float" office:value="6368717" calcext:value-type="float" table:number-columns-spanned="6" table:number-rows-spanned="1">
            <text:p>6,368,717</text:p>
          </table:table-cell>
          <table:covered-table-cell table:number-columns-repeated="5"/>
          <table:table-cell table:style-name="ce1046" office:value-type="string" calcext:value-type="string" table:number-columns-spanned="2" table:number-rows-spanned="1">
            <text:p>$</text:p>
          </table:table-cell>
          <table:covered-table-cell/>
          <table:table-cell table:style-name="ce1123" office:value-type="float" office:value="-978063" calcext:value-type="float" table:number-columns-spanned="28" table:number-rows-spanned="1">
            <text:p>(978,063)</text:p>
          </table:table-cell>
          <table:covered-table-cell table:number-columns-repeated="27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Adjustments to reconcile change in net assets to</text:p>
          </table:table-cell>
          <table:covered-table-cell table:number-columns-repeated="11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/>
          <table:table-cell table:style-name="ce8" table:number-columns-spanned="7" table:number-rows-spanned="1"/>
          <table:covered-table-cell table:number-columns-repeated="6"/>
          <table:table-cell table:style-name="ce8" table:number-columns-spanned="2" table:number-rows-spanned="1"/>
          <table:covered-table-cell/>
          <table:table-cell table:style-name="ce8" table:number-columns-spanned="5" table:number-rows-spanned="1"/>
          <table:covered-table-cell table:number-columns-repeated="4"/>
          <table:table-cell table:style-name="ce8" table:number-columns-spanned="4" table:number-rows-spanned="1"/>
          <table:covered-table-cell table:number-columns-repeated="3"/>
          <table:table-cell table:style-name="ce8" table:number-columns-spanned="5" table:number-rows-spanned="1"/>
          <table:covered-table-cell table:number-columns-repeated="4"/>
          <table:table-cell table:style-name="ce8"/>
          <table:table-cell table:style-name="ce8" table:number-columns-spanned="6" table:number-rows-spanned="1"/>
          <table:covered-table-cell table:number-columns-repeated="5"/>
          <table:table-cell table:style-name="ce8" table:number-columns-spanned="2" table:number-rows-spanned="1"/>
          <table:covered-table-cell/>
          <table:table-cell table:style-name="ce8" table:number-columns-spanned="28" table:number-rows-spanned="1"/>
          <table:covered-table-cell table:number-columns-repeated="27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net cash provided (used) by operating activities:</text:p>
          </table:table-cell>
          <table:covered-table-cell table:number-columns-repeated="11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/>
          <table:table-cell table:style-name="ce8" table:number-columns-spanned="7" table:number-rows-spanned="1"/>
          <table:covered-table-cell table:number-columns-repeated="6"/>
          <table:table-cell table:style-name="ce8" table:number-columns-spanned="2" table:number-rows-spanned="1"/>
          <table:covered-table-cell/>
          <table:table-cell table:style-name="ce8" table:number-columns-spanned="5" table:number-rows-spanned="1"/>
          <table:covered-table-cell table:number-columns-repeated="4"/>
          <table:table-cell table:style-name="ce8" table:number-columns-spanned="4" table:number-rows-spanned="1"/>
          <table:covered-table-cell table:number-columns-repeated="3"/>
          <table:table-cell table:style-name="ce8" table:number-columns-spanned="5" table:number-rows-spanned="1"/>
          <table:covered-table-cell table:number-columns-repeated="4"/>
          <table:table-cell table:style-name="ce8"/>
          <table:table-cell table:style-name="ce8" table:number-columns-spanned="6" table:number-rows-spanned="1"/>
          <table:covered-table-cell table:number-columns-repeated="5"/>
          <table:table-cell table:style-name="ce8" table:number-columns-spanned="2" table:number-rows-spanned="1"/>
          <table:covered-table-cell/>
          <table:table-cell table:style-name="ce8" table:number-columns-spanned="28" table:number-rows-spanned="1"/>
          <table:covered-table-cell table:number-columns-repeated="27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Depreciation and amortization</text:p>
          </table:table-cell>
          <table:covered-table-cell table:number-columns-repeated="11"/>
          <table:table-cell table:style-name="ce1023" office:value-type="float" office:value="199099" calcext:value-type="float" table:number-columns-spanned="6" table:number-rows-spanned="1">
            <text:p>199,099</text:p>
          </table:table-cell>
          <table:covered-table-cell table:number-columns-repeated="5"/>
          <table:table-cell table:style-name="ce1121" office:value-type="float" office:value="-2066044" calcext:value-type="float" table:number-columns-spanned="23" table:number-rows-spanned="1">
            <text:p>-2,066,044</text:p>
          </table:table-cell>
          <table:covered-table-cell table:number-columns-repeated="22"/>
          <table:table-cell table:style-name="ce1121" office:value-type="float" office:value="-2265143" calcext:value-type="float" table:number-columns-spanned="16" table:number-rows-spanned="1">
            <text:p>-2,265,143</text:p>
          </table:table-cell>
          <table:covered-table-cell table:number-columns-repeated="15"/>
          <table:table-cell table:style-name="ce1047" office:value-type="float" office:value="2080534" calcext:value-type="float" table:number-columns-spanned="30" table:number-rows-spanned="1">
            <text:p>2,080,534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Allowance for non-recoverable project costs</text:p>
          </table:table-cell>
          <table:covered-table-cell table:number-columns-repeated="11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23" table:number-rows-spanned="1">
            <text:p>-</text:p>
          </table:table-cell>
          <table:covered-table-cell table:number-columns-repeated="22"/>
          <table:table-cell table:style-name="ce1015" office:value-type="string" calcext:value-type="string" table:number-columns-spanned="16" table:number-rows-spanned="1">
            <text:p>- <text:s text:c="26"/>-</text:p>
          </table:table-cell>
          <table:covered-table-cell table:number-columns-repeated="15"/>
          <table:table-cell table:style-name="ce575" office:value-type="float" office:value="6365" calcext:value-type="float" table:number-columns-spanned="30" table:number-rows-spanned="1">
            <text:p>6,365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Debt forgiven through grant agreement</text:p>
          </table:table-cell>
          <table:covered-table-cell table:number-columns-repeated="11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15" office:value-type="string" calcext:value-type="string" table:number-columns-spanned="23" table:number-rows-spanned="1">
            <text:p>- <text:s text:c="29"/>- <text:s text:c="12"/>(105,540)</text:p>
          </table:table-cell>
          <table:covered-table-cell table:number-columns-repeated="22"/>
          <table:table-cell table:style-name="ce1015" office:value-type="string" calcext:value-type="string" table:number-columns-spanned="16" table:number-rows-spanned="1">
            <text:p>- <text:s text:c="13"/>(105,540)</text:p>
          </table:table-cell>
          <table:covered-table-cell table:number-columns-repeated="15"/>
          <table:table-cell table:style-name="ce551" office:value-type="float" office:value="-550000" calcext:value-type="float" table:number-columns-spanned="30" table:number-rows-spanned="1">
            <text:p>(550,000)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Donated investments</text:p>
          </table:table-cell>
          <table:covered-table-cell table:number-columns-repeated="11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15" office:value-type="string" calcext:value-type="string" table:number-columns-spanned="23" table:number-rows-spanned="1">
            <text:p>- <text:s text:c="29"/>- <text:s text:c="25"/>-</text:p>
          </table:table-cell>
          <table:covered-table-cell table:number-columns-repeated="22"/>
          <table:table-cell table:style-name="ce1015" office:value-type="string" calcext:value-type="string" table:number-columns-spanned="16" table:number-rows-spanned="1">
            <text:p>- <text:s text:c="26"/>-</text:p>
          </table:table-cell>
          <table:covered-table-cell table:number-columns-repeated="15"/>
          <table:table-cell table:style-name="ce551" office:value-type="float" office:value="-249350" calcext:value-type="float" table:number-columns-spanned="30" table:number-rows-spanned="1">
            <text:p>(249,350)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(Increase) or decrease in operating assets:</text:p>
          </table:table-cell>
          <table:covered-table-cell table:number-columns-repeated="11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6" table:number-rows-spanned="1"/>
          <table:covered-table-cell table:number-columns-repeated="5"/>
          <table:table-cell table:style-name="ce8"/>
          <table:table-cell table:style-name="ce8" table:number-columns-spanned="7" table:number-rows-spanned="1"/>
          <table:covered-table-cell table:number-columns-repeated="6"/>
          <table:table-cell table:style-name="ce8" table:number-columns-spanned="2" table:number-rows-spanned="1"/>
          <table:covered-table-cell/>
          <table:table-cell table:style-name="ce8" table:number-columns-spanned="5" table:number-rows-spanned="1"/>
          <table:covered-table-cell table:number-columns-repeated="4"/>
          <table:table-cell table:style-name="ce8" table:number-columns-spanned="4" table:number-rows-spanned="1"/>
          <table:covered-table-cell table:number-columns-repeated="3"/>
          <table:table-cell table:style-name="ce8" table:number-columns-spanned="5" table:number-rows-spanned="1"/>
          <table:covered-table-cell table:number-columns-repeated="4"/>
          <table:table-cell table:style-name="ce8"/>
          <table:table-cell table:style-name="ce8" table:number-columns-spanned="6" table:number-rows-spanned="1"/>
          <table:covered-table-cell table:number-columns-repeated="5"/>
          <table:table-cell table:style-name="ce8" table:number-columns-spanned="2" table:number-rows-spanned="1"/>
          <table:covered-table-cell/>
          <table:table-cell table:style-name="ce8" table:number-columns-spanned="28" table:number-rows-spanned="1"/>
          <table:covered-table-cell table:number-columns-repeated="27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Accounts receivable</text:p>
          </table:table-cell>
          <table:covered-table-cell table:number-columns-repeated="11"/>
          <table:table-cell table:style-name="ce1023" office:value-type="float" office:value="207407" calcext:value-type="float" table:number-columns-spanned="6" table:number-rows-spanned="1">
            <text:p>207,407</text:p>
          </table:table-cell>
          <table:covered-table-cell table:number-columns-repeated="5"/>
          <table:table-cell table:style-name="ce646" office:value-type="float" office:value="-703" calcext:value-type="float" table:number-columns-spanned="8" table:number-rows-spanned="1">
            <text:p>(703)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51" office:value-type="float" office:value="-31132" calcext:value-type="float" table:number-columns-spanned="7" table:number-rows-spanned="1">
            <text:p>(31,132)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3" office:value-type="float" office:value="175572" calcext:value-type="float" table:number-columns-spanned="7" table:number-rows-spanned="1">
            <text:p>175,572</text:p>
          </table:table-cell>
          <table:covered-table-cell table:number-columns-repeated="6"/>
          <table:table-cell table:style-name="ce1047" office:value-type="float" office:value="7077426" calcext:value-type="float" table:number-columns-spanned="30" table:number-rows-spanned="1">
            <text:p>7,077,426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Grants receivable</text:p>
          </table:table-cell>
          <table:covered-table-cell table:number-columns-repeated="11"/>
          <table:table-cell table:style-name="ce1023" office:value-type="float" office:value="204170" calcext:value-type="float" table:number-columns-spanned="6" table:number-rows-spanned="1">
            <text:p>204,170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51" office:value-type="float" office:value="-191040" calcext:value-type="float" table:number-columns-spanned="8" table:number-rows-spanned="1">
            <text:p>(191,040)</text:p>
          </table:table-cell>
          <table:covered-table-cell table:number-columns-repeated="7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1023" office:value-type="float" office:value="13130" calcext:value-type="float" table:number-columns-spanned="7" table:number-rows-spanned="1">
            <text:p>13,130</text:p>
          </table:table-cell>
          <table:covered-table-cell table:number-columns-repeated="6"/>
          <table:table-cell table:style-name="ce1023" office:value-type="float" office:value="541952" calcext:value-type="float" table:number-columns-spanned="30" table:number-rows-spanned="1">
            <text:p>541,952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Prepaid expenses and other current assets</text:p>
          </table:table-cell>
          <table:covered-table-cell table:number-columns-repeated="11"/>
          <table:table-cell table:style-name="ce1117" office:value-type="float" office:value="-1344573" calcext:value-type="float" table:number-columns-spanned="6" table:number-rows-spanned="1">
            <text:p>(1,344,573)</text:p>
          </table:table-cell>
          <table:covered-table-cell table:number-columns-repeated="5"/>
          <table:table-cell table:style-name="ce551" office:value-type="float" office:value="-45028" calcext:value-type="float" table:number-columns-spanned="8" table:number-rows-spanned="1">
            <text:p>(45,028)</text:p>
          </table:table-cell>
          <table:covered-table-cell table:number-columns-repeated="7"/>
          <table:table-cell table:style-name="ce645" office:value-type="float" office:value="-53849" calcext:value-type="float" table:number-columns-spanned="8" table:number-rows-spanned="1">
            <text:p>(53,849)</text:p>
          </table:table-cell>
          <table:covered-table-cell table:number-columns-repeated="7"/>
          <table:table-cell table:style-name="ce551" office:value-type="float" office:value="-115343" calcext:value-type="float" table:number-columns-spanned="7" table:number-rows-spanned="1">
            <text:p>(115,343)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117" office:value-type="float" office:value="-1558793" calcext:value-type="float" table:number-columns-spanned="7" table:number-rows-spanned="1">
            <text:p>(1,558,793)</text:p>
          </table:table-cell>
          <table:covered-table-cell table:number-columns-repeated="6"/>
          <table:table-cell table:style-name="ce1023" office:value-type="float" office:value="470333" calcext:value-type="float" table:number-columns-spanned="30" table:number-rows-spanned="1">
            <text:p>470,333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Deferred rent asset</text:p>
          </table:table-cell>
          <table:covered-table-cell table:number-columns-repeated="11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51" office:value-type="float" office:value="-231544" calcext:value-type="float" table:number-columns-spanned="7" table:number-rows-spanned="1">
            <text:p>(231,544)</text:p>
          </table:table-cell>
          <table:covered-table-cell table:number-columns-repeated="6"/>
          <table:table-cell table:style-name="ce1023" office:value-type="float" office:value="231544" calcext:value-type="float" table:number-columns-spanned="9" table:number-rows-spanned="1">
            <text:p>231,544</text:p>
          </table:table-cell>
          <table:covered-table-cell table:number-columns-repeated="8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15" office:value-type="string" calcext:value-type="string" table:number-columns-spanned="30" table:number-rows-spanned="1">
            <text:p>-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Increase or (decrease) in operating liabilities:</text:p>
          </table:table-cell>
          <table:covered-table-cell table:number-columns-repeated="11"/>
          <table:table-cell table:style-name="ce8" table:number-columns-spanned="6" table:number-rows-spanned="1"/>
          <table:covered-table-cell table:number-columns-repeated="5"/>
          <table:table-cell table:style-name="ce8" table:number-columns-spanned="8" table:number-rows-spanned="1"/>
          <table:covered-table-cell table:number-columns-repeated="7"/>
          <table:table-cell table:style-name="ce8" table:number-columns-spanned="8" table:number-rows-spanned="1"/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7" table:number-rows-spanned="1"/>
          <table:covered-table-cell table:number-columns-repeated="6"/>
          <table:table-cell table:style-name="ce8" table:number-columns-spanned="30" table:number-rows-spanned="1"/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Accounts payable and accrued liabilities</text:p>
          </table:table-cell>
          <table:covered-table-cell table:number-columns-repeated="11"/>
          <table:table-cell table:style-name="ce1047" office:value-type="float" office:value="1421393" calcext:value-type="float" table:number-columns-spanned="6" table:number-rows-spanned="1">
            <text:p>1,421,393</text:p>
          </table:table-cell>
          <table:covered-table-cell table:number-columns-repeated="5"/>
          <table:table-cell table:style-name="ce551" office:value-type="float" office:value="-102998" calcext:value-type="float" table:number-columns-spanned="8" table:number-rows-spanned="1">
            <text:p>(102,998)</text:p>
          </table:table-cell>
          <table:covered-table-cell table:number-columns-repeated="7"/>
          <table:table-cell table:style-name="ce575" office:value-type="float" office:value="49417" calcext:value-type="float" table:number-columns-spanned="8" table:number-rows-spanned="1">
            <text:p>49,417</text:p>
          </table:table-cell>
          <table:covered-table-cell table:number-columns-repeated="7"/>
          <table:table-cell table:style-name="ce575" office:value-type="float" office:value="88841" calcext:value-type="float" table:number-columns-spanned="7" table:number-rows-spanned="1">
            <text:p>88,841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1456653" calcext:value-type="float" table:number-columns-spanned="7" table:number-rows-spanned="1">
            <text:p>1,456,653</text:p>
          </table:table-cell>
          <table:covered-table-cell table:number-columns-repeated="6"/>
          <table:table-cell table:style-name="ce1023" office:value-type="float" office:value="697873" calcext:value-type="float" table:number-columns-spanned="30" table:number-rows-spanned="1">
            <text:p>697,873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Deferred revenues</text:p>
          </table:table-cell>
          <table:covered-table-cell table:number-columns-repeated="11"/>
          <table:table-cell table:style-name="ce1023" office:value-type="float" office:value="971600" calcext:value-type="float" table:number-columns-spanned="6" table:number-rows-spanned="1">
            <text:p>971,600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23" office:value-type="float" office:value="326964" calcext:value-type="float" table:number-columns-spanned="7" table:number-rows-spanned="1">
            <text:p>326,964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1298564" calcext:value-type="float" table:number-columns-spanned="7" table:number-rows-spanned="1">
            <text:p>1,298,564</text:p>
          </table:table-cell>
          <table:covered-table-cell table:number-columns-repeated="6"/>
          <table:table-cell table:style-name="ce551" office:value-type="float" office:value="-252513" calcext:value-type="float" table:number-columns-spanned="30" table:number-rows-spanned="1">
            <text:p>(252,513)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Deferred rent liability</text:p>
          </table:table-cell>
          <table:covered-table-cell table:number-columns-repeated="11"/>
          <table:table-cell table:style-name="ce1024" office:value-type="float" office:value="26176" calcext:value-type="float" table:number-columns-spanned="6" table:number-rows-spanned="1">
            <text:p>26,176</text:p>
          </table:table-cell>
          <table:covered-table-cell table:number-columns-repeated="5"/>
          <table:table-cell table:style-name="ce1024" office:value-type="float" office:value="33755" calcext:value-type="float" table:number-columns-spanned="8" table:number-rows-spanned="1">
            <text:p>33,755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     -</text:p>
          </table:table-cell>
          <table:covered-table-cell table:number-columns-repeated="7"/>
          <table:table-cell table:style-name="ce554" office:value-type="float" office:value="337470" calcext:value-type="float" table:number-columns-spanned="7" table:number-rows-spanned="1">
            <text:p>337,470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(231,544<text:span text:style-name="T53">)</text:span></text:p>
          </table:table-cell>
          <table:covered-table-cell table:number-columns-repeated="8"/>
          <table:table-cell table:style-name="ce1024" office:value-type="float" office:value="165857" calcext:value-type="float" table:number-columns-spanned="7" table:number-rows-spanned="1">
            <text:p>165,857</text:p>
          </table:table-cell>
          <table:covered-table-cell table:number-columns-repeated="6"/>
          <table:table-cell table:style-name="ce1024" office:value-type="float" office:value="515839" calcext:value-type="float" table:number-columns-spanned="30" table:number-rows-spanned="1">
            <text:p>515,839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Net cash provided (used) by operating activities</text:p>
          </table:table-cell>
          <table:covered-table-cell table:number-columns-repeated="11"/>
          <table:table-cell table:style-name="ce1024" office:value-type="float" office:value="8321878" calcext:value-type="float" table:number-columns-spanned="6" table:number-rows-spanned="1">
            <text:p>8,321,878</text:p>
          </table:table-cell>
          <table:covered-table-cell table:number-columns-repeated="5"/>
          <table:table-cell table:style-name="ce1050" office:value-type="string" calcext:value-type="string" table:number-columns-spanned="8" table:number-rows-spanned="1">
            <text:p>            (590,456<text:span text:style-name="T53">)</text:span>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(224,574<text:span text:style-name="T53">)</text:span></text:p>
          </table:table-cell>
          <table:covered-table-cell table:number-columns-repeated="7"/>
          <table:table-cell table:style-name="ce554" office:value-type="float" office:value="2572455" calcext:value-type="float" table:number-columns-spanned="7" table:number-rows-spanned="1">
            <text:p>2,572,455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24" office:value-type="float" office:value="10079303" calcext:value-type="float" table:number-columns-spanned="7" table:number-rows-spanned="1">
            <text:p>10,079,303</text:p>
          </table:table-cell>
          <table:covered-table-cell table:number-columns-repeated="6"/>
          <table:table-cell table:style-name="ce1024" office:value-type="float" office:value="9360396" calcext:value-type="float" table:number-columns-spanned="30" table:number-rows-spanned="1">
            <text:p>9,360,396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26" office:value-type="string" calcext:value-type="string" table:number-columns-spanned="12" table:number-rows-spanned="1">
            <text:p>CASH FLOWS from INVESTING ACTIVITIES:</text:p>
          </table:table-cell>
          <table:covered-table-cell table:number-columns-repeated="11"/>
          <table:table-cell table:style-name="ce8" table:number-columns-spanned="6" table:number-rows-spanned="1"/>
          <table:covered-table-cell table:number-columns-repeated="5"/>
          <table:table-cell table:style-name="ce8" table:number-columns-spanned="8" table:number-rows-spanned="1"/>
          <table:covered-table-cell table:number-columns-repeated="7"/>
          <table:table-cell table:style-name="ce8" table:number-columns-spanned="8" table:number-rows-spanned="1"/>
          <table:covered-table-cell table:number-columns-repeated="7"/>
          <table:table-cell table:style-name="ce8" table:number-columns-spanned="7" table:number-rows-spanned="1"/>
          <table:covered-table-cell table:number-columns-repeated="6"/>
          <table:table-cell table:style-name="ce8" table:number-columns-spanned="9" table:number-rows-spanned="1"/>
          <table:covered-table-cell table:number-columns-repeated="8"/>
          <table:table-cell table:style-name="ce8" table:number-columns-spanned="7" table:number-rows-spanned="1"/>
          <table:covered-table-cell table:number-columns-repeated="6"/>
          <table:table-cell table:style-name="ce8" table:number-columns-spanned="30" table:number-rows-spanned="1"/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Proceeds from sale of stock</text:p>
          </table:table-cell>
          <table:covered-table-cell table:number-columns-repeated="11"/>
          <table:table-cell table:style-name="ce1023" office:value-type="float" office:value="249350" calcext:value-type="float" table:number-columns-spanned="6" table:number-rows-spanned="1">
            <text:p>249,350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3" office:value-type="float" office:value="249350" calcext:value-type="float" table:number-columns-spanned="7" table:number-rows-spanned="1">
            <text:p>249,350</text:p>
          </table:table-cell>
          <table:covered-table-cell table:number-columns-repeated="6"/>
          <table:table-cell table:style-name="ce1015" office:value-type="string" calcext:value-type="string" table:number-columns-spanned="30" table:number-rows-spanned="1">
            <text:p>-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Proceeds from disposal of property, plant and equipment</text:p>
          </table:table-cell>
          <table:covered-table-cell table:number-columns-repeated="11"/>
          <table:table-cell table:style-name="ce575" office:value-type="float" office:value="3611" calcext:value-type="float" table:number-columns-spanned="6" table:number-rows-spanned="1">
            <text:p>3,611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75" office:value-type="float" office:value="3611" calcext:value-type="float" table:number-columns-spanned="7" table:number-rows-spanned="1">
            <text:p>3,611</text:p>
          </table:table-cell>
          <table:covered-table-cell table:number-columns-repeated="6"/>
          <table:table-cell table:style-name="ce1015" office:value-type="string" calcext:value-type="string" table:number-columns-spanned="30" table:number-rows-spanned="1">
            <text:p>-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Purchases of property, plant and equipment</text:p>
          </table:table-cell>
          <table:covered-table-cell table:number-columns-repeated="11"/>
          <table:table-cell table:style-name="ce1050" office:value-type="string" calcext:value-type="string" table:number-columns-spanned="6" table:number-rows-spanned="1">
            <text:p>       (1,975,720<text:span text:style-name="T53">)</text:span></text:p>
          </table:table-cell>
          <table:covered-table-cell table:number-columns-repeated="5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     -</text:p>
          </table:table-cell>
          <table:covered-table-cell table:number-columns-repeated="7"/>
          <table:table-cell table:style-name="ce640" office:value-type="string" calcext:value-type="string" table:number-columns-spanned="7" table:number-rows-spanned="1">
            <text:p>    (24,189,927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50" office:value-type="string" calcext:value-type="string" table:number-columns-spanned="7" table:number-rows-spanned="1">
            <text:p>     (26,165,647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30" table:number-rows-spanned="1">
            <text:p>     (11,025,976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Net cash used by investing activities</text:p>
          </table:table-cell>
          <table:covered-table-cell table:number-columns-repeated="11"/>
          <table:table-cell table:style-name="ce1050" office:value-type="string" calcext:value-type="string" table:number-columns-spanned="6" table:number-rows-spanned="1">
            <text:p>       (1,722,759<text:span text:style-name="T53">)</text:span></text:p>
          </table:table-cell>
          <table:covered-table-cell table:number-columns-repeated="5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     -</text:p>
          </table:table-cell>
          <table:covered-table-cell table:number-columns-repeated="7"/>
          <table:table-cell table:style-name="ce640" office:value-type="string" calcext:value-type="string" table:number-columns-spanned="7" table:number-rows-spanned="1">
            <text:p>    (24,189,927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50" office:value-type="string" calcext:value-type="string" table:number-columns-spanned="7" table:number-rows-spanned="1">
            <text:p>     (25,912,686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30" table:number-rows-spanned="1">
            <text:p>     (11,025,976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43" office:value-type="string" calcext:value-type="string" table:number-columns-spanned="12" table:number-rows-spanned="1">
            <text:p>CASH FLOWS from FINANCING ACTIVITIES:</text:p>
          </table:table-cell>
          <table:covered-table-cell table:number-columns-repeated="11"/>
          <table:table-cell table:style-name="ce509"/>
          <table:table-cell table:style-name="ce509" table:number-columns-spanned="5" table:number-rows-spanned="1"/>
          <table:covered-table-cell table:number-columns-repeated="4"/>
          <table:table-cell table:style-name="ce509" table:number-columns-spanned="2" table:number-rows-spanned="1"/>
          <table:covered-table-cell/>
          <table:table-cell table:style-name="ce509" table:number-columns-spanned="6" table:number-rows-spanned="1"/>
          <table:covered-table-cell table:number-columns-repeated="5"/>
          <table:table-cell table:style-name="ce509"/>
          <table:table-cell table:style-name="ce509" table:number-columns-spanned="7" table:number-rows-spanned="1"/>
          <table:covered-table-cell table:number-columns-repeated="6"/>
          <table:table-cell table:style-name="ce509" table:number-columns-spanned="2" table:number-rows-spanned="1"/>
          <table:covered-table-cell/>
          <table:table-cell table:style-name="ce509" table:number-columns-spanned="5" table:number-rows-spanned="1"/>
          <table:covered-table-cell table:number-columns-repeated="4"/>
          <table:table-cell table:style-name="ce509" table:number-columns-spanned="4" table:number-rows-spanned="1"/>
          <table:covered-table-cell table:number-columns-repeated="3"/>
          <table:table-cell table:style-name="ce509" table:number-columns-spanned="5" table:number-rows-spanned="1"/>
          <table:covered-table-cell table:number-columns-repeated="4"/>
          <table:table-cell table:style-name="ce509"/>
          <table:table-cell table:style-name="ce509" table:number-columns-spanned="6" table:number-rows-spanned="1"/>
          <table:covered-table-cell table:number-columns-repeated="5"/>
          <table:table-cell table:style-name="ce509" table:number-columns-spanned="2" table:number-rows-spanned="1"/>
          <table:covered-table-cell/>
          <table:table-cell table:style-name="ce509" table:number-columns-spanned="28" table:number-rows-spanned="1"/>
          <table:covered-table-cell table:number-columns-repeated="27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Change in restricted cash</text:p>
          </table:table-cell>
          <table:covered-table-cell table:number-columns-repeated="11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17" office:value-type="float" office:value="-2488573" calcext:value-type="float" table:number-columns-spanned="7" table:number-rows-spanned="1">
            <text:p>(2,488,573)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117" office:value-type="float" office:value="-2488573" calcext:value-type="float" table:number-columns-spanned="7" table:number-rows-spanned="1">
            <text:p>(2,488,573)</text:p>
          </table:table-cell>
          <table:covered-table-cell table:number-columns-repeated="6"/>
          <table:table-cell table:style-name="ce1023" office:value-type="float" office:value="13522" calcext:value-type="float" table:number-columns-spanned="30" table:number-rows-spanned="1">
            <text:p>13,522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Intracompany loans</text:p>
          </table:table-cell>
          <table:covered-table-cell table:number-columns-repeated="11"/>
          <table:table-cell table:style-name="ce1117" office:value-type="float" office:value="-3587120" calcext:value-type="float" table:number-columns-spanned="6" table:number-rows-spanned="1">
            <text:p>(3,587,120)</text:p>
          </table:table-cell>
          <table:covered-table-cell table:number-columns-repeated="5"/>
          <table:table-cell table:style-name="ce1023" office:value-type="float" office:value="307310" calcext:value-type="float" table:number-columns-spanned="8" table:number-rows-spanned="1">
            <text:p>307,310</text:p>
          </table:table-cell>
          <table:covered-table-cell table:number-columns-repeated="7"/>
          <table:table-cell table:style-name="ce1023" office:value-type="float" office:value="1035019" calcext:value-type="float" table:number-columns-spanned="8" table:number-rows-spanned="1">
            <text:p>1,035,019</text:p>
          </table:table-cell>
          <table:covered-table-cell table:number-columns-repeated="7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117" office:value-type="float" office:value="-2244791" calcext:value-type="float" table:number-columns-spanned="7" table:number-rows-spanned="1">
            <text:p>(2,244,791)</text:p>
          </table:table-cell>
          <table:covered-table-cell table:number-columns-repeated="6"/>
          <table:table-cell table:style-name="ce1015" office:value-type="string" calcext:value-type="string" table:number-columns-spanned="30" table:number-rows-spanned="1">
            <text:p>-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Proceeds from debt</text:p>
          </table:table-cell>
          <table:covered-table-cell table:number-columns-repeated="11"/>
          <table:table-cell table:style-name="ce1047" office:value-type="float" office:value="3250000" calcext:value-type="float" table:number-columns-spanned="6" table:number-rows-spanned="1">
            <text:p>3,250,000</text:p>
          </table:table-cell>
          <table:covered-table-cell table:number-columns-repeated="5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047" office:value-type="float" office:value="38289443" calcext:value-type="float" table:number-columns-spanned="7" table:number-rows-spanned="1">
            <text:p>38,289,443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41539443" calcext:value-type="float" table:number-columns-spanned="7" table:number-rows-spanned="1">
            <text:p>41,539,443</text:p>
          </table:table-cell>
          <table:covered-table-cell table:number-columns-repeated="6"/>
          <table:table-cell table:style-name="ce1023" office:value-type="float" office:value="400000" calcext:value-type="float" table:number-columns-spanned="30" table:number-rows-spanned="1">
            <text:p>400,000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9" office:value-type="string" calcext:value-type="string" table:number-columns-spanned="12" table:number-rows-spanned="1">
            <text:p>Repayment of debt</text:p>
          </table:table-cell>
          <table:covered-table-cell table:number-columns-repeated="11"/>
          <table:table-cell table:style-name="ce1050" office:value-type="string" calcext:value-type="string" table:number-columns-spanned="6" table:number-rows-spanned="1">
            <text:p>       (3,102,779<text:span text:style-name="T53">)</text:span></text:p>
          </table:table-cell>
          <table:covered-table-cell table:number-columns-repeated="5"/>
          <table:table-cell table:style-name="ce1050" office:value-type="string" calcext:value-type="string" table:number-columns-spanned="8" table:number-rows-spanned="1">
            <text:p>  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     -</text:p>
          </table:table-cell>
          <table:covered-table-cell table:number-columns-repeated="7"/>
          <table:table-cell table:style-name="ce640" office:value-type="string" calcext:value-type="string" table:number-columns-spanned="7" table:number-rows-spanned="1">
            <text:p>      (9,368,916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50" office:value-type="string" calcext:value-type="string" table:number-columns-spanned="7" table:number-rows-spanned="1">
            <text:p>     (12,471,695<text:span text:style-name="T53">)</text:span></text:p>
          </table:table-cell>
          <table:covered-table-cell table:number-columns-repeated="6"/>
          <table:table-cell table:style-name="ce1050" office:value-type="string" calcext:value-type="string" table:number-columns-spanned="30" table:number-rows-spanned="1">
            <text:p>     (15,734,216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33" office:value-type="string" calcext:value-type="string" table:number-columns-spanned="12" table:number-rows-spanned="1">
            <text:p>Net cash provided (used) by financing activities</text:p>
          </table:table-cell>
          <table:covered-table-cell table:number-columns-repeated="11"/>
          <table:table-cell table:style-name="ce1050" office:value-type="string" calcext:value-type="string" table:number-columns-spanned="6" table:number-rows-spanned="1">
            <text:p>       (3,439,899<text:span text:style-name="T53">)</text:span></text:p>
          </table:table-cell>
          <table:covered-table-cell table:number-columns-repeated="5"/>
          <table:table-cell table:style-name="ce1024" office:value-type="float" office:value="307310" calcext:value-type="float" table:number-columns-spanned="8" table:number-rows-spanned="1">
            <text:p>307,310</text:p>
          </table:table-cell>
          <table:covered-table-cell table:number-columns-repeated="7"/>
          <table:table-cell table:style-name="ce1024" office:value-type="float" office:value="1035019" calcext:value-type="float" table:number-columns-spanned="8" table:number-rows-spanned="1">
            <text:p>1,035,019</text:p>
          </table:table-cell>
          <table:covered-table-cell table:number-columns-repeated="7"/>
          <table:table-cell table:style-name="ce554" office:value-type="float" office:value="26431954" calcext:value-type="float" table:number-columns-spanned="7" table:number-rows-spanned="1">
            <text:p>26,431,954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24" office:value-type="float" office:value="24334384" calcext:value-type="float" table:number-columns-spanned="7" table:number-rows-spanned="1">
            <text:p>24,334,384</text:p>
          </table:table-cell>
          <table:covered-table-cell table:number-columns-repeated="6"/>
          <table:table-cell table:style-name="ce1050" office:value-type="string" calcext:value-type="string" table:number-columns-spanned="30" table:number-rows-spanned="1">
            <text:p>     (15,320,694<text:span text:style-name="T53">)</text:span>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46" office:value-type="string" calcext:value-type="string" table:number-columns-spanned="12" table:number-rows-spanned="1">
            <text:p>Net increase (decrease) in cash and cash equivalents</text:p>
          </table:table-cell>
          <table:covered-table-cell table:number-columns-repeated="11"/>
          <table:table-cell table:style-name="ce1047" office:value-type="float" office:value="3159220" calcext:value-type="float" table:number-columns-spanned="6" table:number-rows-spanned="1">
            <text:p>3,159,220</text:p>
          </table:table-cell>
          <table:covered-table-cell table:number-columns-repeated="5"/>
          <table:table-cell table:style-name="ce551" office:value-type="float" office:value="-283146" calcext:value-type="float" table:number-columns-spanned="8" table:number-rows-spanned="1">
            <text:p>(283,146)</text:p>
          </table:table-cell>
          <table:covered-table-cell table:number-columns-repeated="7"/>
          <table:table-cell table:style-name="ce1023" office:value-type="float" office:value="810445" calcext:value-type="float" table:number-columns-spanned="8" table:number-rows-spanned="1">
            <text:p>810,445</text:p>
          </table:table-cell>
          <table:covered-table-cell table:number-columns-repeated="7"/>
          <table:table-cell table:style-name="ce1047" office:value-type="float" office:value="4814482" calcext:value-type="float" table:number-columns-spanned="7" table:number-rows-spanned="1">
            <text:p>4,814,482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7" office:value-type="float" office:value="8501001" calcext:value-type="float" table:number-columns-spanned="7" table:number-rows-spanned="1">
            <text:p>8,501,001</text:p>
          </table:table-cell>
          <table:covered-table-cell table:number-columns-repeated="6"/>
          <table:table-cell table:style-name="ce1123" office:value-type="float" office:value="-16986274" calcext:value-type="float" table:number-columns-spanned="30" table:number-rows-spanned="1">
            <text:p>(16,986,274)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46" office:value-type="string" calcext:value-type="string" table:number-columns-spanned="12" table:number-rows-spanned="1">
            <text:p>Cash and cash equivalents at the beginning of the year</text:p>
          </table:table-cell>
          <table:covered-table-cell table:number-columns-repeated="11"/>
          <table:table-cell table:style-name="ce1024" office:value-type="float" office:value="10402100" calcext:value-type="float" table:number-columns-spanned="6" table:number-rows-spanned="1">
            <text:p>10,402,100</text:p>
          </table:table-cell>
          <table:covered-table-cell table:number-columns-repeated="5"/>
          <table:table-cell table:style-name="ce1024" office:value-type="float" office:value="669192" calcext:value-type="float" table:number-columns-spanned="8" table:number-rows-spanned="1">
            <text:p>669,192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                          -</text:p>
          </table:table-cell>
          <table:covered-table-cell table:number-columns-repeated="7"/>
          <table:table-cell table:style-name="ce554" office:value-type="float" office:value="5001339" calcext:value-type="float" table:number-columns-spanned="7" table:number-rows-spanned="1">
            <text:p>5,001,339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-</text:p>
          </table:table-cell>
          <table:covered-table-cell table:number-columns-repeated="8"/>
          <table:table-cell table:style-name="ce1024" office:value-type="float" office:value="16072631" calcext:value-type="float" table:number-columns-spanned="7" table:number-rows-spanned="1">
            <text:p>16,072,631</text:p>
          </table:table-cell>
          <table:covered-table-cell table:number-columns-repeated="6"/>
          <table:table-cell table:style-name="ce1024" office:value-type="float" office:value="33058905" calcext:value-type="float" table:number-columns-spanned="30" table:number-rows-spanned="1">
            <text:p>33,058,905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1046" office:value-type="string" calcext:value-type="string" table:number-columns-spanned="12" table:number-rows-spanned="1">
            <text:p>Cash and cash equivalents at the end of the year</text:p>
          </table:table-cell>
          <table:covered-table-cell table:number-columns-repeated="11"/>
          <table:table-cell table:style-name="ce548" office:value-type="float" office:value="13561320" calcext:value-type="float" table:number-columns-spanned="6" table:number-rows-spanned="1">
            <text:p>$ 13,561,320</text:p>
          </table:table-cell>
          <table:covered-table-cell table:number-columns-repeated="5"/>
          <table:table-cell table:style-name="ce548" office:value-type="float" office:value="386046" calcext:value-type="float" table:number-columns-spanned="8" table:number-rows-spanned="1">
            <text:p>$ 386,046</text:p>
          </table:table-cell>
          <table:covered-table-cell table:number-columns-repeated="7"/>
          <table:table-cell table:style-name="ce548" office:value-type="float" office:value="810445" calcext:value-type="float" table:number-columns-spanned="8" table:number-rows-spanned="1">
            <text:p>$ 810,445</text:p>
          </table:table-cell>
          <table:covered-table-cell table:number-columns-repeated="7"/>
          <table:table-cell table:style-name="ce629" office:value-type="float" office:value="9815821" calcext:value-type="float" table:number-columns-spanned="7" table:number-rows-spanned="1">
            <text:p>$ 9,815,821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$                      -</text:p>
          </table:table-cell>
          <table:covered-table-cell table:number-columns-repeated="8"/>
          <table:table-cell table:style-name="ce548" office:value-type="float" office:value="24573632" calcext:value-type="float" table:number-columns-spanned="7" table:number-rows-spanned="1">
            <text:p>$ 24,573,632</text:p>
          </table:table-cell>
          <table:covered-table-cell table:number-columns-repeated="6"/>
          <table:table-cell table:style-name="ce548" office:value-type="float" office:value="16072631" calcext:value-type="float" table:number-columns-spanned="30" table:number-rows-spanned="1">
            <text:p>$ 16,072,631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26" office:value-type="string" calcext:value-type="string" table:number-columns-spanned="12" table:number-rows-spanned="1">
            <text:p>CASH PAID FOR INTEREST (Net)</text:p>
          </table:table-cell>
          <table:covered-table-cell table:number-columns-repeated="11"/>
          <table:table-cell table:style-name="ce548" office:value-type="float" office:value="38459" calcext:value-type="float" table:number-columns-spanned="6" table:number-rows-spanned="1">
            <text:p>$ 38,459</text:p>
          </table:table-cell>
          <table:covered-table-cell table:number-columns-repeated="5"/>
          <table:table-cell table:style-name="ce548" office:value-type="float" office:value="49098" calcext:value-type="float" table:number-columns-spanned="8" table:number-rows-spanned="1">
            <text:p>$ 49,098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$                        -</text:p>
          </table:table-cell>
          <table:covered-table-cell table:number-columns-repeated="7"/>
          <table:table-cell table:style-name="ce629" office:value-type="float" office:value="5374480" calcext:value-type="float" table:number-columns-spanned="7" table:number-rows-spanned="1">
            <text:p>$ 5,374,480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$           (85,636<text:span text:style-name="T53">)</text:span></text:p>
          </table:table-cell>
          <table:covered-table-cell table:number-columns-repeated="8"/>
          <table:table-cell table:style-name="ce548" office:value-type="float" office:value="5376401" calcext:value-type="float" table:number-columns-spanned="7" table:number-rows-spanned="1">
            <text:p>$ 5,376,401</text:p>
          </table:table-cell>
          <table:covered-table-cell table:number-columns-repeated="6"/>
          <table:table-cell table:style-name="ce548" office:value-type="float" office:value="4975669" calcext:value-type="float" table:number-columns-spanned="30" table:number-rows-spanned="1">
            <text:p>$ 4,975,669</text:p>
          </table:table-cell>
          <table:covered-table-cell table:number-columns-repeated="29"/>
          <table:table-cell table:number-columns-repeated="16297"/>
        </table:table-row>
        <table:table-row table:style-name="ro11">
          <table:table-cell table:style-name="ce626" office:value-type="string" calcext:value-type="string" table:number-columns-spanned="12" table:number-rows-spanned="1">
            <text:p>CAPITALIZED INTEREST</text:p>
          </table:table-cell>
          <table:covered-table-cell table:number-columns-repeated="11"/>
          <table:table-cell table:style-name="ce1050" office:value-type="string" calcext:value-type="string" table:number-columns-spanned="6" table:number-rows-spanned="1">
            <text:p>$                     -</text:p>
          </table:table-cell>
          <table:covered-table-cell table:number-columns-repeated="5"/>
          <table:table-cell table:style-name="ce1050" office:value-type="string" calcext:value-type="string" table:number-columns-spanned="8" table:number-rows-spanned="1">
            <text:p>$                       -</text:p>
          </table:table-cell>
          <table:covered-table-cell table:number-columns-repeated="7"/>
          <table:table-cell table:style-name="ce1050" office:value-type="string" calcext:value-type="string" table:number-columns-spanned="8" table:number-rows-spanned="1">
            <text:p>$                        -</text:p>
          </table:table-cell>
          <table:covered-table-cell table:number-columns-repeated="7"/>
          <table:table-cell table:style-name="ce629" office:value-type="float" office:value="167421" calcext:value-type="float" table:number-columns-spanned="7" table:number-rows-spanned="1">
            <text:p>$ 167,421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$           (36,563<text:span text:style-name="T53">)</text:span></text:p>
          </table:table-cell>
          <table:covered-table-cell table:number-columns-repeated="8"/>
          <table:table-cell table:style-name="ce548" office:value-type="float" office:value="130858" calcext:value-type="float" table:number-columns-spanned="7" table:number-rows-spanned="1">
            <text:p>$ 130,858</text:p>
          </table:table-cell>
          <table:covered-table-cell table:number-columns-repeated="6"/>
          <table:table-cell table:style-name="ce548" office:value-type="float" office:value="130319" calcext:value-type="float" table:number-columns-spanned="30" table:number-rows-spanned="1">
            <text:p>$ 130,319</text:p>
          </table:table-cell>
          <table:covered-table-cell table:number-columns-repeated="29"/>
          <table:table-cell table:number-columns-repeated="16297"/>
        </table:table-row>
        <table:table-row table:style-name="ro1" table:number-rows-repeated="104847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7" table:style-name="ta2">
        <table:table-column table:style-name="co2" table:number-columns-repeated="16384" table:default-cell-style-name="ce1"/>
        <table:table-row table:style-name="ro10">
          <table:table-cell table:style-name="ce679" office:value-type="string" calcext:value-type="string" table:number-columns-spanned="74" table:number-rows-spanned="1">
            <text:p>CONSOLIDATED STATEMENT OF FINANCIAL POSITION June 30, 2017</text:p>
            <text:p>with comparative totals for June 30, 2016</text:p>
          </table:table-cell>
          <table:covered-table-cell table:number-columns-repeated="73"/>
          <table:table-cell table:style-name="ce250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0">
          <table:table-cell table:style-name="ce250" table:number-columns-spanned="2" table:number-rows-spanned="1"/>
          <table:covered-table-cell/>
          <table:table-cell table:style-name="ce381" table:number-columns-spanned="6" table:number-rows-spanned="1"/>
          <table:covered-table-cell table:number-columns-repeated="5"/>
          <table:table-cell table:style-name="ce250"/>
          <table:table-cell table:style-name="ce680" office:value-type="string" calcext:value-type="string" table:number-columns-spanned="5" table:number-rows-spanned="1">
            <text:p>Rocketship</text:p>
          </table:table-cell>
          <table:covered-table-cell table:number-columns-repeated="4"/>
          <table:table-cell table:style-name="ce681" office:value-type="string" calcext:value-type="string" table:number-columns-spanned="9" table:number-rows-spanned="1">
            <text:p>Rocketship Education</text:p>
          </table:table-cell>
          <table:covered-table-cell table:number-columns-repeated="8"/>
          <table:table-cell table:style-name="ce682" office:value-type="string" calcext:value-type="string" table:number-columns-spanned="10" table:number-rows-spanned="1">
            <text:p>Rocketship Education D.C Public</text:p>
            <text:p>Charter</text:p>
          </table:table-cell>
          <table:covered-table-cell table:number-columns-repeated="9"/>
          <table:table-cell table:style-name="ce683" office:value-type="string" calcext:value-type="string" table:number-columns-spanned="41" table:number-rows-spanned="1">
            <text:p>Launchpad Development</text:p>
          </table:table-cell>
          <table:covered-table-cell table:number-columns-repeated="40"/>
          <table:table-cell table:style-name="ce250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2" table:number-rows-spanned="1">
            <text:p>ASSETS</text:p>
            <text:p>CURRENT ASSETS:</text:p>
          </table:table-cell>
          <table:covered-table-cell/>
          <table:table-cell table:style-name="ce694" office:value-type="string" calcext:value-type="string" table:number-columns-spanned="72" table:number-rows-spanned="1">
            <text:p>   <text:span text:style-name="T55">Education     Wisconsin Inc.     School, Inc.          Company          Eliminations        2017 Total         2016 Total    </text:span></text:p>
          </table:table-cell>
          <table:covered-table-cell table:number-columns-repeated="71"/>
          <table:table-cell table:style-name="ce250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Cash and cash equivalents (notes 1,2)</text:p>
          </table:table-cell>
          <table:covered-table-cell table:number-columns-repeated="7"/>
          <table:table-cell table:style-name="ce1152" office:value-type="float" office:value="17762317" calcext:value-type="float" table:number-columns-spanned="6" table:number-rows-spanned="1">
            <text:p>$ 17,762,317</text:p>
          </table:table-cell>
          <table:covered-table-cell table:number-columns-repeated="5"/>
          <table:table-cell table:style-name="ce1152" office:value-type="float" office:value="547725" calcext:value-type="float" table:number-columns-spanned="9" table:number-rows-spanned="1">
            <text:p>$ 547,725</text:p>
          </table:table-cell>
          <table:covered-table-cell table:number-columns-repeated="8"/>
          <table:table-cell table:style-name="ce1131" office:value-type="float" office:value="2020323" calcext:value-type="float" table:number-columns-spanned="10" table:number-rows-spanned="1">
            <text:p>$ 2,020,323</text:p>
          </table:table-cell>
          <table:covered-table-cell table:number-columns-repeated="9"/>
          <table:table-cell table:style-name="ce1131" office:value-type="float" office:value="22934812" calcext:value-type="float" table:number-columns-spanned="7" table:number-rows-spanned="1">
            <text:p>$ 22,934,812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$ <text:s text:c="20"/>-</text:p>
          </table:table-cell>
          <table:covered-table-cell table:number-columns-repeated="10"/>
          <table:table-cell table:style-name="ce1131" office:value-type="float" office:value="43265177" calcext:value-type="float" table:number-columns-spanned="9" table:number-rows-spanned="1">
            <text:p>$ 43,265,177</text:p>
          </table:table-cell>
          <table:covered-table-cell table:number-columns-repeated="8"/>
          <table:table-cell table:style-name="ce1152" office:value-type="float" office:value="24573632" calcext:value-type="float" table:number-columns-spanned="34" table:number-rows-spanned="1">
            <text:p>$ 24,573,632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Restricted cash (note 1)</text:p>
          </table:table-cell>
          <table:covered-table-cell table:number-columns-repeated="7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62" office:value-type="float" office:value="10634074" calcext:value-type="float" table:number-columns-spanned="7" table:number-rows-spanned="1">
            <text:p>10,634,074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10634074" calcext:value-type="float" table:number-columns-spanned="9" table:number-rows-spanned="1">
            <text:p>10,634,074</text:p>
          </table:table-cell>
          <table:covered-table-cell table:number-columns-repeated="8"/>
          <table:table-cell table:style-name="ce1047" office:value-type="float" office:value="7624930" calcext:value-type="float" table:number-columns-spanned="34" table:number-rows-spanned="1">
            <text:p>7,624,93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Accounts receivable (note 3)</text:p>
          </table:table-cell>
          <table:covered-table-cell table:number-columns-repeated="7"/>
          <table:table-cell table:style-name="ce1047" office:value-type="float" office:value="7795383" calcext:value-type="float" table:number-columns-spanned="6" table:number-rows-spanned="1">
            <text:p>7,795,383</text:p>
          </table:table-cell>
          <table:covered-table-cell table:number-columns-repeated="5"/>
          <table:table-cell table:style-name="ce575" office:value-type="float" office:value="359490" calcext:value-type="float" table:number-columns-spanned="9" table:number-rows-spanned="1">
            <text:p>359,490</text:p>
          </table:table-cell>
          <table:covered-table-cell table:number-columns-repeated="8"/>
          <table:table-cell table:style-name="ce562" office:value-type="float" office:value="31411" calcext:value-type="float" table:number-columns-spanned="10" table:number-rows-spanned="1">
            <text:p>31,411</text:p>
          </table:table-cell>
          <table:covered-table-cell table:number-columns-repeated="9"/>
          <table:table-cell table:style-name="ce562" office:value-type="float" office:value="17202" calcext:value-type="float" table:number-columns-spanned="7" table:number-rows-spanned="1">
            <text:p>17,202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8203486" calcext:value-type="float" table:number-columns-spanned="9" table:number-rows-spanned="1">
            <text:p>8,203,486</text:p>
          </table:table-cell>
          <table:covered-table-cell table:number-columns-repeated="8"/>
          <table:table-cell table:style-name="ce1047" office:value-type="float" office:value="7889515" calcext:value-type="float" table:number-columns-spanned="34" table:number-rows-spanned="1">
            <text:p>7,889,515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Deferred rent asset</text:p>
          </table:table-cell>
          <table:covered-table-cell table:number-columns-repeated="7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62" office:value-type="float" office:value="53960" calcext:value-type="float" table:number-columns-spanned="7" table:number-rows-spanned="1">
            <text:p>53,960</text:p>
          </table:table-cell>
          <table:covered-table-cell table:number-columns-repeated="6"/>
          <table:table-cell table:style-name="ce1064" office:value-type="float" office:value="-53960" calcext:value-type="float" table:number-columns-spanned="11" table:number-rows-spanned="1">
            <text:p>(53,960)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Grants receivable (note 4)</text:p>
          </table:table-cell>
          <table:covered-table-cell table:number-columns-repeated="7"/>
          <table:table-cell table:style-name="ce1023" office:value-type="float" office:value="52944" calcext:value-type="float" table:number-columns-spanned="6" table:number-rows-spanned="1">
            <text:p>52,944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62" office:value-type="float" office:value="423297" calcext:value-type="float" table:number-columns-spanned="10" table:number-rows-spanned="1">
            <text:p>423,297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476241" calcext:value-type="float" table:number-columns-spanned="9" table:number-rows-spanned="1">
            <text:p>476,241</text:p>
          </table:table-cell>
          <table:covered-table-cell table:number-columns-repeated="8"/>
          <table:table-cell table:style-name="ce1023" office:value-type="float" office:value="503160" calcext:value-type="float" table:number-columns-spanned="34" table:number-rows-spanned="1">
            <text:p>503,16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Note receivable</text:p>
          </table:table-cell>
          <table:covered-table-cell table:number-columns-repeated="7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62" office:value-type="float" office:value="560000" calcext:value-type="float" table:number-columns-spanned="7" table:number-rows-spanned="1">
            <text:p>560,000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560000" calcext:value-type="float" table:number-columns-spanned="9" table:number-rows-spanned="1">
            <text:p>560,000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Prepaid expenses and deposits</text:p>
          </table:table-cell>
          <table:covered-table-cell table:number-columns-repeated="7"/>
          <table:table-cell table:style-name="ce554" office:value-type="float" office:value="1695106" calcext:value-type="float" table:number-columns-spanned="6" table:number-rows-spanned="1">
            <text:p>1,695,106</text:p>
          </table:table-cell>
          <table:covered-table-cell table:number-columns-repeated="5"/>
          <table:table-cell table:style-name="ce554" office:value-type="float" office:value="30572" calcext:value-type="float" table:number-columns-spanned="9" table:number-rows-spanned="1">
            <text:p>30,572</text:p>
          </table:table-cell>
          <table:covered-table-cell table:number-columns-repeated="8"/>
          <table:table-cell table:style-name="ce562" office:value-type="float" office:value="81872" calcext:value-type="float" table:number-columns-spanned="10" table:number-rows-spanned="1">
            <text:p>81,872</text:p>
          </table:table-cell>
          <table:covered-table-cell table:number-columns-repeated="9"/>
          <table:table-cell table:style-name="ce562" office:value-type="float" office:value="339508" calcext:value-type="float" table:number-columns-spanned="7" table:number-rows-spanned="1">
            <text:p>339,508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(778,959<text:span text:style-name="T53">)</text:span></text:p>
          </table:table-cell>
          <table:covered-table-cell table:number-columns-repeated="10"/>
          <table:table-cell table:style-name="ce562" office:value-type="float" office:value="1368099" calcext:value-type="float" table:number-columns-spanned="9" table:number-rows-spanned="1">
            <text:p>1,368,099</text:p>
          </table:table-cell>
          <table:covered-table-cell table:number-columns-repeated="8"/>
          <table:table-cell table:style-name="ce554" office:value-type="float" office:value="2497514" calcext:value-type="float" table:number-columns-spanned="34" table:number-rows-spanned="1">
            <text:p>2,497,514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1" office:value-type="string" calcext:value-type="string" table:number-columns-spanned="8" table:number-rows-spanned="1">
            <text:p>Total current assets</text:p>
          </table:table-cell>
          <table:covered-table-cell table:number-columns-repeated="7"/>
          <table:table-cell table:style-name="ce554" office:value-type="float" office:value="27305750" calcext:value-type="float" table:number-columns-spanned="6" table:number-rows-spanned="1">
            <text:p>27,305,750</text:p>
          </table:table-cell>
          <table:covered-table-cell table:number-columns-repeated="5"/>
          <table:table-cell table:style-name="ce554" office:value-type="float" office:value="937787" calcext:value-type="float" table:number-columns-spanned="9" table:number-rows-spanned="1">
            <text:p>937,787</text:p>
          </table:table-cell>
          <table:covered-table-cell table:number-columns-repeated="8"/>
          <table:table-cell table:style-name="ce562" office:value-type="float" office:value="2556903" calcext:value-type="float" table:number-columns-spanned="10" table:number-rows-spanned="1">
            <text:p>2,556,903</text:p>
          </table:table-cell>
          <table:covered-table-cell table:number-columns-repeated="9"/>
          <table:table-cell table:style-name="ce562" office:value-type="float" office:value="34539556" calcext:value-type="float" table:number-columns-spanned="7" table:number-rows-spanned="1">
            <text:p>34,539,556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(832,919<text:span text:style-name="T53">)</text:span></text:p>
          </table:table-cell>
          <table:covered-table-cell table:number-columns-repeated="10"/>
          <table:table-cell table:style-name="ce562" office:value-type="float" office:value="64507077" calcext:value-type="float" table:number-columns-spanned="9" table:number-rows-spanned="1">
            <text:p>64,507,077</text:p>
          </table:table-cell>
          <table:covered-table-cell table:number-columns-repeated="8"/>
          <table:table-cell table:style-name="ce554" office:value-type="float" office:value="43088751" calcext:value-type="float" table:number-columns-spanned="34" table:number-rows-spanned="1">
            <text:p>43,088,751</text:p>
          </table:table-cell>
          <table:covered-table-cell table:number-columns-repeated="33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8" table:number-rows-spanned="1">
            <text:p>LONG-TERM ASSETS:</text:p>
            <text:p><text:span text:style-name="T53">Grants receivable (note 4)</text:span></text:p>
          </table:table-cell>
          <table:covered-table-cell table:number-columns-repeated="7"/>
          <table:table-cell table:style-name="ce1055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5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133" office:value-type="float" office:value="96325" calcext:value-type="float" table:number-columns-spanned="10" table:number-rows-spanned="1">
            <text:p>96,325</text:p>
          </table:table-cell>
          <table:covered-table-cell table:number-columns-repeated="9"/>
          <table:table-cell table:style-name="ce1055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55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133" office:value-type="float" office:value="96325" calcext:value-type="float" table:number-columns-spanned="9" table:number-rows-spanned="1">
            <text:p>96,325</text:p>
          </table:table-cell>
          <table:covered-table-cell table:number-columns-repeated="8"/>
          <table:table-cell table:style-name="ce677" office:value-type="float" office:value="235474" calcext:value-type="float" table:number-columns-spanned="34" table:number-rows-spanned="1">
            <text:p>235,474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Intracompany receivable</text:p>
          </table:table-cell>
          <table:covered-table-cell table:number-columns-repeated="7"/>
          <table:table-cell table:style-name="ce1047" office:value-type="float" office:value="5332098" calcext:value-type="float" table:number-columns-spanned="6" table:number-rows-spanned="1">
            <text:p>5,332,098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64" office:value-type="float" office:value="-5332098" calcext:value-type="float" table:number-columns-spanned="11" table:number-rows-spanned="1">
            <text:p>(5,332,098)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Security deposits</text:p>
          </table:table-cell>
          <table:covered-table-cell table:number-columns-repeated="7"/>
          <table:table-cell table:style-name="ce1023" office:value-type="float" office:value="400000" calcext:value-type="float" table:number-columns-spanned="6" table:number-rows-spanned="1">
            <text:p>400,000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64" office:value-type="float" office:value="-400000" calcext:value-type="float" table:number-columns-spanned="11" table:number-rows-spanned="1">
            <text:p>(400,000)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Note receivable</text:p>
          </table:table-cell>
          <table:covered-table-cell table:number-columns-repeated="7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23" office:value-type="float" office:value="560000" calcext:value-type="float" table:number-columns-spanned="34" table:number-rows-spanned="1">
            <text:p>560,00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Deferred rent asset</text:p>
          </table:table-cell>
          <table:covered-table-cell table:number-columns-repeated="7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62" office:value-type="float" office:value="3924804" calcext:value-type="float" table:number-columns-spanned="7" table:number-rows-spanned="1">
            <text:p>3,924,804</text:p>
          </table:table-cell>
          <table:covered-table-cell table:number-columns-repeated="6"/>
          <table:table-cell table:style-name="ce1064" office:value-type="float" office:value="-3924804" calcext:value-type="float" table:number-columns-spanned="11" table:number-rows-spanned="1">
            <text:p>(3,924,804)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Property, plant and equipment, net (note 5)</text:p>
          </table:table-cell>
          <table:covered-table-cell table:number-columns-repeated="7"/>
          <table:table-cell table:style-name="ce554" office:value-type="float" office:value="5286787" calcext:value-type="float" table:number-columns-spanned="6" table:number-rows-spanned="1">
            <text:p>5,286,787</text:p>
          </table:table-cell>
          <table:covered-table-cell table:number-columns-repeated="5"/>
          <table:table-cell table:style-name="ce654" office:value-type="string" calcext:value-type="string" table:number-columns-spanned="9" table:number-rows-spanned="1">
            <text:p>                       -</text:p>
          </table:table-cell>
          <table:covered-table-cell table:number-columns-repeated="8"/>
          <table:table-cell table:style-name="ce1062" office:value-type="string" calcext:value-type="string" table:number-columns-spanned="10" table:number-rows-spanned="1">
            <text:p>                      -</text:p>
          </table:table-cell>
          <table:covered-table-cell table:number-columns-repeated="9"/>
          <table:table-cell table:style-name="ce562" office:value-type="float" office:value="94703092" calcext:value-type="float" table:number-columns-spanned="7" table:number-rows-spanned="1">
            <text:p>94,703,092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            -</text:p>
          </table:table-cell>
          <table:covered-table-cell table:number-columns-repeated="10"/>
          <table:table-cell table:style-name="ce562" office:value-type="float" office:value="99989879" calcext:value-type="float" table:number-columns-spanned="9" table:number-rows-spanned="1">
            <text:p>99,989,879</text:p>
          </table:table-cell>
          <table:covered-table-cell table:number-columns-repeated="8"/>
          <table:table-cell table:style-name="ce554" office:value-type="float" office:value="89243223" calcext:value-type="float" table:number-columns-spanned="34" table:number-rows-spanned="1">
            <text:p>89,243,223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3" office:value-type="string" calcext:value-type="string" table:number-columns-spanned="8" table:number-rows-spanned="1">
            <text:p>Total long-term assets</text:p>
          </table:table-cell>
          <table:covered-table-cell table:number-columns-repeated="7"/>
          <table:table-cell table:style-name="ce554" office:value-type="float" office:value="11018885" calcext:value-type="float" table:number-columns-spanned="6" table:number-rows-spanned="1">
            <text:p>11,018,885</text:p>
          </table:table-cell>
          <table:covered-table-cell table:number-columns-repeated="5"/>
          <table:table-cell table:style-name="ce654" office:value-type="string" calcext:value-type="string" table:number-columns-spanned="9" table:number-rows-spanned="1">
            <text:p>                       -</text:p>
          </table:table-cell>
          <table:covered-table-cell table:number-columns-repeated="8"/>
          <table:table-cell table:style-name="ce562" office:value-type="float" office:value="96325" calcext:value-type="float" table:number-columns-spanned="10" table:number-rows-spanned="1">
            <text:p>96,325</text:p>
          </table:table-cell>
          <table:covered-table-cell table:number-columns-repeated="9"/>
          <table:table-cell table:style-name="ce562" office:value-type="float" office:value="98627896" calcext:value-type="float" table:number-columns-spanned="7" table:number-rows-spanned="1">
            <text:p>98,627,896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(9,656,902<text:span text:style-name="T53">)</text:span></text:p>
          </table:table-cell>
          <table:covered-table-cell table:number-columns-repeated="10"/>
          <table:table-cell table:style-name="ce562" office:value-type="float" office:value="100086204" calcext:value-type="float" table:number-columns-spanned="9" table:number-rows-spanned="1">
            <text:p>100,086,204</text:p>
          </table:table-cell>
          <table:covered-table-cell table:number-columns-repeated="8"/>
          <table:table-cell table:style-name="ce554" office:value-type="float" office:value="90038697" calcext:value-type="float" table:number-columns-spanned="34" table:number-rows-spanned="1">
            <text:p>90,038,697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1" office:value-type="string" calcext:value-type="string" table:number-columns-spanned="8" table:number-rows-spanned="1">
            <text:p>Total assets</text:p>
          </table:table-cell>
          <table:covered-table-cell table:number-columns-repeated="7"/>
          <table:table-cell table:style-name="ce650" office:value-type="float" office:value="38324635" calcext:value-type="float" table:number-columns-spanned="6" table:number-rows-spanned="1">
            <text:p>$ 38,324,635</text:p>
          </table:table-cell>
          <table:covered-table-cell table:number-columns-repeated="5"/>
          <table:table-cell table:style-name="ce650" office:value-type="float" office:value="937787" calcext:value-type="float" table:number-columns-spanned="9" table:number-rows-spanned="1">
            <text:p>$ 937,787</text:p>
          </table:table-cell>
          <table:covered-table-cell table:number-columns-repeated="8"/>
          <table:table-cell table:style-name="ce1132" office:value-type="float" office:value="2653228" calcext:value-type="float" table:number-columns-spanned="10" table:number-rows-spanned="1">
            <text:p>$ 2,653,228</text:p>
          </table:table-cell>
          <table:covered-table-cell table:number-columns-repeated="9"/>
          <table:table-cell table:style-name="ce1132" office:value-type="float" office:value="133167452" calcext:value-type="float" table:number-columns-spanned="7" table:number-rows-spanned="1">
            <text:p>$ 133,167,452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$  (10,489,821<text:span text:style-name="T53">)</text:span></text:p>
          </table:table-cell>
          <table:covered-table-cell table:number-columns-repeated="10"/>
          <table:table-cell table:style-name="ce1132" office:value-type="float" office:value="164593281" calcext:value-type="float" table:number-columns-spanned="9" table:number-rows-spanned="1">
            <text:p>$ 164,593,281</text:p>
          </table:table-cell>
          <table:covered-table-cell table:number-columns-repeated="8"/>
          <table:table-cell table:style-name="ce650" office:value-type="float" office:value="133127448" calcext:value-type="float" table:number-columns-spanned="34" table:number-rows-spanned="1">
            <text:p>$ 133,127,448</text:p>
          </table:table-cell>
          <table:covered-table-cell table:number-columns-repeated="33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74" table:number-rows-spanned="1">
            <text:p>LIABILITIES AND NET ASSETS</text:p>
            <text:p>CURRENT LIABILITIES:</text:p>
          </table:table-cell>
          <table:covered-table-cell table:number-columns-repeated="73"/>
          <table:table-cell table:style-name="ce509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Accounts payable and accrued liabilities</text:p>
          </table:table-cell>
          <table:covered-table-cell table:number-columns-repeated="7"/>
          <table:table-cell table:style-name="ce1152" office:value-type="float" office:value="5670110" calcext:value-type="float" table:number-columns-spanned="6" table:number-rows-spanned="1">
            <text:p>$ 5,670,110</text:p>
          </table:table-cell>
          <table:covered-table-cell table:number-columns-repeated="5"/>
          <table:table-cell table:style-name="ce1152" office:value-type="float" office:value="195631" calcext:value-type="float" table:number-columns-spanned="9" table:number-rows-spanned="1">
            <text:p>$ 195,631</text:p>
          </table:table-cell>
          <table:covered-table-cell table:number-columns-repeated="8"/>
          <table:table-cell table:style-name="ce1131" office:value-type="float" office:value="265626" calcext:value-type="float" table:number-columns-spanned="10" table:number-rows-spanned="1">
            <text:p>$ 265,626</text:p>
          </table:table-cell>
          <table:covered-table-cell table:number-columns-repeated="9"/>
          <table:table-cell table:style-name="ce1131" office:value-type="float" office:value="651705" calcext:value-type="float" table:number-columns-spanned="7" table:number-rows-spanned="1">
            <text:p>$ 651,705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$ <text:s text:c="20"/>-</text:p>
          </table:table-cell>
          <table:covered-table-cell table:number-columns-repeated="10"/>
          <table:table-cell table:style-name="ce1131" office:value-type="float" office:value="6783072" calcext:value-type="float" table:number-columns-spanned="9" table:number-rows-spanned="1">
            <text:p>$ 6,783,072</text:p>
          </table:table-cell>
          <table:covered-table-cell table:number-columns-repeated="8"/>
          <table:table-cell table:style-name="ce1152" office:value-type="float" office:value="7979336" calcext:value-type="float" table:number-columns-spanned="34" table:number-rows-spanned="1">
            <text:p>$ 7,979,336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Accrued interest</text:p>
          </table:table-cell>
          <table:covered-table-cell table:number-columns-repeated="7"/>
          <table:table-cell table:style-name="ce1023" office:value-type="float" office:value="85119" calcext:value-type="float" table:number-columns-spanned="6" table:number-rows-spanned="1">
            <text:p>85,119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62" office:value-type="float" office:value="676698" calcext:value-type="float" table:number-columns-spanned="7" table:number-rows-spanned="1">
            <text:p>676,698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761817" calcext:value-type="float" table:number-columns-spanned="9" table:number-rows-spanned="1">
            <text:p>761,817</text:p>
          </table:table-cell>
          <table:covered-table-cell table:number-columns-repeated="8"/>
          <table:table-cell table:style-name="ce1023" office:value-type="float" office:value="516835" calcext:value-type="float" table:number-columns-spanned="34" table:number-rows-spanned="1">
            <text:p>516,835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Deferred rent liability</text:p>
          </table:table-cell>
          <table:covered-table-cell table:number-columns-repeated="7"/>
          <table:table-cell table:style-name="ce1023" office:value-type="float" office:value="52272" calcext:value-type="float" table:number-columns-spanned="6" table:number-rows-spanned="1">
            <text:p>52,272</text:p>
          </table:table-cell>
          <table:covered-table-cell table:number-columns-repeated="5"/>
          <table:table-cell table:style-name="ce575" office:value-type="float" office:value="1688" calcext:value-type="float" table:number-columns-spanned="9" table:number-rows-spanned="1">
            <text:p>1,688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64" office:value-type="float" office:value="-53960" calcext:value-type="float" table:number-columns-spanned="11" table:number-rows-spanned="1">
            <text:p>(53,960)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Deferred revenues</text:p>
          </table:table-cell>
          <table:covered-table-cell table:number-columns-repeated="7"/>
          <table:table-cell table:style-name="ce1023" office:value-type="float" office:value="793406" calcext:value-type="float" table:number-columns-spanned="6" table:number-rows-spanned="1">
            <text:p>793,406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62" office:value-type="float" office:value="29942" calcext:value-type="float" table:number-columns-spanned="10" table:number-rows-spanned="1">
            <text:p>29,942</text:p>
          </table:table-cell>
          <table:covered-table-cell table:number-columns-repeated="9"/>
          <table:table-cell table:style-name="ce562" office:value-type="float" office:value="778959" calcext:value-type="float" table:number-columns-spanned="7" table:number-rows-spanned="1">
            <text:p>778,959</text:p>
          </table:table-cell>
          <table:covered-table-cell table:number-columns-repeated="6"/>
          <table:table-cell table:style-name="ce1064" office:value-type="float" office:value="-778959" calcext:value-type="float" table:number-columns-spanned="11" table:number-rows-spanned="1">
            <text:p>(778,959)</text:p>
          </table:table-cell>
          <table:covered-table-cell table:number-columns-repeated="10"/>
          <table:table-cell table:style-name="ce562" office:value-type="float" office:value="823348" calcext:value-type="float" table:number-columns-spanned="9" table:number-rows-spanned="1">
            <text:p>823,348</text:p>
          </table:table-cell>
          <table:covered-table-cell table:number-columns-repeated="8"/>
          <table:table-cell table:style-name="ce1047" office:value-type="float" office:value="1341972" calcext:value-type="float" table:number-columns-spanned="34" table:number-rows-spanned="1">
            <text:p>1,341,972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Current portion of loans payable (note 6)</text:p>
          </table:table-cell>
          <table:covered-table-cell table:number-columns-repeated="7"/>
          <table:table-cell table:style-name="ce554" office:value-type="float" office:value="612526" calcext:value-type="float" table:number-columns-spanned="6" table:number-rows-spanned="1">
            <text:p>612,526</text:p>
          </table:table-cell>
          <table:covered-table-cell table:number-columns-repeated="5"/>
          <table:table-cell table:style-name="ce654" office:value-type="string" calcext:value-type="string" table:number-columns-spanned="9" table:number-rows-spanned="1">
            <text:p>                       -</text:p>
          </table:table-cell>
          <table:covered-table-cell table:number-columns-repeated="8"/>
          <table:table-cell table:style-name="ce1062" office:value-type="string" calcext:value-type="string" table:number-columns-spanned="10" table:number-rows-spanned="1">
            <text:p>                      -</text:p>
          </table:table-cell>
          <table:covered-table-cell table:number-columns-repeated="9"/>
          <table:table-cell table:style-name="ce562" office:value-type="float" office:value="9110000" calcext:value-type="float" table:number-columns-spanned="7" table:number-rows-spanned="1">
            <text:p>9,110,000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            -</text:p>
          </table:table-cell>
          <table:covered-table-cell table:number-columns-repeated="10"/>
          <table:table-cell table:style-name="ce562" office:value-type="float" office:value="9722526" calcext:value-type="float" table:number-columns-spanned="9" table:number-rows-spanned="1">
            <text:p>9,722,526</text:p>
          </table:table-cell>
          <table:covered-table-cell table:number-columns-repeated="8"/>
          <table:table-cell table:style-name="ce554" office:value-type="float" office:value="7617636" calcext:value-type="float" table:number-columns-spanned="34" table:number-rows-spanned="1">
            <text:p>7,617,636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3" office:value-type="string" calcext:value-type="string" table:number-columns-spanned="8" table:number-rows-spanned="1">
            <text:p>Total current liabilities</text:p>
          </table:table-cell>
          <table:covered-table-cell table:number-columns-repeated="7"/>
          <table:table-cell table:style-name="ce554" office:value-type="float" office:value="7213433" calcext:value-type="float" table:number-columns-spanned="6" table:number-rows-spanned="1">
            <text:p>7,213,433</text:p>
          </table:table-cell>
          <table:covered-table-cell table:number-columns-repeated="5"/>
          <table:table-cell table:style-name="ce554" office:value-type="float" office:value="197319" calcext:value-type="float" table:number-columns-spanned="9" table:number-rows-spanned="1">
            <text:p>197,319</text:p>
          </table:table-cell>
          <table:covered-table-cell table:number-columns-repeated="8"/>
          <table:table-cell table:style-name="ce562" office:value-type="float" office:value="295568" calcext:value-type="float" table:number-columns-spanned="10" table:number-rows-spanned="1">
            <text:p>295,568</text:p>
          </table:table-cell>
          <table:covered-table-cell table:number-columns-repeated="9"/>
          <table:table-cell table:style-name="ce562" office:value-type="float" office:value="11217362" calcext:value-type="float" table:number-columns-spanned="7" table:number-rows-spanned="1">
            <text:p>11,217,362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(832,919<text:span text:style-name="T53">)</text:span></text:p>
          </table:table-cell>
          <table:covered-table-cell table:number-columns-repeated="10"/>
          <table:table-cell table:style-name="ce562" office:value-type="float" office:value="18090763" calcext:value-type="float" table:number-columns-spanned="9" table:number-rows-spanned="1">
            <text:p>18,090,763</text:p>
          </table:table-cell>
          <table:covered-table-cell table:number-columns-repeated="8"/>
          <table:table-cell table:style-name="ce554" office:value-type="float" office:value="17455779" calcext:value-type="float" table:number-columns-spanned="34" table:number-rows-spanned="1">
            <text:p>17,455,779</text:p>
          </table:table-cell>
          <table:covered-table-cell table:number-columns-repeated="33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8" table:number-rows-spanned="1">
            <text:p>LONG-TERM LIABILITIES:</text:p>
            <text:p><text:span text:style-name="T53">Security deposits</text:span></text:p>
          </table:table-cell>
          <table:covered-table-cell table:number-columns-repeated="7"/>
          <table:table-cell table:style-name="ce1055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5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5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133" office:value-type="float" office:value="400000" calcext:value-type="float" table:number-columns-spanned="7" table:number-rows-spanned="1">
            <text:p>400,000</text:p>
          </table:table-cell>
          <table:covered-table-cell table:number-columns-repeated="6"/>
          <table:table-cell table:style-name="ce566" office:value-type="float" office:value="-400000" calcext:value-type="float" table:number-columns-spanned="11" table:number-rows-spanned="1">
            <text:p>(400,000)</text:p>
          </table:table-cell>
          <table:covered-table-cell table:number-columns-repeated="10"/>
          <table:table-cell table:style-name="ce105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569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Accrued interest</text:p>
          </table:table-cell>
          <table:covered-table-cell table:number-columns-repeated="7"/>
          <table:table-cell table:style-name="ce1023" office:value-type="float" office:value="113478" calcext:value-type="float" table:number-columns-spanned="6" table:number-rows-spanned="1">
            <text:p>113,478</text:p>
          </table:table-cell>
          <table:covered-table-cell table:number-columns-repeated="5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48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113478" calcext:value-type="float" table:number-columns-spanned="9" table:number-rows-spanned="1">
            <text:p>113,478</text:p>
          </table:table-cell>
          <table:covered-table-cell table:number-columns-repeated="8"/>
          <table:table-cell table:style-name="ce1023" office:value-type="float" office:value="149196" calcext:value-type="float" table:number-columns-spanned="34" table:number-rows-spanned="1">
            <text:p>149,196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Deferred rent liability</text:p>
          </table:table-cell>
          <table:covered-table-cell table:number-columns-repeated="7"/>
          <table:table-cell table:style-name="ce1047" office:value-type="float" office:value="3293116" calcext:value-type="float" table:number-columns-spanned="6" table:number-rows-spanned="1">
            <text:p>3,293,116</text:p>
          </table:table-cell>
          <table:covered-table-cell table:number-columns-repeated="5"/>
          <table:table-cell table:style-name="ce575" office:value-type="float" office:value="22826" calcext:value-type="float" table:number-columns-spanned="9" table:number-rows-spanned="1">
            <text:p>22,826</text:p>
          </table:table-cell>
          <table:covered-table-cell table:number-columns-repeated="8"/>
          <table:table-cell table:style-name="ce562" office:value-type="float" office:value="637865" calcext:value-type="float" table:number-columns-spanned="10" table:number-rows-spanned="1">
            <text:p>637,865</text:p>
          </table:table-cell>
          <table:covered-table-cell table:number-columns-repeated="9"/>
          <table:table-cell table:style-name="ce562" office:value-type="float" office:value="1893838" calcext:value-type="float" table:number-columns-spanned="7" table:number-rows-spanned="1">
            <text:p>1,893,838</text:p>
          </table:table-cell>
          <table:covered-table-cell table:number-columns-repeated="6"/>
          <table:table-cell table:style-name="ce1064" office:value-type="float" office:value="-3924804" calcext:value-type="float" table:number-columns-spanned="11" table:number-rows-spanned="1">
            <text:p>(3,924,804)</text:p>
          </table:table-cell>
          <table:covered-table-cell table:number-columns-repeated="10"/>
          <table:table-cell table:style-name="ce562" office:value-type="float" office:value="1922841" calcext:value-type="float" table:number-columns-spanned="9" table:number-rows-spanned="1">
            <text:p>1,922,841</text:p>
          </table:table-cell>
          <table:covered-table-cell table:number-columns-repeated="8"/>
          <table:table-cell table:style-name="ce1047" office:value-type="float" office:value="1350949" calcext:value-type="float" table:number-columns-spanned="34" table:number-rows-spanned="1">
            <text:p>1,350,949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Intracompany payable</text:p>
          </table:table-cell>
          <table:covered-table-cell table:number-columns-repeated="7"/>
          <table:table-cell table:style-name="ce104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1023" office:value-type="float" office:value="2277511" calcext:value-type="float" table:number-columns-spanned="9" table:number-rows-spanned="1">
            <text:p>2,277,511</text:p>
          </table:table-cell>
          <table:covered-table-cell table:number-columns-repeated="8"/>
          <table:table-cell table:style-name="ce562" office:value-type="float" office:value="3054587" calcext:value-type="float" table:number-columns-spanned="10" table:number-rows-spanned="1">
            <text:p>3,054,587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64" office:value-type="float" office:value="-5332098" calcext:value-type="float" table:number-columns-spanned="11" table:number-rows-spanned="1">
            <text:p>(5,332,098)</text:p>
          </table:table-cell>
          <table:covered-table-cell table:number-columns-repeated="10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15" office:value-type="string" calcext:value-type="string" table:number-columns-spanned="34" table:number-rows-spanned="1">
            <text:p>-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Loans payable (note 6)</text:p>
          </table:table-cell>
          <table:covered-table-cell table:number-columns-repeated="7"/>
          <table:table-cell table:style-name="ce554" office:value-type="float" office:value="3075002" calcext:value-type="float" table:number-columns-spanned="6" table:number-rows-spanned="1">
            <text:p>3,075,002</text:p>
          </table:table-cell>
          <table:covered-table-cell table:number-columns-repeated="5"/>
          <table:table-cell table:style-name="ce654" office:value-type="string" calcext:value-type="string" table:number-columns-spanned="9" table:number-rows-spanned="1">
            <text:p>                       -</text:p>
          </table:table-cell>
          <table:covered-table-cell table:number-columns-repeated="8"/>
          <table:table-cell table:style-name="ce1062" office:value-type="string" calcext:value-type="string" table:number-columns-spanned="10" table:number-rows-spanned="1">
            <text:p>                      -</text:p>
          </table:table-cell>
          <table:covered-table-cell table:number-columns-repeated="9"/>
          <table:table-cell table:style-name="ce562" office:value-type="float" office:value="123855034" calcext:value-type="float" table:number-columns-spanned="7" table:number-rows-spanned="1">
            <text:p>123,855,034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            -</text:p>
          </table:table-cell>
          <table:covered-table-cell table:number-columns-repeated="10"/>
          <table:table-cell table:style-name="ce562" office:value-type="float" office:value="126930036" calcext:value-type="float" table:number-columns-spanned="9" table:number-rows-spanned="1">
            <text:p>126,930,036</text:p>
          </table:table-cell>
          <table:covered-table-cell table:number-columns-repeated="8"/>
          <table:table-cell table:style-name="ce554" office:value-type="float" office:value="97240060" calcext:value-type="float" table:number-columns-spanned="34" table:number-rows-spanned="1">
            <text:p>97,240,06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3" office:value-type="string" calcext:value-type="string" table:number-columns-spanned="8" table:number-rows-spanned="1">
            <text:p>Total long-term liabilities</text:p>
          </table:table-cell>
          <table:covered-table-cell table:number-columns-repeated="7"/>
          <table:table-cell table:style-name="ce554" office:value-type="float" office:value="6481596" calcext:value-type="float" table:number-columns-spanned="6" table:number-rows-spanned="1">
            <text:p>6,481,596</text:p>
          </table:table-cell>
          <table:covered-table-cell table:number-columns-repeated="5"/>
          <table:table-cell table:style-name="ce554" office:value-type="float" office:value="2300337" calcext:value-type="float" table:number-columns-spanned="9" table:number-rows-spanned="1">
            <text:p>2,300,337</text:p>
          </table:table-cell>
          <table:covered-table-cell table:number-columns-repeated="8"/>
          <table:table-cell table:style-name="ce562" office:value-type="float" office:value="3692452" calcext:value-type="float" table:number-columns-spanned="10" table:number-rows-spanned="1">
            <text:p>3,692,452</text:p>
          </table:table-cell>
          <table:covered-table-cell table:number-columns-repeated="9"/>
          <table:table-cell table:style-name="ce562" office:value-type="float" office:value="126148872" calcext:value-type="float" table:number-columns-spanned="7" table:number-rows-spanned="1">
            <text:p>126,148,872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(9,656,902<text:span text:style-name="T53">)</text:span></text:p>
          </table:table-cell>
          <table:covered-table-cell table:number-columns-repeated="10"/>
          <table:table-cell table:style-name="ce562" office:value-type="float" office:value="128966355" calcext:value-type="float" table:number-columns-spanned="9" table:number-rows-spanned="1">
            <text:p>128,966,355</text:p>
          </table:table-cell>
          <table:covered-table-cell table:number-columns-repeated="8"/>
          <table:table-cell table:style-name="ce554" office:value-type="float" office:value="98740205" calcext:value-type="float" table:number-columns-spanned="34" table:number-rows-spanned="1">
            <text:p>98,740,205</text:p>
          </table:table-cell>
          <table:covered-table-cell table:number-columns-repeated="33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8" table:number-rows-spanned="1">
            <text:p>NET ASSETS:</text:p>
            <text:p><text:span text:style-name="T53">Unrestricted</text:span></text:p>
          </table:table-cell>
          <table:covered-table-cell table:number-columns-repeated="7"/>
          <table:table-cell table:style-name="ce568" office:value-type="float" office:value="24595459" calcext:value-type="float" table:number-columns-spanned="6" table:number-rows-spanned="1">
            <text:p>24,595,459</text:p>
          </table:table-cell>
          <table:covered-table-cell table:number-columns-repeated="5"/>
          <table:table-cell table:style-name="ce1149" office:value-type="float" office:value="-1874869" calcext:value-type="float" table:number-columns-spanned="9" table:number-rows-spanned="1">
            <text:p>(1,874,869)</text:p>
          </table:table-cell>
          <table:covered-table-cell table:number-columns-repeated="8"/>
          <table:table-cell table:style-name="ce566" office:value-type="float" office:value="-2031117" calcext:value-type="float" table:number-columns-spanned="10" table:number-rows-spanned="1">
            <text:p>(2,031,117)</text:p>
          </table:table-cell>
          <table:covered-table-cell table:number-columns-repeated="9"/>
          <table:table-cell table:style-name="ce566" office:value-type="float" office:value="-4198782" calcext:value-type="float" table:number-columns-spanned="7" table:number-rows-spanned="1">
            <text:p>(4,198,782)</text:p>
          </table:table-cell>
          <table:covered-table-cell table:number-columns-repeated="6"/>
          <table:table-cell table:style-name="ce1055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133" office:value-type="float" office:value="16490691" calcext:value-type="float" table:number-columns-spanned="9" table:number-rows-spanned="1">
            <text:p>16,490,691</text:p>
          </table:table-cell>
          <table:covered-table-cell table:number-columns-repeated="8"/>
          <table:table-cell table:style-name="ce1025" office:value-type="float" office:value="16442127" calcext:value-type="float" table:number-columns-spanned="34" table:number-rows-spanned="1">
            <text:p>16,442,127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692" office:value-type="string" calcext:value-type="string" table:number-columns-spanned="8" table:number-rows-spanned="1">
            <text:p>Temporarily restricted (note 7)</text:p>
          </table:table-cell>
          <table:covered-table-cell table:number-columns-repeated="7"/>
          <table:table-cell table:style-name="ce554" office:value-type="float" office:value="34147" calcext:value-type="float" table:number-columns-spanned="6" table:number-rows-spanned="1">
            <text:p>34,147</text:p>
          </table:table-cell>
          <table:covered-table-cell table:number-columns-repeated="5"/>
          <table:table-cell table:style-name="ce554" office:value-type="float" office:value="315000" calcext:value-type="float" table:number-columns-spanned="9" table:number-rows-spanned="1">
            <text:p>315,000</text:p>
          </table:table-cell>
          <table:covered-table-cell table:number-columns-repeated="8"/>
          <table:table-cell table:style-name="ce562" office:value-type="float" office:value="696325" calcext:value-type="float" table:number-columns-spanned="10" table:number-rows-spanned="1">
            <text:p>696,325</text:p>
          </table:table-cell>
          <table:covered-table-cell table:number-columns-repeated="9"/>
          <table:table-cell table:style-name="ce1062" office:value-type="string" calcext:value-type="string" table:number-columns-spanned="7" table:number-rows-spanned="1">
            <text:p>                        -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            -</text:p>
          </table:table-cell>
          <table:covered-table-cell table:number-columns-repeated="10"/>
          <table:table-cell table:style-name="ce562" office:value-type="float" office:value="1045472" calcext:value-type="float" table:number-columns-spanned="9" table:number-rows-spanned="1">
            <text:p>1,045,472</text:p>
          </table:table-cell>
          <table:covered-table-cell table:number-columns-repeated="8"/>
          <table:table-cell table:style-name="ce554" office:value-type="float" office:value="489337" calcext:value-type="float" table:number-columns-spanned="34" table:number-rows-spanned="1">
            <text:p>489,337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1" office:value-type="string" calcext:value-type="string" table:number-columns-spanned="8" table:number-rows-spanned="1">
            <text:p>Total net assets</text:p>
          </table:table-cell>
          <table:covered-table-cell table:number-columns-repeated="7"/>
          <table:table-cell table:style-name="ce554" office:value-type="float" office:value="24629606" calcext:value-type="float" table:number-columns-spanned="6" table:number-rows-spanned="1">
            <text:p>24,629,606</text:p>
          </table:table-cell>
          <table:covered-table-cell table:number-columns-repeated="5"/>
          <table:table-cell table:style-name="ce654" office:value-type="string" calcext:value-type="string" table:number-columns-spanned="9" table:number-rows-spanned="1">
            <text:p>      (1,559,869<text:span text:style-name="T53">)</text:span></text:p>
          </table:table-cell>
          <table:covered-table-cell table:number-columns-repeated="8"/>
          <table:table-cell table:style-name="ce1062" office:value-type="string" calcext:value-type="string" table:number-columns-spanned="10" table:number-rows-spanned="1">
            <text:p>      (1,334,792<text:span text:style-name="T53">)</text:span></text:p>
          </table:table-cell>
          <table:covered-table-cell table:number-columns-repeated="9"/>
          <table:table-cell table:style-name="ce1062" office:value-type="string" calcext:value-type="string" table:number-columns-spanned="7" table:number-rows-spanned="1">
            <text:p>        (4,198,782<text:span text:style-name="T53">)</text:span>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            -</text:p>
          </table:table-cell>
          <table:covered-table-cell table:number-columns-repeated="10"/>
          <table:table-cell table:style-name="ce562" office:value-type="float" office:value="17536163" calcext:value-type="float" table:number-columns-spanned="9" table:number-rows-spanned="1">
            <text:p>17,536,163</text:p>
          </table:table-cell>
          <table:covered-table-cell table:number-columns-repeated="8"/>
          <table:table-cell table:style-name="ce554" office:value-type="float" office:value="16931464" calcext:value-type="float" table:number-columns-spanned="34" table:number-rows-spanned="1">
            <text:p>16,931,464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3" office:value-type="string" calcext:value-type="string" table:number-columns-spanned="8" table:number-rows-spanned="1">
            <text:p>Total liabilities and net assets</text:p>
          </table:table-cell>
          <table:covered-table-cell table:number-columns-repeated="7"/>
          <table:table-cell table:style-name="ce650" office:value-type="float" office:value="38324635" calcext:value-type="float" table:number-columns-spanned="6" table:number-rows-spanned="1">
            <text:p>$ 38,324,635</text:p>
          </table:table-cell>
          <table:covered-table-cell table:number-columns-repeated="5"/>
          <table:table-cell table:style-name="ce650" office:value-type="float" office:value="937787" calcext:value-type="float" table:number-columns-spanned="9" table:number-rows-spanned="1">
            <text:p>$ 937,787</text:p>
          </table:table-cell>
          <table:covered-table-cell table:number-columns-repeated="8"/>
          <table:table-cell table:style-name="ce1132" office:value-type="float" office:value="2653228" calcext:value-type="float" table:number-columns-spanned="10" table:number-rows-spanned="1">
            <text:p>$ 2,653,228</text:p>
          </table:table-cell>
          <table:covered-table-cell table:number-columns-repeated="9"/>
          <table:table-cell table:style-name="ce1132" office:value-type="float" office:value="133167452" calcext:value-type="float" table:number-columns-spanned="7" table:number-rows-spanned="1">
            <text:p>$ 133,167,452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$  (10,489,821<text:span text:style-name="T53">)</text:span></text:p>
          </table:table-cell>
          <table:covered-table-cell table:number-columns-repeated="10"/>
          <table:table-cell table:style-name="ce1132" office:value-type="float" office:value="164593281" calcext:value-type="float" table:number-columns-spanned="9" table:number-rows-spanned="1">
            <text:p>$ 164,593,281</text:p>
          </table:table-cell>
          <table:covered-table-cell table:number-columns-repeated="8"/>
          <table:table-cell table:style-name="ce650" office:value-type="float" office:value="133127448" calcext:value-type="float" table:number-columns-spanned="34" table:number-rows-spanned="1">
            <text:p>$ 133,127,448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87" office:value-type="string" calcext:value-type="string" table:number-columns-spanned="12" table:number-rows-spanned="1">
            <text:p>Rocketship</text:p>
          </table:table-cell>
          <table:covered-table-cell table:number-columns-repeated="11"/>
          <table:table-cell table:style-name="ce588" office:value-type="string" calcext:value-type="string" table:number-columns-spanned="9" table:number-rows-spanned="1">
            <text:p>Rocketship Education</text:p>
          </table:table-cell>
          <table:covered-table-cell table:number-columns-repeated="8"/>
          <table:table-cell table:style-name="ce1053" office:value-type="string" calcext:value-type="string" table:number-columns-spanned="12" table:number-rows-spanned="1">
            <text:p>Rocketship Education D.C Public Charter</text:p>
          </table:table-cell>
          <table:covered-table-cell table:number-columns-repeated="11"/>
          <table:table-cell table:style-name="ce1053" office:value-type="string" calcext:value-type="string" table:number-columns-spanned="41" table:number-rows-spanned="1">
            <text:p>Launchpad Development</text:p>
          </table:table-cell>
          <table:covered-table-cell table:number-columns-repeated="40"/>
          <table:table-cell table:style-name="ce250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4" table:number-rows-spanned="1">
            <text:p>UNRESTRICTED NET ASSETS:</text:p>
            <text:p><text:span text:style-name="T53">Revenues</text:span></text:p>
          </table:table-cell>
          <table:covered-table-cell table:number-columns-repeated="3"/>
          <table:table-cell table:style-name="ce691" office:value-type="string" calcext:value-type="string" table:number-columns-spanned="70" table:number-rows-spanned="1">
            <text:p>     <text:span text:style-name="T55">Education        Wisconsin Inc.       School, Inc.          Company         Eliminations          2017 Total          2016 Total   </text:span></text:p>
          </table:table-cell>
          <table:covered-table-cell table:number-columns-repeated="69"/>
          <table:table-cell table:style-name="ce250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LCFF State Aid</text:p>
          </table:table-cell>
          <table:covered-table-cell table:number-columns-repeated="6"/>
          <table:table-cell table:style-name="ce1022" office:value-type="float" office:value="38756121" calcext:value-type="float" table:number-columns-spanned="7" table:number-rows-spanned="1">
            <text:p>$ 38,756,121</text:p>
          </table:table-cell>
          <table:covered-table-cell table:number-columns-repeated="6"/>
          <table:table-cell table:style-name="ce1046" office:value-type="string" calcext:value-type="string" table:number-columns-spanned="9" table:number-rows-spanned="1">
            <text:p>$ <text:s text:c="22"/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$ <text:s text:c="22"/>-</text:p>
          </table:table-cell>
          <table:covered-table-cell table:number-columns-repeated="9"/>
          <table:table-cell table:style-name="ce1097" office:value-type="string" calcext:value-type="string" table:number-columns-spanned="7" table:number-rows-spanned="1">
            <text:p>$ <text:s text:c="18"/>-</text:p>
          </table:table-cell>
          <table:covered-table-cell table:number-columns-repeated="6"/>
          <table:table-cell table:style-name="ce665" office:value-type="string" calcext:value-type="string" table:number-columns-spanned="11" table:number-rows-spanned="1">
            <text:p>$ <text:s text:c="22"/>-</text:p>
          </table:table-cell>
          <table:covered-table-cell table:number-columns-repeated="10"/>
          <table:table-cell table:style-name="ce1131" office:value-type="float" office:value="38756121" calcext:value-type="float" table:number-columns-spanned="9" table:number-rows-spanned="1">
            <text:p>$ 38,756,121</text:p>
          </table:table-cell>
          <table:covered-table-cell table:number-columns-repeated="8"/>
          <table:table-cell table:style-name="ce1022" office:value-type="float" office:value="36874280" calcext:value-type="float" table:number-columns-spanned="34" table:number-rows-spanned="1">
            <text:p>$ 36,874,28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Apportionment revenue</text:p>
          </table:table-cell>
          <table:covered-table-cell table:number-columns-repeated="6"/>
          <table:table-cell table:style-name="ce1047" office:value-type="float" office:value="10171029" calcext:value-type="float" table:number-columns-spanned="7" table:number-rows-spanned="1">
            <text:p>10,171,029</text:p>
          </table:table-cell>
          <table:covered-table-cell table:number-columns-repeated="6"/>
          <table:table-cell table:style-name="ce1023" office:value-type="float" office:value="3889300" calcext:value-type="float" table:number-columns-spanned="9" table:number-rows-spanned="1">
            <text:p>3,889,300</text:p>
          </table:table-cell>
          <table:covered-table-cell table:number-columns-repeated="8"/>
          <table:table-cell table:style-name="ce562" office:value-type="float" office:value="6568579" calcext:value-type="float" table:number-columns-spanned="10" table:number-rows-spanned="1">
            <text:p>6,568,579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665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20628908" calcext:value-type="float" table:number-columns-spanned="9" table:number-rows-spanned="1">
            <text:p>20,628,908</text:p>
          </table:table-cell>
          <table:covered-table-cell table:number-columns-repeated="8"/>
          <table:table-cell table:style-name="ce1047" office:value-type="float" office:value="11304499" calcext:value-type="float" table:number-columns-spanned="34" table:number-rows-spanned="1">
            <text:p>11,304,499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Property taxes</text:p>
          </table:table-cell>
          <table:covered-table-cell table:number-columns-repeated="6"/>
          <table:table-cell table:style-name="ce1047" office:value-type="float" office:value="13886120" calcext:value-type="float" table:number-columns-spanned="7" table:number-rows-spanned="1">
            <text:p>13,886,120</text:p>
          </table:table-cell>
          <table:covered-table-cell table:number-columns-repeated="6"/>
          <table:table-cell table:style-name="ce104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48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665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13886120" calcext:value-type="float" table:number-columns-spanned="9" table:number-rows-spanned="1">
            <text:p>13,886,120</text:p>
          </table:table-cell>
          <table:covered-table-cell table:number-columns-repeated="8"/>
          <table:table-cell table:style-name="ce1047" office:value-type="float" office:value="9388704" calcext:value-type="float" table:number-columns-spanned="34" table:number-rows-spanned="1">
            <text:p>9,388,704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Other State revenue</text:p>
          </table:table-cell>
          <table:covered-table-cell table:number-columns-repeated="6"/>
          <table:table-cell table:style-name="ce1047" office:value-type="float" office:value="10856170" calcext:value-type="float" table:number-columns-spanned="7" table:number-rows-spanned="1">
            <text:p>10,856,170</text:p>
          </table:table-cell>
          <table:covered-table-cell table:number-columns-repeated="6"/>
          <table:table-cell table:style-name="ce575" office:value-type="float" office:value="74601" calcext:value-type="float" table:number-columns-spanned="9" table:number-rows-spanned="1">
            <text:p>74,601</text:p>
          </table:table-cell>
          <table:covered-table-cell table:number-columns-repeated="8"/>
          <table:table-cell table:style-name="ce562" office:value-type="float" office:value="1393599" calcext:value-type="float" table:number-columns-spanned="10" table:number-rows-spanned="1">
            <text:p>1,393,599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665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12324370" calcext:value-type="float" table:number-columns-spanned="9" table:number-rows-spanned="1">
            <text:p>12,324,370</text:p>
          </table:table-cell>
          <table:covered-table-cell table:number-columns-repeated="8"/>
          <table:table-cell table:style-name="ce1047" office:value-type="float" office:value="11818504" calcext:value-type="float" table:number-columns-spanned="34" table:number-rows-spanned="1">
            <text:p>11,818,504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Federal revenue</text:p>
          </table:table-cell>
          <table:covered-table-cell table:number-columns-repeated="6"/>
          <table:table-cell table:style-name="ce1047" office:value-type="float" office:value="9765468" calcext:value-type="float" table:number-columns-spanned="7" table:number-rows-spanned="1">
            <text:p>9,765,468</text:p>
          </table:table-cell>
          <table:covered-table-cell table:number-columns-repeated="6"/>
          <table:table-cell table:style-name="ce575" office:value-type="float" office:value="858660" calcext:value-type="float" table:number-columns-spanned="9" table:number-rows-spanned="1">
            <text:p>858,660</text:p>
          </table:table-cell>
          <table:covered-table-cell table:number-columns-repeated="8"/>
          <table:table-cell table:style-name="ce562" office:value-type="float" office:value="433339" calcext:value-type="float" table:number-columns-spanned="10" table:number-rows-spanned="1">
            <text:p>433,339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665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2" office:value-type="float" office:value="11057467" calcext:value-type="float" table:number-columns-spanned="9" table:number-rows-spanned="1">
            <text:p>11,057,467</text:p>
          </table:table-cell>
          <table:covered-table-cell table:number-columns-repeated="8"/>
          <table:table-cell table:style-name="ce1047" office:value-type="float" office:value="9850236" calcext:value-type="float" table:number-columns-spanned="34" table:number-rows-spanned="1">
            <text:p>9,850,236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Other local revenue</text:p>
          </table:table-cell>
          <table:covered-table-cell table:number-columns-repeated="6"/>
          <table:table-cell table:style-name="ce1047" office:value-type="float" office:value="2426175" calcext:value-type="float" table:number-columns-spanned="7" table:number-rows-spanned="1">
            <text:p>2,426,175</text:p>
          </table:table-cell>
          <table:covered-table-cell table:number-columns-repeated="6"/>
          <table:table-cell table:style-name="ce575" office:value-type="float" office:value="129180" calcext:value-type="float" table:number-columns-spanned="9" table:number-rows-spanned="1">
            <text:p>129,180</text:p>
          </table:table-cell>
          <table:covered-table-cell table:number-columns-repeated="8"/>
          <table:table-cell table:style-name="ce562" office:value-type="float" office:value="10641" calcext:value-type="float" table:number-columns-spanned="10" table:number-rows-spanned="1">
            <text:p>10,641</text:p>
          </table:table-cell>
          <table:covered-table-cell table:number-columns-repeated="9"/>
          <table:table-cell table:style-name="ce1047" office:value-type="float" office:value="14419119" calcext:value-type="float" table:number-columns-spanned="7" table:number-rows-spanned="1">
            <text:p>14,419,119</text:p>
          </table:table-cell>
          <table:covered-table-cell table:number-columns-repeated="6"/>
          <table:table-cell table:style-name="ce1064" office:value-type="float" office:value="-14218970" calcext:value-type="float" table:number-columns-spanned="11" table:number-rows-spanned="1">
            <text:p>(14,218,970)</text:p>
          </table:table-cell>
          <table:covered-table-cell table:number-columns-repeated="10"/>
          <table:table-cell table:style-name="ce562" office:value-type="float" office:value="2766145" calcext:value-type="float" table:number-columns-spanned="9" table:number-rows-spanned="1">
            <text:p>2,766,145</text:p>
          </table:table-cell>
          <table:covered-table-cell table:number-columns-repeated="8"/>
          <table:table-cell table:style-name="ce1023" office:value-type="float" office:value="385359" calcext:value-type="float" table:number-columns-spanned="34" table:number-rows-spanned="1">
            <text:p>385,359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Contributions</text:p>
          </table:table-cell>
          <table:covered-table-cell table:number-columns-repeated="6"/>
          <table:table-cell table:style-name="ce1047" office:value-type="float" office:value="7009317" calcext:value-type="float" table:number-columns-spanned="7" table:number-rows-spanned="1">
            <text:p>7,009,317</text:p>
          </table:table-cell>
          <table:covered-table-cell table:number-columns-repeated="6"/>
          <table:table-cell table:style-name="ce575" office:value-type="float" office:value="72689" calcext:value-type="float" table:number-columns-spanned="9" table:number-rows-spanned="1">
            <text:p>72,689</text:p>
          </table:table-cell>
          <table:covered-table-cell table:number-columns-repeated="8"/>
          <table:table-cell table:style-name="ce562" office:value-type="float" office:value="1190225" calcext:value-type="float" table:number-columns-spanned="10" table:number-rows-spanned="1">
            <text:p>1,190,225</text:p>
          </table:table-cell>
          <table:covered-table-cell table:number-columns-repeated="9"/>
          <table:table-cell table:style-name="ce575" office:value-type="float" office:value="25000" calcext:value-type="float" table:number-columns-spanned="7" table:number-rows-spanned="1">
            <text:p>25,000</text:p>
          </table:table-cell>
          <table:covered-table-cell table:number-columns-repeated="6"/>
          <table:table-cell table:style-name="ce1064" office:value-type="float" office:value="-100000" calcext:value-type="float" table:number-columns-spanned="11" table:number-rows-spanned="1">
            <text:p>(100,000)</text:p>
          </table:table-cell>
          <table:covered-table-cell table:number-columns-repeated="10"/>
          <table:table-cell table:style-name="ce562" office:value-type="float" office:value="8197231" calcext:value-type="float" table:number-columns-spanned="9" table:number-rows-spanned="1">
            <text:p>8,197,231</text:p>
          </table:table-cell>
          <table:covered-table-cell table:number-columns-repeated="8"/>
          <table:table-cell table:style-name="ce1047" office:value-type="float" office:value="8141627" calcext:value-type="float" table:number-columns-spanned="34" table:number-rows-spanned="1">
            <text:p>8,141,627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Amounts released from restriction</text:p>
          </table:table-cell>
          <table:covered-table-cell table:number-columns-repeated="6"/>
          <table:table-cell table:style-name="ce1024" office:value-type="float" office:value="264170" calcext:value-type="float" table:number-columns-spanned="7" table:number-rows-spanned="1">
            <text:p>264,170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         -</text:p>
          </table:table-cell>
          <table:covered-table-cell table:number-columns-repeated="8"/>
          <table:table-cell table:style-name="ce1062" office:value-type="string" calcext:value-type="string" table:number-columns-spanned="10" table:number-rows-spanned="1">
            <text:p>                         -</text:p>
          </table:table-cell>
          <table:covered-table-cell table:number-columns-repeated="9"/>
          <table:table-cell table:style-name="ce654" office:value-type="string" calcext:value-type="string" table:number-columns-spanned="7" table:number-rows-spanned="1">
            <text:p>                     -</text:p>
          </table:table-cell>
          <table:covered-table-cell table:number-columns-repeated="6"/>
          <table:table-cell table:style-name="ce688" office:value-type="string" calcext:value-type="string" table:number-columns-spanned="11" table:number-rows-spanned="1">
            <text:p>                         -</text:p>
          </table:table-cell>
          <table:covered-table-cell table:number-columns-repeated="10"/>
          <table:table-cell table:style-name="ce562" office:value-type="float" office:value="264170" calcext:value-type="float" table:number-columns-spanned="9" table:number-rows-spanned="1">
            <text:p>264,170</text:p>
          </table:table-cell>
          <table:covered-table-cell table:number-columns-repeated="8"/>
          <table:table-cell table:style-name="ce1024" office:value-type="float" office:value="299290" calcext:value-type="float" table:number-columns-spanned="34" table:number-rows-spanned="1">
            <text:p>299,29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3" office:value-type="string" calcext:value-type="string" table:number-columns-spanned="7" table:number-rows-spanned="1">
            <text:p>Total unrestricted revenues</text:p>
          </table:table-cell>
          <table:covered-table-cell table:number-columns-repeated="6"/>
          <table:table-cell table:style-name="ce1024" office:value-type="float" office:value="93134570" calcext:value-type="float" table:number-columns-spanned="7" table:number-rows-spanned="1">
            <text:p>93,134,570</text:p>
          </table:table-cell>
          <table:covered-table-cell table:number-columns-repeated="6"/>
          <table:table-cell table:style-name="ce1024" office:value-type="float" office:value="5024430" calcext:value-type="float" table:number-columns-spanned="9" table:number-rows-spanned="1">
            <text:p>5,024,430</text:p>
          </table:table-cell>
          <table:covered-table-cell table:number-columns-repeated="8"/>
          <table:table-cell table:style-name="ce562" office:value-type="float" office:value="9596383" calcext:value-type="float" table:number-columns-spanned="10" table:number-rows-spanned="1">
            <text:p>9,596,383</text:p>
          </table:table-cell>
          <table:covered-table-cell table:number-columns-repeated="9"/>
          <table:table-cell table:style-name="ce554" office:value-type="float" office:value="14444119" calcext:value-type="float" table:number-columns-spanned="7" table:number-rows-spanned="1">
            <text:p>14,444,119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(14,318,970<text:span text:style-name="T53">)</text:span></text:p>
          </table:table-cell>
          <table:covered-table-cell table:number-columns-repeated="10"/>
          <table:table-cell table:style-name="ce562" office:value-type="float" office:value="107880532" calcext:value-type="float" table:number-columns-spanned="9" table:number-rows-spanned="1">
            <text:p>107,880,532</text:p>
          </table:table-cell>
          <table:covered-table-cell table:number-columns-repeated="8"/>
          <table:table-cell table:style-name="ce1024" office:value-type="float" office:value="88062499" calcext:value-type="float" table:number-columns-spanned="34" table:number-rows-spanned="1">
            <text:p>88,062,499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1015" office:value-type="string" calcext:value-type="string" table:number-columns-spanned="74" table:number-rows-spanned="1">
            <text:p>Program Expenses</text:p>
          </table:table-cell>
          <table:covered-table-cell table:number-columns-repeated="73"/>
          <table:table-cell table:style-name="ce244" table:number-columns-spanned="20" table:number-rows-spanned="1"/>
          <table:covered-table-cell table:number-columns-repeated="19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Educational programs</text:p>
          </table:table-cell>
          <table:covered-table-cell table:number-columns-repeated="6"/>
          <table:table-cell table:style-name="ce1047" office:value-type="float" office:value="71118629" calcext:value-type="float" table:number-columns-spanned="7" table:number-rows-spanned="1">
            <text:p>71,118,629</text:p>
          </table:table-cell>
          <table:covered-table-cell table:number-columns-repeated="6"/>
          <table:table-cell table:style-name="ce1023" office:value-type="float" office:value="4323993" calcext:value-type="float" table:number-columns-spanned="9" table:number-rows-spanned="1">
            <text:p>4,323,993</text:p>
          </table:table-cell>
          <table:covered-table-cell table:number-columns-repeated="8"/>
          <table:table-cell table:style-name="ce1023" office:value-type="float" office:value="9349742" calcext:value-type="float" table:number-columns-spanned="10" table:number-rows-spanned="1">
            <text:p>9,349,742</text:p>
          </table:table-cell>
          <table:covered-table-cell table:number-columns-repeated="9"/>
          <table:table-cell table:style-name="ce104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064" office:value-type="float" office:value="-14218970" calcext:value-type="float" table:number-columns-spanned="11" table:number-rows-spanned="1">
            <text:p>(14,218,970)</text:p>
          </table:table-cell>
          <table:covered-table-cell table:number-columns-repeated="10"/>
          <table:table-cell table:style-name="ce562" office:value-type="float" office:value="70573394" calcext:value-type="float" table:number-columns-spanned="9" table:number-rows-spanned="1">
            <text:p>70,573,394</text:p>
          </table:table-cell>
          <table:covered-table-cell table:number-columns-repeated="8"/>
          <table:table-cell table:style-name="ce1047" office:value-type="float" office:value="55869661" calcext:value-type="float" table:number-columns-spanned="34" table:number-rows-spanned="1">
            <text:p>55,869,661</text:p>
          </table:table-cell>
          <table:covered-table-cell table:number-columns-repeated="33"/>
          <table:table-cell table:number-columns-repeated="16290"/>
        </table:table-row>
        <table:table-row table:style-name="ro10">
          <table:table-cell table:style-name="ce569" office:value-type="string" calcext:value-type="string" table:number-columns-spanned="7" table:number-rows-spanned="1">
            <text:p>Supporting Services</text:p>
            <text:p>Site supports and program development</text:p>
          </table:table-cell>
          <table:covered-table-cell table:number-columns-repeated="6"/>
          <table:table-cell table:style-name="ce664" office:value-type="float" office:value="10963748" calcext:value-type="float" table:number-columns-spanned="7" table:number-rows-spanned="1">
            <text:p>10,963,748</text:p>
          </table:table-cell>
          <table:covered-table-cell table:number-columns-repeated="6"/>
          <table:table-cell table:style-name="ce1051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1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571" office:value-type="float" office:value="17088856" calcext:value-type="float" table:number-columns-spanned="7" table:number-rows-spanned="1">
            <text:p>17,088,856</text:p>
          </table:table-cell>
          <table:covered-table-cell table:number-columns-repeated="6"/>
          <table:table-cell table:style-name="ce558" office:value-type="float" office:value="-75000" calcext:value-type="float" table:number-columns-spanned="11" table:number-rows-spanned="1">
            <text:p>(75,000)</text:p>
          </table:table-cell>
          <table:covered-table-cell table:number-columns-repeated="10"/>
          <table:table-cell table:style-name="ce571" office:value-type="float" office:value="27977604" calcext:value-type="float" table:number-columns-spanned="9" table:number-rows-spanned="1">
            <text:p>27,977,604</text:p>
          </table:table-cell>
          <table:covered-table-cell table:number-columns-repeated="8"/>
          <table:table-cell table:style-name="ce664" office:value-type="float" office:value="20076599" calcext:value-type="float" table:number-columns-spanned="34" table:number-rows-spanned="1">
            <text:p>20,076,599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Administration and general</text:p>
          </table:table-cell>
          <table:covered-table-cell table:number-columns-repeated="6"/>
          <table:table-cell table:style-name="ce1024" office:value-type="float" office:value="6767925" calcext:value-type="float" table:number-columns-spanned="7" table:number-rows-spanned="1">
            <text:p>6,767,925</text:p>
          </table:table-cell>
          <table:covered-table-cell table:number-columns-repeated="6"/>
          <table:table-cell table:style-name="ce1024" office:value-type="float" office:value="705752" calcext:value-type="float" table:number-columns-spanned="9" table:number-rows-spanned="1">
            <text:p>705,752</text:p>
          </table:table-cell>
          <table:covered-table-cell table:number-columns-repeated="8"/>
          <table:table-cell table:style-name="ce1024" office:value-type="float" office:value="1553616" calcext:value-type="float" table:number-columns-spanned="10" table:number-rows-spanned="1">
            <text:p>1,553,616</text:p>
          </table:table-cell>
          <table:covered-table-cell table:number-columns-repeated="9"/>
          <table:table-cell table:style-name="ce562" office:value-type="float" office:value="278677" calcext:value-type="float" table:number-columns-spanned="7" table:number-rows-spanned="1">
            <text:p>278,677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  (25,000<text:span text:style-name="T53">)</text:span></text:p>
          </table:table-cell>
          <table:covered-table-cell table:number-columns-repeated="10"/>
          <table:table-cell table:style-name="ce562" office:value-type="float" office:value="9280970" calcext:value-type="float" table:number-columns-spanned="9" table:number-rows-spanned="1">
            <text:p>9,280,970</text:p>
          </table:table-cell>
          <table:covered-table-cell table:number-columns-repeated="8"/>
          <table:table-cell table:style-name="ce1024" office:value-type="float" office:value="5748392" calcext:value-type="float" table:number-columns-spanned="34" table:number-rows-spanned="1">
            <text:p>5,748,392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3" office:value-type="string" calcext:value-type="string" table:number-columns-spanned="7" table:number-rows-spanned="1">
            <text:p>Total supporting services</text:p>
          </table:table-cell>
          <table:covered-table-cell table:number-columns-repeated="6"/>
          <table:table-cell table:style-name="ce1024" office:value-type="float" office:value="17731673" calcext:value-type="float" table:number-columns-spanned="7" table:number-rows-spanned="1">
            <text:p>17,731,673</text:p>
          </table:table-cell>
          <table:covered-table-cell table:number-columns-repeated="6"/>
          <table:table-cell table:style-name="ce1024" office:value-type="float" office:value="705752" calcext:value-type="float" table:number-columns-spanned="9" table:number-rows-spanned="1">
            <text:p>705,752</text:p>
          </table:table-cell>
          <table:covered-table-cell table:number-columns-repeated="8"/>
          <table:table-cell table:style-name="ce1024" office:value-type="float" office:value="1553616" calcext:value-type="float" table:number-columns-spanned="10" table:number-rows-spanned="1">
            <text:p>1,553,616</text:p>
          </table:table-cell>
          <table:covered-table-cell table:number-columns-repeated="9"/>
          <table:table-cell table:style-name="ce562" office:value-type="float" office:value="17367533" calcext:value-type="float" table:number-columns-spanned="7" table:number-rows-spanned="1">
            <text:p>17,367,533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     (100,000<text:span text:style-name="T53">)</text:span></text:p>
          </table:table-cell>
          <table:covered-table-cell table:number-columns-repeated="10"/>
          <table:table-cell table:style-name="ce562" office:value-type="float" office:value="37258574" calcext:value-type="float" table:number-columns-spanned="9" table:number-rows-spanned="1">
            <text:p>37,258,574</text:p>
          </table:table-cell>
          <table:covered-table-cell table:number-columns-repeated="8"/>
          <table:table-cell table:style-name="ce1024" office:value-type="float" office:value="25824991" calcext:value-type="float" table:number-columns-spanned="34" table:number-rows-spanned="1">
            <text:p>25,824,991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1" office:value-type="string" calcext:value-type="string" table:number-columns-spanned="7" table:number-rows-spanned="1">
            <text:p>Total expenses</text:p>
          </table:table-cell>
          <table:covered-table-cell table:number-columns-repeated="6"/>
          <table:table-cell table:style-name="ce1024" office:value-type="float" office:value="88850302" calcext:value-type="float" table:number-columns-spanned="7" table:number-rows-spanned="1">
            <text:p>88,850,302</text:p>
          </table:table-cell>
          <table:covered-table-cell table:number-columns-repeated="6"/>
          <table:table-cell table:style-name="ce1024" office:value-type="float" office:value="5029745" calcext:value-type="float" table:number-columns-spanned="9" table:number-rows-spanned="1">
            <text:p>5,029,745</text:p>
          </table:table-cell>
          <table:covered-table-cell table:number-columns-repeated="8"/>
          <table:table-cell table:style-name="ce1024" office:value-type="float" office:value="10903358" calcext:value-type="float" table:number-columns-spanned="10" table:number-rows-spanned="1">
            <text:p>10,903,358</text:p>
          </table:table-cell>
          <table:covered-table-cell table:number-columns-repeated="9"/>
          <table:table-cell table:style-name="ce562" office:value-type="float" office:value="17367533" calcext:value-type="float" table:number-columns-spanned="7" table:number-rows-spanned="1">
            <text:p>17,367,533</text:p>
          </table:table-cell>
          <table:covered-table-cell table:number-columns-repeated="6"/>
          <table:table-cell table:style-name="ce1062" office:value-type="string" calcext:value-type="string" table:number-columns-spanned="11" table:number-rows-spanned="1">
            <text:p>      (14,318,970<text:span text:style-name="T53">)</text:span></text:p>
          </table:table-cell>
          <table:covered-table-cell table:number-columns-repeated="10"/>
          <table:table-cell table:style-name="ce562" office:value-type="float" office:value="107831968" calcext:value-type="float" table:number-columns-spanned="9" table:number-rows-spanned="1">
            <text:p>107,831,968</text:p>
          </table:table-cell>
          <table:covered-table-cell table:number-columns-repeated="8"/>
          <table:table-cell table:style-name="ce1024" office:value-type="float" office:value="81694652" calcext:value-type="float" table:number-columns-spanned="34" table:number-rows-spanned="1">
            <text:p>81,694,652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1015" office:value-type="string" calcext:value-type="string" table:number-columns-spanned="7" table:number-rows-spanned="1">
            <text:p>Increase (decrease) in unrestricted net assets</text:p>
          </table:table-cell>
          <table:covered-table-cell table:number-columns-repeated="6"/>
          <table:table-cell table:style-name="ce1024" office:value-type="float" office:value="4284268" calcext:value-type="float" table:number-columns-spanned="7" table:number-rows-spanned="1">
            <text:p>4,284,268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                (5,315<text:span text:style-name="T53">)</text:span></text:p>
          </table:table-cell>
          <table:covered-table-cell table:number-columns-repeated="8"/>
          <table:table-cell table:style-name="ce1050" office:value-type="string" calcext:value-type="string" table:number-columns-spanned="10" table:number-rows-spanned="1">
            <text:p>        (1,306,975<text:span text:style-name="T53">)</text:span></text:p>
          </table:table-cell>
          <table:covered-table-cell table:number-columns-repeated="9"/>
          <table:table-cell table:style-name="ce1062" office:value-type="string" calcext:value-type="string" table:number-columns-spanned="7" table:number-rows-spanned="1">
            <text:p>     (2,923,414<text:span text:style-name="T53">)</text:span></text:p>
          </table:table-cell>
          <table:covered-table-cell table:number-columns-repeated="6"/>
          <table:table-cell table:style-name="ce688" office:value-type="string" calcext:value-type="string" table:number-columns-spanned="11" table:number-rows-spanned="1">
            <text:p>                         -</text:p>
          </table:table-cell>
          <table:covered-table-cell table:number-columns-repeated="10"/>
          <table:table-cell table:style-name="ce562" office:value-type="float" office:value="48564" calcext:value-type="float" table:number-columns-spanned="9" table:number-rows-spanned="1">
            <text:p>48,564</text:p>
          </table:table-cell>
          <table:covered-table-cell table:number-columns-repeated="8"/>
          <table:table-cell table:style-name="ce1024" office:value-type="float" office:value="6367847" calcext:value-type="float" table:number-columns-spanned="34" table:number-rows-spanned="1">
            <text:p>6,367,847</text:p>
          </table:table-cell>
          <table:covered-table-cell table:number-columns-repeated="33"/>
          <table:table-cell table:number-columns-repeated="16290"/>
        </table:table-row>
        <table:table-row table:style-name="ro10">
          <table:table-cell table:style-name="ce555" office:value-type="string" calcext:value-type="string" table:number-columns-spanned="7" table:number-rows-spanned="1">
            <text:p>TEMPORARILY RESTRICTED NET ASSETS:</text:p>
            <text:p><text:span text:style-name="T53">Amounts released from restriction</text:span></text:p>
          </table:table-cell>
          <table:covered-table-cell table:number-columns-repeated="6"/>
          <table:table-cell table:style-name="ce1149" office:value-type="float" office:value="-264170" calcext:value-type="float" table:number-columns-spanned="7" table:number-rows-spanned="1">
            <text:p>(264,170)</text:p>
          </table:table-cell>
          <table:covered-table-cell table:number-columns-repeated="6"/>
          <table:table-cell table:style-name="ce105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055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055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67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566" office:value-type="float" office:value="-264170" calcext:value-type="float" table:number-columns-spanned="9" table:number-rows-spanned="1">
            <text:p>(264,170)</text:p>
          </table:table-cell>
          <table:covered-table-cell table:number-columns-repeated="8"/>
          <table:table-cell table:style-name="ce1149" office:value-type="float" office:value="-299290" calcext:value-type="float" table:number-columns-spanned="34" table:number-rows-spanned="1">
            <text:p>(299,290)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0" office:value-type="string" calcext:value-type="string" table:number-columns-spanned="7" table:number-rows-spanned="1">
            <text:p>Contributions</text:p>
          </table:table-cell>
          <table:covered-table-cell table:number-columns-repeated="6"/>
          <table:table-cell table:style-name="ce1024" office:value-type="float" office:value="4020" calcext:value-type="float" table:number-columns-spanned="7" table:number-rows-spanned="1">
            <text:p>4,020</text:p>
          </table:table-cell>
          <table:covered-table-cell table:number-columns-repeated="6"/>
          <table:table-cell table:style-name="ce1024" office:value-type="float" office:value="315000" calcext:value-type="float" table:number-columns-spanned="9" table:number-rows-spanned="1">
            <text:p>315,000</text:p>
          </table:table-cell>
          <table:covered-table-cell table:number-columns-repeated="8"/>
          <table:table-cell table:style-name="ce1024" office:value-type="float" office:value="501285" calcext:value-type="float" table:number-columns-spanned="10" table:number-rows-spanned="1">
            <text:p>501,285</text:p>
          </table:table-cell>
          <table:covered-table-cell table:number-columns-repeated="9"/>
          <table:table-cell table:style-name="ce1062" office:value-type="string" calcext:value-type="string" table:number-columns-spanned="7" table:number-rows-spanned="1">
            <text:p>                     -</text:p>
          </table:table-cell>
          <table:covered-table-cell table:number-columns-repeated="6"/>
          <table:table-cell table:style-name="ce688" office:value-type="string" calcext:value-type="string" table:number-columns-spanned="11" table:number-rows-spanned="1">
            <text:p>                         -</text:p>
          </table:table-cell>
          <table:covered-table-cell table:number-columns-repeated="10"/>
          <table:table-cell table:style-name="ce562" office:value-type="float" office:value="820305" calcext:value-type="float" table:number-columns-spanned="9" table:number-rows-spanned="1">
            <text:p>820,305</text:p>
          </table:table-cell>
          <table:covered-table-cell table:number-columns-repeated="8"/>
          <table:table-cell table:style-name="ce1024" office:value-type="float" office:value="300160" calcext:value-type="float" table:number-columns-spanned="34" table:number-rows-spanned="1">
            <text:p>300,16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1015" office:value-type="string" calcext:value-type="string" table:number-columns-spanned="7" table:number-rows-spanned="1">
            <text:p>Increase (decrease) in temporarily restricted net assets</text:p>
          </table:table-cell>
          <table:covered-table-cell table:number-columns-repeated="6"/>
          <table:table-cell table:style-name="ce1150" office:value-type="string" calcext:value-type="string" table:number-columns-spanned="7" table:number-rows-spanned="1">
            <text:p>           (260,150<text:span text:style-name="T53">)</text:span></text:p>
          </table:table-cell>
          <table:covered-table-cell table:number-columns-repeated="6"/>
          <table:table-cell table:style-name="ce1151" office:value-type="float" office:value="315000" calcext:value-type="float" table:number-columns-spanned="9" table:number-rows-spanned="1">
            <text:p>315,000</text:p>
          </table:table-cell>
          <table:covered-table-cell table:number-columns-repeated="8"/>
          <table:table-cell table:style-name="ce1151" office:value-type="float" office:value="501285" calcext:value-type="float" table:number-columns-spanned="10" table:number-rows-spanned="1">
            <text:p>501,285</text:p>
          </table:table-cell>
          <table:covered-table-cell table:number-columns-repeated="9"/>
          <table:table-cell table:style-name="ce686" office:value-type="string" calcext:value-type="string" table:number-columns-spanned="7" table:number-rows-spanned="1">
            <text:p>                     -</text:p>
          </table:table-cell>
          <table:covered-table-cell table:number-columns-repeated="6"/>
          <table:table-cell table:style-name="ce687" office:value-type="string" calcext:value-type="string" table:number-columns-spanned="11" table:number-rows-spanned="1">
            <text:p>                         -</text:p>
          </table:table-cell>
          <table:covered-table-cell table:number-columns-repeated="10"/>
          <table:table-cell table:style-name="ce1133" office:value-type="float" office:value="556135" calcext:value-type="float" table:number-columns-spanned="9" table:number-rows-spanned="1">
            <text:p>556,135</text:p>
          </table:table-cell>
          <table:covered-table-cell table:number-columns-repeated="8"/>
          <table:table-cell table:style-name="ce689" office:value-type="float" office:value="870" calcext:value-type="float" table:number-columns-spanned="34" table:number-rows-spanned="1">
            <text:p>870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569" office:value-type="string" calcext:value-type="string" table:number-columns-spanned="7" table:number-rows-spanned="1">
            <text:p>Beginning net assets</text:p>
          </table:table-cell>
          <table:covered-table-cell table:number-columns-repeated="6"/>
          <table:table-cell table:style-name="ce1151" office:value-type="float" office:value="20605488" calcext:value-type="float" table:number-columns-spanned="7" table:number-rows-spanned="1">
            <text:p>20,605,488</text:p>
          </table:table-cell>
          <table:covered-table-cell table:number-columns-repeated="6"/>
          <table:table-cell table:style-name="ce1150" office:value-type="string" calcext:value-type="string" table:number-columns-spanned="9" table:number-rows-spanned="1">
            <text:p>        (1,869,554<text:span text:style-name="T53">)</text:span></text:p>
          </table:table-cell>
          <table:covered-table-cell table:number-columns-repeated="8"/>
          <table:table-cell table:style-name="ce1150" office:value-type="string" calcext:value-type="string" table:number-columns-spanned="10" table:number-rows-spanned="1">
            <text:p>           (529,102<text:span text:style-name="T53">)</text:span></text:p>
          </table:table-cell>
          <table:covered-table-cell table:number-columns-repeated="9"/>
          <table:table-cell table:style-name="ce686" office:value-type="string" calcext:value-type="string" table:number-columns-spanned="7" table:number-rows-spanned="1">
            <text:p>     (1,275,368<text:span text:style-name="T53">)</text:span></text:p>
          </table:table-cell>
          <table:covered-table-cell table:number-columns-repeated="6"/>
          <table:table-cell table:style-name="ce687" office:value-type="string" calcext:value-type="string" table:number-columns-spanned="11" table:number-rows-spanned="1">
            <text:p>                         -</text:p>
          </table:table-cell>
          <table:covered-table-cell table:number-columns-repeated="10"/>
          <table:table-cell table:style-name="ce1133" office:value-type="float" office:value="16931464" calcext:value-type="float" table:number-columns-spanned="9" table:number-rows-spanned="1">
            <text:p>16,931,464</text:p>
          </table:table-cell>
          <table:covered-table-cell table:number-columns-repeated="8"/>
          <table:table-cell table:style-name="ce1151" office:value-type="float" office:value="10562747" calcext:value-type="float" table:number-columns-spanned="34" table:number-rows-spanned="1">
            <text:p>10,562,747</text:p>
          </table:table-cell>
          <table:covered-table-cell table:number-columns-repeated="33"/>
          <table:table-cell table:number-columns-repeated="16290"/>
        </table:table-row>
        <table:table-row table:style-name="ro11">
          <table:table-cell table:style-name="ce1015" office:value-type="string" calcext:value-type="string" table:number-columns-spanned="7" table:number-rows-spanned="1">
            <text:p>Ending net assets</text:p>
          </table:table-cell>
          <table:covered-table-cell table:number-columns-repeated="6"/>
          <table:table-cell table:style-name="ce548" office:value-type="float" office:value="24629606" calcext:value-type="float" table:number-columns-spanned="7" table:number-rows-spanned="1">
            <text:p>$ 24,629,606</text:p>
          </table:table-cell>
          <table:covered-table-cell table:number-columns-repeated="6"/>
          <table:table-cell table:style-name="ce1050" office:value-type="string" calcext:value-type="string" table:number-columns-spanned="9" table:number-rows-spanned="1">
            <text:p>$      (1,559,869<text:span text:style-name="T53">)</text:span></text:p>
          </table:table-cell>
          <table:covered-table-cell table:number-columns-repeated="8"/>
          <table:table-cell table:style-name="ce1050" office:value-type="string" calcext:value-type="string" table:number-columns-spanned="10" table:number-rows-spanned="1">
            <text:p>$      (1,334,792<text:span text:style-name="T53">)</text:span></text:p>
          </table:table-cell>
          <table:covered-table-cell table:number-columns-repeated="9"/>
          <table:table-cell table:style-name="ce1062" office:value-type="string" calcext:value-type="string" table:number-columns-spanned="7" table:number-rows-spanned="1">
            <text:p>$   (4,198,782<text:span text:style-name="T53">)</text:span></text:p>
          </table:table-cell>
          <table:covered-table-cell table:number-columns-repeated="6"/>
          <table:table-cell table:style-name="ce688" office:value-type="string" calcext:value-type="string" table:number-columns-spanned="11" table:number-rows-spanned="1">
            <text:p>$                       -</text:p>
          </table:table-cell>
          <table:covered-table-cell table:number-columns-repeated="10"/>
          <table:table-cell table:style-name="ce1132" office:value-type="float" office:value="17536163" calcext:value-type="float" table:number-columns-spanned="9" table:number-rows-spanned="1">
            <text:p>$ 17,536,163</text:p>
          </table:table-cell>
          <table:covered-table-cell table:number-columns-repeated="8"/>
          <table:table-cell table:style-name="ce548" office:value-type="float" office:value="16931464" calcext:value-type="float" table:number-columns-spanned="34" table:number-rows-spanned="1">
            <text:p>$ 16,931,464</text:p>
          </table:table-cell>
          <table:covered-table-cell table:number-columns-repeated="33"/>
          <table:table-cell table:number-columns-repeated="16290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8" table:style-name="ta2">
        <table:shapes>
          <draw:custom-shape draw:z-index="0" draw:name="Shape 7" draw:style-name="gr2" draw:text-style-name="P2" svg:width="4.3992in" svg:height="0.0004in" svg:x="19.8913in" svg:y="2.0866in">
            <text:p/>
            <draw:enhanced-geometry svg:viewBox="0 0 4022649 360" draw:text-areas="?f8 ?f10 ?f9 ?f11" draw:type="non-primitive" draw:enhanced-path="M 0 0 L 402018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2649"/>
              <draw:equation draw:name="f7" draw:formula="?f4 / 360"/>
              <draw:equation draw:name="f8" draw:formula="0 / ?f6"/>
              <draw:equation draw:name="f9" draw:formula="4022649 / ?f6"/>
              <draw:equation draw:name="f10" draw:formula="0 / ?f7"/>
              <draw:equation draw:name="f11" draw:formula="360 / ?f7"/>
            </draw:enhanced-geometry>
          </draw:custom-shape>
          <draw:custom-shape draw:z-index="1" draw:name="Shape 8" draw:style-name="gr1" draw:text-style-name="P1" svg:width="4.3992in" svg:height="0.011in" svg:x="19.8961in" svg:y="2.0866in">
            <text:p/>
            <draw:enhanced-geometry svg:viewBox="0 0 622935 12700" draw:text-areas="?f8 ?f10 ?f9 ?f11" draw:type="non-primitive" draw:enhanced-path="M 622554 0 L 0 0 0 12192 622554 12192 622554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93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" draw:name="Shape 10" draw:style-name="gr2" draw:text-style-name="P2" svg:width="4.3992in" svg:height="0.0004in" svg:x="28.8917in" svg:y="2.0866in">
            <text:p/>
            <draw:enhanced-geometry svg:viewBox="0 0 4022648 360" draw:text-areas="?f8 ?f10 ?f9 ?f11" draw:type="non-primitive" draw:enhanced-path="M 0 0 L 4020188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2648"/>
              <draw:equation draw:name="f7" draw:formula="?f4 / 360"/>
              <draw:equation draw:name="f8" draw:formula="0 / ?f6"/>
              <draw:equation draw:name="f9" draw:formula="4022648 / ?f6"/>
              <draw:equation draw:name="f10" draw:formula="0 / ?f7"/>
              <draw:equation draw:name="f11" draw:formula="360 / ?f7"/>
            </draw:enhanced-geometry>
          </draw:custom-shape>
          <draw:custom-shape draw:z-index="3" draw:name="Shape 11" draw:style-name="gr1" draw:text-style-name="P1" svg:width="4.3969in" svg:height="0.011in" svg:x="28.8969in" svg:y="2.0866in">
            <text:p/>
            <draw:enhanced-geometry svg:viewBox="0 0 622300 12700" draw:text-areas="?f8 ?f10 ?f9 ?f11" draw:type="non-primitive" draw:enhanced-path="M 621792 0 L 0 0 0 12192 621792 12192 621792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30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" draw:name="Shape 13" draw:style-name="gr2" draw:text-style-name="P2" svg:width="4.3992in" svg:height="0.0004in" svg:x="34.2831in" svg:y="2.0866in">
            <text:p/>
            <draw:enhanced-geometry svg:viewBox="0 0 4022649 360" draw:text-areas="?f8 ?f10 ?f9 ?f11" draw:type="non-primitive" draw:enhanced-path="M 0 0 L 402018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2649"/>
              <draw:equation draw:name="f7" draw:formula="?f4 / 360"/>
              <draw:equation draw:name="f8" draw:formula="0 / ?f6"/>
              <draw:equation draw:name="f9" draw:formula="4022649 / ?f6"/>
              <draw:equation draw:name="f10" draw:formula="0 / ?f7"/>
              <draw:equation draw:name="f11" draw:formula="360 / ?f7"/>
            </draw:enhanced-geometry>
          </draw:custom-shape>
          <draw:custom-shape draw:z-index="5" draw:name="Shape 14" draw:style-name="gr1" draw:text-style-name="P1" svg:width="4.3969in" svg:height="0.011in" svg:x="34.2882in" svg:y="2.0866in">
            <text:p/>
            <draw:enhanced-geometry svg:viewBox="0 0 622300 12700" draw:text-areas="?f8 ?f10 ?f9 ?f11" draw:type="non-primitive" draw:enhanced-path="M 621791 0 L 0 0 0 12192 621791 12192 621791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30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" draw:name="Shape 16" draw:style-name="gr2" draw:text-style-name="P2" svg:width="4.4106in" svg:height="0.0004in" svg:x="39.7118in" svg:y="2.0866in">
            <text:p/>
            <draw:enhanced-geometry svg:viewBox="0 0 4033001 360" draw:text-areas="?f8 ?f10 ?f9 ?f11" draw:type="non-primitive" draw:enhanced-path="M 0 0 L 40305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3001"/>
              <draw:equation draw:name="f7" draw:formula="?f4 / 360"/>
              <draw:equation draw:name="f8" draw:formula="0 / ?f6"/>
              <draw:equation draw:name="f9" draw:formula="4033001 / ?f6"/>
              <draw:equation draw:name="f10" draw:formula="0 / ?f7"/>
              <draw:equation draw:name="f11" draw:formula="360 / ?f7"/>
            </draw:enhanced-geometry>
          </draw:custom-shape>
          <draw:custom-shape draw:z-index="7" draw:name="Shape 17" draw:style-name="gr1" draw:text-style-name="P1" svg:width="4.4083in" svg:height="0.011in" svg:x="39.7165in" svg:y="2.0866in">
            <text:p/>
            <draw:enhanced-geometry svg:viewBox="0 0 622300 12700" draw:text-areas="?f8 ?f10 ?f9 ?f11" draw:type="non-primitive" draw:enhanced-path="M 621791 0 L 0 0 0 12192 621791 12192 621791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30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8" draw:name="Shape 19" draw:style-name="gr2" draw:text-style-name="P2" svg:width="4.4106in" svg:height="0.0004in" svg:x="45.1988in" svg:y="2.0866in">
            <text:p/>
            <draw:enhanced-geometry svg:viewBox="0 0 4033001 360" draw:text-areas="?f8 ?f10 ?f9 ?f11" draw:type="non-primitive" draw:enhanced-path="M 0 0 L 40305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3001"/>
              <draw:equation draw:name="f7" draw:formula="?f4 / 360"/>
              <draw:equation draw:name="f8" draw:formula="0 / ?f6"/>
              <draw:equation draw:name="f9" draw:formula="4033001 / ?f6"/>
              <draw:equation draw:name="f10" draw:formula="0 / ?f7"/>
              <draw:equation draw:name="f11" draw:formula="360 / ?f7"/>
            </draw:enhanced-geometry>
          </draw:custom-shape>
          <draw:custom-shape draw:z-index="9" draw:name="Shape 20" draw:style-name="gr1" draw:text-style-name="P1" svg:width="4.4106in" svg:height="0.011in" svg:x="45.1988in" svg:y="2.0866in">
            <text:p/>
            <draw:enhanced-geometry svg:viewBox="0 0 622935 12700" draw:text-areas="?f8 ?f10 ?f9 ?f11" draw:type="non-primitive" draw:enhanced-path="M 622553 0 L 0 0 0 12192 622553 12192 62255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93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0" draw:name="Shape 22" draw:style-name="gr2" draw:text-style-name="P2" svg:width="4.4087in" svg:height="0.0004in" svg:x="50.6535in" svg:y="2.0866in">
            <text:p/>
            <draw:enhanced-geometry svg:viewBox="0 0 4031201 360" draw:text-areas="?f8 ?f10 ?f9 ?f11" draw:type="non-primitive" draw:enhanced-path="M 0 0 L 402791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1201"/>
              <draw:equation draw:name="f7" draw:formula="?f4 / 360"/>
              <draw:equation draw:name="f8" draw:formula="0 / ?f6"/>
              <draw:equation draw:name="f9" draw:formula="4031201 / ?f6"/>
              <draw:equation draw:name="f10" draw:formula="0 / ?f7"/>
              <draw:equation draw:name="f11" draw:formula="360 / ?f7"/>
            </draw:enhanced-geometry>
          </draw:custom-shape>
          <draw:custom-shape draw:z-index="11" draw:name="Shape 23" draw:style-name="gr1" draw:text-style-name="P1" svg:width="4.411in" svg:height="0.011in" svg:x="50.6535in" svg:y="2.0866in">
            <text:p/>
            <draw:enhanced-geometry svg:viewBox="0 0 622935 12700" draw:text-areas="?f8 ?f10 ?f9 ?f11" draw:type="non-primitive" draw:enhanced-path="M 622553 0 L 0 0 0 12192 622553 12192 62255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93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2" draw:name="Shape 25" draw:style-name="gr2" draw:text-style-name="P2" svg:width="4.4087in" svg:height="0.0004in" svg:x="50.8575in" svg:y="2.9484in">
            <text:p/>
            <draw:enhanced-geometry svg:viewBox="0 0 4031201 360" draw:text-areas="?f8 ?f10 ?f9 ?f11" draw:type="non-primitive" draw:enhanced-path="M 0 0 L 402791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1201"/>
              <draw:equation draw:name="f7" draw:formula="?f4 / 360"/>
              <draw:equation draw:name="f8" draw:formula="0 / ?f6"/>
              <draw:equation draw:name="f9" draw:formula="4031201 / ?f6"/>
              <draw:equation draw:name="f10" draw:formula="0 / ?f7"/>
              <draw:equation draw:name="f11" draw:formula="360 / ?f7"/>
            </draw:enhanced-geometry>
          </draw:custom-shape>
          <draw:custom-shape draw:z-index="13" draw:name="Shape 26" draw:style-name="gr1" draw:text-style-name="P1" svg:width="4.411in" svg:height="0.011in" svg:x="50.8575in" svg:y="2.9492in">
            <text:p/>
            <draw:enhanced-geometry svg:viewBox="0 0 622935 12700" draw:text-areas="?f8 ?f10 ?f9 ?f11" draw:type="non-primitive" draw:enhanced-path="M 622553 0 L 0 0 0 12192 622553 12192 62255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93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4" draw:name="Shape 28" draw:style-name="gr2" draw:text-style-name="P2" svg:width="4.4083in" svg:height="0.0004in" svg:x="55.9815in" svg:y="2.0866in">
            <text:p/>
            <draw:enhanced-geometry svg:viewBox="0 0 4030841 360" draw:text-areas="?f8 ?f10 ?f9 ?f11" draw:type="non-primitive" draw:enhanced-path="M 0 0 L 402755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30841"/>
              <draw:equation draw:name="f7" draw:formula="?f4 / 360"/>
              <draw:equation draw:name="f8" draw:formula="0 / ?f6"/>
              <draw:equation draw:name="f9" draw:formula="4030841 / ?f6"/>
              <draw:equation draw:name="f10" draw:formula="0 / ?f7"/>
              <draw:equation draw:name="f11" draw:formula="360 / ?f7"/>
            </draw:enhanced-geometry>
          </draw:custom-shape>
          <draw:custom-shape draw:z-index="15" draw:name="Shape 29" draw:style-name="gr1" draw:text-style-name="P1" svg:width="4.4106in" svg:height="0.011in" svg:x="55.9815in" svg:y="2.0866in">
            <text:p/>
            <draw:enhanced-geometry svg:viewBox="0 0 622935 12700" draw:text-areas="?f8 ?f10 ?f9 ?f11" draw:type="non-primitive" draw:enhanced-path="M 622553 0 L 0 0 0 12192 622553 12192 62255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293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6" draw:name="Shape 31" draw:style-name="gr2" draw:text-style-name="P2" svg:width="4.3327in" svg:height="0.0004in" svg:x="20.2965in" svg:y="11.6567in">
            <text:p/>
            <draw:enhanced-geometry svg:viewBox="0 0 3961721 360" draw:text-areas="?f8 ?f10 ?f9 ?f11" draw:type="non-primitive" draw:enhanced-path="M 0 0 L 3959253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1721"/>
              <draw:equation draw:name="f7" draw:formula="?f4 / 360"/>
              <draw:equation draw:name="f8" draw:formula="0 / ?f6"/>
              <draw:equation draw:name="f9" draw:formula="3961721 / ?f6"/>
              <draw:equation draw:name="f10" draw:formula="0 / ?f7"/>
              <draw:equation draw:name="f11" draw:formula="360 / ?f7"/>
            </draw:enhanced-geometry>
          </draw:custom-shape>
          <draw:custom-shape draw:z-index="17" draw:name="Shape 32" draw:style-name="gr1" draw:text-style-name="P1" svg:width="4.3327in" svg:height="0.011in" svg:x="20.2965in" svg:y="11.6575in">
            <text:p/>
            <draw:enhanced-geometry svg:viewBox="0 0 611505 12700" draw:text-areas="?f8 ?f10 ?f9 ?f11" draw:type="non-primitive" draw:enhanced-path="M 611124 0 L 0 0 0 12191 611124 12191 611124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150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8" draw:name="Shape 34" draw:style-name="gr2" draw:text-style-name="P2" svg:width="4.1071in" svg:height="0.0004in" svg:x="29.1512in" svg:y="11.6567in">
            <text:p/>
            <draw:enhanced-geometry svg:viewBox="0 0 3755528 360" draw:text-areas="?f8 ?f10 ?f9 ?f11" draw:type="non-primitive" draw:enhanced-path="M 0 0 L 375306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55528"/>
              <draw:equation draw:name="f7" draw:formula="?f4 / 360"/>
              <draw:equation draw:name="f8" draw:formula="0 / ?f6"/>
              <draw:equation draw:name="f9" draw:formula="3755528 / ?f6"/>
              <draw:equation draw:name="f10" draw:formula="0 / ?f7"/>
              <draw:equation draw:name="f11" draw:formula="360 / ?f7"/>
            </draw:enhanced-geometry>
          </draw:custom-shape>
          <draw:custom-shape draw:z-index="19" draw:name="Shape 35" draw:style-name="gr1" draw:text-style-name="P1" svg:width="4.1122in" svg:height="0.011in" svg:x="29.1512in" svg:y="11.6575in">
            <text:p/>
            <draw:enhanced-geometry svg:viewBox="0 0 581660 12700" draw:text-areas="?f8 ?f10 ?f9 ?f11" draw:type="non-primitive" draw:enhanced-path="M 581406 0 L 0 0 0 12191 581406 12191 58140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66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0" draw:name="Shape 37" draw:style-name="gr2" draw:text-style-name="P2" svg:width="4.1236in" svg:height="0.0004in" svg:x="34.1402in" svg:y="11.6567in">
            <text:p/>
            <draw:enhanced-geometry svg:viewBox="0 0 3770561 360" draw:text-areas="?f8 ?f10 ?f9 ?f11" draw:type="non-primitive" draw:enhanced-path="M 0 0 L 376891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70561"/>
              <draw:equation draw:name="f7" draw:formula="?f4 / 360"/>
              <draw:equation draw:name="f8" draw:formula="0 / ?f6"/>
              <draw:equation draw:name="f9" draw:formula="3770561 / ?f6"/>
              <draw:equation draw:name="f10" draw:formula="0 / ?f7"/>
              <draw:equation draw:name="f11" draw:formula="360 / ?f7"/>
            </draw:enhanced-geometry>
          </draw:custom-shape>
          <draw:custom-shape draw:z-index="21" draw:name="Shape 38" draw:style-name="gr1" draw:text-style-name="P1" svg:width="4.1185in" svg:height="0.011in" svg:x="34.1453in" svg:y="11.6575in">
            <text:p/>
            <draw:enhanced-geometry svg:viewBox="0 0 581025 12700" draw:text-areas="?f8 ?f10 ?f9 ?f11" draw:type="non-primitive" draw:enhanced-path="M 580643 0 L 0 0 0 12191 580643 12191 5806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0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2" draw:name="Shape 40" draw:style-name="gr2" draw:text-style-name="P2" svg:width="4.1236in" svg:height="0.0004in" svg:x="39.2453in" svg:y="11.6567in">
            <text:p/>
            <draw:enhanced-geometry svg:viewBox="0 0 3770561 360" draw:text-areas="?f8 ?f10 ?f9 ?f11" draw:type="non-primitive" draw:enhanced-path="M 0 0 L 376891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70561"/>
              <draw:equation draw:name="f7" draw:formula="?f4 / 360"/>
              <draw:equation draw:name="f8" draw:formula="0 / ?f6"/>
              <draw:equation draw:name="f9" draw:formula="3770561 / ?f6"/>
              <draw:equation draw:name="f10" draw:formula="0 / ?f7"/>
              <draw:equation draw:name="f11" draw:formula="360 / ?f7"/>
            </draw:enhanced-geometry>
          </draw:custom-shape>
          <draw:custom-shape draw:z-index="23" draw:name="Shape 41" draw:style-name="gr1" draw:text-style-name="P1" svg:width="4.1185in" svg:height="0.011in" svg:x="39.2504in" svg:y="11.6575in">
            <text:p/>
            <draw:enhanced-geometry svg:viewBox="0 0 581025 12700" draw:text-areas="?f8 ?f10 ?f9 ?f11" draw:type="non-primitive" draw:enhanced-path="M 580643 0 L 0 0 0 12191 580643 12191 5806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0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4" draw:name="Shape 43" draw:style-name="gr2" draw:text-style-name="P2" svg:width="4.1071in" svg:height="0.0004in" svg:x="44.3524in" svg:y="11.6567in">
            <text:p/>
            <draw:enhanced-geometry svg:viewBox="0 0 3755529 360" draw:text-areas="?f8 ?f10 ?f9 ?f11" draw:type="non-primitive" draw:enhanced-path="M 0 0 L 375306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55529"/>
              <draw:equation draw:name="f7" draw:formula="?f4 / 360"/>
              <draw:equation draw:name="f8" draw:formula="0 / ?f6"/>
              <draw:equation draw:name="f9" draw:formula="3755529 / ?f6"/>
              <draw:equation draw:name="f10" draw:formula="0 / ?f7"/>
              <draw:equation draw:name="f11" draw:formula="360 / ?f7"/>
            </draw:enhanced-geometry>
          </draw:custom-shape>
          <draw:custom-shape draw:z-index="25" draw:name="Shape 44" draw:style-name="gr1" draw:text-style-name="P1" svg:width="4.1122in" svg:height="0.011in" svg:x="44.3524in" svg:y="11.6575in">
            <text:p/>
            <draw:enhanced-geometry svg:viewBox="0 0 581660 12700" draw:text-areas="?f8 ?f10 ?f9 ?f11" draw:type="non-primitive" draw:enhanced-path="M 581405 0 L 0 0 0 12191 581405 12191 58140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66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6" draw:name="Shape 46" draw:style-name="gr2" draw:text-style-name="P2" svg:width="4.1185in" svg:height="0.0004in" svg:x="49.9217in" svg:y="11.6567in">
            <text:p/>
            <draw:enhanced-geometry svg:viewBox="0 0 3765881 360" draw:text-areas="?f8 ?f10 ?f9 ?f11" draw:type="non-primitive" draw:enhanced-path="M 0 0 L 376341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65881"/>
              <draw:equation draw:name="f7" draw:formula="?f4 / 360"/>
              <draw:equation draw:name="f8" draw:formula="0 / ?f6"/>
              <draw:equation draw:name="f9" draw:formula="3765881 / ?f6"/>
              <draw:equation draw:name="f10" draw:formula="0 / ?f7"/>
              <draw:equation draw:name="f11" draw:formula="360 / ?f7"/>
            </draw:enhanced-geometry>
          </draw:custom-shape>
          <draw:custom-shape draw:z-index="27" draw:name="Shape 47" draw:style-name="gr1" draw:text-style-name="P1" svg:width="4.1236in" svg:height="0.011in" svg:x="49.9217in" svg:y="11.6575in">
            <text:p/>
            <draw:enhanced-geometry svg:viewBox="0 0 581660 12700" draw:text-areas="?f8 ?f10 ?f9 ?f11" draw:type="non-primitive" draw:enhanced-path="M 581405 0 L 0 0 0 12191 581405 12191 58140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66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8" draw:name="Shape 49" draw:style-name="gr2" draw:text-style-name="P2" svg:width="4.1114in" svg:height="0.0004in" svg:x="54.9917in" svg:y="11.6567in">
            <text:p/>
            <draw:enhanced-geometry svg:viewBox="0 0 3759488 360" draw:text-areas="?f8 ?f10 ?f9 ?f11" draw:type="non-primitive" draw:enhanced-path="M 0 0 L 375784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59488"/>
              <draw:equation draw:name="f7" draw:formula="?f4 / 360"/>
              <draw:equation draw:name="f8" draw:formula="0 / ?f6"/>
              <draw:equation draw:name="f9" draw:formula="3759488 / ?f6"/>
              <draw:equation draw:name="f10" draw:formula="0 / ?f7"/>
              <draw:equation draw:name="f11" draw:formula="360 / ?f7"/>
            </draw:enhanced-geometry>
          </draw:custom-shape>
          <draw:custom-shape draw:z-index="29" draw:name="Shape 50" draw:style-name="gr1" draw:text-style-name="P1" svg:width="4.1067in" svg:height="0.011in" svg:x="54.9965in" svg:y="11.6575in">
            <text:p/>
            <draw:enhanced-geometry svg:viewBox="0 0 581025 12700" draw:text-areas="?f8 ?f10 ?f9 ?f11" draw:type="non-primitive" draw:enhanced-path="M 580643 0 L 0 0 0 12191 580643 12191 5806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0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0" draw:name="Shape 52" draw:style-name="gr2" draw:text-style-name="P2" svg:width="4.1071in" svg:height="0.0004in" svg:x="49.8965in" svg:y="13.1815in">
            <text:p/>
            <draw:enhanced-geometry svg:viewBox="0 0 3755528 360" draw:text-areas="?f8 ?f10 ?f9 ?f11" draw:type="non-primitive" draw:enhanced-path="M 0 0 L 375306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55528"/>
              <draw:equation draw:name="f7" draw:formula="?f4 / 360"/>
              <draw:equation draw:name="f8" draw:formula="0 / ?f6"/>
              <draw:equation draw:name="f9" draw:formula="3755528 / ?f6"/>
              <draw:equation draw:name="f10" draw:formula="0 / ?f7"/>
              <draw:equation draw:name="f11" draw:formula="360 / ?f7"/>
            </draw:enhanced-geometry>
          </draw:custom-shape>
          <draw:custom-shape draw:z-index="31" draw:name="Shape 53" draw:style-name="gr1" draw:text-style-name="P1" svg:width="4.1185in" svg:height="0.011in" svg:x="49.9016in" svg:y="13.1815in">
            <text:p/>
            <draw:enhanced-geometry svg:viewBox="0 0 581025 12700" draw:text-areas="?f8 ?f10 ?f9 ?f11" draw:type="non-primitive" draw:enhanced-path="M 580644 0 L 0 0 0 12192 580644 12192 580644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0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2" draw:name="Shape 55" draw:style-name="gr2" draw:text-style-name="P2" svg:width="4.1071in" svg:height="0.0004in" svg:x="49.8965in" svg:y="14.915in">
            <text:p/>
            <draw:enhanced-geometry svg:viewBox="0 0 3755528 360" draw:text-areas="?f8 ?f10 ?f9 ?f11" draw:type="non-primitive" draw:enhanced-path="M 0 0 L 375306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55528"/>
              <draw:equation draw:name="f7" draw:formula="?f4 / 360"/>
              <draw:equation draw:name="f8" draw:formula="0 / ?f6"/>
              <draw:equation draw:name="f9" draw:formula="3755528 / ?f6"/>
              <draw:equation draw:name="f10" draw:formula="0 / ?f7"/>
              <draw:equation draw:name="f11" draw:formula="360 / ?f7"/>
            </draw:enhanced-geometry>
          </draw:custom-shape>
          <draw:custom-shape draw:z-index="33" draw:name="Shape 56" draw:style-name="gr1" draw:text-style-name="P1" svg:width="4.1185in" svg:height="0.011in" svg:x="49.9016in" svg:y="14.915in">
            <text:p/>
            <draw:enhanced-geometry svg:viewBox="0 0 581025 12700" draw:text-areas="?f8 ?f10 ?f9 ?f11" draw:type="non-primitive" draw:enhanced-path="M 580644 0 L 0 0 0 12192 580644 12192 580644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0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4" draw:name="Shape 58" draw:style-name="gr2" draw:text-style-name="P2" svg:width="4.1071in" svg:height="0.0004in" svg:x="50.6232in" svg:y="16.9154in">
            <text:p/>
            <draw:enhanced-geometry svg:viewBox="0 0 3755529 360" draw:text-areas="?f8 ?f10 ?f9 ?f11" draw:type="non-primitive" draw:enhanced-path="M 0 0 L 375306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55529"/>
              <draw:equation draw:name="f7" draw:formula="?f4 / 360"/>
              <draw:equation draw:name="f8" draw:formula="0 / ?f6"/>
              <draw:equation draw:name="f9" draw:formula="3755529 / ?f6"/>
              <draw:equation draw:name="f10" draw:formula="0 / ?f7"/>
              <draw:equation draw:name="f11" draw:formula="360 / ?f7"/>
            </draw:enhanced-geometry>
          </draw:custom-shape>
          <draw:custom-shape draw:z-index="35" draw:name="Shape 59" draw:style-name="gr1" draw:text-style-name="P1" svg:width="4.1071in" svg:height="0.011in" svg:x="50.6283in" svg:y="16.9161in">
            <text:p/>
            <draw:enhanced-geometry svg:viewBox="0 0 581025 12700" draw:text-areas="?f8 ?f10 ?f9 ?f11" draw:type="non-primitive" draw:enhanced-path="M 580644 0 L 0 0 0 12191 580644 12191 580644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810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table:shapes>
        <table:table-column table:style-name="co2" table:number-columns-repeated="16384" table:default-cell-style-name="ce1"/>
        <table:table-row table:style-name="ro8">
          <table:table-cell table:style-name="ce766" office:value-type="string" calcext:value-type="string" table:number-columns-spanned="67" table:number-rows-spanned="1">
            <text:p>CONSOLIDATED STATEMENT OF FINANCIAL POSITION JUNE 30, 2018</text:p>
            <text:p><text:span text:style-name="T56">(WITH COMPARATIVE TOTALS FOR JUNE 30, 2017)</text:span></text:p>
          </table:table-cell>
          <table:covered-table-cell table:number-columns-repeated="66"/>
          <table:table-cell table:style-name="ce250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22">
          <table:table-cell table:style-name="ce5" office:value-type="string" calcext:value-type="string" table:number-columns-spanned="67" table:number-rows-spanned="1">
            <text:p>Rocketship</text:p>
            <text:p>Education DC</text:p>
            <text:p>Rocketship                  Public                  Launchpad</text:p>
            <text:p>Rocketship               Education                  Charter               Development                                                 2018<text:span text:style-name="T57">                           </text:span>2017</text:p>
            <text:p>Education           Wisconsin Inc.           School, Inc.               Company              Eliminations                  Total                        Total</text:p>
            <text:p><text:span text:style-name="T58">ASSETS</text:span></text:p>
          </table:table-cell>
          <table:covered-table-cell table:number-columns-repeated="66"/>
          <table:table-cell table:style-name="ce250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3" office:value-type="string" calcext:value-type="string" table:number-columns-spanned="67" table:number-rows-spanned="1">
            <text:p>CURRENT ASSETS</text:p>
          </table:table-cell>
          <table:covered-table-cell table:number-columns-repeated="66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Cash and Cash Equivalents</text:p>
          </table:table-cell>
          <table:covered-table-cell table:number-columns-repeated="7"/>
          <table:table-cell table:style-name="ce865" office:value-type="float" office:value="20844116" calcext:value-type="float" table:number-columns-spanned="7" table:number-rows-spanned="1">
            <text:p>$ 20,844,116</text:p>
          </table:table-cell>
          <table:covered-table-cell table:number-columns-repeated="6"/>
          <table:table-cell table:style-name="ce865" office:value-type="float" office:value="883567" calcext:value-type="float" table:number-columns-spanned="6" table:number-rows-spanned="1">
            <text:p>$ 883,567</text:p>
          </table:table-cell>
          <table:covered-table-cell table:number-columns-repeated="5"/>
          <table:table-cell table:style-name="ce8"/>
          <table:table-cell table:style-name="ce865" office:value-type="float" office:value="2453937" calcext:value-type="float" table:number-columns-spanned="7" table:number-rows-spanned="1">
            <text:p>$ 2,453,937</text:p>
          </table:table-cell>
          <table:covered-table-cell table:number-columns-repeated="6"/>
          <table:table-cell table:style-name="ce8"/>
          <table:table-cell table:style-name="ce865" office:value-type="float" office:value="14612692" calcext:value-type="float" table:number-columns-spanned="9" table:number-rows-spanned="1">
            <text:p>$ 14,612,692</text:p>
          </table:table-cell>
          <table:covered-table-cell table:number-columns-repeated="8"/>
          <table:table-cell table:style-name="ce8"/>
          <table:table-cell table:style-name="ce1195" office:value-type="string" calcext:value-type="string" table:number-columns-spanned="5" table:number-rows-spanned="1">
            <text:p>$</text:p>
          </table:table-cell>
          <table:covered-table-cell table:number-columns-repeated="4"/>
          <table:table-cell table:style-name="ce788" office:value-type="float" office:value="-38794312" calcext:value-type="float" table:number-columns-spanned="11" table:number-rows-spanned="1">
            <text:p>-$ 38,794,312</text:p>
          </table:table-cell>
          <table:covered-table-cell table:number-columns-repeated="10"/>
          <table:table-cell table:style-name="ce8"/>
          <table:table-cell table:style-name="ce865" office:value-type="float" office:value="43265177" calcext:value-type="float" table:number-columns-spanned="5" table:number-rows-spanned="1">
            <text:p>$ 43,265,177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Restricted Cash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7" office:value-type="float" office:value="29664" calcext:value-type="float" table:number-columns-spanned="6" table:number-rows-spanned="1">
            <text:p>29,664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11333336" calcext:value-type="float" table:number-columns-spanned="9" table:number-rows-spanned="1">
            <text:p>11,333,336</text:p>
          </table:table-cell>
          <table:covered-table-cell table:number-columns-repeated="8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1231" office:value-type="float" office:value="-11363000" calcext:value-type="float" table:number-columns-spanned="11" table:number-rows-spanned="1">
            <text:p>-11,363,000</text:p>
          </table:table-cell>
          <table:covered-table-cell table:number-columns-repeated="10"/>
          <table:table-cell table:style-name="ce8"/>
          <table:table-cell table:style-name="ce857" office:value-type="float" office:value="10634074" calcext:value-type="float" table:number-columns-spanned="5" table:number-rows-spanned="1">
            <text:p>10,634,074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Accounts Receivable</text:p>
          </table:table-cell>
          <table:covered-table-cell table:number-columns-repeated="7"/>
          <table:table-cell table:style-name="ce857" office:value-type="float" office:value="9235556" calcext:value-type="float" table:number-columns-spanned="7" table:number-rows-spanned="1">
            <text:p>9,235,556</text:p>
          </table:table-cell>
          <table:covered-table-cell table:number-columns-repeated="6"/>
          <table:table-cell table:style-name="ce857" office:value-type="float" office:value="3667" calcext:value-type="float" table:number-columns-spanned="6" table:number-rows-spanned="1">
            <text:p>3,667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294198" calcext:value-type="float" table:number-columns-spanned="9" table:number-rows-spanned="1">
            <text:p>294,198</text:p>
          </table:table-cell>
          <table:covered-table-cell table:number-columns-repeated="8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1231" office:value-type="float" office:value="-9533421" calcext:value-type="float" table:number-columns-spanned="11" table:number-rows-spanned="1">
            <text:p>-9,533,421</text:p>
          </table:table-cell>
          <table:covered-table-cell table:number-columns-repeated="10"/>
          <table:table-cell table:style-name="ce8"/>
          <table:table-cell table:style-name="ce857" office:value-type="float" office:value="8203486" calcext:value-type="float" table:number-columns-spanned="5" table:number-rows-spanned="1">
            <text:p>8,203,486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Grants Receivable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7" office:value-type="float" office:value="533532" calcext:value-type="float" table:number-columns-spanned="6" table:number-rows-spanned="1">
            <text:p>533,532</text:p>
          </table:table-cell>
          <table:covered-table-cell table:number-columns-repeated="5"/>
          <table:table-cell table:style-name="ce8"/>
          <table:table-cell table:style-name="ce857" office:value-type="float" office:value="870751" calcext:value-type="float" table:number-columns-spanned="7" table:number-rows-spanned="1">
            <text:p>870,751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1231" office:value-type="float" office:value="-1404283" calcext:value-type="float" table:number-columns-spanned="11" table:number-rows-spanned="1">
            <text:p>-1,404,283</text:p>
          </table:table-cell>
          <table:covered-table-cell table:number-columns-repeated="10"/>
          <table:table-cell table:style-name="ce8"/>
          <table:table-cell table:style-name="ce857" office:value-type="float" office:value="476241" calcext:value-type="float" table:number-columns-spanned="5" table:number-rows-spanned="1">
            <text:p>476,241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Note Receivable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74" office:value-type="string" calcext:value-type="string" table:number-columns-spanned="11" table:number-rows-spanned="1">
            <text:p>- <text:s text:c="30"/>-</text:p>
          </table:table-cell>
          <table:covered-table-cell table:number-columns-repeated="10"/>
          <table:table-cell table:style-name="ce8"/>
          <table:table-cell table:style-name="ce857" office:value-type="float" office:value="560000" calcext:value-type="float" table:number-columns-spanned="5" table:number-rows-spanned="1">
            <text:p>560,000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Prepaid Expenses and Deposits</text:p>
          </table:table-cell>
          <table:covered-table-cell table:number-columns-repeated="7"/>
          <table:table-cell table:style-name="ce1183" office:value-type="float" office:value="2349122" calcext:value-type="float" table:number-columns-spanned="7" table:number-rows-spanned="1">
            <text:p>2,349,122</text:p>
          </table:table-cell>
          <table:covered-table-cell table:number-columns-repeated="6"/>
          <table:table-cell table:style-name="ce1183" office:value-type="float" office:value="48343" calcext:value-type="float" table:number-columns-spanned="6" table:number-rows-spanned="1">
            <text:p>48,343</text:p>
          </table:table-cell>
          <table:covered-table-cell table:number-columns-repeated="5"/>
          <table:table-cell table:style-name="ce8"/>
          <table:table-cell table:style-name="ce1183" office:value-type="float" office:value="46422" calcext:value-type="float" table:number-columns-spanned="7" table:number-rows-spanned="1">
            <text:p>46,422</text:p>
          </table:table-cell>
          <table:covered-table-cell table:number-columns-repeated="6"/>
          <table:table-cell table:style-name="ce8"/>
          <table:table-cell table:style-name="ce1183" office:value-type="float" office:value="903568" calcext:value-type="float" table:number-columns-spanned="9" table:number-rows-spanned="1">
            <text:p>903,568</text:p>
          </table:table-cell>
          <table:covered-table-cell table:number-columns-repeated="8"/>
          <table:table-cell table:style-name="ce8"/>
          <table:table-cell table:style-name="ce312" table:number-columns-spanned="5" table:number-rows-spanned="1"/>
          <table:covered-table-cell table:number-columns-repeated="4"/>
          <table:table-cell table:style-name="ce1231" office:value-type="float" office:value="-3347455" calcext:value-type="float" table:number-columns-spanned="11" table:number-rows-spanned="1">
            <text:p>-3,347,455</text:p>
          </table:table-cell>
          <table:covered-table-cell table:number-columns-repeated="10"/>
          <table:table-cell table:style-name="ce8"/>
          <table:table-cell table:style-name="ce1183" office:value-type="float" office:value="1368099" calcext:value-type="float" table:number-columns-spanned="5" table:number-rows-spanned="1">
            <text:p>1,368,099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8" table:number-rows-spanned="1">
            <text:p>Total Current Assets</text:p>
          </table:table-cell>
          <table:covered-table-cell table:number-columns-repeated="7"/>
          <table:table-cell table:style-name="ce1184" office:value-type="float" office:value="32428794" calcext:value-type="float" table:number-columns-spanned="7" table:number-rows-spanned="1">
            <text:p>32,428,794</text:p>
          </table:table-cell>
          <table:covered-table-cell table:number-columns-repeated="6"/>
          <table:table-cell table:style-name="ce1184" office:value-type="float" office:value="1498773" calcext:value-type="float" table:number-columns-spanned="6" table:number-rows-spanned="1">
            <text:p>1,498,773</text:p>
          </table:table-cell>
          <table:covered-table-cell table:number-columns-repeated="5"/>
          <table:table-cell table:style-name="ce509"/>
          <table:table-cell table:style-name="ce1184" office:value-type="float" office:value="3371110" calcext:value-type="float" table:number-columns-spanned="7" table:number-rows-spanned="1">
            <text:p>3,371,110</text:p>
          </table:table-cell>
          <table:covered-table-cell table:number-columns-repeated="6"/>
          <table:table-cell table:style-name="ce509"/>
          <table:table-cell table:style-name="ce1184" office:value-type="float" office:value="27143794" calcext:value-type="float" table:number-columns-spanned="9" table:number-rows-spanned="1">
            <text:p>27,143,794</text:p>
          </table:table-cell>
          <table:covered-table-cell table:number-columns-repeated="8"/>
          <table:table-cell table:style-name="ce509"/>
          <table:table-cell table:style-name="ce1191" table:number-columns-spanned="5" table:number-rows-spanned="1"/>
          <table:covered-table-cell table:number-columns-repeated="4"/>
          <table:table-cell table:style-name="ce1231" office:value-type="float" office:value="-64442471" calcext:value-type="float" table:number-columns-spanned="11" table:number-rows-spanned="1">
            <text:p>-64,442,471</text:p>
          </table:table-cell>
          <table:covered-table-cell table:number-columns-repeated="10"/>
          <table:table-cell table:style-name="ce509"/>
          <table:table-cell table:style-name="ce1184" office:value-type="float" office:value="64507077" calcext:value-type="float" table:number-columns-spanned="5" table:number-rows-spanned="1">
            <text:p>64,507,077</text:p>
          </table:table-cell>
          <table:covered-table-cell table:number-columns-repeated="4"/>
          <table:table-cell table:style-name="ce509" table:number-columns-spanned="5" table:number-rows-spanned="1"/>
          <table:covered-table-cell table:number-columns-repeated="4"/>
          <table:table-cell table:style-name="ce509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3" office:value-type="string" calcext:value-type="string" table:number-columns-spanned="67" table:number-rows-spanned="1">
            <text:p>LONG-TERM ASSETS</text:p>
          </table:table-cell>
          <table:covered-table-cell table:number-columns-repeated="66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Grants Receivable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7" office:value-type="float" office:value="75000" calcext:value-type="float" table:number-columns-spanned="6" table:number-rows-spanned="1">
            <text:p>75,000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7" office:value-type="float" office:value="75000" calcext:value-type="float" table:number-columns-spanned="7" table:number-rows-spanned="1">
            <text:p>75,000</text:p>
          </table:table-cell>
          <table:covered-table-cell table:number-columns-repeated="6"/>
          <table:table-cell table:style-name="ce8"/>
          <table:table-cell table:style-name="ce857" office:value-type="float" office:value="96325" calcext:value-type="float" table:number-columns-spanned="5" table:number-rows-spanned="1">
            <text:p>96,325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Intracompany Receivable</text:p>
          </table:table-cell>
          <table:covered-table-cell table:number-columns-repeated="7"/>
          <table:table-cell table:style-name="ce857" office:value-type="float" office:value="4949638" calcext:value-type="float" table:number-columns-spanned="7" table:number-rows-spanned="1">
            <text:p>4,949,638</text:p>
          </table:table-cell>
          <table:covered-table-cell table:number-columns-repeated="6"/>
          <table:table-cell table:style-name="ce787" office:value-type="float" office:value="334" calcext:value-type="float" table:number-columns-spanned="6" table:number-rows-spanned="1">
            <text:p>334</text:p>
          </table:table-cell>
          <table:covered-table-cell table:number-columns-repeated="5"/>
          <table:table-cell table:style-name="ce8"/>
          <table:table-cell table:style-name="ce857" office:value-type="float" office:value="643470" calcext:value-type="float" table:number-columns-spanned="7" table:number-rows-spanned="1">
            <text:p>643,470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776" office:value-type="float" office:value="-5593442" calcext:value-type="float" table:number-columns-spanned="8" table:number-rows-spanned="1">
            <text:p>(5,593,442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Security Deposits</text:p>
          </table:table-cell>
          <table:covered-table-cell table:number-columns-repeated="7"/>
          <table:table-cell table:style-name="ce857" office:value-type="float" office:value="429295" calcext:value-type="float" table:number-columns-spanned="7" table:number-rows-spanned="1">
            <text:p>429,295</text:p>
          </table:table-cell>
          <table:covered-table-cell table:number-columns-repeated="6"/>
          <table:table-cell table:style-name="ce857" office:value-type="float" office:value="5000" calcext:value-type="float" table:number-columns-spanned="6" table:number-rows-spanned="1">
            <text:p>5,000</text:p>
          </table:table-cell>
          <table:covered-table-cell table:number-columns-repeated="5"/>
          <table:table-cell table:style-name="ce8"/>
          <table:table-cell table:style-name="ce857" office:value-type="float" office:value="1500" calcext:value-type="float" table:number-columns-spanned="7" table:number-rows-spanned="1">
            <text:p>1,500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1205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8"/>
          <table:table-cell table:style-name="ce857" office:value-type="float" office:value="35795" calcext:value-type="float" table:number-columns-spanned="7" table:number-rows-spanned="1">
            <text:p>35,795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Deferred Rent Asset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6403433" calcext:value-type="float" table:number-columns-spanned="9" table:number-rows-spanned="1">
            <text:p>6,403,433</text:p>
          </table:table-cell>
          <table:covered-table-cell table:number-columns-repeated="8"/>
          <table:table-cell table:style-name="ce8"/>
          <table:table-cell table:style-name="ce776" office:value-type="float" office:value="-6403433" calcext:value-type="float" table:number-columns-spanned="8" table:number-rows-spanned="1">
            <text:p>(6,403,433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Property, Plant, and Equipment, Net</text:p>
          </table:table-cell>
          <table:covered-table-cell table:number-columns-repeated="7"/>
          <table:table-cell table:style-name="ce1183" office:value-type="float" office:value="5150515" calcext:value-type="float" table:number-columns-spanned="7" table:number-rows-spanned="1">
            <text:p>5,150,515</text:p>
          </table:table-cell>
          <table:covered-table-cell table:number-columns-repeated="6"/>
          <table:table-cell table:style-name="ce1183" office:value-type="float" office:value="20219" calcext:value-type="float" table:number-columns-spanned="6" table:number-rows-spanned="1">
            <text:p>20,219</text:p>
          </table:table-cell>
          <table:covered-table-cell table:number-columns-repeated="5"/>
          <table:table-cell table:style-name="ce8"/>
          <table:table-cell table:style-name="ce120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1183" office:value-type="float" office:value="98422757" calcext:value-type="float" table:number-columns-spanned="9" table:number-rows-spanned="1">
            <text:p>98,422,757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83" office:value-type="float" office:value="103593491" calcext:value-type="float" table:number-columns-spanned="7" table:number-rows-spanned="1">
            <text:p>103,593,491</text:p>
          </table:table-cell>
          <table:covered-table-cell table:number-columns-repeated="6"/>
          <table:table-cell table:style-name="ce8"/>
          <table:table-cell table:style-name="ce1183" office:value-type="float" office:value="99989879" calcext:value-type="float" table:number-columns-spanned="5" table:number-rows-spanned="1">
            <text:p>99,989,879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8" table:number-rows-spanned="1">
            <text:p>Total Long-Term Assets</text:p>
          </table:table-cell>
          <table:covered-table-cell table:number-columns-repeated="7"/>
          <table:table-cell table:style-name="ce1185" office:value-type="float" office:value="10529448" calcext:value-type="float" table:number-columns-spanned="7" table:number-rows-spanned="1">
            <text:p>10,529,448</text:p>
          </table:table-cell>
          <table:covered-table-cell table:number-columns-repeated="6"/>
          <table:table-cell table:style-name="ce1185" office:value-type="float" office:value="100553" calcext:value-type="float" table:number-columns-spanned="6" table:number-rows-spanned="1">
            <text:p>100,553</text:p>
          </table:table-cell>
          <table:covered-table-cell table:number-columns-repeated="5"/>
          <table:table-cell table:style-name="ce8"/>
          <table:table-cell table:style-name="ce1185" office:value-type="float" office:value="644970" calcext:value-type="float" table:number-columns-spanned="7" table:number-rows-spanned="1">
            <text:p>644,970</text:p>
          </table:table-cell>
          <table:covered-table-cell table:number-columns-repeated="6"/>
          <table:table-cell table:style-name="ce8"/>
          <table:table-cell table:style-name="ce1185" office:value-type="float" office:value="104826190" calcext:value-type="float" table:number-columns-spanned="9" table:number-rows-spanned="1">
            <text:p>104,826,190</text:p>
          </table:table-cell>
          <table:covered-table-cell table:number-columns-repeated="8"/>
          <table:table-cell table:style-name="ce8"/>
          <table:table-cell table:style-name="ce786" office:value-type="float" office:value="-12396875" calcext:value-type="float" table:number-columns-spanned="8" table:number-rows-spanned="1">
            <text:p>(12,396,875)</text:p>
          </table:table-cell>
          <table:covered-table-cell table:number-columns-repeated="7"/>
          <table:table-cell table:style-name="ce8"/>
          <table:table-cell table:style-name="ce1185" office:value-type="float" office:value="103704286" calcext:value-type="float" table:number-columns-spanned="7" table:number-rows-spanned="1">
            <text:p>103,704,286</text:p>
          </table:table-cell>
          <table:covered-table-cell table:number-columns-repeated="6"/>
          <table:table-cell table:style-name="ce8"/>
          <table:table-cell table:style-name="ce1185" office:value-type="float" office:value="100086204" calcext:value-type="float" table:number-columns-spanned="5" table:number-rows-spanned="1">
            <text:p>100,086,204</text:p>
          </table:table-cell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6" office:value-type="string" calcext:value-type="string" table:number-columns-spanned="8" table:number-rows-spanned="1">
            <text:p>Total Assets</text:p>
          </table:table-cell>
          <table:covered-table-cell table:number-columns-repeated="7"/>
          <table:table-cell table:style-name="ce1186" office:value-type="float" office:value="42958242" calcext:value-type="float" table:number-columns-spanned="7" table:number-rows-spanned="1">
            <text:p>$ 42,958,242</text:p>
          </table:table-cell>
          <table:covered-table-cell table:number-columns-repeated="6"/>
          <table:table-cell table:style-name="ce1186" office:value-type="float" office:value="1599326" calcext:value-type="float" table:number-columns-spanned="6" table:number-rows-spanned="1">
            <text:p>$ 1,599,326</text:p>
          </table:table-cell>
          <table:covered-table-cell table:number-columns-repeated="5"/>
          <table:table-cell table:style-name="ce509"/>
          <table:table-cell table:style-name="ce1186" office:value-type="float" office:value="4016080" calcext:value-type="float" table:number-columns-spanned="7" table:number-rows-spanned="1">
            <text:p>$ 4,016,080</text:p>
          </table:table-cell>
          <table:covered-table-cell table:number-columns-repeated="6"/>
          <table:table-cell table:style-name="ce509"/>
          <table:table-cell table:style-name="ce1186" office:value-type="float" office:value="131969984" calcext:value-type="float" table:number-columns-spanned="9" table:number-rows-spanned="1">
            <text:p>$ 131,969,984</text:p>
          </table:table-cell>
          <table:covered-table-cell table:number-columns-repeated="8"/>
          <table:table-cell table:style-name="ce509"/>
          <table:table-cell table:style-name="ce770" office:value-type="float" office:value="-12396875" calcext:value-type="float" table:number-columns-spanned="8" table:number-rows-spanned="1">
            <text:p>($ 12,396,875)</text:p>
          </table:table-cell>
          <table:covered-table-cell table:number-columns-repeated="7"/>
          <table:table-cell table:style-name="ce509"/>
          <table:table-cell table:style-name="ce1186" office:value-type="float" office:value="168146757" calcext:value-type="float" table:number-columns-spanned="7" table:number-rows-spanned="1">
            <text:p>$ 168,146,757</text:p>
          </table:table-cell>
          <table:covered-table-cell table:number-columns-repeated="6"/>
          <table:table-cell table:style-name="ce509"/>
          <table:table-cell table:style-name="ce1186" office:value-type="float" office:value="164593281" calcext:value-type="float" table:number-columns-spanned="5" table:number-rows-spanned="1">
            <text:p>$ 164,593,281</text:p>
          </table:table-cell>
          <table:covered-table-cell table:number-columns-repeated="4"/>
          <table:table-cell table:style-name="ce509" table:number-columns-spanned="5" table:number-rows-spanned="1"/>
          <table:covered-table-cell table:number-columns-repeated="4"/>
          <table:table-cell table:style-name="ce509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">
          <table:table-cell table:style-name="ce8" table:number-columns-spanned="8" table:number-rows-spanned="1"/>
          <table:covered-table-cell table:number-columns-repeated="7"/>
          <table:table-cell table:style-name="ce1187" table:number-columns-spanned="7" table:number-rows-spanned="1"/>
          <table:covered-table-cell table:number-columns-repeated="6"/>
          <table:table-cell table:style-name="ce1187" table:number-columns-spanned="6" table:number-rows-spanned="1"/>
          <table:covered-table-cell table:number-columns-repeated="5"/>
          <table:table-cell table:style-name="ce8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9" table:number-rows-spanned="1"/>
          <table:covered-table-cell table:number-columns-repeated="8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5" table:number-rows-spanned="1"/>
          <table:covered-table-cell table:number-columns-repeated="4"/>
          <table:table-cell table:style-name="ce8" table:number-columns-spanned="5" table:number-rows-spanned="1"/>
          <table:covered-table-cell table:number-columns-repeated="4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783" office:value-type="string" calcext:value-type="string" table:number-columns-spanned="67" table:number-rows-spanned="1">
            <text:p>LIABILITIES AND NET ASSETS</text:p>
          </table:table-cell>
          <table:covered-table-cell table:number-columns-repeated="66"/>
          <table:table-cell table:style-name="ce509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3" office:value-type="string" calcext:value-type="string" table:number-columns-spanned="67" table:number-rows-spanned="1">
            <text:p>CURRENT LIABILITIES</text:p>
          </table:table-cell>
          <table:covered-table-cell table:number-columns-repeated="66"/>
          <table:table-cell table:style-name="ce8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Accounts Payable and Accrued Liabilities</text:p>
          </table:table-cell>
          <table:covered-table-cell table:number-columns-repeated="7"/>
          <table:table-cell table:style-name="ce865" office:value-type="float" office:value="6294351" calcext:value-type="float" table:number-columns-spanned="7" table:number-rows-spanned="1">
            <text:p>$ 6,294,351</text:p>
          </table:table-cell>
          <table:covered-table-cell table:number-columns-repeated="6"/>
          <table:table-cell table:style-name="ce865" office:value-type="float" office:value="335276" calcext:value-type="float" table:number-columns-spanned="6" table:number-rows-spanned="1">
            <text:p>$ 335,276</text:p>
          </table:table-cell>
          <table:covered-table-cell table:number-columns-repeated="5"/>
          <table:table-cell table:style-name="ce8"/>
          <table:table-cell table:style-name="ce865" office:value-type="float" office:value="728268" calcext:value-type="float" table:number-columns-spanned="7" table:number-rows-spanned="1">
            <text:p>$ 728,268</text:p>
          </table:table-cell>
          <table:covered-table-cell table:number-columns-repeated="6"/>
          <table:table-cell table:style-name="ce8"/>
          <table:table-cell table:style-name="ce865" office:value-type="float" office:value="2370467" calcext:value-type="float" table:number-columns-spanned="9" table:number-rows-spanned="1">
            <text:p>$ 2,370,467</text:p>
          </table:table-cell>
          <table:covered-table-cell table:number-columns-repeated="8"/>
          <table:table-cell table:style-name="ce8"/>
          <table:table-cell table:style-name="ce1195" office:value-type="string" calcext:value-type="string" table:number-columns-spanned="8" table:number-rows-spanned="1">
            <text:p>$ <text:s text:c="21"/>-</text:p>
          </table:table-cell>
          <table:covered-table-cell table:number-columns-repeated="7"/>
          <table:table-cell table:style-name="ce8"/>
          <table:table-cell table:style-name="ce865" office:value-type="float" office:value="9728362" calcext:value-type="float" table:number-columns-spanned="7" table:number-rows-spanned="1">
            <text:p>$ 9,728,362</text:p>
          </table:table-cell>
          <table:covered-table-cell table:number-columns-repeated="6"/>
          <table:table-cell table:style-name="ce8"/>
          <table:table-cell table:style-name="ce785" office:value-type="float" office:value="6783072" calcext:value-type="float" table:number-columns-spanned="26" table:number-rows-spanned="1">
            <text:p>$ 6,783,072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Accrued Interest</text:p>
          </table:table-cell>
          <table:covered-table-cell table:number-columns-repeated="7"/>
          <table:table-cell table:style-name="ce857" office:value-type="float" office:value="85119" calcext:value-type="float" table:number-columns-spanned="7" table:number-rows-spanned="1">
            <text:p>85,119</text:p>
          </table:table-cell>
          <table:covered-table-cell table:number-columns-repeated="6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507338" calcext:value-type="float" table:number-columns-spanned="9" table:number-rows-spanned="1">
            <text:p>507,338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7" office:value-type="float" office:value="592457" calcext:value-type="float" table:number-columns-spanned="7" table:number-rows-spanned="1">
            <text:p>592,457</text:p>
          </table:table-cell>
          <table:covered-table-cell table:number-columns-repeated="6"/>
          <table:table-cell table:style-name="ce8"/>
          <table:table-cell table:style-name="ce1206" office:value-type="float" office:value="761817" calcext:value-type="float" table:number-columns-spanned="26" table:number-rows-spanned="1">
            <text:p>761,817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Deferred Rent Liability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7" office:value-type="float" office:value="36283" calcext:value-type="float" table:number-columns-spanned="6" table:number-rows-spanned="1">
            <text:p>36,283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1205" office:value-type="float" office:value="-36283" calcext:value-type="float" table:number-columns-spanned="8" table:number-rows-spanned="1">
            <text:p>(36,283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777" office:value-type="string" calcext:value-type="string" table:number-columns-spanned="26" table:number-rows-spanned="1">
            <text:p>-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Deferred Revenues</text:p>
          </table:table-cell>
          <table:covered-table-cell table:number-columns-repeated="7"/>
          <table:table-cell table:style-name="ce857" office:value-type="float" office:value="1324670" calcext:value-type="float" table:number-columns-spanned="7" table:number-rows-spanned="1">
            <text:p>1,324,670</text:p>
          </table:table-cell>
          <table:covered-table-cell table:number-columns-repeated="6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9456" calcext:value-type="float" table:number-columns-spanned="9" table:number-rows-spanned="1">
            <text:p>9,456</text:p>
          </table:table-cell>
          <table:covered-table-cell table:number-columns-repeated="8"/>
          <table:table-cell table:style-name="ce8"/>
          <table:table-cell table:style-name="ce782" office:value-type="float" office:value="-9456" calcext:value-type="float" table:number-columns-spanned="8" table:number-rows-spanned="1">
            <text:p>(9,456)</text:p>
          </table:table-cell>
          <table:covered-table-cell table:number-columns-repeated="7"/>
          <table:table-cell table:style-name="ce8"/>
          <table:table-cell table:style-name="ce857" office:value-type="float" office:value="1324670" calcext:value-type="float" table:number-columns-spanned="7" table:number-rows-spanned="1">
            <text:p>1,324,670</text:p>
          </table:table-cell>
          <table:covered-table-cell table:number-columns-repeated="6"/>
          <table:table-cell table:style-name="ce8"/>
          <table:table-cell table:style-name="ce1206" office:value-type="float" office:value="823348" calcext:value-type="float" table:number-columns-spanned="26" table:number-rows-spanned="1">
            <text:p>823,348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Current Portion of Loans Payable</text:p>
          </table:table-cell>
          <table:covered-table-cell table:number-columns-repeated="7"/>
          <table:table-cell table:style-name="ce1183" office:value-type="float" office:value="491668" calcext:value-type="float" table:number-columns-spanned="7" table:number-rows-spanned="1">
            <text:p>491,668</text:p>
          </table:table-cell>
          <table:covered-table-cell table:number-columns-repeated="6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20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1183" office:value-type="float" office:value="2225000" calcext:value-type="float" table:number-columns-spanned="9" table:number-rows-spanned="1">
            <text:p>2,225,000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83" office:value-type="float" office:value="2716668" calcext:value-type="float" table:number-columns-spanned="7" table:number-rows-spanned="1">
            <text:p>2,716,668</text:p>
          </table:table-cell>
          <table:covered-table-cell table:number-columns-repeated="6"/>
          <table:table-cell table:style-name="ce8"/>
          <table:table-cell table:style-name="ce797" office:value-type="float" office:value="9722526" calcext:value-type="float" table:number-columns-spanned="26" table:number-rows-spanned="1">
            <text:p>9,722,526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8" table:number-rows-spanned="1">
            <text:p>Total Current Liabilities</text:p>
          </table:table-cell>
          <table:covered-table-cell table:number-columns-repeated="7"/>
          <table:table-cell table:style-name="ce1184" office:value-type="float" office:value="8195808" calcext:value-type="float" table:number-columns-spanned="7" table:number-rows-spanned="1">
            <text:p>8,195,808</text:p>
          </table:table-cell>
          <table:covered-table-cell table:number-columns-repeated="6"/>
          <table:table-cell table:style-name="ce1184" office:value-type="float" office:value="371559" calcext:value-type="float" table:number-columns-spanned="6" table:number-rows-spanned="1">
            <text:p>371,559</text:p>
          </table:table-cell>
          <table:covered-table-cell table:number-columns-repeated="5"/>
          <table:table-cell table:style-name="ce8"/>
          <table:table-cell table:style-name="ce1184" office:value-type="float" office:value="728268" calcext:value-type="float" table:number-columns-spanned="7" table:number-rows-spanned="1">
            <text:p>728,268</text:p>
          </table:table-cell>
          <table:covered-table-cell table:number-columns-repeated="6"/>
          <table:table-cell table:style-name="ce8"/>
          <table:table-cell table:style-name="ce1184" office:value-type="float" office:value="5112261" calcext:value-type="float" table:number-columns-spanned="9" table:number-rows-spanned="1">
            <text:p>5,112,261</text:p>
          </table:table-cell>
          <table:covered-table-cell table:number-columns-repeated="8"/>
          <table:table-cell table:style-name="ce8"/>
          <table:table-cell table:style-name="ce778" office:value-type="float" office:value="-45739" calcext:value-type="float" table:number-columns-spanned="8" table:number-rows-spanned="1">
            <text:p>(45,739)</text:p>
          </table:table-cell>
          <table:covered-table-cell table:number-columns-repeated="7"/>
          <table:table-cell table:style-name="ce8"/>
          <table:table-cell table:style-name="ce1184" office:value-type="float" office:value="14362157" calcext:value-type="float" table:number-columns-spanned="7" table:number-rows-spanned="1">
            <text:p>14,362,157</text:p>
          </table:table-cell>
          <table:covered-table-cell table:number-columns-repeated="6"/>
          <table:table-cell table:style-name="ce8"/>
          <table:table-cell table:style-name="ce779" office:value-type="float" office:value="18090763" calcext:value-type="float" table:number-columns-spanned="26" table:number-rows-spanned="1">
            <text:p>18,090,763</text:p>
          </table:table-cell>
          <table:covered-table-cell table:number-columns-repeated="25"/>
          <table:table-cell table:number-columns-repeated="16301"/>
        </table:table-row>
        <table:table-row table:style-name="ro18">
          <table:table-cell table:style-name="ce1168" office:value-type="string" calcext:value-type="string" table:number-columns-spanned="8" table:number-rows-spanned="1">
            <text:p>LONG-TERM LIABILITIES</text:p>
            <text:p><text:span text:style-name="T59">Security Deposits</text:span></text:p>
          </table:table-cell>
          <table:covered-table-cell table:number-columns-repeated="7"/>
          <table:table-cell table:style-name="ce118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8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250"/>
          <table:table-cell table:style-name="ce118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250"/>
          <table:table-cell table:style-name="ce1193" office:value-type="float" office:value="400000" calcext:value-type="float" table:number-columns-spanned="9" table:number-rows-spanned="1">
            <text:p>400,000</text:p>
          </table:table-cell>
          <table:covered-table-cell table:number-columns-repeated="8"/>
          <table:table-cell table:style-name="ce250"/>
          <table:table-cell table:style-name="ce780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250"/>
          <table:table-cell table:style-name="ce118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250"/>
          <table:table-cell table:style-name="ce781" office:value-type="string" calcext:value-type="string" table:number-columns-spanned="26" table:number-rows-spanned="1">
            <text:p>-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Accrued Interest</text:p>
          </table:table-cell>
          <table:covered-table-cell table:number-columns-repeated="7"/>
          <table:table-cell table:style-name="ce857" office:value-type="float" office:value="148825" calcext:value-type="float" table:number-columns-spanned="7" table:number-rows-spanned="1">
            <text:p>148,825</text:p>
          </table:table-cell>
          <table:covered-table-cell table:number-columns-repeated="6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7" office:value-type="float" office:value="148825" calcext:value-type="float" table:number-columns-spanned="7" table:number-rows-spanned="1">
            <text:p>148,825</text:p>
          </table:table-cell>
          <table:covered-table-cell table:number-columns-repeated="6"/>
          <table:table-cell table:style-name="ce8"/>
          <table:table-cell table:style-name="ce1206" office:value-type="float" office:value="113478" calcext:value-type="float" table:number-columns-spanned="26" table:number-rows-spanned="1">
            <text:p>113,478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Deferred Rent Liability</text:p>
          </table:table-cell>
          <table:covered-table-cell table:number-columns-repeated="7"/>
          <table:table-cell table:style-name="ce857" office:value-type="float" office:value="3834350" calcext:value-type="float" table:number-columns-spanned="7" table:number-rows-spanned="1">
            <text:p>3,834,350</text:p>
          </table:table-cell>
          <table:covered-table-cell table:number-columns-repeated="6"/>
          <table:table-cell table:style-name="ce857" office:value-type="float" office:value="21092" calcext:value-type="float" table:number-columns-spanned="6" table:number-rows-spanned="1">
            <text:p>21,092</text:p>
          </table:table-cell>
          <table:covered-table-cell table:number-columns-repeated="5"/>
          <table:table-cell table:style-name="ce8"/>
          <table:table-cell table:style-name="ce857" office:value-type="float" office:value="2302877" calcext:value-type="float" table:number-columns-spanned="7" table:number-rows-spanned="1">
            <text:p>2,302,877</text:p>
          </table:table-cell>
          <table:covered-table-cell table:number-columns-repeated="6"/>
          <table:table-cell table:style-name="ce8"/>
          <table:table-cell table:style-name="ce857" office:value-type="float" office:value="6276315" calcext:value-type="float" table:number-columns-spanned="9" table:number-rows-spanned="1">
            <text:p>6,276,315</text:p>
          </table:table-cell>
          <table:covered-table-cell table:number-columns-repeated="8"/>
          <table:table-cell table:style-name="ce8"/>
          <table:table-cell table:style-name="ce776" office:value-type="float" office:value="-6357694" calcext:value-type="float" table:number-columns-spanned="8" table:number-rows-spanned="1">
            <text:p>(6,357,694)</text:p>
          </table:table-cell>
          <table:covered-table-cell table:number-columns-repeated="7"/>
          <table:table-cell table:style-name="ce8"/>
          <table:table-cell table:style-name="ce857" office:value-type="float" office:value="6076940" calcext:value-type="float" table:number-columns-spanned="7" table:number-rows-spanned="1">
            <text:p>6,076,940</text:p>
          </table:table-cell>
          <table:covered-table-cell table:number-columns-repeated="6"/>
          <table:table-cell table:style-name="ce8"/>
          <table:table-cell table:style-name="ce1231" office:value-type="float" office:value="1922841" calcext:value-type="float" table:number-columns-spanned="26" table:number-rows-spanned="1">
            <text:p>1,922,841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Intracompany Payable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7" office:value-type="float" office:value="2643691" calcext:value-type="float" table:number-columns-spanned="6" table:number-rows-spanned="1">
            <text:p>2,643,691</text:p>
          </table:table-cell>
          <table:covered-table-cell table:number-columns-repeated="5"/>
          <table:table-cell table:style-name="ce8"/>
          <table:table-cell table:style-name="ce857" office:value-type="float" office:value="2949751" calcext:value-type="float" table:number-columns-spanned="7" table:number-rows-spanned="1">
            <text:p>2,949,751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776" office:value-type="float" office:value="-5593442" calcext:value-type="float" table:number-columns-spanned="8" table:number-rows-spanned="1">
            <text:p>(5,593,442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777" office:value-type="string" calcext:value-type="string" table:number-columns-spanned="26" table:number-rows-spanned="1">
            <text:p>-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Loans Payable</text:p>
          </table:table-cell>
          <table:covered-table-cell table:number-columns-repeated="7"/>
          <table:table-cell table:style-name="ce1183" office:value-type="float" office:value="1762512" calcext:value-type="float" table:number-columns-spanned="7" table:number-rows-spanned="1">
            <text:p>1,762,512</text:p>
          </table:table-cell>
          <table:covered-table-cell table:number-columns-repeated="6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20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1183" office:value-type="float" office:value="124912717" calcext:value-type="float" table:number-columns-spanned="9" table:number-rows-spanned="1">
            <text:p>124,912,717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83" office:value-type="float" office:value="126675229" calcext:value-type="float" table:number-columns-spanned="7" table:number-rows-spanned="1">
            <text:p>126,675,229</text:p>
          </table:table-cell>
          <table:covered-table-cell table:number-columns-repeated="6"/>
          <table:table-cell table:style-name="ce8"/>
          <table:table-cell table:style-name="ce895" office:value-type="float" office:value="126930036" calcext:value-type="float" table:number-columns-spanned="26" table:number-rows-spanned="1">
            <text:p>126,930,036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8" table:number-rows-spanned="1">
            <text:p>Total Long-Term Liabilities</text:p>
          </table:table-cell>
          <table:covered-table-cell table:number-columns-repeated="7"/>
          <table:table-cell table:style-name="ce1184" office:value-type="float" office:value="5745687" calcext:value-type="float" table:number-columns-spanned="7" table:number-rows-spanned="1">
            <text:p>5,745,687</text:p>
          </table:table-cell>
          <table:covered-table-cell table:number-columns-repeated="6"/>
          <table:table-cell table:style-name="ce1184" office:value-type="float" office:value="2664783" calcext:value-type="float" table:number-columns-spanned="6" table:number-rows-spanned="1">
            <text:p>2,664,783</text:p>
          </table:table-cell>
          <table:covered-table-cell table:number-columns-repeated="5"/>
          <table:table-cell table:style-name="ce8"/>
          <table:table-cell table:style-name="ce1184" office:value-type="float" office:value="5252628" calcext:value-type="float" table:number-columns-spanned="7" table:number-rows-spanned="1">
            <text:p>5,252,628</text:p>
          </table:table-cell>
          <table:covered-table-cell table:number-columns-repeated="6"/>
          <table:table-cell table:style-name="ce8"/>
          <table:table-cell table:style-name="ce1184" office:value-type="float" office:value="131589032" calcext:value-type="float" table:number-columns-spanned="9" table:number-rows-spanned="1">
            <text:p>131,589,032</text:p>
          </table:table-cell>
          <table:covered-table-cell table:number-columns-repeated="8"/>
          <table:table-cell table:style-name="ce8"/>
          <table:table-cell table:style-name="ce771" office:value-type="float" office:value="-12351136" calcext:value-type="float" table:number-columns-spanned="8" table:number-rows-spanned="1">
            <text:p>(12,351,136)</text:p>
          </table:table-cell>
          <table:covered-table-cell table:number-columns-repeated="7"/>
          <table:table-cell table:style-name="ce8"/>
          <table:table-cell table:style-name="ce1184" office:value-type="float" office:value="132900994" calcext:value-type="float" table:number-columns-spanned="7" table:number-rows-spanned="1">
            <text:p>132,900,994</text:p>
          </table:table-cell>
          <table:covered-table-cell table:number-columns-repeated="6"/>
          <table:table-cell table:style-name="ce8"/>
          <table:table-cell table:style-name="ce772" office:value-type="float" office:value="128966355" calcext:value-type="float" table:number-columns-spanned="26" table:number-rows-spanned="1">
            <text:p>128,966,355</text:p>
          </table:table-cell>
          <table:covered-table-cell table:number-columns-repeated="25"/>
          <table:table-cell table:number-columns-repeated="16301"/>
        </table:table-row>
        <table:table-row table:style-name="ro18">
          <table:table-cell table:style-name="ce1163" office:value-type="string" calcext:value-type="string" table:number-columns-spanned="8" table:number-rows-spanned="1">
            <text:p>NET ASSETS</text:p>
            <text:p><text:span text:style-name="T59">Unrestricted</text:span></text:p>
          </table:table-cell>
          <table:covered-table-cell table:number-columns-repeated="7"/>
          <table:table-cell table:style-name="ce773" office:value-type="float" office:value="28924363" calcext:value-type="float" table:number-columns-spanned="7" table:number-rows-spanned="1">
            <text:p>28,924,363</text:p>
          </table:table-cell>
          <table:covered-table-cell table:number-columns-repeated="6"/>
          <table:table-cell table:style-name="ce1202" office:value-type="float" office:value="-2066762" calcext:value-type="float" table:number-columns-spanned="6" table:number-rows-spanned="1">
            <text:p>(2,066,762)</text:p>
          </table:table-cell>
          <table:covered-table-cell table:number-columns-repeated="5"/>
          <table:table-cell table:style-name="ce509"/>
          <table:table-cell table:style-name="ce1202" office:value-type="float" office:value="-2229816" calcext:value-type="float" table:number-columns-spanned="7" table:number-rows-spanned="1">
            <text:p>(2,229,816)</text:p>
          </table:table-cell>
          <table:covered-table-cell table:number-columns-repeated="6"/>
          <table:table-cell table:style-name="ce509"/>
          <table:table-cell table:style-name="ce1202" office:value-type="float" office:value="-4731309" calcext:value-type="float" table:number-columns-spanned="9" table:number-rows-spanned="1">
            <text:p>(4,731,309)</text:p>
          </table:table-cell>
          <table:covered-table-cell table:number-columns-repeated="8"/>
          <table:table-cell table:style-name="ce509"/>
          <table:table-cell table:style-name="ce120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09"/>
          <table:table-cell table:style-name="ce773" office:value-type="float" office:value="19896476" calcext:value-type="float" table:number-columns-spanned="7" table:number-rows-spanned="1">
            <text:p>19,896,476</text:p>
          </table:table-cell>
          <table:covered-table-cell table:number-columns-repeated="6"/>
          <table:table-cell table:style-name="ce509"/>
          <table:table-cell table:style-name="ce775" office:value-type="float" office:value="16490691" calcext:value-type="float" table:number-columns-spanned="26" table:number-rows-spanned="1">
            <text:p>16,490,691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8" table:number-rows-spanned="1">
            <text:p>Temporarily Restricted</text:p>
          </table:table-cell>
          <table:covered-table-cell table:number-columns-repeated="7"/>
          <table:table-cell table:style-name="ce857" office:value-type="float" office:value="92384" calcext:value-type="float" table:number-columns-spanned="7" table:number-rows-spanned="1">
            <text:p>92,384</text:p>
          </table:table-cell>
          <table:covered-table-cell table:number-columns-repeated="6"/>
          <table:table-cell table:style-name="ce857" office:value-type="float" office:value="629746" calcext:value-type="float" table:number-columns-spanned="6" table:number-rows-spanned="1">
            <text:p>629,746</text:p>
          </table:table-cell>
          <table:covered-table-cell table:number-columns-repeated="5"/>
          <table:table-cell table:style-name="ce8"/>
          <table:table-cell table:style-name="ce857" office:value-type="float" office:value="265000" calcext:value-type="float" table:number-columns-spanned="7" table:number-rows-spanned="1">
            <text:p>265,000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7" office:value-type="float" office:value="987130" calcext:value-type="float" table:number-columns-spanned="7" table:number-rows-spanned="1">
            <text:p>987,130</text:p>
          </table:table-cell>
          <table:covered-table-cell table:number-columns-repeated="6"/>
          <table:table-cell table:style-name="ce8"/>
          <table:table-cell table:style-name="ce1231" office:value-type="float" office:value="1045472" calcext:value-type="float" table:number-columns-spanned="26" table:number-rows-spanned="1">
            <text:p>1,045,472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1169" office:value-type="string" calcext:value-type="string" table:number-columns-spanned="8" table:number-rows-spanned="1">
            <text:p>Total Net Assets</text:p>
          </table:table-cell>
          <table:covered-table-cell table:number-columns-repeated="7"/>
          <table:table-cell table:style-name="ce1183" office:value-type="float" office:value="29016747" calcext:value-type="float" table:number-columns-spanned="7" table:number-rows-spanned="1">
            <text:p>29,016,747</text:p>
          </table:table-cell>
          <table:covered-table-cell table:number-columns-repeated="6"/>
          <table:table-cell table:style-name="ce1197" office:value-type="float" office:value="-1437016" calcext:value-type="float" table:number-columns-spanned="6" table:number-rows-spanned="1">
            <text:p>(1,437,016)</text:p>
          </table:table-cell>
          <table:covered-table-cell table:number-columns-repeated="5"/>
          <table:table-cell table:style-name="ce8"/>
          <table:table-cell table:style-name="ce1197" office:value-type="float" office:value="-1964816" calcext:value-type="float" table:number-columns-spanned="7" table:number-rows-spanned="1">
            <text:p>(1,964,816)</text:p>
          </table:table-cell>
          <table:covered-table-cell table:number-columns-repeated="6"/>
          <table:table-cell table:style-name="ce8"/>
          <table:table-cell table:style-name="ce1197" office:value-type="float" office:value="-4731309" calcext:value-type="float" table:number-columns-spanned="9" table:number-rows-spanned="1">
            <text:p>(4,731,309)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83" office:value-type="float" office:value="20883606" calcext:value-type="float" table:number-columns-spanned="7" table:number-rows-spanned="1">
            <text:p>20,883,606</text:p>
          </table:table-cell>
          <table:covered-table-cell table:number-columns-repeated="6"/>
          <table:table-cell table:style-name="ce8"/>
          <table:table-cell table:style-name="ce1231" office:value-type="float" office:value="17536163" calcext:value-type="float" table:number-columns-spanned="26" table:number-rows-spanned="1">
            <text:p>17,536,163</text:p>
          </table:table-cell>
          <table:covered-table-cell table:number-columns-repeated="25"/>
          <table:table-cell table:number-columns-repeated="16301"/>
        </table:table-row>
        <table:table-row table:style-name="ro11">
          <table:table-cell table:style-name="ce769" office:value-type="string" calcext:value-type="string" table:number-columns-spanned="8" table:number-rows-spanned="1">
            <text:p>Total Liabilities And Net Assets</text:p>
          </table:table-cell>
          <table:covered-table-cell table:number-columns-repeated="7"/>
          <table:table-cell table:style-name="ce1186" office:value-type="float" office:value="42958242" calcext:value-type="float" table:number-columns-spanned="7" table:number-rows-spanned="1">
            <text:p>$ 42,958,242</text:p>
          </table:table-cell>
          <table:covered-table-cell table:number-columns-repeated="6"/>
          <table:table-cell table:style-name="ce1186" office:value-type="float" office:value="1599326" calcext:value-type="float" table:number-columns-spanned="6" table:number-rows-spanned="1">
            <text:p>$ 1,599,326</text:p>
          </table:table-cell>
          <table:covered-table-cell table:number-columns-repeated="5"/>
          <table:table-cell table:style-name="ce509"/>
          <table:table-cell table:style-name="ce1186" office:value-type="float" office:value="4016080" calcext:value-type="float" table:number-columns-spanned="7" table:number-rows-spanned="1">
            <text:p>$ 4,016,080</text:p>
          </table:table-cell>
          <table:covered-table-cell table:number-columns-repeated="6"/>
          <table:table-cell table:style-name="ce509"/>
          <table:table-cell table:style-name="ce1186" office:value-type="float" office:value="131969984" calcext:value-type="float" table:number-columns-spanned="9" table:number-rows-spanned="1">
            <text:p>$ 131,969,984</text:p>
          </table:table-cell>
          <table:covered-table-cell table:number-columns-repeated="8"/>
          <table:table-cell table:style-name="ce509"/>
          <table:table-cell table:style-name="ce770" office:value-type="float" office:value="-12396875" calcext:value-type="float" table:number-columns-spanned="8" table:number-rows-spanned="1">
            <text:p>($ 12,396,875)</text:p>
          </table:table-cell>
          <table:covered-table-cell table:number-columns-repeated="7"/>
          <table:table-cell table:style-name="ce509"/>
          <table:table-cell table:style-name="ce1186" office:value-type="float" office:value="168146757" calcext:value-type="float" table:number-columns-spanned="7" table:number-rows-spanned="1">
            <text:p>$ 168,146,757</text:p>
          </table:table-cell>
          <table:covered-table-cell table:number-columns-repeated="6"/>
          <table:table-cell table:style-name="ce509"/>
          <table:table-cell table:style-name="ce896" office:value-type="float" office:value="164593281" calcext:value-type="float" table:number-columns-spanned="26" table:number-rows-spanned="1">
            <text:p>$ 164,593,281</text:p>
          </table:table-cell>
          <table:covered-table-cell table:number-columns-repeated="25"/>
          <table:table-cell table:number-columns-repeated="16301"/>
        </table:table-row>
        <table:table-row table:style-name="ro1">
          <table:table-cell table:style-name="ce8" table:number-columns-spanned="8" table:number-rows-spanned="1"/>
          <table:covered-table-cell table:number-columns-repeated="7"/>
          <table:table-cell table:style-name="ce1187" table:number-columns-spanned="7" table:number-rows-spanned="1"/>
          <table:covered-table-cell table:number-columns-repeated="6"/>
          <table:table-cell table:style-name="ce1187" table:number-columns-spanned="6" table:number-rows-spanned="1"/>
          <table:covered-table-cell table:number-columns-repeated="5"/>
          <table:table-cell table:style-name="ce8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9" table:number-rows-spanned="1"/>
          <table:covered-table-cell table:number-columns-repeated="8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26" table:number-rows-spanned="1"/>
          <table:covered-table-cell table:number-columns-repeated="25"/>
          <table:table-cell table:number-columns-repeated="16301"/>
        </table:table-row>
        <table:table-row table:style-name="ro8">
          <table:table-cell table:style-name="ce766" office:value-type="string" calcext:value-type="string" table:number-columns-spanned="67" table:number-rows-spanned="1">
            <text:p>CONSOLIDATED STATEMENT OF ACTIVITIES YEAR ENDED JUNE 30, 2018</text:p>
            <text:p><text:span text:style-name="T56">(WITH COMPARATIVE TOTALS FOR JUNE 30, 2017)</text:span></text:p>
          </table:table-cell>
          <table:covered-table-cell table:number-columns-repeated="66"/>
          <table:table-cell table:style-name="ce897" table:number-columns-spanned="16" table:number-rows-spanned="1"/>
          <table:covered-table-cell table:number-columns-repeated="15"/>
          <table:table-cell table:number-columns-repeated="16301"/>
        </table:table-row>
        <table:table-row table:style-name="ro23">
          <table:table-cell table:style-name="ce420" table:number-columns-spanned="9" table:number-rows-spanned="1"/>
          <table:covered-table-cell table:number-columns-repeated="8"/>
          <table:table-cell table:style-name="ce741" office:value-type="string" calcext:value-type="string" table:number-columns-spanned="6" table:number-rows-spanned="1">
            <text:p>Rocketship Education</text:p>
          </table:table-cell>
          <table:covered-table-cell table:number-columns-repeated="5"/>
          <table:table-cell table:style-name="ce1203" office:value-type="string" calcext:value-type="string" table:number-columns-spanned="6" table:number-rows-spanned="1">
            <text:p>Rocketship Education</text:p>
            <text:p>Wisconsin Inc.</text:p>
          </table:table-cell>
          <table:covered-table-cell table:number-columns-repeated="5"/>
          <table:table-cell table:style-name="ce250"/>
          <table:table-cell table:style-name="ce1203" office:value-type="string" calcext:value-type="string" table:number-columns-spanned="7" table:number-rows-spanned="1">
            <text:p>Rocketship</text:p>
            <text:p>Education DC Public Charter</text:p>
            <text:p>School, Inc.</text:p>
          </table:table-cell>
          <table:covered-table-cell table:number-columns-repeated="6"/>
          <table:table-cell table:style-name="ce1203" office:value-type="string" calcext:value-type="string" table:number-columns-spanned="9" table:number-rows-spanned="1">
            <text:p>Launchpad Development</text:p>
            <text:p>Company</text:p>
          </table:table-cell>
          <table:covered-table-cell table:number-columns-repeated="8"/>
          <table:table-cell table:style-name="ce250"/>
          <table:table-cell table:style-name="ce767" office:value-type="string" calcext:value-type="string" table:number-columns-spanned="8" table:number-rows-spanned="1">
            <text:p>Eliminations</text:p>
          </table:table-cell>
          <table:covered-table-cell table:number-columns-repeated="7"/>
          <table:table-cell table:style-name="ce1235" office:value-type="string" calcext:value-type="string" table:number-columns-spanned="8" table:number-rows-spanned="1">
            <text:p>2018</text:p>
            <text:p>Total</text:p>
          </table:table-cell>
          <table:covered-table-cell table:number-columns-repeated="7"/>
          <table:table-cell table:style-name="ce768" office:value-type="string" calcext:value-type="string" table:number-columns-spanned="28" table:number-rows-spanned="1">
            <text:p>2017</text:p>
            <text:p>Total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8" office:value-type="string" calcext:value-type="string" table:number-columns-spanned="9" table:number-rows-spanned="1">
            <text:p>UNRESTRICTED NET ASSETS</text:p>
          </table:table-cell>
          <table:covered-table-cell table:number-columns-repeated="8"/>
          <table:table-cell table:style-name="ce1191" table:number-columns-spanned="6" table:number-rows-spanned="1"/>
          <table:covered-table-cell table:number-columns-repeated="5"/>
          <table:table-cell table:style-name="ce1191" table:number-columns-spanned="6" table:number-rows-spanned="1"/>
          <table:covered-table-cell table:number-columns-repeated="5"/>
          <table:table-cell table:style-name="ce509"/>
          <table:table-cell table:style-name="ce1191" table:number-columns-spanned="7" table:number-rows-spanned="1"/>
          <table:covered-table-cell table:number-columns-repeated="6"/>
          <table:table-cell table:style-name="ce1191" table:number-columns-spanned="9" table:number-rows-spanned="1"/>
          <table:covered-table-cell table:number-columns-repeated="8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1191" table:number-columns-spanned="8" table:number-rows-spanned="1"/>
          <table:covered-table-cell table:number-columns-repeated="7"/>
          <table:table-cell table:style-name="ce509" table:number-columns-spanned="28" table:number-rows-spanned="1"/>
          <table:covered-table-cell table:number-columns-repeated="27"/>
          <table:table-cell table:number-columns-repeated="16301"/>
        </table:table-row>
        <table:table-row table:style-name="ro18">
          <table:table-cell table:style-name="ce1163" office:value-type="string" calcext:value-type="string" table:number-columns-spanned="9" table:number-rows-spanned="1">
            <text:p>REVENUES</text:p>
            <text:p><text:span text:style-name="T59">LCFF State Aid</text:span></text:p>
          </table:table-cell>
          <table:covered-table-cell table:number-columns-repeated="8"/>
          <table:table-cell table:style-name="ce1192" office:value-type="float" office:value="39238901" calcext:value-type="float" table:number-columns-spanned="6" table:number-rows-spanned="1">
            <text:p>$ 39,238,901</text:p>
          </table:table-cell>
          <table:covered-table-cell table:number-columns-repeated="5"/>
          <table:table-cell table:style-name="ce1204" office:value-type="string" calcext:value-type="string" table:number-columns-spanned="6" table:number-rows-spanned="1">
            <text:p>$ <text:s text:c="19"/>-</text:p>
          </table:table-cell>
          <table:covered-table-cell table:number-columns-repeated="5"/>
          <table:table-cell table:style-name="ce509"/>
          <table:table-cell table:style-name="ce1204" office:value-type="string" calcext:value-type="string" table:number-columns-spanned="7" table:number-rows-spanned="1">
            <text:p>$ <text:s text:c="19"/>-</text:p>
          </table:table-cell>
          <table:covered-table-cell table:number-columns-repeated="6"/>
          <table:table-cell table:style-name="ce1204" office:value-type="string" calcext:value-type="string" table:number-columns-spanned="9" table:number-rows-spanned="1">
            <text:p>$ <text:s text:c="19"/>-</text:p>
          </table:table-cell>
          <table:covered-table-cell table:number-columns-repeated="8"/>
          <table:table-cell table:style-name="ce509"/>
          <table:table-cell table:style-name="ce765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1192" office:value-type="float" office:value="39238901" calcext:value-type="float" table:number-columns-spanned="8" table:number-rows-spanned="1">
            <text:p>$ 39,238,901</text:p>
          </table:table-cell>
          <table:covered-table-cell table:number-columns-repeated="7"/>
          <table:table-cell table:style-name="ce751" office:value-type="float" office:value="38756121" calcext:value-type="float" table:number-columns-spanned="28" table:number-rows-spanned="1">
            <text:p>$ 38,756,121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Apportionment Revenue</text:p>
          </table:table-cell>
          <table:covered-table-cell table:number-columns-repeated="8"/>
          <table:table-cell table:style-name="ce857" office:value-type="float" office:value="9928496" calcext:value-type="float" table:number-columns-spanned="6" table:number-rows-spanned="1">
            <text:p>9,928,496</text:p>
          </table:table-cell>
          <table:covered-table-cell table:number-columns-repeated="5"/>
          <table:table-cell table:style-name="ce857" office:value-type="float" office:value="4138735" calcext:value-type="float" table:number-columns-spanned="6" table:number-rows-spanned="1">
            <text:p>4,138,735</text:p>
          </table:table-cell>
          <table:covered-table-cell table:number-columns-repeated="5"/>
          <table:table-cell table:style-name="ce8"/>
          <table:table-cell table:style-name="ce857" office:value-type="float" office:value="10138348" calcext:value-type="float" table:number-columns-spanned="7" table:number-rows-spanned="1">
            <text:p>10,138,348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24205579" calcext:value-type="float" table:number-columns-spanned="8" table:number-rows-spanned="1">
            <text:p>24,205,579</text:p>
          </table:table-cell>
          <table:covered-table-cell table:number-columns-repeated="7"/>
          <table:table-cell table:style-name="ce748" office:value-type="float" office:value="20628908" calcext:value-type="float" table:number-columns-spanned="28" table:number-rows-spanned="1">
            <text:p>20,628,908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Property Taxes</text:p>
          </table:table-cell>
          <table:covered-table-cell table:number-columns-repeated="8"/>
          <table:table-cell table:style-name="ce857" office:value-type="float" office:value="15266385" calcext:value-type="float" table:number-columns-spanned="6" table:number-rows-spanned="1">
            <text:p>15,266,385</text:p>
          </table:table-cell>
          <table:covered-table-cell table:number-columns-repeated="5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15266385" calcext:value-type="float" table:number-columns-spanned="8" table:number-rows-spanned="1">
            <text:p>15,266,385</text:p>
          </table:table-cell>
          <table:covered-table-cell table:number-columns-repeated="7"/>
          <table:table-cell table:style-name="ce748" office:value-type="float" office:value="13886120" calcext:value-type="float" table:number-columns-spanned="28" table:number-rows-spanned="1">
            <text:p>13,886,120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Other State Revenue</text:p>
          </table:table-cell>
          <table:covered-table-cell table:number-columns-repeated="8"/>
          <table:table-cell table:style-name="ce857" office:value-type="float" office:value="12233383" calcext:value-type="float" table:number-columns-spanned="6" table:number-rows-spanned="1">
            <text:p>12,233,383</text:p>
          </table:table-cell>
          <table:covered-table-cell table:number-columns-repeated="5"/>
          <table:table-cell table:style-name="ce857" office:value-type="float" office:value="73416" calcext:value-type="float" table:number-columns-spanned="6" table:number-rows-spanned="1">
            <text:p>73,416</text:p>
          </table:table-cell>
          <table:covered-table-cell table:number-columns-repeated="5"/>
          <table:table-cell table:style-name="ce8"/>
          <table:table-cell table:style-name="ce857" office:value-type="float" office:value="2210386" calcext:value-type="float" table:number-columns-spanned="7" table:number-rows-spanned="1">
            <text:p>2,210,386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14517185" calcext:value-type="float" table:number-columns-spanned="8" table:number-rows-spanned="1">
            <text:p>14,517,185</text:p>
          </table:table-cell>
          <table:covered-table-cell table:number-columns-repeated="7"/>
          <table:table-cell table:style-name="ce748" office:value-type="float" office:value="12324370" calcext:value-type="float" table:number-columns-spanned="28" table:number-rows-spanned="1">
            <text:p>12,324,370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Federal Revenue</text:p>
          </table:table-cell>
          <table:covered-table-cell table:number-columns-repeated="8"/>
          <table:table-cell table:style-name="ce857" office:value-type="float" office:value="10070208" calcext:value-type="float" table:number-columns-spanned="6" table:number-rows-spanned="1">
            <text:p>10,070,208</text:p>
          </table:table-cell>
          <table:covered-table-cell table:number-columns-repeated="5"/>
          <table:table-cell table:style-name="ce857" office:value-type="float" office:value="1065681" calcext:value-type="float" table:number-columns-spanned="6" table:number-rows-spanned="1">
            <text:p>1,065,681</text:p>
          </table:table-cell>
          <table:covered-table-cell table:number-columns-repeated="5"/>
          <table:table-cell table:style-name="ce8"/>
          <table:table-cell table:style-name="ce857" office:value-type="float" office:value="1815858" calcext:value-type="float" table:number-columns-spanned="7" table:number-rows-spanned="1">
            <text:p>1,815,858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12951747" calcext:value-type="float" table:number-columns-spanned="8" table:number-rows-spanned="1">
            <text:p>12,951,747</text:p>
          </table:table-cell>
          <table:covered-table-cell table:number-columns-repeated="7"/>
          <table:table-cell table:style-name="ce748" office:value-type="float" office:value="11057467" calcext:value-type="float" table:number-columns-spanned="28" table:number-rows-spanned="1">
            <text:p>11,057,467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Other Local Revenue</text:p>
          </table:table-cell>
          <table:covered-table-cell table:number-columns-repeated="8"/>
          <table:table-cell table:style-name="ce857" office:value-type="float" office:value="5015447" calcext:value-type="float" table:number-columns-spanned="6" table:number-rows-spanned="1">
            <text:p>5,015,447</text:p>
          </table:table-cell>
          <table:covered-table-cell table:number-columns-repeated="5"/>
          <table:table-cell table:style-name="ce857" office:value-type="float" office:value="26830" calcext:value-type="float" table:number-columns-spanned="6" table:number-rows-spanned="1">
            <text:p>26,830</text:p>
          </table:table-cell>
          <table:covered-table-cell table:number-columns-repeated="5"/>
          <table:table-cell table:style-name="ce8"/>
          <table:table-cell table:style-name="ce857" office:value-type="float" office:value="8118" calcext:value-type="float" table:number-columns-spanned="7" table:number-rows-spanned="1">
            <text:p>8,118</text:p>
          </table:table-cell>
          <table:covered-table-cell table:number-columns-repeated="6"/>
          <table:table-cell table:style-name="ce857" office:value-type="float" office:value="18619442" calcext:value-type="float" table:number-columns-spanned="9" table:number-rows-spanned="1">
            <text:p>18,619,442</text:p>
          </table:table-cell>
          <table:covered-table-cell table:number-columns-repeated="8"/>
          <table:table-cell table:style-name="ce8"/>
          <table:table-cell table:style-name="ce1211" office:value-type="float" office:value="-16229778" calcext:value-type="float" table:number-columns-spanned="8" table:number-rows-spanned="1">
            <text:p>(16,229,778)</text:p>
          </table:table-cell>
          <table:covered-table-cell table:number-columns-repeated="7"/>
          <table:table-cell table:style-name="ce857" office:value-type="float" office:value="7440059" calcext:value-type="float" table:number-columns-spanned="8" table:number-rows-spanned="1">
            <text:p>7,440,059</text:p>
          </table:table-cell>
          <table:covered-table-cell table:number-columns-repeated="7"/>
          <table:table-cell table:style-name="ce1231" office:value-type="float" office:value="2766145" calcext:value-type="float" table:number-columns-spanned="28" table:number-rows-spanned="1">
            <text:p>2,766,145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Contributions</text:p>
          </table:table-cell>
          <table:covered-table-cell table:number-columns-repeated="8"/>
          <table:table-cell table:style-name="ce857" office:value-type="float" office:value="6904759" calcext:value-type="float" table:number-columns-spanned="6" table:number-rows-spanned="1">
            <text:p>6,904,759</text:p>
          </table:table-cell>
          <table:covered-table-cell table:number-columns-repeated="5"/>
          <table:table-cell table:style-name="ce857" office:value-type="float" office:value="131854" calcext:value-type="float" table:number-columns-spanned="6" table:number-rows-spanned="1">
            <text:p>131,854</text:p>
          </table:table-cell>
          <table:covered-table-cell table:number-columns-repeated="5"/>
          <table:table-cell table:style-name="ce8"/>
          <table:table-cell table:style-name="ce857" office:value-type="float" office:value="970245" calcext:value-type="float" table:number-columns-spanned="7" table:number-rows-spanned="1">
            <text:p>970,245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8006858" calcext:value-type="float" table:number-columns-spanned="8" table:number-rows-spanned="1">
            <text:p>8,006,858</text:p>
          </table:table-cell>
          <table:covered-table-cell table:number-columns-repeated="7"/>
          <table:table-cell table:style-name="ce1231" office:value-type="float" office:value="8197231" calcext:value-type="float" table:number-columns-spanned="28" table:number-rows-spanned="1">
            <text:p>8,197,231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9" table:number-rows-spanned="1">
            <text:p>Amounts Released from Restriction</text:p>
          </table:table-cell>
          <table:covered-table-cell table:number-columns-repeated="8"/>
          <table:table-cell table:style-name="ce1183" office:value-type="float" office:value="41763" calcext:value-type="float" table:number-columns-spanned="6" table:number-rows-spanned="1">
            <text:p>41,763</text:p>
          </table:table-cell>
          <table:covered-table-cell table:number-columns-repeated="5"/>
          <table:table-cell table:style-name="ce1183" office:value-type="float" office:value="32550" calcext:value-type="float" table:number-columns-spanned="6" table:number-rows-spanned="1">
            <text:p>32,550</text:p>
          </table:table-cell>
          <table:covered-table-cell table:number-columns-repeated="5"/>
          <table:table-cell table:style-name="ce8"/>
          <table:table-cell table:style-name="ce1183" office:value-type="float" office:value="596325" calcext:value-type="float" table:number-columns-spanned="7" table:number-rows-spanned="1">
            <text:p>596,325</text:p>
          </table:table-cell>
          <table:covered-table-cell table:number-columns-repeated="6"/>
          <table:table-cell table:style-name="ce1201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83" office:value-type="float" office:value="670638" calcext:value-type="float" table:number-columns-spanned="8" table:number-rows-spanned="1">
            <text:p>670,638</text:p>
          </table:table-cell>
          <table:covered-table-cell table:number-columns-repeated="7"/>
          <table:table-cell table:style-name="ce1231" office:value-type="float" office:value="264170" calcext:value-type="float" table:number-columns-spanned="28" table:number-rows-spanned="1">
            <text:p>264,170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9" table:number-rows-spanned="1">
            <text:p>Total Unrestricted Revenues</text:p>
          </table:table-cell>
          <table:covered-table-cell table:number-columns-repeated="8"/>
          <table:table-cell table:style-name="ce1184" office:value-type="float" office:value="98699342" calcext:value-type="float" table:number-columns-spanned="6" table:number-rows-spanned="1">
            <text:p>98,699,342</text:p>
          </table:table-cell>
          <table:covered-table-cell table:number-columns-repeated="5"/>
          <table:table-cell table:style-name="ce1184" office:value-type="float" office:value="5469066" calcext:value-type="float" table:number-columns-spanned="6" table:number-rows-spanned="1">
            <text:p>5,469,066</text:p>
          </table:table-cell>
          <table:covered-table-cell table:number-columns-repeated="5"/>
          <table:table-cell table:style-name="ce8"/>
          <table:table-cell table:style-name="ce1184" office:value-type="float" office:value="15739280" calcext:value-type="float" table:number-columns-spanned="7" table:number-rows-spanned="1">
            <text:p>15,739,280</text:p>
          </table:table-cell>
          <table:covered-table-cell table:number-columns-repeated="6"/>
          <table:table-cell table:style-name="ce1184" office:value-type="float" office:value="18619442" calcext:value-type="float" table:number-columns-spanned="9" table:number-rows-spanned="1">
            <text:p>18,619,442</text:p>
          </table:table-cell>
          <table:covered-table-cell table:number-columns-repeated="8"/>
          <table:table-cell table:style-name="ce8"/>
          <table:table-cell table:style-name="ce764" office:value-type="float" office:value="-16229778" calcext:value-type="float" table:number-columns-spanned="8" table:number-rows-spanned="1">
            <text:p>(16,229,778)</text:p>
          </table:table-cell>
          <table:covered-table-cell table:number-columns-repeated="7"/>
          <table:table-cell table:style-name="ce1184" office:value-type="float" office:value="122297352" calcext:value-type="float" table:number-columns-spanned="8" table:number-rows-spanned="1">
            <text:p>122,297,352</text:p>
          </table:table-cell>
          <table:covered-table-cell table:number-columns-repeated="7"/>
          <table:table-cell table:style-name="ce748" office:value-type="float" office:value="107880532" calcext:value-type="float" table:number-columns-spanned="28" table:number-rows-spanned="1">
            <text:p>107,880,532</text:p>
          </table:table-cell>
          <table:covered-table-cell table:number-columns-repeated="27"/>
          <table:table-cell table:number-columns-repeated="16301"/>
        </table:table-row>
        <table:table-row table:style-name="ro18">
          <table:table-cell table:style-name="ce1163" office:value-type="string" calcext:value-type="string" table:number-columns-spanned="9" table:number-rows-spanned="1">
            <text:p>EXPENSES</text:p>
            <text:p><text:span text:style-name="T59">Program Expenses: Educational programs</text:span></text:p>
          </table:table-cell>
          <table:covered-table-cell table:number-columns-repeated="8"/>
          <table:table-cell table:style-name="ce1193" office:value-type="float" office:value="74905227" calcext:value-type="float" table:number-columns-spanned="6" table:number-rows-spanned="1">
            <text:p>74,905,227</text:p>
          </table:table-cell>
          <table:covered-table-cell table:number-columns-repeated="5"/>
          <table:table-cell table:style-name="ce1193" office:value-type="float" office:value="4878229" calcext:value-type="float" table:number-columns-spanned="6" table:number-rows-spanned="1">
            <text:p>4,878,229</text:p>
          </table:table-cell>
          <table:covered-table-cell table:number-columns-repeated="5"/>
          <table:table-cell table:style-name="ce250"/>
          <table:table-cell table:style-name="ce1193" office:value-type="float" office:value="13854536" calcext:value-type="float" table:number-columns-spanned="7" table:number-rows-spanned="1">
            <text:p>13,854,536</text:p>
          </table:table-cell>
          <table:covered-table-cell table:number-columns-repeated="6"/>
          <table:table-cell table:style-name="ce118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250"/>
          <table:table-cell table:style-name="ce1210" office:value-type="float" office:value="-16229778" calcext:value-type="float" table:number-columns-spanned="8" table:number-rows-spanned="1">
            <text:p>(16,229,778)</text:p>
          </table:table-cell>
          <table:covered-table-cell table:number-columns-repeated="7"/>
          <table:table-cell table:style-name="ce1193" office:value-type="float" office:value="77408214" calcext:value-type="float" table:number-columns-spanned="8" table:number-rows-spanned="1">
            <text:p>77,408,214</text:p>
          </table:table-cell>
          <table:covered-table-cell table:number-columns-repeated="7"/>
          <table:table-cell table:style-name="ce762" office:value-type="float" office:value="70573394" calcext:value-type="float" table:number-columns-spanned="28" table:number-rows-spanned="1">
            <text:p>70,573,394</text:p>
          </table:table-cell>
          <table:covered-table-cell table:number-columns-repeated="27"/>
          <table:table-cell table:number-columns-repeated="16301"/>
        </table:table-row>
        <table:table-row table:style-name="ro18">
          <table:table-cell table:style-name="ce1164" office:value-type="string" calcext:value-type="string" table:number-columns-spanned="9" table:number-rows-spanned="1">
            <text:p>Supporting Services:</text:p>
            <text:p>Site Supports and Program Development</text:p>
          </table:table-cell>
          <table:covered-table-cell table:number-columns-repeated="8"/>
          <table:table-cell table:style-name="ce1193" office:value-type="float" office:value="12441682" calcext:value-type="float" table:number-columns-spanned="6" table:number-rows-spanned="1">
            <text:p>12,441,682</text:p>
          </table:table-cell>
          <table:covered-table-cell table:number-columns-repeated="5"/>
          <table:table-cell table:style-name="ce1188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250"/>
          <table:table-cell table:style-name="ce118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193" office:value-type="float" office:value="15388516" calcext:value-type="float" table:number-columns-spanned="9" table:number-rows-spanned="1">
            <text:p>15,388,516</text:p>
          </table:table-cell>
          <table:covered-table-cell table:number-columns-repeated="8"/>
          <table:table-cell table:style-name="ce250"/>
          <table:table-cell table:style-name="ce1210" office:value-type="float" office:value="-145000" calcext:value-type="float" table:number-columns-spanned="8" table:number-rows-spanned="1">
            <text:p>(145,000)</text:p>
          </table:table-cell>
          <table:covered-table-cell table:number-columns-repeated="7"/>
          <table:table-cell table:style-name="ce1193" office:value-type="float" office:value="27685198" calcext:value-type="float" table:number-columns-spanned="8" table:number-rows-spanned="1">
            <text:p>27,685,198</text:p>
          </table:table-cell>
          <table:covered-table-cell table:number-columns-repeated="7"/>
          <table:table-cell table:style-name="ce762" office:value-type="float" office:value="27977604" calcext:value-type="float" table:number-columns-spanned="28" table:number-rows-spanned="1">
            <text:p>27,977,604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71" office:value-type="string" calcext:value-type="string" table:number-columns-spanned="9" table:number-rows-spanned="1">
            <text:p>Administration and General</text:p>
          </table:table-cell>
          <table:covered-table-cell table:number-columns-repeated="8"/>
          <table:table-cell table:style-name="ce1183" office:value-type="float" office:value="7023529" calcext:value-type="float" table:number-columns-spanned="6" table:number-rows-spanned="1">
            <text:p>7,023,529</text:p>
          </table:table-cell>
          <table:covered-table-cell table:number-columns-repeated="5"/>
          <table:table-cell table:style-name="ce1183" office:value-type="float" office:value="782730" calcext:value-type="float" table:number-columns-spanned="6" table:number-rows-spanned="1">
            <text:p>782,730</text:p>
          </table:table-cell>
          <table:covered-table-cell table:number-columns-repeated="5"/>
          <table:table-cell table:style-name="ce8"/>
          <table:table-cell table:style-name="ce1183" office:value-type="float" office:value="2083443" calcext:value-type="float" table:number-columns-spanned="7" table:number-rows-spanned="1">
            <text:p>2,083,443</text:p>
          </table:table-cell>
          <table:covered-table-cell table:number-columns-repeated="6"/>
          <table:table-cell table:style-name="ce1183" office:value-type="float" office:value="3763453" calcext:value-type="float" table:number-columns-spanned="9" table:number-rows-spanned="1">
            <text:p>3,763,453</text:p>
          </table:table-cell>
          <table:covered-table-cell table:number-columns-repeated="8"/>
          <table:table-cell table:style-name="ce8"/>
          <table:table-cell table:style-name="ce1183" office:value-type="float" office:value="145000" calcext:value-type="float" table:number-columns-spanned="8" table:number-rows-spanned="1">
            <text:p>145,000</text:p>
          </table:table-cell>
          <table:covered-table-cell table:number-columns-repeated="7"/>
          <table:table-cell table:style-name="ce1183" office:value-type="float" office:value="13798155" calcext:value-type="float" table:number-columns-spanned="8" table:number-rows-spanned="1">
            <text:p>13,798,155</text:p>
          </table:table-cell>
          <table:covered-table-cell table:number-columns-repeated="7"/>
          <table:table-cell table:style-name="ce1231" office:value-type="float" office:value="9280970" calcext:value-type="float" table:number-columns-spanned="28" table:number-rows-spanned="1">
            <text:p>9,280,970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9" table:number-rows-spanned="1">
            <text:p>Total Supporting Services</text:p>
          </table:table-cell>
          <table:covered-table-cell table:number-columns-repeated="8"/>
          <table:table-cell table:style-name="ce1185" office:value-type="float" office:value="19465211" calcext:value-type="float" table:number-columns-spanned="6" table:number-rows-spanned="1">
            <text:p>19,465,211</text:p>
          </table:table-cell>
          <table:covered-table-cell table:number-columns-repeated="5"/>
          <table:table-cell table:style-name="ce1185" office:value-type="float" office:value="782730" calcext:value-type="float" table:number-columns-spanned="6" table:number-rows-spanned="1">
            <text:p>782,730</text:p>
          </table:table-cell>
          <table:covered-table-cell table:number-columns-repeated="5"/>
          <table:table-cell table:style-name="ce8"/>
          <table:table-cell table:style-name="ce1185" office:value-type="float" office:value="2083443" calcext:value-type="float" table:number-columns-spanned="7" table:number-rows-spanned="1">
            <text:p>2,083,443</text:p>
          </table:table-cell>
          <table:covered-table-cell table:number-columns-repeated="6"/>
          <table:table-cell table:style-name="ce1185" office:value-type="float" office:value="19151969" calcext:value-type="float" table:number-columns-spanned="9" table:number-rows-spanned="1">
            <text:p>19,151,969</text:p>
          </table:table-cell>
          <table:covered-table-cell table:number-columns-repeated="8"/>
          <table:table-cell table:style-name="ce8"/>
          <table:table-cell table:style-name="ce71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85" office:value-type="float" office:value="41483353" calcext:value-type="float" table:number-columns-spanned="8" table:number-rows-spanned="1">
            <text:p>41,483,353</text:p>
          </table:table-cell>
          <table:covered-table-cell table:number-columns-repeated="7"/>
          <table:table-cell table:style-name="ce748" office:value-type="float" office:value="37258574" calcext:value-type="float" table:number-columns-spanned="28" table:number-rows-spanned="1">
            <text:p>37,258,574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6" office:value-type="string" calcext:value-type="string" table:number-columns-spanned="9" table:number-rows-spanned="1">
            <text:p>Total Expenses</text:p>
          </table:table-cell>
          <table:covered-table-cell table:number-columns-repeated="8"/>
          <table:table-cell table:style-name="ce1194" office:value-type="float" office:value="94370438" calcext:value-type="float" table:number-columns-spanned="6" table:number-rows-spanned="1">
            <text:p>94,370,438</text:p>
          </table:table-cell>
          <table:covered-table-cell table:number-columns-repeated="5"/>
          <table:table-cell table:style-name="ce1194" office:value-type="float" office:value="5660959" calcext:value-type="float" table:number-columns-spanned="6" table:number-rows-spanned="1">
            <text:p>5,660,959</text:p>
          </table:table-cell>
          <table:covered-table-cell table:number-columns-repeated="5"/>
          <table:table-cell table:style-name="ce509"/>
          <table:table-cell table:style-name="ce1194" office:value-type="float" office:value="15937979" calcext:value-type="float" table:number-columns-spanned="7" table:number-rows-spanned="1">
            <text:p>15,937,979</text:p>
          </table:table-cell>
          <table:covered-table-cell table:number-columns-repeated="6"/>
          <table:table-cell table:style-name="ce1194" office:value-type="float" office:value="19151969" calcext:value-type="float" table:number-columns-spanned="9" table:number-rows-spanned="1">
            <text:p>19,151,969</text:p>
          </table:table-cell>
          <table:covered-table-cell table:number-columns-repeated="8"/>
          <table:table-cell table:style-name="ce509"/>
          <table:table-cell table:style-name="ce759" office:value-type="float" office:value="-16229778" calcext:value-type="float" table:number-columns-spanned="8" table:number-rows-spanned="1">
            <text:p>(16,229,778)</text:p>
          </table:table-cell>
          <table:covered-table-cell table:number-columns-repeated="7"/>
          <table:table-cell table:style-name="ce1194" office:value-type="float" office:value="118891567" calcext:value-type="float" table:number-columns-spanned="8" table:number-rows-spanned="1">
            <text:p>118,891,567</text:p>
          </table:table-cell>
          <table:covered-table-cell table:number-columns-repeated="7"/>
          <table:table-cell table:style-name="ce760" office:value-type="float" office:value="107831968" calcext:value-type="float" table:number-columns-spanned="28" table:number-rows-spanned="1">
            <text:p>107,831,968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8" office:value-type="string" calcext:value-type="string" table:number-columns-spanned="9" table:number-rows-spanned="1">
            <text:p>INCREASE (DECREASE) IN</text:p>
          </table:table-cell>
          <table:covered-table-cell table:number-columns-repeated="8"/>
          <table:table-cell table:style-name="ce1191" table:number-columns-spanned="6" table:number-rows-spanned="1"/>
          <table:covered-table-cell table:number-columns-repeated="5"/>
          <table:table-cell table:style-name="ce1191" table:number-columns-spanned="6" table:number-rows-spanned="1"/>
          <table:covered-table-cell table:number-columns-repeated="5"/>
          <table:table-cell table:style-name="ce509"/>
          <table:table-cell table:style-name="ce1191" table:number-columns-spanned="7" table:number-rows-spanned="1"/>
          <table:covered-table-cell table:number-columns-repeated="6"/>
          <table:table-cell table:style-name="ce1191" table:number-columns-spanned="9" table:number-rows-spanned="1"/>
          <table:covered-table-cell table:number-columns-repeated="8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1191" table:number-columns-spanned="8" table:number-rows-spanned="1"/>
          <table:covered-table-cell table:number-columns-repeated="7"/>
          <table:table-cell table:style-name="ce509" table:number-columns-spanned="28" table:number-rows-spanned="1"/>
          <table:covered-table-cell table:number-columns-repeated="27"/>
          <table:table-cell table:number-columns-repeated="16301"/>
        </table:table-row>
        <table:table-row table:style-name="ro11">
          <table:table-cell table:style-name="ce1172" office:value-type="string" calcext:value-type="string" table:number-columns-spanned="15" table:number-rows-spanned="1">
            <text:p>UNRESTRICTED NET ASSETS                                         <text:span text:style-name="T59">4,328,904</text:span></text:p>
          </table:table-cell>
          <table:covered-table-cell table:number-columns-repeated="14"/>
          <table:table-cell table:style-name="ce1205" office:value-type="float" office:value="-191893" calcext:value-type="float" table:number-columns-spanned="6" table:number-rows-spanned="1">
            <text:p>(191,893)</text:p>
          </table:table-cell>
          <table:covered-table-cell table:number-columns-repeated="5"/>
          <table:table-cell table:style-name="ce1205" office:value-type="float" office:value="-198699" calcext:value-type="float" table:number-columns-spanned="8" table:number-rows-spanned="1">
            <text:p>(198,699)</text:p>
          </table:table-cell>
          <table:covered-table-cell table:number-columns-repeated="7"/>
          <table:table-cell table:style-name="ce1205" office:value-type="float" office:value="-532527" calcext:value-type="float" table:number-columns-spanned="9" table:number-rows-spanned="1">
            <text:p>(532,527)</text:p>
          </table:table-cell>
          <table:covered-table-cell table:number-columns-repeated="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31" office:value-type="float" office:value="3405785" calcext:value-type="float" table:number-columns-spanned="8" table:number-rows-spanned="1">
            <text:p>3,405,785</text:p>
          </table:table-cell>
          <table:covered-table-cell table:number-columns-repeated="7"/>
          <table:table-cell table:style-name="ce756" office:value-type="float" office:value="48564" calcext:value-type="float" table:number-columns-spanned="28" table:number-rows-spanned="1">
            <text:p>48,564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3" office:value-type="string" calcext:value-type="string" table:number-columns-spanned="15" table:number-rows-spanned="1">
            <text:p>TEMPORARILY RESTRICTED NET ASSETS</text:p>
          </table:table-cell>
          <table:covered-table-cell table:number-columns-repeated="14"/>
          <table:table-cell table:style-name="ce509" table:number-columns-spanned="6" table:number-rows-spanned="1"/>
          <table:covered-table-cell table:number-columns-repeated="5"/>
          <table:table-cell table:style-name="ce509" table:number-columns-spanned="8" table:number-rows-spanned="1"/>
          <table:covered-table-cell table:number-columns-repeated="7"/>
          <table:table-cell table:style-name="ce509" table:number-columns-spanned="9" table:number-rows-spanned="1"/>
          <table:covered-table-cell table:number-columns-repeated="8"/>
          <table:table-cell table:style-name="ce509" table:number-columns-spanned="9" table:number-rows-spanned="1"/>
          <table:covered-table-cell table:number-columns-repeated="8"/>
          <table:table-cell table:style-name="ce509" table:number-columns-spanned="8" table:number-rows-spanned="1"/>
          <table:covered-table-cell table:number-columns-repeated="7"/>
          <table:table-cell table:style-name="ce509" table:number-columns-spanned="28" table:number-rows-spanned="1"/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15" table:number-rows-spanned="1">
            <text:p>Amounts Released from Restriction <text:s text:c="36"/>(41,763)</text:p>
          </table:table-cell>
          <table:covered-table-cell table:number-columns-repeated="14"/>
          <table:table-cell table:style-name="ce1205" office:value-type="float" office:value="-32550" calcext:value-type="float" table:number-columns-spanned="6" table:number-rows-spanned="1">
            <text:p>(32,550)</text:p>
          </table:table-cell>
          <table:covered-table-cell table:number-columns-repeated="5"/>
          <table:table-cell table:style-name="ce1205" office:value-type="float" office:value="-596325" calcext:value-type="float" table:number-columns-spanned="8" table:number-rows-spanned="1">
            <text:p>(596,325)</text:p>
          </table:table-cell>
          <table:covered-table-cell table:number-columns-repeated="7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05" office:value-type="float" office:value="-670638" calcext:value-type="float" table:number-columns-spanned="8" table:number-rows-spanned="1">
            <text:p>(670,638)</text:p>
          </table:table-cell>
          <table:covered-table-cell table:number-columns-repeated="7"/>
          <table:table-cell table:style-name="ce1205" office:value-type="float" office:value="-264170" calcext:value-type="float" table:number-columns-spanned="28" table:number-rows-spanned="1">
            <text:p>(264,170)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15" table:number-rows-spanned="1">
            <text:p>Contributions <text:s text:c="71"/>100,000</text:p>
          </table:table-cell>
          <table:covered-table-cell table:number-columns-repeated="14"/>
          <table:table-cell table:style-name="ce1206" office:value-type="float" office:value="347296" calcext:value-type="float" table:number-columns-spanned="6" table:number-rows-spanned="1">
            <text:p>347,296</text:p>
          </table:table-cell>
          <table:covered-table-cell table:number-columns-repeated="5"/>
          <table:table-cell table:style-name="ce1206" office:value-type="float" office:value="165000" calcext:value-type="float" table:number-columns-spanned="8" table:number-rows-spanned="1">
            <text:p>165,000</text:p>
          </table:table-cell>
          <table:covered-table-cell table:number-columns-repeated="7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06" office:value-type="float" office:value="612296" calcext:value-type="float" table:number-columns-spanned="8" table:number-rows-spanned="1">
            <text:p>612,296</text:p>
          </table:table-cell>
          <table:covered-table-cell table:number-columns-repeated="7"/>
          <table:table-cell table:style-name="ce1206" office:value-type="float" office:value="820305" calcext:value-type="float" table:number-columns-spanned="28" table:number-rows-spanned="1">
            <text:p>820,305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3" office:value-type="string" calcext:value-type="string" table:number-columns-spanned="9" table:number-rows-spanned="1">
            <text:p>INCREASE (DECREASE) IN TEMPORARILY RESTRICTED NET ASSETS</text:p>
          </table:table-cell>
          <table:covered-table-cell table:number-columns-repeated="8"/>
          <table:table-cell table:style-name="ce1193" office:value-type="float" office:value="58237" calcext:value-type="float" table:number-columns-spanned="6" table:number-rows-spanned="1">
            <text:p>58,237</text:p>
          </table:table-cell>
          <table:covered-table-cell table:number-columns-repeated="5"/>
          <table:table-cell table:style-name="ce1193" office:value-type="float" office:value="314746" calcext:value-type="float" table:number-columns-spanned="6" table:number-rows-spanned="1">
            <text:p>314,746</text:p>
          </table:table-cell>
          <table:covered-table-cell table:number-columns-repeated="5"/>
          <table:table-cell table:style-name="ce250"/>
          <table:table-cell table:style-name="ce1210" office:value-type="float" office:value="-431325" calcext:value-type="float" table:number-columns-spanned="7" table:number-rows-spanned="1">
            <text:p>(431,325)</text:p>
          </table:table-cell>
          <table:covered-table-cell table:number-columns-repeated="6"/>
          <table:table-cell table:style-name="ce1188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250"/>
          <table:table-cell table:style-name="ce1188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210" office:value-type="float" office:value="-58342" calcext:value-type="float" table:number-columns-spanned="8" table:number-rows-spanned="1">
            <text:p>(58,342)</text:p>
          </table:table-cell>
          <table:covered-table-cell table:number-columns-repeated="7"/>
          <table:table-cell table:style-name="ce753" office:value-type="float" office:value="556135" calcext:value-type="float" table:number-columns-spanned="28" table:number-rows-spanned="1">
            <text:p>556,135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3" office:value-type="string" calcext:value-type="string" table:number-columns-spanned="9" table:number-rows-spanned="1">
            <text:p>INCREASE (DECREASE) IN NET ASSETS</text:p>
          </table:table-cell>
          <table:covered-table-cell table:number-columns-repeated="8"/>
          <table:table-cell table:style-name="ce857" office:value-type="float" office:value="4387141" calcext:value-type="float" table:number-columns-spanned="6" table:number-rows-spanned="1">
            <text:p>4,387,141</text:p>
          </table:table-cell>
          <table:covered-table-cell table:number-columns-repeated="5"/>
          <table:table-cell table:style-name="ce857" office:value-type="float" office:value="122853" calcext:value-type="float" table:number-columns-spanned="6" table:number-rows-spanned="1">
            <text:p>122,853</text:p>
          </table:table-cell>
          <table:covered-table-cell table:number-columns-repeated="5"/>
          <table:table-cell table:style-name="ce509"/>
          <table:table-cell table:style-name="ce1211" office:value-type="float" office:value="-630024" calcext:value-type="float" table:number-columns-spanned="7" table:number-rows-spanned="1">
            <text:p>(630,024)</text:p>
          </table:table-cell>
          <table:covered-table-cell table:number-columns-repeated="6"/>
          <table:table-cell table:style-name="ce1211" office:value-type="float" office:value="-532527" calcext:value-type="float" table:number-columns-spanned="9" table:number-rows-spanned="1">
            <text:p>(532,527)</text:p>
          </table:table-cell>
          <table:covered-table-cell table:number-columns-repeated="8"/>
          <table:table-cell table:style-name="ce509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3347443" calcext:value-type="float" table:number-columns-spanned="8" table:number-rows-spanned="1">
            <text:p>3,347,443</text:p>
          </table:table-cell>
          <table:covered-table-cell table:number-columns-repeated="7"/>
          <table:table-cell table:style-name="ce1231" office:value-type="float" office:value="604699" calcext:value-type="float" table:number-columns-spanned="28" table:number-rows-spanned="1">
            <text:p>604,699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747" office:value-type="string" calcext:value-type="string" table:number-columns-spanned="9" table:number-rows-spanned="1">
            <text:p>Net Assets - Beginning of Year</text:p>
          </table:table-cell>
          <table:covered-table-cell table:number-columns-repeated="8"/>
          <table:table-cell table:style-name="ce1183" office:value-type="float" office:value="24629606" calcext:value-type="float" table:number-columns-spanned="6" table:number-rows-spanned="1">
            <text:p>24,629,606</text:p>
          </table:table-cell>
          <table:covered-table-cell table:number-columns-repeated="5"/>
          <table:table-cell table:style-name="ce1197" office:value-type="float" office:value="-1559869" calcext:value-type="float" table:number-columns-spanned="6" table:number-rows-spanned="1">
            <text:p>(1,559,869)</text:p>
          </table:table-cell>
          <table:covered-table-cell table:number-columns-repeated="5"/>
          <table:table-cell table:style-name="ce8"/>
          <table:table-cell table:style-name="ce1197" office:value-type="float" office:value="-1334792" calcext:value-type="float" table:number-columns-spanned="7" table:number-rows-spanned="1">
            <text:p>(1,334,792)</text:p>
          </table:table-cell>
          <table:covered-table-cell table:number-columns-repeated="6"/>
          <table:table-cell table:style-name="ce1197" office:value-type="float" office:value="-4198782" calcext:value-type="float" table:number-columns-spanned="9" table:number-rows-spanned="1">
            <text:p>(4,198,782)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1183" office:value-type="float" office:value="17536163" calcext:value-type="float" table:number-columns-spanned="8" table:number-rows-spanned="1">
            <text:p>17,536,163</text:p>
          </table:table-cell>
          <table:covered-table-cell table:number-columns-repeated="7"/>
          <table:table-cell table:style-name="ce748" office:value-type="float" office:value="16931464" calcext:value-type="float" table:number-columns-spanned="28" table:number-rows-spanned="1">
            <text:p>16,931,464</text:p>
          </table:table-cell>
          <table:covered-table-cell table:number-columns-repeated="27"/>
          <table:table-cell table:number-columns-repeated="16301"/>
        </table:table-row>
        <table:table-row table:style-name="ro11">
          <table:table-cell table:style-name="ce1168" office:value-type="string" calcext:value-type="string" table:number-columns-spanned="9" table:number-rows-spanned="1">
            <text:p>NET ASSETS - END OF YEAR</text:p>
          </table:table-cell>
          <table:covered-table-cell table:number-columns-repeated="8"/>
          <table:table-cell table:style-name="ce1186" office:value-type="float" office:value="29016747" calcext:value-type="float" table:number-columns-spanned="6" table:number-rows-spanned="1">
            <text:p>$ 29,016,747</text:p>
          </table:table-cell>
          <table:covered-table-cell table:number-columns-repeated="5"/>
          <table:table-cell table:style-name="ce1207" office:value-type="float" office:value="-1437016" calcext:value-type="float" table:number-columns-spanned="6" table:number-rows-spanned="1">
            <text:p>($ 1,437,016)</text:p>
          </table:table-cell>
          <table:covered-table-cell table:number-columns-repeated="5"/>
          <table:table-cell table:style-name="ce509"/>
          <table:table-cell table:style-name="ce1207" office:value-type="float" office:value="-1964816" calcext:value-type="float" table:number-columns-spanned="7" table:number-rows-spanned="1">
            <text:p>($ 1,964,816)</text:p>
          </table:table-cell>
          <table:covered-table-cell table:number-columns-repeated="6"/>
          <table:table-cell table:style-name="ce1207" office:value-type="float" office:value="-4731309" calcext:value-type="float" table:number-columns-spanned="9" table:number-rows-spanned="1">
            <text:p>($ 4,731,309)</text:p>
          </table:table-cell>
          <table:covered-table-cell table:number-columns-repeated="8"/>
          <table:table-cell table:style-name="ce509"/>
          <table:table-cell table:style-name="ce1219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1186" office:value-type="float" office:value="20883606" calcext:value-type="float" table:number-columns-spanned="8" table:number-rows-spanned="1">
            <text:p>$ 20,883,606</text:p>
          </table:table-cell>
          <table:covered-table-cell table:number-columns-repeated="7"/>
          <table:table-cell table:style-name="ce751" office:value-type="float" office:value="17536163" calcext:value-type="float" table:number-columns-spanned="28" table:number-rows-spanned="1">
            <text:p>$ 17,536,163</text:p>
          </table:table-cell>
          <table:covered-table-cell table:number-columns-repeated="27"/>
          <table:table-cell table:number-columns-repeated="16301"/>
        </table:table-row>
        <table:table-row table:style-name="ro1">
          <table:table-cell table:style-name="ce8" table:number-columns-spanned="9" table:number-rows-spanned="1"/>
          <table:covered-table-cell table:number-columns-repeated="8"/>
          <table:table-cell table:style-name="ce1187" table:number-columns-spanned="6" table:number-rows-spanned="1"/>
          <table:covered-table-cell table:number-columns-repeated="5"/>
          <table:table-cell table:style-name="ce1187" table:number-columns-spanned="6" table:number-rows-spanned="1"/>
          <table:covered-table-cell table:number-columns-repeated="5"/>
          <table:table-cell table:style-name="ce8"/>
          <table:table-cell table:style-name="ce1187" table:number-columns-spanned="7" table:number-rows-spanned="1"/>
          <table:covered-table-cell table:number-columns-repeated="6"/>
          <table:table-cell table:style-name="ce1187" table:number-columns-spanned="9" table:number-rows-spanned="1"/>
          <table:covered-table-cell table:number-columns-repeated="8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1187" table:number-columns-spanned="8" table:number-rows-spanned="1"/>
          <table:covered-table-cell table:number-columns-repeated="7"/>
          <table:table-cell table:style-name="ce8" table:number-columns-spanned="28" table:number-rows-spanned="1"/>
          <table:covered-table-cell table:number-columns-repeated="27"/>
          <table:table-cell table:number-columns-repeated="16301"/>
        </table:table-row>
        <table:table-row table:style-name="ro11">
          <table:table-cell table:style-name="ce746" office:value-type="string" calcext:value-type="string" table:number-columns-spanned="58" table:number-rows-spanned="1">
            <text:p>(WITH COMPARATIVE TOTALS FOR JUNE 30, 2017)</text:p>
          </table:table-cell>
          <table:covered-table-cell table:number-columns-repeated="57"/>
          <table:table-cell table:number-columns-repeated="16326"/>
        </table:table-row>
        <table:table-row table:style-name="ro18">
          <table:table-cell table:style-name="ce386" table:number-columns-spanned="10" table:number-rows-spanned="1"/>
          <table:covered-table-cell table:number-columns-repeated="9"/>
          <table:table-cell table:style-name="ce741" office:value-type="string" calcext:value-type="string" table:number-columns-spanned="6" table:number-rows-spanned="1">
            <text:p>Rocketship Education</text:p>
          </table:table-cell>
          <table:covered-table-cell table:number-columns-repeated="5"/>
          <table:table-cell table:style-name="ce1203" office:value-type="string" calcext:value-type="string" table:number-columns-spanned="7" table:number-rows-spanned="1">
            <text:p>Rocketship Education</text:p>
            <text:p>Wisconsin Inc.</text:p>
          </table:table-cell>
          <table:covered-table-cell table:number-columns-repeated="6"/>
          <table:table-cell table:style-name="ce1203" office:value-type="string" calcext:value-type="string" table:number-columns-spanned="7" table:number-rows-spanned="1">
            <text:p>Rocketship Education DC Public Charter</text:p>
            <text:p>School, Inc.</text:p>
          </table:table-cell>
          <table:covered-table-cell table:number-columns-repeated="6"/>
          <table:table-cell table:style-name="ce250"/>
          <table:table-cell table:style-name="ce1203" office:value-type="string" calcext:value-type="string" table:number-columns-spanned="8" table:number-rows-spanned="1">
            <text:p>Launchpad Development</text:p>
            <text:p>Company</text:p>
          </table:table-cell>
          <table:covered-table-cell table:number-columns-repeated="7"/>
          <table:table-cell table:style-name="ce250"/>
          <table:table-cell table:style-name="ce743" office:value-type="string" calcext:value-type="string" table:number-columns-spanned="15" table:number-rows-spanned="1">
            <text:p>2018</text:p>
            <text:p>Eliminations                Total</text:p>
          </table:table-cell>
          <table:covered-table-cell table:number-columns-repeated="14"/>
          <table:table-cell table:style-name="ce250"/>
          <table:table-cell table:style-name="ce1235" office:value-type="string" calcext:value-type="string" table:number-columns-spanned="4" table:number-rows-spanned="1">
            <text:p>2017</text:p>
            <text:p>Total</text:p>
          </table:table-cell>
          <table:covered-table-cell table:number-columns-repeated="3"/>
          <table:table-cell table:number-columns-repeated="16324"/>
        </table:table-row>
        <table:table-row table:style-name="ro11">
          <table:table-cell table:style-name="ce1163" office:value-type="string" calcext:value-type="string" table:number-columns-spanned="10" table:number-rows-spanned="1">
            <text:p>CASH FLOWS FROM OPERATING</text:p>
          </table:table-cell>
          <table:covered-table-cell table:number-columns-repeated="9"/>
          <table:table-cell table:style-name="ce431" table:number-columns-spanned="6" table:number-rows-spanned="1"/>
          <table:covered-table-cell table:number-columns-repeated="5"/>
          <table:table-cell table:style-name="ce431" table:number-columns-spanned="7" table:number-rows-spanned="1"/>
          <table:covered-table-cell table:number-columns-repeated="6"/>
          <table:table-cell table:style-name="ce431" table:number-columns-spanned="7" table:number-rows-spanned="1"/>
          <table:covered-table-cell table:number-columns-repeated="6"/>
          <table:table-cell table:style-name="ce8"/>
          <table:table-cell table:style-name="ce431" table:number-columns-spanned="8" table:number-rows-spanned="1"/>
          <table:covered-table-cell table:number-columns-repeated="7"/>
          <table:table-cell table:style-name="ce8"/>
          <table:table-cell table:style-name="ce431" table:number-columns-spanned="15" table:number-rows-spanned="1"/>
          <table:covered-table-cell table:number-columns-repeated="14"/>
          <table:table-cell table:style-name="ce8"/>
          <table:table-cell table:style-name="ce431" table:number-columns-spanned="4" table:number-rows-spanned="1"/>
          <table:covered-table-cell table:number-columns-repeated="3"/>
          <table:table-cell table:number-columns-repeated="16324"/>
        </table:table-row>
        <table:table-row table:style-name="ro18">
          <table:table-cell table:style-name="ce1172" office:value-type="string" calcext:value-type="string" table:number-columns-spanned="10" table:number-rows-spanned="1">
            <text:p>ACTIVITIES</text:p>
            <text:p><text:span text:style-name="T59">Change in Net Assets</text:span></text:p>
          </table:table-cell>
          <table:covered-table-cell table:number-columns-repeated="9"/>
          <table:table-cell table:style-name="ce1192" office:value-type="float" office:value="4387141" calcext:value-type="float" table:number-columns-spanned="6" table:number-rows-spanned="1">
            <text:p>$ 4,387,141</text:p>
          </table:table-cell>
          <table:covered-table-cell table:number-columns-repeated="5"/>
          <table:table-cell table:style-name="ce1192" office:value-type="float" office:value="122853" calcext:value-type="float" table:number-columns-spanned="7" table:number-rows-spanned="1">
            <text:p>$ 122,853</text:p>
          </table:table-cell>
          <table:covered-table-cell table:number-columns-repeated="6"/>
          <table:table-cell table:style-name="ce1212" office:value-type="float" office:value="-630024" calcext:value-type="float" table:number-columns-spanned="7" table:number-rows-spanned="1">
            <text:p>($ 630,024)</text:p>
          </table:table-cell>
          <table:covered-table-cell table:number-columns-repeated="6"/>
          <table:table-cell table:style-name="ce509"/>
          <table:table-cell table:style-name="ce1212" office:value-type="float" office:value="-532527" calcext:value-type="float" table:number-columns-spanned="8" table:number-rows-spanned="1">
            <text:p>($ 532,527)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15" table:number-rows-spanned="1">
            <text:p>$ <text:s text:c="19"/>- <text:s text:c="6"/>$ <text:s text:c="4"/>3,347,443</text:p>
          </table:table-cell>
          <table:covered-table-cell table:number-columns-repeated="14"/>
          <table:table-cell table:style-name="ce509"/>
          <table:table-cell table:style-name="ce1192" office:value-type="float" office:value="604699" calcext:value-type="float" table:number-columns-spanned="4" table:number-rows-spanned="1">
            <text:p>$ 604,699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1164" office:value-type="string" calcext:value-type="string" table:number-columns-spanned="10" table:number-rows-spanned="1">
            <text:p>Adjustments to Reconcile Change in Net Assets to Net Cash Flows from Operating Activities:</text:p>
            <text:p>Depreciation and Amortization</text:p>
          </table:table-cell>
          <table:covered-table-cell table:number-columns-repeated="9"/>
          <table:table-cell table:style-name="ce1193" office:value-type="float" office:value="338971" calcext:value-type="float" table:number-columns-spanned="6" table:number-rows-spanned="1">
            <text:p>338,971</text:p>
          </table:table-cell>
          <table:covered-table-cell table:number-columns-repeated="5"/>
          <table:table-cell table:style-name="ce739" office:value-type="float" office:value="36" calcext:value-type="float" table:number-columns-spanned="7" table:number-rows-spanned="1">
            <text:p>36</text:p>
          </table:table-cell>
          <table:covered-table-cell table:number-columns-repeated="6"/>
          <table:table-cell table:style-name="ce1188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250"/>
          <table:table-cell table:style-name="ce1193" office:value-type="float" office:value="2964498" calcext:value-type="float" table:number-columns-spanned="8" table:number-rows-spanned="1">
            <text:p>2,964,498</text:p>
          </table:table-cell>
          <table:covered-table-cell table:number-columns-repeated="7"/>
          <table:table-cell table:style-name="ce250"/>
          <table:table-cell table:style-name="ce1193" office:value-type="float" office:value="-3303505" calcext:value-type="float" table:number-columns-spanned="15" table:number-rows-spanned="1">
            <text:p>-3,303,505</text:p>
          </table:table-cell>
          <table:covered-table-cell table:number-columns-repeated="14"/>
          <table:table-cell table:style-name="ce250"/>
          <table:table-cell table:style-name="ce1193" office:value-type="float" office:value="2957153" calcext:value-type="float" table:number-columns-spanned="4" table:number-rows-spanned="1">
            <text:p>2,957,153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1171" office:value-type="string" calcext:value-type="string" table:number-columns-spanned="10" table:number-rows-spanned="1">
            <text:p>Allowance for Nonrecoverable Project Costs (Increase) Decrease in Operating Assets:</text:p>
            <text:p>Accounts Receivable</text:p>
          </table:table-cell>
          <table:covered-table-cell table:number-columns-repeated="9"/>
          <table:table-cell table:style-name="ce1195" office:value-type="string" calcext:value-type="string" table:number-columns-spanned="6" table:number-rows-spanned="1">
            <text:p>-</text:p>
            <text:p>(1,440,173)</text:p>
          </table:table-cell>
          <table:covered-table-cell table:number-columns-repeated="5"/>
          <table:table-cell table:style-name="ce1195" office:value-type="string" calcext:value-type="string" table:number-columns-spanned="7" table:number-rows-spanned="1">
            <text:p>-</text:p>
            <text:p>355,823</text:p>
          </table:table-cell>
          <table:covered-table-cell table:number-columns-repeated="6"/>
          <table:table-cell table:style-name="ce1195" office:value-type="string" calcext:value-type="string" table:number-columns-spanned="7" table:number-rows-spanned="1">
            <text:p>-</text:p>
            <text:p>31,411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276,996)</text:p>
          </table:table-cell>
          <table:covered-table-cell table:number-columns-repeated="7"/>
          <table:table-cell table:style-name="ce250"/>
          <table:table-cell table:style-name="ce5" office:value-type="string" calcext:value-type="string" table:number-columns-spanned="15" table:number-rows-spanned="1">
            <text:p>-                             -</text:p>
            <text:p>-             (1,329,935)</text:p>
          </table:table-cell>
          <table:covered-table-cell table:number-columns-repeated="14"/>
          <table:table-cell table:style-name="ce250"/>
          <table:table-cell table:style-name="ce4" office:value-type="string" calcext:value-type="string" table:number-columns-spanned="4" table:number-rows-spanned="1">
            <text:p>1,721,312</text:p>
            <text:p>(276,902)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728" office:value-type="string" calcext:value-type="string" table:number-columns-spanned="10" table:number-rows-spanned="1">
            <text:p>Grants Receivable</text:p>
            <text:p>Prepaid Expenses and Other Current Assets</text:p>
          </table:table-cell>
          <table:covered-table-cell table:number-columns-repeated="9"/>
          <table:table-cell table:style-name="ce1169" office:value-type="string" calcext:value-type="string" table:number-columns-spanned="6" table:number-rows-spanned="1">
            <text:p>52,944</text:p>
            <text:p>(683,311)</text:p>
          </table:table-cell>
          <table:covered-table-cell table:number-columns-repeated="5"/>
          <table:table-cell table:style-name="ce4" office:value-type="string" calcext:value-type="string" table:number-columns-spanned="7" table:number-rows-spanned="1">
            <text:p>(608,532)</text:p>
            <text:p>(22,771)</text:p>
          </table:table-cell>
          <table:covered-table-cell table:number-columns-repeated="6"/>
          <table:table-cell table:style-name="ce1169" office:value-type="string" calcext:value-type="string" table:number-columns-spanned="7" table:number-rows-spanned="1">
            <text:p>(351,129)</text:p>
            <text:p>33,950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564,060)</text:p>
          </table:table-cell>
          <table:covered-table-cell table:number-columns-repeated="7"/>
          <table:table-cell table:style-name="ce250"/>
          <table:table-cell table:style-name="ce1195" office:value-type="string" calcext:value-type="string" table:number-columns-spanned="15" table:number-rows-spanned="1">
            <text:p>(906,717)</text:p>
            <text:p>-             (1,236,192)</text:p>
          </table:table-cell>
          <table:covered-table-cell table:number-columns-repeated="14"/>
          <table:table-cell table:style-name="ce250"/>
          <table:table-cell table:style-name="ce4" office:value-type="string" calcext:value-type="string" table:number-columns-spanned="4" table:number-rows-spanned="1">
            <text:p>166,068</text:p>
            <text:p>677,420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1171" office:value-type="string" calcext:value-type="string" table:number-columns-spanned="10" table:number-rows-spanned="1">
            <text:p>Deferred Rent Asset</text:p>
            <text:p>Increase (Decrease) in Operating Liabilities: Accounts Payable and Accrued Liabilities</text:p>
          </table:table-cell>
          <table:covered-table-cell table:number-columns-repeated="9"/>
          <table:table-cell table:style-name="ce1195" office:value-type="string" calcext:value-type="string" table:number-columns-spanned="6" table:number-rows-spanned="1">
            <text:p>-</text:p>
            <text:p>659,588</text:p>
          </table:table-cell>
          <table:covered-table-cell table:number-columns-repeated="5"/>
          <table:table-cell table:style-name="ce1195" office:value-type="string" calcext:value-type="string" table:number-columns-spanned="7" table:number-rows-spanned="1">
            <text:p>-</text:p>
            <text:p>139,645</text:p>
          </table:table-cell>
          <table:covered-table-cell table:number-columns-repeated="6"/>
          <table:table-cell table:style-name="ce1195" office:value-type="string" calcext:value-type="string" table:number-columns-spanned="7" table:number-rows-spanned="1">
            <text:p>-</text:p>
            <text:p>1,212,642</text:p>
          </table:table-cell>
          <table:covered-table-cell table:number-columns-repeated="6"/>
          <table:table-cell table:style-name="ce250"/>
          <table:table-cell table:style-name="ce4" office:value-type="string" calcext:value-type="string" table:number-columns-spanned="8" table:number-rows-spanned="1">
            <text:p>(2,424,669)</text:p>
            <text:p>1,534,157</text:p>
          </table:table-cell>
          <table:covered-table-cell table:number-columns-repeated="7"/>
          <table:table-cell table:style-name="ce250"/>
          <table:table-cell table:style-name="ce4" office:value-type="string" calcext:value-type="string" table:number-columns-spanned="15" table:number-rows-spanned="1">
            <text:p>2,424,669                             -</text:p>
            <text:p>-              3,546,032</text:p>
          </table:table-cell>
          <table:covered-table-cell table:number-columns-repeated="14"/>
          <table:table-cell table:style-name="ce250"/>
          <table:table-cell table:style-name="ce1195" office:value-type="string" calcext:value-type="string" table:number-columns-spanned="4" table:number-rows-spanned="1">
            <text:p>-</text:p>
            <text:p>1,183,357</text:p>
          </table:table-cell>
          <table:covered-table-cell table:number-columns-repeated="3"/>
          <table:table-cell table:number-columns-repeated="16324"/>
        </table:table-row>
        <table:table-row table:style-name="ro11">
          <table:table-cell table:style-name="ce1169" office:value-type="string" calcext:value-type="string" table:number-columns-spanned="10" table:number-rows-spanned="1">
            <text:p>Deferred Revenues</text:p>
          </table:table-cell>
          <table:covered-table-cell table:number-columns-repeated="9"/>
          <table:table-cell table:style-name="ce857" office:value-type="float" office:value="531264" calcext:value-type="float" table:number-columns-spanned="6" table:number-rows-spanned="1">
            <text:p>531,264</text:p>
          </table:table-cell>
          <table:covered-table-cell table:number-columns-repeated="5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11" office:value-type="float" office:value="-29942" calcext:value-type="float" table:number-columns-spanned="7" table:number-rows-spanned="1">
            <text:p>(29,942)</text:p>
          </table:table-cell>
          <table:covered-table-cell table:number-columns-repeated="6"/>
          <table:table-cell table:style-name="ce8"/>
          <table:table-cell table:style-name="ce1211" office:value-type="float" office:value="-769503" calcext:value-type="float" table:number-columns-spanned="8" table:number-rows-spanned="1">
            <text:p>(769,503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5" table:number-rows-spanned="1">
            <text:p>- <text:s text:c="15"/>(268,181)</text:p>
          </table:table-cell>
          <table:covered-table-cell table:number-columns-repeated="14"/>
          <table:table-cell table:style-name="ce8"/>
          <table:table-cell table:style-name="ce1211" office:value-type="float" office:value="-66629" calcext:value-type="float" table:number-columns-spanned="4" table:number-rows-spanned="1">
            <text:p>(66,629)</text:p>
          </table:table-cell>
          <table:covered-table-cell table:number-columns-repeated="3"/>
          <table:table-cell table:number-columns-repeated="16324"/>
        </table:table-row>
        <table:table-row table:style-name="ro11">
          <table:table-cell table:style-name="ce728" office:value-type="string" calcext:value-type="string" table:number-columns-spanned="10" table:number-rows-spanned="1">
            <text:p>Deferred Rent Liability</text:p>
          </table:table-cell>
          <table:covered-table-cell table:number-columns-repeated="9"/>
          <table:table-cell table:style-name="ce1183" office:value-type="float" office:value="488961" calcext:value-type="float" table:number-columns-spanned="6" table:number-rows-spanned="1">
            <text:p>488,961</text:p>
          </table:table-cell>
          <table:covered-table-cell table:number-columns-repeated="5"/>
          <table:table-cell table:style-name="ce1183" office:value-type="float" office:value="32861" calcext:value-type="float" table:number-columns-spanned="7" table:number-rows-spanned="1">
            <text:p>32,861</text:p>
          </table:table-cell>
          <table:covered-table-cell table:number-columns-repeated="6"/>
          <table:table-cell table:style-name="ce1183" office:value-type="float" office:value="1665012" calcext:value-type="float" table:number-columns-spanned="7" table:number-rows-spanned="1">
            <text:p>1,665,012</text:p>
          </table:table-cell>
          <table:covered-table-cell table:number-columns-repeated="6"/>
          <table:table-cell table:style-name="ce8"/>
          <table:table-cell table:style-name="ce1183" office:value-type="float" office:value="4382478" calcext:value-type="float" table:number-columns-spanned="8" table:number-rows-spanned="1">
            <text:p>4,382,478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15" table:number-rows-spanned="1">
            <text:p>(2,424,669) <text:s text:c="12"/>4,144,643</text:p>
          </table:table-cell>
          <table:covered-table-cell table:number-columns-repeated="14"/>
          <table:table-cell table:style-name="ce8"/>
          <table:table-cell table:style-name="ce1183" office:value-type="float" office:value="608637" calcext:value-type="float" table:number-columns-spanned="4" table:number-rows-spanned="1">
            <text:p>608,637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1165" office:value-type="string" calcext:value-type="string" table:number-columns-spanned="10" table:number-rows-spanned="1">
            <text:p>Net Cash Flows from Operating</text:p>
            <text:p>Activities</text:p>
          </table:table-cell>
          <table:covered-table-cell table:number-columns-repeated="9"/>
          <table:table-cell table:style-name="ce1196" office:value-type="float" office:value="4335385" calcext:value-type="float" table:number-columns-spanned="6" table:number-rows-spanned="1">
            <text:p>4,335,385</text:p>
          </table:table-cell>
          <table:covered-table-cell table:number-columns-repeated="5"/>
          <table:table-cell table:style-name="ce1196" office:value-type="float" office:value="19915" calcext:value-type="float" table:number-columns-spanned="7" table:number-rows-spanned="1">
            <text:p>19,915</text:p>
          </table:table-cell>
          <table:covered-table-cell table:number-columns-repeated="6"/>
          <table:table-cell table:style-name="ce1196" office:value-type="float" office:value="1931920" calcext:value-type="float" table:number-columns-spanned="7" table:number-rows-spanned="1">
            <text:p>1,931,920</text:p>
          </table:table-cell>
          <table:covered-table-cell table:number-columns-repeated="6"/>
          <table:table-cell table:style-name="ce509"/>
          <table:table-cell table:style-name="ce1196" office:value-type="float" office:value="4313378" calcext:value-type="float" table:number-columns-spanned="8" table:number-rows-spanned="1">
            <text:p>4,313,378</text:p>
          </table:table-cell>
          <table:covered-table-cell table:number-columns-repeated="7"/>
          <table:table-cell table:style-name="ce509"/>
          <table:table-cell table:style-name="ce1196" office:value-type="float" office:value="-10600598" calcext:value-type="float" table:number-columns-spanned="15" table:number-rows-spanned="1">
            <text:p>-10,600,598</text:p>
          </table:table-cell>
          <table:covered-table-cell table:number-columns-repeated="14"/>
          <table:table-cell table:style-name="ce509"/>
          <table:table-cell table:style-name="ce1196" office:value-type="float" office:value="7575115" calcext:value-type="float" table:number-columns-spanned="4" table:number-rows-spanned="1">
            <text:p>7,575,115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725" office:value-type="string" calcext:value-type="string" table:number-columns-spanned="58" table:number-rows-spanned="1">
            <text:p>CASH FLOWS FROM INVESTING</text:p>
            <text:p>ACTIVITIES</text:p>
          </table:table-cell>
          <table:covered-table-cell table:number-columns-repeated="57"/>
          <table:table-cell table:number-columns-repeated="16326"/>
        </table:table-row>
        <table:table-row table:style-name="ro11">
          <table:table-cell table:style-name="ce1164" office:value-type="string" calcext:value-type="string" table:number-columns-spanned="10" table:number-rows-spanned="1">
            <text:p>Proceeds from Note Receivable</text:p>
          </table:table-cell>
          <table:covered-table-cell table:number-columns-repeated="9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560000" calcext:value-type="float" table:number-columns-spanned="8" table:number-rows-spanned="1">
            <text:p>560,000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7" office:value-type="float" office:value="560000" calcext:value-type="float" table:number-columns-spanned="6" table:number-rows-spanned="1">
            <text:p>560,000</text:p>
          </table:table-cell>
          <table:covered-table-cell table:number-columns-repeated="5"/>
          <table:table-cell table:style-name="ce8"/>
          <table:table-cell table:style-name="ce853"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16324"/>
        </table:table-row>
        <table:table-row table:style-name="ro11">
          <table:table-cell table:style-name="ce1164" office:value-type="string" calcext:value-type="string" table:number-columns-spanned="10" table:number-rows-spanned="1">
            <text:p>Purchases of Property, Plant, and Equipment</text:p>
          </table:table-cell>
          <table:covered-table-cell table:number-columns-repeated="9"/>
          <table:table-cell table:style-name="ce1197" office:value-type="float" office:value="-202698" calcext:value-type="float" table:number-columns-spanned="6" table:number-rows-spanned="1">
            <text:p>(202,698)</text:p>
          </table:table-cell>
          <table:covered-table-cell table:number-columns-repeated="5"/>
          <table:table-cell table:style-name="ce1197" office:value-type="float" office:value="-20255" calcext:value-type="float" table:number-columns-spanned="7" table:number-rows-spanned="1">
            <text:p>(20,255)</text:p>
          </table:table-cell>
          <table:covered-table-cell table:number-columns-repeated="6"/>
          <table:table-cell table:style-name="ce120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1197" office:value-type="float" office:value="-6668919" calcext:value-type="float" table:number-columns-spanned="8" table:number-rows-spanned="1">
            <text:p>(6,668,919)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97" office:value-type="float" office:value="-6891872" calcext:value-type="float" table:number-columns-spanned="6" table:number-rows-spanned="1">
            <text:p>(6,891,872)</text:p>
          </table:table-cell>
          <table:covered-table-cell table:number-columns-repeated="5"/>
          <table:table-cell table:style-name="ce8"/>
          <table:table-cell table:style-name="ce1197" office:value-type="float" office:value="-18766316" calcext:value-type="float" table:number-columns-spanned="4" table:number-rows-spanned="1">
            <text:p>(18,766,316)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1165" office:value-type="string" calcext:value-type="string" table:number-columns-spanned="10" table:number-rows-spanned="1">
            <text:p>Net Cash Flows from Investing</text:p>
            <text:p>Activities</text:p>
          </table:table-cell>
          <table:covered-table-cell table:number-columns-repeated="9"/>
          <table:table-cell table:style-name="ce1198" office:value-type="float" office:value="-202698" calcext:value-type="float" table:number-columns-spanned="6" table:number-rows-spanned="1">
            <text:p>(202,698)</text:p>
          </table:table-cell>
          <table:covered-table-cell table:number-columns-repeated="5"/>
          <table:table-cell table:style-name="ce1198" office:value-type="float" office:value="-20255" calcext:value-type="float" table:number-columns-spanned="7" table:number-rows-spanned="1">
            <text:p>(20,255)</text:p>
          </table:table-cell>
          <table:covered-table-cell table:number-columns-repeated="6"/>
          <table:table-cell table:style-name="ce121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509"/>
          <table:table-cell table:style-name="ce1198" office:value-type="float" office:value="-6108919" calcext:value-type="float" table:number-columns-spanned="8" table:number-rows-spanned="1">
            <text:p>(6,108,919)</text:p>
          </table:table-cell>
          <table:covered-table-cell table:number-columns-repeated="7"/>
          <table:table-cell table:style-name="ce509"/>
          <table:table-cell table:style-name="ce121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09"/>
          <table:table-cell table:style-name="ce1198" office:value-type="float" office:value="-6331872" calcext:value-type="float" table:number-columns-spanned="6" table:number-rows-spanned="1">
            <text:p>(6,331,872)</text:p>
          </table:table-cell>
          <table:covered-table-cell table:number-columns-repeated="5"/>
          <table:table-cell table:style-name="ce509"/>
          <table:table-cell table:style-name="ce1198" office:value-type="float" office:value="-18766316" calcext:value-type="float" table:number-columns-spanned="4" table:number-rows-spanned="1">
            <text:p>(18,766,316)</text:p>
          </table:table-cell>
          <table:covered-table-cell table:number-columns-repeated="3"/>
          <table:table-cell table:number-columns-repeated="16324"/>
        </table:table-row>
        <table:table-row table:style-name="ro18">
          <table:table-cell table:style-name="ce725" office:value-type="string" calcext:value-type="string" table:number-columns-spanned="58" table:number-rows-spanned="1">
            <text:p>CASH FLOWS FROM FINANCING</text:p>
            <text:p>ACTIVITIES</text:p>
          </table:table-cell>
          <table:covered-table-cell table:number-columns-repeated="57"/>
          <table:table-cell table:number-columns-repeated="16326"/>
        </table:table-row>
        <table:table-row table:style-name="ro11">
          <table:table-cell table:style-name="ce1164" office:value-type="string" calcext:value-type="string" table:number-columns-spanned="10" table:number-rows-spanned="1">
            <text:p>Change in Restricted Cash</text:p>
          </table:table-cell>
          <table:covered-table-cell table:number-columns-repeated="9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1211" office:value-type="float" office:value="-699262" calcext:value-type="float" table:number-columns-spanned="8" table:number-rows-spanned="1">
            <text:p>(699,262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11" office:value-type="float" office:value="-699262" calcext:value-type="float" table:number-columns-spanned="6" table:number-rows-spanned="1">
            <text:p>(699,262)</text:p>
          </table:table-cell>
          <table:covered-table-cell table:number-columns-repeated="5"/>
          <table:table-cell table:style-name="ce8"/>
          <table:table-cell table:style-name="ce723" office:value-type="float" office:value="-3009144" calcext:value-type="float" table:number-columns-spanned="27" table:number-rows-spanned="1">
            <text:p>(3,009,144)</text:p>
          </table:table-cell>
          <table:covered-table-cell table:number-columns-repeated="26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10" table:number-rows-spanned="1">
            <text:p>Intracompany Loans</text:p>
          </table:table-cell>
          <table:covered-table-cell table:number-columns-repeated="9"/>
          <table:table-cell table:style-name="ce857" office:value-type="float" office:value="382460" calcext:value-type="float" table:number-columns-spanned="6" table:number-rows-spanned="1">
            <text:p>382,460</text:p>
          </table:table-cell>
          <table:covered-table-cell table:number-columns-repeated="5"/>
          <table:table-cell table:style-name="ce857" office:value-type="float" office:value="365846" calcext:value-type="float" table:number-columns-spanned="7" table:number-rows-spanned="1">
            <text:p>365,846</text:p>
          </table:table-cell>
          <table:covered-table-cell table:number-columns-repeated="6"/>
          <table:table-cell table:style-name="ce1211" office:value-type="float" office:value="-1498306" calcext:value-type="float" table:number-columns-spanned="7" table:number-rows-spanned="1">
            <text:p>(1,498,306)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11" office:value-type="float" office:value="-750000" calcext:value-type="float" table:number-columns-spanned="6" table:number-rows-spanned="1">
            <text:p>(750,000)</text:p>
          </table:table-cell>
          <table:covered-table-cell table:number-columns-repeated="5"/>
          <table:table-cell table:style-name="ce8"/>
          <table:table-cell table:style-name="ce723" office:value-type="float" office:value="-2244791" calcext:value-type="float" table:number-columns-spanned="27" table:number-rows-spanned="1">
            <text:p>(2,244,791)</text:p>
          </table:table-cell>
          <table:covered-table-cell table:number-columns-repeated="26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10" table:number-rows-spanned="1">
            <text:p>Proceeds from Debt</text:p>
          </table:table-cell>
          <table:covered-table-cell table:number-columns-repeated="9"/>
          <table:table-cell table:style-name="ce857" office:value-type="float" office:value="200000" calcext:value-type="float" table:number-columns-spanned="6" table:number-rows-spanned="1">
            <text:p>200,000</text:p>
          </table:table-cell>
          <table:covered-table-cell table:number-columns-repeated="5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16860412" calcext:value-type="float" table:number-columns-spanned="8" table:number-rows-spanned="1">
            <text:p>16,860,412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7" office:value-type="float" office:value="17060412" calcext:value-type="float" table:number-columns-spanned="6" table:number-rows-spanned="1">
            <text:p>17,060,412</text:p>
          </table:table-cell>
          <table:covered-table-cell table:number-columns-repeated="5"/>
          <table:table-cell table:style-name="ce8"/>
          <table:table-cell table:style-name="ce724" office:value-type="float" office:value="44837264" calcext:value-type="float" table:number-columns-spanned="27" table:number-rows-spanned="1">
            <text:p>44,837,264</text:p>
          </table:table-cell>
          <table:covered-table-cell table:number-columns-repeated="26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10" table:number-rows-spanned="1">
            <text:p>Repayment of Debt</text:p>
          </table:table-cell>
          <table:covered-table-cell table:number-columns-repeated="9"/>
          <table:table-cell table:style-name="ce1197" office:value-type="float" office:value="-1633348" calcext:value-type="float" table:number-columns-spanned="6" table:number-rows-spanned="1">
            <text:p>(1,633,348)</text:p>
          </table:table-cell>
          <table:covered-table-cell table:number-columns-repeated="5"/>
          <table:table-cell table:style-name="ce120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01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1197" office:value-type="float" office:value="-22687729" calcext:value-type="float" table:number-columns-spanned="8" table:number-rows-spanned="1">
            <text:p>(22,687,729)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97" office:value-type="float" office:value="-24321077" calcext:value-type="float" table:number-columns-spanned="6" table:number-rows-spanned="1">
            <text:p>(24,321,077)</text:p>
          </table:table-cell>
          <table:covered-table-cell table:number-columns-repeated="5"/>
          <table:table-cell table:style-name="ce8"/>
          <table:table-cell table:style-name="ce718" office:value-type="float" office:value="-9700583" calcext:value-type="float" table:number-columns-spanned="27" table:number-rows-spanned="1">
            <text:p>(9,700,583)</text:p>
          </table:table-cell>
          <table:covered-table-cell table:number-columns-repeated="26"/>
          <table:table-cell table:number-columns-repeated="16301"/>
        </table:table-row>
        <table:table-row table:style-name="ro11">
          <table:table-cell table:style-name="ce1165" office:value-type="string" calcext:value-type="string" table:number-columns-spanned="10" table:number-rows-spanned="1">
            <text:p>Net Cash Flows from by Financing</text:p>
          </table:table-cell>
          <table:covered-table-cell table:number-columns-repeated="9"/>
          <table:table-cell table:style-name="ce1187" table:number-columns-spanned="6" table:number-rows-spanned="1"/>
          <table:covered-table-cell table:number-columns-repeated="5"/>
          <table:table-cell table:style-name="ce1187" table:number-columns-spanned="7" table:number-rows-spanned="1"/>
          <table:covered-table-cell table:number-columns-repeated="6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6" table:number-rows-spanned="1"/>
          <table:covered-table-cell table:number-columns-repeated="5"/>
          <table:table-cell table:style-name="ce8"/>
          <table:table-cell table:style-name="ce1187" table:number-columns-spanned="27" table:number-rows-spanned="1"/>
          <table:covered-table-cell table:number-columns-repeated="26"/>
          <table:table-cell table:number-columns-repeated="16301"/>
        </table:table-row>
        <table:table-row table:style-name="ro11">
          <table:table-cell table:style-name="ce1169" office:value-type="string" calcext:value-type="string" table:number-columns-spanned="10" table:number-rows-spanned="1">
            <text:p>Activities</text:p>
          </table:table-cell>
          <table:covered-table-cell table:number-columns-repeated="9"/>
          <table:table-cell table:style-name="ce1199" office:value-type="float" office:value="-1050888" calcext:value-type="float" table:number-columns-spanned="6" table:number-rows-spanned="1">
            <text:p>(1,050,888)</text:p>
          </table:table-cell>
          <table:covered-table-cell table:number-columns-repeated="5"/>
          <table:table-cell table:style-name="ce1185" office:value-type="float" office:value="365846" calcext:value-type="float" table:number-columns-spanned="7" table:number-rows-spanned="1">
            <text:p>365,846</text:p>
          </table:table-cell>
          <table:covered-table-cell table:number-columns-repeated="6"/>
          <table:table-cell table:style-name="ce1199" office:value-type="float" office:value="-1498306" calcext:value-type="float" table:number-columns-spanned="7" table:number-rows-spanned="1">
            <text:p>(1,498,306)</text:p>
          </table:table-cell>
          <table:covered-table-cell table:number-columns-repeated="6"/>
          <table:table-cell table:style-name="ce8"/>
          <table:table-cell table:style-name="ce1199" office:value-type="float" office:value="-6526579" calcext:value-type="float" table:number-columns-spanned="8" table:number-rows-spanned="1">
            <text:p>(6,526,579)</text:p>
          </table:table-cell>
          <table:covered-table-cell table:number-columns-repeated="7"/>
          <table:table-cell table:style-name="ce8"/>
          <table:table-cell table:style-name="ce714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199" office:value-type="float" office:value="-8709927" calcext:value-type="float" table:number-columns-spanned="6" table:number-rows-spanned="1">
            <text:p>(8,709,927)</text:p>
          </table:table-cell>
          <table:covered-table-cell table:number-columns-repeated="5"/>
          <table:table-cell table:style-name="ce8"/>
          <table:table-cell table:style-name="ce715" office:value-type="float" office:value="29882746" calcext:value-type="float" table:number-columns-spanned="27" table:number-rows-spanned="1">
            <text:p>29,882,746</text:p>
          </table:table-cell>
          <table:covered-table-cell table:number-columns-repeated="26"/>
          <table:table-cell table:number-columns-repeated="16301"/>
        </table:table-row>
        <table:table-row table:style-name="ro11">
          <table:table-cell table:style-name="ce1177" office:value-type="string" calcext:value-type="string" table:number-columns-spanned="83" table:number-rows-spanned="1">
            <text:p>ASH AND CASH EQUIVALENTS                                          <text:span text:style-name="T59">3,081,799                 365,506                 433,614             (8,322,120)                            -             (4,441,201)           18,691,545</text:span></text:p>
          </table:table-cell>
          <table:covered-table-cell table:number-columns-repeated="82"/>
          <table:table-cell table:number-columns-repeated="16301"/>
        </table:table-row>
        <table:table-row table:style-name="ro11">
          <table:table-cell table:style-name="ce1164" office:value-type="string" calcext:value-type="string" table:number-columns-spanned="16" table:number-rows-spanned="1">
            <text:p>sh and Cash Equivalents - Beginning of Year <text:s text:c="20"/>17,762,317</text:p>
          </table:table-cell>
          <table:covered-table-cell table:number-columns-repeated="15"/>
          <table:table-cell table:style-name="ce1183" office:value-type="float" office:value="547725" calcext:value-type="float" table:number-columns-spanned="7" table:number-rows-spanned="1">
            <text:p>547,725</text:p>
          </table:table-cell>
          <table:covered-table-cell table:number-columns-repeated="6"/>
          <table:table-cell table:style-name="ce1183" office:value-type="float" office:value="2020323" calcext:value-type="float" table:number-columns-spanned="7" table:number-rows-spanned="1">
            <text:p>2,020,323</text:p>
          </table:table-cell>
          <table:covered-table-cell table:number-columns-repeated="6"/>
          <table:table-cell table:style-name="ce8"/>
          <table:table-cell table:style-name="ce1183" office:value-type="float" office:value="22934812" calcext:value-type="float" table:number-columns-spanned="8" table:number-rows-spanned="1">
            <text:p>22,934,812</text:p>
          </table:table-cell>
          <table:covered-table-cell table:number-columns-repeated="7"/>
          <table:table-cell table:style-name="ce8"/>
          <table:table-cell table:style-name="ce312" table:number-columns-spanned="5" table:number-rows-spanned="1"/>
          <table:covered-table-cell table:number-columns-repeated="4"/>
          <table:table-cell table:style-name="ce1231" office:value-type="float" office:value="-43265177" calcext:value-type="float" table:number-columns-spanned="10" table:number-rows-spanned="1">
            <text:p>-43,265,177</text:p>
          </table:table-cell>
          <table:covered-table-cell table:number-columns-repeated="9"/>
          <table:table-cell table:style-name="ce8"/>
          <table:table-cell table:style-name="ce709" office:value-type="float" office:value="24573632" calcext:value-type="float" table:number-columns-spanned="27" table:number-rows-spanned="1">
            <text:p>24,573,632</text:p>
          </table:table-cell>
          <table:covered-table-cell table:number-columns-repeated="26"/>
          <table:table-cell table:number-columns-repeated="16301"/>
        </table:table-row>
        <table:table-row table:style-name="ro11">
          <table:table-cell table:style-name="ce710" office:value-type="string" calcext:value-type="string" table:number-columns-spanned="40" table:number-rows-spanned="1">
            <text:p>ND OF YEAR                                                                  <text:span text:style-name="T59">$   20,844,116       $        913,231       $     2,453,937       $   14,612,692</text:span></text:p>
          </table:table-cell>
          <table:covered-table-cell table:number-columns-repeated="39"/>
          <table:table-cell table:style-name="ce703" office:value-type="string" calcext:value-type="string" table:number-columns-spanned="5" table:number-rows-spanned="1">
            <text:p>$</text:p>
          </table:table-cell>
          <table:covered-table-cell table:number-columns-repeated="4"/>
          <table:table-cell table:style-name="ce700" office:value-type="float" office:value="-38823976" calcext:value-type="float" table:number-columns-spanned="10" table:number-rows-spanned="1">
            <text:p>-$ 38,823,976</text:p>
          </table:table-cell>
          <table:covered-table-cell table:number-columns-repeated="8"/>
          <table:covered-table-cell>
            <draw:custom-shape draw:z-index="36" draw:name="Shape 60" draw:style-name="gr1" draw:text-style-name="P1" svg:width="4.1071in" svg:height="0.0327in" svg:x="0.2091in" svg:y="0.0382in">
              <text:p/>
              <draw:enhanced-geometry svg:viewBox="0 0 581025 36830" draw:text-areas="?f8 ?f10 ?f9 ?f11" draw:type="non-primitive" draw:enhanced-path="M 580644 24384 L 0 24384 0 36563 580644 36563 580644 24384 Z N M 580644 0 L 0 0 0 12179 580644 12179 580644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81025"/>
                <draw:equation draw:name="f7" draw:formula="?f4 / 3683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table-cell table:style-name="ce250"/>
          <table:table-cell table:style-name="ce701" office:value-type="float" office:value="43265177" calcext:value-type="float" table:number-columns-spanned="27" table:number-rows-spanned="1">
            <text:p>$ 43,265,177</text:p>
          </table:table-cell>
          <table:covered-table-cell table:number-columns-repeated="26"/>
          <table:table-cell table:number-columns-repeated="16301"/>
        </table:table-row>
        <table:table-row table:style-name="ro1">
          <table:table-cell table:style-name="ce8" table:number-columns-spanned="16" table:number-rows-spanned="1"/>
          <table:covered-table-cell table:number-columns-repeated="15"/>
          <table:table-cell table:style-name="ce1187" table:number-columns-spanned="7" table:number-rows-spanned="1"/>
          <table:covered-table-cell table:number-columns-repeated="6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5" table:number-rows-spanned="1"/>
          <table:covered-table-cell table:number-columns-repeated="4"/>
          <table:table-cell table:style-name="ce8" table:number-columns-spanned="10" table:number-rows-spanned="1"/>
          <table:covered-table-cell table:number-columns-repeated="9"/>
          <table:table-cell table:style-name="ce8"/>
          <table:table-cell table:style-name="ce1187" table:number-columns-spanned="27" table:number-rows-spanned="1"/>
          <table:covered-table-cell table:number-columns-repeated="26"/>
          <table:table-cell table:number-columns-repeated="16301"/>
        </table:table-row>
        <table:table-row table:style-name="ro18">
          <table:table-cell table:style-name="ce1177" office:value-type="string" calcext:value-type="string" table:number-columns-spanned="40" table:number-rows-spanned="1">
            <text:p>ASH FLOW INFORMATION</text:p>
            <text:p><text:span text:style-name="T59">Cash Paid for Interest, Net                                             $          14,783       $                    -       $                    -       $     7,747,174</text:span></text:p>
          </table:table-cell>
          <table:covered-table-cell table:number-columns-repeated="39"/>
          <table:table-cell table:style-name="ce703" office:value-type="string" calcext:value-type="string" table:number-columns-spanned="5" table:number-rows-spanned="1">
            <text:p>$</text:p>
          </table:table-cell>
          <table:covered-table-cell table:number-columns-repeated="4"/>
          <table:table-cell table:style-name="ce704" office:value-type="float" office:value="-7761957" calcext:value-type="float" table:number-columns-spanned="10" table:number-rows-spanned="1">
            <text:p>-$ 7,761,957</text:p>
          </table:table-cell>
          <table:covered-table-cell table:number-columns-repeated="9"/>
          <table:table-cell table:style-name="ce250"/>
          <table:table-cell table:style-name="ce705" office:value-type="float" office:value="6734613" calcext:value-type="float" table:number-columns-spanned="27" table:number-rows-spanned="1">
            <text:p>$ 6,734,613</text:p>
          </table:table-cell>
          <table:covered-table-cell table:number-columns-repeated="26"/>
          <table:table-cell table:number-columns-repeated="16301"/>
        </table:table-row>
        <table:table-row table:style-name="ro1">
          <table:table-cell table:style-name="ce8" table:number-columns-spanned="16" table:number-rows-spanned="1"/>
          <table:covered-table-cell table:number-columns-repeated="15"/>
          <table:table-cell table:style-name="ce1187" table:number-columns-spanned="7" table:number-rows-spanned="1"/>
          <table:covered-table-cell table:number-columns-repeated="6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5" table:number-rows-spanned="1"/>
          <table:covered-table-cell table:number-columns-repeated="4"/>
          <table:table-cell table:style-name="ce8" table:number-columns-spanned="10" table:number-rows-spanned="1"/>
          <table:covered-table-cell table:number-columns-repeated="8"/>
          <table:covered-table-cell>
            <draw:custom-shape draw:z-index="37" draw:name="Shape 61" draw:style-name="gr1" draw:text-style-name="P1" svg:width="4.1071in" svg:height="0.0331in" svg:x="0.2091in" svg:y="0.0236in">
              <text:p/>
              <draw:enhanced-geometry svg:viewBox="0 0 581025 36830" draw:text-areas="?f8 ?f10 ?f9 ?f11" draw:type="non-primitive" draw:enhanced-path="M 580644 24396 L 0 24396 0 36576 580644 36576 580644 24396 Z N M 580644 0 L 0 0 0 12192 580644 12192 580644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81025"/>
                <draw:equation draw:name="f7" draw:formula="?f4 / 3683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table-cell table:style-name="ce8"/>
          <table:table-cell table:style-name="ce1187" table:number-columns-spanned="27" table:number-rows-spanned="1"/>
          <table:covered-table-cell table:number-columns-repeated="26"/>
          <table:table-cell table:number-columns-repeated="16301"/>
        </table:table-row>
        <table:table-row table:style-name="ro11">
          <table:table-cell table:style-name="ce696" office:value-type="string" calcext:value-type="string" table:number-columns-spanned="16" table:number-rows-spanned="1">
            <text:p>Capitalized Interest <text:s text:c="56"/>$ <text:s text:c="19"/>-</text:p>
          </table:table-cell>
          <table:covered-table-cell table:number-columns-repeated="15"/>
          <table:table-cell table:style-name="ce697" office:value-type="string" calcext:value-type="string" table:number-columns-spanned="7" table:number-rows-spanned="1">
            <text:p>$ <text:s text:c="19"/>-</text:p>
          </table:table-cell>
          <table:covered-table-cell table:number-columns-repeated="6"/>
          <table:table-cell table:style-name="ce697" office:value-type="string" calcext:value-type="string" table:number-columns-spanned="7" table:number-rows-spanned="1">
            <text:p>$ <text:s text:c="19"/>-</text:p>
          </table:table-cell>
          <table:covered-table-cell table:number-columns-repeated="6"/>
          <table:table-cell table:style-name="ce509"/>
          <table:table-cell table:style-name="ce1186" office:value-type="float" office:value="28050" calcext:value-type="float" table:number-columns-spanned="8" table:number-rows-spanned="1">
            <text:p>$ 28,050</text:p>
          </table:table-cell>
          <table:covered-table-cell table:number-columns-repeated="7"/>
          <table:table-cell table:style-name="ce509"/>
          <table:table-cell table:style-name="ce1219" office:value-type="string" calcext:value-type="string" table:number-columns-spanned="5" table:number-rows-spanned="1">
            <text:p>$</text:p>
          </table:table-cell>
          <table:covered-table-cell table:number-columns-repeated="4"/>
          <table:table-cell table:style-name="ce700" office:value-type="float" office:value="-28050" calcext:value-type="float" table:number-columns-spanned="10" table:number-rows-spanned="1">
            <text:p>-$ 28,050</text:p>
          </table:table-cell>
          <table:covered-table-cell table:number-columns-repeated="9"/>
          <table:table-cell table:style-name="ce509"/>
          <table:table-cell table:style-name="ce701" office:value-type="float" office:value="111379" calcext:value-type="float" table:number-columns-spanned="27" table:number-rows-spanned="1">
            <text:p>$ 111,379</text:p>
          </table:table-cell>
          <table:covered-table-cell table:number-columns-repeated="26"/>
          <table:table-cell table:number-columns-repeated="16301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19" table:style-name="ta2">
        <table:shapes>
          <draw:custom-shape draw:z-index="2" draw:name="Shape 11" draw:style-name="gr2" draw:text-style-name="P2" svg:width="4.935in" svg:height="0.0004in" svg:x="34.6941in" svg:y="28.2063in">
            <text:p/>
            <draw:enhanced-geometry svg:viewBox="0 0 4512433 360" draw:text-areas="?f8 ?f10 ?f9 ?f11" draw:type="non-primitive" draw:enhanced-path="M 0 0 L 4511468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12433"/>
              <draw:equation draw:name="f7" draw:formula="?f4 / 360"/>
              <draw:equation draw:name="f8" draw:formula="0 / ?f6"/>
              <draw:equation draw:name="f9" draw:formula="4512433 / ?f6"/>
              <draw:equation draw:name="f10" draw:formula="0 / ?f7"/>
              <draw:equation draw:name="f11" draw:formula="360 / ?f7"/>
            </draw:enhanced-geometry>
          </draw:custom-shape>
          <draw:custom-shape draw:z-index="3" draw:name="Shape 12" draw:style-name="gr1" draw:text-style-name="P1" svg:width="4.935in" svg:height="0.0118in" svg:x="34.6941in" svg:y="28.2063in">
            <text:p/>
            <draw:enhanced-geometry svg:viewBox="0 0 593725 12700" draw:text-areas="?f8 ?f10 ?f9 ?f11" draw:type="non-primitive" draw:enhanced-path="M 593598 0 L 0 0 0 12191 593598 12191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" draw:name="Shape 14" draw:style-name="gr2" draw:text-style-name="P2" svg:width="5.3626in" svg:height="0.0004in" svg:x="41.1374in" svg:y="28.2063in">
            <text:p/>
            <draw:enhanced-geometry svg:viewBox="0 0 4903393 360" draw:text-areas="?f8 ?f10 ?f9 ?f11" draw:type="non-primitive" draw:enhanced-path="M 0 0 L 490050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03393"/>
              <draw:equation draw:name="f7" draw:formula="?f4 / 360"/>
              <draw:equation draw:name="f8" draw:formula="0 / ?f6"/>
              <draw:equation draw:name="f9" draw:formula="4903393 / ?f6"/>
              <draw:equation draw:name="f10" draw:formula="0 / ?f7"/>
              <draw:equation draw:name="f11" draw:formula="360 / ?f7"/>
            </draw:enhanced-geometry>
          </draw:custom-shape>
          <draw:custom-shape draw:z-index="5" draw:name="Shape 15" draw:style-name="gr1" draw:text-style-name="P1" svg:width="5.3626in" svg:height="0.0118in" svg:x="41.1433in" svg:y="28.2063in">
            <text:p/>
            <draw:enhanced-geometry svg:viewBox="0 0 645795 12700" draw:text-areas="?f8 ?f10 ?f9 ?f11" draw:type="non-primitive" draw:enhanced-path="M 645413 0 L 0 0 0 12191 645413 12191 64541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579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" draw:name="Shape 17" draw:style-name="gr2" draw:text-style-name="P2" svg:width="4.9232in" svg:height="0.0004in" svg:x="47.8906in" svg:y="28.2063in">
            <text:p/>
            <draw:enhanced-geometry svg:viewBox="0 0 4501720 360" draw:text-areas="?f8 ?f10 ?f9 ?f11" draw:type="non-primitive" draw:enhanced-path="M 0 0 L 45007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01720"/>
              <draw:equation draw:name="f7" draw:formula="?f4 / 360"/>
              <draw:equation draw:name="f8" draw:formula="0 / ?f6"/>
              <draw:equation draw:name="f9" draw:formula="4501720 / ?f6"/>
              <draw:equation draw:name="f10" draw:formula="0 / ?f7"/>
              <draw:equation draw:name="f11" draw:formula="360 / ?f7"/>
            </draw:enhanced-geometry>
          </draw:custom-shape>
          <draw:custom-shape draw:z-index="7" draw:name="Shape 18" draw:style-name="gr1" draw:text-style-name="P1" svg:width="4.9232in" svg:height="0.0118in" svg:x="47.8906in" svg:y="28.2063in">
            <text:p/>
            <draw:enhanced-geometry svg:viewBox="0 0 593725 12700" draw:text-areas="?f8 ?f10 ?f9 ?f11" draw:type="non-primitive" draw:enhanced-path="M 593598 0 L 0 0 0 12191 593598 12191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8" draw:name="Shape 20" draw:style-name="gr2" draw:text-style-name="P2" svg:width="5.189in" svg:height="0.0004in" svg:x="53.3063in" svg:y="28.2063in">
            <text:p/>
            <draw:enhanced-geometry svg:viewBox="0 0 4744721 360" draw:text-areas="?f8 ?f10 ?f9 ?f11" draw:type="non-primitive" draw:enhanced-path="M 0 0 L 474087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44721"/>
              <draw:equation draw:name="f7" draw:formula="?f4 / 360"/>
              <draw:equation draw:name="f8" draw:formula="0 / ?f6"/>
              <draw:equation draw:name="f9" draw:formula="4744721 / ?f6"/>
              <draw:equation draw:name="f10" draw:formula="0 / ?f7"/>
              <draw:equation draw:name="f11" draw:formula="360 / ?f7"/>
            </draw:enhanced-geometry>
          </draw:custom-shape>
          <draw:custom-shape draw:z-index="9" draw:name="Shape 21" draw:style-name="gr1" draw:text-style-name="P1" svg:width="5.1803in" svg:height="0.0118in" svg:x="53.3122in" svg:y="28.2063in">
            <text:p/>
            <draw:enhanced-geometry svg:viewBox="0 0 624840 12700" draw:text-areas="?f8 ?f10 ?f9 ?f11" draw:type="non-primitive" draw:enhanced-path="M 624839 0 L 0 0 0 12191 624839 12191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0" draw:name="Shape 23" draw:style-name="gr2" draw:text-style-name="P2" svg:width="4.9232in" svg:height="0.0004in" svg:x="47.8906in" svg:y="35.2661in">
            <text:p/>
            <draw:enhanced-geometry svg:viewBox="0 0 4501720 360" draw:text-areas="?f8 ?f10 ?f9 ?f11" draw:type="non-primitive" draw:enhanced-path="M 0 0 L 45007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01720"/>
              <draw:equation draw:name="f7" draw:formula="?f4 / 360"/>
              <draw:equation draw:name="f8" draw:formula="0 / ?f6"/>
              <draw:equation draw:name="f9" draw:formula="4501720 / ?f6"/>
              <draw:equation draw:name="f10" draw:formula="0 / ?f7"/>
              <draw:equation draw:name="f11" draw:formula="360 / ?f7"/>
            </draw:enhanced-geometry>
          </draw:custom-shape>
          <draw:custom-shape draw:z-index="11" draw:name="Shape 24" draw:style-name="gr1" draw:text-style-name="P1" svg:width="4.9232in" svg:height="0.0118in" svg:x="47.8906in" svg:y="35.2661in">
            <text:p/>
            <draw:enhanced-geometry svg:viewBox="0 0 593725 12700" draw:text-areas="?f8 ?f10 ?f9 ?f11" draw:type="non-primitive" draw:enhanced-path="M 593598 0 L 0 0 0 12191 593598 12191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2" draw:name="Shape 26" draw:style-name="gr2" draw:text-style-name="P2" svg:width="5.189in" svg:height="0.0004in" svg:x="53.3063in" svg:y="35.2661in">
            <text:p/>
            <draw:enhanced-geometry svg:viewBox="0 0 4744721 360" draw:text-areas="?f8 ?f10 ?f9 ?f11" draw:type="non-primitive" draw:enhanced-path="M 0 0 L 474087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44721"/>
              <draw:equation draw:name="f7" draw:formula="?f4 / 360"/>
              <draw:equation draw:name="f8" draw:formula="0 / ?f6"/>
              <draw:equation draw:name="f9" draw:formula="4744721 / ?f6"/>
              <draw:equation draw:name="f10" draw:formula="0 / ?f7"/>
              <draw:equation draw:name="f11" draw:formula="360 / ?f7"/>
            </draw:enhanced-geometry>
          </draw:custom-shape>
          <draw:custom-shape draw:z-index="13" draw:name="Shape 27" draw:style-name="gr1" draw:text-style-name="P1" svg:width="5.1803in" svg:height="0.0118in" svg:x="53.3122in" svg:y="35.2661in">
            <text:p/>
            <draw:enhanced-geometry svg:viewBox="0 0 624840 12700" draw:text-areas="?f8 ?f10 ?f9 ?f11" draw:type="non-primitive" draw:enhanced-path="M 624839 0 L 0 0 0 12191 624839 12191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4" draw:name="Shape 29" draw:style-name="gr2" draw:text-style-name="P2" svg:width="4.9232in" svg:height="0.0004in" svg:x="47.8906in" svg:y="35.3669in">
            <text:p/>
            <draw:enhanced-geometry svg:viewBox="0 0 4501720 360" draw:text-areas="?f8 ?f10 ?f9 ?f11" draw:type="non-primitive" draw:enhanced-path="M 0 0 L 45007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01720"/>
              <draw:equation draw:name="f7" draw:formula="?f4 / 360"/>
              <draw:equation draw:name="f8" draw:formula="0 / ?f6"/>
              <draw:equation draw:name="f9" draw:formula="4501720 / ?f6"/>
              <draw:equation draw:name="f10" draw:formula="0 / ?f7"/>
              <draw:equation draw:name="f11" draw:formula="360 / ?f7"/>
            </draw:enhanced-geometry>
          </draw:custom-shape>
          <draw:custom-shape draw:z-index="15" draw:name="Shape 30" draw:style-name="gr1" draw:text-style-name="P1" svg:width="4.9232in" svg:height="0.0122in" svg:x="47.8906in" svg:y="35.3669in">
            <text:p/>
            <draw:enhanced-geometry svg:viewBox="0 0 593725 13335" draw:text-areas="?f8 ?f10 ?f9 ?f11" draw:type="non-primitive" draw:enhanced-path="M 593598 0 L 0 0 0 12953 593598 12953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6" draw:name="Shape 32" draw:style-name="gr2" draw:text-style-name="P2" svg:width="5.189in" svg:height="0.0004in" svg:x="53.3063in" svg:y="35.3669in">
            <text:p/>
            <draw:enhanced-geometry svg:viewBox="0 0 4744721 360" draw:text-areas="?f8 ?f10 ?f9 ?f11" draw:type="non-primitive" draw:enhanced-path="M 0 0 L 474087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44721"/>
              <draw:equation draw:name="f7" draw:formula="?f4 / 360"/>
              <draw:equation draw:name="f8" draw:formula="0 / ?f6"/>
              <draw:equation draw:name="f9" draw:formula="4744721 / ?f6"/>
              <draw:equation draw:name="f10" draw:formula="0 / ?f7"/>
              <draw:equation draw:name="f11" draw:formula="360 / ?f7"/>
            </draw:enhanced-geometry>
          </draw:custom-shape>
          <draw:custom-shape draw:z-index="17" draw:name="Shape 33" draw:style-name="gr1" draw:text-style-name="P1" svg:width="5.1803in" svg:height="0.0122in" svg:x="53.3122in" svg:y="35.3669in">
            <text:p/>
            <draw:enhanced-geometry svg:viewBox="0 0 624840 13335" draw:text-areas="?f8 ?f10 ?f9 ?f11" draw:type="non-primitive" draw:enhanced-path="M 624839 0 L 0 0 0 12953 624839 12953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8" draw:name="Shape 35" draw:style-name="gr2" draw:text-style-name="P2" svg:width="4.9232in" svg:height="0.0004in" svg:x="47.8906in" svg:y="35.4665in">
            <text:p/>
            <draw:enhanced-geometry svg:viewBox="0 0 4501720 360" draw:text-areas="?f8 ?f10 ?f9 ?f11" draw:type="non-primitive" draw:enhanced-path="M 0 0 L 45007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01720"/>
              <draw:equation draw:name="f7" draw:formula="?f4 / 360"/>
              <draw:equation draw:name="f8" draw:formula="0 / ?f6"/>
              <draw:equation draw:name="f9" draw:formula="4501720 / ?f6"/>
              <draw:equation draw:name="f10" draw:formula="0 / ?f7"/>
              <draw:equation draw:name="f11" draw:formula="360 / ?f7"/>
            </draw:enhanced-geometry>
          </draw:custom-shape>
          <draw:custom-shape draw:z-index="19" draw:name="Shape 36" draw:style-name="gr1" draw:text-style-name="P1" svg:width="4.9232in" svg:height="0.0122in" svg:x="47.8906in" svg:y="35.4665in">
            <text:p/>
            <draw:enhanced-geometry svg:viewBox="0 0 593725 13335" draw:text-areas="?f8 ?f10 ?f9 ?f11" draw:type="non-primitive" draw:enhanced-path="M 593598 0 L 0 0 0 12953 593598 12953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0" draw:name="Shape 38" draw:style-name="gr2" draw:text-style-name="P2" svg:width="5.189in" svg:height="0.0004in" svg:x="53.3063in" svg:y="35.4665in">
            <text:p/>
            <draw:enhanced-geometry svg:viewBox="0 0 4744721 360" draw:text-areas="?f8 ?f10 ?f9 ?f11" draw:type="non-primitive" draw:enhanced-path="M 0 0 L 474087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44721"/>
              <draw:equation draw:name="f7" draw:formula="?f4 / 360"/>
              <draw:equation draw:name="f8" draw:formula="0 / ?f6"/>
              <draw:equation draw:name="f9" draw:formula="4744721 / ?f6"/>
              <draw:equation draw:name="f10" draw:formula="0 / ?f7"/>
              <draw:equation draw:name="f11" draw:formula="360 / ?f7"/>
            </draw:enhanced-geometry>
          </draw:custom-shape>
          <draw:custom-shape draw:z-index="21" draw:name="Shape 39" draw:style-name="gr1" draw:text-style-name="P1" svg:width="5.1803in" svg:height="0.0122in" svg:x="53.3122in" svg:y="35.4665in">
            <text:p/>
            <draw:enhanced-geometry svg:viewBox="0 0 624840 13335" draw:text-areas="?f8 ?f10 ?f9 ?f11" draw:type="non-primitive" draw:enhanced-path="M 624839 0 L 0 0 0 12953 624839 12953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2" draw:name="Shape 41" draw:style-name="gr2" draw:text-style-name="P2" svg:width="5.2004in" svg:height="0.0004in" svg:x="53.6756in" svg:y="35.9508in">
            <text:p/>
            <draw:enhanced-geometry svg:viewBox="0 0 4755073 360" draw:text-areas="?f8 ?f10 ?f9 ?f11" draw:type="non-primitive" draw:enhanced-path="M 0 0 L 4751215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55073"/>
              <draw:equation draw:name="f7" draw:formula="?f4 / 360"/>
              <draw:equation draw:name="f8" draw:formula="0 / ?f6"/>
              <draw:equation draw:name="f9" draw:formula="4755073 / ?f6"/>
              <draw:equation draw:name="f10" draw:formula="0 / ?f7"/>
              <draw:equation draw:name="f11" draw:formula="360 / ?f7"/>
            </draw:enhanced-geometry>
          </draw:custom-shape>
          <draw:custom-shape draw:z-index="23" draw:name="Shape 42" draw:style-name="gr1" draw:text-style-name="P1" svg:width="5.1913in" svg:height="0.0122in" svg:x="53.6815in" svg:y="35.9508in">
            <text:p/>
            <draw:enhanced-geometry svg:viewBox="0 0 624840 13335" draw:text-areas="?f8 ?f10 ?f9 ?f11" draw:type="non-primitive" draw:enhanced-path="M 624839 0 L 0 0 0 12953 624839 12953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table:shapes>
        <table:table-column table:style-name="co2" table:number-columns-repeated="16384" table:default-cell-style-name="ce1"/>
        <table:table-row table:style-name="ro8">
          <table:table-cell table:style-name="ce766" office:value-type="string" calcext:value-type="string" table:number-columns-spanned="80" table:number-rows-spanned="1">
            <text:p>CONSOLIDATED STATEMENT OF FINANCIAL POSITION JUNE 30, 2019</text:p>
            <text:p><text:span text:style-name="T56">(WITH COMPARATIVE TOTALS FOR JUNE 30, 2018)</text:span></text:p>
          </table:table-cell>
          <table:covered-table-cell table:number-columns-repeated="79"/>
          <table:table-cell table:style-name="ce766" office:value-type="string" calcext:value-type="string" table:number-columns-spanned="80" table:number-rows-spanned="1">
            <text:p>CONSOLIDATED STATEMENT OF FINANCIAL POSITION JUNE 30, 2019</text:p>
            <text:p><text:span text:style-name="T56">(WITH COMPARATIVE TOTALS FOR JUNE 30, 2018)</text:span>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509" table:number-columns-spanned="26" table:number-rows-spanned="2"/>
          <table:covered-table-cell table:number-columns-repeated="25"/>
          <table:table-cell table:style-name="ce832" office:value-type="string" calcext:value-type="string" table:number-columns-spanned="11" table:number-rows-spanned="1">
            <text:p>Rocketship</text:p>
          </table:table-cell>
          <table:covered-table-cell table:number-columns-repeated="10"/>
          <table:table-cell table:style-name="ce509" table:number-columns-spanned="64" table:number-rows-spanned="2"/>
          <table:covered-table-cell table:number-columns-repeated="63"/>
          <table:table-cell table:style-name="ce509" table:number-columns-repeated="5"/>
          <table:table-cell table:number-columns-repeated="16278"/>
        </table:table-row>
        <table:table-row table:style-name="ro11">
          <table:covered-table-cell table:number-columns-repeated="26"/>
          <table:table-cell table:style-name="ce1195" office:value-type="string" calcext:value-type="string" table:number-columns-spanned="11" table:number-rows-spanned="1">
            <text:p>Education DC</text:p>
          </table:table-cell>
          <table:covered-table-cell table:number-columns-repeated="74"/>
          <table:table-cell table:style-name="ce509" table:number-columns-repeated="5"/>
          <table:table-cell table:number-columns-repeated="16278"/>
        </table:table-row>
        <table:table-row table:style-name="ro11">
          <table:table-cell table:style-name="ce877" office:value-type="string" calcext:value-type="string" table:number-columns-spanned="26" table:number-rows-spanned="1">
            <text:p>Rocketship</text:p>
          </table:table-cell>
          <table:covered-table-cell table:number-columns-repeated="25"/>
          <table:table-cell table:style-name="ce4" office:value-type="string" calcext:value-type="string" table:number-columns-spanned="11" table:number-rows-spanned="1">
            <text:p>Public</text:p>
          </table:table-cell>
          <table:covered-table-cell table:number-columns-repeated="10"/>
          <table:table-cell table:style-name="ce832" office:value-type="string" calcext:value-type="string" table:number-columns-spanned="64" table:number-rows-spanned="1">
            <text:p>Launchpad</text:p>
          </table:table-cell>
          <table:covered-table-cell table:number-columns-repeated="63"/>
          <table:table-cell table:style-name="ce23" office:value-type="string" calcext:value-type="string">
            <text:p>Rocketship</text:p>
          </table:table-cell>
          <table:table-cell table:style-name="ce23" table:number-columns-repeated="4"/>
          <table:table-cell table:number-columns-repeated="16278"/>
        </table:table-row>
        <table:table-row table:style-name="ro24">
          <table:table-cell table:style-name="ce873" office:value-type="string" calcext:value-type="string" table:number-columns-spanned="26" table:number-rows-spanned="1">
            <text:p>Rocketship <text:s text:c="11"/>Education</text:p>
          </table:table-cell>
          <table:covered-table-cell table:number-columns-repeated="25"/>
          <table:table-cell table:style-name="ce4" office:value-type="string" calcext:value-type="string" table:number-columns-spanned="11" table:number-rows-spanned="1">
            <text:p>Charter</text:p>
          </table:table-cell>
          <table:covered-table-cell table:number-columns-repeated="10"/>
          <table:table-cell table:style-name="ce1195" office:value-type="string" calcext:value-type="string" table:number-columns-spanned="64" table:number-rows-spanned="1">
            <text:p>Development <text:s text:c="44"/>2019 <text:s text:c="21"/>2018</text:p>
          </table:table-cell>
          <table:covered-table-cell table:number-columns-repeated="63"/>
          <table:table-cell table:style-name="ce24" office:value-type="string" calcext:value-type="string">
            <text:p>Rocketship <text:s text:c="11"/>Education</text:p>
          </table:table-cell>
          <table:table-cell table:style-name="ce24" table:number-columns-repeated="4"/>
          <table:table-cell table:number-columns-repeated="16278"/>
        </table:table-row>
        <table:table-row table:style-name="ro23">
          <table:table-cell table:style-name="ce875" office:value-type="string" calcext:value-type="string" table:number-columns-spanned="80" table:number-rows-spanned="1">
            <text:p>      Education    <text:span text:style-name="T59">  </text:span>   Wisconsin Inc.   <text:span text:style-name="T59">  </text:span>     School, Inc.    <text:span text:style-name="T59">  </text:span>       Company      <text:span text:style-name="T59">  </text:span>    Eliminations    <text:span text:style-name="T59">  </text:span>          Total           <text:span text:style-name="T59">  </text:span>          Total           </text:p>
            <text:p><text:span text:style-name="T58">ASSETS</text:span></text:p>
            <text:p><text:span text:style-name="T58">CURRENT ASSETS</text:span></text:p>
          </table:table-cell>
          <table:covered-table-cell table:number-columns-repeated="79"/>
          <table:table-cell table:style-name="ce875" office:value-type="string" calcext:value-type="string" table:number-columns-spanned="80" table:number-rows-spanned="1">
            <text:p>      Education    <text:span text:style-name="T59">  </text:span>   Wisconsin Inc.   <text:span text:style-name="T59">  </text:span>     School, Inc.    <text:span text:style-name="T59">  </text:span>       Company      <text:span text:style-name="T59">  </text:span>    Eliminations    <text:span text:style-name="T59">  </text:span>          Total           <text:span text:style-name="T59">  </text:span>          Total           </text:p>
            <text:p><text:span text:style-name="T58">ASSETS</text:span></text:p>
            <text:p><text:span text:style-name="T58">CURRENT ASSETS</text:span></text:p>
          </table:table-cell>
          <table:covered-table-cell table:number-columns-repeated="79"/>
          <table:table-cell table:number-columns-repeated="16224"/>
        </table:table-row>
        <table:table-row table:style-name="ro23">
          <table:table-cell table:style-name="ce848" office:value-type="string" calcext:value-type="string" table:number-columns-spanned="9" table:number-rows-spanned="1">
            <text:p>Cash and Cash Equivalents</text:p>
          </table:table-cell>
          <table:covered-table-cell table:number-columns-repeated="8"/>
          <table:table-cell table:style-name="ce1291" office:value-type="float" office:value="25257138" calcext:value-type="float" table:number-columns-spanned="7" table:number-rows-spanned="1">
            <text:p>$ 25,257,138</text:p>
          </table:table-cell>
          <table:covered-table-cell table:number-columns-repeated="6"/>
          <table:table-cell table:style-name="ce1291" office:value-type="float" office:value="836447" calcext:value-type="float" table:number-columns-spanned="10" table:number-rows-spanned="1">
            <text:p>$ 836,447</text:p>
          </table:table-cell>
          <table:covered-table-cell table:number-columns-repeated="9"/>
          <table:table-cell table:style-name="ce785" office:value-type="float" office:value="3966106" calcext:value-type="float" table:number-columns-spanned="11" table:number-rows-spanned="1">
            <text:p>$ 3,966,106</text:p>
          </table:table-cell>
          <table:covered-table-cell table:number-columns-repeated="10"/>
          <table:table-cell table:style-name="ce785" office:value-type="float" office:value="4459971" calcext:value-type="float" table:number-columns-spanned="10" table:number-rows-spanned="1">
            <text:p>$ 4,459,971</text:p>
          </table:table-cell>
          <table:covered-table-cell table:number-columns-repeated="9"/>
          <table:table-cell table:style-name="ce1195" office:value-type="string" calcext:value-type="string" table:number-columns-spanned="15" table:number-rows-spanned="1">
            <text:p>$ <text:s text:c="19"/>- <text:s text:c="5"/>$ <text:s text:c="4"/>34,519,662</text:p>
          </table:table-cell>
          <table:covered-table-cell table:number-columns-repeated="14"/>
          <table:table-cell table:style-name="ce866" office:value-type="float" office:value="38634976" calcext:value-type="float" table:number-columns-spanned="39" table:number-rows-spanned="1">
            <text:p>$ 38,634,976</text:p>
          </table:table-cell>
          <table:covered-table-cell table:number-columns-repeated="38"/>
          <table:table-cell table:style-name="ce10" office:value-type="string" calcext:value-type="string">
            <text:p>Cash and Cash Equivalents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Restricted Cash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31" office:value-type="float" office:value="12497822" calcext:value-type="float" table:number-columns-spanned="10" table:number-rows-spanned="1">
            <text:p>12,497,822</text:p>
          </table:table-cell>
          <table:covered-table-cell table:number-columns-repeated="9"/>
          <table:table-cell table:style-name="ce756" office:value-type="float" office:value="-12497822" calcext:value-type="float" table:number-columns-spanned="15" table:number-rows-spanned="1">
            <text:p>-12,497,822</text:p>
          </table:table-cell>
          <table:covered-table-cell table:number-columns-repeated="14"/>
          <table:table-cell table:style-name="ce1206" office:value-type="float" office:value="11363000" calcext:value-type="float" table:number-columns-spanned="39" table:number-rows-spanned="1">
            <text:p>11,363,000</text:p>
          </table:table-cell>
          <table:covered-table-cell table:number-columns-repeated="38"/>
          <table:table-cell table:style-name="ce10" office:value-type="string" calcext:value-type="string">
            <text:p>Restricted Cash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Accounts Receivable</text:p>
          </table:table-cell>
          <table:covered-table-cell table:number-columns-repeated="8"/>
          <table:table-cell table:style-name="ce1293" office:value-type="float" office:value="11334420" calcext:value-type="float" table:number-columns-spanned="7" table:number-rows-spanned="1">
            <text:p>11,334,420</text:p>
          </table:table-cell>
          <table:covered-table-cell table:number-columns-repeated="6"/>
          <table:table-cell table:style-name="ce1293" office:value-type="float" office:value="503846" calcext:value-type="float" table:number-columns-spanned="10" table:number-rows-spanned="1">
            <text:p>503,846</text:p>
          </table:table-cell>
          <table:covered-table-cell table:number-columns-repeated="9"/>
          <table:table-cell table:style-name="ce1206" office:value-type="float" office:value="428358" calcext:value-type="float" table:number-columns-spanned="11" table:number-rows-spanned="1">
            <text:p>428,358</text:p>
          </table:table-cell>
          <table:covered-table-cell table:number-columns-repeated="10"/>
          <table:table-cell table:style-name="ce1206" office:value-type="float" office:value="976260" calcext:value-type="float" table:number-columns-spanned="10" table:number-rows-spanned="1">
            <text:p>976,260</text:p>
          </table:table-cell>
          <table:covered-table-cell table:number-columns-repeated="9"/>
          <table:table-cell table:style-name="ce756" office:value-type="float" office:value="-13242884" calcext:value-type="float" table:number-columns-spanned="15" table:number-rows-spanned="1">
            <text:p>-13,242,884</text:p>
          </table:table-cell>
          <table:covered-table-cell table:number-columns-repeated="14"/>
          <table:table-cell table:style-name="ce1206" office:value-type="float" office:value="9533421" calcext:value-type="float" table:number-columns-spanned="39" table:number-rows-spanned="1">
            <text:p>9,533,421</text:p>
          </table:table-cell>
          <table:covered-table-cell table:number-columns-repeated="38"/>
          <table:table-cell table:style-name="ce10" office:value-type="string" calcext:value-type="string">
            <text:p>Accounts Receivable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Grants Receivable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3" office:value-type="float" office:value="75000" calcext:value-type="float" table:number-columns-spanned="10" table:number-rows-spanned="1">
            <text:p>75,000</text:p>
          </table:table-cell>
          <table:covered-table-cell table:number-columns-repeated="9"/>
          <table:table-cell table:style-name="ce1206" office:value-type="float" office:value="100000" calcext:value-type="float" table:number-columns-spanned="11" table:number-rows-spanned="1">
            <text:p>100,000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756" office:value-type="float" office:value="-175000" calcext:value-type="float" table:number-columns-spanned="15" table:number-rows-spanned="1">
            <text:p>-175,000</text:p>
          </table:table-cell>
          <table:covered-table-cell table:number-columns-repeated="14"/>
          <table:table-cell table:style-name="ce1206" office:value-type="float" office:value="1404283" calcext:value-type="float" table:number-columns-spanned="39" table:number-rows-spanned="1">
            <text:p>1,404,283</text:p>
          </table:table-cell>
          <table:covered-table-cell table:number-columns-repeated="38"/>
          <table:table-cell table:style-name="ce10" office:value-type="string" calcext:value-type="string">
            <text:p>Grants Receivable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67" office:value-type="string" calcext:value-type="string" table:number-columns-spanned="80" table:number-rows-spanned="1">
            <text:p>Prepaid Expenses and Deposits                      <text:span text:style-name="T60">        2,854,010  </text:span>  <text:span text:style-name="T60">                 84,272  </text:span>  <text:span text:style-name="T60">               38,031  </text:span>  <text:span text:style-name="T60">              636,327  </text:span>  <text:span text:style-name="T60">                        -  </text:span>  <text:span text:style-name="T60">           3,612,640  </text:span>  <text:span text:style-name="T60">           3,347,455  </text:span></text:p>
            <text:p>Total Current Assets                                     39,445,568               1,499,565             4,532,495            18,570,380                            -            64,048,008            64,283,135</text:p>
          </table:table-cell>
          <table:covered-table-cell table:number-columns-repeated="79"/>
          <table:table-cell table:style-name="ce872" office:value-type="string" calcext:value-type="string" table:number-columns-spanned="80" table:number-rows-spanned="1">
            <text:p>Prepaid Expenses and Deposits <text:s text:c="21"/>        2,854,010   <text:s/>                 84,272   <text:s/>               38,031   <text:s/>              636,327   <text:s/>                        -   <text:s/>           3,612,640   <text:s/>           3,347,455  Total Current Assets <text:s text:c="36"/>39,445,568 <text:s text:c="14"/>1,499,565 <text:s text:c="12"/>4,532,495 <text:s text:c="11"/>18,570,380 <text:s text:c="27"/>- <text:s text:c="11"/>64,048,008 <text:s text:c="11"/>64,283,136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842" office:value-type="string" calcext:value-type="string" table:number-columns-spanned="80" table:number-rows-spanned="1">
            <text:p>LONG-TERM ASSETS</text:p>
          </table:table-cell>
          <table:covered-table-cell table:number-columns-repeated="79"/>
          <table:table-cell table:style-name="ce842" office:value-type="string" calcext:value-type="string" table:number-columns-spanned="80" table:number-rows-spanned="1">
            <text:p>LONG-TERM ASSETS</text:p>
          </table:table-cell>
          <table:covered-table-cell table:number-columns-repeated="79"/>
          <table:table-cell table:number-columns-repeated="16224"/>
        </table:table-row>
        <table:table-row table:style-name="ro18">
          <table:table-cell table:style-name="ce848" office:value-type="string" calcext:value-type="string" table:number-columns-spanned="9" table:number-rows-spanned="1">
            <text:p>Grants Receivable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70" office:value-type="string" calcext:value-type="string" table:number-columns-spanned="31" table:number-rows-spanned="1">
            <text:p>- <text:s text:c="28"/>- <text:s text:c="28"/>-</text:p>
          </table:table-cell>
          <table:covered-table-cell table:number-columns-repeated="30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56" office:value-type="float" office:value="75000" calcext:value-type="float" table:number-columns-spanned="39" table:number-rows-spanned="1">
            <text:p>75,000</text:p>
          </table:table-cell>
          <table:covered-table-cell table:number-columns-repeated="38"/>
          <table:table-cell table:style-name="ce10" office:value-type="string" calcext:value-type="string">
            <text:p>Grants Receivable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Intracompany Receivable</text:p>
          </table:table-cell>
          <table:covered-table-cell table:number-columns-repeated="8"/>
          <table:table-cell table:style-name="ce1293" office:value-type="float" office:value="6573971" calcext:value-type="float" table:number-columns-spanned="7" table:number-rows-spanned="1">
            <text:p>6,573,971</text:p>
          </table:table-cell>
          <table:covered-table-cell table:number-columns-repeated="6"/>
          <table:table-cell table:style-name="ce870" office:value-type="string" calcext:value-type="string" table:number-columns-spanned="31" table:number-rows-spanned="1">
            <text:p>- <text:s text:c="28"/>- <text:s text:c="28"/>-</text:p>
          </table:table-cell>
          <table:covered-table-cell table:number-columns-repeated="30"/>
          <table:table-cell table:style-name="ce852" office:value-type="float" office:value="-6573971" calcext:value-type="float" table:number-columns-spanned="8" table:number-rows-spanned="1">
            <text:p>(6,573,971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4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style-name="ce10" office:value-type="string" calcext:value-type="string">
            <text:p>Intracompany Receivable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Security Deposits</text:p>
          </table:table-cell>
          <table:covered-table-cell table:number-columns-repeated="8"/>
          <table:table-cell table:style-name="ce1293" office:value-type="float" office:value="426830" calcext:value-type="float" table:number-columns-spanned="7" table:number-rows-spanned="1">
            <text:p>426,830</text:p>
          </table:table-cell>
          <table:covered-table-cell table:number-columns-repeated="6"/>
          <table:table-cell table:style-name="ce870" office:value-type="string" calcext:value-type="string" table:number-columns-spanned="31" table:number-rows-spanned="1">
            <text:p>- <text:s text:c="28"/>- <text:s text:c="28"/>-</text:p>
          </table:table-cell>
          <table:covered-table-cell table:number-columns-repeated="30"/>
          <table:table-cell table:style-name="ce776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857" office:value-type="float" office:value="26830" calcext:value-type="float" table:number-columns-spanned="7" table:number-rows-spanned="1">
            <text:p>26,830</text:p>
          </table:table-cell>
          <table:covered-table-cell table:number-columns-repeated="6"/>
          <table:table-cell table:style-name="ce756" office:value-type="float" office:value="35795" calcext:value-type="float" table:number-columns-spanned="39" table:number-rows-spanned="1">
            <text:p>35,795</text:p>
          </table:table-cell>
          <table:covered-table-cell table:number-columns-repeated="38"/>
          <table:table-cell table:style-name="ce10" office:value-type="string" calcext:value-type="string">
            <text:p>Security Deposits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Deferred Rent Asset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71" office:value-type="float" office:value="-5776574" calcext:value-type="float" table:number-columns-spanned="31" table:number-rows-spanned="1">
            <text:p>-5,776,574</text:p>
          </table:table-cell>
          <table:covered-table-cell table:number-columns-repeated="30"/>
          <table:table-cell table:style-name="ce852" office:value-type="float" office:value="-5776574" calcext:value-type="float" table:number-columns-spanned="8" table:number-rows-spanned="1">
            <text:p>(5,776,574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4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style-name="ce10" office:value-type="string" calcext:value-type="string">
            <text:p>Deferred Rent Asset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67" office:value-type="string" calcext:value-type="string" table:number-columns-spanned="80" table:number-rows-spanned="1">
            <text:p>Property, Plant, and Equipment, Net               <text:span text:style-name="T60">        4,979,099  </text:span>  <text:span text:style-name="T60">                 30,219  </text:span>  <text:span text:style-name="T60">                         -  </text:span>  <text:span text:style-name="T60">       135,791,381  </text:span>  <text:span text:style-name="T60">                        -  </text:span>  <text:span text:style-name="T60">       140,800,699  </text:span>  <text:span text:style-name="T60">       103,593,491  </text:span></text:p>
            <text:p>Total Long-Term Assets                         <text:span text:style-name="T60">      11,979,900  </text:span>  <text:span text:style-name="T60">                 30,219  </text:span>  <text:span text:style-name="T60">                         -  </text:span>  <text:span text:style-name="T60">       141,567,955  </text:span>  <text:span text:style-name="T60">      (12,750,545)</text:span>  <text:span text:style-name="T60">       140,827,529  </text:span>  <text:span text:style-name="T60">       103,704,286  </text:span></text:p>
          </table:table-cell>
          <table:covered-table-cell table:number-columns-repeated="79"/>
          <table:table-cell table:style-name="ce867" office:value-type="string" calcext:value-type="string" table:number-columns-spanned="80" table:number-rows-spanned="1">
            <text:p>Property, Plant, and Equipment, Net               <text:span text:style-name="T60">        4,979,099  </text:span>  <text:span text:style-name="T60">                 30,219  </text:span>  <text:span text:style-name="T60">                         -  </text:span>  <text:span text:style-name="T60">       135,791,381  </text:span>  <text:span text:style-name="T60">                        -  </text:span>  <text:span text:style-name="T60">       140,800,699  </text:span>  <text:span text:style-name="T60">       103,593,491  </text:span></text:p>
            <text:p>Total Long-Term Assets                         <text:span text:style-name="T60">      11,979,900  </text:span>  <text:span text:style-name="T60">                 30,219  </text:span>  <text:span text:style-name="T60">                         -  </text:span>  <text:span text:style-name="T60">       141,567,955  </text:span>  <text:span text:style-name="T60">      (12,750,545)</text:span>  <text:span text:style-name="T60">       140,827,529  </text:span>  <text:span text:style-name="T60">       103,704,286  </text:span>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868" office:value-type="string" calcext:value-type="string" table:number-columns-spanned="4" table:number-rows-spanned="1">
            <text:p>Total Assets</text:p>
          </table:table-cell>
          <table:covered-table-cell table:number-columns-repeated="3"/>
          <table:table-cell table:style-name="ce869" office:value-type="string" calcext:value-type="string" table:number-columns-spanned="12" table:number-rows-spanned="1">
            <text:p>$ <text:s/>51,425,468 <text:s text:c="5"/>$</text:p>
          </table:table-cell>
          <table:covered-table-cell table:number-columns-repeated="11"/>
          <table:table-cell table:style-name="ce844" office:value-type="float" office:value="1529784" calcext:value-type="float" table:number-columns-spanned="11" table:number-rows-spanned="1">
            <text:p>1,529,784 $</text:p>
          </table:table-cell>
          <table:covered-table-cell table:number-columns-repeated="10"/>
          <table:table-cell table:style-name="ce845" office:value-type="float" office:value="4532495" calcext:value-type="float" table:number-columns-spanned="8" table:number-rows-spanned="1">
            <text:p>4,532,495</text:p>
          </table:table-cell>
          <table:covered-table-cell table:number-columns-repeated="7"/>
          <table:table-cell table:style-name="ce1309" office:value-type="float" office:value="160138335" calcext:value-type="float" table:number-columns-spanned="10" table:number-rows-spanned="1">
            <text:p>$ 160,138,335</text:p>
          </table:table-cell>
          <table:covered-table-cell table:number-columns-repeated="9"/>
          <table:table-cell table:style-name="ce847" office:value-type="float" office:value="-12750545" calcext:value-type="float" table:number-columns-spanned="9" table:number-rows-spanned="1">
            <text:p>($ 12,750,545)</text:p>
          </table:table-cell>
          <table:covered-table-cell table:number-columns-repeated="8"/>
          <table:table-cell table:style-name="ce1309" office:value-type="float" office:value="204875537" calcext:value-type="float" table:number-columns-spanned="8" table:number-rows-spanned="1">
            <text:p>$ 204,875,537</text:p>
          </table:table-cell>
          <table:covered-table-cell table:number-columns-repeated="7"/>
          <table:table-cell table:style-name="ce1309" office:value-type="float" office:value="167987421" calcext:value-type="float" table:number-columns-spanned="18" table:number-rows-spanned="1">
            <text:p>$ 167,987,421</text:p>
          </table:table-cell>
          <table:covered-table-cell table:number-columns-repeated="17"/>
          <table:table-cell table:style-name="ce868" office:value-type="string" calcext:value-type="string" table:number-columns-spanned="4" table:number-rows-spanned="1">
            <text:p>Total Assets</text:p>
          </table:table-cell>
          <table:covered-table-cell table:number-columns-repeated="3"/>
          <table:table-cell table:style-name="ce869" office:value-type="string" calcext:value-type="string" table:number-columns-spanned="12" table:number-rows-spanned="1">
            <text:p>$ <text:s/>51,425,468 <text:s text:c="5"/>$</text:p>
          </table:table-cell>
          <table:covered-table-cell table:number-columns-repeated="11"/>
          <table:table-cell table:style-name="ce844" office:value-type="float" office:value="1529785" calcext:value-type="float" table:number-columns-spanned="11" table:number-rows-spanned="1">
            <text:p>1,529,785 $</text:p>
          </table:table-cell>
          <table:covered-table-cell table:number-columns-repeated="10"/>
          <table:table-cell table:number-columns-repeated="16277"/>
        </table:table-row>
        <table:table-row table:style-name="ro11">
          <table:table-cell table:style-name="ce861" office:value-type="string" calcext:value-type="string" table:number-columns-spanned="80" table:number-rows-spanned="1">
            <text:p>LIABILITIES AND NET ASSETS</text:p>
          </table:table-cell>
          <table:covered-table-cell table:number-columns-repeated="79"/>
          <table:table-cell table:style-name="ce861" office:value-type="string" calcext:value-type="string" table:number-columns-spanned="80" table:number-rows-spanned="1">
            <text:p>LIABILITIES AND NET ASSETS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842" office:value-type="string" calcext:value-type="string" table:number-columns-spanned="80" table:number-rows-spanned="1">
            <text:p>CURRENT LIABILITIES</text:p>
          </table:table-cell>
          <table:covered-table-cell table:number-columns-repeated="79"/>
          <table:table-cell table:style-name="ce842" office:value-type="string" calcext:value-type="string" table:number-columns-spanned="80" table:number-rows-spanned="1">
            <text:p>CURRENT LIABILITIES</text:p>
          </table:table-cell>
          <table:covered-table-cell table:number-columns-repeated="79"/>
          <table:table-cell table:number-columns-repeated="16224"/>
        </table:table-row>
        <table:table-row table:style-name="ro25">
          <table:table-cell table:style-name="ce848" office:value-type="string" calcext:value-type="string" table:number-columns-spanned="9" table:number-rows-spanned="1">
            <text:p>Accounts Payable and Accrued Liabilities</text:p>
          </table:table-cell>
          <table:covered-table-cell table:number-columns-repeated="8"/>
          <table:table-cell table:style-name="ce1291" office:value-type="float" office:value="8578573" calcext:value-type="float" table:number-columns-spanned="7" table:number-rows-spanned="1">
            <text:p>$ 8,578,573</text:p>
          </table:table-cell>
          <table:covered-table-cell table:number-columns-repeated="6"/>
          <table:table-cell table:style-name="ce1291" office:value-type="float" office:value="326446" calcext:value-type="float" table:number-columns-spanned="10" table:number-rows-spanned="1">
            <text:p>$ 326,446</text:p>
          </table:table-cell>
          <table:covered-table-cell table:number-columns-repeated="9"/>
          <table:table-cell table:style-name="ce785" office:value-type="float" office:value="727239" calcext:value-type="float" table:number-columns-spanned="11" table:number-rows-spanned="1">
            <text:p>$ 727,239</text:p>
          </table:table-cell>
          <table:covered-table-cell table:number-columns-repeated="10"/>
          <table:table-cell table:style-name="ce785" office:value-type="float" office:value="1019955" calcext:value-type="float" table:number-columns-spanned="10" table:number-rows-spanned="1">
            <text:p>$ 1,019,955</text:p>
          </table:table-cell>
          <table:covered-table-cell table:number-columns-repeated="9"/>
          <table:table-cell table:style-name="ce1195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865" office:value-type="float" office:value="10652213" calcext:value-type="float" table:number-columns-spanned="7" table:number-rows-spanned="1">
            <text:p>$ 10,652,213</text:p>
          </table:table-cell>
          <table:covered-table-cell table:number-columns-repeated="6"/>
          <table:table-cell table:style-name="ce866" office:value-type="float" office:value="9728362" calcext:value-type="float" table:number-columns-spanned="39" table:number-rows-spanned="1">
            <text:p>$ 9,728,362</text:p>
          </table:table-cell>
          <table:covered-table-cell table:number-columns-repeated="38"/>
          <table:table-cell table:style-name="ce10" office:value-type="string" calcext:value-type="string">
            <text:p>Accounts Payable and Accrued Liabilities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Accrued Interest</text:p>
          </table:table-cell>
          <table:covered-table-cell table:number-columns-repeated="8"/>
          <table:table-cell table:style-name="ce1293" office:value-type="float" office:value="115619" calcext:value-type="float" table:number-columns-spanned="7" table:number-rows-spanned="1">
            <text:p>115,619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4"/>
          <table:covered-table-cell>
            <draw:custom-shape draw:z-index="0" draw:name="Shape 8" draw:style-name="gr1" draw:text-style-name="P1" svg:width="39.6965in" svg:height="0.0236in" svg:x="0.4969in" svg:y="0.1311in">
              <text:p/>
              <draw:enhanced-geometry svg:viewBox="0 0 4779010 24765" draw:text-areas="?f8 ?f10 ?f9 ?f11" draw:type="non-primitive" draw:enhanced-path="M 601980 16764 L 0 16764 0 24384 601980 24384 601980 16764 Z N M 601980 0 L 0 0 0 8382 601980 8382 601980 0 Z N M 1323594 16764 L 640842 16764 640842 24384 1323594 24384 1323594 16764 Z N M 1323594 0 L 640842 0 640842 8382 1323594 8382 1323594 0 Z N M 2004822 16764 L 1361694 16764 1361694 24384 2004822 24384 2004822 16764 Z N M 2004822 0 L 1361694 0 1361694 8382 2004822 8382 2004822 0 Z N M 2706624 16764 L 2043684 16764 2043684 24384 2706624 24384 2706624 16764 Z N M 2706624 0 L 2043684 0 2043684 8382 2706624 8382 2706624 0 Z N M 3374898 16764 L 2745486 16764 2745486 24384 3374898 24384 3374898 16764 Z N M 3374898 0 L 2745486 0 2745486 8382 3374898 8382 3374898 0 Z N M 4076700 16764 L 3413760 16764 3413760 24384 4076700 24384 4076700 16764 Z N M 4076700 0 L 3413760 0 3413760 8382 4076700 8382 4076700 0 Z N M 4778502 16764 L 4115562 16764 4115562 24384 4778502 24384 4778502 16764 Z N M 4778502 0 L 4115562 0 4115562 8382 4778502 8382 4778502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779010"/>
                <draw:equation draw:name="f7" draw:formula="?f4 / 247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4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06" office:value-type="float" office:value="629610" calcext:value-type="float" table:number-columns-spanned="10" table:number-rows-spanned="1">
            <text:p>629,610</text:p>
          </table:table-cell>
          <table:covered-table-cell table:number-columns-repeated="9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745229" calcext:value-type="float" table:number-columns-spanned="7" table:number-rows-spanned="1">
            <text:p>745,229</text:p>
          </table:table-cell>
          <table:covered-table-cell table:number-columns-repeated="6"/>
          <table:table-cell table:style-name="ce756" office:value-type="float" office:value="592457" calcext:value-type="float" table:number-columns-spanned="39" table:number-rows-spanned="1">
            <text:p>592,457</text:p>
          </table:table-cell>
          <table:covered-table-cell table:number-columns-repeated="38"/>
          <table:table-cell table:style-name="ce10" office:value-type="string" calcext:value-type="string">
            <text:p>Accrued Interest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Deferred Rent Liability</text:p>
          </table:table-cell>
          <table:covered-table-cell table:number-columns-repeated="8"/>
          <table:table-cell table:style-name="ce1293" office:value-type="float" office:value="23574" calcext:value-type="float" table:number-columns-spanned="7" table:number-rows-spanned="1">
            <text:p>23,574</text:p>
          </table:table-cell>
          <table:covered-table-cell table:number-columns-repeated="6"/>
          <table:table-cell table:style-name="ce1293" office:value-type="float" office:value="1687" calcext:value-type="float" table:number-columns-spanned="10" table:number-rows-spanned="1">
            <text:p>1,687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776" office:value-type="float" office:value="-25261" calcext:value-type="float" table:number-columns-spanned="8" table:number-rows-spanned="1">
            <text:p>(25,261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4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style-name="ce10" office:value-type="string" calcext:value-type="string">
            <text:p>Deferred Rent Liability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Deferred Revenues</text:p>
          </table:table-cell>
          <table:covered-table-cell table:number-columns-repeated="8"/>
          <table:table-cell table:style-name="ce1293" office:value-type="float" office:value="912295" calcext:value-type="float" table:number-columns-spanned="7" table:number-rows-spanned="1">
            <text:p>912,295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756" office:value-type="float" office:value="9456" calcext:value-type="float" table:number-columns-spanned="10" table:number-rows-spanned="1">
            <text:p>9,456</text:p>
          </table:table-cell>
          <table:covered-table-cell table:number-columns-repeated="9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921751" calcext:value-type="float" table:number-columns-spanned="7" table:number-rows-spanned="1">
            <text:p>921,751</text:p>
          </table:table-cell>
          <table:covered-table-cell table:number-columns-repeated="6"/>
          <table:table-cell table:style-name="ce1206" office:value-type="float" office:value="1324670" calcext:value-type="float" table:number-columns-spanned="39" table:number-rows-spanned="1">
            <text:p>1,324,670</text:p>
          </table:table-cell>
          <table:covered-table-cell table:number-columns-repeated="38"/>
          <table:table-cell table:style-name="ce10" office:value-type="string" calcext:value-type="string">
            <text:p>Deferred Revenues</text:p>
          </table:table-cell>
          <table:table-cell table:style-name="ce10" table:number-columns-repeated="4"/>
          <table:table-cell table:number-columns-repeated="16278"/>
        </table:table-row>
        <table:table-row table:style-name="ro11">
          <table:table-cell table:style-name="ce855" office:value-type="string" calcext:value-type="string" table:number-columns-spanned="80" table:number-rows-spanned="1">
            <text:p>Current Portion of Loans Payable                    <text:span text:style-name="T60">           775,000  </text:span>  <text:span text:style-name="T60">                           -  </text:span>  <text:span text:style-name="T60">                         -  </text:span>  <text:span text:style-name="T60">           2,915,122  </text:span>  <text:span text:style-name="T60">                        -  </text:span>  <text:span text:style-name="T60">           3,690,122  </text:span>  <text:span text:style-name="T60">           2,716,668  </text:span> Total Current Liabilities                                 10,405,061                  328,133                727,239              4,574,143                 (25,261)           16,009,315            14,362,157</text:p>
          </table:table-cell>
          <table:covered-table-cell table:number-columns-repeated="79"/>
          <table:table-cell table:style-name="ce856" office:value-type="string" calcext:value-type="string" table:number-columns-spanned="80" table:number-rows-spanned="1">
            <text:p>Current Portion of Loans Payable <text:s text:c="19"/>           775,000   <text:s/>                           -   <text:s/>                         -   <text:s/>           2,915,122   <text:s/>                        -   <text:s/>           3,690,122   <text:s/>           2,716,668   Total Current Liabilities <text:s text:c="32"/>10,405,061 <text:s text:c="17"/>328,133 <text:s text:c="15"/>727,239 <text:s text:c="13"/>4,574,143 <text:s text:c="16"/>(25,261) <text:s text:c="10"/>16,009,315 <text:s text:c="11"/>14,362,158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842" office:value-type="string" calcext:value-type="string" table:number-columns-spanned="80" table:number-rows-spanned="1">
            <text:p>LONG-TERM LIABILITIES</text:p>
          </table:table-cell>
          <table:covered-table-cell table:number-columns-repeated="79"/>
          <table:table-cell table:style-name="ce842" office:value-type="string" calcext:value-type="string" table:number-columns-spanned="80" table:number-rows-spanned="1">
            <text:p>LONG-TERM LIABILITIES</text:p>
          </table:table-cell>
          <table:covered-table-cell table:number-columns-repeated="79"/>
          <table:table-cell table:number-columns-repeated="16224"/>
        </table:table-row>
        <table:table-row table:style-name="ro18">
          <table:table-cell table:style-name="ce848" office:value-type="string" calcext:value-type="string" table:number-columns-spanned="9" table:number-rows-spanned="1">
            <text:p>Security Deposits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06" office:value-type="float" office:value="400000" calcext:value-type="float" table:number-columns-spanned="10" table:number-rows-spanned="1">
            <text:p>400,000</text:p>
          </table:table-cell>
          <table:covered-table-cell table:number-columns-repeated="9"/>
          <table:table-cell table:style-name="ce776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4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style-name="ce10" office:value-type="string" calcext:value-type="string">
            <text:p>Security Deposits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Accrued Interest</text:p>
          </table:table-cell>
          <table:covered-table-cell table:number-columns-repeated="8"/>
          <table:table-cell table:style-name="ce1293" office:value-type="float" office:value="166076" calcext:value-type="float" table:number-columns-spanned="7" table:number-rows-spanned="1">
            <text:p>166,076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166076" calcext:value-type="float" table:number-columns-spanned="7" table:number-rows-spanned="1">
            <text:p>166,076</text:p>
          </table:table-cell>
          <table:covered-table-cell table:number-columns-repeated="6"/>
          <table:table-cell table:style-name="ce756" office:value-type="float" office:value="148825" calcext:value-type="float" table:number-columns-spanned="39" table:number-rows-spanned="1">
            <text:p>148,825</text:p>
          </table:table-cell>
          <table:covered-table-cell table:number-columns-repeated="38"/>
          <table:table-cell table:style-name="ce10" office:value-type="string" calcext:value-type="string">
            <text:p>Accrued Interest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Deferred Rent Liability</text:p>
          </table:table-cell>
          <table:covered-table-cell table:number-columns-repeated="8"/>
          <table:table-cell table:style-name="ce1293" office:value-type="float" office:value="3927842" calcext:value-type="float" table:number-columns-spanned="7" table:number-rows-spanned="1">
            <text:p>3,927,842</text:p>
          </table:table-cell>
          <table:covered-table-cell table:number-columns-repeated="6"/>
          <table:table-cell table:style-name="ce1293" office:value-type="float" office:value="52774" calcext:value-type="float" table:number-columns-spanned="10" table:number-rows-spanned="1">
            <text:p>52,774</text:p>
          </table:table-cell>
          <table:covered-table-cell table:number-columns-repeated="9"/>
          <table:table-cell table:style-name="ce1231" office:value-type="float" office:value="2194222" calcext:value-type="float" table:number-columns-spanned="11" table:number-rows-spanned="1">
            <text:p>2,194,222</text:p>
          </table:table-cell>
          <table:covered-table-cell table:number-columns-repeated="10"/>
          <table:table-cell table:style-name="ce1231" office:value-type="float" office:value="4283327" calcext:value-type="float" table:number-columns-spanned="10" table:number-rows-spanned="1">
            <text:p>4,283,327</text:p>
          </table:table-cell>
          <table:covered-table-cell table:number-columns-repeated="9"/>
          <table:table-cell table:style-name="ce852" office:value-type="float" office:value="-5751313" calcext:value-type="float" table:number-columns-spanned="8" table:number-rows-spanned="1">
            <text:p>(5,751,313)</text:p>
          </table:table-cell>
          <table:covered-table-cell table:number-columns-repeated="7"/>
          <table:table-cell table:style-name="ce857" office:value-type="float" office:value="4706852" calcext:value-type="float" table:number-columns-spanned="7" table:number-rows-spanned="1">
            <text:p>4,706,852</text:p>
          </table:table-cell>
          <table:covered-table-cell table:number-columns-repeated="6"/>
          <table:table-cell table:style-name="ce1206" office:value-type="float" office:value="5917604" calcext:value-type="float" table:number-columns-spanned="39" table:number-rows-spanned="1">
            <text:p>5,917,604</text:p>
          </table:table-cell>
          <table:covered-table-cell table:number-columns-repeated="38"/>
          <table:table-cell table:style-name="ce10" office:value-type="string" calcext:value-type="string">
            <text:p>Deferred Rent Liability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848" office:value-type="string" calcext:value-type="string" table:number-columns-spanned="9" table:number-rows-spanned="1">
            <text:p>Intracompany Payable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3" office:value-type="float" office:value="3238269" calcext:value-type="float" table:number-columns-spanned="10" table:number-rows-spanned="1">
            <text:p>3,238,269</text:p>
          </table:table-cell>
          <table:covered-table-cell table:number-columns-repeated="9"/>
          <table:table-cell table:style-name="ce1231" office:value-type="float" office:value="3335702" calcext:value-type="float" table:number-columns-spanned="11" table:number-rows-spanned="1">
            <text:p>3,335,702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2" office:value-type="float" office:value="-6573971" calcext:value-type="float" table:number-columns-spanned="8" table:number-rows-spanned="1">
            <text:p>(6,573,971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4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style-name="ce10" office:value-type="string" calcext:value-type="string">
            <text:p>Intracompany Payable</text:p>
          </table:table-cell>
          <table:table-cell table:style-name="ce10" table:number-columns-repeated="4"/>
          <table:table-cell table:number-columns-repeated="16278"/>
        </table:table-row>
        <table:table-row table:style-name="ro11">
          <table:table-cell table:style-name="ce855" office:value-type="string" calcext:value-type="string" table:number-columns-spanned="80" table:number-rows-spanned="1">
            <text:p>Loans Payable                                                  <text:span text:style-name="T60">        1,562,500  </text:span>  <text:span text:style-name="T60">                           -  </text:span>  <text:span text:style-name="T60">                         -  </text:span>  <text:span text:style-name="T60">       158,346,222  </text:span>  <text:span text:style-name="T60">                        -  </text:span>  <text:span text:style-name="T60">       159,908,722  </text:span>  <text:span text:style-name="T60">       126,675,229  </text:span> Total Long-Term Liabilities                             5,656,418               3,291,043             5,529,924          163,029,549          (12,725,284)         164,781,650          132,741,658</text:p>
          </table:table-cell>
          <table:covered-table-cell table:number-columns-repeated="79"/>
          <table:table-cell table:style-name="ce856" office:value-type="string" calcext:value-type="string" table:number-columns-spanned="80" table:number-rows-spanned="1">
            <text:p>Loans Payable <text:s text:c="49"/>        1,562,500   <text:s/>                           -   <text:s/>                         -   <text:s/>       158,346,222   <text:s/>                        -   <text:s/>       159,908,722   <text:s/>       126,675,229   Total Long-Term Liabilities <text:s text:c="28"/>5,656,418 <text:s text:c="14"/>3,291,043 <text:s text:c="12"/>5,529,924 <text:s text:c="9"/>163,029,549 <text:s text:c="9"/>(12,725,284) <text:s text:c="8"/>164,781,650 <text:s text:c="9"/>132,741,659</text:p>
          </table:table-cell>
          <table:covered-table-cell table:number-columns-repeated="79"/>
          <table:table-cell table:number-columns-repeated="16224"/>
        </table:table-row>
        <table:table-row table:style-name="ro23">
          <table:table-cell table:style-name="ce842" office:value-type="string" calcext:value-type="string" table:number-columns-spanned="80" table:number-rows-spanned="1">
            <text:p>NET ASSETS</text:p>
            <text:p><text:span text:style-name="T59">Without Donor Restriction                                      35,363,989              (2,176,842)           (1,824,668)            (7,465,357)                           -            23,897,122            19,896,476</text:span></text:p>
            <text:p><text:span text:style-name="T59">With Donor Restriction                                     </text:span><text:span text:style-name="T61">                       -  </text:span><text:span text:style-name="T62">  </text:span><text:span text:style-name="T61">                 87,450  </text:span><text:span text:style-name="T62">  </text:span><text:span text:style-name="T61">             100,000  </text:span><text:span text:style-name="T62">  </text:span><text:span text:style-name="T61">                          -  </text:span><text:span text:style-name="T62">  </text:span><text:span text:style-name="T61">                        -  </text:span><text:span text:style-name="T62">  </text:span><text:span text:style-name="T61">              187,450  </text:span><text:span text:style-name="T62">  </text:span><text:span text:style-name="T61">              987,130  </text:span><text:span text:style-name="T62"> Total Net Assets                                            </text:span><text:span text:style-name="T61">      35,363,989  </text:span><text:span text:style-name="T62">  </text:span><text:span text:style-name="T61">          (2,089,392)</text:span><text:span text:style-name="T62">  </text:span><text:span text:style-name="T61">        (1,724,668)</text:span><text:span text:style-name="T62">  </text:span><text:span text:style-name="T61">         (7,465,357)</text:span><text:span text:style-name="T62">  </text:span><text:span text:style-name="T61">                        -  </text:span><text:span text:style-name="T62">  </text:span><text:span text:style-name="T61">         24,084,572  </text:span><text:span text:style-name="T62">  </text:span><text:span text:style-name="T61">         20,883,606  </text:span></text:p>
          </table:table-cell>
          <table:covered-table-cell table:number-columns-repeated="79"/>
          <table:table-cell table:style-name="ce842" office:value-type="string" calcext:value-type="string" table:number-columns-spanned="80" table:number-rows-spanned="1">
            <text:p>NET ASSETS</text:p>
            <text:p><text:span text:style-name="T59">Without Donor Restriction                                      35,363,989              (2,176,842)           (1,824,668)            (7,465,357)                           -            23,897,122            19,896,476</text:span></text:p>
            <text:p><text:span text:style-name="T59">With Donor Restriction                                     </text:span><text:span text:style-name="T61">                       -  </text:span><text:span text:style-name="T62">  </text:span><text:span text:style-name="T61">                 87,450  </text:span><text:span text:style-name="T62">  </text:span><text:span text:style-name="T61">             100,000  </text:span><text:span text:style-name="T62">  </text:span><text:span text:style-name="T61">                          -  </text:span><text:span text:style-name="T62">  </text:span><text:span text:style-name="T61">                        -  </text:span><text:span text:style-name="T62">  </text:span><text:span text:style-name="T61">              187,450  </text:span><text:span text:style-name="T62">  </text:span><text:span text:style-name="T61">              987,130  </text:span><text:span text:style-name="T62"> Total Net Assets                                            </text:span><text:span text:style-name="T61">      35,363,989  </text:span><text:span text:style-name="T62">  </text:span><text:span text:style-name="T61">          (2,089,392)</text:span><text:span text:style-name="T62">  </text:span><text:span text:style-name="T61">        (1,724,668)</text:span><text:span text:style-name="T62">  </text:span><text:span text:style-name="T61">         (7,465,357)</text:span><text:span text:style-name="T62">  </text:span><text:span text:style-name="T61">                        -  </text:span><text:span text:style-name="T62">  </text:span><text:span text:style-name="T61">         24,084,572  </text:span><text:span text:style-name="T62">  </text:span><text:span text:style-name="T61">         20,883,606  </text:span>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7" office:value-type="string" calcext:value-type="string" table:number-columns-spanned="5" table:number-rows-spanned="1">
            <text:p>Total Liabilities And Net Assets</text:p>
          </table:table-cell>
          <table:covered-table-cell table:number-columns-repeated="4"/>
          <table:table-cell table:style-name="ce7" office:value-type="string" calcext:value-type="string" table:number-columns-spanned="11" table:number-rows-spanned="1">
            <text:p>$ <text:s/>51,425,468 <text:s text:c="5"/>$</text:p>
          </table:table-cell>
          <table:covered-table-cell table:number-columns-repeated="10"/>
          <table:table-cell table:style-name="ce844" office:value-type="float" office:value="1529784" calcext:value-type="float" table:number-columns-spanned="11" table:number-rows-spanned="1">
            <text:p>1,529,784 $</text:p>
          </table:table-cell>
          <table:covered-table-cell table:number-columns-repeated="10"/>
          <table:table-cell table:style-name="ce845" office:value-type="float" office:value="4532495" calcext:value-type="float" table:number-columns-spanned="8" table:number-rows-spanned="1">
            <text:p>4,532,495</text:p>
          </table:table-cell>
          <table:covered-table-cell table:number-columns-repeated="7"/>
          <table:table-cell table:style-name="ce1309" office:value-type="float" office:value="160138335" calcext:value-type="float" table:number-columns-spanned="10" table:number-rows-spanned="1">
            <text:p>$ 160,138,335</text:p>
          </table:table-cell>
          <table:covered-table-cell table:number-columns-repeated="9"/>
          <table:table-cell table:style-name="ce847" office:value-type="float" office:value="-12750545" calcext:value-type="float" table:number-columns-spanned="9" table:number-rows-spanned="1">
            <text:p>($ 12,750,545)</text:p>
          </table:table-cell>
          <table:covered-table-cell table:number-columns-repeated="8"/>
          <table:table-cell table:style-name="ce1309" office:value-type="float" office:value="204875537" calcext:value-type="float" table:number-columns-spanned="8" table:number-rows-spanned="1">
            <text:p>$ 204,875,537</text:p>
          </table:table-cell>
          <table:covered-table-cell table:number-columns-repeated="7"/>
          <table:table-cell table:style-name="ce1309" office:value-type="float" office:value="167987421" calcext:value-type="float" table:number-columns-spanned="18" table:number-rows-spanned="1">
            <text:p>$ 167,987,421</text:p>
          </table:table-cell>
          <table:covered-table-cell table:number-columns-repeated="17"/>
          <table:table-cell table:style-name="ce7" office:value-type="string" calcext:value-type="string" table:number-columns-spanned="5" table:number-rows-spanned="1">
            <text:p>Total Liabilities And Net Assets</text:p>
          </table:table-cell>
          <table:covered-table-cell table:number-columns-repeated="4"/>
          <table:table-cell table:style-name="ce7" office:value-type="string" calcext:value-type="string" table:number-columns-spanned="11" table:number-rows-spanned="1">
            <text:p>$ <text:s/>51,425,468 <text:s text:c="5"/>$</text:p>
          </table:table-cell>
          <table:covered-table-cell table:number-columns-repeated="10"/>
          <table:table-cell table:style-name="ce844" office:value-type="float" office:value="1529785" calcext:value-type="float" table:number-columns-spanned="11" table:number-rows-spanned="1">
            <text:p>1,529,785 $</text:p>
          </table:table-cell>
          <table:covered-table-cell table:number-columns-repeated="10"/>
          <table:table-cell table:number-columns-repeated="16277"/>
        </table:table-row>
        <table:table-row table:style-name="ro1">
          <table:table-cell table:number-columns-repeated="16384"/>
        </table:table-row>
        <table:table-row table:style-name="ro8">
          <table:table-cell table:style-name="ce766" office:value-type="string" calcext:value-type="string" table:number-columns-spanned="80" table:number-rows-spanned="1">
            <text:p>CONSOLIDATED STATEMENT OF ACTIVITIES YEAR ENDED JUNE 30, 2019</text:p>
            <text:p><text:span text:style-name="T56">(WITH COMPARATIVE TOTALS FOR JUNE 30, 2018)</text:span></text:p>
          </table:table-cell>
          <table:covered-table-cell table:number-columns-repeated="26"/>
          <table:covered-table-cell>
            <draw:custom-shape draw:z-index="1" draw:name="Shape 9" draw:style-name="gr1" draw:text-style-name="P1" svg:width="39.6969in" svg:height="0.0232in" svg:x="0.7827in" svg:y="0.1461in">
              <text:p/>
              <draw:enhanced-geometry svg:viewBox="0 0 4779010 24765" draw:text-areas="?f8 ?f10 ?f9 ?f11" draw:type="non-primitive" draw:enhanced-path="M 601980 16002 L 0 16002 0 24384 601980 24384 601980 16002 Z N M 601980 0 L 0 0 0 8382 601980 8382 601980 0 Z N M 1323594 16002 L 640842 16002 640842 24384 1323594 24384 1323594 16002 Z N M 1323594 0 L 640842 0 640842 8382 1323594 8382 1323594 0 Z N M 2004822 16002 L 1361694 16002 1361694 24384 2004822 24384 2004822 16002 Z N M 2004822 0 L 1361694 0 1361694 8382 2004822 8382 2004822 0 Z N M 2706624 16002 L 2043684 16002 2043684 24384 2706624 24384 2706624 16002 Z N M 2706624 0 L 2043684 0 2043684 8382 2706624 8382 2706624 0 Z N M 3374898 16002 L 2745486 16002 2745486 24384 3374898 24384 3374898 16002 Z N M 3374898 0 L 2745486 0 2745486 8382 3374898 8382 3374898 0 Z N M 4076700 16002 L 3413760 16002 3413760 24384 4076700 24384 4076700 16002 Z N M 4076700 0 L 3413760 0 3413760 8382 4076700 8382 4076700 0 Z N M 4778502 16002 L 4115562 16002 4115562 24384 4778502 24384 4778502 16002 Z N M 4778502 0 L 4115562 0 4115562 8382 4778502 8382 4778502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779010"/>
                <draw:equation draw:name="f7" draw:formula="?f4 / 247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52"/>
          <table:table-cell table:style-name="ce766" office:value-type="string" calcext:value-type="string" table:number-columns-spanned="80" table:number-rows-spanned="1">
            <text:p>CONSOLIDATED STATEMENT OF ACTIVITIES YEAR ENDED JUNE 30, 2019</text:p>
            <text:p><text:span text:style-name="T56">(WITH COMPARATIVE TOTALS FOR JUNE 30, 2018)</text:span></text:p>
          </table:table-cell>
          <table:covered-table-cell table:number-columns-repeated="79"/>
          <table:table-cell table:number-columns-repeated="16224"/>
        </table:table-row>
        <table:table-row table:style-name="ro23">
          <table:table-cell table:style-name="ce250" table:number-columns-spanned="13" table:number-rows-spanned="1"/>
          <table:covered-table-cell table:number-columns-repeated="12"/>
          <table:table-cell table:style-name="ce741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250"/>
          <table:table-cell table:style-name="ce1203" office:value-type="string" calcext:value-type="string" table:number-columns-spanned="8" table:number-rows-spanned="1">
            <text:p>Rocketship Education</text:p>
            <text:p>Wisconsin Inc.</text:p>
          </table:table-cell>
          <table:covered-table-cell table:number-columns-repeated="7"/>
          <table:table-cell table:style-name="ce250"/>
          <table:table-cell table:style-name="ce1203" office:value-type="string" calcext:value-type="string" table:number-columns-spanned="9" table:number-rows-spanned="1">
            <text:p>Rocketship</text:p>
            <text:p>Education DC Public Charter</text:p>
            <text:p>School, Inc.</text:p>
          </table:table-cell>
          <table:covered-table-cell table:number-columns-repeated="8"/>
          <table:table-cell table:style-name="ce250"/>
          <table:table-cell table:style-name="ce1203" office:value-type="string" calcext:value-type="string" table:number-columns-spanned="8" table:number-rows-spanned="1">
            <text:p>Launchpad Development</text:p>
            <text:p>Company</text:p>
          </table:table-cell>
          <table:covered-table-cell table:number-columns-repeated="7"/>
          <table:table-cell table:style-name="ce250"/>
          <table:table-cell table:style-name="ce841" office:value-type="string" calcext:value-type="string" table:number-columns-spanned="6" table:number-rows-spanned="1">
            <text:p>Eliminations</text:p>
          </table:table-cell>
          <table:covered-table-cell table:number-columns-repeated="5"/>
          <table:table-cell table:style-name="ce250"/>
          <table:table-cell table:style-name="ce1235" office:value-type="string" calcext:value-type="string" table:number-columns-spanned="8" table:number-rows-spanned="1">
            <text:p>2019</text:p>
            <text:p>Total</text:p>
          </table:table-cell>
          <table:covered-table-cell table:number-columns-repeated="7"/>
          <table:table-cell table:style-name="ce1235" office:value-type="string" calcext:value-type="string" table:number-columns-spanned="10" table:number-rows-spanned="1">
            <text:p>2018</text:p>
            <text:p>Total</text:p>
          </table:table-cell>
          <table:covered-table-cell table:number-columns-repeated="9"/>
          <table:table-cell table:style-name="ce1195" table:number-columns-spanned="6" table:number-rows-spanned="1"/>
          <table:covered-table-cell table:number-columns-repeated="5"/>
          <table:table-cell table:style-name="ce250" table:number-columns-spanned="13" table:number-rows-spanned="1"/>
          <table:covered-table-cell table:number-columns-repeated="12"/>
          <table:table-cell table:style-name="ce741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250"/>
          <table:table-cell table:style-name="ce250" table:number-columns-spanned="13" table:number-rows-spanned="1"/>
          <table:covered-table-cell table:number-columns-repeated="12"/>
          <table:table-cell table:number-columns-repeated="16270"/>
        </table:table-row>
        <table:table-row table:style-name="ro11">
          <table:table-cell table:style-name="ce830" office:value-type="string" calcext:value-type="string" table:number-columns-spanned="13" table:number-rows-spanned="1">
            <text:p>NET ASSETS WITHOUT DONOR RESTRICTIONS</text:p>
          </table:table-cell>
          <table:covered-table-cell table:number-columns-repeated="12"/>
          <table:table-cell table:style-name="ce1191" table:number-columns-spanned="7" table:number-rows-spanned="1"/>
          <table:covered-table-cell table:number-columns-repeated="6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509"/>
          <table:table-cell table:style-name="ce1191" table:number-columns-spanned="9" table:number-rows-spanned="1"/>
          <table:covered-table-cell table:number-columns-repeated="8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509"/>
          <table:table-cell table:style-name="ce1191" table:number-columns-spanned="6" table:number-rows-spanned="1"/>
          <table:covered-table-cell table:number-columns-repeated="5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1191" table:number-columns-spanned="10" table:number-rows-spanned="1"/>
          <table:covered-table-cell table:number-columns-repeated="9"/>
          <table:table-cell table:style-name="ce509" table:number-columns-spanned="6" table:number-rows-spanned="1"/>
          <table:covered-table-cell table:number-columns-repeated="5"/>
          <table:table-cell table:style-name="ce830" office:value-type="string" calcext:value-type="string" table:number-columns-spanned="13" table:number-rows-spanned="1">
            <text:p>NET ASSETS WITHOUT DONOR RESTRICTIONS</text:p>
          </table:table-cell>
          <table:covered-table-cell table:number-columns-repeated="12"/>
          <table:table-cell table:style-name="ce1191" table:number-columns-spanned="7" table:number-rows-spanned="1"/>
          <table:covered-table-cell table:number-columns-repeated="6"/>
          <table:table-cell table:style-name="ce509"/>
          <table:table-cell table:style-name="ce830" office:value-type="string" calcext:value-type="string" table:number-columns-spanned="13" table:number-rows-spanned="1">
            <text:p>NET ASSETS WITHOUT DONOR RESTRICTIONS</text:p>
          </table:table-cell>
          <table:covered-table-cell table:number-columns-repeated="12"/>
          <table:table-cell table:number-columns-repeated="16270"/>
        </table:table-row>
        <table:table-row table:style-name="ro18">
          <table:table-cell table:style-name="ce6" office:value-type="string" calcext:value-type="string" table:number-columns-spanned="13" table:number-rows-spanned="1">
            <text:p>REVENUES</text:p>
            <text:p><text:span text:style-name="T59">LCFF State Aid &amp; Property Tax Revenue</text:span></text:p>
          </table:table-cell>
          <table:covered-table-cell table:number-columns-repeated="12"/>
          <table:table-cell table:style-name="ce1192" office:value-type="float" office:value="63871048" calcext:value-type="float" table:number-columns-spanned="7" table:number-rows-spanned="1">
            <text:p>$ 63,871,048</text:p>
          </table:table-cell>
          <table:covered-table-cell table:number-columns-repeated="6"/>
          <table:table-cell table:style-name="ce509"/>
          <table:table-cell table:style-name="ce1204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9" table:number-rows-spanned="1">
            <text:p>$ <text:s text:c="19"/>-</text:p>
          </table:table-cell>
          <table:covered-table-cell table:number-columns-repeated="8"/>
          <table:table-cell table:style-name="ce509"/>
          <table:table-cell table:style-name="ce1204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6" table:number-rows-spanned="1">
            <text:p>$ <text:s text:c="19"/>-</text:p>
          </table:table-cell>
          <table:covered-table-cell table:number-columns-repeated="5"/>
          <table:table-cell table:style-name="ce509"/>
          <table:table-cell table:style-name="ce1192" office:value-type="float" office:value="63871048" calcext:value-type="float" table:number-columns-spanned="8" table:number-rows-spanned="1">
            <text:p>$ 63,871,048</text:p>
          </table:table-cell>
          <table:covered-table-cell table:number-columns-repeated="7"/>
          <table:table-cell table:style-name="ce1192" office:value-type="float" office:value="54505286" calcext:value-type="float" table:number-columns-spanned="10" table:number-rows-spanned="1">
            <text:p>$ 54,505,286</text:p>
          </table:table-cell>
          <table:covered-table-cell table:number-columns-repeated="9"/>
          <table:table-cell table:style-name="ce509" table:number-columns-spanned="6" table:number-rows-spanned="1"/>
          <table:covered-table-cell table:number-columns-repeated="5"/>
          <table:table-cell table:style-name="ce6" office:value-type="string" calcext:value-type="string" table:number-columns-spanned="13" table:number-rows-spanned="1">
            <text:p>REVENUES</text:p>
            <text:p><text:span text:style-name="T59">LCFF State Aid &amp; Property Tax Revenue</text:span></text:p>
          </table:table-cell>
          <table:covered-table-cell table:number-columns-repeated="12"/>
          <table:table-cell table:style-name="ce1192" office:value-type="float" office:value="63871049" calcext:value-type="float" table:number-columns-spanned="7" table:number-rows-spanned="1">
            <text:p>$ 63,871,049</text:p>
          </table:table-cell>
          <table:covered-table-cell table:number-columns-repeated="6"/>
          <table:table-cell table:style-name="ce509"/>
          <table:table-cell table:style-name="ce6" office:value-type="string" calcext:value-type="string" table:number-columns-spanned="13" table:number-rows-spanned="1">
            <text:p>REVENUES</text:p>
            <text:p><text:span text:style-name="T59">LCFF State Aid &amp; Property Tax Revenue</text:span>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4" office:value-type="string" calcext:value-type="string" table:number-columns-spanned="13" table:number-rows-spanned="1">
            <text:p>Apportionment Revenue</text:p>
          </table:table-cell>
          <table:covered-table-cell table:number-columns-repeated="12"/>
          <table:table-cell table:style-name="ce857" office:value-type="float" office:value="10047047" calcext:value-type="float" table:number-columns-spanned="7" table:number-rows-spanned="1">
            <text:p>10,047,047</text:p>
          </table:table-cell>
          <table:covered-table-cell table:number-columns-repeated="6"/>
          <table:table-cell table:style-name="ce8"/>
          <table:table-cell table:style-name="ce857" office:value-type="float" office:value="4671498" calcext:value-type="float" table:number-columns-spanned="8" table:number-rows-spanned="1">
            <text:p>4,671,498</text:p>
          </table:table-cell>
          <table:covered-table-cell table:number-columns-repeated="7"/>
          <table:table-cell table:style-name="ce8"/>
          <table:table-cell table:style-name="ce857" office:value-type="float" office:value="15241852" calcext:value-type="float" table:number-columns-spanned="9" table:number-rows-spanned="1">
            <text:p>15,241,852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29960397" calcext:value-type="float" table:number-columns-spanned="8" table:number-rows-spanned="1">
            <text:p>29,960,397</text:p>
          </table:table-cell>
          <table:covered-table-cell table:number-columns-repeated="7"/>
          <table:table-cell table:style-name="ce857" office:value-type="float" office:value="24205579" calcext:value-type="float" table:number-columns-spanned="10" table:number-rows-spanned="1">
            <text:p>24,205,579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4" office:value-type="string" calcext:value-type="string" table:number-columns-spanned="13" table:number-rows-spanned="1">
            <text:p>Apportionment Revenue</text:p>
          </table:table-cell>
          <table:covered-table-cell table:number-columns-repeated="12"/>
          <table:table-cell table:style-name="ce857" office:value-type="float" office:value="10047048" calcext:value-type="float" table:number-columns-spanned="7" table:number-rows-spanned="1">
            <text:p>10,047,048</text:p>
          </table:table-cell>
          <table:covered-table-cell table:number-columns-repeated="6"/>
          <table:table-cell table:style-name="ce8"/>
          <table:table-cell table:style-name="ce4" office:value-type="string" calcext:value-type="string" table:number-columns-spanned="13" table:number-rows-spanned="1">
            <text:p>Apportionment Revenue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4" office:value-type="string" calcext:value-type="string" table:number-columns-spanned="13" table:number-rows-spanned="1">
            <text:p>Other State Revenue</text:p>
          </table:table-cell>
          <table:covered-table-cell table:number-columns-repeated="12"/>
          <table:table-cell table:style-name="ce857" office:value-type="float" office:value="15179128" calcext:value-type="float" table:number-columns-spanned="7" table:number-rows-spanned="1">
            <text:p>15,179,128</text:p>
          </table:table-cell>
          <table:covered-table-cell table:number-columns-repeated="6"/>
          <table:table-cell table:style-name="ce8"/>
          <table:table-cell table:style-name="ce857" office:value-type="float" office:value="126624" calcext:value-type="float" table:number-columns-spanned="8" table:number-rows-spanned="1">
            <text:p>126,624</text:p>
          </table:table-cell>
          <table:covered-table-cell table:number-columns-repeated="7"/>
          <table:table-cell table:style-name="ce8"/>
          <table:table-cell table:style-name="ce857" office:value-type="float" office:value="6035843" calcext:value-type="float" table:number-columns-spanned="9" table:number-rows-spanned="1">
            <text:p>6,035,843</text:p>
          </table:table-cell>
          <table:covered-table-cell table:number-columns-repeated="8"/>
          <table:table-cell table:style-name="ce8"/>
          <table:table-cell table:style-name="ce8" table:number-columns-spanned="8" table:number-rows-spanned="1"/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21341595" calcext:value-type="float" table:number-columns-spanned="8" table:number-rows-spanned="1">
            <text:p>21,341,595</text:p>
          </table:table-cell>
          <table:covered-table-cell table:number-columns-repeated="7"/>
          <table:table-cell table:style-name="ce857" office:value-type="float" office:value="14517185" calcext:value-type="float" table:number-columns-spanned="10" table:number-rows-spanned="1">
            <text:p>14,517,185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4" office:value-type="string" calcext:value-type="string" table:number-columns-spanned="13" table:number-rows-spanned="1">
            <text:p>Other State Revenue</text:p>
          </table:table-cell>
          <table:covered-table-cell table:number-columns-repeated="12"/>
          <table:table-cell table:style-name="ce857" office:value-type="float" office:value="15179129" calcext:value-type="float" table:number-columns-spanned="7" table:number-rows-spanned="1">
            <text:p>15,179,129</text:p>
          </table:table-cell>
          <table:covered-table-cell table:number-columns-repeated="6"/>
          <table:table-cell table:style-name="ce8"/>
          <table:table-cell table:style-name="ce4" office:value-type="string" calcext:value-type="string" table:number-columns-spanned="13" table:number-rows-spanned="1">
            <text:p>Other State Revenue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4" office:value-type="string" calcext:value-type="string" table:number-columns-spanned="13" table:number-rows-spanned="1">
            <text:p>Federal Revenue</text:p>
          </table:table-cell>
          <table:covered-table-cell table:number-columns-repeated="12"/>
          <table:table-cell table:style-name="ce857" office:value-type="float" office:value="10300145" calcext:value-type="float" table:number-columns-spanned="7" table:number-rows-spanned="1">
            <text:p>10,300,145</text:p>
          </table:table-cell>
          <table:covered-table-cell table:number-columns-repeated="6"/>
          <table:table-cell table:style-name="ce8"/>
          <table:table-cell table:style-name="ce857" office:value-type="float" office:value="1268547" calcext:value-type="float" table:number-columns-spanned="8" table:number-rows-spanned="1">
            <text:p>1,268,547</text:p>
          </table:table-cell>
          <table:covered-table-cell table:number-columns-repeated="7"/>
          <table:table-cell table:style-name="ce8"/>
          <table:table-cell table:style-name="ce857" office:value-type="float" office:value="1405458" calcext:value-type="float" table:number-columns-spanned="9" table:number-rows-spanned="1">
            <text:p>1,405,458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12974150" calcext:value-type="float" table:number-columns-spanned="8" table:number-rows-spanned="1">
            <text:p>12,974,150</text:p>
          </table:table-cell>
          <table:covered-table-cell table:number-columns-repeated="7"/>
          <table:table-cell table:style-name="ce857" office:value-type="float" office:value="12951747" calcext:value-type="float" table:number-columns-spanned="10" table:number-rows-spanned="1">
            <text:p>12,951,747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4" office:value-type="string" calcext:value-type="string" table:number-columns-spanned="13" table:number-rows-spanned="1">
            <text:p>Federal Revenue</text:p>
          </table:table-cell>
          <table:covered-table-cell table:number-columns-repeated="12"/>
          <table:table-cell table:style-name="ce857" office:value-type="float" office:value="10300146" calcext:value-type="float" table:number-columns-spanned="7" table:number-rows-spanned="1">
            <text:p>10,300,146</text:p>
          </table:table-cell>
          <table:covered-table-cell table:number-columns-repeated="6"/>
          <table:table-cell table:style-name="ce8"/>
          <table:table-cell table:style-name="ce4" office:value-type="string" calcext:value-type="string" table:number-columns-spanned="13" table:number-rows-spanned="1">
            <text:p>Federal Revenue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4" office:value-type="string" calcext:value-type="string" table:number-columns-spanned="13" table:number-rows-spanned="1">
            <text:p>Other Local Revenue</text:p>
          </table:table-cell>
          <table:covered-table-cell table:number-columns-repeated="12"/>
          <table:table-cell table:style-name="ce857" office:value-type="float" office:value="4989452" calcext:value-type="float" table:number-columns-spanned="7" table:number-rows-spanned="1">
            <text:p>4,989,452</text:p>
          </table:table-cell>
          <table:covered-table-cell table:number-columns-repeated="6"/>
          <table:table-cell table:style-name="ce8"/>
          <table:table-cell table:style-name="ce857" office:value-type="float" office:value="10459" calcext:value-type="float" table:number-columns-spanned="8" table:number-rows-spanned="1">
            <text:p>10,459</text:p>
          </table:table-cell>
          <table:covered-table-cell table:number-columns-repeated="7"/>
          <table:table-cell table:style-name="ce8"/>
          <table:table-cell table:style-name="ce857" office:value-type="float" office:value="1845631" calcext:value-type="float" table:number-columns-spanned="9" table:number-rows-spanned="1">
            <text:p>1,845,631</text:p>
          </table:table-cell>
          <table:covered-table-cell table:number-columns-repeated="8"/>
          <table:table-cell table:style-name="ce8"/>
          <table:table-cell table:style-name="ce857" office:value-type="float" office:value="17783774" calcext:value-type="float" table:number-columns-spanned="8" table:number-rows-spanned="1">
            <text:p>17,783,774</text:p>
          </table:table-cell>
          <table:covered-table-cell table:number-columns-repeated="7"/>
          <table:table-cell table:style-name="ce8"/>
          <table:table-cell table:style-name="ce1211" office:value-type="float" office:value="-20690957" calcext:value-type="float" table:number-columns-spanned="6" table:number-rows-spanned="1">
            <text:p>(20,690,957)</text:p>
          </table:table-cell>
          <table:covered-table-cell table:number-columns-repeated="5"/>
          <table:table-cell table:style-name="ce8"/>
          <table:table-cell table:style-name="ce857" office:value-type="float" office:value="3938359" calcext:value-type="float" table:number-columns-spanned="8" table:number-rows-spanned="1">
            <text:p>3,938,359</text:p>
          </table:table-cell>
          <table:covered-table-cell table:number-columns-repeated="7"/>
          <table:table-cell table:style-name="ce857" office:value-type="float" office:value="7440059" calcext:value-type="float" table:number-columns-spanned="10" table:number-rows-spanned="1">
            <text:p>7,440,059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4" office:value-type="string" calcext:value-type="string" table:number-columns-spanned="13" table:number-rows-spanned="1">
            <text:p>Other Local Revenue</text:p>
          </table:table-cell>
          <table:covered-table-cell table:number-columns-repeated="12"/>
          <table:table-cell table:style-name="ce857" office:value-type="float" office:value="4989453" calcext:value-type="float" table:number-columns-spanned="7" table:number-rows-spanned="1">
            <text:p>4,989,453</text:p>
          </table:table-cell>
          <table:covered-table-cell table:number-columns-repeated="6"/>
          <table:table-cell table:style-name="ce8"/>
          <table:table-cell table:style-name="ce4" office:value-type="string" calcext:value-type="string" table:number-columns-spanned="13" table:number-rows-spanned="1">
            <text:p>Other Local Revenue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4" office:value-type="string" calcext:value-type="string" table:number-columns-spanned="13" table:number-rows-spanned="1">
            <text:p>Contributions</text:p>
          </table:table-cell>
          <table:covered-table-cell table:number-columns-repeated="12"/>
          <table:table-cell table:style-name="ce857" office:value-type="float" office:value="4661427" calcext:value-type="float" table:number-columns-spanned="7" table:number-rows-spanned="1">
            <text:p>4,661,427</text:p>
          </table:table-cell>
          <table:covered-table-cell table:number-columns-repeated="6"/>
          <table:table-cell table:style-name="ce8"/>
          <table:table-cell table:style-name="ce857" office:value-type="float" office:value="237061" calcext:value-type="float" table:number-columns-spanned="8" table:number-rows-spanned="1">
            <text:p>237,061</text:p>
          </table:table-cell>
          <table:covered-table-cell table:number-columns-repeated="7"/>
          <table:table-cell table:style-name="ce8"/>
          <table:table-cell table:style-name="ce857" office:value-type="float" office:value="562661" calcext:value-type="float" table:number-columns-spanned="9" table:number-rows-spanned="1">
            <text:p>562,661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5461149" calcext:value-type="float" table:number-columns-spanned="8" table:number-rows-spanned="1">
            <text:p>5,461,149</text:p>
          </table:table-cell>
          <table:covered-table-cell table:number-columns-repeated="7"/>
          <table:table-cell table:style-name="ce857" office:value-type="float" office:value="8006858" calcext:value-type="float" table:number-columns-spanned="10" table:number-rows-spanned="1">
            <text:p>8,006,858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4" office:value-type="string" calcext:value-type="string" table:number-columns-spanned="13" table:number-rows-spanned="1">
            <text:p>Contributions</text:p>
          </table:table-cell>
          <table:covered-table-cell table:number-columns-repeated="12"/>
          <table:table-cell table:style-name="ce857" office:value-type="float" office:value="4661428" calcext:value-type="float" table:number-columns-spanned="7" table:number-rows-spanned="1">
            <text:p>4,661,428</text:p>
          </table:table-cell>
          <table:covered-table-cell table:number-columns-repeated="6"/>
          <table:table-cell table:style-name="ce8"/>
          <table:table-cell table:style-name="ce4" office:value-type="string" calcext:value-type="string" table:number-columns-spanned="13" table:number-rows-spanned="1">
            <text:p>Contributions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4" office:value-type="string" calcext:value-type="string" table:number-columns-spanned="13" table:number-rows-spanned="1">
            <text:p>Amounts Released from Restriction</text:p>
          </table:table-cell>
          <table:covered-table-cell table:number-columns-repeated="12"/>
          <table:table-cell table:style-name="ce1183" office:value-type="float" office:value="92384" calcext:value-type="float" table:number-columns-spanned="7" table:number-rows-spanned="1">
            <text:p>92,384</text:p>
          </table:table-cell>
          <table:covered-table-cell table:number-columns-repeated="6"/>
          <table:table-cell table:style-name="ce8"/>
          <table:table-cell table:style-name="ce1183" office:value-type="float" office:value="542296" calcext:value-type="float" table:number-columns-spanned="8" table:number-rows-spanned="1">
            <text:p>542,296</text:p>
          </table:table-cell>
          <table:covered-table-cell table:number-columns-repeated="7"/>
          <table:table-cell table:style-name="ce8"/>
          <table:table-cell table:style-name="ce1183" office:value-type="float" office:value="165000" calcext:value-type="float" table:number-columns-spanned="9" table:number-rows-spanned="1">
            <text:p>165,000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183" office:value-type="float" office:value="799680" calcext:value-type="float" table:number-columns-spanned="8" table:number-rows-spanned="1">
            <text:p>799,680</text:p>
          </table:table-cell>
          <table:covered-table-cell table:number-columns-repeated="7"/>
          <table:table-cell table:style-name="ce1183" office:value-type="float" office:value="670638" calcext:value-type="float" table:number-columns-spanned="10" table:number-rows-spanned="1">
            <text:p>670,638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4" office:value-type="string" calcext:value-type="string" table:number-columns-spanned="13" table:number-rows-spanned="1">
            <text:p>Amounts Released from Restriction</text:p>
          </table:table-cell>
          <table:covered-table-cell table:number-columns-repeated="12"/>
          <table:table-cell table:style-name="ce1183" office:value-type="float" office:value="92385" calcext:value-type="float" table:number-columns-spanned="7" table:number-rows-spanned="1">
            <text:p>92,385</text:p>
          </table:table-cell>
          <table:covered-table-cell table:number-columns-repeated="6"/>
          <table:table-cell table:style-name="ce8"/>
          <table:table-cell table:style-name="ce4" office:value-type="string" calcext:value-type="string" table:number-columns-spanned="13" table:number-rows-spanned="1">
            <text:p>Amounts Released from Restriction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5" office:value-type="string" calcext:value-type="string" table:number-columns-spanned="13" table:number-rows-spanned="1">
            <text:p>Total Without Donor Restriction <text:s/>Revenues</text:p>
          </table:table-cell>
          <table:covered-table-cell table:number-columns-repeated="12"/>
          <table:table-cell table:style-name="ce1184" office:value-type="float" office:value="109140631" calcext:value-type="float" table:number-columns-spanned="7" table:number-rows-spanned="1">
            <text:p>109,140,631</text:p>
          </table:table-cell>
          <table:covered-table-cell table:number-columns-repeated="6"/>
          <table:table-cell table:style-name="ce509"/>
          <table:table-cell table:style-name="ce1184" office:value-type="float" office:value="6856485" calcext:value-type="float" table:number-columns-spanned="8" table:number-rows-spanned="1">
            <text:p>6,856,485</text:p>
          </table:table-cell>
          <table:covered-table-cell table:number-columns-repeated="7"/>
          <table:table-cell table:style-name="ce509"/>
          <table:table-cell table:style-name="ce1184" office:value-type="float" office:value="25256445" calcext:value-type="float" table:number-columns-spanned="9" table:number-rows-spanned="1">
            <text:p>25,256,445</text:p>
          </table:table-cell>
          <table:covered-table-cell table:number-columns-repeated="8"/>
          <table:table-cell table:style-name="ce509"/>
          <table:table-cell table:style-name="ce1184" office:value-type="float" office:value="17783774" calcext:value-type="float" table:number-columns-spanned="8" table:number-rows-spanned="1">
            <text:p>17,783,774</text:p>
          </table:table-cell>
          <table:covered-table-cell table:number-columns-repeated="7"/>
          <table:table-cell table:style-name="ce509"/>
          <table:table-cell table:style-name="ce764" office:value-type="float" office:value="-20690957" calcext:value-type="float" table:number-columns-spanned="6" table:number-rows-spanned="1">
            <text:p>(20,690,957)</text:p>
          </table:table-cell>
          <table:covered-table-cell table:number-columns-repeated="5"/>
          <table:table-cell table:style-name="ce509"/>
          <table:table-cell table:style-name="ce1184" office:value-type="float" office:value="138346378" calcext:value-type="float" table:number-columns-spanned="8" table:number-rows-spanned="1">
            <text:p>138,346,378</text:p>
          </table:table-cell>
          <table:covered-table-cell table:number-columns-repeated="7"/>
          <table:table-cell table:style-name="ce1184" office:value-type="float" office:value="122297352" calcext:value-type="float" table:number-columns-spanned="10" table:number-rows-spanned="1">
            <text:p>122,297,352</text:p>
          </table:table-cell>
          <table:covered-table-cell table:number-columns-repeated="9"/>
          <table:table-cell table:style-name="ce509" table:number-columns-spanned="6" table:number-rows-spanned="1"/>
          <table:covered-table-cell table:number-columns-repeated="5"/>
          <table:table-cell table:style-name="ce5" office:value-type="string" calcext:value-type="string" table:number-columns-spanned="13" table:number-rows-spanned="1">
            <text:p>Total Without Donor Restriction <text:s/>Revenues</text:p>
          </table:table-cell>
          <table:covered-table-cell table:number-columns-repeated="12"/>
          <table:table-cell table:style-name="ce1184" office:value-type="float" office:value="109140632" calcext:value-type="float" table:number-columns-spanned="7" table:number-rows-spanned="1">
            <text:p>109,140,632</text:p>
          </table:table-cell>
          <table:covered-table-cell table:number-columns-repeated="6"/>
          <table:table-cell table:style-name="ce509"/>
          <table:table-cell table:style-name="ce5" office:value-type="string" calcext:value-type="string" table:number-columns-spanned="13" table:number-rows-spanned="1">
            <text:p>Total Without Donor Restriction <text:s/>Revenues</text:p>
          </table:table-cell>
          <table:covered-table-cell table:number-columns-repeated="12"/>
          <table:table-cell table:number-columns-repeated="16270"/>
        </table:table-row>
        <table:table-row table:style-name="ro18">
          <table:table-cell table:style-name="ce6" office:value-type="string" calcext:value-type="string" table:number-columns-spanned="80" table:number-rows-spanned="1">
            <text:p>EXPENSES</text:p>
            <text:p><text:span text:style-name="T59">Program Expenses:</text:span></text:p>
          </table:table-cell>
          <table:covered-table-cell table:number-columns-repeated="79"/>
          <table:table-cell table:style-name="ce6" office:value-type="string" calcext:value-type="string" table:number-columns-spanned="80" table:number-rows-spanned="1">
            <text:p>EXPENSES</text:p>
            <text:p><text:span text:style-name="T59">Program Expenses:</text:span></text:p>
          </table:table-cell>
          <table:covered-table-cell table:number-columns-repeated="79"/>
          <table:table-cell table:number-columns-repeated="16224"/>
        </table:table-row>
        <table:table-row table:style-name="ro18">
          <table:table-cell table:style-name="ce10" office:value-type="string" calcext:value-type="string" table:number-columns-spanned="13" table:number-rows-spanned="1">
            <text:p>Educational programs</text:p>
          </table:table-cell>
          <table:covered-table-cell table:number-columns-repeated="12"/>
          <table:table-cell table:style-name="ce857" office:value-type="float" office:value="81438395" calcext:value-type="float" table:number-columns-spanned="7" table:number-rows-spanned="1">
            <text:p>81,438,395</text:p>
          </table:table-cell>
          <table:covered-table-cell table:number-columns-repeated="6"/>
          <table:table-cell table:style-name="ce1231" office:value-type="float" office:value="6042468" calcext:value-type="float" table:number-columns-spanned="9" table:number-rows-spanned="1">
            <text:p>6,042,468</text:p>
          </table:table-cell>
          <table:covered-table-cell table:number-columns-repeated="8"/>
          <table:table-cell table:style-name="ce1231" office:value-type="float" office:value="22060812" calcext:value-type="float" table:number-columns-spanned="10" table:number-rows-spanned="1">
            <text:p>22,060,812</text:p>
          </table:table-cell>
          <table:covered-table-cell table:number-columns-repeated="9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776" office:value-type="float" office:value="-16731536" calcext:value-type="float" table:number-columns-spanned="7" table:number-rows-spanned="1">
            <text:p>(16,731,536)</text:p>
          </table:table-cell>
          <table:covered-table-cell table:number-columns-repeated="6"/>
          <table:table-cell table:style-name="ce1231" office:value-type="float" office:value="92810139" calcext:value-type="float" table:number-columns-spanned="9" table:number-rows-spanned="1">
            <text:p>92,810,139</text:p>
          </table:table-cell>
          <table:covered-table-cell table:number-columns-repeated="8"/>
          <table:table-cell table:style-name="ce1231" office:value-type="float" office:value="77408214" calcext:value-type="float" table:number-columns-spanned="37" table:number-rows-spanned="1">
            <text:p>77,408,214</text:p>
          </table:table-cell>
          <table:covered-table-cell table:number-columns-repeated="36"/>
          <table:table-cell table:style-name="ce10" office:value-type="string" calcext:value-type="string">
            <text:p>Educational programs</text:p>
          </table:table-cell>
          <table:table-cell table:style-name="ce10" table:number-columns-repeated="4"/>
          <table:table-cell table:number-columns-repeated="16278"/>
        </table:table-row>
        <table:table-row table:style-name="ro25">
          <table:table-cell table:style-name="ce4" office:value-type="string" calcext:value-type="string" table:number-columns-spanned="13" table:number-rows-spanned="1">
            <text:p>Program Site Supports</text:p>
            <text:p>Supporting Services:</text:p>
          </table:table-cell>
          <table:covered-table-cell table:number-columns-repeated="12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31" office:value-type="float" office:value="20135877" calcext:value-type="float" table:number-columns-spanned="9" table:number-rows-spanned="1">
            <text:p>20,135,877</text:p>
          </table:table-cell>
          <table:covered-table-cell table:number-columns-repeated="8"/>
          <table:table-cell table:style-name="ce754" office:value-type="float" office:value="-625279" calcext:value-type="float" table:number-columns-spanned="7" table:number-rows-spanned="1">
            <text:p>(625,279)</text:p>
          </table:table-cell>
          <table:covered-table-cell table:number-columns-repeated="6"/>
          <table:table-cell table:style-name="ce1231" office:value-type="float" office:value="19510598" calcext:value-type="float" table:number-columns-spanned="9" table:number-rows-spanned="1">
            <text:p>19,510,598</text:p>
          </table:table-cell>
          <table:covered-table-cell table:number-columns-repeated="8"/>
          <table:table-cell table:style-name="ce1231" office:value-type="float" office:value="13798155" calcext:value-type="float" table:number-columns-spanned="37" table:number-rows-spanned="1">
            <text:p>13,798,155</text:p>
          </table:table-cell>
          <table:covered-table-cell table:number-columns-repeated="36"/>
          <table:table-cell table:style-name="ce4" office:value-type="string" calcext:value-type="string">
            <text:p>Program Site Supports</text:p>
            <text:p>Supporting Services:</text:p>
          </table:table-cell>
          <table:table-cell table:style-name="ce4" table:number-columns-repeated="4"/>
          <table:table-cell table:number-columns-repeated="16278"/>
        </table:table-row>
        <table:table-row table:style-name="ro11">
          <table:table-cell table:style-name="ce10" office:value-type="string" calcext:value-type="string" table:number-columns-spanned="13" table:number-rows-spanned="1">
            <text:p>Administration and General</text:p>
          </table:table-cell>
          <table:covered-table-cell table:number-columns-repeated="12"/>
          <table:table-cell table:style-name="ce857" office:value-type="float" office:value="20980809" calcext:value-type="float" table:number-columns-spanned="7" table:number-rows-spanned="1">
            <text:p>20,980,809</text:p>
          </table:table-cell>
          <table:covered-table-cell table:number-columns-repeated="6"/>
          <table:table-cell table:style-name="ce8"/>
          <table:table-cell table:style-name="ce857" office:value-type="float" office:value="924097" calcext:value-type="float" table:number-columns-spanned="8" table:number-rows-spanned="1">
            <text:p>924,097</text:p>
          </table:table-cell>
          <table:covered-table-cell table:number-columns-repeated="7"/>
          <table:table-cell table:style-name="ce8"/>
          <table:table-cell table:style-name="ce857" office:value-type="float" office:value="2790485" calcext:value-type="float" table:number-columns-spanned="9" table:number-rows-spanned="1">
            <text:p>2,790,485</text:p>
          </table:table-cell>
          <table:covered-table-cell table:number-columns-repeated="8"/>
          <table:table-cell table:style-name="ce8"/>
          <table:table-cell table:style-name="ce857" office:value-type="float" office:value="381945" calcext:value-type="float" table:number-columns-spanned="8" table:number-rows-spanned="1">
            <text:p>381,945</text:p>
          </table:table-cell>
          <table:covered-table-cell table:number-columns-repeated="7"/>
          <table:table-cell table:style-name="ce8"/>
          <table:table-cell table:style-name="ce1211" office:value-type="float" office:value="-3334142" calcext:value-type="float" table:number-columns-spanned="6" table:number-rows-spanned="1">
            <text:p>(3,334,142)</text:p>
          </table:table-cell>
          <table:covered-table-cell table:number-columns-repeated="5"/>
          <table:table-cell table:style-name="ce8"/>
          <table:table-cell table:style-name="ce857" office:value-type="float" office:value="21743194" calcext:value-type="float" table:number-columns-spanned="8" table:number-rows-spanned="1">
            <text:p>21,743,194</text:p>
          </table:table-cell>
          <table:covered-table-cell table:number-columns-repeated="7"/>
          <table:table-cell table:style-name="ce1231" office:value-type="float" office:value="27685198" calcext:value-type="float" table:number-columns-spanned="37" table:number-rows-spanned="1">
            <text:p>27,685,198</text:p>
          </table:table-cell>
          <table:covered-table-cell table:number-columns-repeated="36"/>
          <table:table-cell table:style-name="ce10" office:value-type="string" calcext:value-type="string" table:number-columns-spanned="13" table:number-rows-spanned="1">
            <text:p>Administration and General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10" office:value-type="string" calcext:value-type="string" table:number-columns-spanned="13" table:number-rows-spanned="1">
            <text:p>Fundraising</text:p>
          </table:table-cell>
          <table:covered-table-cell table:number-columns-repeated="12"/>
          <table:table-cell table:style-name="ce1183" office:value-type="float" office:value="281801" calcext:value-type="float" table:number-columns-spanned="7" table:number-rows-spanned="1">
            <text:p>281,801</text:p>
          </table:table-cell>
          <table:covered-table-cell table:number-columns-repeated="6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183" office:value-type="float" office:value="281801" calcext:value-type="float" table:number-columns-spanned="8" table:number-rows-spanned="1">
            <text:p>281,801</text:p>
          </table:table-cell>
          <table:covered-table-cell table:number-columns-repeated="7"/>
          <table:table-cell table:style-name="ce898" office:value-type="string" calcext:value-type="string" table:number-columns-spanned="37" table:number-rows-spanned="1">
            <text:p>-</text:p>
          </table:table-cell>
          <table:covered-table-cell table:number-columns-repeated="36"/>
          <table:table-cell table:style-name="ce10" office:value-type="string" calcext:value-type="string" table:number-columns-spanned="13" table:number-rows-spanned="1">
            <text:p>Fundraising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5" office:value-type="string" calcext:value-type="string" table:number-columns-spanned="13" table:number-rows-spanned="1">
            <text:p>Total Supporting Services</text:p>
          </table:table-cell>
          <table:covered-table-cell table:number-columns-repeated="12"/>
          <table:table-cell table:style-name="ce1185" office:value-type="float" office:value="21262610" calcext:value-type="float" table:number-columns-spanned="7" table:number-rows-spanned="1">
            <text:p>21,262,610</text:p>
          </table:table-cell>
          <table:covered-table-cell table:number-columns-repeated="6"/>
          <table:table-cell table:style-name="ce8"/>
          <table:table-cell table:style-name="ce1185" office:value-type="float" office:value="924097" calcext:value-type="float" table:number-columns-spanned="8" table:number-rows-spanned="1">
            <text:p>924,097</text:p>
          </table:table-cell>
          <table:covered-table-cell table:number-columns-repeated="7"/>
          <table:table-cell table:style-name="ce8"/>
          <table:table-cell table:style-name="ce1185" office:value-type="float" office:value="2790485" calcext:value-type="float" table:number-columns-spanned="9" table:number-rows-spanned="1">
            <text:p>2,790,485</text:p>
          </table:table-cell>
          <table:covered-table-cell table:number-columns-repeated="8"/>
          <table:table-cell table:style-name="ce8"/>
          <table:table-cell table:style-name="ce1185" office:value-type="float" office:value="381945" calcext:value-type="float" table:number-columns-spanned="8" table:number-rows-spanned="1">
            <text:p>381,945</text:p>
          </table:table-cell>
          <table:covered-table-cell table:number-columns-repeated="7"/>
          <table:table-cell table:style-name="ce8"/>
          <table:table-cell table:style-name="ce1199" office:value-type="float" office:value="-3334142" calcext:value-type="float" table:number-columns-spanned="6" table:number-rows-spanned="1">
            <text:p>(3,334,142)</text:p>
          </table:table-cell>
          <table:covered-table-cell table:number-columns-repeated="5"/>
          <table:table-cell table:style-name="ce8"/>
          <table:table-cell table:style-name="ce1185" office:value-type="float" office:value="22024995" calcext:value-type="float" table:number-columns-spanned="8" table:number-rows-spanned="1">
            <text:p>22,024,995</text:p>
          </table:table-cell>
          <table:covered-table-cell table:number-columns-repeated="7"/>
          <table:table-cell table:style-name="ce899" office:value-type="float" office:value="27685198" calcext:value-type="float" table:number-columns-spanned="37" table:number-rows-spanned="1">
            <text:p>27,685,198</text:p>
          </table:table-cell>
          <table:covered-table-cell table:number-columns-repeated="36"/>
          <table:table-cell table:style-name="ce5" office:value-type="string" calcext:value-type="string" table:number-columns-spanned="13" table:number-rows-spanned="1">
            <text:p>Total Supporting Services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7" office:value-type="string" calcext:value-type="string" table:number-columns-spanned="13" table:number-rows-spanned="1">
            <text:p>Total Expenses</text:p>
          </table:table-cell>
          <table:covered-table-cell table:number-columns-repeated="12"/>
          <table:table-cell table:style-name="ce1194" office:value-type="float" office:value="102701005" calcext:value-type="float" table:number-columns-spanned="7" table:number-rows-spanned="1">
            <text:p>102,701,005</text:p>
          </table:table-cell>
          <table:covered-table-cell table:number-columns-repeated="6"/>
          <table:table-cell table:style-name="ce509"/>
          <table:table-cell table:style-name="ce1194" office:value-type="float" office:value="6966565" calcext:value-type="float" table:number-columns-spanned="8" table:number-rows-spanned="1">
            <text:p>6,966,565</text:p>
          </table:table-cell>
          <table:covered-table-cell table:number-columns-repeated="7"/>
          <table:table-cell table:style-name="ce509"/>
          <table:table-cell table:style-name="ce1194" office:value-type="float" office:value="24851297" calcext:value-type="float" table:number-columns-spanned="9" table:number-rows-spanned="1">
            <text:p>24,851,297</text:p>
          </table:table-cell>
          <table:covered-table-cell table:number-columns-repeated="8"/>
          <table:table-cell table:style-name="ce509"/>
          <table:table-cell table:style-name="ce1194" office:value-type="float" office:value="20517822" calcext:value-type="float" table:number-columns-spanned="8" table:number-rows-spanned="1">
            <text:p>20,517,822</text:p>
          </table:table-cell>
          <table:covered-table-cell table:number-columns-repeated="7"/>
          <table:table-cell table:style-name="ce509"/>
          <table:table-cell table:style-name="ce759" office:value-type="float" office:value="-20690957" calcext:value-type="float" table:number-columns-spanned="6" table:number-rows-spanned="1">
            <text:p>(20,690,957)</text:p>
          </table:table-cell>
          <table:covered-table-cell table:number-columns-repeated="5"/>
          <table:table-cell table:style-name="ce509"/>
          <table:table-cell table:style-name="ce1194" office:value-type="float" office:value="134345732" calcext:value-type="float" table:number-columns-spanned="8" table:number-rows-spanned="1">
            <text:p>134,345,732</text:p>
          </table:table-cell>
          <table:covered-table-cell table:number-columns-repeated="7"/>
          <table:table-cell table:style-name="ce900" office:value-type="float" office:value="118891567" calcext:value-type="float" table:number-columns-spanned="37" table:number-rows-spanned="1">
            <text:p>118,891,567</text:p>
          </table:table-cell>
          <table:covered-table-cell table:number-columns-repeated="36"/>
          <table:table-cell table:style-name="ce7" office:value-type="string" calcext:value-type="string" table:number-columns-spanned="13" table:number-rows-spanned="1">
            <text:p>Total Expenses</text:p>
          </table:table-cell>
          <table:covered-table-cell table:number-columns-repeated="12"/>
          <table:table-cell table:number-columns-repeated="16270"/>
        </table:table-row>
        <table:table-row table:style-name="ro18">
          <table:table-cell table:style-name="ce830" office:value-type="string" calcext:value-type="string" table:number-columns-spanned="13" table:number-rows-spanned="1">
            <text:p>INCREASE (DECREASE) IN</text:p>
            <text:p>NET ASSETS WITHOUT DONOR RESTRICTIONS</text:p>
          </table:table-cell>
          <table:covered-table-cell table:number-columns-repeated="12"/>
          <table:table-cell table:style-name="ce1196" office:value-type="float" office:value="6439626" calcext:value-type="float" table:number-columns-spanned="7" table:number-rows-spanned="1">
            <text:p>6,439,626</text:p>
          </table:table-cell>
          <table:covered-table-cell table:number-columns-repeated="6"/>
          <table:table-cell table:style-name="ce250"/>
          <table:table-cell table:style-name="ce1198" office:value-type="float" office:value="-110080" calcext:value-type="float" table:number-columns-spanned="8" table:number-rows-spanned="1">
            <text:p>(110,080)</text:p>
          </table:table-cell>
          <table:covered-table-cell table:number-columns-repeated="7"/>
          <table:table-cell table:style-name="ce250"/>
          <table:table-cell table:style-name="ce1196" office:value-type="float" office:value="405148" calcext:value-type="float" table:number-columns-spanned="9" table:number-rows-spanned="1">
            <text:p>405,148</text:p>
          </table:table-cell>
          <table:covered-table-cell table:number-columns-repeated="8"/>
          <table:table-cell table:style-name="ce250"/>
          <table:table-cell table:style-name="ce1198" office:value-type="float" office:value="-2734048" calcext:value-type="float" table:number-columns-spanned="8" table:number-rows-spanned="1">
            <text:p>(2,734,048)</text:p>
          </table:table-cell>
          <table:covered-table-cell table:number-columns-repeated="7"/>
          <table:table-cell table:style-name="ce250"/>
          <table:table-cell table:style-name="ce727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250"/>
          <table:table-cell table:style-name="ce1196" office:value-type="float" office:value="4000646" calcext:value-type="float" table:number-columns-spanned="8" table:number-rows-spanned="1">
            <text:p>4,000,646</text:p>
          </table:table-cell>
          <table:covered-table-cell table:number-columns-repeated="7"/>
          <table:table-cell table:style-name="ce839" office:value-type="float" office:value="3405785" calcext:value-type="float" table:number-columns-spanned="37" table:number-rows-spanned="1">
            <text:p>3,405,785</text:p>
          </table:table-cell>
          <table:covered-table-cell table:number-columns-repeated="36"/>
          <table:table-cell table:style-name="ce830" office:value-type="string" calcext:value-type="string" table:number-columns-spanned="13" table:number-rows-spanned="1">
            <text:p>INCREASE (DECREASE) IN</text:p>
            <text:p>NET ASSETS WITHOUT DONOR RESTRICTIONS</text:p>
          </table:table-cell>
          <table:covered-table-cell table:number-columns-repeated="12"/>
          <table:table-cell table:number-columns-repeated="16270"/>
        </table:table-row>
        <table:table-row table:style-name="ro18">
          <table:table-cell table:style-name="ce6" office:value-type="string" calcext:value-type="string" table:number-columns-spanned="13" table:number-rows-spanned="1">
            <text:p>NET ASSETS WITH DONOR RESTRICTION</text:p>
            <text:p><text:span text:style-name="T59">Amounts Released from Restriction</text:span></text:p>
          </table:table-cell>
          <table:covered-table-cell table:number-columns-repeated="12"/>
          <table:table-cell table:style-name="ce1298" office:value-type="float" office:value="-92384" calcext:value-type="float" table:number-columns-spanned="7" table:number-rows-spanned="1">
            <text:p>(92,384)</text:p>
          </table:table-cell>
          <table:covered-table-cell table:number-columns-repeated="6"/>
          <table:table-cell table:style-name="ce509"/>
          <table:table-cell table:style-name="ce1298" office:value-type="float" office:value="-542296" calcext:value-type="float" table:number-columns-spanned="8" table:number-rows-spanned="1">
            <text:p>(542,296)</text:p>
          </table:table-cell>
          <table:covered-table-cell table:number-columns-repeated="7"/>
          <table:table-cell table:style-name="ce509"/>
          <table:table-cell table:style-name="ce1298" office:value-type="float" office:value="-165000" calcext:value-type="float" table:number-columns-spanned="9" table:number-rows-spanned="1">
            <text:p>(165,000)</text:p>
          </table:table-cell>
          <table:covered-table-cell table:number-columns-repeated="8"/>
          <table:table-cell table:style-name="ce509"/>
          <table:table-cell table:style-name="ce1310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09"/>
          <table:table-cell table:style-name="ce1310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509"/>
          <table:table-cell table:style-name="ce1298" office:value-type="float" office:value="-799680" calcext:value-type="float" table:number-columns-spanned="8" table:number-rows-spanned="1">
            <text:p>(799,680)</text:p>
          </table:table-cell>
          <table:covered-table-cell table:number-columns-repeated="7"/>
          <table:table-cell table:style-name="ce838" office:value-type="float" office:value="-670638" calcext:value-type="float" table:number-columns-spanned="37" table:number-rows-spanned="1">
            <text:p>(670,638)</text:p>
          </table:table-cell>
          <table:covered-table-cell table:number-columns-repeated="36"/>
          <table:table-cell table:style-name="ce6" office:value-type="string" calcext:value-type="string" table:number-columns-spanned="13" table:number-rows-spanned="1">
            <text:p>NET ASSETS WITH DONOR RESTRICTION</text:p>
            <text:p><text:span text:style-name="T59">Amounts Released from Restriction</text:span>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6" office:value-type="string" calcext:value-type="string" table:number-columns-spanned="13" table:number-rows-spanned="1">
            <text:p>INCREASE (DECREASE) IN NET ASSETS WITH DONOR RESTRICTION</text:p>
          </table:table-cell>
          <table:covered-table-cell table:number-columns-repeated="12"/>
          <table:table-cell table:style-name="ce1299" office:value-type="float" office:value="-92384" calcext:value-type="float" table:number-columns-spanned="7" table:number-rows-spanned="1">
            <text:p>(92,384)</text:p>
          </table:table-cell>
          <table:covered-table-cell table:number-columns-repeated="6"/>
          <table:table-cell table:style-name="ce250"/>
          <table:table-cell table:style-name="ce1299" office:value-type="float" office:value="-542296" calcext:value-type="float" table:number-columns-spanned="8" table:number-rows-spanned="1">
            <text:p>(542,296)</text:p>
          </table:table-cell>
          <table:covered-table-cell table:number-columns-repeated="7"/>
          <table:table-cell table:style-name="ce250"/>
          <table:table-cell table:style-name="ce1299" office:value-type="float" office:value="-165000" calcext:value-type="float" table:number-columns-spanned="9" table:number-rows-spanned="1">
            <text:p>(165,000)</text:p>
          </table:table-cell>
          <table:covered-table-cell table:number-columns-repeated="8"/>
          <table:table-cell table:style-name="ce250"/>
          <table:table-cell table:style-name="ce131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250"/>
          <table:table-cell table:style-name="ce131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250"/>
          <table:table-cell table:style-name="ce1299" office:value-type="float" office:value="-799680" calcext:value-type="float" table:number-columns-spanned="8" table:number-rows-spanned="1">
            <text:p>(799,680)</text:p>
          </table:table-cell>
          <table:covered-table-cell table:number-columns-repeated="7"/>
          <table:table-cell table:style-name="ce780" office:value-type="float" office:value="-58342" calcext:value-type="float" table:number-columns-spanned="37" table:number-rows-spanned="1">
            <text:p>(58,342)</text:p>
          </table:table-cell>
          <table:covered-table-cell table:number-columns-repeated="36"/>
          <table:table-cell table:style-name="ce6" office:value-type="string" calcext:value-type="string" table:number-columns-spanned="13" table:number-rows-spanned="1">
            <text:p>INCREASE (DECREASE) IN NET ASSETS WITH DONOR RESTRICTION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830" office:value-type="string" calcext:value-type="string" table:number-columns-spanned="13" table:number-rows-spanned="1">
            <text:p>INCREASE (DECREASE) IN NET ASSETS</text:p>
          </table:table-cell>
          <table:covered-table-cell table:number-columns-repeated="12"/>
          <table:table-cell table:style-name="ce1196" office:value-type="float" office:value="6347242" calcext:value-type="float" table:number-columns-spanned="7" table:number-rows-spanned="1">
            <text:p>6,347,242</text:p>
          </table:table-cell>
          <table:covered-table-cell table:number-columns-repeated="6"/>
          <table:table-cell table:style-name="ce509"/>
          <table:table-cell table:style-name="ce1198" office:value-type="float" office:value="-652376" calcext:value-type="float" table:number-columns-spanned="8" table:number-rows-spanned="1">
            <text:p>(652,376)</text:p>
          </table:table-cell>
          <table:covered-table-cell table:number-columns-repeated="7"/>
          <table:table-cell table:style-name="ce509"/>
          <table:table-cell table:style-name="ce1196" office:value-type="float" office:value="240148" calcext:value-type="float" table:number-columns-spanned="9" table:number-rows-spanned="1">
            <text:p>240,148</text:p>
          </table:table-cell>
          <table:covered-table-cell table:number-columns-repeated="8"/>
          <table:table-cell table:style-name="ce509"/>
          <table:table-cell table:style-name="ce1198" office:value-type="float" office:value="-2734048" calcext:value-type="float" table:number-columns-spanned="8" table:number-rows-spanned="1">
            <text:p>(2,734,048)</text:p>
          </table:table-cell>
          <table:covered-table-cell table:number-columns-repeated="7"/>
          <table:table-cell table:style-name="ce509"/>
          <table:table-cell table:style-name="ce727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509"/>
          <table:table-cell table:style-name="ce1196" office:value-type="float" office:value="3200966" calcext:value-type="float" table:number-columns-spanned="8" table:number-rows-spanned="1">
            <text:p>3,200,966</text:p>
          </table:table-cell>
          <table:covered-table-cell table:number-columns-repeated="7"/>
          <table:table-cell table:style-name="ce775" office:value-type="float" office:value="3347443" calcext:value-type="float" table:number-columns-spanned="37" table:number-rows-spanned="1">
            <text:p>3,347,443</text:p>
          </table:table-cell>
          <table:covered-table-cell table:number-columns-repeated="36"/>
          <table:table-cell table:style-name="ce830" office:value-type="string" calcext:value-type="string" table:number-columns-spanned="13" table:number-rows-spanned="1">
            <text:p>INCREASE (DECREASE) IN NET ASSETS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832" office:value-type="string" calcext:value-type="string" table:number-columns-spanned="13" table:number-rows-spanned="1">
            <text:p>Net Assets, Beginning of Year</text:p>
          </table:table-cell>
          <table:covered-table-cell table:number-columns-repeated="12"/>
          <table:table-cell table:style-name="ce1183" office:value-type="float" office:value="29016747" calcext:value-type="float" table:number-columns-spanned="7" table:number-rows-spanned="1">
            <text:p>29,016,747</text:p>
          </table:table-cell>
          <table:covered-table-cell table:number-columns-repeated="6"/>
          <table:table-cell table:style-name="ce8"/>
          <table:table-cell table:style-name="ce1197" office:value-type="float" office:value="-1437016" calcext:value-type="float" table:number-columns-spanned="8" table:number-rows-spanned="1">
            <text:p>(1,437,016)</text:p>
          </table:table-cell>
          <table:covered-table-cell table:number-columns-repeated="7"/>
          <table:table-cell table:style-name="ce8"/>
          <table:table-cell table:style-name="ce1197" office:value-type="float" office:value="-1964816" calcext:value-type="float" table:number-columns-spanned="9" table:number-rows-spanned="1">
            <text:p>(1,964,816)</text:p>
          </table:table-cell>
          <table:covered-table-cell table:number-columns-repeated="8"/>
          <table:table-cell table:style-name="ce8"/>
          <table:table-cell table:style-name="ce1197" office:value-type="float" office:value="-4731309" calcext:value-type="float" table:number-columns-spanned="8" table:number-rows-spanned="1">
            <text:p>(4,731,309)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183" office:value-type="float" office:value="20883606" calcext:value-type="float" table:number-columns-spanned="8" table:number-rows-spanned="1">
            <text:p>20,883,606</text:p>
          </table:table-cell>
          <table:covered-table-cell table:number-columns-repeated="7"/>
          <table:table-cell table:style-name="ce797" office:value-type="float" office:value="17536163" calcext:value-type="float" table:number-columns-spanned="37" table:number-rows-spanned="1">
            <text:p>17,536,163</text:p>
          </table:table-cell>
          <table:covered-table-cell table:number-columns-repeated="36"/>
          <table:table-cell table:style-name="ce832" office:value-type="string" calcext:value-type="string" table:number-columns-spanned="13" table:number-rows-spanned="1">
            <text:p>Net Assets, Beginning of Year</text:p>
          </table:table-cell>
          <table:covered-table-cell table:number-columns-repeated="12"/>
          <table:table-cell table:number-columns-repeated="16270"/>
        </table:table-row>
        <table:table-row table:style-name="ro11">
          <table:table-cell table:style-name="ce830" office:value-type="string" calcext:value-type="string" table:number-columns-spanned="13" table:number-rows-spanned="1">
            <text:p>NET ASSETS, END OF YEAR</text:p>
          </table:table-cell>
          <table:covered-table-cell table:number-columns-repeated="12"/>
          <table:table-cell table:style-name="ce1186" office:value-type="float" office:value="35363989" calcext:value-type="float" table:number-columns-spanned="7" table:number-rows-spanned="1">
            <text:p>$ 35,363,989</text:p>
          </table:table-cell>
          <table:covered-table-cell table:number-columns-repeated="6"/>
          <table:table-cell table:style-name="ce509"/>
          <table:table-cell table:style-name="ce1207" office:value-type="float" office:value="-2089392" calcext:value-type="float" table:number-columns-spanned="8" table:number-rows-spanned="1">
            <text:p>($ 2,089,392)</text:p>
          </table:table-cell>
          <table:covered-table-cell table:number-columns-repeated="7"/>
          <table:table-cell table:style-name="ce509"/>
          <table:table-cell table:style-name="ce1207" office:value-type="float" office:value="-1724668" calcext:value-type="float" table:number-columns-spanned="9" table:number-rows-spanned="1">
            <text:p>($ 1,724,668)</text:p>
          </table:table-cell>
          <table:covered-table-cell table:number-columns-repeated="8"/>
          <table:table-cell table:style-name="ce509"/>
          <table:table-cell table:style-name="ce1207" office:value-type="float" office:value="-7465357" calcext:value-type="float" table:number-columns-spanned="8" table:number-rows-spanned="1">
            <text:p>($ 7,465,357)</text:p>
          </table:table-cell>
          <table:covered-table-cell table:number-columns-repeated="7"/>
          <table:table-cell table:style-name="ce509"/>
          <table:table-cell table:style-name="ce697" office:value-type="string" calcext:value-type="string" table:number-columns-spanned="6" table:number-rows-spanned="1">
            <text:p>$ <text:s text:c="19"/>-</text:p>
          </table:table-cell>
          <table:covered-table-cell table:number-columns-repeated="5"/>
          <table:table-cell table:style-name="ce509"/>
          <table:table-cell table:style-name="ce1186" office:value-type="float" office:value="24084572" calcext:value-type="float" table:number-columns-spanned="8" table:number-rows-spanned="1">
            <text:p>$ 24,084,572</text:p>
          </table:table-cell>
          <table:covered-table-cell table:number-columns-repeated="7"/>
          <table:table-cell table:style-name="ce903" office:value-type="float" office:value="20883606" calcext:value-type="float" table:number-columns-spanned="37" table:number-rows-spanned="1">
            <text:p>$ 20,883,606</text:p>
          </table:table-cell>
          <table:covered-table-cell table:number-columns-repeated="36"/>
          <table:table-cell table:style-name="ce830" office:value-type="string" calcext:value-type="string" table:number-columns-spanned="13" table:number-rows-spanned="1">
            <text:p>NET ASSETS, END OF YEAR</text:p>
          </table:table-cell>
          <table:covered-table-cell table:number-columns-repeated="12"/>
          <table:table-cell table:number-columns-repeated="16270"/>
        </table:table-row>
        <table:table-row table:style-name="ro1">
          <table:table-cell table:style-name="ce8" table:number-columns-spanned="13" table:number-rows-spanned="1"/>
          <table:covered-table-cell table:number-columns-repeated="12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9" table:number-rows-spanned="1"/>
          <table:covered-table-cell table:number-columns-repeated="8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6" table:number-rows-spanned="1"/>
          <table:covered-table-cell table:number-columns-repeated="5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1187" table:number-columns-spanned="37" table:number-rows-spanned="1"/>
          <table:covered-table-cell table:number-columns-repeated="36"/>
          <table:table-cell table:style-name="ce8" table:number-columns-spanned="13" table:number-rows-spanned="1"/>
          <table:covered-table-cell table:number-columns-repeated="12"/>
          <table:table-cell table:number-columns-repeated="16270"/>
        </table:table-row>
        <table:table-row table:style-name="ro8">
          <table:table-cell table:style-name="ce766" office:value-type="string" calcext:value-type="string" table:number-columns-spanned="80" table:number-rows-spanned="1">
            <text:p>CONSOLIDATED STATEMENT OF FUNCTIONAL EXPENSES YEAR ENDED JUNE 30, 2019</text:p>
            <text:p><text:span text:style-name="T56">(WITH COMPARATIVE TOTALS FOR JUNE 30, 2018)</text:span></text:p>
          </table:table-cell>
          <table:covered-table-cell table:number-columns-repeated="79"/>
          <table:table-cell table:style-name="ce766" office:value-type="string" calcext:value-type="string" table:number-columns-spanned="80" table:number-rows-spanned="1">
            <text:p>CONSOLIDATED STATEMENT OF FUNCTIONAL EXPENSES YEAR ENDED JUNE 30, 2019</text:p>
            <text:p><text:span text:style-name="T56">(WITH COMPARATIVE TOTALS FOR JUNE 30, 2018)</text:span></text:p>
          </table:table-cell>
          <table:covered-table-cell table:number-columns-repeated="79"/>
          <table:table-cell table:number-columns-repeated="16224"/>
        </table:table-row>
        <table:table-row table:style-name="ro11">
          <table:table-cell table:style-name="ce509" table:number-columns-spanned="5" table:number-rows-spanned="3"/>
          <table:covered-table-cell table:number-columns-repeated="4"/>
          <table:table-cell table:style-name="ce708" table:number-columns-spanned="7" table:number-rows-spanned="1"/>
          <table:covered-table-cell table:number-columns-repeated="6"/>
          <table:table-cell table:style-name="ce827" office:value-type="string" calcext:value-type="string" table:number-columns-spanned="10" table:number-rows-spanned="1">
            <text:p>Programs</text:p>
          </table:table-cell>
          <table:covered-table-cell table:number-columns-repeated="9"/>
          <table:table-cell table:style-name="ce8" table:number-columns-spanned="79" table:number-rows-spanned="1"/>
          <table:covered-table-cell table:number-columns-repeated="78"/>
          <table:table-cell table:style-name="ce509" table:number-columns-repeated="5"/>
          <table:table-cell table:number-columns-repeated="16278"/>
        </table:table-row>
        <table:table-row table:style-name="ro11">
          <table:covered-table-cell table:number-columns-repeated="5"/>
          <table:table-cell table:style-name="ce828" office:value-type="string" calcext:value-type="string" table:number-columns-spanned="7" table:number-rows-spanned="1">
            <text:p>Educational</text:p>
          </table:table-cell>
          <table:covered-table-cell table:number-columns-repeated="6"/>
          <table:table-cell table:style-name="ce829" office:value-type="string" calcext:value-type="string" table:number-columns-spanned="10" table:number-rows-spanned="1">
            <text:p>Program</text:p>
          </table:table-cell>
          <table:covered-table-cell table:number-columns-repeated="9"/>
          <table:table-cell table:style-name="ce431" table:number-columns-spanned="11" table:number-rows-spanned="1"/>
          <table:covered-table-cell table:number-columns-repeated="10"/>
          <table:table-cell table:style-name="ce1307" office:value-type="string" calcext:value-type="string" table:number-columns-spanned="11" table:number-rows-spanned="1">
            <text:p>Management</text:p>
          </table:table-cell>
          <table:covered-table-cell table:number-columns-repeated="10"/>
          <table:table-cell table:style-name="ce8" table:number-columns-spanned="10" table:number-rows-spanned="1"/>
          <table:covered-table-cell table:number-columns-repeated="9"/>
          <table:table-cell table:style-name="ce8" table:number-columns-spanned="10" table:number-rows-spanned="1"/>
          <table:covered-table-cell table:number-columns-repeated="9"/>
          <table:table-cell table:style-name="ce1271" office:value-type="string" calcext:value-type="string" table:number-columns-spanned="37" table:number-rows-spanned="1">
            <text:p>Total</text:p>
          </table:table-cell>
          <table:covered-table-cell table:number-columns-repeated="36"/>
          <table:table-cell table:style-name="ce509" table:number-columns-repeated="5"/>
          <table:table-cell table:number-columns-repeated="16278"/>
        </table:table-row>
        <table:table-row table:style-name="ro11">
          <table:covered-table-cell table:number-columns-repeated="5"/>
          <table:table-cell table:style-name="ce1281" office:value-type="string" calcext:value-type="string" table:number-columns-spanned="7" table:number-rows-spanned="1">
            <text:p>      Programs      </text:p>
          </table:table-cell>
          <table:covered-table-cell table:number-columns-repeated="6"/>
          <table:table-cell table:style-name="ce1281" office:value-type="string" calcext:value-type="string" table:number-columns-spanned="10" table:number-rows-spanned="1">
            <text:p>   Site Supports   </text:p>
          </table:table-cell>
          <table:covered-table-cell table:number-columns-repeated="9"/>
          <table:table-cell table:style-name="ce1281" office:value-type="string" calcext:value-type="string" table:number-columns-spanned="11" table:number-rows-spanned="1">
            <text:p>          Total          </text:p>
          </table:table-cell>
          <table:covered-table-cell table:number-columns-repeated="10"/>
          <table:table-cell table:style-name="ce1281" office:value-type="string" calcext:value-type="string" table:number-columns-spanned="11" table:number-rows-spanned="1">
            <text:p>   and General   </text:p>
          </table:table-cell>
          <table:covered-table-cell table:number-columns-repeated="10"/>
          <table:table-cell table:style-name="ce1281" office:value-type="string" calcext:value-type="string" table:number-columns-spanned="10" table:number-rows-spanned="1">
            <text:p>    Fundraising   </text:p>
          </table:table-cell>
          <table:covered-table-cell table:number-columns-repeated="9"/>
          <table:table-cell table:style-name="ce1281" office:value-type="string" calcext:value-type="string" table:number-columns-spanned="10" table:number-rows-spanned="1">
            <text:p>    Eliminations    </text:p>
          </table:table-cell>
          <table:covered-table-cell table:number-columns-repeated="9"/>
          <table:table-cell table:style-name="ce811" office:value-type="string" calcext:value-type="string" table:number-columns-spanned="37" table:number-rows-spanned="1">
            <text:p>      Expenses      </text:p>
          </table:table-cell>
          <table:covered-table-cell table:number-columns-repeated="36"/>
          <table:table-cell table:style-name="ce509" table:number-columns-repeated="5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Salaries</text:p>
          </table:table-cell>
          <table:covered-table-cell table:number-columns-repeated="4"/>
          <table:table-cell table:style-name="ce824" office:value-type="float" office:value="43624959" calcext:value-type="float" table:number-columns-spanned="7" table:number-rows-spanned="1">
            <text:p>$ 43,624,959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1303" office:value-type="float" office:value="43624959" calcext:value-type="float" table:number-columns-spanned="11" table:number-rows-spanned="1">
            <text:p>$ 43,624,959</text:p>
          </table:table-cell>
          <table:covered-table-cell table:number-columns-repeated="10"/>
          <table:table-cell table:style-name="ce1303" office:value-type="float" office:value="10494826" calcext:value-type="float" table:number-columns-spanned="11" table:number-rows-spanned="1">
            <text:p>$ 10,494,826</text:p>
          </table:table-cell>
          <table:covered-table-cell table:number-columns-repeated="10"/>
          <table:table-cell table:style-name="ce1303" office:value-type="float" office:value="174478" calcext:value-type="float" table:number-columns-spanned="10" table:number-rows-spanned="1">
            <text:p>$ 174,478</text:p>
          </table:table-cell>
          <table:covered-table-cell table:number-columns-repeated="9"/>
          <table:table-cell table:style-name="ce1307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1303" office:value-type="float" office:value="54294263" calcext:value-type="float" table:number-columns-spanned="37" table:number-rows-spanned="1">
            <text:p>$ 54,294,263</text:p>
          </table:table-cell>
          <table:covered-table-cell table:number-columns-repeated="36"/>
          <table:table-cell table:style-name="ce26" office:value-type="string" calcext:value-type="string">
            <text:p>Salarie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Employee Benefits</text:p>
          </table:table-cell>
          <table:covered-table-cell table:number-columns-repeated="4"/>
          <table:table-cell table:style-name="ce1283" office:value-type="float" office:value="5442074" calcext:value-type="float" table:number-columns-spanned="7" table:number-rows-spanned="1">
            <text:p>5,442,074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5442074" calcext:value-type="float" table:number-columns-spanned="11" table:number-rows-spanned="1">
            <text:p>5,442,074</text:p>
          </table:table-cell>
          <table:covered-table-cell table:number-columns-repeated="10"/>
          <table:table-cell table:style-name="ce1286" office:value-type="float" office:value="954271" calcext:value-type="float" table:number-columns-spanned="11" table:number-rows-spanned="1">
            <text:p>954,271</text:p>
          </table:table-cell>
          <table:covered-table-cell table:number-columns-repeated="10"/>
          <table:table-cell table:style-name="ce1286" office:value-type="float" office:value="31759" calcext:value-type="float" table:number-columns-spanned="10" table:number-rows-spanned="1">
            <text:p>31,759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6428104" calcext:value-type="float" table:number-columns-spanned="37" table:number-rows-spanned="1">
            <text:p>6,428,104</text:p>
          </table:table-cell>
          <table:covered-table-cell table:number-columns-repeated="36"/>
          <table:table-cell table:style-name="ce26" office:value-type="string" calcext:value-type="string">
            <text:p>Employee Benefits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Pension</text:p>
          </table:table-cell>
          <table:covered-table-cell table:number-columns-repeated="4"/>
          <table:table-cell table:style-name="ce1283" office:value-type="float" office:value="3484698" calcext:value-type="float" table:number-columns-spanned="7" table:number-rows-spanned="1">
            <text:p>3,484,698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3484698" calcext:value-type="float" table:number-columns-spanned="11" table:number-rows-spanned="1">
            <text:p>3,484,698</text:p>
          </table:table-cell>
          <table:covered-table-cell table:number-columns-repeated="10"/>
          <table:table-cell table:style-name="ce1286" office:value-type="float" office:value="395008" calcext:value-type="float" table:number-columns-spanned="11" table:number-rows-spanned="1">
            <text:p>395,008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879706" calcext:value-type="float" table:number-columns-spanned="37" table:number-rows-spanned="1">
            <text:p>3,879,706</text:p>
          </table:table-cell>
          <table:covered-table-cell table:number-columns-repeated="36"/>
          <table:table-cell table:style-name="ce26" office:value-type="string" calcext:value-type="string">
            <text:p>Pension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Payroll Taxes</text:p>
          </table:table-cell>
          <table:covered-table-cell table:number-columns-repeated="4"/>
          <table:table-cell table:style-name="ce1283" office:value-type="float" office:value="2330276" calcext:value-type="float" table:number-columns-spanned="7" table:number-rows-spanned="1">
            <text:p>2,330,276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2330276" calcext:value-type="float" table:number-columns-spanned="11" table:number-rows-spanned="1">
            <text:p>2,330,276</text:p>
          </table:table-cell>
          <table:covered-table-cell table:number-columns-repeated="10"/>
          <table:table-cell table:style-name="ce1286" office:value-type="float" office:value="699996" calcext:value-type="float" table:number-columns-spanned="11" table:number-rows-spanned="1">
            <text:p>699,996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030272" calcext:value-type="float" table:number-columns-spanned="37" table:number-rows-spanned="1">
            <text:p>3,030,272</text:p>
          </table:table-cell>
          <table:covered-table-cell table:number-columns-repeated="36"/>
          <table:table-cell table:style-name="ce26" office:value-type="string" calcext:value-type="string">
            <text:p>Payroll Taxe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Management Fees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3" office:value-type="float" office:value="16964105" calcext:value-type="float" table:number-columns-spanned="11" table:number-rows-spanned="1">
            <text:p>16,964,105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3" office:value-type="float" office:value="16964105" calcext:value-type="float" table:number-columns-spanned="37" table:number-rows-spanned="1">
            <text:p>16,964,105</text:p>
          </table:table-cell>
          <table:covered-table-cell table:number-columns-repeated="36"/>
          <table:table-cell table:style-name="ce26" office:value-type="string" calcext:value-type="string">
            <text:p>Management Fees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District Fee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1275290" calcext:value-type="float" table:number-columns-spanned="11" table:number-rows-spanned="1">
            <text:p>1,275,290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1275290" calcext:value-type="float" table:number-columns-spanned="37" table:number-rows-spanned="1">
            <text:p>1,275,290</text:p>
          </table:table-cell>
          <table:covered-table-cell table:number-columns-repeated="36"/>
          <table:table-cell table:style-name="ce26" office:value-type="string" calcext:value-type="string">
            <text:p>District Fee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Accounting Expenses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166059" calcext:value-type="float" table:number-columns-spanned="11" table:number-rows-spanned="1">
            <text:p>166,059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166059" calcext:value-type="float" table:number-columns-spanned="37" table:number-rows-spanned="1">
            <text:p>166,059</text:p>
          </table:table-cell>
          <table:covered-table-cell table:number-columns-repeated="36"/>
          <table:table-cell table:style-name="ce26" office:value-type="string" calcext:value-type="string">
            <text:p>Accounting Expense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Legal Expenses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457817" calcext:value-type="float" table:number-columns-spanned="11" table:number-rows-spanned="1">
            <text:p>457,817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457817" calcext:value-type="float" table:number-columns-spanned="37" table:number-rows-spanned="1">
            <text:p>457,817</text:p>
          </table:table-cell>
          <table:covered-table-cell table:number-columns-repeated="36"/>
          <table:table-cell table:style-name="ce26" office:value-type="string" calcext:value-type="string">
            <text:p>Legal Expense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Instructional Materials</text:p>
          </table:table-cell>
          <table:covered-table-cell table:number-columns-repeated="4"/>
          <table:table-cell table:style-name="ce1283" office:value-type="float" office:value="3384641" calcext:value-type="float" table:number-columns-spanned="7" table:number-rows-spanned="1">
            <text:p>3,384,641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3384641" calcext:value-type="float" table:number-columns-spanned="11" table:number-rows-spanned="1">
            <text:p>3,384,641</text:p>
          </table:table-cell>
          <table:covered-table-cell table:number-columns-repeated="10"/>
          <table:table-cell table:style-name="ce1286" office:value-type="float" office:value="199447" calcext:value-type="float" table:number-columns-spanned="11" table:number-rows-spanned="1">
            <text:p>199,447</text:p>
          </table:table-cell>
          <table:covered-table-cell table:number-columns-repeated="10"/>
          <table:table-cell table:style-name="ce1286" office:value-type="float" office:value="9810" calcext:value-type="float" table:number-columns-spanned="10" table:number-rows-spanned="1">
            <text:p>9,810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593898" calcext:value-type="float" table:number-columns-spanned="37" table:number-rows-spanned="1">
            <text:p>3,593,898</text:p>
          </table:table-cell>
          <table:covered-table-cell table:number-columns-repeated="36"/>
          <table:table-cell table:style-name="ce26" office:value-type="string" calcext:value-type="string">
            <text:p>Instructional Material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Other Fees For Services</text:p>
          </table:table-cell>
          <table:covered-table-cell table:number-columns-repeated="4"/>
          <table:table-cell table:style-name="ce1283" office:value-type="float" office:value="14423529" calcext:value-type="float" table:number-columns-spanned="7" table:number-rows-spanned="1">
            <text:p>14,423,529</text:p>
          </table:table-cell>
          <table:covered-table-cell table:number-columns-repeated="6"/>
          <table:table-cell table:style-name="ce1286" office:value-type="float" office:value="631018" calcext:value-type="float" table:number-columns-spanned="10" table:number-rows-spanned="1">
            <text:p>631,018</text:p>
          </table:table-cell>
          <table:covered-table-cell table:number-columns-repeated="9"/>
          <table:table-cell table:style-name="ce1283" office:value-type="float" office:value="15054547" calcext:value-type="float" table:number-columns-spanned="11" table:number-rows-spanned="1">
            <text:p>15,054,547</text:p>
          </table:table-cell>
          <table:covered-table-cell table:number-columns-repeated="10"/>
          <table:table-cell table:style-name="ce1286" office:value-type="float" office:value="2088021" calcext:value-type="float" table:number-columns-spanned="11" table:number-rows-spanned="1">
            <text:p>2,088,021</text:p>
          </table:table-cell>
          <table:covered-table-cell table:number-columns-repeated="10"/>
          <table:table-cell table:style-name="ce1286" office:value-type="float" office:value="42358" calcext:value-type="float" table:number-columns-spanned="10" table:number-rows-spanned="1">
            <text:p>42,358</text:p>
          </table:table-cell>
          <table:covered-table-cell table:number-columns-repeated="9"/>
          <table:table-cell table:style-name="ce1320" office:value-type="float" office:value="-19559037" calcext:value-type="float" table:number-columns-spanned="10" table:number-rows-spanned="1">
            <text:p>(19,559,037)</text:p>
          </table:table-cell>
          <table:covered-table-cell table:number-columns-repeated="9"/>
          <table:table-cell table:style-name="ce1320" office:value-type="float" office:value="-2374111" calcext:value-type="float" table:number-columns-spanned="37" table:number-rows-spanned="1">
            <text:p>(2,374,111)</text:p>
          </table:table-cell>
          <table:covered-table-cell table:number-columns-repeated="36"/>
          <table:table-cell table:style-name="ce26" office:value-type="string" calcext:value-type="string">
            <text:p>Other Fees For Services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Advertising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251310" calcext:value-type="float" table:number-columns-spanned="11" table:number-rows-spanned="1">
            <text:p>251,310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251310" calcext:value-type="float" table:number-columns-spanned="37" table:number-rows-spanned="1">
            <text:p>251,310</text:p>
          </table:table-cell>
          <table:covered-table-cell table:number-columns-repeated="36"/>
          <table:table-cell table:style-name="ce26" office:value-type="string" calcext:value-type="string">
            <text:p>Advertising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Office Expenses</text:p>
          </table:table-cell>
          <table:covered-table-cell table:number-columns-repeated="4"/>
          <table:table-cell table:style-name="ce1283" office:value-type="float" office:value="2138558" calcext:value-type="float" table:number-columns-spanned="7" table:number-rows-spanned="1">
            <text:p>2,138,558</text:p>
          </table:table-cell>
          <table:covered-table-cell table:number-columns-repeated="6"/>
          <table:table-cell table:style-name="ce1286" office:value-type="float" office:value="54757" calcext:value-type="float" table:number-columns-spanned="10" table:number-rows-spanned="1">
            <text:p>54,757</text:p>
          </table:table-cell>
          <table:covered-table-cell table:number-columns-repeated="9"/>
          <table:table-cell table:style-name="ce1287" office:value-type="float" office:value="2193315" calcext:value-type="float" table:number-columns-spanned="11" table:number-rows-spanned="1">
            <text:p>2,193,315</text:p>
          </table:table-cell>
          <table:covered-table-cell table:number-columns-repeated="10"/>
          <table:table-cell table:style-name="ce1286" office:value-type="float" office:value="287851" calcext:value-type="float" table:number-columns-spanned="11" table:number-rows-spanned="1">
            <text:p>287,851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2481166" calcext:value-type="float" table:number-columns-spanned="37" table:number-rows-spanned="1">
            <text:p>2,481,166</text:p>
          </table:table-cell>
          <table:covered-table-cell table:number-columns-repeated="36"/>
          <table:table-cell table:style-name="ce26" office:value-type="string" calcext:value-type="string">
            <text:p>Office Expense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Information Technology</text:p>
          </table:table-cell>
          <table:covered-table-cell table:number-columns-repeated="4"/>
          <table:table-cell table:style-name="ce1283" office:value-type="float" office:value="3024500" calcext:value-type="float" table:number-columns-spanned="7" table:number-rows-spanned="1">
            <text:p>3,024,500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3024500" calcext:value-type="float" table:number-columns-spanned="11" table:number-rows-spanned="1">
            <text:p>3,024,500</text:p>
          </table:table-cell>
          <table:covered-table-cell table:number-columns-repeated="10"/>
          <table:table-cell table:style-name="ce1286" office:value-type="float" office:value="779481" calcext:value-type="float" table:number-columns-spanned="11" table:number-rows-spanned="1">
            <text:p>779,481</text:p>
          </table:table-cell>
          <table:covered-table-cell table:number-columns-repeated="10"/>
          <table:table-cell table:style-name="ce1286" office:value-type="float" office:value="2154" calcext:value-type="float" table:number-columns-spanned="10" table:number-rows-spanned="1">
            <text:p>2,154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806135" calcext:value-type="float" table:number-columns-spanned="37" table:number-rows-spanned="1">
            <text:p>3,806,135</text:p>
          </table:table-cell>
          <table:covered-table-cell table:number-columns-repeated="36"/>
          <table:table-cell table:style-name="ce26" office:value-type="string" calcext:value-type="string">
            <text:p>Information Technology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Printing and Postage</text:p>
          </table:table-cell>
          <table:covered-table-cell table:number-columns-repeated="4"/>
          <table:table-cell table:style-name="ce1285" office:value-type="float" office:value="194596" calcext:value-type="float" table:number-columns-spanned="7" table:number-rows-spanned="1">
            <text:p>194,596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194596" calcext:value-type="float" table:number-columns-spanned="11" table:number-rows-spanned="1">
            <text:p>194,596</text:p>
          </table:table-cell>
          <table:covered-table-cell table:number-columns-repeated="10"/>
          <table:table-cell table:style-name="ce1286" office:value-type="float" office:value="133883" calcext:value-type="float" table:number-columns-spanned="11" table:number-rows-spanned="1">
            <text:p>133,883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28479" calcext:value-type="float" table:number-columns-spanned="37" table:number-rows-spanned="1">
            <text:p>328,479</text:p>
          </table:table-cell>
          <table:covered-table-cell table:number-columns-repeated="36"/>
          <table:table-cell table:style-name="ce26" office:value-type="string" calcext:value-type="string">
            <text:p>Printing and Postage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Occupancy</text:p>
          </table:table-cell>
          <table:covered-table-cell table:number-columns-repeated="4"/>
          <table:table-cell table:style-name="ce1283" office:value-type="float" office:value="19821810" calcext:value-type="float" table:number-columns-spanned="7" table:number-rows-spanned="1">
            <text:p>19,821,810</text:p>
          </table:table-cell>
          <table:covered-table-cell table:number-columns-repeated="6"/>
          <table:table-cell table:style-name="ce1286" office:value-type="float" office:value="5951878" calcext:value-type="float" table:number-columns-spanned="10" table:number-rows-spanned="1">
            <text:p>5,951,878</text:p>
          </table:table-cell>
          <table:covered-table-cell table:number-columns-repeated="9"/>
          <table:table-cell table:style-name="ce1283" office:value-type="float" office:value="25773688" calcext:value-type="float" table:number-columns-spanned="11" table:number-rows-spanned="1">
            <text:p>25,773,688</text:p>
          </table:table-cell>
          <table:covered-table-cell table:number-columns-repeated="10"/>
          <table:table-cell table:style-name="ce1286" office:value-type="float" office:value="1031787" calcext:value-type="float" table:number-columns-spanned="11" table:number-rows-spanned="1">
            <text:p>1,031,787</text:p>
          </table:table-cell>
          <table:covered-table-cell table:number-columns-repeated="10"/>
          <table:table-cell table:style-name="ce1286" office:value-type="float" office:value="1550" calcext:value-type="float" table:number-columns-spanned="10" table:number-rows-spanned="1">
            <text:p>1,550</text:p>
          </table:table-cell>
          <table:covered-table-cell table:number-columns-repeated="9"/>
          <table:table-cell table:style-name="ce1320" office:value-type="float" office:value="-16731536" calcext:value-type="float" table:number-columns-spanned="10" table:number-rows-spanned="1">
            <text:p>(16,731,536)</text:p>
          </table:table-cell>
          <table:covered-table-cell table:number-columns-repeated="9"/>
          <table:table-cell table:style-name="ce1283" office:value-type="float" office:value="10075489" calcext:value-type="float" table:number-columns-spanned="37" table:number-rows-spanned="1">
            <text:p>10,075,489</text:p>
          </table:table-cell>
          <table:covered-table-cell table:number-columns-repeated="36"/>
          <table:table-cell table:style-name="ce26" office:value-type="string" calcext:value-type="string">
            <text:p>Occupancy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Travel</text:p>
          </table:table-cell>
          <table:covered-table-cell table:number-columns-repeated="4"/>
          <table:table-cell table:style-name="ce1283" office:value-type="float" office:value="1231026" calcext:value-type="float" table:number-columns-spanned="7" table:number-rows-spanned="1">
            <text:p>1,231,026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1231026" calcext:value-type="float" table:number-columns-spanned="11" table:number-rows-spanned="1">
            <text:p>1,231,026</text:p>
          </table:table-cell>
          <table:covered-table-cell table:number-columns-repeated="10"/>
          <table:table-cell table:style-name="ce1286" office:value-type="float" office:value="881284" calcext:value-type="float" table:number-columns-spanned="11" table:number-rows-spanned="1">
            <text:p>881,284</text:p>
          </table:table-cell>
          <table:covered-table-cell table:number-columns-repeated="10"/>
          <table:table-cell table:style-name="ce1286" office:value-type="float" office:value="13404" calcext:value-type="float" table:number-columns-spanned="10" table:number-rows-spanned="1">
            <text:p>13,404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2125714" calcext:value-type="float" table:number-columns-spanned="37" table:number-rows-spanned="1">
            <text:p>2,125,714</text:p>
          </table:table-cell>
          <table:covered-table-cell table:number-columns-repeated="36"/>
          <table:table-cell table:style-name="ce26" office:value-type="string" calcext:value-type="string">
            <text:p>Travel</text:p>
          </table:table-cell>
          <table:table-cell table:style-name="ce26" table:number-columns-repeated="4"/>
          <table:table-cell table:number-columns-repeated="16278"/>
        </table:table-row>
        <table:table-row table:style-name="ro8">
          <table:table-cell table:style-name="ce1271" office:value-type="string" calcext:value-type="string" table:number-columns-spanned="5" table:number-rows-spanned="1">
            <text:p>Conferences and Meetings</text:p>
          </table:table-cell>
          <table:covered-table-cell table:number-columns-repeated="4"/>
          <table:table-cell table:style-name="ce1286" office:value-type="float" office:value="6719" calcext:value-type="float" table:number-columns-spanned="7" table:number-rows-spanned="1">
            <text:p>6,719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6719" calcext:value-type="float" table:number-columns-spanned="11" table:number-rows-spanned="1">
            <text:p>6,719</text:p>
          </table:table-cell>
          <table:covered-table-cell table:number-columns-repeated="10"/>
          <table:table-cell table:style-name="ce1286" office:value-type="float" office:value="42557" calcext:value-type="float" table:number-columns-spanned="11" table:number-rows-spanned="1">
            <text:p>42,557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2" office:value-type="float" office:value="49276" calcext:value-type="float" table:number-columns-spanned="37" table:number-rows-spanned="1">
            <text:p>49,276</text:p>
          </table:table-cell>
          <table:covered-table-cell table:number-columns-repeated="36"/>
          <table:table-cell table:style-name="ce26" office:value-type="string" calcext:value-type="string">
            <text:p>Conferences and Meetings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Insurance</text:p>
          </table:table-cell>
          <table:covered-table-cell table:number-columns-repeated="4"/>
          <table:table-cell table:style-name="ce1285" office:value-type="float" office:value="168481" calcext:value-type="float" table:number-columns-spanned="7" table:number-rows-spanned="1">
            <text:p>168,481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168481" calcext:value-type="float" table:number-columns-spanned="11" table:number-rows-spanned="1">
            <text:p>168,481</text:p>
          </table:table-cell>
          <table:covered-table-cell table:number-columns-repeated="10"/>
          <table:table-cell table:style-name="ce1286" office:value-type="float" office:value="242443" calcext:value-type="float" table:number-columns-spanned="11" table:number-rows-spanned="1">
            <text:p>242,443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410924" calcext:value-type="float" table:number-columns-spanned="37" table:number-rows-spanned="1">
            <text:p>410,924</text:p>
          </table:table-cell>
          <table:covered-table-cell table:number-columns-repeated="36"/>
          <table:table-cell table:style-name="ce26" office:value-type="string" calcext:value-type="string">
            <text:p>Insurance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Bad Debt</text:p>
          </table:table-cell>
          <table:covered-table-cell table:number-columns-repeated="4"/>
          <table:table-cell table:style-name="ce1285" office:value-type="float" office:value="606798" calcext:value-type="float" table:number-columns-spanned="7" table:number-rows-spanned="1">
            <text:p>606,798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606798" calcext:value-type="float" table:number-columns-spanned="11" table:number-rows-spanned="1">
            <text:p>606,798</text:p>
          </table:table-cell>
          <table:covered-table-cell table:number-columns-repeated="10"/>
          <table:table-cell table:style-name="ce128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606798" calcext:value-type="float" table:number-columns-spanned="37" table:number-rows-spanned="1">
            <text:p>606,798</text:p>
          </table:table-cell>
          <table:covered-table-cell table:number-columns-repeated="36"/>
          <table:table-cell table:style-name="ce26" office:value-type="string" calcext:value-type="string">
            <text:p>Bad Debt</text:p>
          </table:table-cell>
          <table:table-cell table:style-name="ce26" table:number-columns-repeated="4"/>
          <table:table-cell table:number-columns-repeated="16278"/>
        </table:table-row>
        <table:table-row table:style-name="ro8">
          <table:table-cell table:style-name="ce1271" office:value-type="string" calcext:value-type="string" table:number-columns-spanned="5" table:number-rows-spanned="1">
            <text:p>Depreciation and Amortization</text:p>
          </table:table-cell>
          <table:covered-table-cell table:number-columns-repeated="4"/>
          <table:table-cell table:style-name="ce1285" office:value-type="float" office:value="220585" calcext:value-type="float" table:number-columns-spanned="7" table:number-rows-spanned="1">
            <text:p>220,585</text:p>
          </table:table-cell>
          <table:covered-table-cell table:number-columns-repeated="6"/>
          <table:table-cell table:style-name="ce1286" office:value-type="float" office:value="3411684" calcext:value-type="float" table:number-columns-spanned="10" table:number-rows-spanned="1">
            <text:p>3,411,684</text:p>
          </table:table-cell>
          <table:covered-table-cell table:number-columns-repeated="9"/>
          <table:table-cell table:style-name="ce1287" office:value-type="float" office:value="3632269" calcext:value-type="float" table:number-columns-spanned="11" table:number-rows-spanned="1">
            <text:p>3,632,269</text:p>
          </table:table-cell>
          <table:covered-table-cell table:number-columns-repeated="10"/>
          <table:table-cell table:style-name="ce1286" office:value-type="float" office:value="98500" calcext:value-type="float" table:number-columns-spanned="11" table:number-rows-spanned="1">
            <text:p>98,500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730769" calcext:value-type="float" table:number-columns-spanned="37" table:number-rows-spanned="1">
            <text:p>3,730,769</text:p>
          </table:table-cell>
          <table:covered-table-cell table:number-columns-repeated="36"/>
          <table:table-cell table:style-name="ce26" office:value-type="string" calcext:value-type="string">
            <text:p>Depreciation and Amortization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Interest Expense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6" office:value-type="float" office:value="7840355" calcext:value-type="float" table:number-columns-spanned="10" table:number-rows-spanned="1">
            <text:p>7,840,355</text:p>
          </table:table-cell>
          <table:covered-table-cell table:number-columns-repeated="9"/>
          <table:table-cell table:style-name="ce1287" office:value-type="float" office:value="7840355" calcext:value-type="float" table:number-columns-spanned="11" table:number-rows-spanned="1">
            <text:p>7,840,355</text:p>
          </table:table-cell>
          <table:covered-table-cell table:number-columns-repeated="10"/>
          <table:table-cell table:style-name="ce1286" office:value-type="float" office:value="116901" calcext:value-type="float" table:number-columns-spanned="11" table:number-rows-spanned="1">
            <text:p>116,901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7957256" calcext:value-type="float" table:number-columns-spanned="37" table:number-rows-spanned="1">
            <text:p>7,957,256</text:p>
          </table:table-cell>
          <table:covered-table-cell table:number-columns-repeated="36"/>
          <table:table-cell table:style-name="ce26" office:value-type="string" calcext:value-type="string">
            <text:p>Interest Expense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Capital Expenses</text:p>
          </table:table-cell>
          <table:covered-table-cell table:number-columns-repeated="4"/>
          <table:table-cell table:style-name="ce1286" office:value-type="float" office:value="21903" calcext:value-type="float" table:number-columns-spanned="7" table:number-rows-spanned="1">
            <text:p>21,903</text:p>
          </table:table-cell>
          <table:covered-table-cell table:number-columns-repeated="6"/>
          <table:table-cell table:style-name="ce1286" office:value-type="float" office:value="1568701" calcext:value-type="float" table:number-columns-spanned="10" table:number-rows-spanned="1">
            <text:p>1,568,701</text:p>
          </table:table-cell>
          <table:covered-table-cell table:number-columns-repeated="9"/>
          <table:table-cell table:style-name="ce1287" office:value-type="float" office:value="1590604" calcext:value-type="float" table:number-columns-spanned="11" table:number-rows-spanned="1">
            <text:p>1,590,604</text:p>
          </table:table-cell>
          <table:covered-table-cell table:number-columns-repeated="10"/>
          <table:table-cell table:style-name="ce1286" office:value-type="float" office:value="7457" calcext:value-type="float" table:number-columns-spanned="11" table:number-rows-spanned="1">
            <text:p>7,457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1598061" calcext:value-type="float" table:number-columns-spanned="37" table:number-rows-spanned="1">
            <text:p>1,598,061</text:p>
          </table:table-cell>
          <table:covered-table-cell table:number-columns-repeated="36"/>
          <table:table-cell table:style-name="ce26" office:value-type="string" calcext:value-type="string">
            <text:p>Capital Expenses</text:p>
          </table:table-cell>
          <table:table-cell table:style-name="ce26" table:number-columns-repeated="4"/>
          <table:table-cell table:number-columns-repeated="16278"/>
        </table:table-row>
        <table:table-row table:style-name="ro21">
          <table:table-cell table:style-name="ce1271" office:value-type="string" calcext:value-type="string" table:number-columns-spanned="5" table:number-rows-spanned="1">
            <text:p>Other Expenses</text:p>
          </table:table-cell>
          <table:covered-table-cell table:number-columns-repeated="4"/>
          <table:table-cell table:style-name="ce1287" office:value-type="float" office:value="9416522" calcext:value-type="float" table:number-columns-spanned="7" table:number-rows-spanned="1">
            <text:p>9,416,522</text:p>
          </table:table-cell>
          <table:covered-table-cell table:number-columns-repeated="6"/>
          <table:table-cell table:style-name="ce1287" office:value-type="float" office:value="677484" calcext:value-type="float" table:number-columns-spanned="10" table:number-rows-spanned="1">
            <text:p>677,484</text:p>
          </table:table-cell>
          <table:covered-table-cell table:number-columns-repeated="9"/>
          <table:table-cell table:style-name="ce1287" office:value-type="float" office:value="10094006" calcext:value-type="float" table:number-columns-spanned="11" table:number-rows-spanned="1">
            <text:p>10,094,006</text:p>
          </table:table-cell>
          <table:covered-table-cell table:number-columns-repeated="10"/>
          <table:table-cell table:style-name="ce1287" office:value-type="float" office:value="3108658" calcext:value-type="float" table:number-columns-spanned="11" table:number-rows-spanned="1">
            <text:p>3,108,658</text:p>
          </table:table-cell>
          <table:covered-table-cell table:number-columns-repeated="10"/>
          <table:table-cell table:style-name="ce1287" office:value-type="float" office:value="6288" calcext:value-type="float" table:number-columns-spanned="10" table:number-rows-spanned="1">
            <text:p>6,288</text:p>
          </table:table-cell>
          <table:covered-table-cell table:number-columns-repeated="9"/>
          <table:table-cell table:style-name="ce1281" office:value-type="string" calcext:value-type="string" table:number-columns-spanned="10" table:number-rows-spanned="1">
            <text:p>                         -  </text:p>
          </table:table-cell>
          <table:covered-table-cell table:number-columns-repeated="9"/>
          <table:table-cell table:style-name="ce815" office:value-type="float" office:value="13208952" calcext:value-type="float" table:number-columns-spanned="37" table:number-rows-spanned="1">
            <text:p>13,208,952</text:p>
          </table:table-cell>
          <table:covered-table-cell table:number-columns-repeated="36"/>
          <table:table-cell table:style-name="ce26" office:value-type="string" calcext:value-type="string">
            <text:p>Other Expenses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812" office:value-type="string" calcext:value-type="string" table:number-columns-spanned="5" table:number-rows-spanned="1">
            <text:p>Subtotal</text:p>
          </table:table-cell>
          <table:covered-table-cell table:number-columns-repeated="4"/>
          <table:table-cell table:style-name="ce816" office:value-type="float" office:value="109541675" calcext:value-type="float" table:number-columns-spanned="7" table:number-rows-spanned="1">
            <text:p>109,541,675</text:p>
          </table:table-cell>
          <table:covered-table-cell table:number-columns-repeated="6"/>
          <table:table-cell table:style-name="ce1286" office:value-type="float" office:value="20135877" calcext:value-type="float" table:number-columns-spanned="10" table:number-rows-spanned="1">
            <text:p>20,135,877</text:p>
          </table:table-cell>
          <table:covered-table-cell table:number-columns-repeated="9"/>
          <table:table-cell table:style-name="ce1283" office:value-type="float" office:value="129677552" calcext:value-type="float" table:number-columns-spanned="11" table:number-rows-spanned="1">
            <text:p>129,677,552</text:p>
          </table:table-cell>
          <table:covered-table-cell table:number-columns-repeated="10"/>
          <table:table-cell table:style-name="ce1283" office:value-type="float" office:value="40676952" calcext:value-type="float" table:number-columns-spanned="11" table:number-rows-spanned="1">
            <text:p>40,676,952</text:p>
          </table:table-cell>
          <table:covered-table-cell table:number-columns-repeated="10"/>
          <table:table-cell table:style-name="ce1286" office:value-type="float" office:value="281801" calcext:value-type="float" table:number-columns-spanned="10" table:number-rows-spanned="1">
            <text:p>281,801</text:p>
          </table:table-cell>
          <table:covered-table-cell table:number-columns-repeated="9"/>
          <table:table-cell table:style-name="ce1320" office:value-type="float" office:value="-36290573" calcext:value-type="float" table:number-columns-spanned="10" table:number-rows-spanned="1">
            <text:p>(36,290,573)</text:p>
          </table:table-cell>
          <table:covered-table-cell table:number-columns-repeated="9"/>
          <table:table-cell table:style-name="ce1283" office:value-type="float" office:value="134345732" calcext:value-type="float" table:number-columns-spanned="37" table:number-rows-spanned="1">
            <text:p>134,345,732</text:p>
          </table:table-cell>
          <table:covered-table-cell table:number-columns-repeated="36"/>
          <table:table-cell table:style-name="ce27" office:value-type="string" calcext:value-type="string">
            <text:p>Subtotal</text:p>
          </table:table-cell>
          <table:table-cell table:style-name="ce27" table:number-columns-repeated="4"/>
          <table:table-cell table:number-columns-repeated="16278"/>
        </table:table-row>
        <table:table-row table:style-name="ro11">
          <table:table-cell table:style-name="ce1271" office:value-type="string" calcext:value-type="string" table:number-columns-spanned="5" table:number-rows-spanned="1">
            <text:p>Eliminations</text:p>
          </table:table-cell>
          <table:covered-table-cell table:number-columns-repeated="4"/>
          <table:table-cell table:style-name="ce805" office:value-type="float" office:value="-16731536" calcext:value-type="float" table:number-columns-spanned="7" table:number-rows-spanned="1">
            <text:p>(16,731,536)</text:p>
          </table:table-cell>
          <table:covered-table-cell table:number-columns-repeated="6"/>
          <table:table-cell table:style-name="ce806" office:value-type="float" office:value="-625279" calcext:value-type="float" table:number-columns-spanned="10" table:number-rows-spanned="1">
            <text:p>(625,279)</text:p>
          </table:table-cell>
          <table:covered-table-cell table:number-columns-repeated="9"/>
          <table:table-cell table:style-name="ce807" office:value-type="float" office:value="-17356815" calcext:value-type="float" table:number-columns-spanned="11" table:number-rows-spanned="1">
            <text:p>(17,356,815)</text:p>
          </table:table-cell>
          <table:covered-table-cell table:number-columns-repeated="10"/>
          <table:table-cell table:style-name="ce808" office:value-type="float" office:value="-18933758" calcext:value-type="float" table:number-columns-spanned="11" table:number-rows-spanned="1">
            <text:p>(18,933,758)</text:p>
          </table:table-cell>
          <table:covered-table-cell table:number-columns-repeated="10"/>
          <table:table-cell table:style-name="ce1281" office:value-type="string" calcext:value-type="string" table:number-columns-spanned="10" table:number-rows-spanned="1">
            <text:p>                       -  </text:p>
          </table:table-cell>
          <table:covered-table-cell table:number-columns-repeated="9"/>
          <table:table-cell table:style-name="ce1287" office:value-type="float" office:value="36290573" calcext:value-type="float" table:number-columns-spanned="10" table:number-rows-spanned="1">
            <text:p>36,290,573</text:p>
          </table:table-cell>
          <table:covered-table-cell table:number-columns-repeated="9"/>
          <table:table-cell table:style-name="ce811" office:value-type="string" calcext:value-type="string" table:number-columns-spanned="37" table:number-rows-spanned="1">
            <text:p>                         -  </text:p>
          </table:table-cell>
          <table:covered-table-cell table:number-columns-repeated="36"/>
          <table:table-cell table:style-name="ce26" office:value-type="string" calcext:value-type="string">
            <text:p>Eliminations</text:p>
          </table:table-cell>
          <table:table-cell table:style-name="ce26" table:number-columns-repeated="4"/>
          <table:table-cell table:number-columns-repeated="16278"/>
        </table:table-row>
        <table:table-row table:style-name="ro11">
          <table:table-cell table:style-name="ce812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 table:style-name="ce1290" office:value-type="float" office:value="92810139" calcext:value-type="float" table:number-columns-spanned="7" table:number-rows-spanned="1">
            <text:p>$ 92,810,139</text:p>
          </table:table-cell>
          <table:covered-table-cell table:number-columns-repeated="6"/>
          <table:table-cell table:style-name="ce1290" office:value-type="float" office:value="19510598" calcext:value-type="float" table:number-columns-spanned="10" table:number-rows-spanned="1">
            <text:p>$ 19,510,598</text:p>
          </table:table-cell>
          <table:covered-table-cell table:number-columns-repeated="9"/>
          <table:table-cell table:style-name="ce1290" office:value-type="float" office:value="112320737" calcext:value-type="float" table:number-columns-spanned="11" table:number-rows-spanned="1">
            <text:p>$ 112,320,737</text:p>
          </table:table-cell>
          <table:covered-table-cell table:number-columns-repeated="10"/>
          <table:table-cell table:style-name="ce1290" office:value-type="float" office:value="21743194" calcext:value-type="float" table:number-columns-spanned="11" table:number-rows-spanned="1">
            <text:p>$ 21,743,194</text:p>
          </table:table-cell>
          <table:covered-table-cell table:number-columns-repeated="10"/>
          <table:table-cell table:style-name="ce1290" office:value-type="float" office:value="281801" calcext:value-type="float" table:number-columns-spanned="10" table:number-rows-spanned="1">
            <text:p>$ 281,801</text:p>
          </table:table-cell>
          <table:covered-table-cell table:number-columns-repeated="9"/>
          <table:table-cell table:style-name="ce1281" office:value-type="string" calcext:value-type="string" table:number-columns-spanned="10" table:number-rows-spanned="1">
            <text:p>  $                     -  </text:p>
          </table:table-cell>
          <table:covered-table-cell table:number-columns-repeated="9"/>
          <table:table-cell table:style-name="ce814" office:value-type="float" office:value="134345732" calcext:value-type="float" table:number-columns-spanned="37" table:number-rows-spanned="1">
            <text:p>$ 134,345,732</text:p>
          </table:table-cell>
          <table:covered-table-cell table:number-columns-repeated="36"/>
          <table:table-cell table:style-name="ce27" office:value-type="string" calcext:value-type="string">
            <text:p>Total</text:p>
          </table:table-cell>
          <table:table-cell table:style-name="ce27" table:number-columns-repeated="4"/>
          <table:table-cell table:number-columns-repeated="16278"/>
        </table:table-row>
        <table:table-row table:style-name="ro8">
          <table:table-cell table:style-name="ce802" office:value-type="string" calcext:value-type="string" table:number-columns-spanned="76" table:number-rows-spanned="1">
            <text:p>CONSOLIDATED STATEMENT OF CASH FLOWS YEAR ENDED JUNE 30, 2019</text:p>
            <text:p><text:span text:style-name="T56">(WITH COMPARATIVE TOTALS FOR JUNE 30, 2018)</text:span></text:p>
          </table:table-cell>
          <table:covered-table-cell table:number-columns-repeated="75"/>
          <table:table-cell table:number-columns-repeated="4"/>
          <table:table-cell table:style-name="ce802" office:value-type="string" calcext:value-type="string" table:number-columns-spanned="76" table:number-rows-spanned="1">
            <text:p>CONSOLIDATED STATEMENT OF CASH FLOWS YEAR ENDED JUNE 30, 2019</text:p>
            <text:p><text:span text:style-name="T56">(WITH COMPARATIVE TOTALS FOR JUNE 30, 2018)</text:span></text:p>
          </table:table-cell>
          <table:covered-table-cell table:number-columns-repeated="75"/>
          <table:table-cell table:number-columns-repeated="16228"/>
        </table:table-row>
        <table:table-row table:style-name="ro18">
          <table:table-cell table:style-name="ce386" table:number-columns-spanned="10" table:number-rows-spanned="1"/>
          <table:covered-table-cell table:number-columns-repeated="9"/>
          <table:table-cell table:style-name="ce1294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250"/>
          <table:table-cell table:style-name="ce1203" office:value-type="string" calcext:value-type="string" table:number-columns-spanned="8" table:number-rows-spanned="1">
            <text:p>Rocketship Education</text:p>
            <text:p>Wisconsin Inc.</text:p>
          </table:table-cell>
          <table:covered-table-cell table:number-columns-repeated="7"/>
          <table:table-cell table:style-name="ce250"/>
          <table:table-cell table:style-name="ce1203" office:value-type="string" calcext:value-type="string" table:number-columns-spanned="10" table:number-rows-spanned="1">
            <text:p>Rocketship Education DC Public Charter</text:p>
            <text:p>School, Inc.</text:p>
          </table:table-cell>
          <table:covered-table-cell table:number-columns-repeated="9"/>
          <table:table-cell table:style-name="ce1294" office:value-type="string" calcext:value-type="string" table:number-columns-spanned="10" table:number-rows-spanned="1">
            <text:p>Launchpad Development</text:p>
            <text:p>Company</text:p>
          </table:table-cell>
          <table:covered-table-cell table:number-columns-repeated="9"/>
          <table:table-cell table:style-name="ce250"/>
          <table:table-cell table:style-name="ce767" office:value-type="string" calcext:value-type="string" table:number-columns-spanned="9" table:number-rows-spanned="1">
            <text:p>Eliminations</text:p>
          </table:table-cell>
          <table:covered-table-cell table:number-columns-repeated="8"/>
          <table:table-cell table:style-name="ce741" office:value-type="string" calcext:value-type="string" table:number-columns-spanned="6" table:number-rows-spanned="1">
            <text:p>2019</text:p>
            <text:p>Total</text:p>
          </table:table-cell>
          <table:covered-table-cell table:number-columns-repeated="5"/>
          <table:table-cell table:style-name="ce250"/>
          <table:table-cell table:style-name="ce1235" office:value-type="string" calcext:value-type="string" table:number-columns-spanned="10" table:number-rows-spanned="1">
            <text:p>2018</text:p>
            <text:p>Total</text:p>
          </table:table-cell>
          <table:covered-table-cell table:number-columns-repeated="9"/>
          <table:table-cell table:number-columns-repeated="6"/>
          <table:table-cell table:style-name="ce386" table:number-columns-spanned="10" table:number-rows-spanned="1"/>
          <table:covered-table-cell table:number-columns-repeated="9"/>
          <table:table-cell table:style-name="ce1294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250"/>
          <table:table-cell table:style-name="ce1203" office:value-type="string" calcext:value-type="string" table:number-columns-spanned="8" table:number-rows-spanned="1">
            <text:p>Rocketship Education</text:p>
            <text:p>Wisconsin Inc.</text:p>
          </table:table-cell>
          <table:covered-table-cell table:number-columns-repeated="7"/>
          <table:table-cell table:number-columns-repeated="16278"/>
        </table:table-row>
        <table:table-row table:style-name="ro11">
          <table:table-cell table:style-name="ce725" office:value-type="string" calcext:value-type="string" table:number-columns-spanned="10" table:number-rows-spanned="1">
            <text:p>CASH FLOWS FROM OPERATING</text:p>
          </table:table-cell>
          <table:covered-table-cell table:number-columns-repeated="9"/>
          <table:table-cell table:style-name="ce431" table:number-columns-spanned="7" table:number-rows-spanned="1"/>
          <table:covered-table-cell table:number-columns-repeated="6"/>
          <table:table-cell table:style-name="ce8"/>
          <table:table-cell table:style-name="ce431" table:number-columns-spanned="8" table:number-rows-spanned="1"/>
          <table:covered-table-cell table:number-columns-repeated="7"/>
          <table:table-cell table:style-name="ce8"/>
          <table:table-cell table:style-name="ce431" table:number-columns-spanned="10" table:number-rows-spanned="1"/>
          <table:covered-table-cell table:number-columns-repeated="9"/>
          <table:table-cell table:style-name="ce431" table:number-columns-spanned="10" table:number-rows-spanned="1"/>
          <table:covered-table-cell table:number-columns-repeated="9"/>
          <table:table-cell table:style-name="ce8"/>
          <table:table-cell table:style-name="ce431" table:number-columns-spanned="9" table:number-rows-spanned="1"/>
          <table:covered-table-cell table:number-columns-repeated="8"/>
          <table:table-cell table:style-name="ce431" table:number-columns-spanned="6" table:number-rows-spanned="1"/>
          <table:covered-table-cell table:number-columns-repeated="5"/>
          <table:table-cell table:style-name="ce8"/>
          <table:table-cell table:style-name="ce431" table:number-columns-spanned="10" table:number-rows-spanned="1"/>
          <table:covered-table-cell table:number-columns-repeated="9"/>
          <table:table-cell table:number-columns-repeated="6"/>
          <table:table-cell table:style-name="ce725" office:value-type="string" calcext:value-type="string" table:number-columns-spanned="10" table:number-rows-spanned="1">
            <text:p>CASH FLOWS FROM OPERATING</text:p>
          </table:table-cell>
          <table:covered-table-cell table:number-columns-repeated="9"/>
          <table:table-cell table:style-name="ce431" table:number-columns-spanned="7" table:number-rows-spanned="1"/>
          <table:covered-table-cell table:number-columns-repeated="6"/>
          <table:table-cell table:style-name="ce8"/>
          <table:table-cell table:style-name="ce431" table:number-columns-spanned="8" table:number-rows-spanned="1"/>
          <table:covered-table-cell table:number-columns-repeated="7"/>
          <table:table-cell table:number-columns-repeated="16278"/>
        </table:table-row>
        <table:table-row table:style-name="ro18">
          <table:table-cell table:style-name="ce801" office:value-type="string" calcext:value-type="string" table:number-columns-spanned="10" table:number-rows-spanned="1">
            <text:p>ACTIVITIES</text:p>
            <text:p><text:span text:style-name="T59">Change in Net Assets</text:span></text:p>
          </table:table-cell>
          <table:covered-table-cell table:number-columns-repeated="9"/>
          <table:table-cell table:style-name="ce1192" office:value-type="float" office:value="6347242" calcext:value-type="float" table:number-columns-spanned="7" table:number-rows-spanned="1">
            <text:p>$ 6,347,242</text:p>
          </table:table-cell>
          <table:covered-table-cell table:number-columns-repeated="6"/>
          <table:table-cell table:style-name="ce509"/>
          <table:table-cell table:style-name="ce1212" office:value-type="float" office:value="-652376" calcext:value-type="float" table:number-columns-spanned="8" table:number-rows-spanned="1">
            <text:p>($ 652,376)</text:p>
          </table:table-cell>
          <table:covered-table-cell table:number-columns-repeated="7"/>
          <table:table-cell table:style-name="ce509"/>
          <table:table-cell table:style-name="ce1192" office:value-type="float" office:value="240148" calcext:value-type="float" table:number-columns-spanned="10" table:number-rows-spanned="1">
            <text:p>$ 240,148</text:p>
          </table:table-cell>
          <table:covered-table-cell table:number-columns-repeated="9"/>
          <table:table-cell table:style-name="ce1212" office:value-type="float" office:value="-2734048" calcext:value-type="float" table:number-columns-spanned="10" table:number-rows-spanned="1">
            <text:p>($ 2,734,048)</text:p>
          </table:table-cell>
          <table:covered-table-cell table:number-columns-repeated="9"/>
          <table:table-cell table:style-name="ce509"/>
          <table:table-cell table:style-name="ce765" office:value-type="string" calcext:value-type="string" table:number-columns-spanned="9" table:number-rows-spanned="1">
            <text:p>$ <text:s text:c="20"/>- <text:s text:c="6"/>$</text:p>
          </table:table-cell>
          <table:covered-table-cell table:number-columns-repeated="8"/>
          <table:table-cell table:style-name="ce773" office:value-type="float" office:value="3200966" calcext:value-type="float" table:number-columns-spanned="6" table:number-rows-spanned="1">
            <text:p>3,200,966</text:p>
          </table:table-cell>
          <table:covered-table-cell table:number-columns-repeated="5"/>
          <table:table-cell table:style-name="ce509"/>
          <table:table-cell table:style-name="ce1192" office:value-type="float" office:value="3347443" calcext:value-type="float" table:number-columns-spanned="10" table:number-rows-spanned="1">
            <text:p>$ 3,347,443</text:p>
          </table:table-cell>
          <table:covered-table-cell table:number-columns-repeated="9"/>
          <table:table-cell table:number-columns-repeated="6"/>
          <table:table-cell table:style-name="ce801" office:value-type="string" calcext:value-type="string" table:number-columns-spanned="10" table:number-rows-spanned="1">
            <text:p>ACTIVITIES</text:p>
            <text:p><text:span text:style-name="T59">Change in Net Assets</text:span></text:p>
          </table:table-cell>
          <table:covered-table-cell table:number-columns-repeated="9"/>
          <table:table-cell table:style-name="ce1192" office:value-type="float" office:value="6347243" calcext:value-type="float" table:number-columns-spanned="7" table:number-rows-spanned="1">
            <text:p>$ 6,347,243</text:p>
          </table:table-cell>
          <table:covered-table-cell table:number-columns-repeated="6"/>
          <table:table-cell table:style-name="ce509"/>
          <table:table-cell table:style-name="ce1212" office:value-type="float" office:value="-652375" calcext:value-type="float" table:number-columns-spanned="8" table:number-rows-spanned="1">
            <text:p>($ 652,375)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800" office:value-type="string" calcext:value-type="string" table:number-columns-spanned="10" table:number-rows-spanned="1">
            <text:p>Adjustments to Reconcile Change in Net Assets</text:p>
            <text:p>to Net Cash Flows from Operating Activities:</text:p>
          </table:table-cell>
          <table:covered-table-cell table:number-columns-repeated="9"/>
          <table:table-cell table:style-name="ce509" table:number-columns-spanned="7" table:number-rows-spanned="1"/>
          <table:covered-table-cell table:number-columns-repeated="6"/>
          <table:table-cell table:style-name="ce509"/>
          <table:table-cell table:style-name="ce509" table:number-columns-spanned="8" table:number-rows-spanned="1"/>
          <table:covered-table-cell table:number-columns-repeated="7"/>
          <table:table-cell table:style-name="ce509"/>
          <table:table-cell table:style-name="ce509" table:number-columns-spanned="10" table:number-rows-spanned="1"/>
          <table:covered-table-cell table:number-columns-repeated="9"/>
          <table:table-cell table:style-name="ce509" table:number-columns-spanned="10" table:number-rows-spanned="1"/>
          <table:covered-table-cell table:number-columns-repeated="9"/>
          <table:table-cell table:style-name="ce509"/>
          <table:table-cell table:style-name="ce509" table:number-columns-spanned="9" table:number-rows-spanned="1"/>
          <table:covered-table-cell table:number-columns-repeated="8"/>
          <table:table-cell table:style-name="ce509" table:number-columns-spanned="6" table:number-rows-spanned="1"/>
          <table:covered-table-cell table:number-columns-repeated="5"/>
          <table:table-cell table:style-name="ce509"/>
          <table:table-cell table:style-name="ce509" table:number-columns-spanned="10" table:number-rows-spanned="1"/>
          <table:covered-table-cell table:number-columns-repeated="9"/>
          <table:table-cell table:number-columns-repeated="6"/>
          <table:table-cell table:style-name="ce800" office:value-type="string" calcext:value-type="string" table:number-columns-spanned="10" table:number-rows-spanned="1">
            <text:p>Adjustments to Reconcile Change in Net Assets</text:p>
            <text:p>to Net Cash Flows from Operating Activities:</text:p>
          </table:table-cell>
          <table:covered-table-cell table:number-columns-repeated="9"/>
          <table:table-cell table:style-name="ce509" table:number-columns-spanned="7" table:number-rows-spanned="1"/>
          <table:covered-table-cell table:number-columns-repeated="6"/>
          <table:table-cell table:style-name="ce509"/>
          <table:table-cell table:style-name="ce509" table:number-columns-spanned="8" table:number-rows-spanned="1"/>
          <table:covered-table-cell table:number-columns-repeated="7"/>
          <table:table-cell table:number-columns-repeated="16278"/>
        </table:table-row>
        <table:table-row table:style-name="ro11">
          <table:table-cell table:style-name="ce5" office:value-type="string" calcext:value-type="string" table:number-columns-spanned="10" table:number-rows-spanned="1">
            <text:p>Depreciation Expense</text:p>
          </table:table-cell>
          <table:covered-table-cell table:number-columns-repeated="9"/>
          <table:table-cell table:style-name="ce857" office:value-type="float" office:value="314415" calcext:value-type="float" table:number-columns-spanned="7" table:number-rows-spanned="1">
            <text:p>314,415</text:p>
          </table:table-cell>
          <table:covered-table-cell table:number-columns-repeated="6"/>
          <table:table-cell table:style-name="ce8"/>
          <table:table-cell table:style-name="ce857" office:value-type="float" office:value="11085" calcext:value-type="float" table:number-columns-spanned="8" table:number-rows-spanned="1">
            <text:p>11,085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7" office:value-type="float" office:value="3085978" calcext:value-type="float" table:number-columns-spanned="10" table:number-rows-spanned="1">
            <text:p>3,085,978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57" office:value-type="float" office:value="3411478" calcext:value-type="float" table:number-columns-spanned="6" table:number-rows-spanned="1">
            <text:p>3,411,478</text:p>
          </table:table-cell>
          <table:covered-table-cell table:number-columns-repeated="5"/>
          <table:table-cell table:style-name="ce8"/>
          <table:table-cell table:style-name="ce857" office:value-type="float" office:value="3012873" calcext:value-type="float" table:number-columns-spanned="10" table:number-rows-spanned="1">
            <text:p>3,012,873</text:p>
          </table:table-cell>
          <table:covered-table-cell table:number-columns-repeated="9"/>
          <table:table-cell table:number-columns-repeated="6"/>
          <table:table-cell table:style-name="ce5" office:value-type="string" calcext:value-type="string" table:number-columns-spanned="10" table:number-rows-spanned="1">
            <text:p>Depreciation Expense</text:p>
          </table:table-cell>
          <table:covered-table-cell table:number-columns-repeated="9"/>
          <table:table-cell table:style-name="ce857" office:value-type="float" office:value="314416" calcext:value-type="float" table:number-columns-spanned="7" table:number-rows-spanned="1">
            <text:p>314,416</text:p>
          </table:table-cell>
          <table:covered-table-cell table:number-columns-repeated="6"/>
          <table:table-cell table:style-name="ce8"/>
          <table:table-cell table:style-name="ce857" office:value-type="float" office:value="11086" calcext:value-type="float" table:number-columns-spanned="8" table:number-rows-spanned="1">
            <text:p>11,086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5" office:value-type="string" calcext:value-type="string" table:number-columns-spanned="10" table:number-rows-spanned="1">
            <text:p>Amortization Expense</text:p>
            <text:p>(Increase) Decrease in Operating Assets: Accounts Receivable</text:p>
          </table:table-cell>
          <table:covered-table-cell table:number-columns-repeated="9"/>
          <table:table-cell table:style-name="ce1195" office:value-type="string" calcext:value-type="string" table:number-columns-spanned="7" table:number-rows-spanned="1">
            <text:p>-</text:p>
            <text:p>(2,098,864)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500,179)</text:p>
          </table:table-cell>
          <table:covered-table-cell table:number-columns-repeated="7"/>
          <table:table-cell table:style-name="ce250"/>
          <table:table-cell table:style-name="ce1195" office:value-type="string" calcext:value-type="string" table:number-columns-spanned="10" table:number-rows-spanned="1">
            <text:p>-</text:p>
            <text:p>(428,358)</text:p>
          </table:table-cell>
          <table:covered-table-cell table:number-columns-repeated="9"/>
          <table:table-cell table:style-name="ce10" office:value-type="string" calcext:value-type="string" table:number-columns-spanned="10" table:number-rows-spanned="1">
            <text:p>319,291</text:p>
            <text:p>(682,066)</text:p>
          </table:table-cell>
          <table:covered-table-cell table:number-columns-repeated="9"/>
          <table:table-cell table:style-name="ce250"/>
          <table:table-cell table:style-name="ce5" office:value-type="string" calcext:value-type="string" table:number-columns-spanned="9" table:number-rows-spanned="1">
            <text:p>-</text:p>
            <text:p>-</text:p>
          </table:table-cell>
          <table:covered-table-cell table:number-columns-repeated="8"/>
          <table:table-cell table:style-name="ce1195" office:value-type="string" calcext:value-type="string" table:number-columns-spanned="6" table:number-rows-spanned="1">
            <text:p>319,291</text:p>
            <text:p>(3,709,467)</text:p>
          </table:table-cell>
          <table:covered-table-cell table:number-columns-repeated="5"/>
          <table:table-cell table:style-name="ce250"/>
          <table:table-cell table:style-name="ce4" office:value-type="string" calcext:value-type="string" table:number-columns-spanned="10" table:number-rows-spanned="1">
            <text:p>290,632</text:p>
            <text:p>(1,329,935)</text:p>
          </table:table-cell>
          <table:covered-table-cell table:number-columns-repeated="9"/>
          <table:table-cell table:number-columns-repeated="6"/>
          <table:table-cell table:style-name="ce5" office:value-type="string" calcext:value-type="string" table:number-columns-spanned="10" table:number-rows-spanned="1">
            <text:p>Amortization Expense</text:p>
            <text:p>(Increase) Decrease in Operating Assets: Accounts Receivable</text:p>
          </table:table-cell>
          <table:covered-table-cell table:number-columns-repeated="9"/>
          <table:table-cell table:style-name="ce1195" office:value-type="string" calcext:value-type="string" table:number-columns-spanned="7" table:number-rows-spanned="1">
            <text:p>-</text:p>
            <text:p>(2,098,864)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500,179)</text:p>
          </table:table-cell>
          <table:covered-table-cell table:number-columns-repeated="7"/>
          <table:table-cell table:number-columns-repeated="16278"/>
        </table:table-row>
        <table:table-row table:style-name="ro11">
          <table:table-cell table:style-name="ce777" office:value-type="string" calcext:value-type="string" table:number-columns-spanned="10" table:number-rows-spanned="1">
            <text:p>Grants Receivable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533532" calcext:value-type="float" table:number-columns-spanned="8" table:number-rows-spanned="1">
            <text:p>533,532</text:p>
          </table:table-cell>
          <table:covered-table-cell table:number-columns-repeated="7"/>
          <table:table-cell table:style-name="ce8"/>
          <table:table-cell table:style-name="ce857" office:value-type="float" office:value="770751" calcext:value-type="float" table:number-columns-spanned="10" table:number-rows-spanned="1">
            <text:p>770,751</text:p>
          </table:table-cell>
          <table:covered-table-cell table:number-columns-repeated="9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57" office:value-type="float" office:value="1304283" calcext:value-type="float" table:number-columns-spanned="6" table:number-rows-spanned="1">
            <text:p>1,304,283</text:p>
          </table:table-cell>
          <table:covered-table-cell table:number-columns-repeated="5"/>
          <table:table-cell table:style-name="ce8"/>
          <table:table-cell table:style-name="ce1211" office:value-type="float" office:value="-906717" calcext:value-type="float" table:number-columns-spanned="10" table:number-rows-spanned="1">
            <text:p>(906,717)</text:p>
          </table:table-cell>
          <table:covered-table-cell table:number-columns-repeated="9"/>
          <table:table-cell table:number-columns-repeated="6"/>
          <table:table-cell table:style-name="ce777" office:value-type="string" calcext:value-type="string" table:number-columns-spanned="10" table:number-rows-spanned="1">
            <text:p>Grants Receivable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533533" calcext:value-type="float" table:number-columns-spanned="8" table:number-rows-spanned="1">
            <text:p>533,533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777" office:value-type="string" calcext:value-type="string" table:number-columns-spanned="10" table:number-rows-spanned="1">
            <text:p>Prepaid Expenses and Other Current</text:p>
            <text:p>Assets</text:p>
          </table:table-cell>
          <table:covered-table-cell table:number-columns-repeated="9"/>
          <table:table-cell table:style-name="ce1202" office:value-type="float" office:value="-501079" calcext:value-type="float" table:number-columns-spanned="7" table:number-rows-spanned="1">
            <text:p>(501,079)</text:p>
          </table:table-cell>
          <table:covered-table-cell table:number-columns-repeated="6"/>
          <table:table-cell table:style-name="ce509"/>
          <table:table-cell table:style-name="ce1202" office:value-type="float" office:value="-30929" calcext:value-type="float" table:number-columns-spanned="8" table:number-rows-spanned="1">
            <text:p>(30,929)</text:p>
          </table:table-cell>
          <table:covered-table-cell table:number-columns-repeated="7"/>
          <table:table-cell table:style-name="ce509"/>
          <table:table-cell table:style-name="ce773" office:value-type="float" office:value="9891" calcext:value-type="float" table:number-columns-spanned="10" table:number-rows-spanned="1">
            <text:p>9,891</text:p>
          </table:table-cell>
          <table:covered-table-cell table:number-columns-repeated="9"/>
          <table:table-cell table:style-name="ce773" office:value-type="float" office:value="267241" calcext:value-type="float" table:number-columns-spanned="10" table:number-rows-spanned="1">
            <text:p>267,241</text:p>
          </table:table-cell>
          <table:covered-table-cell table:number-columns-repeated="9"/>
          <table:table-cell table:style-name="ce509"/>
          <table:table-cell table:style-name="ce7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02" office:value-type="float" office:value="-254876" calcext:value-type="float" table:number-columns-spanned="6" table:number-rows-spanned="1">
            <text:p>(254,876)</text:p>
          </table:table-cell>
          <table:covered-table-cell table:number-columns-repeated="5"/>
          <table:table-cell table:style-name="ce509"/>
          <table:table-cell table:style-name="ce1202" office:value-type="float" office:value="-1236192" calcext:value-type="float" table:number-columns-spanned="10" table:number-rows-spanned="1">
            <text:p>(1,236,192)</text:p>
          </table:table-cell>
          <table:covered-table-cell table:number-columns-repeated="9"/>
          <table:table-cell table:number-columns-repeated="6"/>
          <table:table-cell table:style-name="ce777" office:value-type="string" calcext:value-type="string" table:number-columns-spanned="10" table:number-rows-spanned="1">
            <text:p>Prepaid Expenses and Other Current</text:p>
            <text:p>Assets</text:p>
          </table:table-cell>
          <table:covered-table-cell table:number-columns-repeated="9"/>
          <table:table-cell table:style-name="ce1202" office:value-type="float" office:value="-501078" calcext:value-type="float" table:number-columns-spanned="7" table:number-rows-spanned="1">
            <text:p>(501,078)</text:p>
          </table:table-cell>
          <table:covered-table-cell table:number-columns-repeated="6"/>
          <table:table-cell table:style-name="ce509"/>
          <table:table-cell table:style-name="ce1202" office:value-type="float" office:value="-30928" calcext:value-type="float" table:number-columns-spanned="8" table:number-rows-spanned="1">
            <text:p>(30,928)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5" office:value-type="string" calcext:value-type="string" table:number-columns-spanned="10" table:number-rows-spanned="1">
            <text:p>Deferred Rent Asset</text:p>
            <text:p>Increase (Decrease) in Operating Liabilities: Accounts Payable and Accrued Liabilities</text:p>
          </table:table-cell>
          <table:covered-table-cell table:number-columns-repeated="9"/>
          <table:table-cell table:style-name="ce1195" office:value-type="string" calcext:value-type="string" table:number-columns-spanned="7" table:number-rows-spanned="1">
            <text:p>-</text:p>
            <text:p>2,331,972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8,830)</text:p>
          </table:table-cell>
          <table:covered-table-cell table:number-columns-repeated="7"/>
          <table:table-cell table:style-name="ce250"/>
          <table:table-cell table:style-name="ce1195" office:value-type="string" calcext:value-type="string" table:number-columns-spanned="10" table:number-rows-spanned="1">
            <text:p>-</text:p>
            <text:p>(1,029)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626,859</text:p>
            <text:p>(1,254,543)</text:p>
          </table:table-cell>
          <table:covered-table-cell table:number-columns-repeated="9"/>
          <table:table-cell table:style-name="ce250"/>
          <table:table-cell table:style-name="ce4" office:value-type="string" calcext:value-type="string" table:number-columns-spanned="9" table:number-rows-spanned="1">
            <text:p>(626,859)</text:p>
            <text:p>-</text:p>
          </table:table-cell>
          <table:covered-table-cell table:number-columns-repeated="8"/>
          <table:table-cell table:style-name="ce1195" office:value-type="string" calcext:value-type="string" table:number-columns-spanned="6" table:number-rows-spanned="1">
            <text:p>-</text:p>
            <text:p>1,067,570</text:p>
          </table:table-cell>
          <table:covered-table-cell table:number-columns-repeated="5"/>
          <table:table-cell table:style-name="ce250"/>
          <table:table-cell table:style-name="ce1195" office:value-type="string" calcext:value-type="string" table:number-columns-spanned="10" table:number-rows-spanned="1">
            <text:p>-</text:p>
            <text:p>3,546,032</text:p>
          </table:table-cell>
          <table:covered-table-cell table:number-columns-repeated="9"/>
          <table:table-cell table:number-columns-repeated="6"/>
          <table:table-cell table:style-name="ce5" office:value-type="string" calcext:value-type="string" table:number-columns-spanned="10" table:number-rows-spanned="1">
            <text:p>Deferred Rent Asset</text:p>
            <text:p>Increase (Decrease) in Operating Liabilities: Accounts Payable and Accrued Liabilities</text:p>
          </table:table-cell>
          <table:covered-table-cell table:number-columns-repeated="9"/>
          <table:table-cell table:style-name="ce798" office:value-type="string" calcext:value-type="string" table:number-columns-spanned="7" table:number-rows-spanned="1">
            <text:p>-2,331,973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8,830)</text:p>
          </table:table-cell>
          <table:covered-table-cell table:number-columns-repeated="7"/>
          <table:table-cell table:number-columns-repeated="16278"/>
        </table:table-row>
        <table:table-row table:style-name="ro11">
          <table:table-cell table:style-name="ce777" office:value-type="string" calcext:value-type="string" table:number-columns-spanned="10" table:number-rows-spanned="1">
            <text:p>Deferred Revenues</text:p>
          </table:table-cell>
          <table:covered-table-cell table:number-columns-repeated="9"/>
          <table:table-cell table:style-name="ce1211" office:value-type="float" office:value="-412375" calcext:value-type="float" table:number-columns-spanned="7" table:number-rows-spanned="1">
            <text:p>(412,375)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11" office:value-type="float" office:value="-412375" calcext:value-type="float" table:number-columns-spanned="6" table:number-rows-spanned="1">
            <text:p>(412,375)</text:p>
          </table:table-cell>
          <table:covered-table-cell table:number-columns-repeated="5"/>
          <table:table-cell table:style-name="ce8"/>
          <table:table-cell table:style-name="ce1211" office:value-type="float" office:value="-268181" calcext:value-type="float" table:number-columns-spanned="10" table:number-rows-spanned="1">
            <text:p>(268,181)</text:p>
          </table:table-cell>
          <table:covered-table-cell table:number-columns-repeated="9"/>
          <table:table-cell table:number-columns-repeated="6"/>
          <table:table-cell table:style-name="ce777" office:value-type="string" calcext:value-type="string" table:number-columns-spanned="10" table:number-rows-spanned="1">
            <text:p>Deferred Revenues</text:p>
          </table:table-cell>
          <table:covered-table-cell table:number-columns-repeated="9"/>
          <table:table-cell table:style-name="ce1211" office:value-type="float" office:value="-412374" calcext:value-type="float" table:number-columns-spanned="7" table:number-rows-spanned="1">
            <text:p>(412,374)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number-columns-repeated="16278"/>
        </table:table-row>
        <table:table-row table:style-name="ro11">
          <table:table-cell table:style-name="ce777" office:value-type="string" calcext:value-type="string" table:number-columns-spanned="10" table:number-rows-spanned="1">
            <text:p>Deferred Rent Liability</text:p>
          </table:table-cell>
          <table:covered-table-cell table:number-columns-repeated="9"/>
          <table:table-cell table:style-name="ce1183" office:value-type="float" office:value="117065" calcext:value-type="float" table:number-columns-spanned="7" table:number-rows-spanned="1">
            <text:p>117,065</text:p>
          </table:table-cell>
          <table:covered-table-cell table:number-columns-repeated="6"/>
          <table:table-cell table:style-name="ce8"/>
          <table:table-cell table:style-name="ce1197" office:value-type="float" office:value="-2914" calcext:value-type="float" table:number-columns-spanned="8" table:number-rows-spanned="1">
            <text:p>(2,914)</text:p>
          </table:table-cell>
          <table:covered-table-cell table:number-columns-repeated="7"/>
          <table:table-cell table:style-name="ce8"/>
          <table:table-cell table:style-name="ce1197" office:value-type="float" office:value="-108655" calcext:value-type="float" table:number-columns-spanned="10" table:number-rows-spanned="1">
            <text:p>(108,655)</text:p>
          </table:table-cell>
          <table:covered-table-cell table:number-columns-repeated="9"/>
          <table:table-cell table:style-name="ce1197" office:value-type="float" office:value="-1803986" calcext:value-type="float" table:number-columns-spanned="10" table:number-rows-spanned="1">
            <text:p>(1,803,986)</text:p>
          </table:table-cell>
          <table:covered-table-cell table:number-columns-repeated="9"/>
          <table:table-cell table:style-name="ce8"/>
          <table:table-cell table:style-name="ce797" office:value-type="float" office:value="626859" calcext:value-type="float" table:number-columns-spanned="9" table:number-rows-spanned="1">
            <text:p>626,859</text:p>
          </table:table-cell>
          <table:covered-table-cell table:number-columns-repeated="8"/>
          <table:table-cell table:style-name="ce1197" office:value-type="float" office:value="-1171631" calcext:value-type="float" table:number-columns-spanned="6" table:number-rows-spanned="1">
            <text:p>(1,171,631)</text:p>
          </table:table-cell>
          <table:covered-table-cell table:number-columns-repeated="5"/>
          <table:table-cell table:style-name="ce8"/>
          <table:table-cell table:style-name="ce1183" office:value-type="float" office:value="3985307" calcext:value-type="float" table:number-columns-spanned="10" table:number-rows-spanned="1">
            <text:p>3,985,307</text:p>
          </table:table-cell>
          <table:covered-table-cell table:number-columns-repeated="9"/>
          <table:table-cell table:number-columns-repeated="6"/>
          <table:table-cell table:style-name="ce777" office:value-type="string" calcext:value-type="string" table:number-columns-spanned="10" table:number-rows-spanned="1">
            <text:p>Deferred Rent Liability</text:p>
          </table:table-cell>
          <table:covered-table-cell table:number-columns-repeated="9"/>
          <table:table-cell table:style-name="ce1183" office:value-type="float" office:value="117066" calcext:value-type="float" table:number-columns-spanned="7" table:number-rows-spanned="1">
            <text:p>117,066</text:p>
          </table:table-cell>
          <table:covered-table-cell table:number-columns-repeated="6"/>
          <table:table-cell table:style-name="ce8"/>
          <table:table-cell table:style-name="ce1197" office:value-type="float" office:value="-2913" calcext:value-type="float" table:number-columns-spanned="8" table:number-rows-spanned="1">
            <text:p>(2,913)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747" office:value-type="string" calcext:value-type="string" table:number-columns-spanned="10" table:number-rows-spanned="1">
            <text:p>Net Cash Flows from Operating</text:p>
            <text:p>Activities</text:p>
          </table:table-cell>
          <table:covered-table-cell table:number-columns-repeated="9"/>
          <table:table-cell table:style-name="ce1196" office:value-type="float" office:value="6098376" calcext:value-type="float" table:number-columns-spanned="7" table:number-rows-spanned="1">
            <text:p>6,098,376</text:p>
          </table:table-cell>
          <table:covered-table-cell table:number-columns-repeated="6"/>
          <table:table-cell table:style-name="ce509"/>
          <table:table-cell table:style-name="ce1198" office:value-type="float" office:value="-650611" calcext:value-type="float" table:number-columns-spanned="8" table:number-rows-spanned="1">
            <text:p>(650,611)</text:p>
          </table:table-cell>
          <table:covered-table-cell table:number-columns-repeated="7"/>
          <table:table-cell table:style-name="ce509"/>
          <table:table-cell table:style-name="ce1196" office:value-type="float" office:value="482748" calcext:value-type="float" table:number-columns-spanned="10" table:number-rows-spanned="1">
            <text:p>482,748</text:p>
          </table:table-cell>
          <table:covered-table-cell table:number-columns-repeated="9"/>
          <table:table-cell table:style-name="ce1198" office:value-type="float" office:value="-2175274" calcext:value-type="float" table:number-columns-spanned="10" table:number-rows-spanned="1">
            <text:p>(2,175,274)</text:p>
          </table:table-cell>
          <table:covered-table-cell table:number-columns-repeated="9"/>
          <table:table-cell table:style-name="ce509"/>
          <table:table-cell table:style-name="ce79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196" office:value-type="float" office:value="3755239" calcext:value-type="float" table:number-columns-spanned="6" table:number-rows-spanned="1">
            <text:p>3,755,239</text:p>
          </table:table-cell>
          <table:covered-table-cell table:number-columns-repeated="5"/>
          <table:table-cell table:style-name="ce509"/>
          <table:table-cell table:style-name="ce1196" office:value-type="float" office:value="10441262" calcext:value-type="float" table:number-columns-spanned="10" table:number-rows-spanned="1">
            <text:p>10,441,262</text:p>
          </table:table-cell>
          <table:covered-table-cell table:number-columns-repeated="9"/>
          <table:table-cell table:number-columns-repeated="6"/>
          <table:table-cell table:style-name="ce747" office:value-type="string" calcext:value-type="string" table:number-columns-spanned="10" table:number-rows-spanned="1">
            <text:p>Net Cash Flows from Operating</text:p>
            <text:p>Activities</text:p>
          </table:table-cell>
          <table:covered-table-cell table:number-columns-repeated="9"/>
          <table:table-cell table:style-name="ce1196" office:value-type="float" office:value="6098377" calcext:value-type="float" table:number-columns-spanned="7" table:number-rows-spanned="1">
            <text:p>6,098,377</text:p>
          </table:table-cell>
          <table:covered-table-cell table:number-columns-repeated="6"/>
          <table:table-cell table:style-name="ce509"/>
          <table:table-cell table:style-name="ce1198" office:value-type="float" office:value="-650610" calcext:value-type="float" table:number-columns-spanned="8" table:number-rows-spanned="1">
            <text:p>(650,610)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725" office:value-type="string" calcext:value-type="string" table:number-columns-spanned="76" table:number-rows-spanned="1">
            <text:p>CASH FLOWS FROM INVESTING</text:p>
            <text:p>ACTIVITIES</text:p>
          </table:table-cell>
          <table:covered-table-cell table:number-columns-repeated="75"/>
          <table:table-cell table:number-columns-repeated="4"/>
          <table:table-cell table:style-name="ce725" office:value-type="string" calcext:value-type="string" table:number-columns-spanned="76" table:number-rows-spanned="1">
            <text:p>CASH FLOWS FROM INVESTING</text:p>
            <text:p>ACTIVITIES</text:p>
          </table:table-cell>
          <table:covered-table-cell table:number-columns-repeated="75"/>
          <table:table-cell table:number-columns-repeated="16228"/>
        </table:table-row>
        <table:table-row table:style-name="ro11">
          <table:table-cell table:style-name="ce10" office:value-type="string" calcext:value-type="string" table:number-columns-spanned="10" table:number-rows-spanned="1">
            <text:p>Proceeds from Note Receivable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20" table:number-rows-spanned="1">
            <text:p>- <text:s text:c="31"/>-</text:p>
          </table:table-cell>
          <table:covered-table-cell table:number-columns-repeated="19"/>
          <table:table-cell table:style-name="ce8"/>
          <table:table-cell table:style-name="ce853" office:value-type="string" calcext:value-type="string" table:number-columns-spanned="15" table:number-rows-spanned="1">
            <text:p>- <text:s text:c="30"/>-</text:p>
          </table:table-cell>
          <table:covered-table-cell table:number-columns-repeated="14"/>
          <table:table-cell table:style-name="ce8"/>
          <table:table-cell table:style-name="ce857" office:value-type="float" office:value="560000" calcext:value-type="float" table:number-columns-spanned="10" table:number-rows-spanned="1">
            <text:p>560,000</text:p>
          </table:table-cell>
          <table:covered-table-cell table:number-columns-repeated="9"/>
          <table:table-cell table:number-columns-repeated="6"/>
          <table:table-cell table:style-name="ce10" office:value-type="string" calcext:value-type="string" table:number-columns-spanned="10" table:number-rows-spanned="1">
            <text:p>Proceeds from Note Receivable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number-columns-repeated="16278"/>
        </table:table-row>
        <table:table-row table:style-name="ro11">
          <table:table-cell table:style-name="ce10" office:value-type="string" calcext:value-type="string" table:number-columns-spanned="10" table:number-rows-spanned="1">
            <text:p>Purchases of Property, Plant, and Equipment</text:p>
          </table:table-cell>
          <table:covered-table-cell table:number-columns-repeated="9"/>
          <table:table-cell table:style-name="ce1197" office:value-type="float" office:value="-144341" calcext:value-type="float" table:number-columns-spanned="7" table:number-rows-spanned="1">
            <text:p>(144,341)</text:p>
          </table:table-cell>
          <table:covered-table-cell table:number-columns-repeated="6"/>
          <table:table-cell table:style-name="ce8"/>
          <table:table-cell table:style-name="ce1197" office:value-type="float" office:value="-21085" calcext:value-type="float" table:number-columns-spanned="8" table:number-rows-spanned="1">
            <text:p>(21,085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20" table:number-rows-spanned="1">
            <text:p>- <text:s text:c="13"/>(39,780,915)</text:p>
          </table:table-cell>
          <table:covered-table-cell table:number-columns-repeated="19"/>
          <table:table-cell table:style-name="ce8"/>
          <table:table-cell table:style-name="ce853" office:value-type="string" calcext:value-type="string" table:number-columns-spanned="15" table:number-rows-spanned="1">
            <text:p>- <text:s text:c="12"/>(39,946,341)</text:p>
          </table:table-cell>
          <table:covered-table-cell table:number-columns-repeated="14"/>
          <table:table-cell table:style-name="ce8"/>
          <table:table-cell table:style-name="ce1197" office:value-type="float" office:value="-6891872" calcext:value-type="float" table:number-columns-spanned="10" table:number-rows-spanned="1">
            <text:p>(6,891,872)</text:p>
          </table:table-cell>
          <table:covered-table-cell table:number-columns-repeated="9"/>
          <table:table-cell table:number-columns-repeated="6"/>
          <table:table-cell table:style-name="ce10" office:value-type="string" calcext:value-type="string" table:number-columns-spanned="10" table:number-rows-spanned="1">
            <text:p>Purchases of Property, Plant, and Equipment</text:p>
          </table:table-cell>
          <table:covered-table-cell table:number-columns-repeated="9"/>
          <table:table-cell table:style-name="ce1197" office:value-type="float" office:value="-144340" calcext:value-type="float" table:number-columns-spanned="7" table:number-rows-spanned="1">
            <text:p>(144,340)</text:p>
          </table:table-cell>
          <table:covered-table-cell table:number-columns-repeated="6"/>
          <table:table-cell table:style-name="ce8"/>
          <table:table-cell table:style-name="ce1197" office:value-type="float" office:value="-21084" calcext:value-type="float" table:number-columns-spanned="8" table:number-rows-spanned="1">
            <text:p>(21,084)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747" office:value-type="string" calcext:value-type="string" table:number-columns-spanned="10" table:number-rows-spanned="1">
            <text:p>Net Cash Flows from Investing</text:p>
            <text:p>Activities</text:p>
          </table:table-cell>
          <table:covered-table-cell table:number-columns-repeated="9"/>
          <table:table-cell table:style-name="ce1198" office:value-type="float" office:value="-144341" calcext:value-type="float" table:number-columns-spanned="7" table:number-rows-spanned="1">
            <text:p>(144,341)</text:p>
          </table:table-cell>
          <table:covered-table-cell table:number-columns-repeated="6"/>
          <table:table-cell table:style-name="ce509"/>
          <table:table-cell table:style-name="ce1198" office:value-type="float" office:value="-21085" calcext:value-type="float" table:number-columns-spanned="8" table:number-rows-spanned="1">
            <text:p>(21,085)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20" table:number-rows-spanned="1">
            <text:p>- <text:s text:c="13"/>(39,780,915)</text:p>
          </table:table-cell>
          <table:covered-table-cell table:number-columns-repeated="19"/>
          <table:table-cell table:style-name="ce509"/>
          <table:table-cell table:style-name="ce1204" office:value-type="string" calcext:value-type="string" table:number-columns-spanned="15" table:number-rows-spanned="1">
            <text:p>- <text:s text:c="12"/>(39,946,341)</text:p>
          </table:table-cell>
          <table:covered-table-cell table:number-columns-repeated="14"/>
          <table:table-cell table:style-name="ce509"/>
          <table:table-cell table:style-name="ce1198" office:value-type="float" office:value="-6331872" calcext:value-type="float" table:number-columns-spanned="10" table:number-rows-spanned="1">
            <text:p>(6,331,872)</text:p>
          </table:table-cell>
          <table:covered-table-cell table:number-columns-repeated="9"/>
          <table:table-cell table:number-columns-repeated="6"/>
          <table:table-cell table:style-name="ce747" office:value-type="string" calcext:value-type="string" table:number-columns-spanned="10" table:number-rows-spanned="1">
            <text:p>Net Cash Flows from Investing</text:p>
            <text:p>Activities</text:p>
          </table:table-cell>
          <table:covered-table-cell table:number-columns-repeated="9"/>
          <table:table-cell table:style-name="ce1198" office:value-type="float" office:value="-144340" calcext:value-type="float" table:number-columns-spanned="7" table:number-rows-spanned="1">
            <text:p>(144,340)</text:p>
          </table:table-cell>
          <table:covered-table-cell table:number-columns-repeated="6"/>
          <table:table-cell table:style-name="ce509"/>
          <table:table-cell table:style-name="ce1198" office:value-type="float" office:value="-21084" calcext:value-type="float" table:number-columns-spanned="8" table:number-rows-spanned="1">
            <text:p>(21,084)</text:p>
          </table:table-cell>
          <table:covered-table-cell table:number-columns-repeated="7"/>
          <table:table-cell table:number-columns-repeated="16278"/>
        </table:table-row>
        <table:table-row table:style-name="ro18">
          <table:table-cell table:style-name="ce725" office:value-type="string" calcext:value-type="string" table:number-columns-spanned="76" table:number-rows-spanned="1">
            <text:p>CASH FLOWS FROM FINANCING</text:p>
            <text:p>ACTIVITIES</text:p>
          </table:table-cell>
          <table:covered-table-cell table:number-columns-repeated="75"/>
          <table:table-cell table:number-columns-repeated="4"/>
          <table:table-cell table:style-name="ce725" office:value-type="string" calcext:value-type="string" table:number-columns-spanned="76" table:number-rows-spanned="1">
            <text:p>CASH FLOWS FROM FINANCING</text:p>
            <text:p>ACTIVITIES</text:p>
          </table:table-cell>
          <table:covered-table-cell table:number-columns-repeated="75"/>
          <table:table-cell table:number-columns-repeated="16228"/>
        </table:table-row>
        <table:table-row table:style-name="ro23">
          <table:table-cell table:style-name="ce10" office:value-type="string" calcext:value-type="string" table:number-columns-spanned="10" table:number-rows-spanned="1">
            <text:p>Change in Restricted Cash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11" office:value-type="float" office:value="-1164487" calcext:value-type="float" table:number-columns-spanned="10" table:number-rows-spanned="1">
            <text:p>(1,164,487)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15" table:number-rows-spanned="1">
            <text:p>- <text:s text:c="14"/>(1,164,487)</text:p>
          </table:table-cell>
          <table:covered-table-cell table:number-columns-repeated="14"/>
          <table:table-cell table:style-name="ce8"/>
          <table:table-cell table:style-name="ce723" office:value-type="float" office:value="-728926" calcext:value-type="float" table:number-columns-spanned="37" table:number-rows-spanned="1">
            <text:p>(728,926)</text:p>
          </table:table-cell>
          <table:covered-table-cell table:number-columns-repeated="36"/>
          <table:table-cell table:style-name="ce10" office:value-type="string" calcext:value-type="string">
            <text:p>Change in Restricted Cash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10" office:value-type="string" calcext:value-type="string" table:number-columns-spanned="10" table:number-rows-spanned="1">
            <text:p>Intracompany Loans</text:p>
          </table:table-cell>
          <table:covered-table-cell table:number-columns-repeated="9"/>
          <table:table-cell table:style-name="ce1211" office:value-type="float" office:value="-1624333" calcext:value-type="float" table:number-columns-spanned="7" table:number-rows-spanned="1">
            <text:p>(1,624,333)</text:p>
          </table:table-cell>
          <table:covered-table-cell table:number-columns-repeated="6"/>
          <table:table-cell table:style-name="ce8"/>
          <table:table-cell table:style-name="ce857" office:value-type="float" office:value="594912" calcext:value-type="float" table:number-columns-spanned="8" table:number-rows-spanned="1">
            <text:p>594,912</text:p>
          </table:table-cell>
          <table:covered-table-cell table:number-columns-repeated="7"/>
          <table:table-cell table:style-name="ce8"/>
          <table:table-cell table:style-name="ce857" office:value-type="float" office:value="1029421" calcext:value-type="float" table:number-columns-spanned="10" table:number-rows-spanned="1">
            <text:p>1,029,421</text:p>
          </table:table-cell>
          <table:covered-table-cell table:number-columns-repeated="9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15" table:number-rows-spanned="1">
            <text:p>- <text:s text:c="30"/>-</text:p>
          </table:table-cell>
          <table:covered-table-cell table:number-columns-repeated="14"/>
          <table:table-cell table:style-name="ce8"/>
          <table:table-cell table:style-name="ce723" office:value-type="float" office:value="-750000" calcext:value-type="float" table:number-columns-spanned="37" table:number-rows-spanned="1">
            <text:p>(750,000)</text:p>
          </table:table-cell>
          <table:covered-table-cell table:number-columns-repeated="36"/>
          <table:table-cell table:style-name="ce10" office:value-type="string" calcext:value-type="string">
            <text:p>Intracompany Loans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10" office:value-type="string" calcext:value-type="string" table:number-columns-spanned="10" table:number-rows-spanned="1">
            <text:p>Proceeds from Debt</text:p>
          </table:table-cell>
          <table:covered-table-cell table:number-columns-repeated="9"/>
          <table:table-cell table:style-name="ce857" office:value-type="float" office:value="250000" calcext:value-type="float" table:number-columns-spanned="7" table:number-rows-spanned="1">
            <text:p>250,000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7" office:value-type="float" office:value="35831955" calcext:value-type="float" table:number-columns-spanned="10" table:number-rows-spanned="1">
            <text:p>35,831,955</text:p>
          </table:table-cell>
          <table:covered-table-cell table:number-columns-repeated="9"/>
          <table:table-cell table:style-name="ce8"/>
          <table:table-cell table:style-name="ce756" office:value-type="float" office:value="-36081955" calcext:value-type="float" table:number-columns-spanned="15" table:number-rows-spanned="1">
            <text:p>-36,081,955</text:p>
          </table:table-cell>
          <table:covered-table-cell table:number-columns-repeated="14"/>
          <table:table-cell table:style-name="ce8"/>
          <table:table-cell table:style-name="ce724" office:value-type="float" office:value="17060412" calcext:value-type="float" table:number-columns-spanned="37" table:number-rows-spanned="1">
            <text:p>17,060,412</text:p>
          </table:table-cell>
          <table:covered-table-cell table:number-columns-repeated="36"/>
          <table:table-cell table:style-name="ce10" office:value-type="string" calcext:value-type="string">
            <text:p>Proceeds from Debt</text:p>
          </table:table-cell>
          <table:table-cell table:style-name="ce10" table:number-columns-repeated="4"/>
          <table:table-cell table:number-columns-repeated="16278"/>
        </table:table-row>
        <table:table-row table:style-name="ro18">
          <table:table-cell table:style-name="ce10" office:value-type="string" calcext:value-type="string" table:number-columns-spanned="10" table:number-rows-spanned="1">
            <text:p>Repayment of Debt</text:p>
          </table:table-cell>
          <table:covered-table-cell table:number-columns-repeated="9"/>
          <table:table-cell table:style-name="ce1197" office:value-type="float" office:value="-166680" calcext:value-type="float" table:number-columns-spanned="7" table:number-rows-spanned="1">
            <text:p>(166,680)</text:p>
          </table:table-cell>
          <table:covered-table-cell table:number-columns-repeated="6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197" office:value-type="float" office:value="-2675000" calcext:value-type="float" table:number-columns-spanned="10" table:number-rows-spanned="1">
            <text:p>(2,675,000)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15" table:number-rows-spanned="1">
            <text:p>- <text:s text:c="14"/>(2,841,680)</text:p>
          </table:table-cell>
          <table:covered-table-cell table:number-columns-repeated="14"/>
          <table:table-cell table:style-name="ce8"/>
          <table:table-cell table:style-name="ce723" office:value-type="float" office:value="-24321077" calcext:value-type="float" table:number-columns-spanned="37" table:number-rows-spanned="1">
            <text:p>(24,321,077)</text:p>
          </table:table-cell>
          <table:covered-table-cell table:number-columns-repeated="36"/>
          <table:table-cell table:style-name="ce10" office:value-type="string" calcext:value-type="string">
            <text:p>Repayment of Debt</text:p>
          </table:table-cell>
          <table:table-cell table:style-name="ce10" table:number-columns-repeated="4"/>
          <table:table-cell table:number-columns-repeated="16278"/>
        </table:table-row>
        <table:table-row table:style-name="ro26">
          <table:table-cell table:style-name="ce747" office:value-type="string" calcext:value-type="string" table:number-columns-spanned="10" table:number-rows-spanned="1">
            <text:p>Net Cash Flows from by Financing</text:p>
          </table:table-cell>
          <table:covered-table-cell table:number-columns-repeated="9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8" table:number-columns-spanned="15" table:number-rows-spanned="1"/>
          <table:covered-table-cell table:number-columns-repeated="14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style-name="ce22" office:value-type="string" calcext:value-type="string">
            <text:p>Net Cash Flows from by Financing</text:p>
          </table:table-cell>
          <table:table-cell table:style-name="ce22" table:number-columns-repeated="4"/>
          <table:table-cell table:number-columns-repeated="16278"/>
        </table:table-row>
        <table:table-row table:style-name="ro23">
          <table:table-cell table:style-name="ce747" office:value-type="string" calcext:value-type="string" table:number-columns-spanned="10" table:number-rows-spanned="1">
            <text:p>Activities</text:p>
          </table:table-cell>
          <table:covered-table-cell table:number-columns-repeated="9"/>
          <table:table-cell table:style-name="ce1199" office:value-type="float" office:value="-1541013" calcext:value-type="float" table:number-columns-spanned="7" table:number-rows-spanned="1">
            <text:p>(1,541,013)</text:p>
          </table:table-cell>
          <table:covered-table-cell table:number-columns-repeated="6"/>
          <table:table-cell table:style-name="ce8"/>
          <table:table-cell table:style-name="ce1185" office:value-type="float" office:value="594912" calcext:value-type="float" table:number-columns-spanned="8" table:number-rows-spanned="1">
            <text:p>594,912</text:p>
          </table:table-cell>
          <table:covered-table-cell table:number-columns-repeated="7"/>
          <table:table-cell table:style-name="ce8"/>
          <table:table-cell table:style-name="ce1185" office:value-type="float" office:value="1029421" calcext:value-type="float" table:number-columns-spanned="10" table:number-rows-spanned="1">
            <text:p>1,029,421</text:p>
          </table:table-cell>
          <table:covered-table-cell table:number-columns-repeated="9"/>
          <table:table-cell table:style-name="ce1185" office:value-type="float" office:value="31992468" calcext:value-type="float" table:number-columns-spanned="10" table:number-rows-spanned="1">
            <text:p>31,992,468</text:p>
          </table:table-cell>
          <table:covered-table-cell table:number-columns-repeated="9"/>
          <table:table-cell table:style-name="ce8"/>
          <table:table-cell table:style-name="ce756" office:value-type="float" office:value="-32075788" calcext:value-type="float" table:number-columns-spanned="15" table:number-rows-spanned="1">
            <text:p>-32,075,788</text:p>
          </table:table-cell>
          <table:covered-table-cell table:number-columns-repeated="14"/>
          <table:table-cell table:style-name="ce8"/>
          <table:table-cell table:style-name="ce723" office:value-type="float" office:value="-8739591" calcext:value-type="float" table:number-columns-spanned="37" table:number-rows-spanned="1">
            <text:p>(8,739,591)</text:p>
          </table:table-cell>
          <table:covered-table-cell table:number-columns-repeated="36"/>
          <table:table-cell table:style-name="ce22" office:value-type="string" calcext:value-type="string">
            <text:p>Activities</text:p>
          </table:table-cell>
          <table:table-cell table:style-name="ce22" table:number-columns-repeated="4"/>
          <table:table-cell table:number-columns-repeated="16278"/>
        </table:table-row>
        <table:table-row table:style-name="ro27">
          <table:table-cell table:style-name="ce1276" office:value-type="string" calcext:value-type="string" table:number-columns-spanned="101" table:number-rows-spanned="1">
            <text:p>ASH AND CASH EQUIVALENTS                                           <text:span text:style-name="T59">4,413,022                  (76,784)             1,512,169                (9,963,721)                            -               (4,115,314)            (4,630,201)</text:span></text:p>
          </table:table-cell>
          <table:covered-table-cell table:number-columns-repeated="100"/>
          <table:table-cell table:style-name="ce28" office:value-type="string" calcext:value-type="string">
            <text:p>ASH AND CASH EQUIVALENTS                                           <text:span text:style-name="T59">4,413,022                  (76,784)             1,512,169                (9,963,721)                            -               (4,115,314)            (4,630,201)</text:span></text:p>
          </table:table-cell>
          <table:table-cell table:style-name="ce28" table:number-columns-repeated="4"/>
          <table:table-cell table:number-columns-repeated="16278"/>
        </table:table-row>
        <table:table-row table:style-name="ro22">
          <table:table-cell table:style-name="ce10" office:value-type="string" calcext:value-type="string" table:number-columns-spanned="17" table:number-rows-spanned="1">
            <text:p>sh and Cash Equivalents, Beginning of Year <text:s text:c="22"/>20,844,116</text:p>
          </table:table-cell>
          <table:covered-table-cell table:number-columns-repeated="16"/>
          <table:table-cell table:style-name="ce8"/>
          <table:table-cell table:style-name="ce1183" office:value-type="float" office:value="913231" calcext:value-type="float" table:number-columns-spanned="8" table:number-rows-spanned="1">
            <text:p>913,231</text:p>
          </table:table-cell>
          <table:covered-table-cell table:number-columns-repeated="7"/>
          <table:table-cell table:style-name="ce8"/>
          <table:table-cell table:style-name="ce1183" office:value-type="float" office:value="2453937" calcext:value-type="float" table:number-columns-spanned="10" table:number-rows-spanned="1">
            <text:p>2,453,937</text:p>
          </table:table-cell>
          <table:covered-table-cell table:number-columns-repeated="9"/>
          <table:table-cell table:style-name="ce1183" office:value-type="float" office:value="14423692" calcext:value-type="float" table:number-columns-spanned="10" table:number-rows-spanned="1">
            <text:p>14,423,692</text:p>
          </table:table-cell>
          <table:covered-table-cell table:number-columns-repeated="9"/>
          <table:table-cell table:style-name="ce8"/>
          <table:table-cell table:style-name="ce708" table:number-columns-spanned="4" table:number-rows-spanned="1"/>
          <table:covered-table-cell table:number-columns-repeated="3"/>
          <table:table-cell table:style-name="ce857" office:value-type="float" office:value="-38634976" calcext:value-type="float" table:number-columns-spanned="11" table:number-rows-spanned="1">
            <text:p>-38,634,976</text:p>
          </table:table-cell>
          <table:covered-table-cell table:number-columns-repeated="10"/>
          <table:table-cell table:style-name="ce8"/>
          <table:table-cell table:style-name="ce724" office:value-type="float" office:value="43265177" calcext:value-type="float" table:number-columns-spanned="37" table:number-rows-spanned="1">
            <text:p>43,265,177</text:p>
          </table:table-cell>
          <table:covered-table-cell table:number-columns-repeated="36"/>
          <table:table-cell table:style-name="ce10" office:value-type="string" calcext:value-type="string">
            <text:p>sh and Cash Equivalents, Beginning of Year <text:s text:c="22"/>20,844,117</text:p>
          </table:table-cell>
          <table:table-cell table:style-name="ce10" table:number-columns-repeated="4"/>
          <table:table-cell table:number-columns-repeated="16278"/>
        </table:table-row>
        <table:table-row table:style-name="ro28">
          <table:table-cell table:style-name="ce791" office:value-type="string" calcext:value-type="string" table:number-columns-spanned="101" table:number-rows-spanned="1">
            <text:p>ND OF YEAR                                                                    <text:span text:style-name="T59">$   25,257,138       $        836,447       $     3,966,106       $        4,459,971       $                     -       $     34,519,662       $   38,634,976</text:span></text:p>
          </table:table-cell>
          <table:covered-table-cell table:number-columns-repeated="100"/>
          <table:table-cell table:style-name="ce30" office:value-type="string" calcext:value-type="string">
            <text:p>ND OF YEAR <text:s text:c="67"/>$ <text:s text:c="2"/>25,257,138 <text:s text:c="6"/>$ <text:s text:c="7"/>836,447 <text:s text:c="6"/>$ <text:s text:c="4"/>3,966,106 <text:s text:c="6"/>$ <text:s text:c="7"/>4,459,971 <text:s text:c="6"/>$ <text:s text:c="20"/>- <text:s text:c="6"/>$ <text:s text:c="4"/>34,519,662 <text:s text:c="6"/>$ <text:s text:c="2"/>38,634,977</text:p>
          </table:table-cell>
          <table:table-cell table:style-name="ce30" table:number-columns-repeated="4"/>
          <table:table-cell table:number-columns-repeated="16278"/>
        </table:table-row>
        <table:table-row table:style-name="ro1">
          <table:table-cell table:style-name="ce431" table:number-columns-spanned="17" table:number-rows-spanned="1"/>
          <table:covered-table-cell table:number-columns-repeated="1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1187" table:number-columns-spanned="4" table:number-rows-spanned="1"/>
          <table:covered-table-cell table:number-columns-repeated="3"/>
          <table:table-cell table:style-name="ce8" table:number-columns-spanned="11" table:number-rows-spanned="1"/>
          <table:covered-table-cell table:number-columns-repeated="10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style-name="ce14" table:number-columns-repeated="5"/>
          <table:table-cell table:number-columns-repeated="16278"/>
        </table:table-row>
        <table:table-row table:style-name="ro29">
          <table:table-cell table:style-name="ce1276" office:value-type="string" calcext:value-type="string" table:number-columns-spanned="48" table:number-rows-spanned="1">
            <text:p>ASH FLOW INFORMATION</text:p>
            <text:p><text:span text:style-name="T59">Cash Paid for Interest, Net                                              $             9,075       $                     -       $                     -       $        5,285,723</text:span></text:p>
          </table:table-cell>
          <table:covered-table-cell table:number-columns-repeated="47"/>
          <table:table-cell table:style-name="ce703" office:value-type="string" calcext:value-type="string" table:number-columns-spanned="4" table:number-rows-spanned="1">
            <text:p>$</text:p>
          </table:table-cell>
          <table:covered-table-cell table:number-columns-repeated="3"/>
          <table:table-cell table:style-name="ce793" office:value-type="float" office:value="-5294798" calcext:value-type="float" table:number-columns-spanned="11" table:number-rows-spanned="1">
            <text:p>-$ 5,294,798</text:p>
          </table:table-cell>
          <table:covered-table-cell table:number-columns-repeated="10"/>
          <table:table-cell table:style-name="ce250"/>
          <table:table-cell table:style-name="ce794" office:value-type="float" office:value="7761957" calcext:value-type="float" table:number-columns-spanned="37" table:number-rows-spanned="1">
            <text:p>$ 7,761,957</text:p>
          </table:table-cell>
          <table:covered-table-cell table:number-columns-repeated="36"/>
          <table:table-cell table:style-name="ce31" office:value-type="string" calcext:value-type="string">
            <text:p>ASH FLOW INFORMATIONCash Paid for Interest, Net <text:s text:c="45"/>$ <text:s text:c="12"/>9,075 <text:s text:c="6"/>$ <text:s text:c="20"/>- <text:s text:c="6"/>$ <text:s text:c="20"/>- <text:s text:c="6"/>$ <text:s text:c="7"/>5,285,724</text:p>
          </table:table-cell>
          <table:table-cell table:style-name="ce31" table:number-columns-repeated="4"/>
          <table:table-cell table:number-columns-repeated="16278"/>
        </table:table-row>
        <table:table-row table:style-name="ro1">
          <table:table-cell table:style-name="ce1187" table:number-columns-spanned="17" table:number-rows-spanned="1"/>
          <table:covered-table-cell table:number-columns-repeated="1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1187" table:number-columns-spanned="4" table:number-rows-spanned="1"/>
          <table:covered-table-cell table:number-columns-repeated="3"/>
          <table:table-cell table:style-name="ce8" table:number-columns-spanned="11" table:number-rows-spanned="1"/>
          <table:covered-table-cell table:number-columns-repeated="6"/>
          <table:covered-table-cell>
            <draw:custom-shape draw:z-index="24" draw:name="Shape 43" draw:style-name="gr1" draw:text-style-name="P1" svg:width="5.1913in" svg:height="0.0346in" svg:x="0.5638in" svg:y="0.0276in">
              <text:p/>
              <draw:enhanced-geometry svg:viewBox="0 0 624840 36830" draw:text-areas="?f8 ?f10 ?f9 ?f11" draw:type="non-primitive" draw:enhanced-path="M 624840 24384 L 0 24384 0 36563 624840 36563 624840 24384 Z N M 624840 0 L 0 0 0 12179 624840 12179 62484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24840"/>
                <draw:equation draw:name="f7" draw:formula="?f4 / 3683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3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style-name="ce14" table:number-columns-repeated="5"/>
          <table:table-cell table:number-columns-repeated="16278"/>
        </table:table-row>
        <table:table-row table:style-name="ro22">
          <table:table-cell table:style-name="ce904" office:value-type="string" calcext:value-type="string" table:number-columns-spanned="17" table:number-rows-spanned="1">
            <text:p>Capitalized Interest <text:s text:c="57"/>$ <text:s text:c="20"/>-</text:p>
          </table:table-cell>
          <table:covered-table-cell table:number-columns-repeated="16"/>
          <table:table-cell table:style-name="ce509"/>
          <table:table-cell table:style-name="ce697" office:value-type="string" calcext:value-type="string" table:number-columns-spanned="8" table:number-rows-spanned="1">
            <text:p>$ <text:s text:c="20"/>-</text:p>
          </table:table-cell>
          <table:covered-table-cell table:number-columns-repeated="7"/>
          <table:table-cell table:style-name="ce509"/>
          <table:table-cell table:style-name="ce697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1186" office:value-type="float" office:value="28050" calcext:value-type="float" table:number-columns-spanned="10" table:number-rows-spanned="1">
            <text:p>$ 28,050</text:p>
          </table:table-cell>
          <table:covered-table-cell table:number-columns-repeated="9"/>
          <table:table-cell table:style-name="ce509"/>
          <table:table-cell table:style-name="ce699" office:value-type="string" calcext:value-type="string" table:number-columns-spanned="4" table:number-rows-spanned="1">
            <text:p>$</text:p>
          </table:table-cell>
          <table:covered-table-cell table:number-columns-repeated="3"/>
          <table:table-cell table:style-name="ce1192" office:value-type="float" office:value="-28050" calcext:value-type="float" table:number-columns-spanned="11" table:number-rows-spanned="1">
            <text:p>-$ 28,050</text:p>
          </table:table-cell>
          <table:covered-table-cell table:number-columns-repeated="6"/>
          <table:covered-table-cell>
            <draw:custom-shape draw:z-index="25" draw:name="Shape 44" draw:style-name="gr1" draw:text-style-name="P1" svg:width="5.1913in" svg:height="0.0354in" svg:x="0.5638in" svg:y="0.4303in">
              <text:p/>
              <draw:enhanced-geometry svg:viewBox="0 0 624840 37465" draw:text-areas="?f8 ?f10 ?f9 ?f11" draw:type="non-primitive" draw:enhanced-path="M 624840 25133 L 0 25133 0 37325 624840 37325 624840 25133 Z N M 624840 0 L 0 0 0 12179 624840 12179 62484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24840"/>
                <draw:equation draw:name="f7" draw:formula="?f4 / 374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3"/>
          <table:table-cell table:style-name="ce509"/>
          <table:table-cell table:style-name="ce790" office:value-type="float" office:value="28050" calcext:value-type="float" table:number-columns-spanned="37" table:number-rows-spanned="1">
            <text:p>$ 28,050</text:p>
          </table:table-cell>
          <table:covered-table-cell table:number-columns-repeated="36"/>
          <table:table-cell table:style-name="ce32" office:value-type="string" calcext:value-type="string">
            <text:p>Capitalized Interest <text:s text:c="57"/>$ <text:s text:c="20"/>-</text:p>
          </table:table-cell>
          <table:table-cell table:style-name="ce32" table:number-columns-repeated="4"/>
          <table:table-cell table:number-columns-repeated="16278"/>
        </table:table-row>
        <table:table-row table:style-name="ro1">
          <table:table-cell table:style-name="ce1187" table:number-columns-spanned="17" table:number-rows-spanned="1"/>
          <table:covered-table-cell table:number-columns-repeated="1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1187" table:number-columns-spanned="4" table:number-rows-spanned="1"/>
          <table:covered-table-cell table:number-columns-repeated="3"/>
          <table:table-cell table:style-name="ce8" table:number-columns-spanned="11" table:number-rows-spanned="1"/>
          <table:covered-table-cell table:number-columns-repeated="6"/>
          <table:covered-table-cell>
            <draw:custom-shape draw:z-index="26" draw:name="Shape 45" draw:style-name="gr1" draw:text-style-name="P1" svg:width="5.1913in" svg:height="0.0366in" svg:x="0.5638in" svg:y="0.1567in">
              <text:p/>
              <draw:enhanced-geometry svg:viewBox="0 0 624840 37465" draw:text-areas="?f8 ?f10 ?f9 ?f11" draw:type="non-primitive" draw:enhanced-path="M 624840 24371 L 0 24371 0 37325 624840 37325 624840 24371 Z N M 624840 0 L 0 0 0 12179 624840 12179 62484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24840"/>
                <draw:equation draw:name="f7" draw:formula="?f4 / 374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3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style-name="ce21" table:number-columns-repeated="5"/>
          <table:table-cell table:number-columns-repeated="16278"/>
        </table:table-row>
        <table:table-row table:style-name="ro18">
          <table:table-cell table:style-name="ce725" office:value-type="string" calcext:value-type="string" table:number-columns-spanned="76" table:number-rows-spanned="1">
            <text:p>NET INCREASE (DECREASE) IN</text:p>
            <text:p>C</text:p>
          </table:table-cell>
          <table:covered-table-cell table:number-columns-repeated="75"/>
          <table:table-cell table:number-columns-repeated="4"/>
          <table:table-cell table:style-name="ce725" office:value-type="string" calcext:value-type="string" table:number-columns-spanned="76" table:number-rows-spanned="1">
            <text:p>NET INCREASE (DECREASE) IN</text:p>
            <text:p>C</text:p>
          </table:table-cell>
          <table:covered-table-cell table:number-columns-repeated="75"/>
          <table:table-cell table:number-columns-repeated="16228"/>
        </table:table-row>
        <table:table-row table:style-name="ro11">
          <table:table-cell table:style-name="ce4" office:value-type="string" calcext:value-type="string" table:number-columns-spanned="76" table:number-rows-spanned="1">
            <text:p>Ca</text:p>
          </table:table-cell>
          <table:covered-table-cell table:number-columns-repeated="75"/>
          <table:table-cell table:number-columns-repeated="4"/>
          <table:table-cell table:style-name="ce4" office:value-type="string" calcext:value-type="string" table:number-columns-spanned="76" table:number-rows-spanned="1">
            <text:p>Ca</text:p>
          </table:table-cell>
          <table:covered-table-cell table:number-columns-repeated="75"/>
          <table:table-cell table:number-columns-repeated="16228"/>
        </table:table-row>
        <table:table-row table:style-name="ro18">
          <table:table-cell table:style-name="ce725" office:value-type="string" calcext:value-type="string" table:number-columns-spanned="76" table:number-rows-spanned="1">
            <text:p>CASH AND CASH EQUIVALENTS,</text:p>
            <text:p>E</text:p>
          </table:table-cell>
          <table:covered-table-cell table:number-columns-repeated="75"/>
          <table:table-cell table:number-columns-repeated="4"/>
          <table:table-cell table:style-name="ce725" office:value-type="string" calcext:value-type="string" table:number-columns-spanned="76" table:number-rows-spanned="1">
            <text:p>CASH AND CASH EQUIVALENTS,</text:p>
            <text:p>E</text:p>
          </table:table-cell>
          <table:covered-table-cell table:number-columns-repeated="75"/>
          <table:table-cell table:number-columns-repeated="16228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0" table:style-name="ta2">
        <table:shapes>
          <draw:custom-shape draw:z-index="2" draw:name="Shape 11" draw:style-name="gr2" draw:text-style-name="P2" svg:width="5.1701in" svg:height="0.0004in" svg:x="38.0902in" svg:y="19.7307in">
            <text:p/>
            <draw:enhanced-geometry svg:viewBox="0 0 4727353 360" draw:text-areas="?f8 ?f10 ?f9 ?f11" draw:type="non-primitive" draw:enhanced-path="M 0 0 L 472634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27353"/>
              <draw:equation draw:name="f7" draw:formula="?f4 / 360"/>
              <draw:equation draw:name="f8" draw:formula="0 / ?f6"/>
              <draw:equation draw:name="f9" draw:formula="4727353 / ?f6"/>
              <draw:equation draw:name="f10" draw:formula="0 / ?f7"/>
              <draw:equation draw:name="f11" draw:formula="360 / ?f7"/>
            </draw:enhanced-geometry>
          </draw:custom-shape>
          <draw:custom-shape draw:z-index="3" draw:name="Shape 12" draw:style-name="gr1" draw:text-style-name="P1" svg:width="5.1701in" svg:height="0.0122in" svg:x="38.0902in" svg:y="19.7307in">
            <text:p/>
            <draw:enhanced-geometry svg:viewBox="0 0 593725 12700" draw:text-areas="?f8 ?f10 ?f9 ?f11" draw:type="non-primitive" draw:enhanced-path="M 593598 0 L 0 0 0 12191 593598 12191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" draw:name="Shape 14" draw:style-name="gr2" draw:text-style-name="P2" svg:width="5.6295in" svg:height="0.0004in" svg:x="44.8409in" svg:y="19.7307in">
            <text:p/>
            <draw:enhanced-geometry svg:viewBox="0 0 5147745 360" draw:text-areas="?f8 ?f10 ?f9 ?f11" draw:type="non-primitive" draw:enhanced-path="M 0 0 L 5144708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47745"/>
              <draw:equation draw:name="f7" draw:formula="?f4 / 360"/>
              <draw:equation draw:name="f8" draw:formula="0 / ?f6"/>
              <draw:equation draw:name="f9" draw:formula="5147745 / ?f6"/>
              <draw:equation draw:name="f10" draw:formula="0 / ?f7"/>
              <draw:equation draw:name="f11" draw:formula="360 / ?f7"/>
            </draw:enhanced-geometry>
          </draw:custom-shape>
          <draw:custom-shape draw:z-index="5" draw:name="Shape 15" draw:style-name="gr1" draw:text-style-name="P1" svg:width="5.6299in" svg:height="0.0122in" svg:x="44.8469in" svg:y="19.7307in">
            <text:p/>
            <draw:enhanced-geometry svg:viewBox="0 0 645795 12700" draw:text-areas="?f8 ?f10 ?f9 ?f11" draw:type="non-primitive" draw:enhanced-path="M 645413 0 L 0 0 0 12191 645413 12191 64541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579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" draw:name="Shape 17" draw:style-name="gr2" draw:text-style-name="P2" svg:width="5.1701in" svg:height="0.0004in" svg:x="51.9161in" svg:y="19.7307in">
            <text:p/>
            <draw:enhanced-geometry svg:viewBox="0 0 4727353 360" draw:text-areas="?f8 ?f10 ?f9 ?f11" draw:type="non-primitive" draw:enhanced-path="M 0 0 L 472634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27353"/>
              <draw:equation draw:name="f7" draw:formula="?f4 / 360"/>
              <draw:equation draw:name="f8" draw:formula="0 / ?f6"/>
              <draw:equation draw:name="f9" draw:formula="4727353 / ?f6"/>
              <draw:equation draw:name="f10" draw:formula="0 / ?f7"/>
              <draw:equation draw:name="f11" draw:formula="360 / ?f7"/>
            </draw:enhanced-geometry>
          </draw:custom-shape>
          <draw:custom-shape draw:z-index="7" draw:name="Shape 18" draw:style-name="gr1" draw:text-style-name="P1" svg:width="5.1701in" svg:height="0.0122in" svg:x="51.9161in" svg:y="19.7307in">
            <text:p/>
            <draw:enhanced-geometry svg:viewBox="0 0 593725 12700" draw:text-areas="?f8 ?f10 ?f9 ?f11" draw:type="non-primitive" draw:enhanced-path="M 593598 0 L 0 0 0 12191 593598 12191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8" draw:name="Shape 20" draw:style-name="gr2" draw:text-style-name="P2" svg:width="5.4598in" svg:height="0.0004in" svg:x="57.5909in" svg:y="19.7307in">
            <text:p/>
            <draw:enhanced-geometry svg:viewBox="0 0 4992585 360" draw:text-areas="?f8 ?f10 ?f9 ?f11" draw:type="non-primitive" draw:enhanced-path="M 0 0 L 49885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92585"/>
              <draw:equation draw:name="f7" draw:formula="?f4 / 360"/>
              <draw:equation draw:name="f8" draw:formula="0 / ?f6"/>
              <draw:equation draw:name="f9" draw:formula="4992585 / ?f6"/>
              <draw:equation draw:name="f10" draw:formula="0 / ?f7"/>
              <draw:equation draw:name="f11" draw:formula="360 / ?f7"/>
            </draw:enhanced-geometry>
          </draw:custom-shape>
          <draw:custom-shape draw:z-index="9" draw:name="Shape 21" draw:style-name="gr1" draw:text-style-name="P1" svg:width="5.4508in" svg:height="0.0122in" svg:x="57.5969in" svg:y="19.7307in">
            <text:p/>
            <draw:enhanced-geometry svg:viewBox="0 0 624840 12700" draw:text-areas="?f8 ?f10 ?f9 ?f11" draw:type="non-primitive" draw:enhanced-path="M 624839 0 L 0 0 0 12191 624839 12191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0" draw:name="Shape 23" draw:style-name="gr2" draw:text-style-name="P2" svg:width="5.1701in" svg:height="0.0004in" svg:x="51.9161in" svg:y="20.5752in">
            <text:p/>
            <draw:enhanced-geometry svg:viewBox="0 0 4727353 360" draw:text-areas="?f8 ?f10 ?f9 ?f11" draw:type="non-primitive" draw:enhanced-path="M 0 0 L 472634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27353"/>
              <draw:equation draw:name="f7" draw:formula="?f4 / 360"/>
              <draw:equation draw:name="f8" draw:formula="0 / ?f6"/>
              <draw:equation draw:name="f9" draw:formula="4727353 / ?f6"/>
              <draw:equation draw:name="f10" draw:formula="0 / ?f7"/>
              <draw:equation draw:name="f11" draw:formula="360 / ?f7"/>
            </draw:enhanced-geometry>
          </draw:custom-shape>
          <draw:custom-shape draw:z-index="11" draw:name="Shape 24" draw:style-name="gr1" draw:text-style-name="P1" svg:width="5.1701in" svg:height="0.0122in" svg:x="51.9161in" svg:y="20.5752in">
            <text:p/>
            <draw:enhanced-geometry svg:viewBox="0 0 593725 12700" draw:text-areas="?f8 ?f10 ?f9 ?f11" draw:type="non-primitive" draw:enhanced-path="M 593598 0 L 0 0 0 12191 593598 12191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2" draw:name="Shape 26" draw:style-name="gr2" draw:text-style-name="P2" svg:width="5.4598in" svg:height="0.0004in" svg:x="57.5909in" svg:y="20.5752in">
            <text:p/>
            <draw:enhanced-geometry svg:viewBox="0 0 4992585 360" draw:text-areas="?f8 ?f10 ?f9 ?f11" draw:type="non-primitive" draw:enhanced-path="M 0 0 L 49885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92585"/>
              <draw:equation draw:name="f7" draw:formula="?f4 / 360"/>
              <draw:equation draw:name="f8" draw:formula="0 / ?f6"/>
              <draw:equation draw:name="f9" draw:formula="4992585 / ?f6"/>
              <draw:equation draw:name="f10" draw:formula="0 / ?f7"/>
              <draw:equation draw:name="f11" draw:formula="360 / ?f7"/>
            </draw:enhanced-geometry>
          </draw:custom-shape>
          <draw:custom-shape draw:z-index="13" draw:name="Shape 27" draw:style-name="gr1" draw:text-style-name="P1" svg:width="5.4508in" svg:height="0.0122in" svg:x="57.5969in" svg:y="20.5752in">
            <text:p/>
            <draw:enhanced-geometry svg:viewBox="0 0 624840 12700" draw:text-areas="?f8 ?f10 ?f9 ?f11" draw:type="non-primitive" draw:enhanced-path="M 624839 0 L 0 0 0 12191 624839 12191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4" draw:name="Shape 29" draw:style-name="gr2" draw:text-style-name="P2" svg:width="5.1701in" svg:height="0.0004in" svg:x="51.9161in" svg:y="20.6803in">
            <text:p/>
            <draw:enhanced-geometry svg:viewBox="0 0 4727353 360" draw:text-areas="?f8 ?f10 ?f9 ?f11" draw:type="non-primitive" draw:enhanced-path="M 0 0 L 472634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27353"/>
              <draw:equation draw:name="f7" draw:formula="?f4 / 360"/>
              <draw:equation draw:name="f8" draw:formula="0 / ?f6"/>
              <draw:equation draw:name="f9" draw:formula="4727353 / ?f6"/>
              <draw:equation draw:name="f10" draw:formula="0 / ?f7"/>
              <draw:equation draw:name="f11" draw:formula="360 / ?f7"/>
            </draw:enhanced-geometry>
          </draw:custom-shape>
          <draw:custom-shape draw:z-index="15" draw:name="Shape 30" draw:style-name="gr1" draw:text-style-name="P1" svg:width="5.1701in" svg:height="0.013in" svg:x="51.9161in" svg:y="20.6803in">
            <text:p/>
            <draw:enhanced-geometry svg:viewBox="0 0 593725 13335" draw:text-areas="?f8 ?f10 ?f9 ?f11" draw:type="non-primitive" draw:enhanced-path="M 593598 0 L 0 0 0 12953 593598 12953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6" draw:name="Shape 32" draw:style-name="gr2" draw:text-style-name="P2" svg:width="5.4598in" svg:height="0.0004in" svg:x="57.5909in" svg:y="20.6803in">
            <text:p/>
            <draw:enhanced-geometry svg:viewBox="0 0 4992585 360" draw:text-areas="?f8 ?f10 ?f9 ?f11" draw:type="non-primitive" draw:enhanced-path="M 0 0 L 49885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92585"/>
              <draw:equation draw:name="f7" draw:formula="?f4 / 360"/>
              <draw:equation draw:name="f8" draw:formula="0 / ?f6"/>
              <draw:equation draw:name="f9" draw:formula="4992585 / ?f6"/>
              <draw:equation draw:name="f10" draw:formula="0 / ?f7"/>
              <draw:equation draw:name="f11" draw:formula="360 / ?f7"/>
            </draw:enhanced-geometry>
          </draw:custom-shape>
          <draw:custom-shape draw:z-index="17" draw:name="Shape 33" draw:style-name="gr1" draw:text-style-name="P1" svg:width="5.4508in" svg:height="0.013in" svg:x="57.5969in" svg:y="20.6803in">
            <text:p/>
            <draw:enhanced-geometry svg:viewBox="0 0 624840 13335" draw:text-areas="?f8 ?f10 ?f9 ?f11" draw:type="non-primitive" draw:enhanced-path="M 624839 0 L 0 0 0 12953 624839 12953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8" draw:name="Shape 35" draw:style-name="gr2" draw:text-style-name="P2" svg:width="5.1701in" svg:height="0.0004in" svg:x="51.9161in" svg:y="20.785in">
            <text:p/>
            <draw:enhanced-geometry svg:viewBox="0 0 4727353 360" draw:text-areas="?f8 ?f10 ?f9 ?f11" draw:type="non-primitive" draw:enhanced-path="M 0 0 L 4726342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27353"/>
              <draw:equation draw:name="f7" draw:formula="?f4 / 360"/>
              <draw:equation draw:name="f8" draw:formula="0 / ?f6"/>
              <draw:equation draw:name="f9" draw:formula="4727353 / ?f6"/>
              <draw:equation draw:name="f10" draw:formula="0 / ?f7"/>
              <draw:equation draw:name="f11" draw:formula="360 / ?f7"/>
            </draw:enhanced-geometry>
          </draw:custom-shape>
          <draw:custom-shape draw:z-index="19" draw:name="Shape 36" draw:style-name="gr1" draw:text-style-name="P1" svg:width="5.1701in" svg:height="0.013in" svg:x="51.9161in" svg:y="20.785in">
            <text:p/>
            <draw:enhanced-geometry svg:viewBox="0 0 593725 13335" draw:text-areas="?f8 ?f10 ?f9 ?f11" draw:type="non-primitive" draw:enhanced-path="M 593598 0 L 0 0 0 12953 593598 12953 59359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3725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0" draw:name="Shape 38" draw:style-name="gr2" draw:text-style-name="P2" svg:width="5.4598in" svg:height="0.0004in" svg:x="57.5909in" svg:y="20.785in">
            <text:p/>
            <draw:enhanced-geometry svg:viewBox="0 0 4992585 360" draw:text-areas="?f8 ?f10 ?f9 ?f11" draw:type="non-primitive" draw:enhanced-path="M 0 0 L 49885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92585"/>
              <draw:equation draw:name="f7" draw:formula="?f4 / 360"/>
              <draw:equation draw:name="f8" draw:formula="0 / ?f6"/>
              <draw:equation draw:name="f9" draw:formula="4992585 / ?f6"/>
              <draw:equation draw:name="f10" draw:formula="0 / ?f7"/>
              <draw:equation draw:name="f11" draw:formula="360 / ?f7"/>
            </draw:enhanced-geometry>
          </draw:custom-shape>
          <draw:custom-shape draw:z-index="21" draw:name="Shape 39" draw:style-name="gr1" draw:text-style-name="P1" svg:width="5.4508in" svg:height="0.013in" svg:x="57.5969in" svg:y="20.785in">
            <text:p/>
            <draw:enhanced-geometry svg:viewBox="0 0 624840 13335" draw:text-areas="?f8 ?f10 ?f9 ?f11" draw:type="non-primitive" draw:enhanced-path="M 624839 0 L 0 0 0 12953 624839 12953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2" draw:name="Shape 41" draw:style-name="gr2" draw:text-style-name="P2" svg:width="5.4488in" svg:height="0.0004in" svg:x="57.9886in" svg:y="21.2921in">
            <text:p/>
            <draw:enhanced-geometry svg:viewBox="0 0 4982233 360" draw:text-areas="?f8 ?f10 ?f9 ?f11" draw:type="non-primitive" draw:enhanced-path="M 0 0 L 497819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82233"/>
              <draw:equation draw:name="f7" draw:formula="?f4 / 360"/>
              <draw:equation draw:name="f8" draw:formula="0 / ?f6"/>
              <draw:equation draw:name="f9" draw:formula="4982233 / ?f6"/>
              <draw:equation draw:name="f10" draw:formula="0 / ?f7"/>
              <draw:equation draw:name="f11" draw:formula="360 / ?f7"/>
            </draw:enhanced-geometry>
          </draw:custom-shape>
          <draw:custom-shape draw:z-index="23" draw:name="Shape 42" draw:style-name="gr1" draw:text-style-name="P1" svg:width="5.4398in" svg:height="0.013in" svg:x="57.9949in" svg:y="21.2921in">
            <text:p/>
            <draw:enhanced-geometry svg:viewBox="0 0 624840 13335" draw:text-areas="?f8 ?f10 ?f9 ?f11" draw:type="non-primitive" draw:enhanced-path="M 624839 0 L 0 0 0 12953 624839 12953 624839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24840"/>
              <draw:equation draw:name="f7" draw:formula="?f4 / 1333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table:shapes>
        <table:table-column table:style-name="co2" table:number-columns-repeated="16384" table:default-cell-style-name="ce1"/>
        <table:table-row table:style-name="ro11">
          <table:table-cell table:style-name="ce509" table:number-columns-spanned="26" table:number-rows-spanned="2"/>
          <table:covered-table-cell table:number-columns-repeated="25"/>
          <table:table-cell table:style-name="ce832" office:value-type="string" calcext:value-type="string" table:number-columns-spanned="11" table:number-rows-spanned="1">
            <text:p>Rocketship</text:p>
          </table:table-cell>
          <table:covered-table-cell table:number-columns-repeated="10"/>
          <table:table-cell table:style-name="ce509" table:number-columns-spanned="64" table:number-rows-spanned="2"/>
          <table:covered-table-cell table:number-columns-repeated="63"/>
          <table:table-cell table:number-columns-repeated="16283"/>
        </table:table-row>
        <table:table-row table:style-name="ro11">
          <table:covered-table-cell table:number-columns-repeated="26"/>
          <table:table-cell table:style-name="ce1195" office:value-type="string" calcext:value-type="string" table:number-columns-spanned="11" table:number-rows-spanned="1">
            <text:p>Education DC</text:p>
          </table:table-cell>
          <table:covered-table-cell table:number-columns-repeated="74"/>
          <table:table-cell table:number-columns-repeated="16283"/>
        </table:table-row>
        <table:table-row table:style-name="ro11">
          <table:table-cell table:style-name="ce877" office:value-type="string" calcext:value-type="string" table:number-columns-spanned="26" table:number-rows-spanned="1">
            <text:p>Rocketship</text:p>
          </table:table-cell>
          <table:covered-table-cell table:number-columns-repeated="25"/>
          <table:table-cell table:style-name="ce4" office:value-type="string" calcext:value-type="string" table:number-columns-spanned="11" table:number-rows-spanned="1">
            <text:p>Public</text:p>
          </table:table-cell>
          <table:covered-table-cell table:number-columns-repeated="10"/>
          <table:table-cell table:style-name="ce832" office:value-type="string" calcext:value-type="string" table:number-columns-spanned="64" table:number-rows-spanned="1">
            <text:p>Launchpad</text:p>
          </table:table-cell>
          <table:covered-table-cell table:number-columns-repeated="63"/>
          <table:table-cell table:number-columns-repeated="16283"/>
        </table:table-row>
        <table:table-row table:style-name="ro11">
          <table:table-cell table:style-name="ce873" office:value-type="string" calcext:value-type="string" table:number-columns-spanned="26" table:number-rows-spanned="1">
            <text:p>Rocketship <text:s text:c="11"/>Education</text:p>
          </table:table-cell>
          <table:covered-table-cell table:number-columns-repeated="25"/>
          <table:table-cell table:style-name="ce4" office:value-type="string" calcext:value-type="string" table:number-columns-spanned="11" table:number-rows-spanned="1">
            <text:p>Charter</text:p>
          </table:table-cell>
          <table:covered-table-cell table:number-columns-repeated="10"/>
          <table:table-cell table:style-name="ce1195" office:value-type="string" calcext:value-type="string" table:number-columns-spanned="64" table:number-rows-spanned="1">
            <text:p>Development <text:s text:c="44"/>2019 <text:s text:c="21"/>2018</text:p>
          </table:table-cell>
          <table:covered-table-cell table:number-columns-repeated="63"/>
          <table:table-cell table:number-columns-repeated="16283"/>
        </table:table-row>
        <table:table-row table:style-name="ro23">
          <table:table-cell table:style-name="ce875" office:value-type="string" calcext:value-type="string" table:number-columns-spanned="80" table:number-rows-spanned="1">
            <text:p>      Education    <text:span text:style-name="T59">  </text:span>   Wisconsin Inc.   <text:span text:style-name="T59">  </text:span>     School, Inc.    <text:span text:style-name="T59">  </text:span>       Company      <text:span text:style-name="T59">  </text:span>    Eliminations    <text:span text:style-name="T59">  </text:span>          Total           <text:span text:style-name="T59">  </text:span>          Total           </text:p>
            <text:p><text:span text:style-name="T58">ASSETS</text:span></text:p>
            <text:p><text:span text:style-name="T58">CURRENT ASSETS</text:span></text:p>
          </table:table-cell>
          <table:covered-table-cell table:number-columns-repeated="79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Cash and Cash Equivalents</text:p>
          </table:table-cell>
          <table:covered-table-cell table:number-columns-repeated="8"/>
          <table:table-cell table:style-name="ce1291" office:value-type="float" office:value="25257138" calcext:value-type="float" table:number-columns-spanned="7" table:number-rows-spanned="1">
            <text:p>$ 25,257,138</text:p>
          </table:table-cell>
          <table:covered-table-cell table:number-columns-repeated="6"/>
          <table:table-cell table:style-name="ce1291" office:value-type="float" office:value="836447" calcext:value-type="float" table:number-columns-spanned="10" table:number-rows-spanned="1">
            <text:p>$ 836,447</text:p>
          </table:table-cell>
          <table:covered-table-cell table:number-columns-repeated="9"/>
          <table:table-cell table:style-name="ce785" office:value-type="float" office:value="3966106" calcext:value-type="float" table:number-columns-spanned="11" table:number-rows-spanned="1">
            <text:p>$ 3,966,106</text:p>
          </table:table-cell>
          <table:covered-table-cell table:number-columns-repeated="10"/>
          <table:table-cell table:style-name="ce785" office:value-type="float" office:value="4459971" calcext:value-type="float" table:number-columns-spanned="10" table:number-rows-spanned="1">
            <text:p>$ 4,459,971</text:p>
          </table:table-cell>
          <table:covered-table-cell table:number-columns-repeated="9"/>
          <table:table-cell table:style-name="ce1195" office:value-type="string" calcext:value-type="string" table:number-columns-spanned="15" table:number-rows-spanned="1">
            <text:p>$ <text:s text:c="19"/>- <text:s text:c="5"/>$ <text:s text:c="4"/>34,519,662</text:p>
          </table:table-cell>
          <table:covered-table-cell table:number-columns-repeated="14"/>
          <table:table-cell table:style-name="ce866" office:value-type="float" office:value="38634976" calcext:value-type="float" table:number-columns-spanned="39" table:number-rows-spanned="1">
            <text:p>$ 38,634,976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Restricted Cash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31" office:value-type="float" office:value="12497822" calcext:value-type="float" table:number-columns-spanned="10" table:number-rows-spanned="1">
            <text:p>12,497,822</text:p>
          </table:table-cell>
          <table:covered-table-cell table:number-columns-repeated="9"/>
          <table:table-cell table:style-name="ce756" office:value-type="float" office:value="-12497822" calcext:value-type="float" table:number-columns-spanned="15" table:number-rows-spanned="1">
            <text:p>-12,497,822</text:p>
          </table:table-cell>
          <table:covered-table-cell table:number-columns-repeated="14"/>
          <table:table-cell table:style-name="ce1206" office:value-type="float" office:value="11363000" calcext:value-type="float" table:number-columns-spanned="39" table:number-rows-spanned="1">
            <text:p>11,363,000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Accounts Receivable</text:p>
          </table:table-cell>
          <table:covered-table-cell table:number-columns-repeated="8"/>
          <table:table-cell table:style-name="ce1293" office:value-type="float" office:value="11334420" calcext:value-type="float" table:number-columns-spanned="7" table:number-rows-spanned="1">
            <text:p>11,334,420</text:p>
          </table:table-cell>
          <table:covered-table-cell table:number-columns-repeated="6"/>
          <table:table-cell table:style-name="ce1293" office:value-type="float" office:value="503846" calcext:value-type="float" table:number-columns-spanned="10" table:number-rows-spanned="1">
            <text:p>503,846</text:p>
          </table:table-cell>
          <table:covered-table-cell table:number-columns-repeated="9"/>
          <table:table-cell table:style-name="ce1206" office:value-type="float" office:value="428358" calcext:value-type="float" table:number-columns-spanned="11" table:number-rows-spanned="1">
            <text:p>428,358</text:p>
          </table:table-cell>
          <table:covered-table-cell table:number-columns-repeated="10"/>
          <table:table-cell table:style-name="ce1206" office:value-type="float" office:value="976260" calcext:value-type="float" table:number-columns-spanned="10" table:number-rows-spanned="1">
            <text:p>976,260</text:p>
          </table:table-cell>
          <table:covered-table-cell table:number-columns-repeated="9"/>
          <table:table-cell table:style-name="ce756" office:value-type="float" office:value="-13242884" calcext:value-type="float" table:number-columns-spanned="15" table:number-rows-spanned="1">
            <text:p>-13,242,884</text:p>
          </table:table-cell>
          <table:covered-table-cell table:number-columns-repeated="14"/>
          <table:table-cell table:style-name="ce1206" office:value-type="float" office:value="9533421" calcext:value-type="float" table:number-columns-spanned="39" table:number-rows-spanned="1">
            <text:p>9,533,421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Grants Receivable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3" office:value-type="float" office:value="75000" calcext:value-type="float" table:number-columns-spanned="10" table:number-rows-spanned="1">
            <text:p>75,000</text:p>
          </table:table-cell>
          <table:covered-table-cell table:number-columns-repeated="9"/>
          <table:table-cell table:style-name="ce1206" office:value-type="float" office:value="100000" calcext:value-type="float" table:number-columns-spanned="11" table:number-rows-spanned="1">
            <text:p>100,000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756" office:value-type="float" office:value="-175000" calcext:value-type="float" table:number-columns-spanned="15" table:number-rows-spanned="1">
            <text:p>-175,000</text:p>
          </table:table-cell>
          <table:covered-table-cell table:number-columns-repeated="14"/>
          <table:table-cell table:style-name="ce1206" office:value-type="float" office:value="1404283" calcext:value-type="float" table:number-columns-spanned="39" table:number-rows-spanned="1">
            <text:p>1,404,283</text:p>
          </table:table-cell>
          <table:covered-table-cell table:number-columns-repeated="38"/>
          <table:table-cell table:number-columns-repeated="16283"/>
        </table:table-row>
        <table:table-row table:style-name="ro18">
          <table:table-cell table:style-name="ce867" office:value-type="string" calcext:value-type="string" table:number-columns-spanned="80" table:number-rows-spanned="1">
            <text:p>Prepaid Expenses and Deposits                      <text:span text:style-name="T60">        2,854,010  </text:span>  <text:span text:style-name="T60">                 84,272  </text:span>  <text:span text:style-name="T60">               38,031  </text:span>  <text:span text:style-name="T60">              636,327  </text:span>  <text:span text:style-name="T60">                        -  </text:span>  <text:span text:style-name="T60">           3,612,640  </text:span>  <text:span text:style-name="T60">           3,347,455  </text:span></text:p>
            <text:p>Total Current Assets                                     39,445,568               1,499,565             4,532,495            18,570,380                            -            64,048,008            64,283,135</text:p>
          </table:table-cell>
          <table:covered-table-cell table:number-columns-repeated="79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842" office:value-type="string" calcext:value-type="string" table:number-columns-spanned="80" table:number-rows-spanned="1">
            <text:p>LONG-TERM ASSETS</text:p>
          </table:table-cell>
          <table:covered-table-cell table:number-columns-repeated="79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Grants Receivable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77" office:value-type="string" calcext:value-type="string" table:number-columns-spanned="31" table:number-rows-spanned="1">
            <text:p>- <text:s text:c="28"/>- <text:s text:c="28"/>-</text:p>
          </table:table-cell>
          <table:covered-table-cell table:number-columns-repeated="30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56" office:value-type="float" office:value="75000" calcext:value-type="float" table:number-columns-spanned="39" table:number-rows-spanned="1">
            <text:p>75,000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Intracompany Receivable</text:p>
          </table:table-cell>
          <table:covered-table-cell table:number-columns-repeated="8"/>
          <table:table-cell table:style-name="ce1293" office:value-type="float" office:value="6573971" calcext:value-type="float" table:number-columns-spanned="7" table:number-rows-spanned="1">
            <text:p>6,573,971</text:p>
          </table:table-cell>
          <table:covered-table-cell table:number-columns-repeated="6"/>
          <table:table-cell table:style-name="ce777" office:value-type="string" calcext:value-type="string" table:number-columns-spanned="31" table:number-rows-spanned="1">
            <text:p>- <text:s text:c="28"/>- <text:s text:c="28"/>-</text:p>
          </table:table-cell>
          <table:covered-table-cell table:number-columns-repeated="30"/>
          <table:table-cell table:style-name="ce852" office:value-type="float" office:value="-6573971" calcext:value-type="float" table:number-columns-spanned="8" table:number-rows-spanned="1">
            <text:p>(6,573,971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47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Security Deposits</text:p>
          </table:table-cell>
          <table:covered-table-cell table:number-columns-repeated="8"/>
          <table:table-cell table:style-name="ce1293" office:value-type="float" office:value="426830" calcext:value-type="float" table:number-columns-spanned="7" table:number-rows-spanned="1">
            <text:p>426,830</text:p>
          </table:table-cell>
          <table:covered-table-cell table:number-columns-repeated="6"/>
          <table:table-cell table:style-name="ce777" office:value-type="string" calcext:value-type="string" table:number-columns-spanned="31" table:number-rows-spanned="1">
            <text:p>- <text:s text:c="28"/>- <text:s text:c="28"/>-</text:p>
          </table:table-cell>
          <table:covered-table-cell table:number-columns-repeated="30"/>
          <table:table-cell table:style-name="ce776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857" office:value-type="float" office:value="26830" calcext:value-type="float" table:number-columns-spanned="7" table:number-rows-spanned="1">
            <text:p>26,830</text:p>
          </table:table-cell>
          <table:covered-table-cell table:number-columns-repeated="6"/>
          <table:table-cell table:style-name="ce756" office:value-type="float" office:value="35795" calcext:value-type="float" table:number-columns-spanned="39" table:number-rows-spanned="1">
            <text:p>35,795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Deferred Rent Asset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71" office:value-type="float" office:value="-5776574" calcext:value-type="float" table:number-columns-spanned="31" table:number-rows-spanned="1">
            <text:p>-5,776,574</text:p>
          </table:table-cell>
          <table:covered-table-cell table:number-columns-repeated="5"/>
          <table:covered-table-cell>
            <draw:custom-shape draw:z-index="0" draw:name="Shape 8" draw:style-name="gr1" draw:text-style-name="P1" svg:width="41.6142in" svg:height="0.0244in" svg:x="0.5343in" svg:y="0.0606in">
              <text:p/>
              <draw:enhanced-geometry svg:viewBox="0 0 4779010 24765" draw:text-areas="?f8 ?f10 ?f9 ?f11" draw:type="non-primitive" draw:enhanced-path="M 601980 16764 L 0 16764 0 24384 601980 24384 601980 16764 Z N M 601980 0 L 0 0 0 8382 601980 8382 601980 0 Z N M 1323594 16764 L 640842 16764 640842 24384 1323594 24384 1323594 16764 Z N M 1323594 0 L 640842 0 640842 8382 1323594 8382 1323594 0 Z N M 2004822 16764 L 1361694 16764 1361694 24384 2004822 24384 2004822 16764 Z N M 2004822 0 L 1361694 0 1361694 8382 2004822 8382 2004822 0 Z N M 2706624 16764 L 2043684 16764 2043684 24384 2706624 24384 2706624 16764 Z N M 2706624 0 L 2043684 0 2043684 8382 2706624 8382 2706624 0 Z N M 3374898 16764 L 2745486 16764 2745486 24384 3374898 24384 3374898 16764 Z N M 3374898 0 L 2745486 0 2745486 8382 3374898 8382 3374898 0 Z N M 4076700 16764 L 3413760 16764 3413760 24384 4076700 24384 4076700 16764 Z N M 4076700 0 L 3413760 0 3413760 8382 4076700 8382 4076700 0 Z N M 4778502 16764 L 4115562 16764 4115562 24384 4778502 24384 4778502 16764 Z N M 4778502 0 L 4115562 0 4115562 8382 4778502 8382 4778502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779010"/>
                <draw:equation draw:name="f7" draw:formula="?f4 / 247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24"/>
          <table:table-cell table:style-name="ce852" office:value-type="float" office:value="-5776574" calcext:value-type="float" table:number-columns-spanned="8" table:number-rows-spanned="1">
            <text:p>(5,776,574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47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number-columns-repeated="16283"/>
        </table:table-row>
        <table:table-row table:style-name="ro18">
          <table:table-cell table:style-name="ce867" office:value-type="string" calcext:value-type="string" table:number-columns-spanned="80" table:number-rows-spanned="1">
            <text:p>Property, Plant, and Equipment, Net               <text:span text:style-name="T60">        4,979,099  </text:span>  <text:span text:style-name="T60">                 30,219  </text:span>  <text:span text:style-name="T60">                         -  </text:span>  <text:span text:style-name="T60">       135,791,381  </text:span>  <text:span text:style-name="T60">                        -  </text:span>  <text:span text:style-name="T60">       140,800,699  </text:span>  <text:span text:style-name="T60">       103,593,491  </text:span></text:p>
            <text:p>Total Long-Term Assets                         <text:span text:style-name="T60">      11,979,900  </text:span>  <text:span text:style-name="T60">                 30,219  </text:span>  <text:span text:style-name="T60">                         -  </text:span>  <text:span text:style-name="T60">       141,567,955  </text:span>  <text:span text:style-name="T60">      (12,750,545)</text:span>  <text:span text:style-name="T60">       140,827,529  </text:span>  <text:span text:style-name="T60">       103,704,286  </text:span></text:p>
          </table:table-cell>
          <table:covered-table-cell table:number-columns-repeated="79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868" office:value-type="string" calcext:value-type="string" table:number-columns-spanned="4" table:number-rows-spanned="1">
            <text:p>Total Assets</text:p>
          </table:table-cell>
          <table:covered-table-cell table:number-columns-repeated="3"/>
          <table:table-cell table:style-name="ce869" office:value-type="string" calcext:value-type="string" table:number-columns-spanned="12" table:number-rows-spanned="1">
            <text:p>$ <text:s/>51,425,468 <text:s text:c="5"/>$</text:p>
          </table:table-cell>
          <table:covered-table-cell table:number-columns-repeated="11"/>
          <table:table-cell table:style-name="ce844" office:value-type="float" office:value="1529784" calcext:value-type="float" table:number-columns-spanned="11" table:number-rows-spanned="1">
            <text:p>1,529,784 $</text:p>
          </table:table-cell>
          <table:covered-table-cell table:number-columns-repeated="10"/>
          <table:table-cell table:style-name="ce773" office:value-type="float" office:value="4532495" calcext:value-type="float" table:number-columns-spanned="8" table:number-rows-spanned="1">
            <text:p>4,532,495</text:p>
          </table:table-cell>
          <table:covered-table-cell table:number-columns-repeated="7"/>
          <table:table-cell table:style-name="ce1309" office:value-type="float" office:value="160138335" calcext:value-type="float" table:number-columns-spanned="10" table:number-rows-spanned="1">
            <text:p>$ 160,138,335</text:p>
          </table:table-cell>
          <table:covered-table-cell table:number-columns-repeated="9"/>
          <table:table-cell table:style-name="ce847" office:value-type="float" office:value="-12750545" calcext:value-type="float" table:number-columns-spanned="9" table:number-rows-spanned="1">
            <text:p>($ 12,750,545)</text:p>
          </table:table-cell>
          <table:covered-table-cell table:number-columns-repeated="8"/>
          <table:table-cell table:style-name="ce1309" office:value-type="float" office:value="204875537" calcext:value-type="float" table:number-columns-spanned="8" table:number-rows-spanned="1">
            <text:p>$ 204,875,537</text:p>
          </table:table-cell>
          <table:covered-table-cell table:number-columns-repeated="7"/>
          <table:table-cell table:style-name="ce1309" office:value-type="float" office:value="167987421" calcext:value-type="float" table:number-columns-spanned="18" table:number-rows-spanned="1">
            <text:p>$ 167,987,421</text:p>
          </table:table-cell>
          <table:covered-table-cell table:number-columns-repeated="17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861" office:value-type="string" calcext:value-type="string" table:number-columns-spanned="80" table:number-rows-spanned="1">
            <text:p>LIABILITIES AND NET ASSETS</text:p>
          </table:table-cell>
          <table:covered-table-cell table:number-columns-repeated="79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842" office:value-type="string" calcext:value-type="string" table:number-columns-spanned="80" table:number-rows-spanned="1">
            <text:p>CURRENT LIABILITIES</text:p>
          </table:table-cell>
          <table:covered-table-cell table:number-columns-repeated="79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Accounts Payable and Accrued Liabilities</text:p>
          </table:table-cell>
          <table:covered-table-cell table:number-columns-repeated="8"/>
          <table:table-cell table:style-name="ce1291" office:value-type="float" office:value="8578573" calcext:value-type="float" table:number-columns-spanned="7" table:number-rows-spanned="1">
            <text:p>$ 8,578,573</text:p>
          </table:table-cell>
          <table:covered-table-cell table:number-columns-repeated="6"/>
          <table:table-cell table:style-name="ce1291" office:value-type="float" office:value="326446" calcext:value-type="float" table:number-columns-spanned="10" table:number-rows-spanned="1">
            <text:p>$ 326,446</text:p>
          </table:table-cell>
          <table:covered-table-cell table:number-columns-repeated="9"/>
          <table:table-cell table:style-name="ce785" office:value-type="float" office:value="727239" calcext:value-type="float" table:number-columns-spanned="11" table:number-rows-spanned="1">
            <text:p>$ 727,239</text:p>
          </table:table-cell>
          <table:covered-table-cell table:number-columns-repeated="10"/>
          <table:table-cell table:style-name="ce785" office:value-type="float" office:value="1019955" calcext:value-type="float" table:number-columns-spanned="10" table:number-rows-spanned="1">
            <text:p>$ 1,019,955</text:p>
          </table:table-cell>
          <table:covered-table-cell table:number-columns-repeated="9"/>
          <table:table-cell table:style-name="ce1195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865" office:value-type="float" office:value="10652213" calcext:value-type="float" table:number-columns-spanned="7" table:number-rows-spanned="1">
            <text:p>$ 10,652,213</text:p>
          </table:table-cell>
          <table:covered-table-cell table:number-columns-repeated="6"/>
          <table:table-cell table:style-name="ce866" office:value-type="float" office:value="9728362" calcext:value-type="float" table:number-columns-spanned="39" table:number-rows-spanned="1">
            <text:p>$ 9,728,362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Accrued Interest</text:p>
          </table:table-cell>
          <table:covered-table-cell table:number-columns-repeated="8"/>
          <table:table-cell table:style-name="ce1293" office:value-type="float" office:value="115619" calcext:value-type="float" table:number-columns-spanned="7" table:number-rows-spanned="1">
            <text:p>115,619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06" office:value-type="float" office:value="629610" calcext:value-type="float" table:number-columns-spanned="10" table:number-rows-spanned="1">
            <text:p>629,610</text:p>
          </table:table-cell>
          <table:covered-table-cell table:number-columns-repeated="9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745229" calcext:value-type="float" table:number-columns-spanned="7" table:number-rows-spanned="1">
            <text:p>745,229</text:p>
          </table:table-cell>
          <table:covered-table-cell table:number-columns-repeated="6"/>
          <table:table-cell table:style-name="ce756" office:value-type="float" office:value="592457" calcext:value-type="float" table:number-columns-spanned="39" table:number-rows-spanned="1">
            <text:p>592,457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Deferred Rent Liability</text:p>
          </table:table-cell>
          <table:covered-table-cell table:number-columns-repeated="8"/>
          <table:table-cell table:style-name="ce1293" office:value-type="float" office:value="23574" calcext:value-type="float" table:number-columns-spanned="7" table:number-rows-spanned="1">
            <text:p>23,574</text:p>
          </table:table-cell>
          <table:covered-table-cell table:number-columns-repeated="6"/>
          <table:table-cell table:style-name="ce1293" office:value-type="float" office:value="1687" calcext:value-type="float" table:number-columns-spanned="10" table:number-rows-spanned="1">
            <text:p>1,687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776" office:value-type="float" office:value="-25261" calcext:value-type="float" table:number-columns-spanned="8" table:number-rows-spanned="1">
            <text:p>(25,261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47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Deferred Revenues</text:p>
          </table:table-cell>
          <table:covered-table-cell table:number-columns-repeated="8"/>
          <table:table-cell table:style-name="ce1293" office:value-type="float" office:value="912295" calcext:value-type="float" table:number-columns-spanned="7" table:number-rows-spanned="1">
            <text:p>912,295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756" office:value-type="float" office:value="9456" calcext:value-type="float" table:number-columns-spanned="10" table:number-rows-spanned="1">
            <text:p>9,456</text:p>
          </table:table-cell>
          <table:covered-table-cell table:number-columns-repeated="9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921751" calcext:value-type="float" table:number-columns-spanned="7" table:number-rows-spanned="1">
            <text:p>921,751</text:p>
          </table:table-cell>
          <table:covered-table-cell table:number-columns-repeated="6"/>
          <table:table-cell table:style-name="ce1206" office:value-type="float" office:value="1324670" calcext:value-type="float" table:number-columns-spanned="39" table:number-rows-spanned="1">
            <text:p>1,324,670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5" office:value-type="string" calcext:value-type="string" table:number-columns-spanned="80" table:number-rows-spanned="1">
            <text:p>Current Portion of Loans Payable                    <text:span text:style-name="T60">           775,000  </text:span>  <text:span text:style-name="T60">                           -  </text:span>  <text:span text:style-name="T60">                         -  </text:span>  <text:span text:style-name="T60">           2,915,122  </text:span>  <text:span text:style-name="T60">                        -  </text:span>  <text:span text:style-name="T60">           3,690,122  </text:span>  <text:span text:style-name="T60">           2,716,668  </text:span> Total Current Liabilities                                 10,405,061                  328,133                727,239              4,574,143                 (25,261)           16,009,315            14,362,157</text:p>
          </table:table-cell>
          <table:covered-table-cell table:number-columns-repeated="79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842" office:value-type="string" calcext:value-type="string" table:number-columns-spanned="80" table:number-rows-spanned="1">
            <text:p>LONG-TERM LIABILITIES</text:p>
          </table:table-cell>
          <table:covered-table-cell table:number-columns-repeated="79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Security Deposits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06" office:value-type="float" office:value="400000" calcext:value-type="float" table:number-columns-spanned="10" table:number-rows-spanned="1">
            <text:p>400,000</text:p>
          </table:table-cell>
          <table:covered-table-cell table:number-columns-repeated="9"/>
          <table:table-cell table:style-name="ce776" office:value-type="float" office:value="-400000" calcext:value-type="float" table:number-columns-spanned="8" table:number-rows-spanned="1">
            <text:p>(400,000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47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Accrued Interest</text:p>
          </table:table-cell>
          <table:covered-table-cell table:number-columns-repeated="8"/>
          <table:table-cell table:style-name="ce1293" office:value-type="float" office:value="166076" calcext:value-type="float" table:number-columns-spanned="7" table:number-rows-spanned="1">
            <text:p>166,076</text:p>
          </table:table-cell>
          <table:covered-table-cell table:number-columns-repeated="6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92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57" office:value-type="float" office:value="166076" calcext:value-type="float" table:number-columns-spanned="7" table:number-rows-spanned="1">
            <text:p>166,076</text:p>
          </table:table-cell>
          <table:covered-table-cell table:number-columns-repeated="6"/>
          <table:table-cell table:style-name="ce756" office:value-type="float" office:value="148825" calcext:value-type="float" table:number-columns-spanned="39" table:number-rows-spanned="1">
            <text:p>148,825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Deferred Rent Liability</text:p>
          </table:table-cell>
          <table:covered-table-cell table:number-columns-repeated="8"/>
          <table:table-cell table:style-name="ce1293" office:value-type="float" office:value="3927842" calcext:value-type="float" table:number-columns-spanned="7" table:number-rows-spanned="1">
            <text:p>3,927,842</text:p>
          </table:table-cell>
          <table:covered-table-cell table:number-columns-repeated="6"/>
          <table:table-cell table:style-name="ce1293" office:value-type="float" office:value="52774" calcext:value-type="float" table:number-columns-spanned="10" table:number-rows-spanned="1">
            <text:p>52,774</text:p>
          </table:table-cell>
          <table:covered-table-cell table:number-columns-repeated="9"/>
          <table:table-cell table:style-name="ce1231" office:value-type="float" office:value="2194222" calcext:value-type="float" table:number-columns-spanned="11" table:number-rows-spanned="1">
            <text:p>2,194,222</text:p>
          </table:table-cell>
          <table:covered-table-cell table:number-columns-repeated="10"/>
          <table:table-cell table:style-name="ce1231" office:value-type="float" office:value="4283327" calcext:value-type="float" table:number-columns-spanned="10" table:number-rows-spanned="1">
            <text:p>4,283,327</text:p>
          </table:table-cell>
          <table:covered-table-cell table:number-columns-repeated="9"/>
          <table:table-cell table:style-name="ce852" office:value-type="float" office:value="-5751313" calcext:value-type="float" table:number-columns-spanned="8" table:number-rows-spanned="1">
            <text:p>(5,751,313)</text:p>
          </table:table-cell>
          <table:covered-table-cell table:number-columns-repeated="7"/>
          <table:table-cell table:style-name="ce857" office:value-type="float" office:value="4706852" calcext:value-type="float" table:number-columns-spanned="7" table:number-rows-spanned="1">
            <text:p>4,706,852</text:p>
          </table:table-cell>
          <table:covered-table-cell table:number-columns-repeated="6"/>
          <table:table-cell table:style-name="ce1206" office:value-type="float" office:value="5917604" calcext:value-type="float" table:number-columns-spanned="39" table:number-rows-spanned="1">
            <text:p>5,917,604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9" table:number-rows-spanned="1">
            <text:p>Intracompany Payable</text:p>
          </table:table-cell>
          <table:covered-table-cell table:number-columns-repeated="8"/>
          <table:table-cell table:style-name="ce1292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93" office:value-type="float" office:value="3238269" calcext:value-type="float" table:number-columns-spanned="10" table:number-rows-spanned="1">
            <text:p>3,238,269</text:p>
          </table:table-cell>
          <table:covered-table-cell table:number-columns-repeated="9"/>
          <table:table-cell table:style-name="ce1231" office:value-type="float" office:value="3335702" calcext:value-type="float" table:number-columns-spanned="11" table:number-rows-spanned="1">
            <text:p>3,335,702</text:p>
          </table:table-cell>
          <table:covered-table-cell table:number-columns-repeated="10"/>
          <table:table-cell table:style-name="ce1292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2" office:value-type="float" office:value="-6573971" calcext:value-type="float" table:number-columns-spanned="8" table:number-rows-spanned="1">
            <text:p>(6,573,971)</text:p>
          </table:table-cell>
          <table:covered-table-cell table:number-columns-repeated="7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747" office:value-type="string" calcext:value-type="string" table:number-columns-spanned="39" table:number-rows-spanned="1">
            <text:p>-</text:p>
          </table:table-cell>
          <table:covered-table-cell table:number-columns-repeated="38"/>
          <table:table-cell table:number-columns-repeated="16283"/>
        </table:table-row>
        <table:table-row table:style-name="ro11">
          <table:table-cell table:style-name="ce5" office:value-type="string" calcext:value-type="string" table:number-columns-spanned="80" table:number-rows-spanned="1">
            <text:p>Loans Payable                                                  <text:span text:style-name="T60">        1,562,500  </text:span>  <text:span text:style-name="T60">                           -  </text:span>  <text:span text:style-name="T60">                         -  </text:span>  <text:span text:style-name="T60">       158,346,222  </text:span>  <text:span text:style-name="T60">                        -  </text:span>  <text:span text:style-name="T60">       159,908,722  </text:span>  <text:span text:style-name="T60">       126,675,229  </text:span> Total Long-Term Liabilities                             5,656,418               3,291,043             5,529,924          163,029,549          (12,725,284)         164,781,650          132,741,658</text:p>
          </table:table-cell>
          <table:covered-table-cell table:number-columns-repeated="28"/>
          <table:covered-table-cell>
            <draw:custom-shape draw:z-index="1" draw:name="Shape 9" draw:style-name="gr1" draw:text-style-name="P1" svg:width="41.6146in" svg:height="0.0244in" svg:x="0.1165in" svg:y="0.0807in">
              <text:p/>
              <draw:enhanced-geometry svg:viewBox="0 0 4779010 24765" draw:text-areas="?f8 ?f10 ?f9 ?f11" draw:type="non-primitive" draw:enhanced-path="M 601980 16002 L 0 16002 0 24384 601980 24384 601980 16002 Z N M 601980 0 L 0 0 0 8382 601980 8382 601980 0 Z N M 1323594 16002 L 640842 16002 640842 24384 1323594 24384 1323594 16002 Z N M 1323594 0 L 640842 0 640842 8382 1323594 8382 1323594 0 Z N M 2004822 16002 L 1361694 16002 1361694 24384 2004822 24384 2004822 16002 Z N M 2004822 0 L 1361694 0 1361694 8382 2004822 8382 2004822 0 Z N M 2706624 16002 L 2043684 16002 2043684 24384 2706624 24384 2706624 16002 Z N M 2706624 0 L 2043684 0 2043684 8382 2706624 8382 2706624 0 Z N M 3374898 16002 L 2745486 16002 2745486 24384 3374898 24384 3374898 16002 Z N M 3374898 0 L 2745486 0 2745486 8382 3374898 8382 3374898 0 Z N M 4076700 16002 L 3413760 16002 3413760 24384 4076700 24384 4076700 16002 Z N M 4076700 0 L 3413760 0 3413760 8382 4076700 8382 4076700 0 Z N M 4778502 16002 L 4115562 16002 4115562 24384 4778502 24384 4778502 16002 Z N M 4778502 0 L 4115562 0 4115562 8382 4778502 8382 4778502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779010"/>
                <draw:equation draw:name="f7" draw:formula="?f4 / 247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covered-table-cell table:number-columns-repeated="50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23">
          <table:table-cell table:style-name="ce842" office:value-type="string" calcext:value-type="string" table:number-columns-spanned="80" table:number-rows-spanned="1">
            <text:p>NET ASSETS</text:p>
            <text:p><text:span text:style-name="T59">Without Donor Restriction                                      35,363,989              (2,176,842)           (1,824,668)            (7,465,357)                           -            23,897,122            19,896,476</text:span></text:p>
            <text:p><text:span text:style-name="T59">With Donor Restriction                                     </text:span><text:span text:style-name="T61">                       -  </text:span><text:span text:style-name="T62">  </text:span><text:span text:style-name="T61">                 87,450  </text:span><text:span text:style-name="T62">  </text:span><text:span text:style-name="T61">             100,000  </text:span><text:span text:style-name="T62">  </text:span><text:span text:style-name="T61">                          -  </text:span><text:span text:style-name="T62">  </text:span><text:span text:style-name="T61">                        -  </text:span><text:span text:style-name="T62">  </text:span><text:span text:style-name="T61">              187,450  </text:span><text:span text:style-name="T62">  </text:span><text:span text:style-name="T61">              987,130  </text:span><text:span text:style-name="T62"> Total Net Assets                                            </text:span><text:span text:style-name="T61">      35,363,989  </text:span><text:span text:style-name="T62">  </text:span><text:span text:style-name="T61">          (2,089,392)</text:span><text:span text:style-name="T62">  </text:span><text:span text:style-name="T61">        (1,724,668)</text:span><text:span text:style-name="T62">  </text:span><text:span text:style-name="T61">         (7,465,357)</text:span><text:span text:style-name="T62">  </text:span><text:span text:style-name="T61">                        -  </text:span><text:span text:style-name="T62">  </text:span><text:span text:style-name="T61">         24,084,572  </text:span><text:span text:style-name="T62">  </text:span><text:span text:style-name="T61">         20,883,606  </text:span></text:p>
          </table:table-cell>
          <table:covered-table-cell table:number-columns-repeated="79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7" office:value-type="string" calcext:value-type="string" table:number-columns-spanned="5" table:number-rows-spanned="1">
            <text:p>Total Liabilities And Net Assets</text:p>
          </table:table-cell>
          <table:covered-table-cell table:number-columns-repeated="4"/>
          <table:table-cell table:style-name="ce7" office:value-type="string" calcext:value-type="string" table:number-columns-spanned="11" table:number-rows-spanned="1">
            <text:p>$ <text:s/>51,425,468 <text:s text:c="5"/>$</text:p>
          </table:table-cell>
          <table:covered-table-cell table:number-columns-repeated="10"/>
          <table:table-cell table:style-name="ce844" office:value-type="float" office:value="1529784" calcext:value-type="float" table:number-columns-spanned="11" table:number-rows-spanned="1">
            <text:p>1,529,784 $</text:p>
          </table:table-cell>
          <table:covered-table-cell table:number-columns-repeated="10"/>
          <table:table-cell table:style-name="ce773" office:value-type="float" office:value="4532495" calcext:value-type="float" table:number-columns-spanned="8" table:number-rows-spanned="1">
            <text:p>4,532,495</text:p>
          </table:table-cell>
          <table:covered-table-cell table:number-columns-repeated="7"/>
          <table:table-cell table:style-name="ce1309" office:value-type="float" office:value="160138335" calcext:value-type="float" table:number-columns-spanned="10" table:number-rows-spanned="1">
            <text:p>$ 160,138,335</text:p>
          </table:table-cell>
          <table:covered-table-cell table:number-columns-repeated="9"/>
          <table:table-cell table:style-name="ce847" office:value-type="float" office:value="-12750545" calcext:value-type="float" table:number-columns-spanned="9" table:number-rows-spanned="1">
            <text:p>($ 12,750,545)</text:p>
          </table:table-cell>
          <table:covered-table-cell table:number-columns-repeated="8"/>
          <table:table-cell table:style-name="ce1309" office:value-type="float" office:value="204875537" calcext:value-type="float" table:number-columns-spanned="8" table:number-rows-spanned="1">
            <text:p>$ 204,875,537</text:p>
          </table:table-cell>
          <table:covered-table-cell table:number-columns-repeated="7"/>
          <table:table-cell table:style-name="ce1309" office:value-type="float" office:value="167987421" calcext:value-type="float" table:number-columns-spanned="18" table:number-rows-spanned="1">
            <text:p>$ 167,987,421</text:p>
          </table:table-cell>
          <table:covered-table-cell table:number-columns-repeated="17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">
          <table:table-cell table:number-columns-repeated="16384"/>
        </table:table-row>
        <table:table-row table:style-name="ro8">
          <table:table-cell table:style-name="ce766" office:value-type="string" calcext:value-type="string" table:number-columns-spanned="80" table:number-rows-spanned="1">
            <text:p>CONSOLIDATED STATEMENT OF ACTIVITIES YEAR ENDED JUNE 30, 2019</text:p>
            <text:p><text:span text:style-name="T56">(WITH COMPARATIVE TOTALS FOR JUNE 30, 2018)</text:span></text:p>
          </table:table-cell>
          <table:covered-table-cell table:number-columns-repeated="79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23">
          <table:table-cell table:style-name="ce250" table:number-columns-spanned="13" table:number-rows-spanned="1"/>
          <table:covered-table-cell table:number-columns-repeated="12"/>
          <table:table-cell table:style-name="ce741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250"/>
          <table:table-cell table:style-name="ce1203" office:value-type="string" calcext:value-type="string" table:number-columns-spanned="8" table:number-rows-spanned="1">
            <text:p>Rocketship Education</text:p>
            <text:p>Wisconsin Inc.</text:p>
          </table:table-cell>
          <table:covered-table-cell table:number-columns-repeated="7"/>
          <table:table-cell table:style-name="ce250"/>
          <table:table-cell table:style-name="ce1203" office:value-type="string" calcext:value-type="string" table:number-columns-spanned="9" table:number-rows-spanned="1">
            <text:p>Rocketship</text:p>
            <text:p>Education DC Public Charter</text:p>
            <text:p>School, Inc.</text:p>
          </table:table-cell>
          <table:covered-table-cell table:number-columns-repeated="8"/>
          <table:table-cell table:style-name="ce250"/>
          <table:table-cell table:style-name="ce1203" office:value-type="string" calcext:value-type="string" table:number-columns-spanned="8" table:number-rows-spanned="1">
            <text:p>Launchpad Development</text:p>
            <text:p>Company</text:p>
          </table:table-cell>
          <table:covered-table-cell table:number-columns-repeated="7"/>
          <table:table-cell table:style-name="ce250"/>
          <table:table-cell table:style-name="ce841" office:value-type="string" calcext:value-type="string" table:number-columns-spanned="6" table:number-rows-spanned="1">
            <text:p>Eliminations</text:p>
          </table:table-cell>
          <table:covered-table-cell table:number-columns-repeated="5"/>
          <table:table-cell table:style-name="ce250"/>
          <table:table-cell table:style-name="ce1235" office:value-type="string" calcext:value-type="string" table:number-columns-spanned="8" table:number-rows-spanned="1">
            <text:p>2019</text:p>
            <text:p>Total</text:p>
          </table:table-cell>
          <table:covered-table-cell table:number-columns-repeated="7"/>
          <table:table-cell table:style-name="ce1235" office:value-type="string" calcext:value-type="string" table:number-columns-spanned="10" table:number-rows-spanned="1">
            <text:p>2018</text:p>
            <text:p>Total</text:p>
          </table:table-cell>
          <table:covered-table-cell table:number-columns-repeated="9"/>
          <table:table-cell table:style-name="ce1195" table:number-columns-spanned="6" table:number-rows-spanned="1"/>
          <table:covered-table-cell table:number-columns-repeated="5"/>
          <table:table-cell table:style-name="ce250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830" office:value-type="string" calcext:value-type="string" table:number-columns-spanned="13" table:number-rows-spanned="1">
            <text:p>NET ASSETS WITHOUT DONOR RESTRICTIONS</text:p>
          </table:table-cell>
          <table:covered-table-cell table:number-columns-repeated="12"/>
          <table:table-cell table:style-name="ce1191" table:number-columns-spanned="7" table:number-rows-spanned="1"/>
          <table:covered-table-cell table:number-columns-repeated="6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509"/>
          <table:table-cell table:style-name="ce1191" table:number-columns-spanned="9" table:number-rows-spanned="1"/>
          <table:covered-table-cell table:number-columns-repeated="8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509"/>
          <table:table-cell table:style-name="ce1191" table:number-columns-spanned="6" table:number-rows-spanned="1"/>
          <table:covered-table-cell table:number-columns-repeated="5"/>
          <table:table-cell table:style-name="ce509"/>
          <table:table-cell table:style-name="ce1191" table:number-columns-spanned="8" table:number-rows-spanned="1"/>
          <table:covered-table-cell table:number-columns-repeated="7"/>
          <table:table-cell table:style-name="ce1191" table:number-columns-spanned="10" table:number-rows-spanned="1"/>
          <table:covered-table-cell table:number-columns-repeated="9"/>
          <table:table-cell table:style-name="ce509" table:number-columns-spanned="6" table:number-rows-spanned="1"/>
          <table:covered-table-cell table:number-columns-repeated="5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8">
          <table:table-cell table:style-name="ce6" office:value-type="string" calcext:value-type="string" table:number-columns-spanned="13" table:number-rows-spanned="1">
            <text:p>REVENUES</text:p>
            <text:p><text:span text:style-name="T59">LCFF State Aid &amp; Property Tax Revenue</text:span></text:p>
          </table:table-cell>
          <table:covered-table-cell table:number-columns-repeated="12"/>
          <table:table-cell table:style-name="ce1192" office:value-type="float" office:value="63871048" calcext:value-type="float" table:number-columns-spanned="7" table:number-rows-spanned="1">
            <text:p>$ 63,871,048</text:p>
          </table:table-cell>
          <table:covered-table-cell table:number-columns-repeated="6"/>
          <table:table-cell table:style-name="ce509"/>
          <table:table-cell table:style-name="ce1204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9" table:number-rows-spanned="1">
            <text:p>$ <text:s text:c="19"/>-</text:p>
          </table:table-cell>
          <table:covered-table-cell table:number-columns-repeated="8"/>
          <table:table-cell table:style-name="ce509"/>
          <table:table-cell table:style-name="ce1204" office:value-type="string" calcext:value-type="string" table:number-columns-spanned="8" table:number-rows-spanned="1">
            <text:p>$ <text:s text:c="19"/>-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6" table:number-rows-spanned="1">
            <text:p>$ <text:s text:c="19"/>-</text:p>
          </table:table-cell>
          <table:covered-table-cell table:number-columns-repeated="5"/>
          <table:table-cell table:style-name="ce509"/>
          <table:table-cell table:style-name="ce1192" office:value-type="float" office:value="63871048" calcext:value-type="float" table:number-columns-spanned="8" table:number-rows-spanned="1">
            <text:p>$ 63,871,048</text:p>
          </table:table-cell>
          <table:covered-table-cell table:number-columns-repeated="7"/>
          <table:table-cell table:style-name="ce1192" office:value-type="float" office:value="54505286" calcext:value-type="float" table:number-columns-spanned="10" table:number-rows-spanned="1">
            <text:p>$ 54,505,286</text:p>
          </table:table-cell>
          <table:covered-table-cell table:number-columns-repeated="9"/>
          <table:table-cell table:style-name="ce509" table:number-columns-spanned="6" table:number-rows-spanned="1"/>
          <table:covered-table-cell table:number-columns-repeated="5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4" office:value-type="string" calcext:value-type="string" table:number-columns-spanned="13" table:number-rows-spanned="1">
            <text:p>Apportionment Revenue</text:p>
          </table:table-cell>
          <table:covered-table-cell table:number-columns-repeated="12"/>
          <table:table-cell table:style-name="ce857" office:value-type="float" office:value="10047047" calcext:value-type="float" table:number-columns-spanned="7" table:number-rows-spanned="1">
            <text:p>10,047,047</text:p>
          </table:table-cell>
          <table:covered-table-cell table:number-columns-repeated="6"/>
          <table:table-cell table:style-name="ce8"/>
          <table:table-cell table:style-name="ce857" office:value-type="float" office:value="4671498" calcext:value-type="float" table:number-columns-spanned="8" table:number-rows-spanned="1">
            <text:p>4,671,498</text:p>
          </table:table-cell>
          <table:covered-table-cell table:number-columns-repeated="7"/>
          <table:table-cell table:style-name="ce8"/>
          <table:table-cell table:style-name="ce857" office:value-type="float" office:value="15241852" calcext:value-type="float" table:number-columns-spanned="9" table:number-rows-spanned="1">
            <text:p>15,241,852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29960397" calcext:value-type="float" table:number-columns-spanned="8" table:number-rows-spanned="1">
            <text:p>29,960,397</text:p>
          </table:table-cell>
          <table:covered-table-cell table:number-columns-repeated="7"/>
          <table:table-cell table:style-name="ce857" office:value-type="float" office:value="24205579" calcext:value-type="float" table:number-columns-spanned="10" table:number-rows-spanned="1">
            <text:p>24,205,579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4" office:value-type="string" calcext:value-type="string" table:number-columns-spanned="13" table:number-rows-spanned="1">
            <text:p>Other State Revenue</text:p>
          </table:table-cell>
          <table:covered-table-cell table:number-columns-repeated="12"/>
          <table:table-cell table:style-name="ce857" office:value-type="float" office:value="15179128" calcext:value-type="float" table:number-columns-spanned="7" table:number-rows-spanned="1">
            <text:p>15,179,128</text:p>
          </table:table-cell>
          <table:covered-table-cell table:number-columns-repeated="6"/>
          <table:table-cell table:style-name="ce8"/>
          <table:table-cell table:style-name="ce857" office:value-type="float" office:value="126624" calcext:value-type="float" table:number-columns-spanned="8" table:number-rows-spanned="1">
            <text:p>126,624</text:p>
          </table:table-cell>
          <table:covered-table-cell table:number-columns-repeated="7"/>
          <table:table-cell table:style-name="ce8"/>
          <table:table-cell table:style-name="ce857" office:value-type="float" office:value="6035843" calcext:value-type="float" table:number-columns-spanned="9" table:number-rows-spanned="1">
            <text:p>6,035,843</text:p>
          </table:table-cell>
          <table:covered-table-cell table:number-columns-repeated="8"/>
          <table:table-cell table:style-name="ce8"/>
          <table:table-cell table:style-name="ce8" table:number-columns-spanned="8" table:number-rows-spanned="1"/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21341595" calcext:value-type="float" table:number-columns-spanned="8" table:number-rows-spanned="1">
            <text:p>21,341,595</text:p>
          </table:table-cell>
          <table:covered-table-cell table:number-columns-repeated="7"/>
          <table:table-cell table:style-name="ce857" office:value-type="float" office:value="14517185" calcext:value-type="float" table:number-columns-spanned="10" table:number-rows-spanned="1">
            <text:p>14,517,185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4" office:value-type="string" calcext:value-type="string" table:number-columns-spanned="13" table:number-rows-spanned="1">
            <text:p>Federal Revenue</text:p>
          </table:table-cell>
          <table:covered-table-cell table:number-columns-repeated="12"/>
          <table:table-cell table:style-name="ce857" office:value-type="float" office:value="10300145" calcext:value-type="float" table:number-columns-spanned="7" table:number-rows-spanned="1">
            <text:p>10,300,145</text:p>
          </table:table-cell>
          <table:covered-table-cell table:number-columns-repeated="6"/>
          <table:table-cell table:style-name="ce8"/>
          <table:table-cell table:style-name="ce857" office:value-type="float" office:value="1268547" calcext:value-type="float" table:number-columns-spanned="8" table:number-rows-spanned="1">
            <text:p>1,268,547</text:p>
          </table:table-cell>
          <table:covered-table-cell table:number-columns-repeated="7"/>
          <table:table-cell table:style-name="ce8"/>
          <table:table-cell table:style-name="ce857" office:value-type="float" office:value="1405458" calcext:value-type="float" table:number-columns-spanned="9" table:number-rows-spanned="1">
            <text:p>1,405,458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12974150" calcext:value-type="float" table:number-columns-spanned="8" table:number-rows-spanned="1">
            <text:p>12,974,150</text:p>
          </table:table-cell>
          <table:covered-table-cell table:number-columns-repeated="7"/>
          <table:table-cell table:style-name="ce857" office:value-type="float" office:value="12951747" calcext:value-type="float" table:number-columns-spanned="10" table:number-rows-spanned="1">
            <text:p>12,951,747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4" office:value-type="string" calcext:value-type="string" table:number-columns-spanned="13" table:number-rows-spanned="1">
            <text:p>Other Local Revenue</text:p>
          </table:table-cell>
          <table:covered-table-cell table:number-columns-repeated="12"/>
          <table:table-cell table:style-name="ce857" office:value-type="float" office:value="4989452" calcext:value-type="float" table:number-columns-spanned="7" table:number-rows-spanned="1">
            <text:p>4,989,452</text:p>
          </table:table-cell>
          <table:covered-table-cell table:number-columns-repeated="6"/>
          <table:table-cell table:style-name="ce8"/>
          <table:table-cell table:style-name="ce857" office:value-type="float" office:value="10459" calcext:value-type="float" table:number-columns-spanned="8" table:number-rows-spanned="1">
            <text:p>10,459</text:p>
          </table:table-cell>
          <table:covered-table-cell table:number-columns-repeated="7"/>
          <table:table-cell table:style-name="ce8"/>
          <table:table-cell table:style-name="ce857" office:value-type="float" office:value="1845631" calcext:value-type="float" table:number-columns-spanned="9" table:number-rows-spanned="1">
            <text:p>1,845,631</text:p>
          </table:table-cell>
          <table:covered-table-cell table:number-columns-repeated="8"/>
          <table:table-cell table:style-name="ce8"/>
          <table:table-cell table:style-name="ce857" office:value-type="float" office:value="17783774" calcext:value-type="float" table:number-columns-spanned="8" table:number-rows-spanned="1">
            <text:p>17,783,774</text:p>
          </table:table-cell>
          <table:covered-table-cell table:number-columns-repeated="7"/>
          <table:table-cell table:style-name="ce8"/>
          <table:table-cell table:style-name="ce1211" office:value-type="float" office:value="-20690957" calcext:value-type="float" table:number-columns-spanned="6" table:number-rows-spanned="1">
            <text:p>(20,690,957)</text:p>
          </table:table-cell>
          <table:covered-table-cell table:number-columns-repeated="5"/>
          <table:table-cell table:style-name="ce8"/>
          <table:table-cell table:style-name="ce857" office:value-type="float" office:value="3938359" calcext:value-type="float" table:number-columns-spanned="8" table:number-rows-spanned="1">
            <text:p>3,938,359</text:p>
          </table:table-cell>
          <table:covered-table-cell table:number-columns-repeated="7"/>
          <table:table-cell table:style-name="ce857" office:value-type="float" office:value="7440059" calcext:value-type="float" table:number-columns-spanned="10" table:number-rows-spanned="1">
            <text:p>7,440,059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4" office:value-type="string" calcext:value-type="string" table:number-columns-spanned="13" table:number-rows-spanned="1">
            <text:p>Contributions</text:p>
          </table:table-cell>
          <table:covered-table-cell table:number-columns-repeated="12"/>
          <table:table-cell table:style-name="ce857" office:value-type="float" office:value="4661427" calcext:value-type="float" table:number-columns-spanned="7" table:number-rows-spanned="1">
            <text:p>4,661,427</text:p>
          </table:table-cell>
          <table:covered-table-cell table:number-columns-repeated="6"/>
          <table:table-cell table:style-name="ce8"/>
          <table:table-cell table:style-name="ce857" office:value-type="float" office:value="237061" calcext:value-type="float" table:number-columns-spanned="8" table:number-rows-spanned="1">
            <text:p>237,061</text:p>
          </table:table-cell>
          <table:covered-table-cell table:number-columns-repeated="7"/>
          <table:table-cell table:style-name="ce8"/>
          <table:table-cell table:style-name="ce857" office:value-type="float" office:value="562661" calcext:value-type="float" table:number-columns-spanned="9" table:number-rows-spanned="1">
            <text:p>562,661</text:p>
          </table:table-cell>
          <table:covered-table-cell table:number-columns-repeated="8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857" office:value-type="float" office:value="5461149" calcext:value-type="float" table:number-columns-spanned="8" table:number-rows-spanned="1">
            <text:p>5,461,149</text:p>
          </table:table-cell>
          <table:covered-table-cell table:number-columns-repeated="7"/>
          <table:table-cell table:style-name="ce857" office:value-type="float" office:value="8006858" calcext:value-type="float" table:number-columns-spanned="10" table:number-rows-spanned="1">
            <text:p>8,006,858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4" office:value-type="string" calcext:value-type="string" table:number-columns-spanned="13" table:number-rows-spanned="1">
            <text:p>Amounts Released from Restriction</text:p>
          </table:table-cell>
          <table:covered-table-cell table:number-columns-repeated="12"/>
          <table:table-cell table:style-name="ce1183" office:value-type="float" office:value="92384" calcext:value-type="float" table:number-columns-spanned="7" table:number-rows-spanned="1">
            <text:p>92,384</text:p>
          </table:table-cell>
          <table:covered-table-cell table:number-columns-repeated="6"/>
          <table:table-cell table:style-name="ce8"/>
          <table:table-cell table:style-name="ce1183" office:value-type="float" office:value="542296" calcext:value-type="float" table:number-columns-spanned="8" table:number-rows-spanned="1">
            <text:p>542,296</text:p>
          </table:table-cell>
          <table:covered-table-cell table:number-columns-repeated="7"/>
          <table:table-cell table:style-name="ce8"/>
          <table:table-cell table:style-name="ce1183" office:value-type="float" office:value="165000" calcext:value-type="float" table:number-columns-spanned="9" table:number-rows-spanned="1">
            <text:p>165,000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183" office:value-type="float" office:value="799680" calcext:value-type="float" table:number-columns-spanned="8" table:number-rows-spanned="1">
            <text:p>799,680</text:p>
          </table:table-cell>
          <table:covered-table-cell table:number-columns-repeated="7"/>
          <table:table-cell table:style-name="ce1183" office:value-type="float" office:value="670638" calcext:value-type="float" table:number-columns-spanned="10" table:number-rows-spanned="1">
            <text:p>670,638</text:p>
          </table:table-cell>
          <table:covered-table-cell table:number-columns-repeated="9"/>
          <table:table-cell table:style-name="ce8" table:number-columns-spanned="6" table:number-rows-spanned="1"/>
          <table:covered-table-cell table:number-columns-repeated="5"/>
          <table:table-cell table:style-name="ce8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5" office:value-type="string" calcext:value-type="string" table:number-columns-spanned="13" table:number-rows-spanned="1">
            <text:p>Total Without Donor Restriction <text:s/>Revenues</text:p>
          </table:table-cell>
          <table:covered-table-cell table:number-columns-repeated="12"/>
          <table:table-cell table:style-name="ce1184" office:value-type="float" office:value="109140631" calcext:value-type="float" table:number-columns-spanned="7" table:number-rows-spanned="1">
            <text:p>109,140,631</text:p>
          </table:table-cell>
          <table:covered-table-cell table:number-columns-repeated="6"/>
          <table:table-cell table:style-name="ce509"/>
          <table:table-cell table:style-name="ce1184" office:value-type="float" office:value="6856485" calcext:value-type="float" table:number-columns-spanned="8" table:number-rows-spanned="1">
            <text:p>6,856,485</text:p>
          </table:table-cell>
          <table:covered-table-cell table:number-columns-repeated="7"/>
          <table:table-cell table:style-name="ce509"/>
          <table:table-cell table:style-name="ce1184" office:value-type="float" office:value="25256445" calcext:value-type="float" table:number-columns-spanned="9" table:number-rows-spanned="1">
            <text:p>25,256,445</text:p>
          </table:table-cell>
          <table:covered-table-cell table:number-columns-repeated="8"/>
          <table:table-cell table:style-name="ce509"/>
          <table:table-cell table:style-name="ce1184" office:value-type="float" office:value="17783774" calcext:value-type="float" table:number-columns-spanned="8" table:number-rows-spanned="1">
            <text:p>17,783,774</text:p>
          </table:table-cell>
          <table:covered-table-cell table:number-columns-repeated="7"/>
          <table:table-cell table:style-name="ce509"/>
          <table:table-cell table:style-name="ce764" office:value-type="float" office:value="-20690957" calcext:value-type="float" table:number-columns-spanned="6" table:number-rows-spanned="1">
            <text:p>(20,690,957)</text:p>
          </table:table-cell>
          <table:covered-table-cell table:number-columns-repeated="5"/>
          <table:table-cell table:style-name="ce509"/>
          <table:table-cell table:style-name="ce1184" office:value-type="float" office:value="138346378" calcext:value-type="float" table:number-columns-spanned="8" table:number-rows-spanned="1">
            <text:p>138,346,378</text:p>
          </table:table-cell>
          <table:covered-table-cell table:number-columns-repeated="7"/>
          <table:table-cell table:style-name="ce1184" office:value-type="float" office:value="122297352" calcext:value-type="float" table:number-columns-spanned="10" table:number-rows-spanned="1">
            <text:p>122,297,352</text:p>
          </table:table-cell>
          <table:covered-table-cell table:number-columns-repeated="9"/>
          <table:table-cell table:style-name="ce509" table:number-columns-spanned="6" table:number-rows-spanned="1"/>
          <table:covered-table-cell table:number-columns-repeated="5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8">
          <table:table-cell table:style-name="ce6" office:value-type="string" calcext:value-type="string" table:number-columns-spanned="80" table:number-rows-spanned="1">
            <text:p>EXPENSES</text:p>
            <text:p><text:span text:style-name="T59">Program Expenses:</text:span></text:p>
          </table:table-cell>
          <table:covered-table-cell table:number-columns-repeated="79"/>
          <table:table-cell table:style-name="ce509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3" table:number-rows-spanned="1">
            <text:p>Educational programs</text:p>
          </table:table-cell>
          <table:covered-table-cell table:number-columns-repeated="12"/>
          <table:table-cell table:style-name="ce857" office:value-type="float" office:value="81438395" calcext:value-type="float" table:number-columns-spanned="7" table:number-rows-spanned="1">
            <text:p>81,438,395</text:p>
          </table:table-cell>
          <table:covered-table-cell table:number-columns-repeated="6"/>
          <table:table-cell table:style-name="ce1231" office:value-type="float" office:value="6042468" calcext:value-type="float" table:number-columns-spanned="9" table:number-rows-spanned="1">
            <text:p>6,042,468</text:p>
          </table:table-cell>
          <table:covered-table-cell table:number-columns-repeated="8"/>
          <table:table-cell table:style-name="ce1231" office:value-type="float" office:value="22060812" calcext:value-type="float" table:number-columns-spanned="10" table:number-rows-spanned="1">
            <text:p>22,060,812</text:p>
          </table:table-cell>
          <table:covered-table-cell table:number-columns-repeated="9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776" office:value-type="float" office:value="-16731536" calcext:value-type="float" table:number-columns-spanned="7" table:number-rows-spanned="1">
            <text:p>(16,731,536)</text:p>
          </table:table-cell>
          <table:covered-table-cell table:number-columns-repeated="6"/>
          <table:table-cell table:style-name="ce1231" office:value-type="float" office:value="92810139" calcext:value-type="float" table:number-columns-spanned="9" table:number-rows-spanned="1">
            <text:p>92,810,139</text:p>
          </table:table-cell>
          <table:covered-table-cell table:number-columns-repeated="8"/>
          <table:table-cell table:style-name="ce1231" office:value-type="float" office:value="77408214" calcext:value-type="float" table:number-columns-spanned="37" table:number-rows-spanned="1">
            <text:p>77,408,214</text:p>
          </table:table-cell>
          <table:covered-table-cell table:number-columns-repeated="36"/>
          <table:table-cell table:number-columns-repeated="16283"/>
        </table:table-row>
        <table:table-row table:style-name="ro18">
          <table:table-cell table:style-name="ce4" office:value-type="string" calcext:value-type="string" table:number-columns-spanned="13" table:number-rows-spanned="1">
            <text:p>Program Site Supports</text:p>
            <text:p>Supporting Services:</text:p>
          </table:table-cell>
          <table:covered-table-cell table:number-columns-repeated="12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53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31" office:value-type="float" office:value="20135877" calcext:value-type="float" table:number-columns-spanned="9" table:number-rows-spanned="1">
            <text:p>20,135,877</text:p>
          </table:table-cell>
          <table:covered-table-cell table:number-columns-repeated="8"/>
          <table:table-cell table:style-name="ce1205" office:value-type="float" office:value="-625279" calcext:value-type="float" table:number-columns-spanned="7" table:number-rows-spanned="1">
            <text:p>(625,279)</text:p>
          </table:table-cell>
          <table:covered-table-cell table:number-columns-repeated="6"/>
          <table:table-cell table:style-name="ce1231" office:value-type="float" office:value="19510598" calcext:value-type="float" table:number-columns-spanned="9" table:number-rows-spanned="1">
            <text:p>19,510,598</text:p>
          </table:table-cell>
          <table:covered-table-cell table:number-columns-repeated="8"/>
          <table:table-cell table:style-name="ce1231" office:value-type="float" office:value="13798155" calcext:value-type="float" table:number-columns-spanned="37" table:number-rows-spanned="1">
            <text:p>13,798,155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3" table:number-rows-spanned="1">
            <text:p>Administration and General</text:p>
          </table:table-cell>
          <table:covered-table-cell table:number-columns-repeated="12"/>
          <table:table-cell table:style-name="ce857" office:value-type="float" office:value="20980809" calcext:value-type="float" table:number-columns-spanned="7" table:number-rows-spanned="1">
            <text:p>20,980,809</text:p>
          </table:table-cell>
          <table:covered-table-cell table:number-columns-repeated="6"/>
          <table:table-cell table:style-name="ce8"/>
          <table:table-cell table:style-name="ce857" office:value-type="float" office:value="924097" calcext:value-type="float" table:number-columns-spanned="8" table:number-rows-spanned="1">
            <text:p>924,097</text:p>
          </table:table-cell>
          <table:covered-table-cell table:number-columns-repeated="7"/>
          <table:table-cell table:style-name="ce8"/>
          <table:table-cell table:style-name="ce857" office:value-type="float" office:value="2790485" calcext:value-type="float" table:number-columns-spanned="9" table:number-rows-spanned="1">
            <text:p>2,790,485</text:p>
          </table:table-cell>
          <table:covered-table-cell table:number-columns-repeated="8"/>
          <table:table-cell table:style-name="ce8"/>
          <table:table-cell table:style-name="ce857" office:value-type="float" office:value="381945" calcext:value-type="float" table:number-columns-spanned="8" table:number-rows-spanned="1">
            <text:p>381,945</text:p>
          </table:table-cell>
          <table:covered-table-cell table:number-columns-repeated="7"/>
          <table:table-cell table:style-name="ce8"/>
          <table:table-cell table:style-name="ce1211" office:value-type="float" office:value="-3334142" calcext:value-type="float" table:number-columns-spanned="6" table:number-rows-spanned="1">
            <text:p>(3,334,142)</text:p>
          </table:table-cell>
          <table:covered-table-cell table:number-columns-repeated="5"/>
          <table:table-cell table:style-name="ce8"/>
          <table:table-cell table:style-name="ce857" office:value-type="float" office:value="21743194" calcext:value-type="float" table:number-columns-spanned="8" table:number-rows-spanned="1">
            <text:p>21,743,194</text:p>
          </table:table-cell>
          <table:covered-table-cell table:number-columns-repeated="7"/>
          <table:table-cell table:style-name="ce1231" office:value-type="float" office:value="27685198" calcext:value-type="float" table:number-columns-spanned="37" table:number-rows-spanned="1">
            <text:p>27,685,198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3" table:number-rows-spanned="1">
            <text:p>Fundraising</text:p>
          </table:table-cell>
          <table:covered-table-cell table:number-columns-repeated="12"/>
          <table:table-cell table:style-name="ce1183" office:value-type="float" office:value="281801" calcext:value-type="float" table:number-columns-spanned="7" table:number-rows-spanned="1">
            <text:p>281,801</text:p>
          </table:table-cell>
          <table:covered-table-cell table:number-columns-repeated="6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183" office:value-type="float" office:value="281801" calcext:value-type="float" table:number-columns-spanned="8" table:number-rows-spanned="1">
            <text:p>281,801</text:p>
          </table:table-cell>
          <table:covered-table-cell table:number-columns-repeated="7"/>
          <table:table-cell table:style-name="ce898" office:value-type="string" calcext:value-type="string" table:number-columns-spanned="37" table:number-rows-spanned="1">
            <text:p>-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5" office:value-type="string" calcext:value-type="string" table:number-columns-spanned="13" table:number-rows-spanned="1">
            <text:p>Total Supporting Services</text:p>
          </table:table-cell>
          <table:covered-table-cell table:number-columns-repeated="12"/>
          <table:table-cell table:style-name="ce1185" office:value-type="float" office:value="21262610" calcext:value-type="float" table:number-columns-spanned="7" table:number-rows-spanned="1">
            <text:p>21,262,610</text:p>
          </table:table-cell>
          <table:covered-table-cell table:number-columns-repeated="6"/>
          <table:table-cell table:style-name="ce8"/>
          <table:table-cell table:style-name="ce1185" office:value-type="float" office:value="924097" calcext:value-type="float" table:number-columns-spanned="8" table:number-rows-spanned="1">
            <text:p>924,097</text:p>
          </table:table-cell>
          <table:covered-table-cell table:number-columns-repeated="7"/>
          <table:table-cell table:style-name="ce8"/>
          <table:table-cell table:style-name="ce1185" office:value-type="float" office:value="2790485" calcext:value-type="float" table:number-columns-spanned="9" table:number-rows-spanned="1">
            <text:p>2,790,485</text:p>
          </table:table-cell>
          <table:covered-table-cell table:number-columns-repeated="8"/>
          <table:table-cell table:style-name="ce8"/>
          <table:table-cell table:style-name="ce1185" office:value-type="float" office:value="381945" calcext:value-type="float" table:number-columns-spanned="8" table:number-rows-spanned="1">
            <text:p>381,945</text:p>
          </table:table-cell>
          <table:covered-table-cell table:number-columns-repeated="7"/>
          <table:table-cell table:style-name="ce8"/>
          <table:table-cell table:style-name="ce1199" office:value-type="float" office:value="-3334142" calcext:value-type="float" table:number-columns-spanned="6" table:number-rows-spanned="1">
            <text:p>(3,334,142)</text:p>
          </table:table-cell>
          <table:covered-table-cell table:number-columns-repeated="5"/>
          <table:table-cell table:style-name="ce8"/>
          <table:table-cell table:style-name="ce1185" office:value-type="float" office:value="22024995" calcext:value-type="float" table:number-columns-spanned="8" table:number-rows-spanned="1">
            <text:p>22,024,995</text:p>
          </table:table-cell>
          <table:covered-table-cell table:number-columns-repeated="7"/>
          <table:table-cell table:style-name="ce899" office:value-type="float" office:value="27685198" calcext:value-type="float" table:number-columns-spanned="37" table:number-rows-spanned="1">
            <text:p>27,685,198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7" office:value-type="string" calcext:value-type="string" table:number-columns-spanned="13" table:number-rows-spanned="1">
            <text:p>Total Expenses</text:p>
          </table:table-cell>
          <table:covered-table-cell table:number-columns-repeated="12"/>
          <table:table-cell table:style-name="ce1194" office:value-type="float" office:value="102701005" calcext:value-type="float" table:number-columns-spanned="7" table:number-rows-spanned="1">
            <text:p>102,701,005</text:p>
          </table:table-cell>
          <table:covered-table-cell table:number-columns-repeated="6"/>
          <table:table-cell table:style-name="ce509"/>
          <table:table-cell table:style-name="ce1194" office:value-type="float" office:value="6966565" calcext:value-type="float" table:number-columns-spanned="8" table:number-rows-spanned="1">
            <text:p>6,966,565</text:p>
          </table:table-cell>
          <table:covered-table-cell table:number-columns-repeated="7"/>
          <table:table-cell table:style-name="ce509"/>
          <table:table-cell table:style-name="ce1194" office:value-type="float" office:value="24851297" calcext:value-type="float" table:number-columns-spanned="9" table:number-rows-spanned="1">
            <text:p>24,851,297</text:p>
          </table:table-cell>
          <table:covered-table-cell table:number-columns-repeated="8"/>
          <table:table-cell table:style-name="ce509"/>
          <table:table-cell table:style-name="ce1194" office:value-type="float" office:value="20517822" calcext:value-type="float" table:number-columns-spanned="8" table:number-rows-spanned="1">
            <text:p>20,517,822</text:p>
          </table:table-cell>
          <table:covered-table-cell table:number-columns-repeated="7"/>
          <table:table-cell table:style-name="ce509"/>
          <table:table-cell table:style-name="ce759" office:value-type="float" office:value="-20690957" calcext:value-type="float" table:number-columns-spanned="6" table:number-rows-spanned="1">
            <text:p>(20,690,957)</text:p>
          </table:table-cell>
          <table:covered-table-cell table:number-columns-repeated="5"/>
          <table:table-cell table:style-name="ce509"/>
          <table:table-cell table:style-name="ce1194" office:value-type="float" office:value="134345732" calcext:value-type="float" table:number-columns-spanned="8" table:number-rows-spanned="1">
            <text:p>134,345,732</text:p>
          </table:table-cell>
          <table:covered-table-cell table:number-columns-repeated="7"/>
          <table:table-cell table:style-name="ce900" office:value-type="float" office:value="118891567" calcext:value-type="float" table:number-columns-spanned="37" table:number-rows-spanned="1">
            <text:p>118,891,567</text:p>
          </table:table-cell>
          <table:covered-table-cell table:number-columns-repeated="36"/>
          <table:table-cell table:number-columns-repeated="16283"/>
        </table:table-row>
        <table:table-row table:style-name="ro18">
          <table:table-cell table:style-name="ce830" office:value-type="string" calcext:value-type="string" table:number-columns-spanned="13" table:number-rows-spanned="1">
            <text:p>INCREASE (DECREASE) IN</text:p>
            <text:p>NET ASSETS WITHOUT DONOR RESTRICTIONS</text:p>
          </table:table-cell>
          <table:covered-table-cell table:number-columns-repeated="12"/>
          <table:table-cell table:style-name="ce1196" office:value-type="float" office:value="6439626" calcext:value-type="float" table:number-columns-spanned="7" table:number-rows-spanned="1">
            <text:p>6,439,626</text:p>
          </table:table-cell>
          <table:covered-table-cell table:number-columns-repeated="6"/>
          <table:table-cell table:style-name="ce250"/>
          <table:table-cell table:style-name="ce1198" office:value-type="float" office:value="-110080" calcext:value-type="float" table:number-columns-spanned="8" table:number-rows-spanned="1">
            <text:p>(110,080)</text:p>
          </table:table-cell>
          <table:covered-table-cell table:number-columns-repeated="7"/>
          <table:table-cell table:style-name="ce250"/>
          <table:table-cell table:style-name="ce1196" office:value-type="float" office:value="405148" calcext:value-type="float" table:number-columns-spanned="9" table:number-rows-spanned="1">
            <text:p>405,148</text:p>
          </table:table-cell>
          <table:covered-table-cell table:number-columns-repeated="8"/>
          <table:table-cell table:style-name="ce250"/>
          <table:table-cell table:style-name="ce1198" office:value-type="float" office:value="-2734048" calcext:value-type="float" table:number-columns-spanned="8" table:number-rows-spanned="1">
            <text:p>(2,734,048)</text:p>
          </table:table-cell>
          <table:covered-table-cell table:number-columns-repeated="7"/>
          <table:table-cell table:style-name="ce250"/>
          <table:table-cell table:style-name="ce121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250"/>
          <table:table-cell table:style-name="ce1196" office:value-type="float" office:value="4000646" calcext:value-type="float" table:number-columns-spanned="8" table:number-rows-spanned="1">
            <text:p>4,000,646</text:p>
          </table:table-cell>
          <table:covered-table-cell table:number-columns-repeated="7"/>
          <table:table-cell table:style-name="ce839" office:value-type="float" office:value="3405785" calcext:value-type="float" table:number-columns-spanned="37" table:number-rows-spanned="1">
            <text:p>3,405,785</text:p>
          </table:table-cell>
          <table:covered-table-cell table:number-columns-repeated="36"/>
          <table:table-cell table:number-columns-repeated="16283"/>
        </table:table-row>
        <table:table-row table:style-name="ro18">
          <table:table-cell table:style-name="ce6" office:value-type="string" calcext:value-type="string" table:number-columns-spanned="13" table:number-rows-spanned="1">
            <text:p>NET ASSETS WITH DONOR RESTRICTION</text:p>
            <text:p><text:span text:style-name="T59">Amounts Released from Restriction</text:span></text:p>
          </table:table-cell>
          <table:covered-table-cell table:number-columns-repeated="12"/>
          <table:table-cell table:style-name="ce1298" office:value-type="float" office:value="-92384" calcext:value-type="float" table:number-columns-spanned="7" table:number-rows-spanned="1">
            <text:p>(92,384)</text:p>
          </table:table-cell>
          <table:covered-table-cell table:number-columns-repeated="6"/>
          <table:table-cell table:style-name="ce509"/>
          <table:table-cell table:style-name="ce1298" office:value-type="float" office:value="-542296" calcext:value-type="float" table:number-columns-spanned="8" table:number-rows-spanned="1">
            <text:p>(542,296)</text:p>
          </table:table-cell>
          <table:covered-table-cell table:number-columns-repeated="7"/>
          <table:table-cell table:style-name="ce509"/>
          <table:table-cell table:style-name="ce1298" office:value-type="float" office:value="-165000" calcext:value-type="float" table:number-columns-spanned="9" table:number-rows-spanned="1">
            <text:p>(165,000)</text:p>
          </table:table-cell>
          <table:covered-table-cell table:number-columns-repeated="8"/>
          <table:table-cell table:style-name="ce509"/>
          <table:table-cell table:style-name="ce1310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509"/>
          <table:table-cell table:style-name="ce1310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509"/>
          <table:table-cell table:style-name="ce1298" office:value-type="float" office:value="-799680" calcext:value-type="float" table:number-columns-spanned="8" table:number-rows-spanned="1">
            <text:p>(799,680)</text:p>
          </table:table-cell>
          <table:covered-table-cell table:number-columns-repeated="7"/>
          <table:table-cell table:style-name="ce838" office:value-type="float" office:value="-670638" calcext:value-type="float" table:number-columns-spanned="37" table:number-rows-spanned="1">
            <text:p>(670,638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6" office:value-type="string" calcext:value-type="string" table:number-columns-spanned="13" table:number-rows-spanned="1">
            <text:p>INCREASE (DECREASE) IN NET ASSETS WITH DONOR RESTRICTION</text:p>
          </table:table-cell>
          <table:covered-table-cell table:number-columns-repeated="12"/>
          <table:table-cell table:style-name="ce1299" office:value-type="float" office:value="-92384" calcext:value-type="float" table:number-columns-spanned="7" table:number-rows-spanned="1">
            <text:p>(92,384)</text:p>
          </table:table-cell>
          <table:covered-table-cell table:number-columns-repeated="6"/>
          <table:table-cell table:style-name="ce250"/>
          <table:table-cell table:style-name="ce1299" office:value-type="float" office:value="-542296" calcext:value-type="float" table:number-columns-spanned="8" table:number-rows-spanned="1">
            <text:p>(542,296)</text:p>
          </table:table-cell>
          <table:covered-table-cell table:number-columns-repeated="7"/>
          <table:table-cell table:style-name="ce250"/>
          <table:table-cell table:style-name="ce1299" office:value-type="float" office:value="-165000" calcext:value-type="float" table:number-columns-spanned="9" table:number-rows-spanned="1">
            <text:p>(165,000)</text:p>
          </table:table-cell>
          <table:covered-table-cell table:number-columns-repeated="8"/>
          <table:table-cell table:style-name="ce250"/>
          <table:table-cell table:style-name="ce131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250"/>
          <table:table-cell table:style-name="ce131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250"/>
          <table:table-cell table:style-name="ce1299" office:value-type="float" office:value="-799680" calcext:value-type="float" table:number-columns-spanned="8" table:number-rows-spanned="1">
            <text:p>(799,680)</text:p>
          </table:table-cell>
          <table:covered-table-cell table:number-columns-repeated="7"/>
          <table:table-cell table:style-name="ce780" office:value-type="float" office:value="-58342" calcext:value-type="float" table:number-columns-spanned="37" table:number-rows-spanned="1">
            <text:p>(58,342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830" office:value-type="string" calcext:value-type="string" table:number-columns-spanned="13" table:number-rows-spanned="1">
            <text:p>INCREASE (DECREASE) IN NET ASSETS</text:p>
          </table:table-cell>
          <table:covered-table-cell table:number-columns-repeated="12"/>
          <table:table-cell table:style-name="ce1196" office:value-type="float" office:value="6347242" calcext:value-type="float" table:number-columns-spanned="7" table:number-rows-spanned="1">
            <text:p>6,347,242</text:p>
          </table:table-cell>
          <table:covered-table-cell table:number-columns-repeated="6"/>
          <table:table-cell table:style-name="ce509"/>
          <table:table-cell table:style-name="ce1198" office:value-type="float" office:value="-652376" calcext:value-type="float" table:number-columns-spanned="8" table:number-rows-spanned="1">
            <text:p>(652,376)</text:p>
          </table:table-cell>
          <table:covered-table-cell table:number-columns-repeated="7"/>
          <table:table-cell table:style-name="ce509"/>
          <table:table-cell table:style-name="ce1196" office:value-type="float" office:value="240148" calcext:value-type="float" table:number-columns-spanned="9" table:number-rows-spanned="1">
            <text:p>240,148</text:p>
          </table:table-cell>
          <table:covered-table-cell table:number-columns-repeated="8"/>
          <table:table-cell table:style-name="ce509"/>
          <table:table-cell table:style-name="ce1198" office:value-type="float" office:value="-2734048" calcext:value-type="float" table:number-columns-spanned="8" table:number-rows-spanned="1">
            <text:p>(2,734,048)</text:p>
          </table:table-cell>
          <table:covered-table-cell table:number-columns-repeated="7"/>
          <table:table-cell table:style-name="ce509"/>
          <table:table-cell table:style-name="ce1213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509"/>
          <table:table-cell table:style-name="ce1196" office:value-type="float" office:value="3200966" calcext:value-type="float" table:number-columns-spanned="8" table:number-rows-spanned="1">
            <text:p>3,200,966</text:p>
          </table:table-cell>
          <table:covered-table-cell table:number-columns-repeated="7"/>
          <table:table-cell table:style-name="ce775" office:value-type="float" office:value="3347443" calcext:value-type="float" table:number-columns-spanned="37" table:number-rows-spanned="1">
            <text:p>3,347,443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832" office:value-type="string" calcext:value-type="string" table:number-columns-spanned="13" table:number-rows-spanned="1">
            <text:p>Net Assets, Beginning of Year</text:p>
          </table:table-cell>
          <table:covered-table-cell table:number-columns-repeated="12"/>
          <table:table-cell table:style-name="ce1183" office:value-type="float" office:value="29016747" calcext:value-type="float" table:number-columns-spanned="7" table:number-rows-spanned="1">
            <text:p>29,016,747</text:p>
          </table:table-cell>
          <table:covered-table-cell table:number-columns-repeated="6"/>
          <table:table-cell table:style-name="ce8"/>
          <table:table-cell table:style-name="ce1197" office:value-type="float" office:value="-1437016" calcext:value-type="float" table:number-columns-spanned="8" table:number-rows-spanned="1">
            <text:p>(1,437,016)</text:p>
          </table:table-cell>
          <table:covered-table-cell table:number-columns-repeated="7"/>
          <table:table-cell table:style-name="ce8"/>
          <table:table-cell table:style-name="ce1197" office:value-type="float" office:value="-1964816" calcext:value-type="float" table:number-columns-spanned="9" table:number-rows-spanned="1">
            <text:p>(1,964,816)</text:p>
          </table:table-cell>
          <table:covered-table-cell table:number-columns-repeated="8"/>
          <table:table-cell table:style-name="ce8"/>
          <table:table-cell table:style-name="ce1197" office:value-type="float" office:value="-4731309" calcext:value-type="float" table:number-columns-spanned="8" table:number-rows-spanned="1">
            <text:p>(4,731,309)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6" table:number-rows-spanned="1">
            <text:p>-</text:p>
          </table:table-cell>
          <table:covered-table-cell table:number-columns-repeated="5"/>
          <table:table-cell table:style-name="ce8"/>
          <table:table-cell table:style-name="ce1183" office:value-type="float" office:value="20883606" calcext:value-type="float" table:number-columns-spanned="8" table:number-rows-spanned="1">
            <text:p>20,883,606</text:p>
          </table:table-cell>
          <table:covered-table-cell table:number-columns-repeated="7"/>
          <table:table-cell table:style-name="ce797" office:value-type="float" office:value="17536163" calcext:value-type="float" table:number-columns-spanned="37" table:number-rows-spanned="1">
            <text:p>17,536,163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830" office:value-type="string" calcext:value-type="string" table:number-columns-spanned="13" table:number-rows-spanned="1">
            <text:p>NET ASSETS, END OF YEAR</text:p>
          </table:table-cell>
          <table:covered-table-cell table:number-columns-repeated="12"/>
          <table:table-cell table:style-name="ce1186" office:value-type="float" office:value="35363989" calcext:value-type="float" table:number-columns-spanned="7" table:number-rows-spanned="1">
            <text:p>$ 35,363,989</text:p>
          </table:table-cell>
          <table:covered-table-cell table:number-columns-repeated="6"/>
          <table:table-cell table:style-name="ce509"/>
          <table:table-cell table:style-name="ce1207" office:value-type="float" office:value="-2089392" calcext:value-type="float" table:number-columns-spanned="8" table:number-rows-spanned="1">
            <text:p>($ 2,089,392)</text:p>
          </table:table-cell>
          <table:covered-table-cell table:number-columns-repeated="7"/>
          <table:table-cell table:style-name="ce509"/>
          <table:table-cell table:style-name="ce1207" office:value-type="float" office:value="-1724668" calcext:value-type="float" table:number-columns-spanned="9" table:number-rows-spanned="1">
            <text:p>($ 1,724,668)</text:p>
          </table:table-cell>
          <table:covered-table-cell table:number-columns-repeated="8"/>
          <table:table-cell table:style-name="ce509"/>
          <table:table-cell table:style-name="ce1207" office:value-type="float" office:value="-7465357" calcext:value-type="float" table:number-columns-spanned="8" table:number-rows-spanned="1">
            <text:p>($ 7,465,357)</text:p>
          </table:table-cell>
          <table:covered-table-cell table:number-columns-repeated="7"/>
          <table:table-cell table:style-name="ce509"/>
          <table:table-cell table:style-name="ce697" office:value-type="string" calcext:value-type="string" table:number-columns-spanned="6" table:number-rows-spanned="1">
            <text:p>$ <text:s text:c="19"/>-</text:p>
          </table:table-cell>
          <table:covered-table-cell table:number-columns-repeated="5"/>
          <table:table-cell table:style-name="ce509"/>
          <table:table-cell table:style-name="ce1186" office:value-type="float" office:value="24084572" calcext:value-type="float" table:number-columns-spanned="8" table:number-rows-spanned="1">
            <text:p>$ 24,084,572</text:p>
          </table:table-cell>
          <table:covered-table-cell table:number-columns-repeated="7"/>
          <table:table-cell table:style-name="ce903" office:value-type="float" office:value="20883606" calcext:value-type="float" table:number-columns-spanned="37" table:number-rows-spanned="1">
            <text:p>$ 20,883,606</text:p>
          </table:table-cell>
          <table:covered-table-cell table:number-columns-repeated="36"/>
          <table:table-cell table:number-columns-repeated="16283"/>
        </table:table-row>
        <table:table-row table:style-name="ro1">
          <table:table-cell table:style-name="ce8" table:number-columns-spanned="13" table:number-rows-spanned="1"/>
          <table:covered-table-cell table:number-columns-repeated="12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9" table:number-rows-spanned="1"/>
          <table:covered-table-cell table:number-columns-repeated="8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6" table:number-rows-spanned="1"/>
          <table:covered-table-cell table:number-columns-repeated="5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1187" table:number-columns-spanned="37" table:number-rows-spanned="1"/>
          <table:covered-table-cell table:number-columns-repeated="36"/>
          <table:table-cell table:number-columns-repeated="16283"/>
        </table:table-row>
        <table:table-row table:style-name="ro8">
          <table:table-cell table:style-name="ce766" office:value-type="string" calcext:value-type="string" table:number-columns-spanned="80" table:number-rows-spanned="1">
            <text:p>CONSOLIDATED STATEMENT OF FUNCTIONAL EXPENSES YEAR ENDED JUNE 30, 2019</text:p>
            <text:p><text:span text:style-name="T56">(WITH COMPARATIVE TOTALS FOR JUNE 30, 2018)</text:span></text:p>
          </table:table-cell>
          <table:covered-table-cell table:number-columns-repeated="79"/>
          <table:table-cell table:style-name="ce897" table:number-columns-spanned="21" table:number-rows-spanned="1"/>
          <table:covered-table-cell table:number-columns-repeated="20"/>
          <table:table-cell table:number-columns-repeated="16283"/>
        </table:table-row>
        <table:table-row table:style-name="ro11">
          <table:table-cell table:style-name="ce509" table:number-columns-spanned="5" table:number-rows-spanned="3"/>
          <table:covered-table-cell table:number-columns-repeated="4"/>
          <table:table-cell table:style-name="ce708" table:number-columns-spanned="7" table:number-rows-spanned="1"/>
          <table:covered-table-cell table:number-columns-repeated="6"/>
          <table:table-cell table:style-name="ce827" office:value-type="string" calcext:value-type="string" table:number-columns-spanned="10" table:number-rows-spanned="1">
            <text:p>Programs</text:p>
          </table:table-cell>
          <table:covered-table-cell table:number-columns-repeated="9"/>
          <table:table-cell table:style-name="ce8" table:number-columns-spanned="79" table:number-rows-spanned="1"/>
          <table:covered-table-cell table:number-columns-repeated="78"/>
          <table:table-cell table:number-columns-repeated="16283"/>
        </table:table-row>
        <table:table-row table:style-name="ro11">
          <table:covered-table-cell table:number-columns-repeated="5"/>
          <table:table-cell table:style-name="ce828" office:value-type="string" calcext:value-type="string" table:number-columns-spanned="7" table:number-rows-spanned="1">
            <text:p>Educational</text:p>
          </table:table-cell>
          <table:covered-table-cell table:number-columns-repeated="6"/>
          <table:table-cell table:style-name="ce829" office:value-type="string" calcext:value-type="string" table:number-columns-spanned="10" table:number-rows-spanned="1">
            <text:p>Program</text:p>
          </table:table-cell>
          <table:covered-table-cell table:number-columns-repeated="9"/>
          <table:table-cell table:style-name="ce431" table:number-columns-spanned="11" table:number-rows-spanned="1"/>
          <table:covered-table-cell table:number-columns-repeated="10"/>
          <table:table-cell table:style-name="ce1307" office:value-type="string" calcext:value-type="string" table:number-columns-spanned="11" table:number-rows-spanned="1">
            <text:p>Management</text:p>
          </table:table-cell>
          <table:covered-table-cell table:number-columns-repeated="10"/>
          <table:table-cell table:style-name="ce8" table:number-columns-spanned="10" table:number-rows-spanned="1"/>
          <table:covered-table-cell table:number-columns-repeated="9"/>
          <table:table-cell table:style-name="ce8" table:number-columns-spanned="10" table:number-rows-spanned="1"/>
          <table:covered-table-cell table:number-columns-repeated="9"/>
          <table:table-cell table:style-name="ce1271" office:value-type="string" calcext:value-type="string" table:number-columns-spanned="37" table:number-rows-spanned="1">
            <text:p>Total</text:p>
          </table:table-cell>
          <table:covered-table-cell table:number-columns-repeated="36"/>
          <table:table-cell table:number-columns-repeated="16283"/>
        </table:table-row>
        <table:table-row table:style-name="ro11">
          <table:covered-table-cell table:number-columns-repeated="5"/>
          <table:table-cell table:style-name="ce1281" office:value-type="string" calcext:value-type="string" table:number-columns-spanned="7" table:number-rows-spanned="1">
            <text:p>      Programs      </text:p>
          </table:table-cell>
          <table:covered-table-cell table:number-columns-repeated="6"/>
          <table:table-cell table:style-name="ce1281" office:value-type="string" calcext:value-type="string" table:number-columns-spanned="10" table:number-rows-spanned="1">
            <text:p>   Site Supports   </text:p>
          </table:table-cell>
          <table:covered-table-cell table:number-columns-repeated="9"/>
          <table:table-cell table:style-name="ce1281" office:value-type="string" calcext:value-type="string" table:number-columns-spanned="11" table:number-rows-spanned="1">
            <text:p>          Total          </text:p>
          </table:table-cell>
          <table:covered-table-cell table:number-columns-repeated="10"/>
          <table:table-cell table:style-name="ce1281" office:value-type="string" calcext:value-type="string" table:number-columns-spanned="11" table:number-rows-spanned="1">
            <text:p>   and General   </text:p>
          </table:table-cell>
          <table:covered-table-cell table:number-columns-repeated="10"/>
          <table:table-cell table:style-name="ce1281" office:value-type="string" calcext:value-type="string" table:number-columns-spanned="10" table:number-rows-spanned="1">
            <text:p>    Fundraising   </text:p>
          </table:table-cell>
          <table:covered-table-cell table:number-columns-repeated="9"/>
          <table:table-cell table:style-name="ce1281" office:value-type="string" calcext:value-type="string" table:number-columns-spanned="10" table:number-rows-spanned="1">
            <text:p>    Eliminations    </text:p>
          </table:table-cell>
          <table:covered-table-cell table:number-columns-repeated="9"/>
          <table:table-cell table:style-name="ce811" office:value-type="string" calcext:value-type="string" table:number-columns-spanned="37" table:number-rows-spanned="1">
            <text:p>      Expenses      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Salaries</text:p>
          </table:table-cell>
          <table:covered-table-cell table:number-columns-repeated="4"/>
          <table:table-cell table:style-name="ce824" office:value-type="float" office:value="43624959" calcext:value-type="float" table:number-columns-spanned="7" table:number-rows-spanned="1">
            <text:p>$ 43,624,959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1303" office:value-type="float" office:value="43624959" calcext:value-type="float" table:number-columns-spanned="11" table:number-rows-spanned="1">
            <text:p>$ 43,624,959</text:p>
          </table:table-cell>
          <table:covered-table-cell table:number-columns-repeated="10"/>
          <table:table-cell table:style-name="ce1303" office:value-type="float" office:value="10494826" calcext:value-type="float" table:number-columns-spanned="11" table:number-rows-spanned="1">
            <text:p>$ 10,494,826</text:p>
          </table:table-cell>
          <table:covered-table-cell table:number-columns-repeated="10"/>
          <table:table-cell table:style-name="ce1303" office:value-type="float" office:value="174478" calcext:value-type="float" table:number-columns-spanned="10" table:number-rows-spanned="1">
            <text:p>$ 174,478</text:p>
          </table:table-cell>
          <table:covered-table-cell table:number-columns-repeated="9"/>
          <table:table-cell table:style-name="ce1307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1303" office:value-type="float" office:value="54294263" calcext:value-type="float" table:number-columns-spanned="37" table:number-rows-spanned="1">
            <text:p>$ 54,294,263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Employee Benefits</text:p>
          </table:table-cell>
          <table:covered-table-cell table:number-columns-repeated="4"/>
          <table:table-cell table:style-name="ce1283" office:value-type="float" office:value="5442074" calcext:value-type="float" table:number-columns-spanned="7" table:number-rows-spanned="1">
            <text:p>5,442,074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5442074" calcext:value-type="float" table:number-columns-spanned="11" table:number-rows-spanned="1">
            <text:p>5,442,074</text:p>
          </table:table-cell>
          <table:covered-table-cell table:number-columns-repeated="10"/>
          <table:table-cell table:style-name="ce1286" office:value-type="float" office:value="954271" calcext:value-type="float" table:number-columns-spanned="11" table:number-rows-spanned="1">
            <text:p>954,271</text:p>
          </table:table-cell>
          <table:covered-table-cell table:number-columns-repeated="10"/>
          <table:table-cell table:style-name="ce1286" office:value-type="float" office:value="31759" calcext:value-type="float" table:number-columns-spanned="10" table:number-rows-spanned="1">
            <text:p>31,759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6428104" calcext:value-type="float" table:number-columns-spanned="37" table:number-rows-spanned="1">
            <text:p>6,428,104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Pension</text:p>
          </table:table-cell>
          <table:covered-table-cell table:number-columns-repeated="4"/>
          <table:table-cell table:style-name="ce1283" office:value-type="float" office:value="3484698" calcext:value-type="float" table:number-columns-spanned="7" table:number-rows-spanned="1">
            <text:p>3,484,698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3484698" calcext:value-type="float" table:number-columns-spanned="11" table:number-rows-spanned="1">
            <text:p>3,484,698</text:p>
          </table:table-cell>
          <table:covered-table-cell table:number-columns-repeated="10"/>
          <table:table-cell table:style-name="ce1286" office:value-type="float" office:value="395008" calcext:value-type="float" table:number-columns-spanned="11" table:number-rows-spanned="1">
            <text:p>395,008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879706" calcext:value-type="float" table:number-columns-spanned="37" table:number-rows-spanned="1">
            <text:p>3,879,706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Payroll Taxes</text:p>
          </table:table-cell>
          <table:covered-table-cell table:number-columns-repeated="4"/>
          <table:table-cell table:style-name="ce1283" office:value-type="float" office:value="2330276" calcext:value-type="float" table:number-columns-spanned="7" table:number-rows-spanned="1">
            <text:p>2,330,276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2330276" calcext:value-type="float" table:number-columns-spanned="11" table:number-rows-spanned="1">
            <text:p>2,330,276</text:p>
          </table:table-cell>
          <table:covered-table-cell table:number-columns-repeated="10"/>
          <table:table-cell table:style-name="ce1286" office:value-type="float" office:value="699996" calcext:value-type="float" table:number-columns-spanned="11" table:number-rows-spanned="1">
            <text:p>699,996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030272" calcext:value-type="float" table:number-columns-spanned="37" table:number-rows-spanned="1">
            <text:p>3,030,272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Management Fees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3" office:value-type="float" office:value="16964105" calcext:value-type="float" table:number-columns-spanned="11" table:number-rows-spanned="1">
            <text:p>16,964,105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3" office:value-type="float" office:value="16964105" calcext:value-type="float" table:number-columns-spanned="37" table:number-rows-spanned="1">
            <text:p>16,964,105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District Fee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1275290" calcext:value-type="float" table:number-columns-spanned="11" table:number-rows-spanned="1">
            <text:p>1,275,290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1275290" calcext:value-type="float" table:number-columns-spanned="37" table:number-rows-spanned="1">
            <text:p>1,275,290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Accounting Expenses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166059" calcext:value-type="float" table:number-columns-spanned="11" table:number-rows-spanned="1">
            <text:p>166,059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166059" calcext:value-type="float" table:number-columns-spanned="37" table:number-rows-spanned="1">
            <text:p>166,059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Legal Expenses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457817" calcext:value-type="float" table:number-columns-spanned="11" table:number-rows-spanned="1">
            <text:p>457,817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457817" calcext:value-type="float" table:number-columns-spanned="37" table:number-rows-spanned="1">
            <text:p>457,817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Instructional Materials</text:p>
          </table:table-cell>
          <table:covered-table-cell table:number-columns-repeated="4"/>
          <table:table-cell table:style-name="ce1283" office:value-type="float" office:value="3384641" calcext:value-type="float" table:number-columns-spanned="7" table:number-rows-spanned="1">
            <text:p>3,384,641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3384641" calcext:value-type="float" table:number-columns-spanned="11" table:number-rows-spanned="1">
            <text:p>3,384,641</text:p>
          </table:table-cell>
          <table:covered-table-cell table:number-columns-repeated="10"/>
          <table:table-cell table:style-name="ce1286" office:value-type="float" office:value="199447" calcext:value-type="float" table:number-columns-spanned="11" table:number-rows-spanned="1">
            <text:p>199,447</text:p>
          </table:table-cell>
          <table:covered-table-cell table:number-columns-repeated="10"/>
          <table:table-cell table:style-name="ce1286" office:value-type="float" office:value="9810" calcext:value-type="float" table:number-columns-spanned="10" table:number-rows-spanned="1">
            <text:p>9,810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593898" calcext:value-type="float" table:number-columns-spanned="37" table:number-rows-spanned="1">
            <text:p>3,593,898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Other Fees For Services</text:p>
          </table:table-cell>
          <table:covered-table-cell table:number-columns-repeated="4"/>
          <table:table-cell table:style-name="ce1283" office:value-type="float" office:value="14423529" calcext:value-type="float" table:number-columns-spanned="7" table:number-rows-spanned="1">
            <text:p>14,423,529</text:p>
          </table:table-cell>
          <table:covered-table-cell table:number-columns-repeated="6"/>
          <table:table-cell table:style-name="ce1286" office:value-type="float" office:value="631018" calcext:value-type="float" table:number-columns-spanned="10" table:number-rows-spanned="1">
            <text:p>631,018</text:p>
          </table:table-cell>
          <table:covered-table-cell table:number-columns-repeated="9"/>
          <table:table-cell table:style-name="ce1283" office:value-type="float" office:value="15054547" calcext:value-type="float" table:number-columns-spanned="11" table:number-rows-spanned="1">
            <text:p>15,054,547</text:p>
          </table:table-cell>
          <table:covered-table-cell table:number-columns-repeated="10"/>
          <table:table-cell table:style-name="ce1286" office:value-type="float" office:value="2088021" calcext:value-type="float" table:number-columns-spanned="11" table:number-rows-spanned="1">
            <text:p>2,088,021</text:p>
          </table:table-cell>
          <table:covered-table-cell table:number-columns-repeated="10"/>
          <table:table-cell table:style-name="ce1286" office:value-type="float" office:value="42358" calcext:value-type="float" table:number-columns-spanned="10" table:number-rows-spanned="1">
            <text:p>42,358</text:p>
          </table:table-cell>
          <table:covered-table-cell table:number-columns-repeated="9"/>
          <table:table-cell table:style-name="ce1320" office:value-type="float" office:value="-19559037" calcext:value-type="float" table:number-columns-spanned="10" table:number-rows-spanned="1">
            <text:p>(19,559,037)</text:p>
          </table:table-cell>
          <table:covered-table-cell table:number-columns-repeated="9"/>
          <table:table-cell table:style-name="ce1320" office:value-type="float" office:value="-2374111" calcext:value-type="float" table:number-columns-spanned="37" table:number-rows-spanned="1">
            <text:p>(2,374,111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Advertising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3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6" office:value-type="float" office:value="251310" calcext:value-type="float" table:number-columns-spanned="11" table:number-rows-spanned="1">
            <text:p>251,310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251310" calcext:value-type="float" table:number-columns-spanned="37" table:number-rows-spanned="1">
            <text:p>251,310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Office Expenses</text:p>
          </table:table-cell>
          <table:covered-table-cell table:number-columns-repeated="4"/>
          <table:table-cell table:style-name="ce1283" office:value-type="float" office:value="2138558" calcext:value-type="float" table:number-columns-spanned="7" table:number-rows-spanned="1">
            <text:p>2,138,558</text:p>
          </table:table-cell>
          <table:covered-table-cell table:number-columns-repeated="6"/>
          <table:table-cell table:style-name="ce1286" office:value-type="float" office:value="54757" calcext:value-type="float" table:number-columns-spanned="10" table:number-rows-spanned="1">
            <text:p>54,757</text:p>
          </table:table-cell>
          <table:covered-table-cell table:number-columns-repeated="9"/>
          <table:table-cell table:style-name="ce1287" office:value-type="float" office:value="2193315" calcext:value-type="float" table:number-columns-spanned="11" table:number-rows-spanned="1">
            <text:p>2,193,315</text:p>
          </table:table-cell>
          <table:covered-table-cell table:number-columns-repeated="10"/>
          <table:table-cell table:style-name="ce1286" office:value-type="float" office:value="287851" calcext:value-type="float" table:number-columns-spanned="11" table:number-rows-spanned="1">
            <text:p>287,851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2481166" calcext:value-type="float" table:number-columns-spanned="37" table:number-rows-spanned="1">
            <text:p>2,481,166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Information Technology</text:p>
          </table:table-cell>
          <table:covered-table-cell table:number-columns-repeated="4"/>
          <table:table-cell table:style-name="ce1283" office:value-type="float" office:value="3024500" calcext:value-type="float" table:number-columns-spanned="7" table:number-rows-spanned="1">
            <text:p>3,024,500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3024500" calcext:value-type="float" table:number-columns-spanned="11" table:number-rows-spanned="1">
            <text:p>3,024,500</text:p>
          </table:table-cell>
          <table:covered-table-cell table:number-columns-repeated="10"/>
          <table:table-cell table:style-name="ce1286" office:value-type="float" office:value="779481" calcext:value-type="float" table:number-columns-spanned="11" table:number-rows-spanned="1">
            <text:p>779,481</text:p>
          </table:table-cell>
          <table:covered-table-cell table:number-columns-repeated="10"/>
          <table:table-cell table:style-name="ce1286" office:value-type="float" office:value="2154" calcext:value-type="float" table:number-columns-spanned="10" table:number-rows-spanned="1">
            <text:p>2,154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806135" calcext:value-type="float" table:number-columns-spanned="37" table:number-rows-spanned="1">
            <text:p>3,806,135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Printing and Postage</text:p>
          </table:table-cell>
          <table:covered-table-cell table:number-columns-repeated="4"/>
          <table:table-cell table:style-name="ce1285" office:value-type="float" office:value="194596" calcext:value-type="float" table:number-columns-spanned="7" table:number-rows-spanned="1">
            <text:p>194,596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194596" calcext:value-type="float" table:number-columns-spanned="11" table:number-rows-spanned="1">
            <text:p>194,596</text:p>
          </table:table-cell>
          <table:covered-table-cell table:number-columns-repeated="10"/>
          <table:table-cell table:style-name="ce1286" office:value-type="float" office:value="133883" calcext:value-type="float" table:number-columns-spanned="11" table:number-rows-spanned="1">
            <text:p>133,883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28479" calcext:value-type="float" table:number-columns-spanned="37" table:number-rows-spanned="1">
            <text:p>328,479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Occupancy</text:p>
          </table:table-cell>
          <table:covered-table-cell table:number-columns-repeated="4"/>
          <table:table-cell table:style-name="ce1283" office:value-type="float" office:value="19821810" calcext:value-type="float" table:number-columns-spanned="7" table:number-rows-spanned="1">
            <text:p>19,821,810</text:p>
          </table:table-cell>
          <table:covered-table-cell table:number-columns-repeated="6"/>
          <table:table-cell table:style-name="ce1286" office:value-type="float" office:value="5951878" calcext:value-type="float" table:number-columns-spanned="10" table:number-rows-spanned="1">
            <text:p>5,951,878</text:p>
          </table:table-cell>
          <table:covered-table-cell table:number-columns-repeated="9"/>
          <table:table-cell table:style-name="ce1283" office:value-type="float" office:value="25773688" calcext:value-type="float" table:number-columns-spanned="11" table:number-rows-spanned="1">
            <text:p>25,773,688</text:p>
          </table:table-cell>
          <table:covered-table-cell table:number-columns-repeated="10"/>
          <table:table-cell table:style-name="ce1286" office:value-type="float" office:value="1031787" calcext:value-type="float" table:number-columns-spanned="11" table:number-rows-spanned="1">
            <text:p>1,031,787</text:p>
          </table:table-cell>
          <table:covered-table-cell table:number-columns-repeated="10"/>
          <table:table-cell table:style-name="ce1286" office:value-type="float" office:value="1550" calcext:value-type="float" table:number-columns-spanned="10" table:number-rows-spanned="1">
            <text:p>1,550</text:p>
          </table:table-cell>
          <table:covered-table-cell table:number-columns-repeated="9"/>
          <table:table-cell table:style-name="ce1320" office:value-type="float" office:value="-16731536" calcext:value-type="float" table:number-columns-spanned="10" table:number-rows-spanned="1">
            <text:p>(16,731,536)</text:p>
          </table:table-cell>
          <table:covered-table-cell table:number-columns-repeated="9"/>
          <table:table-cell table:style-name="ce1283" office:value-type="float" office:value="10075489" calcext:value-type="float" table:number-columns-spanned="37" table:number-rows-spanned="1">
            <text:p>10,075,489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Travel</text:p>
          </table:table-cell>
          <table:covered-table-cell table:number-columns-repeated="4"/>
          <table:table-cell table:style-name="ce1283" office:value-type="float" office:value="1231026" calcext:value-type="float" table:number-columns-spanned="7" table:number-rows-spanned="1">
            <text:p>1,231,026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1231026" calcext:value-type="float" table:number-columns-spanned="11" table:number-rows-spanned="1">
            <text:p>1,231,026</text:p>
          </table:table-cell>
          <table:covered-table-cell table:number-columns-repeated="10"/>
          <table:table-cell table:style-name="ce1286" office:value-type="float" office:value="881284" calcext:value-type="float" table:number-columns-spanned="11" table:number-rows-spanned="1">
            <text:p>881,284</text:p>
          </table:table-cell>
          <table:covered-table-cell table:number-columns-repeated="10"/>
          <table:table-cell table:style-name="ce1286" office:value-type="float" office:value="13404" calcext:value-type="float" table:number-columns-spanned="10" table:number-rows-spanned="1">
            <text:p>13,404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2125714" calcext:value-type="float" table:number-columns-spanned="37" table:number-rows-spanned="1">
            <text:p>2,125,714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Conferences and Meetings</text:p>
          </table:table-cell>
          <table:covered-table-cell table:number-columns-repeated="4"/>
          <table:table-cell table:style-name="ce1286" office:value-type="float" office:value="6719" calcext:value-type="float" table:number-columns-spanned="7" table:number-rows-spanned="1">
            <text:p>6,719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6719" calcext:value-type="float" table:number-columns-spanned="11" table:number-rows-spanned="1">
            <text:p>6,719</text:p>
          </table:table-cell>
          <table:covered-table-cell table:number-columns-repeated="10"/>
          <table:table-cell table:style-name="ce1286" office:value-type="float" office:value="42557" calcext:value-type="float" table:number-columns-spanned="11" table:number-rows-spanned="1">
            <text:p>42,557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22" office:value-type="float" office:value="49276" calcext:value-type="float" table:number-columns-spanned="37" table:number-rows-spanned="1">
            <text:p>49,276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Insurance</text:p>
          </table:table-cell>
          <table:covered-table-cell table:number-columns-repeated="4"/>
          <table:table-cell table:style-name="ce1285" office:value-type="float" office:value="168481" calcext:value-type="float" table:number-columns-spanned="7" table:number-rows-spanned="1">
            <text:p>168,481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168481" calcext:value-type="float" table:number-columns-spanned="11" table:number-rows-spanned="1">
            <text:p>168,481</text:p>
          </table:table-cell>
          <table:covered-table-cell table:number-columns-repeated="10"/>
          <table:table-cell table:style-name="ce1286" office:value-type="float" office:value="242443" calcext:value-type="float" table:number-columns-spanned="11" table:number-rows-spanned="1">
            <text:p>242,443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410924" calcext:value-type="float" table:number-columns-spanned="37" table:number-rows-spanned="1">
            <text:p>410,924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Bad Debt</text:p>
          </table:table-cell>
          <table:covered-table-cell table:number-columns-repeated="4"/>
          <table:table-cell table:style-name="ce1285" office:value-type="float" office:value="606798" calcext:value-type="float" table:number-columns-spanned="7" table:number-rows-spanned="1">
            <text:p>606,798</text:p>
          </table:table-cell>
          <table:covered-table-cell table:number-columns-repeated="6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7" office:value-type="float" office:value="606798" calcext:value-type="float" table:number-columns-spanned="11" table:number-rows-spanned="1">
            <text:p>606,798</text:p>
          </table:table-cell>
          <table:covered-table-cell table:number-columns-repeated="10"/>
          <table:table-cell table:style-name="ce1284" office:value-type="string" calcext:value-type="string" table:number-columns-spanned="11" table:number-rows-spanned="1">
            <text:p>-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606798" calcext:value-type="float" table:number-columns-spanned="37" table:number-rows-spanned="1">
            <text:p>606,798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Depreciation and Amortization</text:p>
          </table:table-cell>
          <table:covered-table-cell table:number-columns-repeated="4"/>
          <table:table-cell table:style-name="ce1285" office:value-type="float" office:value="220585" calcext:value-type="float" table:number-columns-spanned="7" table:number-rows-spanned="1">
            <text:p>220,585</text:p>
          </table:table-cell>
          <table:covered-table-cell table:number-columns-repeated="6"/>
          <table:table-cell table:style-name="ce1286" office:value-type="float" office:value="3411684" calcext:value-type="float" table:number-columns-spanned="10" table:number-rows-spanned="1">
            <text:p>3,411,684</text:p>
          </table:table-cell>
          <table:covered-table-cell table:number-columns-repeated="9"/>
          <table:table-cell table:style-name="ce1287" office:value-type="float" office:value="3632269" calcext:value-type="float" table:number-columns-spanned="11" table:number-rows-spanned="1">
            <text:p>3,632,269</text:p>
          </table:table-cell>
          <table:covered-table-cell table:number-columns-repeated="10"/>
          <table:table-cell table:style-name="ce1286" office:value-type="float" office:value="98500" calcext:value-type="float" table:number-columns-spanned="11" table:number-rows-spanned="1">
            <text:p>98,500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3730769" calcext:value-type="float" table:number-columns-spanned="37" table:number-rows-spanned="1">
            <text:p>3,730,769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Interest Expense</text:p>
          </table:table-cell>
          <table:covered-table-cell table:number-columns-repeated="4"/>
          <table:table-cell table:style-name="ce1284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1286" office:value-type="float" office:value="7840355" calcext:value-type="float" table:number-columns-spanned="10" table:number-rows-spanned="1">
            <text:p>7,840,355</text:p>
          </table:table-cell>
          <table:covered-table-cell table:number-columns-repeated="9"/>
          <table:table-cell table:style-name="ce1287" office:value-type="float" office:value="7840355" calcext:value-type="float" table:number-columns-spanned="11" table:number-rows-spanned="1">
            <text:p>7,840,355</text:p>
          </table:table-cell>
          <table:covered-table-cell table:number-columns-repeated="10"/>
          <table:table-cell table:style-name="ce1286" office:value-type="float" office:value="116901" calcext:value-type="float" table:number-columns-spanned="11" table:number-rows-spanned="1">
            <text:p>116,901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7957256" calcext:value-type="float" table:number-columns-spanned="37" table:number-rows-spanned="1">
            <text:p>7,957,256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Capital Expenses</text:p>
          </table:table-cell>
          <table:covered-table-cell table:number-columns-repeated="4"/>
          <table:table-cell table:style-name="ce1286" office:value-type="float" office:value="21903" calcext:value-type="float" table:number-columns-spanned="7" table:number-rows-spanned="1">
            <text:p>21,903</text:p>
          </table:table-cell>
          <table:covered-table-cell table:number-columns-repeated="6"/>
          <table:table-cell table:style-name="ce1286" office:value-type="float" office:value="1568701" calcext:value-type="float" table:number-columns-spanned="10" table:number-rows-spanned="1">
            <text:p>1,568,701</text:p>
          </table:table-cell>
          <table:covered-table-cell table:number-columns-repeated="9"/>
          <table:table-cell table:style-name="ce1287" office:value-type="float" office:value="1590604" calcext:value-type="float" table:number-columns-spanned="11" table:number-rows-spanned="1">
            <text:p>1,590,604</text:p>
          </table:table-cell>
          <table:covered-table-cell table:number-columns-repeated="10"/>
          <table:table-cell table:style-name="ce1286" office:value-type="float" office:value="7457" calcext:value-type="float" table:number-columns-spanned="11" table:number-rows-spanned="1">
            <text:p>7,457</text:p>
          </table:table-cell>
          <table:covered-table-cell table:number-columns-repeated="10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4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85" office:value-type="float" office:value="1598061" calcext:value-type="float" table:number-columns-spanned="37" table:number-rows-spanned="1">
            <text:p>1,598,061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Other Expenses</text:p>
          </table:table-cell>
          <table:covered-table-cell table:number-columns-repeated="4"/>
          <table:table-cell table:style-name="ce1287" office:value-type="float" office:value="9416522" calcext:value-type="float" table:number-columns-spanned="7" table:number-rows-spanned="1">
            <text:p>9,416,522</text:p>
          </table:table-cell>
          <table:covered-table-cell table:number-columns-repeated="6"/>
          <table:table-cell table:style-name="ce1287" office:value-type="float" office:value="677484" calcext:value-type="float" table:number-columns-spanned="10" table:number-rows-spanned="1">
            <text:p>677,484</text:p>
          </table:table-cell>
          <table:covered-table-cell table:number-columns-repeated="9"/>
          <table:table-cell table:style-name="ce1287" office:value-type="float" office:value="10094006" calcext:value-type="float" table:number-columns-spanned="11" table:number-rows-spanned="1">
            <text:p>10,094,006</text:p>
          </table:table-cell>
          <table:covered-table-cell table:number-columns-repeated="10"/>
          <table:table-cell table:style-name="ce1287" office:value-type="float" office:value="3108658" calcext:value-type="float" table:number-columns-spanned="11" table:number-rows-spanned="1">
            <text:p>3,108,658</text:p>
          </table:table-cell>
          <table:covered-table-cell table:number-columns-repeated="10"/>
          <table:table-cell table:style-name="ce1287" office:value-type="float" office:value="6288" calcext:value-type="float" table:number-columns-spanned="10" table:number-rows-spanned="1">
            <text:p>6,288</text:p>
          </table:table-cell>
          <table:covered-table-cell table:number-columns-repeated="9"/>
          <table:table-cell table:style-name="ce1281" office:value-type="string" calcext:value-type="string" table:number-columns-spanned="10" table:number-rows-spanned="1">
            <text:p>                         -  </text:p>
          </table:table-cell>
          <table:covered-table-cell table:number-columns-repeated="9"/>
          <table:table-cell table:style-name="ce815" office:value-type="float" office:value="13208952" calcext:value-type="float" table:number-columns-spanned="37" table:number-rows-spanned="1">
            <text:p>13,208,952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812" office:value-type="string" calcext:value-type="string" table:number-columns-spanned="5" table:number-rows-spanned="1">
            <text:p>Subtotal</text:p>
          </table:table-cell>
          <table:covered-table-cell table:number-columns-repeated="4"/>
          <table:table-cell table:style-name="ce816" office:value-type="float" office:value="109541675" calcext:value-type="float" table:number-columns-spanned="7" table:number-rows-spanned="1">
            <text:p>109,541,675</text:p>
          </table:table-cell>
          <table:covered-table-cell table:number-columns-repeated="6"/>
          <table:table-cell table:style-name="ce1286" office:value-type="float" office:value="20135877" calcext:value-type="float" table:number-columns-spanned="10" table:number-rows-spanned="1">
            <text:p>20,135,877</text:p>
          </table:table-cell>
          <table:covered-table-cell table:number-columns-repeated="9"/>
          <table:table-cell table:style-name="ce1283" office:value-type="float" office:value="129677552" calcext:value-type="float" table:number-columns-spanned="11" table:number-rows-spanned="1">
            <text:p>129,677,552</text:p>
          </table:table-cell>
          <table:covered-table-cell table:number-columns-repeated="10"/>
          <table:table-cell table:style-name="ce1283" office:value-type="float" office:value="40676952" calcext:value-type="float" table:number-columns-spanned="11" table:number-rows-spanned="1">
            <text:p>40,676,952</text:p>
          </table:table-cell>
          <table:covered-table-cell table:number-columns-repeated="10"/>
          <table:table-cell table:style-name="ce1286" office:value-type="float" office:value="281801" calcext:value-type="float" table:number-columns-spanned="10" table:number-rows-spanned="1">
            <text:p>281,801</text:p>
          </table:table-cell>
          <table:covered-table-cell table:number-columns-repeated="9"/>
          <table:table-cell table:style-name="ce1320" office:value-type="float" office:value="-36290573" calcext:value-type="float" table:number-columns-spanned="10" table:number-rows-spanned="1">
            <text:p>(36,290,573)</text:p>
          </table:table-cell>
          <table:covered-table-cell table:number-columns-repeated="9"/>
          <table:table-cell table:style-name="ce1283" office:value-type="float" office:value="134345732" calcext:value-type="float" table:number-columns-spanned="37" table:number-rows-spanned="1">
            <text:p>134,345,732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1" office:value-type="string" calcext:value-type="string" table:number-columns-spanned="5" table:number-rows-spanned="1">
            <text:p>Eliminations</text:p>
          </table:table-cell>
          <table:covered-table-cell table:number-columns-repeated="4"/>
          <table:table-cell table:style-name="ce805" office:value-type="float" office:value="-16731536" calcext:value-type="float" table:number-columns-spanned="7" table:number-rows-spanned="1">
            <text:p>(16,731,536)</text:p>
          </table:table-cell>
          <table:covered-table-cell table:number-columns-repeated="6"/>
          <table:table-cell table:style-name="ce806" office:value-type="float" office:value="-625279" calcext:value-type="float" table:number-columns-spanned="10" table:number-rows-spanned="1">
            <text:p>(625,279)</text:p>
          </table:table-cell>
          <table:covered-table-cell table:number-columns-repeated="9"/>
          <table:table-cell table:style-name="ce807" office:value-type="float" office:value="-17356815" calcext:value-type="float" table:number-columns-spanned="11" table:number-rows-spanned="1">
            <text:p>(17,356,815)</text:p>
          </table:table-cell>
          <table:covered-table-cell table:number-columns-repeated="10"/>
          <table:table-cell table:style-name="ce808" office:value-type="float" office:value="-18933758" calcext:value-type="float" table:number-columns-spanned="11" table:number-rows-spanned="1">
            <text:p>(18,933,758)</text:p>
          </table:table-cell>
          <table:covered-table-cell table:number-columns-repeated="10"/>
          <table:table-cell table:style-name="ce1281" office:value-type="string" calcext:value-type="string" table:number-columns-spanned="10" table:number-rows-spanned="1">
            <text:p>                       -  </text:p>
          </table:table-cell>
          <table:covered-table-cell table:number-columns-repeated="9"/>
          <table:table-cell table:style-name="ce1287" office:value-type="float" office:value="36290573" calcext:value-type="float" table:number-columns-spanned="10" table:number-rows-spanned="1">
            <text:p>36,290,573</text:p>
          </table:table-cell>
          <table:covered-table-cell table:number-columns-repeated="9"/>
          <table:table-cell table:style-name="ce811" office:value-type="string" calcext:value-type="string" table:number-columns-spanned="37" table:number-rows-spanned="1">
            <text:p>                         -  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812" office:value-type="string" calcext:value-type="string" table:number-columns-spanned="5" table:number-rows-spanned="1">
            <text:p>Total</text:p>
          </table:table-cell>
          <table:covered-table-cell table:number-columns-repeated="4"/>
          <table:table-cell table:style-name="ce1290" office:value-type="float" office:value="92810139" calcext:value-type="float" table:number-columns-spanned="7" table:number-rows-spanned="1">
            <text:p>$ 92,810,139</text:p>
          </table:table-cell>
          <table:covered-table-cell table:number-columns-repeated="6"/>
          <table:table-cell table:style-name="ce1290" office:value-type="float" office:value="19510598" calcext:value-type="float" table:number-columns-spanned="10" table:number-rows-spanned="1">
            <text:p>$ 19,510,598</text:p>
          </table:table-cell>
          <table:covered-table-cell table:number-columns-repeated="9"/>
          <table:table-cell table:style-name="ce1290" office:value-type="float" office:value="112320737" calcext:value-type="float" table:number-columns-spanned="11" table:number-rows-spanned="1">
            <text:p>$ 112,320,737</text:p>
          </table:table-cell>
          <table:covered-table-cell table:number-columns-repeated="10"/>
          <table:table-cell table:style-name="ce1290" office:value-type="float" office:value="21743194" calcext:value-type="float" table:number-columns-spanned="11" table:number-rows-spanned="1">
            <text:p>$ 21,743,194</text:p>
          </table:table-cell>
          <table:covered-table-cell table:number-columns-repeated="10"/>
          <table:table-cell table:style-name="ce1290" office:value-type="float" office:value="281801" calcext:value-type="float" table:number-columns-spanned="10" table:number-rows-spanned="1">
            <text:p>$ 281,801</text:p>
          </table:table-cell>
          <table:covered-table-cell table:number-columns-repeated="9"/>
          <table:table-cell table:style-name="ce1281" office:value-type="string" calcext:value-type="string" table:number-columns-spanned="10" table:number-rows-spanned="1">
            <text:p>  $                     -  </text:p>
          </table:table-cell>
          <table:covered-table-cell table:number-columns-repeated="9"/>
          <table:table-cell table:style-name="ce814" office:value-type="float" office:value="134345732" calcext:value-type="float" table:number-columns-spanned="37" table:number-rows-spanned="1">
            <text:p>$ 134,345,732</text:p>
          </table:table-cell>
          <table:covered-table-cell table:number-columns-repeated="36"/>
          <table:table-cell table:number-columns-repeated="16283"/>
        </table:table-row>
        <table:table-row table:style-name="ro8">
          <table:table-cell table:style-name="ce802" office:value-type="string" calcext:value-type="string" table:number-columns-spanned="76" table:number-rows-spanned="1">
            <text:p>CONSOLIDATED STATEMENT OF CASH FLOWS YEAR ENDED JUNE 30, 2019</text:p>
            <text:p><text:span text:style-name="T56">(WITH COMPARATIVE TOTALS FOR JUNE 30, 2018)</text:span></text:p>
          </table:table-cell>
          <table:covered-table-cell table:number-columns-repeated="75"/>
          <table:table-cell table:number-columns-repeated="16308"/>
        </table:table-row>
        <table:table-row table:style-name="ro18">
          <table:table-cell table:style-name="ce1195" table:number-columns-spanned="10" table:number-rows-spanned="1"/>
          <table:covered-table-cell table:number-columns-repeated="9"/>
          <table:table-cell table:style-name="ce1294" office:value-type="string" calcext:value-type="string" table:number-columns-spanned="7" table:number-rows-spanned="1">
            <text:p>Rocketship Education</text:p>
          </table:table-cell>
          <table:covered-table-cell table:number-columns-repeated="6"/>
          <table:table-cell table:style-name="ce250"/>
          <table:table-cell table:style-name="ce1203" office:value-type="string" calcext:value-type="string" table:number-columns-spanned="8" table:number-rows-spanned="1">
            <text:p>Rocketship Education</text:p>
            <text:p>Wisconsin Inc.</text:p>
          </table:table-cell>
          <table:covered-table-cell table:number-columns-repeated="7"/>
          <table:table-cell table:style-name="ce250"/>
          <table:table-cell table:style-name="ce1203" office:value-type="string" calcext:value-type="string" table:number-columns-spanned="10" table:number-rows-spanned="1">
            <text:p>Rocketship Education DC Public Charter</text:p>
            <text:p>School, Inc.</text:p>
          </table:table-cell>
          <table:covered-table-cell table:number-columns-repeated="9"/>
          <table:table-cell table:style-name="ce1294" office:value-type="string" calcext:value-type="string" table:number-columns-spanned="10" table:number-rows-spanned="1">
            <text:p>Launchpad Development</text:p>
            <text:p>Company</text:p>
          </table:table-cell>
          <table:covered-table-cell table:number-columns-repeated="9"/>
          <table:table-cell table:style-name="ce250"/>
          <table:table-cell table:style-name="ce767" office:value-type="string" calcext:value-type="string" table:number-columns-spanned="9" table:number-rows-spanned="1">
            <text:p>Eliminations</text:p>
          </table:table-cell>
          <table:covered-table-cell table:number-columns-repeated="8"/>
          <table:table-cell table:style-name="ce741" office:value-type="string" calcext:value-type="string" table:number-columns-spanned="6" table:number-rows-spanned="1">
            <text:p>2019</text:p>
            <text:p>Total</text:p>
          </table:table-cell>
          <table:covered-table-cell table:number-columns-repeated="5"/>
          <table:table-cell table:style-name="ce250"/>
          <table:table-cell table:style-name="ce1235" office:value-type="string" calcext:value-type="string" table:number-columns-spanned="10" table:number-rows-spanned="1">
            <text:p>2018</text:p>
            <text:p>Total</text:p>
          </table:table-cell>
          <table:covered-table-cell table:number-columns-repeated="9"/>
          <table:table-cell table:number-columns-repeated="16310"/>
        </table:table-row>
        <table:table-row table:style-name="ro11">
          <table:table-cell table:style-name="ce725" office:value-type="string" calcext:value-type="string" table:number-columns-spanned="10" table:number-rows-spanned="1">
            <text:p>CASH FLOWS FROM OPERATING</text:p>
          </table:table-cell>
          <table:covered-table-cell table:number-columns-repeated="9"/>
          <table:table-cell table:style-name="ce431" table:number-columns-spanned="7" table:number-rows-spanned="1"/>
          <table:covered-table-cell table:number-columns-repeated="6"/>
          <table:table-cell table:style-name="ce8"/>
          <table:table-cell table:style-name="ce431" table:number-columns-spanned="8" table:number-rows-spanned="1"/>
          <table:covered-table-cell table:number-columns-repeated="7"/>
          <table:table-cell table:style-name="ce8"/>
          <table:table-cell table:style-name="ce431" table:number-columns-spanned="10" table:number-rows-spanned="1"/>
          <table:covered-table-cell table:number-columns-repeated="9"/>
          <table:table-cell table:style-name="ce431" table:number-columns-spanned="10" table:number-rows-spanned="1"/>
          <table:covered-table-cell table:number-columns-repeated="9"/>
          <table:table-cell table:style-name="ce8"/>
          <table:table-cell table:style-name="ce431" table:number-columns-spanned="9" table:number-rows-spanned="1"/>
          <table:covered-table-cell table:number-columns-repeated="8"/>
          <table:table-cell table:style-name="ce431" table:number-columns-spanned="6" table:number-rows-spanned="1"/>
          <table:covered-table-cell table:number-columns-repeated="5"/>
          <table:table-cell table:style-name="ce8"/>
          <table:table-cell table:style-name="ce431" table:number-columns-spanned="10" table:number-rows-spanned="1"/>
          <table:covered-table-cell table:number-columns-repeated="9"/>
          <table:table-cell table:number-columns-repeated="16310"/>
        </table:table-row>
        <table:table-row table:style-name="ro18">
          <table:table-cell table:style-name="ce842" office:value-type="string" calcext:value-type="string" table:number-columns-spanned="10" table:number-rows-spanned="1">
            <text:p>ACTIVITIES</text:p>
            <text:p><text:span text:style-name="T59">Change in Net Assets</text:span></text:p>
          </table:table-cell>
          <table:covered-table-cell table:number-columns-repeated="9"/>
          <table:table-cell table:style-name="ce1192" office:value-type="float" office:value="6347242" calcext:value-type="float" table:number-columns-spanned="7" table:number-rows-spanned="1">
            <text:p>$ 6,347,242</text:p>
          </table:table-cell>
          <table:covered-table-cell table:number-columns-repeated="6"/>
          <table:table-cell table:style-name="ce509"/>
          <table:table-cell table:style-name="ce1212" office:value-type="float" office:value="-652376" calcext:value-type="float" table:number-columns-spanned="8" table:number-rows-spanned="1">
            <text:p>($ 652,376)</text:p>
          </table:table-cell>
          <table:covered-table-cell table:number-columns-repeated="7"/>
          <table:table-cell table:style-name="ce509"/>
          <table:table-cell table:style-name="ce1192" office:value-type="float" office:value="240148" calcext:value-type="float" table:number-columns-spanned="10" table:number-rows-spanned="1">
            <text:p>$ 240,148</text:p>
          </table:table-cell>
          <table:covered-table-cell table:number-columns-repeated="9"/>
          <table:table-cell table:style-name="ce1212" office:value-type="float" office:value="-2734048" calcext:value-type="float" table:number-columns-spanned="10" table:number-rows-spanned="1">
            <text:p>($ 2,734,048)</text:p>
          </table:table-cell>
          <table:covered-table-cell table:number-columns-repeated="9"/>
          <table:table-cell table:style-name="ce509"/>
          <table:table-cell table:style-name="ce765" office:value-type="string" calcext:value-type="string" table:number-columns-spanned="9" table:number-rows-spanned="1">
            <text:p>$ <text:s text:c="20"/>- <text:s text:c="6"/>$</text:p>
          </table:table-cell>
          <table:covered-table-cell table:number-columns-repeated="8"/>
          <table:table-cell table:style-name="ce773" office:value-type="float" office:value="3200966" calcext:value-type="float" table:number-columns-spanned="6" table:number-rows-spanned="1">
            <text:p>3,200,966</text:p>
          </table:table-cell>
          <table:covered-table-cell table:number-columns-repeated="5"/>
          <table:table-cell table:style-name="ce509"/>
          <table:table-cell table:style-name="ce1192" office:value-type="float" office:value="3347443" calcext:value-type="float" table:number-columns-spanned="10" table:number-rows-spanned="1">
            <text:p>$ 3,347,443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877" office:value-type="string" calcext:value-type="string" table:number-columns-spanned="10" table:number-rows-spanned="1">
            <text:p>Adjustments to Reconcile Change in Net Assets</text:p>
            <text:p>to Net Cash Flows from Operating Activities:</text:p>
          </table:table-cell>
          <table:covered-table-cell table:number-columns-repeated="9"/>
          <table:table-cell table:style-name="ce509" table:number-columns-spanned="7" table:number-rows-spanned="1"/>
          <table:covered-table-cell table:number-columns-repeated="6"/>
          <table:table-cell table:style-name="ce509"/>
          <table:table-cell table:style-name="ce509" table:number-columns-spanned="8" table:number-rows-spanned="1"/>
          <table:covered-table-cell table:number-columns-repeated="7"/>
          <table:table-cell table:style-name="ce509"/>
          <table:table-cell table:style-name="ce509" table:number-columns-spanned="10" table:number-rows-spanned="1"/>
          <table:covered-table-cell table:number-columns-repeated="9"/>
          <table:table-cell table:style-name="ce509" table:number-columns-spanned="10" table:number-rows-spanned="1"/>
          <table:covered-table-cell table:number-columns-repeated="9"/>
          <table:table-cell table:style-name="ce509"/>
          <table:table-cell table:style-name="ce509" table:number-columns-spanned="9" table:number-rows-spanned="1"/>
          <table:covered-table-cell table:number-columns-repeated="8"/>
          <table:table-cell table:style-name="ce509" table:number-columns-spanned="6" table:number-rows-spanned="1"/>
          <table:covered-table-cell table:number-columns-repeated="5"/>
          <table:table-cell table:style-name="ce509"/>
          <table:table-cell table:style-name="ce509" table:number-columns-spanned="10" table:number-rows-spanned="1"/>
          <table:covered-table-cell table:number-columns-repeated="9"/>
          <table:table-cell table:number-columns-repeated="16310"/>
        </table:table-row>
        <table:table-row table:style-name="ro11">
          <table:table-cell table:style-name="ce5" office:value-type="string" calcext:value-type="string" table:number-columns-spanned="10" table:number-rows-spanned="1">
            <text:p>Depreciation Expense</text:p>
          </table:table-cell>
          <table:covered-table-cell table:number-columns-repeated="9"/>
          <table:table-cell table:style-name="ce857" office:value-type="float" office:value="314415" calcext:value-type="float" table:number-columns-spanned="7" table:number-rows-spanned="1">
            <text:p>314,415</text:p>
          </table:table-cell>
          <table:covered-table-cell table:number-columns-repeated="6"/>
          <table:table-cell table:style-name="ce8"/>
          <table:table-cell table:style-name="ce857" office:value-type="float" office:value="11085" calcext:value-type="float" table:number-columns-spanned="8" table:number-rows-spanned="1">
            <text:p>11,085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7" office:value-type="float" office:value="3085978" calcext:value-type="float" table:number-columns-spanned="10" table:number-rows-spanned="1">
            <text:p>3,085,978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857" office:value-type="float" office:value="3411478" calcext:value-type="float" table:number-columns-spanned="6" table:number-rows-spanned="1">
            <text:p>3,411,478</text:p>
          </table:table-cell>
          <table:covered-table-cell table:number-columns-repeated="5"/>
          <table:table-cell table:style-name="ce8"/>
          <table:table-cell table:style-name="ce857" office:value-type="float" office:value="3012873" calcext:value-type="float" table:number-columns-spanned="10" table:number-rows-spanned="1">
            <text:p>3,012,873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5" office:value-type="string" calcext:value-type="string" table:number-columns-spanned="10" table:number-rows-spanned="1">
            <text:p>Amortization Expense</text:p>
            <text:p>(Increase) Decrease in Operating Assets: Accounts Receivable</text:p>
          </table:table-cell>
          <table:covered-table-cell table:number-columns-repeated="9"/>
          <table:table-cell table:style-name="ce1195" office:value-type="string" calcext:value-type="string" table:number-columns-spanned="7" table:number-rows-spanned="1">
            <text:p>-</text:p>
            <text:p>(2,098,864)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500,179)</text:p>
          </table:table-cell>
          <table:covered-table-cell table:number-columns-repeated="7"/>
          <table:table-cell table:style-name="ce250"/>
          <table:table-cell table:style-name="ce1195" office:value-type="string" calcext:value-type="string" table:number-columns-spanned="10" table:number-rows-spanned="1">
            <text:p>-</text:p>
            <text:p>(428,358)</text:p>
          </table:table-cell>
          <table:covered-table-cell table:number-columns-repeated="9"/>
          <table:table-cell table:style-name="ce10" office:value-type="string" calcext:value-type="string" table:number-columns-spanned="10" table:number-rows-spanned="1">
            <text:p>319,291</text:p>
            <text:p>(682,066)</text:p>
          </table:table-cell>
          <table:covered-table-cell table:number-columns-repeated="9"/>
          <table:table-cell table:style-name="ce250"/>
          <table:table-cell table:style-name="ce5" office:value-type="string" calcext:value-type="string" table:number-columns-spanned="9" table:number-rows-spanned="1">
            <text:p>-</text:p>
            <text:p>-</text:p>
          </table:table-cell>
          <table:covered-table-cell table:number-columns-repeated="8"/>
          <table:table-cell table:style-name="ce1195" office:value-type="string" calcext:value-type="string" table:number-columns-spanned="6" table:number-rows-spanned="1">
            <text:p>319,291</text:p>
            <text:p>(3,709,467)</text:p>
          </table:table-cell>
          <table:covered-table-cell table:number-columns-repeated="5"/>
          <table:table-cell table:style-name="ce250"/>
          <table:table-cell table:style-name="ce4" office:value-type="string" calcext:value-type="string" table:number-columns-spanned="10" table:number-rows-spanned="1">
            <text:p>290,632</text:p>
            <text:p>(1,329,935)</text:p>
          </table:table-cell>
          <table:covered-table-cell table:number-columns-repeated="9"/>
          <table:table-cell table:number-columns-repeated="16310"/>
        </table:table-row>
        <table:table-row table:style-name="ro11">
          <table:table-cell table:style-name="ce777" office:value-type="string" calcext:value-type="string" table:number-columns-spanned="10" table:number-rows-spanned="1">
            <text:p>Grants Receivable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7" office:value-type="float" office:value="533532" calcext:value-type="float" table:number-columns-spanned="8" table:number-rows-spanned="1">
            <text:p>533,532</text:p>
          </table:table-cell>
          <table:covered-table-cell table:number-columns-repeated="7"/>
          <table:table-cell table:style-name="ce8"/>
          <table:table-cell table:style-name="ce857" office:value-type="float" office:value="770751" calcext:value-type="float" table:number-columns-spanned="10" table:number-rows-spanned="1">
            <text:p>770,751</text:p>
          </table:table-cell>
          <table:covered-table-cell table:number-columns-repeated="9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"/>
          <table:table-cell table:style-name="ce8" table:number-columns-spanned="9" table:number-rows-spanned="1"/>
          <table:covered-table-cell table:number-columns-repeated="8"/>
          <table:table-cell table:style-name="ce857" office:value-type="float" office:value="1304283" calcext:value-type="float" table:number-columns-spanned="6" table:number-rows-spanned="1">
            <text:p>1,304,283</text:p>
          </table:table-cell>
          <table:covered-table-cell table:number-columns-repeated="5"/>
          <table:table-cell table:style-name="ce8"/>
          <table:table-cell table:style-name="ce1211" office:value-type="float" office:value="-906717" calcext:value-type="float" table:number-columns-spanned="10" table:number-rows-spanned="1">
            <text:p>(906,717)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777" office:value-type="string" calcext:value-type="string" table:number-columns-spanned="10" table:number-rows-spanned="1">
            <text:p>Prepaid Expenses and Other Current</text:p>
            <text:p>Assets</text:p>
          </table:table-cell>
          <table:covered-table-cell table:number-columns-repeated="9"/>
          <table:table-cell table:style-name="ce1202" office:value-type="float" office:value="-501079" calcext:value-type="float" table:number-columns-spanned="7" table:number-rows-spanned="1">
            <text:p>(501,079)</text:p>
          </table:table-cell>
          <table:covered-table-cell table:number-columns-repeated="6"/>
          <table:table-cell table:style-name="ce509"/>
          <table:table-cell table:style-name="ce1202" office:value-type="float" office:value="-30929" calcext:value-type="float" table:number-columns-spanned="8" table:number-rows-spanned="1">
            <text:p>(30,929)</text:p>
          </table:table-cell>
          <table:covered-table-cell table:number-columns-repeated="7"/>
          <table:table-cell table:style-name="ce509"/>
          <table:table-cell table:style-name="ce773" office:value-type="float" office:value="9891" calcext:value-type="float" table:number-columns-spanned="10" table:number-rows-spanned="1">
            <text:p>9,891</text:p>
          </table:table-cell>
          <table:covered-table-cell table:number-columns-repeated="9"/>
          <table:table-cell table:style-name="ce773" office:value-type="float" office:value="267241" calcext:value-type="float" table:number-columns-spanned="10" table:number-rows-spanned="1">
            <text:p>267,241</text:p>
          </table:table-cell>
          <table:covered-table-cell table:number-columns-repeated="9"/>
          <table:table-cell table:style-name="ce509"/>
          <table:table-cell table:style-name="ce7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02" office:value-type="float" office:value="-254876" calcext:value-type="float" table:number-columns-spanned="6" table:number-rows-spanned="1">
            <text:p>(254,876)</text:p>
          </table:table-cell>
          <table:covered-table-cell table:number-columns-repeated="5"/>
          <table:table-cell table:style-name="ce509"/>
          <table:table-cell table:style-name="ce1202" office:value-type="float" office:value="-1236192" calcext:value-type="float" table:number-columns-spanned="10" table:number-rows-spanned="1">
            <text:p>(1,236,192)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5" office:value-type="string" calcext:value-type="string" table:number-columns-spanned="10" table:number-rows-spanned="1">
            <text:p>Deferred Rent Asset</text:p>
            <text:p>Increase (Decrease) in Operating Liabilities: Accounts Payable and Accrued Liabilities</text:p>
          </table:table-cell>
          <table:covered-table-cell table:number-columns-repeated="9"/>
          <table:table-cell table:style-name="ce1195" office:value-type="string" calcext:value-type="string" table:number-columns-spanned="7" table:number-rows-spanned="1">
            <text:p>-</text:p>
            <text:p>2,331,972</text:p>
          </table:table-cell>
          <table:covered-table-cell table:number-columns-repeated="6"/>
          <table:table-cell table:style-name="ce250"/>
          <table:table-cell table:style-name="ce1195" office:value-type="string" calcext:value-type="string" table:number-columns-spanned="8" table:number-rows-spanned="1">
            <text:p>-</text:p>
            <text:p>(8,830)</text:p>
          </table:table-cell>
          <table:covered-table-cell table:number-columns-repeated="7"/>
          <table:table-cell table:style-name="ce250"/>
          <table:table-cell table:style-name="ce1195" office:value-type="string" calcext:value-type="string" table:number-columns-spanned="10" table:number-rows-spanned="1">
            <text:p>-</text:p>
            <text:p>(1,029)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626,859</text:p>
            <text:p>(1,254,543)</text:p>
          </table:table-cell>
          <table:covered-table-cell table:number-columns-repeated="9"/>
          <table:table-cell table:style-name="ce250"/>
          <table:table-cell table:style-name="ce4" office:value-type="string" calcext:value-type="string" table:number-columns-spanned="9" table:number-rows-spanned="1">
            <text:p>(626,859)</text:p>
            <text:p>-</text:p>
          </table:table-cell>
          <table:covered-table-cell table:number-columns-repeated="8"/>
          <table:table-cell table:style-name="ce1195" office:value-type="string" calcext:value-type="string" table:number-columns-spanned="6" table:number-rows-spanned="1">
            <text:p>-</text:p>
            <text:p>1,067,570</text:p>
          </table:table-cell>
          <table:covered-table-cell table:number-columns-repeated="5"/>
          <table:table-cell table:style-name="ce250"/>
          <table:table-cell table:style-name="ce1195" office:value-type="string" calcext:value-type="string" table:number-columns-spanned="10" table:number-rows-spanned="1">
            <text:p>-</text:p>
            <text:p>3,546,032</text:p>
          </table:table-cell>
          <table:covered-table-cell table:number-columns-repeated="9"/>
          <table:table-cell table:number-columns-repeated="16310"/>
        </table:table-row>
        <table:table-row table:style-name="ro11">
          <table:table-cell table:style-name="ce777" office:value-type="string" calcext:value-type="string" table:number-columns-spanned="10" table:number-rows-spanned="1">
            <text:p>Deferred Revenues</text:p>
          </table:table-cell>
          <table:covered-table-cell table:number-columns-repeated="9"/>
          <table:table-cell table:style-name="ce1211" office:value-type="float" office:value="-412375" calcext:value-type="float" table:number-columns-spanned="7" table:number-rows-spanned="1">
            <text:p>(412,375)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211" office:value-type="float" office:value="-412375" calcext:value-type="float" table:number-columns-spanned="6" table:number-rows-spanned="1">
            <text:p>(412,375)</text:p>
          </table:table-cell>
          <table:covered-table-cell table:number-columns-repeated="5"/>
          <table:table-cell table:style-name="ce8"/>
          <table:table-cell table:style-name="ce1211" office:value-type="float" office:value="-268181" calcext:value-type="float" table:number-columns-spanned="10" table:number-rows-spanned="1">
            <text:p>(268,181)</text:p>
          </table:table-cell>
          <table:covered-table-cell table:number-columns-repeated="9"/>
          <table:table-cell table:number-columns-repeated="16310"/>
        </table:table-row>
        <table:table-row table:style-name="ro11">
          <table:table-cell table:style-name="ce777" office:value-type="string" calcext:value-type="string" table:number-columns-spanned="10" table:number-rows-spanned="1">
            <text:p>Deferred Rent Liability</text:p>
          </table:table-cell>
          <table:covered-table-cell table:number-columns-repeated="9"/>
          <table:table-cell table:style-name="ce1183" office:value-type="float" office:value="117065" calcext:value-type="float" table:number-columns-spanned="7" table:number-rows-spanned="1">
            <text:p>117,065</text:p>
          </table:table-cell>
          <table:covered-table-cell table:number-columns-repeated="6"/>
          <table:table-cell table:style-name="ce8"/>
          <table:table-cell table:style-name="ce1197" office:value-type="float" office:value="-2914" calcext:value-type="float" table:number-columns-spanned="8" table:number-rows-spanned="1">
            <text:p>(2,914)</text:p>
          </table:table-cell>
          <table:covered-table-cell table:number-columns-repeated="7"/>
          <table:table-cell table:style-name="ce8"/>
          <table:table-cell table:style-name="ce1197" office:value-type="float" office:value="-108655" calcext:value-type="float" table:number-columns-spanned="10" table:number-rows-spanned="1">
            <text:p>(108,655)</text:p>
          </table:table-cell>
          <table:covered-table-cell table:number-columns-repeated="9"/>
          <table:table-cell table:style-name="ce1197" office:value-type="float" office:value="-1803986" calcext:value-type="float" table:number-columns-spanned="10" table:number-rows-spanned="1">
            <text:p>(1,803,986)</text:p>
          </table:table-cell>
          <table:covered-table-cell table:number-columns-repeated="9"/>
          <table:table-cell table:style-name="ce8"/>
          <table:table-cell table:style-name="ce797" office:value-type="float" office:value="626859" calcext:value-type="float" table:number-columns-spanned="9" table:number-rows-spanned="1">
            <text:p>626,859</text:p>
          </table:table-cell>
          <table:covered-table-cell table:number-columns-repeated="8"/>
          <table:table-cell table:style-name="ce1197" office:value-type="float" office:value="-1171631" calcext:value-type="float" table:number-columns-spanned="6" table:number-rows-spanned="1">
            <text:p>(1,171,631)</text:p>
          </table:table-cell>
          <table:covered-table-cell table:number-columns-repeated="5"/>
          <table:table-cell table:style-name="ce8"/>
          <table:table-cell table:style-name="ce1183" office:value-type="float" office:value="3985307" calcext:value-type="float" table:number-columns-spanned="10" table:number-rows-spanned="1">
            <text:p>3,985,307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747" office:value-type="string" calcext:value-type="string" table:number-columns-spanned="10" table:number-rows-spanned="1">
            <text:p>Net Cash Flows from Operating</text:p>
            <text:p>Activities</text:p>
          </table:table-cell>
          <table:covered-table-cell table:number-columns-repeated="9"/>
          <table:table-cell table:style-name="ce1196" office:value-type="float" office:value="6098376" calcext:value-type="float" table:number-columns-spanned="7" table:number-rows-spanned="1">
            <text:p>6,098,376</text:p>
          </table:table-cell>
          <table:covered-table-cell table:number-columns-repeated="6"/>
          <table:table-cell table:style-name="ce509"/>
          <table:table-cell table:style-name="ce1198" office:value-type="float" office:value="-650611" calcext:value-type="float" table:number-columns-spanned="8" table:number-rows-spanned="1">
            <text:p>(650,611)</text:p>
          </table:table-cell>
          <table:covered-table-cell table:number-columns-repeated="7"/>
          <table:table-cell table:style-name="ce509"/>
          <table:table-cell table:style-name="ce1196" office:value-type="float" office:value="482748" calcext:value-type="float" table:number-columns-spanned="10" table:number-rows-spanned="1">
            <text:p>482,748</text:p>
          </table:table-cell>
          <table:covered-table-cell table:number-columns-repeated="9"/>
          <table:table-cell table:style-name="ce1198" office:value-type="float" office:value="-2175274" calcext:value-type="float" table:number-columns-spanned="10" table:number-rows-spanned="1">
            <text:p>(2,175,274)</text:p>
          </table:table-cell>
          <table:covered-table-cell table:number-columns-repeated="9"/>
          <table:table-cell table:style-name="ce509"/>
          <table:table-cell table:style-name="ce796" office:value-type="string" calcext:value-type="string" table:number-columns-spanned="9" table:number-rows-spanned="1">
            <text:p>-</text:p>
          </table:table-cell>
          <table:covered-table-cell table:number-columns-repeated="8"/>
          <table:table-cell table:style-name="ce1196" office:value-type="float" office:value="3755239" calcext:value-type="float" table:number-columns-spanned="6" table:number-rows-spanned="1">
            <text:p>3,755,239</text:p>
          </table:table-cell>
          <table:covered-table-cell table:number-columns-repeated="5"/>
          <table:table-cell table:style-name="ce509"/>
          <table:table-cell table:style-name="ce1196" office:value-type="float" office:value="10441262" calcext:value-type="float" table:number-columns-spanned="10" table:number-rows-spanned="1">
            <text:p>10,441,262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725" office:value-type="string" calcext:value-type="string" table:number-columns-spanned="76" table:number-rows-spanned="1">
            <text:p>CASH FLOWS FROM INVESTING</text:p>
            <text:p>ACTIVITIES</text:p>
          </table:table-cell>
          <table:covered-table-cell table:number-columns-repeated="75"/>
          <table:table-cell table:number-columns-repeated="16308"/>
        </table:table-row>
        <table:table-row table:style-name="ro11">
          <table:table-cell table:style-name="ce10" office:value-type="string" calcext:value-type="string" table:number-columns-spanned="10" table:number-rows-spanned="1">
            <text:p>Proceeds from Note Receivable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20" table:number-rows-spanned="1">
            <text:p>- <text:s text:c="31"/>-</text:p>
          </table:table-cell>
          <table:covered-table-cell table:number-columns-repeated="19"/>
          <table:table-cell table:style-name="ce8"/>
          <table:table-cell table:style-name="ce853" office:value-type="string" calcext:value-type="string" table:number-columns-spanned="15" table:number-rows-spanned="1">
            <text:p>- <text:s text:c="30"/>-</text:p>
          </table:table-cell>
          <table:covered-table-cell table:number-columns-repeated="14"/>
          <table:table-cell table:style-name="ce8"/>
          <table:table-cell table:style-name="ce857" office:value-type="float" office:value="560000" calcext:value-type="float" table:number-columns-spanned="10" table:number-rows-spanned="1">
            <text:p>560,000</text:p>
          </table:table-cell>
          <table:covered-table-cell table:number-columns-repeated="9"/>
          <table:table-cell table:number-columns-repeated="16310"/>
        </table:table-row>
        <table:table-row table:style-name="ro11">
          <table:table-cell table:style-name="ce10" office:value-type="string" calcext:value-type="string" table:number-columns-spanned="10" table:number-rows-spanned="1">
            <text:p>Purchases of Property, Plant, and Equipment</text:p>
          </table:table-cell>
          <table:covered-table-cell table:number-columns-repeated="9"/>
          <table:table-cell table:style-name="ce1197" office:value-type="float" office:value="-144341" calcext:value-type="float" table:number-columns-spanned="7" table:number-rows-spanned="1">
            <text:p>(144,341)</text:p>
          </table:table-cell>
          <table:covered-table-cell table:number-columns-repeated="6"/>
          <table:table-cell table:style-name="ce8"/>
          <table:table-cell table:style-name="ce1197" office:value-type="float" office:value="-21085" calcext:value-type="float" table:number-columns-spanned="8" table:number-rows-spanned="1">
            <text:p>(21,085)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20" table:number-rows-spanned="1">
            <text:p>- <text:s text:c="13"/>(39,780,915)</text:p>
          </table:table-cell>
          <table:covered-table-cell table:number-columns-repeated="19"/>
          <table:table-cell table:style-name="ce8"/>
          <table:table-cell table:style-name="ce853" office:value-type="string" calcext:value-type="string" table:number-columns-spanned="15" table:number-rows-spanned="1">
            <text:p>- <text:s text:c="12"/>(39,946,341)</text:p>
          </table:table-cell>
          <table:covered-table-cell table:number-columns-repeated="14"/>
          <table:table-cell table:style-name="ce8"/>
          <table:table-cell table:style-name="ce1197" office:value-type="float" office:value="-6891872" calcext:value-type="float" table:number-columns-spanned="10" table:number-rows-spanned="1">
            <text:p>(6,891,872)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747" office:value-type="string" calcext:value-type="string" table:number-columns-spanned="10" table:number-rows-spanned="1">
            <text:p>Net Cash Flows from Investing</text:p>
            <text:p>Activities</text:p>
          </table:table-cell>
          <table:covered-table-cell table:number-columns-repeated="9"/>
          <table:table-cell table:style-name="ce1198" office:value-type="float" office:value="-144341" calcext:value-type="float" table:number-columns-spanned="7" table:number-rows-spanned="1">
            <text:p>(144,341)</text:p>
          </table:table-cell>
          <table:covered-table-cell table:number-columns-repeated="6"/>
          <table:table-cell table:style-name="ce509"/>
          <table:table-cell table:style-name="ce1198" office:value-type="float" office:value="-21085" calcext:value-type="float" table:number-columns-spanned="8" table:number-rows-spanned="1">
            <text:p>(21,085)</text:p>
          </table:table-cell>
          <table:covered-table-cell table:number-columns-repeated="7"/>
          <table:table-cell table:style-name="ce509"/>
          <table:table-cell table:style-name="ce1204" office:value-type="string" calcext:value-type="string" table:number-columns-spanned="20" table:number-rows-spanned="1">
            <text:p>- <text:s text:c="13"/>(39,780,915)</text:p>
          </table:table-cell>
          <table:covered-table-cell table:number-columns-repeated="19"/>
          <table:table-cell table:style-name="ce509"/>
          <table:table-cell table:style-name="ce1204" office:value-type="string" calcext:value-type="string" table:number-columns-spanned="15" table:number-rows-spanned="1">
            <text:p>- <text:s text:c="12"/>(39,946,341)</text:p>
          </table:table-cell>
          <table:covered-table-cell table:number-columns-repeated="14"/>
          <table:table-cell table:style-name="ce509"/>
          <table:table-cell table:style-name="ce1198" office:value-type="float" office:value="-6331872" calcext:value-type="float" table:number-columns-spanned="10" table:number-rows-spanned="1">
            <text:p>(6,331,872)</text:p>
          </table:table-cell>
          <table:covered-table-cell table:number-columns-repeated="9"/>
          <table:table-cell table:number-columns-repeated="16310"/>
        </table:table-row>
        <table:table-row table:style-name="ro18">
          <table:table-cell table:style-name="ce725" office:value-type="string" calcext:value-type="string" table:number-columns-spanned="76" table:number-rows-spanned="1">
            <text:p>CASH FLOWS FROM FINANCING</text:p>
            <text:p>ACTIVITIES</text:p>
          </table:table-cell>
          <table:covered-table-cell table:number-columns-repeated="75"/>
          <table:table-cell table:number-columns-repeated="16308"/>
        </table:table-row>
        <table:table-row table:style-name="ro11">
          <table:table-cell table:style-name="ce10" office:value-type="string" calcext:value-type="string" table:number-columns-spanned="10" table:number-rows-spanned="1">
            <text:p>Change in Restricted Cash</text:p>
          </table:table-cell>
          <table:covered-table-cell table:number-columns-repeated="9"/>
          <table:table-cell table:style-name="ce853" office:value-type="string" calcext:value-type="string" table:number-columns-spanned="7" table:number-rows-spanned="1">
            <text:p>-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211" office:value-type="float" office:value="-1164487" calcext:value-type="float" table:number-columns-spanned="10" table:number-rows-spanned="1">
            <text:p>(1,164,487)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15" table:number-rows-spanned="1">
            <text:p>- <text:s text:c="14"/>(1,164,487)</text:p>
          </table:table-cell>
          <table:covered-table-cell table:number-columns-repeated="14"/>
          <table:table-cell table:style-name="ce8"/>
          <table:table-cell table:style-name="ce723" office:value-type="float" office:value="-728926" calcext:value-type="float" table:number-columns-spanned="37" table:number-rows-spanned="1">
            <text:p>(728,926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0" table:number-rows-spanned="1">
            <text:p>Intracompany Loans</text:p>
          </table:table-cell>
          <table:covered-table-cell table:number-columns-repeated="9"/>
          <table:table-cell table:style-name="ce1211" office:value-type="float" office:value="-1624333" calcext:value-type="float" table:number-columns-spanned="7" table:number-rows-spanned="1">
            <text:p>(1,624,333)</text:p>
          </table:table-cell>
          <table:covered-table-cell table:number-columns-repeated="6"/>
          <table:table-cell table:style-name="ce8"/>
          <table:table-cell table:style-name="ce857" office:value-type="float" office:value="594912" calcext:value-type="float" table:number-columns-spanned="8" table:number-rows-spanned="1">
            <text:p>594,912</text:p>
          </table:table-cell>
          <table:covered-table-cell table:number-columns-repeated="7"/>
          <table:table-cell table:style-name="ce8"/>
          <table:table-cell table:style-name="ce857" office:value-type="float" office:value="1029421" calcext:value-type="float" table:number-columns-spanned="10" table:number-rows-spanned="1">
            <text:p>1,029,421</text:p>
          </table:table-cell>
          <table:covered-table-cell table:number-columns-repeated="9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15" table:number-rows-spanned="1">
            <text:p>- <text:s text:c="30"/>-</text:p>
          </table:table-cell>
          <table:covered-table-cell table:number-columns-repeated="14"/>
          <table:table-cell table:style-name="ce8"/>
          <table:table-cell table:style-name="ce723" office:value-type="float" office:value="-750000" calcext:value-type="float" table:number-columns-spanned="37" table:number-rows-spanned="1">
            <text:p>(750,000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0" table:number-rows-spanned="1">
            <text:p>Proceeds from Debt</text:p>
          </table:table-cell>
          <table:covered-table-cell table:number-columns-repeated="9"/>
          <table:table-cell table:style-name="ce857" office:value-type="float" office:value="250000" calcext:value-type="float" table:number-columns-spanned="7" table:number-rows-spanned="1">
            <text:p>250,000</text:p>
          </table:table-cell>
          <table:covered-table-cell table:number-columns-repeated="6"/>
          <table:table-cell table:style-name="ce8"/>
          <table:table-cell table:style-name="ce853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853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857" office:value-type="float" office:value="35831955" calcext:value-type="float" table:number-columns-spanned="10" table:number-rows-spanned="1">
            <text:p>35,831,955</text:p>
          </table:table-cell>
          <table:covered-table-cell table:number-columns-repeated="9"/>
          <table:table-cell table:style-name="ce8"/>
          <table:table-cell table:style-name="ce756" office:value-type="float" office:value="-36081955" calcext:value-type="float" table:number-columns-spanned="15" table:number-rows-spanned="1">
            <text:p>-36,081,955</text:p>
          </table:table-cell>
          <table:covered-table-cell table:number-columns-repeated="14"/>
          <table:table-cell table:style-name="ce8"/>
          <table:table-cell table:style-name="ce724" office:value-type="float" office:value="17060412" calcext:value-type="float" table:number-columns-spanned="37" table:number-rows-spanned="1">
            <text:p>17,060,412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0" table:number-rows-spanned="1">
            <text:p>Repayment of Debt</text:p>
          </table:table-cell>
          <table:covered-table-cell table:number-columns-repeated="9"/>
          <table:table-cell table:style-name="ce1197" office:value-type="float" office:value="-166680" calcext:value-type="float" table:number-columns-spanned="7" table:number-rows-spanned="1">
            <text:p>(166,680)</text:p>
          </table:table-cell>
          <table:covered-table-cell table:number-columns-repeated="6"/>
          <table:table-cell table:style-name="ce8"/>
          <table:table-cell table:style-name="ce1201" office:value-type="string" calcext:value-type="string" table:number-columns-spanned="8" table:number-rows-spanned="1">
            <text:p>-</text:p>
          </table:table-cell>
          <table:covered-table-cell table:number-columns-repeated="7"/>
          <table:table-cell table:style-name="ce8"/>
          <table:table-cell table:style-name="ce1201" office:value-type="string" calcext:value-type="string" table:number-columns-spanned="10" table:number-rows-spanned="1">
            <text:p>-</text:p>
          </table:table-cell>
          <table:covered-table-cell table:number-columns-repeated="9"/>
          <table:table-cell table:style-name="ce1197" office:value-type="float" office:value="-2675000" calcext:value-type="float" table:number-columns-spanned="10" table:number-rows-spanned="1">
            <text:p>(2,675,000)</text:p>
          </table:table-cell>
          <table:covered-table-cell table:number-columns-repeated="9"/>
          <table:table-cell table:style-name="ce8"/>
          <table:table-cell table:style-name="ce5" office:value-type="string" calcext:value-type="string" table:number-columns-spanned="15" table:number-rows-spanned="1">
            <text:p>- <text:s text:c="14"/>(2,841,680)</text:p>
          </table:table-cell>
          <table:covered-table-cell table:number-columns-repeated="14"/>
          <table:table-cell table:style-name="ce8"/>
          <table:table-cell table:style-name="ce723" office:value-type="float" office:value="-24321077" calcext:value-type="float" table:number-columns-spanned="37" table:number-rows-spanned="1">
            <text:p>(24,321,077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747" office:value-type="string" calcext:value-type="string" table:number-columns-spanned="10" table:number-rows-spanned="1">
            <text:p>Net Cash Flows from by Financing</text:p>
          </table:table-cell>
          <table:covered-table-cell table:number-columns-repeated="9"/>
          <table:table-cell table:style-name="ce1187" table:number-columns-spanned="7" table:number-rows-spanned="1"/>
          <table:covered-table-cell table:number-columns-repeated="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8" table:number-columns-spanned="15" table:number-rows-spanned="1"/>
          <table:covered-table-cell table:number-columns-repeated="14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number-columns-repeated="16283"/>
        </table:table-row>
        <table:table-row table:style-name="ro11">
          <table:table-cell table:style-name="ce747" office:value-type="string" calcext:value-type="string" table:number-columns-spanned="10" table:number-rows-spanned="1">
            <text:p>Activities</text:p>
          </table:table-cell>
          <table:covered-table-cell table:number-columns-repeated="9"/>
          <table:table-cell table:style-name="ce1199" office:value-type="float" office:value="-1541013" calcext:value-type="float" table:number-columns-spanned="7" table:number-rows-spanned="1">
            <text:p>(1,541,013)</text:p>
          </table:table-cell>
          <table:covered-table-cell table:number-columns-repeated="6"/>
          <table:table-cell table:style-name="ce8"/>
          <table:table-cell table:style-name="ce1185" office:value-type="float" office:value="594912" calcext:value-type="float" table:number-columns-spanned="8" table:number-rows-spanned="1">
            <text:p>594,912</text:p>
          </table:table-cell>
          <table:covered-table-cell table:number-columns-repeated="7"/>
          <table:table-cell table:style-name="ce8"/>
          <table:table-cell table:style-name="ce1185" office:value-type="float" office:value="1029421" calcext:value-type="float" table:number-columns-spanned="10" table:number-rows-spanned="1">
            <text:p>1,029,421</text:p>
          </table:table-cell>
          <table:covered-table-cell table:number-columns-repeated="9"/>
          <table:table-cell table:style-name="ce1185" office:value-type="float" office:value="31992468" calcext:value-type="float" table:number-columns-spanned="10" table:number-rows-spanned="1">
            <text:p>31,992,468</text:p>
          </table:table-cell>
          <table:covered-table-cell table:number-columns-repeated="9"/>
          <table:table-cell table:style-name="ce8"/>
          <table:table-cell table:style-name="ce756" office:value-type="float" office:value="-32075788" calcext:value-type="float" table:number-columns-spanned="15" table:number-rows-spanned="1">
            <text:p>-32,075,788</text:p>
          </table:table-cell>
          <table:covered-table-cell table:number-columns-repeated="14"/>
          <table:table-cell table:style-name="ce8"/>
          <table:table-cell table:style-name="ce723" office:value-type="float" office:value="-8739591" calcext:value-type="float" table:number-columns-spanned="37" table:number-rows-spanned="1">
            <text:p>(8,739,591)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1276" office:value-type="string" calcext:value-type="string" table:number-columns-spanned="101" table:number-rows-spanned="1">
            <text:p>ASH AND CASH EQUIVALENTS                                           <text:span text:style-name="T59">4,413,022                  (76,784)             1,512,169                (9,963,721)                            -               (4,115,314)            (4,630,201)</text:span></text:p>
          </table:table-cell>
          <table:covered-table-cell table:number-columns-repeated="100"/>
          <table:table-cell table:number-columns-repeated="16283"/>
        </table:table-row>
        <table:table-row table:style-name="ro11">
          <table:table-cell table:style-name="ce10" office:value-type="string" calcext:value-type="string" table:number-columns-spanned="17" table:number-rows-spanned="1">
            <text:p>sh and Cash Equivalents, Beginning of Year <text:s text:c="22"/>20,844,116</text:p>
          </table:table-cell>
          <table:covered-table-cell table:number-columns-repeated="16"/>
          <table:table-cell table:style-name="ce8"/>
          <table:table-cell table:style-name="ce1183" office:value-type="float" office:value="913231" calcext:value-type="float" table:number-columns-spanned="8" table:number-rows-spanned="1">
            <text:p>913,231</text:p>
          </table:table-cell>
          <table:covered-table-cell table:number-columns-repeated="7"/>
          <table:table-cell table:style-name="ce8"/>
          <table:table-cell table:style-name="ce1183" office:value-type="float" office:value="2453937" calcext:value-type="float" table:number-columns-spanned="10" table:number-rows-spanned="1">
            <text:p>2,453,937</text:p>
          </table:table-cell>
          <table:covered-table-cell table:number-columns-repeated="9"/>
          <table:table-cell table:style-name="ce1183" office:value-type="float" office:value="14423692" calcext:value-type="float" table:number-columns-spanned="10" table:number-rows-spanned="1">
            <text:p>14,423,692</text:p>
          </table:table-cell>
          <table:covered-table-cell table:number-columns-repeated="9"/>
          <table:table-cell table:style-name="ce8"/>
          <table:table-cell table:style-name="ce708" table:number-columns-spanned="4" table:number-rows-spanned="1"/>
          <table:covered-table-cell table:number-columns-repeated="3"/>
          <table:table-cell table:style-name="ce857" office:value-type="float" office:value="-38634976" calcext:value-type="float" table:number-columns-spanned="11" table:number-rows-spanned="1">
            <text:p>-38,634,976</text:p>
          </table:table-cell>
          <table:covered-table-cell table:number-columns-repeated="9"/>
          <table:covered-table-cell>
            <draw:custom-shape draw:z-index="24" draw:name="Shape 43" draw:style-name="gr1" draw:text-style-name="P1" svg:width="5.4394in" svg:height="0.0362in" svg:x="0.3732in" svg:y="0.1252in">
              <text:p/>
              <draw:enhanced-geometry svg:viewBox="0 0 624840 36830" draw:text-areas="?f8 ?f10 ?f9 ?f11" draw:type="non-primitive" draw:enhanced-path="M 624840 24384 L 0 24384 0 36563 624840 36563 624840 24384 Z N M 624840 0 L 0 0 0 12179 624840 12179 62484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24840"/>
                <draw:equation draw:name="f7" draw:formula="?f4 / 3683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table-cell table:style-name="ce8"/>
          <table:table-cell table:style-name="ce724" office:value-type="float" office:value="43265177" calcext:value-type="float" table:number-columns-spanned="37" table:number-rows-spanned="1">
            <text:p>43,265,177</text:p>
          </table:table-cell>
          <table:covered-table-cell table:number-columns-repeated="36"/>
          <table:table-cell table:number-columns-repeated="16283"/>
        </table:table-row>
        <table:table-row table:style-name="ro11">
          <table:table-cell table:style-name="ce791" office:value-type="string" calcext:value-type="string" table:number-columns-spanned="101" table:number-rows-spanned="1">
            <text:p>ND OF YEAR                                                                    <text:span text:style-name="T59">$   25,257,138       $        836,447       $     3,966,106       $        4,459,971       $                     -       $     34,519,662       $   38,634,976</text:span></text:p>
          </table:table-cell>
          <table:covered-table-cell table:number-columns-repeated="100"/>
          <table:table-cell table:number-columns-repeated="16283"/>
        </table:table-row>
        <table:table-row table:style-name="ro1">
          <table:table-cell table:style-name="ce431" table:number-columns-spanned="17" table:number-rows-spanned="1"/>
          <table:covered-table-cell table:number-columns-repeated="1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1187" table:number-columns-spanned="4" table:number-rows-spanned="1"/>
          <table:covered-table-cell table:number-columns-repeated="3"/>
          <table:table-cell table:style-name="ce8" table:number-columns-spanned="11" table:number-rows-spanned="1"/>
          <table:covered-table-cell table:number-columns-repeated="10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number-columns-repeated="16283"/>
        </table:table-row>
        <table:table-row table:style-name="ro18">
          <table:table-cell table:style-name="ce1276" office:value-type="string" calcext:value-type="string" table:number-columns-spanned="48" table:number-rows-spanned="1">
            <text:p>ASH FLOW INFORMATION</text:p>
            <text:p><text:span text:style-name="T59">Cash Paid for Interest, Net                                              $             9,075       $                     -       $                     -       $        5,285,723</text:span></text:p>
          </table:table-cell>
          <table:covered-table-cell table:number-columns-repeated="47"/>
          <table:table-cell table:style-name="ce703" office:value-type="string" calcext:value-type="string" table:number-columns-spanned="4" table:number-rows-spanned="1">
            <text:p>$</text:p>
          </table:table-cell>
          <table:covered-table-cell table:number-columns-repeated="3"/>
          <table:table-cell table:style-name="ce793" office:value-type="float" office:value="-5294798" calcext:value-type="float" table:number-columns-spanned="11" table:number-rows-spanned="1">
            <text:p>-$ 5,294,798</text:p>
          </table:table-cell>
          <table:covered-table-cell table:number-columns-repeated="9"/>
          <table:covered-table-cell>
            <draw:custom-shape draw:z-index="25" draw:name="Shape 44" draw:style-name="gr1" draw:text-style-name="P1" svg:width="5.4394in" svg:height="0.037in" svg:x="0.3732in" svg:y="0.1976in">
              <text:p/>
              <draw:enhanced-geometry svg:viewBox="0 0 624840 37465" draw:text-areas="?f8 ?f10 ?f9 ?f11" draw:type="non-primitive" draw:enhanced-path="M 624840 25133 L 0 25133 0 37325 624840 37325 624840 25133 Z N M 624840 0 L 0 0 0 12179 624840 12179 62484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24840"/>
                <draw:equation draw:name="f7" draw:formula="?f4 / 374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table-cell table:style-name="ce250"/>
          <table:table-cell table:style-name="ce794" office:value-type="float" office:value="7761957" calcext:value-type="float" table:number-columns-spanned="37" table:number-rows-spanned="1">
            <text:p>$ 7,761,957</text:p>
          </table:table-cell>
          <table:covered-table-cell table:number-columns-repeated="36"/>
          <table:table-cell table:number-columns-repeated="16283"/>
        </table:table-row>
        <table:table-row table:style-name="ro1">
          <table:table-cell table:style-name="ce1187" table:number-columns-spanned="17" table:number-rows-spanned="1"/>
          <table:covered-table-cell table:number-columns-repeated="16"/>
          <table:table-cell table:style-name="ce8"/>
          <table:table-cell table:style-name="ce1187" table:number-columns-spanned="8" table:number-rows-spanned="1"/>
          <table:covered-table-cell table:number-columns-repeated="7"/>
          <table:table-cell table:style-name="ce8"/>
          <table:table-cell table:style-name="ce1187" table:number-columns-spanned="10" table:number-rows-spanned="1"/>
          <table:covered-table-cell table:number-columns-repeated="9"/>
          <table:table-cell table:style-name="ce1187" table:number-columns-spanned="10" table:number-rows-spanned="1"/>
          <table:covered-table-cell table:number-columns-repeated="9"/>
          <table:table-cell table:style-name="ce8"/>
          <table:table-cell table:style-name="ce1187" table:number-columns-spanned="4" table:number-rows-spanned="1"/>
          <table:covered-table-cell table:number-columns-repeated="3"/>
          <table:table-cell table:style-name="ce8" table:number-columns-spanned="11" table:number-rows-spanned="1"/>
          <table:covered-table-cell table:number-columns-repeated="10"/>
          <table:table-cell table:style-name="ce8"/>
          <table:table-cell table:style-name="ce8" table:number-columns-spanned="37" table:number-rows-spanned="1"/>
          <table:covered-table-cell table:number-columns-repeated="36"/>
          <table:table-cell table:number-columns-repeated="16283"/>
        </table:table-row>
        <table:table-row table:style-name="ro11">
          <table:table-cell table:style-name="ce789" office:value-type="string" calcext:value-type="string" table:number-columns-spanned="17" table:number-rows-spanned="1">
            <text:p>Capitalized Interest <text:s text:c="57"/>$ <text:s text:c="20"/>-</text:p>
          </table:table-cell>
          <table:covered-table-cell table:number-columns-repeated="16"/>
          <table:table-cell table:style-name="ce509"/>
          <table:table-cell table:style-name="ce697" office:value-type="string" calcext:value-type="string" table:number-columns-spanned="8" table:number-rows-spanned="1">
            <text:p>$ <text:s text:c="20"/>-</text:p>
          </table:table-cell>
          <table:covered-table-cell table:number-columns-repeated="7"/>
          <table:table-cell table:style-name="ce509"/>
          <table:table-cell table:style-name="ce697" office:value-type="string" calcext:value-type="string" table:number-columns-spanned="10" table:number-rows-spanned="1">
            <text:p>$ <text:s text:c="20"/>-</text:p>
          </table:table-cell>
          <table:covered-table-cell table:number-columns-repeated="9"/>
          <table:table-cell table:style-name="ce1186" office:value-type="float" office:value="28050" calcext:value-type="float" table:number-columns-spanned="10" table:number-rows-spanned="1">
            <text:p>$ 28,050</text:p>
          </table:table-cell>
          <table:covered-table-cell table:number-columns-repeated="9"/>
          <table:table-cell table:style-name="ce509"/>
          <table:table-cell table:style-name="ce1219" office:value-type="string" calcext:value-type="string" table:number-columns-spanned="4" table:number-rows-spanned="1">
            <text:p>$</text:p>
          </table:table-cell>
          <table:covered-table-cell table:number-columns-repeated="3"/>
          <table:table-cell table:style-name="ce1192" office:value-type="float" office:value="-28050" calcext:value-type="float" table:number-columns-spanned="11" table:number-rows-spanned="1">
            <text:p>-$ 28,050</text:p>
          </table:table-cell>
          <table:covered-table-cell table:number-columns-repeated="9"/>
          <table:covered-table-cell>
            <draw:custom-shape draw:z-index="26" draw:name="Shape 45" draw:style-name="gr1" draw:text-style-name="P1" svg:width="5.4394in" svg:height="0.0378in" svg:x="0.3732in" svg:y="0.1413in">
              <text:p/>
              <draw:enhanced-geometry svg:viewBox="0 0 624840 37465" draw:text-areas="?f8 ?f10 ?f9 ?f11" draw:type="non-primitive" draw:enhanced-path="M 624840 24371 L 0 24371 0 37325 624840 37325 624840 24371 Z N M 624840 0 L 0 0 0 12179 624840 12179 62484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24840"/>
                <draw:equation draw:name="f7" draw:formula="?f4 / 3746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covered-table-cell>
          <table:table-cell table:style-name="ce509"/>
          <table:table-cell table:style-name="ce790" office:value-type="float" office:value="28050" calcext:value-type="float" table:number-columns-spanned="37" table:number-rows-spanned="1">
            <text:p>$ 28,050</text:p>
          </table:table-cell>
          <table:covered-table-cell table:number-columns-repeated="36"/>
          <table:table-cell table:number-columns-repeated="16283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1" table:style-name="ta2">
        <table:shapes>
          <draw:custom-shape draw:z-index="0" draw:name="Shape 10" draw:style-name="gr2" draw:text-style-name="P2" svg:width="4.6413in" svg:height="0.0004in" svg:x="511.0382in" svg:y="3.2311in">
            <text:p/>
            <draw:enhanced-geometry svg:viewBox="0 0 4243960 360" draw:text-areas="?f8 ?f10 ?f9 ?f11" draw:type="non-primitive" draw:enhanced-path="M 0 0 L 424219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960"/>
              <draw:equation draw:name="f7" draw:formula="?f4 / 360"/>
              <draw:equation draw:name="f8" draw:formula="0 / ?f6"/>
              <draw:equation draw:name="f9" draw:formula="4243960 / ?f6"/>
              <draw:equation draw:name="f10" draw:formula="0 / ?f7"/>
              <draw:equation draw:name="f11" draw:formula="360 / ?f7"/>
            </draw:enhanced-geometry>
          </draw:custom-shape>
          <draw:custom-shape draw:z-index="1" draw:name="Shape 11" draw:style-name="gr1" draw:text-style-name="P1" svg:width="4.6413in" svg:height="0.011in" svg:x="511.0437in" svg:y="3.2323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" draw:name="Shape 13" draw:style-name="gr2" draw:text-style-name="P2" svg:width="4.6413in" svg:height="0.0004in" svg:x="492.9657in" svg:y="10.4835in">
            <text:p/>
            <draw:enhanced-geometry svg:viewBox="0 0 4243960 360" draw:text-areas="?f8 ?f10 ?f9 ?f11" draw:type="non-primitive" draw:enhanced-path="M 0 0 L 424219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960"/>
              <draw:equation draw:name="f7" draw:formula="?f4 / 360"/>
              <draw:equation draw:name="f8" draw:formula="0 / ?f6"/>
              <draw:equation draw:name="f9" draw:formula="4243960 / ?f6"/>
              <draw:equation draw:name="f10" draw:formula="0 / ?f7"/>
              <draw:equation draw:name="f11" draw:formula="360 / ?f7"/>
            </draw:enhanced-geometry>
          </draw:custom-shape>
          <draw:custom-shape draw:z-index="3" draw:name="Shape 14" draw:style-name="gr1" draw:text-style-name="P1" svg:width="4.6413in" svg:height="0.011in" svg:x="492.9657in" svg:y="10.4843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" draw:name="Shape 16" draw:style-name="gr2" draw:text-style-name="P2" svg:width="4.6528in" svg:height="0.0004in" svg:x="500.7445in" svg:y="10.4835in">
            <text:p/>
            <draw:enhanced-geometry svg:viewBox="0 0 4254313 360" draw:text-areas="?f8 ?f10 ?f9 ?f11" draw:type="non-primitive" draw:enhanced-path="M 0 0 L 4252548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54313"/>
              <draw:equation draw:name="f7" draw:formula="?f4 / 360"/>
              <draw:equation draw:name="f8" draw:formula="0 / ?f6"/>
              <draw:equation draw:name="f9" draw:formula="4254313 / ?f6"/>
              <draw:equation draw:name="f10" draw:formula="0 / ?f7"/>
              <draw:equation draw:name="f11" draw:formula="360 / ?f7"/>
            </draw:enhanced-geometry>
          </draw:custom-shape>
          <draw:custom-shape draw:z-index="5" draw:name="Shape 17" draw:style-name="gr1" draw:text-style-name="P1" svg:width="4.6528in" svg:height="0.011in" svg:x="500.7445in" svg:y="10.4843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" draw:name="Shape 19" draw:style-name="gr2" draw:text-style-name="P2" svg:width="4.6413in" svg:height="0.0004in" svg:x="660.8335in" svg:y="9.678in">
            <text:p/>
            <draw:enhanced-geometry svg:viewBox="0 0 4243961 360" draw:text-areas="?f8 ?f10 ?f9 ?f11" draw:type="non-primitive" draw:enhanced-path="M 0 0 L 424220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961"/>
              <draw:equation draw:name="f7" draw:formula="?f4 / 360"/>
              <draw:equation draw:name="f8" draw:formula="0 / ?f6"/>
              <draw:equation draw:name="f9" draw:formula="4243961 / ?f6"/>
              <draw:equation draw:name="f10" draw:formula="0 / ?f7"/>
              <draw:equation draw:name="f11" draw:formula="360 / ?f7"/>
            </draw:enhanced-geometry>
          </draw:custom-shape>
          <draw:custom-shape draw:z-index="7" draw:name="Shape 20" draw:style-name="gr1" draw:text-style-name="P1" svg:width="4.6469in" svg:height="0.011in" svg:x="660.8335in" svg:y="9.6787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8" draw:name="Shape 22" draw:style-name="gr2" draw:text-style-name="P2" svg:width="4.6417in" svg:height="0.0004in" svg:x="511.652in" svg:y="10.4835in">
            <text:p/>
            <draw:enhanced-geometry svg:viewBox="0 0 4244320 360" draw:text-areas="?f8 ?f10 ?f9 ?f11" draw:type="non-primitive" draw:enhanced-path="M 0 0 L 424255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4320"/>
              <draw:equation draw:name="f7" draw:formula="?f4 / 360"/>
              <draw:equation draw:name="f8" draw:formula="0 / ?f6"/>
              <draw:equation draw:name="f9" draw:formula="4244320 / ?f6"/>
              <draw:equation draw:name="f10" draw:formula="0 / ?f7"/>
              <draw:equation draw:name="f11" draw:formula="360 / ?f7"/>
            </draw:enhanced-geometry>
          </draw:custom-shape>
          <draw:custom-shape draw:z-index="9" draw:name="Shape 23" draw:style-name="gr1" draw:text-style-name="P1" svg:width="4.6472in" svg:height="0.011in" svg:x="511.652in" svg:y="10.4843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0" draw:name="Shape 25" draw:style-name="gr2" draw:text-style-name="P2" svg:width="4.6413in" svg:height="0.0004in" svg:x="517.6524in" svg:y="10.4835in">
            <text:p/>
            <draw:enhanced-geometry svg:viewBox="0 0 4243960 360" draw:text-areas="?f8 ?f10 ?f9 ?f11" draw:type="non-primitive" draw:enhanced-path="M 0 0 L 424219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960"/>
              <draw:equation draw:name="f7" draw:formula="?f4 / 360"/>
              <draw:equation draw:name="f8" draw:formula="0 / ?f6"/>
              <draw:equation draw:name="f9" draw:formula="4243960 / ?f6"/>
              <draw:equation draw:name="f10" draw:formula="0 / ?f7"/>
              <draw:equation draw:name="f11" draw:formula="360 / ?f7"/>
            </draw:enhanced-geometry>
          </draw:custom-shape>
          <draw:custom-shape draw:z-index="11" draw:name="Shape 26" draw:style-name="gr1" draw:text-style-name="P1" svg:width="4.6413in" svg:height="0.011in" svg:x="517.6579in" svg:y="10.4843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2" draw:name="Shape 28" draw:style-name="gr2" draw:text-style-name="P2" svg:width="4.6413in" svg:height="0.0004in" svg:x="523.635in" svg:y="10.4835in">
            <text:p/>
            <draw:enhanced-geometry svg:viewBox="0 0 4243960 360" draw:text-areas="?f8 ?f10 ?f9 ?f11" draw:type="non-primitive" draw:enhanced-path="M 0 0 L 424219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960"/>
              <draw:equation draw:name="f7" draw:formula="?f4 / 360"/>
              <draw:equation draw:name="f8" draw:formula="0 / ?f6"/>
              <draw:equation draw:name="f9" draw:formula="4243960 / ?f6"/>
              <draw:equation draw:name="f10" draw:formula="0 / ?f7"/>
              <draw:equation draw:name="f11" draw:formula="360 / ?f7"/>
            </draw:enhanced-geometry>
          </draw:custom-shape>
          <draw:custom-shape draw:z-index="13" draw:name="Shape 29" draw:style-name="gr1" draw:text-style-name="P1" svg:width="4.6413in" svg:height="0.011in" svg:x="523.6406in" svg:y="10.4843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4" draw:name="Shape 31" draw:style-name="gr2" draw:text-style-name="P2" svg:width="4.6413in" svg:height="0.0004in" svg:x="529.6512in" svg:y="10.4835in">
            <text:p/>
            <draw:enhanced-geometry svg:viewBox="0 0 4243960 360" draw:text-areas="?f8 ?f10 ?f9 ?f11" draw:type="non-primitive" draw:enhanced-path="M 0 0 L 424219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43960"/>
              <draw:equation draw:name="f7" draw:formula="?f4 / 360"/>
              <draw:equation draw:name="f8" draw:formula="0 / ?f6"/>
              <draw:equation draw:name="f9" draw:formula="4243960 / ?f6"/>
              <draw:equation draw:name="f10" draw:formula="0 / ?f7"/>
              <draw:equation draw:name="f11" draw:formula="360 / ?f7"/>
            </draw:enhanced-geometry>
          </draw:custom-shape>
          <draw:custom-shape draw:z-index="15" draw:name="Shape 32" draw:style-name="gr1" draw:text-style-name="P1" svg:width="4.6413in" svg:height="0.011in" svg:x="529.6567in" svg:y="10.4843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6" draw:name="Shape 35" draw:style-name="gr2" draw:text-style-name="P2" svg:width="3.5374in" svg:height="0.0004in" svg:x="586.4469in" svg:y="22.8465in">
            <text:p/>
            <draw:enhanced-geometry svg:viewBox="0 0 3234608 360" draw:text-areas="?f8 ?f10 ?f9 ?f11" draw:type="non-primitive" draw:enhanced-path="M 0 0 L 323107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4608"/>
              <draw:equation draw:name="f7" draw:formula="?f4 / 360"/>
              <draw:equation draw:name="f8" draw:formula="0 / ?f6"/>
              <draw:equation draw:name="f9" draw:formula="3234608 / ?f6"/>
              <draw:equation draw:name="f10" draw:formula="0 / ?f7"/>
              <draw:equation draw:name="f11" draw:formula="360 / ?f7"/>
            </draw:enhanced-geometry>
          </draw:custom-shape>
          <draw:custom-shape draw:z-index="17" draw:name="Shape 36" draw:style-name="gr1" draw:text-style-name="P1" svg:width="3.5402in" svg:height="0.0102in" svg:x="586.4469in" svg:y="22.8465in">
            <text:p/>
            <draw:enhanced-geometry svg:viewBox="0 0 466725 11430" draw:text-areas="?f8 ?f10 ?f9 ?f11" draw:type="non-primitive" draw:enhanced-path="M 466343 0 L 0 0 0 11430 466343 11430 4663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18" draw:name="Shape 38" draw:style-name="gr2" draw:text-style-name="P2" svg:width="4.298in" svg:height="0.0004in" svg:x="565.7291in" svg:y="25.9492in">
            <text:p/>
            <draw:enhanced-geometry svg:viewBox="0 0 3930129 360" draw:text-areas="?f8 ?f10 ?f9 ?f11" draw:type="non-primitive" draw:enhanced-path="M 0 0 L 393012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30129"/>
              <draw:equation draw:name="f7" draw:formula="?f4 / 360"/>
              <draw:equation draw:name="f8" draw:formula="0 / ?f6"/>
              <draw:equation draw:name="f9" draw:formula="3930129 / ?f6"/>
              <draw:equation draw:name="f10" draw:formula="0 / ?f7"/>
              <draw:equation draw:name="f11" draw:formula="360 / ?f7"/>
            </draw:enhanced-geometry>
          </draw:custom-shape>
          <draw:custom-shape draw:z-index="19" draw:name="Shape 39" draw:style-name="gr1" draw:text-style-name="P1" svg:width="4.2929in" svg:height="0.0102in" svg:x="565.7343in" svg:y="25.9492in">
            <text:p/>
            <draw:enhanced-geometry svg:viewBox="0 0 567055 11430" draw:text-areas="?f8 ?f10 ?f9 ?f11" draw:type="non-primitive" draw:enhanced-path="M 566928 0 L 0 0 0 11429 566928 11429 56692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0" draw:name="Shape 41" draw:style-name="gr2" draw:text-style-name="P2" svg:width="4.3098in" svg:height="0.0004in" svg:x="653.3012in" svg:y="23.2795in">
            <text:p/>
            <draw:enhanced-geometry svg:viewBox="0 0 3940841 360" draw:text-areas="?f8 ?f10 ?f9 ?f11" draw:type="non-primitive" draw:enhanced-path="M 0 0 L 394084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40841"/>
              <draw:equation draw:name="f7" draw:formula="?f4 / 360"/>
              <draw:equation draw:name="f8" draw:formula="0 / ?f6"/>
              <draw:equation draw:name="f9" draw:formula="3940841 / ?f6"/>
              <draw:equation draw:name="f10" draw:formula="0 / ?f7"/>
              <draw:equation draw:name="f11" draw:formula="360 / ?f7"/>
            </draw:enhanced-geometry>
          </draw:custom-shape>
          <draw:custom-shape draw:z-index="21" draw:name="Shape 42" draw:style-name="gr1" draw:text-style-name="P1" svg:width="4.3043in" svg:height="0.0102in" svg:x="653.3067in" svg:y="23.2795in">
            <text:p/>
            <draw:enhanced-geometry svg:viewBox="0 0 567055 11430" draw:text-areas="?f8 ?f10 ?f9 ?f11" draw:type="non-primitive" draw:enhanced-path="M 566927 0 L 0 0 0 11429 566927 11429 56692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2" draw:name="Shape 44" draw:style-name="gr2" draw:text-style-name="P2" svg:width="3.5374in" svg:height="0.0004in" svg:x="586.4469in" svg:y="26.8579in">
            <text:p/>
            <draw:enhanced-geometry svg:viewBox="0 0 3234608 360" draw:text-areas="?f8 ?f10 ?f9 ?f11" draw:type="non-primitive" draw:enhanced-path="M 0 0 L 323107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4608"/>
              <draw:equation draw:name="f7" draw:formula="?f4 / 360"/>
              <draw:equation draw:name="f8" draw:formula="0 / ?f6"/>
              <draw:equation draw:name="f9" draw:formula="3234608 / ?f6"/>
              <draw:equation draw:name="f10" draw:formula="0 / ?f7"/>
              <draw:equation draw:name="f11" draw:formula="360 / ?f7"/>
            </draw:enhanced-geometry>
          </draw:custom-shape>
          <draw:custom-shape draw:z-index="23" draw:name="Shape 45" draw:style-name="gr1" draw:text-style-name="P1" svg:width="3.5402in" svg:height="0.0102in" svg:x="586.4469in" svg:y="26.8579in">
            <text:p/>
            <draw:enhanced-geometry svg:viewBox="0 0 466725 11430" draw:text-areas="?f8 ?f10 ?f9 ?f11" draw:type="non-primitive" draw:enhanced-path="M 466343 0 L 0 0 0 11430 466343 11430 4663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4" draw:name="Shape 47" draw:style-name="gr2" draw:text-style-name="P2" svg:width="4.298in" svg:height="0.0004in" svg:x="590.8929in" svg:y="26.8579in">
            <text:p/>
            <draw:enhanced-geometry svg:viewBox="0 0 3930129 360" draw:text-areas="?f8 ?f10 ?f9 ?f11" draw:type="non-primitive" draw:enhanced-path="M 0 0 L 393012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30129"/>
              <draw:equation draw:name="f7" draw:formula="?f4 / 360"/>
              <draw:equation draw:name="f8" draw:formula="0 / ?f6"/>
              <draw:equation draw:name="f9" draw:formula="3930129 / ?f6"/>
              <draw:equation draw:name="f10" draw:formula="0 / ?f7"/>
              <draw:equation draw:name="f11" draw:formula="360 / ?f7"/>
            </draw:enhanced-geometry>
          </draw:custom-shape>
          <draw:custom-shape draw:z-index="25" draw:name="Shape 48" draw:style-name="gr1" draw:text-style-name="P1" svg:width="4.2925in" svg:height="0.0102in" svg:x="590.8984in" svg:y="26.8579in">
            <text:p/>
            <draw:enhanced-geometry svg:viewBox="0 0 567055 11430" draw:text-areas="?f8 ?f10 ?f9 ?f11" draw:type="non-primitive" draw:enhanced-path="M 566927 0 L 0 0 0 11430 566927 11430 56692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6" draw:name="Shape 50" draw:style-name="gr2" draw:text-style-name="P2" svg:width="3.5374in" svg:height="0.0004in" svg:x="586.4469in" svg:y="27.1528in">
            <text:p/>
            <draw:enhanced-geometry svg:viewBox="0 0 3234608 360" draw:text-areas="?f8 ?f10 ?f9 ?f11" draw:type="non-primitive" draw:enhanced-path="M 0 0 L 323107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4608"/>
              <draw:equation draw:name="f7" draw:formula="?f4 / 360"/>
              <draw:equation draw:name="f8" draw:formula="0 / ?f6"/>
              <draw:equation draw:name="f9" draw:formula="3234608 / ?f6"/>
              <draw:equation draw:name="f10" draw:formula="0 / ?f7"/>
              <draw:equation draw:name="f11" draw:formula="360 / ?f7"/>
            </draw:enhanced-geometry>
          </draw:custom-shape>
          <draw:custom-shape draw:z-index="27" draw:name="Shape 51" draw:style-name="gr1" draw:text-style-name="P1" svg:width="3.5402in" svg:height="0.0102in" svg:x="586.4469in" svg:y="27.1535in">
            <text:p/>
            <draw:enhanced-geometry svg:viewBox="0 0 466725 11430" draw:text-areas="?f8 ?f10 ?f9 ?f11" draw:type="non-primitive" draw:enhanced-path="M 466343 0 L 0 0 0 11429 466343 11429 4663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28" draw:name="Shape 53" draw:style-name="gr2" draw:text-style-name="P2" svg:width="4.298in" svg:height="0.0004in" svg:x="590.8929in" svg:y="27.1528in">
            <text:p/>
            <draw:enhanced-geometry svg:viewBox="0 0 3930129 360" draw:text-areas="?f8 ?f10 ?f9 ?f11" draw:type="non-primitive" draw:enhanced-path="M 0 0 L 393012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30129"/>
              <draw:equation draw:name="f7" draw:formula="?f4 / 360"/>
              <draw:equation draw:name="f8" draw:formula="0 / ?f6"/>
              <draw:equation draw:name="f9" draw:formula="3930129 / ?f6"/>
              <draw:equation draw:name="f10" draw:formula="0 / ?f7"/>
              <draw:equation draw:name="f11" draw:formula="360 / ?f7"/>
            </draw:enhanced-geometry>
          </draw:custom-shape>
          <draw:custom-shape draw:z-index="29" draw:name="Shape 54" draw:style-name="gr1" draw:text-style-name="P1" svg:width="4.2925in" svg:height="0.0102in" svg:x="590.8984in" svg:y="27.1535in">
            <text:p/>
            <draw:enhanced-geometry svg:viewBox="0 0 567055 11430" draw:text-areas="?f8 ?f10 ?f9 ?f11" draw:type="non-primitive" draw:enhanced-path="M 566927 0 L 0 0 0 11429 566927 11429 56692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0" draw:name="Shape 56" draw:style-name="gr2" draw:text-style-name="P2" svg:width="3.5374in" svg:height="0.0004in" svg:x="586.4469in" svg:y="27.6925in">
            <text:p/>
            <draw:enhanced-geometry svg:viewBox="0 0 3234608 360" draw:text-areas="?f8 ?f10 ?f9 ?f11" draw:type="non-primitive" draw:enhanced-path="M 0 0 L 323107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4608"/>
              <draw:equation draw:name="f7" draw:formula="?f4 / 360"/>
              <draw:equation draw:name="f8" draw:formula="0 / ?f6"/>
              <draw:equation draw:name="f9" draw:formula="3234608 / ?f6"/>
              <draw:equation draw:name="f10" draw:formula="0 / ?f7"/>
              <draw:equation draw:name="f11" draw:formula="360 / ?f7"/>
            </draw:enhanced-geometry>
          </draw:custom-shape>
          <draw:custom-shape draw:z-index="31" draw:name="Shape 57" draw:style-name="gr1" draw:text-style-name="P1" svg:width="3.5402in" svg:height="0.0102in" svg:x="586.4469in" svg:y="27.6925in">
            <text:p/>
            <draw:enhanced-geometry svg:viewBox="0 0 466725 11430" draw:text-areas="?f8 ?f10 ?f9 ?f11" draw:type="non-primitive" draw:enhanced-path="M 466343 0 L 0 0 0 11429 466343 11429 4663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2" draw:name="Shape 59" draw:style-name="gr2" draw:text-style-name="P2" svg:width="4.298in" svg:height="0.0004in" svg:x="590.8929in" svg:y="27.6925in">
            <text:p/>
            <draw:enhanced-geometry svg:viewBox="0 0 3930129 360" draw:text-areas="?f8 ?f10 ?f9 ?f11" draw:type="non-primitive" draw:enhanced-path="M 0 0 L 393012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30129"/>
              <draw:equation draw:name="f7" draw:formula="?f4 / 360"/>
              <draw:equation draw:name="f8" draw:formula="0 / ?f6"/>
              <draw:equation draw:name="f9" draw:formula="3930129 / ?f6"/>
              <draw:equation draw:name="f10" draw:formula="0 / ?f7"/>
              <draw:equation draw:name="f11" draw:formula="360 / ?f7"/>
            </draw:enhanced-geometry>
          </draw:custom-shape>
          <draw:custom-shape draw:z-index="33" draw:name="Shape 60" draw:style-name="gr1" draw:text-style-name="P1" svg:width="4.2925in" svg:height="0.0102in" svg:x="590.8984in" svg:y="27.6925in">
            <text:p/>
            <draw:enhanced-geometry svg:viewBox="0 0 567055 11430" draw:text-areas="?f8 ?f10 ?f9 ?f11" draw:type="non-primitive" draw:enhanced-path="M 566927 0 L 0 0 0 11429 566927 11429 56692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6" draw:name="Shape 64" draw:style-name="gr2" draw:text-style-name="P2" svg:width="3.5374in" svg:height="0.0004in" svg:x="586.4469in" svg:y="28.5697in">
            <text:p/>
            <draw:enhanced-geometry svg:viewBox="0 0 3234608 360" draw:text-areas="?f8 ?f10 ?f9 ?f11" draw:type="non-primitive" draw:enhanced-path="M 0 0 L 3231076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4608"/>
              <draw:equation draw:name="f7" draw:formula="?f4 / 360"/>
              <draw:equation draw:name="f8" draw:formula="0 / ?f6"/>
              <draw:equation draw:name="f9" draw:formula="3234608 / ?f6"/>
              <draw:equation draw:name="f10" draw:formula="0 / ?f7"/>
              <draw:equation draw:name="f11" draw:formula="360 / ?f7"/>
            </draw:enhanced-geometry>
          </draw:custom-shape>
          <draw:custom-shape draw:z-index="37" draw:name="Shape 65" draw:style-name="gr1" draw:text-style-name="P1" svg:width="3.5402in" svg:height="0.0102in" svg:x="586.4469in" svg:y="28.5697in">
            <text:p/>
            <draw:enhanced-geometry svg:viewBox="0 0 466725 11430" draw:text-areas="?f8 ?f10 ?f9 ?f11" draw:type="non-primitive" draw:enhanced-path="M 466343 0 L 0 0 0 11429 466343 11429 46634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672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38" draw:name="Shape 67" draw:style-name="gr2" draw:text-style-name="P2" svg:width="4.298in" svg:height="0.0004in" svg:x="590.8929in" svg:y="28.5697in">
            <text:p/>
            <draw:enhanced-geometry svg:viewBox="0 0 3930129 360" draw:text-areas="?f8 ?f10 ?f9 ?f11" draw:type="non-primitive" draw:enhanced-path="M 0 0 L 3930129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30129"/>
              <draw:equation draw:name="f7" draw:formula="?f4 / 360"/>
              <draw:equation draw:name="f8" draw:formula="0 / ?f6"/>
              <draw:equation draw:name="f9" draw:formula="3930129 / ?f6"/>
              <draw:equation draw:name="f10" draw:formula="0 / ?f7"/>
              <draw:equation draw:name="f11" draw:formula="360 / ?f7"/>
            </draw:enhanced-geometry>
          </draw:custom-shape>
          <draw:custom-shape draw:z-index="39" draw:name="Shape 68" draw:style-name="gr1" draw:text-style-name="P1" svg:width="4.2925in" svg:height="0.0102in" svg:x="590.8984in" svg:y="28.5697in">
            <text:p/>
            <draw:enhanced-geometry svg:viewBox="0 0 567055 11430" draw:text-areas="?f8 ?f10 ?f9 ?f11" draw:type="non-primitive" draw:enhanced-path="M 566927 0 L 0 0 0 11429 566927 11429 56692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055"/>
              <draw:equation draw:name="f7" draw:formula="?f4 / 1143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2" draw:name="Shape 13" draw:style-name="gr2" draw:text-style-name="P2" svg:width="3.126in" svg:height="0.0004in" svg:x="111.9047in" svg:y="15.685in">
            <text:p/>
            <draw:enhanced-geometry svg:viewBox="0 0 2858497 360" draw:text-areas="?f8 ?f10 ?f9 ?f11" draw:type="non-primitive" draw:enhanced-path="M 0 0 L 285731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497"/>
              <draw:equation draw:name="f7" draw:formula="?f4 / 360"/>
              <draw:equation draw:name="f8" draw:formula="0 / ?f6"/>
              <draw:equation draw:name="f9" draw:formula="2858497 / ?f6"/>
              <draw:equation draw:name="f10" draw:formula="0 / ?f7"/>
              <draw:equation draw:name="f11" draw:formula="360 / ?f7"/>
            </draw:enhanced-geometry>
          </draw:custom-shape>
          <draw:custom-shape draw:z-index="43" draw:name="Shape 14" draw:style-name="gr1" draw:text-style-name="P1" svg:width="3.126in" svg:height="0.0126in" svg:x="111.9047in" svg:y="15.6858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4" draw:name="Shape 16" draw:style-name="gr2" draw:text-style-name="P2" svg:width="3.126in" svg:height="0.0004in" svg:x="123.6087in" svg:y="15.685in">
            <text:p/>
            <draw:enhanced-geometry svg:viewBox="0 0 2858497 360" draw:text-areas="?f8 ?f10 ?f9 ?f11" draw:type="non-primitive" draw:enhanced-path="M 0 0 L 285731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497"/>
              <draw:equation draw:name="f7" draw:formula="?f4 / 360"/>
              <draw:equation draw:name="f8" draw:formula="0 / ?f6"/>
              <draw:equation draw:name="f9" draw:formula="2858497 / ?f6"/>
              <draw:equation draw:name="f10" draw:formula="0 / ?f7"/>
              <draw:equation draw:name="f11" draw:formula="360 / ?f7"/>
            </draw:enhanced-geometry>
          </draw:custom-shape>
          <draw:custom-shape draw:z-index="45" draw:name="Shape 17" draw:style-name="gr1" draw:text-style-name="P1" svg:width="3.126in" svg:height="0.0126in" svg:x="123.6087in" svg:y="15.6858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6" draw:name="Shape 19" draw:style-name="gr2" draw:text-style-name="P2" svg:width="3.1264in" svg:height="0.0004in" svg:x="129.0102in" svg:y="15.685in">
            <text:p/>
            <draw:enhanced-geometry svg:viewBox="0 0 2858856 360" draw:text-areas="?f8 ?f10 ?f9 ?f11" draw:type="non-primitive" draw:enhanced-path="M 0 0 L 285767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856"/>
              <draw:equation draw:name="f7" draw:formula="?f4 / 360"/>
              <draw:equation draw:name="f8" draw:formula="0 / ?f6"/>
              <draw:equation draw:name="f9" draw:formula="2858856 / ?f6"/>
              <draw:equation draw:name="f10" draw:formula="0 / ?f7"/>
              <draw:equation draw:name="f11" draw:formula="360 / ?f7"/>
            </draw:enhanced-geometry>
          </draw:custom-shape>
          <draw:custom-shape draw:z-index="47" draw:name="Shape 20" draw:style-name="gr1" draw:text-style-name="P1" svg:width="3.1299in" svg:height="0.0126in" svg:x="129.0102in" svg:y="15.6858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48" draw:name="Shape 22" draw:style-name="gr2" draw:text-style-name="P2" svg:width="3.126in" svg:height="0.0004in" svg:x="135.3126in" svg:y="15.685in">
            <text:p/>
            <draw:enhanced-geometry svg:viewBox="0 0 2858496 360" draw:text-areas="?f8 ?f10 ?f9 ?f11" draw:type="non-primitive" draw:enhanced-path="M 0 0 L 285731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496"/>
              <draw:equation draw:name="f7" draw:formula="?f4 / 360"/>
              <draw:equation draw:name="f8" draw:formula="0 / ?f6"/>
              <draw:equation draw:name="f9" draw:formula="2858496 / ?f6"/>
              <draw:equation draw:name="f10" draw:formula="0 / ?f7"/>
              <draw:equation draw:name="f11" draw:formula="360 / ?f7"/>
            </draw:enhanced-geometry>
          </draw:custom-shape>
          <draw:custom-shape draw:z-index="49" draw:name="Shape 23" draw:style-name="gr1" draw:text-style-name="P1" svg:width="3.1295in" svg:height="0.0126in" svg:x="135.3126in" svg:y="15.6858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50" draw:name="Shape 25" draw:style-name="gr2" draw:text-style-name="P2" svg:width="3.126in" svg:height="0.0004in" svg:x="144.3154in" svg:y="15.685in">
            <text:p/>
            <draw:enhanced-geometry svg:viewBox="0 0 2858497 360" draw:text-areas="?f8 ?f10 ?f9 ?f11" draw:type="non-primitive" draw:enhanced-path="M 0 0 L 285731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497"/>
              <draw:equation draw:name="f7" draw:formula="?f4 / 360"/>
              <draw:equation draw:name="f8" draw:formula="0 / ?f6"/>
              <draw:equation draw:name="f9" draw:formula="2858497 / ?f6"/>
              <draw:equation draw:name="f10" draw:formula="0 / ?f7"/>
              <draw:equation draw:name="f11" draw:formula="360 / ?f7"/>
            </draw:enhanced-geometry>
          </draw:custom-shape>
          <draw:custom-shape draw:z-index="51" draw:name="Shape 26" draw:style-name="gr1" draw:text-style-name="P1" svg:width="3.126in" svg:height="0.0126in" svg:x="144.3193in" svg:y="15.6858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52" draw:name="Shape 28" draw:style-name="gr2" draw:text-style-name="P2" svg:width="3.126in" svg:height="0.0004in" svg:x="152.4181in" svg:y="15.685in">
            <text:p/>
            <draw:enhanced-geometry svg:viewBox="0 0 2858496 360" draw:text-areas="?f8 ?f10 ?f9 ?f11" draw:type="non-primitive" draw:enhanced-path="M 0 0 L 2857310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496"/>
              <draw:equation draw:name="f7" draw:formula="?f4 / 360"/>
              <draw:equation draw:name="f8" draw:formula="0 / ?f6"/>
              <draw:equation draw:name="f9" draw:formula="2858496 / ?f6"/>
              <draw:equation draw:name="f10" draw:formula="0 / ?f7"/>
              <draw:equation draw:name="f11" draw:formula="360 / ?f7"/>
            </draw:enhanced-geometry>
          </draw:custom-shape>
          <draw:custom-shape draw:z-index="53" draw:name="Shape 29" draw:style-name="gr1" draw:text-style-name="P1" svg:width="3.126in" svg:height="0.0126in" svg:x="152.422in" svg:y="15.6858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54" draw:name="Shape 31" draw:style-name="gr2" draw:text-style-name="P2" svg:width="3.1264in" svg:height="0.0004in" svg:x="161.4213in" svg:y="15.685in">
            <text:p/>
            <draw:enhanced-geometry svg:viewBox="0 0 2858857 360" draw:text-areas="?f8 ?f10 ?f9 ?f11" draw:type="non-primitive" draw:enhanced-path="M 0 0 L 2857671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857"/>
              <draw:equation draw:name="f7" draw:formula="?f4 / 360"/>
              <draw:equation draw:name="f8" draw:formula="0 / ?f6"/>
              <draw:equation draw:name="f9" draw:formula="2858857 / ?f6"/>
              <draw:equation draw:name="f10" draw:formula="0 / ?f7"/>
              <draw:equation draw:name="f11" draw:formula="360 / ?f7"/>
            </draw:enhanced-geometry>
          </draw:custom-shape>
          <draw:custom-shape draw:z-index="55" draw:name="Shape 32" draw:style-name="gr1" draw:text-style-name="P1" svg:width="3.1264in" svg:height="0.0126in" svg:x="161.4248in" svg:y="15.6858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56" draw:name="Shape 16" draw:style-name="gr2" draw:text-style-name="P2" svg:width="2.8551in" svg:height="0.0004in" svg:x="37.1799in" svg:y="15.8157in">
            <text:p/>
            <draw:enhanced-geometry svg:viewBox="0 0 2610817 360" draw:text-areas="?f8 ?f10 ?f9 ?f11" draw:type="non-primitive" draw:enhanced-path="M 0 0 L 26097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10817"/>
              <draw:equation draw:name="f7" draw:formula="?f4 / 360"/>
              <draw:equation draw:name="f8" draw:formula="0 / ?f6"/>
              <draw:equation draw:name="f9" draw:formula="2610817 / ?f6"/>
              <draw:equation draw:name="f10" draw:formula="0 / ?f7"/>
              <draw:equation draw:name="f11" draw:formula="360 / ?f7"/>
            </draw:enhanced-geometry>
          </draw:custom-shape>
          <draw:custom-shape draw:z-index="57" draw:name="Shape 17" draw:style-name="gr1" draw:text-style-name="P1" svg:width="2.8551in" svg:height="0.011in" svg:x="37.1799in" svg:y="15.8165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58" draw:name="Shape 19" draw:style-name="gr2" draw:text-style-name="P2" svg:width="2.8551in" svg:height="0.0004in" svg:x="42.5819in" svg:y="15.8157in">
            <text:p/>
            <draw:enhanced-geometry svg:viewBox="0 0 2610817 360" draw:text-areas="?f8 ?f10 ?f9 ?f11" draw:type="non-primitive" draw:enhanced-path="M 0 0 L 260973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10817"/>
              <draw:equation draw:name="f7" draw:formula="?f4 / 360"/>
              <draw:equation draw:name="f8" draw:formula="0 / ?f6"/>
              <draw:equation draw:name="f9" draw:formula="2610817 / ?f6"/>
              <draw:equation draw:name="f10" draw:formula="0 / ?f7"/>
              <draw:equation draw:name="f11" draw:formula="360 / ?f7"/>
            </draw:enhanced-geometry>
          </draw:custom-shape>
          <draw:custom-shape draw:z-index="59" draw:name="Shape 20" draw:style-name="gr1" draw:text-style-name="P1" svg:width="2.8583in" svg:height="0.011in" svg:x="42.5819in" svg:y="15.8165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0" draw:name="Shape 22" draw:style-name="gr2" draw:text-style-name="P2" svg:width="2.8555in" svg:height="0.0004in" svg:x="48.8839in" svg:y="15.8157in">
            <text:p/>
            <draw:enhanced-geometry svg:viewBox="0 0 2611177 360" draw:text-areas="?f8 ?f10 ?f9 ?f11" draw:type="non-primitive" draw:enhanced-path="M 0 0 L 2610094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11177"/>
              <draw:equation draw:name="f7" draw:formula="?f4 / 360"/>
              <draw:equation draw:name="f8" draw:formula="0 / ?f6"/>
              <draw:equation draw:name="f9" draw:formula="2611177 / ?f6"/>
              <draw:equation draw:name="f10" draw:formula="0 / ?f7"/>
              <draw:equation draw:name="f11" draw:formula="360 / ?f7"/>
            </draw:enhanced-geometry>
          </draw:custom-shape>
          <draw:custom-shape draw:z-index="61" draw:name="Shape 23" draw:style-name="gr1" draw:text-style-name="P1" svg:width="2.8587in" svg:height="0.011in" svg:x="48.8839in" svg:y="15.8165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2" draw:name="Shape 25" draw:style-name="gr2" draw:text-style-name="P2" svg:width="2.8551in" svg:height="0.0004in" svg:x="57.887in" svg:y="15.8157in">
            <text:p/>
            <draw:enhanced-geometry svg:viewBox="0 0 2610816 360" draw:text-areas="?f8 ?f10 ?f9 ?f11" draw:type="non-primitive" draw:enhanced-path="M 0 0 L 2609733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10816"/>
              <draw:equation draw:name="f7" draw:formula="?f4 / 360"/>
              <draw:equation draw:name="f8" draw:formula="0 / ?f6"/>
              <draw:equation draw:name="f9" draw:formula="2610816 / ?f6"/>
              <draw:equation draw:name="f10" draw:formula="0 / ?f7"/>
              <draw:equation draw:name="f11" draw:formula="360 / ?f7"/>
            </draw:enhanced-geometry>
          </draw:custom-shape>
          <draw:custom-shape draw:z-index="63" draw:name="Shape 26" draw:style-name="gr1" draw:text-style-name="P1" svg:width="2.8555in" svg:height="0.011in" svg:x="57.8902in" svg:y="15.8165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4" draw:name="Shape 28" draw:style-name="gr2" draw:text-style-name="P2" svg:width="2.8555in" svg:height="0.0004in" svg:x="65.9898in" svg:y="15.8157in">
            <text:p/>
            <draw:enhanced-geometry svg:viewBox="0 0 2611176 360" draw:text-areas="?f8 ?f10 ?f9 ?f11" draw:type="non-primitive" draw:enhanced-path="M 0 0 L 2610093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11176"/>
              <draw:equation draw:name="f7" draw:formula="?f4 / 360"/>
              <draw:equation draw:name="f8" draw:formula="0 / ?f6"/>
              <draw:equation draw:name="f9" draw:formula="2611176 / ?f6"/>
              <draw:equation draw:name="f10" draw:formula="0 / ?f7"/>
              <draw:equation draw:name="f11" draw:formula="360 / ?f7"/>
            </draw:enhanced-geometry>
          </draw:custom-shape>
          <draw:custom-shape draw:z-index="65" draw:name="Shape 29" draw:style-name="gr1" draw:text-style-name="P1" svg:width="2.8551in" svg:height="0.011in" svg:x="65.9933in" svg:y="15.8165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6" draw:name="Shape 16" draw:style-name="gr2" draw:text-style-name="P2" svg:width="3.4752in" svg:height="0.0004in" svg:x="15.5728in" svg:y="15.6335in">
            <text:p/>
            <draw:enhanced-geometry svg:viewBox="0 0 3177816 360" draw:text-areas="?f8 ?f10 ?f9 ?f11" draw:type="non-primitive" draw:enhanced-path="M 0 0 L 317649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7816"/>
              <draw:equation draw:name="f7" draw:formula="?f4 / 360"/>
              <draw:equation draw:name="f8" draw:formula="0 / ?f6"/>
              <draw:equation draw:name="f9" draw:formula="3177816 / ?f6"/>
              <draw:equation draw:name="f10" draw:formula="0 / ?f7"/>
              <draw:equation draw:name="f11" draw:formula="360 / ?f7"/>
            </draw:enhanced-geometry>
          </draw:custom-shape>
          <draw:custom-shape draw:z-index="67" draw:name="Shape 17" draw:style-name="gr1" draw:text-style-name="P1" svg:width="3.4752in" svg:height="0.0114in" svg:x="15.5728in" svg:y="15.6343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68" draw:name="Shape 19" draw:style-name="gr2" draw:text-style-name="P2" svg:width="3.4756in" svg:height="0.0004in" svg:x="20.9748in" svg:y="15.6335in">
            <text:p/>
            <draw:enhanced-geometry svg:viewBox="0 0 3178176 360" draw:text-areas="?f8 ?f10 ?f9 ?f11" draw:type="non-primitive" draw:enhanced-path="M 0 0 L 31768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8176"/>
              <draw:equation draw:name="f7" draw:formula="?f4 / 360"/>
              <draw:equation draw:name="f8" draw:formula="0 / ?f6"/>
              <draw:equation draw:name="f9" draw:formula="3178176 / ?f6"/>
              <draw:equation draw:name="f10" draw:formula="0 / ?f7"/>
              <draw:equation draw:name="f11" draw:formula="360 / ?f7"/>
            </draw:enhanced-geometry>
          </draw:custom-shape>
          <draw:custom-shape draw:z-index="69" draw:name="Shape 20" draw:style-name="gr1" draw:text-style-name="P1" svg:width="3.4795in" svg:height="0.0114in" svg:x="20.9748in" svg:y="15.6343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70" draw:name="Shape 22" draw:style-name="gr2" draw:text-style-name="P2" svg:width="3.4756in" svg:height="0.0004in" svg:x="27.2768in" svg:y="15.6335in">
            <text:p/>
            <draw:enhanced-geometry svg:viewBox="0 0 3178176 360" draw:text-areas="?f8 ?f10 ?f9 ?f11" draw:type="non-primitive" draw:enhanced-path="M 0 0 L 31768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8176"/>
              <draw:equation draw:name="f7" draw:formula="?f4 / 360"/>
              <draw:equation draw:name="f8" draw:formula="0 / ?f6"/>
              <draw:equation draw:name="f9" draw:formula="3178176 / ?f6"/>
              <draw:equation draw:name="f10" draw:formula="0 / ?f7"/>
              <draw:equation draw:name="f11" draw:formula="360 / ?f7"/>
            </draw:enhanced-geometry>
          </draw:custom-shape>
          <draw:custom-shape draw:z-index="71" draw:name="Shape 23" draw:style-name="gr1" draw:text-style-name="P1" svg:width="3.4795in" svg:height="0.0114in" svg:x="27.2768in" svg:y="15.6343in">
            <text:p/>
            <draw:enhanced-geometry svg:viewBox="0 0 612775 12700" draw:text-areas="?f8 ?f10 ?f9 ?f11" draw:type="non-primitive" draw:enhanced-path="M 612648 0 L 0 0 0 12191 612648 12191 612648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775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72" draw:name="Shape 25" draw:style-name="gr2" draw:text-style-name="P2" svg:width="3.4752in" svg:height="0.0004in" svg:x="36.2799in" svg:y="15.6335in">
            <text:p/>
            <draw:enhanced-geometry svg:viewBox="0 0 3177817 360" draw:text-areas="?f8 ?f10 ?f9 ?f11" draw:type="non-primitive" draw:enhanced-path="M 0 0 L 3176498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7817"/>
              <draw:equation draw:name="f7" draw:formula="?f4 / 360"/>
              <draw:equation draw:name="f8" draw:formula="0 / ?f6"/>
              <draw:equation draw:name="f9" draw:formula="3177817 / ?f6"/>
              <draw:equation draw:name="f10" draw:formula="0 / ?f7"/>
              <draw:equation draw:name="f11" draw:formula="360 / ?f7"/>
            </draw:enhanced-geometry>
          </draw:custom-shape>
          <draw:custom-shape draw:z-index="73" draw:name="Shape 26" draw:style-name="gr1" draw:text-style-name="P1" svg:width="3.4756in" svg:height="0.0114in" svg:x="36.2839in" svg:y="15.6343in">
            <text:p/>
            <draw:enhanced-geometry svg:viewBox="0 0 612140 12700" draw:text-areas="?f8 ?f10 ?f9 ?f11" draw:type="non-primitive" draw:enhanced-path="M 611886 0 L 0 0 0 12191 611886 12191 61188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74" draw:name="Shape 28" draw:style-name="gr2" draw:text-style-name="P2" svg:width="3.4756in" svg:height="0.0004in" svg:x="44.3823in" svg:y="15.6335in">
            <text:p/>
            <draw:enhanced-geometry svg:viewBox="0 0 3178176 360" draw:text-areas="?f8 ?f10 ?f9 ?f11" draw:type="non-primitive" draw:enhanced-path="M 0 0 L 31768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8176"/>
              <draw:equation draw:name="f7" draw:formula="?f4 / 360"/>
              <draw:equation draw:name="f8" draw:formula="0 / ?f6"/>
              <draw:equation draw:name="f9" draw:formula="3178176 / ?f6"/>
              <draw:equation draw:name="f10" draw:formula="0 / ?f7"/>
              <draw:equation draw:name="f11" draw:formula="360 / ?f7"/>
            </draw:enhanced-geometry>
          </draw:custom-shape>
          <draw:custom-shape draw:z-index="75" draw:name="Shape 29" draw:style-name="gr1" draw:text-style-name="P1" svg:width="3.4756in" svg:height="0.0114in" svg:x="44.3862in" svg:y="15.6343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z-index="76" draw:name="Shape 31" draw:style-name="gr2" draw:text-style-name="P2" svg:width="3.4756in" svg:height="0.0004in" svg:x="53.3854in" svg:y="15.6335in">
            <text:p/>
            <draw:enhanced-geometry svg:viewBox="0 0 3178176 360" draw:text-areas="?f8 ?f10 ?f9 ?f11" draw:type="non-primitive" draw:enhanced-path="M 0 0 L 3176857 0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8176"/>
              <draw:equation draw:name="f7" draw:formula="?f4 / 360"/>
              <draw:equation draw:name="f8" draw:formula="0 / ?f6"/>
              <draw:equation draw:name="f9" draw:formula="3178176 / ?f6"/>
              <draw:equation draw:name="f10" draw:formula="0 / ?f7"/>
              <draw:equation draw:name="f11" draw:formula="360 / ?f7"/>
            </draw:enhanced-geometry>
          </draw:custom-shape>
          <draw:custom-shape draw:z-index="77" draw:name="Shape 32" draw:style-name="gr1" draw:text-style-name="P1" svg:width="3.4756in" svg:height="0.0114in" svg:x="53.3894in" svg:y="15.6343in">
            <text:p/>
            <draw:enhanced-geometry svg:viewBox="0 0 612140 12700" draw:text-areas="?f8 ?f10 ?f9 ?f11" draw:type="non-primitive" draw:enhanced-path="M 611885 0 L 0 0 0 12191 611885 12191 611885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2140"/>
              <draw:equation draw:name="f7" draw:formula="?f4 / 127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table:shapes>
        <table:table-column table:style-name="co3" table:default-cell-style-name="ce101"/>
        <table:table-column table:style-name="co2" table:number-columns-repeated="2" table:default-cell-style-name="ce1407"/>
        <table:table-column table:style-name="co2" table:visibility="collapse" table:number-columns-repeated="8" table:default-cell-style-name="ce1407"/>
        <table:table-column table:style-name="co2" table:number-columns-repeated="3" table:default-cell-style-name="ce1407"/>
        <table:table-column table:style-name="co2" table:visibility="collapse" table:number-columns-repeated="5" table:default-cell-style-name="ce1407"/>
        <table:table-column table:style-name="co2" table:number-columns-repeated="2" table:default-cell-style-name="ce1407"/>
        <table:table-column table:style-name="co2" table:visibility="collapse" table:number-columns-repeated="6" table:default-cell-style-name="ce1407"/>
        <table:table-column table:style-name="co2" table:number-columns-repeated="4" table:default-cell-style-name="ce1407"/>
        <table:table-column table:style-name="co2" table:visibility="collapse" table:number-columns-repeated="5" table:default-cell-style-name="ce1407"/>
        <table:table-column table:style-name="co2" table:number-columns-repeated="16348" table:default-cell-style-name="ce1407"/>
        <table:table-row table:style-name="ro30">
          <table:table-cell table:style-name="ce133" office:value-type="string" calcext:value-type="string">
            <text:p>Rocketship Education &amp; its Affiliates </text:p>
            <text:p>Consolidated Statement Of Financial Position</text:p>
            <text:p>Year Ended June 30, 2021</text:p>
          </table:table-cell>
          <table:table-cell table:style-name="ce97" office:value-type="string" calcext:value-type="string">
            <text:p>Rocketship Education</text:p>
          </table:table-cell>
          <table:table-cell table:style-name="ce97" office:value-type="string" calcext:value-type="string">
            <text:p>Rocketship Education Wisconsin</text:p>
          </table:table-cell>
          <table:table-cell table:style-name="ce97" table:number-columns-repeated="8"/>
          <table:table-cell table:style-name="ce97" office:value-type="string" calcext:value-type="string">
            <text:p>Rocketship Education DC</text:p>
          </table:table-cell>
          <table:table-cell table:style-name="ce97" office:value-type="string" calcext:value-type="string">
            <text:p>Launchpad Development Company</text:p>
          </table:table-cell>
          <table:table-cell table:style-name="ce97" office:value-type="string" calcext:value-type="string">
            <text:p>Eliminations</text:p>
          </table:table-cell>
          <table:table-cell table:style-name="ce97" table:number-columns-repeated="5"/>
          <table:table-cell table:style-name="ce97" office:value-type="string" calcext:value-type="string">
            <text:p>Total</text:p>
          </table:table-cell>
          <table:table-cell table:style-name="ce98" table:number-columns-repeated="3"/>
          <table:table-cell table:style-name="ce99" table:number-columns-repeated="27"/>
          <table:table-cell table:style-name="ce34" table:number-columns-repeated="16292"/>
          <table:table-cell table:style-name="ce1" table:number-columns-repeated="42"/>
        </table:table-row>
        <table:table-row table:style-name="ro31">
          <table:table-cell table:style-name="ce134" office:value-type="string" calcext:value-type="string">
            <text:p>CURRENT ASSETS</text:p>
          </table:table-cell>
          <table:table-cell table:style-name="ce100" table:number-columns-repeated="19"/>
          <table:table-cell table:style-name="ce10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5" office:value-type="string" calcext:value-type="string">
            <text:p>Cash and Cash Equivalents</text:p>
          </table:table-cell>
          <table:table-cell table:style-name="ce102" office:value-type="currency" office:currency="USD" office:value="32627469" calcext:value-type="currency">
            <text:p>$32,627,469</text:p>
          </table:table-cell>
          <table:table-cell table:style-name="ce102" office:value-type="currency" office:currency="USD" office:value="1713752" calcext:value-type="currency">
            <text:p>$1,713,752</text:p>
          </table:table-cell>
          <table:table-cell table:style-name="ce102" table:number-columns-repeated="5"/>
          <table:table-cell table:style-name="ce103" table:number-columns-repeated="3"/>
          <table:table-cell table:style-name="ce102" office:value-type="currency" office:currency="USD" office:value="7856440" calcext:value-type="currency">
            <text:p>$7,856,440</text:p>
          </table:table-cell>
          <table:table-cell table:style-name="ce102" office:value-type="currency" office:currency="USD" office:value="5422615" calcext:value-type="currency">
            <text:p>$5,422,615</text:p>
          </table:table-cell>
          <table:table-cell table:style-name="ce104"/>
          <table:table-cell table:style-name="ce105" table:number-columns-repeated="5"/>
          <table:table-cell table:style-name="ce102" office:value-type="currency" office:currency="USD" office:value="47620276" calcext:value-type="currency">
            <text:p>$47,620,276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Restricted Cash</text:p>
          </table:table-cell>
          <table:table-cell table:style-name="ce105" table:number-columns-repeated="7"/>
          <table:table-cell table:style-name="ce103" table:number-columns-repeated="3"/>
          <table:table-cell table:style-name="ce105"/>
          <table:table-cell table:style-name="ce102" office:value-type="currency" office:currency="USD" office:value="14098510" calcext:value-type="currency">
            <text:p>$14,098,510</text:p>
          </table:table-cell>
          <table:table-cell table:style-name="ce105" table:number-columns-repeated="6"/>
          <table:table-cell table:style-name="ce102" office:value-type="currency" office:currency="USD" office:value="14098510" calcext:value-type="currency">
            <text:p>$14,098,510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Accounts Receivable</text:p>
          </table:table-cell>
          <table:table-cell table:style-name="ce102" office:value-type="currency" office:currency="USD" office:value="24944005" calcext:value-type="currency">
            <text:p>$24,944,005</text:p>
          </table:table-cell>
          <table:table-cell table:style-name="ce102" office:value-type="currency" office:currency="USD" office:value="328663" calcext:value-type="currency">
            <text:p>$328,663</text:p>
          </table:table-cell>
          <table:table-cell table:style-name="ce102" table:number-columns-repeated="5"/>
          <table:table-cell table:style-name="ce103" table:number-columns-repeated="3"/>
          <table:table-cell table:style-name="ce102" office:value-type="currency" office:currency="USD" office:value="1122871" calcext:value-type="currency">
            <text:p>$1,122,871</text:p>
          </table:table-cell>
          <table:table-cell table:style-name="ce102" office:value-type="currency" office:currency="USD" office:value="530540" calcext:value-type="currency">
            <text:p>$530,540</text:p>
          </table:table-cell>
          <table:table-cell table:style-name="ce105" table:number-columns-repeated="6"/>
          <table:table-cell table:style-name="ce102" office:value-type="currency" office:currency="USD" office:value="26926079" calcext:value-type="currency">
            <text:p>$26,926,079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Deferred Rent Asset</text:p>
          </table:table-cell>
          <table:table-cell table:style-name="ce105" table:number-columns-repeated="7"/>
          <table:table-cell table:style-name="ce103" table:number-columns-repeated="3"/>
          <table:table-cell table:style-name="ce105"/>
          <table:table-cell table:style-name="ce102" office:value-type="currency" office:currency="USD" office:value="526821" calcext:value-type="currency">
            <text:p>$526,821</text:p>
          </table:table-cell>
          <table:table-cell table:style-name="ce102" office:value-type="currency" office:currency="USD" office:value="-526821" calcext:value-type="currency">
            <text:p>($526,821)</text:p>
          </table:table-cell>
          <table:table-cell table:style-name="ce102" table:number-columns-repeated="5"/>
          <table:table-cell table:style-name="ce105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Grants Receivable</text:p>
          </table:table-cell>
          <table:table-cell table:style-name="ce105"/>
          <table:table-cell table:style-name="ce102" office:value-type="currency" office:currency="USD" office:value="17000" calcext:value-type="currency">
            <text:p>$17,000</text:p>
          </table:table-cell>
          <table:table-cell table:style-name="ce102" table:number-columns-repeated="5"/>
          <table:table-cell table:style-name="ce103" table:number-columns-repeated="3"/>
          <table:table-cell table:style-name="ce105" table:number-columns-repeated="8"/>
          <table:table-cell table:style-name="ce102" office:value-type="currency" office:currency="USD" office:value="17000" calcext:value-type="currency">
            <text:p>$17,000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Prepaid Expenses and Deposits</text:p>
          </table:table-cell>
          <table:table-cell table:style-name="ce107" office:value-type="currency" office:currency="USD" office:value="5338341" calcext:value-type="currency">
            <text:p>$5,338,341</text:p>
          </table:table-cell>
          <table:table-cell table:style-name="ce107" office:value-type="currency" office:currency="USD" office:value="74213" calcext:value-type="currency">
            <text:p>$74,213</text:p>
          </table:table-cell>
          <table:table-cell table:style-name="ce107" table:number-columns-repeated="5"/>
          <table:table-cell table:style-name="ce103" table:number-columns-repeated="3"/>
          <table:table-cell table:style-name="ce107" office:value-type="currency" office:currency="USD" office:value="271041" calcext:value-type="currency">
            <text:p>$271,041</text:p>
          </table:table-cell>
          <table:table-cell table:style-name="ce107" office:value-type="currency" office:currency="USD" office:value="337414" calcext:value-type="currency">
            <text:p>$337,414</text:p>
          </table:table-cell>
          <table:table-cell table:style-name="ce108" table:number-columns-repeated="6"/>
          <table:table-cell table:style-name="ce107" office:value-type="currency" office:currency="USD" office:value="6021009" calcext:value-type="currency">
            <text:p>$6,021,009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Total Current Assets</text:p>
          </table:table-cell>
          <table:table-cell table:style-name="ce109" office:value-type="currency" office:currency="USD" office:value="62909815" calcext:value-type="currency">
            <text:p>$62,909,815</text:p>
          </table:table-cell>
          <table:table-cell table:style-name="ce109" office:value-type="currency" office:currency="USD" office:value="2133628" calcext:value-type="currency">
            <text:p>$2,133,628</text:p>
          </table:table-cell>
          <table:table-cell table:style-name="ce109" table:number-columns-repeated="5"/>
          <table:table-cell table:style-name="ce103" table:number-columns-repeated="3"/>
          <table:table-cell table:style-name="ce109" office:value-type="currency" office:currency="USD" office:value="9250352" calcext:value-type="currency">
            <text:p>$9,250,352</text:p>
          </table:table-cell>
          <table:table-cell table:style-name="ce109" office:value-type="currency" office:currency="USD" office:value="20915900" calcext:value-type="currency">
            <text:p>$20,915,900</text:p>
          </table:table-cell>
          <table:table-cell table:style-name="ce109" office:value-type="currency" office:currency="USD" office:value="-526821" calcext:value-type="currency">
            <text:p>($526,821)</text:p>
          </table:table-cell>
          <table:table-cell table:style-name="ce109" table:number-columns-repeated="5"/>
          <table:table-cell table:style-name="ce109" office:value-type="currency" office:currency="USD" office:value="94682874" calcext:value-type="currency">
            <text:p>$94,682,874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3" office:value-type="string" calcext:value-type="string">
            <text:p>LONG-TERM ASSETS</text:p>
          </table:table-cell>
          <table:table-cell table:style-name="ce105"/>
          <table:table-cell table:style-name="ce110" table:number-columns-repeated="6"/>
          <table:table-cell table:style-name="ce103" table:number-columns-repeated="3"/>
          <table:table-cell table:style-name="ce110" table:number-columns-repeated="9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Intracompany Receivable</text:p>
          </table:table-cell>
          <table:table-cell table:style-name="ce102" office:value-type="currency" office:currency="USD" office:value="7094138" calcext:value-type="currency">
            <text:p>$7,094,138</text:p>
          </table:table-cell>
          <table:table-cell table:style-name="ce105" table:number-columns-repeated="6"/>
          <table:table-cell table:style-name="ce103" table:number-columns-repeated="3"/>
          <table:table-cell table:style-name="ce105" table:number-columns-repeated="2"/>
          <table:table-cell table:style-name="ce102" office:value-type="currency" office:currency="USD" office:value="-7094138" calcext:value-type="currency">
            <text:p>($7,094,138)</text:p>
          </table:table-cell>
          <table:table-cell table:style-name="ce102" table:number-columns-repeated="5"/>
          <table:table-cell table:style-name="ce105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Security Deposits</text:p>
          </table:table-cell>
          <table:table-cell table:style-name="ce102" office:value-type="currency" office:currency="USD" office:value="449709" calcext:value-type="currency">
            <text:p>$449,709</text:p>
          </table:table-cell>
          <table:table-cell table:style-name="ce105" table:number-columns-repeated="6"/>
          <table:table-cell table:style-name="ce103" table:number-columns-repeated="3"/>
          <table:table-cell table:style-name="ce105" table:number-columns-repeated="2"/>
          <table:table-cell table:style-name="ce102" office:value-type="currency" office:currency="USD" office:value="-400000" calcext:value-type="currency">
            <text:p>($400,000)</text:p>
          </table:table-cell>
          <table:table-cell table:style-name="ce102" table:number-columns-repeated="5"/>
          <table:table-cell table:style-name="ce102" office:value-type="currency" office:currency="USD" office:value="49709" calcext:value-type="currency">
            <text:p>$49,709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Accounts Receivable</text:p>
          </table:table-cell>
          <table:table-cell table:style-name="ce105" table:number-columns-repeated="7"/>
          <table:table-cell table:style-name="ce103" table:number-columns-repeated="3"/>
          <table:table-cell table:style-name="ce105"/>
          <table:table-cell table:style-name="ce102" office:value-type="currency" office:currency="USD" office:value="19723" calcext:value-type="currency">
            <text:p>$19,723</text:p>
          </table:table-cell>
          <table:table-cell table:style-name="ce105" table:number-columns-repeated="6"/>
          <table:table-cell table:style-name="ce102" office:value-type="currency" office:currency="USD" office:value="19723" calcext:value-type="currency">
            <text:p>$19,723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Deferred Rent Asset</text:p>
          </table:table-cell>
          <table:table-cell table:style-name="ce105" table:number-columns-repeated="7"/>
          <table:table-cell table:style-name="ce103" table:number-columns-repeated="3"/>
          <table:table-cell table:style-name="ce105"/>
          <table:table-cell table:style-name="ce102" office:value-type="currency" office:currency="USD" office:value="6634707" calcext:value-type="currency">
            <text:p>$6,634,707</text:p>
          </table:table-cell>
          <table:table-cell table:style-name="ce102" office:value-type="currency" office:currency="USD" office:value="-6634707" calcext:value-type="currency">
            <text:p>($6,634,707)</text:p>
          </table:table-cell>
          <table:table-cell table:style-name="ce102" table:number-columns-repeated="5"/>
          <table:table-cell table:style-name="ce105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Property, Plant, and Equipment, Net</text:p>
          </table:table-cell>
          <table:table-cell table:style-name="ce107" office:value-type="currency" office:currency="USD" office:value="4417820" calcext:value-type="currency">
            <text:p>$4,417,820</text:p>
          </table:table-cell>
          <table:table-cell table:style-name="ce107" office:value-type="currency" office:currency="USD" office:value="24511" calcext:value-type="currency">
            <text:p>$24,511</text:p>
          </table:table-cell>
          <table:table-cell table:style-name="ce107" table:number-columns-repeated="5"/>
          <table:table-cell table:style-name="ce103" table:number-columns-repeated="3"/>
          <table:table-cell table:style-name="ce107" office:value-type="currency" office:currency="USD" office:value="23869" calcext:value-type="currency">
            <text:p>$23,869</text:p>
          </table:table-cell>
          <table:table-cell table:style-name="ce107" office:value-type="currency" office:currency="USD" office:value="157332385" calcext:value-type="currency">
            <text:p>$157,332,385</text:p>
          </table:table-cell>
          <table:table-cell table:style-name="ce108" table:number-columns-repeated="6"/>
          <table:table-cell table:style-name="ce107" office:value-type="currency" office:currency="USD" office:value="161798585" calcext:value-type="currency">
            <text:p>$161,798,585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Total Long-Term Assets</text:p>
          </table:table-cell>
          <table:table-cell table:style-name="ce111" office:value-type="currency" office:currency="USD" office:value="11961667" calcext:value-type="currency">
            <text:p>$11,961,667</text:p>
          </table:table-cell>
          <table:table-cell table:style-name="ce111" office:value-type="currency" office:currency="USD" office:value="24511" calcext:value-type="currency">
            <text:p>$24,511</text:p>
          </table:table-cell>
          <table:table-cell table:style-name="ce111" table:number-columns-repeated="5"/>
          <table:table-cell table:style-name="ce103" table:number-columns-repeated="3"/>
          <table:table-cell table:style-name="ce111" office:value-type="currency" office:currency="USD" office:value="23869" calcext:value-type="currency">
            <text:p>$23,869</text:p>
          </table:table-cell>
          <table:table-cell table:style-name="ce111" office:value-type="currency" office:currency="USD" office:value="163986815" calcext:value-type="currency">
            <text:p>$163,986,815</text:p>
          </table:table-cell>
          <table:table-cell table:style-name="ce111" office:value-type="currency" office:currency="USD" office:value="-14128845" calcext:value-type="currency">
            <text:p>($14,128,845)</text:p>
          </table:table-cell>
          <table:table-cell table:style-name="ce111" table:number-columns-repeated="5"/>
          <table:table-cell table:style-name="ce111" office:value-type="currency" office:currency="USD" office:value="161868017" calcext:value-type="currency">
            <text:p>$161,868,017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1">
          <table:table-cell table:style-name="ce136" office:value-type="string" calcext:value-type="string">
            <text:p>Total Assets</text:p>
          </table:table-cell>
          <table:table-cell table:style-name="ce111" office:value-type="currency" office:currency="USD" office:value="74871482" calcext:value-type="currency">
            <text:p>$74,871,482</text:p>
          </table:table-cell>
          <table:table-cell table:style-name="ce111" office:value-type="currency" office:currency="USD" office:value="2158139" calcext:value-type="currency">
            <text:p>$2,158,139</text:p>
          </table:table-cell>
          <table:table-cell table:style-name="ce111" table:number-columns-repeated="5"/>
          <table:table-cell table:style-name="ce103" table:number-columns-repeated="3"/>
          <table:table-cell table:style-name="ce111" office:value-type="currency" office:currency="USD" office:value="9274221" calcext:value-type="currency">
            <text:p>$9,274,221</text:p>
          </table:table-cell>
          <table:table-cell table:style-name="ce111" office:value-type="currency" office:currency="USD" office:value="184902715" calcext:value-type="currency">
            <text:p>$184,902,715</text:p>
          </table:table-cell>
          <table:table-cell table:style-name="ce111" office:value-type="currency" office:currency="USD" office:value="-14655666" calcext:value-type="currency">
            <text:p>($14,655,666)</text:p>
          </table:table-cell>
          <table:table-cell table:style-name="ce111" table:number-columns-repeated="5"/>
          <table:table-cell table:style-name="ce111" office:value-type="currency" office:currency="USD" office:value="256550891" calcext:value-type="currency">
            <text:p>$256,550,891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/>
          <table:table-cell table:style-name="ce106" table:number-columns-repeated="19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3" office:value-type="string" calcext:value-type="string">
            <text:p>LIABILITIES AND NET ASSETS</text:p>
          </table:table-cell>
          <table:table-cell table:style-name="ce112" table:number-columns-repeated="19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/>
          <table:table-cell table:style-name="ce112" table:number-columns-repeated="19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3" office:value-type="string" calcext:value-type="string">
            <text:p>CURRENT LIABILITIES</text:p>
          </table:table-cell>
          <table:table-cell table:style-name="ce104" table:number-columns-repeated="2"/>
          <table:table-cell table:style-name="ce102" table:number-columns-repeated="3"/>
          <table:table-cell table:style-name="ce97" table:number-columns-repeated="5"/>
          <table:table-cell table:style-name="ce104" table:number-columns-repeated="2"/>
          <table:table-cell table:style-name="ce97" table:number-columns-repeated="7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Accounts Payable and Accrued Liabilities</text:p>
          </table:table-cell>
          <table:table-cell table:style-name="ce102" office:value-type="currency" office:currency="USD" office:value="10109854" calcext:value-type="currency">
            <text:p>$10,109,854</text:p>
          </table:table-cell>
          <table:table-cell table:style-name="ce102" office:value-type="currency" office:currency="USD" office:value="265469" calcext:value-type="currency">
            <text:p>$265,469</text:p>
          </table:table-cell>
          <table:table-cell table:style-name="ce102" table:number-columns-repeated="3"/>
          <table:table-cell table:style-name="ce113"/>
          <table:table-cell table:style-name="ce102" table:number-columns-repeated="4"/>
          <table:table-cell table:style-name="ce102" office:value-type="currency" office:currency="USD" office:value="1716407" calcext:value-type="currency">
            <text:p>$1,716,407</text:p>
          </table:table-cell>
          <table:table-cell table:style-name="ce102" office:value-type="currency" office:currency="USD" office:value="287957" calcext:value-type="currency">
            <text:p>$287,957</text:p>
          </table:table-cell>
          <table:table-cell table:style-name="ce104"/>
          <table:table-cell table:style-name="ce102" table:number-columns-repeated="5"/>
          <table:table-cell table:style-name="ce114" office:value-type="currency" office:currency="USD" office:value="-12379687" calcext:value-type="currency">
            <text:p>($12,379,687)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Accrued Interest</text:p>
          </table:table-cell>
          <table:table-cell table:style-name="ce102" office:value-type="currency" office:currency="USD" office:value="41440" calcext:value-type="currency">
            <text:p>$41,440</text:p>
          </table:table-cell>
          <table:table-cell table:style-name="ce105" table:number-columns-repeated="4"/>
          <table:table-cell table:style-name="ce113"/>
          <table:table-cell table:style-name="ce102" table:number-columns-repeated="4"/>
          <table:table-cell table:style-name="ce105"/>
          <table:table-cell table:style-name="ce102" office:value-type="currency" office:currency="USD" office:value="766036" calcext:value-type="currency">
            <text:p>$766,036</text:p>
          </table:table-cell>
          <table:table-cell table:style-name="ce104"/>
          <table:table-cell table:style-name="ce105" table:number-columns-repeated="5"/>
          <table:table-cell table:style-name="ce114" office:value-type="currency" office:currency="USD" office:value="-807476" calcext:value-type="currency">
            <text:p>($807,476)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3">
          <table:table-cell table:style-name="ce136" office:value-type="string" calcext:value-type="string">
            <text:p>Deferred Rent Liability</text:p>
          </table:table-cell>
          <table:table-cell table:style-name="ce105" table:number-columns-repeated="2"/>
          <table:table-cell table:style-name="ce102" table:number-columns-repeated="3"/>
          <table:table-cell table:style-name="ce113"/>
          <table:table-cell table:style-name="ce105" table:number-columns-repeated="6"/>
          <table:table-cell table:style-name="ce104"/>
          <table:table-cell table:style-name="ce105" table:number-columns-repeated="5"/>
          <table:table-cell table:style-name="ce152" office:value-type="string" calcext:value-type="string">
            <text:p>- <text:s text:c="29"/>-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Deferred Revenues</text:p>
          </table:table-cell>
          <table:table-cell table:style-name="ce102" office:value-type="currency" office:currency="USD" office:value="2930710" calcext:value-type="currency">
            <text:p>$2,930,710</text:p>
          </table:table-cell>
          <table:table-cell table:style-name="ce105"/>
          <table:table-cell table:style-name="ce107" table:number-columns-repeated="3"/>
          <table:table-cell table:style-name="ce113"/>
          <table:table-cell table:style-name="ce102" table:number-columns-repeated="4"/>
          <table:table-cell table:style-name="ce105"/>
          <table:table-cell table:style-name="ce102" office:value-type="currency" office:currency="USD" office:value="11343" calcext:value-type="currency">
            <text:p>$11,343</text:p>
          </table:table-cell>
          <table:table-cell table:style-name="ce104"/>
          <table:table-cell table:style-name="ce105" table:number-columns-repeated="5"/>
          <table:table-cell table:style-name="ce114" office:value-type="currency" office:currency="USD" office:value="-2942053" calcext:value-type="currency">
            <text:p>($2,942,053)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Current Portion of Loans Payable</text:p>
          </table:table-cell>
          <table:table-cell table:style-name="ce107" office:value-type="currency" office:currency="USD" office:value="2890204" calcext:value-type="currency">
            <text:p>$2,890,204</text:p>
          </table:table-cell>
          <table:table-cell table:style-name="ce108"/>
          <table:table-cell table:style-name="ce109" table:number-columns-repeated="3"/>
          <table:table-cell table:style-name="ce113"/>
          <table:table-cell table:style-name="ce107" office:value-type="currency" office:currency="USD" office:value="2890204" calcext:value-type="currency">
            <text:p>$2,890,204</text:p>
          </table:table-cell>
          <table:table-cell table:style-name="ce107" table:number-columns-repeated="3"/>
          <table:table-cell table:style-name="ce108"/>
          <table:table-cell table:style-name="ce107" office:value-type="currency" office:currency="USD" office:value="5408669" calcext:value-type="currency">
            <text:p>$5,408,669</text:p>
          </table:table-cell>
          <table:table-cell table:style-name="ce104"/>
          <table:table-cell table:style-name="ce108" table:number-columns-repeated="5"/>
          <table:table-cell table:style-name="ce114" office:value-type="currency" office:currency="USD" office:value="-8298873" calcext:value-type="currency">
            <text:p>($8,298,873)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Total Current Liabilities</text:p>
          </table:table-cell>
          <table:table-cell table:style-name="ce109" office:value-type="currency" office:currency="USD" office:value="15972208" calcext:value-type="currency">
            <text:p>$15,972,208</text:p>
          </table:table-cell>
          <table:table-cell table:style-name="ce109" office:value-type="currency" office:currency="USD" office:value="265469" calcext:value-type="currency">
            <text:p>$265,469</text:p>
          </table:table-cell>
          <table:table-cell table:style-name="ce97" table:number-columns-repeated="3"/>
          <table:table-cell table:style-name="ce115"/>
          <table:table-cell table:style-name="ce109" office:value-type="currency" office:currency="USD" office:value="15972208" calcext:value-type="currency">
            <text:p>$15,972,208</text:p>
          </table:table-cell>
          <table:table-cell table:style-name="ce109" table:number-columns-repeated="3"/>
          <table:table-cell table:style-name="ce109" office:value-type="currency" office:currency="USD" office:value="1716407" calcext:value-type="currency">
            <text:p>$1,716,407</text:p>
          </table:table-cell>
          <table:table-cell table:style-name="ce109" office:value-type="currency" office:currency="USD" office:value="6474005" calcext:value-type="currency">
            <text:p>$6,474,005</text:p>
          </table:table-cell>
          <table:table-cell table:style-name="ce104"/>
          <table:table-cell table:style-name="ce109" table:number-columns-repeated="5"/>
          <table:table-cell table:style-name="ce114" office:value-type="currency" office:currency="USD" office:value="-24428089" calcext:value-type="currency">
            <text:p>($24,428,089)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/>
          <table:table-cell table:style-name="ce109" table:number-columns-repeated="2"/>
          <table:table-cell table:style-name="ce97" table:number-columns-repeated="3"/>
          <table:table-cell table:style-name="ce115"/>
          <table:table-cell table:style-name="ce109" table:number-columns-repeated="6"/>
          <table:table-cell table:style-name="ce104"/>
          <table:table-cell table:style-name="ce109" table:number-columns-repeated="5"/>
          <table:table-cell table:style-name="ce890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3" office:value-type="string" calcext:value-type="string">
            <text:p>LONG-TERM LIABILITIES</text:p>
          </table:table-cell>
          <table:table-cell table:style-name="ce105" table:number-columns-repeated="5"/>
          <table:table-cell table:style-name="ce97" table:number-columns-repeated="5"/>
          <table:table-cell table:style-name="ce105"/>
          <table:table-cell table:style-name="ce102"/>
          <table:table-cell table:style-name="ce104"/>
          <table:table-cell table:style-name="ce97" table:number-columns-repeated="6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Security Deposits</text:p>
          </table:table-cell>
          <table:table-cell table:style-name="ce104"/>
          <table:table-cell table:style-name="ce105"/>
          <table:table-cell table:style-name="ce102" table:number-columns-repeated="3"/>
          <table:table-cell table:style-name="ce113"/>
          <table:table-cell table:style-name="ce105" table:number-columns-repeated="5"/>
          <table:table-cell table:style-name="ce102" office:value-type="currency" office:currency="USD" office:value="400000" calcext:value-type="currency">
            <text:p>$400,000</text:p>
          </table:table-cell>
          <table:table-cell table:style-name="ce116" office:value-type="currency" office:currency="USD" office:value="-400000" calcext:value-type="currency">
            <text:p>($400,000)</text:p>
          </table:table-cell>
          <table:table-cell table:style-name="ce116" table:number-columns-repeated="6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Accrued Interest</text:p>
          </table:table-cell>
          <table:table-cell table:style-name="ce102" office:value-type="currency" office:currency="USD" office:value="233082" calcext:value-type="currency">
            <text:p>$233,082</text:p>
          </table:table-cell>
          <table:table-cell table:style-name="ce104"/>
          <table:table-cell table:style-name="ce102" table:number-columns-repeated="3"/>
          <table:table-cell table:style-name="ce113"/>
          <table:table-cell table:style-name="ce102" office:value-type="currency" office:currency="USD" office:value="233082" calcext:value-type="currency">
            <text:p>$233,082</text:p>
          </table:table-cell>
          <table:table-cell table:style-name="ce102" table:number-columns-repeated="3"/>
          <table:table-cell table:style-name="ce104"/>
          <table:table-cell table:style-name="ce105" office:value-type="string" calcext:value-type="string">
            <text:p>-</text:p>
          </table:table-cell>
          <table:table-cell table:style-name="ce153" office:value-type="string" calcext:value-type="string">
            <text:p>-</text:p>
          </table:table-cell>
          <table:table-cell table:style-name="ce153" table:number-columns-repeated="5"/>
          <table:table-cell table:style-name="ce116" office:value-type="currency" office:currency="USD" office:value="233082" calcext:value-type="currency">
            <text:p>$233,082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Deferred Rent Liability</text:p>
          </table:table-cell>
          <table:table-cell table:style-name="ce102" office:value-type="currency" office:currency="USD" office:value="4010089" calcext:value-type="currency">
            <text:p>$4,010,089</text:p>
          </table:table-cell>
          <table:table-cell table:style-name="ce102" office:value-type="currency" office:currency="USD" office:value="111100" calcext:value-type="currency">
            <text:p>$111,100</text:p>
          </table:table-cell>
          <table:table-cell table:style-name="ce105" table:number-columns-repeated="3"/>
          <table:table-cell table:style-name="ce113"/>
          <table:table-cell table:style-name="ce102" office:value-type="currency" office:currency="USD" office:value="4010089" calcext:value-type="currency">
            <text:p>$4,010,089</text:p>
          </table:table-cell>
          <table:table-cell table:style-name="ce102" table:number-columns-repeated="3"/>
          <table:table-cell table:style-name="ce102" office:value-type="currency" office:currency="USD" office:value="2366804" calcext:value-type="currency">
            <text:p>$2,366,804</text:p>
          </table:table-cell>
          <table:table-cell table:style-name="ce102" office:value-type="currency" office:currency="USD" office:value="6214765" calcext:value-type="currency">
            <text:p>$6,214,765</text:p>
          </table:table-cell>
          <table:table-cell table:style-name="ce116" office:value-type="currency" office:currency="USD" office:value="-7161528" calcext:value-type="currency">
            <text:p>($7,161,528)</text:p>
          </table:table-cell>
          <table:table-cell table:style-name="ce116" table:number-columns-repeated="5"/>
          <table:table-cell table:style-name="ce116" office:value-type="currency" office:currency="USD" office:value="5541230" calcext:value-type="currency">
            <text:p>$5,541,230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Intracompany Payable</text:p>
          </table:table-cell>
          <table:table-cell table:style-name="ce105" office:value-type="string" calcext:value-type="string">
            <text:p>-</text:p>
          </table:table-cell>
          <table:table-cell table:style-name="ce102" office:value-type="currency" office:currency="USD" office:value="4220562" calcext:value-type="currency">
            <text:p>$4,220,562</text:p>
          </table:table-cell>
          <table:table-cell table:style-name="ce107" table:number-columns-repeated="3"/>
          <table:table-cell table:style-name="ce113"/>
          <table:table-cell table:style-name="ce105" table:number-columns-repeated="4"/>
          <table:table-cell table:style-name="ce102" office:value-type="currency" office:currency="USD" office:value="2873576" calcext:value-type="currency">
            <text:p>$2,873,576</text:p>
          </table:table-cell>
          <table:table-cell table:style-name="ce105" office:value-type="string" calcext:value-type="string">
            <text:p>-</text:p>
          </table:table-cell>
          <table:table-cell table:style-name="ce116" office:value-type="currency" office:currency="USD" office:value="-7094138" calcext:value-type="currency">
            <text:p>($7,094,138)</text:p>
          </table:table-cell>
          <table:table-cell table:style-name="ce116" table:number-columns-repeated="5"/>
          <table:table-cell table:style-name="ce153" office:value-type="string" calcext:value-type="string">
            <text:p>-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Loans Payable</text:p>
          </table:table-cell>
          <table:table-cell table:style-name="ce107" office:value-type="currency" office:currency="USD" office:value="3677638" calcext:value-type="currency">
            <text:p>$3,677,638</text:p>
          </table:table-cell>
          <table:table-cell table:style-name="ce108"/>
          <table:table-cell table:style-name="ce109" table:number-columns-repeated="3"/>
          <table:table-cell table:style-name="ce113"/>
          <table:table-cell table:style-name="ce107" office:value-type="currency" office:currency="USD" office:value="3677638" calcext:value-type="currency">
            <text:p>$3,677,638</text:p>
          </table:table-cell>
          <table:table-cell table:style-name="ce107" table:number-columns-repeated="3"/>
          <table:table-cell table:style-name="ce108"/>
          <table:table-cell table:style-name="ce107" office:value-type="currency" office:currency="USD" office:value="184439534" calcext:value-type="currency">
            <text:p>$184,439,534</text:p>
          </table:table-cell>
          <table:table-cell table:style-name="ce154" office:value-type="string" calcext:value-type="string">
            <text:p>-</text:p>
          </table:table-cell>
          <table:table-cell table:style-name="ce154" table:number-columns-repeated="5"/>
          <table:table-cell table:style-name="ce117" office:value-type="currency" office:currency="USD" office:value="188117172" calcext:value-type="currency">
            <text:p>$188,117,172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Total Long-Term Liabilities</text:p>
          </table:table-cell>
          <table:table-cell table:style-name="ce109" office:value-type="currency" office:currency="USD" office:value="7920809" calcext:value-type="currency">
            <text:p>$7,920,809</text:p>
          </table:table-cell>
          <table:table-cell table:style-name="ce109" office:value-type="currency" office:currency="USD" office:value="4331662" calcext:value-type="currency">
            <text:p>$4,331,662</text:p>
          </table:table-cell>
          <table:table-cell table:style-name="ce97" table:number-columns-repeated="3"/>
          <table:table-cell table:style-name="ce115"/>
          <table:table-cell table:style-name="ce109" office:value-type="currency" office:currency="USD" office:value="7920809" calcext:value-type="currency">
            <text:p>$7,920,809</text:p>
          </table:table-cell>
          <table:table-cell table:style-name="ce109" table:number-columns-repeated="3"/>
          <table:table-cell table:style-name="ce109" office:value-type="currency" office:currency="USD" office:value="5240380" calcext:value-type="currency">
            <text:p>$5,240,380</text:p>
          </table:table-cell>
          <table:table-cell table:style-name="ce109" office:value-type="currency" office:currency="USD" office:value="191054299" calcext:value-type="currency">
            <text:p>$191,054,299</text:p>
          </table:table-cell>
          <table:table-cell table:style-name="ce118" office:value-type="currency" office:currency="USD" office:value="-14655666" calcext:value-type="currency">
            <text:p>($14,655,666)</text:p>
          </table:table-cell>
          <table:table-cell table:style-name="ce118" table:number-columns-repeated="5"/>
          <table:table-cell table:style-name="ce118" office:value-type="currency" office:currency="USD" office:value="193891484" calcext:value-type="currency">
            <text:p>$193,891,484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/>
          <table:table-cell table:style-name="ce109" table:number-columns-repeated="2"/>
          <table:table-cell table:style-name="ce97" table:number-columns-repeated="3"/>
          <table:table-cell table:style-name="ce115"/>
          <table:table-cell table:style-name="ce109" table:number-columns-repeated="6"/>
          <table:table-cell table:style-name="ce119" table:number-columns-repeated="6"/>
          <table:table-cell table:style-name="ce120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3" office:value-type="string" calcext:value-type="string">
            <text:p>NET ASSETS (DEFICIT)</text:p>
          </table:table-cell>
          <table:table-cell table:style-name="ce104" table:number-columns-repeated="2"/>
          <table:table-cell table:style-name="ce102" table:number-columns-repeated="3"/>
          <table:table-cell table:style-name="ce97" table:number-columns-repeated="5"/>
          <table:table-cell table:style-name="ce104"/>
          <table:table-cell table:style-name="ce110"/>
          <table:table-cell table:style-name="ce121"/>
          <table:table-cell table:style-name="ce153" table:number-columns-repeated="5"/>
          <table:table-cell table:style-name="ce121"/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Without Donor Restriction</text:p>
          </table:table-cell>
          <table:table-cell table:style-name="ce102" office:value-type="currency" office:currency="USD" office:value="50978465" calcext:value-type="currency">
            <text:p>$50,978,465</text:p>
          </table:table-cell>
          <table:table-cell table:style-name="ce102" office:value-type="currency" office:currency="USD" office:value="-2455992" calcext:value-type="currency">
            <text:p>($2,455,992)</text:p>
          </table:table-cell>
          <table:table-cell table:style-name="ce108" table:number-columns-repeated="3"/>
          <table:table-cell table:style-name="ce113"/>
          <table:table-cell table:style-name="ce102" office:value-type="currency" office:currency="USD" office:value="50978465" calcext:value-type="currency">
            <text:p>$50,978,465</text:p>
          </table:table-cell>
          <table:table-cell table:style-name="ce102" table:number-columns-repeated="3"/>
          <table:table-cell table:style-name="ce102" office:value-type="currency" office:currency="USD" office:value="2317434" calcext:value-type="currency">
            <text:p>$2,317,434</text:p>
          </table:table-cell>
          <table:table-cell table:style-name="ce102" office:value-type="currency" office:currency="USD" office:value="-12625589" calcext:value-type="currency">
            <text:p>($12,625,589)</text:p>
          </table:table-cell>
          <table:table-cell table:style-name="ce153" office:value-type="string" calcext:value-type="string">
            <text:p>-</text:p>
          </table:table-cell>
          <table:table-cell table:style-name="ce154" table:number-columns-repeated="5"/>
          <table:table-cell table:style-name="ce116" office:value-type="currency" office:currency="USD" office:value="38214318" calcext:value-type="currency">
            <text:p>$38,214,318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With Donor Restriction</text:p>
          </table:table-cell>
          <table:table-cell table:style-name="ce108"/>
          <table:table-cell table:style-name="ce107" office:value-type="currency" office:currency="USD" office:value="17000" calcext:value-type="currency">
            <text:p>$17,000</text:p>
          </table:table-cell>
          <table:table-cell table:style-name="ce111" table:number-columns-repeated="3"/>
          <table:table-cell table:style-name="ce113"/>
          <table:table-cell table:style-name="ce108" office:value-type="string" calcext:value-type="string">
            <text:p>-</text:p>
          </table:table-cell>
          <table:table-cell table:style-name="ce108" table:number-columns-repeated="4"/>
          <table:table-cell table:style-name="ce108" office:value-type="string" calcext:value-type="string">
            <text:p>-</text:p>
          </table:table-cell>
          <table:table-cell table:style-name="ce154" office:value-type="string" calcext:value-type="string">
            <text:p>-</text:p>
          </table:table-cell>
          <table:table-cell table:style-name="ce122" table:number-columns-repeated="5"/>
          <table:table-cell table:style-name="ce117" office:value-type="currency" office:currency="USD" office:value="17000" calcext:value-type="currency">
            <text:p>$17,000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Total Net Assets (Deficit)</text:p>
          </table:table-cell>
          <table:table-cell table:style-name="ce111" office:value-type="currency" office:currency="USD" office:value="50978465" calcext:value-type="currency">
            <text:p>$50,978,465</text:p>
          </table:table-cell>
          <table:table-cell table:style-name="ce111" office:value-type="currency" office:currency="USD" office:value="-2438992" calcext:value-type="currency">
            <text:p>($2,438,992)</text:p>
          </table:table-cell>
          <table:table-cell table:style-name="ce111" table:number-columns-repeated="3"/>
          <table:table-cell table:style-name="ce123"/>
          <table:table-cell table:style-name="ce111" office:value-type="currency" office:currency="USD" office:value="50978465" calcext:value-type="currency">
            <text:p>$50,978,465</text:p>
          </table:table-cell>
          <table:table-cell table:style-name="ce111" table:number-columns-repeated="3"/>
          <table:table-cell table:style-name="ce111" office:value-type="currency" office:currency="USD" office:value="2317434" calcext:value-type="currency">
            <text:p>$2,317,434</text:p>
          </table:table-cell>
          <table:table-cell table:style-name="ce111" office:value-type="currency" office:currency="USD" office:value="-12625589" calcext:value-type="currency">
            <text:p>($12,625,589)</text:p>
          </table:table-cell>
          <table:table-cell table:style-name="ce122" office:value-type="string" calcext:value-type="string">
            <text:p>-</text:p>
          </table:table-cell>
          <table:table-cell table:style-name="ce111" table:number-columns-repeated="5"/>
          <table:table-cell table:style-name="ce124" office:value-type="currency" office:currency="USD" office:value="38231318" calcext:value-type="currency">
            <text:p>$38,231,318</text:p>
          </table:table-cell>
          <table:table-cell table:style-name="ce151" table:number-columns-repeated="30"/>
          <table:table-cell table:number-columns-repeated="16248"/>
          <table:table-cell table:style-name="ce1" table:number-columns-repeated="86"/>
        </table:table-row>
        <table:table-row table:style-name="ro32">
          <table:table-cell table:style-name="ce136" office:value-type="string" calcext:value-type="string">
            <text:p>Total Liabilities And Net Assets</text:p>
          </table:table-cell>
          <table:table-cell table:style-name="ce111" office:value-type="currency" office:currency="USD" office:value="74871482" calcext:value-type="currency">
            <text:p>$74,871,482</text:p>
          </table:table-cell>
          <table:table-cell table:style-name="ce111" office:value-type="currency" office:currency="USD" office:value="2158139" calcext:value-type="currency">
            <text:p>$2,158,139</text:p>
          </table:table-cell>
          <table:table-cell table:style-name="ce102" table:number-columns-repeated="3"/>
          <table:table-cell table:style-name="ce123"/>
          <table:table-cell table:style-name="ce111" table:number-columns-repeated="4"/>
          <table:table-cell table:style-name="ce111" office:value-type="currency" office:currency="USD" office:value="9274221" calcext:value-type="currency">
            <text:p>$9,274,221</text:p>
          </table:table-cell>
          <table:table-cell table:style-name="ce111" office:value-type="currency" office:currency="USD" office:value="184902715" calcext:value-type="currency">
            <text:p>$184,902,715</text:p>
          </table:table-cell>
          <table:table-cell table:style-name="ce111" office:value-type="currency" office:currency="USD" office:value="-14655666" calcext:value-type="currency">
            <text:p>($14,655,666)</text:p>
          </table:table-cell>
          <table:table-cell table:style-name="ce111" table:number-columns-repeated="5"/>
          <table:table-cell table:style-name="ce111" office:value-type="currency" office:currency="USD" office:value="256550891" calcext:value-type="currency">
            <text:p>$256,550,891</text:p>
          </table:table-cell>
          <table:table-cell table:style-name="ce155"/>
          <table:table-cell table:style-name="ce151" table:number-columns-repeated="29"/>
          <table:table-cell table:number-columns-repeated="16290"/>
          <table:table-cell table:style-name="ce1" table:number-columns-repeated="44"/>
        </table:table-row>
        <table:table-row table:style-name="ro32">
          <table:table-cell table:style-name="ce137"/>
          <table:table-cell table:style-name="ce156" table:number-columns-repeated="20"/>
          <table:table-cell table:style-name="ce151" table:number-columns-repeated="29"/>
          <table:table-cell table:number-columns-repeated="16290"/>
          <table:table-cell table:style-name="ce1" table:number-columns-repeated="44"/>
        </table:table-row>
        <table:table-row table:style-name="ro34">
          <table:table-cell table:style-name="ce133" office:value-type="string" calcext:value-type="string">
            <text:p>Rocketship Education &amp; its Affiliates </text:p>
            <text:p>Consolidated Statement Of Activities</text:p>
            <text:p>Year Ended June 30, 2021</text:p>
          </table:table-cell>
          <table:table-cell table:style-name="ce97" office:value-type="string" calcext:value-type="string">
            <text:p>Rocketship Education</text:p>
          </table:table-cell>
          <table:table-cell table:style-name="ce97" office:value-type="string" calcext:value-type="string">
            <text:p>Rocketship Education Wisconsin</text:p>
          </table:table-cell>
          <table:table-cell table:style-name="ce97" table:number-columns-repeated="8"/>
          <table:table-cell table:style-name="ce97" office:value-type="string" calcext:value-type="string">
            <text:p>Rocketship Education DC</text:p>
          </table:table-cell>
          <table:table-cell table:style-name="ce97" office:value-type="string" calcext:value-type="string">
            <text:p>Launchpad Development Company</text:p>
          </table:table-cell>
          <table:table-cell table:style-name="ce97" office:value-type="string" calcext:value-type="string">
            <text:p>Eliminations</text:p>
          </table:table-cell>
          <table:table-cell table:style-name="ce97" table:number-columns-repeated="5"/>
          <table:table-cell table:style-name="ce97" office:value-type="string" calcext:value-type="string">
            <text:p>Total</text:p>
          </table:table-cell>
          <table:table-cell table:style-name="ce157" table:number-columns-repeated="3"/>
          <table:table-cell table:style-name="ce158" table:number-columns-repeated="27"/>
          <table:table-cell table:style-name="ce34" table:number-columns-repeated="16292"/>
          <table:table-cell table:style-name="ce1" table:number-columns-repeated="42"/>
        </table:table-row>
        <table:table-row table:style-name="ro33">
          <table:table-cell table:style-name="ce138" office:value-type="string" calcext:value-type="string">
            <text:p>NET ASSETS WITHOUT DONOR RESTRICTIONS</text:p>
          </table:table-cell>
          <table:table-cell table:style-name="ce151" table:number-columns-repeated="49"/>
          <table:table-cell table:style-name="ce1" table:number-columns-repeated="36"/>
          <table:table-cell table:number-columns-repeated="16234"/>
          <table:table-cell table:style-name="ce1" table:number-columns-repeated="64"/>
        </table:table-row>
        <table:table-row table:style-name="ro35">
          <table:table-cell table:style-name="ce138" office:value-type="string" calcext:value-type="string">
            <text:p>REVENUES</text:p>
            <text:p><text:span text:style-name="T63">LCFF State Aid &amp; Property Tax Revenue</text:span></text:p>
          </table:table-cell>
          <table:table-cell table:style-name="ce125" office:value-type="float" office:value="68946084" calcext:value-type="float">
            <text:p>$ 68,946,084</text:p>
          </table:table-cell>
          <table:table-cell table:style-name="ce126" office:value-type="string" calcext:value-type="string">
            <text:p>$ <text:s text:c="21"/>-</text:p>
          </table:table-cell>
          <table:table-cell table:style-name="ce126" table:number-columns-repeated="6"/>
          <table:table-cell table:style-name="ce127" table:number-columns-repeated="2"/>
          <table:table-cell table:number-columns-repeated="3" table:style-name="ce126" office:value-type="string" calcext:value-type="string">
            <text:p>$ <text:s text:c="21"/>-</text:p>
          </table:table-cell>
          <table:table-cell table:style-name="ce126" table:number-columns-repeated="5"/>
          <table:table-cell table:style-name="ce125" office:value-type="float" office:value="68946084" calcext:value-type="float">
            <text:p>$ 68,946,084</text:p>
          </table:table-cell>
          <table:table-cell table:style-name="ce125" table:number-columns-repeated="6"/>
          <table:table-cell table:style-name="ce155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2">
          <table:table-cell table:style-name="ce139" office:value-type="string" calcext:value-type="string">
            <text:p>Apportionment Revenue</text:p>
          </table:table-cell>
          <table:table-cell table:style-name="ce128" office:value-type="float" office:value="13187808" calcext:value-type="float">
            <text:p>13,187,808</text:p>
          </table:table-cell>
          <table:table-cell table:style-name="ce128" office:value-type="float" office:value="6168045" calcext:value-type="float">
            <text:p>6,168,045</text:p>
          </table:table-cell>
          <table:table-cell table:style-name="ce128" table:number-columns-repeated="4"/>
          <table:table-cell table:style-name="ce129" table:number-columns-repeated="2"/>
          <table:table-cell table:style-name="ce127" table:number-columns-repeated="2"/>
          <table:table-cell table:style-name="ce128" office:value-type="float" office:value="22387847" calcext:value-type="float">
            <text:p>22,387,847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28" office:value-type="float" office:value="41743700" calcext:value-type="float">
            <text:p>41,743,700</text:p>
          </table:table-cell>
          <table:table-cell table:style-name="ce128" table:number-columns-repeated="6"/>
          <table:table-cell table:style-name="ce156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2">
          <table:table-cell table:style-name="ce139" office:value-type="string" calcext:value-type="string">
            <text:p>Other State Revenue</text:p>
          </table:table-cell>
          <table:table-cell table:style-name="ce128" office:value-type="float" office:value="14788771" calcext:value-type="float">
            <text:p>14,788,771</text:p>
          </table:table-cell>
          <table:table-cell table:style-name="ce128" office:value-type="float" office:value="192533" calcext:value-type="float">
            <text:p>192,533</text:p>
          </table:table-cell>
          <table:table-cell table:style-name="ce128" table:number-columns-repeated="4"/>
          <table:table-cell table:style-name="ce129" table:number-columns-repeated="2"/>
          <table:table-cell table:style-name="ce127" table:number-columns-repeated="2"/>
          <table:table-cell table:style-name="ce128" office:value-type="float" office:value="8399305" calcext:value-type="float">
            <text:p>8,399,305</text:p>
          </table:table-cell>
          <table:table-cell table:style-name="ce129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28" office:value-type="float" office:value="23380609" calcext:value-type="float">
            <text:p>23,380,609</text:p>
          </table:table-cell>
          <table:table-cell table:style-name="ce128" table:number-columns-repeated="6"/>
          <table:table-cell table:style-name="ce156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2">
          <table:table-cell table:style-name="ce139" office:value-type="string" calcext:value-type="string">
            <text:p>Federal Revenue</text:p>
          </table:table-cell>
          <table:table-cell table:style-name="ce128" office:value-type="float" office:value="13904581" calcext:value-type="float">
            <text:p>13,904,581</text:p>
          </table:table-cell>
          <table:table-cell table:style-name="ce128" office:value-type="float" office:value="1462844" calcext:value-type="float">
            <text:p>1,462,844</text:p>
          </table:table-cell>
          <table:table-cell table:style-name="ce128" table:number-columns-repeated="4"/>
          <table:table-cell table:style-name="ce129" table:number-columns-repeated="2"/>
          <table:table-cell table:style-name="ce127" table:number-columns-repeated="2"/>
          <table:table-cell table:style-name="ce128" office:value-type="float" office:value="4119769" calcext:value-type="float">
            <text:p>4,119,769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28" office:value-type="float" office:value="19487194" calcext:value-type="float">
            <text:p>19,487,194</text:p>
          </table:table-cell>
          <table:table-cell table:style-name="ce128" table:number-columns-repeated="6"/>
          <table:table-cell table:style-name="ce156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2">
          <table:table-cell table:style-name="ce139" office:value-type="string" calcext:value-type="string">
            <text:p>Other Local Revenue</text:p>
          </table:table-cell>
          <table:table-cell table:style-name="ce128" office:value-type="float" office:value="5274103" calcext:value-type="float">
            <text:p>5,274,103</text:p>
          </table:table-cell>
          <table:table-cell table:style-name="ce128" office:value-type="float" office:value="3460" calcext:value-type="float">
            <text:p>3,460</text:p>
          </table:table-cell>
          <table:table-cell table:style-name="ce128" table:number-columns-repeated="4"/>
          <table:table-cell table:style-name="ce129" table:number-columns-repeated="2"/>
          <table:table-cell table:style-name="ce127" table:number-columns-repeated="2"/>
          <table:table-cell table:style-name="ce128" office:value-type="float" office:value="2916147" calcext:value-type="float">
            <text:p>2,916,147</text:p>
          </table:table-cell>
          <table:table-cell table:style-name="ce128" office:value-type="float" office:value="19513288" calcext:value-type="float">
            <text:p>19,513,288</text:p>
          </table:table-cell>
          <table:table-cell table:style-name="ce130" office:value-type="float" office:value="-25066881" calcext:value-type="float">
            <text:p>(25,066,881)</text:p>
          </table:table-cell>
          <table:table-cell table:style-name="ce130" table:number-columns-repeated="5"/>
          <table:table-cell table:style-name="ce128" office:value-type="float" office:value="2640117" calcext:value-type="float">
            <text:p>2,640,117</text:p>
          </table:table-cell>
          <table:table-cell table:style-name="ce128" table:number-columns-repeated="6"/>
          <table:table-cell table:style-name="ce156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2">
          <table:table-cell table:style-name="ce139" office:value-type="string" calcext:value-type="string">
            <text:p>Contributions</text:p>
          </table:table-cell>
          <table:table-cell table:style-name="ce128" office:value-type="float" office:value="4580388" calcext:value-type="float">
            <text:p>4,580,388</text:p>
          </table:table-cell>
          <table:table-cell table:style-name="ce128" office:value-type="float" office:value="358002" calcext:value-type="float">
            <text:p>358,002</text:p>
          </table:table-cell>
          <table:table-cell table:style-name="ce128" table:number-columns-repeated="4"/>
          <table:table-cell table:style-name="ce129" table:number-columns-repeated="2"/>
          <table:table-cell table:style-name="ce127" table:number-columns-repeated="2"/>
          <table:table-cell table:style-name="ce128" office:value-type="float" office:value="860053" calcext:value-type="float">
            <text:p>860,053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28" office:value-type="float" office:value="5798443" calcext:value-type="float">
            <text:p>5,798,443</text:p>
          </table:table-cell>
          <table:table-cell table:style-name="ce128" table:number-columns-repeated="6"/>
          <table:table-cell table:style-name="ce156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2">
          <table:table-cell table:style-name="ce139" office:value-type="string" calcext:value-type="string">
            <text:p>Amounts Released from Restriction</text:p>
          </table:table-cell>
          <table:table-cell table:style-name="ce131" office:value-type="float" office:value="900000" calcext:value-type="float">
            <text:p>900,000</text:p>
          </table:table-cell>
          <table:table-cell table:style-name="ce160" office:value-type="string" calcext:value-type="string">
            <text:p>-</text:p>
          </table:table-cell>
          <table:table-cell table:style-name="ce160" table:number-columns-repeated="4"/>
          <table:table-cell table:style-name="ce129" table:number-columns-repeated="2"/>
          <table:table-cell table:style-name="ce127" table:number-columns-repeated="2"/>
          <table:table-cell table:number-columns-repeated="3" table:style-name="ce160" office:value-type="string" calcext:value-type="string">
            <text:p>-</text:p>
          </table:table-cell>
          <table:table-cell table:style-name="ce160" table:number-columns-repeated="5"/>
          <table:table-cell table:style-name="ce131" office:value-type="float" office:value="900000" calcext:value-type="float">
            <text:p>900,000</text:p>
          </table:table-cell>
          <table:table-cell table:style-name="ce131" table:number-columns-repeated="6"/>
          <table:table-cell table:style-name="ce156" table:number-columns-repeated="19"/>
          <table:table-cell table:style-name="ce151" table:number-columns-repeated="5"/>
          <table:table-cell table:number-columns-repeated="16231"/>
          <table:table-cell table:style-name="ce1" table:number-columns-repeated="103"/>
        </table:table-row>
        <table:table-row table:style-name="ro33">
          <table:table-cell table:style-name="ce140" office:value-type="string" calcext:value-type="string">
            <text:p>Total Without Donor Restriction Revenues</text:p>
          </table:table-cell>
          <table:table-cell table:style-name="ce132" office:value-type="float" office:value="121581735" calcext:value-type="float">
            <text:p>121,581,735</text:p>
          </table:table-cell>
          <table:table-cell table:style-name="ce132" office:value-type="float" office:value="8184884" calcext:value-type="float">
            <text:p>8,184,884</text:p>
          </table:table-cell>
          <table:table-cell table:style-name="ce132" table:number-columns-repeated="4"/>
          <table:table-cell table:style-name="ce126" table:number-columns-repeated="2"/>
          <table:table-cell table:style-name="ce127" table:number-columns-repeated="2"/>
          <table:table-cell table:style-name="ce132" office:value-type="float" office:value="38683121" calcext:value-type="float">
            <text:p>38,683,121</text:p>
          </table:table-cell>
          <table:table-cell table:style-name="ce132" office:value-type="float" office:value="19513288" calcext:value-type="float">
            <text:p>19,513,288</text:p>
          </table:table-cell>
          <table:table-cell table:style-name="ce130" office:value-type="float" office:value="-25066881" calcext:value-type="float">
            <text:p>(25,066,881)</text:p>
          </table:table-cell>
          <table:table-cell table:style-name="ce132" table:number-columns-repeated="5"/>
          <table:table-cell table:style-name="ce132" office:value-type="float" office:value="162896147" calcext:value-type="float">
            <text:p>162,896,147</text:p>
          </table:table-cell>
          <table:table-cell table:style-name="ce151" table:number-columns-repeated="30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3">
          <table:table-cell table:style-name="ce138" office:value-type="string" calcext:value-type="string">
            <text:p>EXPENSES</text:p>
            <text:p><text:span text:style-name="T63">Program Expenses:</text:span></text:p>
          </table:table-cell>
          <table:table-cell table:style-name="ce161" table:number-columns-repeated="19"/>
          <table:table-cell table:style-name="ce151" table:number-columns-repeated="30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2">
          <table:table-cell table:style-name="ce141" office:value-type="string" calcext:value-type="string">
            <text:p>Educational programs</text:p>
          </table:table-cell>
          <table:table-cell table:style-name="ce162" office:value-type="float" office:value="83481132" calcext:value-type="float">
            <text:p>83,481,132</text:p>
          </table:table-cell>
          <table:table-cell table:style-name="ce886" office:value-type="float" office:value="6731332" calcext:value-type="float" table:number-columns-spanned="5" table:number-rows-spanned="1">
            <text:p>6,731,332</text:p>
          </table:table-cell>
          <table:covered-table-cell table:number-columns-repeated="4"/>
          <table:table-cell table:style-name="ce887" table:number-columns-spanned="2" table:number-rows-spanned="1"/>
          <table:covered-table-cell/>
          <table:table-cell table:style-name="ce151" table:number-columns-repeated="2"/>
          <table:table-cell table:style-name="ce128"/>
          <table:table-cell table:style-name="ce159" table:number-columns-repeated="9"/>
          <table:table-cell table:style-name="ce151" table:number-columns-repeated="10"/>
          <table:table-cell table:style-name="ce156"/>
          <table:table-cell table:style-name="ce888" table:number-columns-spanned="8" table:number-rows-spanned="1"/>
          <table:covered-table-cell table:number-columns-repeated="7"/>
          <table:table-cell table:style-name="ce156"/>
          <table:table-cell table:style-name="ce128" table:number-columns-repeated="9"/>
          <table:table-cell table:style-name="ce8"/>
          <table:table-cell table:style-name="ce95" table:number-columns-repeated="25"/>
          <table:table-cell table:number-columns-repeated="16234"/>
          <table:table-cell table:style-name="ce1" table:number-columns-repeated="74"/>
        </table:table-row>
        <table:table-row table:style-name="ro36">
          <table:table-cell table:style-name="ce141" office:value-type="string" calcext:value-type="string">
            <text:p>Program Supports </text:p>
          </table:table-cell>
          <table:table-cell table:style-name="ce126" office:value-type="string" calcext:value-type="string">
            <text:p/>
            <text:p/>
          </table:table-cell>
          <table:table-cell table:style-name="ce885" office:value-type="string" calcext:value-type="string" table:number-columns-spanned="5" table:number-rows-spanned="1">
            <text:p>-</text:p>
            <text:p>1,227,377</text:p>
          </table:table-cell>
          <table:covered-table-cell table:number-columns-repeated="4"/>
          <table:table-cell table:style-name="ce1432" table:number-columns-spanned="2" table:number-rows-spanned="1"/>
          <table:covered-table-cell/>
          <table:table-cell table:style-name="ce1432" table:number-columns-spanned="5" table:number-rows-spanned="1"/>
          <table:covered-table-cell table:number-columns-repeated="4"/>
          <table:table-cell table:style-name="ce166"/>
          <table:table-cell table:style-name="ce1432" table:number-columns-spanned="7" table:number-rows-spanned="1"/>
          <table:covered-table-cell table:number-columns-repeated="6"/>
          <table:table-cell table:style-name="ce197" table:number-columns-spanned="9" table:number-rows-spanned="1"/>
          <table:covered-table-cell table:number-columns-repeated="8"/>
          <table:table-cell table:style-name="ce166"/>
          <table:table-cell table:style-name="ce197" table:number-columns-spanned="8" table:number-rows-spanned="1"/>
          <table:covered-table-cell table:number-columns-repeated="7"/>
          <table:table-cell table:style-name="ce166"/>
          <table:table-cell table:style-name="ce197" table:number-columns-spanned="9" table:number-rows-spanned="1"/>
          <table:covered-table-cell table:number-columns-repeated="8"/>
          <table:table-cell table:style-name="ce250"/>
          <table:table-cell table:style-name="ce4" table:number-columns-repeated="25"/>
          <table:table-cell table:number-columns-repeated="16234"/>
          <table:table-cell table:style-name="ce1" table:number-columns-repeated="74"/>
        </table:table-row>
        <table:table-row table:style-name="ro11">
          <table:table-cell table:style-name="ce141" office:value-type="string" calcext:value-type="string">
            <text:p>Supporting Services:</text:p>
          </table:table-cell>
          <table:table-cell table:style-name="ce167" office:value-type="float" office:value="7952463" calcext:value-type="float">
            <text:p>7952463</text:p>
          </table:table-cell>
          <table:table-cell table:style-name="ce883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3">
          <table:table-cell table:style-name="ce139" office:value-type="string" calcext:value-type="string">
            <text:p/>
            <text:p>Administration and General</text:p>
          </table:table-cell>
          <table:table-cell table:style-name="ce167" office:value-type="float" office:value="16459966" calcext:value-type="float">
            <text:p>16459966</text:p>
          </table:table-cell>
          <table:table-cell table:style-name="ce884" office:value-type="float" office:value="1227377" calcext:value-type="float" table:number-columns-spanned="5" table:number-rows-spanned="1">
            <text:p>1,227,377</text:p>
          </table:table-cell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2">
          <table:table-cell table:style-name="ce141" office:value-type="string" calcext:value-type="string">
            <text:p>Fundraising</text:p>
          </table:table-cell>
          <table:table-cell table:style-name="ce168" office:value-type="float" office:value="440860" calcext:value-type="float">
            <text:p>440,860</text:p>
          </table:table-cell>
          <table:table-cell table:style-name="ce879" office:value-type="float" office:value="7958709" calcext:value-type="float" table:number-columns-spanned="5" table:number-rows-spanned="1">
            <text:p>7,958,709</text:p>
          </table:table-cell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7">
          <table:table-cell table:style-name="ce142" office:value-type="string" calcext:value-type="string">
            <text:p>Total Supporting Services</text:p>
          </table:table-cell>
          <table:table-cell table:style-name="ce170" office:value-type="float" office:value="16900826" calcext:value-type="float">
            <text:p>16,900,826</text:p>
          </table:table-cell>
          <table:table-cell table:style-name="ce885" table:number-columns-spanned="5" table:number-rows-spanned="1"/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7">
          <table:table-cell table:style-name="ce143" office:value-type="string" calcext:value-type="string">
            <text:p>Total Expenses</text:p>
          </table:table-cell>
          <table:table-cell table:style-name="ce132" office:value-type="float" office:value="108334421" calcext:value-type="float">
            <text:p>108,334,421</text:p>
          </table:table-cell>
          <table:table-cell table:style-name="ce162" table:number-columns-repeated="5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3">
          <table:table-cell table:style-name="ce138" office:value-type="string" calcext:value-type="string">
            <text:p>INCREASE (DECREASE) IN NET ASSETS WITHOUT DONOR</text:p>
          </table:table-cell>
          <table:table-cell table:style-name="ce126" table:number-columns-repeated="6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7">
          <table:table-cell table:style-name="ce138" office:value-type="string" calcext:value-type="string">
            <text:p>RESTRICTIONS <text:s text:c="71"/></text:p>
          </table:table-cell>
          <table:table-cell table:style-name="ce126" office:value-type="float" office:value="13247314" calcext:value-type="float">
            <text:p>13247314</text:p>
          </table:table-cell>
          <table:table-cell table:style-name="ce126" table:number-columns-repeated="5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7">
          <table:table-cell table:style-name="ce138" office:value-type="string" calcext:value-type="string">
            <text:p>NET ASSETS WITH DONOR RESTRICTION</text:p>
          </table:table-cell>
          <table:table-cell table:style-name="ce171"/>
          <table:table-cell table:style-name="ce162" table:number-columns-repeated="5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7">
          <table:table-cell table:style-name="ce139" office:value-type="string" calcext:value-type="string">
            <text:p>Amounts Released from Restriction <text:s text:c="28"/></text:p>
          </table:table-cell>
          <table:table-cell table:style-name="ce126" office:value-type="float" office:value="-900000" calcext:value-type="float">
            <text:p>-900000</text:p>
          </table:table-cell>
          <table:table-cell table:style-name="ce167" table:number-columns-repeated="5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12">
          <table:table-cell table:style-name="ce139" office:value-type="string" calcext:value-type="string">
            <text:p>Contributions <text:s text:c="91"/>-</text:p>
          </table:table-cell>
          <table:table-cell table:style-name="ce126"/>
          <table:table-cell table:style-name="ce172" office:value-type="float" office:value="17000" calcext:value-type="float">
            <text:p>17000</text:p>
          </table:table-cell>
          <table:table-cell table:style-name="ce167"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3">
          <table:table-cell table:style-name="ce138" office:value-type="string" calcext:value-type="string">
            <text:p>INCREASE (DECREASE) IN NET ASSETS WITH DONOR RESTRICTION</text:p>
          </table:table-cell>
          <table:table-cell table:style-name="ce173" office:value-type="float" office:value="-900000" calcext:value-type="float">
            <text:p>(900,000)</text:p>
          </table:table-cell>
          <table:table-cell table:style-name="ce878" office:value-type="float" office:value="17000" calcext:value-type="float" table:number-columns-spanned="5" table:number-rows-spanned="1">
            <text:p>17,000</text:p>
          </table:table-cell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12">
          <table:table-cell table:style-name="ce138" office:value-type="string" calcext:value-type="string">
            <text:p>INCREASE (DECREASE) IN NET ASSETS</text:p>
          </table:table-cell>
          <table:table-cell table:style-name="ce132" office:value-type="float" office:value="12347314" calcext:value-type="float">
            <text:p>12,347,314</text:p>
          </table:table-cell>
          <table:table-cell table:style-name="ce879" office:value-type="float" office:value="243175" calcext:value-type="float" table:number-columns-spanned="5" table:number-rows-spanned="1">
            <text:p>243,175</text:p>
          </table:table-cell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2">
          <table:table-cell table:style-name="ce144" office:value-type="string" calcext:value-type="string">
            <text:p>Net Assets (Deficit) - Beginning of Year</text:p>
          </table:table-cell>
          <table:table-cell table:style-name="ce168" office:value-type="float" office:value="38731151" calcext:value-type="float">
            <text:p>38,731,151</text:p>
          </table:table-cell>
          <table:table-cell table:style-name="ce880" office:value-type="float" office:value="-2782167" calcext:value-type="float" table:number-columns-spanned="5" table:number-rows-spanned="1">
            <text:p>(2,782,167)</text:p>
          </table:table-cell>
          <table:covered-table-cell table:number-columns-repeated="4"/>
          <table:table-cell table:style-name="ce151" table:number-columns-repeated="43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2">
          <table:table-cell table:style-name="ce145" office:value-type="string" calcext:value-type="string">
            <text:p>NET ASSETS (DEFICIT) - END OF YEAR</text:p>
          </table:table-cell>
          <table:table-cell table:style-name="ce174" office:value-type="float" office:value="51078465" calcext:value-type="float">
            <text:p>$ 51,078,465</text:p>
          </table:table-cell>
          <table:table-cell table:style-name="ce881" office:value-type="float" office:value="-2538992" calcext:value-type="float" table:number-columns-spanned="5" table:number-rows-spanned="1">
            <text:p>($ 2,538,992)</text:p>
          </table:table-cell>
          <table:covered-table-cell table:number-columns-repeated="4"/>
          <table:table-cell table:style-name="ce155" table:number-columns-repeated="2"/>
          <table:table-cell table:style-name="ce175" table:number-columns-repeated="5"/>
          <table:table-cell table:style-name="ce155"/>
          <table:table-cell table:style-name="ce174" table:number-columns-repeated="7"/>
          <table:table-cell table:style-name="ce175" table:number-columns-repeated="9"/>
          <table:table-cell table:style-name="ce155"/>
          <table:table-cell table:style-name="ce176" table:number-columns-repeated="3"/>
          <table:table-cell table:style-name="ce177" table:number-columns-repeated="5"/>
          <table:table-cell table:style-name="ce155"/>
          <table:table-cell table:style-name="ce174" table:number-columns-repeated="9"/>
          <table:table-cell table:style-name="ce1" table:number-columns-repeated="26"/>
          <table:table-cell table:number-columns-repeated="16234"/>
          <table:table-cell table:style-name="ce1" table:number-columns-repeated="74"/>
        </table:table-row>
        <table:table-row table:style-name="ro32">
          <table:table-cell table:style-name="ce137"/>
          <table:table-cell table:style-name="ce151" table:number-columns-repeated="49"/>
          <table:table-cell table:style-name="ce1" table:number-columns-repeated="36"/>
          <table:table-cell table:number-columns-repeated="16298"/>
        </table:table-row>
        <table:table-row table:style-name="ro32">
          <table:table-cell table:style-name="ce146"/>
          <table:table-cell table:style-name="ce151" table:number-columns-repeated="49"/>
          <table:table-cell table:style-name="ce1" table:number-columns-repeated="36"/>
          <table:table-cell table:number-columns-repeated="16298"/>
        </table:table-row>
        <table:table-row table:style-name="ro32">
          <table:table-cell table:style-name="ce137"/>
          <table:table-cell table:style-name="ce151" table:number-columns-repeated="49"/>
          <table:table-cell table:style-name="ce1" table:number-columns-repeated="36"/>
          <table:table-cell table:number-columns-repeated="16298"/>
        </table:table-row>
        <table:table-row table:style-name="ro38">
          <table:table-cell table:style-name="ce147" office:value-type="string" calcext:value-type="string">
            <text:p>Rocketship Education &amp; its Affiliates </text:p>
            <text:p>Consolidated Statement Of Functional Expenses</text:p>
            <text:p>Year Ended June 30, 2021</text:p>
          </table:table-cell>
          <table:table-cell table:style-name="ce151" table:number-columns-repeated="49"/>
          <table:table-cell table:style-name="ce1" table:number-columns-repeated="36"/>
          <table:table-cell table:number-columns-repeated="16298"/>
        </table:table-row>
        <table:table-row table:style-name="ro39">
          <table:table-cell table:style-name="ce1365"/>
          <table:table-cell table:style-name="ce1396" office:value-type="string" calcext:value-type="string" table:number-columns-spanned="6" table:number-rows-spanned="1">
            <text:p><text:span text:style-name="T64">Educational</text:span></text:p>
            <text:p><text:span text:style-name="T65">      Programs      </text:span></text:p>
          </table:table-cell>
          <table:covered-table-cell table:number-columns-repeated="5" table:style-name="ce1396"/>
          <table:table-cell table:style-name="Default" table:number-columns-repeated="4"/>
          <table:table-cell table:style-name="ce1396" office:value-type="string" calcext:value-type="string">
            <text:p><text:span text:style-name="T64">Program</text:span></text:p>
            <text:p><text:span text:style-name="T65">       Supports      </text:span></text:p>
          </table:table-cell>
          <table:table-cell table:style-name="ce1437"/>
          <table:table-cell table:style-name="Default"/>
          <table:table-cell table:style-name="ce1396" table:number-columns-repeated="8"/>
          <table:table-cell table:style-name="ce1437"/>
          <table:table-cell table:style-name="ce1466" office:value-type="string" calcext:value-type="string" table:number-columns-spanned="9" table:number-rows-spanned="1">
            <text:p>          Total          </text:p>
          </table:table-cell>
          <table:covered-table-cell table:number-columns-repeated="8" table:style-name="ce1466"/>
          <table:table-cell table:style-name="ce1365"/>
          <table:table-cell table:style-name="ce1473" office:value-type="string" calcext:value-type="string" table:number-columns-spanned="12" table:number-rows-spanned="1">
            <text:p><text:span text:style-name="T64">Management</text:span></text:p>
            <text:p><text:span text:style-name="T65">    and General   </text:span></text:p>
          </table:table-cell>
          <table:covered-table-cell table:number-columns-repeated="11" table:style-name="ce1473"/>
          <table:table-cell table:style-name="ce1365"/>
          <table:table-cell table:style-name="ce1480" office:value-type="string" calcext:value-type="string" table:number-columns-spanned="12" table:number-rows-spanned="1">
            <text:p>    Fundraising    </text:p>
          </table:table-cell>
          <table:covered-table-cell table:number-columns-repeated="11" table:style-name="ce1480"/>
          <table:table-cell table:style-name="ce1365"/>
          <table:table-cell table:style-name="ce1480" office:value-type="string" calcext:value-type="string" table:number-columns-spanned="10" table:number-rows-spanned="1">
            <text:p>    Eliminations    </text:p>
          </table:table-cell>
          <table:covered-table-cell table:number-columns-repeated="9" table:style-name="ce1480"/>
          <table:table-cell table:style-name="ce1473" office:value-type="string" calcext:value-type="string" table:number-columns-spanned="8" table:number-rows-spanned="1">
            <text:p><text:span text:style-name="T64">Total 2021</text:span></text:p>
            <text:p><text:span text:style-name="T65">      Expenses      </text:span></text:p>
          </table:table-cell>
          <table:covered-table-cell table:number-columns-repeated="7" table:style-name="ce1473"/>
          <table:table-cell table:style-name="ce1473" office:value-type="string" calcext:value-type="string" table:number-columns-spanned="6" table:number-rows-spanned="1">
            <text:p><text:span text:style-name="T64">Total 2020</text:span></text:p>
            <text:p><text:span text:style-name="T65">      Expenses      </text:span></text:p>
          </table:table-cell>
          <table:covered-table-cell table:number-columns-repeated="5" table:style-name="ce1473"/>
          <table:table-cell table:style-name="ce1" table:number-columns-repeated="3"/>
          <table:table-cell table:number-columns-repeated="16298"/>
        </table:table-row>
        <table:table-row table:style-name="ro32">
          <table:table-cell table:style-name="ce144" office:value-type="string" calcext:value-type="string">
            <text:p>Salaries</text:p>
          </table:table-cell>
          <table:table-cell table:style-name="ce151" table:number-columns-repeated="10"/>
          <table:table-cell table:style-name="ce178" table:number-columns-repeated="8"/>
          <table:table-cell table:style-name="ce179"/>
          <table:table-cell table:style-name="ce178" table:number-columns-repeated="16"/>
          <table:table-cell table:style-name="ce151" table:number-columns-repeated="8"/>
          <table:table-cell table:style-name="ce156"/>
          <table:table-cell table:style-name="ce166" table:number-columns-repeated="5"/>
          <table:table-cell table:style-name="ce38" table:number-columns-repeated="5"/>
          <table:table-cell table:style-name="ce37" table:number-columns-repeated="8"/>
          <table:table-cell table:style-name="ce1" table:number-columns-repeated="23"/>
          <table:table-cell table:number-columns-repeated="16298"/>
        </table:table-row>
        <table:table-row table:style-name="ro32">
          <table:table-cell table:style-name="ce144" office:value-type="string" calcext:value-type="string">
            <text:p>Employee Benefits</text:p>
          </table:table-cell>
          <table:table-cell table:style-name="ce151" table:number-columns-repeated="10"/>
          <table:table-cell table:style-name="ce128" table:number-columns-repeated="17"/>
          <table:table-cell table:style-name="ce180" table:number-columns-repeated="8"/>
          <table:table-cell table:style-name="ce151" table:number-columns-repeated="8"/>
          <table:table-cell table:style-name="ce156"/>
          <table:table-cell table:style-name="ce159" table:number-columns-repeated="5"/>
          <table:table-cell table:style-name="ce40" table:number-columns-repeated="5"/>
          <table:table-cell table:style-name="ce39" table:number-columns-repeated="8"/>
          <table:table-cell table:style-name="ce1" table:number-columns-repeated="23"/>
          <table:table-cell table:number-columns-repeated="16298"/>
        </table:table-row>
        <table:table-row table:style-name="ro32">
          <table:table-cell table:style-name="ce144" office:value-type="string" calcext:value-type="string">
            <text:p>Pension</text:p>
          </table:table-cell>
          <table:table-cell table:style-name="ce151" table:number-columns-repeated="10"/>
          <table:table-cell table:style-name="ce128" table:number-columns-repeated="9"/>
          <table:table-cell table:style-name="ce159" table:number-columns-repeated="8"/>
          <table:table-cell table:style-name="ce180" table:number-columns-repeated="8"/>
          <table:table-cell table:style-name="ce151" table:number-columns-repeated="8"/>
          <table:table-cell table:style-name="ce156"/>
          <table:table-cell table:style-name="ce159" table:number-columns-repeated="5"/>
          <table:table-cell table:style-name="ce40" table:number-columns-repeated="5"/>
          <table:table-cell table:style-name="ce39" table:number-columns-repeated="8"/>
          <table:table-cell table:style-name="ce1" table:number-columns-repeated="23"/>
          <table:table-cell table:number-columns-repeated="16298"/>
        </table:table-row>
        <table:table-row table:style-name="ro32">
          <table:table-cell table:style-name="ce144" office:value-type="string" calcext:value-type="string">
            <text:p>Payroll Taxes</text:p>
          </table:table-cell>
          <table:table-cell table:style-name="ce151" table:number-columns-repeated="10"/>
          <table:table-cell table:style-name="ce128" table:number-columns-repeated="9"/>
          <table:table-cell table:style-name="ce159" table:number-columns-repeated="8"/>
          <table:table-cell table:style-name="ce180" table:number-columns-repeated="8"/>
          <table:table-cell table:style-name="ce151" table:number-columns-repeated="8"/>
          <table:table-cell table:style-name="ce156"/>
          <table:table-cell table:style-name="ce159" table:number-columns-repeated="5"/>
          <table:table-cell table:style-name="ce40" table:number-columns-repeated="5"/>
          <table:table-cell table:style-name="ce39" table:number-columns-repeated="8"/>
          <table:table-cell table:style-name="ce1" table:number-columns-repeated="23"/>
          <table:table-cell table:number-columns-repeated="16298"/>
        </table:table-row>
        <table:table-row table:style-name="ro32">
          <table:table-cell table:style-name="ce144" office:value-type="string" calcext:value-type="string">
            <text:p>Management Fees</text:p>
          </table:table-cell>
          <table:table-cell table:style-name="ce151" table:number-columns-repeated="18"/>
          <table:table-cell table:style-name="ce128" office:value-type="float" office:value="21246422" calcext:value-type="float">
            <text:p>21,246,422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30" office:value-type="float" office:value="-21246422" calcext:value-type="float">
            <text:p>(21,246,422)</text:p>
          </table:table-cell>
          <table:table-cell table:style-name="ce130" table:number-columns-repeated="9"/>
          <table:table-cell table:style-name="ce151" table:number-columns-repeated="7"/>
          <table:table-cell table:style-name="ce156"/>
          <table:table-cell table:style-name="ce151" table:number-columns-repeated="5"/>
          <table:table-cell table:style-name="ce1" table:number-columns-repeated="5"/>
          <table:table-cell table:style-name="ce40" office:value-type="string" calcext:value-type="string">
            <text:p>-</text:p>
          </table:table-cell>
          <table:table-cell table:style-name="ce40" table:number-columns-repeated="7"/>
          <table:table-cell table:style-name="ce1" table:number-columns-repeated="23"/>
          <table:table-cell table:number-columns-repeated="16298"/>
        </table:table-row>
        <table:table-row table:style-name="ro32">
          <table:table-cell table:style-name="ce144" office:value-type="string" calcext:value-type="string">
            <text:p>District Fee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28" office:value-type="float" office:value="1183610" calcext:value-type="float">
            <text:p>1,183,610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0" office:value-type="float" office:value="1183610" calcext:value-type="float">
            <text:p>1,183,610</text:p>
          </table:table-cell>
          <table:table-cell table:style-name="ce180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Accounting Expenses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28" office:value-type="float" office:value="264784" calcext:value-type="float">
            <text:p>264,784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264784" calcext:value-type="float">
            <text:p>264,784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Legal Expenses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28" table:number-columns-repeated="5"/>
          <table:table-cell table:style-name="ce128" office:value-type="float" office:value="894912" calcext:value-type="float">
            <text:p>894,912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894912" calcext:value-type="float">
            <text:p>894,912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Instructional Materials</text:p>
          </table:table-cell>
          <table:table-cell table:style-name="ce161" table:number-columns-repeated="5"/>
          <table:table-cell table:style-name="ce128" office:value-type="float" office:value="2748730" calcext:value-type="float">
            <text:p>2,748,730</text:p>
          </table:table-cell>
          <table:table-cell table:style-name="ce128" table:number-columns-repeated="5"/>
          <table:table-cell table:style-name="ce128" office:value-type="float" office:value="199721" calcext:value-type="float">
            <text:p>199,721</text:p>
          </table:table-cell>
          <table:table-cell table:style-name="ce128" office:value-type="float" office:value="2948451" calcext:value-type="float">
            <text:p>2,948,451</text:p>
          </table:table-cell>
          <table:table-cell table:style-name="ce182" table:number-columns-repeated="5"/>
          <table:table-cell table:style-name="ce130" office:value-type="float" office:value="-10255" calcext:value-type="float">
            <text:p>(10,255)</text:p>
          </table:table-cell>
          <table:table-cell table:style-name="ce128" office:value-type="float" office:value="10255" calcext:value-type="float">
            <text:p>10,255</text:p>
          </table:table-cell>
          <table:table-cell table:style-name="ce128" table:number-columns-repeated="6"/>
          <table:table-cell table:style-name="ce159" office:value-type="string" calcext:value-type="string">
            <text:p>-</text:p>
          </table:table-cell>
          <table:table-cell table:style-name="ce180" office:value-type="float" office:value="2948451" calcext:value-type="float">
            <text:p>2,948,451</text:p>
          </table:table-cell>
          <table:table-cell table:style-name="ce180" table:number-columns-repeated="7"/>
          <table:table-cell table:style-name="ce159"/>
          <table:table-cell table:style-name="ce130" table:number-columns-repeated="7"/>
          <table:table-cell table:style-name="ce156"/>
          <table:table-cell table:style-name="ce128" table:number-columns-repeated="5"/>
          <table:table-cell table:style-name="ce42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Other Fees For Services</text:p>
          </table:table-cell>
          <table:table-cell table:style-name="ce161" table:number-columns-repeated="5"/>
          <table:table-cell table:style-name="ce182" office:value-type="float" office:value="14296044" calcext:value-type="float">
            <text:p>14,296,044</text:p>
          </table:table-cell>
          <table:table-cell table:style-name="ce182" table:number-columns-repeated="5"/>
          <table:table-cell table:style-name="ce128" office:value-type="float" office:value="946773" calcext:value-type="float">
            <text:p>946,773</text:p>
          </table:table-cell>
          <table:table-cell table:style-name="ce182" office:value-type="float" office:value="15242817" calcext:value-type="float">
            <text:p>15,242,817</text:p>
          </table:table-cell>
          <table:table-cell table:style-name="ce159" table:number-columns-repeated="5"/>
          <table:table-cell table:style-name="ce128" office:value-type="float" office:value="1917939" calcext:value-type="float">
            <text:p>1,917,939</text:p>
          </table:table-cell>
          <table:table-cell table:style-name="ce128" office:value-type="float" office:value="4222" calcext:value-type="float">
            <text:p>4,222</text:p>
          </table:table-cell>
          <table:table-cell table:style-name="ce128" table:number-columns-repeated="6"/>
          <table:table-cell table:style-name="ce156"/>
          <table:table-cell table:style-name="ce182" office:value-type="float" office:value="17164978" calcext:value-type="float">
            <text:p>17,164,978</text:p>
          </table:table-cell>
          <table:table-cell table:style-name="ce182" table:number-columns-repeated="7"/>
          <table:table-cell table:style-name="ce156"/>
          <table:table-cell table:style-name="ce128" table:number-columns-repeated="7"/>
          <table:table-cell table:style-name="ce156"/>
          <table:table-cell table:style-name="ce128" table:number-columns-repeated="5"/>
          <table:table-cell table:style-name="ce42" table:number-columns-repeated="7"/>
          <table:table-cell table:style-name="ce36" table:number-columns-repeated="7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Advertising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28" table:number-columns-repeated="5"/>
          <table:table-cell table:style-name="ce128" office:value-type="float" office:value="81334" calcext:value-type="float">
            <text:p>81,334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81334" calcext:value-type="float">
            <text:p>81,334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Office Expenses</text:p>
          </table:table-cell>
          <table:table-cell table:style-name="ce161" table:number-columns-repeated="5"/>
          <table:table-cell table:style-name="ce128" office:value-type="float" office:value="1912452" calcext:value-type="float">
            <text:p>1,912,452</text:p>
          </table:table-cell>
          <table:table-cell table:style-name="ce128" table:number-columns-repeated="5"/>
          <table:table-cell table:style-name="ce159" office:value-type="string" calcext:value-type="string">
            <text:p>-</text:p>
          </table:table-cell>
          <table:table-cell table:style-name="ce128" office:value-type="float" office:value="1912452" calcext:value-type="float">
            <text:p>1,912,452</text:p>
          </table:table-cell>
          <table:table-cell table:style-name="ce128" table:number-columns-repeated="5"/>
          <table:table-cell table:style-name="ce128" office:value-type="float" office:value="309430" calcext:value-type="float">
            <text:p>309,430</text:p>
          </table:table-cell>
          <table:table-cell table:style-name="ce128" office:value-type="float" office:value="8088" calcext:value-type="float">
            <text:p>8,088</text:p>
          </table:table-cell>
          <table:table-cell table:style-name="ce128" table:number-columns-repeated="6"/>
          <table:table-cell table:style-name="ce159" office:value-type="string" calcext:value-type="string">
            <text:p>-</text:p>
          </table:table-cell>
          <table:table-cell table:style-name="ce180" office:value-type="float" office:value="2229970" calcext:value-type="float">
            <text:p>2,229,970</text:p>
          </table:table-cell>
          <table:table-cell table:style-name="ce180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28" table:number-columns-repeated="5"/>
          <table:table-cell table:style-name="ce42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Information Technology</text:p>
          </table:table-cell>
          <table:table-cell table:style-name="ce161" table:number-columns-repeated="5"/>
          <table:table-cell table:style-name="ce128" office:value-type="float" office:value="6441254" calcext:value-type="float">
            <text:p>6,441,254</text:p>
          </table:table-cell>
          <table:table-cell table:style-name="ce128" table:number-columns-repeated="5"/>
          <table:table-cell table:style-name="ce128" office:value-type="float" office:value="21885" calcext:value-type="float">
            <text:p>21,885</text:p>
          </table:table-cell>
          <table:table-cell table:style-name="ce128" office:value-type="float" office:value="6463139" calcext:value-type="float">
            <text:p>6,463,139</text:p>
          </table:table-cell>
          <table:table-cell table:style-name="ce128" table:number-columns-repeated="5"/>
          <table:table-cell table:style-name="ce128" office:value-type="float" office:value="798189" calcext:value-type="float">
            <text:p>798,189</text:p>
          </table:table-cell>
          <table:table-cell table:style-name="ce128" office:value-type="float" office:value="1850" calcext:value-type="float">
            <text:p>1,850</text:p>
          </table:table-cell>
          <table:table-cell table:style-name="ce128" table:number-columns-repeated="6"/>
          <table:table-cell table:style-name="ce159" office:value-type="string" calcext:value-type="string">
            <text:p>-</text:p>
          </table:table-cell>
          <table:table-cell table:style-name="ce180" office:value-type="float" office:value="7263178" calcext:value-type="float">
            <text:p>7,263,178</text:p>
          </table:table-cell>
          <table:table-cell table:style-name="ce180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28" table:number-columns-repeated="5"/>
          <table:table-cell table:style-name="ce42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Printing and Postage</text:p>
          </table:table-cell>
          <table:table-cell table:style-name="ce161" table:number-columns-repeated="5"/>
          <table:table-cell table:style-name="ce128" office:value-type="float" office:value="169848" calcext:value-type="float">
            <text:p>169,848</text:p>
          </table:table-cell>
          <table:table-cell table:style-name="ce128" table:number-columns-repeated="5"/>
          <table:table-cell table:style-name="ce159" office:value-type="string" calcext:value-type="string">
            <text:p>-</text:p>
          </table:table-cell>
          <table:table-cell table:style-name="ce128" office:value-type="float" office:value="169848" calcext:value-type="float">
            <text:p>169,848</text:p>
          </table:table-cell>
          <table:table-cell table:style-name="ce182" table:number-columns-repeated="5"/>
          <table:table-cell table:style-name="ce128" office:value-type="float" office:value="80624" calcext:value-type="float">
            <text:p>80,624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250472" calcext:value-type="float">
            <text:p>250,472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Occupancy</text:p>
          </table:table-cell>
          <table:table-cell table:style-name="ce161" table:number-columns-repeated="5"/>
          <table:table-cell table:style-name="ce182" office:value-type="float" office:value="22300972" calcext:value-type="float">
            <text:p>22,300,972</text:p>
          </table:table-cell>
          <table:table-cell table:style-name="ce182" table:number-columns-repeated="5"/>
          <table:table-cell table:style-name="ce128" office:value-type="float" office:value="5658295" calcext:value-type="float">
            <text:p>5,658,295</text:p>
          </table:table-cell>
          <table:table-cell table:style-name="ce182" office:value-type="float" office:value="27959267" calcext:value-type="float">
            <text:p>27,959,267</text:p>
          </table:table-cell>
          <table:table-cell table:style-name="ce128" table:number-columns-repeated="5"/>
          <table:table-cell table:style-name="ce128" office:value-type="float" office:value="466066" calcext:value-type="float">
            <text:p>466,066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30" office:value-type="float" office:value="-19483728" calcext:value-type="float">
            <text:p>(19,483,728)</text:p>
          </table:table-cell>
          <table:table-cell table:style-name="ce180" office:value-type="float" office:value="8941605" calcext:value-type="float">
            <text:p>8,941,605</text:p>
          </table:table-cell>
          <table:table-cell table:style-name="ce180" table:number-columns-repeated="7"/>
          <table:table-cell table:style-name="ce130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3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Travel</text:p>
          </table:table-cell>
          <table:table-cell table:style-name="ce161" table:number-columns-repeated="5"/>
          <table:table-cell table:style-name="ce128" office:value-type="float" office:value="649298" calcext:value-type="float">
            <text:p>649,298</text:p>
          </table:table-cell>
          <table:table-cell table:style-name="ce128" table:number-columns-repeated="5"/>
          <table:table-cell table:style-name="ce159" office:value-type="string" calcext:value-type="string">
            <text:p>-</text:p>
          </table:table-cell>
          <table:table-cell table:style-name="ce128" office:value-type="float" office:value="649298" calcext:value-type="float">
            <text:p>649,298</text:p>
          </table:table-cell>
          <table:table-cell table:style-name="ce159" table:number-columns-repeated="5"/>
          <table:table-cell table:style-name="ce128" office:value-type="float" office:value="135727" calcext:value-type="float">
            <text:p>135,727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785025" calcext:value-type="float">
            <text:p>785,025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Conferences and Meetings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28" table:number-columns-repeated="5"/>
          <table:table-cell table:style-name="ce128" office:value-type="float" office:value="21273" calcext:value-type="float">
            <text:p>21,273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21273" calcext:value-type="float">
            <text:p>21,273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Insurance</text:p>
          </table:table-cell>
          <table:table-cell table:style-name="ce161" table:number-columns-repeated="5"/>
          <table:table-cell table:style-name="ce128" office:value-type="float" office:value="160451" calcext:value-type="float">
            <text:p>160,451</text:p>
          </table:table-cell>
          <table:table-cell table:style-name="ce128" table:number-columns-repeated="5"/>
          <table:table-cell table:style-name="ce159" office:value-type="string" calcext:value-type="string">
            <text:p>-</text:p>
          </table:table-cell>
          <table:table-cell table:style-name="ce128" office:value-type="float" office:value="160451" calcext:value-type="float">
            <text:p>160,451</text:p>
          </table:table-cell>
          <table:table-cell table:style-name="ce159" table:number-columns-repeated="5"/>
          <table:table-cell table:style-name="ce128" office:value-type="float" office:value="453690" calcext:value-type="float">
            <text:p>453,690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614141" calcext:value-type="float">
            <text:p>614,141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Bad Debt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28" table:number-columns-repeated="5"/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6"/>
          <table:table-cell table:number-columns-repeated="2" table:style-name="ce159" office:value-type="string" calcext:value-type="string">
            <text:p>-</text:p>
          </table:table-cell>
          <table:table-cell table:style-name="ce159" table:number-columns-repeated="15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Depreciation and Amortization</text:p>
          </table:table-cell>
          <table:table-cell table:style-name="ce161" table:number-columns-repeated="5"/>
          <table:table-cell table:style-name="ce128" office:value-type="float" office:value="224749" calcext:value-type="float">
            <text:p>224,749</text:p>
          </table:table-cell>
          <table:table-cell table:style-name="ce128" table:number-columns-repeated="5"/>
          <table:table-cell table:style-name="ce128" office:value-type="float" office:value="4583070" calcext:value-type="float">
            <text:p>4,583,070</text:p>
          </table:table-cell>
          <table:table-cell table:style-name="ce128" office:value-type="float" office:value="4807819" calcext:value-type="float">
            <text:p>4,807,819</text:p>
          </table:table-cell>
          <table:table-cell table:style-name="ce128" table:number-columns-repeated="5"/>
          <table:table-cell table:style-name="ce128" office:value-type="float" office:value="111198" calcext:value-type="float">
            <text:p>111,198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0" office:value-type="float" office:value="4919017" calcext:value-type="float">
            <text:p>4,919,017</text:p>
          </table:table-cell>
          <table:table-cell table:style-name="ce180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Interest Expense</text:p>
          </table:table-cell>
          <table:table-cell table:style-name="ce161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number-columns-repeated="2" table:style-name="ce128" office:value-type="float" office:value="9841459" calcext:value-type="float">
            <text:p>9,841,459</text:p>
          </table:table-cell>
          <table:table-cell table:style-name="ce128" table:number-columns-repeated="5"/>
          <table:table-cell table:style-name="ce128" office:value-type="float" office:value="319813" calcext:value-type="float">
            <text:p>319,813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2" office:value-type="float" office:value="10161272" calcext:value-type="float">
            <text:p>10,161,272</text:p>
          </table:table-cell>
          <table:table-cell table:style-name="ce182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Capital Expenses</text:p>
          </table:table-cell>
          <table:table-cell table:style-name="ce161" table:number-columns-repeated="5"/>
          <table:table-cell table:style-name="ce183" office:value-type="float" office:value="12" calcext:value-type="float">
            <text:p>12</text:p>
          </table:table-cell>
          <table:table-cell table:style-name="ce183" table:number-columns-repeated="5"/>
          <table:table-cell table:style-name="ce128" office:value-type="float" office:value="35517" calcext:value-type="float">
            <text:p>35,517</text:p>
          </table:table-cell>
          <table:table-cell table:style-name="ce128" office:value-type="float" office:value="35529" calcext:value-type="float">
            <text:p>35,529</text:p>
          </table:table-cell>
          <table:table-cell table:style-name="ce128" table:number-columns-repeated="5"/>
          <table:table-cell table:style-name="ce128" office:value-type="float" office:value="2884" calcext:value-type="float">
            <text:p>2,884</text:p>
          </table:table-cell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9" office:value-type="string" calcext:value-type="string">
            <text:p>-</text:p>
          </table:table-cell>
          <table:table-cell table:style-name="ce181" office:value-type="float" office:value="38413" calcext:value-type="float">
            <text:p>38,413</text:p>
          </table:table-cell>
          <table:table-cell table:style-name="ce181" table:number-columns-repeated="7"/>
          <table:table-cell table:style-name="ce159"/>
          <table:table-cell table:style-name="ce128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0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Other Expenses</text:p>
          </table:table-cell>
          <table:table-cell table:style-name="ce161" table:number-columns-repeated="5"/>
          <table:table-cell table:style-name="ce184" office:value-type="float" office:value="3659594" calcext:value-type="float">
            <text:p>3,659,594</text:p>
          </table:table-cell>
          <table:table-cell table:style-name="ce184" table:number-columns-repeated="5"/>
          <table:table-cell table:style-name="ce128" office:value-type="float" office:value="783763" calcext:value-type="float">
            <text:p>783,763</text:p>
          </table:table-cell>
          <table:table-cell table:style-name="ce128" office:value-type="float" office:value="4443357" calcext:value-type="float">
            <text:p>4,443,357</text:p>
          </table:table-cell>
          <table:table-cell table:style-name="ce185" table:number-columns-repeated="5"/>
          <table:table-cell table:style-name="ce128" office:value-type="float" office:value="1074308" calcext:value-type="float">
            <text:p>1,074,308</text:p>
          </table:table-cell>
          <table:table-cell table:style-name="ce128" office:value-type="float" office:value="1960" calcext:value-type="float">
            <text:p>1,960</text:p>
          </table:table-cell>
          <table:table-cell table:style-name="ce128" table:number-columns-repeated="6"/>
          <table:table-cell table:style-name="ce130" office:value-type="float" office:value="-475000" calcext:value-type="float">
            <text:p>(475,000)</text:p>
          </table:table-cell>
          <table:table-cell table:style-name="ce184" office:value-type="float" office:value="5044625" calcext:value-type="float">
            <text:p>5,044,625</text:p>
          </table:table-cell>
          <table:table-cell table:style-name="ce184" table:number-columns-repeated="7"/>
          <table:table-cell table:style-name="ce130"/>
          <table:table-cell table:style-name="ce128" table:number-columns-repeated="7"/>
          <table:table-cell table:style-name="ce156"/>
          <table:table-cell table:style-name="ce128" table:number-columns-repeated="5"/>
          <table:table-cell table:style-name="ce42" table:number-columns-repeated="7"/>
          <table:table-cell table:style-name="ce36"/>
          <table:table-cell table:style-name="ce43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2" office:value-type="string" calcext:value-type="string">
            <text:p>Subtotal</text:p>
          </table:table-cell>
          <table:table-cell table:style-name="ce186" table:number-columns-repeated="5"/>
          <table:table-cell table:style-name="ce185" office:value-type="float" office:value="120885915" calcext:value-type="float">
            <text:p>120,885,915</text:p>
          </table:table-cell>
          <table:table-cell table:style-name="ce185" table:number-columns-repeated="5"/>
          <table:table-cell table:style-name="ce128" office:value-type="float" office:value="29483887" calcext:value-type="float">
            <text:p>29,483,887</text:p>
          </table:table-cell>
          <table:table-cell table:style-name="ce185" office:value-type="float" office:value="150369802" calcext:value-type="float">
            <text:p>150,369,802</text:p>
          </table:table-cell>
          <table:table-cell table:style-name="ce130" table:number-columns-repeated="5"/>
          <table:table-cell table:style-name="ce128" office:value-type="float" office:value="38793611" calcext:value-type="float">
            <text:p>38,793,611</text:p>
          </table:table-cell>
          <table:table-cell table:style-name="ce128" office:value-type="float" office:value="440860" calcext:value-type="float">
            <text:p>440,860</text:p>
          </table:table-cell>
          <table:table-cell table:style-name="ce128" table:number-columns-repeated="6"/>
          <table:table-cell table:style-name="ce130" office:value-type="float" office:value="-41205150" calcext:value-type="float">
            <text:p>(41,205,150)</text:p>
          </table:table-cell>
          <table:table-cell table:style-name="ce185" office:value-type="float" office:value="148399123" calcext:value-type="float">
            <text:p>148,399,123</text:p>
          </table:table-cell>
          <table:table-cell table:style-name="ce185" table:number-columns-repeated="7"/>
          <table:table-cell table:style-name="ce130"/>
          <table:table-cell table:style-name="ce128" table:number-columns-repeated="7"/>
          <table:table-cell table:style-name="ce156"/>
          <table:table-cell table:style-name="ce128" table:number-columns-repeated="5"/>
          <table:table-cell table:style-name="ce42" table:number-columns-repeated="7"/>
          <table:table-cell table:style-name="ce36"/>
          <table:table-cell table:style-name="ce43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4" office:value-type="string" calcext:value-type="string">
            <text:p>Eliminations</text:p>
          </table:table-cell>
          <table:table-cell table:style-name="ce161" table:number-columns-repeated="5"/>
          <table:table-cell table:style-name="ce187" office:value-type="float" office:value="-19483728" calcext:value-type="float">
            <text:p>(19,483,728)</text:p>
          </table:table-cell>
          <table:table-cell table:style-name="ce187" table:number-columns-repeated="5"/>
          <table:table-cell table:style-name="ce130" office:value-type="float" office:value="-475000" calcext:value-type="float">
            <text:p>(475,000)</text:p>
          </table:table-cell>
          <table:table-cell table:style-name="ce130" office:value-type="float" office:value="-19958728" calcext:value-type="float">
            <text:p>(19,958,728)</text:p>
          </table:table-cell>
          <table:table-cell table:style-name="ce188" table:number-columns-repeated="5"/>
          <table:table-cell table:style-name="ce130" office:value-type="float" office:value="-21246422" calcext:value-type="float">
            <text:p>(21,246,422)</text:p>
          </table:table-cell>
          <table:table-cell table:style-name="ce159" table:number-columns-repeated="7"/>
          <table:table-cell table:style-name="ce128" office:value-type="float" office:value="41205150" calcext:value-type="float">
            <text:p>41,205,150</text:p>
          </table:table-cell>
          <table:table-cell table:style-name="ce166" table:number-columns-repeated="8"/>
          <table:table-cell table:style-name="ce128"/>
          <table:table-cell table:style-name="ce130" table:number-columns-repeated="7"/>
          <table:table-cell table:style-name="ce156"/>
          <table:table-cell table:style-name="ce159" table:number-columns-repeated="5"/>
          <table:table-cell table:style-name="ce40" table:number-columns-repeated="7"/>
          <table:table-cell table:style-name="ce36"/>
          <table:table-cell table:style-name="ce42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2" office:value-type="string" calcext:value-type="string">
            <text:p>Total 2021</text:p>
          </table:table-cell>
          <table:table-cell table:style-name="ce186" table:number-columns-repeated="5"/>
          <table:table-cell table:style-name="ce189" office:value-type="float" office:value="101402187" calcext:value-type="float">
            <text:p>$ 101,402,187</text:p>
          </table:table-cell>
          <table:table-cell table:style-name="ce189" table:number-columns-repeated="5"/>
          <table:table-cell table:style-name="ce188" office:value-type="float" office:value="29008887" calcext:value-type="float">
            <text:p>$ 29,008,887</text:p>
          </table:table-cell>
          <table:table-cell table:style-name="ce188" office:value-type="float" office:value="130411074" calcext:value-type="float">
            <text:p>$ 130,411,074</text:p>
          </table:table-cell>
          <table:table-cell table:style-name="ce188" table:number-columns-repeated="5"/>
          <table:table-cell table:style-name="ce188" office:value-type="float" office:value="17547189" calcext:value-type="float">
            <text:p>$ 17,547,189</text:p>
          </table:table-cell>
          <table:table-cell table:style-name="ce188" office:value-type="float" office:value="440860" calcext:value-type="float">
            <text:p>$ 440,860</text:p>
          </table:table-cell>
          <table:table-cell table:style-name="ce188" table:number-columns-repeated="6"/>
          <table:table-cell table:style-name="ce160"/>
          <table:table-cell table:style-name="ce189" office:value-type="float" office:value="148399123" calcext:value-type="float">
            <text:p>$ 148,399,123</text:p>
          </table:table-cell>
          <table:table-cell table:style-name="ce189" table:number-columns-repeated="7"/>
          <table:table-cell table:style-name="ce160"/>
          <table:table-cell table:style-name="ce188" table:number-columns-repeated="7"/>
          <table:table-cell table:style-name="ce156"/>
          <table:table-cell table:style-name="ce188" table:number-columns-repeated="5"/>
          <table:table-cell table:style-name="ce44" table:number-columns-repeated="7"/>
          <table:table-cell table:style-name="ce36"/>
          <table:table-cell table:style-name="ce45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32">
          <table:table-cell table:style-name="ce143"/>
          <table:table-cell table:style-name="ce190" table:number-columns-repeated="5"/>
          <table:table-cell table:style-name="ce191" table:number-columns-repeated="6"/>
          <table:table-cell table:style-name="ce174" table:number-columns-repeated="9"/>
          <table:table-cell table:style-name="ce155"/>
          <table:table-cell table:style-name="ce174" table:number-columns-repeated="9"/>
          <table:table-cell table:style-name="ce155"/>
          <table:table-cell table:style-name="ce174" table:number-columns-repeated="12"/>
          <table:table-cell table:style-name="ce155"/>
          <table:table-cell table:style-name="ce174" table:number-columns-repeated="5"/>
          <table:table-cell table:style-name="ce46" table:number-columns-repeated="7"/>
          <table:table-cell table:style-name="ce35"/>
          <table:table-cell table:style-name="ce47" table:number-columns-repeated="6"/>
          <table:table-cell table:number-columns-repeated="20"/>
          <table:table-cell table:style-name="ce1"/>
          <table:table-cell table:number-columns-repeated="16299"/>
        </table:table-row>
        <table:table-row table:style-name="ro40">
          <table:table-cell table:style-name="ce148" office:value-type="string" calcext:value-type="string">
            <text:p>See accompanying Notes to Consolidated Financial Statements.</text:p>
            <text:p><text:span text:style-name="T63">(6)</text:span></text:p>
          </table:table-cell>
          <table:table-cell table:style-name="ce192" table:number-columns-repeated="49"/>
          <table:table-cell table:style-name="ce48" table:number-columns-repeated="15"/>
          <table:table-cell table:number-columns-repeated="16319"/>
        </table:table-row>
        <table:table-row table:style-name="ro38">
          <table:table-cell table:style-name="ce149" office:value-type="string" calcext:value-type="string">
            <text:p>CONSOLIDATED STATEMENT OF CASH FLOWS YEAR ENDED JUNE 30, 2021</text:p>
            <text:p>(WITH COMPARATIVE TOTALS FOR JUNE 30, 2020)</text:p>
          </table:table-cell>
          <table:table-cell table:style-name="ce193" table:number-columns-repeated="49"/>
          <table:table-cell table:style-name="ce49" table:number-columns-repeated="15"/>
          <table:table-cell table:number-columns-repeated="16319"/>
        </table:table-row>
        <table:table-row table:style-name="ro33">
          <table:table-cell table:style-name="ce150"/>
          <table:table-cell table:style-name="ce155" table:number-columns-repeated="18"/>
          <table:table-cell table:style-name="ce194" office:value-type="string" calcext:value-type="string">
            <text:p>Rocketship</text:p>
          </table:table-cell>
          <table:table-cell table:style-name="ce194" table:number-columns-repeated="6"/>
          <table:table-cell table:style-name="ce155"/>
          <table:table-cell table:style-name="ce166" office:value-type="string" calcext:value-type="string">
            <text:p>Rocketship</text:p>
            <text:p>Education DC</text:p>
          </table:table-cell>
          <table:table-cell table:style-name="ce166" table:number-columns-repeated="5"/>
          <table:table-cell table:style-name="ce155"/>
          <table:table-cell table:style-name="ce194" office:value-type="string" calcext:value-type="string">
            <text:p>Launchpad</text:p>
          </table:table-cell>
          <table:table-cell table:style-name="ce194" table:number-columns-repeated="7"/>
          <table:table-cell table:style-name="ce155" table:number-columns-repeated="8"/>
          <table:table-cell table:style-name="ce35" table:number-columns-repeated="15"/>
          <table:table-cell table:number-columns-repeated="16319"/>
        </table:table-row>
        <table:table-row table:style-name="ro32">
          <table:table-cell table:style-name="ce137"/>
          <table:table-cell table:style-name="ce156" table:number-columns-repeated="12"/>
          <table:table-cell table:style-name="ce161" office:value-type="string" calcext:value-type="string">
            <text:p>Rocketship</text:p>
          </table:table-cell>
          <table:table-cell table:style-name="ce161" table:number-columns-repeated="5"/>
          <table:table-cell table:style-name="ce161" office:value-type="string" calcext:value-type="string">
            <text:p>Education</text:p>
          </table:table-cell>
          <table:table-cell table:style-name="ce161" table:number-columns-repeated="6"/>
          <table:table-cell table:style-name="ce156"/>
          <table:table-cell table:style-name="ce159" office:value-type="string" calcext:value-type="string">
            <text:p>Public Charter</text:p>
          </table:table-cell>
          <table:table-cell table:style-name="ce159" table:number-columns-repeated="5"/>
          <table:table-cell table:style-name="ce156"/>
          <table:table-cell table:style-name="ce166" office:value-type="string" calcext:value-type="string">
            <text:p>Development</text:p>
          </table:table-cell>
          <table:table-cell table:style-name="ce166" table:number-columns-repeated="7"/>
          <table:table-cell table:style-name="ce156" table:number-columns-repeated="8"/>
          <table:table-cell table:style-name="ce36" table:number-columns-repeated="2"/>
          <table:table-cell table:style-name="ce52" office:value-type="float" office:value="2021" calcext:value-type="float">
            <text:p>2021</text:p>
          </table:table-cell>
          <table:table-cell table:style-name="ce52" table:number-columns-repeated="5"/>
          <table:table-cell table:style-name="ce36"/>
          <table:table-cell table:style-name="ce53" office:value-type="float" office:value="2020" calcext:value-type="float">
            <text:p>2020</text:p>
          </table:table-cell>
          <table:table-cell table:style-name="ce53" table:number-columns-repeated="5"/>
          <table:table-cell table:number-columns-repeated="16319"/>
        </table:table-row>
        <table:table-row table:style-name="ro32">
          <table:table-cell table:style-name="ce137"/>
          <table:table-cell table:style-name="ce156" table:number-columns-repeated="12"/>
          <table:table-cell table:style-name="ce195" office:value-type="string" calcext:value-type="string">
            <text:p>Education</text:p>
          </table:table-cell>
          <table:table-cell table:style-name="ce195" table:number-columns-repeated="5"/>
          <table:table-cell table:style-name="ce160" office:value-type="string" calcext:value-type="string">
            <text:p>Wisconsin Inc.</text:p>
          </table:table-cell>
          <table:table-cell table:style-name="ce160" table:number-columns-repeated="6"/>
          <table:table-cell table:style-name="ce156"/>
          <table:table-cell table:style-name="ce195" office:value-type="string" calcext:value-type="string">
            <text:p>School, Inc.</text:p>
          </table:table-cell>
          <table:table-cell table:style-name="ce195" table:number-columns-repeated="5"/>
          <table:table-cell table:style-name="ce156"/>
          <table:table-cell table:style-name="ce195" office:value-type="string" calcext:value-type="string">
            <text:p>Company</text:p>
          </table:table-cell>
          <table:table-cell table:style-name="ce195" table:number-columns-repeated="7"/>
          <table:table-cell table:style-name="ce166" office:value-type="string" calcext:value-type="string">
            <text:p>Eliminations</text:p>
          </table:table-cell>
          <table:table-cell table:style-name="ce166" table:number-columns-repeated="7"/>
          <table:table-cell table:style-name="ce50" table:number-columns-repeated="2"/>
          <table:table-cell table:style-name="ce54" office:value-type="string" calcext:value-type="string">
            <text:p>Total</text:p>
          </table:table-cell>
          <table:table-cell table:style-name="ce54" table:number-columns-repeated="5"/>
          <table:table-cell table:style-name="ce36"/>
          <table:table-cell table:style-name="ce56" office:value-type="string" calcext:value-type="string">
            <text:p>Total</text:p>
          </table:table-cell>
          <table:table-cell table:style-name="ce56" table:number-columns-repeated="5"/>
          <table:table-cell table:number-columns-repeated="16319"/>
        </table:table-row>
        <table:table-row table:style-name="ro32">
          <table:table-cell table:style-name="ce138" office:value-type="string" calcext:value-type="string">
            <text:p>CASH FLOWS FROM OPERATING</text:p>
          </table:table-cell>
          <table:table-cell table:style-name="ce157" table:number-columns-repeated="12"/>
          <table:table-cell table:style-name="ce196" table:number-columns-repeated="13"/>
          <table:table-cell table:style-name="ce156"/>
          <table:table-cell table:style-name="ce196" table:number-columns-repeated="6"/>
          <table:table-cell table:style-name="ce156"/>
          <table:table-cell table:style-name="ce196" table:number-columns-repeated="8"/>
          <table:table-cell table:style-name="ce156" table:number-columns-repeated="8"/>
          <table:table-cell table:style-name="ce36" table:number-columns-repeated="2"/>
          <table:table-cell table:style-name="ce58" table:number-columns-repeated="6"/>
          <table:table-cell table:style-name="ce36" table:number-columns-repeated="7"/>
          <table:table-cell table:number-columns-repeated="16319"/>
        </table:table-row>
        <table:table-row table:style-name="ro32">
          <table:table-cell table:style-name="ce138" office:value-type="string" calcext:value-type="string">
            <text:p>ACTIVITIES</text:p>
          </table:table-cell>
          <table:table-cell table:style-name="ce157" table:number-columns-repeated="12"/>
          <table:table-cell table:style-name="ce156" table:number-columns-repeated="37"/>
          <table:table-cell table:style-name="ce36" table:number-columns-repeated="15"/>
          <table:table-cell table:number-columns-repeated="16319"/>
        </table:table-row>
        <table:table-row table:style-name="ro41">
          <table:table-cell table:style-name="ce139" office:value-type="string" calcext:value-type="string">
            <text:p>Change in Net Assets</text:p>
            <text:p>Adjustments to Reconcile Change in Net Assets to Net Cash Provided (Used) by Operating Activities:</text:p>
            <text:p>Depreciation Expense</text:p>
          </table:table-cell>
          <table:table-cell table:style-name="ce197" table:number-columns-repeated="12"/>
          <table:table-cell table:style-name="ce166" office:value-type="string" calcext:value-type="string">
            <text:p>$     12,247,314</text:p>
            <text:p>322,610</text:p>
          </table:table-cell>
          <table:table-cell table:style-name="ce166" table:number-columns-repeated="5"/>
          <table:table-cell table:style-name="ce166" office:value-type="string" calcext:value-type="string">
            <text:p>$          343,175</text:p>
            <text:p>7,012</text:p>
          </table:table-cell>
          <table:table-cell table:style-name="ce166" table:number-columns-repeated="7"/>
          <table:table-cell table:style-name="ce166" office:value-type="string" calcext:value-type="string">
            <text:p>$       3,542,969</text:p>
            <text:p>6,325</text:p>
          </table:table-cell>
          <table:table-cell table:style-name="ce166" table:number-columns-repeated="6"/>
          <table:table-cell table:style-name="ce166" office:value-type="string" calcext:value-type="string">
            <text:p>$      (2,519,434)</text:p>
            <text:p>4,224,391</text:p>
          </table:table-cell>
          <table:table-cell table:style-name="ce166" table:number-columns-repeated="7"/>
          <table:table-cell table:style-name="ce166" office:value-type="string" calcext:value-type="string">
            <text:p>$                 -       $</text:p>
            <text:p>-</text:p>
          </table:table-cell>
          <table:table-cell table:style-name="ce166" table:number-columns-repeated="7"/>
          <table:table-cell table:style-name="ce50" table:number-columns-repeated="2"/>
          <table:table-cell table:style-name="ce50" office:value-type="string" calcext:value-type="string">
            <text:p>13,614,024</text:p>
            <text:p>4,560,338</text:p>
          </table:table-cell>
          <table:table-cell table:style-name="ce50" table:number-columns-repeated="6"/>
          <table:table-cell table:style-name="ce50" office:value-type="string" calcext:value-type="string">
            <text:p>$          532,722</text:p>
            <text:p>4,205,615</text:p>
          </table:table-cell>
          <table:table-cell table:style-name="ce50" table:number-columns-repeated="5"/>
          <table:table-cell table:number-columns-repeated="16319"/>
        </table:table-row>
        <table:table-row table:style-name="ro42">
          <table:table-cell table:style-name="ce141" office:value-type="string" calcext:value-type="string">
            <text:p>Transfers and Losses on Disposal of</text:p>
            <text:p>Assets</text:p>
          </table:table-cell>
          <table:table-cell table:style-name="ce198" table:number-columns-repeated="12"/>
          <table:table-cell table:style-name="ce126" office:value-type="string" calcext:value-type="string">
            <text:p>-</text:p>
          </table:table-cell>
          <table:table-cell table:style-name="ce126" table:number-columns-repeated="5"/>
          <table:table-cell table:style-name="ce126" office:value-type="string" calcext:value-type="string">
            <text:p>-</text:p>
          </table:table-cell>
          <table:table-cell table:style-name="ce126" table:number-columns-repeated="6"/>
          <table:table-cell table:style-name="ce155"/>
          <table:table-cell table:style-name="ce126" office:value-type="string" calcext:value-type="string">
            <text:p>-</text:p>
          </table:table-cell>
          <table:table-cell table:style-name="ce126" table:number-columns-repeated="5"/>
          <table:table-cell table:style-name="ce155"/>
          <table:table-cell table:style-name="ce162" office:value-type="float" office:value="62490" calcext:value-type="float">
            <text:p>62,490</text:p>
          </table:table-cell>
          <table:table-cell table:style-name="ce162" table:number-columns-repeated="7"/>
          <table:table-cell table:style-name="ce190" office:value-type="string" calcext:value-type="string">
            <text:p>-</text:p>
          </table:table-cell>
          <table:table-cell table:style-name="ce190" table:number-columns-repeated="7"/>
          <table:table-cell table:style-name="ce61" table:number-columns-repeated="2"/>
          <table:table-cell table:style-name="ce60" office:value-type="float" office:value="62490" calcext:value-type="float">
            <text:p>62,490</text:p>
          </table:table-cell>
          <table:table-cell table:style-name="ce60" table:number-columns-repeated="5"/>
          <table:table-cell table:style-name="ce35"/>
          <table:table-cell table:style-name="ce62" office:value-type="float" office:value="41744" calcext:value-type="float">
            <text:p>41,744</text:p>
          </table:table-cell>
          <table:table-cell table:style-name="ce62" table:number-columns-repeated="5"/>
          <table:table-cell table:number-columns-repeated="16319"/>
        </table:table-row>
        <table:table-row table:style-name="ro32">
          <table:table-cell table:style-name="ce141" office:value-type="string" calcext:value-type="string">
            <text:p>Amortization Expense</text:p>
          </table:table-cell>
          <table:table-cell table:style-name="ce198" table:number-columns-repeated="12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6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6"/>
          <table:table-cell table:style-name="ce128" office:value-type="float" office:value="238597" calcext:value-type="float">
            <text:p>238,597</text:p>
          </table:table-cell>
          <table:table-cell table:style-name="ce128" table:number-columns-repeated="7"/>
          <table:table-cell table:style-name="ce186" office:value-type="string" calcext:value-type="string">
            <text:p>-</text:p>
          </table:table-cell>
          <table:table-cell table:style-name="ce186" table:number-columns-repeated="7"/>
          <table:table-cell table:style-name="ce64" table:number-columns-repeated="2"/>
          <table:table-cell table:style-name="ce63" office:value-type="float" office:value="238597" calcext:value-type="float">
            <text:p>238,597</text:p>
          </table:table-cell>
          <table:table-cell table:style-name="ce63" table:number-columns-repeated="5"/>
          <table:table-cell table:style-name="ce36"/>
          <table:table-cell table:style-name="ce65" office:value-type="float" office:value="363633" calcext:value-type="float">
            <text:p>363,633</text:p>
          </table:table-cell>
          <table:table-cell table:style-name="ce65" table:number-columns-repeated="5"/>
          <table:table-cell table:number-columns-repeated="16319"/>
        </table:table-row>
        <table:table-row table:style-name="ro42">
          <table:table-cell table:style-name="ce141" office:value-type="string" calcext:value-type="string">
            <text:p>Forgiveness of Debt</text:p>
            <text:p>(Increase) Decrease in Operating Assets: Accounts Receivable</text:p>
          </table:table-cell>
          <table:table-cell table:style-name="ce198" table:number-columns-repeated="12"/>
          <table:table-cell table:style-name="ce166" office:value-type="string" calcext:value-type="string">
            <text:p>-</text:p>
            <text:p>(7,316,639)</text:p>
          </table:table-cell>
          <table:table-cell table:style-name="ce166" table:number-columns-repeated="5"/>
          <table:table-cell table:style-name="ce197" office:value-type="string" calcext:value-type="string">
            <text:p>(537,473)</text:p>
            <text:p>(238,655)</text:p>
          </table:table-cell>
          <table:table-cell table:style-name="ce197" table:number-columns-repeated="6"/>
          <table:table-cell table:style-name="ce166"/>
          <table:table-cell table:style-name="ce197" office:value-type="string" calcext:value-type="string">
            <text:p>(1,150,162)</text:p>
            <text:p>(713,990)</text:p>
          </table:table-cell>
          <table:table-cell table:style-name="ce197" table:number-columns-repeated="5"/>
          <table:table-cell table:style-name="ce166"/>
          <table:table-cell table:style-name="ce166" office:value-type="string" calcext:value-type="string">
            <text:p>-</text:p>
            <text:p>(121,115)</text:p>
          </table:table-cell>
          <table:table-cell table:style-name="ce166" table:number-columns-repeated="7"/>
          <table:table-cell table:style-name="ce186" office:value-type="string" calcext:value-type="string">
            <text:p>-</text:p>
            <text:p>-</text:p>
          </table:table-cell>
          <table:table-cell table:style-name="ce186" table:number-columns-repeated="7"/>
          <table:table-cell table:style-name="ce64" table:number-columns-repeated="2"/>
          <table:table-cell table:style-name="ce50" office:value-type="string" calcext:value-type="string">
            <text:p>(1,687,635)</text:p>
            <text:p>(8,390,399)</text:p>
          </table:table-cell>
          <table:table-cell table:style-name="ce50" table:number-columns-repeated="6"/>
          <table:table-cell table:style-name="ce56" office:value-type="string" calcext:value-type="string">
            <text:p>-</text:p>
            <text:p>(5,313,437)</text:p>
          </table:table-cell>
          <table:table-cell table:style-name="ce59" table:number-columns-repeated="5"/>
          <table:table-cell table:number-columns-repeated="16319"/>
        </table:table-row>
        <table:table-row table:style-name="ro32">
          <table:table-cell table:style-name="ce142" office:value-type="string" calcext:value-type="string">
            <text:p>Grants Receivable</text:p>
          </table:table-cell>
          <table:table-cell table:style-name="ce186" table:number-columns-repeated="12"/>
          <table:table-cell table:style-name="ce128" office:value-type="float" office:value="900000" calcext:value-type="float">
            <text:p>900,000</text:p>
          </table:table-cell>
          <table:table-cell table:style-name="ce128" table:number-columns-repeated="5"/>
          <table:table-cell table:style-name="ce130" office:value-type="float" office:value="-17000" calcext:value-type="float">
            <text:p>(17,000)</text:p>
          </table:table-cell>
          <table:table-cell table:style-name="ce130" table:number-columns-repeated="6"/>
          <table:table-cell table:style-name="ce156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6"/>
          <table:table-cell table:style-name="ce159" office:value-type="string" calcext:value-type="string">
            <text:p>-</text:p>
          </table:table-cell>
          <table:table-cell table:style-name="ce159" table:number-columns-repeated="7"/>
          <table:table-cell table:style-name="ce156" table:number-columns-repeated="8"/>
          <table:table-cell table:style-name="ce36" table:number-columns-repeated="2"/>
          <table:table-cell table:style-name="ce63" office:value-type="float" office:value="883000" calcext:value-type="float">
            <text:p>883,000</text:p>
          </table:table-cell>
          <table:table-cell table:style-name="ce63" table:number-columns-repeated="5"/>
          <table:table-cell table:style-name="ce36"/>
          <table:table-cell table:style-name="ce66" office:value-type="float" office:value="-725000" calcext:value-type="float">
            <text:p>(725,000)</text:p>
          </table:table-cell>
          <table:table-cell table:style-name="ce66" table:number-columns-repeated="5"/>
          <table:table-cell table:number-columns-repeated="16319"/>
        </table:table-row>
        <table:table-row table:style-name="ro32">
          <table:table-cell table:style-name="ce142" office:value-type="string" calcext:value-type="string">
            <text:p>Prepaid Expenses and Deposits</text:p>
          </table:table-cell>
          <table:table-cell table:style-name="ce186" table:number-columns-repeated="12"/>
          <table:table-cell table:style-name="ce130" office:value-type="float" office:value="-2454430" calcext:value-type="float">
            <text:p>(2,454,430)</text:p>
          </table:table-cell>
          <table:table-cell table:style-name="ce130" table:number-columns-repeated="5"/>
          <table:table-cell table:style-name="ce128" office:value-type="float" office:value="27343" calcext:value-type="float">
            <text:p>27,343</text:p>
          </table:table-cell>
          <table:table-cell table:style-name="ce128" table:number-columns-repeated="6"/>
          <table:table-cell table:style-name="ce156"/>
          <table:table-cell table:style-name="ce128" office:value-type="float" office:value="67266" calcext:value-type="float">
            <text:p>67,266</text:p>
          </table:table-cell>
          <table:table-cell table:style-name="ce128" table:number-columns-repeated="5"/>
          <table:table-cell table:style-name="ce156"/>
          <table:table-cell table:style-name="ce128" office:value-type="float" office:value="342115" calcext:value-type="float">
            <text:p>342,115</text:p>
          </table:table-cell>
          <table:table-cell table:style-name="ce128" table:number-columns-repeated="7"/>
          <table:table-cell table:style-name="ce186" office:value-type="string" calcext:value-type="string">
            <text:p>-</text:p>
          </table:table-cell>
          <table:table-cell table:style-name="ce186" table:number-columns-repeated="7"/>
          <table:table-cell table:style-name="ce64" table:number-columns-repeated="2"/>
          <table:table-cell table:style-name="ce67" office:value-type="float" office:value="-2017706" calcext:value-type="float">
            <text:p>(2,017,706)</text:p>
          </table:table-cell>
          <table:table-cell table:style-name="ce67" table:number-columns-repeated="5"/>
          <table:table-cell table:style-name="ce36"/>
          <table:table-cell table:style-name="ce66" office:value-type="float" office:value="-413544" calcext:value-type="float">
            <text:p>(413,544)</text:p>
          </table:table-cell>
          <table:table-cell table:style-name="ce66" table:number-columns-repeated="5"/>
          <table:table-cell table:number-columns-repeated="16319"/>
        </table:table-row>
        <table:table-row table:style-name="ro42">
          <table:table-cell table:style-name="ce141" office:value-type="string" calcext:value-type="string">
            <text:p>Deferred Rent Asset</text:p>
            <text:p>Increase (Decrease) in Operating Liabilities:</text:p>
          </table:table-cell>
          <table:table-cell table:style-name="ce198" table:number-columns-repeated="12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5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5"/>
          <table:table-cell table:style-name="ce128" office:value-type="float" office:value="1170767" calcext:value-type="float">
            <text:p>1,170,767</text:p>
          </table:table-cell>
          <table:table-cell table:style-name="ce128" table:number-columns-repeated="7"/>
          <table:table-cell table:style-name="ce199" office:value-type="float" office:value="-1170767" calcext:value-type="float">
            <text:p>(1,170,767)</text:p>
          </table:table-cell>
          <table:table-cell table:style-name="ce199" table:number-columns-repeated="7"/>
          <table:table-cell table:style-name="ce68" table:number-columns-repeated="2"/>
          <table:table-cell table:style-name="ce51" office:value-type="string" calcext:value-type="string">
            <text:p>-</text:p>
          </table:table-cell>
          <table:table-cell table:style-name="ce51" table:number-columns-repeated="5"/>
          <table:table-cell table:style-name="ce35"/>
          <table:table-cell table:style-name="ce64" office:value-type="string" calcext:value-type="string">
            <text:p>-</text:p>
          </table:table-cell>
          <table:table-cell table:style-name="ce64" table:number-columns-repeated="5"/>
          <table:table-cell table:number-columns-repeated="16319"/>
        </table:table-row>
        <table:table-row table:style-name="ro33">
          <table:table-cell table:style-name="ce142" office:value-type="string" calcext:value-type="string">
            <text:p>Accounts Payable and Accrued Liabilities</text:p>
          </table:table-cell>
          <table:table-cell table:style-name="ce186" table:number-columns-repeated="12"/>
          <table:table-cell table:style-name="ce162" office:value-type="float" office:value="4084985" calcext:value-type="float">
            <text:p>4,084,985</text:p>
          </table:table-cell>
          <table:table-cell table:style-name="ce162" table:number-columns-repeated="5"/>
          <table:table-cell table:style-name="ce162" office:value-type="float" office:value="120559" calcext:value-type="float">
            <text:p>120,559</text:p>
          </table:table-cell>
          <table:table-cell table:style-name="ce162" table:number-columns-repeated="6"/>
          <table:table-cell table:style-name="ce155"/>
          <table:table-cell table:style-name="ce162" office:value-type="float" office:value="408489" calcext:value-type="float">
            <text:p>408,489</text:p>
          </table:table-cell>
          <table:table-cell table:style-name="ce162" table:number-columns-repeated="5"/>
          <table:table-cell table:style-name="ce155"/>
          <table:table-cell table:style-name="ce200" office:value-type="float" office:value="-339660" calcext:value-type="float">
            <text:p>(339,660)</text:p>
          </table:table-cell>
          <table:table-cell table:style-name="ce200" table:number-columns-repeated="7"/>
          <table:table-cell table:style-name="ce126" office:value-type="string" calcext:value-type="string">
            <text:p>-</text:p>
          </table:table-cell>
          <table:table-cell table:style-name="ce126" table:number-columns-repeated="6"/>
          <table:table-cell table:style-name="ce201" office:value-type="float" office:value="4274373" calcext:value-type="float">
            <text:p>4,274,373</text:p>
          </table:table-cell>
          <table:table-cell table:style-name="ce69" table:number-columns-repeated="8"/>
          <table:table-cell table:style-name="ce35"/>
          <table:table-cell table:style-name="ce70" office:value-type="float" office:value="-2395184" calcext:value-type="float">
            <text:p>(2,395,184)</text:p>
          </table:table-cell>
          <table:table-cell table:style-name="ce70" table:number-columns-repeated="5"/>
          <table:table-cell table:number-columns-repeated="16319"/>
        </table:table-row>
        <table:table-row table:style-name="ro32">
          <table:table-cell table:style-name="ce142" office:value-type="string" calcext:value-type="string">
            <text:p>Deferred Revenues</text:p>
          </table:table-cell>
          <table:table-cell table:style-name="ce186" table:number-columns-repeated="12"/>
          <table:table-cell table:style-name="ce128" office:value-type="float" office:value="1348680" calcext:value-type="float">
            <text:p>1,348,680</text:p>
          </table:table-cell>
          <table:table-cell table:style-name="ce128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6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6"/>
          <table:table-cell table:style-name="ce159" office:value-type="string" calcext:value-type="string">
            <text:p>-</text:p>
          </table:table-cell>
          <table:table-cell table:style-name="ce159" table:number-columns-repeated="7"/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82" office:value-type="float" office:value="1348680" calcext:value-type="float">
            <text:p>1,348,680</text:p>
          </table:table-cell>
          <table:table-cell table:style-name="ce71" table:number-columns-repeated="8"/>
          <table:table-cell table:style-name="ce36"/>
          <table:table-cell table:style-name="ce65" office:value-type="float" office:value="671623" calcext:value-type="float">
            <text:p>671,623</text:p>
          </table:table-cell>
          <table:table-cell table:style-name="ce65" table:number-columns-repeated="5"/>
          <table:table-cell table:number-columns-repeated="16319"/>
        </table:table-row>
        <table:table-row table:style-name="ro32">
          <table:table-cell table:style-name="ce142" office:value-type="string" calcext:value-type="string">
            <text:p>Deferred Rent Liability</text:p>
          </table:table-cell>
          <table:table-cell table:style-name="ce186" table:number-columns-repeated="12"/>
          <table:table-cell table:style-name="ce202" office:value-type="float" office:value="-79331" calcext:value-type="float">
            <text:p>(79,331)</text:p>
          </table:table-cell>
          <table:table-cell table:style-name="ce202" table:number-columns-repeated="5"/>
          <table:table-cell table:style-name="ce131" office:value-type="float" office:value="58297" calcext:value-type="float">
            <text:p>58,297</text:p>
          </table:table-cell>
          <table:table-cell table:style-name="ce131" table:number-columns-repeated="6"/>
          <table:table-cell table:style-name="ce156"/>
          <table:table-cell table:style-name="ce202" office:value-type="float" office:value="-362066" calcext:value-type="float">
            <text:p>(362,066)</text:p>
          </table:table-cell>
          <table:table-cell table:style-name="ce202" table:number-columns-repeated="5"/>
          <table:table-cell table:style-name="ce156"/>
          <table:table-cell table:style-name="ce202" office:value-type="float" office:value="-971225" calcext:value-type="float">
            <text:p>(971,225)</text:p>
          </table:table-cell>
          <table:table-cell table:style-name="ce202" table:number-columns-repeated="7"/>
          <table:table-cell table:style-name="ce131" office:value-type="float" office:value="1170767" calcext:value-type="float">
            <text:p>1,170,767</text:p>
          </table:table-cell>
          <table:table-cell table:style-name="ce131" table:number-columns-repeated="6"/>
          <table:table-cell table:style-name="ce203" office:value-type="float" office:value="-183558" calcext:value-type="float">
            <text:p>(183,558)</text:p>
          </table:table-cell>
          <table:table-cell table:style-name="ce74" table:number-columns-repeated="8"/>
          <table:table-cell table:style-name="ce36"/>
          <table:table-cell table:style-name="ce71" office:value-type="float" office:value="1017932" calcext:value-type="float">
            <text:p>1,017,932</text:p>
          </table:table-cell>
          <table:table-cell table:style-name="ce71" table:number-columns-repeated="5"/>
          <table:table-cell table:number-columns-repeated="16319"/>
        </table:table-row>
        <table:table-row table:style-name="ro33">
          <table:table-cell table:style-name="ce142" office:value-type="string" calcext:value-type="string">
            <text:p>Net Cash Provided (Used) by Operating Activities</text:p>
          </table:table-cell>
          <table:table-cell table:style-name="ce186" table:number-columns-repeated="12"/>
          <table:table-cell table:style-name="ce132" office:value-type="float" office:value="9053189" calcext:value-type="float">
            <text:p>9,053,189</text:p>
          </table:table-cell>
          <table:table-cell table:style-name="ce132" table:number-columns-repeated="5"/>
          <table:table-cell table:style-name="ce204" office:value-type="float" office:value="-236742" calcext:value-type="float">
            <text:p>(236,742)</text:p>
          </table:table-cell>
          <table:table-cell table:style-name="ce204" table:number-columns-repeated="6"/>
          <table:table-cell table:style-name="ce155"/>
          <table:table-cell table:style-name="ce132" office:value-type="float" office:value="1798831" calcext:value-type="float">
            <text:p>1,798,831</text:p>
          </table:table-cell>
          <table:table-cell table:style-name="ce132" table:number-columns-repeated="5"/>
          <table:table-cell table:style-name="ce155"/>
          <table:table-cell table:style-name="ce132" office:value-type="float" office:value="2086926" calcext:value-type="float">
            <text:p>2,086,926</text:p>
          </table:table-cell>
          <table:table-cell table:style-name="ce132" table:number-columns-repeated="7"/>
          <table:table-cell table:style-name="ce205" office:value-type="string" calcext:value-type="string">
            <text:p>-</text:p>
          </table:table-cell>
          <table:table-cell table:style-name="ce205" table:number-columns-repeated="6"/>
          <table:table-cell table:style-name="ce206" office:value-type="float" office:value="12702204" calcext:value-type="float">
            <text:p>12,702,204</text:p>
          </table:table-cell>
          <table:table-cell table:style-name="ce77" table:number-columns-repeated="8"/>
          <table:table-cell table:style-name="ce35"/>
          <table:table-cell table:style-name="ce78" office:value-type="float" office:value="-2013896" calcext:value-type="float">
            <text:p>(2,013,896)</text:p>
          </table:table-cell>
          <table:table-cell table:style-name="ce78" table:number-columns-repeated="5"/>
          <table:table-cell table:number-columns-repeated="16319"/>
        </table:table-row>
        <table:table-row table:style-name="ro43">
          <table:table-cell table:style-name="ce138" office:value-type="string" calcext:value-type="string">
            <text:p>CASH FLOWS FROM INVESTING</text:p>
            <text:p>ACTIVITIES</text:p>
            <text:p><text:span text:style-name="T63">Purchases of Property, Plant, and Equipment Net Cash Used by Investing Activities</text:span></text:p>
          </table:table-cell>
          <table:table-cell table:style-name="ce161" table:number-columns-repeated="4"/>
          <table:table-cell table:style-name="ce155" table:number-columns-repeated="45"/>
          <table:table-cell table:style-name="ce35" table:number-columns-repeated="15"/>
          <table:table-cell table:number-columns-repeated="16319"/>
        </table:table-row>
        <table:table-row table:style-name="ro42">
          <table:table-cell table:style-name="ce138"/>
          <table:table-cell table:style-name="ce161" table:number-columns-repeated="4"/>
          <table:table-cell table:style-name="ce156" table:number-columns-repeated="8"/>
          <table:table-cell table:style-name="ce186" office:value-type="string" calcext:value-type="string">
            <text:p>- <text:s text:c="30"/>-</text:p>
          </table:table-cell>
          <table:table-cell table:style-name="ce186" table:number-columns-repeated="12"/>
          <table:table-cell table:style-name="ce156"/>
          <table:table-cell table:style-name="ce202" office:value-type="float" office:value="-24453" calcext:value-type="float">
            <text:p>(24,453)</text:p>
          </table:table-cell>
          <table:table-cell table:style-name="ce202" table:number-columns-repeated="5"/>
          <table:table-cell table:style-name="ce156"/>
          <table:table-cell table:style-name="ce202" office:value-type="float" office:value="-28866919" calcext:value-type="float">
            <text:p>(28,866,919)</text:p>
          </table:table-cell>
          <table:table-cell table:style-name="ce202" table:number-columns-repeated="7"/>
          <table:table-cell table:style-name="ce160" office:value-type="string" calcext:value-type="string">
            <text:p>-</text:p>
          </table:table-cell>
          <table:table-cell table:style-name="ce160" table:number-columns-repeated="6"/>
          <table:table-cell table:style-name="ce207" office:value-type="float" office:value="-28891372" calcext:value-type="float">
            <text:p>(28,891,372)</text:p>
          </table:table-cell>
          <table:table-cell table:style-name="ce80" table:number-columns-repeated="8"/>
          <table:table-cell table:style-name="ce36"/>
          <table:table-cell table:style-name="ce72" office:value-type="float" office:value="-980966" calcext:value-type="float">
            <text:p>(980,966)</text:p>
          </table:table-cell>
          <table:table-cell table:style-name="ce72" table:number-columns-repeated="5"/>
          <table:table-cell table:number-columns-repeated="16319"/>
        </table:table-row>
        <table:table-row table:style-name="ro42">
          <table:table-cell table:style-name="ce138"/>
          <table:table-cell table:style-name="ce161" table:number-columns-repeated="4"/>
          <table:table-cell table:style-name="ce155" table:number-columns-repeated="8"/>
          <table:table-cell table:style-name="ce190" office:value-type="string" calcext:value-type="string">
            <text:p>- <text:s text:c="30"/>-</text:p>
          </table:table-cell>
          <table:table-cell table:style-name="ce190" table:number-columns-repeated="12"/>
          <table:table-cell table:style-name="ce155"/>
          <table:table-cell table:style-name="ce204" office:value-type="float" office:value="-24453" calcext:value-type="float">
            <text:p>(24,453)</text:p>
          </table:table-cell>
          <table:table-cell table:style-name="ce204" table:number-columns-repeated="5"/>
          <table:table-cell table:style-name="ce155"/>
          <table:table-cell table:style-name="ce204" office:value-type="float" office:value="-28866919" calcext:value-type="float">
            <text:p>(28,866,919)</text:p>
          </table:table-cell>
          <table:table-cell table:style-name="ce204" table:number-columns-repeated="7"/>
          <table:table-cell table:style-name="ce205" office:value-type="string" calcext:value-type="string">
            <text:p>-</text:p>
          </table:table-cell>
          <table:table-cell table:style-name="ce205" table:number-columns-repeated="6"/>
          <table:table-cell table:style-name="ce208" office:value-type="float" office:value="-28891372" calcext:value-type="float">
            <text:p>(28,891,372)</text:p>
          </table:table-cell>
          <table:table-cell table:style-name="ce81" table:number-columns-repeated="8"/>
          <table:table-cell table:style-name="ce35"/>
          <table:table-cell table:style-name="ce76" office:value-type="float" office:value="-980966" calcext:value-type="float">
            <text:p>(980,966)</text:p>
          </table:table-cell>
          <table:table-cell table:style-name="ce76" table:number-columns-repeated="5"/>
          <table:table-cell table:number-columns-repeated="16319"/>
        </table:table-row>
        <table:table-row table:style-name="ro33">
          <table:table-cell table:style-name="ce138" office:value-type="string" calcext:value-type="string">
            <text:p>CASH FLOWS FROM FINANCING</text:p>
            <text:p>ACTIVITIES</text:p>
          </table:table-cell>
          <table:table-cell table:style-name="ce161" table:number-columns-repeated="49"/>
          <table:table-cell table:style-name="ce79" table:number-columns-repeated="15"/>
          <table:table-cell table:number-columns-repeated="16319"/>
        </table:table-row>
        <table:table-row table:style-name="ro38">
          <table:table-cell table:style-name="ce139" office:value-type="string" calcext:value-type="string">
            <text:p>Intracompany Loans</text:p>
          </table:table-cell>
          <table:table-cell table:style-name="ce197" table:number-columns-repeated="12"/>
          <table:table-cell table:style-name="ce128" office:value-type="float" office:value="137859" calcext:value-type="float">
            <text:p>137,859</text:p>
          </table:table-cell>
          <table:table-cell table:style-name="ce128" table:number-columns-repeated="5"/>
          <table:table-cell table:style-name="ce128" office:value-type="float" office:value="107652" calcext:value-type="float">
            <text:p>107,652</text:p>
          </table:table-cell>
          <table:table-cell table:style-name="ce128" table:number-columns-repeated="6"/>
          <table:table-cell table:style-name="ce156"/>
          <table:table-cell table:style-name="ce130" office:value-type="float" office:value="-49984" calcext:value-type="float">
            <text:p>(49,984)</text:p>
          </table:table-cell>
          <table:table-cell table:style-name="ce130" table:number-columns-repeated="5"/>
          <table:table-cell table:style-name="ce156"/>
          <table:table-cell table:style-name="ce130" office:value-type="float" office:value="-214882" calcext:value-type="float">
            <text:p>(214,882)</text:p>
          </table:table-cell>
          <table:table-cell table:style-name="ce130" table:number-columns-repeated="7"/>
          <table:table-cell table:style-name="ce186" office:value-type="string" calcext:value-type="string">
            <text:p>- <text:s text:c="19"/>(19,355)</text:p>
          </table:table-cell>
          <table:table-cell table:style-name="ce186" table:number-columns-repeated="7"/>
          <table:table-cell table:style-name="ce64" table:number-columns-repeated="8"/>
          <table:table-cell table:style-name="ce36"/>
          <table:table-cell table:style-name="ce51" office:value-type="string" calcext:value-type="string">
            <text:p>-</text:p>
          </table:table-cell>
          <table:table-cell table:style-name="ce51" table:number-columns-repeated="5"/>
          <table:table-cell table:number-columns-repeated="16319"/>
        </table:table-row>
        <table:table-row table:style-name="ro32">
          <table:table-cell table:style-name="ce139" office:value-type="string" calcext:value-type="string">
            <text:p>Proceeds from Debt</text:p>
          </table:table-cell>
          <table:table-cell table:style-name="ce197" table:number-columns-repeated="12"/>
          <table:table-cell table:style-name="ce128" office:value-type="float" office:value="1645000" calcext:value-type="float">
            <text:p>1,645,000</text:p>
          </table:table-cell>
          <table:table-cell table:style-name="ce128" table:number-columns-repeated="5"/>
          <table:table-cell table:style-name="ce159" office:value-type="string" calcext:value-type="string">
            <text:p>-</text:p>
          </table:table-cell>
          <table:table-cell table:style-name="ce159" table:number-columns-repeated="6"/>
          <table:table-cell table:style-name="ce156"/>
          <table:table-cell table:style-name="ce159" office:value-type="string" calcext:value-type="string">
            <text:p>-</text:p>
          </table:table-cell>
          <table:table-cell table:style-name="ce159" table:number-columns-repeated="5"/>
          <table:table-cell table:style-name="ce156"/>
          <table:table-cell table:style-name="ce128" office:value-type="float" office:value="31066734" calcext:value-type="float">
            <text:p>31,066,734</text:p>
          </table:table-cell>
          <table:table-cell table:style-name="ce128" table:number-columns-repeated="7"/>
          <table:table-cell table:style-name="ce181" office:value-type="float" office:value="-32711734" calcext:value-type="float">
            <text:p>-32,711,734</text:p>
          </table:table-cell>
          <table:table-cell table:style-name="ce181" table:number-columns-repeated="7"/>
          <table:table-cell table:style-name="ce82" table:number-columns-repeated="8"/>
          <table:table-cell table:style-name="ce36"/>
          <table:table-cell table:style-name="ce63" office:value-type="float" office:value="8387635" calcext:value-type="float">
            <text:p>8,387,635</text:p>
          </table:table-cell>
          <table:table-cell table:style-name="ce63" table:number-columns-repeated="5"/>
          <table:table-cell table:number-columns-repeated="16319"/>
        </table:table-row>
        <table:table-row table:style-name="ro38">
          <table:table-cell table:style-name="ce139" office:value-type="string" calcext:value-type="string">
            <text:p>Repayment of Debt</text:p>
          </table:table-cell>
          <table:table-cell table:style-name="ce197" table:number-columns-repeated="12"/>
          <table:table-cell table:style-name="ce202" office:value-type="float" office:value="-1039656" calcext:value-type="float">
            <text:p>(1,039,656)</text:p>
          </table:table-cell>
          <table:table-cell table:style-name="ce202" table:number-columns-repeated="5"/>
          <table:table-cell table:style-name="ce160" office:value-type="string" calcext:value-type="string">
            <text:p>-</text:p>
          </table:table-cell>
          <table:table-cell table:style-name="ce160" table:number-columns-repeated="6"/>
          <table:table-cell table:style-name="ce156"/>
          <table:table-cell table:style-name="ce160" office:value-type="string" calcext:value-type="string">
            <text:p>-</text:p>
          </table:table-cell>
          <table:table-cell table:style-name="ce160" table:number-columns-repeated="5"/>
          <table:table-cell table:style-name="ce156"/>
          <table:table-cell table:style-name="ce202" office:value-type="float" office:value="-2508118" calcext:value-type="float">
            <text:p>(2,508,118)</text:p>
          </table:table-cell>
          <table:table-cell table:style-name="ce202" table:number-columns-repeated="7"/>
          <table:table-cell table:style-name="ce186" office:value-type="string" calcext:value-type="string">
            <text:p>- <text:s text:c="13"/>(3,547,774)</text:p>
          </table:table-cell>
          <table:table-cell table:style-name="ce186" table:number-columns-repeated="7"/>
          <table:table-cell table:style-name="ce64" table:number-columns-repeated="8"/>
          <table:table-cell table:style-name="ce36"/>
          <table:table-cell table:style-name="ce72" office:value-type="float" office:value="-3646908" calcext:value-type="float">
            <text:p>(3,646,908)</text:p>
          </table:table-cell>
          <table:table-cell table:style-name="ce72" table:number-columns-repeated="5"/>
          <table:table-cell table:number-columns-repeated="16319"/>
        </table:table-row>
        <table:table-row table:style-name="ro33">
          <table:table-cell table:style-name="ce142" office:value-type="string" calcext:value-type="string">
            <text:p>Net Cash Provided (Used) by</text:p>
            <text:p>Financing Activities</text:p>
          </table:table-cell>
          <table:table-cell table:style-name="ce186" table:number-columns-repeated="12"/>
          <table:table-cell table:style-name="ce170" office:value-type="float" office:value="743203" calcext:value-type="float">
            <text:p>743,203</text:p>
          </table:table-cell>
          <table:table-cell table:style-name="ce170" table:number-columns-repeated="5"/>
          <table:table-cell table:style-name="ce170" office:value-type="float" office:value="107652" calcext:value-type="float">
            <text:p>107,652</text:p>
          </table:table-cell>
          <table:table-cell table:style-name="ce170" table:number-columns-repeated="6"/>
          <table:table-cell table:style-name="ce155"/>
          <table:table-cell table:style-name="ce209" office:value-type="float" office:value="-49984" calcext:value-type="float">
            <text:p>(49,984)</text:p>
          </table:table-cell>
          <table:table-cell table:style-name="ce209" table:number-columns-repeated="5"/>
          <table:table-cell table:style-name="ce155"/>
          <table:table-cell table:style-name="ce170" office:value-type="float" office:value="28343734" calcext:value-type="float">
            <text:p>28,343,734</text:p>
          </table:table-cell>
          <table:table-cell table:style-name="ce170" table:number-columns-repeated="7"/>
          <table:table-cell table:style-name="ce210" office:value-type="float" office:value="-29144605" calcext:value-type="float">
            <text:p>-29,144,605</text:p>
          </table:table-cell>
          <table:table-cell table:style-name="ce210" table:number-columns-repeated="7"/>
          <table:table-cell table:style-name="ce84" table:number-columns-repeated="8"/>
          <table:table-cell table:style-name="ce35"/>
          <table:table-cell table:style-name="ce83" office:value-type="float" office:value="4740727" calcext:value-type="float">
            <text:p>4,740,727</text:p>
          </table:table-cell>
          <table:table-cell table:style-name="ce83" table:number-columns-repeated="5"/>
          <table:table-cell table:number-columns-repeated="16319"/>
        </table:table-row>
        <table:table-row table:style-name="ro42">
          <table:table-cell table:style-name="ce145" office:value-type="string" calcext:value-type="string">
            <text:p>NET INCREASE (DECREASE) IN</text:p>
            <text:p>CASH, CASH EQUIVALENTS AND RESTRICTED CASH</text:p>
          </table:table-cell>
          <table:table-cell table:style-name="ce194" table:number-columns-repeated="12"/>
          <table:table-cell table:style-name="ce132" office:value-type="float" office:value="9796392" calcext:value-type="float">
            <text:p>9,796,392</text:p>
          </table:table-cell>
          <table:table-cell table:style-name="ce132" table:number-columns-repeated="5"/>
          <table:table-cell table:style-name="ce204" office:value-type="float" office:value="-129090" calcext:value-type="float">
            <text:p>(129,090)</text:p>
          </table:table-cell>
          <table:table-cell table:style-name="ce204" table:number-columns-repeated="6"/>
          <table:table-cell table:style-name="ce166"/>
          <table:table-cell table:style-name="ce132" office:value-type="float" office:value="1724394" calcext:value-type="float">
            <text:p>1,724,394</text:p>
          </table:table-cell>
          <table:table-cell table:style-name="ce132" table:number-columns-repeated="5"/>
          <table:table-cell table:style-name="ce166"/>
          <table:table-cell table:style-name="ce132" office:value-type="float" office:value="1563741" calcext:value-type="float">
            <text:p>1,563,741</text:p>
          </table:table-cell>
          <table:table-cell table:style-name="ce132" table:number-columns-repeated="7"/>
          <table:table-cell table:style-name="ce211" office:value-type="float" office:value="-12955437" calcext:value-type="float">
            <text:p>-12,955,437</text:p>
          </table:table-cell>
          <table:table-cell table:style-name="ce211" table:number-columns-repeated="7"/>
          <table:table-cell table:style-name="ce85" table:number-columns-repeated="8"/>
          <table:table-cell table:style-name="ce50"/>
          <table:table-cell table:style-name="ce75" office:value-type="float" office:value="1745865" calcext:value-type="float">
            <text:p>1,745,865</text:p>
          </table:table-cell>
          <table:table-cell table:style-name="ce75" table:number-columns-repeated="5"/>
          <table:table-cell table:number-columns-repeated="16319"/>
        </table:table-row>
        <table:table-row table:style-name="ro33">
          <table:table-cell table:style-name="ce144" office:value-type="string" calcext:value-type="string">
            <text:p>Cash , Cash Equivalents and Restricted Cash - Beginning of Year</text:p>
          </table:table-cell>
          <table:table-cell table:style-name="ce161" table:number-columns-repeated="12"/>
          <table:table-cell table:style-name="ce131" office:value-type="float" office:value="22831077" calcext:value-type="float">
            <text:p>22,831,077</text:p>
          </table:table-cell>
          <table:table-cell table:style-name="ce131" table:number-columns-repeated="5"/>
          <table:table-cell table:style-name="ce131" office:value-type="float" office:value="1842842" calcext:value-type="float">
            <text:p>1,842,842</text:p>
          </table:table-cell>
          <table:table-cell table:style-name="ce131" table:number-columns-repeated="6"/>
          <table:table-cell table:style-name="ce156"/>
          <table:table-cell table:style-name="ce131" office:value-type="float" office:value="6132046" calcext:value-type="float">
            <text:p>6,132,046</text:p>
          </table:table-cell>
          <table:table-cell table:style-name="ce131" table:number-columns-repeated="5"/>
          <table:table-cell table:style-name="ce156"/>
          <table:table-cell table:style-name="ce131" office:value-type="float" office:value="17957384" calcext:value-type="float">
            <text:p>17,957,384</text:p>
          </table:table-cell>
          <table:table-cell table:style-name="ce131" table:number-columns-repeated="7"/>
          <table:table-cell table:style-name="ce181" office:value-type="float" office:value="-48763349" calcext:value-type="float">
            <text:p>-48,763,349</text:p>
          </table:table-cell>
          <table:table-cell table:style-name="ce181" table:number-columns-repeated="7"/>
          <table:table-cell table:style-name="ce82" table:number-columns-repeated="8"/>
          <table:table-cell table:style-name="ce36"/>
          <table:table-cell table:style-name="ce73" office:value-type="float" office:value="47017484" calcext:value-type="float">
            <text:p>47,017,484</text:p>
          </table:table-cell>
          <table:table-cell table:style-name="ce73" table:number-columns-repeated="5"/>
          <table:table-cell table:number-columns-repeated="16319"/>
        </table:table-row>
        <table:table-row table:style-name="ro33">
          <table:table-cell table:style-name="ce145" office:value-type="string" calcext:value-type="string">
            <text:p>CASH, CASH EQUIVALENTS AND RESTRCTED CASH -</text:p>
          </table:table-cell>
          <table:table-cell table:style-name="ce212" table:number-columns-repeated="12"/>
          <table:table-cell table:style-name="ce213" table:number-columns-repeated="13"/>
          <table:table-cell table:style-name="ce155"/>
          <table:table-cell table:style-name="ce213" table:number-columns-repeated="6"/>
          <table:table-cell table:style-name="ce155"/>
          <table:table-cell table:style-name="ce213" table:number-columns-repeated="8"/>
          <table:table-cell table:style-name="ce155" table:number-columns-repeated="8"/>
          <table:table-cell table:style-name="ce35" table:number-columns-repeated="9"/>
          <table:table-cell table:style-name="ce47" table:number-columns-repeated="6"/>
          <table:table-cell table:number-columns-repeated="16319"/>
        </table:table-row>
        <table:table-row table:style-name="ro33">
          <table:table-cell table:style-name="ce138" office:value-type="string" calcext:value-type="string">
            <text:p>END OF YEAR</text:p>
          </table:table-cell>
          <table:table-cell table:style-name="ce157" table:number-columns-repeated="12"/>
          <table:table-cell table:style-name="ce188" office:value-type="float" office:value="32627469" calcext:value-type="float">
            <text:p>$ 32,627,469</text:p>
          </table:table-cell>
          <table:table-cell table:style-name="ce188" table:number-columns-repeated="5"/>
          <table:table-cell table:style-name="ce188" office:value-type="float" office:value="1713752" calcext:value-type="float">
            <text:p>$ 1,713,752</text:p>
          </table:table-cell>
          <table:table-cell table:style-name="ce188" table:number-columns-repeated="6"/>
          <table:table-cell table:style-name="ce156"/>
          <table:table-cell table:style-name="ce188" office:value-type="float" office:value="7856440" calcext:value-type="float">
            <text:p>$ 7,856,440</text:p>
          </table:table-cell>
          <table:table-cell table:style-name="ce188" table:number-columns-repeated="5"/>
          <table:table-cell table:style-name="ce156"/>
          <table:table-cell table:style-name="ce188" office:value-type="float" office:value="19521125" calcext:value-type="float">
            <text:p>$ 19,521,125</text:p>
          </table:table-cell>
          <table:table-cell table:style-name="ce188" table:number-columns-repeated="7"/>
          <table:table-cell table:style-name="ce166" office:value-type="string" calcext:value-type="string">
            <text:p>$ <text:s text:c="16"/>- <text:s text:c="6"/>$ <text:s text:c="4"/>61,718,786</text:p>
          </table:table-cell>
          <table:table-cell table:style-name="ce166" table:number-columns-repeated="7"/>
          <table:table-cell table:style-name="ce50" table:number-columns-repeated="8"/>
          <table:table-cell table:style-name="ce36"/>
          <table:table-cell table:style-name="ce86" office:value-type="float" office:value="48763349" calcext:value-type="float">
            <text:p>$ 48,763,349</text:p>
          </table:table-cell>
          <table:table-cell table:style-name="ce86" table:number-columns-repeated="5"/>
          <table:table-cell table:number-columns-repeated="16319"/>
        </table:table-row>
        <table:table-row table:style-name="ro32">
          <table:table-cell table:style-name="ce137"/>
          <table:table-cell table:style-name="ce156" table:number-columns-repeated="12"/>
          <table:table-cell table:style-name="ce214" table:number-columns-repeated="13"/>
          <table:table-cell table:style-name="ce156"/>
          <table:table-cell table:style-name="ce214" table:number-columns-repeated="6"/>
          <table:table-cell table:style-name="ce156"/>
          <table:table-cell table:style-name="ce214" table:number-columns-repeated="8"/>
          <table:table-cell table:style-name="ce156" table:number-columns-repeated="8"/>
          <table:table-cell table:style-name="ce36" table:number-columns-repeated="9"/>
          <table:table-cell table:style-name="ce87" table:number-columns-repeated="6"/>
          <table:table-cell table:number-columns-repeated="16319"/>
        </table:table-row>
        <table:table-row table:style-name="ro40">
          <table:table-cell table:style-name="ce138" office:value-type="string" calcext:value-type="string">
            <text:p>CASH, CASH EQUIVALENTS AND RESTRCTED CASH</text:p>
            <text:p><text:span text:style-name="T63">Cash and Cash Equivalents</text:span></text:p>
          </table:table-cell>
          <table:table-cell table:style-name="ce161" table:number-columns-repeated="12"/>
          <table:table-cell table:style-name="ce215" office:value-type="float" office:value="32627469" calcext:value-type="float">
            <text:p>$ 32,627,469</text:p>
          </table:table-cell>
          <table:table-cell table:style-name="ce215" table:number-columns-repeated="5"/>
          <table:table-cell table:style-name="ce215" office:value-type="float" office:value="1713752" calcext:value-type="float">
            <text:p>$ 1,713,752</text:p>
          </table:table-cell>
          <table:table-cell table:style-name="ce215" table:number-columns-repeated="6"/>
          <table:table-cell table:style-name="ce166"/>
          <table:table-cell table:style-name="ce215" office:value-type="float" office:value="7856440" calcext:value-type="float">
            <text:p>$ 7,856,440</text:p>
          </table:table-cell>
          <table:table-cell table:style-name="ce215" table:number-columns-repeated="5"/>
          <table:table-cell table:style-name="ce166"/>
          <table:table-cell table:style-name="ce215" office:value-type="float" office:value="5422615" calcext:value-type="float">
            <text:p>$ 5,422,615</text:p>
          </table:table-cell>
          <table:table-cell table:style-name="ce215" table:number-columns-repeated="7"/>
          <table:table-cell table:style-name="ce156" office:value-type="string" calcext:value-type="string">
            <text:p>$ <text:s text:c="16"/>- <text:s text:c="6"/>$ <text:s text:c="4"/>47,620,276</text:p>
          </table:table-cell>
          <table:table-cell table:style-name="ce156" table:number-columns-repeated="7"/>
          <table:table-cell table:style-name="ce89" table:number-columns-repeated="8"/>
          <table:table-cell table:style-name="ce50"/>
          <table:table-cell table:style-name="ce88" office:value-type="float" office:value="36215753" calcext:value-type="float">
            <text:p>$ 36,215,753</text:p>
          </table:table-cell>
          <table:table-cell table:style-name="ce88" table:number-columns-repeated="5"/>
          <table:table-cell table:number-columns-repeated="16319"/>
        </table:table-row>
        <table:table-row table:style-name="ro32">
          <table:table-cell table:style-name="ce139" office:value-type="string" calcext:value-type="string">
            <text:p>Restricted Cash</text:p>
          </table:table-cell>
          <table:table-cell table:style-name="ce197" table:number-columns-repeated="12"/>
          <table:table-cell table:style-name="ce160" office:value-type="string" calcext:value-type="string">
            <text:p>-</text:p>
          </table:table-cell>
          <table:table-cell table:style-name="ce160" table:number-columns-repeated="5"/>
          <table:table-cell table:style-name="ce160" office:value-type="string" calcext:value-type="string">
            <text:p>-</text:p>
          </table:table-cell>
          <table:table-cell table:style-name="ce160" table:number-columns-repeated="6"/>
          <table:table-cell table:style-name="ce156"/>
          <table:table-cell table:style-name="ce160" office:value-type="string" calcext:value-type="string">
            <text:p>-</text:p>
          </table:table-cell>
          <table:table-cell table:style-name="ce160" table:number-columns-repeated="5"/>
          <table:table-cell table:style-name="ce156"/>
          <table:table-cell table:style-name="ce131" office:value-type="float" office:value="14098510" calcext:value-type="float">
            <text:p>14,098,510</text:p>
          </table:table-cell>
          <table:table-cell table:style-name="ce131" table:number-columns-repeated="7"/>
          <table:table-cell table:style-name="ce181" office:value-type="float" office:value="-14098510" calcext:value-type="float">
            <text:p>-14,098,510</text:p>
          </table:table-cell>
          <table:table-cell table:style-name="ce181" table:number-columns-repeated="7"/>
          <table:table-cell table:style-name="ce82">
            <draw:custom-shape draw:z-index="34" draw:name="Shape 61" draw:style-name="gr1" draw:text-style-name="P1" svg:width="3.5402in" svg:height="0.0311in" svg:x="0.085in" svg:y="0.1299in">
              <text:p/>
              <draw:enhanced-geometry svg:viewBox="0 0 466725 34290" draw:text-areas="?f8 ?f10 ?f9 ?f11" draw:mirror-horizontal="false" draw:mirror-vertical="false" draw:type="non-primitive" draw:enhanced-path="M 466331 22847 L 0 22847 0 34277 466331 34277 466331 22847 Z N M 466331 0 L 0 0 0 11417 466331 11417 466331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66725"/>
                <draw:equation draw:name="f7" draw:formula="?f4 / 3429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style-name="ce82" table:number-columns-repeated="4"/>
          <table:table-cell table:style-name="ce82">
            <draw:custom-shape draw:z-index="35" draw:name="Shape 62" draw:style-name="gr1" draw:text-style-name="P1" svg:width="4.2925in" svg:height="0.0311in" svg:x="0.0362in" svg:y="0.1299in">
              <text:p/>
              <draw:enhanced-geometry svg:viewBox="0 0 567055 34290" draw:text-areas="?f8 ?f10 ?f9 ?f11" draw:mirror-horizontal="false" draw:mirror-vertical="false" draw:type="non-primitive" draw:enhanced-path="M 566928 22847 L 0 22847 0 34277 566928 34277 566928 22847 Z N M 566928 0 L 0 0 0 11417 566928 11417 566928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67055"/>
                <draw:equation draw:name="f7" draw:formula="?f4 / 3429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style-name="ce82" table:number-columns-repeated="2"/>
          <table:table-cell table:style-name="ce36"/>
          <table:table-cell table:style-name="ce73" office:value-type="float" office:value="12547596" calcext:value-type="float">
            <text:p>12,547,596</text:p>
          </table:table-cell>
          <table:table-cell table:style-name="ce73" table:number-columns-repeated="5"/>
          <table:table-cell table:number-columns-repeated="16319"/>
        </table:table-row>
        <table:table-row table:style-name="ro33">
          <table:table-cell table:style-name="ce142" office:value-type="string" calcext:value-type="string">
            <text:p>Total</text:p>
          </table:table-cell>
          <table:table-cell table:style-name="ce186" table:number-columns-repeated="12"/>
          <table:table-cell table:style-name="ce216" office:value-type="float" office:value="32627469" calcext:value-type="float">
            <text:p>$ 32,627,469</text:p>
          </table:table-cell>
          <table:table-cell table:style-name="ce216" table:number-columns-repeated="5"/>
          <table:table-cell table:style-name="ce216" office:value-type="float" office:value="1713752" calcext:value-type="float">
            <text:p>$ 1,713,752</text:p>
          </table:table-cell>
          <table:table-cell table:style-name="ce216" table:number-columns-repeated="6"/>
          <table:table-cell table:style-name="ce156"/>
          <table:table-cell table:style-name="ce216" office:value-type="float" office:value="7856440" calcext:value-type="float">
            <text:p>$ 7,856,440</text:p>
          </table:table-cell>
          <table:table-cell table:style-name="ce216" table:number-columns-repeated="5"/>
          <table:table-cell table:style-name="ce156"/>
          <table:table-cell table:style-name="ce216" office:value-type="float" office:value="19521125" calcext:value-type="float">
            <text:p>$ 19,521,125</text:p>
          </table:table-cell>
          <table:table-cell table:style-name="ce216" table:number-columns-repeated="7"/>
          <table:table-cell table:style-name="ce166" office:value-type="string" calcext:value-type="string">
            <text:p>$                 -     <text:span text:style-name="T66">  $     61,718,786  </text:span></text:p>
          </table:table-cell>
          <table:table-cell table:style-name="ce166" table:number-columns-repeated="7"/>
          <table:table-cell table:style-name="ce50" table:number-columns-repeated="8"/>
          <table:table-cell table:style-name="ce36"/>
          <table:table-cell table:style-name="ce90" office:value-type="float" office:value="48763349" calcext:value-type="float">
            <text:p>$ 48,763,349</text:p>
          </table:table-cell>
          <table:table-cell table:style-name="ce90" table:number-columns-repeated="5"/>
          <table:table-cell table:number-columns-repeated="16319"/>
        </table:table-row>
        <table:table-row table:style-name="ro32">
          <table:table-cell table:style-name="ce137"/>
          <table:table-cell table:style-name="ce156" table:number-columns-repeated="12"/>
          <table:table-cell table:style-name="ce214" table:number-columns-repeated="13"/>
          <table:table-cell table:style-name="ce156"/>
          <table:table-cell table:style-name="ce214" table:number-columns-repeated="6"/>
          <table:table-cell table:style-name="ce156"/>
          <table:table-cell table:style-name="ce214" table:number-columns-repeated="8"/>
          <table:table-cell table:style-name="ce156" table:number-columns-repeated="8"/>
          <table:table-cell table:style-name="ce36" table:number-columns-repeated="9"/>
          <table:table-cell table:style-name="ce87" table:number-columns-repeated="6"/>
          <table:table-cell table:number-columns-repeated="16319"/>
        </table:table-row>
        <table:table-row table:style-name="ro33">
          <table:table-cell table:style-name="ce138" office:value-type="string" calcext:value-type="string">
            <text:p>SUPPLEMENTAL DISCLOSURES OF CASH FLOW INFORMATION</text:p>
          </table:table-cell>
          <table:table-cell table:style-name="ce157" table:number-columns-repeated="49"/>
          <table:table-cell table:style-name="ce57">
            <draw:custom-shape draw:z-index="40" draw:name="Shape 69" draw:style-name="gr1" draw:text-style-name="P1" svg:width="3.5402in" svg:height="0.0307in" svg:x="0.085in" svg:y="0.1378in">
              <text:p/>
              <draw:enhanced-geometry svg:viewBox="0 0 466725 33655" draw:text-areas="?f8 ?f10 ?f9 ?f11" draw:mirror-horizontal="false" draw:mirror-vertical="false" draw:type="non-primitive" draw:enhanced-path="M 466331 22098 L 0 22098 0 33528 466331 33528 466331 22098 Z N M 466331 0 L 0 0 0 11430 466331 11430 466331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66725"/>
                <draw:equation draw:name="f7" draw:formula="?f4 / 33655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style-name="ce57" table:number-columns-repeated="4"/>
          <table:table-cell table:style-name="ce57">
            <draw:custom-shape draw:z-index="41" draw:name="Shape 70" draw:style-name="gr1" draw:text-style-name="P1" svg:width="4.2925in" svg:height="0.0106in" svg:x="0.0362in" svg:y="0.3071in">
              <text:p/>
              <draw:enhanced-geometry svg:viewBox="0 0 567055 11430" draw:text-areas="?f8 ?f10 ?f9 ?f11" draw:mirror-horizontal="false" draw:mirror-vertical="false" draw:type="non-primitive" draw:enhanced-path="M 566927 0 L 0 0 0 11430 566927 11430 566927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67055"/>
                <draw:equation draw:name="f7" draw:formula="?f4 / 11430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style-name="ce57" table:number-columns-repeated="9"/>
          <table:table-cell table:number-columns-repeated="16319"/>
        </table:table-row>
        <table:table-row table:style-name="ro32">
          <table:table-cell table:style-name="ce139" office:value-type="string" calcext:value-type="string">
            <text:p>Forgiveness of Debt</text:p>
          </table:table-cell>
          <table:table-cell table:style-name="ce197" table:number-columns-repeated="12"/>
          <table:table-cell table:style-name="ce160" office:value-type="string" calcext:value-type="string">
            <text:p>$ <text:s text:c="21"/>-</text:p>
          </table:table-cell>
          <table:table-cell table:style-name="ce160" table:number-columns-repeated="5"/>
          <table:table-cell table:style-name="ce188" office:value-type="float" office:value="537473" calcext:value-type="float">
            <text:p>$ 537,473</text:p>
          </table:table-cell>
          <table:table-cell table:style-name="ce188" table:number-columns-repeated="6"/>
          <table:table-cell table:style-name="ce156"/>
          <table:table-cell table:style-name="ce188" office:value-type="float" office:value="1150162" calcext:value-type="float">
            <text:p>$ 1,150,162</text:p>
          </table:table-cell>
          <table:table-cell table:style-name="ce188" table:number-columns-repeated="5"/>
          <table:table-cell table:style-name="ce156"/>
          <table:table-cell table:style-name="ce160" office:value-type="string" calcext:value-type="string">
            <text:p>$ <text:s text:c="21"/>-</text:p>
          </table:table-cell>
          <table:table-cell table:style-name="ce160" table:number-columns-repeated="7"/>
          <table:table-cell table:style-name="ce160" office:value-type="string" calcext:value-type="string">
            <text:p>$ <text:s text:c="16"/>-</text:p>
          </table:table-cell>
          <table:table-cell table:style-name="ce160" table:number-columns-repeated="6"/>
          <table:table-cell table:style-name="ce178" office:value-type="float" office:value="1687635" calcext:value-type="float">
            <text:p>$ 1,687,635</text:p>
          </table:table-cell>
          <table:table-cell table:style-name="ce91" table:number-columns-repeated="8"/>
          <table:table-cell table:style-name="ce36"/>
          <table:table-cell table:style-name="ce55" office:value-type="string" calcext:value-type="string">
            <text:p>$ <text:s text:c="21"/>-</text:p>
          </table:table-cell>
          <table:table-cell table:style-name="ce55" table:number-columns-repeated="5"/>
          <table:table-cell table:number-columns-repeated="16319"/>
        </table:table-row>
        <table:table-row table:style-name="ro32">
          <table:table-cell table:style-name="ce137"/>
          <table:table-cell table:style-name="ce156" table:number-columns-repeated="12"/>
          <table:table-cell table:style-name="ce214" table:number-columns-repeated="13"/>
          <table:table-cell table:style-name="ce156"/>
          <table:table-cell table:style-name="ce214" table:number-columns-repeated="6"/>
          <table:table-cell table:style-name="ce156"/>
          <table:table-cell table:style-name="ce214" table:number-columns-repeated="15"/>
          <table:table-cell table:style-name="ce217"/>
          <table:table-cell table:style-name="ce92" table:number-columns-repeated="8"/>
          <table:table-cell table:style-name="ce36"/>
          <table:table-cell table:style-name="ce87" table:number-columns-repeated="6"/>
          <table:table-cell table:number-columns-repeated="16319"/>
        </table:table-row>
        <table:table-row table:style-name="ro32">
          <table:table-cell table:style-name="ce139" office:value-type="string" calcext:value-type="string">
            <text:p>Cash Paid for Interest, Net</text:p>
          </table:table-cell>
          <table:table-cell table:style-name="ce197" table:number-columns-repeated="12"/>
          <table:table-cell table:style-name="ce216" office:value-type="float" office:value="285747" calcext:value-type="float">
            <text:p>$ 285,747</text:p>
          </table:table-cell>
          <table:table-cell table:style-name="ce216" table:number-columns-repeated="5"/>
          <table:table-cell table:style-name="ce216" office:value-type="float" office:value="64651" calcext:value-type="float">
            <text:p>$ 64,651</text:p>
          </table:table-cell>
          <table:table-cell table:style-name="ce216" table:number-columns-repeated="6"/>
          <table:table-cell table:style-name="ce156"/>
          <table:table-cell table:style-name="ce218" office:value-type="string" calcext:value-type="string">
            <text:p>$ <text:s text:c="21"/>-</text:p>
          </table:table-cell>
          <table:table-cell table:style-name="ce218" table:number-columns-repeated="5"/>
          <table:table-cell table:style-name="ce156"/>
          <table:table-cell table:style-name="ce216" office:value-type="float" office:value="9286401" calcext:value-type="float">
            <text:p>$ 9,286,401</text:p>
          </table:table-cell>
          <table:table-cell table:style-name="ce216" table:number-columns-repeated="7"/>
          <table:table-cell table:style-name="ce218" office:value-type="string" calcext:value-type="string">
            <text:p>$ <text:s text:c="16"/>-</text:p>
          </table:table-cell>
          <table:table-cell table:style-name="ce218" table:number-columns-repeated="6"/>
          <table:table-cell table:style-name="ce219" office:value-type="float" office:value="9636799" calcext:value-type="float">
            <text:p>$ 9,636,799</text:p>
          </table:table-cell>
          <table:table-cell table:style-name="ce93" table:number-columns-repeated="8"/>
          <table:table-cell table:style-name="ce36"/>
          <table:table-cell table:style-name="ce90" office:value-type="float" office:value="7761957" calcext:value-type="float">
            <text:p>$ 7,761,957</text:p>
          </table:table-cell>
          <table:table-cell table:style-name="ce90" table:number-columns-repeated="5"/>
          <table:table-cell table:number-columns-repeated="16319"/>
        </table:table-row>
        <table:table-row table:style-name="ro32" table:number-rows-repeated="1048435">
          <table:table-cell table:number-columns-repeated="16384"/>
        </table:table-row>
        <table:table-row table:style-name="ro3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wiss" style:font-pitch="variable"/>
    <style:font-face style:name="F1" svg:font-family="" style:font-family-generic="roman" style:font-pitch="variable"/>
    <style:font-face style:name="Fira Sans Condensed" svg:font-family="'Fira Sans Condensed'"/>
    <style:font-face style:name="IBM Plex Mono SemiBold" svg:font-family="'IBM Plex Mono SemiBold'"/>
    <style:font-face style:name="IBM Plex Sans Condensed" svg:font-family="'IBM Plex Sans Condensed'"/>
    <style:font-face style:name="IBM Plex Sans Condensed Medium" svg:font-family="'IBM Plex Sans Condensed Medium'" style:font-family-generic="swiss" style:font-pitch="variable"/>
    <style:font-face style:name="IBM Plex Sans Condensed Medium1" svg:font-family="'IBM Plex Sans Condensed Medium'" style:font-adornments="Medium" style:font-family-generic="swiss" style:font-pitch="variable"/>
    <style:font-face style:name="IBM Plex Sans Condensed Medium2" svg:font-family="'IBM Plex Sans Condensed Medium'"/>
    <style:font-face style:name="IBM Plex Sans Condensed1" svg:font-family="'IBM Plex Sans Condensed'" style:font-family-generic="swiss"/>
    <style:font-face style:name="IBM Plex Sans Condensed2" svg:font-family="'IBM Plex Sans Condensed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4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54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currency-style style:name="N148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6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text> </number:text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date-style style:name="N135">
      <number:day/>
      <number:text>-</number:text>
      <number:month number:textual="true"/>
      <number:text>-</number:text>
      <number:year/>
    </number:date-style>
    <number:date-style style:name="N134">
      <number:month/>
      <number:text>/</number:text>
      <number:day/>
      <number:text>/</number:text>
      <number:year number:style="long"/>
    </number:dat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29">
      <number:number number:decimal-places="0" number:min-decimal-places="0" number:min-integer-digits="1" number:grouping="true"/>
      <number:text> $</number:text>
    </number:number-style>
    <number:number-style style:name="N12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28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">
      <number:text>$ </number:text>
      <number:number number:decimal-places="0" number:min-decimal-places="0" number:min-integer-digits="1" number:grouping="true"/>
      <number:text> </number:text>
    </number:number-style>
    <number:number-style style:name="N126">
      <number:text>$</number:text>
      <number:number number:decimal-places="0" number:min-decimal-places="0" number:min-integer-digits="1" number:grouping="true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4">
      <number:number number:decimal-places="0" number:min-decimal-places="0" number:min-integer-digits="1" number:grouping="true"/>
      <number:text> </number:text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">
      <number:text>(</number:text>
      <number:number number:decimal-places="0" number:min-decimal-places="0" number:min-integer-digits="1"/>
      <number:text>)</number:text>
      <style:map style:condition="value()&gt;=0" style:apply-style-name="N123P0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1">
      <number:text>$ </number:text>
      <number:number number:decimal-places="0" number:min-decimal-places="0" number:min-integer-digits="1" number:grouping="true"/>
    </number:number-style>
    <number:currency-style style:name="N10122P0" style:volatile="true" number:language="en" number:country="US">
      <number:currency-symbol number:language="en" number:country="US">$</number:currency-symbol>
      <number:number number:decimal-places="0" number:min-decimal-places="0" number:min-integer-digits="0" number:grouping="true"/>
    </number:currency-style>
    <number:currency-style style:name="N10122" number:language="en" number:country="US">
      <number:text>(</number:text>
      <number:currency-symbol number:language="en" number:country="US">$</number:currency-symbol>
      <number:number number:decimal-places="0" number:min-decimal-places="0" number:min-integer-digits="0" number:grouping="true"/>
      <number:text>)</number:text>
      <style:map style:condition="value()&gt;=0" style:apply-style-name="N10122P0"/>
    </number:currency-style>
    <number:currency-style style:name="N10121" number:language="en" number:country="US">
      <number:currency-symbol number:language="en" number:country="US">$</number:currency-symbol>
      <number:number number:decimal-places="0" number:min-decimal-places="0" number:min-integer-digits="0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.7874in" fo:margin-right="0.7874in" fo:margin-bottom="0in"/>
      </style:header-style>
      <style:footer-style>
        <style:header-footer-properties fo:min-height="0.2374in" fo:margin-left="0.7874in" fo:margin-right="0.7874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2374in" fo:margin-left="0.7874in" fo:margin-right="0.7874in" fo:margin-bottom="0in"/>
      </style:header-style>
      <style:footer-style>
        <style:header-footer-properties fo:min-height="0.2374in" fo:margin-left="0.7874in" fo:margin-right="0.7874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dc:title>Rocketship Education - Consolodated Financial Statements 2008 0 2021</dc:title>
    <dc:description/>
    <dc:subject/>
    <meta:initial-creator/>
    <meta:creation-date>2022-09-02T13:05:44Z</meta:creation-date>
    <dc:date>2022-09-16T22:31:46.920039130</dc:date>
    <meta:editing-cycles>33</meta:editing-cycles>
    <meta:editing-duration>PT21H28M39S</meta:editing-duration>
    <meta:document-statistic meta:table-count="14" meta:cell-count="6247" meta:object-count="197"/>
  </office:meta>
</office:document-meta>
</file>